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MS Sans Serif" svg:font-family="&quot;MS Sans Serif&quot;"/>
    <style:font-face style:name="Courier" svg:font-family="Courier"/>
    <style:font-face style:name="Calibri Light" svg:font-family="&quot;Calibri Light&quot;"/>
    <style:font-face style:name="Cambria" svg:font-family="Cambria"/>
    <style:font-face style:name="Arial Narrow" svg:font-family="&quot;Arial Narrow&quot;"/>
  </office:font-face-decls>
  <office:automatic-styles>
    <style:style style:name="ce1" style:family="table-cell" style:parent-style-name="Default" style:data-style-name="N0"/>
    <style:style style:name="ce2" style:family="table-cell" style:parent-style-name="Title" style:data-style-name="N0">
      <style:table-cell-properties fo:background-color="#FFFFFF"/>
      <style:text-properties style:font-name="Arial" style:font-name-asian="Arial" style:font-name-complex="Arial" fo:font-size="18pt" style:font-size-asian="18pt" style:font-size-complex="18pt" fo:font-weight="bold" style:font-weight-asian="bold" style:font-weight-complex="bold"/>
    </style:style>
    <style:style style:name="ce3" style:family="table-cell" style:parent-style-name="Heading_32_1" style:data-style-name="N0">
      <style:table-cell-properties fo:background-color="#FFFFFF"/>
      <style:text-properties style:font-name="Calibri" style:font-name-asian="Calibri" style:font-name-complex="Calibri" fo:font-size="15pt" style:font-size-asian="15pt" style:font-size-complex="15pt" fo:font-weight="bold" style:font-weight-asian="bold" style:font-weight-complex="bold"/>
    </style:style>
    <style:style style:name="ce4" style:family="table-cell" style:parent-style-name="Default" style:data-style-name="N0">
      <style:table-cell-properties fo:background-color="#FFFFFF"/>
    </style:style>
    <style:style style:name="ce5" style:family="table-cell" style:parent-style-name="Heading_32_1" style:data-style-name="N0">
      <style:table-cell-properties fo:background-color="#FFFFFF"/>
      <style:text-properties style:font-name="Arial" style:font-name-asian="Arial" style:font-name-complex="Arial" fo:font-size="15pt" style:font-size-asian="15pt" style:font-size-complex="15pt" fo:font-weight="bold" style:font-weight-asian="bold" style:font-weight-complex="bold"/>
    </style:style>
    <style:style style:name="ce6" style:family="table-cell" style:parent-style-name="Default" style:data-style-name="N0">
      <style:table-cell-properties fo:background-color="#FFFFFF"/>
      <style:text-properties style:font-name="Arial" style:font-name-asian="Arial" style:font-name-complex="Arial" fo:font-weight="bold" style:font-weight-asian="bold" style:font-weight-complex="bold"/>
    </style:style>
    <style:style style:name="ce7" style:family="table-cell" style:parent-style-name="Default" style:data-style-name="N0">
      <style:table-cell-properties fo:background-color="#FFFFFF"/>
      <style:text-properties style:font-name="Arial" style:font-name-asian="Arial" style:font-name-complex="Arial"/>
    </style:style>
    <style:style style:name="ce8" style:family="table-cell" style:parent-style-name="Hyperlink" style:data-style-name="N0">
      <style:table-cell-properties fo:background-color="#FFFFFF"/>
      <style:text-properties fo:color="#0066CC" style:font-name="Arial" style:font-name-asian="Arial" style:font-name-complex="Arial" fo:font-size="10pt" style:font-size-asian="10pt" style:font-size-complex="10pt" style:text-underline-style="solid" style:text-underline-type="single"/>
    </style:style>
    <style:style style:name="ce9" style:family="table-cell" style:parent-style-name="Default" style:data-style-name="N0">
      <style:table-cell-properties style:vertical-align="automatic" fo:background-color="#FFFFFF"/>
      <style:text-properties style:font-name="Arial" style:font-name-asian="Arial" style:font-name-complex="Arial" fo:font-weight="bold" style:font-weight-asian="bold" style:font-weight-complex="bold"/>
    </style:style>
    <style:style style:name="ce10" style:family="table-cell" style:parent-style-name="Hyperlink" style:data-style-name="N0">
      <style:table-cell-properties style:vertical-align="automatic" fo:background-color="#92CDDC"/>
      <style:text-properties fo:color="#0066CC" style:font-name="Arial" style:font-name-asian="Arial" style:font-name-complex="Arial" fo:font-size="10pt" style:font-size-asian="10pt" style:font-size-complex="10pt" style:text-underline-style="solid" style:text-underline-type="single"/>
    </style:style>
    <style:style style:name="ce11" style:family="table-cell" style:parent-style-name="Default" style:data-style-name="N0">
      <style:table-cell-properties style:vertical-align="automatic" fo:background-color="#FFFFFF"/>
      <style:text-properties style:font-name="Arial" style:font-name-asian="Arial" style:font-name-complex="Arial"/>
    </style:style>
    <style:style style:name="ce12" style:family="table-cell" style:parent-style-name="Default" style:data-style-name="N0">
      <style:table-cell-properties style:vertical-align="automatic" fo:background-color="#92CDDC"/>
      <style:text-properties style:font-name="Arial" style:font-name-asian="Arial" style:font-name-complex="Arial" fo:font-size="10pt" style:font-size-asian="10pt" style:font-size-complex="10pt"/>
    </style:style>
    <style:style style:name="ce13" style:family="table-cell" style:parent-style-name="Default" style:data-style-name="N0">
      <style:table-cell-properties fo:background-color="#BDD7EE"/>
      <style:text-properties style:font-name="Arial" style:font-name-asian="Arial" style:font-name-complex="Arial"/>
    </style:style>
    <style:style style:name="ce14" style:family="table-cell" style:parent-style-name="Hyperlink" style:data-style-name="N0">
      <style:table-cell-properties style:vertical-align="automatic" fo:background-color="#BDD7EE"/>
      <style:text-properties fo:color="#0066CC" style:font-name="Arial" style:font-name-asian="Arial" style:font-name-complex="Arial" fo:font-size="10pt" style:font-size-asian="10pt" style:font-size-complex="10pt" style:text-underline-style="solid" style:text-underline-type="single"/>
    </style:style>
    <style:style style:name="ce15" style:family="table-cell" style:parent-style-name="Default" style:data-style-name="N0">
      <style:table-cell-properties fo:background-color="#E6B8B7"/>
      <style:text-properties style:font-name="Arial" style:font-name-asian="Arial" style:font-name-complex="Arial"/>
    </style:style>
    <style:style style:name="ce16" style:family="table-cell" style:parent-style-name="Hyperlink" style:data-style-name="N0">
      <style:table-cell-properties style:vertical-align="automatic" fo:background-color="#E6B8B7"/>
      <style:text-properties fo:color="#0066CC" style:font-name="Arial" style:font-name-asian="Arial" style:font-name-complex="Arial" fo:font-size="10pt" style:font-size-asian="10pt" style:font-size-complex="10pt" style:text-underline-style="solid" style:text-underline-type="single"/>
    </style:style>
    <style:style style:name="ce17" style:family="table-cell" style:parent-style-name="Default" style:data-style-name="N0">
      <style:table-cell-properties fo:background-color="#EBF1DE"/>
      <style:text-properties style:font-name="Arial" style:font-name-asian="Arial" style:font-name-complex="Arial"/>
    </style:style>
    <style:style style:name="ce18" style:family="table-cell" style:parent-style-name="Hyperlink" style:data-style-name="N0">
      <style:table-cell-properties style:vertical-align="automatic" fo:background-color="#EBF1DE"/>
      <style:text-properties fo:color="#0066CC" style:font-name="Arial" style:font-name-asian="Arial" style:font-name-complex="Arial" fo:font-size="10pt" style:font-size-asian="10pt" style:font-size-complex="10pt" style:text-underline-style="solid" style:text-underline-type="single"/>
    </style:style>
    <style:style style:name="ce19" style:family="table-cell" style:parent-style-name="Default" style:data-style-name="N0">
      <style:table-cell-properties fo:background-color="#FFCCFF"/>
      <style:text-properties style:font-name="Arial" style:font-name-asian="Arial" style:font-name-complex="Arial"/>
    </style:style>
    <style:style style:name="ce20" style:family="table-cell" style:parent-style-name="Hyperlink" style:data-style-name="N0">
      <style:table-cell-properties style:vertical-align="automatic" fo:background-color="#FFCCFF"/>
      <style:text-properties fo:color="#0066CC" style:font-name="Arial" style:font-name-asian="Arial" style:font-name-complex="Arial" fo:font-size="10pt" style:font-size-asian="10pt" style:font-size-complex="10pt" style:text-underline-style="solid" style:text-underline-type="single"/>
    </style:style>
    <style:style style:name="ce21" style:family="table-cell" style:parent-style-name="Default" style:data-style-name="N0">
      <style:table-cell-properties fo:background-color="#FDE9D9"/>
      <style:text-properties style:font-name="Arial" style:font-name-asian="Arial" style:font-name-complex="Arial"/>
    </style:style>
    <style:style style:name="ce22" style:family="table-cell" style:parent-style-name="Hyperlink" style:data-style-name="N0">
      <style:table-cell-properties style:vertical-align="automatic" fo:background-color="#FDE9D9"/>
      <style:text-properties fo:color="#0066CC" style:font-name="Arial" style:font-name-asian="Arial" style:font-name-complex="Arial" fo:font-size="10pt" style:font-size-asian="10pt" style:font-size-complex="10pt" style:text-underline-style="solid" style:text-underline-type="single"/>
    </style:style>
    <style:style style:name="ce23" style:family="table-cell" style:parent-style-name="Hyperlink" style:data-style-name="N0">
      <style:text-properties fo:color="#0066CC" style:font-name="Arial" style:font-name-asian="Arial" style:font-name-complex="Arial" fo:font-size="10pt" style:font-size-asian="10pt" style:font-size-complex="10pt" style:text-underline-style="solid" style:text-underline-type="single"/>
    </style:style>
    <style:style style:name="ce24"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25" style:family="table-cell" style:parent-style-name="Default"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27" style:family="table-cell" style:parent-style-name="Default" style:data-style-name="N0">
      <style:table-cell-properties style:vertical-align="automatic" fo:background-color="#FFFFFF"/>
    </style:style>
    <style:style style:name="ce28" style:family="table-cell" style:parent-style-name="Default" style:data-style-name="N0">
      <style:table-cell-properties style:vertical-align="automatic"/>
    </style:style>
    <style:style style:name="ce29" style:family="table-cell" style:parent-style-name="Default"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30" style:family="table-cell" style:parent-style-name="Hyperlink" style:data-style-name="N0">
      <style:table-cell-properties style:vertical-align="top" fo:background-color="#FFFFFF" style:repeat-content="false"/>
      <style:paragraph-properties fo:text-align="start" fo:margin-left="0cm"/>
      <style:text-properties fo:color="#0066CC" style:font-name="Arial" style:font-name-asian="Arial" style:font-name-complex="Arial" fo:font-size="10pt" style:font-size-asian="10pt" style:font-size-complex="10pt" style:text-underline-style="solid" style:text-underline-type="single"/>
    </style:style>
    <style:style style:name="ce31" style:family="table-cell" style:parent-style-name="Default" style:data-style-name="N0">
      <style:table-cell-properties style:vertical-align="middle" fo:background-color="#FFFFFF" style:repeat-content="false"/>
      <style:paragraph-properties fo:text-align="start" fo:margin-left="1.765cm"/>
      <style:text-properties style:font-name="Arial" style:font-name-asian="Arial" style:font-name-complex="Arial" fo:font-size="12pt" style:font-size-asian="12pt" style:font-size-complex="12pt"/>
    </style:style>
    <style:style style:name="ce32" style:family="table-cell" style:parent-style-name="Hyperlink" style:data-style-name="N0">
      <style:table-cell-properties style:vertical-align="automatic" fo:background-color="#FFFFFF"/>
      <style:text-properties fo:color="#0066CC" style:font-name="Arial" style:font-name-asian="Arial" style:font-name-complex="Arial" fo:font-size="10pt" style:font-size-asian="10pt" style:font-size-complex="10pt" style:text-underline-style="solid" style:text-underline-type="single"/>
    </style:style>
    <style:style style:name="ce33" style:family="table-cell" style:parent-style-name="Default" style:data-style-name="N0">
      <style:table-cell-properties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4"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35"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36" style:family="table-cell" style:parent-style-name="Hyperlink" style:data-style-name="N0">
      <style:table-cell-properties style:vertical-align="top" fo:background-color="#FFFFFF"/>
      <style:text-properties fo:color="#0066CC" style:font-name="Arial" style:font-name-asian="Arial" style:font-name-complex="Arial" fo:font-size="10pt" style:font-size-asian="10pt" style:font-size-complex="10pt" style:text-underline-style="solid" style:text-underline-type="single"/>
    </style:style>
    <style:style style:name="ce37" style:family="table-cell" style:parent-style-name="Default" style:data-style-name="N0">
      <style:table-cell-properties style:vertical-align="to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8" style:family="table-cell" style:parent-style-name="Default" style:data-style-name="N0">
      <style:table-cell-properties style:vertical-align="top" fo:background-color="#FFFFFF"/>
      <style:text-properties style:font-name="Arial" style:font-name-asian="Arial" style:font-name-complex="Arial" fo:font-size="10pt" style:font-size-asian="10pt" style:font-size-complex="10pt"/>
    </style:style>
    <style:style style:name="ce39" style:family="table-cell" style:parent-style-name="Normal_32_2_32_10"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0" style:family="table-cell" style:parent-style-name="Default" style:data-style-name="N0">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41"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2" style:family="table-cell" style:parent-style-name="Bad_32_4"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3" style:family="table-cell" style:parent-style-name="Normal_32_2_32_10" style:data-style-name="N2">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4" style:family="table-cell" style:parent-style-name="Default" style:data-style-name="N42">
      <style:table-cell-properties style:vertical-align="top" fo:wrap-option="wrap"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ce45" style:family="table-cell" style:parent-style-name="Normal_32_17" style:data-style-name="N0">
      <style:table-cell-properties style:vertical-align="automatic" fo:background-color="transparent"/>
      <style:text-properties style:font-name="Arial" style:font-name-asian="Arial" style:font-name-complex="Arial" fo:font-size="10pt" style:font-size-asian="10pt" style:font-size-complex="10pt" style:text-underline-style="solid" style:text-underline-type="single" fo:font-weight="bold" style:font-weight-asian="bold" style:font-weight-complex="bold"/>
    </style:style>
    <style:style style:name="ce46" style:family="table-cell" style:parent-style-name="Normal_32_17"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47" style:family="table-cell" style:parent-style-name="Normal_32_17_32_3"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48" style:family="table-cell" style:parent-style-name="Hyperlink_32_2" style:data-style-name="N0">
      <style:table-cell-properties style:vertical-align="automatic" fo:background-color="#FFFFFF"/>
      <style:text-properties fo:color="#0066CC" style:font-name="Arial" style:font-name-asian="Arial" style:font-name-complex="Arial" fo:font-size="10pt" style:font-size-asian="10pt" style:font-size-complex="10pt" style:text-underline-style="solid" style:text-underline-type="single"/>
    </style:style>
    <style:style style:name="ce49" style:family="table-cell" style:parent-style-name="Normal_32_17"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0" style:family="table-cell" style:parent-style-name="Normal_32_17_32_3" style:data-style-name="N0">
      <style:table-cell-properties style:vertical-align="top" fo:wrap-option="wrap" fo:background-color="#FFFFFF"/>
      <style:text-properties style:font-name="Arial" style:font-name-asian="Arial" style:font-name-complex="Arial" fo:font-size="10pt" style:font-size-asian="10pt" style:font-size-complex="10pt"/>
    </style:style>
    <style:style style:name="ce51" style:family="table-cell" style:parent-style-name="Normal_32_17" style:data-style-name="N0">
      <style:table-cell-properties style:vertical-align="top" fo:wrap-option="wrap" fo:background-color="#FFFFFF"/>
      <style:text-properties style:font-name="Arial" style:font-name-asian="Arial" style:font-name-complex="Arial" fo:font-size="10pt" style:font-size-asian="10pt" style:font-size-complex="10pt"/>
    </style:style>
    <style:style style:name="ce52" style:family="table-cell" style:parent-style-name="Normal_32_17" style:data-style-name="N0">
      <style:table-cell-properties fo:border-top="thin solid #000000" fo:border-bottom="none" fo:border-left="thin solid #000000" fo:border-right="none"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3" style:family="table-cell" style:parent-style-name="Default" style:data-style-name="N0">
      <style:table-cell-properties fo:border="thin solid #000000" style:vertical-align="top" fo:wrap-option="wrap" fo:background-color="#FFFFFF"/>
      <style:text-properties fo:color="#252423" style:font-name="Arial" style:font-name-asian="Arial" style:font-name-complex="Arial" fo:font-size="10pt" style:font-size-asian="10pt" style:font-size-complex="10pt" fo:font-weight="bold" style:font-weight-asian="bold" style:font-weight-complex="bold"/>
    </style:style>
    <style:style style:name="ce54" style:family="table-cell" style:parent-style-name="Default" style:data-style-name="N0">
      <style:table-cell-properties fo:border-top="none" fo:border-bottom="thin solid #000000" fo:border-left="thin solid #000000" fo:border-right="thin solid #000000" style:vertical-align="top" fo:wrap-option="wrap" fo:background-color="#FFFFFF"/>
      <style:text-properties fo:color="#252423" style:font-name="Arial" style:font-name-asian="Arial" style:font-name-complex="Arial" fo:font-size="10pt" style:font-size-asian="10pt" style:font-size-complex="10pt" fo:font-weight="bold" style:font-weight-asian="bold" style:font-weight-complex="bold"/>
    </style:style>
    <style:style style:name="ce55" style:family="table-cell" style:parent-style-name="Normal_32_17"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6" style:family="table-cell" style:parent-style-name="Normal_32_17" style:data-style-name="N0">
      <style:table-cell-properties fo:border="thin solid #000000"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7" style:family="table-cell" style:parent-style-name="Default" style:data-style-name="N0">
      <style:table-cell-properties fo:border="thin solid #000000" style:vertical-align="top" fo:wrap-option="wrap" fo:background-color="#FFFFFF"/>
      <style:text-properties fo:color="#252423" style:font-name="Arial" style:font-name-asian="Arial" style:font-name-complex="Arial" fo:font-size="10pt" style:font-size-asian="10pt" style:font-size-complex="10pt"/>
    </style:style>
    <style:style style:name="ce58" style:family="table-cell" style:parent-style-name="Normal_Figures1.1_32_and_32_1.1A_32_and_32_GreenPaper_32_Figure_32_VA" style:data-style-name="N0">
      <style:table-cell-properties style:vertical-align="automatic" fo:background-color="#FFFFFF"/>
      <style:text-properties style:font-name="Arial" style:font-name-asian="Arial" style:font-name-complex="Arial" fo:font-size="8pt" style:font-size-asian="8pt" style:font-size-complex="8pt"/>
    </style:style>
    <style:style style:name="ce59" style:family="table-cell" style:parent-style-name="Default" style:data-style-name="N0">
      <style:text-properties style:font-name="Arial" style:font-name-asian="Arial" style:font-name-complex="Arial" fo:font-size="16pt" style:font-size-asian="16pt" style:font-size-complex="16pt" fo:font-weight="bold" style:font-weight-asian="bold" style:font-weight-complex="bold"/>
    </style:style>
    <style:style style:name="ce60" style:family="table-cell" style:parent-style-name="Normal_Figures1.1_32_and_32_1.1A_32_and_32_GreenPaper_32_Figure_32_VA"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ce61" style:family="table-cell" style:parent-style-name="Normal_Figures1.1_32_and_32_1.1A_32_and_32_GreenPaper_32_Figure_32_VA_32_2" style:data-style-name="N0">
      <style:table-cell-properties style:vertical-align="automatic" fo:background-color="#FFFFFF"/>
      <style:text-properties style:font-name="Arial" style:font-name-asian="Arial" style:font-name-complex="Arial" fo:font-size="8pt" style:font-size-asian="8pt" style:font-size-complex="8pt"/>
    </style:style>
    <style:style style:name="ce62" style:family="table-cell" style:parent-style-name="Normal_Figures1.1_32_and_32_1.1A_32_and_32_GreenPaper_32_Figure_32_VA_32_2"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ce63" style:family="table-cell" style:parent-style-name="Normal_Figures1.1_32_and_32_1.1A_32_and_32_GreenPaper_32_Figure_32_VA" style:data-style-name="N0">
      <style:table-cell-properties style:vertical-align="middle" fo:background-color="#FFFFFF" style:rotation-angle="90"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64" style:family="table-cell" style:parent-style-name="Normal_Figures1.1_32_and_32_1.1A_32_and_32_GreenPaper_32_Figure_32_VA"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65" style:family="table-cell" style:parent-style-name="Normal_Figures1.1_32_and_32_1.1A_32_and_32_GreenPaper_32_Figure_32_VA" style:data-style-name="N3">
      <style:table-cell-properties style:vertical-align="automatic" fo:background-color="#FFFFFF"/>
      <style:text-properties style:font-name="Arial" style:font-name-asian="Arial" style:font-name-complex="Arial" fo:font-size="8pt" style:font-size-asian="8pt" style:font-size-complex="8pt"/>
    </style:style>
    <style:style style:name="ce66" style:family="table-cell" style:parent-style-name="Normal_Figures1.1_32_and_32_1.1A_32_and_32_GreenPaper_32_Figure_32_VA" style:data-style-name="N0">
      <style:table-cell-properties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67" style:family="table-cell" style:parent-style-name="Normal_Figures1.1_32_and_32_1.1A_32_and_32_GreenPaper_32_Figure_32_VA" style:data-style-name="N0">
      <style:table-cell-properties style:vertical-align="automatic" fo:wrap-option="wrap" fo:background-color="#FFFFFF"/>
      <style:text-properties style:font-name="Arial" style:font-name-asian="Arial" style:font-name-complex="Arial" fo:font-size="8pt" style:font-size-asian="8pt" style:font-size-complex="8pt"/>
    </style:style>
    <style:style style:name="ce68" style:family="table-cell" style:parent-style-name="Normal_Figures1.1_32_and_32_1.1A_32_and_32_GreenPaper_32_Figure_32_VA" style:data-style-name="N0">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69" style:family="table-cell" style:parent-style-name="Normal_Figures1.1_32_and_32_1.1A_32_and_32_GreenPaper_32_Figure_32_VA" style:data-style-name="N0">
      <style:table-cell-properties style:vertical-align="top" fo:background-color="#FFFFFF"/>
      <style:text-properties style:font-name="Arial" style:font-name-asian="Arial" style:font-name-complex="Arial" fo:font-size="8pt" style:font-size-asian="8pt" style:font-size-complex="8pt"/>
    </style:style>
    <style:style style:name="ce70" style:family="table-cell" style:parent-style-name="Normal_32_2" style:data-style-name="N0">
      <style:table-cell-properties fo:border-top="none" fo:border-bottom="none" fo:border-left="thin solid #000000" fo:border-right="none" style:vertical-align="top" fo:background-color="#FFFFFF"/>
      <style:text-properties style:font-name="Arial" style:font-name-asian="Arial" style:font-name-complex="Arial" fo:font-size="10pt" style:font-size-asian="10pt" style:font-size-complex="10pt"/>
    </style:style>
    <style:style style:name="ce71" style:family="table-cell" style:parent-style-name="Normal_Figures1.1_32_and_32_1.1A_32_and_32_GreenPaper_32_Figure_32_VA" style:data-style-name="N0">
      <style:table-cell-properties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72" style:family="table-cell" style:parent-style-name="Normal_Figures1.1_32_and_32_1.1A_32_and_32_GreenPaper_32_Figure_32_VA" style:data-style-name="N0">
      <style:table-cell-properties fo:border-top="none" fo:border-bottom="2pt dashed #000000" fo:border-left="none" fo:border-right="none" style:vertical-align="automatic" fo:background-color="#FFFFFF"/>
      <style:text-properties style:font-name="Arial" style:font-name-asian="Arial" style:font-name-complex="Arial" fo:font-size="8pt" style:font-size-asian="8pt" style:font-size-complex="8pt"/>
    </style:style>
    <style:style style:name="ce73" style:family="table-cell" style:parent-style-name="Normal_Figures1.1_32_and_32_1.1A_32_and_32_GreenPaper_32_Figure_32_VA" style:data-style-name="N0">
      <style:table-cell-properties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74" style:family="table-cell" style:parent-style-name="Normal_Figures1.1_32_and_32_1.1A_32_and_32_GreenPaper_32_Figure_32_VA" style:data-style-name="N0">
      <style:table-cell-properties style:vertical-align="automatic" fo:background-color="#FFFF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75" style:family="table-cell" style:parent-style-name="Normal_32_27"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76" style:family="table-cell" style:parent-style-name="Normal_32_2"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77" style:family="table-cell" style:parent-style-name="Normal_Figures1.1_32_and_32_1.1A_32_and_32_GreenPaper_32_Figure_32_VA" style:data-style-name="N0">
      <style:table-cell-properties fo:border-top="none" fo:border-bottom="none" fo:border-left="thin solid #000000" fo:border-right="thin solid #000000" style:vertical-align="automatic" fo:background-color="#FFFFFF"/>
      <style:text-properties style:font-name="Arial" style:font-name-asian="Arial" style:font-name-complex="Arial" fo:font-size="8pt" style:font-size-asian="8pt" style:font-size-complex="8pt"/>
    </style:style>
    <style:style style:name="ce78" style:family="table-cell" style:parent-style-name="Normal_Figures1.1_32_and_32_1.1A_32_and_32_GreenPaper_32_Figure_32_VA" style:data-style-name="N0">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79" style:family="table-cell" style:parent-style-name="Normal_Figures1.1_32_and_32_1.1A_32_and_32_GreenPaper_32_Figure_32_VA" style:data-style-name="N3">
      <style:table-cell-properties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80" style:family="table-cell" style:parent-style-name="Normal_Figures1.1_32_and_32_1.1A_32_and_32_GreenPaper_32_Figure_32_VA" style:data-style-name="N3">
      <style:table-cell-properties fo:border-top="none" fo:border-bottom="none"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81" style:family="table-cell" style:parent-style-name="Normal_32_2" style:data-style-name="N0">
      <style:table-cell-properties fo:border-top="none" fo:border-bottom="thin solid #000000" fo:border-left="thin solid #000000" fo:border-right="none" style:vertical-align="top" fo:background-color="#DAEDCB" style:repeat-content="false"/>
      <style:paragraph-properties fo:text-align="center"/>
      <style:text-properties style:font-name="Arial" style:font-name-asian="Arial" style:font-name-complex="Arial" fo:font-size="10pt" style:font-size-asian="10pt" style:font-size-complex="10pt"/>
    </style:style>
    <style:style style:name="ce82" style:family="table-cell" style:parent-style-name="Normal_32_2" style:data-style-name="N0">
      <style:table-cell-properties fo:border-top="none" fo:border-bottom="thin solid #000000" fo:border-left="none" fo:border-right="none" style:vertical-align="top" fo:background-color="#DAEDCB" style:repeat-content="false"/>
      <style:paragraph-properties fo:text-align="center"/>
      <style:text-properties style:font-name="Arial" style:font-name-asian="Arial" style:font-name-complex="Arial" fo:font-size="10pt" style:font-size-asian="10pt" style:font-size-complex="10pt"/>
    </style:style>
    <style:style style:name="ce83" style:family="table-cell" style:parent-style-name="Normal_32_2" style:data-style-name="N3">
      <style:table-cell-properties fo:border-top="none" fo:border-bottom="thin solid #000000" fo:border-left="none" fo:border-right="none" style:vertical-align="top" fo:background-color="#DAEDCB" style:repeat-content="false"/>
      <style:paragraph-properties fo:text-align="center"/>
      <style:text-properties style:font-name="Arial" style:font-name-asian="Arial" style:font-name-complex="Arial" fo:font-size="10pt" style:font-size-asian="10pt" style:font-size-complex="10pt"/>
    </style:style>
    <style:style style:name="ce84" style:family="table-cell" style:parent-style-name="Comma_32_2" style:data-style-name="N40">
      <style:table-cell-properties fo:border-top="none" fo:border-bottom="thin solid #000000" fo:border-left="none" fo:border-right="none" style:vertical-align="automatic" fo:background-color="#DAEDCB" style:repeat-content="false"/>
      <style:paragraph-properties fo:text-align="center"/>
      <style:text-properties style:font-name="Arial" style:font-name-asian="Arial" style:font-name-complex="Arial" fo:font-size="10pt" style:font-size-asian="10pt" style:font-size-complex="10pt"/>
    </style:style>
    <style:style style:name="ce85" style:family="table-cell" style:parent-style-name="Normal_32_2" style:data-style-name="N0">
      <style:table-cell-properties fo:border-top="none" fo:border-bottom="thin solid #000000" fo:border-left="none" fo:border-right="thin solid #000000" style:vertical-align="top" fo:background-color="#DAEDCB" style:repeat-content="false"/>
      <style:paragraph-properties fo:text-align="center"/>
      <style:text-properties style:font-name="Arial" style:font-name-asian="Arial" style:font-name-complex="Arial" fo:font-size="10pt" style:font-size-asian="10pt" style:font-size-complex="10pt"/>
    </style:style>
    <style:style style:name="ce86" style:family="table-cell" style:parent-style-name="Normal_Figures1.1_32_and_32_1.1A_32_and_32_GreenPaper_32_Figure_32_VA" style:data-style-name="N0">
      <style:table-cell-properties fo:border-top="none" fo:border-bottom="thin solid #000000" fo:border-left="thin solid #000000" fo:border-right="none" style:vertical-align="middle" fo:background-color="#FCEFD1" style:repeat-content="false"/>
      <style:paragraph-properties fo:text-align="center"/>
      <style:text-properties style:font-name="Arial" style:font-name-asian="Arial" style:font-name-complex="Arial" fo:font-size="10pt" style:font-size-asian="10pt" style:font-size-complex="10pt"/>
    </style:style>
    <style:style style:name="ce87" style:family="table-cell" style:parent-style-name="Normal_Figures1.1_32_and_32_1.1A_32_and_32_GreenPaper_32_Figure_32_VA" style:data-style-name="N0">
      <style:table-cell-properties fo:border-top="none" fo:border-bottom="thin solid #000000" fo:border-left="none" fo:border-right="none" style:vertical-align="middle" fo:background-color="#FCEFD1" style:repeat-content="false"/>
      <style:paragraph-properties fo:text-align="center"/>
      <style:text-properties style:font-name="Arial" style:font-name-asian="Arial" style:font-name-complex="Arial" fo:font-size="10pt" style:font-size-asian="10pt" style:font-size-complex="10pt"/>
    </style:style>
    <style:style style:name="ce88" style:family="table-cell" style:parent-style-name="Normal_Figures1.1_32_and_32_1.1A_32_and_32_GreenPaper_32_Figure_32_VA" style:data-style-name="N3">
      <style:table-cell-properties fo:border-top="none" fo:border-bottom="thin solid #000000" fo:border-left="none" fo:border-right="none" style:vertical-align="automatic" fo:background-color="#FCEFD1"/>
      <style:text-properties style:font-name="Arial" style:font-name-asian="Arial" style:font-name-complex="Arial" fo:font-size="10pt" style:font-size-asian="10pt" style:font-size-complex="10pt"/>
    </style:style>
    <style:style style:name="ce89" style:family="table-cell" style:parent-style-name="Normal_Figures1.1_32_and_32_1.1A_32_and_32_GreenPaper_32_Figure_32_VA" style:data-style-name="N0">
      <style:table-cell-properties fo:border-top="none" fo:border-bottom="thin solid #000000" fo:border-left="none" fo:border-right="none" style:vertical-align="automatic" fo:background-color="#FCEFD1"/>
      <style:text-properties style:font-name="Arial" style:font-name-asian="Arial" style:font-name-complex="Arial" fo:font-size="8pt" style:font-size-asian="8pt" style:font-size-complex="8pt"/>
    </style:style>
    <style:style style:name="ce90" style:family="table-cell" style:parent-style-name="Normal_Figures1.1_32_and_32_1.1A_32_and_32_GreenPaper_32_Figure_32_VA" style:data-style-name="N3">
      <style:table-cell-properties fo:border-top="none" fo:border-bottom="thin solid #000000" fo:border-left="none" fo:border-right="none" style:vertical-align="automatic" fo:background-color="#FCEFD1" style:repeat-content="false"/>
      <style:paragraph-properties fo:text-align="end" fo:margin-right="0cm"/>
      <style:text-properties style:font-name="Arial" style:font-name-asian="Arial" style:font-name-complex="Arial" fo:font-size="10pt" style:font-size-asian="10pt" style:font-size-complex="10pt"/>
    </style:style>
    <style:style style:name="ce91" style:family="table-cell" style:parent-style-name="Comma" style:data-style-name="N0">
      <style:table-cell-properties fo:border-top="none" fo:border-bottom="thin solid #000000" fo:border-left="none" fo:border-right="none" style:vertical-align="automatic" fo:background-color="#FCEFD1"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92" style:family="table-cell" style:parent-style-name="Normal_Figures1.1_32_and_32_1.1A_32_and_32_GreenPaper_32_Figure_32_VA" style:data-style-name="N30">
      <style:table-cell-properties fo:border-top="none" fo:border-bottom="thin solid #000000" fo:border-left="none" fo:border-right="none" style:vertical-align="middle" fo:background-color="#FCEFD1" style:repeat-content="false"/>
      <style:paragraph-properties fo:text-align="start" fo:margin-left="0cm"/>
      <style:text-properties style:font-name="Arial" style:font-name-asian="Arial" style:font-name-complex="Arial" fo:font-size="10pt" style:font-size-asian="10pt" style:font-size-complex="10pt"/>
    </style:style>
    <style:style style:name="ce93" style:family="table-cell" style:parent-style-name="Normal_Figures1.1_32_and_32_1.1A_32_and_32_GreenPaper_32_Figure_32_VA" style:data-style-name="N30">
      <style:table-cell-properties fo:border-top="none" fo:border-bottom="thin solid #000000" fo:border-left="none" fo:border-right="none" style:vertical-align="automatic" fo:background-color="#FCEFD1"/>
      <style:text-properties style:font-name="Arial" style:font-name-asian="Arial" style:font-name-complex="Arial" fo:font-size="8pt" style:font-size-asian="8pt" style:font-size-complex="8pt"/>
    </style:style>
    <style:style style:name="ce94" style:family="table-cell" style:parent-style-name="Normal_Figures1.1_32_and_32_1.1A_32_and_32_GreenPaper_32_Figure_32_VA" style:data-style-name="N0">
      <style:table-cell-properties fo:border-top="none" fo:border-bottom="thin solid #000000" fo:border-left="none" fo:border-right="thin solid #000000" style:vertical-align="automatic" fo:background-color="#FCEFD1"/>
      <style:text-properties style:font-name="Arial" style:font-name-asian="Arial" style:font-name-complex="Arial" fo:font-size="8pt" style:font-size-asian="8pt" style:font-size-complex="8pt"/>
    </style:style>
    <style:style style:name="ce95" style:family="table-cell" style:parent-style-name="Normal_Figures1.1_32_and_32_1.1A_32_and_32_GreenPaper_32_Figure_32_VA" style:data-style-name="N0">
      <style:table-cell-properties style:vertical-align="middle" fo:background-color="#FFFFFF"/>
      <style:text-properties style:font-name="Arial" style:font-name-asian="Arial" style:font-name-complex="Arial" fo:font-size="8pt" style:font-size-asian="8pt" style:font-size-complex="8pt"/>
    </style:style>
    <style:style style:name="ce96" style:family="table-cell" style:parent-style-name="Normal_Figures1.1_32_and_32_1.1A_32_and_32_GreenPaper_32_Figure_32_VA" style:data-style-name="N0">
      <style:table-cell-properties style:vertical-align="middle" fo:background-color="#FFFFFF" style:repeat-content="false"/>
      <style:paragraph-properties fo:text-align="end" fo:margin-right="0cm"/>
      <style:text-properties style:font-name="Arial" style:font-name-asian="Arial" style:font-name-complex="Arial" fo:font-size="8pt" style:font-size-asian="8pt" style:font-size-complex="8pt"/>
    </style:style>
    <style:style style:name="ce97" style:family="table-cell" style:parent-style-name="Normal_Figures1.1_32_and_32_1.1A_32_and_32_GreenPaper_32_Figure_32_VA" style:data-style-name="N3">
      <style:table-cell-properties fo:border-top="none" fo:border-bottom="thin solid #000000" fo:border-left="thin solid #000000" fo:border-right="thin solid #000000"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98" style:family="table-cell" style:parent-style-name="Normal_Figures1.1_32_and_32_1.1A_32_and_32_GreenPaper_32_Figure_32_VA" style:data-style-name="N3">
      <style:table-cell-properties style:vertical-align="automatic" fo:background-color="#FFFFFF"/>
      <style:text-properties style:font-name="Arial" style:font-name-asian="Arial" style:font-name-complex="Arial" fo:font-size="8pt" style:font-size-asian="8pt" style:font-size-complex="8pt" fo:font-weight="bold" style:font-weight-asian="bold" style:font-weight-complex="bold"/>
    </style:style>
    <style:style style:name="ce99"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automatic" fo:background-color="#FCEFD1" style:repeat-content="false"/>
      <style:paragraph-properties fo:text-align="center"/>
      <style:text-properties style:font-name="Arial" style:font-name-asian="Arial" style:font-name-complex="Arial" fo:font-size="10pt" style:font-size-asian="10pt" style:font-size-complex="10pt"/>
    </style:style>
    <style:style style:name="ce100" style:family="table-cell" style:parent-style-name="Normal_Figures1.1_32_and_32_1.1A_32_and_32_GreenPaper_32_Figure_32_VA" style:data-style-name="N0">
      <style:table-cell-properties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101"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02" style:family="table-cell" style:parent-style-name="Normal_Figures1.1_32_and_32_1.1A_32_and_32_GreenPaper_32_Figure_32_VA" style:data-style-name="N0">
      <style:table-cell-properties fo:border-top="none" fo:border-bottom="thin solid #000000" fo:border-left="thin solid #000000" fo:border-right="none" style:vertical-align="automatic" fo:background-color="#FCEFD1"/>
      <style:text-properties style:font-name="Arial" style:font-name-asian="Arial" style:font-name-complex="Arial" fo:font-size="10pt" style:font-size-asian="10pt" style:font-size-complex="10pt"/>
    </style:style>
    <style:style style:name="ce103" style:family="table-cell" style:parent-style-name="Normal_Figures1.1_32_and_32_1.1A_32_and_32_GreenPaper_32_Figure_32_VA" style:data-style-name="N0">
      <style:table-cell-properties fo:border-top="none" fo:border-bottom="thin solid #000000" fo:border-left="none" fo:border-right="none" style:vertical-align="automatic" fo:background-color="#FCEFD1"/>
      <style:text-properties style:font-name="Arial" style:font-name-asian="Arial" style:font-name-complex="Arial" fo:font-size="10pt" style:font-size-asian="10pt" style:font-size-complex="10pt"/>
    </style:style>
    <style:style style:name="ce104" style:family="table-cell" style:parent-style-name="Normal_Figures1.1_32_and_32_1.1A_32_and_32_GreenPaper_32_Figure_32_VA" style:data-style-name="N3">
      <style:table-cell-properties fo:border-top="none" fo:border-bottom="thin solid #000000" fo:border-left="none" fo:border-right="none" style:vertical-align="automatic" fo:background-color="#FCEFD1" style:repeat-content="false"/>
      <style:paragraph-properties fo:text-align="center"/>
      <style:text-properties style:font-name="Arial" style:font-name-asian="Arial" style:font-name-complex="Arial" fo:font-size="10pt" style:font-size-asian="10pt" style:font-size-complex="10pt"/>
    </style:style>
    <style:style style:name="ce105" style:family="table-cell" style:parent-style-name="Normal_Figures1.1_32_and_32_1.1A_32_and_32_GreenPaper_32_Figure_32_VA" style:data-style-name="N0">
      <style:table-cell-properties fo:border-top="none" fo:border-bottom="thin solid #000000" fo:border-left="none" fo:border-right="none" style:vertical-align="automatic" fo:background-color="#FCEFD1"/>
      <style:text-properties style:font-name="Arial" style:font-name-asian="Arial" style:font-name-complex="Arial" fo:font-size="10pt" style:font-size-asian="10pt" style:font-size-complex="10pt" style:text-position="33%"/>
    </style:style>
    <style:style style:name="ce106" style:family="table-cell" style:parent-style-name="Normal_Figures1.1_32_and_32_1.1A_32_and_32_GreenPaper_32_Figure_32_VA" style:data-style-name="N3">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07" style:family="table-cell" style:parent-style-name="Normal_Figures1.1_32_and_32_1.1A_32_and_32_GreenPaper_32_Figure_32_VA" style:data-style-name="N3">
      <style:table-cell-properties fo:border-top="none" fo:border-bottom="thin solid #000000" fo:border-left="none" fo:border-right="none" style:vertical-align="top" fo:background-color="#D7EDF1"/>
      <style:text-properties style:font-name="Arial" style:font-name-asian="Arial" style:font-name-complex="Arial" fo:font-size="10pt" style:font-size-asian="10pt" style:font-size-complex="10pt"/>
    </style:style>
    <style:style style:name="ce108" style:family="table-cell" style:parent-style-name="Normal_Figures1.1_32_and_32_1.1A_32_and_32_GreenPaper_32_Figure_32_VA" style:data-style-name="N0">
      <style:table-cell-properties fo:border-top="none" fo:border-bottom="thin solid #000000" fo:border-left="none" fo:border-right="none" style:vertical-align="automatic" fo:background-color="#D7EDF1" style:repeat-content="false"/>
      <style:paragraph-properties fo:text-align="center"/>
      <style:text-properties style:font-name="Arial" style:font-name-asian="Arial" style:font-name-complex="Arial" fo:font-size="8pt" style:font-size-asian="8pt" style:font-size-complex="8pt"/>
    </style:style>
    <style:style style:name="ce109" style:family="table-cell" style:parent-style-name="Comma" style:data-style-name="N0">
      <style:table-cell-properties fo:border-top="none" fo:border-bottom="thin solid #000000" fo:border-left="none" fo:border-right="thin solid #000000" style:vertical-align="automatic" fo:background-color="#D7EDF1"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110" style:family="table-cell" style:parent-style-name="Normal_Figures1.1_32_and_32_1.1A_32_and_32_GreenPaper_32_Figure_32_VA_32_2" style:data-style-name="N3">
      <style:table-cell-properties style:vertical-align="automatic" fo:background-color="#FFFFFF"/>
      <style:text-properties style:font-name="Arial" style:font-name-asian="Arial" style:font-name-complex="Arial" fo:font-size="8pt" style:font-size-asian="8pt" style:font-size-complex="8pt"/>
    </style:style>
    <style:style style:name="ce111" style:family="table-cell" style:parent-style-name="Normal_Figures1.1_32_and_32_1.1A_32_and_32_GreenPaper_32_Figure_32_VA" style:data-style-name="N3">
      <style:table-cell-properties style:vertical-align="automatic" fo:background-color="#FFFFFF"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style>
    <style:style style:name="ce112" style:family="table-cell" style:parent-style-name="Normal_Figures1.1_32_and_32_1.1A_32_and_32_GreenPaper_32_Figure_32_VA" style:data-style-name="N0">
      <style:table-cell-properties style:vertical-align="automatic" fo:background-color="#FFFFFF" style:repeat-content="false"/>
      <style:paragraph-properties fo:text-align="center"/>
      <style:text-properties style:font-name="Arial" style:font-name-asian="Arial" style:font-name-complex="Arial" fo:font-size="8pt" style:font-size-asian="8pt" style:font-size-complex="8pt"/>
    </style:style>
    <style:style style:name="ce113" style:family="table-cell" style:parent-style-name="Normal_Figures1.1_32_and_32_1.1A_32_and_32_GreenPaper_32_Figure_32_VA"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8pt" style:font-size-asian="8pt" style:font-size-complex="8pt"/>
    </style:style>
    <style:style style:name="ce114" style:family="table-cell" style:parent-style-name="Normal_Figures1.1_32_and_32_1.1A_32_and_32_GreenPaper_32_Figure_32_VA" style:data-style-name="N3">
      <style:table-cell-properties style:vertical-align="automatic" fo:background-color="#FFFFFF" style:repeat-content="false"/>
      <style:paragraph-properties fo:text-align="center"/>
      <style:text-properties style:font-name="Arial" style:font-name-asian="Arial" style:font-name-complex="Arial" fo:font-size="8pt" style:font-size-asian="8pt" style:font-size-complex="8pt"/>
    </style:style>
    <style:style style:name="ce115" style:family="table-cell" style:parent-style-name="Normal_Figures1.1_32_and_32_1.1A_32_and_32_GreenPaper_32_Figure_32_VA" style:data-style-name="N0">
      <style:table-cell-properties fo:border-top="thin solid #000000" fo:border-bottom="thin solid #000000" fo:border-left="thin solid #000000" fo:border-right="none" style:vertical-align="automatic" fo:background-color="#D7EDF1" style:repeat-content="false"/>
      <style:paragraph-properties fo:text-align="start" fo:margin-left="0cm"/>
      <style:text-properties style:font-name="Arial" style:font-name-asian="Arial" style:font-name-complex="Arial" fo:font-size="10pt" style:font-size-asian="10pt" style:font-size-complex="10pt"/>
    </style:style>
    <style:style style:name="ce116" style:family="table-cell" style:parent-style-name="Normal_Figures1.1_32_and_32_1.1A_32_and_32_GreenPaper_32_Figure_32_VA" style:data-style-name="N0">
      <style:table-cell-properties fo:border-top="thin solid #000000" fo:border-bottom="thin solid #000000" fo:border-left="none" fo:border-right="none" style:vertical-align="automatic" fo:background-color="#D7EDF1" style:repeat-content="false"/>
      <style:paragraph-properties fo:text-align="center"/>
      <style:text-properties style:font-name="Arial" style:font-name-asian="Arial" style:font-name-complex="Arial" fo:font-size="8pt" style:font-size-asian="8pt" style:font-size-complex="8pt"/>
    </style:style>
    <style:style style:name="ce117" style:family="table-cell" style:parent-style-name="Normal_Figures1.1_32_and_32_1.1A_32_and_32_GreenPaper_32_Figure_32_VA" style:data-style-name="N3">
      <style:table-cell-properties fo:border-top="thin solid #000000" fo:border-bottom="thin solid #000000" fo:border-left="none" fo:border-right="thin solid #000000"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18" style:family="table-cell" style:parent-style-name="Normal_Figures1.1_32_and_32_1.1A_32_and_32_GreenPaper_32_Figure_32_VA" style:data-style-name="N0">
      <style:table-cell-properties fo:border-top="thin solid #000000" fo:border-bottom="thin solid #000000" fo:border-left="none" fo:border-right="none" style:vertical-align="automatic" fo:background-color="#D7EDF1" style:repeat-content="false"/>
      <style:paragraph-properties fo:text-align="start" fo:margin-left="0cm"/>
      <style:text-properties style:font-name="Arial" style:font-name-asian="Arial" style:font-name-complex="Arial" fo:font-size="8pt" style:font-size-asian="8pt" style:font-size-complex="8pt"/>
    </style:style>
    <style:style style:name="ce119" style:family="table-cell" style:parent-style-name="Normal_Figures1.1_32_and_32_1.1A_32_and_32_GreenPaper_32_Figure_32_VA" style:data-style-name="N0">
      <style:table-cell-properties fo:border-top="thin solid #000000" fo:border-bottom="thin solid #000000" fo:border-left="none" fo:border-right="none" style:vertical-align="automatic" fo:background-color="#D7EDF1"/>
      <style:text-properties style:font-name="Arial" style:font-name-asian="Arial" style:font-name-complex="Arial" fo:font-size="8pt" style:font-size-asian="8pt" style:font-size-complex="8pt"/>
    </style:style>
    <style:style style:name="ce120" style:family="table-cell" style:parent-style-name="Normal_Figures1.1_32_and_32_1.1A_32_and_32_GreenPaper_32_Figure_32_VA"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21" style:family="table-cell" style:parent-style-name="Normal_Figures1.1_32_and_32_1.1A_32_and_32_GreenPaper_32_Figure_32_VA"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22" style:family="table-cell" style:parent-style-name="Normal_Figures1.1_32_and_32_1.1A_32_and_32_GreenPaper_32_Figure_32_VA"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123" style:family="table-cell" style:parent-style-name="Normal_Figures1.1_32_and_32_1.1A_32_and_32_GreenPaper_32_Figure_32_VA" style:data-style-name="N0">
      <style:table-cell-properties fo:border-top="none" fo:border-bottom="none"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124" style:family="table-cell" style:parent-style-name="Normal_Figures1.1_32_and_32_1.1A_32_and_32_GreenPaper_32_Figure_32_VA" style:data-style-name="N0">
      <style:table-cell-properties fo:border-top="none" fo:border-bottom="none" fo:border-left="thin solid #000000" fo:border-right="thin solid #000000"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25" style:family="table-cell" style:parent-style-name="Normal_32_2" style:data-style-name="N0">
      <style:table-cell-properties fo:border-top="none" fo:border-bottom="none" fo:border-left="none" fo:border-right="thin solid #000000"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26" style:family="table-cell" style:parent-style-name="Normal_32_2" style:data-style-name="N0">
      <style:table-cell-properties fo:border-top="none" fo:border-bottom="none"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127" style:family="table-cell" style:parent-style-name="Normal_Figures1.1_32_and_32_1.1A_32_and_32_GreenPaper_32_Figure_32_VA" style:data-style-name="N0">
      <style:table-cell-properties fo:border-top="none" fo:border-bottom="none" fo:border-left="thin solid #000000" fo:border-right="none"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28" style:family="table-cell" style:parent-style-name="Normal_Figures1.1_32_and_32_1.1A_32_and_32_GreenPaper_32_Figure_32_VA" style:data-style-name="N0">
      <style:table-cell-properties fo:border-top="none" fo:border-bottom="none" fo:border-left="none" fo:border-right="thin solid #000000"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29" style:family="table-cell" style:parent-style-name="Normal_32_2" style:data-style-name="N0">
      <style:table-cell-properties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130" style:family="table-cell" style:parent-style-name="Normal_Figures1.1_32_and_32_1.1A_32_and_32_GreenPaper_32_Figure_32_VA" style:data-style-name="N3">
      <style:table-cell-properties fo:border-top="none" fo:border-bottom="thin solid #000000" fo:border-left="thin solid #000000" fo:border-right="none"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31" style:family="table-cell" style:parent-style-name="Normal_Figures1.1_32_and_32_1.1A_32_and_32_GreenPaper_32_Figure_32_VA" style:data-style-name="N3">
      <style:table-cell-properties fo:border-top="none" fo:border-bottom="thin solid #000000" fo:border-left="none" fo:border-right="thin solid #000000"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32"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133" style:family="table-cell" style:parent-style-name="Normal_Figures1.1_32_and_32_1.1A_32_and_32_GreenPaper_32_Figure_32_VA" style:data-style-name="N0">
      <style:table-cell-properties style:vertical-align="automatic" fo:background-color="#FFFFFF"/>
      <style:text-properties style:font-name="Arial Narrow" style:font-name-asian="Arial Narrow" style:font-name-complex="Arial Narrow" fo:font-size="10pt" style:font-size-asian="10pt" style:font-size-complex="10pt"/>
    </style:style>
    <style:style style:name="ce134" style:family="table-cell" style:parent-style-name="Normal_Figures1.1_32_and_32_1.1A_32_and_32_GreenPaper_32_Figure_32_VA" style:data-style-name="N0">
      <style:table-cell-properties fo:border-top="none" fo:border-bottom="none" fo:border-left="thin solid #000000" fo:border-right="none" style:vertical-align="automatic" fo:wrap-option="wrap" fo:background-color="#FFFFFF"/>
      <style:text-properties style:font-name="Arial" style:font-name-asian="Arial" style:font-name-complex="Arial" fo:font-size="10pt" style:font-size-asian="10pt" style:font-size-complex="10pt"/>
    </style:style>
    <style:style style:name="ce135" style:family="table-cell" style:parent-style-name="Normal_Figures1.1_32_and_32_1.1A_32_and_32_GreenPaper_32_Figure_32_VA" style:data-style-name="N0">
      <style:table-cell-properties fo:border-top="none" fo:border-bottom="none" fo:border-left="none" fo:border-right="thin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36" style:family="table-cell" style:parent-style-name="Normal_Figures1.1_32_and_32_1.1A_32_and_32_GreenPaper_32_Figure_32_VA" style:data-style-name="N0">
      <style:table-cell-properties fo:border-top="none" fo:border-bottom="none" fo:border-left="thin solid #000000" fo:border-right="thin solid #000000" style:vertical-align="automatic" fo:background-color="#FCEFD1" style:repeat-content="false"/>
      <style:paragraph-properties fo:text-align="center"/>
      <style:text-properties style:font-name="Arial" style:font-name-asian="Arial" style:font-name-complex="Arial" fo:font-size="10pt" style:font-size-asian="10pt" style:font-size-complex="10pt"/>
    </style:style>
    <style:style style:name="ce137" style:family="table-cell" style:parent-style-name="Normal_Figures1.1_32_and_32_1.1A_32_and_32_GreenPaper_32_Figure_32_VA" style:data-style-name="N0">
      <style:table-cell-properties fo:border-top="none" fo:border-bottom="none"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138" style:family="table-cell" style:parent-style-name="Normal_Figures1.1_32_and_32_1.1A_32_and_32_GreenPaper_32_Figure_32_VA" style:data-style-name="N0">
      <style:table-cell-properties style:vertical-align="automatic" fo:background-color="#FFFFFF"/>
      <style:text-properties style:font-name="Arial" style:font-name-asian="Arial" style:font-name-complex="Arial" fo:font-size="8pt" style:font-size-asian="8pt" style:font-size-complex="8pt" fo:font-weight="bold" style:font-weight-asian="bold" style:font-weight-complex="bold"/>
    </style:style>
    <style:style style:name="ce139" style:family="table-cell" style:parent-style-name="Normal_Figures1.1_32_and_32_1.1A_32_and_32_GreenPaper_32_Figure_32_VA_32_2" style:data-style-name="N0">
      <style:table-cell-properties style:vertical-align="automatic" fo:wrap-option="wrap" fo:background-color="#FFFFFF"/>
      <style:text-properties style:font-name="Arial" style:font-name-asian="Arial" style:font-name-complex="Arial" fo:font-size="8pt" style:font-size-asian="8pt" style:font-size-complex="8pt"/>
    </style:style>
    <style:style style:name="ce140" style:family="table-cell" style:parent-style-name="Normal_Figures1.1_32_and_32_1.1A_32_and_32_GreenPaper_32_Figure_32_VA" style:data-style-name="N3">
      <style:table-cell-properties fo:border-top="none" fo:border-bottom="thin solid #000000" fo:border-left="thin solid #000000" fo:border-right="thin solid #000000" style:vertical-align="automatic" fo:background-color="#FCEFD1" style:repeat-content="false"/>
      <style:paragraph-properties fo:text-align="center"/>
      <style:text-properties style:font-name="Arial" style:font-name-asian="Arial" style:font-name-complex="Arial" fo:font-size="10pt" style:font-size-asian="10pt" style:font-size-complex="10pt"/>
    </style:style>
    <style:style style:name="ce141" style:family="table-cell" style:parent-style-name="Normal_Figures1.1_32_and_32_1.1A_32_and_32_GreenPaper_32_Figure_32_VA" style:data-style-name="N3">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142" style:family="table-cell" style:parent-style-name="Normal_Figures1.1_32_and_32_1.1A_32_and_32_GreenPaper_32_Figure_32_VA" style:data-style-name="N3">
      <style:table-cell-properties fo:border-top="none" fo:border-bottom="none"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143" style:family="table-cell" style:parent-style-name="Normal_Figures1.1_32_and_32_1.1A_32_and_32_GreenPaper_32_Figure_32_VA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44" style:family="table-cell" style:parent-style-name="Normal_Figures1.1_32_and_32_1.1A_32_and_32_GreenPaper_32_Figure_32_VA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45" style:family="table-cell" style:parent-style-name="Normal_Figures1.1_32_and_32_1.1A_32_and_32_GreenPaper_32_Figure_32_VA_32_2" style:data-style-name="N0">
      <style:table-cell-properties style:vertical-align="middle" fo:background-color="#FFFFFF" style:rotation-angle="90"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46" style:family="table-cell" style:parent-style-name="Normal_Figures1.1_32_and_32_1.1A_32_and_32_GreenPaper_32_Figure_32_VA_32_2" style:data-style-name="N0">
      <style:table-cell-properties style:vertical-align="automatic" fo:background-color="#FFFFFF"/>
      <style:text-properties fo:color="#FF0000" style:font-name="Arial" style:font-name-asian="Arial" style:font-name-complex="Arial" fo:font-size="8pt" style:font-size-asian="8pt" style:font-size-complex="8pt"/>
    </style:style>
    <style:style style:name="ce147" style:family="table-cell" style:parent-style-name="Normal_Figures1.1_32_and_32_1.1A_32_and_32_GreenPaper_32_Figure_32_VA"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48" style:family="table-cell" style:parent-style-name="Normal_Figures1.1_32_and_32_1.1A_32_and_32_GreenPaper_32_Figure_32_VA"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49" style:family="table-cell" style:parent-style-name="Normal_Figures1.1_32_and_32_1.1A_32_and_32_GreenPaper_32_Figure_32_VA" style:data-style-name="N36">
      <style:table-cell-properties fo:border-top="none" fo:border-bottom="thin solid #000000" fo:border-left="thin solid #000000" fo:border-right="none" style:vertical-align="automatic" fo:background-color="#D7EDF1" style:repeat-content="false"/>
      <style:paragraph-properties fo:text-align="end" fo:margin-right="0cm"/>
      <style:text-properties style:font-name="Arial" style:font-name-asian="Arial" style:font-name-complex="Arial" fo:font-size="10pt" style:font-size-asian="10pt" style:font-size-complex="10pt"/>
    </style:style>
    <style:style style:name="ce150" style:family="table-cell" style:parent-style-name="Normal_Figures1.1_32_and_32_1.1A_32_and_32_GreenPaper_32_Figure_32_VA" style:data-style-name="N0">
      <style:table-cell-properties fo:border-top="none" fo:border-bottom="thin solid #000000" fo:border-left="none" fo:border-right="none" style:vertical-align="automatic" fo:background-color="#D7EDF1" style:repeat-content="false"/>
      <style:paragraph-properties fo:text-align="start" fo:margin-left="0cm"/>
      <style:text-properties style:font-name="Arial" style:font-name-asian="Arial" style:font-name-complex="Arial" fo:font-size="10pt" style:font-size-asian="10pt" style:font-size-complex="10pt"/>
    </style:style>
    <style:style style:name="ce151" style:family="table-cell" style:parent-style-name="Normal_Figures1.1_32_and_32_1.1A_32_and_32_GreenPaper_32_Figure_32_VA" style:data-style-name="N0">
      <style:table-cell-properties fo:border-top="none" fo:border-bottom="thin solid #000000" fo:border-left="none" fo:border-right="none" style:vertical-align="automatic" fo:background-color="#D7EDF1"/>
      <style:text-properties style:font-name="Arial" style:font-name-asian="Arial" style:font-name-complex="Arial" fo:font-size="8pt" style:font-size-asian="8pt" style:font-size-complex="8pt"/>
    </style:style>
    <style:style style:name="ce152" style:family="table-cell" style:parent-style-name="Normal_Figures1.1_32_and_32_1.1A_32_and_32_GreenPaper_32_Figure_32_VA" style:data-style-name="N0">
      <style:table-cell-properties fo:border-top="none" fo:border-bottom="thin solid #000000" fo:border-left="none" fo:border-right="none"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53" style:family="table-cell" style:parent-style-name="Normal_Figures1.1_32_and_32_1.1A_32_and_32_GreenPaper_32_Figure_32_VA" style:data-style-name="N0">
      <style:table-cell-properties fo:border-top="none" fo:border-bottom="thin solid #000000" fo:border-left="none" fo:border-right="none" style:vertical-align="automatic" fo:background-color="#D7EDF1"/>
      <style:text-properties style:font-name="Arial" style:font-name-asian="Arial" style:font-name-complex="Arial" fo:font-size="10pt" style:font-size-asian="10pt" style:font-size-complex="10pt"/>
    </style:style>
    <style:style style:name="ce154" style:family="table-cell" style:parent-style-name="Normal_Figures1.1_32_and_32_1.1A_32_and_32_GreenPaper_32_Figure_32_VA" style:data-style-name="N0">
      <style:table-cell-properties fo:border-top="none" fo:border-bottom="thin solid #000000" fo:border-left="none" fo:border-right="thin solid #000000" style:vertical-align="automatic" fo:background-color="#D7EDF1"/>
      <style:text-properties style:font-name="Arial" style:font-name-asian="Arial" style:font-name-complex="Arial" fo:font-size="10pt" style:font-size-asian="10pt" style:font-size-complex="10pt"/>
    </style:style>
    <style:style style:name="ce155" style:family="table-cell" style:parent-style-name="Normal_Figures1.1_32_and_32_1.1A_32_and_32_GreenPaper_32_Figure_32_VA"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56" style:family="table-cell" style:parent-style-name="Normal_Figures1.1_32_and_32_1.1A_32_and_32_GreenPaper_32_Figure_32_VA" style:data-style-name="N0">
      <style:table-cell-properties fo:border-top="thin solid #000000" fo:border-bottom="none" fo:border-left="thin solid #000000" fo:border-right="none" style:vertical-align="automatic" fo:background-color="#E2EFDA"/>
      <style:text-properties style:font-name="Arial" style:font-name-asian="Arial" style:font-name-complex="Arial" fo:font-size="8pt" style:font-size-asian="8pt" style:font-size-complex="8pt"/>
    </style:style>
    <style:style style:name="ce157" style:family="table-cell" style:parent-style-name="Normal_Figures1.1_32_and_32_1.1A_32_and_32_GreenPaper_32_Figure_32_VA" style:data-style-name="N0">
      <style:table-cell-properties fo:border-top="thin solid #000000" fo:border-bottom="none" fo:border-left="none" fo:border-right="none" style:vertical-align="automatic" fo:background-color="#E2EFDA"/>
      <style:text-properties style:font-name="Arial" style:font-name-asian="Arial" style:font-name-complex="Arial" fo:font-size="8pt" style:font-size-asian="8pt" style:font-size-complex="8pt"/>
    </style:style>
    <style:style style:name="ce158" style:family="table-cell" style:parent-style-name="Normal_Figures1.1_32_and_32_1.1A_32_and_32_GreenPaper_32_Figure_32_VA" style:data-style-name="N0">
      <style:table-cell-properties fo:border-top="thin solid #000000" fo:border-bottom="none" fo:border-left="none" fo:border-right="none" style:vertical-align="automatic" fo:background-color="#E2EFDA"/>
      <style:text-properties style:font-name="Arial" style:font-name-asian="Arial" style:font-name-complex="Arial" fo:font-size="10pt" style:font-size-asian="10pt" style:font-size-complex="10pt"/>
    </style:style>
    <style:style style:name="ce159" style:family="table-cell" style:parent-style-name="Normal_Figures1.1_32_and_32_1.1A_32_and_32_GreenPaper_32_Figure_32_VA" style:data-style-name="N0">
      <style:table-cell-properties fo:border-top="thin solid #000000" fo:border-bottom="none" fo:border-left="none" fo:border-right="thin solid #000000" style:vertical-align="automatic" fo:background-color="#E2EFDA"/>
      <style:text-properties style:font-name="Arial" style:font-name-asian="Arial" style:font-name-complex="Arial" fo:font-size="10pt" style:font-size-asian="10pt" style:font-size-complex="10pt"/>
    </style:style>
    <style:style style:name="ce160" style:family="table-cell" style:parent-style-name="Normal_Figures1.1_32_and_32_1.1A_32_and_32_GreenPaper_32_Figure_32_VA" style:data-style-name="N0">
      <style:table-cell-properties fo:border-top="none" fo:border-bottom="none" fo:border-left="thin solid #000000" fo:border-right="none" style:vertical-align="automatic" fo:background-color="#E2EFDA" style:repeat-content="false"/>
      <style:paragraph-properties fo:text-align="center"/>
      <style:text-properties style:font-name="Arial" style:font-name-asian="Arial" style:font-name-complex="Arial" fo:font-size="10pt" style:font-size-asian="10pt" style:font-size-complex="10pt"/>
    </style:style>
    <style:style style:name="ce161" style:family="table-cell" style:parent-style-name="Normal_Figures1.1_32_and_32_1.1A_32_and_32_GreenPaper_32_Figure_32_VA" style:data-style-name="N0">
      <style:table-cell-properties style:vertical-align="automatic" fo:background-color="#E2EFDA" style:repeat-content="false"/>
      <style:paragraph-properties fo:text-align="center"/>
      <style:text-properties style:font-name="Arial" style:font-name-asian="Arial" style:font-name-complex="Arial" fo:font-size="10pt" style:font-size-asian="10pt" style:font-size-complex="10pt"/>
    </style:style>
    <style:style style:name="ce162" style:family="table-cell" style:parent-style-name="Normal_Figures1.1_32_and_32_1.1A_32_and_32_GreenPaper_32_Figure_32_VA" style:data-style-name="N3">
      <style:table-cell-properties style:vertical-align="automatic" fo:background-color="#E2EFDA" style:repeat-content="false"/>
      <style:paragraph-properties fo:text-align="center"/>
      <style:text-properties style:font-name="Arial" style:font-name-asian="Arial" style:font-name-complex="Arial" fo:font-size="10pt" style:font-size-asian="10pt" style:font-size-complex="10pt"/>
    </style:style>
    <style:style style:name="ce163" style:family="table-cell" style:parent-style-name="Normal_Figures1.1_32_and_32_1.1A_32_and_32_GreenPaper_32_Figure_32_VA" style:data-style-name="N0">
      <style:table-cell-properties fo:border-top="none" fo:border-bottom="none" fo:border-left="none" fo:border-right="thin solid #000000" style:vertical-align="automatic" fo:background-color="#E2EFDA" style:repeat-content="false"/>
      <style:paragraph-properties fo:text-align="center"/>
      <style:text-properties style:font-name="Arial" style:font-name-asian="Arial" style:font-name-complex="Arial" fo:font-size="10pt" style:font-size-asian="10pt" style:font-size-complex="10pt"/>
    </style:style>
    <style:style style:name="ce164" style:family="table-cell" style:parent-style-name="Normal_Figures1.1_32_and_32_1.1A_32_and_32_GreenPaper_32_Figure_32_VA" style:data-style-name="N3">
      <style:table-cell-properties style:vertical-align="middle" fo:background-color="#FFFFFF"/>
      <style:text-properties style:font-name="Arial" style:font-name-asian="Arial" style:font-name-complex="Arial" fo:font-size="10pt" style:font-size-asian="10pt" style:font-size-complex="10pt"/>
    </style:style>
    <style:style style:name="ce165" style:family="table-cell" style:parent-style-name="Normal_Figures1.1_32_and_32_1.1A_32_and_32_GreenPaper_32_Figure_32_VA" style:data-style-name="N3">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166" style:family="table-cell" style:parent-style-name="Normal_Figures1.1_32_and_32_1.1A_32_and_32_GreenPaper_32_Figure_32_VA" style:data-style-name="N0">
      <style:table-cell-properties style:vertical-align="top" fo:wrap-option="wrap" fo:background-color="#FFFFFF"/>
      <style:text-properties style:font-name="Arial" style:font-name-asian="Arial" style:font-name-complex="Arial" fo:font-size="8pt" style:font-size-asian="8pt" style:font-size-complex="8pt"/>
    </style:style>
    <style:style style:name="ce167"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68"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169" style:family="table-cell" style:parent-style-name="Normal_Figures1.1_32_and_32_1.1A_32_and_32_GreenPaper_32_Figure_32_VA" style:data-style-name="N3">
      <style:table-cell-properties fo:border-top="none" fo:border-bottom="thin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170" style:family="table-cell" style:parent-style-name="Normal_Figures1.1_32_and_32_1.1A_32_and_32_GreenPaper_32_Figure_32_VA" style:data-style-name="N0">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171" style:family="table-cell" style:parent-style-name="Normal_Figures1.1_32_and_32_1.1A_32_and_32_GreenPaper_32_Figure_32_VA" style:data-style-name="N0">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72"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173" style:family="table-cell" style:parent-style-name="Default" style:data-style-name="N0">
      <style:table-cell-properties fo:border-top="thin solid #000000" fo:border-bottom="thin solid #000000" fo:border-left="none" fo:border-right="none" fo:background-color="#FFFFFF"/>
    </style:style>
    <style:style style:name="ce174" style:family="table-cell" style:parent-style-name="Normal_Figures1.1_32_and_32_1.1A_32_and_32_GreenPaper_32_Figure_32_VA" style:data-style-name="N0">
      <style:table-cell-properties fo:border="thin solid #000000" style:vertical-align="top"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75" style:family="table-cell" style:parent-style-name="Default" style:data-style-name="N0">
      <style:table-cell-properties fo:border-top="thin solid #000000" fo:border-bottom="none" fo:border-left="none" fo:border-right="none" fo:background-color="#FFFFFF"/>
    </style:style>
    <style:style style:name="ce176" style:family="table-cell" style:parent-style-name="Default" style:data-style-name="N0">
      <style:table-cell-properties fo:background-color="#FFFFFF"/>
    </style:style>
    <style:style style:name="ce177"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automatic" fo:wrap-option="wrap" fo:background-color="#DAEDCB" style:repeat-content="false"/>
      <style:paragraph-properties fo:text-align="center"/>
      <style:text-properties style:font-name="Arial" style:font-name-asian="Arial" style:font-name-complex="Arial" fo:font-size="10pt" style:font-size-asian="10pt" style:font-size-complex="10pt"/>
    </style:style>
    <style:style style:name="ce178"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middle" fo:background-color="#DAEDCB" style:repeat-content="false"/>
      <style:paragraph-properties fo:text-align="center"/>
      <style:text-properties style:font-name="Arial" style:font-name-asian="Arial" style:font-name-complex="Arial" fo:font-size="10pt" style:font-size-asian="10pt" style:font-size-complex="10pt"/>
    </style:style>
    <style:style style:name="ce179"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top" fo:wrap-option="wrap" fo:background-color="#DAEDCB" style:repeat-content="false"/>
      <style:paragraph-properties fo:text-align="center"/>
      <style:text-properties style:font-name="Arial" style:font-name-asian="Arial" style:font-name-complex="Arial" fo:font-size="10pt" style:font-size-asian="10pt" style:font-size-complex="10pt"/>
    </style:style>
    <style:style style:name="ce180"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middle" fo:background-color="#FCEFD1" style:repeat-content="false"/>
      <style:paragraph-properties fo:text-align="center"/>
      <style:text-properties style:font-name="Arial" style:font-name-asian="Arial" style:font-name-complex="Arial" fo:font-size="10pt" style:font-size-asian="10pt" style:font-size-complex="10pt"/>
    </style:style>
    <style:style style:name="ce181" style:family="table-cell" style:parent-style-name="Normal_32_2" style:data-style-name="N3">
      <style:table-cell-properties fo:border-top="none" fo:border-bottom="thin solid #000000" fo:border-left="thin solid #000000" fo:border-right="thin solid #000000" style:vertical-align="top" fo:background-color="#DAEDCB" style:repeat-content="false"/>
      <style:paragraph-properties fo:text-align="center"/>
      <style:text-properties style:font-name="Arial" style:font-name-asian="Arial" style:font-name-complex="Arial" fo:font-size="10pt" style:font-size-asian="10pt" style:font-size-complex="10pt"/>
    </style:style>
    <style:style style:name="ce182" style:family="table-cell" style:parent-style-name="Normal_Figures1.1_32_and_32_1.1A_32_and_32_GreenPaper_32_Figure_32_VA" style:data-style-name="N3">
      <style:table-cell-properties fo:border-top="none" fo:border-bottom="thin solid #000000" fo:border-left="none" fo:border-right="none" style:vertical-align="automatic" fo:background-color="#FCEFD1"/>
      <style:text-properties style:font-name="Arial" style:font-name-asian="Arial" style:font-name-complex="Arial" fo:font-size="10pt" style:font-size-asian="10pt" style:font-size-complex="10pt"/>
    </style:style>
    <style:style style:name="ce183"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automatic" fo:wrap-option="wrap" fo:background-color="#D7EDF1" style:repeat-content="false"/>
      <style:paragraph-properties fo:text-align="center"/>
      <style:text-properties style:font-name="Arial" style:font-name-asian="Arial" style:font-name-complex="Arial" fo:font-size="10pt" style:font-size-asian="10pt" style:font-size-complex="10pt"/>
    </style:style>
    <style:style style:name="ce184" style:family="table-cell" style:parent-style-name="Normal_Figures1.1_32_and_32_1.1A_32_and_32_GreenPaper_32_Figure_32_VA" style:data-style-name="N3">
      <style:table-cell-properties fo:border-top="none" fo:border-bottom="thin solid #000000" fo:border-left="thin solid #000000" fo:border-right="thin solid #000000"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85"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automatic" fo:background-color="#FCEFD1" style:repeat-content="false"/>
      <style:paragraph-properties fo:text-align="center"/>
      <style:text-properties style:font-name="Arial" style:font-name-asian="Arial" style:font-name-complex="Arial" fo:font-size="10pt" style:font-size-asian="10pt" style:font-size-complex="10pt"/>
    </style:style>
    <style:style style:name="ce186"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87" style:family="table-cell" style:parent-style-name="Normal_Figures1.1_32_and_32_1.1A_32_and_32_GreenPaper_32_Figure_32_VA" style:data-style-name="N3">
      <style:table-cell-properties fo:border-top="none" fo:border-bottom="thin solid #000000" fo:border-left="thin solid #000000" fo:border-right="none" style:vertical-align="top" fo:background-color="#D7EDF1"/>
      <style:text-properties style:font-name="Arial" style:font-name-asian="Arial" style:font-name-complex="Arial" fo:font-size="10pt" style:font-size-asian="10pt" style:font-size-complex="10pt"/>
    </style:style>
    <style:style style:name="ce188" style:family="table-cell" style:parent-style-name="Normal_Figures1.1_32_and_32_1.1A_32_and_32_GreenPaper_32_Figure_32_VA" style:data-style-name="N3">
      <style:table-cell-properties fo:border-top="none" fo:border-bottom="thin solid #000000" fo:border-left="none" fo:border-right="none" style:vertical-align="automatic" fo:background-color="#D7EDF1" style:repeat-content="false"/>
      <style:paragraph-properties fo:text-align="end" fo:margin-right="0cm"/>
      <style:text-properties style:font-name="Arial" style:font-name-asian="Arial" style:font-name-complex="Arial" fo:font-size="10pt" style:font-size-asian="10pt" style:font-size-complex="10pt"/>
    </style:style>
    <style:style style:name="ce189" style:family="table-cell" style:parent-style-name="Normal_Figures1.1_32_and_32_1.1A_32_and_32_GreenPaper_32_Figure_32_VA" style:data-style-name="N3">
      <style:table-cell-properties fo:border-top="none" fo:border-bottom="thin solid #000000" fo:border-left="thin solid #000000" fo:border-right="thin solid #000000" style:vertical-align="automatic" fo:wrap-option="wrap" fo:background-color="#FCEFD1" style:repeat-content="false"/>
      <style:paragraph-properties fo:text-align="center"/>
      <style:text-properties style:font-name="Arial" style:font-name-asian="Arial" style:font-name-complex="Arial" fo:font-size="10pt" style:font-size-asian="10pt" style:font-size-complex="10pt"/>
    </style:style>
    <style:style style:name="ce190" style:family="table-cell" style:parent-style-name="Normal_Figures1.1_32_and_32_1.1A_32_and_32_GreenPaper_32_Figure_32_VA" style:data-style-name="N0">
      <style:table-cell-properties fo:border-top="thin solid #000000" fo:border-bottom="thin solid #000000" fo:border-left="thin solid #000000" fo:border-right="none" style:vertical-align="automatic" fo:background-color="#D7EDF1" style:repeat-content="false"/>
      <style:paragraph-properties fo:text-align="start" fo:margin-left="0cm"/>
      <style:text-properties style:font-name="Arial" style:font-name-asian="Arial" style:font-name-complex="Arial" fo:font-size="10pt" style:font-size-asian="10pt" style:font-size-complex="10pt"/>
    </style:style>
    <style:style style:name="ce191" style:family="table-cell" style:parent-style-name="Normal_Figures1.1_32_and_32_1.1A_32_and_32_GreenPaper_32_Figure_32_VA" style:data-style-name="N0">
      <style:table-cell-properties fo:border-top="none" fo:border-bottom="none" fo:border-left="thin solid #000000" fo:border-right="none" style:vertical-align="automatic" fo:wrap-option="wrap" fo:background-color="#D7EDF1" style:repeat-content="false"/>
      <style:paragraph-properties fo:text-align="center"/>
      <style:text-properties style:font-name="Arial" style:font-name-asian="Arial" style:font-name-complex="Arial" fo:font-size="10pt" style:font-size-asian="10pt" style:font-size-complex="10pt"/>
    </style:style>
    <style:style style:name="ce192" style:family="table-cell" style:parent-style-name="Normal_Figures1.1_32_and_32_1.1A_32_and_32_GreenPaper_32_Figure_32_VA" style:data-style-name="N0">
      <style:table-cell-properties fo:border-top="none" fo:border-bottom="none" fo:border-left="thin solid #000000" fo:border-right="thin solid #000000"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93" style:family="table-cell" style:parent-style-name="Normal_Figures1.1_32_and_32_1.1A_32_and_32_GreenPaper_32_Figure_32_VA" style:data-style-name="N0">
      <style:table-cell-properties fo:border-top="none" fo:border-bottom="none" fo:border-left="thin solid #000000" fo:border-right="thin solid #000000" style:vertical-align="automatic" fo:wrap-option="wrap" fo:background-color="#D7EDF1" style:repeat-content="false"/>
      <style:paragraph-properties fo:text-align="center"/>
      <style:text-properties style:font-name="Arial" style:font-name-asian="Arial" style:font-name-complex="Arial" fo:font-size="10pt" style:font-size-asian="10pt" style:font-size-complex="10pt"/>
    </style:style>
    <style:style style:name="ce194" style:family="table-cell" style:parent-style-name="Normal_Figures1.1_32_and_32_1.1A_32_and_32_GreenPaper_32_Figure_32_VA" style:data-style-name="N3">
      <style:table-cell-properties fo:border-top="none" fo:border-bottom="thin solid #000000" fo:border-left="thin solid #000000" fo:border-right="none" style:vertical-align="automatic" fo:background-color="#D7EDF1" style:repeat-content="false"/>
      <style:paragraph-properties fo:text-align="center"/>
      <style:text-properties style:font-name="Arial" style:font-name-asian="Arial" style:font-name-complex="Arial" fo:font-size="10pt" style:font-size-asian="10pt" style:font-size-complex="10pt"/>
    </style:style>
    <style:style style:name="ce195"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middle" fo:wrap-option="wrap" fo:background-color="#FCEFD1" style:repeat-content="false"/>
      <style:paragraph-properties fo:text-align="center"/>
      <style:text-properties style:font-name="Arial" style:font-name-asian="Arial" style:font-name-complex="Arial" fo:font-size="10pt" style:font-size-asian="10pt" style:font-size-complex="10pt"/>
    </style:style>
    <style:style style:name="ce196" style:family="table-cell" style:parent-style-name="Normal_Figures1.1_32_and_32_1.1A_32_and_32_GreenPaper_32_Figure_32_VA" style:data-style-name="N3">
      <style:table-cell-properties fo:border-top="none" fo:border-bottom="thin solid #000000" fo:border-left="thin solid #000000" fo:border-right="thin solid #000000" style:vertical-align="automatic" fo:background-color="#FCEFD1" style:repeat-content="false"/>
      <style:paragraph-properties fo:text-align="center"/>
      <style:text-properties style:font-name="Arial" style:font-name-asian="Arial" style:font-name-complex="Arial" fo:font-size="10pt" style:font-size-asian="10pt" style:font-size-complex="10pt"/>
    </style:style>
    <style:style style:name="ce197" style:family="table-cell" style:parent-style-name="Normal_Figures1.1_32_and_32_1.1A_32_and_32_GreenPaper_32_Figure_32_VA"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98" style:family="table-cell" style:parent-style-name="Normal_Figures1.1_32_and_32_1.1A_32_and_32_GreenPaper_32_Figure_32_VA" style:data-style-name="N3">
      <style:table-cell-properties fo:border-top="none" fo:border-bottom="thin solid #000000" fo:border-left="thin solid #000000" fo:border-right="thin solid #000000" style:vertical-align="middle" fo:background-color="#D7EDF1" style:repeat-content="false"/>
      <style:paragraph-properties fo:text-align="center"/>
      <style:text-properties style:font-name="Arial" style:font-name-asian="Arial" style:font-name-complex="Arial" fo:font-size="10pt" style:font-size-asian="10pt" style:font-size-complex="10pt"/>
    </style:style>
    <style:style style:name="ce199" style:family="table-cell" style:parent-style-name="Normal_Figures1.1_32_and_32_1.1A_32_and_32_GreenPaper_32_Figure_32_VA"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200" style:family="table-cell" style:parent-style-name="Normal_Figures1.1_32_and_32_1.1A_32_and_32_GreenPaper_32_Figure_32_VA" style:data-style-name="N0">
      <style:table-cell-properties fo:border-top="thin solid #000000" fo:border-bottom="none" fo:border-left="thin solid #000000" fo:border-right="thin solid #000000" style:vertical-align="automatic" fo:background-color="#E2EFDA" style:repeat-content="false"/>
      <style:paragraph-properties fo:text-align="center"/>
      <style:text-properties style:font-name="Arial" style:font-name-asian="Arial" style:font-name-complex="Arial" fo:font-size="10pt" style:font-size-asian="10pt" style:font-size-complex="10pt"/>
    </style:style>
    <style:style style:name="ce201" style:family="table-cell" style:parent-style-name="Normal_Figures1.1_32_and_32_1.1A_32_and_32_GreenPaper_32_Figure_32_VA" style:data-style-name="N3">
      <style:table-cell-properties fo:border-top="none" fo:border-bottom="thin solid #000000" fo:border-left="thin solid #000000" fo:border-right="thin solid #000000" style:vertical-align="automatic" fo:background-color="#E2EFDA" style:repeat-content="false"/>
      <style:paragraph-properties fo:text-align="center"/>
      <style:text-properties style:font-name="Arial" style:font-name-asian="Arial" style:font-name-complex="Arial" fo:font-size="10pt" style:font-size-asian="10pt" style:font-size-complex="10pt"/>
    </style:style>
    <style:style style:name="ce202" style:family="table-cell" style:parent-style-name="Heading_32_1" style:data-style-name="N0">
      <style:table-cell-properties style:vertical-align="automatic" fo:background-color="#FFFFFF"/>
      <style:text-properties style:font-name="Arial" style:font-name-asian="Arial" style:font-name-complex="Arial" fo:font-weight="bold" style:font-weight-asian="bold" style:font-weight-complex="bold"/>
    </style:style>
    <style:style style:name="ce203" style:family="table-cell" style:parent-style-name="Heading_32_1" style:data-style-name="N0">
      <style:table-cell-properties style:vertical-align="automatic" fo:wrap-option="wrap" fo:background-color="#FFFFFF"/>
      <style:text-properties style:font-name="Arial" style:font-name-asian="Arial" style:font-name-complex="Arial" fo:font-weight="bold" style:font-weight-asian="bold" style:font-weight-complex="bold"/>
    </style:style>
    <style:style style:name="ce204" style:family="table-cell" style:parent-style-name="Heading_32_1" style:data-style-name="N0">
      <style:table-cell-properties style:vertical-align="automatic" fo:background-color="#FFFFFF"/>
      <style:text-properties style:font-name="Arial" style:font-name-asian="Arial" style:font-name-complex="Arial" fo:font-weight="normal" style:font-weight-asian="normal" style:font-weight-complex="normal"/>
    </style:style>
    <style:style style:name="ce205" style:family="table-cell" style:parent-style-name="Normal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06" style:family="table-cell" style:parent-style-name="Normal_32_2" style:data-style-name="N0">
      <style:table-cell-properties fo:border-top="none" fo:border-bottom="thin solid #000000" fo:border-left="none" fo:border-right="none"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07" style:family="table-cell" style:parent-style-name="Normal_32_2"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08"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09" style:family="table-cell" style:parent-style-name="Normal_32_2" style:data-style-name="N0">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210"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11" style:family="table-cell" style:parent-style-name="Normal_32_2"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12" style:family="table-cell" style:parent-style-name="Percent"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13"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14" style:family="table-cell" style:parent-style-name="Normal_32_2"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15"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216" style:family="table-cell" style:parent-style-name="Normal_32_2"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217" style:family="table-cell" style:parent-style-name="Normal_32_2"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18" style:family="table-cell" style:parent-style-name="Normal_32_2" style:data-style-name="N37">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19" style:family="table-cell" style:parent-style-name="Percent" style:data-style-name="N38">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20" style:family="table-cell" style:parent-style-name="Default"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221" style:family="table-cell" style:parent-style-name="Bad" style:data-style-name="N0">
      <style:table-cell-properties style:vertical-align="middle" fo:background-color="#FFFFFF"/>
      <style:text-properties fo:color="#000000" style:font-name="Arial" style:font-name-asian="Arial" style:font-name-complex="Arial" fo:font-size="10pt" style:font-size-asian="10pt" style:font-size-complex="10pt"/>
    </style:style>
    <style:style style:name="ce222" style:family="table-cell" style:parent-style-name="Normal_32_2"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223" style:family="table-cell" style:parent-style-name="Percent_32_2_32_2" style:data-style-name="N13">
      <style:table-cell-properties fo:background-color="#FFFFFF"/>
      <style:text-properties style:font-name="Arial" style:font-name-asian="Arial" style:font-name-complex="Arial" fo:font-size="10pt" style:font-size-asian="10pt" style:font-size-complex="10pt"/>
    </style:style>
    <style:style style:name="ce224" style:family="table-cell" style:parent-style-name="Normal_32_2" style:data-style-name="N0">
      <style:table-cell-properties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225" style:family="table-cell" style:parent-style-name="Normal_32_2_32_10"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226"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27" style:family="table-cell" style:parent-style-name="Normal_32_2_32_10"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28" style:family="table-cell" style:parent-style-name="Default" style:data-style-name="N0">
      <style:table-cell-properties style:vertical-align="top" fo:wrap-option="wrap" fo:background-color="#FFFFFF"/>
      <style:text-properties style:font-name="Arial" style:font-name-asian="Arial" style:font-name-complex="Arial" fo:font-size="10pt" style:font-size-asian="10pt" style:font-size-complex="10pt"/>
    </style:style>
    <style:style style:name="ce229" style:family="table-cell" style:parent-style-name="Normal_32_2" style:data-style-name="N0">
      <style:table-cell-properties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30" style:family="table-cell" style:parent-style-name="Normal_32_2" style:data-style-name="N3">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31" style:family="table-cell" style:parent-style-name="Percent"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32" style:family="table-cell" style:parent-style-name="Normal_32_2" style:data-style-name="N0">
      <style:table-cell-properties fo:border-top="none" fo:border-bottom="thin dotted #000000" fo:border-left="none" fo:border-right="none" style:vertical-align="middl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33" style:family="table-cell" style:parent-style-name="Normal_32_2" style:data-style-name="N3">
      <style:table-cell-properties fo:border-top="none" fo:border-bottom="thin dotte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34" style:family="table-cell" style:parent-style-name="Percent" style:data-style-name="N38">
      <style:table-cell-properties fo:border-top="none" fo:border-bottom="thin dotte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35" style:family="table-cell" style:parent-style-name="Normal_32_2" style:data-style-name="N3">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36" style:family="table-cell" style:parent-style-name="Default" style:data-style-name="N0">
      <style:table-cell-properties style:vertical-align="middle" fo:background-color="#FFFFFF"/>
    </style:style>
    <style:style style:name="ce237" style:family="table-cell" style:parent-style-name="Normal_32_2" style:data-style-name="N3">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38" style:family="table-cell" style:parent-style-name="Percent"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39" style:family="table-cell" style:parent-style-name="Normal_32_2" style:data-style-name="N3">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40" style:family="table-cell" style:parent-style-name="Percent" style:data-style-name="N38">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41" style:family="table-cell" style:parent-style-name="Percent_32_2_32_2_32_4" style:data-style-name="N13">
      <style:table-cell-properties fo:background-color="#FFFFFF"/>
      <style:text-properties style:font-name="Arial" style:font-name-asian="Arial" style:font-name-complex="Arial" fo:font-size="10pt" style:font-size-asian="10pt" style:font-size-complex="10pt"/>
    </style:style>
    <style:style style:name="ce242" style:family="table-cell" style:parent-style-name="Normal_32_2"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43" style:family="table-cell" style:parent-style-name="Normal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44" style:family="table-cell" style:parent-style-name="Normal_32_2" style:data-style-name="N0">
      <style:table-cell-properties style:vertical-align="top" fo:wrap-option="wrap" fo:background-color="#FFFFFF"/>
      <style:text-properties style:font-name="Arial" style:font-name-asian="Arial" style:font-name-complex="Arial" fo:font-size="10pt" style:font-size-asian="10pt" style:font-size-complex="10pt"/>
    </style:style>
    <style:style style:name="ce245" style:family="table-cell" style:parent-style-name="Normal_32_2" style:data-style-name="N0">
      <style:table-cell-properties style:vertical-align="automatic" fo:background-color="#FFFFFF"/>
      <style:text-properties fo:color="#FF0000" style:font-name="Arial" style:font-name-asian="Arial" style:font-name-complex="Arial" fo:font-size="10pt" style:font-size-asian="10pt" style:font-size-complex="10pt"/>
    </style:style>
    <style:style style:name="ce246" style:family="table-cell" style:parent-style-name="Normal_32_2" style:data-style-name="N38">
      <style:table-cell-properties style:vertical-align="automatic" fo:background-color="#FFFFFF"/>
      <style:text-properties style:font-name="Arial" style:font-name-asian="Arial" style:font-name-complex="Arial" fo:font-size="10pt" style:font-size-asian="10pt" style:font-size-complex="10pt"/>
    </style:style>
    <style:style style:name="ce247" style:family="table-cell" style:parent-style-name="Normal_32_2" style:data-style-name="N36">
      <style:table-cell-properties style:vertical-align="automatic" fo:background-color="#FFFFFF"/>
      <style:text-properties style:font-name="Arial" style:font-name-asian="Arial" style:font-name-complex="Arial" fo:font-size="10pt" style:font-size-asian="10pt" style:font-size-complex="10pt"/>
    </style:style>
    <style:style style:name="ce248" style:family="table-cell" style:parent-style-name="Normal_32_2" style:data-style-name="N38">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49" style:family="table-cell" style:parent-style-name="Normal_32_2"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50" style:family="table-cell" style:parent-style-name="Normal_TAB_32_2.4"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51"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52" style:family="table-cell" style:parent-style-name="Comma_32_2"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53" style:family="table-cell" style:parent-style-name="Comma_32_2"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54" style:family="table-cell" style:parent-style-name="Normal_TAB_32_2.4"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255" style:family="table-cell" style:parent-style-name="Normal_TAB_32_2.4"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56" style:family="table-cell" style:parent-style-name="Comma_32_2"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57" style:family="table-cell" style:parent-style-name="Comma_32_2"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58" style:family="table-cell" style:parent-style-name="Normal_TAB_32_2.4"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59" style:family="table-cell" style:parent-style-name="Comma_32_2"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60" style:family="table-cell" style:parent-style-name="Comma_32_2" style:data-style-name="N39">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61" style:family="table-cell" style:parent-style-name="Comma_32_2"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62" style:family="table-cell" style:parent-style-name="Comma_32_2" style:data-style-name="N39">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63" style:family="table-cell" style:parent-style-name="Normal_TAB_32_2.4"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264" style:family="table-cell" style:parent-style-name="Normal_TAB_32_2.4"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65" style:family="table-cell" style:parent-style-name="Normal_TAB_32_2.4"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66" style:family="table-cell" style:parent-style-name="Normal_TAB_32_2.4"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67" style:family="table-cell" style:parent-style-name="Normal_32_2" style:data-style-name="N40">
      <style:table-cell-properties style:vertical-align="automatic" fo:background-color="#FFFFFF"/>
      <style:text-properties style:font-name="Arial" style:font-name-asian="Arial" style:font-name-complex="Arial" fo:font-size="10pt" style:font-size-asian="10pt" style:font-size-complex="10pt"/>
    </style:style>
    <style:style style:name="ce268" style:family="table-cell" style:parent-style-name="Normal_32_2_32_24"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269" style:family="table-cell" style:parent-style-name="Normal_32_2_32_24"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70" style:family="table-cell" style:parent-style-name="Percent"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71" style:family="table-cell" style:parent-style-name="Comma_32_2_32_10"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72" style:family="table-cell" style:parent-style-name="Percent"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73" style:family="table-cell" style:parent-style-name="Comma_32_2_32_10"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74" style:family="table-cell" style:parent-style-name="Normal_32_2_32_24" style:data-style-name="N37">
      <style:table-cell-properties style:vertical-align="automatic" fo:background-color="#FFFFFF"/>
      <style:text-properties style:font-name="Arial" style:font-name-asian="Arial" style:font-name-complex="Arial" fo:font-size="10pt" style:font-size-asian="10pt" style:font-size-complex="10pt"/>
    </style:style>
    <style:style style:name="ce275" style:family="table-cell" style:parent-style-name="Comma_32_2" style:data-style-name="N4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76" style:family="table-cell" style:parent-style-name="Normal_32_2" style:data-style-name="N3">
      <style:table-cell-properties style:vertical-align="automatic" fo:background-color="#FFFFFF"/>
      <style:text-properties fo:color="#FF0000" style:font-name="Arial" style:font-name-asian="Arial" style:font-name-complex="Arial" fo:font-size="10pt" style:font-size-asian="10pt" style:font-size-complex="10pt"/>
    </style:style>
    <style:style style:name="ce277" style:family="table-cell" style:parent-style-name="Percent_32_2_32_2_32_4" style:data-style-name="N13">
      <style:table-cell-properties fo:background-color="#FFFFFF"/>
      <style:text-properties fo:color="#FF0000" style:font-name="Arial" style:font-name-asian="Arial" style:font-name-complex="Arial" fo:font-size="10pt" style:font-size-asian="10pt" style:font-size-complex="10pt"/>
    </style:style>
    <style:style style:name="ce278" style:family="table-cell" style:parent-style-name="Normal_32_2"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279" style:family="table-cell" style:parent-style-name="Default" style:data-style-name="N0">
      <style:table-cell-properties fo:border-top="none" fo:border-bottom="thin solid #000000"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80" style:family="table-cell" style:parent-style-name="Normal_32_2" style:data-style-name="N0">
      <style:table-cell-properties fo:border-top="none" fo:border-bottom="thin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81" style:family="table-cell" style:parent-style-name="Normal_32_2"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82" style:family="table-cell" style:parent-style-name="Normal_32_2" style:data-style-name="N37">
      <style:table-cell-properties fo:border-top="thin solid #000000"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83" style:family="table-cell" style:parent-style-name="Normal_32_2"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84" style:family="table-cell" style:parent-style-name="Normal_32_2"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85" style:family="table-cell" style:parent-style-name="Normal_32_2"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86" style:family="table-cell" style:parent-style-name="Normal_32_2"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87" style:family="table-cell" style:parent-style-name="Normal_32_2" style:data-style-name="N37">
      <style:table-cell-properties fo:border-top="none" fo:border-bottom="thin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88" style:family="table-cell" style:parent-style-name="Bad"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89" style:family="table-cell" style:parent-style-name="Normal_32_5"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90" style:family="table-cell" style:parent-style-name="Normal_32_5"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291" style:family="table-cell" style:parent-style-name="Normal_32_5"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292" style:family="table-cell" style:parent-style-name="Explanatory_32_Text" style:data-style-name="N0">
      <style:table-cell-properties style:vertical-align="automatic" fo:background-color="#FFFFFF"/>
      <style:text-properties style:font-name="Arial" style:font-name-asian="Arial" style:font-name-complex="Arial"/>
    </style:style>
    <style:style style:name="ce293" style:family="table-cell" style:parent-style-name="Normal_32_5"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94" style:family="table-cell" style:parent-style-name="Default" style:data-style-name="N1">
      <style:table-cell-properties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295" style:family="table-cell" style:parent-style-name="Normal_Table_32_7.3_32_2" style:data-style-name="N0">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296" style:family="table-cell" style:parent-style-name="Normal_Table_32_7.3_32_2"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97" style:family="table-cell" style:parent-style-name="Normal_32_5" style:data-style-name="N3">
      <style:table-cell-properties style:vertical-align="top"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98" style:family="table-cell" style:parent-style-name="Default" style:data-style-name="N41">
      <style:table-cell-properties fo:background-color="#FFFFFF"/>
      <style:text-properties style:font-name="Arial" style:font-name-asian="Arial" style:font-name-complex="Arial" fo:font-size="10pt" style:font-size-asian="10pt" style:font-size-complex="10pt"/>
    </style:style>
    <style:style style:name="ce299" style:family="table-cell" style:parent-style-name="Normal_Table_32_7.3_32_2" style:data-style-name="N0">
      <style:table-cell-properties fo:border-top="none" fo:border-bottom="thin dashe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00" style:family="table-cell" style:parent-style-name="Default" style:data-style-name="N37">
      <style:table-cell-properties fo:border-top="none" fo:border-bottom="thin dashe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301" style:family="table-cell" style:parent-style-name="Normal_32_5" style:data-style-name="N37">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302" style:family="table-cell" style:parent-style-name="Normal_Table_32_7.3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03" style:family="table-cell" style:parent-style-name="Normal_32_5"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04" style:family="table-cell" style:parent-style-name="Normal_Table_32_7.3_32_2" style:data-style-name="N0">
      <style:table-cell-properties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05" style:family="table-cell" style:parent-style-name="Normal_32_5"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06" style:family="table-cell" style:parent-style-name="Normal_32_5" style:data-style-name="N3">
      <style:table-cell-properties style:vertical-align="top"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07" style:family="table-cell" style:parent-style-name="Normal_Table_32_7.3_32_2" style:data-style-name="N0">
      <style:table-cell-properties fo:border-top="thin solid #000000" fo:border-bottom="thin solid #000000" fo:border-left="none" fo:border-right="none" style:vertical-align="middle"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08" style:family="table-cell" style:parent-style-name="Normal_32_5" style:data-style-name="N37">
      <style:table-cell-properties fo:border-top="thin solid #000000"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09" style:family="table-cell" style:parent-style-name="Percent" style:data-style-name="N13">
      <style:table-cell-properties style:vertical-align="top"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10" style:family="table-cell" style:parent-style-name="Normal_32_5" style:data-style-name="N0">
      <style:table-cell-properties style:vertical-align="automatic" fo:background-color="#FFFFFF"/>
      <style:text-properties fo:color="#FF0000" style:font-name="Arial" style:font-name-asian="Arial" style:font-name-complex="Arial" fo:font-size="10pt" style:font-size-asian="10pt" style:font-size-complex="10pt"/>
    </style:style>
    <style:style style:name="ce311" style:family="table-cell" style:parent-style-name="Percent" style:data-style-name="N13">
      <style:table-cell-properties style:vertical-align="automatic" fo:background-color="#FFFFFF"/>
      <style:text-properties style:font-name="Arial" style:font-name-asian="Arial" style:font-name-complex="Arial" fo:font-size="10pt" style:font-size-asian="10pt" style:font-size-complex="10pt"/>
    </style:style>
    <style:style style:name="ce312" style:family="table-cell" style:parent-style-name="Normal_32_2" style:data-style-name="N0">
      <style:table-cell-properties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ce313" style:family="table-cell" style:parent-style-name="Normal_32_5" style:data-style-name="N0">
      <style:table-cell-properties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ce314" style:family="table-cell" style:parent-style-name="Normal_32_3"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315" style:family="table-cell" style:parent-style-name="Normal_32_5"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16"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17" style:family="table-cell" style:parent-style-name="Percent" style:data-style-name="N13">
      <style:table-cell-properties fo:background-color="#FFFFFF"/>
    </style:style>
    <style:style style:name="ce318" style:family="table-cell" style:parent-style-name="Percent" style:data-style-name="N38">
      <style:table-cell-properties fo:background-color="#FFFFFF"/>
      <style:text-properties style:font-name="Arial" style:font-name-asian="Arial" style:font-name-complex="Arial" fo:font-size="10pt" style:font-size-asian="10pt" style:font-size-complex="10pt"/>
    </style:style>
    <style:style style:name="ce319" style:family="table-cell" style:parent-style-name="Default" style:data-style-name="N0">
      <style:table-cell-properties fo:border-top="none" fo:border-bottom="thin solid #000000" fo:border-left="none" fo:border-right="none" fo:background-color="#FFFFFF"/>
      <style:text-properties style:font-name="Arial" style:font-name-asian="Arial" style:font-name-complex="Arial" fo:font-size="10pt" style:font-size-asian="10pt" style:font-size-complex="10pt"/>
    </style:style>
    <style:style style:name="ce320" style:family="table-cell" style:parent-style-name="Default" style:data-style-name="N0">
      <style:table-cell-properties fo:border-top="none" fo:border-bottom="thin solid #000000" fo:border-left="none" fo:border-right="none" style:vertical-align="middle" fo:background-color="#FFFFFF"/>
      <style:text-properties style:font-name="Arial" style:font-name-asian="Arial" style:font-name-complex="Arial" fo:font-size="10pt" style:font-size-asian="10pt" style:font-size-complex="10pt"/>
    </style:style>
    <style:style style:name="ce321" style:family="table-cell" style:parent-style-name="Percent" style:data-style-name="N38">
      <style:table-cell-properties fo:border-top="none" fo:border-bottom="thin solid #000000" fo:border-left="none" fo:border-right="none" fo:background-color="#FFFFFF"/>
      <style:text-properties style:font-name="Arial" style:font-name-asian="Arial" style:font-name-complex="Arial" fo:font-size="10pt" style:font-size-asian="10pt" style:font-size-complex="10pt"/>
    </style:style>
    <style:style style:name="ce322" style:family="table-cell" style:parent-style-name="Default" style:data-style-name="N0">
      <style:table-cell-properties fo:border-top="thin solid #000000" fo:border-bottom="none" fo:border-left="none" fo:border-right="none" style:vertical-align="middl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23" style:family="table-cell" style:parent-style-name="Percent" style:data-style-name="N13">
      <style:table-cell-properties fo:border-top="none" fo:border-bottom="thin solid #000000" fo:border-left="none" fo:border-right="none" fo:background-color="#FFFFFF"/>
      <style:text-properties style:font-name="Arial" style:font-name-asian="Arial" style:font-name-complex="Arial" fo:font-size="10pt" style:font-size-asian="10pt" style:font-size-complex="10pt"/>
    </style:style>
    <style:style style:name="ce324" style:family="table-cell" style:parent-style-name="Default" style:data-style-name="N38">
      <style:table-cell-properties style:vertical-align="automatic" fo:background-color="#FFFFFF"/>
      <style:text-properties style:font-name="Arial" style:font-name-asian="Arial" style:font-name-complex="Arial" fo:font-size="10pt" style:font-size-asian="10pt" style:font-size-complex="10pt"/>
    </style:style>
    <style:style style:name="ce325" style:family="table-cell" style:parent-style-name="Defaul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26" style:family="table-cell" style:parent-style-name="Default"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27"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28" style:family="table-cell" style:parent-style-name="Default" style:data-style-name="N42">
      <style:table-cell-properties style:vertical-align="top"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ce329" style:family="table-cell" style:parent-style-name="Bad" style:data-style-name="N0">
      <style:table-cell-properties style:vertical-align="top" fo:wrap-option="wrap" fo:background-color="#FFFFFF"/>
      <style:text-properties fo:color="#000000" style:font-name="Arial" style:font-name-asian="Arial" style:font-name-complex="Arial" fo:font-size="10pt" style:font-size-asian="10pt" style:font-size-complex="10pt"/>
    </style:style>
    <style:style style:name="ce330" style:family="table-cell" style:parent-style-name="Heading_32_1" style:data-style-name="N0">
      <style:table-cell-properties style:vertical-align="to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331" style:family="table-cell" style:parent-style-name="Heading_32_1" style:data-style-name="N0">
      <style:table-cell-properties style:vertical-align="top" fo:background-color="#FFFFFF" style:repeat-content="false"/>
      <style:paragraph-properties fo:text-align="start" fo:margin-left="0cm"/>
      <style:text-properties style:font-name="Arial" style:font-name-asian="Arial" style:font-name-complex="Arial" fo:font-weight="normal" style:font-weight-asian="normal" style:font-weight-complex="normal"/>
    </style:style>
    <style:style style:name="ce332" style:family="table-cell" style:parent-style-name="Normal_TAB_32_2.4"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33" style:family="table-cell" style:parent-style-name="Percent" style:data-style-name="N1">
      <style:table-cell-properties fo:background-color="#FFFFFF"/>
    </style:style>
    <style:style style:name="ce334" style:family="table-cell" style:parent-style-name="Default" style:data-style-name="N37">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35" style:family="table-cell" style:parent-style-name="Percent" style:data-style-name="N1">
      <style:table-cell-properties fo:background-color="#FFFFFF"/>
      <style:text-properties fo:font-weight="bold" style:font-weight-asian="bold" style:font-weight-complex="bold"/>
    </style:style>
    <style:style style:name="ce336" style:family="table-cell" style:parent-style-name="Default" style:data-style-name="N0">
      <style:table-cell-properties fo:background-color="#FFFFFF"/>
      <style:text-properties fo:font-weight="bold" style:font-weight-asian="bold" style:font-weight-complex="bold"/>
    </style:style>
    <style:style style:name="ce337" style:family="table-cell" style:parent-style-name="Defaul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38" style:family="table-cell" style:parent-style-name="Normal_TAB_32_2.4"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339" style:family="table-cell" style:parent-style-name="Default" style:data-style-name="N37">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40" style:family="table-cell" style:parent-style-name="Default"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41" style:family="table-cell" style:parent-style-name="Comma_32_3"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42" style:family="table-cell" style:parent-style-name="Normal_Copy_32_of_32_criminal-stats-2008-chapter-6" style:data-style-name="N42">
      <style:table-cell-properties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343" style:family="table-cell" style:parent-style-name="Normal_Copy_32_of_32_criminal-stats-2008-chapter-6" style:data-style-name="N42">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344" style:family="table-cell" style:parent-style-name="Default" style:data-style-name="N43">
      <style:table-cell-properties style:vertical-align="automatic" fo:background-color="#FFFFFF"/>
      <style:text-properties style:font-name="Arial" style:font-name-asian="Arial" style:font-name-complex="Arial" fo:font-size="10pt" style:font-size-asian="10pt" style:font-size-complex="10pt"/>
    </style:style>
    <style:style style:name="ce345" style:family="table-cell" style:parent-style-name="Heading_32_1" style:data-style-name="N42">
      <style:table-cell-properties style:vertical-align="automatic" fo:background-color="#FFFFFF" style:cell-protect="none"/>
      <style:text-properties style:font-name="Arial" style:font-name-asian="Arial" style:font-name-complex="Arial" fo:font-weight="bold" style:font-weight-asian="bold" style:font-weight-complex="bold"/>
    </style:style>
    <style:style style:name="ce346" style:family="table-cell" style:parent-style-name="Normal_Copy_32_of_32_criminal-stats-2008-chapter-6" style:data-style-name="N42">
      <style:table-cell-properties style:vertical-align="automatic" fo:background-color="#FFFFFF" style:cell-protect="none"/>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47" style:family="table-cell" style:parent-style-name="Heading_32_1" style:data-style-name="N42">
      <style:table-cell-properties style:vertical-align="automatic" fo:background-color="#FFFFFF" style:cell-protect="none"/>
      <style:text-properties style:font-name="Arial" style:font-name-asian="Arial" style:font-name-complex="Arial" fo:font-weight="normal" style:font-weight-asian="normal" style:font-weight-complex="normal"/>
    </style:style>
    <style:style style:name="ce348" style:family="table-cell" style:parent-style-name="Default" style:data-style-name="N42">
      <style:table-cell-properties fo:border-top="none" fo:border-bottom="thin solid #000000" fo:border-left="none" fo:border-right="none" fo:background-color="#FFFFFF" style:cell-protect="none"/>
      <style:text-properties style:font-name="Arial" style:font-name-asian="Arial" style:font-name-complex="Arial" fo:font-size="10pt" style:font-size-asian="10pt" style:font-size-complex="10pt" fo:font-weight="bold" style:font-weight-asian="bold" style:font-weight-complex="bold"/>
    </style:style>
    <style:style style:name="ce349" style:family="table-cell" style:parent-style-name="Comma_32_3" style:data-style-name="N4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50" style:family="table-cell" style:parent-style-name="Default" style:data-style-name="N41">
      <style:table-cell-properties fo:background-color="#FFFFFF"/>
      <style:text-properties fo:color="#FF0000"/>
    </style:style>
    <style:style style:name="ce351" style:family="table-cell" style:parent-style-name="Comma_32_3" style:data-style-name="N41">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52" style:family="table-cell" style:parent-style-name="Normal_TAB_32_2.4" style:data-style-name="N0">
      <style:table-cell-properties fo:border-top="thin solid #000000"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53" style:family="table-cell" style:parent-style-name="Comma_32_3" style:data-style-name="N41">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54" style:family="table-cell" style:parent-style-name="Normal_32_3"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55" style:family="table-cell" style:parent-style-name="Normal_TAB_32_2.4"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56" style:family="table-cell" style:parent-style-name="Comma_32_3" style:data-style-name="N4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57" style:family="table-cell" style:parent-style-name="Percent" style:data-style-name="N13">
      <style:table-cell-properties fo:background-color="#FFFFFF"/>
      <style:text-properties fo:font-weight="bold" style:font-weight-asian="bold" style:font-weight-complex="bold"/>
    </style:style>
    <style:style style:name="ce358" style:family="table-cell" style:parent-style-name="Percent" style:data-style-name="N44">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59" style:family="table-cell" style:parent-style-name="Comma_32_3" style:data-style-name="N41">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60" style:family="table-cell" style:parent-style-name="Default" style:data-style-name="N42">
      <style:table-cell-properties style:vertical-align="automatic" fo:background-color="#FFFFFF" style:cell-protect="none"/>
      <style:text-properties style:font-name="Arial" style:font-name-asian="Arial" style:font-name-complex="Arial" fo:font-size="10pt" style:font-size-asian="10pt" style:font-size-complex="10pt"/>
    </style:style>
    <style:style style:name="ce361" style:family="table-cell" style:parent-style-name="Heading_32_1" style:data-style-name="N42">
      <style:table-cell-properties style:vertical-align="top" fo:background-color="#FFFFFF" style:cell-protect="none"/>
      <style:text-properties style:font-name="Arial" style:font-name-asian="Arial" style:font-name-complex="Arial" fo:font-weight="bold" style:font-weight-asian="bold" style:font-weight-complex="bold"/>
    </style:style>
    <style:style style:name="ce362" style:family="table-cell" style:parent-style-name="Default" style:data-style-name="N42">
      <style:table-cell-properties style:vertical-align="top" fo:background-color="#FFFFFF" style:cell-protect="none"/>
      <style:text-properties style:font-name="Arial" style:font-name-asian="Arial" style:font-name-complex="Arial" fo:font-weight="bold" style:font-weight-asian="bold" style:font-weight-complex="bold"/>
    </style:style>
    <style:style style:name="ce363" style:family="table-cell" style:parent-style-name="Heading_32_1" style:data-style-name="N42">
      <style:table-cell-properties style:vertical-align="top" fo:background-color="#FFFFFF" style:cell-protect="none"/>
      <style:text-properties style:font-name="Arial" style:font-name-asian="Arial" style:font-name-complex="Arial" fo:font-weight="normal" style:font-weight-asian="normal" style:font-weight-complex="normal"/>
    </style:style>
    <style:style style:name="ce364" style:family="table-cell" style:parent-style-name="Default" style:data-style-name="N0">
      <style:table-cell-properties fo:background-color="#FFFFFF"/>
      <style:text-properties fo:color="#C0C0C0" style:font-name="Arial" style:font-name-asian="Arial" style:font-name-complex="Arial" fo:font-size="10pt" style:font-size-asian="10pt" style:font-size-complex="10pt"/>
    </style:style>
    <style:style style:name="ce365" style:family="table-cell" style:parent-style-name="Default" style:data-style-name="N36">
      <style:table-cell-properties fo:background-color="#FFFFFF"/>
      <style:text-properties style:font-name="Arial" style:font-name-asian="Arial" style:font-name-complex="Arial" fo:font-size="10pt" style:font-size-asian="10pt" style:font-size-complex="10pt"/>
    </style:style>
    <style:style style:name="ce366" style:family="table-cell" style:parent-style-name="Percent" style:data-style-name="N36">
      <style:table-cell-properties fo:background-color="#FFFFFF"/>
      <style:text-properties style:font-name="Arial" style:font-name-asian="Arial" style:font-name-complex="Arial" fo:font-size="10pt" style:font-size-asian="10pt" style:font-size-complex="10pt"/>
    </style:style>
    <style:style style:name="ce367" style:family="table-cell" style:parent-style-name="Percent" style:data-style-name="N36">
      <style:table-cell-properties fo:border-top="thin solid #000000" fo:border-bottom="thin solid #000000"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68" style:family="table-cell" style:parent-style-name="Normal_32_3"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69" style:family="table-cell" style:parent-style-name="Percent" style:data-style-name="N36">
      <style:table-cell-properties fo:border-top="none" fo:border-bottom="thin solid #000000" fo:border-left="none" fo:border-right="none" fo:background-color="#FFFFFF"/>
      <style:text-properties style:font-name="Arial" style:font-name-asian="Arial" style:font-name-complex="Arial" fo:font-size="10pt" style:font-size-asian="10pt" style:font-size-complex="10pt"/>
    </style:style>
    <style:style style:name="ce370" style:family="table-cell" style:parent-style-name="Normal_32_3" style:data-style-name="N42">
      <style:table-cell-properties fo:border-top="none" fo:border-bottom="thin solid #000000" fo:border-left="none" fo:border-right="none"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71" style:family="table-cell" style:parent-style-name="Percent" style:data-style-name="N36">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72" style:family="table-cell" style:parent-style-name="Default" style:data-style-name="N38">
      <style:table-cell-properties fo:background-color="#FFFFFF"/>
      <style:text-properties fo:font-weight="bold" style:font-weight-asian="bold" style:font-weight-complex="bold"/>
    </style:style>
    <style:style style:name="ce373" style:family="table-cell" style:parent-style-name="Default" style:data-style-name="N38">
      <style:table-cell-properties fo:background-color="#FFFFFF"/>
    </style:style>
    <style:style style:name="ce374" style:family="table-cell" style:parent-style-name="Default" style:data-style-name="N36">
      <style:table-cell-properties fo:background-color="#FFFFFF"/>
    </style:style>
    <style:style style:name="ce375" style:family="table-cell" style:parent-style-name="Default" style:data-style-name="N42">
      <style:table-cell-properties fo:border-top="thin solid #000000" fo:border-bottom="thin solid #000000" fo:border-left="none" fo:border-right="none"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76" style:family="table-cell" style:parent-style-name="Percent" style:data-style-name="N36">
      <style:table-cell-properties fo:border-top="thin solid #000000" fo:border-bottom="thin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77" style:family="table-cell" style:parent-style-name="Default" style:data-style-name="N42">
      <style:table-cell-properties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ce378" style:family="table-cell" style:parent-style-name="Normal_Copy_32_of_32_criminal-stats-2008-chapter-6" style:data-style-name="N0">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379" style:family="table-cell" style:parent-style-name="Heading_32_1" style:data-style-name="N0">
      <style:table-cell-properties style:vertical-align="middle" fo:background-color="#FFFFFF"/>
      <style:text-properties style:font-name="Arial" style:font-name-asian="Arial" style:font-name-complex="Arial" fo:font-weight="bold" style:font-weight-asian="bold" style:font-weight-complex="bold"/>
    </style:style>
    <style:style style:name="ce380" style:family="table-cell" style:parent-style-name="Heading_32_1" style:data-style-name="N0">
      <style:table-cell-properties style:vertical-align="middle" fo:background-color="#FFFFFF"/>
      <style:text-properties style:font-name="Arial" style:font-name-asian="Arial" style:font-name-complex="Arial" fo:font-weight="normal" style:font-weight-asian="normal" style:font-weight-complex="normal"/>
    </style:style>
    <style:style style:name="ce381"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82" style:family="table-cell" style:parent-style-name="Default" style:data-style-name="N0">
      <style:table-cell-properties style:vertical-align="automatic" fo:background-color="#FFFFFF" style:repeat-content="false"/>
      <style:paragraph-properties fo:text-align="start" fo:margin-left="0cm"/>
      <style:text-properties fo:color="#FF0000" style:font-name="Arial" style:font-name-asian="Arial" style:font-name-complex="Arial" fo:font-size="10pt" style:font-size-asian="10pt" style:font-size-complex="10pt" fo:font-weight="bold" style:font-weight-asian="bold" style:font-weight-complex="bold"/>
    </style:style>
    <style:style style:name="ce383" style:family="table-cell" style:parent-style-name="Default" style:data-style-name="N0">
      <style:table-cell-properties fo:border-top="none" fo:border-bottom="thin solid #000000" fo:border-left="none" fo:border-right="none"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84" style:family="table-cell" style:parent-style-name="Default" style:data-style-name="N0">
      <style:table-cell-properties style:vertical-align="automatic"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ce385" style:family="table-cell" style:parent-style-name="Default" style:data-style-name="N4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86" style:family="table-cell" style:parent-style-name="Default" style:data-style-name="N41">
      <style:table-cell-properties fo:background-color="#FFFFFF"/>
    </style:style>
    <style:style style:name="ce387" style:family="table-cell" style:parent-style-name="Default" style:data-style-name="N42">
      <style:table-cell-properties fo:border-top="thin solid #000000" fo:border-bottom="thin solid #000000" fo:border-left="none" fo:border-right="none" style:vertical-align="automatic" fo:wrap-option="wrap"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88" style:family="table-cell" style:parent-style-name="Default" style:data-style-name="N41">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89" style:family="table-cell" style:parent-style-name="Default" style:data-style-name="N41">
      <style:table-cell-properties fo:background-color="#FFFFFF"/>
      <style:text-properties fo:font-weight="bold" style:font-weight-asian="bold" style:font-weight-complex="bold"/>
    </style:style>
    <style:style style:name="ce390" style:family="table-cell" style:parent-style-name="Percent" style:data-style-name="N44">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91" style:family="table-cell" style:parent-style-name="Default" style:data-style-name="N37">
      <style:table-cell-properties fo:border-top="thin solid #000000"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92" style:family="table-cell" style:parent-style-name="Default" style:data-style-name="N41">
      <style:table-cell-properties fo:border-top="thin solid #000000"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93" style:family="table-cell" style:parent-style-name="Default" style:data-style-name="N0">
      <style:table-cell-properties fo:border-top="thin solid #000000" fo:border-bottom="thin solid #000000" fo:border-left="none" fo:border-right="none"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94" style:family="table-cell" style:parent-style-name="Default" style:data-style-name="N41">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95" style:family="table-cell" style:parent-style-name="Default" style:data-style-name="N45">
      <style:table-cell-properties fo:background-color="#FFFFFF"/>
      <style:text-properties style:font-name="Arial" style:font-name-asian="Arial" style:font-name-complex="Arial"/>
    </style:style>
    <style:style style:name="ce396" style:family="table-cell" style:parent-style-name="Default" style:data-style-name="N1">
      <style:table-cell-properties fo:background-color="#FFFFFF"/>
      <style:text-properties style:font-name="Arial" style:font-name-asian="Arial" style:font-name-complex="Arial"/>
    </style:style>
    <style:style style:name="ce397" style:family="table-cell" style:parent-style-name="Heading_32_1" style:data-style-name="N0">
      <style:table-cell-properties style:vertical-align="top" fo:background-color="#FFFFFF"/>
      <style:text-properties style:font-name="Arial" style:font-name-asian="Arial" style:font-name-complex="Arial" fo:font-weight="bold" style:font-weight-asian="bold" style:font-weight-complex="bold"/>
    </style:style>
    <style:style style:name="ce398" style:family="table-cell" style:parent-style-name="Normal_32_4"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399" style:family="table-cell" style:parent-style-name="Normal_32_4" style:data-style-name="N0">
      <style:table-cell-properties style:vertical-align="automatic" fo:background-color="#FFFFFF"/>
      <style:text-properties fo:color="#FF0000" style:font-name="Arial" style:font-name-asian="Arial" style:font-name-complex="Arial" fo:font-size="10pt" style:font-size-asian="10pt" style:font-size-complex="10pt"/>
    </style:style>
    <style:style style:name="ce400" style:family="table-cell" style:parent-style-name="Normal_32_4" style:data-style-name="N1">
      <style:table-cell-properties style:vertical-align="automatic" fo:background-color="#FFFFFF"/>
      <style:text-properties style:font-name="Arial" style:font-name-asian="Arial" style:font-name-complex="Arial" fo:font-size="10pt" style:font-size-asian="10pt" style:font-size-complex="10pt"/>
    </style:style>
    <style:style style:name="ce401" style:family="table-cell" style:parent-style-name="Normal_32_4"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9pt" style:font-size-asian="9pt" style:font-size-complex="9pt" fo:font-weight="bold" style:font-weight-asian="bold" style:font-weight-complex="bold"/>
    </style:style>
    <style:style style:name="ce402" style:family="table-cell" style:parent-style-name="Normal_32_4"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03" style:family="table-cell" style:parent-style-name="Normal_32_4"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04" style:family="table-cell" style:parent-style-name="Normal_32_4" style:data-style-name="N0">
      <style:table-cell-properties fo:border-top="none" fo:border-bottom="thin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05" style:family="table-cell" style:parent-style-name="Default" style:data-style-name="N0">
      <style:table-cell-properties style:vertical-align="automatic" fo:background-color="#FFFFFF"/>
      <style:text-properties style:font-name="Arial" style:font-name-asian="Arial" style:font-name-complex="Arial" fo:font-size="9pt" style:font-size-asian="9pt" style:font-size-complex="9pt"/>
    </style:style>
    <style:style style:name="ce406" style:family="table-cell" style:parent-style-name="Normal_32_4"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07" style:family="table-cell" style:parent-style-name="Normal_32_4" style:data-style-name="N37">
      <style:table-cell-properties fo:border-top="none"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08" style:family="table-cell" style:parent-style-name="Normal_32_4"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09" style:family="table-cell" style:parent-style-name="Default"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9pt" style:font-size-asian="9pt" style:font-size-complex="9pt"/>
    </style:style>
    <style:style style:name="ce410" style:family="table-cell" style:parent-style-name="Normal_32_4"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11" style:family="table-cell" style:parent-style-name="Normal_32_4" style:data-style-name="N37">
      <style:table-cell-properties fo:border-top="none" fo:border-bottom="thin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12" style:family="table-cell" style:parent-style-name="Default"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size="9pt" style:font-size-asian="9pt" style:font-size-complex="9pt" fo:font-weight="bold" style:font-weight-asian="bold" style:font-weight-complex="bold"/>
    </style:style>
    <style:style style:name="ce413" style:family="table-cell" style:parent-style-name="Normal_32_4"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14" style:family="table-cell" style:parent-style-name="Normal_32_4"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15" style:family="table-cell" style:parent-style-name="Normal_32_4" style:data-style-name="N37">
      <style:table-cell-properties fo:border-top="none" fo:border-bottom="thin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16" style:family="table-cell" style:parent-style-name="Normal_32_4" style:data-style-name="N39">
      <style:table-cell-properties fo:border-top="thin solid #000000" fo:border-bottom="thin solid #000000" fo:border-left="thin solid #000000"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17" style:family="table-cell" style:parent-style-name="Normal_32_4" style:data-style-name="N39">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18" style:family="table-cell" style:parent-style-name="Normal_32_4" style:data-style-name="N0">
      <style:table-cell-properties fo:border-top="thin solid #000000"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19" style:family="table-cell" style:parent-style-name="Default"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9pt" style:font-size-asian="9pt" style:font-size-complex="9pt" fo:font-weight="bold" style:font-weight-asian="bold" style:font-weight-complex="bold"/>
    </style:style>
    <style:style style:name="ce420" style:family="table-cell" style:parent-style-name="Normal_32_4" style:data-style-name="N3">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21" style:family="table-cell" style:parent-style-name="Normal_32_4" style:data-style-name="N46">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22" style:family="table-cell" style:parent-style-name="Default" style:data-style-name="N0">
      <style:table-cell-properties style:vertical-align="automatic" fo:background-color="#FFFFFF" style:repeat-content="false"/>
      <style:paragraph-properties fo:text-align="end" fo:margin-right="0cm"/>
    </style:style>
    <style:style style:name="ce423" style:family="table-cell" style:parent-style-name="Default" style:data-style-name="N0">
      <style:table-cell-properties style:vertical-align="middle" fo:wrap-option="wrap" fo:background-color="#FFFFFF" style:repeat-content="false"/>
      <style:paragraph-properties fo:text-align="start" fo:margin-left="0cm"/>
      <style:text-properties fo:color="#112277" style:font-name="Arial" style:font-name-asian="Arial" style:font-name-complex="Arial" fo:font-size="12pt" style:font-size-asian="12pt" style:font-size-complex="12pt" fo:font-weight="bold" style:font-weight-asian="bold" style:font-weight-complex="bold"/>
    </style:style>
    <style:style style:name="ce424" style:family="table-cell" style:parent-style-name="Default" style:data-style-name="N0">
      <style:table-cell-properties style:vertical-align="middle" fo:wrap-option="wrap" fo:background-color="#FFFFFF" style:repeat-content="false"/>
      <style:paragraph-properties fo:text-align="center"/>
      <style:text-properties fo:color="#112277" style:font-name="Arial" style:font-name-asian="Arial" style:font-name-complex="Arial" fo:font-size="10pt" style:font-size-asian="10pt" style:font-size-complex="10pt" fo:font-weight="bold" style:font-weight-asian="bold" style:font-weight-complex="bold"/>
    </style:style>
    <style:style style:name="ce425" style:family="table-cell" style:parent-style-name="Heading_32_1" style:data-style-name="N0">
      <style:table-cell-properties style:vertical-align="top" fo:wrap-option="wrap" fo:background-color="#FFFFFF"/>
      <style:text-properties style:font-name="Arial" style:font-name-asian="Arial" style:font-name-complex="Arial" fo:font-weight="bold" style:font-weight-asian="bold" style:font-weight-complex="bold"/>
    </style:style>
    <style:style style:name="ce426" style:family="table-cell" style:parent-style-name="Heading_32_1" style:data-style-name="N0">
      <style:table-cell-properties style:vertical-align="top" fo:background-color="#FFFFFF"/>
      <style:text-properties style:font-name="Arial" style:font-name-asian="Arial" style:font-name-complex="Arial" fo:font-weight="normal" style:font-weight-asian="normal" style:font-weight-complex="normal"/>
    </style:style>
    <style:style style:name="ce427" style:family="table-cell" style:parent-style-name="Default"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28"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429" style:family="table-cell" style:parent-style-name="Default" style:data-style-name="N0">
      <style:table-cell-properties style:vertical-align="top" fo:wrap-option="wrap" fo:background-color="#FFFFFF" style:repeat-content="false"/>
      <style:paragraph-properties fo:text-align="start" fo:margin-left="0cm"/>
      <style:text-properties fo:color="#112277" style:font-name="Arial" style:font-name-asian="Arial" style:font-name-complex="Arial" fo:font-size="10pt" style:font-size-asian="10pt" style:font-size-complex="10pt" fo:font-weight="bold" style:font-weight-asian="bold" style:font-weight-complex="bold"/>
    </style:style>
    <style:style style:name="ce430" style:family="table-cell" style:parent-style-name="Normal_32_4" style:data-style-name="N37">
      <style:table-cell-properties fo:border-top="thin solid #000000" fo:border-bottom="none"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31" style:family="table-cell" style:parent-style-name="Normal_32_4" style:data-style-name="N4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32" style:family="table-cell" style:parent-style-name="Default"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33" style:family="table-cell" style:parent-style-name="Normal_32_4" style:data-style-name="N37">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34" style:family="table-cell" style:parent-style-name="Normal_32_4" style:data-style-name="N37">
      <style:table-cell-properties fo:border-top="thin solid #000000" fo:border-bottom="thin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35" style:family="table-cell" style:parent-style-name="Normal_32_4" style:data-style-name="N46">
      <style:table-cell-properties fo:border-top="thin solid #000000" fo:border-bottom="thin solid #000000"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36" style:family="table-cell" style:parent-style-name="Normal_32_4" style:data-style-name="N46">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37" style:family="table-cell" style:parent-style-name="Default"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438" style:family="table-cell" style:parent-style-name="Default" style:data-style-name="N46">
      <style:table-cell-properties fo:background-color="#FFFFFF"/>
      <style:text-properties style:font-name="Arial" style:font-name-asian="Arial" style:font-name-complex="Arial"/>
    </style:style>
    <style:style style:name="ce439" style:family="table-cell" style:parent-style-name="Normal_32_4"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440" style:family="table-cell" style:parent-style-name="Normal_32_4" style:data-style-name="N0">
      <style:table-cell-properties fo:border-top="none" fo:border-bottom="thin solid #000000" fo:border-left="none" fo:border-right="none"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41" style:family="table-cell" style:parent-style-name="Default"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42" style:family="table-cell" style:parent-style-name="Normal_32_4"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43" style:family="table-cell" style:parent-style-name="Normal_32_4"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44" style:family="table-cell" style:parent-style-name="Default" style:data-style-name="N0">
      <style:table-cell-properties fo:border-top="thin solid #000000" fo:border-bottom="thin solid #000000"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45" style:family="table-cell" style:parent-style-name="Normal_32_4" style:data-style-name="N3">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46" style:family="table-cell" style:parent-style-name="Default" style:data-style-name="N0">
      <style:table-cell-properties style:vertical-align="top" fo:background-color="#FFFFFF"/>
    </style:style>
    <style:style style:name="ce447" style:family="table-cell" style:parent-style-name="Heading_32_1" style:data-style-name="N3">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448" style:family="table-cell" style:parent-style-name="Normal_32_4"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49" style:family="table-cell" style:parent-style-name="Normal_32_4"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50" style:family="table-cell" style:parent-style-name="Normal_32_4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451" style:family="table-cell" style:parent-style-name="Normal_32_4"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52" style:family="table-cell" style:parent-style-name="Comma" style:data-style-name="N40">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453" style:family="table-cell" style:parent-style-name="Comma" style:data-style-name="N40">
      <style:table-cell-properties fo:border-top="none" fo:border-bottom="none" fo:border-left="none" fo:border-right="thin solid #000000" style:vertical-align="automatic" fo:wrap-option="wrap" fo:background-color="#FFFFFF"/>
      <style:text-properties style:font-name="Arial" style:font-name-asian="Arial" style:font-name-complex="Arial" fo:font-size="10pt" style:font-size-asian="10pt" style:font-size-complex="10pt"/>
    </style:style>
    <style:style style:name="ce454" style:family="table-cell" style:parent-style-name="Default" style:data-style-name="N45">
      <style:table-cell-properties fo:background-color="#FFFFFF"/>
    </style:style>
    <style:style style:name="ce455" style:family="table-cell" style:parent-style-name="Normal_32_4"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56" style:family="table-cell" style:parent-style-name="Comma" style:data-style-name="N40">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57" style:family="table-cell" style:parent-style-name="Default" style:data-style-name="N3">
      <style:table-cell-properties fo:background-color="#FFFFFF"/>
    </style:style>
    <style:style style:name="ce458" style:family="table-cell" style:parent-style-name="Normal_32_4" style:data-style-name="N3">
      <style:table-cell-properties fo:border-top="thin solid #000000" fo:border-bottom="thin solid #000000"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59" style:family="table-cell" style:parent-style-name="Normal_32_4" style:data-style-name="N0">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style>
    <style:style style:name="ce460" style:family="table-cell" style:parent-style-name="Normal_32_4" style:data-style-name="N36">
      <style:table-cell-properties style:vertical-align="automatic" fo:background-color="#FFFFFF"/>
      <style:text-properties style:font-name="Arial" style:font-name-asian="Arial" style:font-name-complex="Arial" fo:font-size="10pt" style:font-size-asian="10pt" style:font-size-complex="10pt"/>
    </style:style>
    <style:style style:name="ce461" style:family="table-cell" style:parent-style-name="Normal_32_4" style:data-style-name="N36">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462" style:family="table-cell" style:parent-style-name="Normal_32_4"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63" style:family="table-cell" style:parent-style-name="Normal_32_4" style:data-style-name="N0">
      <style:table-cell-properties fo:border-top="thin solid #000000" fo:border-bottom="thin solid #000000" fo:border-left="none" fo:border-right="none" style:vertical-align="middl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64" style:family="table-cell" style:parent-style-name="Normal_32_4" style:data-style-name="N36">
      <style:table-cell-properties fo:border-top="thin solid #000000" fo:border-bottom="thin solid #000000" fo:border-left="none" fo:border-right="none" style:vertical-align="middl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65" style:family="table-cell" style:parent-style-name="Normal_32_4" style:data-style-name="N36">
      <style:table-cell-properties fo:border-top="thin solid #000000" fo:border-bottom="thin solid #000000" fo:border-left="none" fo:border-right="thin solid #000000" style:vertical-align="middl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66" style:family="table-cell" style:parent-style-name="Default" style:data-style-name="N0">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67" style:family="table-cell" style:parent-style-name="Comma_32_2" style:data-style-name="N40">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68" style:family="table-cell" style:parent-style-name="Comma_32_2" style:data-style-name="N40">
      <style:table-cell-properties fo:background-color="#FFFFFF"/>
      <style:text-properties style:font-name="Arial" style:font-name-asian="Arial" style:font-name-complex="Arial" fo:font-size="10pt" style:font-size-asian="10pt" style:font-size-complex="10pt"/>
    </style:style>
    <style:style style:name="ce469" style:family="table-cell" style:parent-style-name="Default" style:data-style-name="N0">
      <style:table-cell-properties fo:border-top="none" fo:border-bottom="thin solid #000000" fo:border-left="none" fo:border-right="none"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470" style:family="table-cell" style:parent-style-name="Comma_32_2" style:data-style-name="N48">
      <style:table-cell-properties fo:border-top="none" fo:border-bottom="thin solid #000000" fo:border-left="none" fo:border-right="none"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471" style:family="table-cell" style:parent-style-name="Default" style:data-style-name="N0">
      <style:table-cell-properties fo:background-color="#FFFFFF"/>
      <style:text-properties style:font-name="Arial" style:font-name-asian="Arial" style:font-name-complex="Arial" fo:font-style="italic" style:font-style-asian="italic" style:font-style-complex="italic"/>
    </style:style>
    <style:style style:name="ce472" style:family="table-cell" style:parent-style-name="Default" style:data-style-name="N48">
      <style:table-cell-properties fo:background-color="#FFFFFF"/>
      <style:text-properties style:font-name="Arial" style:font-name-asian="Arial" style:font-name-complex="Arial" fo:font-style="italic" style:font-style-asian="italic" style:font-style-complex="italic"/>
    </style:style>
    <style:style style:name="ce473" style:family="table-cell" style:parent-style-name="Percent" style:data-style-name="N13">
      <style:table-cell-properties fo:background-color="#FFFFFF"/>
      <style:text-properties style:font-name="Arial" style:font-name-asian="Arial" style:font-name-complex="Arial" fo:font-weight="bold" style:font-weight-asian="bold" style:font-weight-complex="bold"/>
    </style:style>
    <style:style style:name="ce474" style:family="table-cell" style:parent-style-name="Comma_32_2" style:data-style-name="N4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475" style:family="table-cell" style:parent-style-name="Default" style:data-style-name="N0">
      <style:table-cell-properties style:vertical-align="top" fo:background-color="#FFFFFF"/>
      <style:text-properties style:font-name="Arial" style:font-name-asian="Arial" style:font-name-complex="Arial" fo:font-weight="bold" style:font-weight-asian="bold" style:font-weight-complex="bold"/>
    </style:style>
    <style:style style:name="ce476" style:family="table-cell" style:parent-style-name="Default" style:data-style-name="N3">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77" style:family="table-cell" style:parent-style-name="Default" style:data-style-name="N3">
      <style:table-cell-properties fo:background-color="#FFFFFF"/>
      <style:text-properties style:font-name="Arial" style:font-name-asian="Arial" style:font-name-complex="Arial" fo:font-size="10pt" style:font-size-asian="10pt" style:font-size-complex="10pt"/>
    </style:style>
    <style:style style:name="ce478" style:family="table-cell" style:parent-style-name="Default" style:data-style-name="N46">
      <style:table-cell-properties fo:border-top="none" fo:border-bottom="thin solid #000000" fo:border-left="none" fo:border-right="none"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479" style:family="table-cell" style:parent-style-name="Default"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80" style:family="table-cell" style:parent-style-name="Default"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81" style:family="table-cell" style:parent-style-name="Default"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482" style:family="table-cell" style:parent-style-name="Default" style:data-style-name="N14">
      <style:table-cell-properties fo:background-color="#FFFFFF"/>
      <style:text-properties style:font-name="Arial" style:font-name-asian="Arial" style:font-name-complex="Arial" fo:font-size="10pt" style:font-size-asian="10pt" style:font-size-complex="10pt"/>
    </style:style>
    <style:style style:name="ce483" style:family="table-cell" style:parent-style-name="Explanatory_32_Text" style:data-style-name="N0">
      <style:table-cell-properties fo:background-color="#FFFFFF"/>
      <style:text-properties style:font-name="Arial" style:font-name-asian="Arial" style:font-name-complex="Arial"/>
    </style:style>
    <style:style style:name="ce484"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85" style:family="table-cell" style:parent-style-name="Comma_32_2" style:data-style-name="N40">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486" style:family="table-cell" style:parent-style-name="Comma_32_2" style:data-style-name="N40">
      <style:table-cell-properties fo:border-top="thin solid #000000" fo:border-bottom="thin solid #000000" fo:border-left="none" fo:border-right="none"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87" style:family="table-cell" style:parent-style-name="Default" style:data-style-name="N0">
      <style:table-cell-properties fo:border-top="thin solid #000000" fo:border-bottom="none"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88" style:family="table-cell" style:parent-style-name="Default" style:data-style-name="N0">
      <style:table-cell-properties fo:border-top="thin solid #000000" fo:border-bottom="none" fo:border-left="none" fo:border-right="none" style:vertical-align="automatic" fo:background-color="#FFFFFF"/>
      <style:text-properties style:font-name="Arial" style:font-name-asian="Arial" style:font-name-complex="Arial" fo:font-size="10pt" style:font-size-asian="10pt" style:font-size-complex="10pt"/>
    </style:style>
    <style:style style:name="ce489" style:family="table-cell" style:parent-style-name="Default"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90" style:family="table-cell" style:parent-style-name="Comma_32_2" style:data-style-name="N40">
      <style:table-cell-properties fo:border-top="thin solid #000000" fo:border-bottom="none" fo:border-left="none" fo:border-right="none" style:vertical-align="automatic" fo:wrap-option="wrap" fo:background-color="#FFFFFF"/>
      <style:text-properties style:font-name="Arial" style:font-name-asian="Arial" style:font-name-complex="Arial" fo:font-size="10pt" style:font-size-asian="10pt" style:font-size-complex="10pt"/>
    </style:style>
    <style:style style:name="ce491" style:family="table-cell" style:parent-style-name="Default" style:data-style-name="N36">
      <style:table-cell-properties fo:border-top="thin solid #000000" fo:border-bottom="thin solid #000000"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92" style:family="table-cell" style:parent-style-name="Default"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493" style:family="table-cell" style:parent-style-name="Default" style:data-style-name="N36">
      <style:table-cell-properties fo:border-top="none" fo:border-bottom="thin solid #000000" fo:border-left="none" fo:border-right="none" fo:background-color="#FFFFFF"/>
      <style:text-properties style:font-name="Arial" style:font-name-asian="Arial" style:font-name-complex="Arial" fo:font-size="10pt" style:font-size-asian="10pt" style:font-size-complex="10pt"/>
    </style:style>
    <style:style style:name="ce494" style:family="table-cell" style:parent-style-name="Default" style:data-style-name="N36">
      <style:table-cell-properties fo:background-color="#FFFFFF"/>
      <style:text-properties fo:font-weight="bold" style:font-weight-asian="bold" style:font-weight-complex="bold"/>
    </style:style>
    <style:style style:name="ce495" style:family="table-cell" style:parent-style-name="Default" style:data-style-name="N36">
      <style:table-cell-properties fo:border-top="none" fo:border-bottom="thin solid #000000"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96" style:family="table-cell" style:parent-style-name="Default" style:data-style-name="N36">
      <style:table-cell-properties fo:background-color="#FFFFFF"/>
      <style:text-properties style:font-name="Arial" style:font-name-asian="Arial" style:font-name-complex="Arial" fo:font-weight="bold" style:font-weight-asian="bold" style:font-weight-complex="bold"/>
    </style:style>
    <style:style style:name="ce497" style:family="table-cell" style:parent-style-name="Default" style:data-style-name="N36">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98" style:family="table-cell" style:parent-style-name="Default" style:data-style-name="N36">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99" style:family="table-cell" style:parent-style-name="Heading_32_1" style:data-style-name="N30">
      <style:table-cell-properties style:vertical-align="top" fo:background-color="#FFFFFF"/>
      <style:text-properties style:font-name="Arial" style:font-name-asian="Arial" style:font-name-complex="Arial" fo:font-weight="bold" style:font-weight-asian="bold" style:font-weight-complex="bold"/>
    </style:style>
    <style:style style:name="ce500" style:family="table-cell" style:parent-style-name="Normal_32_3"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501" style:family="table-cell" style:parent-style-name="Explanatory_32_Text" style:data-style-name="N30">
      <style:table-cell-properties style:vertical-align="top" fo:background-color="#FFFFFF"/>
      <style:text-properties style:font-name="Arial" style:font-name-asian="Arial" style:font-name-complex="Arial"/>
    </style:style>
    <style:style style:name="ce502" style:family="table-cell" style:parent-style-name="Normal_32_3" style:data-style-name="N0">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503" style:family="table-cell" style:parent-style-name="Normal_32_3" style:data-style-name="N0">
      <style:table-cell-properties fo:border-top="none" fo:border-bottom="thin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04" style:family="table-cell" style:parent-style-name="Normal_32_3" style:data-style-name="N0">
      <style:table-cell-properties fo:border-top="none"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05" style:family="table-cell" style:parent-style-name="Normal_32_3" style:data-style-name="N0">
      <style:table-cell-properties fo:border-top="none"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06" style:family="table-cell" style:parent-style-name="Comma" style:data-style-name="N40">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07" style:family="table-cell" style:parent-style-name="Normal_32_3"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08" style:family="table-cell" style:parent-style-name="Comma" style:data-style-name="N40">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09" style:family="table-cell" style:parent-style-name="Default" style:data-style-name="N0">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510" style:family="table-cell" style:parent-style-name="Normal_32_3" style:data-style-name="N2">
      <style:table-cell-properties style:vertical-align="automatic" fo:background-color="#FFFFFF"/>
      <style:text-properties style:font-name="Arial" style:font-name-asian="Arial" style:font-name-complex="Arial" fo:font-size="10pt" style:font-size-asian="10pt" style:font-size-complex="10pt"/>
    </style:style>
    <style:style style:name="ce511" style:family="table-cell" style:parent-style-name="Normal_32_3" style:data-style-name="N0">
      <style:table-cell-properties style:vertical-align="middle" fo:background-color="#FFFFFF"/>
      <style:text-properties style:font-name="Arial" style:font-name-asian="Arial" style:font-name-complex="Arial" fo:font-size="10pt" style:font-size-asian="10pt" style:font-size-complex="10pt"/>
    </style:style>
    <style:style style:name="ce512" style:family="table-cell" style:parent-style-name="Comma" style:data-style-name="N47">
      <style:table-cell-properties fo:border-top="none" fo:border-bottom="thin dotte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style>
    <style:style style:name="ce513" style:family="table-cell" style:parent-style-name="Comma" style:data-style-name="N47">
      <style:table-cell-properties fo:border-top="none" fo:border-bottom="thin dotte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14" style:family="table-cell" style:parent-style-name="Comma" style:data-style-name="N47">
      <style:table-cell-properties style:vertical-align="automatic" fo:background-color="#FFFFFF"/>
      <style:text-properties style:font-name="Arial" style:font-name-asian="Arial" style:font-name-complex="Arial" fo:font-size="10pt" style:font-size-asian="10pt" style:font-size-complex="10pt"/>
    </style:style>
    <style:style style:name="ce515" style:family="table-cell" style:parent-style-name="Comma" style:data-style-name="N47">
      <style:table-cell-properties fo:background-color="#FFFFFF"/>
    </style:style>
    <style:style style:name="ce516"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17"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518" style:family="table-cell" style:parent-style-name="Comma" style:data-style-name="N47">
      <style:table-cell-properties fo:border-top="none" fo:border-bottom="thin dotte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style>
    <style:style style:name="ce519"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520"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21" style:family="table-cell" style:parent-style-name="Comma" style:data-style-name="N47">
      <style:table-cell-properties fo:border-top="none" fo:border-bottom="thin dotte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522"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523" style:family="table-cell" style:parent-style-name="Comma" style:data-style-name="N47">
      <style:table-cell-properties style:vertical-align="automatic"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524" style:family="table-cell" style:parent-style-name="Comma" style:data-style-name="N47">
      <style:table-cell-properties fo:background-color="#FFFFFF"/>
      <style:text-properties fo:font-style="italic" style:font-style-asian="italic" style:font-style-complex="italic"/>
    </style:style>
    <style:style style:name="ce525" style:family="table-cell" style:parent-style-name="Bad" style:data-style-name="N0">
      <style:table-cell-properties fo:background-color="#FFFFFF"/>
      <style:text-properties fo:color="#9C0006" fo:font-weight="bold" style:font-weight-asian="bold" style:font-weight-complex="bold"/>
    </style:style>
    <style:style style:name="ce526" style:family="table-cell" style:parent-style-name="Comma" style:data-style-name="N47">
      <style:table-cell-properties fo:border-top="none" fo:border-bottom="thin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style>
    <style:style style:name="ce527" style:family="table-cell" style:parent-style-name="Comma" style:data-style-name="N47">
      <style:table-cell-properties fo:border-top="none"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528" style:family="table-cell" style:parent-style-name="Comma" style:data-style-name="N47">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style:style>
    <style:style style:name="ce529" style:family="table-cell" style:parent-style-name="Normal_32_3" style:data-style-name="N0">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30" style:family="table-cell" style:parent-style-name="Percent" style:data-style-name="N13">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531" style:family="table-cell" style:parent-style-name="Bad" style:data-style-name="N30">
      <style:table-cell-properties style:vertical-align="automatic" fo:background-color="#FFFFFF"/>
      <style:text-properties fo:color="#000000" style:font-name="Arial" style:font-name-asian="Arial" style:font-name-complex="Arial" fo:font-size="10pt" style:font-size-asian="10pt" style:font-size-complex="10pt"/>
    </style:style>
    <style:style style:name="ce532" style:family="table-cell" style:parent-style-name="Default" style:data-style-name="N30">
      <style:table-cell-properties style:vertical-align="top" fo:background-color="#FFFFFF"/>
      <style:text-properties style:font-name="Arial" style:font-name-asian="Arial" style:font-name-complex="Arial" fo:font-size="10pt" style:font-size-asian="10pt" style:font-size-complex="10pt"/>
    </style:style>
    <style:style style:name="ce533" style:family="table-cell" style:parent-style-name="Percent" style:data-style-name="N13">
      <style:table-cell-properties fo:background-color="#FFFFFF"/>
      <style:text-properties style:font-name="Arial" style:font-name-asian="Arial" style:font-name-complex="Arial" fo:font-size="10pt" style:font-size-asian="10pt" style:font-size-complex="10pt"/>
    </style:style>
    <style:style style:name="ce534" style:family="table-cell" style:parent-style-name="Normal_32_3"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35" style:family="table-cell" style:parent-style-name="Default" style:data-style-name="N30">
      <style:table-cell-properties fo:background-color="#FFFFFF"/>
      <style:text-properties style:font-name="Arial" style:font-name-asian="Arial" style:font-name-complex="Arial" fo:font-size="10pt" style:font-size-asian="10pt" style:font-size-complex="10pt"/>
    </style:style>
    <style:style style:name="ce536" style:family="table-cell" style:parent-style-name="Normal_32_3" style:data-style-name="N30">
      <style:table-cell-properties style:vertical-align="automatic" fo:background-color="#FFFFFF"/>
      <style:text-properties style:font-name="Arial" style:font-name-asian="Arial" style:font-name-complex="Arial" fo:font-size="10pt" style:font-size-asian="10pt" style:font-size-complex="10pt"/>
    </style:style>
    <style:style style:name="ce537" style:family="table-cell" style:parent-style-name="Normal_32_3" style:data-style-name="N3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38" style:family="table-cell" style:parent-style-name="Normal_32_3" style:data-style-name="N40">
      <style:table-cell-properties style:vertical-align="automatic" fo:background-color="#FFFFFF"/>
      <style:text-properties style:font-name="Arial" style:font-name-asian="Arial" style:font-name-complex="Arial" fo:font-size="10pt" style:font-size-asian="10pt" style:font-size-complex="10pt"/>
    </style:style>
    <style:style style:name="ce539" style:family="table-cell" style:parent-style-name="Normal_32_3" style:data-style-name="N40">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540" style:family="table-cell" style:parent-style-name="Heading_32_1"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541" style:family="table-cell" style:parent-style-name="Normal_32_17"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42" style:family="table-cell" style:parent-style-name="Normal_32_17" style:data-style-name="N0">
      <style:table-cell-properties style:vertical-align="automatic" fo:background-color="#FFFFFF"/>
      <style:text-properties style:font-name="Arial" style:font-name-asian="Arial" style:font-name-complex="Arial"/>
    </style:style>
    <style:style style:name="ce543" style:family="table-cell" style:parent-style-name="Explanatory_32_Text" style:data-style-name="N0">
      <style:table-cell-properties style:vertical-align="top" fo:background-color="#FFFFFF" style:repeat-content="false"/>
      <style:paragraph-properties fo:text-align="start" fo:margin-left="0cm"/>
      <style:text-properties style:font-name="Arial" style:font-name-asian="Arial" style:font-name-complex="Arial"/>
    </style:style>
    <style:style style:name="ce544" style:family="table-cell" style:parent-style-name="Normal_32_17" style:data-style-name="N37">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45" style:family="table-cell" style:parent-style-name="Normal_32_17"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546" style:family="table-cell" style:parent-style-name="Normal_32_17"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47" style:family="table-cell" style:parent-style-name="Normal_32_17"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48" style:family="table-cell" style:parent-style-name="Comma"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49" style:family="table-cell" style:parent-style-name="Comma"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50" style:family="table-cell" style:parent-style-name="Normal_32_17"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551" style:family="table-cell" style:parent-style-name="Comma" style:data-style-name="N39">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552" style:family="table-cell" style:parent-style-name="Comma" style:data-style-name="N40">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53" style:family="table-cell" style:parent-style-name="Comma" style:data-style-name="N48">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554" style:family="table-cell" style:parent-style-name="Normal_32_17" style:data-style-name="N0">
      <style:table-cell-properties style:vertical-align="automatic" fo:wrap-option="wrap" fo:background-color="#FFFFFF"/>
      <style:text-properties style:font-name="Arial" style:font-name-asian="Arial" style:font-name-complex="Arial"/>
    </style:style>
    <style:style style:name="ce555" style:family="table-cell" style:parent-style-name="Heading_32_1"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556" style:family="table-cell" style:parent-style-name="Comma_32_2"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252423"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252423"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34.2547222222222cm"/>
    </style:style>
    <style:style style:name="co2" style:family="table-column">
      <style:table-column-properties fo:break-before="auto" style:column-width="33.6197222222222cm"/>
    </style:style>
    <style:style style:name="co3" style:family="table-column">
      <style:table-column-properties fo:break-before="auto" style:column-width="5.73263888888889cm"/>
    </style:style>
    <style:style style:name="co4" style:family="table-column">
      <style:table-column-properties fo:break-before="auto" style:column-width="20.0201388888889cm"/>
    </style:style>
    <style:style style:name="co5" style:family="table-column">
      <style:table-column-properties fo:break-before="auto" style:column-width="33.7255555555556cm"/>
    </style:style>
    <style:style style:name="co6" style:family="table-column">
      <style:table-column-properties fo:break-before="auto" style:column-width="1.71097222222222cm"/>
    </style:style>
    <style:style style:name="co7" style:family="table-column">
      <style:table-column-properties fo:break-before="auto" style:column-width="1.69333333333333cm"/>
    </style:style>
    <style:style style:name="co8" style:family="table-column">
      <style:table-column-properties fo:break-before="auto" style:column-width="15.5751388888889cm"/>
    </style:style>
    <style:style style:name="co9" style:family="table-column">
      <style:table-column-properties fo:break-before="auto" style:column-width="6.13833333333333cm"/>
    </style:style>
    <style:style style:name="co10" style:family="table-column">
      <style:table-column-properties fo:break-before="auto" style:column-width="6.05013888888889cm" style:use-optimal-column-width="true"/>
    </style:style>
    <style:style style:name="co11" style:family="table-column">
      <style:table-column-properties fo:break-before="auto" style:column-width="10.1247222222222cm" style:use-optimal-column-width="true"/>
    </style:style>
    <style:style style:name="co12" style:family="table-column">
      <style:table-column-properties fo:break-before="auto" style:column-width="2.43416666666667cm"/>
    </style:style>
    <style:style style:name="co13" style:family="table-column">
      <style:table-column-properties fo:break-before="auto" style:column-width="1.65805555555556cm"/>
    </style:style>
    <style:style style:name="co14" style:family="table-column">
      <style:table-column-properties fo:break-before="auto" style:column-width="0.176388888888889cm"/>
    </style:style>
    <style:style style:name="co15" style:family="table-column">
      <style:table-column-properties fo:break-before="auto" style:column-width="1.49930555555556cm"/>
    </style:style>
    <style:style style:name="co16" style:family="table-column">
      <style:table-column-properties fo:break-before="auto" style:column-width="1.97555555555556cm"/>
    </style:style>
    <style:style style:name="co17" style:family="table-column">
      <style:table-column-properties fo:break-before="auto" style:column-width="1.92263888888889cm"/>
    </style:style>
    <style:style style:name="co18" style:family="table-column">
      <style:table-column-properties fo:break-before="auto" style:column-width="0.3175cm"/>
    </style:style>
    <style:style style:name="co19" style:family="table-column">
      <style:table-column-properties fo:break-before="auto" style:column-width="2.11666666666667cm"/>
    </style:style>
    <style:style style:name="co20" style:family="table-column">
      <style:table-column-properties fo:break-before="auto" style:column-width="2.55763888888889cm"/>
    </style:style>
    <style:style style:name="co21" style:family="table-column">
      <style:table-column-properties fo:break-before="auto" style:column-width="1.81680555555556cm"/>
    </style:style>
    <style:style style:name="co22" style:family="table-column">
      <style:table-column-properties fo:break-before="auto" style:column-width="0.229305555555556cm"/>
    </style:style>
    <style:style style:name="co23" style:family="table-column">
      <style:table-column-properties fo:break-before="auto" style:column-width="2.08138888888889cm"/>
    </style:style>
    <style:style style:name="co24" style:family="table-column">
      <style:table-column-properties fo:break-before="auto" style:column-width="0.740833333333333cm"/>
    </style:style>
    <style:style style:name="co25" style:family="table-column">
      <style:table-column-properties fo:break-before="auto" style:column-width="0.970138888888889cm"/>
    </style:style>
    <style:style style:name="co26" style:family="table-column">
      <style:table-column-properties fo:break-before="auto" style:column-width="1.48166666666667cm"/>
    </style:style>
    <style:style style:name="co27" style:family="table-column">
      <style:table-column-properties fo:break-before="auto" style:column-width="0.388055555555556cm"/>
    </style:style>
    <style:style style:name="co28" style:family="table-column">
      <style:table-column-properties fo:break-before="auto" style:column-width="0.282222222222222cm"/>
    </style:style>
    <style:style style:name="co29" style:family="table-column">
      <style:table-column-properties fo:break-before="auto" style:column-width="9.94833333333333cm"/>
    </style:style>
    <style:style style:name="co30" style:family="table-column">
      <style:table-column-properties fo:break-before="auto" style:column-width="3.61597222222222cm"/>
    </style:style>
    <style:style style:name="co31" style:family="table-column">
      <style:table-column-properties fo:break-before="auto" style:column-width="5.52097222222222cm"/>
    </style:style>
    <style:style style:name="co32" style:family="table-column">
      <style:table-column-properties fo:break-before="auto" style:column-width="5.20347222222222cm"/>
    </style:style>
    <style:style style:name="co33" style:family="table-column">
      <style:table-column-properties fo:break-before="auto" style:column-width="0.546805555555556cm"/>
    </style:style>
    <style:style style:name="co34" style:family="table-column">
      <style:table-column-properties fo:break-before="auto" style:column-width="2.71638888888889cm"/>
    </style:style>
    <style:style style:name="co35" style:family="table-column">
      <style:table-column-properties fo:break-before="auto" style:column-width="10.1247222222222cm"/>
    </style:style>
    <style:style style:name="co36" style:family="table-column">
      <style:table-column-properties fo:break-before="auto" style:column-width="2.45180555555556cm"/>
    </style:style>
    <style:style style:name="co37" style:family="table-column">
      <style:table-column-properties fo:break-before="auto" style:column-width="0.493888888888889cm"/>
    </style:style>
    <style:style style:name="co38" style:family="table-column">
      <style:table-column-properties fo:break-before="auto" style:column-width="3.4925cm"/>
    </style:style>
    <style:style style:name="co39" style:family="table-column">
      <style:table-column-properties fo:break-before="auto" style:column-width="2.13430555555556cm" style:use-optimal-column-width="true"/>
    </style:style>
    <style:style style:name="co40" style:family="table-column">
      <style:table-column-properties fo:break-before="auto" style:column-width="8.5725cm"/>
    </style:style>
    <style:style style:name="co41" style:family="table-column">
      <style:table-column-properties fo:break-before="auto" style:column-width="3.56305555555556cm"/>
    </style:style>
    <style:style style:name="co42" style:family="table-column">
      <style:table-column-properties fo:break-before="auto" style:column-width="4.1275cm"/>
    </style:style>
    <style:style style:name="co43" style:family="table-column">
      <style:table-column-properties fo:break-before="auto" style:column-width="5.60916666666667cm"/>
    </style:style>
    <style:style style:name="co44" style:family="table-column">
      <style:table-column-properties fo:break-before="auto" style:column-width="1.02305555555556cm"/>
    </style:style>
    <style:style style:name="co45" style:family="table-column">
      <style:table-column-properties fo:break-before="auto" style:column-width="3.81cm"/>
    </style:style>
    <style:style style:name="co46" style:family="table-column">
      <style:table-column-properties fo:break-before="auto" style:column-width="7.72583333333333cm"/>
    </style:style>
    <style:style style:name="co47" style:family="table-column">
      <style:table-column-properties fo:break-before="auto" style:column-width="0.758472222222222cm"/>
    </style:style>
    <style:style style:name="co48" style:family="table-column">
      <style:table-column-properties fo:break-before="auto" style:column-width="0.440972222222222cm"/>
    </style:style>
    <style:style style:name="co49" style:family="table-column">
      <style:table-column-properties fo:break-before="auto" style:column-width="1.76388888888889cm" style:use-optimal-column-width="true"/>
    </style:style>
    <style:style style:name="co50" style:family="table-column">
      <style:table-column-properties fo:break-before="auto" style:column-width="0.652638888888889cm"/>
    </style:style>
    <style:style style:name="co51" style:family="table-column">
      <style:table-column-properties fo:break-before="auto" style:column-width="0.635cm"/>
    </style:style>
    <style:style style:name="co52" style:family="table-column">
      <style:table-column-properties fo:break-before="auto" style:column-width="4.25097222222222cm"/>
    </style:style>
    <style:style style:name="co53" style:family="table-column">
      <style:table-column-properties fo:break-before="auto" style:column-width="5.94430555555556cm"/>
    </style:style>
    <style:style style:name="co54" style:family="table-column">
      <style:table-column-properties fo:break-before="auto" style:column-width="2.38125cm"/>
    </style:style>
    <style:style style:name="co55" style:family="table-column">
      <style:table-column-properties fo:break-before="auto" style:column-width="3.22791666666667cm"/>
    </style:style>
    <style:style style:name="co56" style:family="table-column">
      <style:table-column-properties fo:break-before="auto" style:column-width="3.08680555555556cm"/>
    </style:style>
    <style:style style:name="co57" style:family="table-column">
      <style:table-column-properties fo:break-before="auto" style:column-width="8.69597222222222cm"/>
    </style:style>
    <style:style style:name="co58" style:family="table-column">
      <style:table-column-properties fo:break-before="auto" style:column-width="2.61055555555556cm"/>
    </style:style>
    <style:style style:name="co59" style:family="table-column">
      <style:table-column-properties fo:break-before="auto" style:column-width="2.32833333333333cm"/>
    </style:style>
    <style:style style:name="co60" style:family="table-column">
      <style:table-column-properties fo:break-before="auto" style:column-width="1.85208333333333cm"/>
    </style:style>
    <style:style style:name="co61" style:family="table-column">
      <style:table-column-properties fo:break-before="auto" style:column-width="8.00805555555556cm"/>
    </style:style>
    <style:style style:name="co62" style:family="table-column">
      <style:table-column-properties fo:break-before="auto" style:column-width="12.5588888888889cm"/>
    </style:style>
    <style:style style:name="co63" style:family="table-column">
      <style:table-column-properties fo:break-before="auto" style:column-width="5.57388888888889cm"/>
    </style:style>
    <style:style style:name="co64" style:family="table-column">
      <style:table-column-properties fo:break-before="auto" style:column-width="8.27263888888889cm"/>
    </style:style>
    <style:style style:name="co65" style:family="table-column">
      <style:table-column-properties fo:break-before="auto" style:column-width="2.66347222222222cm"/>
    </style:style>
    <style:style style:name="co66" style:family="table-column">
      <style:table-column-properties fo:break-before="auto" style:column-width="2.02847222222222cm"/>
    </style:style>
    <style:style style:name="co67" style:family="table-column">
      <style:table-column-properties fo:break-before="auto" style:column-width="6.47347222222222cm"/>
    </style:style>
    <style:style style:name="co68" style:family="table-column">
      <style:table-column-properties fo:break-before="auto" style:column-width="1.905cm" style:use-optimal-column-width="true"/>
    </style:style>
    <style:style style:name="co69" style:family="table-column">
      <style:table-column-properties fo:break-before="auto" style:column-width="1.86972222222222cm" style:use-optimal-column-width="true"/>
    </style:style>
    <style:style style:name="co70" style:family="table-column">
      <style:table-column-properties fo:break-before="auto" style:column-width="1.86972222222222cm"/>
    </style:style>
    <style:style style:name="co71" style:family="table-column">
      <style:table-column-properties fo:break-before="auto" style:column-width="6.31472222222222cm"/>
    </style:style>
    <style:style style:name="co72" style:family="table-column">
      <style:table-column-properties fo:break-before="auto" style:column-width="1.97555555555556cm" style:use-optimal-column-width="true"/>
    </style:style>
    <style:style style:name="co73" style:family="table-column">
      <style:table-column-properties fo:break-before="auto" style:column-width="6.26180555555556cm"/>
    </style:style>
    <style:style style:name="co74" style:family="table-column">
      <style:table-column-properties fo:break-before="auto" style:column-width="5.34458333333333cm"/>
    </style:style>
    <style:style style:name="co75" style:family="table-column">
      <style:table-column-properties fo:break-before="auto" style:column-width="6.0325cm"/>
    </style:style>
    <style:style style:name="co76" style:family="table-column">
      <style:table-column-properties fo:break-before="auto" style:column-width="2.64583333333333cm"/>
    </style:style>
    <style:style style:name="co77" style:family="table-column">
      <style:table-column-properties fo:break-before="auto" style:column-width="5.15055555555556cm"/>
    </style:style>
    <style:style style:name="co78" style:family="table-column">
      <style:table-column-properties fo:break-before="auto" style:column-width="6.6675cm"/>
    </style:style>
    <style:style style:name="co79" style:family="table-column">
      <style:table-column-properties fo:break-before="auto" style:column-width="5.50333333333333cm"/>
    </style:style>
    <style:style style:name="co80" style:family="table-column">
      <style:table-column-properties fo:break-before="auto" style:column-width="6.79097222222222cm"/>
    </style:style>
    <style:style style:name="co81" style:family="table-column">
      <style:table-column-properties fo:break-before="auto" style:column-width="1.905cm"/>
    </style:style>
    <style:style style:name="co82" style:family="table-column">
      <style:table-column-properties fo:break-before="auto" style:column-width="2.13430555555556cm"/>
    </style:style>
    <style:style style:name="co83" style:family="table-column">
      <style:table-column-properties fo:break-before="auto" style:column-width="7.83166666666667cm"/>
    </style:style>
    <style:style style:name="co84" style:family="table-column">
      <style:table-column-properties fo:break-before="auto" style:column-width="3.82763888888889cm"/>
    </style:style>
    <style:style style:name="co85" style:family="table-column">
      <style:table-column-properties fo:break-before="auto" style:column-width="2.2225cm" style:use-optimal-column-width="true"/>
    </style:style>
    <style:style style:name="co86" style:family="table-column">
      <style:table-column-properties fo:break-before="auto" style:column-width="12.1708333333333cm"/>
    </style:style>
    <style:style style:name="co87" style:family="table-column">
      <style:table-column-properties fo:break-before="auto" style:column-width="3.98638888888889cm"/>
    </style:style>
    <style:style style:name="co88" style:family="table-column">
      <style:table-column-properties fo:break-before="auto" style:column-width="2.54cm"/>
    </style:style>
    <style:style style:name="co89" style:family="table-column">
      <style:table-column-properties fo:break-before="auto" style:column-width="2.39888888888889cm"/>
    </style:style>
    <style:style style:name="co90" style:family="table-column">
      <style:table-column-properties fo:break-before="auto" style:column-width="2.34597222222222cm"/>
    </style:style>
    <style:style style:name="co91" style:family="table-column">
      <style:table-column-properties fo:break-before="auto" style:column-width="6.15597222222222cm"/>
    </style:style>
    <style:style style:name="co92" style:family="table-column">
      <style:table-column-properties fo:break-before="auto" style:column-width="9.17222222222222cm"/>
    </style:style>
    <style:style style:name="co93" style:family="table-column">
      <style:table-column-properties fo:break-before="auto" style:column-width="3.77472222222222cm"/>
    </style:style>
    <style:style style:name="co94" style:family="table-column">
      <style:table-column-properties fo:break-before="auto" style:column-width="2.29305555555556cm"/>
    </style:style>
    <style:style style:name="co95" style:family="table-column">
      <style:table-column-properties fo:break-before="auto" style:column-width="13.4055555555556cm"/>
    </style:style>
    <style:style style:name="co96" style:family="table-column">
      <style:table-column-properties fo:break-before="auto" style:column-width="4.14513888888889cm"/>
    </style:style>
    <style:style style:name="co97" style:family="table-column">
      <style:table-column-properties fo:break-before="auto" style:column-width="2.18722222222222cm" style:use-optimal-column-width="true"/>
    </style:style>
    <style:style style:name="ro1" style:family="table-row">
      <style:table-row-properties style:row-height="23pt" style:use-optimal-row-height="true" fo:break-before="auto"/>
    </style:style>
    <style:style style:name="ro2" style:family="table-row">
      <style:table-row-properties style:row-height="25pt" style:use-optimal-row-height="false" fo:break-before="auto"/>
    </style:style>
    <style:style style:name="ro3" style:family="table-row">
      <style:table-row-properties style:row-height="18pt" style:use-optimal-row-height="false" fo:break-before="auto"/>
    </style:style>
    <style:style style:name="ro4" style:family="table-row">
      <style:table-row-properties style:row-height="16.5pt" style:use-optimal-row-height="false" fo:break-before="auto"/>
    </style:style>
    <style:style style:name="ro5" style:family="table-row">
      <style:table-row-properties style:row-height="20.5pt" style:use-optimal-row-height="false" fo:break-before="auto"/>
    </style:style>
    <style:style style:name="ro6" style:family="table-row">
      <style:table-row-properties style:row-height="14.5pt" style:use-optimal-row-height="true" fo:break-before="auto"/>
    </style:style>
    <style:style style:name="ro7" style:family="table-row">
      <style:table-row-properties style:row-height="20.15pt" style:use-optimal-row-height="false" fo:break-before="auto"/>
    </style:style>
    <style:style style:name="ro8" style:family="table-row">
      <style:table-row-properties style:row-height="21.65pt" style:use-optimal-row-height="false" fo:break-before="auto"/>
    </style:style>
    <style:style style:name="ro9" style:family="table-row">
      <style:table-row-properties style:row-height="23.5pt" style:use-optimal-row-height="false" fo:break-before="auto"/>
    </style:style>
    <style:style style:name="ro10" style:family="table-row">
      <style:table-row-properties style:row-height="14pt" style:use-optimal-row-height="true" fo:break-before="auto"/>
    </style:style>
    <style:style style:name="ro11" style:family="table-row">
      <style:table-row-properties style:row-height="25.5pt" style:use-optimal-row-height="false" fo:break-before="auto"/>
    </style:style>
    <style:style style:name="ro12" style:family="table-row">
      <style:table-row-properties style:row-height="15.5pt" style:use-optimal-row-height="true" fo:break-before="auto"/>
    </style:style>
    <style:style style:name="ro13" style:family="table-row">
      <style:table-row-properties style:row-height="28.5pt" style:use-optimal-row-height="false" fo:break-before="auto"/>
    </style:style>
    <style:style style:name="ro14" style:family="table-row">
      <style:table-row-properties style:row-height="19.5pt" style:use-optimal-row-height="false" fo:break-before="auto"/>
    </style:style>
    <style:style style:name="ro15" style:family="table-row">
      <style:table-row-properties style:row-height="37.5pt" style:use-optimal-row-height="true" fo:break-before="auto"/>
    </style:style>
    <style:style style:name="ro16" style:family="table-row">
      <style:table-row-properties style:row-height="25pt" style:use-optimal-row-height="true" fo:break-before="auto"/>
    </style:style>
    <style:style style:name="ro17" style:family="table-row">
      <style:table-row-properties style:row-height="62.5pt" style:use-optimal-row-height="true" fo:break-before="auto"/>
    </style:style>
    <style:style style:name="ro18" style:family="table-row">
      <style:table-row-properties style:row-height="50pt" style:use-optimal-row-height="true" fo:break-before="auto"/>
    </style:style>
    <style:style style:name="ro19" style:family="table-row">
      <style:table-row-properties style:row-height="112.5pt" style:use-optimal-row-height="true" fo:break-before="auto"/>
    </style:style>
    <style:style style:name="ro20" style:family="table-row">
      <style:table-row-properties style:row-height="26pt" style:use-optimal-row-height="true" fo:break-before="auto"/>
    </style:style>
    <style:style style:name="ro21" style:family="table-row">
      <style:table-row-properties style:row-height="12.75pt" style:use-optimal-row-height="true" fo:break-before="auto"/>
    </style:style>
    <style:style style:name="ro22" style:family="table-row">
      <style:table-row-properties style:row-height="14.5pt" style:use-optimal-row-height="false" fo:break-before="auto"/>
    </style:style>
    <style:style style:name="ro23" style:family="table-row">
      <style:table-row-properties style:row-height="51.65pt" style:use-optimal-row-height="false" fo:break-before="auto"/>
    </style:style>
    <style:style style:name="ro24" style:family="table-row">
      <style:table-row-properties style:row-height="49.75pt" style:use-optimal-row-height="false" fo:break-before="auto"/>
    </style:style>
    <style:style style:name="ro25" style:family="table-row">
      <style:table-row-properties style:row-height="87pt" style:use-optimal-row-height="false" fo:break-before="auto"/>
    </style:style>
    <style:style style:name="ro26" style:family="table-row">
      <style:table-row-properties style:row-height="99pt" style:use-optimal-row-height="false" fo:break-before="auto"/>
    </style:style>
    <style:style style:name="ro27" style:family="table-row">
      <style:table-row-properties style:row-height="12.5pt" style:use-optimal-row-height="true" fo:break-before="auto"/>
    </style:style>
    <style:style style:name="ro28" style:family="table-row">
      <style:table-row-properties style:row-height="12.65pt" style:use-optimal-row-height="true" fo:break-before="auto"/>
    </style:style>
    <style:style style:name="ro29" style:family="table-row">
      <style:table-row-properties style:row-height="20pt" style:use-optimal-row-height="true" fo:break-before="auto"/>
    </style:style>
    <style:style style:name="ro30" style:family="table-row">
      <style:table-row-properties style:row-height="10pt" style:use-optimal-row-height="true" fo:break-before="auto"/>
    </style:style>
    <style:style style:name="ro31" style:family="table-row">
      <style:table-row-properties style:row-height="10.4pt" style:use-optimal-row-height="false" fo:break-before="auto"/>
    </style:style>
    <style:style style:name="ro32" style:family="table-row">
      <style:table-row-properties style:row-height="11.5pt" style:use-optimal-row-height="false" fo:break-before="auto"/>
    </style:style>
    <style:style style:name="ro33" style:family="table-row">
      <style:table-row-properties style:row-height="24pt" style:use-optimal-row-height="false" fo:break-before="auto"/>
    </style:style>
    <style:style style:name="ro34" style:family="table-row">
      <style:table-row-properties style:row-height="13.4pt" style:use-optimal-row-height="false" fo:break-before="auto"/>
    </style:style>
    <style:style style:name="ro35" style:family="table-row">
      <style:table-row-properties style:row-height="15.65pt" style:use-optimal-row-height="false" fo:break-before="auto"/>
    </style:style>
    <style:style style:name="ro36" style:family="table-row">
      <style:table-row-properties style:row-height="9.65pt" style:use-optimal-row-height="false" fo:break-before="auto"/>
    </style:style>
    <style:style style:name="ro37" style:family="table-row">
      <style:table-row-properties style:row-height="10.5pt" style:use-optimal-row-height="true" fo:break-before="auto"/>
    </style:style>
    <style:style style:name="ro38" style:family="table-row">
      <style:table-row-properties style:row-height="15pt" style:use-optimal-row-height="false" fo:break-before="auto"/>
    </style:style>
    <style:style style:name="ro39" style:family="table-row">
      <style:table-row-properties style:row-height="4.75pt" style:use-optimal-row-height="false" fo:break-before="auto"/>
    </style:style>
    <style:style style:name="ro40" style:family="table-row">
      <style:table-row-properties style:row-height="5.5pt" style:use-optimal-row-height="false" fo:break-before="auto"/>
    </style:style>
    <style:style style:name="ro41" style:family="table-row">
      <style:table-row-properties style:row-height="10.75pt" style:use-optimal-row-height="false" fo:break-before="auto"/>
    </style:style>
    <style:style style:name="ro42" style:family="table-row">
      <style:table-row-properties style:row-height="16.75pt" style:use-optimal-row-height="false" fo:break-before="auto"/>
    </style:style>
    <style:style style:name="ro43" style:family="table-row">
      <style:table-row-properties style:row-height="12pt" style:use-optimal-row-height="false" fo:break-before="auto"/>
    </style:style>
    <style:style style:name="ro44" style:family="table-row">
      <style:table-row-properties style:row-height="7.4pt" style:use-optimal-row-height="false" fo:break-before="auto"/>
    </style:style>
    <style:style style:name="ro45" style:family="table-row">
      <style:table-row-properties style:row-height="6pt" style:use-optimal-row-height="false" fo:break-before="auto"/>
    </style:style>
    <style:style style:name="ro46" style:family="table-row">
      <style:table-row-properties style:row-height="9.75pt" style:use-optimal-row-height="false" fo:break-before="auto"/>
    </style:style>
    <style:style style:name="ro47" style:family="table-row">
      <style:table-row-properties style:row-height="13.75pt" style:use-optimal-row-height="false" fo:break-before="auto"/>
    </style:style>
    <style:style style:name="ro48" style:family="table-row">
      <style:table-row-properties style:row-height="11.25pt" style:use-optimal-row-height="true" fo:break-before="auto"/>
    </style:style>
    <style:style style:name="ro49" style:family="table-row">
      <style:table-row-properties style:row-height="15.75pt" style:use-optimal-row-height="false" fo:break-before="auto"/>
    </style:style>
    <style:style style:name="ro50" style:family="table-row">
      <style:table-row-properties style:row-height="42.75pt" style:use-optimal-row-height="false" fo:break-before="auto"/>
    </style:style>
    <style:style style:name="ro51" style:family="table-row">
      <style:table-row-properties style:row-height="14.25pt" style:use-optimal-row-height="false" fo:break-before="auto"/>
    </style:style>
    <style:style style:name="ro52" style:family="table-row">
      <style:table-row-properties style:row-height="38.4pt" style:use-optimal-row-height="false" fo:break-before="auto"/>
    </style:style>
    <style:style style:name="ro53" style:family="table-row">
      <style:table-row-properties style:row-height="57pt" style:use-optimal-row-height="false" fo:break-before="auto"/>
    </style:style>
    <style:style style:name="ro54" style:family="table-row">
      <style:table-row-properties style:row-height="48pt" style:use-optimal-row-height="false" fo:break-before="auto"/>
    </style:style>
    <style:style style:name="ro55" style:family="table-row">
      <style:table-row-properties style:row-height="30.65pt" style:use-optimal-row-height="false" fo:break-before="auto"/>
    </style:style>
    <style:style style:name="ro56" style:family="table-row">
      <style:table-row-properties style:row-height="33pt" style:use-optimal-row-height="false" fo:break-before="auto"/>
    </style:style>
    <style:style style:name="ro57" style:family="table-row">
      <style:table-row-properties style:row-height="54.75pt" style:use-optimal-row-height="false" fo:break-before="auto"/>
    </style:style>
    <style:style style:name="ro58" style:family="table-row">
      <style:table-row-properties style:row-height="22pt" style:use-optimal-row-height="false" fo:break-before="auto"/>
    </style:style>
    <style:style style:name="ro59" style:family="table-row">
      <style:table-row-properties style:row-height="21pt" style:use-optimal-row-height="false" fo:break-before="auto"/>
    </style:style>
    <style:style style:name="ro60" style:family="table-row">
      <style:table-row-properties style:row-height="27.65pt" style:use-optimal-row-height="false" fo:break-before="auto"/>
    </style:style>
    <style:style style:name="ro61" style:family="table-row">
      <style:table-row-properties style:row-height="10.5pt" style:use-optimal-row-height="false" fo:break-before="auto"/>
    </style:style>
    <style:style style:name="ro62" style:family="table-row">
      <style:table-row-properties style:row-height="27pt" style:use-optimal-row-height="false" fo:break-before="auto"/>
    </style:style>
    <style:style style:name="ro63" style:family="table-row">
      <style:table-row-properties style:row-height="13.5pt" style:use-optimal-row-height="false" fo:break-before="auto"/>
    </style:style>
    <style:style style:name="ro64" style:family="table-row">
      <style:table-row-properties style:row-height="26.5pt" style:use-optimal-row-height="false" fo:break-before="auto"/>
    </style:style>
    <style:style style:name="ro65" style:family="table-row">
      <style:table-row-properties style:row-height="26.15pt" style:use-optimal-row-height="false" fo:break-before="auto"/>
    </style:style>
    <style:style style:name="ro66" style:family="table-row">
      <style:table-row-properties style:row-height="24.65pt" style:use-optimal-row-height="false" fo:break-before="auto"/>
    </style:style>
    <style:style style:name="ro67" style:family="table-row">
      <style:table-row-properties style:row-height="17.25pt" style:use-optimal-row-height="false" fo:break-before="auto"/>
    </style:style>
    <style:style style:name="ro68" style:family="table-row">
      <style:table-row-properties style:row-height="18.65pt" style:use-optimal-row-height="false" fo:break-before="auto"/>
    </style:style>
    <style:style style:name="ro69" style:family="table-row">
      <style:table-row-properties style:row-height="14.15pt" style:use-optimal-row-height="false" fo:break-before="auto"/>
    </style:style>
    <style:style style:name="ro70" style:family="table-row">
      <style:table-row-properties style:row-height="23.15pt" style:use-optimal-row-height="false" fo:break-before="auto"/>
    </style:style>
    <style:style style:name="ro71" style:family="table-row">
      <style:table-row-properties style:row-height="27.75pt" style:use-optimal-row-height="false" fo:break-before="auto"/>
    </style:style>
    <style:style style:name="ro72" style:family="table-row">
      <style:table-row-properties style:row-height="22.5pt" style:use-optimal-row-height="false" fo:break-before="auto"/>
    </style:style>
    <style:style style:name="ro73" style:family="table-row">
      <style:table-row-properties style:row-height="30pt" style:use-optimal-row-height="false" fo:break-before="auto"/>
    </style:style>
    <style:style style:name="ro74" style:family="table-row">
      <style:table-row-properties style:row-height="84.65pt" style:use-optimal-row-height="false" fo:break-before="auto"/>
    </style:style>
    <style:style style:name="ro75" style:family="table-row">
      <style:table-row-properties style:row-height="42pt" style:use-optimal-row-height="false" fo:break-before="auto"/>
    </style:style>
    <style:style style:name="ro76" style:family="table-row">
      <style:table-row-properties style:row-height="20.25pt" style:use-optimal-row-height="false" fo:break-before="auto"/>
    </style:style>
    <style:style style:name="ro77" style:family="table-row">
      <style:table-row-properties style:row-height="36.9pt" style:use-optimal-row-height="false" fo:break-before="auto"/>
    </style:style>
    <style:style style:name="ro78" style:family="table-row">
      <style:table-row-properties style:row-height="40.5pt" style:use-optimal-row-height="false" fo:break-before="auto"/>
    </style:style>
    <style:style style:name="ro79" style:family="table-row">
      <style:table-row-properties style:row-height="41.4pt" style:use-optimal-row-height="false" fo:break-before="auto"/>
    </style:style>
    <style:style style:name="ro80" style:family="table-row">
      <style:table-row-properties style:row-height="42.65pt" style:use-optimal-row-height="false" fo:break-before="auto"/>
    </style:style>
    <style:style style:name="ro81" style:family="table-row">
      <style:table-row-properties style:row-height="17.5pt" style:use-optimal-row-height="false" fo:break-before="auto"/>
    </style:style>
    <style:style style:name="ro82" style:family="table-row">
      <style:table-row-properties style:row-height="26.25pt" style:use-optimal-row-height="false" fo:break-before="auto"/>
    </style:style>
    <style:style style:name="ro83" style:family="table-row">
      <style:table-row-properties style:row-height="28.75pt" style:use-optimal-row-height="false" fo:break-before="auto"/>
    </style:style>
    <style:style style:name="ro84" style:family="table-row">
      <style:table-row-properties style:row-height="58.4pt" style:use-optimal-row-height="false" fo:break-before="auto"/>
    </style:style>
    <style:style style:name="ro85" style:family="table-row">
      <style:table-row-properties style:row-height="15pt" style:use-optimal-row-height="true" fo:break-before="auto"/>
    </style:style>
    <style:style style:name="ro86" style:family="table-row">
      <style:table-row-properties style:row-height="38.25pt" style:use-optimal-row-height="false" fo:break-before="auto"/>
    </style:style>
    <style:style style:name="ro87" style:family="table-row">
      <style:table-row-properties style:row-height="39.75pt" style:use-optimal-row-height="false" fo:break-before="auto"/>
    </style:style>
    <style:style style:name="ro88" style:family="table-row">
      <style:table-row-properties style:row-height="21.75pt" style:use-optimal-row-height="false" fo:break-before="auto"/>
    </style:style>
    <style:style style:name="ro89" style:family="table-row">
      <style:table-row-properties style:row-height="28pt" style:use-optimal-row-height="false" fo:break-before="auto"/>
    </style:style>
    <style:style style:name="ro90" style:family="table-row">
      <style:table-row-properties style:row-height="17.15pt" style:use-optimal-row-height="false" fo:break-before="auto"/>
    </style:style>
    <style:style style:name="ro91" style:family="table-row">
      <style:table-row-properties style:row-height="44.4pt" style:use-optimal-row-height="false" fo:break-before="auto"/>
    </style:style>
    <style:style style:name="ro92" style:family="table-row">
      <style:table-row-properties style:row-height="16pt" style:use-optimal-row-height="false" fo:break-before="auto"/>
    </style:style>
    <style:style style:name="ro93" style:family="table-row">
      <style:table-row-properties style:row-height="46.5pt" style:use-optimal-row-height="false" fo:break-before="auto"/>
    </style:style>
    <style:style style:name="ro94" style:family="table-row">
      <style:table-row-properties style:row-height="36pt" style:use-optimal-row-height="false" fo:break-before="auto"/>
    </style:style>
    <style:style style:name="ro95" style:family="table-row">
      <style:table-row-properties style:row-height="19pt" style:use-optimal-row-height="false" fo:break-before="auto"/>
    </style:style>
    <style:style style:name="ro96" style:family="table-row">
      <style:table-row-properties style:row-height="63.75pt" style:use-optimal-row-height="false" fo:break-before="auto"/>
    </style:style>
    <style:style style:name="ro97" style:family="table-row">
      <style:table-row-properties style:row-height="51.75pt" style:use-optimal-row-height="false" fo:break-before="auto"/>
    </style:style>
    <style:style style:name="ro98" style:family="table-row">
      <style:table-row-properties style:row-height="31pt" style:use-optimal-row-height="false" fo:break-before="auto"/>
    </style:style>
    <style:style style:name="ro99" style:family="table-row">
      <style:table-row-properties style:row-height="31.5pt" style:use-optimal-row-height="false" fo:break-before="auto"/>
    </style:style>
    <style:style style:name="ro100" style:family="table-row">
      <style:table-row-properties style:row-height="45.75pt" style:use-optimal-row-height="false" fo:break-before="auto"/>
    </style:style>
    <style:style style:name="ro101" style:family="table-row">
      <style:table-row-properties style:row-height="55pt" style:use-optimal-row-height="false" fo:break-before="auto"/>
    </style:style>
    <style:style style:name="ro102" style:family="table-row">
      <style:table-row-properties style:row-height="29.15pt" style:use-optimal-row-height="false" fo:break-before="auto"/>
    </style:style>
    <style:style style:name="ro103" style:family="table-row">
      <style:table-row-properties style:row-height="39.65pt" style:use-optimal-row-height="false" fo:break-before="auto"/>
    </style:style>
    <style:style style:name="ro104" style:family="table-row">
      <style:table-row-properties style:row-height="39pt" style:use-optimal-row-height="false" fo:break-before="auto"/>
    </style:style>
    <style:style style:name="ro105" style:family="table-row">
      <style:table-row-properties style:row-height="12.75pt" style:use-optimal-row-height="false" fo:break-before="auto"/>
    </style:style>
    <style:style style:name="ro106" style:family="table-row">
      <style:table-row-properties style:row-height="35.4pt" style:use-optimal-row-height="false" fo:break-before="auto"/>
    </style:style>
    <style:style style:name="ro107" style:family="table-row">
      <style:table-row-properties style:row-height="28.4pt" style:use-optimal-row-height="false" fo:break-before="auto"/>
    </style:style>
    <style:style style:name="ro108"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ce557" style:family="table-cell" style:parent-style-name="Comma_32_3"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203" style:base-cell-address="Q3_2.B21"/>
    </style:style>
    <style:style style:name="ce558" style:family="table-cell" style:parent-style-name="Comma_32_3" style:data-style-name="N4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cell-content()!=VLOOKUP([.#REF!];$$MagTrial2009Procs2;[.#REF!];FALSE)" style:apply-style-name="cf203" style:base-cell-address="Q3_3.B5"/>
      <style:map style:condition="of:cell-content()!=VLOOKUP([.#REF!];$$MagTrial2009Procs2;[.#REF!];FALSE)" style:apply-style-name="cf203" style:base-cell-address="Q3_3.B5"/>
    </style:style>
    <style:style style:name="ce559" style:family="table-cell" style:parent-style-name="Comma_32_3" style:data-style-name="N41">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cell-content()!=VLOOKUP([.#REF!];$$MagTrial2009Procs2;[.#REF!];FALSE)" style:apply-style-name="cf203" style:base-cell-address="Q3_3.B5"/>
      <style:map style:condition="of:cell-content()!=VLOOKUP([.#REF!];$$MagTrial2009Procs2;[.#REF!];FALSE)" style:apply-style-name="cf203" style:base-cell-address="Q3_3.B14"/>
    </style:style>
    <style:style style:name="ce560" style:family="table-cell" style:parent-style-name="Comma_32_3" style:data-style-name="N41">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cell-content()!=VLOOKUP([.#REF!];$$MagTrial2009Procs2;[.#REF!];FALSE)" style:apply-style-name="cf203" style:base-cell-address="Q3_3.B14"/>
      <style:map style:condition="of:cell-content()!=VLOOKUP([.#REF!];$$MagTrial2009Procs2;[.#REF!];FALSE)" style:apply-style-name="cf203" style:base-cell-address="Q3_3.C14"/>
      <style:map style:condition="of:cell-content()!=VLOOKUP([.#REF!];$$MagTrial2009Procs2;[.#REF!];FALSE)" style:apply-style-name="cf203" style:base-cell-address="Q3_3.C14"/>
      <style:map style:condition="of:cell-content()!=VLOOKUP([.#REF!];$$MagTrial2009Procs2;[.#REF!];FALSE)" style:apply-style-name="cf203" style:base-cell-address="Q3_3.C14"/>
    </style:style>
    <style:style style:name="ce561" style:family="table-cell" style:parent-style-name="Comma_32_3" style:data-style-name="N41">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203" style:base-cell-address="Q3_3.B14"/>
      <style:map style:condition="of:cell-content()!=VLOOKUP([.#REF!];$$MagTrial2009Procs2;[.#REF!];FALSE)" style:apply-style-name="cf203" style:base-cell-address="Q3_3.B15"/>
    </style:style>
    <style:style style:name="ce562" style:family="table-cell" style:parent-style-name="Comma_32_3" style:data-style-name="N4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cell-content()!=VLOOKUP([.#REF!];$$MagTrial2009Procs2;[.#REF!];FALSE)" style:apply-style-name="cf203" style:base-cell-address="Q3_3.B5"/>
      <style:map style:condition="of:cell-content()!=VLOOKUP([.#REF!];$$MagTrial2009Procs2;[.#REF!];FALSE)" style:apply-style-name="cf203" style:base-cell-address="Q3_3.C5"/>
      <style:map style:condition="of:cell-content()!=VLOOKUP([.#REF!];$$MagTrial2009Procs2;[.#REF!];FALSE)" style:apply-style-name="cf203" style:base-cell-address="Q3_3.C5"/>
      <style:map style:condition="of:cell-content()!=VLOOKUP([.#REF!];$$MagTrial2009Procs2;[.#REF!];FALSE)" style:apply-style-name="cf203" style:base-cell-address="Q3_3.C5"/>
    </style:style>
    <style:style style:name="ce563" style:family="table-cell" style:parent-style-name="Comma_32_3" style:data-style-name="N41">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203" style:base-cell-address="Q3_3.B5"/>
      <style:map style:condition="of:cell-content()!=VLOOKUP([.#REF!];$$MagTrial2009Procs2;[.#REF!];FALSE)" style:apply-style-name="cf203" style:base-cell-address="Q3_3.C15"/>
      <style:map style:condition="of:cell-content()!=VLOOKUP([.#REF!];$$MagTrial2009Procs2;[.#REF!];FALSE)" style:apply-style-name="cf203" style:base-cell-address="Q3_3.C15"/>
      <style:map style:condition="of:cell-content()!=VLOOKUP([.#REF!];$$MagTrial2009Procs2;[.#REF!];FALSE)" style:apply-style-name="cf203" style:base-cell-address="Q3_3.C15"/>
    </style:style>
    <style:style style:name="ce564" style:family="table-cell" style:parent-style-name="Comma_32_3" style:data-style-name="N4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cell-content()!=VLOOKUP([.#REF!];$$MagTrial2009Procs2;[.#REF!];FALSE)" style:apply-style-name="cf203" style:base-cell-address="Q3_3.B5"/>
      <style:map style:condition="of:cell-content()!=VLOOKUP([.#REF!];$$MagTrial2009Procs2;[.#REF!];FALSE)" style:apply-style-name="cf203" style:base-cell-address="Q3_3.B16"/>
      <style:map style:condition="of:cell-content()!=VLOOKUP([.#REF!];$$MagTrial2009Procs2;[.#REF!];FALSE)" style:apply-style-name="cf203" style:base-cell-address="Q3_3.B16"/>
    </style:style>
    <style:style style:name="ce565" style:family="table-cell" style:parent-style-name="Comma_32_3" style:data-style-name="N41">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cell-content()!=VLOOKUP([.#REF!];$$MagTrial2009Procs2;[.#REF!];FALSE)" style:apply-style-name="cf203" style:base-cell-address="Q3_3.B5"/>
      <style:map style:condition="of:cell-content()!=VLOOKUP([.#REF!];$$MagTrial2009Procs2;[.#REF!];FALSE)" style:apply-style-name="cf203" style:base-cell-address="Q3_3.B16"/>
      <style:map style:condition="of:cell-content()!=VLOOKUP([.#REF!];$$MagTrial2009Procs2;[.#REF!];FALSE)" style:apply-style-name="cf203" style:base-cell-address="Q3_3.B17"/>
    </style:style>
    <style:style style:name="ce566" style:family="table-cell" style:parent-style-name="Comma_32_3" style:data-style-name="N4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203" style:base-cell-address="Q3_3.B5"/>
      <style:map style:condition="of:cell-content()!=VLOOKUP([.#REF!];$$MagTrial2009Procs2;[.#REF!];FALSE)" style:apply-style-name="cf203" style:base-cell-address="Q3_3.B16"/>
      <style:map style:condition="of:cell-content()!=VLOOKUP([.#REF!];$$MagTrial2009Procs2;[.#REF!];FALSE)" style:apply-style-name="cf203" style:base-cell-address="Q3_3.B18"/>
    </style:style>
    <style:style style:name="ce567" style:family="table-cell" style:parent-style-name="Comma_32_3" style:data-style-name="N41">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203" style:base-cell-address="Q3_3.B20"/>
    </style:style>
    <style:style style:name="ce568" style:family="table-cell" style:parent-style-name="Comma_32_3"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203" style:base-cell-address="Q3_3.B21"/>
    </style:style>
    <style:style style:name="ce569" style:family="table-cell" style:parent-style-name="Percent" style:data-style-name="N44">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cell-content()!=VLOOKUP([.#REF!];$$MagTrial2009Procs2;[.#REF!];FALSE)" style:apply-style-name="cf203" style:base-cell-address="Q3_3.I19"/>
      <style:map style:condition="of:cell-content()!=VLOOKUP([.#REF!];$$MagTrial2009Procs2;[.#REF!];FALSE)" style:apply-style-name="cf203" style:base-cell-address="Q3_3.I19"/>
      <style:map style:condition="of:cell-content()!=VLOOKUP([.#REF!];$$MagTrial2009Procs2;[.#REF!];FALSE)" style:apply-style-name="cf203" style:base-cell-address="Q3_3.I19"/>
      <style:map style:condition="of:cell-content()!=VLOOKUP([.#REF!];$$MagTrial2009Procs2;[.#REF!];FALSE)" style:apply-style-name="cf203" style:base-cell-address="Q3_3.I19"/>
      <style:map style:condition="of:cell-content()!=VLOOKUP([.#REF!];$$MagTrial2009Procs2;[.#REF!];FALSE)" style:apply-style-name="cf203" style:base-cell-address="Q3_3.I19"/>
    </style:style>
    <style:style style:name="ce570" style:family="table-cell" style:parent-style-name="Percent" style:data-style-name="N44">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map style:condition="of:cell-content()!=VLOOKUP([.#REF!];$$MagTrial2009Procs2;[.#REF!];FALSE)" style:apply-style-name="cf203" style:base-cell-address="Q3_4.B19"/>
      <style:map style:condition="of:cell-content()!=VLOOKUP([.#REF!];$$MagTrial2009Procs2;[.#REF!];FALSE)" style:apply-style-name="cf203" style:base-cell-address="Q3_4.B19"/>
      <style:map style:condition="of:cell-content()!=VLOOKUP([.#REF!];$$MagTrial2009Procs2;[.#REF!];FALSE)" style:apply-style-name="cf203" style:base-cell-address="Q3_4.B19"/>
      <style:map style:condition="of:cell-content()!=VLOOKUP([.#REF!];$$MagTrial2009Procs2;[.#REF!];FALSE)" style:apply-style-name="cf203" style:base-cell-address="Q3_4.B19"/>
      <style:map style:condition="of:cell-content()!=VLOOKUP([.#REF!];$$MagTrial2009Procs2;[.#REF!];FALSE)" style:apply-style-name="cf203" style:base-cell-address="Q3_4.B19"/>
    </style:style>
    <style:style style:name="ce571" style:family="table-cell" style:parent-style-name="Comma_32_3"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203" style:base-cell-address="Q3_4.B21"/>
    </style:style>
    <style:style style:name="ce572" style:family="table-cell" style:parent-style-name="Percent" style:data-style-name="N44">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203" style:base-cell-address="Q3_5.B19"/>
      <style:map style:condition="of:cell-content()!=VLOOKUP([.#REF!];$$MagTrial2009Procs2;[.#REF!];FALSE)" style:apply-style-name="cf203" style:base-cell-address="Q3_5.B19"/>
      <style:map style:condition="of:cell-content()!=VLOOKUP([.#REF!];$$MagTrial2009Procs2;[.#REF!];FALSE)" style:apply-style-name="cf203" style:base-cell-address="Q3_5.B19"/>
      <style:map style:condition="of:cell-content()!=VLOOKUP([.#REF!];$$MagTrial2009Procs2;[.#REF!];FALSE)" style:apply-style-name="cf203" style:base-cell-address="Q3_5.B19"/>
      <style:map style:condition="of:cell-content()!=VLOOKUP([.#REF!];$$MagTrial2009Procs2;[.#REF!];FALSE)" style:apply-style-name="cf203" style:base-cell-address="Q3_5.B19"/>
    </style:style>
    <style:style style:name="ce573" style:family="table-cell" style:parent-style-name="Comma_32_3"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VLOOKUP([.#REF!];$$MagTrial2009Procs2;[.#REF!];FALSE)" style:apply-style-name="cf203" style:base-cell-address="Q3_5.B21"/>
    </style:style>
    <style:style style:family="paragraph" style:name="a26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fo:wrap-option="wrap" fo:padding-top="0.05in" fo:padding-bottom="0.05in" fo:padding-left="0.1in" fo:padding-right="0.1in" draw:textarea-vertical-align="top" draw:textarea-horizontal-align="left"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in" fo:padding-bottom="0in" fo:padding-left="0in" fo:padding-right="0in" draw:textarea-vertical-align="top" draw:textarea-horizontal-align="left" draw:fill="none" draw:stroke="solid" svg:stroke-width="0.01042in" svg:stroke-color="#000000" draw:marker-end="a122" svg:stroke-opacity="100%" draw:stroke-linejoin="round" svg:stroke-linecap="butt" draw:auto-grow-width="false" draw:auto-grow-height="false"/>
      <style:paragraph-properties style:font-independent-line-spacing="false" style:writing-mode="lr-tb"/>
    </style:style>
    <style:style style:family="graphic" style:name="a60">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127">
      <style:graphic-properties fo:wrap-option="wrap" fo:padding-top="0in" fo:padding-bottom="0in" fo:padding-left="0in" fo:padding-right="0in" draw:textarea-vertical-align="top" draw:textarea-horizontal-align="left" draw:fill="none" draw:stroke="solid" svg:stroke-width="0.01042in" svg:stroke-color="#000000" draw:marker-end="a126" svg:stroke-opacity="100%" draw:stroke-linejoin="round" svg:stroke-linecap="butt" draw:auto-grow-width="false" draw:auto-grow-height="false"/>
      <style:paragraph-properties style:font-independent-line-spacing="fals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
      <style:graphic-properties fo:wrap-option="wrap" fo:padding-top="0in" fo:padding-bottom="0in" fo:padding-left="0in" fo:padding-right="0in" draw:textarea-vertical-align="top" draw:textarea-horizontal-align="left" draw:fill="none" draw:stroke="solid" svg:stroke-width="0.01042in" svg:stroke-color="#000000" draw:marker-end="a130" svg:stroke-opacity="100%" draw:stroke-linejoin="round" svg:stroke-linecap="butt" draw:auto-grow-width="false" draw:auto-grow-height="false"/>
      <style:paragraph-properties style:font-independent-line-spacing="fals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fo:wrap-option="wrap" fo:padding-top="0in" fo:padding-bottom="0in" fo:padding-left="0in" fo:padding-right="0in" draw:textarea-vertical-align="top" draw:textarea-horizontal-align="left" draw:fill="none" draw:stroke="solid" svg:stroke-width="0.01042in" svg:stroke-color="#000000" draw:marker-end="a69" svg:stroke-opacity="100%" draw:stroke-linejoin="round" svg:stroke-linecap="butt" draw:auto-grow-width="false" draw:auto-grow-height="false"/>
      <style:paragraph-properties style:font-independent-line-spacing="false" style:writing-mode="lr-tb"/>
    </style:style>
    <style:style style:family="paragraph" style:name="a13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paragraph" style:name="a7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in" fo:padding-bottom="0in" fo:padding-left="0in" fo:padding-right="0in" draw:textarea-vertical-align="top" draw:textarea-horizontal-align="left" draw:fill="none" draw:stroke="solid" svg:stroke-width="0.01042in" svg:stroke-color="#000000" draw:marker-end="a73" svg:stroke-opacity="100%" draw:stroke-linejoin="round" svg:stroke-linecap="butt" draw:auto-grow-width="false" draw:auto-grow-height="false"/>
      <style:paragraph-properties style:font-independent-line-spacing="fals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graphic-properties fo:wrap-option="wrap" fo:padding-top="0in" fo:padding-bottom="0in" fo:padding-left="0in" fo:padding-right="0in" draw:textarea-vertical-align="top" draw:textarea-horizontal-align="left" draw:fill="none" draw:stroke="solid" svg:stroke-width="0.01042in" svg:stroke-color="#000000" draw:marker-end="a137" svg:stroke-opacity="100%" draw:stroke-linejoin="round" svg:stroke-linecap="butt" draw:auto-grow-width="false" draw:auto-grow-height="false"/>
      <style:paragraph-properties style:font-independent-line-spacing="false" style:writing-mode="lr-tb"/>
    </style:style>
    <style:style style:family="paragraph" style:name="a7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in" fo:padding-bottom="0in" fo:padding-left="0in" fo:padding-right="0in" draw:textarea-vertical-align="top" draw:textarea-horizontal-align="left" draw:fill="none" draw:stroke="solid" svg:stroke-width="0.01042in" svg:stroke-color="#000000" draw:marker-end="a77" svg:stroke-opacity="100%" draw:stroke-linejoin="round" svg:stroke-linecap="butt" draw:auto-grow-width="false" draw:auto-grow-height="false"/>
      <style:paragraph-properties style:font-independent-line-spacing="fals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none" draw:stroke="solid" svg:stroke-width="0.01042in" svg:stroke-color="#000000" draw:marker-end="a141" svg:stroke-opacity="100%" draw:stroke-linejoin="round" svg:stroke-linecap="butt" draw:auto-grow-width="false" draw:auto-grow-height="false"/>
      <style:paragraph-properties style:font-independent-line-spacing="fals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in" fo:padding-bottom="0in" fo:padding-left="0in" fo:padding-right="0in" draw:textarea-vertical-align="top" draw:textarea-horizontal-align="left" draw:fill="none" draw:stroke="solid" svg:stroke-width="0.01042in" svg:stroke-color="#000000" draw:marker-end="a81" svg:stroke-opacity="100%" draw:stroke-linejoin="round" svg:stroke-linecap="butt" draw:auto-grow-width="false" draw:auto-grow-height="false"/>
      <style:paragraph-properties style:font-independent-line-spacing="false" style:writing-mode="lr-tb"/>
    </style:style>
    <style:style style:family="graphic" style:name="a146">
      <style:graphic-properties fo:wrap-option="wrap" fo:padding-top="0in" fo:padding-bottom="0in" fo:padding-left="0in" fo:padding-right="0in" draw:textarea-vertical-align="top" draw:textarea-horizontal-align="left" draw:fill="none" draw:stroke="solid" svg:stroke-width="0.01042in" svg:stroke-color="#000000" draw:marker-end="a145" svg:stroke-opacity="100%" draw:stroke-linejoin="round" svg:stroke-linecap="butt" draw:auto-grow-width="false" draw:auto-grow-height="false"/>
      <style:paragraph-properties style:font-independent-line-spacing="fals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none" draw:stroke="solid" svg:stroke-width="0.01042in" svg:stroke-color="#000000" draw:marker-end="a85" svg:stroke-opacity="100%" draw:stroke-linejoin="round" svg:stroke-linecap="butt" draw:auto-grow-width="false" draw:auto-grow-height="false"/>
      <style:paragraph-properties style:font-independent-line-spacing="fals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fo:wrap-option="wrap" fo:padding-top="0in" fo:padding-bottom="0in" fo:padding-left="0in" fo:padding-right="0in" draw:textarea-vertical-align="top" draw:textarea-horizontal-align="left" draw:fill="none" draw:stroke="solid" svg:stroke-width="0.01042in" svg:stroke-color="#000000" draw:marker-end="a149" svg:stroke-opacity="100%" draw:stroke-linejoin="round" svg:stroke-linecap="butt" draw:auto-grow-width="false" draw:auto-grow-height="false"/>
      <style:paragraph-properties style:font-independent-line-spacing="fals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fo:wrap-option="wrap" fo:padding-top="0in" fo:padding-bottom="0in" fo:padding-left="0in" fo:padding-right="0in" draw:textarea-vertical-align="top" draw:textarea-horizontal-align="left" draw:fill="none" draw:stroke="solid" svg:stroke-width="0.01042in" svg:stroke-color="#000000" draw:marker-end="a89" svg:stroke-opacity="100%" draw:stroke-linejoin="round" svg:stroke-linecap="butt" draw:auto-grow-width="false" draw:auto-grow-height="false"/>
      <style:paragraph-properties style:font-independent-line-spacing="false" style:writing-mode="lr-tb"/>
    </style:style>
    <style:style style:family="graphic" style:name="a154">
      <style:graphic-properties fo:wrap-option="wrap" fo:padding-top="0in" fo:padding-bottom="0in" fo:padding-left="0in" fo:padding-right="0in" draw:textarea-vertical-align="top" draw:textarea-horizontal-align="left" draw:fill="none" draw:stroke="solid" svg:stroke-width="0.01042in" svg:stroke-color="#000000" draw:marker-end="a153" svg:stroke-opacity="100%" draw:stroke-linejoin="round" svg:stroke-linecap="butt" draw:auto-grow-width="false" draw:auto-grow-height="false"/>
      <style:paragraph-properties style:font-independent-line-spacing="fals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
      <style:graphic-properties fo:wrap-option="wrap" fo:padding-top="0.05in" fo:padding-bottom="0.05in" fo:padding-left="0.1in" fo:padding-right="0.1in" draw:textarea-vertical-align="top" draw:textarea-horizontal-align="left" draw:fill="none" draw:stroke="solid" svg:stroke-width="0.00694in" svg:stroke-color="#000000" svg:stroke-opacity="100%" draw:stroke-linejoin="miter" svg:stroke-linecap="butt" draw:auto-grow-width="false" draw:auto-grow-height="false"/>
      <style:paragraph-properties style:font-independent-line-spacing="false" style:writing-mode="lr-tb"/>
    </style:style>
    <style:style style:family="paragraph" style:name="a15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
      <style:graphic-properties fo:wrap-option="wrap" fo:padding-top="0in" fo:padding-bottom="0in" fo:padding-left="0in" fo:padding-right="0in" draw:textarea-vertical-align="top" draw:textarea-horizontal-align="left" draw:fill="none" draw:stroke="dash" draw:stroke-dash="a93"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158">
      <style:graphic-properties fo:wrap-option="wrap" fo:padding-top="0in" fo:padding-bottom="0in" fo:padding-left="0in" fo:padding-right="0in" draw:textarea-vertical-align="top" draw:textarea-horizontal-align="left" draw:fill="none" draw:stroke="solid" svg:stroke-width="0.01042in" svg:stroke-color="#000000" draw:marker-end="a157" svg:stroke-opacity="100%" draw:stroke-linejoin="round" svg:stroke-linecap="butt" draw:auto-grow-width="false" draw:auto-grow-height="false"/>
      <style:paragraph-properties style:font-independent-line-spacing="fals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in" fo:padding-bottom="0in" fo:padding-left="0in" fo:padding-right="0in" draw:textarea-vertical-align="top" draw:textarea-horizontal-align="left" draw:fill="none" draw:stroke="solid" svg:stroke-width="0.01042in" svg:stroke-color="#000000" draw:marker-end="a205" svg:stroke-opacity="100%" draw:stroke-linejoin="round" svg:stroke-linecap="butt" draw:auto-grow-width="false" draw:auto-grow-height="false"/>
      <style:paragraph-properties style:font-independent-line-spacing="fals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paragraph" style:name="a20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in" fo:padding-bottom="0in" fo:padding-left="0in" fo:padding-right="0in" draw:textarea-vertical-align="top" draw:textarea-horizontal-align="left" draw:fill="none" draw:stroke="solid" svg:stroke-width="0.01042in" svg:stroke-color="#000000" draw:marker-end="a161" svg:stroke-opacity="100%" draw:stroke-linejoin="round" svg:stroke-linecap="butt" draw:auto-grow-width="false" draw:auto-grow-height="false"/>
      <style:paragraph-properties style:font-independent-line-spacing="fals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in" fo:padding-bottom="0in" fo:padding-left="0in" fo:padding-right="0in" draw:textarea-vertical-align="top" draw:textarea-horizontal-align="left" draw:fill="none" draw:stroke="solid" svg:stroke-width="0.01042in" svg:stroke-color="#000000" draw:marker-end="a209" svg:stroke-opacity="100%" draw:stroke-linejoin="round" svg:stroke-linecap="butt" draw:auto-grow-width="false" draw:auto-grow-height="false"/>
      <style:paragraph-properties style:font-independent-line-spacing="false" style:writing-mode="lr-tb"/>
    </style:style>
    <style:style style:family="paragraph" style:name="a1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paragraph" style:name="a21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
      <style:graphic-properties fo:wrap-option="wrap" fo:padding-top="0in" fo:padding-bottom="0in" fo:padding-left="0in" fo:padding-right="0in" draw:textarea-vertical-align="top" draw:textarea-horizontal-align="left" draw:fill="none" draw:stroke="solid" svg:stroke-width="0.01042in" svg:stroke-color="#000000" draw:marker-end="a213" svg:stroke-opacity="100%" draw:stroke-linejoin="round" svg:stroke-linecap="butt" draw:auto-grow-width="false" draw:auto-grow-height="false"/>
      <style:paragraph-properties style:font-independent-line-spacing="false" style:writing-mode="lr-tb"/>
    </style:style>
    <style:style style:family="graphic" style:name="a168">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in" fo:padding-bottom="0in" fo:padding-left="0in" fo:padding-right="0in" draw:textarea-vertical-align="top" draw:textarea-horizontal-align="left" draw:fill="none" draw:stroke="solid" svg:stroke-width="0.01042in" svg:stroke-color="#000000" draw:marker-end="a217" svg:stroke-opacity="100%" draw:stroke-linejoin="round" svg:stroke-linecap="butt" draw:auto-grow-width="false" draw:auto-grow-height="false"/>
      <style:paragraph-properties style:font-independent-line-spacing="fals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wrap" fo:padding-top="0in" fo:padding-bottom="0in" fo:padding-left="0in" fo:padding-right="0in" draw:textarea-vertical-align="top" draw:textarea-horizontal-align="left" draw:fill="none" draw:stroke="dash" draw:stroke-dash="a12"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wrap" fo:padding-top="0in" fo:padding-bottom="0in" fo:padding-left="0in" fo:padding-right="0in" draw:textarea-vertical-align="top" draw:textarea-horizontal-align="left" draw:fill="none" draw:stroke="solid" svg:stroke-width="0.01042in" svg:stroke-color="#000000" draw:marker-end="a16" svg:stroke-opacity="100%" draw:stroke-linejoin="round" svg:stroke-linecap="butt" draw:auto-grow-width="false" draw:auto-grow-height="fals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
      <style:graphic-properties draw:fill="none" draw:stroke="solid" svg:stroke-width="0.01042in" svg:stroke-color="#000000" draw:marker-end="a169" svg:stroke-opacity="100%" draw:stroke-linejoin="round" svg:stroke-linecap="butt"/>
    </style:style>
    <style:style style:family="graphic" style:name="a172">
      <style:graphic-properties draw:fill="none" draw:stroke="solid" svg:stroke-width="0.01042in" svg:stroke-color="#000000" draw:marker-end="a171" svg:stroke-opacity="100%" draw:stroke-linejoin="round" svg:stroke-linecap="butt"/>
    </style:style>
    <style:style style:family="paragraph" style:name="a2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draw:fill="none" draw:stroke="solid" svg:stroke-width="0.01042in" svg:stroke-color="#000000" draw:marker-end="a173" svg:stroke-opacity="100%" draw:stroke-linejoin="round" svg:stroke-linecap="butt"/>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22">
      <style:graphic-properties fo:wrap-option="wrap" fo:padding-top="0in" fo:padding-bottom="0in" fo:padding-left="0in" fo:padding-right="0in" draw:textarea-vertical-align="top" draw:textarea-horizontal-align="left" draw:fill="none" draw:stroke="solid" svg:stroke-width="0.01042in" svg:stroke-color="#000000" draw:marker-end="a221" svg:stroke-opacity="100%" draw:stroke-linejoin="round" svg:stroke-linecap="butt" draw:auto-grow-width="false" draw:auto-grow-height="false"/>
      <style:paragraph-properties style:font-independent-line-spacing="false" style:writing-mode="lr-tb"/>
    </style:style>
    <style:style style:family="graphic" style:name="a176">
      <style:graphic-properties draw:fill="none" draw:stroke="solid" svg:stroke-width="0.01042in" svg:stroke-color="#000000" draw:marker-end="a175" svg:stroke-opacity="100%" draw:stroke-linejoin="round" svg:stroke-linecap="butt"/>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8">
      <style:graphic-properties draw:fill="none" draw:stroke="solid" svg:stroke-width="0.01042in" svg:stroke-color="#000000" draw:marker-end="a177" svg:stroke-opacity="100%" draw:stroke-linejoin="round" svg:stroke-linecap="butt"/>
    </style:style>
    <style:style style:family="paragraph" style:name="a2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in" fo:padding-bottom="0in" fo:padding-left="0in" fo:padding-right="0in" draw:textarea-vertical-align="top" draw:textarea-horizontal-align="left" draw:fill="none" draw:stroke="dash" draw:stroke-dash="a4"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
      <style:graphic-properties fo:wrap-option="wrap" fo:padding-top="0.05in" fo:padding-bottom="0.05in" fo:padding-left="0.1in" fo:padding-right="0.1in" draw:textarea-vertical-align="top" draw:textarea-horizontal-align="left"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top" draw:textarea-horizontal-align="left" draw:fill="none" draw:stroke="dash" draw:stroke-dash="a8"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21">
      <style:graphic-properties fo:wrap-option="wrap" fo:padding-top="0in" fo:padding-bottom="0in" fo:padding-left="0in" fo:padding-right="0in" draw:textarea-vertical-align="top" draw:textarea-horizontal-align="left" draw:fill="none" draw:stroke="solid" svg:stroke-width="0.01042in" svg:stroke-color="#000000" draw:marker-end="a20" svg:stroke-opacity="100%" draw:stroke-linejoin="round" svg:stroke-linecap="butt" draw:auto-grow-width="false" draw:auto-grow-height="false"/>
      <style:paragraph-properties style:font-independent-line-spacing="fals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fo:wrap-option="wrap" fo:padding-top="0in" fo:padding-bottom="0in" fo:padding-left="0in" fo:padding-right="0in" draw:textarea-vertical-align="top" draw:textarea-horizontal-align="left" draw:fill="none" draw:stroke="solid" svg:stroke-width="0.01042in" svg:stroke-color="#000000" draw:marker-end="a24" svg:stroke-opacity="100%" draw:stroke-linejoin="round" svg:stroke-linecap="butt" draw:auto-grow-width="false" draw:auto-grow-height="false"/>
      <style:paragraph-properties style:font-independent-line-spacing="fals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wrap" fo:padding-top="0in" fo:padding-bottom="0in" fo:padding-left="0in" fo:padding-right="0in" draw:textarea-vertical-align="top" draw:textarea-horizontal-align="left" draw:fill="none" draw:stroke="solid" svg:stroke-width="0.01042in" svg:stroke-color="#000000" draw:marker-end="a28" svg:stroke-opacity="100%" draw:stroke-linejoin="round" svg:stroke-linecap="butt" draw:auto-grow-width="false" draw:auto-grow-height="false"/>
      <style:paragraph-properties style:font-independent-line-spacing="false" style:writing-mode="lr-tb"/>
    </style:style>
    <style:style style:family="graphic" style:name="a180">
      <style:graphic-properties draw:fill="none" draw:stroke="solid" svg:stroke-width="0.01042in" svg:stroke-color="#000000" draw:marker-end="a179" svg:stroke-opacity="100%" draw:stroke-linejoin="round" svg:stroke-linecap="butt"/>
    </style:style>
    <style:style style:family="graphic" style:name="a181">
      <style:graphic-properties draw:fill="none" draw:stroke="solid" svg:stroke-width="0.01042in" svg:stroke-color="#000000" svg:stroke-opacity="100%" draw:stroke-linejoin="round" svg:stroke-linecap="butt"/>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5">
      <style:graphic-properties fo:wrap-option="wrap" fo:padding-top="0in" fo:padding-bottom="0in" fo:padding-left="0in" fo:padding-right="0in" draw:textarea-vertical-align="top" draw:textarea-horizontal-align="left" draw:fill="none" draw:stroke="solid" svg:stroke-width="0.01042in" svg:stroke-color="#000000" draw:marker-end="a184" svg:stroke-opacity="100%" draw:stroke-linejoin="round" svg:stroke-linecap="butt" draw:auto-grow-width="false" draw:auto-grow-height="false"/>
      <style:paragraph-properties style:font-independent-line-spacing="fals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graphic-properties fo:wrap-option="wrap" fo:padding-top="0in" fo:padding-bottom="0in" fo:padding-left="0in" fo:padding-right="0in" draw:textarea-vertical-align="top" draw:textarea-horizontal-align="left" draw:fill="none" draw:stroke="solid" svg:stroke-width="0.01042in" svg:stroke-color="#000000" draw:marker-end="a188" svg:stroke-opacity="100%" draw:stroke-linejoin="round" svg:stroke-linecap="butt" draw:auto-grow-width="false" draw:auto-grow-height="false"/>
      <style:paragraph-properties style:font-independent-line-spacing="false" style:writing-mode="lr-tb"/>
    </style:style>
    <style:style style:family="graphic" style:name="a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in" fo:padding-bottom="0in" fo:padding-left="0in" fo:padding-right="0in" draw:textarea-vertical-align="top" draw:textarea-horizontal-align="left" draw:fill="none" draw:stroke="solid" svg:stroke-width="0.01042in" svg:stroke-color="#000000" draw:marker-end="a32" svg:stroke-opacity="100%" draw:stroke-linejoin="round" svg:stroke-linecap="butt" draw:auto-grow-width="false" draw:auto-grow-height="false"/>
      <style:paragraph-properties style:font-independent-line-spacing="fals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in" fo:padding-bottom="0in" fo:padding-left="0in" fo:padding-right="0in" draw:textarea-vertical-align="top" draw:textarea-horizontal-align="left" draw:fill="none" draw:stroke="solid" svg:stroke-width="0.01042in" svg:stroke-color="#000000" draw:marker-end="a36" svg:stroke-opacity="100%" draw:stroke-linejoin="round" svg:stroke-linecap="butt" draw:auto-grow-width="false" draw:auto-grow-height="false"/>
      <style:paragraph-properties style:font-independent-line-spacing="fals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none" draw:stroke="solid" svg:stroke-width="0.01042in" svg:stroke-color="#000000" draw:marker-end="a192" svg:stroke-opacity="100%" draw:stroke-linejoin="round" svg:stroke-linecap="butt" draw:auto-grow-width="false" draw:auto-grow-height="false"/>
      <style:paragraph-properties style:font-independent-line-spacing="false" style:writing-mode="lr-tb"/>
    </style:style>
    <style:style style:family="graphic" style:name="a240">
      <style:graphic-properties fo:wrap-option="wrap" fo:padding-top="0in" fo:padding-bottom="0in" fo:padding-left="0in" fo:padding-right="0in" draw:textarea-vertical-align="top" draw:textarea-horizontal-align="left" draw:fill="none" draw:stroke="solid" svg:stroke-width="0.01042in" svg:stroke-color="#000000" draw:marker-end="a239" svg:stroke-opacity="100%" draw:stroke-linejoin="round" svg:stroke-linecap="butt" draw:auto-grow-width="false" draw:auto-grow-height="false"/>
      <style:paragraph-properties style:font-independent-line-spacing="false" style:writing-mode="lr-tb"/>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draw:fill="none" draw:stroke="solid" svg:stroke-width="0.00694in" svg:stroke-color="#000000" svg:stroke-opacity="100%" draw:stroke-linejoin="miter" svg:stroke-linecap="butt"/>
    </style:style>
    <style:style style:family="paragraph" style:name="a19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fo:wrap-option="wrap" fo:padding-top="0.05in" fo:padding-bottom="0.05in" fo:padding-left="0.1in" fo:padding-right="0.1in" draw:textarea-vertical-align="top" draw:textarea-horizontal-align="left" draw:fill="none" draw:stroke="solid" svg:stroke-width="0.00694in" svg:stroke-color="#000000" svg:stroke-opacity="100%" draw:stroke-linejoin="miter" svg:stroke-linecap="butt" draw:auto-grow-width="false" draw:auto-grow-height="false"/>
      <style:paragraph-properties style:font-independent-line-spacing="false" style:writing-mode="lr-tb"/>
    </style:style>
    <style:style style:family="graphic" style:name="a243">
      <style:graphic-properties draw:fill="none" draw:stroke="solid" svg:stroke-width="0.00694in" svg:stroke-color="#000000" draw:marker-end="a242" svg:stroke-opacity="100%" draw:stroke-linejoin="miter" svg:stroke-linecap="butt"/>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
      <style:graphic-properties fo:wrap-option="wrap" fo:padding-top="0.05in" fo:padding-bottom="0.05in" fo:padding-left="0.1in" fo:padding-right="0.1in" draw:textarea-vertical-align="top" draw:textarea-horizontal-align="left" draw:fill="none" draw:stroke="solid" svg:stroke-width="0.00694in" svg:stroke-color="#000000" svg:stroke-opacity="100%" draw:stroke-linejoin="miter" svg:stroke-linecap="butt" draw:auto-grow-width="false" draw:auto-grow-height="false"/>
      <style:paragraph-properties style:font-independent-line-spacing="false" style:writing-mode="lr-tb"/>
    </style:style>
    <style:style style:family="graphic" style:name="a246">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100">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104">
      <style:graphic-properties fo:wrap-option="wrap" fo:padding-top="0in" fo:padding-bottom="0in" fo:padding-left="0in" fo:padding-right="0in" draw:textarea-vertical-align="top" draw:textarea-horizontal-align="left" draw:fill="none" draw:stroke="solid" svg:stroke-width="0.01042in" svg:stroke-color="#000000" draw:marker-end="a103" svg:stroke-opacity="100%" draw:stroke-linejoin="round" svg:stroke-linecap="butt" draw:auto-grow-width="false" draw:auto-grow-height="false"/>
      <style:paragraph-properties style:font-independent-line-spacing="false" style:writing-mode="lr-tb"/>
    </style:style>
    <style:style style:family="graphic" style:name="a41">
      <style:graphic-properties fo:wrap-option="wrap" fo:padding-top="0in" fo:padding-bottom="0in" fo:padding-left="0in" fo:padding-right="0in" draw:textarea-vertical-align="top" draw:textarea-horizontal-align="left" draw:fill="none" draw:stroke="solid" svg:stroke-width="0.01042in" svg:stroke-color="#000000" draw:marker-end="a40" svg:stroke-opacity="100%" draw:stroke-linejoin="round" svg:stroke-linecap="butt" draw:auto-grow-width="false" draw:auto-grow-height="false"/>
      <style:paragraph-properties style:font-independent-line-spacing="fals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in" fo:padding-bottom="0in" fo:padding-left="0in" fo:padding-right="0in" draw:textarea-vertical-align="top" draw:textarea-horizontal-align="left" draw:fill="none" draw:stroke="solid" svg:stroke-width="0.01042in" svg:stroke-color="#000000" draw:marker-end="a107" svg:stroke-opacity="100%" draw:stroke-linejoin="round" svg:stroke-linecap="butt" draw:auto-grow-width="false" draw:auto-grow-height="false"/>
      <style:paragraph-properties style:font-independent-line-spacing="false" style:writing-mode="lr-tb"/>
    </style:style>
    <style:style style:family="graphic" style:name="a45">
      <style:graphic-properties fo:wrap-option="wrap" fo:padding-top="0in" fo:padding-bottom="0in" fo:padding-left="0in" fo:padding-right="0in" draw:textarea-vertical-align="top" draw:textarea-horizontal-align="left" draw:fill="none" draw:stroke="solid" svg:stroke-width="0.01042in" svg:stroke-color="#000000" draw:marker-end="a44" svg:stroke-opacity="100%" draw:stroke-linejoin="round" svg:stroke-linecap="butt" draw:auto-grow-width="false" draw:auto-grow-height="false"/>
      <style:paragraph-properties style:font-independent-line-spacing="fals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graphic-properties fo:wrap-option="wrap" fo:padding-top="0in" fo:padding-bottom="0in" fo:padding-left="0in" fo:padding-right="0in" draw:textarea-vertical-align="top" draw:textarea-horizontal-align="left" draw:fill="none" draw:stroke="dash" draw:stroke-dash="a48"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258">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in" fo:padding-bottom="0in" fo:padding-left="0in" fo:padding-right="0in" draw:textarea-vertical-align="top" draw:textarea-horizontal-align="left" draw:fill="none" draw:stroke="solid" svg:stroke-width="0.01042in" svg:stroke-color="#000000" draw:marker-end="a114" svg:stroke-opacity="100%" draw:stroke-linejoin="round" svg:stroke-linecap="butt" draw:auto-grow-width="false" draw:auto-grow-height="false"/>
      <style:paragraph-properties style:font-independent-line-spacing="fals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in" fo:padding-bottom="0in" fo:padding-left="0in" fo:padding-right="0in" draw:textarea-vertical-align="top" draw:textarea-horizontal-align="left" draw:fill="none" draw:stroke="dash" draw:stroke-dash="a52" svg:stroke-width="0.01042in" svg:stroke-color="#000000" svg:stroke-opacity="100%" draw:stroke-linejoin="round" svg:stroke-linecap="butt" draw:auto-grow-width="false" draw:auto-grow-height="false"/>
      <style:paragraph-properties style:font-independent-line-spacing="false" style:writing-mode="lr-tb"/>
    </style:style>
    <style:style style:family="paragraph" style:name="a11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top" draw:textarea-horizontal-align="left" draw:fill="none" draw:stroke="solid" svg:stroke-width="0.01042in" svg:stroke-color="#000000" draw:marker-end="a118" svg:stroke-opacity="100%" draw:stroke-linejoin="round" svg:stroke-linecap="butt" draw:auto-grow-width="false" draw:auto-grow-height="false"/>
      <style:paragraph-properties style:font-independent-line-spacing="false" style:writing-mode="lr-tb"/>
    </style:style>
    <style:style style:family="graphic" style:name="a57">
      <style:graphic-properties fo:wrap-option="wrap" fo:padding-top="0in" fo:padding-bottom="0in" fo:padding-left="0in" fo:padding-right="0in" draw:textarea-vertical-align="top" draw:textarea-horizontal-align="left" draw:fill="none" draw:stroke="solid" svg:stroke-width="0.01042in" svg:stroke-color="#000000" draw:marker-end="a56" svg:stroke-opacity="100%" draw:stroke-linejoin="round" svg:stroke-linecap="butt" draw:auto-grow-width="false" draw:auto-grow-height="false"/>
      <style:paragraph-properties style:font-independent-line-spacing="fals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number-columns-repeated="16379" table:default-cell-style-name="ce4"/>
        <table:table-row table:style-name="ro1">
          <table:table-cell office:value-type="string" table:style-name="ce2">
            <text:p>Criminal Justice Statistics - Quarterly update: the year ending September 2021</text:p>
          </table:table-cell>
          <table:table-cell table:style-name="ce3"/>
          <table:table-cell table:number-columns-repeated="16382" table:style-name="ce4"/>
        </table:table-row>
        <table:table-row table:style-name="ro2">
          <table:table-cell office:value-type="string" table:style-name="ce5">
            <text:p>Table of Contents</text:p>
          </table:table-cell>
          <table:table-cell table:style-name="ce6"/>
          <table:table-cell table:number-columns-repeated="3" table:style-name="ce7"/>
          <table:table-cell table:number-columns-repeated="14" table:style-name="ce4"/>
          <table:table-cell table:number-columns-repeated="16365" table:style-name="ce1"/>
        </table:table-row>
        <table:table-row table:style-name="ro3">
          <table:table-cell office:value-type="string" table:style-name="ce8">
            <text:p><text:a xlink:href="#Notes.A1">Notes</text:a></text:p>
          </table:table-cell>
          <table:table-cell table:style-name="ce6"/>
          <table:table-cell table:number-columns-repeated="3" table:style-name="ce7"/>
          <table:table-cell table:number-columns-repeated="14" table:style-name="ce4"/>
          <table:table-cell table:number-columns-repeated="16365" table:style-name="ce1"/>
        </table:table-row>
        <table:table-row table:style-name="ro4">
          <table:table-cell office:value-type="string" table:style-name="ce8">
            <text:p><text:a xlink:href="#Known_Issues.A1">Known_Issues</text:a></text:p>
          </table:table-cell>
          <table:table-cell table:style-name="ce7"/>
          <table:table-cell table:number-columns-repeated="2" table:style-name="ce9"/>
          <table:table-cell table:style-name="ce7"/>
          <table:table-cell table:number-columns-repeated="14" table:style-name="ce4"/>
          <table:table-cell table:number-columns-repeated="16365" table:style-name="ce1"/>
        </table:table-row>
        <table:table-row table:style-name="ro4">
          <table:table-cell office:value-type="string" table:style-name="ce10">
            <text:p><text:a xlink:href="#Flowchart.A1">Flow through the Criminal Justice System, year ending September 2021</text:a></text:p>
          </table:table-cell>
          <table:table-cell table:style-name="ce11"/>
          <table:table-cell table:number-columns-repeated="2" table:style-name="ce9"/>
          <table:table-cell table:style-name="ce12"/>
          <table:table-cell table:number-columns-repeated="16379" table:style-name="ce7"/>
        </table:table-row>
        <table:table-row table:style-name="ro5">
          <table:table-cell office:value-type="string" table:style-name="ce13">
            <text:p>Chapter 1. Overview</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5">
          <table:table-cell office:value-type="string" table:style-name="ce14">
            <text:p><text:a xlink:href="#Q1_1.A1">Q1.1 <text:s/>Individuals entering the Criminal Justice System, 12 months ending September 2017 to 12 months ending September 2021</text:a></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6">
          <table:table-cell office:value-type="string" table:style-name="ce14">
            <text:p><text:a xlink:href="#Q1_2.A1">Q1.2 <text:s/>Recorded crime and notifiable offence outcomes, 12 months ending September 2017 to 12 months ending September 2021</text:a></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6">
          <table:table-cell office:value-type="string" table:style-name="ce14">
            <text:p><text:a xlink:href="#Q1_3.A1">Q1.3 <text:s/>"Proven Offenders” in the criminal justice system by offence group and outcomes, 12 months ending September 2020 and 12 months ending September 2021</text:a></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6">
          <table:table-cell office:value-type="string" table:style-name="ce14">
            <text:p><text:a xlink:href="#Q1_4.A1">Q1.4 <text:s/>Quarterly proceedings, convictions and sentencing, 12 months ending September 2020 and 12 months ending September 2021</text:a></text:p>
          </table:table-cell>
          <table:table-cell table:style-name="ce11">
            <office:annotation draw:style-name="a0" svg:x="6.72916666666667in" svg:y="0.840277777777778in" svg:width="0.354166666666667in" svg:height="0.125in">
              <dc:creator/>
              <text:p>Comment:</text:p>
              <text:p><text:s text:c="4"/>do we need 2019?</text:p>
            </office:annotation>
          </table:table-cell>
          <table:table-cell table:number-columns-repeated="2" table:style-name="ce9"/>
          <table:table-cell table:style-name="ce12"/>
          <table:table-cell table:number-columns-repeated="13" table:style-name="ce4"/>
          <table:table-cell table:number-columns-repeated="16366" table:style-name="ce1"/>
        </table:table-row>
        <table:table-row table:style-name="ro7">
          <table:table-cell office:value-type="string" table:style-name="ce15">
            <text:p>Chapter 2. Out of court disposals</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7">
          <table:table-cell office:value-type="string" table:style-name="ce16">
            <text:p><text:a xlink:href="#Q2_1.A1">Q2.1 <text:s/>Number of offenders issued a Penalty Notice for Disorder aged 16 and over by offence, 12 months ending September 2011 to 12 months ending September 2021</text:a></text:p>
          </table:table-cell>
          <table:table-cell table:style-name="ce11">
            <office:annotation draw:style-name="a1" svg:x="6.72916666666667in" svg:y="0.388888888888889in" svg:width="0.354166666666667in" svg:height="0.1875in">
              <dc:creator/>
              <text:p>Comment:</text:p>
              <text:p><text:s text:c="4"/>could we make all indictable the top and delete the duplication/ blank rows</text:p>
            </office:annotation>
          </table:table-cell>
          <table:table-cell table:number-columns-repeated="2" table:style-name="ce9"/>
          <table:table-cell table:style-name="ce12"/>
          <table:table-cell table:number-columns-repeated="13" table:style-name="ce4"/>
          <table:table-cell table:number-columns-repeated="16366" table:style-name="ce1"/>
        </table:table-row>
        <table:table-row table:style-name="ro5">
          <table:table-cell office:value-type="string" table:style-name="ce17">
            <text:p>Chapter 3. Proceedings</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5">
          <table:table-cell office:value-type="string" table:style-name="ce18">
            <text:p><text:a xlink:href="#Q3_1.A1">Q3.1 <text:s/>Overview of defendants dealt with at magistrates' courts and Crown Courts by offence type, 12 months ending September 2011 to 12 months ending September 2021</text:a></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6">
          <table:table-cell office:value-type="string" table:style-name="ce18">
            <text:p><text:a xlink:href="#Q3_2.A1">Q3.2 <text:s/>Defendants proceeded against at magistrates' courts by offence group, 12 months ending September 2011 to 12 months ending September 2021</text:a></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6">
          <table:table-cell office:value-type="string" table:style-name="ce18">
            <text:p><text:a xlink:href="#Q3_3.A1">Q3.3 <text:s/>Offenders found guilty at all courts by offence group, 12 months ending September 2011 to 12 months ending September 2021</text:a></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6">
          <table:table-cell office:value-type="string" table:style-name="ce18">
            <text:p><text:a xlink:href="#Q3_4.A1">Q3.4 <text:s/>Conviction ratio at all courts by offence group, 12 months ending September 2011 to 12 months ending September 2021</text:a></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6">
          <table:table-cell office:value-type="string" table:style-name="ce18">
            <text:p><text:a xlink:href="#Q3_5.A1">Q3.5 <text:s/>Convictions on an all offence basis at all courts by offence group, 12 months ending September 2011 to 12 months ending September 2021</text:a></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8">
          <table:table-cell office:value-type="string" table:style-name="ce19">
            <text:p>Chapter 4. Remands</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8">
          <table:table-cell office:value-type="string" table:style-name="ce20">
            <text:p><text:a xlink:href="#Q4_1.A1">Q4.1 <text:s/>Defendants directed to appear at magistrates' courts by police, by type of offence and how directed to appear, 12 months ending September 2017 to 12 months ending September 2021</text:a></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6">
          <table:table-cell office:value-type="string" table:style-name="ce20">
            <text:p><text:a xlink:href="#Q4_2.A1">Q4.2 <text:s/>Defendants proceeded against at magistrates' courts who were remanded by magistrates, by type of offence and type of remand, 12 months ending September 2017 to 12 months ending September 2021</text:a></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6">
          <table:table-cell office:value-type="string" table:style-name="ce20">
            <text:p><text:a xlink:href="#Q4_3.A1">Q4.3a Number of defendants tried or sentenced at the Crown Court by remand status during trial at the Crown Court by type of offence, 12 months ending September 2011 to 12 months ending September 2021</text:a></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6">
          <table:table-cell office:value-type="string" table:style-name="ce20">
            <text:p><text:a xlink:href="#Q4_3.A29">Q4.3b Percentage of defendants tried or sentenced at the Crown Court by remand status during trial at the Crown Court by type of offence, 12 months ending September 2011 to 12 months ending September 2021</text:a></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6">
          <table:table-cell office:value-type="string" table:style-name="ce20">
            <text:p><text:a xlink:href="#Q4_4.A1">Q4.4a Number of defendants for trial by court type, type of remand and outcome of proceedings, 12 months ending September 2021</text:a></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6">
          <table:table-cell office:value-type="string" table:style-name="ce20">
            <text:p><text:a xlink:href="#Q4_4.A19">Q4.4b Percentage of defendants for trial by court type, type of remand and outcome of proceedings, 12 months ending September 2021</text:a></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9">
          <table:table-cell office:value-type="string" table:style-name="ce21">
            <text:p>Chapter 5. Sentencing</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6">
          <table:table-cell office:value-type="string" table:style-name="ce22">
            <text:p><text:a xlink:href="#Q5_1.A1">Q5.1a <text:s/>Offenders sentenced at all courts, by offence group and outcome, 12 months ending September 2011 to 12 months ending September 2021</text:a></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6">
          <table:table-cell office:value-type="string" table:style-name="ce22">
            <text:p><text:a xlink:href="#Q5_2.A1">Q5.2a <text:s/>Persons sentenced at all courts to immediate custody, by offence group, 12 months ending September 2011 to 12 months ending September 2021</text:a></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6">
          <table:table-cell office:value-type="string" table:style-name="ce22">
            <text:p><text:a xlink:href="#Q5_2.A21">Q5.2b <text:s/>Custody rate at all courts, by offence group, 12 months ending September 2011 to 12 months ending September 2021</text:a></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6">
          <table:table-cell office:value-type="string" table:style-name="ce22">
            <text:p><text:a xlink:href="#Q5_2.A40">Q5.2c <text:s/>Average custodial sentence length (months) at all courts to immediate custody, by offence group, 12 months ending September 2011 to 12 months ending September 2021</text:a></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6">
          <table:table-cell office:value-type="string" table:style-name="ce22">
            <text:p><text:a xlink:href="#Q5_3.A1">Q5.3 <text:s/>Persons sentenced at all courts, by type of sentence and offence group, 12 months ending September 2011 to 12 months ending September 2021</text:a></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6">
          <table:table-cell office:value-type="string" table:style-name="ce22">
            <text:p><text:a xlink:href="#Q5_4.A1">Q5.4 <text:s/>Persons sentenced at all courts to immediate custody, for all offences and for indictable offences, by length of sentence, 12 months ending September 2011 to 12 months ending September 2021</text:a></text:p>
          </table:table-cell>
          <table:table-cell table:style-name="ce11"/>
          <table:table-cell table:number-columns-repeated="2" table:style-name="ce9"/>
          <table:table-cell table:style-name="ce12"/>
          <table:table-cell table:number-columns-repeated="13" table:style-name="ce4"/>
          <table:table-cell table:number-columns-repeated="16366" table:style-name="ce1"/>
        </table:table-row>
        <table:table-row table:style-name="ro10">
          <table:table-cell table:style-name="ce21"/>
          <table:table-cell table:style-name="ce11"/>
          <table:table-cell table:number-columns-repeated="2" table:style-name="ce9"/>
          <table:table-cell table:style-name="ce12"/>
          <table:table-cell table:number-columns-repeated="16379" table:style-name="ce7"/>
        </table:table-row>
        <table:table-row table:style-name="ro11">
          <table:table-cell office:value-type="string" table:number-columns-spanned="5" table:number-rows-spanned="1" table:style-name="ce35">
            <text:p>These tables accompany the National Statistics bulletin Criminal Justice System statistics quarterly: December 2021</text:p>
          </table:table-cell>
          <table:covered-table-cell table:number-columns-repeated="4"/>
          <table:table-cell table:number-columns-repeated="14" table:style-name="ce4"/>
          <table:table-cell table:number-columns-repeated="16365" table:style-name="ce1"/>
        </table:table-row>
        <table:table-row table:style-name="ro12">
          <table:table-cell office:value-type="string" table:style-name="ce23">
            <text:p><text:a xlink:href="https://www.gov.uk/government/statistics/criminal-justice-system-statistics-quarterly-december-2021">URL: https://www.gov.uk/government/statistics/criminal-justice-system-statistics-quarterly-December-2021</text:a></text:p>
          </table:table-cell>
          <table:table-cell table:style-name="ce23"/>
          <table:table-cell table:number-columns-repeated="3" table:style-name="ce24"/>
          <table:table-cell table:number-columns-repeated="14" table:style-name="ce4"/>
          <table:table-cell table:number-columns-repeated="16365" table:style-name="ce1"/>
        </table:table-row>
        <table:table-row table:style-name="ro13">
          <table:table-cell office:value-type="string" table:style-name="ce25">
            <text:p>Contact</text:p>
          </table:table-cell>
          <table:table-cell table:style-name="ce25"/>
          <table:table-cell table:number-columns-repeated="3" table:style-name="ce26"/>
          <table:table-cell table:number-columns-repeated="14" table:style-name="ce27"/>
          <table:table-cell table:number-columns-repeated="16365" table:style-name="ce28"/>
        </table:table-row>
        <table:table-row table:style-name="ro12">
          <table:table-cell office:value-type="string" table:style-name="ce29">
            <text:p>Press enquiries should be directed to the Ministry of Justice press office: Tel: 020 3334 3536</text:p>
          </table:table-cell>
          <table:table-cell table:style-name="ce29"/>
          <table:table-cell table:number-columns-repeated="3" table:style-name="ce24"/>
          <table:table-cell table:number-columns-repeated="14" table:style-name="ce4"/>
          <table:table-cell table:number-columns-repeated="16365" table:style-name="ce1"/>
        </table:table-row>
        <table:table-row table:style-name="ro12">
          <table:table-cell office:value-type="string" table:style-name="ce30">
            <text:p><text:a xlink:href="mailto:newsdesk@justice.gsi.gov.uk">Press enquiries should be directed to the Ministry of Justice press office: Email: newsdesk@justice.gsi.gov.uk</text:a></text:p>
          </table:table-cell>
          <table:table-cell table:style-name="ce31"/>
          <table:table-cell table:number-columns-repeated="3" table:style-name="ce24"/>
          <table:table-cell table:number-columns-repeated="14" table:style-name="ce4"/>
          <table:table-cell table:number-columns-repeated="16365" table:style-name="ce1"/>
        </table:table-row>
        <table:table-row table:style-name="ro14">
          <table:table-cell office:value-type="string" table:style-name="ce32">
            <text:p><text:a xlink:href="mailto::%20Email:%20CJS_Statistics@justice.gov.uk">Other enquiries about these statistics should be directed to the Data and Evidence as a Service unit of the Ministry of Justice: Email: CJS_Statistics@justice.gov.uk</text:a></text:p>
          </table:table-cell>
          <table:table-cell table:number-columns-repeated="4" table:style-name="ce26"/>
          <table:table-cell table:number-columns-repeated="14" table:style-name="ce27"/>
          <table:table-cell table:number-columns-repeated="16365" table:style-name="ce28"/>
        </table:table-row>
        <table:table-row table:style-name="ro12">
          <table:table-cell office:value-type="string" table:style-name="ce33">
            <text:p>Next update: 18 August 2022</text:p>
          </table:table-cell>
          <table:table-cell table:style-name="ce33"/>
          <table:table-cell table:number-columns-repeated="3" table:style-name="ce24"/>
          <table:table-cell table:number-columns-repeated="14" table:style-name="ce4"/>
          <table:table-cell table:number-columns-repeated="16365" table:style-name="ce1"/>
        </table:table-row>
        <table:table-row table:style-name="ro6">
          <table:table-cell table:number-columns-repeated="2" table:style-name="ce34"/>
          <table:table-cell table:number-columns-repeated="3" table:style-name="ce7"/>
          <table:table-cell table:number-columns-repeated="14" table:style-name="ce4"/>
          <table:table-cell table:number-columns-repeated="16365" table:style-name="ce1"/>
        </table:table-row>
        <table:table-row table:number-rows-repeated="5" table:style-name="ro6">
          <table:table-cell table:number-columns-repeated="5" table:style-name="ce7"/>
          <table:table-cell table:number-columns-repeated="14" table:style-name="ce4"/>
          <table:table-cell table:number-columns-repeated="16365" table:style-name="ce1"/>
        </table:table-row>
        <table:table-row table:number-rows-repeated="5" table:style-name="ro6">
          <table:table-cell table:number-columns-repeated="19" table:style-name="ce4"/>
          <table:table-cell table:number-columns-repeated="16365" table:style-name="ce1"/>
        </table:table-row>
        <table:table-row table:number-rows-repeated="1048525" table:style-name="ro6">
          <table:table-cell table:number-columns-repeated="16384"/>
        </table:table-row>
      </table:table>
      <table:table table:name="Notes" table:style-name="ta1">
        <table:table-column table:style-name="co7" table:default-cell-style-name="ce38"/>
        <table:table-column table:style-name="co8" table:default-cell-style-name="ce34"/>
        <table:table-column table:style-name="co7" table:number-columns-repeated="16382" table:default-cell-style-name="ce34"/>
        <table:table-row table:style-name="ro6">
          <table:table-cell office:value-type="string" table:style-name="ce36">
            <text:p><text:a xlink:href="#Contents.A1">back to contents</text:a></text:p>
          </table:table-cell>
          <table:table-cell table:number-columns-repeated="5" table:style-name="ce34"/>
          <table:table-cell table:number-columns-repeated="16378" table:style-name="ce4"/>
        </table:table-row>
        <table:table-row table:style-name="ro6">
          <table:table-cell office:value-type="string" table:style-name="ce37">
            <text:p>Notes</text:p>
          </table:table-cell>
          <table:table-cell table:number-columns-repeated="5" table:style-name="ce34"/>
          <table:table-cell table:number-columns-repeated="16378" table:style-name="ce4"/>
        </table:table-row>
        <table:table-row table:style-name="ro15">
          <table:table-cell office:value-type="string" table:style-name="ce38">
            <text:p>Note 1</text:p>
          </table:table-cell>
          <table:table-cell office:value-type="string" table:style-name="ce39">
            <text:p>Some police forces have moved to reduce the types of out of court disposals used for adult offenders. In these areas, the only out of court disposals used are community resolutions and conditional cautions. Cannabis/Khat warnings will not be used.</text:p>
          </table:table-cell>
          <table:table-cell table:number-columns-repeated="4" table:style-name="ce40"/>
          <table:table-cell table:number-columns-repeated="16378" table:style-name="ce4"/>
        </table:table-row>
        <table:table-row table:style-name="ro15">
          <table:table-cell office:value-type="string" table:style-name="ce38">
            <text:p>Note 2</text:p>
          </table:table-cell>
          <table:table-cell office:value-type="string" table:style-name="ce39">
            <text:p>Cannabis warnings will include a small number of khat warnings which were introduced from 24 September 2014. Totals exclude a small number of cannabis warnings erroneously recorded against non-drug-related offences which may be revised in future quarters.</text:p>
          </table:table-cell>
          <table:table-cell table:number-columns-repeated="4" table:style-name="ce40"/>
          <table:table-cell table:number-columns-repeated="16378" table:style-name="ce4"/>
        </table:table-row>
        <table:table-row table:style-name="ro16">
          <table:table-cell office:value-type="string" table:style-name="ce38">
            <text:p>Note 3</text:p>
          </table:table-cell>
          <table:table-cell office:value-type="string" table:style-name="ce39">
            <text:p>Following the implementation of a new IT system, Greater Manchester Police were unable to supply outcomes data from July 2019, so there will be missing data for 2019 and 2020.<text:s/></text:p>
          </table:table-cell>
          <table:table-cell table:number-columns-repeated="4" table:style-name="ce40"/>
          <table:table-cell table:number-columns-repeated="16378" table:style-name="ce4"/>
        </table:table-row>
        <table:table-row table:style-name="ro17">
          <table:table-cell office:value-type="string" table:style-name="ce38">
            <text:p>Note 4</text:p>
          </table:table-cell>
          <table:table-cell office:value-type="string" table:style-name="ce41">
            <text:p>The figures given in these rows relate to defendants at all courts for whom these offences were the principal offences for which they were dealt with. When a defendant has been found guilty of two or more offences it is the offence for which the heaviest penalty is imposed. Where the same disposal is imposed for two or more offences, the offence selected is the offence for which the statutory maximum penalty is the most severe.</text:p>
          </table:table-cell>
          <table:table-cell table:number-columns-repeated="4" table:style-name="ce34"/>
          <table:table-cell table:number-columns-repeated="16378" table:style-name="ce4"/>
        </table:table-row>
        <table:table-row table:style-name="ro16">
          <table:table-cell office:value-type="string" table:style-name="ce38">
            <text:p>Note 5</text:p>
          </table:table-cell>
          <table:table-cell office:value-type="string" table:style-name="ce42">
            <text:p>Includes males, females, persons where sex "Not Stated" and other offenders, i.e. companies, public bodies, etc.</text:p>
          </table:table-cell>
          <table:table-cell table:number-columns-repeated="4" table:style-name="ce34"/>
          <table:table-cell table:number-columns-repeated="16378" table:style-name="ce4"/>
        </table:table-row>
        <table:table-row table:style-name="ro17">
          <table:table-cell office:value-type="string" table:style-name="ce38">
            <text:p>Note 6</text:p>
          </table:table-cell>
          <table:table-cell office:value-type="string" table:style-name="ce42">
            <text:p>Offences are classified as ‘not known’ if validation checks cannot identify a valid code for the record. Validation checks target apparent anomalies in the data, for example offenders sentenced to high custodial sentences for offence codes known to be commonly misused. Some outcomes for ‘not known’ records may therefore appear relatively severe because such records are most likely to have been reviewed and subsequently identified as ‘not known’</text:p>
          </table:table-cell>
          <table:table-cell table:number-columns-repeated="4" table:style-name="ce34"/>
          <table:table-cell table:number-columns-repeated="16378" table:style-name="ce4"/>
        </table:table-row>
        <table:table-row table:style-name="ro18">
          <table:table-cell office:value-type="string" table:style-name="ce38">
            <text:p>Note 7</text:p>
          </table:table-cell>
          <table:table-cell office:value-type="string" table:style-name="ce41">
            <text:p>Data are given on a principal disposal basis - i.e. reporting the most severe sentence for the principal offence - with the exception of compensation, for which all disposals are counted.                                                                                                                                                                                                          </text:p>
          </table:table-cell>
          <table:table-cell table:number-columns-repeated="4" table:style-name="ce34"/>
          <table:table-cell table:number-columns-repeated="16378" table:style-name="ce4"/>
        </table:table-row>
        <table:table-row table:style-name="ro16">
          <table:table-cell office:value-type="string" table:style-name="ce38">
            <text:p>Note 8</text:p>
          </table:table-cell>
          <table:table-cell office:value-type="string" table:style-name="ce41">
            <text:p>Other disposals include restriction orders, hospital orders, guardianship orders, police cells, and other disposals.</text:p>
          </table:table-cell>
          <table:table-cell table:number-columns-repeated="4" table:style-name="ce34"/>
          <table:table-cell table:number-columns-repeated="16378" table:style-name="ce4"/>
        </table:table-row>
        <table:table-row table:style-name="ro6">
          <table:table-cell office:value-type="string" table:style-name="ce38">
            <text:p>Note 9</text:p>
          </table:table-cell>
          <table:table-cell office:value-type="string" table:style-name="ce39">
            <text:p>Average custodial sentence length excludes life and indeterminate sentences.</text:p>
          </table:table-cell>
          <table:table-cell table:number-columns-repeated="4" table:style-name="ce34"/>
          <table:table-cell table:number-columns-repeated="16378" table:style-name="ce4"/>
        </table:table-row>
        <table:table-row table:style-name="ro6">
          <table:table-cell office:value-type="string" table:style-name="ce38">
            <text:p>Note 10</text:p>
          </table:table-cell>
          <table:table-cell office:value-type="string" table:style-name="ce41">
            <text:p>Excludes companies and public bodies.</text:p>
          </table:table-cell>
          <table:table-cell table:number-columns-repeated="4" table:style-name="ce34"/>
          <table:table-cell table:number-columns-repeated="16378" table:style-name="ce4"/>
        </table:table-row>
        <table:table-row table:style-name="ro15">
          <table:table-cell office:value-type="string" table:style-name="ce38">
            <text:p>Note 11</text:p>
          </table:table-cell>
          <table:table-cell office:value-type="string" table:style-name="ce43">
            <text:p>Immediate custodial sentenced admissions provide a count of prisoners that are classified as sentenced (i.e. the custodial punishment has been decided for the offender) following a court hearing for the first time in the reporting quarter, excluding fine defaulters.</text:p>
          </table:table-cell>
          <table:table-cell table:number-columns-repeated="4" table:style-name="ce34"/>
          <table:table-cell table:number-columns-repeated="16378" table:style-name="ce4"/>
        </table:table-row>
        <table:table-row table:style-name="ro6">
          <table:table-cell office:value-type="string" table:style-name="ce38">
            <text:p>Note 12</text:p>
          </table:table-cell>
          <table:table-cell office:value-type="string" table:style-name="ce39">
            <text:p>Offenders starting a Community Order or Suspended Sentence Order with requirements.</text:p>
          </table:table-cell>
          <table:table-cell table:number-columns-repeated="4" table:style-name="ce34"/>
          <table:table-cell table:number-columns-repeated="16378" table:style-name="ce4"/>
        </table:table-row>
        <table:table-row table:style-name="ro16">
          <table:table-cell office:value-type="string" table:style-name="ce38">
            <text:p>Note 13</text:p>
          </table:table-cell>
          <table:table-cell office:value-type="string" table:style-name="ce39">
            <text:p>The Home Office collates and publishes recorded crime data supplied by the 43 territorial police forces of England and Wales, plus the British Transport police.<text:s/></text:p>
          </table:table-cell>
          <table:table-cell table:number-columns-repeated="4" table:style-name="ce34"/>
          <table:table-cell table:number-columns-repeated="16378" table:style-name="ce4"/>
        </table:table-row>
        <table:table-row table:style-name="ro15">
          <table:table-cell office:value-type="string" table:style-name="ce38">
            <text:p>Note 14</text:p>
          </table:table-cell>
          <table:table-cell office:value-type="string" table:style-name="ce39">
            <text:p>Notifiable offences include all offences that could possibly be tried by jury (these include some less serious offences, such as minor theft that would not usually be dealt with this way) plus a few additional closely-related offences, such as assault without injury.</text:p>
          </table:table-cell>
          <table:table-cell table:number-columns-repeated="4" table:style-name="ce34"/>
          <table:table-cell table:number-columns-repeated="16378" table:style-name="ce4"/>
        </table:table-row>
        <table:table-row table:style-name="ro15">
          <table:table-cell office:value-type="string" table:style-name="ce38">
            <text:p>Note 15</text:p>
          </table:table-cell>
          <table:table-cell office:value-type="string" table:style-name="ce39">
            <text:p>Excluding fraud offences. Crime figures are shown excluding fraud offences to allow for consistent comparisons. There was a staggered move of recording fraud offences from forces to Action Fraud between April 2011 and March 2013.</text:p>
          </table:table-cell>
          <table:table-cell table:number-columns-repeated="4" table:style-name="ce34"/>
          <table:table-cell table:number-columns-repeated="16378" table:style-name="ce4"/>
        </table:table-row>
        <table:table-row table:style-name="ro16">
          <table:table-cell office:value-type="string" table:style-name="ce38">
            <text:p>Note 16</text:p>
          </table:table-cell>
          <table:table-cell office:value-type="string" table:style-name="ce39">
            <text:p>Proceedings and convictions in this table are provided on all offence basis, as opposed to the principal offence basis used in most other tables.<text:s/></text:p>
          </table:table-cell>
          <table:table-cell table:number-columns-repeated="4" table:style-name="ce34"/>
          <table:table-cell table:number-columns-repeated="16378" table:style-name="ce4"/>
        </table:table-row>
        <table:table-row table:style-name="ro18">
          <table:table-cell office:value-type="string" table:style-name="ce38">
            <text:p>Note 17</text:p>
          </table:table-cell>
          <table:table-cell office:value-type="string" table:style-name="ce39">
            <text:p>Taken into Consideration (TIC): The offender admits the crime by way of a formal police interview and asks for it to be taken into consideration by the court. There must be an interview where the suspect has made a clear and reliable admission of the offence and which is corroborated with additional verifiable auditable information connecting the suspect to the crime.</text:p>
          </table:table-cell>
          <table:table-cell table:number-columns-repeated="4" table:style-name="ce34"/>
          <table:table-cell table:number-columns-repeated="16378" table:style-name="ce4"/>
        </table:table-row>
        <table:table-row table:style-name="ro15">
          <table:table-cell office:value-type="string" table:style-name="ce38">
            <text:p>Note 18</text:p>
          </table:table-cell>
          <table:table-cell office:value-type="string" table:style-name="ce39">
            <text:p>Following an internal review, the Metropolitan Police has had controls in place since September 2014 which have limited the activity which might result in offences being taken into consideration (TIC).</text:p>
          </table:table-cell>
          <table:table-cell table:number-columns-repeated="4" table:style-name="ce34"/>
          <table:table-cell table:number-columns-repeated="16378" table:style-name="ce4"/>
        </table:table-row>
        <table:table-row table:style-name="ro6">
          <table:table-cell office:value-type="string" table:style-name="ce38">
            <text:p>Note 19</text:p>
          </table:table-cell>
          <table:table-cell office:value-type="string" table:style-name="ce39">
            <text:p>Includes out of court disposals, convictions and offences taken into consideration.<text:s/></text:p>
          </table:table-cell>
          <table:table-cell table:number-columns-repeated="4" table:style-name="ce34"/>
          <table:table-cell table:number-columns-repeated="16378" table:style-name="ce4"/>
        </table:table-row>
        <table:table-row table:style-name="ro16">
          <table:table-cell office:value-type="string" table:style-name="ce38">
            <text:p>Note 20</text:p>
          </table:table-cell>
          <table:table-cell office:value-type="string" table:style-name="ce39">
            <text:p>Conviction ratio is calculated as the number of convictions as a proportion of the number of proceedings.</text:p>
          </table:table-cell>
          <table:table-cell table:number-columns-repeated="4" table:style-name="ce34"/>
          <table:table-cell table:number-columns-repeated="16378" table:style-name="ce4"/>
        </table:table-row>
        <table:table-row table:style-name="ro16">
          <table:table-cell office:value-type="string" table:style-name="ce38">
            <text:p>Note 21</text:p>
          </table:table-cell>
          <table:table-cell office:value-type="string" table:style-name="ce39">
            <text:p>Defendants who have been proven to have committed an offence (includes cannabis/khat warnings, Penalty Notices for Disorder, cautions and convictions).</text:p>
          </table:table-cell>
          <table:table-cell table:number-columns-repeated="4" table:style-name="ce34"/>
          <table:table-cell table:number-columns-repeated="16378" table:style-name="ce4"/>
        </table:table-row>
        <table:table-row table:style-name="ro6">
          <table:table-cell office:value-type="string" table:style-name="ce38">
            <text:p>Note 22</text:p>
          </table:table-cell>
          <table:table-cell office:value-type="string" table:style-name="ce39">
            <text:p>Discharged includes both conditional and absolute discharges.</text:p>
          </table:table-cell>
          <table:table-cell table:number-columns-repeated="4" table:style-name="ce34"/>
          <table:table-cell table:number-columns-repeated="16378" table:style-name="ce4"/>
        </table:table-row>
        <table:table-row table:style-name="ro16">
          <table:table-cell office:value-type="string" table:style-name="ce38">
            <text:p>Note 23</text:p>
          </table:table-cell>
          <table:table-cell office:value-type="string" table:style-name="ce39">
            <text:p>Due to limitations in data supply, fine data from magistrates’ courts has been omitted from our data since 2009 of values between £10,000 and £99,999.</text:p>
          </table:table-cell>
          <table:table-cell table:number-columns-repeated="4" table:style-name="ce34"/>
          <table:table-cell table:number-columns-repeated="16378" table:style-name="ce4"/>
        </table:table-row>
        <table:table-row table:style-name="ro16">
          <table:table-cell office:value-type="string" table:style-name="ce38">
            <text:p>Note 24</text:p>
          </table:table-cell>
          <table:table-cell office:value-type="string" table:style-name="ce39">
            <text:p>Includes restriction orders, hospital orders, guardianship orders, police cells, and other disposals.</text:p>
          </table:table-cell>
          <table:table-cell table:number-columns-repeated="4" table:style-name="ce34"/>
          <table:table-cell table:number-columns-repeated="16378" table:style-name="ce4"/>
        </table:table-row>
        <table:table-row table:style-name="ro16">
          <table:table-cell office:value-type="string" table:style-name="ce38">
            <text:p>Note 25</text:p>
          </table:table-cell>
          <table:table-cell office:value-type="string" table:style-name="ce39">
            <text:p>Custody rate is calculated as the proportion of the total number of persons sentenced who are sentenced to immediate custody.</text:p>
          </table:table-cell>
          <table:table-cell table:number-columns-repeated="4" table:style-name="ce34"/>
          <table:table-cell table:number-columns-repeated="16378" table:style-name="ce4"/>
        </table:table-row>
        <table:table-row table:style-name="ro6">
          <table:table-cell office:value-type="string" table:style-name="ce38">
            <text:p>Note 26</text:p>
          </table:table-cell>
          <table:table-cell office:value-type="string" table:style-name="ce39">
            <text:p>Percentages may not sum exactly to 100 due to rounding.<text:s/></text:p>
          </table:table-cell>
          <table:table-cell table:number-columns-repeated="4" table:style-name="ce34"/>
          <table:table-cell table:number-columns-repeated="16378" table:style-name="ce4"/>
        </table:table-row>
        <table:table-row table:style-name="ro16">
          <table:table-cell office:value-type="string" table:style-name="ce38">
            <text:p>Note 27</text:p>
          </table:table-cell>
          <table:table-cell office:value-type="string" table:style-name="ce39">
            <text:p>Summary motoring offences are typically addressed through Fixed Penalty Notices when dealt with out of court. These are not included in this table.</text:p>
          </table:table-cell>
          <table:table-cell table:number-columns-repeated="4" table:style-name="ce34"/>
          <table:table-cell table:number-columns-repeated="16378" table:style-name="ce4"/>
        </table:table-row>
        <table:table-row table:style-name="ro6">
          <table:table-cell office:value-type="string" table:style-name="ce38">
            <text:p>Note 28</text:p>
          </table:table-cell>
          <table:table-cell office:value-type="string" table:style-name="ce41">
            <text:p>Full calendar year data is available for PNDs from 2005 onwards.</text:p>
          </table:table-cell>
          <table:table-cell table:number-columns-repeated="4" table:style-name="ce34"/>
          <table:table-cell table:number-columns-repeated="16378" table:style-name="ce4"/>
        </table:table-row>
        <table:table-row table:style-name="ro16">
          <table:table-cell office:value-type="string" table:style-name="ce38">
            <text:p>Note 29</text:p>
          </table:table-cell>
          <table:table-cell office:value-type="string" table:style-name="ce41">
            <text:p>Reliable data for Cannabis Warnings can only be provided from 2006 onwards where full calendar year data is available.</text:p>
          </table:table-cell>
          <table:table-cell table:number-columns-repeated="4" table:style-name="ce34"/>
          <table:table-cell table:number-columns-repeated="16378" table:style-name="ce4"/>
        </table:table-row>
        <table:table-row table:style-name="ro16">
          <table:table-cell office:value-type="string" table:style-name="ce38">
            <text:p>Note 30</text:p>
          </table:table-cell>
          <table:table-cell office:value-type="string" table:style-name="ce41">
            <text:p>Due to improvements in quality assurance procedures, the number of convictions in the Crown Court in 2011 will differ from previously published figures.<text:s/></text:p>
          </table:table-cell>
          <table:table-cell table:number-columns-repeated="4" table:style-name="ce34"/>
          <table:table-cell table:number-columns-repeated="16378" table:style-name="ce4"/>
        </table:table-row>
        <table:table-row table:style-name="ro6">
          <table:table-cell office:value-type="string" table:style-name="ce38">
            <text:p>Note 31</text:p>
          </table:table-cell>
          <table:table-cell office:value-type="string" table:style-name="ce41">
            <text:p>Excludes data for Cardiff magistrates' court for April, July, and August 2008.</text:p>
          </table:table-cell>
          <table:table-cell table:number-columns-repeated="4" table:style-name="ce34"/>
          <table:table-cell table:number-columns-repeated="16378" table:style-name="ce4"/>
        </table:table-row>
        <table:table-row table:style-name="ro16">
          <table:table-cell office:value-type="string" table:style-name="ce38">
            <text:p>Note 32</text:p>
          </table:table-cell>
          <table:table-cell office:value-type="string" table:style-name="ce41">
            <text:p>The Home Office collates and publishes recorded crime data supplied by the 43 territorial police forces of England and Wales, plus the British Transport police.</text:p>
          </table:table-cell>
          <table:table-cell table:number-columns-repeated="4" table:style-name="ce34"/>
          <table:table-cell table:number-columns-repeated="16378" table:style-name="ce4"/>
        </table:table-row>
        <table:table-row table:style-name="ro16">
          <table:table-cell office:value-type="string" table:style-name="ce38">
            <text:p>Note 33</text:p>
          </table:table-cell>
          <table:table-cell office:value-type="string" table:style-name="ce41">
            <text:p>TIC data excludes fraud to allow for a fair comparison over time. Over the last few years the recording of fraud offences and outcomes has moved from police forces to Action Fraud.</text:p>
          </table:table-cell>
          <table:table-cell table:number-columns-repeated="4" table:style-name="ce34"/>
          <table:table-cell table:number-columns-repeated="16378" table:style-name="ce4"/>
        </table:table-row>
        <table:table-row table:style-name="ro16">
          <table:table-cell office:value-type="string" table:style-name="ce38">
            <text:p>Note 34</text:p>
          </table:table-cell>
          <table:table-cell office:value-type="string" table:style-name="ce41">
            <text:p>British Transport Police data is available for data collected from Police Forces, but not where data is collected from the courts, i.e., for convictions.</text:p>
          </table:table-cell>
          <table:table-cell table:number-columns-repeated="4" table:style-name="ce34"/>
          <table:table-cell table:number-columns-repeated="16378" table:style-name="ce4"/>
        </table:table-row>
        <table:table-row table:style-name="ro6">
          <table:table-cell office:value-type="string" table:style-name="ce38">
            <text:p>Note 35</text:p>
          </table:table-cell>
          <table:table-cell office:value-type="string" table:style-name="ce41">
            <text:p><text:s/>London figures include the Metropolitan Police and City of London.</text:p>
          </table:table-cell>
          <table:table-cell table:number-columns-repeated="4" table:style-name="ce34"/>
          <table:table-cell table:number-columns-repeated="16378" table:style-name="ce4"/>
        </table:table-row>
        <table:table-row table:style-name="ro6">
          <table:table-cell office:value-type="string" table:style-name="ce38">
            <text:p>Note 36</text:p>
          </table:table-cell>
          <table:table-cell office:value-type="string" table:style-name="ce41">
            <text:p>Penalty notices should no longer be available for persons aged under 18 from 8 April 2013.</text:p>
          </table:table-cell>
          <table:table-cell table:number-columns-repeated="4" table:style-name="ce34"/>
          <table:table-cell table:number-columns-repeated="16378" table:style-name="ce4"/>
        </table:table-row>
        <table:table-row table:style-name="ro16">
          <table:table-cell office:value-type="string" table:style-name="ce38">
            <text:p>Note 37</text:p>
          </table:table-cell>
          <table:table-cell office:value-type="string" table:style-name="ce41">
            <text:p>Higher tier offences increased from £80 to £90 and Lower tier offences increased from £50 to £60 from 1 July 2013.</text:p>
          </table:table-cell>
          <table:table-cell table:number-columns-repeated="4" table:style-name="ce34"/>
          <table:table-cell table:number-columns-repeated="16378" table:style-name="ce4"/>
        </table:table-row>
        <table:table-row table:style-name="ro15">
          <table:table-cell office:value-type="string" table:style-name="ce38">
            <text:p>Note 38</text:p>
          </table:table-cell>
          <table:table-cell office:value-type="string" table:style-name="ce41">
            <text:p>Offence added with effect from 1 November 2004. Penalty notices are no longer available for theft of goods valued at over £100 and may only be used for criminal damage up to a value of £300 from July 2009 onwards.</text:p>
          </table:table-cell>
          <table:table-cell table:number-columns-repeated="4" table:style-name="ce34"/>
          <table:table-cell table:number-columns-repeated="16378" table:style-name="ce4"/>
        </table:table-row>
        <table:table-row table:style-name="ro6">
          <table:table-cell office:value-type="string" table:style-name="ce38">
            <text:p>Note 39</text:p>
          </table:table-cell>
          <table:table-cell office:value-type="string" table:style-name="ce41">
            <text:p>Offence added with effect from 27 January 2009.</text:p>
          </table:table-cell>
          <table:table-cell table:number-columns-repeated="4" table:style-name="ce34"/>
          <table:table-cell table:number-columns-repeated="16378" table:style-name="ce4"/>
        </table:table-row>
        <table:table-row table:style-name="ro6">
          <table:table-cell office:value-type="string" table:style-name="ce38">
            <text:p>Note 40</text:p>
          </table:table-cell>
          <table:table-cell office:value-type="string" table:style-name="ce41">
            <text:p>Offence added with effect from 24 September 2014.</text:p>
          </table:table-cell>
          <table:table-cell table:number-columns-repeated="4" table:style-name="ce34"/>
          <table:table-cell table:number-columns-repeated="16378" table:style-name="ce4"/>
        </table:table-row>
        <table:table-row table:style-name="ro15">
          <table:table-cell office:value-type="string" table:style-name="ce38">
            <text:p>Note 41</text:p>
          </table:table-cell>
          <table:table-cell office:value-type="string" table:style-name="ce41">
            <text:p>Following the introduction of a centralised collection system for PND data, which was rolled out incrementally during 2013, the outcome formerly recorded as ‘court hearing requested’ is now recorded under the prosecution category.</text:p>
          </table:table-cell>
          <table:table-cell table:number-columns-repeated="4" table:style-name="ce34"/>
          <table:table-cell table:number-columns-repeated="16378" table:style-name="ce4"/>
        </table:table-row>
        <table:table-row table:style-name="ro15">
          <table:table-cell office:value-type="string" table:style-name="ce38">
            <text:p>Note 42</text:p>
          </table:table-cell>
          <table:table-cell office:value-type="string" table:style-name="ce41">
            <text:p>The large apparent increase in cancellations seen in 2013 is thought to be related the move to the PentiP centralised collection system rather than a change in police behaviour in relation to PNDs.</text:p>
          </table:table-cell>
          <table:table-cell table:number-columns-repeated="4" table:style-name="ce34"/>
          <table:table-cell table:number-columns-repeated="16378" table:style-name="ce4"/>
        </table:table-row>
        <table:table-row table:style-name="ro15">
          <table:table-cell office:value-type="string" table:style-name="ce38">
            <text:p>Note 43</text:p>
          </table:table-cell>
          <table:table-cell office:value-type="string" table:style-name="ce41">
            <text:p>In 2012, a number of forces moved to a new system for reporting data on PNDs issued and their outcomes. Due to technical problems, for these forces, it is no longer possible to separate between those PNDs paid in full within 21 days and those paid in full.<text:s/></text:p>
          </table:table-cell>
          <table:table-cell table:number-columns-repeated="4" table:style-name="ce34"/>
          <table:table-cell table:number-columns-repeated="16378" table:style-name="ce4"/>
        </table:table-row>
        <table:table-row table:style-name="ro16">
          <table:table-cell office:value-type="string" table:style-name="ce38">
            <text:p>Note 44</text:p>
          </table:table-cell>
          <table:table-cell office:value-type="string" table:style-name="ce41">
            <text:p>Youth Courts are categorised as magistrates' courts in the data. This will impact the figures for indictable only cases at the magistrates' court which will include a high volume of juvenile cases.<text:s/></text:p>
          </table:table-cell>
          <table:table-cell table:number-columns-repeated="4" table:style-name="ce34"/>
          <table:table-cell table:number-columns-repeated="16378" table:style-name="ce4"/>
        </table:table-row>
        <table:table-row table:style-name="ro16">
          <table:table-cell office:value-type="string" table:style-name="ce38">
            <text:p>Note 45</text:p>
          </table:table-cell>
          <table:table-cell office:value-type="string" table:style-name="ce41">
            <text:p>Committal hearings were abolished in 2013 and defendants are now sent for trial at the Crown Court.<text:s/></text:p>
          </table:table-cell>
          <table:table-cell table:number-columns-repeated="4" table:style-name="ce34"/>
          <table:table-cell table:number-columns-repeated="16378" table:style-name="ce4"/>
        </table:table-row>
        <table:table-row table:style-name="ro15">
          <table:table-cell office:value-type="string" table:style-name="ce38">
            <text:p>Note 46</text:p>
          </table:table-cell>
          <table:table-cell office:value-type="string" table:style-name="ce41">
            <text:p>Includes proceedings discontinued under s.23(3) of the Prosecution of Offences Act 1985, charge withdrawn and cases "written off" (e.g. bench warrant unexecuted, adjourned sine die, defendant cannot be traced etc.).</text:p>
          </table:table-cell>
          <table:table-cell table:number-columns-repeated="4" table:style-name="ce34"/>
          <table:table-cell table:number-columns-repeated="16378" table:style-name="ce4"/>
        </table:table-row>
        <table:table-row table:style-name="ro19">
          <table:table-cell office:value-type="string" table:style-name="ce38">
            <text:p>Note 47</text:p>
          </table:table-cell>
          <table:table-cell office:value-type="string" table:style-name="ce41">
            <text:p>Under Sec. 6 of Magistrates' Court Act 1980</text:p>
            <text:p>A magistrates' court inquiring into an offence as examining justices shall on consideration of the evidence -<text:s/></text:p>
            <text:p><text:s text:c="9"/>a) commit the accused for trial if it is of opinion that there is sufficient evidence to put him on trial by jury for any indictable offence;<text:s/></text:p>
            <text:p><text:s text:c="9"/>b) discharge him if it is not of that opinion and he is in custody for no other cause than the offence under inquiry;</text:p>
            <text:p>Comparison with Crown Prosecution Service data suggests that these figures are overstated.</text:p>
            <text:p>Committal hearings were abolished in 2013 for triable either way offences.</text:p>
          </table:table-cell>
          <table:table-cell table:number-columns-repeated="4" table:style-name="ce34"/>
          <table:table-cell table:number-columns-repeated="16378" table:style-name="ce4"/>
        </table:table-row>
        <table:table-row table:style-name="ro16">
          <table:table-cell office:value-type="string" table:style-name="ce38">
            <text:p>Note 48</text:p>
          </table:table-cell>
          <table:table-cell office:value-type="string" table:style-name="ce41">
            <text:p>Conviction trial rate is calculated as the number of offenders convicted as a proportion of the number tried, in a given year and court type.</text:p>
          </table:table-cell>
          <table:table-cell table:number-columns-repeated="4" table:style-name="ce34"/>
          <table:table-cell table:number-columns-repeated="16378" table:style-name="ce4"/>
        </table:table-row>
        <table:table-row table:style-name="ro6">
          <table:table-cell office:value-type="string" table:style-name="ce38">
            <text:p>Note 49</text:p>
          </table:table-cell>
          <table:table-cell office:value-type="string" table:style-name="ce41">
            <text:p>Excludes offenders that were committed for sentence from the magistrates' court.</text:p>
          </table:table-cell>
          <table:table-cell table:number-columns-repeated="4" table:style-name="ce34"/>
          <table:table-cell table:number-columns-repeated="16378" table:style-name="ce4"/>
        </table:table-row>
        <table:table-row table:style-name="ro15">
          <table:table-cell office:value-type="string" table:style-name="ce38">
            <text:p>Note 50</text:p>
          </table:table-cell>
          <table:table-cell office:value-type="string" table:style-name="ce41">
            <text:p>Caution should be taken when interpreting conviction ratios in 2020 due to the impact of COVID-19 on the number of prosecutions and convictions. The conviction ratio will be artificially deflated due to the lag time between prosecutions at magistrates' court and convictions at Crown Court.</text:p>
          </table:table-cell>
          <table:table-cell table:number-columns-repeated="4" table:style-name="ce34"/>
          <table:table-cell table:number-columns-repeated="16378" table:style-name="ce4"/>
        </table:table-row>
        <table:table-row table:style-name="ro16">
          <table:table-cell office:value-type="string" table:style-name="ce38">
            <text:p>Note 51</text:p>
          </table:table-cell>
          <table:table-cell office:value-type="string" table:style-name="ce41">
            <text:p>Offenders who are prosecuted for an offence may be convicted of a less serious offence in a different offence group.<text:s/></text:p>
          </table:table-cell>
          <table:table-cell table:number-columns-repeated="4" table:style-name="ce34"/>
          <table:table-cell table:number-columns-repeated="16378" table:style-name="ce4"/>
        </table:table-row>
        <table:table-row table:style-name="ro6">
          <table:table-cell office:value-type="string" table:style-name="ce38">
            <text:p>Note 52</text:p>
          </table:table-cell>
          <table:table-cell office:value-type="string" table:style-name="ce44">
            <text:p>Includes persons where sex or age is unknown or not stated.<text:s/></text:p>
          </table:table-cell>
          <table:table-cell table:number-columns-repeated="4" table:style-name="ce34"/>
          <table:table-cell table:number-columns-repeated="16378" table:style-name="ce4"/>
        </table:table-row>
        <table:table-row table:style-name="ro6">
          <table:table-cell office:value-type="string" table:style-name="ce38">
            <text:p>Note 53</text:p>
          </table:table-cell>
          <table:table-cell office:value-type="string" table:style-name="ce44">
            <text:p>Children includes persons aged 10-17 and adults includes persons aged 18 and over.</text:p>
          </table:table-cell>
          <table:table-cell table:number-columns-repeated="4" table:style-name="ce34"/>
          <table:table-cell table:number-columns-repeated="16378" table:style-name="ce4"/>
        </table:table-row>
        <table:table-row table:style-name="ro16">
          <table:table-cell office:value-type="string" table:style-name="ce38">
            <text:p>Note 54</text:p>
          </table:table-cell>
          <table:table-cell office:value-type="string" table:style-name="ce41">
            <text:p>Includes those who failed to appear to a summons, or to bail, who are excluded from the proceedings figures given in other chapters.</text:p>
          </table:table-cell>
          <table:table-cell table:number-columns-repeated="4" table:style-name="ce34"/>
          <table:table-cell table:number-columns-repeated="16378" table:style-name="ce4"/>
        </table:table-row>
        <table:table-row table:style-name="ro15">
          <table:table-cell office:value-type="string" table:style-name="ce38">
            <text:p>Note 55</text:p>
          </table:table-cell>
          <table:table-cell office:value-type="string" table:style-name="ce41">
            <text:p>Includes those remanded in custody by the police following their arrest who may also have subsequently been granted bail by the police and those initially bailed by the police who where subsequently re-arrested and held in custody by the police.</text:p>
          </table:table-cell>
          <table:table-cell table:number-columns-repeated="4" table:style-name="ce34"/>
          <table:table-cell table:number-columns-repeated="16378" table:style-name="ce4"/>
        </table:table-row>
        <table:table-row table:style-name="ro16">
          <table:table-cell office:value-type="string" table:style-name="ce38">
            <text:p>Note 56</text:p>
          </table:table-cell>
          <table:table-cell office:value-type="string" table:style-name="ce41">
            <text:p>Includes those remanded on bail at any stage of proceedings at magistrates' courts who may also have been given custody or not remanded at some stage of those proceedings.</text:p>
          </table:table-cell>
          <table:table-cell table:number-columns-repeated="4" table:style-name="ce34"/>
          <table:table-cell table:number-columns-repeated="16378" table:style-name="ce4"/>
        </table:table-row>
        <table:table-row table:style-name="ro16">
          <table:table-cell office:value-type="string" table:style-name="ce38">
            <text:p>Note 57</text:p>
          </table:table-cell>
          <table:table-cell office:value-type="string" table:style-name="ce41">
            <text:p>Includes those remanded in custody at any stage of proceedings at magistrates' courts who may also have been given bail or not remanded at some stage of those proceedings.</text:p>
          </table:table-cell>
          <table:table-cell table:number-columns-repeated="4" table:style-name="ce34"/>
          <table:table-cell table:number-columns-repeated="16378" table:style-name="ce4"/>
        </table:table-row>
        <table:table-row table:style-name="ro15">
          <table:table-cell office:value-type="string" table:style-name="ce38">
            <text:p>Note 58</text:p>
          </table:table-cell>
          <table:table-cell office:value-type="string" table:style-name="ce41">
            <text:p>Defendants proceeded against at magistrates’ courts and subsequently committed to the Crown Court will have separate remand decisions made in both courts and will be included in both totals.</text:p>
          </table:table-cell>
          <table:table-cell table:number-columns-repeated="4" table:style-name="ce34"/>
          <table:table-cell table:number-columns-repeated="16378" table:style-name="ce4"/>
        </table:table-row>
        <table:table-row table:style-name="ro16">
          <table:table-cell office:value-type="string" table:style-name="ce38">
            <text:p>Note 59</text:p>
          </table:table-cell>
          <table:table-cell office:value-type="string" table:style-name="ce41">
            <text:p>Includes those remanded on bail at any stage of proceedings at the Crown Court who may also have been given custody or not remanded at some stage of those proceedings.</text:p>
          </table:table-cell>
          <table:table-cell table:number-columns-repeated="4" table:style-name="ce34"/>
          <table:table-cell table:number-columns-repeated="16378" table:style-name="ce4"/>
        </table:table-row>
        <table:table-row table:style-name="ro16">
          <table:table-cell office:value-type="string" table:style-name="ce38">
            <text:p>Note 60</text:p>
          </table:table-cell>
          <table:table-cell office:value-type="string" table:style-name="ce41">
            <text:p>Includes those remanded in custody at any stage of proceedings at the Crown Court who may also have been given bail or not remanded at some stage of those proceedings.</text:p>
          </table:table-cell>
          <table:table-cell table:number-columns-repeated="4" table:style-name="ce34"/>
          <table:table-cell table:number-columns-repeated="16378" table:style-name="ce4"/>
        </table:table-row>
        <table:table-row table:style-name="ro16">
          <table:table-cell office:value-type="string" table:style-name="ce38">
            <text:p>Note 61</text:p>
          </table:table-cell>
          <table:table-cell office:value-type="string" table:style-name="ce41">
            <text:p>Crown Court cases are not necessarily concluded in the same year as the defendant was sent for trial.</text:p>
          </table:table-cell>
          <table:table-cell table:number-columns-repeated="4" table:style-name="ce34"/>
          <table:table-cell table:number-columns-repeated="16378" table:style-name="ce4"/>
        </table:table-row>
        <table:table-row table:style-name="ro16">
          <table:table-cell office:value-type="string" table:style-name="ce38">
            <text:p>Note 62</text:p>
          </table:table-cell>
          <table:table-cell office:value-type="string" table:style-name="ce41">
            <text:p>Includes detention in a Young Offender Institution, detention and training orders and unsuspended imprisonment.</text:p>
          </table:table-cell>
          <table:table-cell table:number-columns-repeated="4" table:style-name="ce34"/>
          <table:table-cell table:number-columns-repeated="16378" table:style-name="ce4"/>
        </table:table-row>
        <table:table-row table:style-name="ro15">
          <table:table-cell office:value-type="string" table:style-name="ce38">
            <text:p>Note 63</text:p>
          </table:table-cell>
          <table:table-cell office:value-type="string" table:style-name="ce41">
            <text:p>Community rehabilitation orders, supervision orders, community punishment orders, attendance centre orders, community punishment and rehabilitation orders, curfew orders, reparation orders, action plan orders and drug treatment and testing orders.</text:p>
          </table:table-cell>
          <table:table-cell table:number-columns-repeated="4" table:style-name="ce34"/>
          <table:table-cell table:number-columns-repeated="16378" table:style-name="ce4"/>
        </table:table-row>
        <table:table-row table:style-name="ro15">
          <table:table-cell office:value-type="string" table:style-name="ce38">
            <text:p>Note 64</text:p>
          </table:table-cell>
          <table:table-cell office:value-type="string" table:style-name="ce41">
            <text:p>Includes one day in police cells, disqualification order, restraining order, confiscation order, travel restriction order, disqualification from driving, ASBO and recommendation for deportation and other disposals.</text:p>
          </table:table-cell>
          <table:table-cell table:number-columns-repeated="4" table:style-name="ce34"/>
          <table:table-cell table:number-columns-repeated="16378" table:style-name="ce4"/>
        </table:table-row>
        <table:table-row table:style-name="ro15">
          <table:table-cell office:value-type="string" table:style-name="ce38">
            <text:p>Note 65</text:p>
          </table:table-cell>
          <table:table-cell office:value-type="string" table:style-name="ce41">
            <text:p>Ambiguity in the status of small business owners can occasionally lead to defendants recorded as companies receiving sentences only available to people, such as community or custodial sentences.</text:p>
          </table:table-cell>
          <table:table-cell table:number-columns-repeated="4" table:style-name="ce34"/>
          <table:table-cell table:number-columns-repeated="16378" table:style-name="ce4"/>
        </table:table-row>
        <table:table-row table:style-name="ro16">
          <table:table-cell office:value-type="string" table:style-name="ce38">
            <text:p>Note 66</text:p>
          </table:table-cell>
          <table:table-cell office:value-type="string" table:style-name="ce41">
            <text:p>Sentences of imprisonment for public protection were introduced by the Criminal Justice Act 2003, and abolished by the Legal Aid, Sentencing and Punishment of Offenders Act 2012.</text:p>
          </table:table-cell>
          <table:table-cell table:number-columns-repeated="4" table:style-name="ce34"/>
          <table:table-cell table:number-columns-repeated="16378" table:style-name="ce4"/>
        </table:table-row>
        <table:table-row table:style-name="ro20">
          <table:table-cell office:value-type="string" table:style-name="ce38">
            <text:p>Note 67</text:p>
          </table:table-cell>
          <table:table-cell office:value-type="string" table:style-name="ce40">
            <text:p>Cautions have been reinstated in our year ending December 2021 publication, and will be published in these tables each quarter thereafter.</text:p>
          </table:table-cell>
          <table:table-cell table:number-columns-repeated="4" table:style-name="ce34"/>
          <table:table-cell table:number-columns-repeated="16378" table:style-name="ce4"/>
        </table:table-row>
        <table:table-row table:number-rows-repeated="1048507" table:style-name="ro21">
          <table:table-cell table:number-columns-repeated="16384"/>
        </table:table-row>
      </table:table>
      <table:table table:name="Known_Issues" table:style-name="ta1">
        <table:table-column table:style-name="co9" table:default-cell-style-name="ce47"/>
        <table:table-column table:style-name="co10" table:default-cell-style-name="ce47"/>
        <table:table-column table:style-name="co11" table:default-cell-style-name="ce47"/>
        <table:table-column table:style-name="co12" table:number-columns-repeated="11" table:default-cell-style-name="ce47"/>
        <table:table-column table:style-name="co13" table:number-columns-repeated="11" table:default-cell-style-name="ce47"/>
        <table:table-column table:style-name="co7" table:number-columns-repeated="16359" table:default-cell-style-name="ce47"/>
        <table:table-row table:style-name="ro22">
          <table:table-cell office:value-type="string" table:style-name="ce45">
            <text:p>Known issues as at May 2021</text:p>
          </table:table-cell>
          <table:table-cell table:number-columns-repeated="12" table:style-name="ce46"/>
          <table:table-cell table:number-columns-repeated="7" table:style-name="ce47"/>
          <table:table-cell table:number-columns-repeated="16364" table:style-name="ce1"/>
        </table:table-row>
        <table:table-row table:style-name="ro22">
          <table:table-cell office:value-type="string" table:style-name="ce23">
            <text:p><text:a xlink:href="#Contents.A1">back to contents</text:a></text:p>
          </table:table-cell>
          <table:table-cell table:number-columns-repeated="12" table:style-name="ce46"/>
          <table:table-cell table:number-columns-repeated="7" table:style-name="ce47"/>
          <table:table-cell table:number-columns-repeated="16364" table:style-name="ce1"/>
        </table:table-row>
        <table:table-row table:style-name="ro6">
          <table:table-cell table:style-name="ce48"/>
          <table:table-cell table:number-columns-repeated="12" table:style-name="ce46"/>
          <table:table-cell table:number-columns-repeated="7" table:style-name="ce47"/>
          <table:table-cell table:number-columns-repeated="16364" table:style-name="ce1"/>
        </table:table-row>
        <table:table-row table:style-name="ro23">
          <table:table-cell office:value-type="string" table:number-columns-spanned="13" table:number-rows-spanned="1" table:style-name="ce55">
            <text:p>This note provides details of issues with data used in our “Criminal Justice System Statistics quarterly: December 2021” publication. The details for each issue are highlighted below which show the published figures and the figures based on amended court data. In line with our revisions policy, these figures have not been revised because the change is relatively small at an aggregate level. Where feasible, these corrections will be implemented in future quarterly Criminal Justice System Statistics publications, with an update of the tables, pivot tools and additional products alongside the “Criminal justice system statistics quarterly: December 2022” publication, due to be published 18 May 2023.</text:p>
          </table:table-cell>
          <table:covered-table-cell table:number-columns-repeated="12"/>
          <table:table-cell table:number-columns-repeated="7" table:style-name="ce50"/>
          <table:table-cell table:number-columns-repeated="16364" table:style-name="ce1"/>
        </table:table-row>
        <table:table-row table:style-name="ro6">
          <table:table-cell table:number-columns-repeated="13" table:style-name="ce51"/>
          <table:table-cell table:number-columns-repeated="7" table:style-name="ce50"/>
          <table:table-cell table:number-columns-repeated="16364" table:style-name="ce1"/>
        </table:table-row>
        <table:table-row table:style-name="ro6">
          <table:table-cell table:number-columns-repeated="13" table:style-name="ce46"/>
          <table:table-cell table:number-columns-repeated="7" table:style-name="ce47"/>
          <table:table-cell table:number-columns-repeated="16364" table:style-name="ce1"/>
        </table:table-row>
        <table:table-row table:style-name="ro24">
          <table:table-cell office:value-type="string" table:style-name="ce52">
            <text:p>Issue name<text:s/></text:p>
          </table:table-cell>
          <table:table-cell office:value-type="string" table:number-columns-spanned="2" table:number-rows-spanned="1" table:style-name="ce56">
            <text:p>Issue Summary<text:s/></text:p>
          </table:table-cell>
          <table:covered-table-cell/>
          <table:table-cell office:value-type="string" table:number-columns-spanned="5" table:number-rows-spanned="1" table:style-name="ce56">
            <text:p>Impact</text:p>
          </table:table-cell>
          <table:covered-table-cell table:number-columns-repeated="4"/>
          <table:table-cell office:value-type="string" table:number-columns-spanned="5" table:number-rows-spanned="1" table:style-name="ce56">
            <text:p>Outcome</text:p>
          </table:table-cell>
          <table:covered-table-cell table:number-columns-repeated="4"/>
          <table:table-cell table:number-columns-repeated="7" table:style-name="ce47"/>
          <table:table-cell table:number-columns-repeated="16364" table:style-name="ce1"/>
        </table:table-row>
        <table:table-row table:style-name="ro25">
          <table:table-cell office:value-type="string" table:style-name="ce53">
            <text:p>Miscoded offence</text:p>
          </table:table-cell>
          <table:table-cell office:value-type="string" table:number-columns-spanned="2" table:number-rows-spanned="1" table:style-name="ce57">
            <text:p>We have identified an issue whereby offence code 81017 has been miscoded and is coming through in the data tool as a motoring offence. This offence should be coming through as offence code 08117 Possessing or distributing prohibited weapons or ammunition (Group I).</text:p>
          </table:table-cell>
          <table:covered-table-cell/>
          <table:table-cell office:value-type="string" table:number-columns-spanned="5" table:number-rows-spanned="1" table:style-name="ce57">
            <text:p>This miscoded offence is coming through in the motoring tool, with no motoring offence associated with it. <text:span text:style-name="T3">This issue impacts tables and data tools that break down prosecutions, convictions and sentencing outcomes by offence type.</text:span> There should be one less in the motoring tables and one more in the offence group ‘possession of weapons’.  </text:p>
          </table:table-cell>
          <table:covered-table-cell table:number-columns-repeated="4"/>
          <table:table-cell office:value-type="string" table:number-columns-spanned="5" table:number-rows-spanned="1" table:style-name="ce57">
            <text:p>This issue will be corrected in future published data. </text:p>
          </table:table-cell>
          <table:covered-table-cell table:number-columns-repeated="4"/>
          <table:table-cell table:number-columns-repeated="7" table:style-name="ce47"/>
          <table:table-cell table:number-columns-repeated="16364" table:style-name="ce1"/>
        </table:table-row>
        <table:table-row table:style-name="ro26">
          <table:table-cell office:value-type="string" table:style-name="ce54">
            <text:p>Suspended Sentence Order issue</text:p>
          </table:table-cell>
          <table:table-cell office:value-type="string" table:number-columns-spanned="2" table:number-rows-spanned="1" table:style-name="ce57">
            <text:p>We are aware of an issue with the principal offence algorithm for certain suspended sentence orders where a defendant is sometimes counted as having been convicted of a less serious offence than the one for which they actually received the most serious disposal. </text:p>
          </table:table-cell>
          <table:covered-table-cell/>
          <table:table-cell office:value-type="string" table:number-columns-spanned="5" table:number-rows-spanned="1" table:style-name="ce57">
            <text:p>It is estimated that this impacts around 5% of SSOs – in particular, offence codes 08602, 80200, 00806, 09281, 00826, 00801, 06601, 09270, 02803, 09221. <text:span text:style-name="T3">This issue impacts tables and data tools that break down sentencing outcomes by offence.</text:span></text:p>
          </table:table-cell>
          <table:covered-table-cell table:number-columns-repeated="4"/>
          <table:table-cell office:value-type="string" table:number-columns-spanned="5" table:number-rows-spanned="1" table:style-name="ce57">
            <text:p>This issue will be corrected in future published data. </text:p>
          </table:table-cell>
          <table:covered-table-cell table:number-columns-repeated="4"/>
          <table:table-cell table:number-columns-repeated="7" table:style-name="ce47"/>
          <table:table-cell table:number-columns-repeated="16364" table:style-name="ce1"/>
        </table:table-row>
        <table:table-row table:number-rows-repeated="6" table:style-name="ro6">
          <table:table-cell table:number-columns-repeated="20" table:style-name="ce47"/>
          <table:table-cell table:number-columns-repeated="16364" table:style-name="ce1"/>
        </table:table-row>
        <table:table-row table:style-name="ro27">
          <table:table-cell table:number-columns-repeated="16384" table:style-name="ce47"/>
        </table:table-row>
        <table:table-row table:number-rows-repeated="1048560" table:style-name="ro28">
          <table:table-cell table:number-columns-repeated="16384"/>
        </table:table-row>
      </table:table>
      <table:table table:name="Flowchart" table:style-name="ta1">
        <table:table-column table:style-name="co14" table:default-cell-style-name="ce61"/>
        <table:table-column table:style-name="co15" table:default-cell-style-name="ce61"/>
        <table:table-column table:style-name="co14" table:default-cell-style-name="ce61"/>
        <table:table-column table:style-name="co16" table:default-cell-style-name="ce61"/>
        <table:table-column table:style-name="co14" table:number-columns-repeated="2" table:default-cell-style-name="ce61"/>
        <table:table-column table:style-name="co17" table:default-cell-style-name="ce61"/>
        <table:table-column table:style-name="co18" table:default-cell-style-name="ce61"/>
        <table:table-column table:style-name="co14" table:default-cell-style-name="ce61"/>
        <table:table-column table:style-name="co19" table:default-cell-style-name="ce61"/>
        <table:table-column table:style-name="co14" table:default-cell-style-name="ce61"/>
        <table:table-column table:style-name="co20" table:default-cell-style-name="ce61"/>
        <table:table-column table:style-name="co14" table:number-columns-repeated="2" table:default-cell-style-name="ce61"/>
        <table:table-column table:style-name="co21" table:default-cell-style-name="ce61"/>
        <table:table-column table:style-name="co14" table:default-cell-style-name="ce61"/>
        <table:table-column table:style-name="co13" table:default-cell-style-name="ce61"/>
        <table:table-column table:style-name="co22" table:number-columns-repeated="2" table:default-cell-style-name="ce61"/>
        <table:table-column table:style-name="co14" table:default-cell-style-name="ce61"/>
        <table:table-column table:style-name="co23" table:default-cell-style-name="ce61"/>
        <table:table-column table:style-name="co14" table:number-columns-repeated="2" table:default-cell-style-name="ce61"/>
        <table:table-column table:style-name="co13" table:default-cell-style-name="ce61"/>
        <table:table-column table:style-name="co14" table:default-cell-style-name="ce61"/>
        <table:table-column table:style-name="co24" table:default-cell-style-name="ce61"/>
        <table:table-column table:style-name="co25" table:default-cell-style-name="ce61"/>
        <table:table-column table:style-name="co14" table:default-cell-style-name="ce61"/>
        <table:table-column table:style-name="co13" table:default-cell-style-name="ce61"/>
        <table:table-column table:style-name="co18" table:number-columns-repeated="2" table:default-cell-style-name="ce61"/>
        <table:table-column table:style-name="co26" table:default-cell-style-name="ce61"/>
        <table:table-column table:style-name="co27" table:default-cell-style-name="ce61"/>
        <table:table-column table:style-name="co21" table:default-cell-style-name="ce61"/>
        <table:table-column table:style-name="co28" table:default-cell-style-name="ce61"/>
        <table:table-column table:style-name="co14" table:default-cell-style-name="ce61"/>
        <table:table-column table:style-name="co16" table:default-cell-style-name="ce61"/>
        <table:table-column table:style-name="co14" table:number-columns-repeated="2" table:default-cell-style-name="ce61"/>
        <table:table-column table:style-name="co13" table:default-cell-style-name="ce61"/>
        <table:table-column table:style-name="co14" table:default-cell-style-name="ce61"/>
        <table:table-column table:style-name="co13" table:default-cell-style-name="ce61"/>
        <table:table-column table:style-name="co14" table:number-columns-repeated="2" table:default-cell-style-name="ce61"/>
        <table:table-column table:style-name="co13" table:default-cell-style-name="ce61"/>
        <table:table-column table:style-name="co15" table:number-columns-repeated="48" table:default-cell-style-name="ce61"/>
        <table:table-column table:style-name="co15" table:number-columns-repeated="16291" table:default-cell-style-name="ce62"/>
        <table:table-row table:style-name="ro29">
          <table:table-cell table:style-name="ce58"/>
          <table:table-cell office:value-type="string" table:style-name="ce59">
            <text:p>Flow through the Criminal Justice System, year ending September 2021</text:p>
          </table:table-cell>
          <table:table-cell table:style-name="ce58"/>
          <table:table-cell table:style-name="ce60"/>
          <table:table-cell table:number-columns-repeated="43" table:style-name="ce58"/>
          <table:table-cell table:number-columns-repeated="16337"/>
        </table:table-row>
        <table:table-row table:style-name="ro27">
          <table:table-cell table:style-name="ce58"/>
          <table:table-cell office:value-type="string" table:style-name="ce32">
            <text:p><text:a xlink:href="#Contents.A1">back to contents</text:a></text:p>
          </table:table-cell>
          <table:table-cell table:number-columns-repeated="42" table:style-name="ce58"/>
          <table:table-cell table:style-name="ce58">
            <draw:custom-shape svg:x="0.6125in" svg:y="0.11458in" svg:width="0.31177in" svg:height="3.67708in" draw:z-index="76" draw:id="id75" draw:style-name="a261" draw:name="Right Brace 207">
              <svg:title/>
              <svg:desc/>
              <text:p text:style-name="a260" text:class-names="" text:cond-style-name=""><text:span text:style-name="a259"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8333"/>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table:table-cell>
          <table:table-cell table:number-columns-repeated="2" table:style-name="ce58"/>
          <table:table-cell table:number-columns-repeated="16337"/>
        </table:table-row>
        <table:table-row table:style-name="ro30">
          <table:table-cell table:number-columns-repeated="2" table:style-name="ce58"/>
          <table:table-cell table:style-name="ce63"/>
          <table:table-cell table:number-columns-repeated="44" table:style-name="ce58"/>
          <table:table-cell table:number-columns-repeated="16337"/>
        </table:table-row>
        <table:table-row table:style-name="ro6">
          <table:table-cell table:number-columns-repeated="2" table:style-name="ce58"/>
          <table:table-cell table:style-name="ce63"/>
          <table:table-cell table:number-columns-repeated="8" table:style-name="ce58"/>
          <table:table-cell table:style-name="ce64"/>
          <table:table-cell table:number-columns-repeated="2" table:style-name="ce58"/>
          <table:table-cell table:number-columns-repeated="3" table:style-name="ce64"/>
          <table:table-cell table:number-columns-repeated="3" table:style-name="ce58"/>
          <table:table-cell office:value-type="string" table:number-columns-spanned="6" table:number-rows-spanned="1" table:style-name="ce168">
            <text:p>Police recorded crime<text:s/><text:span text:style-name="T5">(1)</text:span></text:p>
          </table:table-cell>
          <table:covered-table-cell table:number-columns-repeated="5"/>
          <table:table-cell table:number-columns-repeated="5" table:style-name="ce58"/>
          <table:table-cell table:number-columns-repeated="3" table:style-name="ce64"/>
          <table:table-cell table:number-columns-repeated="11" table:style-name="ce58"/>
          <table:table-cell table:style-name="ce58">
            <draw:frame draw:z-index="65" draw:id="id64" draw:style-name="a226" draw:transform="translate(-1.18796in -0.4011in) rotate(-4.71239) translate(0.88942in 1.21643in)" draw:name="TextBox 66" svg:width="2.37592in" svg:height="0.80221in">
              <draw:text-box>
                <text:p text:style-name="a225" text:class-names="" text:cond-style-name=""><text:span text:style-name="a223" text:class-names="">Notifiable<text:s text:c="1"/></text:span><text:span text:style-name="a224" text:class-names="">offences</text:span></text:p>
              </draw:text-box>
              <svg:title/>
              <svg:desc/>
            </draw:frame>
          </table:table-cell>
          <table:table-cell table:style-name="ce58"/>
          <table:table-cell table:number-columns-repeated="16337"/>
        </table:table-row>
        <table:table-row table:style-name="ro27">
          <table:table-cell table:number-columns-repeated="2" table:style-name="ce58"/>
          <table:table-cell table:style-name="ce63"/>
          <table:table-cell table:number-columns-repeated="8" table:style-name="ce58"/>
          <table:table-cell table:style-name="ce64"/>
          <table:table-cell table:number-columns-repeated="2" table:style-name="ce58"/>
          <table:table-cell table:number-columns-repeated="3" table:style-name="ce64"/>
          <table:table-cell table:number-columns-repeated="3" table:style-name="ce58"/>
          <table:table-cell office:value-type="float" office:value="5839065" table:number-columns-spanned="6" table:number-rows-spanned="1" table:style-name="ce169">
            <text:p>5,839,065</text:p>
          </table:table-cell>
          <table:covered-table-cell table:number-columns-repeated="5"/>
          <table:table-cell table:number-columns-repeated="2" table:style-name="ce65"/>
          <table:table-cell table:number-columns-repeated="3" table:style-name="ce58"/>
          <table:table-cell table:number-columns-repeated="3" table:style-name="ce64"/>
          <table:table-cell table:number-columns-repeated="5" table:style-name="ce58"/>
          <table:table-cell table:style-name="ce65"/>
          <table:table-cell table:number-columns-repeated="7" table:style-name="ce58"/>
          <table:table-cell table:number-columns-repeated="16337"/>
        </table:table-row>
        <table:table-row table:style-name="ro30">
          <table:table-cell table:number-columns-repeated="2" table:style-name="ce58"/>
          <table:table-cell table:style-name="ce63"/>
          <table:table-cell table:number-columns-repeated="20" table:style-name="ce58"/>
          <table:table-cell table:style-name="ce58">
            <draw:custom-shape svg:x="0in" svg:y="0.03404in" svg:width="0in" svg:height="0.26042in" draw:z-index="5" draw:id="id4" draw:style-name="a21" draw:name="Line 65">
              <svg:title/>
              <svg:desc/>
              <text:p text:style-name="a19" text:class-names="" text:cond-style-name=""><text:span text:style-name="a1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23" table:style-name="ce58"/>
          <table:table-cell table:number-columns-repeated="16337"/>
        </table:table-row>
        <table:table-row table:style-name="ro30">
          <table:table-cell table:number-columns-repeated="2" table:style-name="ce58"/>
          <table:table-cell table:style-name="ce63"/>
          <table:table-cell table:number-columns-repeated="44" table:style-name="ce58"/>
          <table:table-cell table:number-columns-repeated="16337"/>
        </table:table-row>
        <table:table-row table:style-name="ro31">
          <table:table-cell table:number-columns-repeated="2" table:style-name="ce58"/>
          <table:table-cell table:style-name="ce63"/>
          <table:table-cell table:number-columns-repeated="8" table:style-name="ce58"/>
          <table:table-cell office:value-type="string" table:style-name="ce58">
            <text:p>out of court disposals</text:p>
          </table:table-cell>
          <table:table-cell table:number-columns-repeated="8" table:style-name="ce58"/>
          <table:table-cell office:value-type="string" table:number-columns-spanned="6" table:number-rows-spanned="2" table:style-name="ce170">
            <text:p>Outcomes assigned</text:p>
          </table:table-cell>
          <table:covered-table-cell table:number-columns-repeated="5"/>
          <table:table-cell table:number-columns-repeated="21" table:style-name="ce58"/>
          <table:table-cell table:number-columns-repeated="16337"/>
        </table:table-row>
        <table:table-row table:style-name="ro31">
          <table:table-cell table:number-columns-repeated="2" table:style-name="ce58"/>
          <table:table-cell table:style-name="ce63"/>
          <table:table-cell table:number-columns-repeated="6" table:style-name="ce58"/>
          <table:table-cell table:style-name="ce58">
            <draw:custom-shape svg:x="0in" svg:y="0.03404in" svg:width="0in" svg:height="3.1875in" draw:z-index="2" draw:id="id1" draw:style-name="a9" draw:name="Line 63">
              <svg:title/>
              <svg:desc/>
              <text:p text:style-name="a7" text:class-names="" text:cond-style-name=""><text:span text:style-name="a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in" svg:y="0in" svg:width="3.69792in" svg:height="0in" draw:z-index="1" draw:id="id0" draw:style-name="a5" draw:name="Line 62">
              <svg:title/>
              <svg:desc/>
              <text:p text:style-name="a3" text:class-names="" text:cond-style-name=""><text:span text:style-name="a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10" table:style-name="ce58"/>
          <table:covered-table-cell/>
          <table:covered-table-cell table:number-columns-repeated="5"/>
          <table:table-cell table:number-columns-repeated="21" table:style-name="ce58"/>
          <table:table-cell table:number-columns-repeated="16337"/>
        </table:table-row>
        <table:table-row table:style-name="ro32">
          <table:table-cell table:number-columns-repeated="2" table:style-name="ce58"/>
          <table:table-cell table:style-name="ce63"/>
          <table:table-cell table:number-columns-repeated="20" table:style-name="ce58"/>
          <table:table-cell table:style-name="ce58">
            <draw:custom-shape svg:x="0in" svg:y="0in" svg:width="0in" svg:height="0.27083in" draw:z-index="6" draw:id="id5" draw:style-name="a25" draw:name="Line 65">
              <svg:title/>
              <svg:desc/>
              <text:p text:style-name="a23" text:class-names="" text:cond-style-name=""><text:span text:style-name="a2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23" table:style-name="ce58"/>
          <table:table-cell table:number-columns-repeated="16337"/>
        </table:table-row>
        <table:table-row table:style-name="ro31">
          <table:table-cell table:number-columns-repeated="2" table:style-name="ce58"/>
          <table:table-cell table:style-name="ce63"/>
          <table:table-cell table:number-columns-repeated="26" table:style-name="ce58"/>
          <table:table-cell office:value-type="string" table:number-columns-spanned="5" table:number-rows-spanned="3" table:style-name="ce171">
            <text:p>Other prosecuting authorities</text:p>
          </table:table-cell>
          <table:covered-table-cell table:number-columns-repeated="4"/>
          <table:table-cell table:number-columns-repeated="13" table:style-name="ce58"/>
          <table:table-cell table:number-columns-repeated="16337"/>
        </table:table-row>
        <table:table-row table:style-name="ro31">
          <table:table-cell table:number-columns-repeated="2" table:style-name="ce58"/>
          <table:table-cell table:style-name="ce63"/>
          <table:table-cell table:number-columns-repeated="17" table:style-name="ce58"/>
          <table:table-cell office:value-type="string" table:number-columns-spanned="6" table:number-rows-spanned="2" table:style-name="ce172">
            <text:p>Charged/Summonsed<text:s/></text:p>
          </table:table-cell>
          <table:covered-table-cell table:number-columns-repeated="5"/>
          <table:table-cell table:style-name="ce58">
            <draw:connector draw:type="line" svg:x1="0.25in" svg:y1="0.05279in" svg:x2="0.25in" svg:y2="0.77187in" draw:z-index="70" draw:id="id69" draw:style-name="a243" draw:name="Straight Arrow Connector 71">
              <svg:title/>
              <svg:desc/>
            </draw:connector>
            <draw:connector draw:type="line" svg:x1="1.10502in" svg:y1="0.05279in" svg:x2="0.24096in" svg:y2="0.05279in" draw:z-index="69" draw:id="id68" draw:style-name="a241" draw:name="Straight Connector 70">
              <svg:title/>
              <svg:desc/>
            </draw:connector>
          </table:table-cell>
          <table:table-cell table:number-columns-repeated="2" table:style-name="ce58"/>
          <table:covered-table-cell/>
          <table:covered-table-cell table:number-columns-repeated="4"/>
          <table:table-cell table:number-columns-repeated="13" table:style-name="ce58"/>
          <table:table-cell table:number-columns-repeated="16337"/>
        </table:table-row>
        <table:table-row table:style-name="ro31">
          <table:table-cell table:number-columns-repeated="2" table:style-name="ce58"/>
          <table:table-cell table:style-name="ce63"/>
          <table:table-cell table:number-columns-repeated="17" table:style-name="ce58"/>
          <table:covered-table-cell/>
          <table:covered-table-cell table:number-columns-repeated="5"/>
          <table:table-cell table:number-columns-repeated="3" table:style-name="ce58"/>
          <table:covered-table-cell/>
          <table:covered-table-cell table:number-columns-repeated="4"/>
          <table:table-cell table:number-columns-repeated="13" table:style-name="ce58"/>
          <table:table-cell table:number-columns-repeated="16337"/>
        </table:table-row>
        <table:table-row table:style-name="ro27">
          <table:table-cell table:number-columns-repeated="2" table:style-name="ce58"/>
          <table:table-cell table:style-name="ce63"/>
          <table:table-cell table:number-columns-repeated="17" table:style-name="ce58"/>
          <table:table-cell office:value-type="float" office:value="367884" table:number-columns-spanned="6" table:number-rows-spanned="1" table:style-name="ce169">
            <text:p>367,884</text:p>
          </table:table-cell>
          <table:covered-table-cell table:number-columns-repeated="5"/>
          <table:table-cell table:number-columns-repeated="21" table:style-name="ce58"/>
          <table:table-cell table:number-columns-repeated="16337"/>
        </table:table-row>
        <table:table-row table:style-name="ro33">
          <table:table-cell table:number-columns-repeated="2" table:style-name="ce58"/>
          <table:table-cell table:style-name="ce63"/>
          <table:table-cell table:number-columns-repeated="17" table:style-name="ce58"/>
          <table:table-cell table:number-columns-spanned="6" table:number-rows-spanned="1" table:style-name="ce173"/>
          <table:covered-table-cell/>
          <table:covered-table-cell>
            <draw:custom-shape svg:x="0.04931in" svg:y="0in" svg:width="0in" svg:height="0.3125in" draw:z-index="68" draw:id="id67" draw:style-name="a240" draw:name="Line 65">
              <svg:title/>
              <svg:desc/>
              <text:p text:style-name="a238" text:class-names="" text:cond-style-name=""><text:span text:style-name="a23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covered-table-cell>
          <table:covered-table-cell table:number-columns-repeated="3"/>
          <table:table-cell table:number-columns-repeated="2" table:style-name="ce58"/>
          <table:table-cell table:number-columns-repeated="5" table:style-name="ce66"/>
          <table:table-cell table:number-columns-repeated="14" table:style-name="ce58"/>
          <table:table-cell table:number-columns-repeated="16337"/>
        </table:table-row>
        <table:table-row table:style-name="ro34">
          <table:table-cell table:number-columns-repeated="2" table:style-name="ce58"/>
          <table:table-cell table:style-name="ce63"/>
          <table:table-cell table:number-columns-repeated="13" table:style-name="ce58"/>
          <table:table-cell office:value-type="string" table:number-columns-spanned="11" table:number-rows-spanned="2" table:style-name="ce174">
            <text:p>Crown Prosecution Service receive papers</text:p>
            <text:p>from the police for prosecution</text:p>
            <text:p/>
          </table:table-cell>
          <table:covered-table-cell table:number-columns-repeated="10"/>
          <table:table-cell table:style-name="ce58">
            <draw:custom-shape svg:x="0.03054in" svg:y="0.15902in" svg:width="0.70833in" svg:height="0in" draw:z-index="8" draw:id="id7" draw:style-name="a33" draw:name="Line 65">
              <svg:title/>
              <svg:desc/>
              <text:p text:style-name="a31" text:class-names="" text:cond-style-name=""><text:span text:style-name="a3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66"/>
          <table:table-cell office:value-type="string" table:number-columns-spanned="5" table:number-rows-spanned="2" table:style-name="ce174">
            <text:p>CPS discontinue the case</text:p>
            <text:p>or case unable to proceed</text:p>
          </table:table-cell>
          <table:covered-table-cell table:number-columns-repeated="4"/>
          <table:table-cell table:number-columns-repeated="13" table:style-name="ce58"/>
          <table:table-cell table:number-columns-repeated="16337"/>
        </table:table-row>
        <table:table-row table:style-name="ro27">
          <table:table-cell table:number-columns-repeated="2" table:style-name="ce58"/>
          <table:table-cell table:style-name="ce63"/>
          <table:table-cell table:number-columns-repeated="13" table:style-name="ce58"/>
          <table:covered-table-cell/>
          <table:covered-table-cell table:number-columns-repeated="10"/>
          <table:table-cell table:style-name="ce58"/>
          <table:table-cell table:style-name="ce66"/>
          <table:covered-table-cell/>
          <table:covered-table-cell table:number-columns-repeated="4"/>
          <table:table-cell table:number-columns-repeated="13" table:style-name="ce58"/>
          <table:table-cell table:number-columns-repeated="46" table:style-name="ce61"/>
          <table:table-cell table:number-columns-repeated="16291"/>
        </table:table-row>
        <table:table-row table:style-name="ro6">
          <table:table-cell table:number-columns-repeated="2" table:style-name="ce58"/>
          <table:table-cell table:style-name="ce63"/>
          <table:table-cell table:number-columns-repeated="17" table:style-name="ce58"/>
          <table:table-cell table:number-columns-spanned="3" table:number-rows-spanned="1" table:style-name="ce175"/>
          <table:covered-table-cell/>
          <table:covered-table-cell>
            <draw:custom-shape svg:x="0.03402in" svg:y="0.03404in" svg:width="0in" svg:height="0.30208in" draw:z-index="7" draw:id="id6" draw:style-name="a29" draw:name="Line 65">
              <svg:title/>
              <svg:desc/>
              <text:p text:style-name="a27" text:class-names="" text:cond-style-name=""><text:span text:style-name="a2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covered-table-cell>
          <table:table-cell table:style-name="ce67"/>
          <table:table-cell table:style-name="ce58"/>
          <table:table-cell table:number-columns-spanned="5" table:number-rows-spanned="1" table:style-name="ce176"/>
          <table:covered-table-cell table:number-columns-repeated="4"/>
          <table:table-cell table:number-columns-repeated="3" table:style-name="ce58"/>
          <table:table-cell table:number-columns-spanned="2" table:number-rows-spanned="1" table:style-name="ce176"/>
          <table:covered-table-cell/>
          <table:table-cell table:style-name="ce68"/>
          <table:table-cell table:number-columns-repeated="2" table:style-name="ce58"/>
          <table:table-cell table:style-name="ce69"/>
          <table:table-cell table:number-columns-repeated="8" table:style-name="ce58"/>
          <table:table-cell table:number-columns-repeated="46" table:style-name="ce61"/>
          <table:table-cell table:number-columns-repeated="16291"/>
        </table:table-row>
        <table:table-row table:style-name="ro30">
          <table:table-cell table:number-columns-repeated="2" table:style-name="ce58"/>
          <table:table-cell table:style-name="ce63"/>
          <table:table-cell table:number-columns-repeated="44" table:style-name="ce58"/>
          <table:table-cell table:number-columns-repeated="46" table:style-name="ce61"/>
          <table:table-cell table:number-columns-repeated="16291"/>
        </table:table-row>
        <table:table-row table:style-name="ro12">
          <table:table-cell table:number-columns-repeated="2" table:style-name="ce58"/>
          <table:table-cell table:style-name="ce63"/>
          <table:table-cell table:number-columns-repeated="3" table:style-name="ce58"/>
          <table:table-cell table:number-columns-repeated="10" table:style-name="ce66"/>
          <table:table-cell office:value-type="string" table:number-columns-spanned="11" table:number-rows-spanned="2" table:style-name="ce170">
            <text:p>CPS proceed with charge</text:p>
          </table:table-cell>
          <table:covered-table-cell table:number-columns-repeated="10"/>
          <table:table-cell table:style-name="ce70"/>
          <table:table-cell table:number-columns-repeated="10" table:style-name="ce58"/>
          <table:table-cell table:style-name="ce71"/>
          <table:table-cell table:number-columns-repeated="8" table:style-name="ce58"/>
          <table:table-cell table:number-columns-repeated="46" table:style-name="ce61"/>
          <table:table-cell table:number-columns-repeated="16291"/>
        </table:table-row>
        <table:table-row table:style-name="ro12">
          <table:table-cell table:number-columns-repeated="2" table:style-name="ce58"/>
          <table:table-cell table:style-name="ce63"/>
          <table:table-cell table:number-columns-repeated="3" table:style-name="ce58"/>
          <table:table-cell table:number-columns-repeated="10" table:style-name="ce66"/>
          <table:covered-table-cell/>
          <table:covered-table-cell table:number-columns-repeated="10"/>
          <table:table-cell table:style-name="ce70">
            <draw:custom-shape svg:x="0.01113in" svg:y="0.02778in" svg:width="1.25in" svg:height="0in" draw:z-index="12" draw:id="id11" draw:style-name="a49" draw:name="Line 58">
              <svg:title/>
              <svg:desc/>
              <text:p text:style-name="a47" text:class-names="" text:cond-style-name=""><text:span text:style-name="a4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3" table:style-name="ce58"/>
          <table:table-cell table:style-name="ce58">
            <draw:custom-shape svg:x="0.29167in" svg:y="0.03125in" svg:width="0in" svg:height="1.0625in" draw:z-index="13" draw:id="id12" draw:style-name="a53" draw:name="Line 59">
              <svg:title/>
              <svg:desc/>
              <text:p text:style-name="a51" text:class-names="" text:cond-style-name=""><text:span text:style-name="a5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6" table:style-name="ce58"/>
          <table:table-cell table:style-name="ce71"/>
          <table:table-cell table:number-columns-repeated="8" table:style-name="ce58"/>
          <table:table-cell table:number-columns-repeated="46" table:style-name="ce61"/>
          <table:table-cell table:number-columns-repeated="16291"/>
        </table:table-row>
        <table:table-row table:style-name="ro12">
          <table:table-cell table:number-columns-repeated="2" table:style-name="ce58"/>
          <table:table-cell table:style-name="ce63"/>
          <table:table-cell table:number-columns-repeated="26" table:style-name="ce58"/>
          <table:table-cell table:style-name="ce71"/>
          <table:table-cell table:number-columns-repeated="17" table:style-name="ce58"/>
          <table:table-cell table:number-columns-repeated="46" table:style-name="ce61"/>
          <table:table-cell table:number-columns-repeated="16291"/>
        </table:table-row>
        <table:table-row table:style-name="ro30">
          <table:table-cell table:number-columns-repeated="45" table:style-name="ce72"/>
          <table:table-cell table:number-columns-repeated="2" table:style-name="ce58"/>
          <table:table-cell table:number-columns-repeated="46" table:style-name="ce61"/>
          <table:table-cell table:number-columns-repeated="16291"/>
        </table:table-row>
        <table:table-row table:style-name="ro30">
          <table:table-cell table:number-columns-repeated="2" table:style-name="ce58"/>
          <table:table-cell table:style-name="ce63"/>
          <table:table-cell table:number-columns-repeated="41" table:style-name="ce58"/>
          <table:table-cell table:style-name="ce58">
            <draw:custom-shape svg:x="0.6118in" svg:y="0.04167in" svg:width="0.37349in" svg:height="11.98958in" draw:z-index="66" draw:id="id65" draw:style-name="a229" draw:name="Right Brace 67">
              <svg:title/>
              <svg:desc/>
              <text:p text:style-name="a228" text:class-names="" text:cond-style-name=""><text:span text:style-name="a227"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8333"/>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table:table-cell>
          <table:table-cell table:number-columns-repeated="2" table:style-name="ce58"/>
          <table:table-cell table:number-columns-repeated="46" table:style-name="ce61"/>
          <table:table-cell table:number-columns-repeated="16291"/>
        </table:table-row>
        <table:table-row table:style-name="ro12">
          <table:table-cell table:number-columns-repeated="2" table:style-name="ce58"/>
          <table:table-cell table:style-name="ce63"/>
          <table:table-cell table:number-columns-repeated="11" table:style-name="ce58"/>
          <table:table-cell table:number-columns-repeated="12" table:style-name="ce73"/>
          <table:table-cell table:number-columns-repeated="13" table:style-name="ce74"/>
          <table:table-cell table:number-columns-repeated="8" table:style-name="ce58"/>
          <table:table-cell table:number-columns-repeated="46" table:style-name="ce61"/>
          <table:table-cell table:number-columns-repeated="16291"/>
        </table:table-row>
        <table:table-row table:style-name="ro12">
          <table:table-cell table:number-columns-repeated="2" table:style-name="ce58"/>
          <table:table-cell table:style-name="ce63"/>
          <table:table-cell table:style-name="ce58">
            <draw:custom-shape svg:x="0.29096in" svg:y="0.08056in" svg:width="0in" svg:height="0.33333in" draw:z-index="4" draw:id="id3" draw:style-name="a17" draw:name="Line 65">
              <svg:title/>
              <svg:desc/>
              <text:p text:style-name="a15" text:class-names="" text:cond-style-name=""><text:span text:style-name="a1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30485in" svg:y="0.07153in" svg:width="5.72917in" svg:height="0in" draw:z-index="3" draw:id="id2" draw:style-name="a13" draw:name="Line 64">
              <svg:title/>
              <svg:desc/>
              <text:p text:style-name="a11" text:class-names="" text:cond-style-name=""><text:span text:style-name="a1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7" table:style-name="ce58"/>
          <table:table-cell table:style-name="ce58">
            <draw:custom-shape svg:x="0.06529in" svg:y="0.07362in" svg:width="0in" svg:height="0.32292in" draw:z-index="9" draw:id="id8" draw:style-name="a37" draw:name="Line 65">
              <svg:title/>
              <svg:desc/>
              <text:p text:style-name="a35" text:class-names="" text:cond-style-name=""><text:span text:style-name="a3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2" table:style-name="ce58"/>
          <table:table-cell table:style-name="ce73">
            <draw:custom-shape svg:x="0.32291in" svg:y="0.07362in" svg:width="0in" svg:height="0.33333in" draw:z-index="10" draw:id="id9" draw:style-name="a41" draw:name="Line 65">
              <svg:title/>
              <svg:desc/>
              <text:p text:style-name="a39" text:class-names="" text:cond-style-name=""><text:span text:style-name="a3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5" table:style-name="ce73"/>
          <table:table-cell table:style-name="ce73">
            <draw:custom-shape svg:x="0.375in" svg:y="0.08333in" svg:width="0in" svg:height="0.32292in" draw:z-index="11" draw:id="id10" draw:style-name="a45" draw:name="Line 65">
              <svg:title/>
              <svg:desc/>
              <text:p text:style-name="a43" text:class-names="" text:cond-style-name=""><text:span text:style-name="a4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5" table:style-name="ce73"/>
          <table:table-cell table:number-columns-repeated="5" table:style-name="ce74"/>
          <table:table-cell table:style-name="ce74">
            <draw:custom-shape svg:x="0.29167in" svg:y="0.09237in" svg:width="0in" svg:height="0.32292in" draw:z-index="14" draw:id="id13" draw:style-name="a57" draw:name="Line 65">
              <svg:title/>
              <svg:desc/>
              <text:p text:style-name="a55" text:class-names="" text:cond-style-name=""><text:span text:style-name="a5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7" table:style-name="ce74"/>
          <table:table-cell table:number-columns-repeated="8" table:style-name="ce58"/>
          <table:table-cell table:number-columns-repeated="46" table:style-name="ce61"/>
          <table:table-cell table:number-columns-repeated="16291"/>
        </table:table-row>
        <table:table-row table:style-name="ro12">
          <table:table-cell table:number-columns-repeated="2" table:style-name="ce58"/>
          <table:table-cell table:style-name="ce63"/>
          <table:table-cell table:number-columns-repeated="11" table:style-name="ce58"/>
          <table:table-cell table:number-columns-repeated="12" table:style-name="ce73"/>
          <table:table-cell table:number-columns-repeated="13" table:style-name="ce74"/>
          <table:table-cell table:number-columns-repeated="8" table:style-name="ce58"/>
          <table:table-cell table:number-columns-repeated="2" table:style-name="ce61"/>
          <table:table-cell table:style-name="ce75"/>
          <table:table-cell table:number-columns-repeated="16334"/>
        </table:table-row>
        <table:table-row table:style-name="ro35">
          <table:table-cell table:style-name="ce58"/>
          <table:table-cell office:value-type="string" table:number-columns-spanned="6" table:number-rows-spanned="1" table:style-name="ce177">
            <text:p>Cannabis/khat warnings</text:p>
          </table:table-cell>
          <table:covered-table-cell table:number-columns-repeated="5"/>
          <table:table-cell table:style-name="ce64"/>
          <table:table-cell table:style-name="ce76"/>
          <table:table-cell office:value-type="string" table:number-columns-spanned="3" table:number-rows-spanned="1" table:style-name="ce177">
            <text:p>Community resolutions<text:s/></text:p>
          </table:table-cell>
          <table:covered-table-cell table:number-columns-repeated="2"/>
          <table:table-cell table:style-name="ce77"/>
          <table:table-cell office:value-type="string" table:number-columns-spanned="2" table:number-rows-spanned="1" table:style-name="ce178">
            <text:p>Cautions<text:s/><text:span text:style-name="T5">(2)</text:span></text:p>
          </table:table-cell>
          <table:covered-table-cell/>
          <table:table-cell table:style-name="ce78"/>
          <table:table-cell office:value-type="string" table:number-columns-spanned="8" table:number-rows-spanned="1" table:style-name="ce179">
            <text:p>Penalty Notices for Disorder</text:p>
          </table:table-cell>
          <table:covered-table-cell table:number-columns-repeated="7"/>
          <table:table-cell table:number-columns-repeated="2" table:style-name="ce58"/>
          <table:table-cell office:value-type="string" table:number-columns-spanned="13" table:number-rows-spanned="1" table:style-name="ce180">
            <text:p>Defendants proceeded against at magistrates' courts<text:s/><text:span text:style-name="T5">(3)</text:span></text:p>
          </table:table-cell>
          <table:covered-table-cell table:number-columns-repeated="12"/>
          <table:table-cell table:number-columns-repeated="8" table:style-name="ce58"/>
          <table:table-cell table:number-columns-repeated="46" table:style-name="ce61"/>
          <table:table-cell table:number-columns-repeated="16291"/>
        </table:table-row>
        <table:table-row table:style-name="ro6">
          <table:table-cell table:style-name="ce58"/>
          <table:table-cell office:value-type="float" office:value="10889" table:number-columns-spanned="6" table:number-rows-spanned="1" table:style-name="ce181">
            <text:p>10,889</text:p>
          </table:table-cell>
          <table:covered-table-cell table:number-columns-repeated="5"/>
          <table:table-cell table:number-columns-repeated="2" table:style-name="ce79"/>
          <table:table-cell office:value-type="float" office:value="125141" table:number-columns-spanned="3" table:number-rows-spanned="1" table:style-name="ce181">
            <text:p>125,141</text:p>
          </table:table-cell>
          <table:covered-table-cell table:number-columns-repeated="2"/>
          <table:table-cell table:style-name="ce77"/>
          <table:table-cell office:value-type="string" table:number-columns-spanned="2" table:number-rows-spanned="1" table:style-name="ce181">
            <text:p>n/a</text:p>
          </table:table-cell>
          <table:covered-table-cell/>
          <table:table-cell table:style-name="ce80"/>
          <table:table-cell table:style-name="ce81"/>
          <table:table-cell table:number-columns-repeated="3" table:style-name="ce82"/>
          <table:table-cell office:value-type="float" office:value="13555" table:style-name="ce83">
            <text:p>13,555</text:p>
          </table:table-cell>
          <table:table-cell table:style-name="ce84"/>
          <table:table-cell table:style-name="ce82"/>
          <table:table-cell table:style-name="ce85"/>
          <table:table-cell table:number-columns-repeated="2" table:style-name="ce68"/>
          <table:table-cell table:style-name="ce86"/>
          <table:table-cell table:style-name="ce87"/>
          <table:table-cell office:value-type="float" office:value="1104543" table:number-columns-spanned="2" table:number-rows-spanned="1" table:style-name="ce182">
            <text:p>1,104,543</text:p>
          </table:table-cell>
          <table:covered-table-cell/>
          <table:table-cell table:style-name="ce87"/>
          <table:table-cell table:style-name="ce89"/>
          <table:table-cell table:style-name="ce87"/>
          <table:table-cell office:value-type="float" office:value="1757153" table:style-name="ce90">
            <text:p>1,757,153</text:p>
          </table:table-cell>
          <table:table-cell office:value-type="string" table:style-name="ce91">
            <text:p>(*)</text:p>
          </table:table-cell>
          <table:table-cell table:style-name="ce92"/>
          <table:table-cell table:style-name="ce93"/>
          <table:table-cell table:style-name="ce89"/>
          <table:table-cell table:style-name="ce94"/>
          <table:table-cell table:number-columns-repeated="8" table:style-name="ce58"/>
          <table:table-cell table:number-columns-repeated="46" table:style-name="ce61"/>
          <table:table-cell table:number-columns-repeated="16291"/>
        </table:table-row>
        <table:table-row table:style-name="ro32">
          <table:table-cell table:number-columns-repeated="2" table:style-name="ce58"/>
          <table:table-cell table:style-name="ce63"/>
          <table:table-cell table:number-columns-repeated="3" table:style-name="ce58"/>
          <table:table-cell table:number-columns-repeated="5" table:style-name="ce95"/>
          <table:table-cell table:style-name="ce58"/>
          <table:table-cell table:number-columns-repeated="8" table:style-name="ce95"/>
          <table:table-cell table:number-columns-repeated="2" table:style-name="ce58"/>
          <table:table-cell table:style-name="ce95"/>
          <table:table-cell table:number-columns-repeated="2" table:style-name="ce96"/>
          <table:table-cell table:number-columns-repeated="6" table:style-name="ce58"/>
          <table:table-cell table:style-name="ce58">
            <draw:custom-shape svg:x="0in" svg:y="0in" svg:width="0in" svg:height="0.27083in" draw:z-index="15" draw:id="id14" draw:style-name="a60" draw:name="Line 61">
              <svg:title/>
              <svg:desc/>
              <text:p text:style-name="a59" text:class-names="" text:cond-style-name=""><text:span text:style-name="a5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in" svg:y="0in" svg:width="0in" svg:height="0.28125in" draw:z-index="71" draw:id="id70" draw:style-name="a246" draw:name="Line 61">
              <svg:title/>
              <svg:desc/>
              <text:p text:style-name="a245" text:class-names="" text:cond-style-name=""><text:span text:style-name="a24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15" table:style-name="ce58"/>
          <table:table-cell table:number-columns-repeated="46" table:style-name="ce61"/>
          <table:table-cell table:number-columns-repeated="16291"/>
        </table:table-row>
        <table:table-row table:style-name="ro36">
          <table:table-cell table:number-columns-repeated="2" table:style-name="ce58"/>
          <table:table-cell table:style-name="ce63"/>
          <table:table-cell table:number-columns-repeated="8" table:style-name="ce58"/>
          <table:table-cell table:style-name="ce58">
            <draw:custom-shape svg:x="0.325in" svg:y="0.12292in" svg:width="3.22292in" svg:height="0in" draw:z-index="73" draw:id="id72" draw:style-name="a252" draw:name="Line 19">
              <svg:title/>
              <svg:desc/>
              <text:p text:style-name="a251" text:class-names="" text:cond-style-name=""><text:span text:style-name="a25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8" table:style-name="ce58"/>
          <table:table-cell table:style-name="ce58">
            <draw:custom-shape svg:x="0.675in" svg:y="0.12292in" svg:width="2.6875in" svg:height="0in" draw:z-index="72" draw:id="id71" draw:style-name="a249" draw:name="Line 21">
              <svg:title/>
              <svg:desc/>
              <text:p text:style-name="a248" text:class-names="" text:cond-style-name=""><text:span text:style-name="a24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26" table:style-name="ce58"/>
          <table:table-cell table:number-columns-repeated="46" table:style-name="ce61"/>
          <table:table-cell table:number-columns-repeated="16291"/>
        </table:table-row>
        <table:table-row table:style-name="ro30">
          <table:table-cell table:number-columns-repeated="2" table:style-name="ce58"/>
          <table:table-cell table:style-name="ce63"/>
          <table:table-cell table:number-columns-repeated="8" table:style-name="ce58"/>
          <table:table-cell table:style-name="ce58">
            <draw:custom-shape svg:x="0.32014in" svg:y="0.00209in" svg:width="3.20833in" svg:height="0in" draw:z-index="17" draw:id="id16" draw:style-name="a66" draw:name="Line 19">
              <svg:title/>
              <svg:desc/>
              <text:p text:style-name="a65" text:class-names="" text:cond-style-name=""><text:span text:style-name="a6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3257in" svg:y="0in" svg:width="0in" svg:height="0.78125in" draw:z-index="18" draw:id="id17" draw:style-name="a70" draw:name="Line 20">
              <svg:title/>
              <svg:desc/>
              <text:p text:style-name="a68" text:class-names="" text:cond-style-name=""><text:span text:style-name="a6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8" table:style-name="ce58"/>
          <table:table-cell table:style-name="ce58">
            <draw:custom-shape svg:x="0.66875in" svg:y="0.00209in" svg:width="2.625in" svg:height="0in" draw:z-index="16" draw:id="id15" draw:style-name="a63" draw:name="Line 21">
              <svg:title/>
              <svg:desc/>
              <text:p text:style-name="a62" text:class-names="" text:cond-style-name=""><text:span text:style-name="a6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7" table:style-name="ce58"/>
          <table:table-cell table:style-name="ce58">
            <draw:custom-shape svg:x="0.40904in" svg:y="0in" svg:width="0in" svg:height="0.16667in" draw:z-index="19" draw:id="id18" draw:style-name="a74" draw:name="Line 22">
              <svg:title/>
              <svg:desc/>
              <text:p text:style-name="a72" text:class-names="" text:cond-style-name=""><text:span text:style-name="a7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16" table:style-name="ce58"/>
          <table:table-cell table:style-name="ce58">
            <draw:frame draw:z-index="67" draw:id="id66" draw:style-name="a236" draw:transform="translate(-2.95238in -0.49739in) rotate(-4.71239) translate(0.9857in 3.02391in)" draw:name="TextBox 68" svg:width="5.90476in" svg:height="0.99479in">
              <draw:text-box>
                <text:p text:style-name="a235" text:class-names="" text:cond-style-name=""><text:span text:style-name="a230" text:class-names="">Defendants: notifiable and non-notifiable<text:s text:c="1"/></text:span><text:span text:style-name="a231" text:class-names="">principal<text:s text:c="1"/></text:span><text:span text:style-name="a232" text:class-names="">offences (*<text:s text:c="1"/></text:span><text:span text:style-name="a233" text:class-names="">all</text:span><text:span text:style-name="a234" text:class-names=""><text:s text:c="1"/>offences)</text:span></text:p>
              </draw:text-box>
              <svg:title/>
              <svg:desc/>
            </draw:frame>
          </table:table-cell>
          <table:table-cell table:style-name="ce58"/>
          <table:table-cell table:number-columns-repeated="46" table:style-name="ce61"/>
          <table:table-cell table:number-columns-repeated="16291"/>
        </table:table-row>
        <table:table-row table:style-name="ro34">
          <table:table-cell table:number-columns-repeated="2" table:style-name="ce58"/>
          <table:table-cell table:style-name="ce63"/>
          <table:table-cell table:number-columns-repeated="22" table:style-name="ce58"/>
          <table:table-cell office:value-type="string" table:number-columns-spanned="8" table:number-rows-spanned="1" table:style-name="ce183">
            <text:p>Number tried at the Crown Court<text:s/><text:span text:style-name="T5">(4)</text:span></text:p>
          </table:table-cell>
          <table:covered-table-cell table:number-columns-repeated="7"/>
          <table:table-cell table:number-columns-repeated="14" table:style-name="ce58"/>
          <table:table-cell table:number-columns-repeated="46" table:style-name="ce61"/>
          <table:table-cell table:number-columns-repeated="16291"/>
        </table:table-row>
        <table:table-row table:style-name="ro27">
          <table:table-cell table:number-columns-repeated="2" table:style-name="ce58"/>
          <table:table-cell table:style-name="ce63"/>
          <table:table-cell table:number-columns-repeated="22" table:style-name="ce58"/>
          <table:table-cell office:value-type="float" office:value="65029" table:number-columns-spanned="8" table:number-rows-spanned="1" table:style-name="ce184">
            <text:p>65,029</text:p>
          </table:table-cell>
          <table:covered-table-cell table:number-columns-repeated="7"/>
          <table:table-cell table:number-columns-repeated="14" table:style-name="ce58"/>
          <table:table-cell table:number-columns-repeated="46" table:style-name="ce61"/>
          <table:table-cell table:number-columns-repeated="16291"/>
        </table:table-row>
        <table:table-row table:style-name="ro30">
          <table:table-cell table:number-columns-repeated="2" table:style-name="ce58"/>
          <table:table-cell table:style-name="ce63"/>
          <table:table-cell table:number-columns-repeated="11" table:style-name="ce58"/>
          <table:table-cell table:style-name="ce65"/>
          <table:table-cell table:number-columns-repeated="13" table:style-name="ce58"/>
          <table:table-cell table:style-name="ce58">
            <draw:custom-shape svg:x="0.375in" svg:y="0.03404in" svg:width="0in" svg:height="0.28125in" draw:z-index="20" draw:id="id19" draw:style-name="a78" draw:name="Line 22">
              <svg:title/>
              <svg:desc/>
              <text:p text:style-name="a76" text:class-names="" text:cond-style-name=""><text:span text:style-name="a7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18" table:style-name="ce58"/>
          <table:table-cell table:number-columns-repeated="46" table:style-name="ce61"/>
          <table:table-cell table:number-columns-repeated="16291"/>
        </table:table-row>
        <table:table-row table:style-name="ro37">
          <table:table-cell table:number-columns-repeated="2" table:style-name="ce58"/>
          <table:table-cell table:style-name="ce63"/>
          <table:table-cell table:number-columns-repeated="21" table:style-name="ce58"/>
          <table:table-cell table:style-name="ce98"/>
          <table:table-cell table:number-columns-repeated="22" table:style-name="ce58"/>
          <table:table-cell table:number-columns-repeated="46" table:style-name="ce61"/>
          <table:table-cell table:number-columns-repeated="16291"/>
        </table:table-row>
        <table:table-row table:style-name="ro27">
          <table:table-cell table:number-columns-repeated="2" table:style-name="ce58"/>
          <table:table-cell table:style-name="ce63"/>
          <table:table-cell table:number-columns-repeated="3" table:style-name="ce58"/>
          <table:table-cell office:value-type="string" table:number-columns-spanned="12" table:number-rows-spanned="1" table:style-name="ce185">
            <text:p>Number found guilty by magistrates</text:p>
          </table:table-cell>
          <table:covered-table-cell table:number-columns-repeated="11"/>
          <table:table-cell table:number-columns-repeated="2" table:style-name="ce100"/>
          <table:table-cell table:number-columns-repeated="5" table:style-name="ce58"/>
          <table:table-cell office:value-type="string" table:number-columns-spanned="8" table:number-rows-spanned="1" table:style-name="ce186">
            <text:p>Number found guilty at Crown Court</text:p>
          </table:table-cell>
          <table:covered-table-cell table:number-columns-repeated="7"/>
          <table:table-cell table:number-columns-repeated="14" table:style-name="ce58"/>
          <table:table-cell table:number-columns-repeated="46" table:style-name="ce61"/>
          <table:table-cell table:number-columns-repeated="16291"/>
        </table:table-row>
        <table:table-row table:style-name="ro38">
          <table:table-cell table:number-columns-repeated="2" table:style-name="ce58"/>
          <table:table-cell table:style-name="ce63"/>
          <table:table-cell table:number-columns-repeated="3" table:style-name="ce58"/>
          <table:table-cell table:style-name="ce102"/>
          <table:table-cell table:number-columns-repeated="2" table:style-name="ce103"/>
          <table:table-cell office:value-type="float" office:value="898856" table:style-name="ce104">
            <text:p>898,856</text:p>
          </table:table-cell>
          <table:table-cell table:style-name="ce104"/>
          <table:table-cell table:style-name="ce89"/>
          <table:table-cell table:number-columns-repeated="2" table:style-name="ce88"/>
          <table:table-cell office:value-type="float" office:value="1247339" table:style-name="ce88">
            <text:p>1,247,339</text:p>
          </table:table-cell>
          <table:table-cell office:value-type="string" table:style-name="ce105">
            <text:p>(*)</text:p>
          </table:table-cell>
          <table:table-cell table:style-name="ce103"/>
          <table:table-cell table:style-name="ce94"/>
          <table:table-cell table:number-columns-repeated="2" table:style-name="ce106"/>
          <table:table-cell table:number-columns-repeated="5" table:style-name="ce58"/>
          <table:table-cell office:value-type="float" office:value="50871" table:number-columns-spanned="2" table:number-rows-spanned="1" table:style-name="ce187">
            <text:p>50,871</text:p>
          </table:table-cell>
          <table:covered-table-cell/>
          <table:table-cell table:style-name="ce107"/>
          <table:table-cell table:style-name="ce108"/>
          <table:table-cell office:value-type="float" office:value="131882" table:number-columns-spanned="3" table:number-rows-spanned="1" table:style-name="ce188">
            <text:p>131,882</text:p>
          </table:table-cell>
          <table:covered-table-cell table:number-columns-repeated="2"/>
          <table:table-cell office:value-type="string" table:style-name="ce109">
            <text:p>(*)</text:p>
          </table:table-cell>
          <table:table-cell table:number-columns-repeated="3" table:style-name="ce58"/>
          <table:table-cell table:style-name="ce65"/>
          <table:table-cell table:number-columns-repeated="10" table:style-name="ce58"/>
          <table:table-cell table:number-columns-repeated="4" table:style-name="ce61"/>
          <table:table-cell table:style-name="ce110"/>
          <table:table-cell table:number-columns-repeated="16332"/>
        </table:table-row>
        <table:table-row table:style-name="ro38">
          <table:table-cell table:number-columns-repeated="2" table:style-name="ce58"/>
          <table:table-cell table:style-name="ce63"/>
          <table:table-cell table:number-columns-repeated="4" table:style-name="ce58"/>
          <table:table-cell table:style-name="ce58">
            <draw:custom-shape svg:x="0.05279in" svg:y="0.04096in" svg:width="0.01042in" svg:height="0.94792in" draw:z-index="22" draw:id="id21" draw:style-name="a86" draw:name="Line 22">
              <svg:title/>
              <svg:desc/>
              <text:p text:style-name="a84" text:class-names="" text:cond-style-name=""><text:span text:style-name="a8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8" table:style-name="ce58"/>
          <table:table-cell table:style-name="ce58">
            <draw:custom-shape svg:x="0.50904in" svg:y="0.03054in" svg:width="0in" svg:height="0.26042in" draw:z-index="21" draw:id="id20" draw:style-name="a82" draw:name="Line 22">
              <svg:title/>
              <svg:desc/>
              <text:p text:style-name="a80" text:class-names="" text:cond-style-name=""><text:span text:style-name="a7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11" table:style-name="ce58"/>
          <table:table-cell table:style-name="ce58">
            <draw:custom-shape svg:x="0.59446in" svg:y="0.04931in" svg:width="0in" svg:height="0.9375in" draw:z-index="23" draw:id="id22" draw:style-name="a90" draw:name="Line 22">
              <svg:title/>
              <svg:desc/>
              <text:p text:style-name="a88" text:class-names="" text:cond-style-name=""><text:span text:style-name="a8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18" table:style-name="ce58"/>
          <table:table-cell table:number-columns-repeated="46" table:style-name="ce61"/>
          <table:table-cell table:number-columns-repeated="16291"/>
        </table:table-row>
        <table:table-row table:style-name="ro38">
          <table:table-cell table:number-columns-repeated="2" table:style-name="ce58"/>
          <table:table-cell table:style-name="ce63"/>
          <table:table-cell table:number-columns-repeated="44" table:style-name="ce58"/>
          <table:table-cell table:number-columns-repeated="46" table:style-name="ce61"/>
          <table:table-cell table:number-columns-repeated="16291"/>
        </table:table-row>
        <table:table-row table:style-name="ro38">
          <table:table-cell table:number-columns-repeated="2" table:style-name="ce58"/>
          <table:table-cell table:style-name="ce63"/>
          <table:table-cell table:number-columns-repeated="6" table:style-name="ce58"/>
          <table:table-cell table:number-columns-repeated="2" table:style-name="ce111"/>
          <table:table-cell table:number-columns-repeated="3" table:style-name="ce58"/>
          <table:table-cell office:value-type="string" table:number-columns-spanned="11" table:number-rows-spanned="1" table:style-name="ce185">
            <text:p>Number committed for sentence at Crown Court<text:s/><text:span text:style-name="T5">(4)</text:span></text:p>
          </table:table-cell>
          <table:covered-table-cell table:number-columns-repeated="10"/>
          <table:table-cell table:style-name="ce58">
            <draw:custom-shape svg:x="0.07569in" svg:y="0.17779in" svg:width="1.23958in" svg:height="0in" draw:z-index="24" draw:id="id23" draw:style-name="a94" draw:name="Line 12">
              <svg:title/>
              <svg:desc/>
              <text:p text:style-name="a92" text:class-names="" text:cond-style-name=""><text:span text:style-name="a9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4" table:style-name="ce58"/>
          <table:table-cell table:number-columns-repeated="6" table:style-name="ce98"/>
          <table:table-cell table:number-columns-repeated="11" table:style-name="ce58"/>
          <table:table-cell table:number-columns-repeated="46" table:style-name="ce61"/>
          <table:table-cell table:number-columns-repeated="16291"/>
        </table:table-row>
        <table:table-row table:style-name="ro38">
          <table:table-cell table:number-columns-repeated="2" table:style-name="ce58"/>
          <table:table-cell table:style-name="ce63"/>
          <table:table-cell table:number-columns-repeated="6" table:style-name="ce58"/>
          <table:table-cell table:number-columns-repeated="5" table:style-name="ce112"/>
          <table:table-cell office:value-type="float" office:value="23052" table:number-columns-spanned="11" table:number-rows-spanned="1" table:style-name="ce184">
            <text:p>23,052</text:p>
          </table:table-cell>
          <table:covered-table-cell table:number-columns-repeated="10"/>
          <table:table-cell table:style-name="ce58"/>
          <table:table-cell table:number-columns-repeated="3" table:style-name="ce112"/>
          <table:table-cell table:style-name="ce113"/>
          <table:table-cell table:number-columns-repeated="8" table:style-name="ce112"/>
          <table:table-cell table:number-columns-repeated="9" table:style-name="ce58"/>
          <table:table-cell table:number-columns-repeated="46" table:style-name="ce61"/>
          <table:table-cell table:number-columns-repeated="16291"/>
        </table:table-row>
        <table:table-row table:style-name="ro38">
          <table:table-cell table:number-columns-repeated="2" table:style-name="ce58"/>
          <table:table-cell table:style-name="ce63"/>
          <table:table-cell table:number-columns-repeated="26" table:style-name="ce58"/>
          <table:table-cell table:style-name="ce113"/>
          <table:table-cell table:number-columns-repeated="17" table:style-name="ce58"/>
          <table:table-cell table:number-columns-repeated="46" table:style-name="ce61"/>
          <table:table-cell table:number-columns-repeated="16291"/>
        </table:table-row>
        <table:table-row table:style-name="ro39">
          <table:table-cell table:number-columns-repeated="2" table:style-name="ce58"/>
          <table:table-cell table:style-name="ce63"/>
          <table:table-cell table:number-columns-repeated="26" table:style-name="ce58"/>
          <table:table-cell table:style-name="ce112"/>
          <table:table-cell table:number-columns-repeated="17" table:style-name="ce58"/>
          <table:table-cell table:number-columns-repeated="46" table:style-name="ce61"/>
          <table:table-cell table:number-columns-repeated="16291"/>
        </table:table-row>
        <table:table-row table:style-name="ro38">
          <table:table-cell table:number-columns-repeated="2" table:style-name="ce58"/>
          <table:table-cell table:style-name="ce63"/>
          <table:table-cell office:value-type="string" table:number-columns-spanned="9" table:number-rows-spanned="1" table:style-name="ce185">
            <text:p>Number sentenced by magistrates</text:p>
          </table:table-cell>
          <table:covered-table-cell table:number-columns-repeated="8"/>
          <table:table-cell table:number-columns-repeated="5" table:style-name="ce112"/>
          <table:table-cell table:number-columns-repeated="8" table:style-name="ce58"/>
          <table:table-cell office:value-type="string" table:number-columns-spanned="10" table:number-rows-spanned="1" table:style-name="ce186">
            <text:p>Number sentenced by the Crown Court</text:p>
          </table:table-cell>
          <table:covered-table-cell table:number-columns-repeated="9"/>
          <table:table-cell table:style-name="ce100"/>
          <table:table-cell table:number-columns-repeated="5" table:style-name="ce58"/>
          <table:table-cell table:style-name="ce79"/>
          <table:table-cell table:number-columns-repeated="5" table:style-name="ce58"/>
          <table:table-cell table:number-columns-repeated="46" table:style-name="ce61"/>
          <table:table-cell table:number-columns-repeated="16291"/>
        </table:table-row>
        <table:table-row table:style-name="ro38">
          <table:table-cell table:number-columns-repeated="2" table:style-name="ce58"/>
          <table:table-cell table:style-name="ce63"/>
          <table:table-cell office:value-type="float" office:value="875804" table:number-columns-spanned="9" table:number-rows-spanned="1" table:style-name="ce189">
            <text:p>875,804</text:p>
          </table:table-cell>
          <table:covered-table-cell table:number-columns-repeated="8"/>
          <table:table-cell table:number-columns-repeated="5" table:style-name="ce111"/>
          <table:table-cell table:number-columns-repeated="8" table:style-name="ce58"/>
          <table:table-cell office:value-type="float" office:value="75195" table:number-columns-spanned="10" table:number-rows-spanned="1" table:style-name="ce184">
            <text:p>75,195</text:p>
          </table:table-cell>
          <table:covered-table-cell table:number-columns-repeated="9"/>
          <table:table-cell table:style-name="ce79"/>
          <table:table-cell table:number-columns-repeated="2" table:style-name="ce114"/>
          <table:table-cell table:number-columns-repeated="9" table:style-name="ce58"/>
          <table:table-cell table:number-columns-repeated="46" table:style-name="ce61"/>
          <table:table-cell table:number-columns-repeated="16291"/>
        </table:table-row>
        <table:table-row table:style-name="ro38">
          <table:table-cell table:number-columns-repeated="2" table:style-name="ce58"/>
          <table:table-cell table:style-name="ce63"/>
          <table:table-cell table:number-columns-repeated="3" table:style-name="ce79"/>
          <table:table-cell table:style-name="ce58"/>
          <table:table-cell table:style-name="ce58">
            <draw:connector draw:type="line" svg:x1="0.11737in" svg:y1="0.01113in" svg:x2="0.11737in" svg:y2="1.91738in" draw:z-index="53" draw:id="id52" draw:style-name="a181" draw:name="AutoShape 15">
              <svg:title/>
              <svg:desc/>
            </draw:connector>
          </table:table-cell>
          <table:table-cell table:style-name="ce58"/>
          <table:table-cell table:number-columns-repeated="3" table:style-name="ce79"/>
          <table:table-cell table:number-columns-repeated="5" table:style-name="ce111"/>
          <table:table-cell table:number-columns-repeated="8" table:style-name="ce58"/>
          <table:table-cell table:style-name="ce79"/>
          <table:table-cell table:style-name="ce79">
            <draw:custom-shape svg:x="0in" svg:y="0.09446in" svg:width="2.54167in" svg:height="0in" draw:z-index="26" draw:id="id25" draw:style-name="a100" draw:name="Line 28">
              <svg:title/>
              <svg:desc/>
              <text:p text:style-name="a99" text:class-names="" text:cond-style-name=""><text:span text:style-name="a9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in" svg:y="0.11737in" svg:width="0in" svg:height="0.22917in" draw:z-index="28" draw:id="id27" draw:style-name="a108" draw:name="Line 25">
              <svg:title/>
              <svg:desc/>
              <text:p text:style-name="a106" text:class-names="" text:cond-style-name=""><text:span text:style-name="a10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3" table:style-name="ce79"/>
          <table:table-cell table:style-name="ce79">
            <draw:custom-shape svg:x="0in" svg:y="0in" svg:width="0in" svg:height="0.10417in" draw:z-index="25" draw:id="id24" draw:style-name="a97" draw:name="Line 23">
              <svg:title/>
              <svg:desc/>
              <text:p text:style-name="a96" text:class-names="" text:cond-style-name=""><text:span text:style-name="a9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in" svg:y="0in" svg:width="0in" svg:height="0.10833in" draw:z-index="74" draw:id="id73" draw:style-name="a255" draw:name="Line 23">
              <svg:title/>
              <svg:desc/>
              <text:p text:style-name="a254" text:class-names="" text:cond-style-name=""><text:span text:style-name="a25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2" table:style-name="ce79"/>
          <table:table-cell table:style-name="ce79">
            <draw:custom-shape svg:x="0.42779in" svg:y="0.09446in" svg:width="0in" svg:height="0.23958in" draw:z-index="27" draw:id="id26" draw:style-name="a104" draw:name="Line 26">
              <svg:title/>
              <svg:desc/>
              <text:p text:style-name="a102" text:class-names="" text:cond-style-name=""><text:span text:style-name="a10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2" table:style-name="ce79"/>
          <table:table-cell table:number-columns-repeated="2" table:style-name="ce114"/>
          <table:table-cell table:number-columns-repeated="9" table:style-name="ce58"/>
          <table:table-cell table:number-columns-repeated="46" table:style-name="ce61"/>
          <table:table-cell table:number-columns-repeated="16291"/>
        </table:table-row>
        <table:table-row table:style-name="ro38">
          <table:table-cell table:number-columns-repeated="2" table:style-name="ce58"/>
          <table:table-cell table:style-name="ce63"/>
          <table:table-cell table:number-columns-repeated="14" table:style-name="ce112"/>
          <table:table-cell table:number-columns-repeated="8" table:style-name="ce58"/>
          <table:table-cell table:number-columns-repeated="4" table:style-name="ce112"/>
          <table:table-cell table:style-name="ce58"/>
          <table:table-cell table:number-columns-repeated="4" table:style-name="ce112"/>
          <table:table-cell table:number-columns-repeated="13" table:style-name="ce58"/>
          <table:table-cell table:number-columns-repeated="46" table:style-name="ce61"/>
          <table:table-cell table:number-columns-repeated="16291"/>
        </table:table-row>
        <table:table-row table:style-name="ro38">
          <table:table-cell table:number-columns-repeated="2" table:style-name="ce58"/>
          <table:table-cell table:style-name="ce63"/>
          <table:table-cell table:number-columns-repeated="14" table:style-name="ce112"/>
          <table:table-cell table:number-columns-repeated="6" table:style-name="ce58"/>
          <table:table-cell office:value-type="string" table:number-columns-spanned="4" table:number-rows-spanned="1" table:style-name="ce190">
            <text:p>Guilty Plea</text:p>
          </table:table-cell>
          <table:covered-table-cell table:number-columns-repeated="3"/>
          <table:table-cell table:style-name="ce116"/>
          <table:table-cell office:value-type="float" office:value="69587" table:style-name="ce117">
            <text:p>69,587</text:p>
          </table:table-cell>
          <table:table-cell table:style-name="ce58"/>
          <table:table-cell table:style-name="ce112"/>
          <table:table-cell office:value-type="string" table:style-name="ce115">
            <text:p>Not Guilty Plea<text:s/><text:span text:style-name="T5">(5)</text:span></text:p>
          </table:table-cell>
          <table:table-cell table:style-name="ce118"/>
          <table:table-cell table:style-name="ce116">
            <draw:custom-shape svg:x="0.425in" svg:y="0.20833in" svg:width="0in" svg:height="0.29167in" draw:z-index="75" draw:id="id74" draw:style-name="a258" draw:name="Line 23">
              <svg:title/>
              <svg:desc/>
              <text:p text:style-name="a257" text:class-names="" text:cond-style-name=""><text:span text:style-name="a25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2" table:style-name="ce119"/>
          <table:table-cell office:value-type="float" office:value="5608" table:style-name="ce117">
            <text:p>5,608</text:p>
          </table:table-cell>
          <table:table-cell table:style-name="ce79"/>
          <table:table-cell table:number-columns-repeated="9" table:style-name="ce58"/>
          <table:table-cell table:number-columns-repeated="46" table:style-name="ce61"/>
          <table:table-cell table:number-columns-repeated="16291" table:style-name="ce62"/>
        </table:table-row>
        <table:table-row table:style-name="ro38">
          <table:table-cell table:number-columns-repeated="2" table:style-name="ce58"/>
          <table:table-cell table:style-name="ce63"/>
          <table:table-cell table:number-columns-repeated="14" table:style-name="ce112"/>
          <table:table-cell table:number-columns-repeated="8" table:style-name="ce58"/>
          <table:table-cell table:style-name="ce120"/>
          <table:table-cell table:style-name="ce112">
            <draw:custom-shape svg:x="0.03404in" svg:y="0.03404in" svg:width="0in" svg:height="0.44792in" draw:z-index="43" draw:id="id42" draw:style-name="a158" draw:name="Line 22">
              <svg:title/>
              <svg:desc/>
              <text:p text:style-name="a156" text:class-names="" text:cond-style-name=""><text:span text:style-name="a15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112"/>
          <table:table-cell table:style-name="ce79"/>
          <table:table-cell table:style-name="ce58"/>
          <table:table-cell table:style-name="ce112"/>
          <table:table-cell table:style-name="ce120"/>
          <table:table-cell table:style-name="ce121"/>
          <table:table-cell table:style-name="ce122">
            <draw:custom-shape svg:x="0.42431in" svg:y="0.02361in" svg:width="0in" svg:height="0.28125in" draw:z-index="45" draw:id="id44" draw:style-name="a165" draw:name="Line 23">
              <svg:title/>
              <svg:desc/>
              <text:p text:style-name="a164" text:class-names="" text:cond-style-name=""><text:span text:style-name="a16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2" table:style-name="ce122"/>
          <table:table-cell table:number-columns-repeated="11" table:style-name="ce58"/>
          <table:table-cell table:number-columns-repeated="209" table:style-name="ce61"/>
          <table:table-cell table:number-columns-repeated="16128"/>
        </table:table-row>
        <table:table-row table:style-name="ro38">
          <table:table-cell table:number-columns-repeated="2" table:style-name="ce58"/>
          <table:table-cell table:style-name="ce63"/>
          <table:table-cell table:number-columns-repeated="11" table:style-name="ce112"/>
          <table:table-cell table:style-name="ce112">
            <draw:g draw:z-index="29" draw:name="Group 29" draw:id="id34">
              <svg:title/>
              <svg:desc/>
              <draw:custom-shape svg:x="0.40557in" svg:y="0.00069in" svg:width="4.04657in" svg:height="0in" draw:id="id28" draw:style-name="a111" draw:name="Line 30">
                <svg:title/>
                <svg:desc/>
                <text:p text:style-name="a110" text:class-names="" text:cond-style-name=""><text:span text:style-name="a10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40557in" svg:y="0.00069in" svg:width="0in" svg:height="0.24167in" draw:id="id29" draw:style-name="a115" draw:name="Line 31">
                <svg:title/>
                <svg:desc/>
                <text:p text:style-name="a113" text:class-names="" text:cond-style-name=""><text:span text:style-name="a11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25253in" svg:y="0.00069in" svg:width="0in" svg:height="0.24167in" draw:id="id30" draw:style-name="a119" draw:name="Line 32">
                <svg:title/>
                <svg:desc/>
                <text:p text:style-name="a117" text:class-names="" text:cond-style-name=""><text:span text:style-name="a11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12301in" svg:y="0.00069in" svg:width="0in" svg:height="0.24167in" draw:id="id31" draw:style-name="a123" draw:name="Line 33">
                <svg:title/>
                <svg:desc/>
                <text:p text:style-name="a121" text:class-names="" text:cond-style-name=""><text:span text:style-name="a12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96997in" svg:y="0.00069in" svg:width="0in" svg:height="0.24167in" draw:id="id32" draw:style-name="a127" draw:name="Line 34">
                <svg:title/>
                <svg:desc/>
                <text:p text:style-name="a125" text:class-names="" text:cond-style-name=""><text:span text:style-name="a12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45348in" svg:y="0.00069in" svg:width="0in" svg:height="0.24167in" draw:id="id33" draw:style-name="a131" draw:name="Line 35">
                <svg:title/>
                <svg:desc/>
                <text:p text:style-name="a129" text:class-names="" text:cond-style-name=""><text:span text:style-name="a12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table:table-cell>
          <table:table-cell table:number-columns-repeated="2" table:style-name="ce112"/>
          <table:table-cell table:number-columns-repeated="11" table:style-name="ce58"/>
          <table:table-cell table:style-name="ce112"/>
          <table:table-cell table:style-name="ce58"/>
          <table:table-cell table:style-name="ce112"/>
          <table:table-cell table:style-name="ce58">
            <draw:g draw:z-index="36" draw:name="Group 29" draw:id="id41">
              <svg:title/>
              <svg:desc/>
              <draw:custom-shape svg:x="0.31528in" svg:y="0.01112in" svg:width="4.0071in" svg:height="0in" draw:id="id35" draw:style-name="a134" draw:name="Line 30">
                <svg:title/>
                <svg:desc/>
                <text:p text:style-name="a133" text:class-names="" text:cond-style-name=""><text:span text:style-name="a13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31528in" svg:y="0.01112in" svg:width="0in" svg:height="0.22917in" draw:id="id36" draw:style-name="a138" draw:name="Line 31">
                <svg:title/>
                <svg:desc/>
                <text:p text:style-name="a136" text:class-names="" text:cond-style-name=""><text:span text:style-name="a13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16439in" svg:y="0.01112in" svg:width="0in" svg:height="0.22917in" draw:id="id37" draw:style-name="a142" draw:name="Line 32">
                <svg:title/>
                <svg:desc/>
                <text:p text:style-name="a140" text:class-names="" text:cond-style-name=""><text:span text:style-name="a13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01597in" svg:y="0.01112in" svg:width="0in" svg:height="0.22917in" draw:id="id38" draw:style-name="a146" draw:name="Line 33">
                <svg:title/>
                <svg:desc/>
                <text:p text:style-name="a144" text:class-names="" text:cond-style-name=""><text:span text:style-name="a14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85467in" svg:y="0.01112in" svg:width="0in" svg:height="0.22917in" draw:id="id39" draw:style-name="a150" draw:name="Line 34">
                <svg:title/>
                <svg:desc/>
                <text:p text:style-name="a148" text:class-names="" text:cond-style-name=""><text:span text:style-name="a14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33403in" svg:y="0.01112in" svg:width="0in" svg:height="0.22917in" draw:id="id40" draw:style-name="a154" draw:name="Line 35">
                <svg:title/>
                <svg:desc/>
                <text:p text:style-name="a152" text:class-names="" text:cond-style-name=""><text:span text:style-name="a15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table:table-cell>
          <table:table-cell table:style-name="ce58"/>
          <table:table-cell table:number-columns-repeated="3" table:style-name="ce112"/>
          <table:table-cell table:number-columns-repeated="3" table:style-name="ce58"/>
          <table:table-cell table:style-name="ce112"/>
          <table:table-cell table:style-name="ce58"/>
          <table:table-cell table:style-name="ce58">
            <draw:custom-shape svg:x="0.375in" svg:y="0.0125in" svg:width="0in" svg:height="0.25in" draw:z-index="44" draw:id="id43" draw:style-name="a162" draw:name="Line 22">
              <svg:title/>
              <svg:desc/>
              <text:p text:style-name="a160" text:class-names="" text:cond-style-name=""><text:span text:style-name="a15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5" table:style-name="ce58"/>
          <table:table-cell table:number-columns-repeated="46" table:style-name="ce61"/>
          <table:table-cell table:number-columns-repeated="16291" table:style-name="ce62"/>
        </table:table-row>
        <table:table-row table:style-name="ro40">
          <table:table-cell table:number-columns-repeated="2" table:style-name="ce58"/>
          <table:table-cell table:style-name="ce63"/>
          <table:table-cell table:number-columns-repeated="14" table:style-name="ce112"/>
          <table:table-cell table:number-columns-repeated="8" table:style-name="ce58"/>
          <table:table-cell table:number-columns-repeated="4" table:style-name="ce112"/>
          <table:table-cell table:number-columns-repeated="4" table:style-name="ce58"/>
          <table:table-cell table:number-columns-repeated="3" table:style-name="ce112"/>
          <table:table-cell table:number-columns-repeated="3" table:style-name="ce58"/>
          <table:table-cell table:style-name="ce112"/>
          <table:table-cell table:number-columns-repeated="7" table:style-name="ce58"/>
          <table:table-cell table:number-columns-repeated="46" table:style-name="ce61"/>
          <table:table-cell table:number-columns-repeated="16291" table:style-name="ce62"/>
        </table:table-row>
        <table:table-row table:style-name="ro34">
          <table:table-cell table:number-columns-repeated="2" table:style-name="ce58"/>
          <table:table-cell table:style-name="ce63"/>
          <table:table-cell table:number-columns-repeated="8" table:style-name="ce112"/>
          <table:table-cell table:style-name="ce58"/>
          <table:table-cell table:number-columns-repeated="2" table:style-name="ce112"/>
          <table:table-cell office:value-type="string" table:style-name="ce101">
            <text:p>Custody</text:p>
          </table:table-cell>
          <table:table-cell table:style-name="ce100"/>
          <table:table-cell office:value-type="string" table:number-columns-spanned="3" table:number-rows-spanned="1" table:style-name="ce183">
            <text:p>Suspended</text:p>
          </table:table-cell>
          <table:covered-table-cell table:number-columns-repeated="2"/>
          <table:table-cell table:style-name="ce123"/>
          <table:table-cell office:value-type="string" table:number-columns-spanned="2" table:number-rows-spanned="1" table:style-name="ce183">
            <text:p>Community</text:p>
          </table:table-cell>
          <table:covered-table-cell/>
          <table:table-cell table:style-name="ce123"/>
          <table:table-cell office:value-type="string" table:style-name="ce101">
            <text:p>Fine</text:p>
          </table:table-cell>
          <table:table-cell table:style-name="ce122"/>
          <table:table-cell office:value-type="string" table:number-columns-spanned="2" table:number-rows-spanned="1" table:style-name="ce186">
            <text:p>Compen-</text:p>
          </table:table-cell>
          <table:covered-table-cell/>
          <table:table-cell table:style-name="ce100"/>
          <table:table-cell office:value-type="string" table:style-name="ce101">
            <text:p>Other</text:p>
          </table:table-cell>
          <table:table-cell table:number-columns-repeated="2" table:style-name="ce58"/>
          <table:table-cell office:value-type="string" table:style-name="ce101">
            <text:p>Custody</text:p>
          </table:table-cell>
          <table:table-cell table:style-name="ce100"/>
          <table:table-cell office:value-type="string" table:number-columns-spanned="2" table:number-rows-spanned="1" table:style-name="ce183">
            <text:p>Suspended</text:p>
          </table:table-cell>
          <table:covered-table-cell/>
          <table:table-cell table:style-name="ce100"/>
          <table:table-cell office:value-type="string" table:number-columns-spanned="2" table:number-rows-spanned="1" table:style-name="ce183">
            <text:p>Community</text:p>
          </table:table-cell>
          <table:covered-table-cell/>
          <table:table-cell table:style-name="ce123"/>
          <table:table-cell office:value-type="string" table:style-name="ce101">
            <text:p>Fine</text:p>
          </table:table-cell>
          <table:table-cell table:style-name="ce122"/>
          <table:table-cell office:value-type="string" table:number-columns-spanned="2" table:number-rows-spanned="1" table:style-name="ce186">
            <text:p>Compen-</text:p>
          </table:table-cell>
          <table:covered-table-cell/>
          <table:table-cell table:style-name="ce123"/>
          <table:table-cell office:value-type="string" table:style-name="ce101">
            <text:p>Other</text:p>
          </table:table-cell>
          <table:table-cell table:number-columns-repeated="2" table:style-name="ce58"/>
          <table:table-cell table:number-columns-repeated="46" table:style-name="ce61"/>
          <table:table-cell table:number-columns-repeated="16291" table:style-name="ce62"/>
        </table:table-row>
        <table:table-row table:style-name="ro38">
          <table:table-cell table:number-columns-repeated="2" table:style-name="ce58"/>
          <table:table-cell table:style-name="ce63"/>
          <table:table-cell table:number-columns-repeated="11" table:style-name="ce112"/>
          <table:table-cell table:style-name="ce124"/>
          <table:table-cell table:style-name="ce100"/>
          <table:table-cell office:value-type="string" table:number-columns-spanned="2" table:number-rows-spanned="1" table:style-name="ce191">
            <text:p>sentence</text:p>
          </table:table-cell>
          <table:covered-table-cell/>
          <table:table-cell table:style-name="ce125"/>
          <table:table-cell table:style-name="ce126"/>
          <table:table-cell office:value-type="string" table:style-name="ce127">
            <text:p>sentence</text:p>
          </table:table-cell>
          <table:table-cell table:style-name="ce128"/>
          <table:table-cell table:style-name="ce126"/>
          <table:table-cell table:style-name="ce124"/>
          <table:table-cell table:style-name="ce122"/>
          <table:table-cell office:value-type="string" table:number-columns-spanned="2" table:number-rows-spanned="1" table:style-name="ce192">
            <text:p>sation</text:p>
          </table:table-cell>
          <table:covered-table-cell/>
          <table:table-cell table:style-name="ce100"/>
          <table:table-cell office:value-type="string" table:style-name="ce124">
            <text:p>disposal</text:p>
          </table:table-cell>
          <table:table-cell table:number-columns-repeated="2" table:style-name="ce58"/>
          <table:table-cell table:style-name="ce124"/>
          <table:table-cell table:style-name="ce100"/>
          <table:table-cell office:value-type="string" table:number-columns-spanned="2" table:number-rows-spanned="1" table:style-name="ce193">
            <text:p>sentence</text:p>
          </table:table-cell>
          <table:covered-table-cell/>
          <table:table-cell table:style-name="ce129"/>
          <table:table-cell office:value-type="string" table:style-name="ce127">
            <text:p>sentence</text:p>
          </table:table-cell>
          <table:table-cell table:style-name="ce128"/>
          <table:table-cell table:style-name="ce126"/>
          <table:table-cell table:style-name="ce124"/>
          <table:table-cell table:style-name="ce122"/>
          <table:table-cell office:value-type="string" table:number-columns-spanned="2" table:number-rows-spanned="1" table:style-name="ce192">
            <text:p>sation</text:p>
          </table:table-cell>
          <table:covered-table-cell/>
          <table:table-cell table:style-name="ce123"/>
          <table:table-cell office:value-type="string" table:style-name="ce124">
            <text:p>disposal</text:p>
          </table:table-cell>
          <table:table-cell table:number-columns-repeated="2" table:style-name="ce58"/>
          <table:table-cell table:number-columns-repeated="46" table:style-name="ce61"/>
          <table:table-cell table:number-columns-repeated="16291" table:style-name="ce62"/>
        </table:table-row>
        <table:table-row table:style-name="ro38">
          <table:table-cell table:number-columns-repeated="2" table:style-name="ce58"/>
          <table:table-cell table:style-name="ce63"/>
          <table:table-cell table:number-columns-repeated="8" table:style-name="ce112"/>
          <table:table-cell table:style-name="ce114"/>
          <table:table-cell table:number-columns-repeated="2" table:style-name="ce112"/>
          <table:table-cell office:value-type="float" office:value="36388" table:style-name="ce97">
            <text:p>36,388</text:p>
          </table:table-cell>
          <table:table-cell table:style-name="ce79"/>
          <table:table-cell office:value-type="float" office:value="21453" table:number-columns-spanned="2" table:number-rows-spanned="1" table:style-name="ce194">
            <text:p>21,453</text:p>
          </table:table-cell>
          <table:covered-table-cell/>
          <table:table-cell table:style-name="ce131"/>
          <table:table-cell table:style-name="ce80"/>
          <table:table-cell office:value-type="float" office:value="6157" table:style-name="ce130">
            <text:p>6,157</text:p>
          </table:table-cell>
          <table:table-cell table:style-name="ce131"/>
          <table:table-cell table:style-name="ce80"/>
          <table:table-cell office:value-type="float" office:value="1293" table:style-name="ce97">
            <text:p>1,293</text:p>
          </table:table-cell>
          <table:table-cell table:style-name="ce122"/>
          <table:table-cell office:value-type="float" office:value="45" table:number-columns-spanned="2" table:number-rows-spanned="1" table:style-name="ce184">
            <text:p>45</text:p>
          </table:table-cell>
          <table:covered-table-cell/>
          <table:table-cell table:style-name="ce79"/>
          <table:table-cell office:value-type="float" office:value="4251" table:style-name="ce97">
            <text:p>4,251</text:p>
          </table:table-cell>
          <table:table-cell table:number-columns-repeated="2" table:style-name="ce58"/>
          <table:table-cell office:value-type="float" office:value="4292" table:style-name="ce97">
            <text:p>4,292</text:p>
          </table:table-cell>
          <table:table-cell table:style-name="ce79"/>
          <table:table-cell office:value-type="float" office:value="682" table:number-columns-spanned="2" table:number-rows-spanned="1" table:style-name="ce184">
            <text:p>682</text:p>
          </table:table-cell>
          <table:covered-table-cell/>
          <table:table-cell table:style-name="ce79"/>
          <table:table-cell office:value-type="float" office:value="227" table:style-name="ce130">
            <text:p>227</text:p>
          </table:table-cell>
          <table:table-cell table:style-name="ce131"/>
          <table:table-cell table:style-name="ce80"/>
          <table:table-cell office:value-type="float" office:value="77" table:style-name="ce97">
            <text:p>77</text:p>
          </table:table-cell>
          <table:table-cell table:style-name="ce122"/>
          <table:table-cell office:value-type="float" office:value="3" table:number-columns-spanned="2" table:number-rows-spanned="1" table:style-name="ce184">
            <text:p>3</text:p>
          </table:table-cell>
          <table:covered-table-cell/>
          <table:table-cell table:style-name="ce80"/>
          <table:table-cell office:value-type="float" office:value="325" table:style-name="ce97">
            <text:p>325</text:p>
          </table:table-cell>
          <table:table-cell table:number-columns-repeated="2" table:style-name="ce58"/>
          <table:table-cell table:number-columns-repeated="46" table:style-name="ce61"/>
          <table:table-cell table:number-columns-repeated="16291" table:style-name="ce62"/>
        </table:table-row>
        <table:table-row table:style-name="ro34">
          <table:table-cell table:number-columns-repeated="2" table:style-name="ce58"/>
          <table:table-cell table:style-name="ce63"/>
          <table:table-cell table:number-columns-repeated="11" table:style-name="ce112"/>
          <table:table-cell table:style-name="ce79">
            <draw:custom-shape svg:x="0.49237in" svg:y="0.03054in" svg:width="1.43125in" svg:height="2.21042in" draw:z-index="55" draw:id="id54" draw:style-name="a189" draw:name="Line 45">
              <svg:title/>
              <svg:desc/>
              <text:p text:style-name="a187" text:class-names="" text:cond-style-name=""><text:span text:style-name="a18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79"/>
          <table:table-cell table:style-name="ce100">
            <draw:custom-shape svg:x="0.40486in" svg:y="0in" svg:width="0.90317in" svg:height="0.14861in" draw:z-index="58" draw:id="id57" draw:style-name="a199" draw:name="Rectangle 58">
              <svg:title/>
              <svg:desc/>
              <text:p text:style-name="a198" text:class-names="" text:cond-style-name=""><text:span text:style-name="a197" text:class-names=""/></text:p>
              <draw:enhanced-geometry xmlns:dr3d="urn:oasis:names:tc:opendocument:xmlns:dr3d:1.0" draw:type="non-primitive" svg:viewBox="0 0 21600 21600" draw:enhanced-path="M 0 0 L 21600 0 21600 21600 0 21600 Z N"/>
            </draw:custom-shape>
          </table:table-cell>
          <table:table-cell table:style-name="ce79"/>
          <table:table-cell table:style-name="ce79">
            <draw:custom-shape svg:x="0.08333in" svg:y="0.16667in" svg:width="4.8125in" svg:height="2.05208in" draw:z-index="61" draw:id="id60" draw:style-name="a210" draw:name="Line 45">
              <svg:title/>
              <svg:desc/>
              <text:p text:style-name="a208" text:class-names="" text:cond-style-name=""><text:span text:style-name="a20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79"/>
          <table:table-cell table:style-name="ce79">
            <draw:custom-shape svg:x="0.78402in" svg:y="0.01042in" svg:width="2.89307in" svg:height="2.23819in" draw:z-index="56" draw:id="id55" draw:style-name="a193" draw:name="Line 45">
              <svg:title/>
              <svg:desc/>
              <text:p text:style-name="a191" text:class-names="" text:cond-style-name=""><text:span text:style-name="a19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79"/>
          <table:table-cell table:style-name="ce122"/>
          <table:table-cell table:style-name="ce79"/>
          <table:table-cell table:style-name="ce122"/>
          <table:table-cell table:number-columns-repeated="4" table:style-name="ce79"/>
          <table:table-cell table:number-columns-repeated="2" table:style-name="ce58"/>
          <table:table-cell table:number-columns-repeated="2" table:style-name="ce79"/>
          <table:table-cell table:style-name="ce79">
            <draw:custom-shape svg:x="0.46737in" svg:y="0in" svg:width="0.89276in" svg:height="0.14861in" draw:z-index="59" draw:id="id58" draw:style-name="a202" draw:name="Rectangle 59">
              <svg:title/>
              <svg:desc/>
              <text:p text:style-name="a201" text:class-names="" text:cond-style-name=""><text:span text:style-name="a200"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32"/>
          <table:table-cell table:style-name="ce79">
            <draw:custom-shape svg:x="0.02986in" svg:y="0.15486in" svg:width="0in" svg:height="2.07083in" draw:z-index="62" draw:id="id61" draw:style-name="a214" draw:name="Line 45">
              <svg:title/>
              <svg:desc/>
              <text:p text:style-name="a212" text:class-names="" text:cond-style-name=""><text:span text:style-name="a21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79"/>
          <table:table-cell table:style-name="ce122"/>
          <table:table-cell table:style-name="ce79"/>
          <table:table-cell table:style-name="ce133"/>
          <table:table-cell table:style-name="ce79"/>
          <table:table-cell table:number-columns-repeated="5" table:style-name="ce58"/>
          <table:table-cell table:number-columns-repeated="2" table:style-name="ce61"/>
          <table:table-cell table:style-name="ce75"/>
          <table:table-cell table:number-columns-repeated="206" table:style-name="ce61"/>
          <table:table-cell table:number-columns-repeated="16128"/>
        </table:table-row>
        <table:table-row table:style-name="ro41">
          <table:table-cell table:style-name="ce58"/>
          <table:table-cell table:style-name="ce58">
            <draw:connector draw:type="line" svg:x1="0.34446in" svg:y1="0.09237in" svg:x2="0.34446in" svg:y2="0.37362in" draw:z-index="52" draw:id="id51" draw:style-name="a180" draw:name="AutoShape 13">
              <svg:title/>
              <svg:desc/>
            </draw:connector>
            <draw:custom-shape svg:x="0.36737in" svg:y="0.09446in" svg:width="4.59375in" svg:height="0in" draw:z-index="46" draw:id="id45" draw:style-name="a168" draw:name="Line 12">
              <svg:title/>
              <svg:desc/>
              <text:p text:style-name="a167" text:class-names="" text:cond-style-name=""><text:span text:style-name="a16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58"/>
          <table:table-cell table:style-name="ce58">
            <draw:connector draw:type="line" svg:x1="0.40902in" svg:y1="0.09237in" svg:x2="0.40902in" svg:y2="0.37362in" draw:z-index="51" draw:id="id50" draw:style-name="a178" draw:name="AutoShape 13">
              <svg:title/>
              <svg:desc/>
            </draw:connector>
          </table:table-cell>
          <table:table-cell table:number-columns-repeated="2" table:style-name="ce58"/>
          <table:table-cell table:style-name="ce58">
            <draw:connector draw:type="line" svg:x1="0.40904in" svg:y1="0.09237in" svg:x2="0.40904in" svg:y2="0.37362in" draw:z-index="50" draw:id="id49" draw:style-name="a176" draw:name="AutoShape 13">
              <svg:title/>
              <svg:desc/>
            </draw:connector>
          </table:table-cell>
          <table:table-cell table:number-columns-repeated="2" table:style-name="ce58"/>
          <table:table-cell table:style-name="ce58">
            <draw:connector draw:type="line" svg:x1="0.46946in" svg:y1="0.09446in" svg:x2="0.46946in" svg:y2="0.37571in" draw:z-index="49" draw:id="id48" draw:style-name="a174" draw:name="AutoShape 13">
              <svg:title/>
              <svg:desc/>
            </draw:connector>
          </table:table-cell>
          <table:table-cell table:style-name="ce58"/>
          <table:table-cell table:style-name="ce58">
            <draw:connector draw:type="line" svg:x1="0.46946in" svg:y1="0.09446in" svg:x2="0.46946in" svg:y2="0.37571in" draw:z-index="48" draw:id="id47" draw:style-name="a172" draw:name="AutoShape 13">
              <svg:title/>
              <svg:desc/>
            </draw:connector>
          </table:table-cell>
          <table:table-cell table:number-columns-repeated="2" table:style-name="ce58"/>
          <table:table-cell table:style-name="ce58">
            <draw:connector draw:type="line" svg:x1="0.33543in" svg:y1="0.09238in" svg:x2="0.33543in" svg:y2="0.37363in" draw:z-index="47" draw:id="id46" draw:style-name="a170" draw:name="AutoShape 13">
              <svg:title/>
              <svg:desc/>
            </draw:connector>
          </table:table-cell>
          <table:table-cell table:number-columns-repeated="14" table:style-name="ce58"/>
          <table:table-cell table:style-name="ce112"/>
          <table:table-cell table:number-columns-repeated="17" table:style-name="ce58"/>
          <table:table-cell table:number-columns-repeated="46" table:style-name="ce61"/>
          <table:table-cell table:number-columns-repeated="16291" table:style-name="ce62"/>
        </table:table-row>
        <table:table-row table:style-name="ro38">
          <table:table-cell table:number-columns-repeated="29" table:style-name="ce58"/>
          <table:table-cell table:style-name="ce114"/>
          <table:table-cell table:number-columns-repeated="17" table:style-name="ce58"/>
          <table:table-cell table:number-columns-repeated="46" table:style-name="ce61"/>
          <table:table-cell table:number-columns-repeated="16291" table:style-name="ce62"/>
        </table:table-row>
        <table:table-row table:style-name="ro39">
          <table:table-cell table:number-columns-repeated="47" table:style-name="ce58"/>
          <table:table-cell table:number-columns-repeated="46" table:style-name="ce61"/>
          <table:table-cell table:number-columns-repeated="16291" table:style-name="ce62"/>
        </table:table-row>
        <table:table-row table:style-name="ro34">
          <table:table-cell table:style-name="ce58"/>
          <table:table-cell office:value-type="string" table:number-columns-spanned="1" table:number-rows-spanned="2" table:style-name="ce195">
            <text:p>Custody</text:p>
          </table:table-cell>
          <table:table-cell table:style-name="ce122"/>
          <table:table-cell office:value-type="string" table:number-columns-spanned="2" table:number-rows-spanned="2" table:style-name="ce195">
            <text:p>Suspended sentence</text:p>
          </table:table-cell>
          <table:covered-table-cell/>
          <table:table-cell table:style-name="ce134"/>
          <table:table-cell office:value-type="string" table:number-columns-spanned="2" table:number-rows-spanned="2" table:style-name="ce195">
            <text:p>Community sentence</text:p>
          </table:table-cell>
          <table:covered-table-cell/>
          <table:table-cell table:style-name="ce122"/>
          <table:table-cell office:value-type="string" table:style-name="ce99">
            <text:p>Fine</text:p>
          </table:table-cell>
          <table:table-cell table:style-name="ce122"/>
          <table:table-cell office:value-type="string" table:number-columns-spanned="2" table:number-rows-spanned="2" table:style-name="ce195">
            <text:p>Compensation</text:p>
          </table:table-cell>
          <table:covered-table-cell/>
          <table:table-cell table:style-name="ce135"/>
          <table:table-cell office:value-type="string" table:number-columns-spanned="1" table:number-rows-spanned="2" table:style-name="ce195">
            <text:p>Other<text:s/></text:p>
            <text:p>disposal</text:p>
          </table:table-cell>
          <table:table-cell table:style-name="ce122"/>
          <table:table-cell table:number-columns-repeated="23" table:style-name="ce58"/>
          <table:table-cell table:style-name="ce65"/>
          <table:table-cell table:number-columns-repeated="7" table:style-name="ce58"/>
          <table:table-cell table:number-columns-repeated="3" table:style-name="ce61"/>
          <table:table-cell table:style-name="ce110"/>
          <table:table-cell table:number-columns-repeated="42" table:style-name="ce61"/>
          <table:table-cell table:number-columns-repeated="16291" table:style-name="ce62"/>
        </table:table-row>
        <table:table-row table:style-name="ro34">
          <table:table-cell table:style-name="ce58"/>
          <table:covered-table-cell/>
          <table:table-cell table:style-name="ce122"/>
          <table:covered-table-cell/>
          <table:covered-table-cell/>
          <table:table-cell table:style-name="ce134"/>
          <table:covered-table-cell/>
          <table:covered-table-cell/>
          <table:table-cell table:style-name="ce122"/>
          <table:table-cell table:style-name="ce136"/>
          <table:table-cell table:style-name="ce122"/>
          <table:covered-table-cell/>
          <table:covered-table-cell/>
          <table:table-cell table:style-name="ce137"/>
          <table:covered-table-cell/>
          <table:table-cell table:style-name="ce122"/>
          <table:table-cell table:number-columns-repeated="12" table:style-name="ce58"/>
          <table:table-cell table:style-name="ce138"/>
          <table:table-cell table:number-columns-repeated="18" table:style-name="ce58"/>
          <table:table-cell table:style-name="ce61"/>
          <table:table-cell table:number-columns-spanned="11" table:number-rows-spanned="1" table:style-name="ce176"/>
          <table:covered-table-cell table:number-columns-repeated="10"/>
          <table:table-cell table:number-columns-repeated="23" table:style-name="ce139"/>
          <table:table-cell table:number-columns-repeated="11" table:style-name="ce61"/>
          <table:table-cell table:number-columns-repeated="16291" table:style-name="ce62"/>
        </table:table-row>
        <table:table-row table:style-name="ro42">
          <table:table-cell table:style-name="ce58"/>
          <table:table-cell office:value-type="float" office:value="23934" table:style-name="ce140">
            <text:p>23,934</text:p>
          </table:table-cell>
          <table:table-cell table:style-name="ce122"/>
          <table:table-cell office:value-type="float" office:value="22496" table:number-columns-spanned="2" table:number-rows-spanned="1" table:style-name="ce196">
            <text:p>22,496</text:p>
          </table:table-cell>
          <table:covered-table-cell/>
          <table:table-cell table:style-name="ce141"/>
          <table:table-cell office:value-type="float" office:value="66349" table:number-columns-spanned="2" table:number-rows-spanned="1" table:style-name="ce196">
            <text:p>66,349</text:p>
          </table:table-cell>
          <table:covered-table-cell/>
          <table:table-cell table:style-name="ce122"/>
          <table:table-cell office:value-type="float" office:value="721603" table:style-name="ce140">
            <text:p>721,603</text:p>
          </table:table-cell>
          <table:table-cell table:style-name="ce122"/>
          <table:table-cell office:value-type="float" office:value="4144" table:number-columns-spanned="2" table:number-rows-spanned="1" table:style-name="ce196">
            <text:p>4,144</text:p>
          </table:table-cell>
          <table:covered-table-cell/>
          <table:table-cell table:style-name="ce142"/>
          <table:table-cell office:value-type="float" office:value="37278" table:style-name="ce140">
            <text:p>37,278</text:p>
          </table:table-cell>
          <table:table-cell table:style-name="ce122"/>
          <table:table-cell table:number-columns-repeated="31" table:style-name="ce58"/>
          <table:table-cell table:number-columns-repeated="2" table:style-name="ce61"/>
          <table:table-cell table:style-name="ce143"/>
          <table:table-cell table:number-columns-repeated="23" table:style-name="ce144"/>
          <table:table-cell table:style-name="ce61"/>
          <table:table-cell table:style-name="ce145"/>
          <table:table-cell table:number-columns-repeated="18" table:style-name="ce61"/>
          <table:table-cell table:number-columns-repeated="16291" table:style-name="ce62"/>
        </table:table-row>
        <table:table-row table:style-name="ro38">
          <table:table-cell table:style-name="ce58"/>
          <table:table-cell table:style-name="ce58">
            <draw:custom-shape svg:x="0.25in" svg:y="0.02293in" svg:width="5.0625in" svg:height="1.16597in" draw:z-index="54" draw:id="id53" draw:style-name="a185" draw:name="Line 45">
              <svg:title/>
              <svg:desc/>
              <text:p text:style-name="a183" text:class-names="" text:cond-style-name=""><text:span text:style-name="a18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63"/>
          <table:table-cell table:style-name="ce58">
            <draw:custom-shape svg:x="0.3618in" svg:y="0in" svg:width="0.93859in" svg:height="0.14861in" draw:z-index="57" draw:id="id56" draw:style-name="a196" draw:name="Rectangle 57">
              <svg:title/>
              <svg:desc/>
              <text:p text:style-name="a195" text:class-names="" text:cond-style-name=""><text:span text:style-name="a194" text:class-names=""/></text:p>
              <draw:enhanced-geometry xmlns:dr3d="urn:oasis:names:tc:opendocument:xmlns:dr3d:1.0" draw:type="non-primitive" svg:viewBox="0 0 21600 21600" draw:enhanced-path="M 0 0 L 21600 0 21600 21600 0 21600 Z N"/>
            </draw:custom-shape>
          </table:table-cell>
          <table:table-cell table:number-columns-repeated="43" table:style-name="ce58"/>
          <table:table-cell table:number-columns-repeated="3" table:style-name="ce61"/>
          <table:table-cell table:number-columns-repeated="23" table:style-name="ce144"/>
          <table:table-cell table:style-name="ce61"/>
          <table:table-cell table:style-name="ce145"/>
          <table:table-cell table:number-columns-repeated="18" table:style-name="ce61"/>
          <table:table-cell table:number-columns-repeated="16291" table:style-name="ce62"/>
        </table:table-row>
        <table:table-row table:style-name="ro40">
          <table:table-cell table:number-columns-repeated="2" table:style-name="ce58"/>
          <table:table-cell table:style-name="ce63"/>
          <table:table-cell table:number-columns-repeated="36" table:style-name="ce58"/>
          <table:table-cell table:style-name="ce65"/>
          <table:table-cell table:number-columns-repeated="4" table:style-name="ce58"/>
          <table:table-cell table:style-name="ce65"/>
          <table:table-cell table:number-columns-repeated="2" table:style-name="ce58"/>
          <table:table-cell table:number-columns-repeated="3" table:style-name="ce61"/>
          <table:table-cell table:number-columns-repeated="23" table:style-name="ce146"/>
          <table:table-cell table:style-name="ce61"/>
          <table:table-cell table:style-name="ce145"/>
          <table:table-cell table:number-columns-repeated="18" table:style-name="ce61"/>
          <table:table-cell table:number-columns-repeated="16291" table:style-name="ce62"/>
        </table:table-row>
        <table:table-row table:style-name="ro38">
          <table:table-cell table:number-columns-repeated="2" table:style-name="ce58"/>
          <table:table-cell table:style-name="ce63"/>
          <table:table-cell table:style-name="ce58"/>
          <table:table-cell table:style-name="ce58">
            <draw:custom-shape svg:width="8.92216in" svg:height="0.55841in" draw:z-index="60" draw:id="id59" draw:style-name="a206" draw:transform="translate(-4.46108in -0.2792in) rotate(-0.0578) translate(4.48958in 0.40104in)" draw:name="Line 45">
              <svg:title/>
              <svg:desc/>
              <text:p text:style-name="a204" text:class-names="" text:cond-style-name=""><text:span text:style-name="a20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42" table:style-name="ce58"/>
          <table:table-cell table:number-columns-repeated="3" table:style-name="ce61"/>
          <table:table-cell table:number-columns-repeated="23" table:style-name="ce146"/>
          <table:table-cell table:style-name="ce61"/>
          <table:table-cell table:style-name="ce145"/>
          <table:table-cell table:number-columns-repeated="16309"/>
        </table:table-row>
        <table:table-row table:style-name="ro38">
          <table:table-cell table:number-columns-repeated="2" table:style-name="ce58"/>
          <table:table-cell table:style-name="ce63"/>
          <table:table-cell table:number-columns-repeated="44" table:style-name="ce58"/>
          <table:table-cell table:number-columns-repeated="3" table:style-name="ce61"/>
          <table:table-cell table:number-columns-repeated="23" table:style-name="ce146"/>
          <table:table-cell table:style-name="ce61"/>
          <table:table-cell table:style-name="ce145"/>
          <table:table-cell table:number-columns-repeated="16309"/>
        </table:table-row>
        <table:table-row table:style-name="ro38">
          <table:table-cell table:number-columns-repeated="47" table:style-name="ce58"/>
          <table:table-cell table:number-columns-repeated="46" table:style-name="ce61"/>
          <table:table-cell table:number-columns-repeated="16291"/>
        </table:table-row>
        <table:table-row table:style-name="ro38">
          <table:table-cell table:style-name="ce58"/>
          <table:table-cell office:value-type="string" table:style-name="ce58">
            <text:p>* = on all offence basis</text:p>
          </table:table-cell>
          <table:table-cell table:number-columns-repeated="45" table:style-name="ce58"/>
          <table:table-cell table:number-columns-repeated="46" table:style-name="ce61"/>
          <table:table-cell table:number-columns-repeated="16291"/>
        </table:table-row>
        <table:table-row table:style-name="ro34">
          <table:table-cell table:style-name="ce58"/>
          <table:table-cell office:value-type="string" table:number-columns-spanned="11" table:number-rows-spanned="3" table:style-name="ce197">
            <text:p>(1) Covers all indictable offences, including triable either way, plus a few closely associated summary offences. Includes fraud offences recorded by Action Fraud/CIFAS/Financial Fraud Action UK.</text:p>
          </table:table-cell>
          <table:covered-table-cell table:number-columns-repeated="10"/>
          <table:table-cell table:number-columns-repeated="4" table:style-name="ce58"/>
          <table:table-cell office:value-type="string" table:number-columns-spanned="9" table:number-rows-spanned="1" table:style-name="ce185">
            <text:p>Total sentenced to custody</text:p>
          </table:table-cell>
          <table:covered-table-cell table:number-columns-repeated="8"/>
          <table:table-cell table:number-columns-repeated="7" table:style-name="ce58"/>
          <table:table-cell table:style-name="ce112"/>
          <table:table-cell office:value-type="string" table:number-columns-spanned="10" table:number-rows-spanned="1" table:style-name="ce185">
            <text:p>Total sentences to be served in the community</text:p>
          </table:table-cell>
          <table:covered-table-cell table:number-columns-repeated="9"/>
          <table:table-cell table:number-columns-repeated="4" table:style-name="ce58"/>
          <table:table-cell table:number-columns-repeated="46" table:style-name="ce61"/>
          <table:table-cell table:number-columns-repeated="16291"/>
        </table:table-row>
        <table:table-row table:style-name="ro38">
          <table:table-cell table:style-name="ce58"/>
          <table:covered-table-cell/>
          <table:covered-table-cell table:number-columns-repeated="10"/>
          <table:table-cell table:number-columns-repeated="3" table:style-name="ce58"/>
          <table:table-cell table:style-name="ce98"/>
          <table:table-cell office:value-type="float" office:value="64614" table:number-columns-spanned="9" table:number-rows-spanned="1" table:style-name="ce198">
            <text:p>64,614</text:p>
          </table:table-cell>
          <table:covered-table-cell table:number-columns-repeated="8"/>
          <table:table-cell table:number-columns-repeated="7" table:style-name="ce58"/>
          <table:table-cell table:style-name="ce111"/>
          <table:table-cell office:value-type="float" office:value="117364" table:number-columns-spanned="10" table:number-rows-spanned="1" table:style-name="ce184">
            <text:p>117,364</text:p>
          </table:table-cell>
          <table:covered-table-cell table:number-columns-repeated="9"/>
          <table:table-cell table:number-columns-repeated="4" table:style-name="ce58"/>
          <table:table-cell table:number-columns-repeated="46" table:style-name="ce61"/>
          <table:table-cell table:number-columns-repeated="16291"/>
        </table:table-row>
        <table:table-row table:style-name="ro38">
          <table:table-cell table:style-name="ce58"/>
          <table:covered-table-cell/>
          <table:covered-table-cell table:number-columns-repeated="10"/>
          <table:table-cell table:number-columns-repeated="8" table:style-name="ce58"/>
          <table:table-cell table:style-name="ce58">
            <draw:custom-shape svg:x="0.37571in" svg:y="0in" svg:width="0in" svg:height="0.61458in" draw:z-index="63" draw:id="id62" draw:style-name="a218" draw:name="Line 50">
              <svg:title/>
              <svg:desc/>
              <text:p text:style-name="a216" text:class-names="" text:cond-style-name=""><text:span text:style-name="a21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15" table:style-name="ce58"/>
          <table:table-cell table:style-name="ce58">
            <draw:custom-shape svg:x="0.74029in" svg:y="0.01042in" svg:width="0in" svg:height="0.61458in" draw:z-index="64" draw:id="id63" draw:style-name="a222" draw:name="Line 50">
              <svg:title/>
              <svg:desc/>
              <text:p text:style-name="a220" text:class-names="" text:cond-style-name=""><text:span text:style-name="a21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10" table:style-name="ce58"/>
          <table:table-cell table:number-columns-repeated="46" table:style-name="ce61"/>
          <table:table-cell table:number-columns-repeated="16291"/>
        </table:table-row>
        <table:table-row table:style-name="ro43">
          <table:table-cell table:style-name="ce58"/>
          <table:table-cell table:number-columns-repeated="11" table:style-name="ce67"/>
          <table:table-cell table:number-columns-repeated="11" table:style-name="ce58"/>
          <table:table-cell office:value-type="string" table:number-columns-spanned="8" table:number-rows-spanned="1" table:style-name="ce185">
            <text:p>Average custodial sentence length</text:p>
          </table:table-cell>
          <table:covered-table-cell table:number-columns-repeated="7"/>
          <table:table-cell table:number-columns-repeated="3" table:style-name="ce100"/>
          <table:table-cell table:number-columns-repeated="13" table:style-name="ce58"/>
          <table:table-cell table:number-columns-repeated="46" table:style-name="ce61"/>
          <table:table-cell table:number-columns-repeated="16291"/>
        </table:table-row>
        <table:table-row table:style-name="ro35">
          <table:table-cell table:style-name="ce58"/>
          <table:table-cell office:value-type="string" table:number-columns-spanned="11" table:number-rows-spanned="3" table:style-name="ce199">
            <text:p>(2) Cautions data is not currently available in this publication. It has been reinstated in the year ending December 2021 publication, and will be published in these tables each quarter thereafter.</text:p>
          </table:table-cell>
          <table:covered-table-cell table:number-columns-repeated="10"/>
          <table:table-cell table:number-columns-repeated="11" table:style-name="ce58"/>
          <table:table-cell office:value-type="float" office:value="21.171500000000002" table:style-name="ce149">
            <text:p>21.2</text:p>
          </table:table-cell>
          <table:table-cell office:value-type="string" table:style-name="ce150">
            <text:p>months</text:p>
          </table:table-cell>
          <table:table-cell table:style-name="ce150"/>
          <table:table-cell table:number-columns-repeated="2" table:style-name="ce151"/>
          <table:table-cell table:style-name="ce152"/>
          <table:table-cell table:style-name="ce153"/>
          <table:table-cell table:style-name="ce154"/>
          <table:table-cell table:number-columns-repeated="16" table:style-name="ce58"/>
          <table:table-cell table:number-columns-repeated="46" table:style-name="ce61"/>
          <table:table-cell table:number-columns-repeated="16291"/>
        </table:table-row>
        <table:table-row table:style-name="ro44">
          <table:table-cell table:style-name="ce58"/>
          <table:covered-table-cell/>
          <table:covered-table-cell table:number-columns-repeated="10"/>
          <table:table-cell table:number-columns-repeated="4" table:style-name="ce58"/>
          <table:table-cell table:style-name="ce100"/>
          <table:table-cell table:number-columns-repeated="8" table:style-name="ce58"/>
          <table:table-cell table:number-columns-repeated="3" table:style-name="ce122"/>
          <table:table-cell table:style-name="ce155"/>
          <table:table-cell table:number-columns-repeated="2" table:style-name="ce122"/>
          <table:table-cell table:number-columns-repeated="16" table:style-name="ce58"/>
          <table:table-cell table:number-columns-repeated="46" table:style-name="ce61"/>
          <table:table-cell table:number-columns-repeated="16291"/>
        </table:table-row>
        <table:table-row table:style-name="ro22">
          <table:table-cell table:style-name="ce58"/>
          <table:covered-table-cell/>
          <table:covered-table-cell table:number-columns-repeated="10"/>
          <table:table-cell table:number-columns-repeated="4" table:style-name="ce58"/>
          <table:table-cell office:value-type="string" table:number-columns-spanned="9" table:number-rows-spanned="1" table:style-name="ce200">
            <text:p>Prison receptions<text:s/><text:span text:style-name="T5">(6)</text:span></text:p>
          </table:table-cell>
          <table:covered-table-cell table:number-columns-repeated="8"/>
          <table:table-cell table:number-columns-repeated="3" table:style-name="ce122"/>
          <table:table-cell table:number-columns-repeated="5" table:style-name="ce58"/>
          <table:table-cell table:style-name="ce156"/>
          <table:table-cell table:style-name="ce157"/>
          <table:table-cell office:value-type="string" table:style-name="ce158">
            <text:p>Probation starts<text:s/><text:span text:style-name="T5">(7)</text:span></text:p>
          </table:table-cell>
          <table:table-cell table:number-columns-repeated="5" table:style-name="ce158"/>
          <table:table-cell table:style-name="ce159"/>
          <table:table-cell table:number-columns-repeated="3" table:style-name="ce122"/>
          <table:table-cell table:number-columns-repeated="2" table:style-name="ce58"/>
          <table:table-cell table:number-columns-repeated="46" table:style-name="ce61"/>
          <table:table-cell table:number-columns-repeated="16291"/>
        </table:table-row>
        <table:table-row table:style-name="ro34">
          <table:table-cell table:style-name="ce58"/>
          <table:table-cell office:value-type="string" table:number-columns-spanned="14" table:number-rows-spanned="3" table:style-name="ce199">
            <text:p>(3) <text:s/>Includes males, females, persons where sex "Not Stated" and other offenders, i.e. companies, public bodies, etc.</text:p>
          </table:table-cell>
          <table:covered-table-cell table:number-columns-repeated="13"/>
          <table:table-cell table:style-name="ce58"/>
          <table:table-cell table:style-name="ce160"/>
          <table:table-cell table:number-columns-repeated="3" table:style-name="ce161"/>
          <table:table-cell office:value-type="float" office:value="41389" table:style-name="ce162">
            <text:p>41,389</text:p>
          </table:table-cell>
          <table:table-cell table:number-columns-repeated="3" table:style-name="ce161"/>
          <table:table-cell table:style-name="ce163"/>
          <table:table-cell table:number-columns-repeated="3" table:style-name="ce122"/>
          <table:table-cell table:number-columns-repeated="5" table:style-name="ce58"/>
          <table:table-cell office:value-type="float" office:value="99766" table:number-columns-spanned="9" table:number-rows-spanned="1" table:style-name="ce201">
            <text:p>99,766</text:p>
          </table:table-cell>
          <table:covered-table-cell table:number-columns-repeated="8"/>
          <table:table-cell table:number-columns-repeated="3" table:style-name="ce100"/>
          <table:table-cell table:number-columns-repeated="2" table:style-name="ce58"/>
          <table:table-cell table:number-columns-repeated="46" table:style-name="ce61"/>
          <table:table-cell table:number-columns-repeated="16291"/>
        </table:table-row>
        <table:table-row table:style-name="ro44">
          <table:table-cell table:style-name="ce58"/>
          <table:covered-table-cell/>
          <table:covered-table-cell table:number-columns-repeated="13"/>
          <table:table-cell table:style-name="ce58"/>
          <table:table-cell table:number-columns-spanned="9" table:number-rows-spanned="1" table:style-name="ce175"/>
          <table:covered-table-cell table:number-columns-repeated="8"/>
          <table:table-cell table:number-columns-repeated="3" table:style-name="ce58"/>
          <table:table-cell table:number-columns-spanned="7" table:number-rows-spanned="1" table:style-name="ce176"/>
          <table:covered-table-cell table:number-columns-repeated="6"/>
          <table:table-cell table:number-columns-repeated="3" table:style-name="ce58"/>
          <table:table-cell table:number-columns-repeated="7" table:style-name="ce164"/>
          <table:table-cell table:number-columns-repeated="2" table:style-name="ce58"/>
          <table:table-cell table:number-columns-repeated="46" table:style-name="ce61"/>
          <table:table-cell table:number-columns-repeated="16291"/>
        </table:table-row>
        <table:table-row table:style-name="ro45">
          <table:table-cell table:style-name="ce58"/>
          <table:covered-table-cell/>
          <table:covered-table-cell table:number-columns-repeated="13"/>
          <table:table-cell table:style-name="ce58"/>
          <table:table-cell table:number-columns-repeated="9" table:style-name="ce165"/>
          <table:table-cell table:number-columns-repeated="3" table:style-name="ce58"/>
          <table:table-cell table:number-columns-repeated="7" table:style-name="ce165"/>
          <table:table-cell table:number-columns-repeated="3" table:style-name="ce58"/>
          <table:table-cell table:number-columns-repeated="7" table:style-name="ce164"/>
          <table:table-cell table:number-columns-repeated="2" table:style-name="ce58"/>
          <table:table-cell table:number-columns-repeated="46" table:style-name="ce61"/>
          <table:table-cell table:number-columns-repeated="16291"/>
        </table:table-row>
        <table:table-row table:style-name="ro46">
          <table:table-cell table:number-columns-repeated="16" table:style-name="ce58"/>
          <table:table-cell table:number-columns-spanned="27" table:number-rows-spanned="3" table:style-name="ce176"/>
          <table:covered-table-cell table:number-columns-repeated="26"/>
          <table:table-cell table:number-columns-repeated="2" table:style-name="ce164"/>
          <table:table-cell table:number-columns-repeated="2" table:style-name="ce58"/>
          <table:table-cell table:number-columns-repeated="46" table:style-name="ce61"/>
          <table:table-cell table:number-columns-repeated="16291"/>
        </table:table-row>
        <table:table-row table:style-name="ro43">
          <table:table-cell table:style-name="ce58"/>
          <table:table-cell office:value-type="string" table:number-columns-spanned="14" table:number-rows-spanned="2" table:style-name="ce197">
            <text:p>(4) Defendants tried or sentenced at the Crown Court in a given year may have been committed for trial or sentence by a magistrate in a previous year.</text:p>
          </table:table-cell>
          <table:covered-table-cell table:number-columns-repeated="13"/>
          <table:table-cell table:style-name="ce58"/>
          <table:covered-table-cell/>
          <table:covered-table-cell table:number-columns-repeated="26"/>
          <table:table-cell table:number-columns-repeated="2" table:style-name="ce164"/>
          <table:table-cell table:number-columns-repeated="2" table:style-name="ce58"/>
          <table:table-cell table:number-columns-repeated="46" table:style-name="ce61"/>
          <table:table-cell table:number-columns-repeated="16291"/>
        </table:table-row>
        <table:table-row table:style-name="ro34">
          <table:table-cell table:style-name="ce58"/>
          <table:covered-table-cell/>
          <table:covered-table-cell table:number-columns-repeated="13"/>
          <table:table-cell table:style-name="ce58"/>
          <table:covered-table-cell/>
          <table:covered-table-cell table:number-columns-repeated="26"/>
          <table:table-cell table:number-columns-repeated="2" table:style-name="ce164"/>
          <table:table-cell table:number-columns-repeated="2" table:style-name="ce58"/>
          <table:table-cell table:number-columns-repeated="46" table:style-name="ce61"/>
          <table:table-cell table:number-columns-repeated="16291"/>
        </table:table-row>
        <table:table-row table:style-name="ro38">
          <table:table-cell table:style-name="ce58"/>
          <table:table-cell table:number-columns-repeated="14" table:style-name="ce166"/>
          <table:table-cell table:style-name="ce58"/>
          <table:table-cell table:number-columns-repeated="27" table:style-name="ce167"/>
          <table:table-cell table:number-columns-repeated="2" table:style-name="ce164"/>
          <table:table-cell table:number-columns-repeated="2" table:style-name="ce58"/>
          <table:table-cell table:number-columns-repeated="46" table:style-name="ce61"/>
          <table:table-cell table:number-columns-repeated="16291"/>
        </table:table-row>
        <table:table-row table:style-name="ro47">
          <table:table-cell table:style-name="ce58"/>
          <table:table-cell office:value-type="string" table:number-columns-spanned="11" table:number-rows-spanned="2" table:style-name="ce197">
            <text:p>(5) Figures for offenders pleading not guility include those cases recorded as not applicable</text:p>
          </table:table-cell>
          <table:covered-table-cell table:number-columns-repeated="10"/>
          <table:table-cell table:number-columns-repeated="35" table:style-name="ce58"/>
          <table:table-cell table:number-columns-repeated="46" table:style-name="ce61"/>
          <table:table-cell table:number-columns-repeated="16291"/>
        </table:table-row>
        <table:table-row table:style-name="ro47">
          <table:table-cell table:style-name="ce58"/>
          <table:covered-table-cell/>
          <table:covered-table-cell table:number-columns-repeated="10"/>
          <table:table-cell table:number-columns-repeated="35" table:style-name="ce58"/>
          <table:table-cell table:number-columns-repeated="46" table:style-name="ce61"/>
          <table:table-cell table:number-columns-repeated="16291"/>
        </table:table-row>
        <table:table-row table:style-name="ro47">
          <table:table-cell table:style-name="ce58"/>
          <table:table-cell office:value-type="string" table:number-columns-spanned="14" table:number-rows-spanned="2" table:style-name="ce197">
            <text:p>(6) Prison receptions of offenders sentenced to immediate custody, excluding fine defaulters.</text:p>
          </table:table-cell>
          <table:covered-table-cell table:number-columns-repeated="13"/>
          <table:table-cell table:number-columns-repeated="22" table:style-name="ce58"/>
          <table:table-cell table:style-name="ce148"/>
          <table:table-cell table:number-columns-repeated="9" table:style-name="ce58"/>
          <table:table-cell table:number-columns-repeated="46" table:style-name="ce61"/>
          <table:table-cell table:number-columns-repeated="16291"/>
        </table:table-row>
        <table:table-row table:style-name="ro47">
          <table:table-cell table:style-name="ce58"/>
          <table:covered-table-cell/>
          <table:covered-table-cell table:number-columns-repeated="13"/>
          <table:table-cell table:number-columns-repeated="32" table:style-name="ce58"/>
          <table:table-cell table:number-columns-repeated="46" table:style-name="ce61"/>
          <table:table-cell table:number-columns-repeated="16291"/>
        </table:table-row>
        <table:table-row table:style-name="ro47">
          <table:table-cell table:style-name="ce58"/>
          <table:table-cell office:value-type="string" table:number-columns-spanned="14" table:number-rows-spanned="2" table:style-name="ce197">
            <text:p>(7) Offenders starting Community Order or Suspended Sentence Order supervision by the Probation Service. Includes Suspended Sentence Orders without requirements.</text:p>
          </table:table-cell>
          <table:covered-table-cell table:number-columns-repeated="13"/>
          <table:table-cell table:number-columns-repeated="32" table:style-name="ce58"/>
          <table:table-cell table:number-columns-repeated="46" table:style-name="ce61"/>
          <table:table-cell table:number-columns-repeated="16291"/>
        </table:table-row>
        <table:table-row table:style-name="ro47">
          <table:table-cell table:style-name="ce58"/>
          <table:covered-table-cell/>
          <table:covered-table-cell table:number-columns-repeated="13"/>
          <table:table-cell table:number-columns-repeated="23" table:style-name="ce58"/>
          <table:table-cell table:style-name="ce147"/>
          <table:table-cell table:number-columns-repeated="8" table:style-name="ce58"/>
          <table:table-cell table:number-columns-repeated="46" table:style-name="ce61"/>
          <table:table-cell table:number-columns-repeated="16291"/>
        </table:table-row>
        <table:table-row table:style-name="ro11">
          <table:table-cell table:number-columns-repeated="45" table:style-name="ce72"/>
          <table:table-cell table:number-columns-repeated="2" table:style-name="ce58"/>
          <table:table-cell table:number-columns-repeated="46" table:style-name="ce61"/>
          <table:table-cell table:number-columns-repeated="16291"/>
        </table:table-row>
        <table:table-row table:style-name="ro41">
          <table:table-cell table:number-columns-repeated="47" table:style-name="ce58"/>
          <table:table-cell table:number-columns-repeated="46" table:style-name="ce61"/>
          <table:table-cell table:number-columns-repeated="16291"/>
        </table:table-row>
        <table:table-row table:style-name="ro31">
          <table:table-cell table:number-columns-repeated="93" table:style-name="ce61"/>
          <table:table-cell table:number-columns-repeated="16291"/>
        </table:table-row>
        <table:table-row table:style-name="ro47">
          <table:table-cell table:number-columns-repeated="47" table:style-name="ce61"/>
          <table:table-cell table:style-name="ce62"/>
          <table:table-cell table:number-columns-repeated="16336"/>
        </table:table-row>
        <table:table-row table:number-rows-repeated="1048484" table:style-name="ro48">
          <table:table-cell table:number-columns-repeated="16384"/>
        </table:table-row>
      </table:table>
      <table:table table:name="Q1_1" table:style-name="ta2">
        <table:table-column table:style-name="co29" table:default-cell-style-name="ce132"/>
        <table:table-column table:style-name="co30" table:number-columns-repeated="2" table:default-cell-style-name="ce132"/>
        <table:table-column table:style-name="co31" table:default-cell-style-name="ce132"/>
        <table:table-column table:style-name="co30" table:number-columns-repeated="2" table:default-cell-style-name="ce132"/>
        <table:table-column table:style-name="co32" table:default-cell-style-name="ce132"/>
        <table:table-column table:style-name="co33" table:default-cell-style-name="ce132"/>
        <table:table-column table:style-name="co34" table:number-columns-repeated="2" table:default-cell-style-name="ce132"/>
        <table:table-column table:style-name="co30" table:default-cell-style-name="ce132"/>
        <table:table-column table:style-name="co6" table:number-columns-repeated="196"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42" table:default-cell-style-name="ce132"/>
        <table:table-column table:style-name="co35"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6" table:default-cell-style-name="ce132"/>
        <table:table-column table:style-name="co37" table:default-cell-style-name="ce132"/>
        <table:table-column table:style-name="co38" table:default-cell-style-name="ce132"/>
        <table:table-column table:style-name="co6" table:default-cell-style-name="ce132"/>
        <table:table-column table:style-name="co39" table:default-cell-style-name="ce132"/>
        <table:table-column table:style-name="co6" table:number-columns-repeated="291" table:default-cell-style-name="ce132"/>
        <table:table-row table:style-name="ro49">
          <table:table-cell office:value-type="string" table:style-name="ce202">
            <text:p>Table Q1.1a - Individuals entering the Criminal Justice System, 12 months ending September 2017 to 12 months ending September 2021, England and Wales [Note 3]</text:p>
          </table:table-cell>
          <table:table-cell table:number-columns-repeated="6" table:style-name="ce203"/>
          <table:table-cell table:number-columns-repeated="16377" table:style-name="ce4"/>
        </table:table-row>
        <table:table-row table:style-name="ro49">
          <table:table-cell office:value-type="string" table:style-name="ce204">
            <text:p>This worksheet contains two tables: Table Q1.1a (located cell A4) and Table Q1.1b (located cell A30). Notes can be found on the Notes sheet.</text:p>
          </table:table-cell>
          <table:table-cell table:number-columns-repeated="6" table:style-name="ce203"/>
          <table:table-cell table:number-columns-repeated="16377" table:style-name="ce4"/>
        </table:table-row>
        <table:table-row table:style-name="ro6">
          <table:table-cell office:value-type="string" table:style-name="ce32">
            <text:p><text:a xlink:href="#Contents.A1">back to contents</text:a></text:p>
          </table:table-cell>
          <table:table-cell table:number-columns-repeated="6" table:style-name="ce205"/>
          <table:table-cell table:number-columns-repeated="16377" table:style-name="ce4"/>
        </table:table-row>
        <table:table-row table:style-name="ro50">
          <table:table-cell office:value-type="string" table:style-name="ce206">
            <text:p>Overview</text:p>
          </table:table-cell>
          <table:table-cell office:value-type="string" table:style-name="ce207">
            <text:p>2017</text:p>
          </table:table-cell>
          <table:table-cell office:value-type="string" table:style-name="ce207">
            <text:p>2018</text:p>
          </table:table-cell>
          <table:table-cell office:value-type="string" table:style-name="ce207">
            <text:p>2019</text:p>
          </table:table-cell>
          <table:table-cell office:value-type="string" table:style-name="ce207">
            <text:p>2020</text:p>
          </table:table-cell>
          <table:table-cell office:value-type="string" table:style-name="ce207">
            <text:p>2021</text:p>
          </table:table-cell>
          <table:table-cell office:value-type="string" table:style-name="ce208">
            <text:p>Percentage change 12 months ending September 2020 to September 2021</text:p>
          </table:table-cell>
          <table:table-cell table:number-columns-repeated="16377" table:style-name="ce209"/>
        </table:table-row>
        <table:table-row table:style-name="ro33">
          <table:table-cell office:value-type="string" table:style-name="ce210">
            <text:p>Out of court disposals (excluding cautions) [Note 1]</text:p>
          </table:table-cell>
          <table:table-cell office:value-type="float" office:value="165747" table:style-name="ce211">
            <text:p><text:s/>165,747<text:s/></text:p>
          </table:table-cell>
          <table:table-cell office:value-type="float" office:value="152307" table:style-name="ce211">
            <text:p><text:s/>152,307<text:s/></text:p>
          </table:table-cell>
          <table:table-cell office:value-type="float" office:value="150309" table:style-name="ce211">
            <text:p><text:s/>150,309<text:s/></text:p>
          </table:table-cell>
          <table:table-cell office:value-type="float" office:value="164286" table:style-name="ce211">
            <text:p><text:s/>164,286<text:s/></text:p>
          </table:table-cell>
          <table:table-cell office:value-type="float" office:value="156482" table:style-name="ce211">
            <text:p><text:s/>156,482<text:s/></text:p>
          </table:table-cell>
          <table:table-cell office:value-type="percentage" office:value="-4.7502526082563334E-2" table:style-name="ce212">
            <text:p>-4.8%</text:p>
          </table:table-cell>
          <table:table-cell table:number-columns-repeated="16377" table:style-name="ce4"/>
        </table:table-row>
        <table:table-row table:style-name="ro51">
          <table:table-cell office:value-type="string" table:style-name="ce213">
            <text:p>Penalty Notices for Disorder</text:p>
          </table:table-cell>
          <table:table-cell office:value-type="float" office:value="28378" table:style-name="ce214">
            <text:p><text:s/>28,378<text:s/></text:p>
          </table:table-cell>
          <table:table-cell office:value-type="float" office:value="21934" table:style-name="ce214">
            <text:p><text:s/>21,934<text:s/></text:p>
          </table:table-cell>
          <table:table-cell office:value-type="float" office:value="20728" table:style-name="ce214">
            <text:p><text:s/>20,728<text:s/></text:p>
          </table:table-cell>
          <table:table-cell office:value-type="float" office:value="17427" table:style-name="ce214">
            <text:p><text:s/>17,427<text:s/></text:p>
          </table:table-cell>
          <table:table-cell office:value-type="float" office:value="13555" table:style-name="ce214">
            <text:p><text:s/>13,555<text:s/></text:p>
          </table:table-cell>
          <table:table-cell office:value-type="percentage" office:value="-0.22218396740689733" table:style-name="ce212">
            <text:p>-22.2%</text:p>
          </table:table-cell>
          <table:table-cell table:number-columns-repeated="16377" table:style-name="ce4"/>
        </table:table-row>
        <table:table-row table:style-name="ro6">
          <table:table-cell office:value-type="string" table:style-name="ce213">
            <text:p>Cautions [Note 67]</text:p>
          </table:table-cell>
          <table:table-cell office:value-type="string" table:style-name="ce214">
            <text:p>:</text:p>
          </table:table-cell>
          <table:table-cell office:value-type="string" table:style-name="ce214">
            <text:p>:</text:p>
          </table:table-cell>
          <table:table-cell office:value-type="string" table:style-name="ce214">
            <text:p>:</text:p>
          </table:table-cell>
          <table:table-cell office:value-type="string" table:style-name="ce214">
            <text:p>:</text:p>
          </table:table-cell>
          <table:table-cell office:value-type="string" table:style-name="ce214">
            <text:p>:</text:p>
          </table:table-cell>
          <table:table-cell office:value-type="string" table:style-name="ce212">
            <text:p>*</text:p>
          </table:table-cell>
          <table:table-cell table:number-columns-repeated="16377" table:style-name="ce4"/>
        </table:table-row>
        <table:table-row table:style-name="ro49">
          <table:table-cell office:value-type="string" table:style-name="ce213">
            <text:p>Cannabis / khat warnings [Notes 2, 3]</text:p>
          </table:table-cell>
          <table:table-cell office:value-type="float" office:value="31615" table:style-name="ce214">
            <text:p><text:s/>31,615<text:s/></text:p>
          </table:table-cell>
          <table:table-cell office:value-type="float" office:value="27133" table:style-name="ce214">
            <text:p><text:s/>27,133<text:s/></text:p>
          </table:table-cell>
          <table:table-cell office:value-type="float" office:value="20810" table:style-name="ce214">
            <text:p><text:s/>20,810<text:s/></text:p>
          </table:table-cell>
          <table:table-cell office:value-type="float" office:value="17242" table:style-name="ce214">
            <text:p><text:s/>17,242<text:s/></text:p>
          </table:table-cell>
          <table:table-cell office:value-type="float" office:value="12516" table:style-name="ce214">
            <text:p><text:s/>12,516<text:s/></text:p>
          </table:table-cell>
          <table:table-cell office:value-type="percentage" office:value="-0.27409813246723119" table:style-name="ce212">
            <text:p>-27.4%</text:p>
          </table:table-cell>
          <table:table-cell table:number-columns-repeated="16377" table:style-name="ce4"/>
        </table:table-row>
        <table:table-row table:style-name="ro49">
          <table:table-cell office:value-type="string" table:style-name="ce213">
            <text:p>Community resolutions [Note 3]</text:p>
          </table:table-cell>
          <table:table-cell office:value-type="float" office:value="105754" table:style-name="ce214">
            <text:p><text:s/>105,754<text:s/></text:p>
          </table:table-cell>
          <table:table-cell office:value-type="float" office:value="103240" table:style-name="ce214">
            <text:p><text:s/>103,240<text:s/></text:p>
          </table:table-cell>
          <table:table-cell office:value-type="float" office:value="108771" table:style-name="ce214">
            <text:p><text:s/>108,771<text:s/></text:p>
          </table:table-cell>
          <table:table-cell office:value-type="float" office:value="129617" table:style-name="ce214">
            <text:p><text:s/>129,617<text:s/></text:p>
          </table:table-cell>
          <table:table-cell office:value-type="float" office:value="130411" table:style-name="ce214">
            <text:p><text:s/>130,411<text:s/></text:p>
          </table:table-cell>
          <table:table-cell office:value-type="percentage" office:value="6.1257396792087455E-3" table:style-name="ce212">
            <text:p>0.6%</text:p>
          </table:table-cell>
          <table:table-cell table:number-columns-repeated="16377" table:style-name="ce4"/>
        </table:table-row>
        <table:table-row table:style-name="ro33">
          <table:table-cell office:value-type="string" table:style-name="ce210">
            <text:p>Defendants proceeded against [Notes 4, 5]</text:p>
          </table:table-cell>
          <table:table-cell office:value-type="float" office:value="1424851" table:style-name="ce211">
            <text:p><text:s/>1,424,851<text:s/></text:p>
          </table:table-cell>
          <table:table-cell office:value-type="float" office:value="1381202" table:style-name="ce211">
            <text:p><text:s/>1,381,202<text:s/></text:p>
          </table:table-cell>
          <table:table-cell office:value-type="float" office:value="1374723" table:style-name="ce211">
            <text:p><text:s/>1,374,723<text:s/></text:p>
          </table:table-cell>
          <table:table-cell office:value-type="float" office:value="1025267" table:style-name="ce211">
            <text:p><text:s/>1,025,267<text:s/></text:p>
          </table:table-cell>
          <table:table-cell office:value-type="float" office:value="1104543" table:style-name="ce211">
            <text:p><text:s/>1,104,543<text:s/></text:p>
          </table:table-cell>
          <table:table-cell office:value-type="percentage" office:value="7.7322297508844035E-2" table:style-name="ce212">
            <text:p>7.7%</text:p>
          </table:table-cell>
          <table:table-cell table:number-columns-repeated="16377" table:style-name="ce4"/>
        </table:table-row>
        <table:table-row table:style-name="ro49">
          <table:table-cell office:value-type="string" table:style-name="ce132">
            <text:p>Proceeded against: Indictable offences</text:p>
          </table:table-cell>
          <table:table-cell office:value-type="float" office:value="280726" table:style-name="ce211">
            <text:p><text:s/>280,726<text:s/></text:p>
          </table:table-cell>
          <table:table-cell office:value-type="float" office:value="245897" table:style-name="ce214">
            <text:p><text:s/>245,897<text:s/></text:p>
          </table:table-cell>
          <table:table-cell office:value-type="float" office:value="243333" table:style-name="ce214">
            <text:p><text:s/>243,333<text:s/></text:p>
          </table:table-cell>
          <table:table-cell office:value-type="float" office:value="204202" table:style-name="ce214">
            <text:p><text:s/>204,202<text:s/></text:p>
          </table:table-cell>
          <table:table-cell office:value-type="float" office:value="224097" table:style-name="ce214">
            <text:p><text:s/>224,097<text:s/></text:p>
          </table:table-cell>
          <table:table-cell office:value-type="percentage" office:value="9.7428036943810539E-2" table:style-name="ce212">
            <text:p>9.7%</text:p>
          </table:table-cell>
          <table:table-cell table:number-columns-repeated="16377" table:style-name="ce4"/>
        </table:table-row>
        <table:table-row table:style-name="ro49">
          <table:table-cell office:value-type="string" table:style-name="ce132">
            <text:p>Proceeded against: Summary offences</text:p>
          </table:table-cell>
          <table:table-cell office:value-type="float" office:value="1144125" table:style-name="ce211">
            <text:p><text:s/>1,144,125<text:s/></text:p>
          </table:table-cell>
          <table:table-cell office:value-type="float" office:value="1135305" table:style-name="ce214">
            <text:p><text:s/>1,135,305<text:s/></text:p>
          </table:table-cell>
          <table:table-cell office:value-type="float" office:value="1131389" table:style-name="ce214">
            <text:p><text:s/>1,131,389<text:s/></text:p>
          </table:table-cell>
          <table:table-cell office:value-type="float" office:value="821062" table:style-name="ce214">
            <text:p><text:s/>821,062<text:s/></text:p>
          </table:table-cell>
          <table:table-cell office:value-type="float" office:value="880427" table:style-name="ce214">
            <text:p><text:s/>880,427<text:s/></text:p>
          </table:table-cell>
          <table:table-cell office:value-type="percentage" office:value="7.2302700648672086E-2" table:style-name="ce212">
            <text:p>7.2%</text:p>
          </table:table-cell>
          <table:table-cell table:number-columns-repeated="16377" table:style-name="ce4"/>
        </table:table-row>
        <table:table-row table:style-name="ro49">
          <table:table-cell office:value-type="string" table:style-name="ce132">
            <text:p>Proceeded against: Offences not known [Note 6]</text:p>
          </table:table-cell>
          <table:table-cell office:value-type="string" table:style-name="ce211">
            <text:p>:</text:p>
          </table:table-cell>
          <table:table-cell office:value-type="string" table:style-name="ce214">
            <text:p>:</text:p>
          </table:table-cell>
          <table:table-cell office:value-type="float" office:value="1" table:style-name="ce214">
            <text:p><text:s/>1<text:s/></text:p>
          </table:table-cell>
          <table:table-cell office:value-type="float" office:value="3" table:style-name="ce214">
            <text:p><text:s/>3<text:s/></text:p>
          </table:table-cell>
          <table:table-cell office:value-type="float" office:value="19" table:style-name="ce214">
            <text:p><text:s/>19<text:s/></text:p>
          </table:table-cell>
          <table:table-cell office:value-type="string" table:style-name="ce212">
            <text:p>*</text:p>
          </table:table-cell>
          <table:table-cell table:number-columns-repeated="16377" table:style-name="ce4"/>
        </table:table-row>
        <table:table-row table:style-name="ro33">
          <table:table-cell office:value-type="string" table:style-name="ce210">
            <text:p>Offenders convicted<text:span text:style-name="T6"><text:s/></text:span>[Notes 4, 5]</text:p>
          </table:table-cell>
          <table:table-cell office:value-type="float" office:value="1230930" table:style-name="ce211">
            <text:p><text:s/>1,230,930<text:s/></text:p>
          </table:table-cell>
          <table:table-cell office:value-type="float" office:value="1198283" table:style-name="ce211">
            <text:p><text:s/>1,198,283<text:s/></text:p>
          </table:table-cell>
          <table:table-cell office:value-type="float" office:value="1189903" table:style-name="ce211">
            <text:p><text:s/>1,189,903<text:s/></text:p>
          </table:table-cell>
          <table:table-cell office:value-type="float" office:value="881035" table:style-name="ce211">
            <text:p><text:s/>881,035<text:s/></text:p>
          </table:table-cell>
          <table:table-cell office:value-type="float" office:value="949727" table:style-name="ce211">
            <text:p><text:s/>949,727<text:s/></text:p>
          </table:table-cell>
          <table:table-cell office:value-type="percentage" office:value="7.7967390625798064E-2" table:style-name="ce212">
            <text:p>7.8%</text:p>
          </table:table-cell>
          <table:table-cell table:number-columns-repeated="16377" table:style-name="ce4"/>
        </table:table-row>
        <table:table-row table:style-name="ro6">
          <table:table-cell office:value-type="string" table:style-name="ce132">
            <text:p>Convicted: Indictable offences</text:p>
          </table:table-cell>
          <table:table-cell office:value-type="float" office:value="233217" table:style-name="ce214">
            <text:p><text:s/>233,217<text:s/></text:p>
          </table:table-cell>
          <table:table-cell office:value-type="float" office:value="206331" table:style-name="ce214">
            <text:p><text:s/>206,331<text:s/></text:p>
          </table:table-cell>
          <table:table-cell office:value-type="float" office:value="202989" table:style-name="ce214">
            <text:p><text:s/>202,989<text:s/></text:p>
          </table:table-cell>
          <table:table-cell office:value-type="float" office:value="163033" table:style-name="ce214">
            <text:p><text:s/>163,033<text:s/></text:p>
          </table:table-cell>
          <table:table-cell office:value-type="float" office:value="181214" table:style-name="ce214">
            <text:p><text:s/>181,214<text:s/></text:p>
          </table:table-cell>
          <table:table-cell office:value-type="percentage" office:value="0.11151730017849147" table:style-name="ce212">
            <text:p>11.2%</text:p>
          </table:table-cell>
          <table:table-cell table:number-columns-repeated="16377" table:style-name="ce4"/>
        </table:table-row>
        <table:table-row table:style-name="ro6">
          <table:table-cell office:value-type="string" table:style-name="ce132">
            <text:p>Convicted: Summary offences</text:p>
          </table:table-cell>
          <table:table-cell office:value-type="float" office:value="997713" table:style-name="ce214">
            <text:p><text:s/>997,713<text:s/></text:p>
          </table:table-cell>
          <table:table-cell office:value-type="float" office:value="991859" table:style-name="ce214">
            <text:p><text:s/>991,859<text:s/></text:p>
          </table:table-cell>
          <table:table-cell office:value-type="float" office:value="986478" table:style-name="ce214">
            <text:p><text:s/>986,478<text:s/></text:p>
          </table:table-cell>
          <table:table-cell office:value-type="float" office:value="717448" table:style-name="ce214">
            <text:p><text:s/>717,448<text:s/></text:p>
          </table:table-cell>
          <table:table-cell office:value-type="float" office:value="768345" table:style-name="ce214">
            <text:p><text:s/>768,345<text:s/></text:p>
          </table:table-cell>
          <table:table-cell office:value-type="percentage" office:value="7.0941726787167855E-2" table:style-name="ce212">
            <text:p>7.1%</text:p>
          </table:table-cell>
          <table:table-cell table:number-columns-repeated="16377" table:style-name="ce4"/>
        </table:table-row>
        <table:table-row table:style-name="ro49">
          <table:table-cell office:value-type="string" table:style-name="ce132">
            <text:p>Convicted: Offences not known [Note 6]</text:p>
          </table:table-cell>
          <table:table-cell office:value-type="string" table:style-name="ce214">
            <text:p>:</text:p>
          </table:table-cell>
          <table:table-cell office:value-type="string" table:style-name="ce214">
            <text:p>:</text:p>
          </table:table-cell>
          <table:table-cell office:value-type="float" office:value="436" table:style-name="ce214">
            <text:p><text:s/>436<text:s/></text:p>
          </table:table-cell>
          <table:table-cell office:value-type="float" office:value="554" table:style-name="ce214">
            <text:p><text:s/>554<text:s/></text:p>
          </table:table-cell>
          <table:table-cell office:value-type="float" office:value="168" table:style-name="ce214">
            <text:p><text:s/>168<text:s/></text:p>
          </table:table-cell>
          <table:table-cell office:value-type="string" table:style-name="ce212">
            <text:p>*</text:p>
          </table:table-cell>
          <table:table-cell table:number-columns-repeated="16377" table:style-name="ce4"/>
        </table:table-row>
        <table:table-row table:style-name="ro33">
          <table:table-cell office:value-type="string" table:style-name="ce210">
            <text:p>Total offenders sentenced [Notes 4, 5, 7]</text:p>
          </table:table-cell>
          <table:table-cell office:value-type="float" office:value="1228665" table:style-name="ce211">
            <text:p><text:s/>1,228,665<text:s/></text:p>
          </table:table-cell>
          <table:table-cell office:value-type="float" office:value="1196232" table:style-name="ce211">
            <text:p><text:s/>1,196,232<text:s/></text:p>
          </table:table-cell>
          <table:table-cell office:value-type="float" office:value="1187624" table:style-name="ce211">
            <text:p><text:s/>1,187,624<text:s/></text:p>
          </table:table-cell>
          <table:table-cell office:value-type="float" office:value="879577" table:style-name="ce211">
            <text:p><text:s/>879,577<text:s/></text:p>
          </table:table-cell>
          <table:table-cell office:value-type="float" office:value="950999" table:style-name="ce211">
            <text:p><text:s/>950,999<text:s/></text:p>
          </table:table-cell>
          <table:table-cell office:value-type="percentage" office:value="8.1200395189960625E-2" table:style-name="ce212">
            <text:p>8.1%</text:p>
          </table:table-cell>
          <table:table-cell table:number-columns-repeated="16377" table:style-name="ce4"/>
        </table:table-row>
        <table:table-row table:style-name="ro6">
          <table:table-cell office:value-type="string" table:style-name="ce132">
            <text:p>Immediate custody</text:p>
          </table:table-cell>
          <table:table-cell office:value-type="float" office:value="87399" table:style-name="ce214">
            <text:p><text:s/>87,399<text:s/></text:p>
          </table:table-cell>
          <table:table-cell office:value-type="float" office:value="80216" table:style-name="ce214">
            <text:p><text:s/>80,216<text:s/></text:p>
          </table:table-cell>
          <table:table-cell office:value-type="float" office:value="75929" table:style-name="ce214">
            <text:p><text:s/>75,929<text:s/></text:p>
          </table:table-cell>
          <table:table-cell office:value-type="float" office:value="64858" table:style-name="ce214">
            <text:p><text:s/>64,858<text:s/></text:p>
          </table:table-cell>
          <table:table-cell office:value-type="float" office:value="64614" table:style-name="ce214">
            <text:p><text:s/>64,614<text:s/></text:p>
          </table:table-cell>
          <table:table-cell office:value-type="percentage" office:value="-3.7620648185266274E-3" table:style-name="ce212">
            <text:p>-0.4%</text:p>
          </table:table-cell>
          <table:table-cell table:number-columns-repeated="16377" table:style-name="ce4"/>
        </table:table-row>
        <table:table-row table:style-name="ro6">
          <table:table-cell office:value-type="string" table:style-name="ce132">
            <text:p>Suspended sentence</text:p>
          </table:table-cell>
          <table:table-cell office:value-type="float" office:value="55208" table:style-name="ce214">
            <text:p><text:s/>55,208<text:s/></text:p>
          </table:table-cell>
          <table:table-cell office:value-type="float" office:value="45224" table:style-name="ce214">
            <text:p><text:s/>45,224<text:s/></text:p>
          </table:table-cell>
          <table:table-cell office:value-type="float" office:value="39350" table:style-name="ce214">
            <text:p><text:s/>39,350<text:s/></text:p>
          </table:table-cell>
          <table:table-cell office:value-type="float" office:value="35243" table:style-name="ce214">
            <text:p><text:s/>35,243<text:s/></text:p>
          </table:table-cell>
          <table:table-cell office:value-type="float" office:value="44631" table:style-name="ce214">
            <text:p><text:s/>44,631<text:s/></text:p>
          </table:table-cell>
          <table:table-cell office:value-type="percentage" office:value="0.26637913911982519" table:style-name="ce212">
            <text:p>26.6%</text:p>
          </table:table-cell>
          <table:table-cell table:number-columns-repeated="16377" table:style-name="ce4"/>
        </table:table-row>
        <table:table-row table:style-name="ro6">
          <table:table-cell office:value-type="string" table:style-name="ce132">
            <text:p>Community sentence</text:p>
          </table:table-cell>
          <table:table-cell office:value-type="float" office:value="98042" table:style-name="ce214">
            <text:p><text:s/>98,042<text:s/></text:p>
          </table:table-cell>
          <table:table-cell office:value-type="float" office:value="90629" table:style-name="ce214">
            <text:p><text:s/>90,629<text:s/></text:p>
          </table:table-cell>
          <table:table-cell office:value-type="float" office:value="89853" table:style-name="ce214">
            <text:p><text:s/>89,853<text:s/></text:p>
          </table:table-cell>
          <table:table-cell office:value-type="float" office:value="62385" table:style-name="ce214">
            <text:p><text:s/>62,385<text:s/></text:p>
          </table:table-cell>
          <table:table-cell office:value-type="float" office:value="72733" table:style-name="ce214">
            <text:p><text:s/>72,733<text:s/></text:p>
          </table:table-cell>
          <table:table-cell office:value-type="percentage" office:value="0.1658732067003286" table:style-name="ce212">
            <text:p>16.6%</text:p>
          </table:table-cell>
          <table:table-cell table:number-columns-repeated="16377" table:style-name="ce4"/>
        </table:table-row>
        <table:table-row table:style-name="ro6">
          <table:table-cell office:value-type="string" table:style-name="ce132">
            <text:p>Fines</text:p>
          </table:table-cell>
          <table:table-cell office:value-type="float" office:value="916496" table:style-name="ce214">
            <text:p><text:s/>916,496<text:s/></text:p>
          </table:table-cell>
          <table:table-cell office:value-type="float" office:value="915675" table:style-name="ce214">
            <text:p><text:s/>915,675<text:s/></text:p>
          </table:table-cell>
          <table:table-cell office:value-type="float" office:value="923383" table:style-name="ce214">
            <text:p><text:s/>923,383<text:s/></text:p>
          </table:table-cell>
          <table:table-cell office:value-type="float" office:value="675860" table:style-name="ce214">
            <text:p><text:s/>675,860<text:s/></text:p>
          </table:table-cell>
          <table:table-cell office:value-type="float" office:value="722973" table:style-name="ce214">
            <text:p><text:s/>722,973<text:s/></text:p>
          </table:table-cell>
          <table:table-cell office:value-type="percentage" office:value="6.970822359660285E-2" table:style-name="ce212">
            <text:p>7.0%</text:p>
          </table:table-cell>
          <table:table-cell table:number-columns-repeated="16377" table:style-name="ce4"/>
        </table:table-row>
        <table:table-row table:style-name="ro6">
          <table:table-cell office:value-type="string" table:style-name="ce132">
            <text:p>Compensation</text:p>
          </table:table-cell>
          <table:table-cell office:value-type="float" office:value="4908" table:style-name="ce214">
            <text:p><text:s/>4,908<text:s/></text:p>
          </table:table-cell>
          <table:table-cell office:value-type="float" office:value="4964" table:style-name="ce214">
            <text:p><text:s/>4,964<text:s/></text:p>
          </table:table-cell>
          <table:table-cell office:value-type="float" office:value="4745" table:style-name="ce214">
            <text:p><text:s/>4,745<text:s/></text:p>
          </table:table-cell>
          <table:table-cell office:value-type="float" office:value="3468" table:style-name="ce214">
            <text:p><text:s/>3,468<text:s/></text:p>
          </table:table-cell>
          <table:table-cell office:value-type="float" office:value="4192" table:style-name="ce214">
            <text:p><text:s/>4,192<text:s/></text:p>
          </table:table-cell>
          <table:table-cell office:value-type="percentage" office:value="0.20876585928489041" table:style-name="ce212">
            <text:p>20.9%</text:p>
          </table:table-cell>
          <table:table-cell table:number-columns-repeated="16377" table:style-name="ce4"/>
        </table:table-row>
        <table:table-row table:style-name="ro6">
          <table:table-cell office:value-type="string" table:style-name="ce132">
            <text:p>Other disposals [Note 8]</text:p>
          </table:table-cell>
          <table:table-cell office:value-type="float" office:value="66612" table:style-name="ce214">
            <text:p><text:s/>66,612<text:s/></text:p>
          </table:table-cell>
          <table:table-cell office:value-type="float" office:value="59524" table:style-name="ce214">
            <text:p><text:s/>59,524<text:s/></text:p>
          </table:table-cell>
          <table:table-cell office:value-type="float" office:value="54364" table:style-name="ce214">
            <text:p><text:s/>54,364<text:s/></text:p>
          </table:table-cell>
          <table:table-cell office:value-type="float" office:value="37763" table:style-name="ce214">
            <text:p><text:s/>37,763<text:s/></text:p>
          </table:table-cell>
          <table:table-cell office:value-type="float" office:value="41854" table:style-name="ce214">
            <text:p><text:s/>41,854<text:s/></text:p>
          </table:table-cell>
          <table:table-cell office:value-type="percentage" office:value="0.10833355400789133" table:style-name="ce212">
            <text:p>10.8%</text:p>
          </table:table-cell>
          <table:table-cell table:number-columns-repeated="16377" table:style-name="ce4"/>
        </table:table-row>
        <table:table-row table:style-name="ro6">
          <table:table-cell office:value-type="string" table:style-name="ce215">
            <text:p>Average custodial sentence length (months) [Note 9]</text:p>
          </table:table-cell>
          <table:table-cell office:value-type="float" office:value="16.591799999999999" table:style-name="ce216">
            <text:p><text:s/>16.6<text:s/></text:p>
          </table:table-cell>
          <table:table-cell office:value-type="float" office:value="17.261500000000002" table:style-name="ce216">
            <text:p><text:s/>17.3<text:s/></text:p>
          </table:table-cell>
          <table:table-cell office:value-type="float" office:value="17.977" table:style-name="ce216">
            <text:p><text:s/>18.0<text:s/></text:p>
          </table:table-cell>
          <table:table-cell office:value-type="float" office:value="19.045000000000002" table:style-name="ce216">
            <text:p><text:s/>19.0<text:s/></text:p>
          </table:table-cell>
          <table:table-cell office:value-type="float" office:value="21.171500000000002" table:style-name="ce216">
            <text:p><text:s/>21.2<text:s/></text:p>
          </table:table-cell>
          <table:table-cell office:value-type="percentage" office:value="0.11165660278288264" table:style-name="ce212">
            <text:p>11.2%</text:p>
          </table:table-cell>
          <table:table-cell table:number-columns-repeated="16377" table:style-name="ce4"/>
        </table:table-row>
        <table:table-row table:style-name="ro33">
          <table:table-cell office:value-type="string" table:style-name="ce210">
            <text:p>Total persons sentenced Notes [7, 10]</text:p>
          </table:table-cell>
          <table:table-cell office:value-type="float" office:value="1219195" table:style-name="ce211">
            <text:p><text:s/>1,219,195<text:s/></text:p>
          </table:table-cell>
          <table:table-cell office:value-type="float" office:value="1186895" table:style-name="ce211">
            <text:p><text:s/>1,186,895<text:s/></text:p>
          </table:table-cell>
          <table:table-cell office:value-type="float" office:value="1179355" table:style-name="ce211">
            <text:p><text:s/>1,179,355<text:s/></text:p>
          </table:table-cell>
          <table:table-cell office:value-type="float" office:value="874155" table:style-name="ce211">
            <text:p><text:s/>874,155<text:s/></text:p>
          </table:table-cell>
          <table:table-cell office:value-type="float" office:value="943571" table:style-name="ce211">
            <text:p><text:s/>943,571<text:s/></text:p>
          </table:table-cell>
          <table:table-cell office:value-type="percentage" office:value="7.9409258083520659E-2" table:style-name="ce212">
            <text:p>7.9%</text:p>
          </table:table-cell>
          <table:table-cell table:number-columns-repeated="16377" table:style-name="ce4"/>
        </table:table-row>
        <table:table-row table:style-name="ro33">
          <table:table-cell office:value-type="string" table:style-name="ce210">
            <text:p>Prison receptions [Note 11]</text:p>
          </table:table-cell>
          <table:table-cell office:value-type="float" office:value="65116" table:style-name="ce214">
            <text:p><text:s/>65,116<text:s/></text:p>
          </table:table-cell>
          <table:table-cell office:value-type="float" office:value="59805" table:style-name="ce214">
            <text:p><text:s/>59,805<text:s/></text:p>
          </table:table-cell>
          <table:table-cell office:value-type="float" office:value="55856" table:style-name="ce214">
            <text:p><text:s/>55,856<text:s/></text:p>
          </table:table-cell>
          <table:table-cell office:value-type="float" office:value="42803" table:style-name="ce214">
            <text:p><text:s/>42,803<text:s/></text:p>
          </table:table-cell>
          <table:table-cell office:value-type="float" office:value="41389" table:style-name="ce214">
            <text:p><text:s/>41,389<text:s/></text:p>
          </table:table-cell>
          <table:table-cell office:value-type="percentage" office:value="-3.3035067635446114E-2" table:style-name="ce212">
            <text:p>-3.3%</text:p>
          </table:table-cell>
          <table:table-cell table:style-name="ce132"/>
          <table:table-cell table:number-columns-repeated="16376" table:style-name="ce4"/>
        </table:table-row>
        <table:table-row table:style-name="ro33">
          <table:table-cell office:value-type="string" table:style-name="ce217">
            <text:p>Probation starts [Note 12]</text:p>
          </table:table-cell>
          <table:table-cell office:value-type="float" office:value="128083" table:style-name="ce218">
            <text:p><text:s/>128,083<text:s/></text:p>
          </table:table-cell>
          <table:table-cell office:value-type="float" office:value="117786" table:style-name="ce218">
            <text:p><text:s/>117,786<text:s/></text:p>
          </table:table-cell>
          <table:table-cell office:value-type="float" office:value="114828" table:style-name="ce218">
            <text:p><text:s/>114,828<text:s/></text:p>
          </table:table-cell>
          <table:table-cell office:value-type="float" office:value="81457" table:style-name="ce218">
            <text:p><text:s/>81,457<text:s/></text:p>
          </table:table-cell>
          <table:table-cell office:value-type="float" office:value="99766" table:style-name="ce218">
            <text:p><text:s/>99,766<text:s/></text:p>
          </table:table-cell>
          <table:table-cell office:value-type="percentage" office:value="0.22476889647298576" table:style-name="ce219">
            <text:p>22.5%</text:p>
          </table:table-cell>
          <table:table-cell table:style-name="ce132"/>
          <table:table-cell table:number-columns-repeated="16376" table:style-name="ce4"/>
        </table:table-row>
        <table:table-row table:style-name="ro52">
          <table:table-cell office:value-type="string" table:style-name="ce220">
            <text:p>Source: Ministry of Justice Court Proceedings Database and Home Office open data tables (recorded crime, cannabis/khat warnings, community resolutions and offences taken into consideration).</text:p>
          </table:table-cell>
          <table:table-cell table:number-columns-repeated="5" table:style-name="ce214"/>
          <table:table-cell table:style-name="ce212"/>
          <table:table-cell table:style-name="ce132"/>
          <table:table-cell table:number-columns-repeated="16376" table:style-name="ce4"/>
        </table:table-row>
        <table:table-row table:style-name="ro6">
          <table:table-cell office:value-type="string" table:style-name="ce132">
            <text:p>: = Not available</text:p>
          </table:table-cell>
          <table:table-cell table:style-name="ce214"/>
          <table:table-cell table:style-name="ce212"/>
          <table:table-cell table:style-name="ce132"/>
          <table:table-cell table:number-columns-repeated="16380" table:style-name="ce4"/>
        </table:table-row>
        <table:table-row table:style-name="ro33">
          <table:table-cell office:value-type="string" table:style-name="ce221">
            <text:p>* = Not applicable</text:p>
          </table:table-cell>
          <table:table-cell table:style-name="ce214"/>
          <table:table-cell table:style-name="ce212"/>
          <table:table-cell table:style-name="ce132"/>
          <table:table-cell table:number-columns-repeated="16380" table:style-name="ce4"/>
        </table:table-row>
        <table:table-row table:style-name="ro27">
          <table:table-cell table:style-name="ce222"/>
          <table:table-cell table:style-name="ce132"/>
          <table:table-cell table:style-name="ce223"/>
          <table:table-cell table:style-name="ce132"/>
          <table:table-cell table:number-columns-repeated="16380" table:style-name="ce220"/>
        </table:table-row>
        <table:table-row table:style-name="ro27">
          <table:table-cell table:number-columns-repeated="2" table:style-name="ce222"/>
          <table:table-cell table:style-name="ce223"/>
          <table:table-cell table:style-name="ce132"/>
          <table:table-cell table:number-columns-repeated="16380" table:style-name="ce220"/>
        </table:table-row>
        <table:table-row table:style-name="ro27">
          <table:table-cell table:style-name="ce222"/>
          <table:table-cell table:style-name="ce132"/>
          <table:table-cell table:style-name="ce223"/>
          <table:table-cell table:style-name="ce132"/>
          <table:table-cell table:number-columns-repeated="16380" table:style-name="ce220"/>
        </table:table-row>
        <table:table-row table:style-name="ro27">
          <table:table-cell table:style-name="ce220"/>
          <table:table-cell table:number-columns-repeated="2" table:style-name="ce224"/>
          <table:table-cell table:number-columns-repeated="2" table:style-name="ce222"/>
          <table:table-cell table:style-name="ce132"/>
          <table:table-cell table:style-name="ce223"/>
          <table:table-cell table:style-name="ce132"/>
          <table:table-cell table:number-columns-repeated="16376" table:style-name="ce220"/>
        </table:table-row>
        <table:table-row table:style-name="ro34">
          <table:table-cell table:number-columns-spanned="7" table:number-rows-spanned="2" table:style-name="ce176"/>
          <table:covered-table-cell table:number-columns-repeated="6"/>
          <table:table-cell table:style-name="ce225"/>
          <table:table-cell table:number-columns-repeated="16376" table:style-name="ce34"/>
        </table:table-row>
        <table:table-row table:style-name="ro27">
          <table:covered-table-cell/>
          <table:covered-table-cell table:number-columns-repeated="6"/>
          <table:table-cell table:style-name="ce225"/>
          <table:table-cell table:number-columns-repeated="16376" table:style-name="ce34"/>
        </table:table-row>
        <table:table-row table:style-name="ro34">
          <table:table-cell table:number-columns-spanned="7" table:number-rows-spanned="2" table:style-name="ce176"/>
          <table:covered-table-cell table:number-columns-repeated="6"/>
          <table:table-cell table:style-name="ce225"/>
          <table:table-cell table:number-columns-repeated="16376" table:style-name="ce34"/>
        </table:table-row>
        <table:table-row table:style-name="ro27">
          <table:covered-table-cell/>
          <table:covered-table-cell table:number-columns-repeated="6"/>
          <table:table-cell table:style-name="ce225"/>
          <table:table-cell table:number-columns-repeated="16376" table:style-name="ce34"/>
        </table:table-row>
        <table:table-row table:style-name="ro27">
          <table:table-cell table:number-columns-repeated="7" table:style-name="ce39"/>
          <table:table-cell table:style-name="ce225"/>
          <table:table-cell table:number-columns-repeated="16376" table:style-name="ce34"/>
        </table:table-row>
        <table:table-row table:style-name="ro6">
          <table:table-cell table:number-columns-spanned="7" table:number-rows-spanned="1" table:style-name="ce176"/>
          <table:covered-table-cell table:number-columns-repeated="6"/>
          <table:table-cell table:style-name="ce225"/>
          <table:table-cell table:number-columns-repeated="16376" table:style-name="ce34"/>
        </table:table-row>
        <table:table-row table:style-name="ro27">
          <table:table-cell table:number-columns-repeated="7" table:style-name="ce39"/>
          <table:table-cell table:style-name="ce225"/>
          <table:table-cell table:number-columns-repeated="16376" table:style-name="ce34"/>
        </table:table-row>
        <table:table-row table:style-name="ro34">
          <table:table-cell table:number-columns-spanned="8" table:number-rows-spanned="2" table:style-name="ce176"/>
          <table:covered-table-cell table:number-columns-repeated="7"/>
          <table:table-cell table:number-columns-repeated="16376" table:style-name="ce34"/>
        </table:table-row>
        <table:table-row table:style-name="ro27">
          <table:covered-table-cell/>
          <table:covered-table-cell table:number-columns-repeated="7"/>
          <table:table-cell table:number-columns-repeated="16376" table:style-name="ce34"/>
        </table:table-row>
        <table:table-row table:style-name="ro27">
          <table:table-cell table:number-columns-repeated="8" table:style-name="ce42"/>
          <table:table-cell table:number-columns-repeated="16376" table:style-name="ce34"/>
        </table:table-row>
        <table:table-row table:style-name="ro34">
          <table:table-cell table:number-columns-spanned="8" table:number-rows-spanned="1" table:style-name="ce176"/>
          <table:covered-table-cell table:number-columns-repeated="7"/>
          <table:table-cell table:number-columns-repeated="16376" table:style-name="ce34"/>
        </table:table-row>
        <table:table-row table:style-name="ro27">
          <table:table-cell table:number-columns-repeated="8" table:style-name="ce42"/>
          <table:table-cell table:number-columns-repeated="16376" table:style-name="ce34"/>
        </table:table-row>
        <table:table-row table:style-name="ro6">
          <table:table-cell table:number-columns-spanned="8" table:number-rows-spanned="1" table:style-name="ce176"/>
          <table:covered-table-cell table:number-columns-repeated="7"/>
          <table:table-cell table:number-columns-repeated="16376" table:style-name="ce34"/>
        </table:table-row>
        <table:table-row table:style-name="ro27">
          <table:table-cell table:number-columns-repeated="8" table:style-name="ce42"/>
          <table:table-cell table:number-columns-repeated="16376" table:style-name="ce34"/>
        </table:table-row>
        <table:table-row table:number-rows-repeated="2" table:style-name="ro27">
          <table:table-cell table:style-name="ce34"/>
          <table:table-cell table:number-columns-repeated="7" table:style-name="ce41"/>
          <table:table-cell table:number-columns-repeated="16376" table:style-name="ce34"/>
        </table:table-row>
        <table:table-row table:style-name="ro34">
          <table:table-cell table:number-columns-spanned="8" table:number-rows-spanned="1" table:style-name="ce176"/>
          <table:covered-table-cell table:number-columns-repeated="7"/>
          <table:table-cell table:number-columns-repeated="16376" table:style-name="ce34"/>
        </table:table-row>
        <table:table-row table:style-name="ro27">
          <table:table-cell table:number-columns-repeated="8" table:style-name="ce226"/>
          <table:table-cell table:number-columns-repeated="16376" table:style-name="ce34"/>
        </table:table-row>
        <table:table-row table:number-rows-repeated="2" table:style-name="ro27">
          <table:table-cell table:style-name="ce227"/>
          <table:table-cell table:number-columns-repeated="7" table:style-name="ce228"/>
          <table:table-cell table:number-columns-repeated="16376" table:style-name="ce34"/>
        </table:table-row>
        <table:table-row table:style-name="ro6">
          <table:table-cell table:number-columns-spanned="8" table:number-rows-spanned="1" table:style-name="ce176"/>
          <table:covered-table-cell table:number-columns-repeated="7"/>
          <table:table-cell table:number-columns-repeated="16376" table:style-name="ce34"/>
        </table:table-row>
        <table:table-row table:style-name="ro27">
          <table:table-cell table:number-columns-repeated="8" table:style-name="ce225"/>
          <table:table-cell table:number-columns-repeated="16376" table:style-name="ce34"/>
        </table:table-row>
        <table:table-row table:style-name="ro34">
          <table:table-cell table:number-columns-spanned="7" table:number-rows-spanned="2" table:style-name="ce176"/>
          <table:covered-table-cell table:number-columns-repeated="6"/>
          <table:table-cell table:style-name="ce225"/>
          <table:table-cell table:number-columns-repeated="16376" table:style-name="ce34"/>
        </table:table-row>
        <table:table-row table:style-name="ro27">
          <table:covered-table-cell/>
          <table:covered-table-cell table:number-columns-repeated="6"/>
          <table:table-cell table:style-name="ce225"/>
          <table:table-cell table:number-columns-repeated="16376" table:style-name="ce34"/>
        </table:table-row>
        <table:table-row table:style-name="ro27">
          <table:table-cell table:number-columns-repeated="7" table:style-name="ce43"/>
          <table:table-cell table:style-name="ce225"/>
          <table:table-cell table:number-columns-repeated="16376" table:style-name="ce34"/>
        </table:table-row>
        <table:table-row table:style-name="ro6">
          <table:table-cell table:style-name="ce227"/>
          <table:table-cell table:number-columns-repeated="7" table:style-name="ce225"/>
          <table:table-cell table:number-columns-repeated="16376" table:style-name="ce4"/>
        </table:table-row>
        <table:table-row table:style-name="ro27">
          <table:table-cell table:number-columns-repeated="16384" table:style-name="ce132"/>
        </table:table-row>
        <table:table-row table:number-rows-repeated="1048514" table:style-name="ro28">
          <table:table-cell table:number-columns-repeated="16384"/>
        </table:table-row>
      </table:table>
      <table:table table:name="Q1_2" table:style-name="ta3">
        <table:table-column table:style-name="co40" table:default-cell-style-name="ce132"/>
        <table:table-column table:style-name="co41" table:number-columns-repeated="2" table:default-cell-style-name="ce132"/>
        <table:table-column table:style-name="co42" table:default-cell-style-name="ce132"/>
        <table:table-column table:style-name="co41" table:number-columns-repeated="2" table:default-cell-style-name="ce132"/>
        <table:table-column table:style-name="co43" table:default-cell-style-name="ce132"/>
        <table:table-column table:style-name="co44" table:default-cell-style-name="ce132"/>
        <table:table-column table:style-name="co6" table:number-columns-repeated="2" table:default-cell-style-name="ce132"/>
        <table:table-column table:style-name="co45" table:default-cell-style-name="ce132"/>
        <table:table-column table:style-name="co6" table:number-columns-repeated="229"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44" table:default-cell-style-name="ce132"/>
        <table:table-column table:style-name="co46" table:default-cell-style-name="ce132"/>
        <table:table-column table:style-name="co36" table:default-cell-style-name="ce132"/>
        <table:table-column table:style-name="co47" table:default-cell-style-name="ce132"/>
        <table:table-column table:style-name="co36" table:default-cell-style-name="ce132"/>
        <table:table-column table:style-name="co37" table:default-cell-style-name="ce132"/>
        <table:table-column table:style-name="co36" table:default-cell-style-name="ce132"/>
        <table:table-column table:style-name="co48" table:default-cell-style-name="ce132"/>
        <table:table-column table:style-name="co49" table:default-cell-style-name="ce132"/>
        <table:table-column table:style-name="co50" table:default-cell-style-name="ce132"/>
        <table:table-column table:style-name="co49" table:default-cell-style-name="ce132"/>
        <table:table-column table:style-name="co51" table:default-cell-style-name="ce132"/>
        <table:table-column table:style-name="co52" table:default-cell-style-name="ce132"/>
        <table:table-column table:style-name="co6" table:number-columns-repeated="260" table:default-cell-style-name="ce132"/>
        <table:table-row table:style-name="ro42">
          <table:table-cell office:value-type="string" table:style-name="ce202">
            <text:p>Table Q1.2a - Recorded crime and notifiable offence outcomes, 12 months ending September 2017 to 12 months ending September 2021, England and Wales [Notes 3, 5, 13, 14]</text:p>
          </table:table-cell>
          <table:table-cell table:number-columns-repeated="7" table:style-name="ce202"/>
          <table:table-cell table:number-columns-repeated="16376" table:style-name="ce4"/>
        </table:table-row>
        <table:table-row table:style-name="ro42">
          <table:table-cell office:value-type="string" table:style-name="ce204">
            <text:p>This worksheet contains two tables: Table Q1.2a (located cell A4) and Table Q1.2b (located cell A18). Notes can be found on the Notes sheet.</text:p>
          </table:table-cell>
          <table:table-cell table:number-columns-repeated="7" table:style-name="ce202"/>
          <table:table-cell table:number-columns-repeated="16376" table:style-name="ce4"/>
        </table:table-row>
        <table:table-row table:style-name="ro6">
          <table:table-cell office:value-type="string" table:style-name="ce32">
            <text:p><text:a xlink:href="#Contents.A1">back to contents</text:a></text:p>
          </table:table-cell>
          <table:table-cell table:style-name="ce229"/>
          <table:table-cell table:number-columns-repeated="2" table:style-name="ce209"/>
          <table:table-cell table:number-columns-repeated="4" table:style-name="ce132"/>
          <table:table-cell table:number-columns-repeated="16376" table:style-name="ce4"/>
        </table:table-row>
        <table:table-row table:style-name="ro53">
          <table:table-cell office:value-type="string" table:style-name="ce217">
            <text:p>Recorded crime or notifiable offence outcome</text:p>
          </table:table-cell>
          <table:table-cell office:value-type="string" table:style-name="ce207">
            <text:p>2017</text:p>
          </table:table-cell>
          <table:table-cell office:value-type="string" table:style-name="ce207">
            <text:p>2018</text:p>
          </table:table-cell>
          <table:table-cell office:value-type="string" table:style-name="ce207">
            <text:p>2019</text:p>
          </table:table-cell>
          <table:table-cell office:value-type="string" table:style-name="ce207">
            <text:p>2020</text:p>
          </table:table-cell>
          <table:table-cell office:value-type="string" table:style-name="ce207">
            <text:p>2021</text:p>
          </table:table-cell>
          <table:table-cell office:value-type="string" table:style-name="ce208">
            <text:p>Percentage change 12 months ending September 2017 to September 2021</text:p>
          </table:table-cell>
          <table:table-cell table:style-name="ce132"/>
          <table:table-cell table:number-columns-repeated="16376" table:style-name="ce4"/>
        </table:table-row>
        <table:table-row table:style-name="ro33">
          <table:table-cell office:value-type="string" table:style-name="ce210">
            <text:p>Recorded crime</text:p>
          </table:table-cell>
          <table:table-cell office:value-type="float" office:value="5341741" table:style-name="ce230">
            <text:p>5,341,741</text:p>
          </table:table-cell>
          <table:table-cell office:value-type="float" office:value="5739223" table:style-name="ce230">
            <text:p>5,739,223</text:p>
          </table:table-cell>
          <table:table-cell office:value-type="float" office:value="6068874" table:style-name="ce230">
            <text:p>6,068,874</text:p>
          </table:table-cell>
          <table:table-cell office:value-type="float" office:value="5717755" table:style-name="ce230">
            <text:p>5,717,755</text:p>
          </table:table-cell>
          <table:table-cell office:value-type="float" office:value="5839065" table:style-name="ce230">
            <text:p>5,839,065</text:p>
          </table:table-cell>
          <table:table-cell office:value-type="percentage" office:value="2.1216369011963554E-2" table:style-name="ce231">
            <text:p>2.1%</text:p>
          </table:table-cell>
          <table:table-cell table:style-name="ce230"/>
          <table:table-cell table:number-columns-repeated="16376" table:style-name="ce4"/>
        </table:table-row>
        <table:table-row table:style-name="ro6">
          <table:table-cell office:value-type="string" table:style-name="ce215">
            <text:p>Recorded crime: Excluding fraud [Note 15]</text:p>
          </table:table-cell>
          <table:table-cell office:value-type="float" office:value="4679863" table:style-name="ce230">
            <text:p>4,679,863</text:p>
          </table:table-cell>
          <table:table-cell office:value-type="float" office:value="5089171" table:style-name="ce230">
            <text:p>5,089,171</text:p>
          </table:table-cell>
          <table:table-cell office:value-type="float" office:value="5318526" table:style-name="ce230">
            <text:p>5,318,526</text:p>
          </table:table-cell>
          <table:table-cell office:value-type="float" office:value="4954746" table:style-name="ce230">
            <text:p>4,954,746</text:p>
          </table:table-cell>
          <table:table-cell office:value-type="float" office:value="4921959" table:style-name="ce230">
            <text:p>4,921,959</text:p>
          </table:table-cell>
          <table:table-cell office:value-type="percentage" office:value="-6.6172917844830037E-3" table:style-name="ce231">
            <text:p>-0.7%</text:p>
          </table:table-cell>
          <table:table-cell table:style-name="ce230"/>
          <table:table-cell table:number-columns-repeated="16376" table:style-name="ce4"/>
        </table:table-row>
        <table:table-row table:style-name="ro54">
          <table:table-cell office:value-type="string" table:style-name="ce232">
            <text:p>Charged/Summonsed</text:p>
          </table:table-cell>
          <table:table-cell office:value-type="float" office:value="515193" table:style-name="ce233">
            <text:p>515,193</text:p>
          </table:table-cell>
          <table:table-cell office:value-type="float" office:value="476850" table:style-name="ce233">
            <text:p>476,850</text:p>
          </table:table-cell>
          <table:table-cell office:value-type="float" office:value="446790" table:style-name="ce233">
            <text:p>446,790</text:p>
          </table:table-cell>
          <table:table-cell office:value-type="float" office:value="432067" table:style-name="ce233">
            <text:p>432,067</text:p>
          </table:table-cell>
          <table:table-cell office:value-type="float" office:value="367884" table:style-name="ce233">
            <text:p>367,884</text:p>
          </table:table-cell>
          <table:table-cell office:value-type="percentage" office:value="-0.14854872045307788" table:style-name="ce234">
            <text:p>-14.9%</text:p>
          </table:table-cell>
          <table:table-cell table:style-name="ce235"/>
          <table:table-cell table:number-columns-repeated="16376" table:style-name="ce236"/>
        </table:table-row>
        <table:table-row table:style-name="ro33">
          <table:table-cell office:value-type="string" table:style-name="ce210">
            <text:p>Out of court disposals (excluding cautions) (OOCD)</text:p>
          </table:table-cell>
          <table:table-cell office:value-type="float" office:value="152256" table:style-name="ce237">
            <text:p>152,256</text:p>
          </table:table-cell>
          <table:table-cell office:value-type="float" office:value="141632" table:style-name="ce237">
            <text:p>141,632</text:p>
          </table:table-cell>
          <table:table-cell office:value-type="float" office:value="140179" table:style-name="ce237">
            <text:p>140,179</text:p>
          </table:table-cell>
          <table:table-cell office:value-type="float" office:value="157106" table:style-name="ce237">
            <text:p>157,106</text:p>
          </table:table-cell>
          <table:table-cell office:value-type="float" office:value="151175" table:style-name="ce237">
            <text:p>151,175</text:p>
          </table:table-cell>
          <table:table-cell office:value-type="percentage" office:value="-3.7751581734625027E-2" table:style-name="ce238">
            <text:p>-3.8%</text:p>
          </table:table-cell>
          <table:table-cell table:style-name="ce132"/>
          <table:table-cell table:number-columns-repeated="16376" table:style-name="ce4"/>
        </table:table-row>
        <table:table-row table:style-name="ro6">
          <table:table-cell office:value-type="string" table:style-name="ce132">
            <text:p>OOCD: Penalty Notices for Disorder</text:p>
          </table:table-cell>
          <table:table-cell office:value-type="float" office:value="14887" table:style-name="ce230">
            <text:p>14,887</text:p>
          </table:table-cell>
          <table:table-cell office:value-type="float" office:value="11259" table:style-name="ce230">
            <text:p>11,259</text:p>
          </table:table-cell>
          <table:table-cell office:value-type="float" office:value="10598" table:style-name="ce230">
            <text:p>10,598</text:p>
          </table:table-cell>
          <table:table-cell office:value-type="float" office:value="10247" table:style-name="ce230">
            <text:p>10,247</text:p>
          </table:table-cell>
          <table:table-cell office:value-type="float" office:value="8248" table:style-name="ce230">
            <text:p>8,248</text:p>
          </table:table-cell>
          <table:table-cell office:value-type="percentage" office:value="-0.19508148726456523" table:style-name="ce238">
            <text:p>-19.5%</text:p>
          </table:table-cell>
          <table:table-cell table:style-name="ce132"/>
          <table:table-cell table:number-columns-repeated="16376" table:style-name="ce4"/>
        </table:table-row>
        <table:table-row table:style-name="ro6">
          <table:table-cell office:value-type="string" table:style-name="ce132">
            <text:p>OOCD: Cautions [Note 67]</text:p>
          </table:table-cell>
          <table:table-cell office:value-type="string" table:style-name="ce230">
            <text:p>:</text:p>
          </table:table-cell>
          <table:table-cell office:value-type="string" table:style-name="ce230">
            <text:p>:</text:p>
          </table:table-cell>
          <table:table-cell office:value-type="string" table:style-name="ce230">
            <text:p>:</text:p>
          </table:table-cell>
          <table:table-cell office:value-type="string" table:style-name="ce230">
            <text:p>:</text:p>
          </table:table-cell>
          <table:table-cell office:value-type="string" table:style-name="ce230">
            <text:p>:</text:p>
          </table:table-cell>
          <table:table-cell office:value-type="string" table:style-name="ce238">
            <text:p>*</text:p>
          </table:table-cell>
          <table:table-cell table:style-name="ce132"/>
          <table:table-cell table:number-columns-repeated="16376" table:style-name="ce4"/>
        </table:table-row>
        <table:table-row table:style-name="ro6">
          <table:table-cell office:value-type="string" table:style-name="ce132">
            <text:p>OOCD: Cannabis / khat warnings [Note 2]</text:p>
          </table:table-cell>
          <table:table-cell office:value-type="float" office:value="31615" table:style-name="ce230">
            <text:p>31,615</text:p>
          </table:table-cell>
          <table:table-cell office:value-type="float" office:value="27133" table:style-name="ce230">
            <text:p>27,133</text:p>
          </table:table-cell>
          <table:table-cell office:value-type="float" office:value="20810" table:style-name="ce230">
            <text:p>20,810</text:p>
          </table:table-cell>
          <table:table-cell office:value-type="float" office:value="17242" table:style-name="ce230">
            <text:p>17,242</text:p>
          </table:table-cell>
          <table:table-cell office:value-type="float" office:value="12516" table:style-name="ce230">
            <text:p>12,516</text:p>
          </table:table-cell>
          <table:table-cell office:value-type="percentage" office:value="-0.27409813246723119" table:style-name="ce231">
            <text:p>-27.4%</text:p>
          </table:table-cell>
          <table:table-cell table:style-name="ce230"/>
          <table:table-cell table:number-columns-repeated="16376" table:style-name="ce4"/>
        </table:table-row>
        <table:table-row table:style-name="ro6">
          <table:table-cell office:value-type="string" table:style-name="ce132">
            <text:p>OOCD: Community resolutions</text:p>
          </table:table-cell>
          <table:table-cell office:value-type="float" office:value="105754" table:style-name="ce230">
            <text:p>105,754</text:p>
          </table:table-cell>
          <table:table-cell office:value-type="float" office:value="103240" table:style-name="ce230">
            <text:p>103,240</text:p>
          </table:table-cell>
          <table:table-cell office:value-type="float" office:value="108771" table:style-name="ce230">
            <text:p>108,771</text:p>
          </table:table-cell>
          <table:table-cell office:value-type="float" office:value="129617" table:style-name="ce230">
            <text:p>129,617</text:p>
          </table:table-cell>
          <table:table-cell office:value-type="float" office:value="130411" table:style-name="ce230">
            <text:p>130,411</text:p>
          </table:table-cell>
          <table:table-cell office:value-type="percentage" office:value="6.1257396792087455E-3" table:style-name="ce231">
            <text:p>0.6%</text:p>
          </table:table-cell>
          <table:table-cell table:style-name="ce230"/>
          <table:table-cell table:number-columns-repeated="16376" table:style-name="ce4"/>
        </table:table-row>
        <table:table-row table:style-name="ro33">
          <table:table-cell office:value-type="string" table:style-name="ce210">
            <text:p>Proceedings [Note 16]</text:p>
          </table:table-cell>
          <table:table-cell office:value-type="float" office:value="810888" table:style-name="ce230">
            <text:p>810,888</text:p>
          </table:table-cell>
          <table:table-cell office:value-type="float" office:value="732366" table:style-name="ce230">
            <text:p>732,366</text:p>
          </table:table-cell>
          <table:table-cell office:value-type="float" office:value="691551" table:style-name="ce230">
            <text:p>691,551</text:p>
          </table:table-cell>
          <table:table-cell office:value-type="float" office:value="567721" table:style-name="ce230">
            <text:p>567,721</text:p>
          </table:table-cell>
          <table:table-cell office:value-type="float" office:value="629570" table:style-name="ce230">
            <text:p>629,570</text:p>
          </table:table-cell>
          <table:table-cell office:value-type="percentage" office:value="0.10894259680371168" table:style-name="ce238">
            <text:p>10.9%</text:p>
          </table:table-cell>
          <table:table-cell table:style-name="ce132"/>
          <table:table-cell table:number-columns-repeated="16376" table:style-name="ce4"/>
        </table:table-row>
        <table:table-row table:style-name="ro33">
          <table:table-cell office:value-type="string" table:style-name="ce210">
            <text:p>Convictions [Note 16]</text:p>
          </table:table-cell>
          <table:table-cell office:value-type="float" office:value="621829" table:style-name="ce230">
            <text:p>621,829</text:p>
          </table:table-cell>
          <table:table-cell office:value-type="float" office:value="569138" table:style-name="ce230">
            <text:p>569,138</text:p>
          </table:table-cell>
          <table:table-cell office:value-type="float" office:value="535590" table:style-name="ce230">
            <text:p>535,590</text:p>
          </table:table-cell>
          <table:table-cell office:value-type="float" office:value="423928" table:style-name="ce230">
            <text:p>423,928</text:p>
          </table:table-cell>
          <table:table-cell office:value-type="float" office:value="476179" table:style-name="ce230">
            <text:p>476,179</text:p>
          </table:table-cell>
          <table:table-cell office:value-type="percentage" office:value="0.12325442056198223" table:style-name="ce238">
            <text:p>12.3%</text:p>
          </table:table-cell>
          <table:table-cell table:style-name="ce132"/>
          <table:table-cell table:number-columns-repeated="16376" table:style-name="ce4"/>
        </table:table-row>
        <table:table-row table:style-name="ro55">
          <table:table-cell office:value-type="string" table:style-name="ce229">
            <text:p>Offences taken into consideration (TIC's) [Notes 15, 17, 18]</text:p>
          </table:table-cell>
          <table:table-cell office:value-type="float" office:value="10000" table:style-name="ce230">
            <text:p>10,000</text:p>
          </table:table-cell>
          <table:table-cell office:value-type="float" office:value="7863" table:style-name="ce230">
            <text:p>7,863</text:p>
          </table:table-cell>
          <table:table-cell office:value-type="float" office:value="6614" table:style-name="ce230">
            <text:p>6,614</text:p>
          </table:table-cell>
          <table:table-cell office:value-type="float" office:value="4377" table:style-name="ce230">
            <text:p>4,377</text:p>
          </table:table-cell>
          <table:table-cell office:value-type="float" office:value="2628" table:style-name="ce230">
            <text:p>2,628</text:p>
          </table:table-cell>
          <table:table-cell office:value-type="percentage" office:value="-0.3995887594242632" table:style-name="ce238">
            <text:p>-40.0%</text:p>
          </table:table-cell>
          <table:table-cell table:style-name="ce237"/>
          <table:table-cell table:number-columns-repeated="16376" table:style-name="ce4"/>
        </table:table-row>
        <table:table-row table:style-name="ro33">
          <table:table-cell office:value-type="string" table:style-name="ce217">
            <text:p>Proven offences [Note 19]</text:p>
          </table:table-cell>
          <table:table-cell office:value-type="float" office:value="784085" table:style-name="ce239">
            <text:p>784,085</text:p>
          </table:table-cell>
          <table:table-cell office:value-type="float" office:value="718633" table:style-name="ce239">
            <text:p>718,633</text:p>
          </table:table-cell>
          <table:table-cell office:value-type="float" office:value="682383" table:style-name="ce239">
            <text:p>682,383</text:p>
          </table:table-cell>
          <table:table-cell office:value-type="float" office:value="585411" table:style-name="ce239">
            <text:p>585,411</text:p>
          </table:table-cell>
          <table:table-cell office:value-type="float" office:value="629982" table:style-name="ce239">
            <text:p>629,982</text:p>
          </table:table-cell>
          <table:table-cell office:value-type="percentage" office:value="7.6136252991488032E-2" table:style-name="ce240">
            <text:p>7.6%</text:p>
          </table:table-cell>
          <table:table-cell table:style-name="ce132"/>
          <table:table-cell table:number-columns-repeated="16376" table:style-name="ce4"/>
        </table:table-row>
        <table:table-row table:style-name="ro56">
          <table:table-cell office:value-type="string" table:style-name="ce220">
            <text:p>Source: Ministry of Justice Court Proceedings Database and Home Office open data tables (recorded crime, cannabis/khat warnings, community resolutions and offences taken into consideration).</text:p>
          </table:table-cell>
          <table:table-cell table:style-name="ce132"/>
          <table:table-cell table:style-name="ce241"/>
          <table:table-cell table:style-name="ce132"/>
          <table:table-cell table:number-columns-repeated="16380" table:style-name="ce220"/>
        </table:table-row>
        <table:table-row table:style-name="ro6">
          <table:table-cell office:value-type="string" table:style-name="ce132">
            <text:p>: = Not available</text:p>
          </table:table-cell>
          <table:table-cell table:number-columns-repeated="2" table:style-name="ce132"/>
          <table:table-cell table:number-columns-repeated="16381" table:style-name="ce27"/>
        </table:table-row>
        <table:table-row table:style-name="ro6">
          <table:table-cell office:value-type="string" table:style-name="ce221">
            <text:p>* = Not applicable</text:p>
          </table:table-cell>
          <table:table-cell table:number-columns-repeated="16383" table:style-name="ce27"/>
        </table:table-row>
        <table:table-row table:style-name="ro6">
          <table:table-cell table:number-columns-repeated="3" table:style-name="ce242"/>
          <table:table-cell table:number-columns-repeated="16381" table:style-name="ce27"/>
        </table:table-row>
        <table:table-row table:style-name="ro6">
          <table:table-cell table:number-columns-repeated="16384" table:style-name="ce27"/>
        </table:table-row>
        <table:table-row table:number-rows-repeated="2" table:style-name="ro6">
          <table:table-cell table:number-columns-repeated="3" table:style-name="ce132"/>
          <table:table-cell table:number-columns-repeated="16381" table:style-name="ce27"/>
        </table:table-row>
        <table:table-row table:style-name="ro6">
          <table:table-cell table:number-columns-repeated="3" table:style-name="ce27"/>
          <table:table-cell table:number-columns-repeated="16381" table:style-name="ce4"/>
        </table:table-row>
        <table:table-row table:style-name="ro6">
          <table:table-cell table:number-columns-repeated="4" table:style-name="ce4"/>
          <table:table-cell table:number-columns-repeated="3" table:style-name="ce243"/>
          <table:table-cell table:number-columns-repeated="16377" table:style-name="ce4"/>
        </table:table-row>
        <table:table-row table:style-name="ro6">
          <table:table-cell table:number-columns-repeated="7" table:style-name="ce4"/>
          <table:table-cell table:number-columns-repeated="16377" table:style-name="ce27"/>
        </table:table-row>
        <table:table-row table:style-name="ro6">
          <table:table-cell table:number-columns-repeated="4" table:style-name="ce243"/>
          <table:table-cell table:number-columns-repeated="3" table:style-name="ce132"/>
          <table:table-cell table:number-columns-repeated="16377" table:style-name="ce27"/>
        </table:table-row>
        <table:table-row table:number-rows-repeated="2" table:style-name="ro6">
          <table:table-cell table:number-columns-repeated="4" table:style-name="ce213"/>
          <table:table-cell table:number-columns-repeated="3" table:style-name="ce4"/>
          <table:table-cell table:number-columns-repeated="16377" table:style-name="ce27"/>
        </table:table-row>
        <table:table-row table:style-name="ro6">
          <table:table-cell table:number-columns-repeated="4" table:style-name="ce4"/>
          <table:table-cell table:number-columns-repeated="3" table:style-name="ce243"/>
          <table:table-cell table:number-columns-repeated="16377" table:style-name="ce27"/>
        </table:table-row>
        <table:table-row table:style-name="ro6">
          <table:table-cell table:number-columns-repeated="7" table:style-name="ce213"/>
          <table:table-cell table:number-columns-repeated="16377" table:style-name="ce27"/>
        </table:table-row>
        <table:table-row table:style-name="ro6">
          <table:table-cell table:number-columns-repeated="4" table:style-name="ce4"/>
          <table:table-cell table:number-columns-repeated="3" table:style-name="ce213"/>
          <table:table-cell table:number-columns-repeated="16377" table:style-name="ce27"/>
        </table:table-row>
        <table:table-row table:style-name="ro6">
          <table:table-cell table:number-columns-repeated="4" table:style-name="ce243"/>
          <table:table-cell table:number-columns-repeated="3" table:style-name="ce4"/>
          <table:table-cell table:number-columns-repeated="16377" table:style-name="ce27"/>
        </table:table-row>
        <table:table-row table:style-name="ro6">
          <table:table-cell table:number-columns-repeated="4" table:style-name="ce4"/>
          <table:table-cell table:number-columns-repeated="3" table:style-name="ce213"/>
          <table:table-cell table:number-columns-repeated="16377" table:style-name="ce27"/>
        </table:table-row>
        <table:table-row table:style-name="ro6">
          <table:table-cell table:number-columns-repeated="4" table:style-name="ce244"/>
          <table:table-cell table:number-columns-repeated="3" table:style-name="ce4"/>
          <table:table-cell table:number-columns-repeated="16377" table:style-name="ce27"/>
        </table:table-row>
        <table:table-row table:style-name="ro6">
          <table:table-cell table:number-columns-repeated="2" table:style-name="ce132"/>
          <table:table-cell table:number-columns-repeated="2" table:style-name="ce245"/>
          <table:table-cell table:number-columns-repeated="3" table:style-name="ce243"/>
          <table:table-cell table:style-name="ce132"/>
          <table:table-cell table:number-columns-repeated="16376" table:style-name="ce4"/>
        </table:table-row>
        <table:table-row table:style-name="ro22">
          <table:table-cell table:number-columns-repeated="4" table:style-name="ce132"/>
          <table:table-cell table:number-columns-repeated="3" table:style-name="ce4"/>
          <table:table-cell table:style-name="ce132"/>
          <table:table-cell table:number-columns-repeated="16376" table:style-name="ce4"/>
        </table:table-row>
        <table:table-row table:style-name="ro6">
          <table:table-cell table:number-columns-repeated="4" table:style-name="ce132"/>
          <table:table-cell table:number-columns-repeated="3" table:style-name="ce244"/>
          <table:table-cell table:number-columns-repeated="16377" table:style-name="ce27"/>
        </table:table-row>
        <table:table-row table:number-rows-repeated="3" table:style-name="ro6">
          <table:table-cell table:number-columns-repeated="8" table:style-name="ce132"/>
          <table:table-cell table:number-columns-repeated="16376" table:style-name="ce4"/>
        </table:table-row>
        <table:table-row table:number-rows-repeated="3" table:style-name="ro27">
          <table:table-cell table:number-columns-repeated="16384" table:style-name="ce132"/>
        </table:table-row>
        <table:table-row table:number-rows-repeated="1048532" table:style-name="ro28">
          <table:table-cell table:number-columns-repeated="16384"/>
        </table:table-row>
      </table:table>
      <table:table table:name="Q1_3" table:style-name="ta1">
        <table:table-column table:style-name="co53" table:default-cell-style-name="ce132"/>
        <table:table-column table:style-name="co54" table:default-cell-style-name="ce132"/>
        <table:table-column table:style-name="co55" table:default-cell-style-name="ce132"/>
        <table:table-column table:style-name="co56" table:number-columns-repeated="5" table:default-cell-style-name="ce132"/>
        <table:table-column table:style-name="co38" table:default-cell-style-name="ce132"/>
        <table:table-column table:style-name="co56" table:number-columns-repeated="9" table:default-cell-style-name="ce132"/>
        <table:table-column table:style-name="co56" table:default-cell-style-name="ce246"/>
        <table:table-column table:style-name="co56" table:default-cell-style-name="ce247"/>
        <table:table-column table:style-name="co56" table:number-columns-repeated="16364" table:default-cell-style-name="ce132"/>
        <table:table-row table:style-name="ro6">
          <table:table-cell office:value-type="string" table:style-name="ce202">
            <text:p>Table Q1.3 - “Proven Offenders” in the criminal justice system by offence group and outcome, 12 months ending September 2021, England and Wales [Note 4]</text:p>
          </table:table-cell>
          <table:table-cell table:number-columns-repeated="19" table:style-name="ce202"/>
          <table:table-cell table:style-name="ce132"/>
          <table:table-cell table:number-columns-repeated="16363" table:style-name="ce4"/>
        </table:table-row>
        <table:table-row table:style-name="ro6">
          <table:table-cell office:value-type="string" table:style-name="ce204">
            <text:p>This worksheet contains 1 table. Notes can be found on the Notes sheet.</text:p>
          </table:table-cell>
          <table:table-cell table:number-columns-repeated="19" table:style-name="ce202"/>
          <table:table-cell table:style-name="ce132"/>
          <table:table-cell table:number-columns-repeated="16363" table:style-name="ce4"/>
        </table:table-row>
        <table:table-row table:style-name="ro4">
          <table:table-cell office:value-type="string" table:style-name="ce32">
            <text:p><text:a xlink:href="#Contents.A1">back to contents</text:a></text:p>
          </table:table-cell>
          <table:table-cell table:style-name="ce32"/>
          <table:table-cell table:style-name="ce132"/>
          <table:table-cell table:style-name="ce4"/>
          <table:table-cell table:style-name="ce222"/>
          <table:table-cell table:number-columns-repeated="13" table:style-name="ce132"/>
          <table:table-cell table:style-name="ce246"/>
          <table:table-cell table:style-name="ce247"/>
          <table:table-cell table:style-name="ce132"/>
          <table:table-cell table:number-columns-repeated="16363" table:style-name="ce4"/>
        </table:table-row>
        <table:table-row table:style-name="ro57">
          <table:table-cell office:value-type="string" table:style-name="ce217">
            <text:p>Offence Group</text:p>
          </table:table-cell>
          <table:table-cell office:value-type="string" table:style-name="ce217">
            <text:p>Year</text:p>
          </table:table-cell>
          <table:table-cell office:value-type="string" table:style-name="ce207">
            <text:p>Cannabis / khat warnings<text:s/></text:p>
            <text:p>[Notes 1, 2, 3]</text:p>
          </table:table-cell>
          <table:table-cell office:value-type="string" table:style-name="ce207">
            <text:p>Penalty Notices for Disorder<text:s/></text:p>
            <text:p>[Note 1]</text:p>
          </table:table-cell>
          <table:table-cell office:value-type="string" table:style-name="ce207">
            <text:p>Community resolutions<text:s/></text:p>
            <text:p>[Notes 1, 3]</text:p>
          </table:table-cell>
          <table:table-cell office:value-type="string" table:style-name="ce207">
            <text:p>Cautions<text:s/></text:p>
            <text:p>[Note 67]</text:p>
          </table:table-cell>
          <table:table-cell office:value-type="string" table:style-name="ce207">
            <text:p>Proceedings<text:s/></text:p>
            <text:p>[Note 5]</text:p>
          </table:table-cell>
          <table:table-cell office:value-type="string" table:style-name="ce207">
            <text:p>Convictions<text:s/></text:p>
            <text:p>[Note 5]</text:p>
          </table:table-cell>
          <table:table-cell office:value-type="string" table:style-name="ce207">
            <text:p>Conviction Ratio (%)<text:s/></text:p>
            <text:p>[Note 20]</text:p>
          </table:table-cell>
          <table:table-cell office:value-type="string" table:style-name="ce207">
            <text:p>Proven Offenders<text:s/></text:p>
            <text:p>[Note 21]</text:p>
          </table:table-cell>
          <table:table-cell office:value-type="string" table:style-name="ce207">
            <text:p>Sentenced<text:s/></text:p>
            <text:p>[Note 7]</text:p>
          </table:table-cell>
          <table:table-cell office:value-type="string" table:style-name="ce207">
            <text:p>Discharged<text:s/></text:p>
            <text:p>[Note 22]</text:p>
          </table:table-cell>
          <table:table-cell office:value-type="string" table:style-name="ce207">
            <text:p>Fine<text:s/></text:p>
            <text:p>[Note 23]</text:p>
          </table:table-cell>
          <table:table-cell office:value-type="string" table:style-name="ce207">
            <text:p>Community Sentence<text:s/></text:p>
          </table:table-cell>
          <table:table-cell office:value-type="string" table:style-name="ce207">
            <text:p>Suspended Sentence<text:s/></text:p>
          </table:table-cell>
          <table:table-cell office:value-type="string" table:style-name="ce207">
            <text:p>Compensation</text:p>
          </table:table-cell>
          <table:table-cell office:value-type="string" table:style-name="ce207">
            <text:p>Otherwise dealt with [Note 24]</text:p>
          </table:table-cell>
          <table:table-cell office:value-type="string" table:style-name="ce207">
            <text:p>Custody<text:s text:c="2"/></text:p>
          </table:table-cell>
          <table:table-cell office:value-type="string" table:style-name="ce248">
            <text:p>Custody Rate (%)<text:s text:c="2"/></text:p>
            <text:p>[Note 25]</text:p>
          </table:table-cell>
          <table:table-cell office:value-type="string" table:style-name="ce249">
            <text:p>Average Custodial Sentence Length<text:s text:c="2"/></text:p>
            <text:p>[Note 9]</text:p>
          </table:table-cell>
          <table:table-cell table:number-columns-repeated="16364" table:style-name="ce4"/>
        </table:table-row>
        <table:table-row table:style-name="ro5">
          <table:table-cell office:value-type="string" table:style-name="ce250">
            <text:p>Violence against the person</text:p>
          </table:table-cell>
          <table:table-cell office:value-type="float" office:value="2020" table:style-name="ce251">
            <text:p>2020</text:p>
          </table:table-cell>
          <table:table-cell office:value-type="string" table:style-name="ce252">
            <text:p>*</text:p>
          </table:table-cell>
          <table:table-cell office:value-type="string" table:style-name="ce252">
            <text:p>*</text:p>
          </table:table-cell>
          <table:table-cell office:value-type="float" office:value="31867" table:style-name="ce252">
            <text:p><text:s/>31,867<text:s/></text:p>
          </table:table-cell>
          <table:table-cell office:value-type="string" table:style-name="ce252">
            <text:p>*</text:p>
          </table:table-cell>
          <table:table-cell office:value-type="float" office:value="44659" table:style-name="ce252">
            <text:p><text:s/>44,659<text:s/></text:p>
          </table:table-cell>
          <table:table-cell office:value-type="float" office:value="31841" table:style-name="ce252">
            <text:p><text:s/>31,841<text:s/></text:p>
          </table:table-cell>
          <table:table-cell office:value-type="float" office:value="71.298058622002287" table:style-name="ce252">
            <text:p><text:s/>71<text:s/></text:p>
          </table:table-cell>
          <table:table-cell office:value-type="float" office:value="37951" table:style-name="ce252">
            <text:p><text:s/>37,951<text:s/></text:p>
          </table:table-cell>
          <table:table-cell office:value-type="float" office:value="31009" table:style-name="ce252">
            <text:p><text:s/>31,009<text:s/></text:p>
          </table:table-cell>
          <table:table-cell office:value-type="float" office:value="1311" table:style-name="ce252">
            <text:p><text:s/>1,311<text:s/></text:p>
          </table:table-cell>
          <table:table-cell office:value-type="float" office:value="2971" table:style-name="ce252">
            <text:p><text:s/>2,971<text:s/></text:p>
          </table:table-cell>
          <table:table-cell office:value-type="float" office:value="7462" table:style-name="ce252">
            <text:p><text:s/>7,462<text:s/></text:p>
          </table:table-cell>
          <table:table-cell office:value-type="float" office:value="6065" table:style-name="ce252">
            <text:p><text:s/>6,065<text:s/></text:p>
          </table:table-cell>
          <table:table-cell office:value-type="float" office:value="298" table:style-name="ce252">
            <text:p><text:s/>298<text:s/></text:p>
          </table:table-cell>
          <table:table-cell office:value-type="float" office:value="663" table:style-name="ce252">
            <text:p><text:s/>663<text:s/></text:p>
          </table:table-cell>
          <table:table-cell office:value-type="float" office:value="12239" table:style-name="ce252">
            <text:p><text:s/>12,239<text:s/></text:p>
          </table:table-cell>
          <table:table-cell office:value-type="float" office:value="39.469186365248795" table:style-name="ce253">
            <text:p><text:s/>39.5<text:s/></text:p>
          </table:table-cell>
          <table:table-cell office:value-type="float" office:value="20.293099999999999" table:style-name="ce253">
            <text:p><text:s/>20.3<text:s/></text:p>
          </table:table-cell>
          <table:table-cell table:number-columns-repeated="16364" table:style-name="ce4"/>
        </table:table-row>
        <table:table-row table:style-name="ro6">
          <table:table-cell office:value-type="string" table:style-name="ce250">
            <text:p>Violence against the person</text:p>
          </table:table-cell>
          <table:table-cell office:value-type="float" office:value="2021" table:style-name="ce250">
            <text:p>2021</text:p>
          </table:table-cell>
          <table:table-cell office:value-type="string" table:style-name="ce252">
            <text:p>*</text:p>
          </table:table-cell>
          <table:table-cell office:value-type="string" table:style-name="ce252">
            <text:p>*</text:p>
          </table:table-cell>
          <table:table-cell office:value-type="float" office:value="35434" table:style-name="ce252">
            <text:p><text:s/>35,434<text:s/></text:p>
          </table:table-cell>
          <table:table-cell office:value-type="string" table:style-name="ce252">
            <text:p>*</text:p>
          </table:table-cell>
          <table:table-cell office:value-type="float" office:value="51774" table:style-name="ce252">
            <text:p><text:s/>51,774<text:s/></text:p>
          </table:table-cell>
          <table:table-cell office:value-type="float" office:value="38077" table:style-name="ce252">
            <text:p><text:s/>38,077<text:s/></text:p>
          </table:table-cell>
          <table:table-cell office:value-type="float" office:value="73.544636303936343" table:style-name="ce252">
            <text:p><text:s/>74<text:s/></text:p>
          </table:table-cell>
          <table:table-cell office:value-type="float" office:value="44463" table:style-name="ce252">
            <text:p><text:s/>44,463<text:s/></text:p>
          </table:table-cell>
          <table:table-cell table:style-name="ce252"/>
          <table:table-cell office:value-type="float" office:value="1607" table:style-name="ce252">
            <text:p><text:s/>1,607<text:s/></text:p>
          </table:table-cell>
          <table:table-cell office:value-type="float" office:value="3896" table:style-name="ce252">
            <text:p><text:s/>3,896<text:s/></text:p>
          </table:table-cell>
          <table:table-cell office:value-type="float" office:value="9943" table:style-name="ce252">
            <text:p><text:s/>9,943<text:s/></text:p>
          </table:table-cell>
          <table:table-cell office:value-type="float" office:value="7640" table:style-name="ce252">
            <text:p><text:s/>7,640<text:s/></text:p>
          </table:table-cell>
          <table:table-cell office:value-type="float" office:value="448" table:style-name="ce252">
            <text:p><text:s/>448<text:s/></text:p>
          </table:table-cell>
          <table:table-cell office:value-type="float" office:value="775" table:style-name="ce252">
            <text:p><text:s/>775<text:s/></text:p>
          </table:table-cell>
          <table:table-cell office:value-type="float" office:value="13117" table:style-name="ce252">
            <text:p><text:s/>13,117<text:s/></text:p>
          </table:table-cell>
          <table:table-cell office:value-type="float" office:value="35.049700726806329" table:style-name="ce253">
            <text:p><text:s/>35.0<text:s/></text:p>
          </table:table-cell>
          <table:table-cell office:value-type="float" office:value="21.5489" table:style-name="ce253">
            <text:p><text:s/>21.5<text:s/></text:p>
          </table:table-cell>
          <table:table-cell table:number-columns-repeated="16364" table:style-name="ce4"/>
        </table:table-row>
        <table:table-row table:style-name="ro6">
          <table:table-cell office:value-type="string" table:style-name="ce254">
            <text:p>Sexual offences</text:p>
          </table:table-cell>
          <table:table-cell office:value-type="float" office:value="2020" table:style-name="ce250">
            <text:p>2020</text:p>
          </table:table-cell>
          <table:table-cell office:value-type="string" table:style-name="ce252">
            <text:p>*</text:p>
          </table:table-cell>
          <table:table-cell office:value-type="string" table:style-name="ce252">
            <text:p>*</text:p>
          </table:table-cell>
          <table:table-cell office:value-type="float" office:value="422" table:style-name="ce252">
            <text:p><text:s/>422<text:s/></text:p>
          </table:table-cell>
          <table:table-cell office:value-type="string" table:style-name="ce252">
            <text:p>*</text:p>
          </table:table-cell>
          <table:table-cell office:value-type="float" office:value="7688" table:style-name="ce252">
            <text:p><text:s/>7,688<text:s/></text:p>
          </table:table-cell>
          <table:table-cell office:value-type="float" office:value="4166" table:style-name="ce252">
            <text:p><text:s/>4,166<text:s/></text:p>
          </table:table-cell>
          <table:table-cell office:value-type="float" office:value="54.188345473465141" table:style-name="ce252">
            <text:p><text:s/>54<text:s/></text:p>
          </table:table-cell>
          <table:table-cell office:value-type="float" office:value="4718" table:style-name="ce252">
            <text:p><text:s/>4,718<text:s/></text:p>
          </table:table-cell>
          <table:table-cell office:value-type="float" office:value="4065" table:style-name="ce252">
            <text:p><text:s/>4,065<text:s/></text:p>
          </table:table-cell>
          <table:table-cell office:value-type="float" office:value="39" table:style-name="ce252">
            <text:p><text:s/>39<text:s/></text:p>
          </table:table-cell>
          <table:table-cell office:value-type="float" office:value="37" table:style-name="ce252">
            <text:p><text:s/>37<text:s/></text:p>
          </table:table-cell>
          <table:table-cell office:value-type="float" office:value="932" table:style-name="ce252">
            <text:p><text:s/>932<text:s/></text:p>
          </table:table-cell>
          <table:table-cell office:value-type="float" office:value="684" table:style-name="ce252">
            <text:p><text:s/>684<text:s/></text:p>
          </table:table-cell>
          <table:table-cell office:value-type="float" office:value="8" table:style-name="ce252">
            <text:p><text:s/>8<text:s/></text:p>
          </table:table-cell>
          <table:table-cell office:value-type="float" office:value="173" table:style-name="ce252">
            <text:p><text:s/>173<text:s/></text:p>
          </table:table-cell>
          <table:table-cell office:value-type="float" office:value="2192" table:style-name="ce252">
            <text:p><text:s/>2,192<text:s/></text:p>
          </table:table-cell>
          <table:table-cell office:value-type="float" office:value="53.923739237392375" table:style-name="ce253">
            <text:p><text:s/>53.9<text:s/></text:p>
          </table:table-cell>
          <table:table-cell office:value-type="float" office:value="57.841799999999999" table:style-name="ce253">
            <text:p><text:s/>57.8<text:s/></text:p>
          </table:table-cell>
          <table:table-cell table:number-columns-repeated="16364" table:style-name="ce4"/>
        </table:table-row>
        <table:table-row table:style-name="ro6">
          <table:table-cell office:value-type="string" table:style-name="ce254">
            <text:p>Sexual offences</text:p>
          </table:table-cell>
          <table:table-cell office:value-type="float" office:value="2021" table:style-name="ce250">
            <text:p>2021</text:p>
          </table:table-cell>
          <table:table-cell office:value-type="string" table:style-name="ce252">
            <text:p>*</text:p>
          </table:table-cell>
          <table:table-cell office:value-type="string" table:style-name="ce252">
            <text:p>*</text:p>
          </table:table-cell>
          <table:table-cell office:value-type="float" office:value="477" table:style-name="ce252">
            <text:p><text:s/>477<text:s/></text:p>
          </table:table-cell>
          <table:table-cell office:value-type="string" table:style-name="ce252">
            <text:p>*</text:p>
          </table:table-cell>
          <table:table-cell office:value-type="float" office:value="9017" table:style-name="ce252">
            <text:p><text:s/>9,017<text:s/></text:p>
          </table:table-cell>
          <table:table-cell office:value-type="float" office:value="5591" table:style-name="ce252">
            <text:p><text:s/>5,591<text:s/></text:p>
          </table:table-cell>
          <table:table-cell office:value-type="float" office:value="62.005101474991683" table:style-name="ce252">
            <text:p><text:s/>62<text:s/></text:p>
          </table:table-cell>
          <table:table-cell office:value-type="float" office:value="6050" table:style-name="ce252">
            <text:p><text:s/>6,050<text:s/></text:p>
          </table:table-cell>
          <table:table-cell office:value-type="float" office:value="5554" table:style-name="ce252">
            <text:p><text:s/>5,554<text:s/></text:p>
          </table:table-cell>
          <table:table-cell office:value-type="float" office:value="47" table:style-name="ce252">
            <text:p><text:s/>47<text:s/></text:p>
          </table:table-cell>
          <table:table-cell office:value-type="float" office:value="69" table:style-name="ce252">
            <text:p><text:s/>69<text:s/></text:p>
          </table:table-cell>
          <table:table-cell office:value-type="float" office:value="1050" table:style-name="ce252">
            <text:p><text:s/>1,050<text:s/></text:p>
          </table:table-cell>
          <table:table-cell office:value-type="float" office:value="1073" table:style-name="ce252">
            <text:p><text:s/>1,073<text:s/></text:p>
          </table:table-cell>
          <table:table-cell office:value-type="float" office:value="5" table:style-name="ce252">
            <text:p><text:s/>5<text:s/></text:p>
          </table:table-cell>
          <table:table-cell office:value-type="float" office:value="180" table:style-name="ce252">
            <text:p><text:s/>180<text:s/></text:p>
          </table:table-cell>
          <table:table-cell office:value-type="float" office:value="3130" table:style-name="ce252">
            <text:p><text:s/>3,130<text:s/></text:p>
          </table:table-cell>
          <table:table-cell office:value-type="float" office:value="56.35577961829312" table:style-name="ce253">
            <text:p><text:s/>56.4<text:s/></text:p>
          </table:table-cell>
          <table:table-cell office:value-type="float" office:value="58.293599999999998" table:style-name="ce253">
            <text:p><text:s/>58.3<text:s/></text:p>
          </table:table-cell>
          <table:table-cell table:number-columns-repeated="16364" table:style-name="ce4"/>
        </table:table-row>
        <table:table-row table:style-name="ro6">
          <table:table-cell office:value-type="string" table:style-name="ce254">
            <text:p>Robbery</text:p>
          </table:table-cell>
          <table:table-cell office:value-type="float" office:value="2020" table:style-name="ce250">
            <text:p>2020</text:p>
          </table:table-cell>
          <table:table-cell office:value-type="string" table:style-name="ce252">
            <text:p>*</text:p>
          </table:table-cell>
          <table:table-cell office:value-type="string" table:style-name="ce252">
            <text:p>*</text:p>
          </table:table-cell>
          <table:table-cell office:value-type="float" office:value="173" table:style-name="ce252">
            <text:p><text:s/>173<text:s/></text:p>
          </table:table-cell>
          <table:table-cell office:value-type="string" table:style-name="ce252">
            <text:p>*</text:p>
          </table:table-cell>
          <table:table-cell office:value-type="float" office:value="5929" table:style-name="ce252">
            <text:p><text:s/>5,929<text:s/></text:p>
          </table:table-cell>
          <table:table-cell office:value-type="float" office:value="3519" table:style-name="ce252">
            <text:p><text:s/>3,519<text:s/></text:p>
          </table:table-cell>
          <table:table-cell office:value-type="float" office:value="59.352335975712599" table:style-name="ce252">
            <text:p><text:s/>59<text:s/></text:p>
          </table:table-cell>
          <table:table-cell office:value-type="float" office:value="3597" table:style-name="ce252">
            <text:p><text:s/>3,597<text:s/></text:p>
          </table:table-cell>
          <table:table-cell office:value-type="float" office:value="3506" table:style-name="ce252">
            <text:p><text:s/>3,506<text:s/></text:p>
          </table:table-cell>
          <table:table-cell office:value-type="float" office:value="27" table:style-name="ce252">
            <text:p><text:s/>27<text:s/></text:p>
          </table:table-cell>
          <table:table-cell office:value-type="float" office:value="0" table:style-name="ce252">
            <text:p><text:s/>-<text:s/></text:p>
          </table:table-cell>
          <table:table-cell office:value-type="float" office:value="1078" table:style-name="ce252">
            <text:p><text:s/>1,078<text:s/></text:p>
          </table:table-cell>
          <table:table-cell office:value-type="float" office:value="206" table:style-name="ce252">
            <text:p><text:s/>206<text:s/></text:p>
          </table:table-cell>
          <table:table-cell office:value-type="float" office:value="3" table:style-name="ce252">
            <text:p><text:s/>3<text:s/></text:p>
          </table:table-cell>
          <table:table-cell office:value-type="float" office:value="53" table:style-name="ce252">
            <text:p><text:s/>53<text:s/></text:p>
          </table:table-cell>
          <table:table-cell office:value-type="float" office:value="2139" table:style-name="ce252">
            <text:p><text:s/>2,139<text:s/></text:p>
          </table:table-cell>
          <table:table-cell office:value-type="float" office:value="61.009697661152309" table:style-name="ce253">
            <text:p><text:s/>61.0<text:s/></text:p>
          </table:table-cell>
          <table:table-cell office:value-type="float" office:value="49.433700000000002" table:style-name="ce253">
            <text:p><text:s/>49.4<text:s/></text:p>
          </table:table-cell>
          <table:table-cell table:number-columns-repeated="16364" table:style-name="ce4"/>
        </table:table-row>
        <table:table-row table:style-name="ro6">
          <table:table-cell office:value-type="string" table:style-name="ce254">
            <text:p>Robbery</text:p>
          </table:table-cell>
          <table:table-cell office:value-type="float" office:value="2021" table:style-name="ce250">
            <text:p>2021</text:p>
          </table:table-cell>
          <table:table-cell office:value-type="string" table:style-name="ce252">
            <text:p>*</text:p>
          </table:table-cell>
          <table:table-cell office:value-type="string" table:style-name="ce252">
            <text:p>*</text:p>
          </table:table-cell>
          <table:table-cell office:value-type="float" office:value="203" table:style-name="ce252">
            <text:p><text:s/>203<text:s/></text:p>
          </table:table-cell>
          <table:table-cell office:value-type="string" table:style-name="ce252">
            <text:p>*</text:p>
          </table:table-cell>
          <table:table-cell office:value-type="float" office:value="5235" table:style-name="ce252">
            <text:p><text:s/>5,235<text:s/></text:p>
          </table:table-cell>
          <table:table-cell office:value-type="float" office:value="3439" table:style-name="ce252">
            <text:p><text:s/>3,439<text:s/></text:p>
          </table:table-cell>
          <table:table-cell office:value-type="float" office:value="65.692454632282718" table:style-name="ce252">
            <text:p><text:s/>66<text:s/></text:p>
          </table:table-cell>
          <table:table-cell office:value-type="float" office:value="3517" table:style-name="ce252">
            <text:p><text:s/>3,517<text:s/></text:p>
          </table:table-cell>
          <table:table-cell office:value-type="float" office:value="3436" table:style-name="ce252">
            <text:p><text:s/>3,436<text:s/></text:p>
          </table:table-cell>
          <table:table-cell office:value-type="float" office:value="33" table:style-name="ce252">
            <text:p><text:s/>33<text:s/></text:p>
          </table:table-cell>
          <table:table-cell office:value-type="float" office:value="6" table:style-name="ce252">
            <text:p><text:s/>6<text:s/></text:p>
          </table:table-cell>
          <table:table-cell office:value-type="float" office:value="1160" table:style-name="ce252">
            <text:p><text:s/>1,160<text:s/></text:p>
          </table:table-cell>
          <table:table-cell office:value-type="float" office:value="240" table:style-name="ce252">
            <text:p><text:s/>240<text:s/></text:p>
          </table:table-cell>
          <table:table-cell office:value-type="float" office:value="5" table:style-name="ce252">
            <text:p><text:s/>5<text:s/></text:p>
          </table:table-cell>
          <table:table-cell office:value-type="float" office:value="61" table:style-name="ce252">
            <text:p><text:s/>61<text:s/></text:p>
          </table:table-cell>
          <table:table-cell office:value-type="float" office:value="1931" table:style-name="ce252">
            <text:p><text:s/>1,931<text:s/></text:p>
          </table:table-cell>
          <table:table-cell office:value-type="float" office:value="56.199068684516881" table:style-name="ce253">
            <text:p><text:s/>56.2<text:s/></text:p>
          </table:table-cell>
          <table:table-cell office:value-type="float" office:value="49.409399999999998" table:style-name="ce253">
            <text:p><text:s/>49.4<text:s/></text:p>
          </table:table-cell>
          <table:table-cell table:number-columns-repeated="16364" table:style-name="ce4"/>
        </table:table-row>
        <table:table-row table:style-name="ro6">
          <table:table-cell office:value-type="string" table:style-name="ce254">
            <text:p>Theft Offences</text:p>
          </table:table-cell>
          <table:table-cell office:value-type="float" office:value="2020" table:style-name="ce250">
            <text:p>2020</text:p>
          </table:table-cell>
          <table:table-cell office:value-type="string" table:style-name="ce252">
            <text:p>*</text:p>
          </table:table-cell>
          <table:table-cell office:value-type="float" office:value="1119" table:style-name="ce252">
            <text:p><text:s/>1,119<text:s/></text:p>
          </table:table-cell>
          <table:table-cell office:value-type="float" office:value="16617" table:style-name="ce252">
            <text:p><text:s/>16,617<text:s/></text:p>
          </table:table-cell>
          <table:table-cell office:value-type="string" table:style-name="ce252">
            <text:p>*</text:p>
          </table:table-cell>
          <table:table-cell office:value-type="float" office:value="47536" table:style-name="ce252">
            <text:p><text:s/>47,536<text:s/></text:p>
          </table:table-cell>
          <table:table-cell office:value-type="float" office:value="40562" table:style-name="ce252">
            <text:p><text:s/>40,562<text:s/></text:p>
          </table:table-cell>
          <table:table-cell office:value-type="float" office:value="85.329013800067315" table:style-name="ce252">
            <text:p><text:s/>85<text:s/></text:p>
          </table:table-cell>
          <table:table-cell office:value-type="float" office:value="46860" table:style-name="ce252">
            <text:p><text:s/>46,860<text:s/></text:p>
          </table:table-cell>
          <table:table-cell office:value-type="float" office:value="40145" table:style-name="ce252">
            <text:p><text:s/>40,145<text:s/></text:p>
          </table:table-cell>
          <table:table-cell office:value-type="float" office:value="4812" table:style-name="ce252">
            <text:p><text:s/>4,812<text:s/></text:p>
          </table:table-cell>
          <table:table-cell office:value-type="float" office:value="5122" table:style-name="ce252">
            <text:p><text:s/>5,122<text:s/></text:p>
          </table:table-cell>
          <table:table-cell office:value-type="float" office:value="9011" table:style-name="ce252">
            <text:p><text:s/>9,011<text:s/></text:p>
          </table:table-cell>
          <table:table-cell office:value-type="float" office:value="5089" table:style-name="ce252">
            <text:p><text:s/>5,089<text:s/></text:p>
          </table:table-cell>
          <table:table-cell office:value-type="float" office:value="990" table:style-name="ce252">
            <text:p><text:s/>990<text:s/></text:p>
          </table:table-cell>
          <table:table-cell office:value-type="float" office:value="1107" table:style-name="ce252">
            <text:p><text:s/>1,107<text:s/></text:p>
          </table:table-cell>
          <table:table-cell office:value-type="float" office:value="14014" table:style-name="ce252">
            <text:p><text:s/>14,014<text:s/></text:p>
          </table:table-cell>
          <table:table-cell office:value-type="float" office:value="34.908456843940719" table:style-name="ce253">
            <text:p><text:s/>34.9<text:s/></text:p>
          </table:table-cell>
          <table:table-cell office:value-type="float" office:value="11.8353" table:style-name="ce253">
            <text:p><text:s/>11.8<text:s/></text:p>
          </table:table-cell>
          <table:table-cell table:number-columns-repeated="16364" table:style-name="ce4"/>
        </table:table-row>
        <table:table-row table:style-name="ro6">
          <table:table-cell office:value-type="string" table:style-name="ce254">
            <text:p>Theft Offences</text:p>
          </table:table-cell>
          <table:table-cell office:value-type="float" office:value="2021" table:style-name="ce250">
            <text:p>2021</text:p>
          </table:table-cell>
          <table:table-cell office:value-type="string" table:style-name="ce252">
            <text:p>*</text:p>
          </table:table-cell>
          <table:table-cell office:value-type="float" office:value="670" table:style-name="ce252">
            <text:p><text:s/>670<text:s/></text:p>
          </table:table-cell>
          <table:table-cell office:value-type="float" office:value="11807" table:style-name="ce252">
            <text:p><text:s/>11,807<text:s/></text:p>
          </table:table-cell>
          <table:table-cell office:value-type="string" table:style-name="ce252">
            <text:p>*</text:p>
          </table:table-cell>
          <table:table-cell office:value-type="float" office:value="42677" table:style-name="ce252">
            <text:p><text:s/>42,677<text:s/></text:p>
          </table:table-cell>
          <table:table-cell office:value-type="float" office:value="35652" table:style-name="ce252">
            <text:p><text:s/>35,652<text:s/></text:p>
          </table:table-cell>
          <table:table-cell office:value-type="float" office:value="83.539142863837668" table:style-name="ce252">
            <text:p><text:s/>84<text:s/></text:p>
          </table:table-cell>
          <table:table-cell office:value-type="float" office:value="39748" table:style-name="ce252">
            <text:p><text:s/>39,748<text:s/></text:p>
          </table:table-cell>
          <table:table-cell office:value-type="float" office:value="35554" table:style-name="ce252">
            <text:p><text:s/>35,554<text:s/></text:p>
          </table:table-cell>
          <table:table-cell office:value-type="float" office:value="4394" table:style-name="ce252">
            <text:p><text:s/>4,394<text:s/></text:p>
          </table:table-cell>
          <table:table-cell office:value-type="float" office:value="5325" table:style-name="ce252">
            <text:p><text:s/>5,325<text:s/></text:p>
          </table:table-cell>
          <table:table-cell office:value-type="float" office:value="8135" table:style-name="ce252">
            <text:p><text:s/>8,135<text:s/></text:p>
          </table:table-cell>
          <table:table-cell office:value-type="float" office:value="4991" table:style-name="ce252">
            <text:p><text:s/>4,991<text:s/></text:p>
          </table:table-cell>
          <table:table-cell office:value-type="float" office:value="1042" table:style-name="ce252">
            <text:p><text:s/>1,042<text:s/></text:p>
          </table:table-cell>
          <table:table-cell office:value-type="float" office:value="1065" table:style-name="ce252">
            <text:p><text:s/>1,065<text:s/></text:p>
          </table:table-cell>
          <table:table-cell office:value-type="float" office:value="10602" table:style-name="ce252">
            <text:p><text:s/>10,602<text:s/></text:p>
          </table:table-cell>
          <table:table-cell office:value-type="float" office:value="29.819429600044998" table:style-name="ce253">
            <text:p><text:s/>29.8<text:s/></text:p>
          </table:table-cell>
          <table:table-cell office:value-type="float" office:value="13.0023" table:style-name="ce253">
            <text:p><text:s/>13.0<text:s/></text:p>
          </table:table-cell>
          <table:table-cell table:number-columns-repeated="16364" table:style-name="ce4"/>
        </table:table-row>
        <table:table-row table:style-name="ro6">
          <table:table-cell office:value-type="string" table:style-name="ce250">
            <text:p>Criminal damage and arson</text:p>
          </table:table-cell>
          <table:table-cell office:value-type="float" office:value="2020" table:style-name="ce250">
            <text:p>2020</text:p>
          </table:table-cell>
          <table:table-cell office:value-type="string" table:style-name="ce252">
            <text:p>*</text:p>
          </table:table-cell>
          <table:table-cell office:value-type="string" table:style-name="ce252">
            <text:p>*</text:p>
          </table:table-cell>
          <table:table-cell office:value-type="float" office:value="11257" table:style-name="ce252">
            <text:p><text:s/>11,257<text:s/></text:p>
          </table:table-cell>
          <table:table-cell office:value-type="string" table:style-name="ce252">
            <text:p>*</text:p>
          </table:table-cell>
          <table:table-cell office:value-type="float" office:value="1677" table:style-name="ce252">
            <text:p><text:s/>1,677<text:s/></text:p>
          </table:table-cell>
          <table:table-cell office:value-type="float" office:value="1361" table:style-name="ce252">
            <text:p><text:s/>1,361<text:s/></text:p>
          </table:table-cell>
          <table:table-cell office:value-type="float" office:value="81.156827668455577" table:style-name="ce252">
            <text:p><text:s/>81<text:s/></text:p>
          </table:table-cell>
          <table:table-cell office:value-type="float" office:value="1757" table:style-name="ce252">
            <text:p><text:s/>1,757<text:s/></text:p>
          </table:table-cell>
          <table:table-cell office:value-type="float" office:value="1282" table:style-name="ce252">
            <text:p><text:s/>1,282<text:s/></text:p>
          </table:table-cell>
          <table:table-cell office:value-type="float" office:value="126" table:style-name="ce252">
            <text:p><text:s/>126<text:s/></text:p>
          </table:table-cell>
          <table:table-cell office:value-type="float" office:value="98" table:style-name="ce252">
            <text:p><text:s/>98<text:s/></text:p>
          </table:table-cell>
          <table:table-cell office:value-type="float" office:value="311" table:style-name="ce252">
            <text:p><text:s/>311<text:s/></text:p>
          </table:table-cell>
          <table:table-cell office:value-type="float" office:value="197" table:style-name="ce252">
            <text:p><text:s/>197<text:s/></text:p>
          </table:table-cell>
          <table:table-cell office:value-type="float" office:value="42" table:style-name="ce252">
            <text:p><text:s/>42<text:s/></text:p>
          </table:table-cell>
          <table:table-cell office:value-type="float" office:value="89" table:style-name="ce252">
            <text:p><text:s/>89<text:s/></text:p>
          </table:table-cell>
          <table:table-cell office:value-type="float" office:value="419" table:style-name="ce252">
            <text:p><text:s/>419<text:s/></text:p>
          </table:table-cell>
          <table:table-cell office:value-type="float" office:value="32.683307332293296" table:style-name="ce253">
            <text:p><text:s/>32.7<text:s/></text:p>
          </table:table-cell>
          <table:table-cell office:value-type="float" office:value="28.989000000000001" table:style-name="ce253">
            <text:p><text:s/>29.0<text:s/></text:p>
          </table:table-cell>
          <table:table-cell table:number-columns-repeated="16364" table:style-name="ce4"/>
        </table:table-row>
        <table:table-row table:style-name="ro6">
          <table:table-cell office:value-type="string" table:style-name="ce250">
            <text:p>Criminal damage and arson</text:p>
          </table:table-cell>
          <table:table-cell office:value-type="float" office:value="2021" table:style-name="ce250">
            <text:p>2021</text:p>
          </table:table-cell>
          <table:table-cell office:value-type="string" table:style-name="ce252">
            <text:p>*</text:p>
          </table:table-cell>
          <table:table-cell office:value-type="string" table:style-name="ce252">
            <text:p>*</text:p>
          </table:table-cell>
          <table:table-cell office:value-type="float" office:value="10956" table:style-name="ce252">
            <text:p><text:s/>10,956<text:s/></text:p>
          </table:table-cell>
          <table:table-cell office:value-type="string" table:style-name="ce252">
            <text:p>*</text:p>
          </table:table-cell>
          <table:table-cell office:value-type="float" office:value="2342" table:style-name="ce252">
            <text:p><text:s/>2,342<text:s/></text:p>
          </table:table-cell>
          <table:table-cell office:value-type="float" office:value="1499" table:style-name="ce252">
            <text:p><text:s/>1,499<text:s/></text:p>
          </table:table-cell>
          <table:table-cell office:value-type="float" office:value="64.005123825789923" table:style-name="ce252">
            <text:p><text:s/>64<text:s/></text:p>
          </table:table-cell>
          <table:table-cell office:value-type="float" office:value="1868" table:style-name="ce252">
            <text:p><text:s/>1,868<text:s/></text:p>
          </table:table-cell>
          <table:table-cell office:value-type="float" office:value="1428" table:style-name="ce252">
            <text:p><text:s/>1,428<text:s/></text:p>
          </table:table-cell>
          <table:table-cell office:value-type="float" office:value="135" table:style-name="ce252">
            <text:p><text:s/>135<text:s/></text:p>
          </table:table-cell>
          <table:table-cell office:value-type="float" office:value="118" table:style-name="ce252">
            <text:p><text:s/>118<text:s/></text:p>
          </table:table-cell>
          <table:table-cell office:value-type="float" office:value="391" table:style-name="ce252">
            <text:p><text:s/>391<text:s/></text:p>
          </table:table-cell>
          <table:table-cell office:value-type="float" office:value="251" table:style-name="ce252">
            <text:p><text:s/>251<text:s/></text:p>
          </table:table-cell>
          <table:table-cell office:value-type="float" office:value="42" table:style-name="ce252">
            <text:p><text:s/>42<text:s/></text:p>
          </table:table-cell>
          <table:table-cell office:value-type="float" office:value="84" table:style-name="ce252">
            <text:p><text:s/>84<text:s/></text:p>
          </table:table-cell>
          <table:table-cell office:value-type="float" office:value="406" table:style-name="ce252">
            <text:p><text:s/>406<text:s/></text:p>
          </table:table-cell>
          <table:table-cell office:value-type="float" office:value="28.431372549019606" table:style-name="ce253">
            <text:p><text:s/>28.4<text:s/></text:p>
          </table:table-cell>
          <table:table-cell office:value-type="float" office:value="31.736799999999999" table:style-name="ce253">
            <text:p><text:s/>31.7<text:s/></text:p>
          </table:table-cell>
          <table:table-cell table:number-columns-repeated="16364" table:style-name="ce4"/>
        </table:table-row>
        <table:table-row table:style-name="ro6">
          <table:table-cell office:value-type="string" table:style-name="ce254">
            <text:p>Drug offences</text:p>
          </table:table-cell>
          <table:table-cell office:value-type="float" office:value="2020" table:style-name="ce250">
            <text:p>2020</text:p>
          </table:table-cell>
          <table:table-cell office:value-type="float" office:value="16252" table:style-name="ce252">
            <text:p><text:s/>16,252<text:s/></text:p>
          </table:table-cell>
          <table:table-cell office:value-type="float" office:value="6831" table:style-name="ce252">
            <text:p><text:s/>6,831<text:s/></text:p>
          </table:table-cell>
          <table:table-cell office:value-type="float" office:value="56045" table:style-name="ce252">
            <text:p><text:s/>56,045<text:s/></text:p>
          </table:table-cell>
          <table:table-cell office:value-type="string" table:style-name="ce252">
            <text:p>*</text:p>
          </table:table-cell>
          <table:table-cell office:value-type="float" office:value="40570" table:style-name="ce252">
            <text:p><text:s/>40,570<text:s/></text:p>
          </table:table-cell>
          <table:table-cell office:value-type="float" office:value="34218" table:style-name="ce252">
            <text:p><text:s/>34,218<text:s/></text:p>
          </table:table-cell>
          <table:table-cell office:value-type="float" office:value="84.34311067291101" table:style-name="ce252">
            <text:p><text:s/>84<text:s/></text:p>
          </table:table-cell>
          <table:table-cell office:value-type="float" office:value="71990" table:style-name="ce252">
            <text:p><text:s/>71,990<text:s/></text:p>
          </table:table-cell>
          <table:table-cell office:value-type="float" office:value="33150" table:style-name="ce252">
            <text:p><text:s/>33,150<text:s/></text:p>
          </table:table-cell>
          <table:table-cell office:value-type="float" office:value="4062" table:style-name="ce252">
            <text:p><text:s/>4,062<text:s/></text:p>
          </table:table-cell>
          <table:table-cell office:value-type="float" office:value="12254" table:style-name="ce252">
            <text:p><text:s/>12,254<text:s/></text:p>
          </table:table-cell>
          <table:table-cell office:value-type="float" office:value="3326" table:style-name="ce252">
            <text:p><text:s/>3,326<text:s/></text:p>
          </table:table-cell>
          <table:table-cell office:value-type="float" office:value="3584" table:style-name="ce252">
            <text:p><text:s/>3,584<text:s/></text:p>
          </table:table-cell>
          <table:table-cell office:value-type="float" office:value="0" table:style-name="ce252">
            <text:p><text:s/>-<text:s/></text:p>
          </table:table-cell>
          <table:table-cell office:value-type="float" office:value="1380" table:style-name="ce252">
            <text:p><text:s/>1,380<text:s/></text:p>
          </table:table-cell>
          <table:table-cell office:value-type="float" office:value="8544" table:style-name="ce252">
            <text:p><text:s/>8,544<text:s/></text:p>
          </table:table-cell>
          <table:table-cell office:value-type="float" office:value="25.773755656108598" table:style-name="ce253">
            <text:p><text:s/>25.8<text:s/></text:p>
          </table:table-cell>
          <table:table-cell office:value-type="float" office:value="40.753999999999998" table:style-name="ce253">
            <text:p><text:s/>40.8<text:s/></text:p>
          </table:table-cell>
          <table:table-cell table:number-columns-repeated="16364" table:style-name="ce4"/>
        </table:table-row>
        <table:table-row table:style-name="ro6">
          <table:table-cell office:value-type="string" table:style-name="ce254">
            <text:p>Drug offences</text:p>
          </table:table-cell>
          <table:table-cell office:value-type="float" office:value="2021" table:style-name="ce250">
            <text:p>2021</text:p>
          </table:table-cell>
          <table:table-cell office:value-type="float" office:value="10889" table:style-name="ce252">
            <text:p><text:s/>10,889<text:s/></text:p>
          </table:table-cell>
          <table:table-cell office:value-type="float" office:value="5581" table:style-name="ce252">
            <text:p><text:s/>5,581<text:s/></text:p>
          </table:table-cell>
          <table:table-cell office:value-type="float" office:value="52073" table:style-name="ce252">
            <text:p><text:s/>52,073<text:s/></text:p>
          </table:table-cell>
          <table:table-cell office:value-type="string" table:style-name="ce252">
            <text:p>*</text:p>
          </table:table-cell>
          <table:table-cell office:value-type="float" office:value="48837" table:style-name="ce252">
            <text:p><text:s/>48,837<text:s/></text:p>
          </table:table-cell>
          <table:table-cell office:value-type="float" office:value="42882" table:style-name="ce252">
            <text:p><text:s/>42,882<text:s/></text:p>
          </table:table-cell>
          <table:table-cell office:value-type="float" office:value="87.806376313041341" table:style-name="ce252">
            <text:p><text:s/>88<text:s/></text:p>
          </table:table-cell>
          <table:table-cell office:value-type="float" office:value="71953" table:style-name="ce252">
            <text:p><text:s/>71,953<text:s/></text:p>
          </table:table-cell>
          <table:table-cell office:value-type="float" office:value="42495" table:style-name="ce252">
            <text:p><text:s/>42,495<text:s/></text:p>
          </table:table-cell>
          <table:table-cell office:value-type="float" office:value="4939" table:style-name="ce252">
            <text:p><text:s/>4,939<text:s/></text:p>
          </table:table-cell>
          <table:table-cell office:value-type="float" office:value="15614" table:style-name="ce252">
            <text:p><text:s/>15,614<text:s/></text:p>
          </table:table-cell>
          <table:table-cell office:value-type="float" office:value="4002" table:style-name="ce252">
            <text:p><text:s/>4,002<text:s/></text:p>
          </table:table-cell>
          <table:table-cell office:value-type="float" office:value="5701" table:style-name="ce252">
            <text:p><text:s/>5,701<text:s/></text:p>
          </table:table-cell>
          <table:table-cell office:value-type="float" office:value="0" table:style-name="ce252">
            <text:p><text:s/>-<text:s/></text:p>
          </table:table-cell>
          <table:table-cell office:value-type="float" office:value="1736" table:style-name="ce252">
            <text:p><text:s/>1,736<text:s/></text:p>
          </table:table-cell>
          <table:table-cell office:value-type="float" office:value="10503" table:style-name="ce252">
            <text:p><text:s/>10,503<text:s/></text:p>
          </table:table-cell>
          <table:table-cell office:value-type="float" office:value="24.716430554901869" table:style-name="ce253">
            <text:p><text:s/>24.7<text:s/></text:p>
          </table:table-cell>
          <table:table-cell office:value-type="float" office:value="39.814" table:style-name="ce253">
            <text:p><text:s/>39.8<text:s/></text:p>
          </table:table-cell>
          <table:table-cell table:number-columns-repeated="16364" table:style-name="ce4"/>
        </table:table-row>
        <table:table-row table:style-name="ro6">
          <table:table-cell office:value-type="string" table:style-name="ce254">
            <text:p>Possession of weapons</text:p>
          </table:table-cell>
          <table:table-cell office:value-type="float" office:value="2020" table:style-name="ce250">
            <text:p>2020</text:p>
          </table:table-cell>
          <table:table-cell office:value-type="string" table:style-name="ce252">
            <text:p>*</text:p>
          </table:table-cell>
          <table:table-cell office:value-type="string" table:style-name="ce252">
            <text:p>*</text:p>
          </table:table-cell>
          <table:table-cell office:value-type="float" office:value="1364" table:style-name="ce252">
            <text:p><text:s/>1,364<text:s/></text:p>
          </table:table-cell>
          <table:table-cell office:value-type="string" table:style-name="ce252">
            <text:p>*</text:p>
          </table:table-cell>
          <table:table-cell office:value-type="float" office:value="13842" table:style-name="ce252">
            <text:p><text:s/>13,842<text:s/></text:p>
          </table:table-cell>
          <table:table-cell office:value-type="float" office:value="11619" table:style-name="ce252">
            <text:p><text:s/>11,619<text:s/></text:p>
          </table:table-cell>
          <table:table-cell office:value-type="float" office:value="83.940182054616386" table:style-name="ce252">
            <text:p><text:s/>84<text:s/></text:p>
          </table:table-cell>
          <table:table-cell office:value-type="float" office:value="14046" table:style-name="ce252">
            <text:p><text:s/>14,046<text:s/></text:p>
          </table:table-cell>
          <table:table-cell office:value-type="float" office:value="12185" table:style-name="ce252">
            <text:p><text:s/>12,185<text:s/></text:p>
          </table:table-cell>
          <table:table-cell office:value-type="float" office:value="294" table:style-name="ce252">
            <text:p><text:s/>294<text:s/></text:p>
          </table:table-cell>
          <table:table-cell office:value-type="float" office:value="446" table:style-name="ce252">
            <text:p><text:s/>446<text:s/></text:p>
          </table:table-cell>
          <table:table-cell office:value-type="float" office:value="3097" table:style-name="ce252">
            <text:p><text:s/>3,097<text:s/></text:p>
          </table:table-cell>
          <table:table-cell office:value-type="float" office:value="3525" table:style-name="ce252">
            <text:p><text:s/>3,525<text:s/></text:p>
          </table:table-cell>
          <table:table-cell office:value-type="float" office:value="5" table:style-name="ce252">
            <text:p><text:s/>5<text:s/></text:p>
          </table:table-cell>
          <table:table-cell office:value-type="float" office:value="305" table:style-name="ce252">
            <text:p><text:s/>305<text:s/></text:p>
          </table:table-cell>
          <table:table-cell office:value-type="float" office:value="4513" table:style-name="ce252">
            <text:p><text:s/>4,513<text:s/></text:p>
          </table:table-cell>
          <table:table-cell office:value-type="float" office:value="37.037340993024209" table:style-name="ce253">
            <text:p><text:s/>37.0<text:s/></text:p>
          </table:table-cell>
          <table:table-cell office:value-type="float" office:value="11.6241" table:style-name="ce253">
            <text:p><text:s/>11.6<text:s/></text:p>
          </table:table-cell>
          <table:table-cell table:number-columns-repeated="16364" table:style-name="ce4"/>
        </table:table-row>
        <table:table-row table:style-name="ro6">
          <table:table-cell office:value-type="string" table:style-name="ce254">
            <text:p>Possession of weapons</text:p>
          </table:table-cell>
          <table:table-cell office:value-type="float" office:value="2021" table:style-name="ce250">
            <text:p>2021</text:p>
          </table:table-cell>
          <table:table-cell office:value-type="string" table:style-name="ce252">
            <text:p>*</text:p>
          </table:table-cell>
          <table:table-cell office:value-type="string" table:style-name="ce252">
            <text:p>*</text:p>
          </table:table-cell>
          <table:table-cell office:value-type="float" office:value="1508" table:style-name="ce252">
            <text:p><text:s/>1,508<text:s/></text:p>
          </table:table-cell>
          <table:table-cell office:value-type="string" table:style-name="ce252">
            <text:p>*</text:p>
          </table:table-cell>
          <table:table-cell office:value-type="float" office:value="16129" table:style-name="ce252">
            <text:p><text:s/>16,129<text:s/></text:p>
          </table:table-cell>
          <table:table-cell office:value-type="float" office:value="13903" table:style-name="ce252">
            <text:p><text:s/>13,903<text:s/></text:p>
          </table:table-cell>
          <table:table-cell office:value-type="float" office:value="86.198772397544801" table:style-name="ce252">
            <text:p><text:s/>86<text:s/></text:p>
          </table:table-cell>
          <table:table-cell office:value-type="float" office:value="16252" table:style-name="ce252">
            <text:p><text:s/>16,252<text:s/></text:p>
          </table:table-cell>
          <table:table-cell office:value-type="float" office:value="14839" table:style-name="ce252">
            <text:p><text:s/>14,839<text:s/></text:p>
          </table:table-cell>
          <table:table-cell office:value-type="float" office:value="445" table:style-name="ce252">
            <text:p><text:s/>445<text:s/></text:p>
          </table:table-cell>
          <table:table-cell office:value-type="float" office:value="714" table:style-name="ce252">
            <text:p><text:s/>714<text:s/></text:p>
          </table:table-cell>
          <table:table-cell office:value-type="float" office:value="4033" table:style-name="ce252">
            <text:p><text:s/>4,033<text:s/></text:p>
          </table:table-cell>
          <table:table-cell office:value-type="float" office:value="4871" table:style-name="ce252">
            <text:p><text:s/>4,871<text:s/></text:p>
          </table:table-cell>
          <table:table-cell office:value-type="float" office:value="4" table:style-name="ce252">
            <text:p><text:s/>4<text:s/></text:p>
          </table:table-cell>
          <table:table-cell office:value-type="float" office:value="380" table:style-name="ce252">
            <text:p><text:s/>380<text:s/></text:p>
          </table:table-cell>
          <table:table-cell office:value-type="float" office:value="4391" table:style-name="ce252">
            <text:p><text:s/>4,391<text:s/></text:p>
          </table:table-cell>
          <table:table-cell office:value-type="float" office:value="29.590942785902012" table:style-name="ce253">
            <text:p><text:s/>29.6<text:s/></text:p>
          </table:table-cell>
          <table:table-cell office:value-type="float" office:value="12.054600000000001" table:style-name="ce253">
            <text:p><text:s/>12.1<text:s/></text:p>
          </table:table-cell>
          <table:table-cell table:number-columns-repeated="16364" table:style-name="ce4"/>
        </table:table-row>
        <table:table-row table:style-name="ro6">
          <table:table-cell office:value-type="string" table:style-name="ce254">
            <text:p>Public order offences</text:p>
          </table:table-cell>
          <table:table-cell office:value-type="float" office:value="2020" table:style-name="ce250">
            <text:p>2020</text:p>
          </table:table-cell>
          <table:table-cell office:value-type="string" table:style-name="ce252">
            <text:p>*</text:p>
          </table:table-cell>
          <table:table-cell office:value-type="string" table:style-name="ce252">
            <text:p>*</text:p>
          </table:table-cell>
          <table:table-cell office:value-type="float" office:value="8824" table:style-name="ce252">
            <text:p><text:s/>8,824<text:s/></text:p>
          </table:table-cell>
          <table:table-cell office:value-type="string" table:style-name="ce252">
            <text:p>*</text:p>
          </table:table-cell>
          <table:table-cell office:value-type="float" office:value="14372" table:style-name="ce252">
            <text:p><text:s/>14,372<text:s/></text:p>
          </table:table-cell>
          <table:table-cell office:value-type="float" office:value="13490" table:style-name="ce252">
            <text:p><text:s/>13,490<text:s/></text:p>
          </table:table-cell>
          <table:table-cell office:value-type="float" office:value="93.8630670748678" table:style-name="ce252">
            <text:p><text:s/>94<text:s/></text:p>
          </table:table-cell>
          <table:table-cell office:value-type="float" office:value="15376" table:style-name="ce252">
            <text:p><text:s/>15,376<text:s/></text:p>
          </table:table-cell>
          <table:table-cell office:value-type="float" office:value="13423" table:style-name="ce252">
            <text:p><text:s/>13,423<text:s/></text:p>
          </table:table-cell>
          <table:table-cell office:value-type="float" office:value="646" table:style-name="ce252">
            <text:p><text:s/>646<text:s/></text:p>
          </table:table-cell>
          <table:table-cell office:value-type="float" office:value="2236" table:style-name="ce252">
            <text:p><text:s/>2,236<text:s/></text:p>
          </table:table-cell>
          <table:table-cell office:value-type="float" office:value="3229" table:style-name="ce252">
            <text:p><text:s/>3,229<text:s/></text:p>
          </table:table-cell>
          <table:table-cell office:value-type="float" office:value="2354" table:style-name="ce252">
            <text:p><text:s/>2,354<text:s/></text:p>
          </table:table-cell>
          <table:table-cell office:value-type="float" office:value="41" table:style-name="ce252">
            <text:p><text:s/>41<text:s/></text:p>
          </table:table-cell>
          <table:table-cell office:value-type="float" office:value="490" table:style-name="ce252">
            <text:p><text:s/>490<text:s/></text:p>
          </table:table-cell>
          <table:table-cell office:value-type="float" office:value="4427" table:style-name="ce252">
            <text:p><text:s/>4,427<text:s/></text:p>
          </table:table-cell>
          <table:table-cell office:value-type="float" office:value="32.980704760485736" table:style-name="ce253">
            <text:p><text:s/>33.0<text:s/></text:p>
          </table:table-cell>
          <table:table-cell office:value-type="float" office:value="7.6650999999999998" table:style-name="ce253">
            <text:p><text:s/>7.7<text:s/></text:p>
          </table:table-cell>
          <table:table-cell table:number-columns-repeated="16364" table:style-name="ce4"/>
        </table:table-row>
        <table:table-row table:style-name="ro6">
          <table:table-cell office:value-type="string" table:style-name="ce254">
            <text:p>Public order offences</text:p>
          </table:table-cell>
          <table:table-cell office:value-type="float" office:value="2021" table:style-name="ce250">
            <text:p>2021</text:p>
          </table:table-cell>
          <table:table-cell office:value-type="string" table:style-name="ce252">
            <text:p>*</text:p>
          </table:table-cell>
          <table:table-cell office:value-type="string" table:style-name="ce252">
            <text:p>*</text:p>
          </table:table-cell>
          <table:table-cell office:value-type="float" office:value="10999" table:style-name="ce252">
            <text:p><text:s/>10,999<text:s/></text:p>
          </table:table-cell>
          <table:table-cell office:value-type="string" table:style-name="ce252">
            <text:p>*</text:p>
          </table:table-cell>
          <table:table-cell office:value-type="float" office:value="16367" table:style-name="ce252">
            <text:p><text:s/>16,367<text:s/></text:p>
          </table:table-cell>
          <table:table-cell office:value-type="float" office:value="15263" table:style-name="ce252">
            <text:p><text:s/>15,263<text:s/></text:p>
          </table:table-cell>
          <table:table-cell office:value-type="float" office:value="93.254719863139243" table:style-name="ce252">
            <text:p><text:s/>93<text:s/></text:p>
          </table:table-cell>
          <table:table-cell office:value-type="float" office:value="17082" table:style-name="ce252">
            <text:p><text:s/>17,082<text:s/></text:p>
          </table:table-cell>
          <table:table-cell office:value-type="float" office:value="15327" table:style-name="ce252">
            <text:p><text:s/>15,327<text:s/></text:p>
          </table:table-cell>
          <table:table-cell office:value-type="float" office:value="745" table:style-name="ce252">
            <text:p><text:s/>745<text:s/></text:p>
          </table:table-cell>
          <table:table-cell office:value-type="float" office:value="2681" table:style-name="ce252">
            <text:p><text:s/>2,681<text:s/></text:p>
          </table:table-cell>
          <table:table-cell office:value-type="float" office:value="4111" table:style-name="ce252">
            <text:p><text:s/>4,111<text:s/></text:p>
          </table:table-cell>
          <table:table-cell office:value-type="float" office:value="2936" table:style-name="ce252">
            <text:p><text:s/>2,936<text:s/></text:p>
          </table:table-cell>
          <table:table-cell office:value-type="float" office:value="68" table:style-name="ce252">
            <text:p><text:s/>68<text:s/></text:p>
          </table:table-cell>
          <table:table-cell office:value-type="float" office:value="499" table:style-name="ce252">
            <text:p><text:s/>499<text:s/></text:p>
          </table:table-cell>
          <table:table-cell office:value-type="float" office:value="4287" table:style-name="ce252">
            <text:p><text:s/>4,287<text:s/></text:p>
          </table:table-cell>
          <table:table-cell office:value-type="float" office:value="27.970248580935603" table:style-name="ce253">
            <text:p><text:s/>28.0<text:s/></text:p>
          </table:table-cell>
          <table:table-cell office:value-type="float" office:value="8.2504000000000008" table:style-name="ce253">
            <text:p><text:s/>8.3<text:s/></text:p>
          </table:table-cell>
          <table:table-cell table:number-columns-repeated="16364" table:style-name="ce4"/>
        </table:table-row>
        <table:table-row table:style-name="ro6">
          <table:table-cell office:value-type="string" table:style-name="ce250">
            <text:p>Miscellaneous crimes against society</text:p>
          </table:table-cell>
          <table:table-cell office:value-type="float" office:value="2020" table:style-name="ce250">
            <text:p>2020</text:p>
          </table:table-cell>
          <table:table-cell office:value-type="string" table:style-name="ce252">
            <text:p>*</text:p>
          </table:table-cell>
          <table:table-cell office:value-type="string" table:style-name="ce252">
            <text:p>*</text:p>
          </table:table-cell>
          <table:table-cell office:value-type="float" office:value="1642" table:style-name="ce252">
            <text:p><text:s/>1,642<text:s/></text:p>
          </table:table-cell>
          <table:table-cell office:value-type="string" table:style-name="ce252">
            <text:p>*</text:p>
          </table:table-cell>
          <table:table-cell office:value-type="float" office:value="22741" table:style-name="ce252">
            <text:p><text:s/>22,741<text:s/></text:p>
          </table:table-cell>
          <table:table-cell office:value-type="float" office:value="17481" table:style-name="ce252">
            <text:p><text:s/>17,481<text:s/></text:p>
          </table:table-cell>
          <table:table-cell office:value-type="float" office:value="76.869970537795169" table:style-name="ce252">
            <text:p><text:s/>77<text:s/></text:p>
          </table:table-cell>
          <table:table-cell office:value-type="float" office:value="18671" table:style-name="ce252">
            <text:p><text:s/>18,671<text:s/></text:p>
          </table:table-cell>
          <table:table-cell office:value-type="float" office:value="17198" table:style-name="ce252">
            <text:p><text:s/>17,198<text:s/></text:p>
          </table:table-cell>
          <table:table-cell office:value-type="float" office:value="652" table:style-name="ce252">
            <text:p><text:s/>652<text:s/></text:p>
          </table:table-cell>
          <table:table-cell office:value-type="float" office:value="3193" table:style-name="ce252">
            <text:p><text:s/>3,193<text:s/></text:p>
          </table:table-cell>
          <table:table-cell office:value-type="float" office:value="2691" table:style-name="ce252">
            <text:p><text:s/>2,691<text:s/></text:p>
          </table:table-cell>
          <table:table-cell office:value-type="float" office:value="3876" table:style-name="ce252">
            <text:p><text:s/>3,876<text:s/></text:p>
          </table:table-cell>
          <table:table-cell office:value-type="float" office:value="23" table:style-name="ce252">
            <text:p><text:s/>23<text:s/></text:p>
          </table:table-cell>
          <table:table-cell office:value-type="float" office:value="1126" table:style-name="ce252">
            <text:p><text:s/>1,126<text:s/></text:p>
          </table:table-cell>
          <table:table-cell office:value-type="float" office:value="5637" table:style-name="ce252">
            <text:p><text:s/>5,637<text:s/></text:p>
          </table:table-cell>
          <table:table-cell office:value-type="float" office:value="33.746408045977013" table:style-name="ce253">
            <text:p><text:s/>33.7<text:s/></text:p>
          </table:table-cell>
          <table:table-cell office:value-type="float" office:value="12.0749" table:style-name="ce253">
            <text:p><text:s/>12.1<text:s/></text:p>
          </table:table-cell>
          <table:table-cell table:number-columns-repeated="16364" table:style-name="ce4"/>
        </table:table-row>
        <table:table-row table:style-name="ro6">
          <table:table-cell office:value-type="string" table:style-name="ce250">
            <text:p>Miscellaneous crimes against society</text:p>
          </table:table-cell>
          <table:table-cell office:value-type="float" office:value="2021" table:style-name="ce250">
            <text:p>2021</text:p>
          </table:table-cell>
          <table:table-cell office:value-type="string" table:style-name="ce252">
            <text:p>*</text:p>
          </table:table-cell>
          <table:table-cell office:value-type="string" table:style-name="ce252">
            <text:p>*</text:p>
          </table:table-cell>
          <table:table-cell office:value-type="float" office:value="1684" table:style-name="ce252">
            <text:p><text:s/>1,684<text:s/></text:p>
          </table:table-cell>
          <table:table-cell office:value-type="string" table:style-name="ce252">
            <text:p>*</text:p>
          </table:table-cell>
          <table:table-cell office:value-type="float" office:value="26500" table:style-name="ce252">
            <text:p><text:s/>26,500<text:s/></text:p>
          </table:table-cell>
          <table:table-cell office:value-type="float" office:value="20575" table:style-name="ce252">
            <text:p><text:s/>20,575<text:s/></text:p>
          </table:table-cell>
          <table:table-cell office:value-type="float" office:value="77.64150943396227" table:style-name="ce252">
            <text:p><text:s/>78<text:s/></text:p>
          </table:table-cell>
          <table:table-cell office:value-type="float" office:value="21733" table:style-name="ce252">
            <text:p><text:s/>21,733<text:s/></text:p>
          </table:table-cell>
          <table:table-cell office:value-type="float" office:value="20911" table:style-name="ce252">
            <text:p><text:s/>20,911<text:s/></text:p>
          </table:table-cell>
          <table:table-cell office:value-type="float" office:value="737" table:style-name="ce252">
            <text:p><text:s/>737<text:s/></text:p>
          </table:table-cell>
          <table:table-cell office:value-type="float" office:value="3740" table:style-name="ce252">
            <text:p><text:s/>3,740<text:s/></text:p>
          </table:table-cell>
          <table:table-cell office:value-type="float" office:value="3416" table:style-name="ce252">
            <text:p><text:s/>3,416<text:s/></text:p>
          </table:table-cell>
          <table:table-cell office:value-type="float" office:value="5543" table:style-name="ce252">
            <text:p><text:s/>5,543<text:s/></text:p>
          </table:table-cell>
          <table:table-cell office:value-type="float" office:value="33" table:style-name="ce252">
            <text:p><text:s/>33<text:s/></text:p>
          </table:table-cell>
          <table:table-cell office:value-type="float" office:value="1276" table:style-name="ce252">
            <text:p><text:s/>1,276<text:s/></text:p>
          </table:table-cell>
          <table:table-cell office:value-type="float" office:value="6166" table:style-name="ce252">
            <text:p><text:s/>6,166<text:s/></text:p>
          </table:table-cell>
          <table:table-cell office:value-type="float" office:value="30.351956682254492" table:style-name="ce253">
            <text:p><text:s/>30.4<text:s/></text:p>
          </table:table-cell>
          <table:table-cell office:value-type="float" office:value="14.682700000000001" table:style-name="ce253">
            <text:p><text:s/>14.7<text:s/></text:p>
          </table:table-cell>
          <table:table-cell table:number-columns-repeated="16364" table:style-name="ce4"/>
        </table:table-row>
        <table:table-row table:style-name="ro6">
          <table:table-cell office:value-type="string" table:style-name="ce254">
            <text:p>Fraud offences</text:p>
          </table:table-cell>
          <table:table-cell office:value-type="float" office:value="2020" table:style-name="ce250">
            <text:p>2020</text:p>
          </table:table-cell>
          <table:table-cell office:value-type="string" table:style-name="ce252">
            <text:p>*</text:p>
          </table:table-cell>
          <table:table-cell office:value-type="string" table:style-name="ce252">
            <text:p>*</text:p>
          </table:table-cell>
          <table:table-cell office:value-type="string" table:style-name="ce252">
            <text:p>*</text:p>
          </table:table-cell>
          <table:table-cell office:value-type="string" table:style-name="ce252">
            <text:p>*</text:p>
          </table:table-cell>
          <table:table-cell office:value-type="float" office:value="5188" table:style-name="ce252">
            <text:p><text:s/>5,188<text:s/></text:p>
          </table:table-cell>
          <table:table-cell office:value-type="float" office:value="4776" table:style-name="ce252">
            <text:p><text:s/>4,776<text:s/></text:p>
          </table:table-cell>
          <table:table-cell office:value-type="float" office:value="92.058596761757912" table:style-name="ce252">
            <text:p><text:s/>92<text:s/></text:p>
          </table:table-cell>
          <table:table-cell office:value-type="float" office:value="5357" table:style-name="ce252">
            <text:p><text:s/>5,357<text:s/></text:p>
          </table:table-cell>
          <table:table-cell office:value-type="float" office:value="4806" table:style-name="ce252">
            <text:p><text:s/>4,806<text:s/></text:p>
          </table:table-cell>
          <table:table-cell office:value-type="float" office:value="328" table:style-name="ce252">
            <text:p><text:s/>328<text:s/></text:p>
          </table:table-cell>
          <table:table-cell office:value-type="float" office:value="387" table:style-name="ce252">
            <text:p><text:s/>387<text:s/></text:p>
          </table:table-cell>
          <table:table-cell office:value-type="float" office:value="1164" table:style-name="ce252">
            <text:p><text:s/>1,164<text:s/></text:p>
          </table:table-cell>
          <table:table-cell office:value-type="float" office:value="1420" table:style-name="ce252">
            <text:p><text:s/>1,420<text:s/></text:p>
          </table:table-cell>
          <table:table-cell office:value-type="float" office:value="53" table:style-name="ce252">
            <text:p><text:s/>53<text:s/></text:p>
          </table:table-cell>
          <table:table-cell office:value-type="float" office:value="120" table:style-name="ce252">
            <text:p><text:s/>120<text:s/></text:p>
          </table:table-cell>
          <table:table-cell office:value-type="float" office:value="1334" table:style-name="ce252">
            <text:p><text:s/>1,334<text:s/></text:p>
          </table:table-cell>
          <table:table-cell office:value-type="float" office:value="27.803251354731138" table:style-name="ce253">
            <text:p><text:s/>27.8<text:s/></text:p>
          </table:table-cell>
          <table:table-cell office:value-type="float" office:value="23.178899999999999" table:style-name="ce253">
            <text:p><text:s/>23.2<text:s/></text:p>
          </table:table-cell>
          <table:table-cell table:number-columns-repeated="16364" table:style-name="ce4"/>
        </table:table-row>
        <table:table-row table:style-name="ro6">
          <table:table-cell office:value-type="string" table:style-name="ce254">
            <text:p>Fraud offences</text:p>
          </table:table-cell>
          <table:table-cell office:value-type="float" office:value="2021" table:style-name="ce250">
            <text:p>2021</text:p>
          </table:table-cell>
          <table:table-cell office:value-type="string" table:style-name="ce252">
            <text:p>*</text:p>
          </table:table-cell>
          <table:table-cell office:value-type="string" table:style-name="ce252">
            <text:p>*</text:p>
          </table:table-cell>
          <table:table-cell office:value-type="string" table:style-name="ce252">
            <text:p>*</text:p>
          </table:table-cell>
          <table:table-cell office:value-type="string" table:style-name="ce252">
            <text:p>*</text:p>
          </table:table-cell>
          <table:table-cell office:value-type="float" office:value="5219" table:style-name="ce252">
            <text:p><text:s/>5,219<text:s/></text:p>
          </table:table-cell>
          <table:table-cell office:value-type="float" office:value="4333" table:style-name="ce252">
            <text:p><text:s/>4,333<text:s/></text:p>
          </table:table-cell>
          <table:table-cell office:value-type="float" office:value="83.023567733282235" table:style-name="ce252">
            <text:p><text:s/>83<text:s/></text:p>
          </table:table-cell>
          <table:table-cell office:value-type="float" office:value="4869" table:style-name="ce252">
            <text:p><text:s/>4,869<text:s/></text:p>
          </table:table-cell>
          <table:table-cell office:value-type="float" office:value="4396" table:style-name="ce252">
            <text:p><text:s/>4,396<text:s/></text:p>
          </table:table-cell>
          <table:table-cell office:value-type="float" office:value="280" table:style-name="ce252">
            <text:p><text:s/>280<text:s/></text:p>
          </table:table-cell>
          <table:table-cell office:value-type="float" office:value="458" table:style-name="ce252">
            <text:p><text:s/>458<text:s/></text:p>
          </table:table-cell>
          <table:table-cell office:value-type="float" office:value="1021" table:style-name="ce252">
            <text:p><text:s/>1,021<text:s/></text:p>
          </table:table-cell>
          <table:table-cell office:value-type="float" office:value="1354" table:style-name="ce252">
            <text:p><text:s/>1,354<text:s/></text:p>
          </table:table-cell>
          <table:table-cell office:value-type="float" office:value="48" table:style-name="ce252">
            <text:p><text:s/>48<text:s/></text:p>
          </table:table-cell>
          <table:table-cell office:value-type="float" office:value="91" table:style-name="ce252">
            <text:p><text:s/>91<text:s/></text:p>
          </table:table-cell>
          <table:table-cell office:value-type="float" office:value="1144" table:style-name="ce252">
            <text:p><text:s/>1,144<text:s/></text:p>
          </table:table-cell>
          <table:table-cell office:value-type="float" office:value="26.077045817187145" table:style-name="ce253">
            <text:p><text:s/>26.1<text:s/></text:p>
          </table:table-cell>
          <table:table-cell office:value-type="float" office:value="26.516100000000002" table:style-name="ce253">
            <text:p><text:s/>26.5<text:s/></text:p>
          </table:table-cell>
          <table:table-cell table:number-columns-repeated="16364" table:style-name="ce4"/>
        </table:table-row>
        <table:table-row table:style-name="ro5">
          <table:table-cell office:value-type="string" table:style-name="ce255">
            <text:p>Total indictable offences</text:p>
          </table:table-cell>
          <table:table-cell office:value-type="float" office:value="2020" table:style-name="ce255">
            <text:p>2020</text:p>
          </table:table-cell>
          <table:table-cell office:value-type="float" office:value="16252" table:style-name="ce256">
            <text:p><text:s/>16,252<text:s/></text:p>
          </table:table-cell>
          <table:table-cell office:value-type="float" office:value="7950" table:style-name="ce256">
            <text:p><text:s/>7,950<text:s/></text:p>
          </table:table-cell>
          <table:table-cell office:value-type="float" office:value="128211" table:style-name="ce256">
            <text:p><text:s/>128,211<text:s/></text:p>
          </table:table-cell>
          <table:table-cell office:value-type="string" table:style-name="ce252">
            <text:p>*</text:p>
          </table:table-cell>
          <table:table-cell office:value-type="float" office:value="204202" table:style-name="ce256">
            <text:p><text:s/>204,202<text:s/></text:p>
          </table:table-cell>
          <table:table-cell office:value-type="float" office:value="163033" table:style-name="ce256">
            <text:p><text:s/>163,033<text:s/></text:p>
          </table:table-cell>
          <table:table-cell office:value-type="float" office:value="79.839080910079232" table:style-name="ce256">
            <text:p><text:s/>80<text:s/></text:p>
          </table:table-cell>
          <table:table-cell office:value-type="float" office:value="220324" table:style-name="ce256">
            <text:p><text:s/>220,324<text:s/></text:p>
          </table:table-cell>
          <table:table-cell office:value-type="float" office:value="160769" table:style-name="ce256">
            <text:p><text:s/>160,769<text:s/></text:p>
          </table:table-cell>
          <table:table-cell office:value-type="float" office:value="12297" table:style-name="ce256">
            <text:p><text:s/>12,297<text:s/></text:p>
          </table:table-cell>
          <table:table-cell office:value-type="float" office:value="26744" table:style-name="ce256">
            <text:p><text:s/>26,744<text:s/></text:p>
          </table:table-cell>
          <table:table-cell office:value-type="float" office:value="32301" table:style-name="ce256">
            <text:p><text:s/>32,301<text:s/></text:p>
          </table:table-cell>
          <table:table-cell office:value-type="float" office:value="27000" table:style-name="ce256">
            <text:p><text:s/>27,000<text:s/></text:p>
          </table:table-cell>
          <table:table-cell office:value-type="float" office:value="1463" table:style-name="ce256">
            <text:p><text:s/>1,463<text:s/></text:p>
          </table:table-cell>
          <table:table-cell office:value-type="float" office:value="5506" table:style-name="ce256">
            <text:p><text:s/>5,506<text:s/></text:p>
          </table:table-cell>
          <table:table-cell office:value-type="float" office:value="55458" table:style-name="ce256">
            <text:p><text:s/>55,458<text:s/></text:p>
          </table:table-cell>
          <table:table-cell office:value-type="float" office:value="34.603505400363147" table:style-name="ce257">
            <text:p><text:s/>34.6<text:s/></text:p>
          </table:table-cell>
          <table:table-cell office:value-type="float" office:value="21.4938" table:style-name="ce257">
            <text:p><text:s/>21.5<text:s/></text:p>
          </table:table-cell>
          <table:table-cell table:number-columns-repeated="16364" table:style-name="ce4"/>
        </table:table-row>
        <table:table-row table:style-name="ro58">
          <table:table-cell office:value-type="string" table:style-name="ce258">
            <text:p>Total indictable offences</text:p>
          </table:table-cell>
          <table:table-cell office:value-type="float" office:value="2021" table:style-name="ce258">
            <text:p>2021</text:p>
          </table:table-cell>
          <table:table-cell office:value-type="float" office:value="10889" table:style-name="ce259">
            <text:p><text:s/>10,889<text:s/></text:p>
          </table:table-cell>
          <table:table-cell office:value-type="float" office:value="6251" table:style-name="ce259">
            <text:p><text:s/>6,251<text:s/></text:p>
          </table:table-cell>
          <table:table-cell office:value-type="float" office:value="125141" table:style-name="ce259">
            <text:p><text:s/>125,141<text:s/></text:p>
          </table:table-cell>
          <table:table-cell office:value-type="string" table:style-name="ce556">
            <text:p>*</text:p>
          </table:table-cell>
          <table:table-cell office:value-type="float" office:value="224097" table:style-name="ce259">
            <text:p><text:s/>224,097<text:s/></text:p>
          </table:table-cell>
          <table:table-cell office:value-type="float" office:value="181214" table:style-name="ce259">
            <text:p><text:s/>181,214<text:s/></text:p>
          </table:table-cell>
          <table:table-cell office:value-type="float" office:value="80.864090103838961" table:style-name="ce259">
            <text:p><text:s/>81<text:s/></text:p>
          </table:table-cell>
          <table:table-cell office:value-type="float" office:value="227537" table:style-name="ce259">
            <text:p><text:s/>227,537<text:s/></text:p>
          </table:table-cell>
          <table:table-cell office:value-type="float" office:value="181366" table:style-name="ce259">
            <text:p><text:s/>181,366<text:s/></text:p>
          </table:table-cell>
          <table:table-cell office:value-type="float" office:value="13362" table:style-name="ce259">
            <text:p><text:s/>13,362<text:s/></text:p>
          </table:table-cell>
          <table:table-cell office:value-type="float" office:value="32621" table:style-name="ce259">
            <text:p><text:s/>32,621<text:s/></text:p>
          </table:table-cell>
          <table:table-cell office:value-type="float" office:value="37262" table:style-name="ce259">
            <text:p><text:s/>37,262<text:s/></text:p>
          </table:table-cell>
          <table:table-cell office:value-type="float" office:value="34600" table:style-name="ce259">
            <text:p><text:s/>34,600<text:s/></text:p>
          </table:table-cell>
          <table:table-cell office:value-type="float" office:value="1695" table:style-name="ce259">
            <text:p><text:s/>1,695<text:s/></text:p>
          </table:table-cell>
          <table:table-cell office:value-type="float" office:value="6147" table:style-name="ce259">
            <text:p><text:s/>6,147<text:s/></text:p>
          </table:table-cell>
          <table:table-cell office:value-type="float" office:value="55677" table:style-name="ce259">
            <text:p><text:s/>55,677<text:s/></text:p>
          </table:table-cell>
          <table:table-cell office:value-type="float" office:value="30.801956206640924" table:style-name="ce260">
            <text:p><text:s/>30.8<text:s/></text:p>
          </table:table-cell>
          <table:table-cell office:value-type="float" office:value="24.047999999999998" table:style-name="ce260">
            <text:p><text:s/>24.0<text:s/></text:p>
          </table:table-cell>
          <table:table-cell table:number-columns-repeated="16364" table:style-name="ce4"/>
        </table:table-row>
        <table:table-row table:style-name="ro58">
          <table:table-cell office:value-type="string" table:style-name="ce250">
            <text:p>Summary non-motoring</text:p>
          </table:table-cell>
          <table:table-cell office:value-type="float" office:value="2020" table:style-name="ce250">
            <text:p>2020</text:p>
          </table:table-cell>
          <table:table-cell office:value-type="string" table:style-name="ce252">
            <text:p>*</text:p>
          </table:table-cell>
          <table:table-cell office:value-type="float" office:value="9477" table:style-name="ce252">
            <text:p><text:s/>9,477<text:s/></text:p>
          </table:table-cell>
          <table:table-cell office:value-type="string" table:style-name="ce252">
            <text:p>*</text:p>
          </table:table-cell>
          <table:table-cell office:value-type="string" table:style-name="ce252">
            <text:p>*</text:p>
          </table:table-cell>
          <table:table-cell office:value-type="float" office:value="328399" table:style-name="ce252">
            <text:p><text:s/>328,399<text:s/></text:p>
          </table:table-cell>
          <table:table-cell office:value-type="float" office:value="274479" table:style-name="ce252">
            <text:p><text:s/>274,479<text:s/></text:p>
          </table:table-cell>
          <table:table-cell office:value-type="float" office:value="83.580948784862315" table:style-name="ce252">
            <text:p><text:s/>84<text:s/></text:p>
          </table:table-cell>
          <table:table-cell office:value-type="float" office:value="274479" table:style-name="ce252">
            <text:p><text:s/>274,479<text:s/></text:p>
          </table:table-cell>
          <table:table-cell office:value-type="float" office:value="274948" table:style-name="ce252">
            <text:p><text:s/>274,948<text:s/></text:p>
          </table:table-cell>
          <table:table-cell office:value-type="float" office:value="14418" table:style-name="ce252">
            <text:p><text:s/>14,418<text:s/></text:p>
          </table:table-cell>
          <table:table-cell office:value-type="float" office:value="226399" table:style-name="ce252">
            <text:p><text:s/>226,399<text:s/></text:p>
          </table:table-cell>
          <table:table-cell office:value-type="float" office:value="18872" table:style-name="ce252">
            <text:p><text:s/>18,872<text:s/></text:p>
          </table:table-cell>
          <table:table-cell office:value-type="float" office:value="4777" table:style-name="ce252">
            <text:p><text:s/>4,777<text:s/></text:p>
          </table:table-cell>
          <table:table-cell office:value-type="float" office:value="1984" table:style-name="ce252">
            <text:p><text:s/>1,984<text:s/></text:p>
          </table:table-cell>
          <table:table-cell office:value-type="float" office:value="2020" table:style-name="ce252">
            <text:p><text:s/>2,020<text:s/></text:p>
          </table:table-cell>
          <table:table-cell office:value-type="float" office:value="6478" table:style-name="ce252">
            <text:p><text:s/>6,478<text:s/></text:p>
          </table:table-cell>
          <table:table-cell office:value-type="float" office:value="2.3649931364817895" table:style-name="ce252">
            <text:p><text:s/>2<text:s/></text:p>
          </table:table-cell>
          <table:table-cell office:value-type="float" office:value="2.6059999999999999" table:style-name="ce253">
            <text:p><text:s/>2.6<text:s/></text:p>
          </table:table-cell>
          <table:table-cell table:number-columns-repeated="16364" table:style-name="ce4"/>
        </table:table-row>
        <table:table-row table:style-name="ro5">
          <table:table-cell office:value-type="string" table:style-name="ce250">
            <text:p>Summary non-motoring</text:p>
          </table:table-cell>
          <table:table-cell office:value-type="float" office:value="2021" table:style-name="ce250">
            <text:p>2021</text:p>
          </table:table-cell>
          <table:table-cell office:value-type="string" table:style-name="ce252">
            <text:p>*</text:p>
          </table:table-cell>
          <table:table-cell office:value-type="float" office:value="7304" table:style-name="ce252">
            <text:p><text:s/>7,304<text:s/></text:p>
          </table:table-cell>
          <table:table-cell office:value-type="string" table:style-name="ce252">
            <text:p>*</text:p>
          </table:table-cell>
          <table:table-cell office:value-type="string" table:style-name="ce252">
            <text:p>*</text:p>
          </table:table-cell>
          <table:table-cell office:value-type="float" office:value="312852" table:style-name="ce252">
            <text:p><text:s/>312,852<text:s/></text:p>
          </table:table-cell>
          <table:table-cell office:value-type="float" office:value="259665" table:style-name="ce252">
            <text:p><text:s/>259,665<text:s/></text:p>
          </table:table-cell>
          <table:table-cell office:value-type="float" office:value="82.99930957769169" table:style-name="ce252">
            <text:p><text:s/>83<text:s/></text:p>
          </table:table-cell>
          <table:table-cell office:value-type="float" office:value="259665" table:style-name="ce252">
            <text:p><text:s/>259,665<text:s/></text:p>
          </table:table-cell>
          <table:table-cell office:value-type="float" office:value="260396" table:style-name="ce252">
            <text:p><text:s/>260,396<text:s/></text:p>
          </table:table-cell>
          <table:table-cell office:value-type="float" office:value="14854" table:style-name="ce252">
            <text:p><text:s/>14,854<text:s/></text:p>
          </table:table-cell>
          <table:table-cell office:value-type="float" office:value="209496" table:style-name="ce252">
            <text:p><text:s/>209,496<text:s/></text:p>
          </table:table-cell>
          <table:table-cell office:value-type="float" office:value="20471" table:style-name="ce252">
            <text:p><text:s/>20,471<text:s/></text:p>
          </table:table-cell>
          <table:table-cell office:value-type="float" office:value="5220" table:style-name="ce252">
            <text:p><text:s/>5,220<text:s/></text:p>
          </table:table-cell>
          <table:table-cell office:value-type="float" office:value="2463" table:style-name="ce252">
            <text:p><text:s/>2,463<text:s/></text:p>
          </table:table-cell>
          <table:table-cell office:value-type="float" office:value="1774" table:style-name="ce252">
            <text:p><text:s/>1,774<text:s/></text:p>
          </table:table-cell>
          <table:table-cell office:value-type="float" office:value="6118" table:style-name="ce252">
            <text:p><text:s/>6,118<text:s/></text:p>
          </table:table-cell>
          <table:table-cell office:value-type="float" office:value="2.3562487964567684" table:style-name="ce252">
            <text:p><text:s/>2<text:s/></text:p>
          </table:table-cell>
          <table:table-cell office:value-type="float" office:value="2.9946000000000002" table:style-name="ce253">
            <text:p><text:s/>3.0<text:s/></text:p>
          </table:table-cell>
          <table:table-cell table:number-columns-repeated="16364" table:style-name="ce4"/>
        </table:table-row>
        <table:table-row table:style-name="ro5">
          <table:table-cell office:value-type="string" table:style-name="ce254">
            <text:p>Summary motoring</text:p>
          </table:table-cell>
          <table:table-cell office:value-type="float" office:value="2020" table:style-name="ce250">
            <text:p>2020</text:p>
          </table:table-cell>
          <table:table-cell office:value-type="string" table:style-name="ce252">
            <text:p>*</text:p>
          </table:table-cell>
          <table:table-cell office:value-type="string" table:style-name="ce252">
            <text:p>*</text:p>
          </table:table-cell>
          <table:table-cell office:value-type="string" table:style-name="ce252">
            <text:p>*</text:p>
          </table:table-cell>
          <table:table-cell office:value-type="string" table:style-name="ce252">
            <text:p>*</text:p>
          </table:table-cell>
          <table:table-cell office:value-type="float" office:value="492663" table:style-name="ce252">
            <text:p><text:s/>492,663<text:s/></text:p>
          </table:table-cell>
          <table:table-cell office:value-type="float" office:value="442969" table:style-name="ce252">
            <text:p><text:s/>442,969<text:s/></text:p>
          </table:table-cell>
          <table:table-cell office:value-type="float" office:value="89.913186092724644" table:style-name="ce252">
            <text:p><text:s/>90<text:s/></text:p>
          </table:table-cell>
          <table:table-cell office:value-type="float" office:value="477391" table:style-name="ce252">
            <text:p><text:s/>477,391<text:s/></text:p>
          </table:table-cell>
          <table:table-cell office:value-type="float" office:value="443255" table:style-name="ce252">
            <text:p><text:s/>443,255<text:s/></text:p>
          </table:table-cell>
          <table:table-cell office:value-type="float" office:value="1933" table:style-name="ce252">
            <text:p><text:s/>1,933<text:s/></text:p>
          </table:table-cell>
          <table:table-cell office:value-type="float" office:value="422695" table:style-name="ce252">
            <text:p><text:s/>422,695<text:s/></text:p>
          </table:table-cell>
          <table:table-cell office:value-type="float" office:value="11181" table:style-name="ce252">
            <text:p><text:s/>11,181<text:s/></text:p>
          </table:table-cell>
          <table:table-cell office:value-type="float" office:value="3335" table:style-name="ce252">
            <text:p><text:s/>3,335<text:s/></text:p>
          </table:table-cell>
          <table:table-cell office:value-type="float" office:value="21" table:style-name="ce252">
            <text:p><text:s/>21<text:s/></text:p>
          </table:table-cell>
          <table:table-cell office:value-type="float" office:value="1568" table:style-name="ce252">
            <text:p><text:s/>1,568<text:s/></text:p>
          </table:table-cell>
          <table:table-cell office:value-type="float" office:value="2522" table:style-name="ce252">
            <text:p><text:s/>2,522<text:s/></text:p>
          </table:table-cell>
          <table:table-cell office:value-type="float" office:value="0.57398670408277064" table:style-name="ce252">
            <text:p><text:s/>1<text:s/></text:p>
          </table:table-cell>
          <table:table-cell office:value-type="float" office:value="2.8126000000000002" table:style-name="ce253">
            <text:p><text:s/>2.8<text:s/></text:p>
          </table:table-cell>
          <table:table-cell table:number-columns-repeated="16364" table:style-name="ce4"/>
        </table:table-row>
        <table:table-row table:style-name="ro6">
          <table:table-cell office:value-type="string" table:style-name="ce254">
            <text:p>Summary motoring</text:p>
          </table:table-cell>
          <table:table-cell office:value-type="float" office:value="2021" table:style-name="ce250">
            <text:p>2021</text:p>
          </table:table-cell>
          <table:table-cell office:value-type="string" table:style-name="ce252">
            <text:p>*</text:p>
          </table:table-cell>
          <table:table-cell office:value-type="string" table:style-name="ce252">
            <text:p>*</text:p>
          </table:table-cell>
          <table:table-cell office:value-type="string" table:style-name="ce252">
            <text:p>*</text:p>
          </table:table-cell>
          <table:table-cell office:value-type="string" table:style-name="ce252">
            <text:p>*</text:p>
          </table:table-cell>
          <table:table-cell office:value-type="float" office:value="567574" table:style-name="ce252">
            <text:p><text:s/>567,574<text:s/></text:p>
          </table:table-cell>
          <table:table-cell office:value-type="float" office:value="508680" table:style-name="ce252">
            <text:p><text:s/>508,680<text:s/></text:p>
          </table:table-cell>
          <table:table-cell office:value-type="float" office:value="89.623555694940222" table:style-name="ce252">
            <text:p><text:s/>90<text:s/></text:p>
          </table:table-cell>
          <table:table-cell office:value-type="float" office:value="537510" table:style-name="ce252">
            <text:p><text:s/>537,510<text:s/></text:p>
          </table:table-cell>
          <table:table-cell office:value-type="float" office:value="509040" table:style-name="ce252">
            <text:p><text:s/>509,040<text:s/></text:p>
          </table:table-cell>
          <table:table-cell office:value-type="float" office:value="2875" table:style-name="ce252">
            <text:p><text:s/>2,875<text:s/></text:p>
          </table:table-cell>
          <table:table-cell office:value-type="float" office:value="480841" table:style-name="ce252">
            <text:p><text:s/>480,841<text:s/></text:p>
          </table:table-cell>
          <table:table-cell office:value-type="float" office:value="14991" table:style-name="ce252">
            <text:p><text:s/>14,991<text:s/></text:p>
          </table:table-cell>
          <table:table-cell office:value-type="float" office:value="4773" table:style-name="ce252">
            <text:p><text:s/>4,773<text:s/></text:p>
          </table:table-cell>
          <table:table-cell office:value-type="float" office:value="34" table:style-name="ce252">
            <text:p><text:s/>34<text:s/></text:p>
          </table:table-cell>
          <table:table-cell office:value-type="float" office:value="2835" table:style-name="ce252">
            <text:p><text:s/>2,835<text:s/></text:p>
          </table:table-cell>
          <table:table-cell office:value-type="float" office:value="2691" table:style-name="ce252">
            <text:p><text:s/>2,691<text:s/></text:p>
          </table:table-cell>
          <table:table-cell office:value-type="float" office:value="0.53502516069642747" table:style-name="ce252">
            <text:p><text:s/>1<text:s/></text:p>
          </table:table-cell>
          <table:table-cell office:value-type="float" office:value="2.8252000000000002" table:style-name="ce253">
            <text:p><text:s/>2.8<text:s/></text:p>
          </table:table-cell>
          <table:table-cell table:number-columns-repeated="16364" table:style-name="ce4"/>
        </table:table-row>
        <table:table-row table:style-name="ro8">
          <table:table-cell office:value-type="string" table:style-name="ce229">
            <text:p>Total summary offences</text:p>
          </table:table-cell>
          <table:table-cell office:value-type="float" office:value="2020" table:style-name="ce255">
            <text:p>2020</text:p>
          </table:table-cell>
          <table:table-cell office:value-type="string" table:style-name="ce252">
            <text:p>*</text:p>
          </table:table-cell>
          <table:table-cell office:value-type="float" office:value="9477" table:style-name="ce252">
            <text:p><text:s/>9,477<text:s/></text:p>
          </table:table-cell>
          <table:table-cell office:value-type="string" table:style-name="ce252">
            <text:p>*</text:p>
          </table:table-cell>
          <table:table-cell office:value-type="string" table:style-name="ce252">
            <text:p>*</text:p>
          </table:table-cell>
          <table:table-cell office:value-type="float" office:value="821062" table:style-name="ce252">
            <text:p><text:s/>821,062<text:s/></text:p>
          </table:table-cell>
          <table:table-cell office:value-type="float" office:value="717448" table:style-name="ce252">
            <text:p><text:s/>717,448<text:s/></text:p>
          </table:table-cell>
          <table:table-cell office:value-type="float" office:value="87.380490145689365" table:style-name="ce252">
            <text:p><text:s/>87<text:s/></text:p>
          </table:table-cell>
          <table:table-cell office:value-type="float" office:value="751870" table:style-name="ce252">
            <text:p><text:s/>751,870<text:s/></text:p>
          </table:table-cell>
          <table:table-cell office:value-type="float" office:value="718203" table:style-name="ce252">
            <text:p><text:s/>718,203<text:s/></text:p>
          </table:table-cell>
          <table:table-cell office:value-type="float" office:value="16351" table:style-name="ce252">
            <text:p><text:s/>16,351<text:s/></text:p>
          </table:table-cell>
          <table:table-cell office:value-type="float" office:value="649094" table:style-name="ce252">
            <text:p><text:s/>649,094<text:s/></text:p>
          </table:table-cell>
          <table:table-cell office:value-type="float" office:value="30053" table:style-name="ce252">
            <text:p><text:s/>30,053<text:s/></text:p>
          </table:table-cell>
          <table:table-cell office:value-type="float" office:value="8112" table:style-name="ce252">
            <text:p><text:s/>8,112<text:s/></text:p>
          </table:table-cell>
          <table:table-cell office:value-type="float" office:value="2005" table:style-name="ce252">
            <text:p><text:s/>2,005<text:s/></text:p>
          </table:table-cell>
          <table:table-cell office:value-type="float" office:value="3588" table:style-name="ce252">
            <text:p><text:s/>3,588<text:s/></text:p>
          </table:table-cell>
          <table:table-cell office:value-type="float" office:value="9000" table:style-name="ce252">
            <text:p><text:s/>9,000<text:s/></text:p>
          </table:table-cell>
          <table:table-cell office:value-type="float" office:value="1.2617500473156267" table:style-name="ce252">
            <text:p><text:s/>1<text:s/></text:p>
          </table:table-cell>
          <table:table-cell office:value-type="float" office:value="2.6638999999999999" table:style-name="ce253">
            <text:p><text:s/>2.7<text:s/></text:p>
          </table:table-cell>
          <table:table-cell table:number-columns-repeated="16364" table:style-name="ce4"/>
        </table:table-row>
        <table:table-row table:style-name="ro59">
          <table:table-cell office:value-type="string" table:style-name="ce206">
            <text:p>Total summary offences</text:p>
          </table:table-cell>
          <table:table-cell office:value-type="float" office:value="2021" table:style-name="ce258">
            <text:p>2021</text:p>
          </table:table-cell>
          <table:table-cell office:value-type="string" table:style-name="ce261">
            <text:p>*</text:p>
          </table:table-cell>
          <table:table-cell office:value-type="float" office:value="7304" table:style-name="ce261">
            <text:p><text:s/>7,304<text:s/></text:p>
          </table:table-cell>
          <table:table-cell office:value-type="string" table:style-name="ce261">
            <text:p>*</text:p>
          </table:table-cell>
          <table:table-cell office:value-type="string" table:style-name="ce556">
            <text:p>*</text:p>
          </table:table-cell>
          <table:table-cell office:value-type="float" office:value="880427" table:style-name="ce261">
            <text:p><text:s/>880,427<text:s/></text:p>
          </table:table-cell>
          <table:table-cell office:value-type="float" office:value="768345" table:style-name="ce261">
            <text:p><text:s/>768,345<text:s/></text:p>
          </table:table-cell>
          <table:table-cell office:value-type="float" office:value="87.269586234861038" table:style-name="ce261">
            <text:p><text:s/>87<text:s/></text:p>
          </table:table-cell>
          <table:table-cell office:value-type="float" office:value="797175" table:style-name="ce261">
            <text:p><text:s/>797,175<text:s/></text:p>
          </table:table-cell>
          <table:table-cell office:value-type="float" office:value="769436" table:style-name="ce261">
            <text:p><text:s/>769,436<text:s/></text:p>
          </table:table-cell>
          <table:table-cell office:value-type="float" office:value="17729" table:style-name="ce261">
            <text:p><text:s/>17,729<text:s/></text:p>
          </table:table-cell>
          <table:table-cell office:value-type="float" office:value="690337" table:style-name="ce261">
            <text:p><text:s/>690,337<text:s/></text:p>
          </table:table-cell>
          <table:table-cell office:value-type="float" office:value="35462" table:style-name="ce261">
            <text:p><text:s/>35,462<text:s/></text:p>
          </table:table-cell>
          <table:table-cell office:value-type="float" office:value="9993" table:style-name="ce261">
            <text:p><text:s/>9,993<text:s/></text:p>
          </table:table-cell>
          <table:table-cell office:value-type="float" office:value="2497" table:style-name="ce261">
            <text:p><text:s/>2,497<text:s/></text:p>
          </table:table-cell>
          <table:table-cell office:value-type="float" office:value="4609" table:style-name="ce261">
            <text:p><text:s/>4,609<text:s/></text:p>
          </table:table-cell>
          <table:table-cell office:value-type="float" office:value="8809" table:style-name="ce261">
            <text:p><text:s/>8,809<text:s/></text:p>
          </table:table-cell>
          <table:table-cell office:value-type="float" office:value="1.1551014467288299" table:style-name="ce261">
            <text:p><text:s/>1<text:s/></text:p>
          </table:table-cell>
          <table:table-cell office:value-type="float" office:value="2.9428999999999998" table:style-name="ce262">
            <text:p><text:s/>2.9<text:s/></text:p>
          </table:table-cell>
          <table:table-cell table:number-columns-repeated="16364" table:style-name="ce4"/>
        </table:table-row>
        <table:table-row table:style-name="ro59">
          <table:table-cell office:value-type="string" table:style-name="ce254">
            <text:p>Offence not known [Note 6]</text:p>
          </table:table-cell>
          <table:table-cell office:value-type="float" office:value="2020" table:style-name="ce250">
            <text:p>2020</text:p>
          </table:table-cell>
          <table:table-cell office:value-type="string" table:style-name="ce252">
            <text:p>*</text:p>
          </table:table-cell>
          <table:table-cell office:value-type="string" table:style-name="ce252">
            <text:p>.</text:p>
          </table:table-cell>
          <table:table-cell office:value-type="string" table:style-name="ce252">
            <text:p>*</text:p>
          </table:table-cell>
          <table:table-cell office:value-type="string" table:style-name="ce252">
            <text:p>*</text:p>
          </table:table-cell>
          <table:table-cell office:value-type="float" office:value="3" table:style-name="ce252">
            <text:p><text:s/>3<text:s/></text:p>
          </table:table-cell>
          <table:table-cell office:value-type="float" office:value="554" table:style-name="ce252">
            <text:p><text:s/>554<text:s/></text:p>
          </table:table-cell>
          <table:table-cell office:value-type="string" table:style-name="ce252">
            <text:p>*</text:p>
          </table:table-cell>
          <table:table-cell office:value-type="float" office:value="554" table:style-name="ce252">
            <text:p><text:s/>554<text:s/></text:p>
          </table:table-cell>
          <table:table-cell office:value-type="float" office:value="605" table:style-name="ce252">
            <text:p><text:s/>605<text:s/></text:p>
          </table:table-cell>
          <table:table-cell office:value-type="float" office:value="6" table:style-name="ce252">
            <text:p><text:s/>6<text:s/></text:p>
          </table:table-cell>
          <table:table-cell office:value-type="float" office:value="22" table:style-name="ce252">
            <text:p><text:s/>22<text:s/></text:p>
          </table:table-cell>
          <table:table-cell office:value-type="float" office:value="31" table:style-name="ce252">
            <text:p><text:s/>31<text:s/></text:p>
          </table:table-cell>
          <table:table-cell office:value-type="float" office:value="131" table:style-name="ce252">
            <text:p><text:s/>131<text:s/></text:p>
          </table:table-cell>
          <table:table-cell office:value-type="float" office:value="0" table:style-name="ce252">
            <text:p><text:s/>-<text:s/></text:p>
          </table:table-cell>
          <table:table-cell office:value-type="float" office:value="15" table:style-name="ce252">
            <text:p><text:s/>15<text:s/></text:p>
          </table:table-cell>
          <table:table-cell office:value-type="float" office:value="400" table:style-name="ce252">
            <text:p><text:s/>400<text:s/></text:p>
          </table:table-cell>
          <table:table-cell office:value-type="float" office:value="67.453625632377751" table:style-name="ce252">
            <text:p><text:s/>67<text:s/></text:p>
          </table:table-cell>
          <table:table-cell office:value-type="float" office:value="49.978700000000003" table:style-name="ce253">
            <text:p><text:s/>50.0<text:s/></text:p>
          </table:table-cell>
          <table:table-cell table:number-columns-repeated="16364" table:style-name="ce4"/>
        </table:table-row>
        <table:table-row table:style-name="ro59">
          <table:table-cell office:value-type="string" table:style-name="ce263">
            <text:p>Offence not known [Note 6]</text:p>
          </table:table-cell>
          <table:table-cell office:value-type="float" office:value="2021" table:style-name="ce264">
            <text:p>2021</text:p>
          </table:table-cell>
          <table:table-cell office:value-type="string" table:style-name="ce261">
            <text:p>*</text:p>
          </table:table-cell>
          <table:table-cell office:value-type="string" table:style-name="ce261">
            <text:p>.</text:p>
          </table:table-cell>
          <table:table-cell office:value-type="string" table:style-name="ce261">
            <text:p>*</text:p>
          </table:table-cell>
          <table:table-cell office:value-type="string" table:style-name="ce556">
            <text:p>*</text:p>
          </table:table-cell>
          <table:table-cell office:value-type="float" office:value="19" table:style-name="ce261">
            <text:p><text:s/>19<text:s/></text:p>
          </table:table-cell>
          <table:table-cell office:value-type="float" office:value="168" table:style-name="ce261">
            <text:p><text:s/>168<text:s/></text:p>
          </table:table-cell>
          <table:table-cell office:value-type="string" table:style-name="ce261">
            <text:p>*</text:p>
          </table:table-cell>
          <table:table-cell office:value-type="float" office:value="168" table:style-name="ce261">
            <text:p><text:s/>168<text:s/></text:p>
          </table:table-cell>
          <table:table-cell office:value-type="float" office:value="197" table:style-name="ce261">
            <text:p><text:s/>197<text:s/></text:p>
          </table:table-cell>
          <table:table-cell office:value-type="float" office:value="1" table:style-name="ce261">
            <text:p><text:s/>1<text:s/></text:p>
          </table:table-cell>
          <table:table-cell office:value-type="float" office:value="15" table:style-name="ce261">
            <text:p><text:s/>15<text:s/></text:p>
          </table:table-cell>
          <table:table-cell office:value-type="float" office:value="9" table:style-name="ce261">
            <text:p><text:s/>9<text:s/></text:p>
          </table:table-cell>
          <table:table-cell office:value-type="float" office:value="38" table:style-name="ce261">
            <text:p><text:s/>38<text:s/></text:p>
          </table:table-cell>
          <table:table-cell office:value-type="float" office:value="0" table:style-name="ce261">
            <text:p><text:s/>-<text:s/></text:p>
          </table:table-cell>
          <table:table-cell office:value-type="float" office:value="6" table:style-name="ce261">
            <text:p><text:s/>6<text:s/></text:p>
          </table:table-cell>
          <table:table-cell office:value-type="float" office:value="128" table:style-name="ce261">
            <text:p><text:s/>128<text:s/></text:p>
          </table:table-cell>
          <table:table-cell office:value-type="float" office:value="65.306122448979593" table:style-name="ce261">
            <text:p><text:s/>65<text:s/></text:p>
          </table:table-cell>
          <table:table-cell office:value-type="float" office:value="35.496400000000001" table:style-name="ce262">
            <text:p><text:s/>35.5<text:s/></text:p>
          </table:table-cell>
          <table:table-cell table:number-columns-repeated="16364" table:style-name="ce4"/>
        </table:table-row>
        <table:table-row table:style-name="ro59">
          <table:table-cell office:value-type="string" table:style-name="ce265">
            <text:p>Total All Offences</text:p>
          </table:table-cell>
          <table:table-cell office:value-type="float" office:value="2020" table:style-name="ce255">
            <text:p>2020</text:p>
          </table:table-cell>
          <table:table-cell office:value-type="float" office:value="16252" table:style-name="ce256">
            <text:p><text:s/>16,252<text:s/></text:p>
          </table:table-cell>
          <table:table-cell office:value-type="float" office:value="17427" table:style-name="ce256">
            <text:p><text:s/>17,427<text:s/></text:p>
          </table:table-cell>
          <table:table-cell office:value-type="float" office:value="128211" table:style-name="ce256">
            <text:p><text:s/>128,211<text:s/></text:p>
          </table:table-cell>
          <table:table-cell office:value-type="string" table:style-name="ce252">
            <text:p>*</text:p>
          </table:table-cell>
          <table:table-cell office:value-type="float" office:value="1025267" table:style-name="ce256">
            <text:p><text:s/>1,025,267<text:s/></text:p>
          </table:table-cell>
          <table:table-cell office:value-type="float" office:value="881035" table:style-name="ce256">
            <text:p><text:s/>881,035<text:s/></text:p>
          </table:table-cell>
          <table:table-cell office:value-type="float" office:value="85.932249843211565" table:style-name="ce256">
            <text:p><text:s/>86<text:s/></text:p>
          </table:table-cell>
          <table:table-cell office:value-type="float" office:value="972748" table:style-name="ce256">
            <text:p><text:s/>972,748<text:s/></text:p>
          </table:table-cell>
          <table:table-cell office:value-type="float" office:value="879577" table:style-name="ce256">
            <text:p><text:s/>879,577<text:s/></text:p>
          </table:table-cell>
          <table:table-cell office:value-type="float" office:value="28654" table:style-name="ce256">
            <text:p><text:s/>28,654<text:s/></text:p>
          </table:table-cell>
          <table:table-cell office:value-type="float" office:value="675860" table:style-name="ce256">
            <text:p><text:s/>675,860<text:s/></text:p>
          </table:table-cell>
          <table:table-cell office:value-type="float" office:value="62385" table:style-name="ce256">
            <text:p><text:s/>62,385<text:s/></text:p>
          </table:table-cell>
          <table:table-cell office:value-type="float" office:value="35243" table:style-name="ce256">
            <text:p><text:s/>35,243<text:s/></text:p>
          </table:table-cell>
          <table:table-cell office:value-type="float" office:value="3468" table:style-name="ce256">
            <text:p><text:s/>3,468<text:s/></text:p>
          </table:table-cell>
          <table:table-cell office:value-type="float" office:value="9109" table:style-name="ce256">
            <text:p><text:s/>9,109<text:s/></text:p>
          </table:table-cell>
          <table:table-cell office:value-type="float" office:value="64858" table:style-name="ce256">
            <text:p><text:s/>64,858<text:s/></text:p>
          </table:table-cell>
          <table:table-cell office:value-type="float" office:value="1.1551014467288299" table:style-name="ce256">
            <text:p><text:s/>1<text:s/></text:p>
          </table:table-cell>
          <table:table-cell office:value-type="float" office:value="19.045000000000002" table:style-name="ce257">
            <text:p><text:s/>19.0<text:s/></text:p>
          </table:table-cell>
          <table:table-cell table:number-columns-repeated="16364" table:style-name="ce4"/>
        </table:table-row>
        <table:table-row table:style-name="ro9">
          <table:table-cell office:value-type="string" table:style-name="ce266">
            <text:p>Total All Offences</text:p>
          </table:table-cell>
          <table:table-cell office:value-type="float" office:value="2021" table:style-name="ce258">
            <text:p>2021</text:p>
          </table:table-cell>
          <table:table-cell office:value-type="float" office:value="10889" table:style-name="ce259">
            <text:p><text:s/>10,889<text:s/></text:p>
          </table:table-cell>
          <table:table-cell office:value-type="float" office:value="13555" table:style-name="ce259">
            <text:p><text:s/>13,555<text:s/></text:p>
          </table:table-cell>
          <table:table-cell office:value-type="float" office:value="125141" table:style-name="ce259">
            <text:p><text:s/>125,141<text:s/></text:p>
          </table:table-cell>
          <table:table-cell office:value-type="string" table:style-name="ce556">
            <text:p>*</text:p>
          </table:table-cell>
          <table:table-cell office:value-type="float" office:value="1104543" table:style-name="ce259">
            <text:p><text:s/>1,104,543<text:s/></text:p>
          </table:table-cell>
          <table:table-cell office:value-type="float" office:value="949727" table:style-name="ce259">
            <text:p><text:s/>949,727<text:s/></text:p>
          </table:table-cell>
          <table:table-cell office:value-type="float" office:value="85.983705478193244" table:style-name="ce259">
            <text:p><text:s/>86<text:s/></text:p>
          </table:table-cell>
          <table:table-cell office:value-type="float" office:value="1024880" table:style-name="ce259">
            <text:p><text:s/>1,024,880<text:s/></text:p>
          </table:table-cell>
          <table:table-cell office:value-type="float" office:value="950999" table:style-name="ce259">
            <text:p><text:s/>950,999<text:s/></text:p>
          </table:table-cell>
          <table:table-cell office:value-type="float" office:value="31092" table:style-name="ce259">
            <text:p><text:s/>31,092<text:s/></text:p>
          </table:table-cell>
          <table:table-cell office:value-type="float" office:value="722973" table:style-name="ce259">
            <text:p><text:s/>722,973<text:s/></text:p>
          </table:table-cell>
          <table:table-cell office:value-type="float" office:value="72733" table:style-name="ce259">
            <text:p><text:s/>72,733<text:s/></text:p>
          </table:table-cell>
          <table:table-cell office:value-type="float" office:value="44631" table:style-name="ce259">
            <text:p><text:s/>44,631<text:s/></text:p>
          </table:table-cell>
          <table:table-cell office:value-type="float" office:value="4192" table:style-name="ce259">
            <text:p><text:s/>4,192<text:s/></text:p>
          </table:table-cell>
          <table:table-cell office:value-type="float" office:value="10762" table:style-name="ce259">
            <text:p><text:s/>10,762<text:s/></text:p>
          </table:table-cell>
          <table:table-cell office:value-type="float" office:value="64614" table:style-name="ce259">
            <text:p><text:s/>64,614<text:s/></text:p>
          </table:table-cell>
          <table:table-cell office:value-type="float" office:value="7.4195079819940402" table:style-name="ce259">
            <text:p><text:s/>7<text:s/></text:p>
          </table:table-cell>
          <table:table-cell office:value-type="float" office:value="21.171500000000002" table:style-name="ce260">
            <text:p><text:s/>21.2<text:s/></text:p>
          </table:table-cell>
          <table:table-cell table:number-columns-repeated="16364" table:style-name="ce4"/>
        </table:table-row>
        <table:table-row table:style-name="ro60">
          <table:table-cell office:value-type="string" table:style-name="ce220">
            <text:p>Source: Ministry of Justice Court Proceedings Database and Home Office open data tables (recorded crime, cannabis/khat warnings, community resolutions and offences taken into consideration).</text:p>
          </table:table-cell>
          <table:table-cell table:style-name="ce220"/>
          <table:table-cell table:number-columns-repeated="2" table:style-name="ce224"/>
          <table:table-cell table:number-columns-repeated="2" table:style-name="ce222"/>
          <table:table-cell table:style-name="ce132"/>
          <table:table-cell table:style-name="ce241"/>
          <table:table-cell table:style-name="ce132"/>
          <table:table-cell table:number-columns-repeated="12" table:style-name="ce220"/>
          <table:table-cell table:number-columns-repeated="16363" table:style-name="ce4"/>
        </table:table-row>
        <table:table-row table:style-name="ro6">
          <table:table-cell office:value-type="string" table:style-name="ce221">
            <text:p>* = Not applicable</text:p>
          </table:table-cell>
          <table:table-cell table:style-name="ce221"/>
          <table:table-cell table:number-columns-repeated="5" table:style-name="ce222"/>
          <table:table-cell table:style-name="ce241"/>
          <table:table-cell table:style-name="ce132"/>
          <table:table-cell table:number-columns-repeated="12" table:style-name="ce220"/>
          <table:table-cell table:number-columns-repeated="16363" table:style-name="ce4"/>
        </table:table-row>
        <table:table-row table:style-name="ro6">
          <table:table-cell office:value-type="string" table:style-name="ce132">
            <text:p>: = Not available</text:p>
          </table:table-cell>
          <table:table-cell table:style-name="ce132"/>
          <table:table-cell table:number-columns-repeated="2" table:style-name="ce224"/>
          <table:table-cell table:number-columns-repeated="2" table:style-name="ce222"/>
          <table:table-cell table:style-name="ce132"/>
          <table:table-cell table:style-name="ce241"/>
          <table:table-cell table:style-name="ce132"/>
          <table:table-cell table:number-columns-repeated="12" table:style-name="ce220"/>
          <table:table-cell table:number-columns-repeated="16363" table:style-name="ce4"/>
        </table:table-row>
        <table:table-row table:style-name="ro6">
          <table:table-cell office:value-type="string" table:style-name="ce132">
            <text:p>- = nil</text:p>
          </table:table-cell>
          <table:table-cell table:style-name="ce132"/>
          <table:table-cell table:number-columns-repeated="2" table:style-name="ce224"/>
          <table:table-cell table:number-columns-repeated="2" table:style-name="ce222"/>
          <table:table-cell table:style-name="ce132"/>
          <table:table-cell table:style-name="ce241"/>
          <table:table-cell table:style-name="ce132"/>
          <table:table-cell table:number-columns-repeated="12" table:style-name="ce220"/>
          <table:table-cell table:number-columns-repeated="16363" table:style-name="ce4"/>
        </table:table-row>
        <table:table-row table:style-name="ro6">
          <table:table-cell table:number-columns-repeated="8" table:style-name="ce132"/>
          <table:table-cell table:style-name="ce267"/>
          <table:table-cell table:number-columns-repeated="9" table:style-name="ce132"/>
          <table:table-cell table:style-name="ce246"/>
          <table:table-cell table:number-columns-repeated="16365" table:style-name="ce4"/>
        </table:table-row>
        <table:table-row table:style-name="ro6">
          <table:table-cell table:number-columns-spanned="13" table:number-rows-spanned="2" table:style-name="ce176"/>
          <table:covered-table-cell table:number-columns-repeated="12"/>
          <table:table-cell table:number-columns-repeated="5" table:style-name="ce132"/>
          <table:table-cell table:style-name="ce246"/>
          <table:table-cell table:number-columns-repeated="16365" table:style-name="ce4"/>
        </table:table-row>
        <table:table-row table:style-name="ro6">
          <table:covered-table-cell/>
          <table:covered-table-cell table:number-columns-repeated="12"/>
          <table:table-cell table:number-columns-repeated="5" table:style-name="ce132"/>
          <table:table-cell table:style-name="ce246"/>
          <table:table-cell table:number-columns-repeated="2" table:style-name="ce4"/>
          <table:table-cell table:style-name="ce268"/>
          <table:table-cell table:number-columns-repeated="6" table:style-name="ce269"/>
          <table:table-cell table:style-name="ce270"/>
          <table:table-cell table:number-columns-repeated="9" table:style-name="ce271"/>
          <table:table-cell table:style-name="ce272"/>
          <table:table-cell table:style-name="ce273"/>
          <table:table-cell table:style-name="ce268"/>
          <table:table-cell table:number-columns-repeated="18" table:style-name="ce274"/>
          <table:table-cell table:number-columns-repeated="16325" table:style-name="ce268"/>
        </table:table-row>
        <table:table-row table:style-name="ro6">
          <table:table-cell table:number-columns-repeated="13" table:style-name="ce242"/>
          <table:table-cell table:number-columns-repeated="5" table:style-name="ce132"/>
          <table:table-cell table:style-name="ce246"/>
          <table:table-cell table:number-columns-repeated="2" table:style-name="ce4"/>
          <table:table-cell table:style-name="ce268"/>
          <table:table-cell table:number-columns-repeated="6" table:style-name="ce269"/>
          <table:table-cell table:style-name="ce270"/>
          <table:table-cell table:number-columns-repeated="9" table:style-name="ce271"/>
          <table:table-cell table:style-name="ce272"/>
          <table:table-cell table:style-name="ce273"/>
          <table:table-cell table:style-name="ce268"/>
          <table:table-cell table:number-columns-repeated="18" table:style-name="ce274"/>
          <table:table-cell table:number-columns-repeated="16325" table:style-name="ce268"/>
        </table:table-row>
        <table:table-row table:style-name="ro61">
          <table:table-cell table:number-columns-repeated="2" table:style-name="ce132"/>
          <table:table-cell table:number-columns-repeated="11" table:style-name="ce242"/>
          <table:table-cell table:number-columns-repeated="5" table:style-name="ce132"/>
          <table:table-cell table:style-name="ce246"/>
          <table:table-cell table:number-columns-repeated="16365" table:style-name="ce4"/>
        </table:table-row>
        <table:table-row table:style-name="ro6">
          <table:table-cell table:number-columns-repeated="13" table:style-name="ce242"/>
          <table:table-cell table:number-columns-repeated="5" table:style-name="ce132"/>
          <table:table-cell table:style-name="ce246"/>
          <table:table-cell table:number-columns-repeated="16365" table:style-name="ce4"/>
        </table:table-row>
        <table:table-row table:style-name="ro6">
          <table:table-cell table:number-columns-spanned="13" table:number-rows-spanned="2" table:style-name="ce176"/>
          <table:covered-table-cell table:number-columns-repeated="12"/>
          <table:table-cell table:number-columns-repeated="5" table:style-name="ce132"/>
          <table:table-cell table:style-name="ce246"/>
          <table:table-cell table:number-columns-repeated="16365" table:style-name="ce4"/>
        </table:table-row>
        <table:table-row table:style-name="ro6">
          <table:covered-table-cell/>
          <table:covered-table-cell table:number-columns-repeated="12"/>
          <table:table-cell table:number-columns-repeated="5" table:style-name="ce132"/>
          <table:table-cell table:style-name="ce246"/>
          <table:table-cell table:number-columns-repeated="2" table:style-name="ce4"/>
          <table:table-cell table:number-columns-repeated="16363" table:style-name="ce220"/>
        </table:table-row>
        <table:table-row table:style-name="ro6">
          <table:table-cell table:number-columns-repeated="13" table:style-name="ce242"/>
          <table:table-cell table:number-columns-repeated="5" table:style-name="ce132"/>
          <table:table-cell table:style-name="ce246"/>
          <table:table-cell table:number-columns-repeated="2" table:style-name="ce4"/>
          <table:table-cell table:number-columns-repeated="16363" table:style-name="ce220"/>
        </table:table-row>
        <table:table-row table:style-name="ro6">
          <table:table-cell table:number-columns-spanned="13" table:number-rows-spanned="2" table:style-name="ce176"/>
          <table:covered-table-cell table:number-columns-repeated="12"/>
          <table:table-cell table:number-columns-repeated="5" table:style-name="ce132"/>
          <table:table-cell table:style-name="ce246"/>
          <table:table-cell table:number-columns-repeated="2" table:style-name="ce4"/>
          <table:table-cell table:number-columns-repeated="16363" table:style-name="ce220"/>
        </table:table-row>
        <table:table-row table:style-name="ro6">
          <table:covered-table-cell/>
          <table:covered-table-cell table:number-columns-repeated="12"/>
          <table:table-cell table:number-columns-repeated="5" table:style-name="ce132"/>
          <table:table-cell table:style-name="ce246"/>
          <table:table-cell table:number-columns-repeated="2" table:style-name="ce4"/>
          <table:table-cell table:number-columns-repeated="16363" table:style-name="ce220"/>
        </table:table-row>
        <table:table-row table:style-name="ro6">
          <table:table-cell table:number-columns-repeated="13" table:style-name="ce242"/>
          <table:table-cell table:number-columns-repeated="5" table:style-name="ce132"/>
          <table:table-cell table:style-name="ce246"/>
          <table:table-cell table:number-columns-repeated="16365" table:style-name="ce4"/>
        </table:table-row>
        <table:table-row table:style-name="ro22">
          <table:table-cell table:number-columns-repeated="12" table:style-name="ce132"/>
          <table:table-cell table:style-name="ce275"/>
          <table:table-cell table:number-columns-repeated="5" table:style-name="ce132"/>
          <table:table-cell table:style-name="ce246"/>
          <table:table-cell table:number-columns-repeated="16365" table:style-name="ce4"/>
        </table:table-row>
        <table:table-row table:style-name="ro6">
          <table:table-cell table:number-columns-repeated="12" table:style-name="ce132"/>
          <table:table-cell table:style-name="ce275"/>
          <table:table-cell table:number-columns-repeated="5" table:style-name="ce132"/>
          <table:table-cell table:style-name="ce246"/>
          <table:table-cell table:number-columns-repeated="16365" table:style-name="ce4"/>
        </table:table-row>
        <table:table-row table:number-rows-repeated="3" table:style-name="ro6">
          <table:table-cell table:number-columns-repeated="18" table:style-name="ce132"/>
          <table:table-cell table:style-name="ce246"/>
          <table:table-cell table:number-columns-repeated="16365" table:style-name="ce4"/>
        </table:table-row>
        <table:table-row table:style-name="ro22">
          <table:table-cell table:number-columns-repeated="18" table:style-name="ce132"/>
          <table:table-cell table:style-name="ce246"/>
          <table:table-cell table:number-columns-repeated="16365" table:style-name="ce4"/>
        </table:table-row>
        <table:table-row table:style-name="ro6">
          <table:table-cell table:number-columns-spanned="13" table:number-rows-spanned="2" table:style-name="ce176"/>
          <table:covered-table-cell table:number-columns-repeated="12"/>
          <table:table-cell table:number-columns-repeated="5" table:style-name="ce132"/>
          <table:table-cell table:style-name="ce246"/>
          <table:table-cell table:number-columns-repeated="16365" table:style-name="ce4"/>
        </table:table-row>
        <table:table-row table:style-name="ro6">
          <table:covered-table-cell/>
          <table:covered-table-cell table:number-columns-repeated="12"/>
          <table:table-cell table:number-columns-repeated="5" table:style-name="ce132"/>
          <table:table-cell table:style-name="ce246"/>
          <table:table-cell table:number-columns-repeated="16365" table:style-name="ce4"/>
        </table:table-row>
        <table:table-row table:style-name="ro22">
          <table:table-cell table:number-columns-repeated="13" table:style-name="ce242"/>
          <table:table-cell table:number-columns-repeated="5" table:style-name="ce132"/>
          <table:table-cell table:style-name="ce246"/>
          <table:table-cell table:number-columns-repeated="16365" table:style-name="ce4"/>
        </table:table-row>
        <table:table-row table:number-rows-repeated="2" table:style-name="ro6">
          <table:table-cell table:number-columns-repeated="18" table:style-name="ce132"/>
          <table:table-cell table:style-name="ce246"/>
          <table:table-cell table:number-columns-repeated="16365" table:style-name="ce4"/>
        </table:table-row>
        <table:table-row table:number-rows-repeated="2" table:style-name="ro6">
          <table:table-cell table:number-columns-repeated="5" table:style-name="ce132"/>
          <table:table-cell table:number-columns-repeated="4" table:style-name="ce276"/>
          <table:table-cell table:style-name="ce277"/>
          <table:table-cell table:number-columns-repeated="3" table:style-name="ce276"/>
          <table:table-cell table:number-columns-repeated="5" table:style-name="ce132"/>
          <table:table-cell table:style-name="ce246"/>
          <table:table-cell table:number-columns-repeated="16365" table:style-name="ce4"/>
        </table:table-row>
        <table:table-row table:number-rows-repeated="4" table:style-name="ro6">
          <table:table-cell table:number-columns-repeated="5" table:style-name="ce132"/>
          <table:table-cell table:style-name="ce278"/>
          <table:table-cell table:number-columns-repeated="12" table:style-name="ce132"/>
          <table:table-cell table:style-name="ce246"/>
          <table:table-cell table:number-columns-repeated="16365" table:style-name="ce4"/>
        </table:table-row>
        <table:table-row table:style-name="ro22">
          <table:table-cell table:number-columns-repeated="5" table:style-name="ce132"/>
          <table:table-cell table:style-name="ce278"/>
          <table:table-cell table:number-columns-repeated="12" table:style-name="ce132"/>
          <table:table-cell table:style-name="ce246"/>
          <table:table-cell table:number-columns-repeated="16365" table:style-name="ce4"/>
        </table:table-row>
        <table:table-row table:style-name="ro6">
          <table:table-cell table:number-columns-repeated="18" table:style-name="ce132"/>
          <table:table-cell table:style-name="ce246"/>
          <table:table-cell table:style-name="ce247"/>
          <table:table-cell table:number-columns-repeated="16364" table:style-name="ce4"/>
        </table:table-row>
        <table:table-row table:style-name="ro6">
          <table:table-cell table:number-columns-spanned="13" table:number-rows-spanned="1" table:style-name="ce176"/>
          <table:covered-table-cell table:number-columns-repeated="12"/>
          <table:table-cell table:number-columns-repeated="5" table:style-name="ce132"/>
          <table:table-cell table:style-name="ce246"/>
          <table:table-cell table:style-name="ce247"/>
          <table:table-cell table:number-columns-repeated="16364" table:style-name="ce4"/>
        </table:table-row>
        <table:table-row table:number-rows-repeated="9" table:style-name="ro6">
          <table:table-cell table:number-columns-repeated="18" table:style-name="ce132"/>
          <table:table-cell table:style-name="ce246"/>
          <table:table-cell table:style-name="ce247"/>
          <table:table-cell table:style-name="ce132"/>
          <table:table-cell table:number-columns-repeated="16363" table:style-name="ce4"/>
        </table:table-row>
        <table:table-row table:style-name="ro34">
          <table:table-cell table:number-columns-repeated="18" table:style-name="ce132"/>
          <table:table-cell table:style-name="ce246"/>
          <table:table-cell table:style-name="ce247"/>
          <table:table-cell table:style-name="ce132"/>
          <table:table-cell table:number-columns-repeated="16363" table:style-name="ce4"/>
        </table:table-row>
        <table:table-row table:style-name="ro62">
          <table:table-cell table:number-columns-repeated="18" table:style-name="ce132"/>
          <table:table-cell table:style-name="ce246"/>
          <table:table-cell table:style-name="ce247"/>
          <table:table-cell table:style-name="ce132"/>
          <table:table-cell table:number-columns-repeated="16363" table:style-name="ce4"/>
        </table:table-row>
        <table:table-row table:number-rows-repeated="1048493" table:style-name="ro28">
          <table:table-cell table:number-columns-repeated="16384"/>
        </table:table-row>
      </table:table>
      <table:table table:name="Q1_4" table:style-name="ta4">
        <table:table-column table:style-name="co57" table:default-cell-style-name="ce132"/>
        <table:table-column table:style-name="co36" table:number-columns-repeated="4" table:default-cell-style-name="ce132"/>
        <table:table-column table:style-name="co58" table:default-cell-style-name="ce132"/>
        <table:table-column table:style-name="co59" table:number-columns-repeated="2" table:default-cell-style-name="ce132"/>
        <table:table-column table:style-name="co60" table:default-cell-style-name="ce132"/>
        <table:table-column table:style-name="co6" table:number-columns-repeated="229"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47" table:default-cell-style-name="ce132"/>
        <table:table-column table:style-name="co61" table:default-cell-style-name="ce132"/>
        <table:table-column table:style-name="co36" table:number-columns-repeated="8" table:default-cell-style-name="ce132"/>
        <table:table-column table:style-name="co6" table:number-columns-repeated="265" table:default-cell-style-name="ce132"/>
        <table:table-row table:style-name="ro49">
          <table:table-cell office:value-type="string" table:style-name="ce202">
            <text:p>Table Q1.4a - Quarterly proceedings, convictions and sentencing, 12 months ending September 2020 and 12 months ending September 2021, England and Wales<text:s/></text:p>
          </table:table-cell>
          <table:table-cell table:number-columns-repeated="4" table:style-name="ce229"/>
          <table:table-cell table:style-name="ce132"/>
          <table:table-cell table:number-columns-repeated="2" table:style-name="ce34"/>
          <table:table-cell table:number-columns-repeated="16376" table:style-name="ce4"/>
        </table:table-row>
        <table:table-row table:style-name="ro49">
          <table:table-cell office:value-type="string" table:style-name="ce204">
            <text:p>This worksheet contains two tables: Table Q1.4a (located cell A4) and Table Q1.4b (located cell A28). Notes can be found on the Notes sheet.</text:p>
          </table:table-cell>
          <table:table-cell table:number-columns-repeated="4" table:style-name="ce229"/>
          <table:table-cell table:style-name="ce132"/>
          <table:table-cell table:number-columns-repeated="2" table:style-name="ce34"/>
          <table:table-cell table:number-columns-repeated="16376" table:style-name="ce4"/>
        </table:table-row>
        <table:table-row table:style-name="ro63">
          <table:table-cell office:value-type="string" table:style-name="ce32">
            <text:p><text:a xlink:href="#Contents.A1">back to contents</text:a></text:p>
          </table:table-cell>
          <table:table-cell table:number-columns-repeated="4" table:style-name="ce205"/>
          <table:table-cell table:style-name="ce132"/>
          <table:table-cell table:number-columns-repeated="2" table:style-name="ce34"/>
          <table:table-cell table:number-columns-repeated="16376" table:style-name="ce4"/>
        </table:table-row>
        <table:table-row table:style-name="ro5">
          <table:table-cell office:value-type="string" table:style-name="ce279">
            <text:p>Proceeding, conviction or sentence</text:p>
          </table:table-cell>
          <table:table-cell office:value-type="string" table:style-name="ce207">
            <text:p>Q4 2019</text:p>
          </table:table-cell>
          <table:table-cell office:value-type="string" table:style-name="ce207">
            <text:p>Q1 2020</text:p>
          </table:table-cell>
          <table:table-cell office:value-type="string" table:style-name="ce207">
            <text:p>Q2 2020</text:p>
          </table:table-cell>
          <table:table-cell office:value-type="string" table:style-name="ce280">
            <text:p>Q3 2020</text:p>
          </table:table-cell>
          <table:table-cell office:value-type="string" table:style-name="ce207">
            <text:p>Q4 20202</text:p>
          </table:table-cell>
          <table:table-cell office:value-type="string" table:style-name="ce207">
            <text:p>Q1 2021</text:p>
          </table:table-cell>
          <table:table-cell office:value-type="string" table:style-name="ce207">
            <text:p>Q2 2021<text:s/></text:p>
          </table:table-cell>
          <table:table-cell office:value-type="string" table:style-name="ce207">
            <text:p>Q3 2021</text:p>
          </table:table-cell>
          <table:table-cell table:number-columns-repeated="16375" table:style-name="ce209"/>
        </table:table-row>
        <table:table-row table:style-name="ro64">
          <table:table-cell office:value-type="string" table:style-name="ce210">
            <text:p>Out of court disposals [Notes 1, 3]</text:p>
          </table:table-cell>
          <table:table-cell office:value-type="float" office:value="33720" table:style-name="ce281">
            <text:p><text:s/>33,720<text:s/></text:p>
          </table:table-cell>
          <table:table-cell office:value-type="float" office:value="44835" table:style-name="ce281">
            <text:p><text:s/>44,835<text:s/></text:p>
          </table:table-cell>
          <table:table-cell office:value-type="float" office:value="46764" table:style-name="ce281">
            <text:p><text:s/>46,764<text:s/></text:p>
          </table:table-cell>
          <table:table-cell office:value-type="float" office:value="38967" table:style-name="ce282">
            <text:p><text:s/>38,967<text:s/></text:p>
          </table:table-cell>
          <table:table-cell office:value-type="float" office:value="40212" table:style-name="ce281">
            <text:p><text:s/>40,212<text:s/></text:p>
          </table:table-cell>
          <table:table-cell office:value-type="float" office:value="38360" table:style-name="ce281">
            <text:p><text:s/>38,360<text:s/></text:p>
          </table:table-cell>
          <table:table-cell office:value-type="float" office:value="39550" table:style-name="ce281">
            <text:p><text:s/>39,550<text:s/></text:p>
          </table:table-cell>
          <table:table-cell office:value-type="float" office:value="38360" table:style-name="ce281">
            <text:p><text:s/>38,360<text:s/></text:p>
          </table:table-cell>
          <table:table-cell table:number-columns-repeated="16375" table:style-name="ce4"/>
        </table:table-row>
        <table:table-row table:style-name="ro6">
          <table:table-cell office:value-type="string" table:style-name="ce132">
            <text:p>Penalty Notices for Disorder</text:p>
          </table:table-cell>
          <table:table-cell office:value-type="float" office:value="4741" table:style-name="ce283">
            <text:p><text:s/>4,741<text:s/></text:p>
          </table:table-cell>
          <table:table-cell office:value-type="float" office:value="4205" table:style-name="ce283">
            <text:p><text:s/>4,205<text:s/></text:p>
          </table:table-cell>
          <table:table-cell office:value-type="float" office:value="4335" table:style-name="ce283">
            <text:p><text:s/>4,335<text:s/></text:p>
          </table:table-cell>
          <table:table-cell office:value-type="float" office:value="4146" table:style-name="ce284">
            <text:p><text:s/>4,146<text:s/></text:p>
          </table:table-cell>
          <table:table-cell office:value-type="float" office:value="3266" table:style-name="ce283">
            <text:p><text:s/>3,266<text:s/></text:p>
          </table:table-cell>
          <table:table-cell office:value-type="float" office:value="3131" table:style-name="ce283">
            <text:p><text:s/>3,131<text:s/></text:p>
          </table:table-cell>
          <table:table-cell office:value-type="float" office:value="3411" table:style-name="ce283">
            <text:p><text:s/>3,411<text:s/></text:p>
          </table:table-cell>
          <table:table-cell office:value-type="float" office:value="3747" table:style-name="ce283">
            <text:p><text:s/>3,747<text:s/></text:p>
          </table:table-cell>
          <table:table-cell table:number-columns-repeated="16375" table:style-name="ce4"/>
        </table:table-row>
        <table:table-row table:style-name="ro6">
          <table:table-cell office:value-type="string" table:style-name="ce132">
            <text:p>Cautions [Note 67]</text:p>
          </table:table-cell>
          <table:table-cell office:value-type="string" table:style-name="ce283">
            <text:p>:</text:p>
          </table:table-cell>
          <table:table-cell office:value-type="string" table:style-name="ce283">
            <text:p>:</text:p>
          </table:table-cell>
          <table:table-cell office:value-type="string" table:style-name="ce283">
            <text:p>:</text:p>
          </table:table-cell>
          <table:table-cell office:value-type="string" table:style-name="ce284">
            <text:p>:</text:p>
          </table:table-cell>
          <table:table-cell office:value-type="string" table:style-name="ce283">
            <text:p>:</text:p>
          </table:table-cell>
          <table:table-cell office:value-type="string" table:style-name="ce283">
            <text:p>:</text:p>
          </table:table-cell>
          <table:table-cell office:value-type="string" table:style-name="ce283">
            <text:p>:</text:p>
          </table:table-cell>
          <table:table-cell office:value-type="string" table:style-name="ce283">
            <text:p>:</text:p>
          </table:table-cell>
          <table:table-cell table:number-columns-repeated="16375" table:style-name="ce4"/>
        </table:table-row>
        <table:table-row table:style-name="ro6">
          <table:table-cell office:value-type="string" table:style-name="ce132">
            <text:p>Cannabis / khat warnings [Note 2]</text:p>
          </table:table-cell>
          <table:table-cell office:value-type="float" office:value="3961" table:style-name="ce283">
            <text:p><text:s/>3,961<text:s/></text:p>
          </table:table-cell>
          <table:table-cell office:value-type="float" office:value="3766" table:style-name="ce283">
            <text:p><text:s/>3,766<text:s/></text:p>
          </table:table-cell>
          <table:table-cell office:value-type="float" office:value="5402" table:style-name="ce283">
            <text:p><text:s/>5,402<text:s/></text:p>
          </table:table-cell>
          <table:table-cell office:value-type="float" office:value="4113" table:style-name="ce284">
            <text:p><text:s/>4,113<text:s/></text:p>
          </table:table-cell>
          <table:table-cell office:value-type="float" office:value="3894" table:style-name="ce283">
            <text:p><text:s/>3,894<text:s/></text:p>
          </table:table-cell>
          <table:table-cell office:value-type="float" office:value="3653" table:style-name="ce283">
            <text:p><text:s/>3,653<text:s/></text:p>
          </table:table-cell>
          <table:table-cell office:value-type="float" office:value="2841" table:style-name="ce283">
            <text:p><text:s/>2,841<text:s/></text:p>
          </table:table-cell>
          <table:table-cell office:value-type="float" office:value="2128" table:style-name="ce283">
            <text:p><text:s/>2,128<text:s/></text:p>
          </table:table-cell>
          <table:table-cell table:number-columns-repeated="16375" table:style-name="ce4"/>
        </table:table-row>
        <table:table-row table:style-name="ro6">
          <table:table-cell office:value-type="string" table:style-name="ce132">
            <text:p>Community resolutions</text:p>
          </table:table-cell>
          <table:table-cell office:value-type="float" office:value="25018" table:style-name="ce283">
            <text:p><text:s/>25,018<text:s/></text:p>
          </table:table-cell>
          <table:table-cell office:value-type="float" office:value="36864" table:style-name="ce283">
            <text:p><text:s/>36,864<text:s/></text:p>
          </table:table-cell>
          <table:table-cell office:value-type="float" office:value="37027" table:style-name="ce283">
            <text:p><text:s/>37,027<text:s/></text:p>
          </table:table-cell>
          <table:table-cell office:value-type="float" office:value="30708" table:style-name="ce284">
            <text:p><text:s/>30,708<text:s/></text:p>
          </table:table-cell>
          <table:table-cell office:value-type="float" office:value="33052" table:style-name="ce283">
            <text:p><text:s/>33,052<text:s/></text:p>
          </table:table-cell>
          <table:table-cell office:value-type="float" office:value="31576" table:style-name="ce283">
            <text:p><text:s/>31,576<text:s/></text:p>
          </table:table-cell>
          <table:table-cell office:value-type="float" office:value="33298" table:style-name="ce283">
            <text:p><text:s/>33,298<text:s/></text:p>
          </table:table-cell>
          <table:table-cell office:value-type="float" office:value="32485" table:style-name="ce283">
            <text:p><text:s/>32,485<text:s/></text:p>
          </table:table-cell>
          <table:table-cell table:number-columns-repeated="16375" table:style-name="ce4"/>
        </table:table-row>
        <table:table-row table:style-name="ro62">
          <table:table-cell office:value-type="string" table:style-name="ce210">
            <text:p>Defendants proceeded against [Notes 4, 5]</text:p>
          </table:table-cell>
          <table:table-cell office:value-type="float" office:value="329195" table:style-name="ce281">
            <text:p><text:s/>329,195<text:s/></text:p>
          </table:table-cell>
          <table:table-cell office:value-type="float" office:value="313648" table:style-name="ce281">
            <text:p><text:s/>313,648<text:s/></text:p>
          </table:table-cell>
          <table:table-cell office:value-type="float" office:value="130758" table:style-name="ce281">
            <text:p><text:s/>130,758<text:s/></text:p>
          </table:table-cell>
          <table:table-cell office:value-type="float" office:value="251666" table:style-name="ce285">
            <text:p><text:s/>251,666<text:s/></text:p>
          </table:table-cell>
          <table:table-cell office:value-type="float" office:value="262411" table:style-name="ce281">
            <text:p><text:s/>262,411<text:s/></text:p>
          </table:table-cell>
          <table:table-cell office:value-type="float" office:value="263474" table:style-name="ce281">
            <text:p><text:s/>263,474<text:s/></text:p>
          </table:table-cell>
          <table:table-cell office:value-type="float" office:value="294180" table:style-name="ce281">
            <text:p><text:s/>294,180<text:s/></text:p>
          </table:table-cell>
          <table:table-cell office:value-type="float" office:value="284478" table:style-name="ce281">
            <text:p><text:s/>284,478<text:s/></text:p>
          </table:table-cell>
          <table:table-cell table:number-columns-repeated="16375" table:style-name="ce4"/>
        </table:table-row>
        <table:table-row table:style-name="ro6">
          <table:table-cell office:value-type="string" table:style-name="ce132">
            <text:p>Proceeded against: Indictable offences</text:p>
          </table:table-cell>
          <table:table-cell office:value-type="float" office:value="58276" table:style-name="ce283">
            <text:p><text:s/>58,276<text:s/></text:p>
          </table:table-cell>
          <table:table-cell office:value-type="float" office:value="58454" table:style-name="ce283">
            <text:p><text:s/>58,454<text:s/></text:p>
          </table:table-cell>
          <table:table-cell office:value-type="float" office:value="26572" table:style-name="ce283">
            <text:p><text:s/>26,572<text:s/></text:p>
          </table:table-cell>
          <table:table-cell office:value-type="float" office:value="60900" table:style-name="ce284">
            <text:p><text:s/>60,900<text:s/></text:p>
          </table:table-cell>
          <table:table-cell office:value-type="float" office:value="60817" table:style-name="ce283">
            <text:p><text:s/>60,817<text:s/></text:p>
          </table:table-cell>
          <table:table-cell office:value-type="float" office:value="57819" table:style-name="ce283">
            <text:p><text:s/>57,819<text:s/></text:p>
          </table:table-cell>
          <table:table-cell office:value-type="float" office:value="55588" table:style-name="ce283">
            <text:p><text:s/>55,588<text:s/></text:p>
          </table:table-cell>
          <table:table-cell office:value-type="float" office:value="49873" table:style-name="ce283">
            <text:p><text:s/>49,873<text:s/></text:p>
          </table:table-cell>
          <table:table-cell table:number-columns-repeated="16375" table:style-name="ce4"/>
        </table:table-row>
        <table:table-row table:style-name="ro6">
          <table:table-cell office:value-type="string" table:style-name="ce132">
            <text:p>Proceeded against: Summary offences</text:p>
          </table:table-cell>
          <table:table-cell office:value-type="float" office:value="270919" table:style-name="ce283">
            <text:p><text:s/>270,919<text:s/></text:p>
          </table:table-cell>
          <table:table-cell office:value-type="float" office:value="255191" table:style-name="ce283">
            <text:p><text:s/>255,191<text:s/></text:p>
          </table:table-cell>
          <table:table-cell office:value-type="float" office:value="104186" table:style-name="ce283">
            <text:p><text:s/>104,186<text:s/></text:p>
          </table:table-cell>
          <table:table-cell office:value-type="float" office:value="190766" table:style-name="ce284">
            <text:p><text:s/>190,766<text:s/></text:p>
          </table:table-cell>
          <table:table-cell office:value-type="float" office:value="201594" table:style-name="ce283">
            <text:p><text:s/>201,594<text:s/></text:p>
          </table:table-cell>
          <table:table-cell office:value-type="float" office:value="205654" table:style-name="ce283">
            <text:p><text:s/>205,654<text:s/></text:p>
          </table:table-cell>
          <table:table-cell office:value-type="float" office:value="238590" table:style-name="ce283">
            <text:p><text:s/>238,590<text:s/></text:p>
          </table:table-cell>
          <table:table-cell office:value-type="float" office:value="234589" table:style-name="ce283">
            <text:p><text:s/>234,589<text:s/></text:p>
          </table:table-cell>
          <table:table-cell table:number-columns-repeated="16375" table:style-name="ce4"/>
        </table:table-row>
        <table:table-row table:style-name="ro6">
          <table:table-cell office:value-type="string" table:style-name="ce132">
            <text:p>Proceeded against: Offences not known [Note 6]</text:p>
          </table:table-cell>
          <table:table-cell office:value-type="float" office:value="0" table:style-name="ce283">
            <text:p><text:s/>-<text:s/></text:p>
          </table:table-cell>
          <table:table-cell office:value-type="float" office:value="3" table:style-name="ce283">
            <text:p><text:s/>3<text:s/></text:p>
          </table:table-cell>
          <table:table-cell office:value-type="float" office:value="0" table:style-name="ce283">
            <text:p><text:s/>-<text:s/></text:p>
          </table:table-cell>
          <table:table-cell office:value-type="float" office:value="0" table:style-name="ce284">
            <text:p><text:s/>-<text:s/></text:p>
          </table:table-cell>
          <table:table-cell office:value-type="float" office:value="0" table:style-name="ce283">
            <text:p><text:s/>-<text:s/></text:p>
          </table:table-cell>
          <table:table-cell office:value-type="float" office:value="1" table:style-name="ce283">
            <text:p><text:s/>1<text:s/></text:p>
          </table:table-cell>
          <table:table-cell office:value-type="float" office:value="2" table:style-name="ce283">
            <text:p><text:s/>2<text:s/></text:p>
          </table:table-cell>
          <table:table-cell office:value-type="float" office:value="16" table:style-name="ce283">
            <text:p><text:s/>16<text:s/></text:p>
          </table:table-cell>
          <table:table-cell table:number-columns-repeated="16375" table:style-name="ce4"/>
        </table:table-row>
        <table:table-row table:style-name="ro60">
          <table:table-cell office:value-type="string" table:style-name="ce210">
            <text:p>Offenders convicted [Notes 4, 5]</text:p>
          </table:table-cell>
          <table:table-cell office:value-type="float" office:value="286684" table:style-name="ce281">
            <text:p><text:s/>286,684<text:s/></text:p>
          </table:table-cell>
          <table:table-cell office:value-type="float" office:value="270841" table:style-name="ce281">
            <text:p><text:s/>270,841<text:s/></text:p>
          </table:table-cell>
          <table:table-cell office:value-type="float" office:value="112289" table:style-name="ce281">
            <text:p><text:s/>112,289<text:s/></text:p>
          </table:table-cell>
          <table:table-cell office:value-type="float" office:value="211221" table:style-name="ce285">
            <text:p><text:s/>211,221<text:s/></text:p>
          </table:table-cell>
          <table:table-cell office:value-type="float" office:value="222290" table:style-name="ce281">
            <text:p><text:s/>222,290<text:s/></text:p>
          </table:table-cell>
          <table:table-cell office:value-type="float" office:value="224321" table:style-name="ce281">
            <text:p><text:s/>224,321<text:s/></text:p>
          </table:table-cell>
          <table:table-cell office:value-type="float" office:value="255467" table:style-name="ce281">
            <text:p><text:s/>255,467<text:s/></text:p>
          </table:table-cell>
          <table:table-cell office:value-type="float" office:value="247649" table:style-name="ce281">
            <text:p><text:s/>247,649<text:s/></text:p>
          </table:table-cell>
          <table:table-cell table:number-columns-repeated="2" table:style-name="ce4"/>
          <table:table-cell office:value-type="string" table:style-name="ce4">
            <text:p><text:s/></text:p>
          </table:table-cell>
          <table:table-cell table:number-columns-repeated="16372" table:style-name="ce4"/>
        </table:table-row>
        <table:table-row table:style-name="ro6">
          <table:table-cell office:value-type="string" table:style-name="ce132">
            <text:p>Convicted: Indictable offences</text:p>
          </table:table-cell>
          <table:table-cell office:value-type="float" office:value="48967" table:style-name="ce283">
            <text:p><text:s/>48,967<text:s/></text:p>
          </table:table-cell>
          <table:table-cell office:value-type="float" office:value="48389" table:style-name="ce283">
            <text:p><text:s/>48,389<text:s/></text:p>
          </table:table-cell>
          <table:table-cell office:value-type="float" office:value="20617" table:style-name="ce283">
            <text:p><text:s/>20,617<text:s/></text:p>
          </table:table-cell>
          <table:table-cell office:value-type="float" office:value="45060" table:style-name="ce284">
            <text:p><text:s/>45,060<text:s/></text:p>
          </table:table-cell>
          <table:table-cell office:value-type="float" office:value="46693" table:style-name="ce283">
            <text:p><text:s/>46,693<text:s/></text:p>
          </table:table-cell>
          <table:table-cell office:value-type="float" office:value="46156" table:style-name="ce283">
            <text:p><text:s/>46,156<text:s/></text:p>
          </table:table-cell>
          <table:table-cell office:value-type="float" office:value="45752" table:style-name="ce283">
            <text:p><text:s/>45,752<text:s/></text:p>
          </table:table-cell>
          <table:table-cell office:value-type="float" office:value="42613" table:style-name="ce283">
            <text:p><text:s/>42,613<text:s/></text:p>
          </table:table-cell>
          <table:table-cell table:number-columns-repeated="16375" table:style-name="ce4"/>
        </table:table-row>
        <table:table-row table:style-name="ro6">
          <table:table-cell office:value-type="string" table:style-name="ce132">
            <text:p>Convicted: Summary offences</text:p>
          </table:table-cell>
          <table:table-cell office:value-type="float" office:value="237482" table:style-name="ce283">
            <text:p><text:s/>237,482<text:s/></text:p>
          </table:table-cell>
          <table:table-cell office:value-type="float" office:value="222323" table:style-name="ce283">
            <text:p><text:s/>222,323<text:s/></text:p>
          </table:table-cell>
          <table:table-cell office:value-type="float" office:value="91580" table:style-name="ce283">
            <text:p><text:s/>91,580<text:s/></text:p>
          </table:table-cell>
          <table:table-cell office:value-type="float" office:value="166063" table:style-name="ce284">
            <text:p><text:s/>166,063<text:s/></text:p>
          </table:table-cell>
          <table:table-cell office:value-type="float" office:value="175479" table:style-name="ce283">
            <text:p><text:s/>175,479<text:s/></text:p>
          </table:table-cell>
          <table:table-cell office:value-type="float" office:value="178155" table:style-name="ce283">
            <text:p><text:s/>178,155<text:s/></text:p>
          </table:table-cell>
          <table:table-cell office:value-type="float" office:value="209703" table:style-name="ce283">
            <text:p><text:s/>209,703<text:s/></text:p>
          </table:table-cell>
          <table:table-cell office:value-type="float" office:value="205008" table:style-name="ce283">
            <text:p><text:s/>205,008<text:s/></text:p>
          </table:table-cell>
          <table:table-cell table:number-columns-repeated="16375" table:style-name="ce4"/>
        </table:table-row>
        <table:table-row table:style-name="ro6">
          <table:table-cell office:value-type="string" table:style-name="ce132">
            <text:p>Convicted: Offences not known [Note 6]</text:p>
          </table:table-cell>
          <table:table-cell office:value-type="float" office:value="235" table:style-name="ce283">
            <text:p><text:s/>235<text:s/></text:p>
          </table:table-cell>
          <table:table-cell office:value-type="float" office:value="129" table:style-name="ce283">
            <text:p><text:s/>129<text:s/></text:p>
          </table:table-cell>
          <table:table-cell office:value-type="float" office:value="92" table:style-name="ce283">
            <text:p><text:s/>92<text:s/></text:p>
          </table:table-cell>
          <table:table-cell office:value-type="float" office:value="98" table:style-name="ce284">
            <text:p><text:s/>98<text:s/></text:p>
          </table:table-cell>
          <table:table-cell office:value-type="float" office:value="118" table:style-name="ce283">
            <text:p><text:s/>118<text:s/></text:p>
          </table:table-cell>
          <table:table-cell office:value-type="float" office:value="10" table:style-name="ce283">
            <text:p><text:s/>10<text:s/></text:p>
          </table:table-cell>
          <table:table-cell office:value-type="float" office:value="12" table:style-name="ce283">
            <text:p><text:s/>12<text:s/></text:p>
          </table:table-cell>
          <table:table-cell office:value-type="float" office:value="28" table:style-name="ce283">
            <text:p><text:s/>28<text:s/></text:p>
          </table:table-cell>
          <table:table-cell table:number-columns-repeated="16375" table:style-name="ce4"/>
        </table:table-row>
        <table:table-row table:style-name="ro65">
          <table:table-cell office:value-type="string" table:style-name="ce210">
            <text:p>Total offenders sentenced [Notes 4, 5, 7]</text:p>
          </table:table-cell>
          <table:table-cell office:value-type="float" office:value="286452" table:style-name="ce281">
            <text:p><text:s/>286,452<text:s/></text:p>
          </table:table-cell>
          <table:table-cell office:value-type="float" office:value="270568" table:style-name="ce281">
            <text:p><text:s/>270,568<text:s/></text:p>
          </table:table-cell>
          <table:table-cell office:value-type="float" office:value="112579" table:style-name="ce281">
            <text:p><text:s/>112,579<text:s/></text:p>
          </table:table-cell>
          <table:table-cell office:value-type="float" office:value="209978" table:style-name="ce285">
            <text:p><text:s/>209,978<text:s/></text:p>
          </table:table-cell>
          <table:table-cell office:value-type="float" office:value="221793" table:style-name="ce281">
            <text:p><text:s/>221,793<text:s/></text:p>
          </table:table-cell>
          <table:table-cell office:value-type="float" office:value="224360" table:style-name="ce281">
            <text:p><text:s/>224,360<text:s/></text:p>
          </table:table-cell>
          <table:table-cell office:value-type="float" office:value="255895" table:style-name="ce281">
            <text:p><text:s/>255,895<text:s/></text:p>
          </table:table-cell>
          <table:table-cell office:value-type="float" office:value="248951" table:style-name="ce281">
            <text:p><text:s/>248,951<text:s/></text:p>
          </table:table-cell>
          <table:table-cell table:number-columns-repeated="16375" table:style-name="ce4"/>
        </table:table-row>
        <table:table-row table:style-name="ro6">
          <table:table-cell office:value-type="string" table:style-name="ce213">
            <text:p>Immediate custody</text:p>
          </table:table-cell>
          <table:table-cell office:value-type="float" office:value="18993" table:style-name="ce283">
            <text:p><text:s/>18,993<text:s/></text:p>
          </table:table-cell>
          <table:table-cell office:value-type="float" office:value="18384" table:style-name="ce283">
            <text:p><text:s/>18,384<text:s/></text:p>
          </table:table-cell>
          <table:table-cell office:value-type="float" office:value="11724" table:style-name="ce283">
            <text:p><text:s/>11,724<text:s/></text:p>
          </table:table-cell>
          <table:table-cell office:value-type="float" office:value="15757" table:style-name="ce284">
            <text:p><text:s/>15,757<text:s/></text:p>
          </table:table-cell>
          <table:table-cell office:value-type="float" office:value="16141" table:style-name="ce283">
            <text:p><text:s/>16,141<text:s/></text:p>
          </table:table-cell>
          <table:table-cell office:value-type="float" office:value="16097" table:style-name="ce283">
            <text:p><text:s/>16,097<text:s/></text:p>
          </table:table-cell>
          <table:table-cell office:value-type="float" office:value="16242" table:style-name="ce283">
            <text:p><text:s/>16,242<text:s/></text:p>
          </table:table-cell>
          <table:table-cell office:value-type="float" office:value="16134" table:style-name="ce283">
            <text:p><text:s/>16,134<text:s/></text:p>
          </table:table-cell>
          <table:table-cell table:number-columns-repeated="16375" table:style-name="ce4"/>
        </table:table-row>
        <table:table-row table:style-name="ro6">
          <table:table-cell office:value-type="string" table:style-name="ce132">
            <text:p>Suspended sentence</text:p>
          </table:table-cell>
          <table:table-cell office:value-type="float" office:value="9833" table:style-name="ce283">
            <text:p><text:s/>9,833<text:s/></text:p>
          </table:table-cell>
          <table:table-cell office:value-type="float" office:value="9956" table:style-name="ce283">
            <text:p><text:s/>9,956<text:s/></text:p>
          </table:table-cell>
          <table:table-cell office:value-type="float" office:value="5348" table:style-name="ce283">
            <text:p><text:s/>5,348<text:s/></text:p>
          </table:table-cell>
          <table:table-cell office:value-type="float" office:value="10106" table:style-name="ce284">
            <text:p><text:s/>10,106<text:s/></text:p>
          </table:table-cell>
          <table:table-cell office:value-type="float" office:value="10544" table:style-name="ce283">
            <text:p><text:s/>10,544<text:s/></text:p>
          </table:table-cell>
          <table:table-cell office:value-type="float" office:value="11248" table:style-name="ce283">
            <text:p><text:s/>11,248<text:s/></text:p>
          </table:table-cell>
          <table:table-cell office:value-type="float" office:value="11617" table:style-name="ce283">
            <text:p><text:s/>11,617<text:s/></text:p>
          </table:table-cell>
          <table:table-cell office:value-type="float" office:value="11222" table:style-name="ce283">
            <text:p><text:s/>11,222<text:s/></text:p>
          </table:table-cell>
          <table:table-cell table:number-columns-repeated="16375" table:style-name="ce4"/>
        </table:table-row>
        <table:table-row table:style-name="ro6">
          <table:table-cell office:value-type="string" table:style-name="ce132">
            <text:p>Community sentence</text:p>
          </table:table-cell>
          <table:table-cell office:value-type="float" office:value="19746" table:style-name="ce283">
            <text:p><text:s/>19,746<text:s/></text:p>
          </table:table-cell>
          <table:table-cell office:value-type="float" office:value="19670" table:style-name="ce283">
            <text:p><text:s/>19,670<text:s/></text:p>
          </table:table-cell>
          <table:table-cell office:value-type="float" office:value="5038" table:style-name="ce283">
            <text:p><text:s/>5,038<text:s/></text:p>
          </table:table-cell>
          <table:table-cell office:value-type="float" office:value="17931" table:style-name="ce284">
            <text:p><text:s/>17,931<text:s/></text:p>
          </table:table-cell>
          <table:table-cell office:value-type="float" office:value="18434" table:style-name="ce283">
            <text:p><text:s/>18,434<text:s/></text:p>
          </table:table-cell>
          <table:table-cell office:value-type="float" office:value="18290" table:style-name="ce283">
            <text:p><text:s/>18,290<text:s/></text:p>
          </table:table-cell>
          <table:table-cell office:value-type="float" office:value="18371" table:style-name="ce283">
            <text:p><text:s/>18,371<text:s/></text:p>
          </table:table-cell>
          <table:table-cell office:value-type="float" office:value="17638" table:style-name="ce283">
            <text:p><text:s/>17,638<text:s/></text:p>
          </table:table-cell>
          <table:table-cell table:number-columns-repeated="16375" table:style-name="ce4"/>
        </table:table-row>
        <table:table-row table:style-name="ro6">
          <table:table-cell office:value-type="string" table:style-name="ce132">
            <text:p>Fines</text:p>
          </table:table-cell>
          <table:table-cell office:value-type="float" office:value="223916" table:style-name="ce283">
            <text:p><text:s/>223,916<text:s/></text:p>
          </table:table-cell>
          <table:table-cell office:value-type="float" office:value="209617" table:style-name="ce283">
            <text:p><text:s/>209,617<text:s/></text:p>
          </table:table-cell>
          <table:table-cell office:value-type="float" office:value="87149" table:style-name="ce283">
            <text:p><text:s/>87,149<text:s/></text:p>
          </table:table-cell>
          <table:table-cell office:value-type="float" office:value="155178" table:style-name="ce284">
            <text:p><text:s/>155,178<text:s/></text:p>
          </table:table-cell>
          <table:table-cell office:value-type="float" office:value="164249" table:style-name="ce283">
            <text:p><text:s/>164,249<text:s/></text:p>
          </table:table-cell>
          <table:table-cell office:value-type="float" office:value="167263" table:style-name="ce283">
            <text:p><text:s/>167,263<text:s/></text:p>
          </table:table-cell>
          <table:table-cell office:value-type="float" office:value="198177" table:style-name="ce283">
            <text:p><text:s/>198,177<text:s/></text:p>
          </table:table-cell>
          <table:table-cell office:value-type="float" office:value="193284" table:style-name="ce283">
            <text:p><text:s/>193,284<text:s/></text:p>
          </table:table-cell>
          <table:table-cell table:number-columns-repeated="16375" table:style-name="ce4"/>
        </table:table-row>
        <table:table-row table:style-name="ro6">
          <table:table-cell office:value-type="string" table:style-name="ce132">
            <text:p>Compensation</text:p>
          </table:table-cell>
          <table:table-cell office:value-type="float" office:value="1045" table:style-name="ce283">
            <text:p><text:s/>1,045<text:s/></text:p>
          </table:table-cell>
          <table:table-cell office:value-type="float" office:value="1089" table:style-name="ce283">
            <text:p><text:s/>1,089<text:s/></text:p>
          </table:table-cell>
          <table:table-cell office:value-type="float" office:value="299" table:style-name="ce283">
            <text:p><text:s/>299<text:s/></text:p>
          </table:table-cell>
          <table:table-cell office:value-type="float" office:value="1035" table:style-name="ce284">
            <text:p><text:s/>1,035<text:s/></text:p>
          </table:table-cell>
          <table:table-cell office:value-type="float" office:value="1111" table:style-name="ce283">
            <text:p><text:s/>1,111<text:s/></text:p>
          </table:table-cell>
          <table:table-cell office:value-type="float" office:value="1116" table:style-name="ce283">
            <text:p><text:s/>1,116<text:s/></text:p>
          </table:table-cell>
          <table:table-cell office:value-type="float" office:value="1023" table:style-name="ce283">
            <text:p><text:s/>1,023<text:s/></text:p>
          </table:table-cell>
          <table:table-cell office:value-type="float" office:value="942" table:style-name="ce283">
            <text:p><text:s/>942<text:s/></text:p>
          </table:table-cell>
          <table:table-cell table:number-columns-repeated="16375" table:style-name="ce4"/>
        </table:table-row>
        <table:table-row table:style-name="ro6">
          <table:table-cell office:value-type="string" table:style-name="ce132">
            <text:p>Other disposals [Note 8]</text:p>
          </table:table-cell>
          <table:table-cell office:value-type="float" office:value="12919" table:style-name="ce283">
            <text:p><text:s/>12,919<text:s/></text:p>
          </table:table-cell>
          <table:table-cell office:value-type="float" office:value="11852" table:style-name="ce283">
            <text:p><text:s/>11,852<text:s/></text:p>
          </table:table-cell>
          <table:table-cell office:value-type="float" office:value="3021" table:style-name="ce283">
            <text:p><text:s/>3,021<text:s/></text:p>
          </table:table-cell>
          <table:table-cell office:value-type="float" office:value="9971" table:style-name="ce284">
            <text:p><text:s/>9,971<text:s/></text:p>
          </table:table-cell>
          <table:table-cell office:value-type="float" office:value="11312" table:style-name="ce283">
            <text:p><text:s/>11,312<text:s/></text:p>
          </table:table-cell>
          <table:table-cell office:value-type="float" office:value="10346" table:style-name="ce283">
            <text:p><text:s/>10,346<text:s/></text:p>
          </table:table-cell>
          <table:table-cell office:value-type="float" office:value="10465" table:style-name="ce283">
            <text:p><text:s/>10,465<text:s/></text:p>
          </table:table-cell>
          <table:table-cell office:value-type="float" office:value="9731" table:style-name="ce283">
            <text:p><text:s/>9,731<text:s/></text:p>
          </table:table-cell>
          <table:table-cell table:number-columns-repeated="16375" table:style-name="ce4"/>
        </table:table-row>
        <table:table-row table:style-name="ro35">
          <table:table-cell office:value-type="string" table:style-name="ce215">
            <text:p>Average custodial sentence length (months) [Note 9]</text:p>
          </table:table-cell>
          <table:table-cell office:value-type="float" office:value="21.0715" table:style-name="ce283">
            <text:p><text:s/>21<text:s/></text:p>
          </table:table-cell>
          <table:table-cell office:value-type="float" office:value="20.059000000000001" table:style-name="ce283">
            <text:p><text:s/>20<text:s/></text:p>
          </table:table-cell>
          <table:table-cell office:value-type="float" office:value="16.4392" table:style-name="ce283">
            <text:p><text:s/>16<text:s/></text:p>
          </table:table-cell>
          <table:table-cell office:value-type="float" office:value="17.368600000000001" table:style-name="ce284">
            <text:p><text:s/>17<text:s/></text:p>
          </table:table-cell>
          <table:table-cell office:value-type="float" office:value="19.645399999999999" table:style-name="ce283">
            <text:p><text:s/>20<text:s/></text:p>
          </table:table-cell>
          <table:table-cell office:value-type="float" office:value="20.1938" table:style-name="ce283">
            <text:p><text:s/>20<text:s/></text:p>
          </table:table-cell>
          <table:table-cell office:value-type="float" office:value="22.221399999999999" table:style-name="ce283">
            <text:p><text:s/>22<text:s/></text:p>
          </table:table-cell>
          <table:table-cell office:value-type="float" office:value="22.615200000000002" table:style-name="ce283">
            <text:p><text:s/>23<text:s/></text:p>
          </table:table-cell>
          <table:table-cell table:number-columns-repeated="16375" table:style-name="ce4"/>
        </table:table-row>
        <table:table-row table:style-name="ro66">
          <table:table-cell office:value-type="string" table:style-name="ce217">
            <text:p>Total persons sentenced [Notes 7, 10]</text:p>
          </table:table-cell>
          <table:table-cell office:value-type="float" office:value="284228" table:style-name="ce286">
            <text:p><text:s/>284,228<text:s/></text:p>
          </table:table-cell>
          <table:table-cell office:value-type="float" office:value="268348" table:style-name="ce286">
            <text:p><text:s/>268,348<text:s/></text:p>
          </table:table-cell>
          <table:table-cell office:value-type="float" office:value="112507" table:style-name="ce286">
            <text:p><text:s/>112,507<text:s/></text:p>
          </table:table-cell>
          <table:table-cell office:value-type="float" office:value="209072" table:style-name="ce287">
            <text:p><text:s/>209,072<text:s/></text:p>
          </table:table-cell>
          <table:table-cell office:value-type="float" office:value="220192" table:style-name="ce286">
            <text:p><text:s/>220,192<text:s/></text:p>
          </table:table-cell>
          <table:table-cell office:value-type="float" office:value="222740" table:style-name="ce286">
            <text:p><text:s/>222,740<text:s/></text:p>
          </table:table-cell>
          <table:table-cell office:value-type="float" office:value="253912" table:style-name="ce286">
            <text:p><text:s/>253,912<text:s/></text:p>
          </table:table-cell>
          <table:table-cell office:value-type="float" office:value="246727" table:style-name="ce286">
            <text:p><text:s/>246,727<text:s/></text:p>
          </table:table-cell>
          <table:table-cell table:number-columns-repeated="16375" table:style-name="ce4"/>
        </table:table-row>
        <table:table-row table:style-name="ro13">
          <table:table-cell office:value-type="string" table:style-name="ce220">
            <text:p>Source: Ministry of Justice Court Proceedings Database and Home Office open data tables (cannabis/khat warnings and community resolutions).</text:p>
          </table:table-cell>
          <table:table-cell table:number-columns-repeated="2" table:style-name="ce224"/>
          <table:table-cell table:number-columns-repeated="2" table:style-name="ce222"/>
          <table:table-cell table:style-name="ce132"/>
          <table:table-cell table:style-name="ce241"/>
          <table:table-cell table:style-name="ce132"/>
          <table:table-cell table:style-name="ce220"/>
          <table:table-cell table:number-columns-repeated="2" table:style-name="ce267"/>
          <table:table-cell table:number-columns-repeated="6" table:style-name="ce132"/>
          <table:table-cell table:style-name="ce246"/>
          <table:table-cell table:number-columns-repeated="16366" table:style-name="ce4"/>
        </table:table-row>
        <table:table-row table:style-name="ro6">
          <table:table-cell office:value-type="string" table:style-name="ce132">
            <text:p>- = nil</text:p>
          </table:table-cell>
          <table:table-cell table:number-columns-repeated="6" table:style-name="ce132"/>
          <table:table-cell table:style-name="ce267"/>
          <table:table-cell table:number-columns-repeated="2" table:style-name="ce132"/>
          <table:table-cell table:style-name="ce267"/>
          <table:table-cell table:number-columns-repeated="6" table:style-name="ce132"/>
          <table:table-cell table:style-name="ce246"/>
          <table:table-cell table:number-columns-repeated="16366" table:style-name="ce4"/>
        </table:table-row>
        <table:table-row table:style-name="ro6">
          <table:table-cell office:value-type="string" table:style-name="ce132">
            <text:p>: = Not available</text:p>
          </table:table-cell>
          <table:table-cell table:number-columns-repeated="6" table:style-name="ce132"/>
          <table:table-cell table:style-name="ce267"/>
          <table:table-cell table:number-columns-repeated="2" table:style-name="ce132"/>
          <table:table-cell table:style-name="ce267"/>
          <table:table-cell table:number-columns-repeated="6" table:style-name="ce132"/>
          <table:table-cell table:style-name="ce246"/>
          <table:table-cell table:number-columns-repeated="16366" table:style-name="ce4"/>
        </table:table-row>
        <table:table-row table:style-name="ro22">
          <table:table-cell table:number-columns-repeated="7" table:style-name="ce132"/>
          <table:table-cell table:style-name="ce267"/>
          <table:table-cell table:style-name="ce132"/>
          <table:table-cell table:number-columns-repeated="16375" table:style-name="ce4"/>
        </table:table-row>
        <table:table-row table:style-name="ro6">
          <table:table-cell table:number-columns-spanned="9" table:number-rows-spanned="1" table:style-name="ce176"/>
          <table:covered-table-cell table:number-columns-repeated="8"/>
          <table:table-cell table:number-columns-repeated="16375" table:style-name="ce4"/>
        </table:table-row>
        <table:table-row table:style-name="ro6">
          <table:table-cell table:number-columns-repeated="7" table:style-name="ce242"/>
          <table:table-cell table:style-name="ce132"/>
          <table:table-cell table:number-columns-repeated="16376" table:style-name="ce4"/>
        </table:table-row>
        <table:table-row table:style-name="ro6">
          <table:table-cell table:number-columns-spanned="9" table:number-rows-spanned="1" table:style-name="ce176"/>
          <table:covered-table-cell table:number-columns-repeated="8"/>
          <table:table-cell table:number-columns-repeated="16375" table:style-name="ce4"/>
        </table:table-row>
        <table:table-row table:style-name="ro6">
          <table:table-cell table:number-columns-repeated="7" table:style-name="ce244"/>
          <table:table-cell table:style-name="ce132"/>
          <table:table-cell table:style-name="ce244"/>
          <table:table-cell table:number-columns-repeated="16375" table:style-name="ce4"/>
        </table:table-row>
        <table:table-row table:style-name="ro22">
          <table:table-cell table:number-columns-spanned="9" table:number-rows-spanned="2" table:style-name="ce176"/>
          <table:covered-table-cell table:number-columns-repeated="8"/>
          <table:table-cell table:number-columns-repeated="16375" table:style-name="ce4"/>
        </table:table-row>
        <table:table-row table:style-name="ro6">
          <table:covered-table-cell/>
          <table:covered-table-cell table:number-columns-repeated="8"/>
          <table:table-cell table:number-columns-repeated="16375" table:style-name="ce4"/>
        </table:table-row>
        <table:table-row table:style-name="ro22">
          <table:table-cell table:number-columns-repeated="7" table:style-name="ce242"/>
          <table:table-cell table:style-name="ce132"/>
          <table:table-cell table:style-name="ce228"/>
          <table:table-cell table:number-columns-repeated="16375" table:style-name="ce4"/>
        </table:table-row>
        <table:table-row table:style-name="ro22">
          <table:table-cell table:number-columns-spanned="9" table:number-rows-spanned="2" table:style-name="ce176"/>
          <table:covered-table-cell table:number-columns-repeated="8"/>
          <table:table-cell table:number-columns-repeated="16375" table:style-name="ce4"/>
        </table:table-row>
        <table:table-row table:style-name="ro6">
          <table:covered-table-cell/>
          <table:covered-table-cell table:number-columns-repeated="8"/>
          <table:table-cell table:number-columns-repeated="16375" table:style-name="ce4"/>
        </table:table-row>
        <table:table-row table:style-name="ro22">
          <table:table-cell table:number-columns-repeated="8" table:style-name="ce288"/>
          <table:table-cell table:number-columns-repeated="16376" table:style-name="ce4"/>
        </table:table-row>
        <table:table-row table:style-name="ro6">
          <table:table-cell table:number-columns-spanned="8" table:number-rows-spanned="1" table:style-name="ce176"/>
          <table:covered-table-cell table:number-columns-repeated="7"/>
          <table:table-cell table:style-name="ce40"/>
          <table:table-cell table:number-columns-repeated="16375" table:style-name="ce4"/>
        </table:table-row>
        <table:table-row table:style-name="ro22">
          <table:table-cell table:number-columns-repeated="8" table:style-name="ce288"/>
          <table:table-cell table:style-name="ce40"/>
          <table:table-cell table:number-columns-repeated="16375" table:style-name="ce4"/>
        </table:table-row>
        <table:table-row table:style-name="ro6">
          <table:table-cell table:number-columns-spanned="8" table:number-rows-spanned="1" table:style-name="ce176"/>
          <table:covered-table-cell table:number-columns-repeated="7"/>
          <table:table-cell table:number-columns-repeated="16376" table:style-name="ce4"/>
        </table:table-row>
        <table:table-row table:style-name="ro6">
          <table:table-cell table:number-columns-repeated="8" table:style-name="ce288"/>
          <table:table-cell table:number-columns-repeated="16376" table:style-name="ce4"/>
        </table:table-row>
        <table:table-row table:style-name="ro6">
          <table:table-cell table:number-columns-spanned="9" table:number-rows-spanned="1" table:style-name="ce176"/>
          <table:covered-table-cell table:number-columns-repeated="8"/>
          <table:table-cell table:number-columns-repeated="16375" table:style-name="ce4"/>
        </table:table-row>
        <table:table-row table:style-name="ro22">
          <table:table-cell table:style-name="ce34"/>
          <table:table-cell table:number-columns-repeated="7" table:style-name="ce41"/>
          <table:table-cell table:number-columns-repeated="16376" table:style-name="ce4"/>
        </table:table-row>
        <table:table-row table:style-name="ro6">
          <table:table-cell table:number-columns-spanned="8" table:number-rows-spanned="1" table:style-name="ce176"/>
          <table:covered-table-cell table:number-columns-repeated="7"/>
          <table:table-cell table:number-columns-repeated="16376" table:style-name="ce4"/>
        </table:table-row>
        <table:table-row table:style-name="ro6">
          <table:table-cell table:number-columns-repeated="8" table:style-name="ce226"/>
          <table:table-cell table:number-columns-repeated="16376" table:style-name="ce4"/>
        </table:table-row>
        <table:table-row table:style-name="ro6">
          <table:table-cell table:style-name="ce213"/>
          <table:table-cell table:number-columns-repeated="7" table:style-name="ce228"/>
          <table:table-cell table:style-name="ce4"/>
          <table:table-cell table:number-columns-repeated="9" table:style-name="ce132"/>
          <table:table-cell table:number-columns-repeated="16366" table:style-name="ce4"/>
        </table:table-row>
        <table:table-row table:style-name="ro6">
          <table:table-cell table:style-name="ce213"/>
          <table:table-cell table:number-columns-repeated="7" table:style-name="ce228"/>
          <table:table-cell table:number-columns-repeated="10" table:style-name="ce132"/>
          <table:table-cell table:number-columns-repeated="16366" table:style-name="ce4"/>
        </table:table-row>
        <table:table-row table:style-name="ro6">
          <table:table-cell table:number-columns-spanned="8" table:number-rows-spanned="1" table:style-name="ce176"/>
          <table:covered-table-cell table:number-columns-repeated="7"/>
          <table:table-cell table:number-columns-repeated="10" table:style-name="ce132"/>
          <table:table-cell table:number-columns-repeated="16366" table:style-name="ce4"/>
        </table:table-row>
        <table:table-row table:number-rows-repeated="4" table:style-name="ro27">
          <table:table-cell table:number-columns-repeated="16384" table:style-name="ce132"/>
        </table:table-row>
        <table:table-row table:number-rows-repeated="1048521" table:style-name="ro28">
          <table:table-cell table:number-columns-repeated="16384"/>
        </table:table-row>
      </table:table>
      <table:table table:name="Q2_1" table:style-name="ta5">
        <table:table-column table:style-name="co62" table:default-cell-style-name="ce290"/>
        <table:table-column table:style-name="co16" table:number-columns-repeated="6" table:default-cell-style-name="ce290"/>
        <table:table-column table:style-name="co16" table:number-columns-repeated="4" table:default-cell-style-name="ce310"/>
        <table:table-column table:style-name="co6" table:number-columns-repeated="229"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45" table:default-cell-style-name="ce290"/>
        <table:table-column table:style-name="co62" table:default-cell-style-name="ce290"/>
        <table:table-column table:style-name="co16" table:number-columns-repeated="10" table:default-cell-style-name="ce290"/>
        <table:table-column table:style-name="co6" table:number-columns-repeated="261" table:default-cell-style-name="ce290"/>
        <table:table-row table:style-name="ro67">
          <table:table-cell office:value-type="string" table:style-name="ce202">
            <text:p>Table Q2.1 - Number of offenders issued a Penalty Notice for Disorder aged 16 and over by offence, 12 months ending September 2011 to 12 months ending September 2021, England and Wales [Notes 1, 36]</text:p>
          </table:table-cell>
          <table:table-cell table:number-columns-repeated="5" table:style-name="ce289"/>
          <table:table-cell table:style-name="ce290"/>
          <table:table-cell table:number-columns-repeated="4" table:style-name="ce291"/>
          <table:table-cell table:style-name="ce290"/>
          <table:table-cell table:style-name="ce291"/>
          <table:table-cell table:number-columns-repeated="16371" table:style-name="ce4"/>
        </table:table-row>
        <table:table-row table:style-name="ro67">
          <table:table-cell office:value-type="string" table:style-name="ce292">
            <text:p>This worksheet contains 1 table. Notes can be found on the Notes sheet.</text:p>
          </table:table-cell>
          <table:table-cell table:number-columns-repeated="5" table:style-name="ce289"/>
          <table:table-cell table:style-name="ce290"/>
          <table:table-cell table:number-columns-repeated="4" table:style-name="ce291"/>
          <table:table-cell table:style-name="ce290"/>
          <table:table-cell table:style-name="ce291"/>
          <table:table-cell table:number-columns-repeated="16371" table:style-name="ce4"/>
        </table:table-row>
        <table:table-row table:style-name="ro2">
          <table:table-cell office:value-type="string" table:style-name="ce32">
            <text:p><text:a xlink:href="#Contents.A1">back to contents</text:a></text:p>
          </table:table-cell>
          <table:table-cell table:number-columns-repeated="5" table:style-name="ce289"/>
          <table:table-cell table:style-name="ce32"/>
          <table:table-cell table:number-columns-repeated="4" table:style-name="ce291"/>
          <table:table-cell table:number-columns-repeated="2" table:style-name="ce290"/>
          <table:table-cell table:number-columns-repeated="16371" table:style-name="ce4"/>
        </table:table-row>
        <table:table-row table:style-name="ro7">
          <table:table-cell office:value-type="string" table:style-name="ce279">
            <text:p>Offence</text:p>
          </table:table-cell>
          <table:table-cell office:value-type="string" table:style-name="ce293">
            <text:p>2011</text:p>
          </table:table-cell>
          <table:table-cell office:value-type="string" table:style-name="ce293">
            <text:p>2012</text:p>
          </table:table-cell>
          <table:table-cell office:value-type="string" table:style-name="ce293">
            <text:p>2013</text:p>
          </table:table-cell>
          <table:table-cell office:value-type="string" table:style-name="ce293">
            <text:p>2014</text:p>
          </table:table-cell>
          <table:table-cell office:value-type="string" table:style-name="ce293">
            <text:p>2015</text:p>
          </table:table-cell>
          <table:table-cell office:value-type="string" table:style-name="ce293">
            <text:p>2016</text:p>
          </table:table-cell>
          <table:table-cell office:value-type="string" table:style-name="ce293">
            <text:p>2017</text:p>
          </table:table-cell>
          <table:table-cell office:value-type="string" table:style-name="ce293">
            <text:p>2018</text:p>
          </table:table-cell>
          <table:table-cell office:value-type="string" table:style-name="ce208">
            <text:p>2019</text:p>
          </table:table-cell>
          <table:table-cell office:value-type="string" table:style-name="ce208">
            <text:p>2020</text:p>
          </table:table-cell>
          <table:table-cell office:value-type="string" table:style-name="ce208">
            <text:p>2021</text:p>
          </table:table-cell>
          <table:table-cell table:style-name="ce294"/>
          <table:table-cell table:number-columns-repeated="16371" table:style-name="ce4"/>
        </table:table-row>
        <table:table-row table:style-name="ro38">
          <table:table-cell office:value-type="string" table:style-name="ce295">
            <text:p>Wasting police time</text:p>
          </table:table-cell>
          <table:table-cell office:value-type="float" office:value="2853" table:style-name="ce296">
            <text:p><text:s/>2,853<text:s/></text:p>
          </table:table-cell>
          <table:table-cell office:value-type="float" office:value="2668" table:style-name="ce296">
            <text:p><text:s/>2,668<text:s/></text:p>
          </table:table-cell>
          <table:table-cell office:value-type="float" office:value="2119" table:style-name="ce296">
            <text:p><text:s/>2,119<text:s/></text:p>
          </table:table-cell>
          <table:table-cell office:value-type="float" office:value="1638" table:style-name="ce296">
            <text:p><text:s/>1,638<text:s/></text:p>
          </table:table-cell>
          <table:table-cell office:value-type="float" office:value="1158" table:style-name="ce296">
            <text:p><text:s/>1,158<text:s/></text:p>
          </table:table-cell>
          <table:table-cell office:value-type="float" office:value="821" table:style-name="ce296">
            <text:p><text:s/>821<text:s/></text:p>
          </table:table-cell>
          <table:table-cell office:value-type="float" office:value="601" table:style-name="ce296">
            <text:p><text:s/>601<text:s/></text:p>
          </table:table-cell>
          <table:table-cell office:value-type="float" office:value="476" table:style-name="ce296">
            <text:p><text:s/>476<text:s/></text:p>
          </table:table-cell>
          <table:table-cell office:value-type="float" office:value="470" table:style-name="ce296">
            <text:p><text:s/>470<text:s/></text:p>
          </table:table-cell>
          <table:table-cell office:value-type="float" office:value="454" table:style-name="ce296">
            <text:p><text:s/>454<text:s/></text:p>
          </table:table-cell>
          <table:table-cell office:value-type="float" office:value="412" table:style-name="ce296">
            <text:p><text:s/>412<text:s/></text:p>
          </table:table-cell>
          <table:table-cell table:style-name="ce297"/>
          <table:table-cell table:number-columns-repeated="16371" table:style-name="ce4"/>
        </table:table-row>
        <table:table-row table:style-name="ro38">
          <table:table-cell office:value-type="string" table:style-name="ce295">
            <text:p>Misuse of public telecommunications system</text:p>
          </table:table-cell>
          <table:table-cell office:value-type="float" office:value="749" table:style-name="ce296">
            <text:p><text:s/>749<text:s/></text:p>
          </table:table-cell>
          <table:table-cell office:value-type="float" office:value="725" table:style-name="ce296">
            <text:p><text:s/>725<text:s/></text:p>
          </table:table-cell>
          <table:table-cell office:value-type="float" office:value="502" table:style-name="ce296">
            <text:p><text:s/>502<text:s/></text:p>
          </table:table-cell>
          <table:table-cell office:value-type="float" office:value="361" table:style-name="ce296">
            <text:p><text:s/>361<text:s/></text:p>
          </table:table-cell>
          <table:table-cell office:value-type="float" office:value="286" table:style-name="ce296">
            <text:p><text:s/>286<text:s/></text:p>
          </table:table-cell>
          <table:table-cell office:value-type="float" office:value="223" table:style-name="ce296">
            <text:p><text:s/>223<text:s/></text:p>
          </table:table-cell>
          <table:table-cell office:value-type="float" office:value="202" table:style-name="ce296">
            <text:p><text:s/>202<text:s/></text:p>
          </table:table-cell>
          <table:table-cell office:value-type="float" office:value="137" table:style-name="ce296">
            <text:p><text:s/>137<text:s/></text:p>
          </table:table-cell>
          <table:table-cell office:value-type="float" office:value="131" table:style-name="ce296">
            <text:p><text:s/>131<text:s/></text:p>
          </table:table-cell>
          <table:table-cell office:value-type="float" office:value="107" table:style-name="ce296">
            <text:p><text:s/>107<text:s/></text:p>
          </table:table-cell>
          <table:table-cell office:value-type="float" office:value="92" table:style-name="ce296">
            <text:p><text:s/>92<text:s/></text:p>
          </table:table-cell>
          <table:table-cell table:style-name="ce297"/>
          <table:table-cell table:number-columns-repeated="16371" table:style-name="ce4"/>
        </table:table-row>
        <table:table-row table:style-name="ro38">
          <table:table-cell office:value-type="string" table:style-name="ce295">
            <text:p>Giving false alarm to fire and rescue authority</text:p>
          </table:table-cell>
          <table:table-cell office:value-type="float" office:value="50" table:style-name="ce296">
            <text:p><text:s/>50<text:s/></text:p>
          </table:table-cell>
          <table:table-cell office:value-type="float" office:value="43" table:style-name="ce296">
            <text:p><text:s/>43<text:s/></text:p>
          </table:table-cell>
          <table:table-cell office:value-type="float" office:value="23" table:style-name="ce296">
            <text:p><text:s/>23<text:s/></text:p>
          </table:table-cell>
          <table:table-cell office:value-type="float" office:value="13" table:style-name="ce296">
            <text:p><text:s/>13<text:s/></text:p>
          </table:table-cell>
          <table:table-cell office:value-type="float" office:value="9" table:style-name="ce296">
            <text:p><text:s/>9<text:s/></text:p>
          </table:table-cell>
          <table:table-cell office:value-type="float" office:value="8" table:style-name="ce296">
            <text:p><text:s/>8<text:s/></text:p>
          </table:table-cell>
          <table:table-cell office:value-type="float" office:value="3" table:style-name="ce296">
            <text:p><text:s/>3<text:s/></text:p>
          </table:table-cell>
          <table:table-cell office:value-type="float" office:value="1" table:style-name="ce296">
            <text:p><text:s/>1<text:s/></text:p>
          </table:table-cell>
          <table:table-cell office:value-type="float" office:value="1" table:style-name="ce296">
            <text:p><text:s/>1<text:s/></text:p>
          </table:table-cell>
          <table:table-cell office:value-type="float" office:value="3" table:style-name="ce296">
            <text:p><text:s/>3<text:s/></text:p>
          </table:table-cell>
          <table:table-cell office:value-type="string" table:style-name="ce296">
            <text:p>.</text:p>
          </table:table-cell>
          <table:table-cell table:style-name="ce297"/>
          <table:table-cell table:number-columns-repeated="16371" table:style-name="ce4"/>
        </table:table-row>
        <table:table-row table:style-name="ro38">
          <table:table-cell office:value-type="string" table:style-name="ce295">
            <text:p>Causing harassment, alarm or distress</text:p>
          </table:table-cell>
          <table:table-cell office:value-type="float" office:value="27291" table:style-name="ce296">
            <text:p><text:s/>27,291<text:s/></text:p>
          </table:table-cell>
          <table:table-cell office:value-type="float" office:value="19451" table:style-name="ce296">
            <text:p><text:s/>19,451<text:s/></text:p>
          </table:table-cell>
          <table:table-cell office:value-type="float" office:value="13472" table:style-name="ce296">
            <text:p><text:s/>13,472<text:s/></text:p>
          </table:table-cell>
          <table:table-cell office:value-type="float" office:value="9205" table:style-name="ce296">
            <text:p><text:s/>9,205<text:s/></text:p>
          </table:table-cell>
          <table:table-cell office:value-type="float" office:value="6350" table:style-name="ce296">
            <text:p><text:s/>6,350<text:s/></text:p>
          </table:table-cell>
          <table:table-cell office:value-type="float" office:value="4562" table:style-name="ce296">
            <text:p><text:s/>4,562<text:s/></text:p>
          </table:table-cell>
          <table:table-cell office:value-type="float" office:value="3264" table:style-name="ce296">
            <text:p><text:s/>3,264<text:s/></text:p>
          </table:table-cell>
          <table:table-cell office:value-type="float" office:value="2597" table:style-name="ce296">
            <text:p><text:s/>2,597<text:s/></text:p>
          </table:table-cell>
          <table:table-cell office:value-type="float" office:value="2254" table:style-name="ce296">
            <text:p><text:s/>2,254<text:s/></text:p>
          </table:table-cell>
          <table:table-cell office:value-type="float" office:value="2012" table:style-name="ce296">
            <text:p><text:s/>2,012<text:s/></text:p>
          </table:table-cell>
          <table:table-cell office:value-type="float" office:value="1731" table:style-name="ce296">
            <text:p><text:s/>1,731<text:s/></text:p>
          </table:table-cell>
          <table:table-cell table:style-name="ce297"/>
          <table:table-cell table:number-columns-repeated="16371" table:style-name="ce4"/>
        </table:table-row>
        <table:table-row table:style-name="ro38">
          <table:table-cell office:value-type="string" table:style-name="ce295">
            <text:p>Throwing fireworks</text:p>
          </table:table-cell>
          <table:table-cell office:value-type="float" office:value="361" table:style-name="ce296">
            <text:p><text:s/>361<text:s/></text:p>
          </table:table-cell>
          <table:table-cell office:value-type="float" office:value="293" table:style-name="ce296">
            <text:p><text:s/>293<text:s/></text:p>
          </table:table-cell>
          <table:table-cell office:value-type="float" office:value="153" table:style-name="ce296">
            <text:p><text:s/>153<text:s/></text:p>
          </table:table-cell>
          <table:table-cell office:value-type="float" office:value="60" table:style-name="ce296">
            <text:p><text:s/>60<text:s/></text:p>
          </table:table-cell>
          <table:table-cell office:value-type="float" office:value="65" table:style-name="ce296">
            <text:p><text:s/>65<text:s/></text:p>
          </table:table-cell>
          <table:table-cell office:value-type="float" office:value="57" table:style-name="ce296">
            <text:p><text:s/>57<text:s/></text:p>
          </table:table-cell>
          <table:table-cell office:value-type="float" office:value="63" table:style-name="ce296">
            <text:p><text:s/>63<text:s/></text:p>
          </table:table-cell>
          <table:table-cell office:value-type="float" office:value="39" table:style-name="ce296">
            <text:p><text:s/>39<text:s/></text:p>
          </table:table-cell>
          <table:table-cell office:value-type="float" office:value="32" table:style-name="ce296">
            <text:p><text:s/>32<text:s/></text:p>
          </table:table-cell>
          <table:table-cell office:value-type="float" office:value="20" table:style-name="ce296">
            <text:p><text:s/>20<text:s/></text:p>
          </table:table-cell>
          <table:table-cell office:value-type="float" office:value="40" table:style-name="ce296">
            <text:p><text:s/>40<text:s/></text:p>
          </table:table-cell>
          <table:table-cell table:style-name="ce297"/>
          <table:table-cell table:number-columns-repeated="16371" table:style-name="ce4"/>
        </table:table-row>
        <table:table-row table:style-name="ro38">
          <table:table-cell office:value-type="string" table:style-name="ce295">
            <text:p>Drunk and disorderly</text:p>
          </table:table-cell>
          <table:table-cell office:value-type="float" office:value="35996" table:style-name="ce296">
            <text:p><text:s/>35,996<text:s/></text:p>
          </table:table-cell>
          <table:table-cell office:value-type="float" office:value="34229" table:style-name="ce296">
            <text:p><text:s/>34,229<text:s/></text:p>
          </table:table-cell>
          <table:table-cell office:value-type="float" office:value="28888" table:style-name="ce296">
            <text:p><text:s/>28,888<text:s/></text:p>
          </table:table-cell>
          <table:table-cell office:value-type="float" office:value="24773" table:style-name="ce296">
            <text:p><text:s/>24,773<text:s/></text:p>
          </table:table-cell>
          <table:table-cell office:value-type="float" office:value="19607" table:style-name="ce296">
            <text:p><text:s/>19,607<text:s/></text:p>
          </table:table-cell>
          <table:table-cell office:value-type="float" office:value="14877" table:style-name="ce296">
            <text:p><text:s/>14,877<text:s/></text:p>
          </table:table-cell>
          <table:table-cell office:value-type="float" office:value="11463" table:style-name="ce296">
            <text:p><text:s/>11,463<text:s/></text:p>
          </table:table-cell>
          <table:table-cell office:value-type="float" office:value="9126" table:style-name="ce296">
            <text:p><text:s/>9,126<text:s/></text:p>
          </table:table-cell>
          <table:table-cell office:value-type="float" office:value="8688" table:style-name="ce296">
            <text:p><text:s/>8,688<text:s/></text:p>
          </table:table-cell>
          <table:table-cell office:value-type="float" office:value="6110" table:style-name="ce296">
            <text:p><text:s/>6,110<text:s/></text:p>
          </table:table-cell>
          <table:table-cell office:value-type="float" office:value="4412" table:style-name="ce296">
            <text:p><text:s/>4,412<text:s/></text:p>
          </table:table-cell>
          <table:table-cell table:style-name="ce297"/>
          <table:table-cell table:number-columns-repeated="16371" table:style-name="ce4"/>
        </table:table-row>
        <table:table-row table:style-name="ro38">
          <table:table-cell office:value-type="string" table:style-name="ce295">
            <text:p>Criminal damage (under £300) [Note 38]</text:p>
          </table:table-cell>
          <table:table-cell office:value-type="float" office:value="5275" table:style-name="ce296">
            <text:p><text:s/>5,275<text:s/></text:p>
          </table:table-cell>
          <table:table-cell office:value-type="float" office:value="3929" table:style-name="ce296">
            <text:p><text:s/>3,929<text:s/></text:p>
          </table:table-cell>
          <table:table-cell office:value-type="float" office:value="2593" table:style-name="ce296">
            <text:p><text:s/>2,593<text:s/></text:p>
          </table:table-cell>
          <table:table-cell office:value-type="float" office:value="1543" table:style-name="ce296">
            <text:p><text:s/>1,543<text:s/></text:p>
          </table:table-cell>
          <table:table-cell office:value-type="float" office:value="1025" table:style-name="ce296">
            <text:p><text:s/>1,025<text:s/></text:p>
          </table:table-cell>
          <table:table-cell office:value-type="float" office:value="801" table:style-name="ce296">
            <text:p><text:s/>801<text:s/></text:p>
          </table:table-cell>
          <table:table-cell office:value-type="float" office:value="541" table:style-name="ce296">
            <text:p><text:s/>541<text:s/></text:p>
          </table:table-cell>
          <table:table-cell office:value-type="float" office:value="347" table:style-name="ce296">
            <text:p><text:s/>347<text:s/></text:p>
          </table:table-cell>
          <table:table-cell office:value-type="float" office:value="295" table:style-name="ce296">
            <text:p><text:s/>295<text:s/></text:p>
          </table:table-cell>
          <table:table-cell office:value-type="float" office:value="285" table:style-name="ce296">
            <text:p><text:s/>285<text:s/></text:p>
          </table:table-cell>
          <table:table-cell office:value-type="float" office:value="266" table:style-name="ce296">
            <text:p><text:s/>266<text:s/></text:p>
          </table:table-cell>
          <table:table-cell table:style-name="ce297"/>
          <table:table-cell table:number-columns-repeated="16371" table:style-name="ce4"/>
        </table:table-row>
        <table:table-row table:style-name="ro38">
          <table:table-cell office:value-type="string" table:style-name="ce295">
            <text:p>Theft (retail under £100) [Note 38]</text:p>
          </table:table-cell>
          <table:table-cell office:value-type="float" office:value="35639" table:style-name="ce296">
            <text:p><text:s/>35,639<text:s/></text:p>
          </table:table-cell>
          <table:table-cell office:value-type="float" office:value="30051" table:style-name="ce296">
            <text:p><text:s/>30,051<text:s/></text:p>
          </table:table-cell>
          <table:table-cell office:value-type="float" office:value="23543" table:style-name="ce296">
            <text:p><text:s/>23,543<text:s/></text:p>
          </table:table-cell>
          <table:table-cell office:value-type="float" office:value="16633" table:style-name="ce296">
            <text:p><text:s/>16,633<text:s/></text:p>
          </table:table-cell>
          <table:table-cell office:value-type="float" office:value="12077" table:style-name="ce296">
            <text:p><text:s/>12,077<text:s/></text:p>
          </table:table-cell>
          <table:table-cell office:value-type="float" office:value="8494" table:style-name="ce296">
            <text:p><text:s/>8,494<text:s/></text:p>
          </table:table-cell>
          <table:table-cell office:value-type="float" office:value="5672" table:style-name="ce296">
            <text:p><text:s/>5,672<text:s/></text:p>
          </table:table-cell>
          <table:table-cell office:value-type="float" office:value="3159" table:style-name="ce296">
            <text:p><text:s/>3,159<text:s/></text:p>
          </table:table-cell>
          <table:table-cell office:value-type="float" office:value="2073" table:style-name="ce296">
            <text:p><text:s/>2,073<text:s/></text:p>
          </table:table-cell>
          <table:table-cell office:value-type="float" office:value="1119" table:style-name="ce296">
            <text:p><text:s/>1,119<text:s/></text:p>
          </table:table-cell>
          <table:table-cell office:value-type="float" office:value="670" table:style-name="ce296">
            <text:p><text:s/>670<text:s/></text:p>
          </table:table-cell>
          <table:table-cell table:style-name="ce297"/>
          <table:table-cell table:number-columns-repeated="16371" table:style-name="ce4"/>
        </table:table-row>
        <table:table-row table:style-name="ro38">
          <table:table-cell office:value-type="string" table:style-name="ce295">
            <text:p>Breach of fireworks curfew</text:p>
          </table:table-cell>
          <table:table-cell office:value-type="float" office:value="15" table:style-name="ce296">
            <text:p><text:s/>15<text:s/></text:p>
          </table:table-cell>
          <table:table-cell office:value-type="float" office:value="13" table:style-name="ce296">
            <text:p><text:s/>13<text:s/></text:p>
          </table:table-cell>
          <table:table-cell office:value-type="float" office:value="5" table:style-name="ce296">
            <text:p><text:s/>5<text:s/></text:p>
          </table:table-cell>
          <table:table-cell office:value-type="float" office:value="2" table:style-name="ce296">
            <text:p><text:s/>2<text:s/></text:p>
          </table:table-cell>
          <table:table-cell office:value-type="float" office:value="2" table:style-name="ce296">
            <text:p><text:s/>2<text:s/></text:p>
          </table:table-cell>
          <table:table-cell office:value-type="float" office:value="6" table:style-name="ce296">
            <text:p><text:s/>6<text:s/></text:p>
          </table:table-cell>
          <table:table-cell office:value-type="float" office:value="2" table:style-name="ce296">
            <text:p><text:s/>2<text:s/></text:p>
          </table:table-cell>
          <table:table-cell office:value-type="float" office:value="2" table:style-name="ce296">
            <text:p><text:s/>2<text:s/></text:p>
          </table:table-cell>
          <table:table-cell office:value-type="float" office:value="1" table:style-name="ce296">
            <text:p><text:s/>1<text:s/></text:p>
          </table:table-cell>
          <table:table-cell office:value-type="float" office:value="2" table:style-name="ce296">
            <text:p><text:s/>2<text:s/></text:p>
          </table:table-cell>
          <table:table-cell office:value-type="float" office:value="3" table:style-name="ce296">
            <text:p><text:s/>3<text:s/></text:p>
          </table:table-cell>
          <table:table-cell table:style-name="ce297"/>
          <table:table-cell table:number-columns-repeated="16371" table:style-name="ce4"/>
        </table:table-row>
        <table:table-row table:style-name="ro38">
          <table:table-cell office:value-type="string" table:style-name="ce295">
            <text:p>Possession of category 4 firework</text:p>
          </table:table-cell>
          <table:table-cell office:value-type="float" office:value="18" table:style-name="ce296">
            <text:p><text:s/>18<text:s/></text:p>
          </table:table-cell>
          <table:table-cell office:value-type="float" office:value="36" table:style-name="ce296">
            <text:p><text:s/>36<text:s/></text:p>
          </table:table-cell>
          <table:table-cell office:value-type="float" office:value="5" table:style-name="ce296">
            <text:p><text:s/>5<text:s/></text:p>
          </table:table-cell>
          <table:table-cell office:value-type="float" office:value="3" table:style-name="ce296">
            <text:p><text:s/>3<text:s/></text:p>
          </table:table-cell>
          <table:table-cell office:value-type="float" office:value="3" table:style-name="ce296">
            <text:p><text:s/>3<text:s/></text:p>
          </table:table-cell>
          <table:table-cell office:value-type="string" table:style-name="ce296">
            <text:p>.</text:p>
          </table:table-cell>
          <table:table-cell office:value-type="float" office:value="3" table:style-name="ce296">
            <text:p><text:s/>3<text:s/></text:p>
          </table:table-cell>
          <table:table-cell office:value-type="float" office:value="3" table:style-name="ce296">
            <text:p><text:s/>3<text:s/></text:p>
          </table:table-cell>
          <table:table-cell office:value-type="float" office:value="1" table:style-name="ce296">
            <text:p><text:s/>1<text:s/></text:p>
          </table:table-cell>
          <table:table-cell office:value-type="float" office:value="5" table:style-name="ce296">
            <text:p><text:s/>5<text:s/></text:p>
          </table:table-cell>
          <table:table-cell office:value-type="float" office:value="1" table:style-name="ce296">
            <text:p><text:s/>1<text:s/></text:p>
          </table:table-cell>
          <table:table-cell table:style-name="ce298"/>
          <table:table-cell table:number-columns-repeated="16371" table:style-name="ce4"/>
        </table:table-row>
        <table:table-row table:style-name="ro38">
          <table:table-cell office:value-type="string" table:style-name="ce295">
            <text:p>Possession by a person under 18 of adult firework</text:p>
          </table:table-cell>
          <table:table-cell office:value-type="float" office:value="51" table:style-name="ce296">
            <text:p><text:s/>51<text:s/></text:p>
          </table:table-cell>
          <table:table-cell office:value-type="float" office:value="44" table:style-name="ce296">
            <text:p><text:s/>44<text:s/></text:p>
          </table:table-cell>
          <table:table-cell office:value-type="float" office:value="31" table:style-name="ce296">
            <text:p><text:s/>31<text:s/></text:p>
          </table:table-cell>
          <table:table-cell office:value-type="float" office:value="4" table:style-name="ce296">
            <text:p><text:s/>4<text:s/></text:p>
          </table:table-cell>
          <table:table-cell office:value-type="float" office:value="1" table:style-name="ce296">
            <text:p><text:s/>1<text:s/></text:p>
          </table:table-cell>
          <table:table-cell office:value-type="float" office:value="1" table:style-name="ce296">
            <text:p><text:s/>1<text:s/></text:p>
          </table:table-cell>
          <table:table-cell office:value-type="string" table:style-name="ce296">
            <text:p>.</text:p>
          </table:table-cell>
          <table:table-cell office:value-type="string" table:style-name="ce296">
            <text:p>.</text:p>
          </table:table-cell>
          <table:table-cell office:value-type="string" table:style-name="ce296">
            <text:p>.</text:p>
          </table:table-cell>
          <table:table-cell office:value-type="string" table:style-name="ce296">
            <text:p>.</text:p>
          </table:table-cell>
          <table:table-cell office:value-type="string" table:style-name="ce296">
            <text:p>.</text:p>
          </table:table-cell>
          <table:table-cell table:style-name="ce298"/>
          <table:table-cell table:number-columns-repeated="16371" table:style-name="ce4"/>
        </table:table-row>
        <table:table-row table:style-name="ro38">
          <table:table-cell office:value-type="string" table:style-name="ce295">
            <text:p>Sale of alcohol to drunken person</text:p>
          </table:table-cell>
          <table:table-cell office:value-type="float" office:value="71" table:style-name="ce296">
            <text:p><text:s/>71<text:s/></text:p>
          </table:table-cell>
          <table:table-cell office:value-type="float" office:value="96" table:style-name="ce296">
            <text:p><text:s/>96<text:s/></text:p>
          </table:table-cell>
          <table:table-cell office:value-type="float" office:value="77" table:style-name="ce296">
            <text:p><text:s/>77<text:s/></text:p>
          </table:table-cell>
          <table:table-cell office:value-type="float" office:value="51" table:style-name="ce296">
            <text:p><text:s/>51<text:s/></text:p>
          </table:table-cell>
          <table:table-cell office:value-type="float" office:value="42" table:style-name="ce296">
            <text:p><text:s/>42<text:s/></text:p>
          </table:table-cell>
          <table:table-cell office:value-type="float" office:value="34" table:style-name="ce296">
            <text:p><text:s/>34<text:s/></text:p>
          </table:table-cell>
          <table:table-cell office:value-type="float" office:value="29" table:style-name="ce296">
            <text:p><text:s/>29<text:s/></text:p>
          </table:table-cell>
          <table:table-cell office:value-type="float" office:value="18" table:style-name="ce296">
            <text:p><text:s/>18<text:s/></text:p>
          </table:table-cell>
          <table:table-cell office:value-type="float" office:value="12" table:style-name="ce296">
            <text:p><text:s/>12<text:s/></text:p>
          </table:table-cell>
          <table:table-cell office:value-type="float" office:value="6" table:style-name="ce296">
            <text:p><text:s/>6<text:s/></text:p>
          </table:table-cell>
          <table:table-cell office:value-type="float" office:value="4" table:style-name="ce296">
            <text:p><text:s/>4<text:s/></text:p>
          </table:table-cell>
          <table:table-cell table:style-name="ce297"/>
          <table:table-cell table:number-columns-repeated="16371" table:style-name="ce4"/>
        </table:table-row>
        <table:table-row table:style-name="ro38">
          <table:table-cell office:value-type="string" table:style-name="ce295">
            <text:p>Supply of alcohol to a person under 18</text:p>
          </table:table-cell>
          <table:table-cell office:value-type="float" office:value="44" table:style-name="ce296">
            <text:p><text:s/>44<text:s/></text:p>
          </table:table-cell>
          <table:table-cell office:value-type="float" office:value="49" table:style-name="ce296">
            <text:p><text:s/>49<text:s/></text:p>
          </table:table-cell>
          <table:table-cell office:value-type="float" office:value="45" table:style-name="ce296">
            <text:p><text:s/>45<text:s/></text:p>
          </table:table-cell>
          <table:table-cell office:value-type="float" office:value="15" table:style-name="ce296">
            <text:p><text:s/>15<text:s/></text:p>
          </table:table-cell>
          <table:table-cell office:value-type="float" office:value="12" table:style-name="ce296">
            <text:p><text:s/>12<text:s/></text:p>
          </table:table-cell>
          <table:table-cell office:value-type="float" office:value="10" table:style-name="ce296">
            <text:p><text:s/>10<text:s/></text:p>
          </table:table-cell>
          <table:table-cell office:value-type="float" office:value="3" table:style-name="ce296">
            <text:p><text:s/>3<text:s/></text:p>
          </table:table-cell>
          <table:table-cell office:value-type="string" table:style-name="ce296">
            <text:p>.</text:p>
          </table:table-cell>
          <table:table-cell office:value-type="float" office:value="11" table:style-name="ce296">
            <text:p><text:s/>11<text:s/></text:p>
          </table:table-cell>
          <table:table-cell office:value-type="float" office:value="2" table:style-name="ce296">
            <text:p><text:s/>2<text:s/></text:p>
          </table:table-cell>
          <table:table-cell office:value-type="string" table:style-name="ce296">
            <text:p>.</text:p>
          </table:table-cell>
          <table:table-cell table:style-name="ce297"/>
          <table:table-cell table:number-columns-repeated="16371" table:style-name="ce4"/>
        </table:table-row>
        <table:table-row table:style-name="ro38">
          <table:table-cell office:value-type="string" table:style-name="ce295">
            <text:p>Sale of alcohol to a person under 18</text:p>
          </table:table-cell>
          <table:table-cell office:value-type="float" office:value="1691" table:style-name="ce296">
            <text:p><text:s/>1,691<text:s/></text:p>
          </table:table-cell>
          <table:table-cell office:value-type="float" office:value="1366" table:style-name="ce296">
            <text:p><text:s/>1,366<text:s/></text:p>
          </table:table-cell>
          <table:table-cell office:value-type="float" office:value="1188" table:style-name="ce296">
            <text:p><text:s/>1,188<text:s/></text:p>
          </table:table-cell>
          <table:table-cell office:value-type="float" office:value="878" table:style-name="ce296">
            <text:p><text:s/>878<text:s/></text:p>
          </table:table-cell>
          <table:table-cell office:value-type="float" office:value="634" table:style-name="ce296">
            <text:p><text:s/>634<text:s/></text:p>
          </table:table-cell>
          <table:table-cell office:value-type="float" office:value="448" table:style-name="ce296">
            <text:p><text:s/>448<text:s/></text:p>
          </table:table-cell>
          <table:table-cell office:value-type="float" office:value="484" table:style-name="ce296">
            <text:p><text:s/>484<text:s/></text:p>
          </table:table-cell>
          <table:table-cell office:value-type="float" office:value="306" table:style-name="ce296">
            <text:p><text:s/>306<text:s/></text:p>
          </table:table-cell>
          <table:table-cell office:value-type="float" office:value="253" table:style-name="ce296">
            <text:p><text:s/>253<text:s/></text:p>
          </table:table-cell>
          <table:table-cell office:value-type="float" office:value="90" table:style-name="ce296">
            <text:p><text:s/>90<text:s/></text:p>
          </table:table-cell>
          <table:table-cell office:value-type="float" office:value="73" table:style-name="ce296">
            <text:p><text:s/>73<text:s/></text:p>
          </table:table-cell>
          <table:table-cell table:style-name="ce297"/>
          <table:table-cell table:number-columns-repeated="16371" table:style-name="ce4"/>
        </table:table-row>
        <table:table-row table:style-name="ro38">
          <table:table-cell office:value-type="string" table:style-name="ce295">
            <text:p>Purchasing alcohol for a person under 18</text:p>
          </table:table-cell>
          <table:table-cell office:value-type="float" office:value="260" table:style-name="ce296">
            <text:p><text:s/>260<text:s/></text:p>
          </table:table-cell>
          <table:table-cell office:value-type="float" office:value="180" table:style-name="ce296">
            <text:p><text:s/>180<text:s/></text:p>
          </table:table-cell>
          <table:table-cell office:value-type="float" office:value="123" table:style-name="ce296">
            <text:p><text:s/>123<text:s/></text:p>
          </table:table-cell>
          <table:table-cell office:value-type="float" office:value="74" table:style-name="ce296">
            <text:p><text:s/>74<text:s/></text:p>
          </table:table-cell>
          <table:table-cell office:value-type="float" office:value="51" table:style-name="ce296">
            <text:p><text:s/>51<text:s/></text:p>
          </table:table-cell>
          <table:table-cell office:value-type="float" office:value="36" table:style-name="ce296">
            <text:p><text:s/>36<text:s/></text:p>
          </table:table-cell>
          <table:table-cell office:value-type="float" office:value="24" table:style-name="ce296">
            <text:p><text:s/>24<text:s/></text:p>
          </table:table-cell>
          <table:table-cell office:value-type="float" office:value="25" table:style-name="ce296">
            <text:p><text:s/>25<text:s/></text:p>
          </table:table-cell>
          <table:table-cell office:value-type="float" office:value="19" table:style-name="ce296">
            <text:p><text:s/>19<text:s/></text:p>
          </table:table-cell>
          <table:table-cell office:value-type="float" office:value="6" table:style-name="ce296">
            <text:p><text:s/>6<text:s/></text:p>
          </table:table-cell>
          <table:table-cell office:value-type="float" office:value="11" table:style-name="ce296">
            <text:p><text:s/>11<text:s/></text:p>
          </table:table-cell>
          <table:table-cell table:style-name="ce297"/>
          <table:table-cell table:number-columns-repeated="16371" table:style-name="ce4"/>
        </table:table-row>
        <table:table-row table:style-name="ro38">
          <table:table-cell office:value-type="string" table:style-name="ce295">
            <text:p>Purchasing alcohol for a <text:s/>person under 18 for consumption on the premises</text:p>
          </table:table-cell>
          <table:table-cell office:value-type="float" office:value="30" table:style-name="ce296">
            <text:p><text:s/>30<text:s/></text:p>
          </table:table-cell>
          <table:table-cell office:value-type="float" office:value="23" table:style-name="ce296">
            <text:p><text:s/>23<text:s/></text:p>
          </table:table-cell>
          <table:table-cell office:value-type="float" office:value="10" table:style-name="ce296">
            <text:p><text:s/>10<text:s/></text:p>
          </table:table-cell>
          <table:table-cell office:value-type="float" office:value="7" table:style-name="ce296">
            <text:p><text:s/>7<text:s/></text:p>
          </table:table-cell>
          <table:table-cell office:value-type="float" office:value="2" table:style-name="ce296">
            <text:p><text:s/>2<text:s/></text:p>
          </table:table-cell>
          <table:table-cell office:value-type="string" table:style-name="ce296">
            <text:p>.</text:p>
          </table:table-cell>
          <table:table-cell office:value-type="string" table:style-name="ce296">
            <text:p>.</text:p>
          </table:table-cell>
          <table:table-cell office:value-type="float" office:value="3" table:style-name="ce296">
            <text:p><text:s/>3<text:s/></text:p>
          </table:table-cell>
          <table:table-cell office:value-type="string" table:style-name="ce296">
            <text:p>.</text:p>
          </table:table-cell>
          <table:table-cell office:value-type="float" office:value="1" table:style-name="ce296">
            <text:p><text:s/>1<text:s/></text:p>
          </table:table-cell>
          <table:table-cell office:value-type="float" office:value="1" table:style-name="ce296">
            <text:p><text:s/>1<text:s/></text:p>
          </table:table-cell>
          <table:table-cell table:style-name="ce298"/>
          <table:table-cell table:number-columns-repeated="16371" table:style-name="ce4"/>
        </table:table-row>
        <table:table-row table:style-name="ro38">
          <table:table-cell office:value-type="string" table:style-name="ce295">
            <text:p>Delivery of alcohol to a person under 18 or allowing such delivery</text:p>
          </table:table-cell>
          <table:table-cell office:value-type="float" office:value="105" table:style-name="ce296">
            <text:p><text:s/>105<text:s/></text:p>
          </table:table-cell>
          <table:table-cell office:value-type="float" office:value="67" table:style-name="ce296">
            <text:p><text:s/>67<text:s/></text:p>
          </table:table-cell>
          <table:table-cell office:value-type="float" office:value="46" table:style-name="ce296">
            <text:p><text:s/>46<text:s/></text:p>
          </table:table-cell>
          <table:table-cell office:value-type="float" office:value="14" table:style-name="ce296">
            <text:p><text:s/>14<text:s/></text:p>
          </table:table-cell>
          <table:table-cell office:value-type="float" office:value="13" table:style-name="ce296">
            <text:p><text:s/>13<text:s/></text:p>
          </table:table-cell>
          <table:table-cell office:value-type="float" office:value="6" table:style-name="ce296">
            <text:p><text:s/>6<text:s/></text:p>
          </table:table-cell>
          <table:table-cell office:value-type="float" office:value="5" table:style-name="ce296">
            <text:p><text:s/>5<text:s/></text:p>
          </table:table-cell>
          <table:table-cell office:value-type="string" table:style-name="ce296">
            <text:p>.</text:p>
          </table:table-cell>
          <table:table-cell office:value-type="string" table:style-name="ce296">
            <text:p>.</text:p>
          </table:table-cell>
          <table:table-cell office:value-type="float" office:value="2" table:style-name="ce296">
            <text:p><text:s/>2<text:s/></text:p>
          </table:table-cell>
          <table:table-cell office:value-type="float" office:value="3" table:style-name="ce296">
            <text:p><text:s/>3<text:s/></text:p>
          </table:table-cell>
          <table:table-cell table:style-name="ce297"/>
          <table:table-cell table:number-columns-repeated="16371" table:style-name="ce4"/>
        </table:table-row>
        <table:table-row table:style-name="ro38">
          <table:table-cell office:value-type="string" table:style-name="ce132">
            <text:p>Possession of Cannabis [Note 39]</text:p>
          </table:table-cell>
          <table:table-cell office:value-type="float" office:value="15704" table:style-name="ce296">
            <text:p><text:s/>15,704<text:s/></text:p>
          </table:table-cell>
          <table:table-cell office:value-type="float" office:value="16074" table:style-name="ce296">
            <text:p><text:s/>16,074<text:s/></text:p>
          </table:table-cell>
          <table:table-cell office:value-type="float" office:value="14345" table:style-name="ce296">
            <text:p><text:s/>14,345<text:s/></text:p>
          </table:table-cell>
          <table:table-cell office:value-type="float" office:value="11973" table:style-name="ce296">
            <text:p><text:s/>11,973<text:s/></text:p>
          </table:table-cell>
          <table:table-cell office:value-type="float" office:value="9128" table:style-name="ce296">
            <text:p><text:s/>9,128<text:s/></text:p>
          </table:table-cell>
          <table:table-cell office:value-type="float" office:value="6982" table:style-name="ce296">
            <text:p><text:s/>6,982<text:s/></text:p>
          </table:table-cell>
          <table:table-cell office:value-type="float" office:value="5406" table:style-name="ce296">
            <text:p><text:s/>5,406<text:s/></text:p>
          </table:table-cell>
          <table:table-cell office:value-type="float" office:value="5147" table:style-name="ce296">
            <text:p><text:s/>5,147<text:s/></text:p>
          </table:table-cell>
          <table:table-cell office:value-type="float" office:value="5964" table:style-name="ce296">
            <text:p><text:s/>5,964<text:s/></text:p>
          </table:table-cell>
          <table:table-cell office:value-type="float" office:value="6822" table:style-name="ce296">
            <text:p><text:s/>6,822<text:s/></text:p>
          </table:table-cell>
          <table:table-cell office:value-type="float" office:value="5567" table:style-name="ce296">
            <text:p><text:s/>5,567<text:s/></text:p>
          </table:table-cell>
          <table:table-cell table:style-name="ce297"/>
          <table:table-cell table:number-columns-repeated="16371" table:style-name="ce4"/>
        </table:table-row>
        <table:table-row table:style-name="ro68">
          <table:table-cell office:value-type="string" table:style-name="ce299">
            <text:p>Total higher tier offences (£90) [Note 37]</text:p>
          </table:table-cell>
          <table:table-cell office:value-type="float" office:value="126203" table:style-name="ce300">
            <text:p><text:s/>126,203<text:s/></text:p>
          </table:table-cell>
          <table:table-cell office:value-type="float" office:value="109337" table:style-name="ce300">
            <text:p><text:s/>109,337<text:s/></text:p>
          </table:table-cell>
          <table:table-cell office:value-type="float" office:value="87168" table:style-name="ce300">
            <text:p><text:s/>87,168<text:s/></text:p>
          </table:table-cell>
          <table:table-cell office:value-type="float" office:value="67247" table:style-name="ce300">
            <text:p><text:s/>67,247<text:s/></text:p>
          </table:table-cell>
          <table:table-cell office:value-type="float" office:value="50465" table:style-name="ce300">
            <text:p><text:s/>50,465<text:s/></text:p>
          </table:table-cell>
          <table:table-cell office:value-type="float" office:value="37366" table:style-name="ce300">
            <text:p><text:s/>37,366<text:s/></text:p>
          </table:table-cell>
          <table:table-cell office:value-type="float" office:value="27765" table:style-name="ce300">
            <text:p><text:s/>27,765<text:s/></text:p>
          </table:table-cell>
          <table:table-cell office:value-type="float" office:value="21386" table:style-name="ce300">
            <text:p><text:s/>21,386<text:s/></text:p>
          </table:table-cell>
          <table:table-cell office:value-type="float" office:value="20205" table:style-name="ce300">
            <text:p><text:s/>20,205<text:s/></text:p>
          </table:table-cell>
          <table:table-cell office:value-type="float" office:value="17046" table:style-name="ce300">
            <text:p><text:s/>17,046<text:s/></text:p>
          </table:table-cell>
          <table:table-cell office:value-type="float" office:value="13286" table:style-name="ce300">
            <text:p><text:s/>13,286<text:s/></text:p>
          </table:table-cell>
          <table:table-cell table:style-name="ce290"/>
          <table:table-cell table:number-columns-repeated="16371" table:style-name="ce4"/>
        </table:table-row>
        <table:table-row table:style-name="ro65">
          <table:table-cell office:value-type="string" table:style-name="ce295">
            <text:p>Trespassing on a railway</text:p>
          </table:table-cell>
          <table:table-cell office:value-type="float" office:value="1370" table:style-name="ce301">
            <text:p><text:s/>1,370<text:s/></text:p>
          </table:table-cell>
          <table:table-cell office:value-type="float" office:value="1140" table:style-name="ce301">
            <text:p><text:s/>1,140<text:s/></text:p>
          </table:table-cell>
          <table:table-cell office:value-type="float" office:value="917" table:style-name="ce301">
            <text:p><text:s/>917<text:s/></text:p>
          </table:table-cell>
          <table:table-cell office:value-type="float" office:value="706" table:style-name="ce301">
            <text:p><text:s/>706<text:s/></text:p>
          </table:table-cell>
          <table:table-cell office:value-type="float" office:value="595" table:style-name="ce301">
            <text:p><text:s/>595<text:s/></text:p>
          </table:table-cell>
          <table:table-cell office:value-type="float" office:value="443" table:style-name="ce301">
            <text:p><text:s/>443<text:s/></text:p>
          </table:table-cell>
          <table:table-cell office:value-type="float" office:value="160" table:style-name="ce301">
            <text:p><text:s/>160<text:s/></text:p>
          </table:table-cell>
          <table:table-cell office:value-type="float" office:value="87" table:style-name="ce301">
            <text:p><text:s/>87<text:s/></text:p>
          </table:table-cell>
          <table:table-cell office:value-type="float" office:value="118" table:style-name="ce301">
            <text:p><text:s/>118<text:s/></text:p>
          </table:table-cell>
          <table:table-cell office:value-type="float" office:value="14" table:style-name="ce301">
            <text:p><text:s/>14<text:s/></text:p>
          </table:table-cell>
          <table:table-cell office:value-type="float" office:value="5" table:style-name="ce301">
            <text:p><text:s/>5<text:s/></text:p>
          </table:table-cell>
          <table:table-cell table:style-name="ce297"/>
          <table:table-cell table:number-columns-repeated="16371" table:style-name="ce4"/>
        </table:table-row>
        <table:table-row table:style-name="ro38">
          <table:table-cell office:value-type="string" table:style-name="ce295">
            <text:p>Throwing stones at a train / railway</text:p>
          </table:table-cell>
          <table:table-cell office:value-type="float" office:value="9" table:style-name="ce301">
            <text:p><text:s/>9<text:s/></text:p>
          </table:table-cell>
          <table:table-cell office:value-type="float" office:value="8" table:style-name="ce301">
            <text:p><text:s/>8<text:s/></text:p>
          </table:table-cell>
          <table:table-cell office:value-type="float" office:value="10" table:style-name="ce301">
            <text:p><text:s/>10<text:s/></text:p>
          </table:table-cell>
          <table:table-cell office:value-type="float" office:value="1" table:style-name="ce301">
            <text:p><text:s/>1<text:s/></text:p>
          </table:table-cell>
          <table:table-cell office:value-type="float" office:value="3" table:style-name="ce301">
            <text:p><text:s/>3<text:s/></text:p>
          </table:table-cell>
          <table:table-cell office:value-type="float" office:value="1" table:style-name="ce301">
            <text:p><text:s/>1<text:s/></text:p>
          </table:table-cell>
          <table:table-cell office:value-type="float" office:value="1" table:style-name="ce301">
            <text:p><text:s/>1<text:s/></text:p>
          </table:table-cell>
          <table:table-cell office:value-type="string" table:style-name="ce301">
            <text:p>.</text:p>
          </table:table-cell>
          <table:table-cell office:value-type="float" office:value="1" table:style-name="ce301">
            <text:p><text:s/>1<text:s/></text:p>
          </table:table-cell>
          <table:table-cell office:value-type="string" table:style-name="ce301">
            <text:p>.</text:p>
          </table:table-cell>
          <table:table-cell office:value-type="float" office:value="1" table:style-name="ce301">
            <text:p><text:s/>1<text:s/></text:p>
          </table:table-cell>
          <table:table-cell table:style-name="ce297"/>
          <table:table-cell table:number-columns-repeated="16371" table:style-name="ce4"/>
        </table:table-row>
        <table:table-row table:style-name="ro38">
          <table:table-cell office:value-type="string" table:style-name="ce295">
            <text:p>Drunk in a highway</text:p>
          </table:table-cell>
          <table:table-cell office:value-type="float" office:value="680" table:style-name="ce301">
            <text:p><text:s/>680<text:s/></text:p>
          </table:table-cell>
          <table:table-cell office:value-type="float" office:value="543" table:style-name="ce301">
            <text:p><text:s/>543<text:s/></text:p>
          </table:table-cell>
          <table:table-cell office:value-type="float" office:value="403" table:style-name="ce301">
            <text:p><text:s/>403<text:s/></text:p>
          </table:table-cell>
          <table:table-cell office:value-type="float" office:value="316" table:style-name="ce301">
            <text:p><text:s/>316<text:s/></text:p>
          </table:table-cell>
          <table:table-cell office:value-type="float" office:value="225" table:style-name="ce301">
            <text:p><text:s/>225<text:s/></text:p>
          </table:table-cell>
          <table:table-cell office:value-type="float" office:value="118" table:style-name="ce301">
            <text:p><text:s/>118<text:s/></text:p>
          </table:table-cell>
          <table:table-cell office:value-type="float" office:value="62" table:style-name="ce301">
            <text:p><text:s/>62<text:s/></text:p>
          </table:table-cell>
          <table:table-cell office:value-type="float" office:value="50" table:style-name="ce301">
            <text:p><text:s/>50<text:s/></text:p>
          </table:table-cell>
          <table:table-cell office:value-type="float" office:value="44" table:style-name="ce301">
            <text:p><text:s/>44<text:s/></text:p>
          </table:table-cell>
          <table:table-cell office:value-type="float" office:value="13" table:style-name="ce301">
            <text:p><text:s/>13<text:s/></text:p>
          </table:table-cell>
          <table:table-cell office:value-type="float" office:value="16" table:style-name="ce301">
            <text:p><text:s/>16<text:s/></text:p>
          </table:table-cell>
          <table:table-cell table:style-name="ce297"/>
          <table:table-cell table:number-columns-repeated="16371" table:style-name="ce4"/>
        </table:table-row>
        <table:table-row table:style-name="ro38">
          <table:table-cell office:value-type="string" table:style-name="ce295">
            <text:p>Consumption of alcohol in a designated public place</text:p>
          </table:table-cell>
          <table:table-cell office:value-type="float" office:value="1217" table:style-name="ce301">
            <text:p><text:s/>1,217<text:s/></text:p>
          </table:table-cell>
          <table:table-cell office:value-type="float" office:value="697" table:style-name="ce301">
            <text:p><text:s/>697<text:s/></text:p>
          </table:table-cell>
          <table:table-cell office:value-type="float" office:value="421" table:style-name="ce301">
            <text:p><text:s/>421<text:s/></text:p>
          </table:table-cell>
          <table:table-cell office:value-type="float" office:value="340" table:style-name="ce301">
            <text:p><text:s/>340<text:s/></text:p>
          </table:table-cell>
          <table:table-cell office:value-type="float" office:value="171" table:style-name="ce301">
            <text:p><text:s/>171<text:s/></text:p>
          </table:table-cell>
          <table:table-cell office:value-type="float" office:value="121" table:style-name="ce301">
            <text:p><text:s/>121<text:s/></text:p>
          </table:table-cell>
          <table:table-cell office:value-type="float" office:value="45" table:style-name="ce301">
            <text:p><text:s/>45<text:s/></text:p>
          </table:table-cell>
          <table:table-cell office:value-type="float" office:value="16" table:style-name="ce301">
            <text:p><text:s/>16<text:s/></text:p>
          </table:table-cell>
          <table:table-cell office:value-type="float" office:value="11" table:style-name="ce301">
            <text:p><text:s/>11<text:s/></text:p>
          </table:table-cell>
          <table:table-cell office:value-type="float" office:value="8" table:style-name="ce301">
            <text:p><text:s/>8<text:s/></text:p>
          </table:table-cell>
          <table:table-cell office:value-type="float" office:value="5" table:style-name="ce301">
            <text:p><text:s/>5<text:s/></text:p>
          </table:table-cell>
          <table:table-cell table:style-name="ce297"/>
          <table:table-cell table:number-columns-repeated="16371" table:style-name="ce4"/>
        </table:table-row>
        <table:table-row table:style-name="ro38">
          <table:table-cell office:value-type="string" table:style-name="ce295">
            <text:p>Depositing and leaving litter</text:p>
          </table:table-cell>
          <table:table-cell office:value-type="float" office:value="739" table:style-name="ce301">
            <text:p><text:s/>739<text:s/></text:p>
          </table:table-cell>
          <table:table-cell office:value-type="float" office:value="655" table:style-name="ce301">
            <text:p><text:s/>655<text:s/></text:p>
          </table:table-cell>
          <table:table-cell office:value-type="float" office:value="378" table:style-name="ce301">
            <text:p><text:s/>378<text:s/></text:p>
          </table:table-cell>
          <table:table-cell office:value-type="float" office:value="324" table:style-name="ce301">
            <text:p><text:s/>324<text:s/></text:p>
          </table:table-cell>
          <table:table-cell office:value-type="float" office:value="263" table:style-name="ce301">
            <text:p><text:s/>263<text:s/></text:p>
          </table:table-cell>
          <table:table-cell office:value-type="float" office:value="145" table:style-name="ce301">
            <text:p><text:s/>145<text:s/></text:p>
          </table:table-cell>
          <table:table-cell office:value-type="float" office:value="127" table:style-name="ce301">
            <text:p><text:s/>127<text:s/></text:p>
          </table:table-cell>
          <table:table-cell office:value-type="float" office:value="82" table:style-name="ce301">
            <text:p><text:s/>82<text:s/></text:p>
          </table:table-cell>
          <table:table-cell office:value-type="float" office:value="73" table:style-name="ce301">
            <text:p><text:s/>73<text:s/></text:p>
          </table:table-cell>
          <table:table-cell office:value-type="float" office:value="67" table:style-name="ce301">
            <text:p><text:s/>67<text:s/></text:p>
          </table:table-cell>
          <table:table-cell office:value-type="float" office:value="43" table:style-name="ce301">
            <text:p><text:s/>43<text:s/></text:p>
          </table:table-cell>
          <table:table-cell table:style-name="ce297"/>
          <table:table-cell table:number-columns-repeated="16371" table:style-name="ce4"/>
        </table:table-row>
        <table:table-row table:style-name="ro38">
          <table:table-cell office:value-type="string" table:style-name="ce295">
            <text:p>Consumption of alcohol by a person under 18 on relevant premises</text:p>
          </table:table-cell>
          <table:table-cell office:value-type="float" office:value="21" table:style-name="ce301">
            <text:p><text:s/>21<text:s/></text:p>
          </table:table-cell>
          <table:table-cell office:value-type="float" office:value="17" table:style-name="ce301">
            <text:p><text:s/>17<text:s/></text:p>
          </table:table-cell>
          <table:table-cell office:value-type="float" office:value="7" table:style-name="ce301">
            <text:p><text:s/>7<text:s/></text:p>
          </table:table-cell>
          <table:table-cell office:value-type="string" table:style-name="ce301">
            <text:p>.</text:p>
          </table:table-cell>
          <table:table-cell office:value-type="string" table:style-name="ce301">
            <text:p>.</text:p>
          </table:table-cell>
          <table:table-cell office:value-type="string" table:style-name="ce301">
            <text:p>.</text:p>
          </table:table-cell>
          <table:table-cell office:value-type="string" table:style-name="ce301">
            <text:p>.</text:p>
          </table:table-cell>
          <table:table-cell office:value-type="string" table:style-name="ce301">
            <text:p>.</text:p>
          </table:table-cell>
          <table:table-cell office:value-type="string" table:style-name="ce301">
            <text:p>.</text:p>
          </table:table-cell>
          <table:table-cell office:value-type="string" table:style-name="ce301">
            <text:p>.</text:p>
          </table:table-cell>
          <table:table-cell office:value-type="float" office:value="1" table:style-name="ce301">
            <text:p><text:s/>1<text:s/></text:p>
          </table:table-cell>
          <table:table-cell table:style-name="ce298"/>
          <table:table-cell table:number-columns-repeated="16371" table:style-name="ce4"/>
        </table:table-row>
        <table:table-row table:style-name="ro38">
          <table:table-cell office:value-type="string" table:style-name="ce295">
            <text:p>Allowing consumption of alcohol by a person under 18 on relevant premises</text:p>
          </table:table-cell>
          <table:table-cell office:value-type="float" office:value="4" table:style-name="ce301">
            <text:p><text:s/>4<text:s/></text:p>
          </table:table-cell>
          <table:table-cell office:value-type="string" table:style-name="ce301">
            <text:p>.</text:p>
          </table:table-cell>
          <table:table-cell office:value-type="float" office:value="1" table:style-name="ce301">
            <text:p><text:s/>1<text:s/></text:p>
          </table:table-cell>
          <table:table-cell office:value-type="float" office:value="1" table:style-name="ce301">
            <text:p><text:s/>1<text:s/></text:p>
          </table:table-cell>
          <table:table-cell office:value-type="string" table:style-name="ce301">
            <text:p>.</text:p>
          </table:table-cell>
          <table:table-cell office:value-type="string" table:style-name="ce301">
            <text:p>.</text:p>
          </table:table-cell>
          <table:table-cell office:value-type="float" office:value="1" table:style-name="ce301">
            <text:p><text:s/>1<text:s/></text:p>
          </table:table-cell>
          <table:table-cell office:value-type="float" office:value="1" table:style-name="ce301">
            <text:p><text:s/>1<text:s/></text:p>
          </table:table-cell>
          <table:table-cell office:value-type="string" table:style-name="ce301">
            <text:p>.</text:p>
          </table:table-cell>
          <table:table-cell office:value-type="string" table:style-name="ce301">
            <text:p>.</text:p>
          </table:table-cell>
          <table:table-cell office:value-type="string" table:style-name="ce301">
            <text:p>.</text:p>
          </table:table-cell>
          <table:table-cell table:style-name="ce298"/>
          <table:table-cell table:number-columns-repeated="16371" table:style-name="ce4"/>
        </table:table-row>
        <table:table-row table:style-name="ro38">
          <table:table-cell office:value-type="string" table:style-name="ce302">
            <text:p>Buying or attempting to buy alcohol by a person under 18</text:p>
          </table:table-cell>
          <table:table-cell office:value-type="float" office:value="27" table:style-name="ce301">
            <text:p><text:s/>27<text:s/></text:p>
          </table:table-cell>
          <table:table-cell office:value-type="float" office:value="21" table:style-name="ce301">
            <text:p><text:s/>21<text:s/></text:p>
          </table:table-cell>
          <table:table-cell office:value-type="float" office:value="9" table:style-name="ce301">
            <text:p><text:s/>9<text:s/></text:p>
          </table:table-cell>
          <table:table-cell office:value-type="float" office:value="4" table:style-name="ce301">
            <text:p><text:s/>4<text:s/></text:p>
          </table:table-cell>
          <table:table-cell office:value-type="float" office:value="1" table:style-name="ce301">
            <text:p><text:s/>1<text:s/></text:p>
          </table:table-cell>
          <table:table-cell office:value-type="string" table:style-name="ce301">
            <text:p>.</text:p>
          </table:table-cell>
          <table:table-cell office:value-type="string" table:style-name="ce301">
            <text:p>.</text:p>
          </table:table-cell>
          <table:table-cell office:value-type="string" table:style-name="ce301">
            <text:p>.</text:p>
          </table:table-cell>
          <table:table-cell office:value-type="string" table:style-name="ce301">
            <text:p>.</text:p>
          </table:table-cell>
          <table:table-cell office:value-type="string" table:style-name="ce301">
            <text:p>.</text:p>
          </table:table-cell>
          <table:table-cell office:value-type="string" table:style-name="ce301">
            <text:p>.</text:p>
          </table:table-cell>
          <table:table-cell table:style-name="ce298"/>
          <table:table-cell table:number-columns-repeated="16371" table:style-name="ce4"/>
        </table:table-row>
        <table:table-row table:style-name="ro38">
          <table:table-cell office:value-type="string" table:style-name="ce303">
            <text:p>Depositing and leaving litter in a Royal park</text:p>
          </table:table-cell>
          <table:table-cell office:value-type="string" table:style-name="ce301">
            <text:p>.</text:p>
          </table:table-cell>
          <table:table-cell office:value-type="float" office:value="1" table:style-name="ce301">
            <text:p><text:s/>1<text:s/></text:p>
          </table:table-cell>
          <table:table-cell office:value-type="float" office:value="8" table:style-name="ce301">
            <text:p><text:s/>8<text:s/></text:p>
          </table:table-cell>
          <table:table-cell office:value-type="float" office:value="5" table:style-name="ce301">
            <text:p><text:s/>5<text:s/></text:p>
          </table:table-cell>
          <table:table-cell office:value-type="float" office:value="9" table:style-name="ce301">
            <text:p><text:s/>9<text:s/></text:p>
          </table:table-cell>
          <table:table-cell office:value-type="float" office:value="6" table:style-name="ce301">
            <text:p><text:s/>6<text:s/></text:p>
          </table:table-cell>
          <table:table-cell office:value-type="float" office:value="3" table:style-name="ce301">
            <text:p><text:s/>3<text:s/></text:p>
          </table:table-cell>
          <table:table-cell office:value-type="float" office:value="4" table:style-name="ce301">
            <text:p><text:s/>4<text:s/></text:p>
          </table:table-cell>
          <table:table-cell office:value-type="float" office:value="4" table:style-name="ce301">
            <text:p><text:s/>4<text:s/></text:p>
          </table:table-cell>
          <table:table-cell office:value-type="float" office:value="1" table:style-name="ce301">
            <text:p><text:s/>1<text:s/></text:p>
          </table:table-cell>
          <table:table-cell office:value-type="float" office:value="3" table:style-name="ce301">
            <text:p><text:s/>3<text:s/></text:p>
          </table:table-cell>
          <table:table-cell table:style-name="ce297"/>
          <table:table-cell table:number-columns-repeated="16371" table:style-name="ce4"/>
        </table:table-row>
        <table:table-row table:style-name="ro38">
          <table:table-cell office:value-type="string" table:style-name="ce303">
            <text:p>Use pedal cycle in a Royal park</text:p>
          </table:table-cell>
          <table:table-cell office:value-type="string" table:style-name="ce301">
            <text:p>.</text:p>
          </table:table-cell>
          <table:table-cell office:value-type="float" office:value="116" table:style-name="ce301">
            <text:p><text:s/>116<text:s/></text:p>
          </table:table-cell>
          <table:table-cell office:value-type="float" office:value="606" table:style-name="ce301">
            <text:p><text:s/>606<text:s/></text:p>
          </table:table-cell>
          <table:table-cell office:value-type="float" office:value="574" table:style-name="ce301">
            <text:p><text:s/>574<text:s/></text:p>
          </table:table-cell>
          <table:table-cell office:value-type="float" office:value="226" table:style-name="ce301">
            <text:p><text:s/>226<text:s/></text:p>
          </table:table-cell>
          <table:table-cell office:value-type="float" office:value="391" table:style-name="ce301">
            <text:p><text:s/>391<text:s/></text:p>
          </table:table-cell>
          <table:table-cell office:value-type="float" office:value="205" table:style-name="ce301">
            <text:p><text:s/>205<text:s/></text:p>
          </table:table-cell>
          <table:table-cell office:value-type="float" office:value="299" table:style-name="ce301">
            <text:p><text:s/>299<text:s/></text:p>
          </table:table-cell>
          <table:table-cell office:value-type="float" office:value="258" table:style-name="ce301">
            <text:p><text:s/>258<text:s/></text:p>
          </table:table-cell>
          <table:table-cell office:value-type="float" office:value="269" table:style-name="ce301">
            <text:p><text:s/>269<text:s/></text:p>
          </table:table-cell>
          <table:table-cell office:value-type="float" office:value="181" table:style-name="ce301">
            <text:p><text:s/>181<text:s/></text:p>
          </table:table-cell>
          <table:table-cell table:style-name="ce297"/>
          <table:table-cell table:number-columns-repeated="16371" table:style-name="ce4"/>
        </table:table-row>
        <table:table-row table:style-name="ro38">
          <table:table-cell office:value-type="string" table:style-name="ce303">
            <text:p>Failing to remove animal faeces from a Royal park</text:p>
          </table:table-cell>
          <table:table-cell office:value-type="string" table:style-name="ce301">
            <text:p>.</text:p>
          </table:table-cell>
          <table:table-cell office:value-type="string" table:style-name="ce301">
            <text:p>.</text:p>
          </table:table-cell>
          <table:table-cell office:value-type="float" office:value="8" table:style-name="ce301">
            <text:p><text:s/>8<text:s/></text:p>
          </table:table-cell>
          <table:table-cell office:value-type="float" office:value="6" table:style-name="ce301">
            <text:p><text:s/>6<text:s/></text:p>
          </table:table-cell>
          <table:table-cell office:value-type="string" table:style-name="ce301">
            <text:p>.</text:p>
          </table:table-cell>
          <table:table-cell office:value-type="float" office:value="5" table:style-name="ce301">
            <text:p><text:s/>5<text:s/></text:p>
          </table:table-cell>
          <table:table-cell office:value-type="float" office:value="5" table:style-name="ce301">
            <text:p><text:s/>5<text:s/></text:p>
          </table:table-cell>
          <table:table-cell office:value-type="string" table:style-name="ce301">
            <text:p>.</text:p>
          </table:table-cell>
          <table:table-cell office:value-type="float" office:value="2" table:style-name="ce301">
            <text:p><text:s/>2<text:s/></text:p>
          </table:table-cell>
          <table:table-cell office:value-type="string" table:style-name="ce301">
            <text:p>.</text:p>
          </table:table-cell>
          <table:table-cell office:value-type="string" table:style-name="ce301">
            <text:p>.</text:p>
          </table:table-cell>
          <table:table-cell table:style-name="ce297"/>
          <table:table-cell table:number-columns-repeated="16371" table:style-name="ce4"/>
        </table:table-row>
        <table:table-row table:style-name="ro38">
          <table:table-cell office:value-type="string" table:style-name="ce295">
            <text:p>Possession of khat [Note 40]</text:p>
          </table:table-cell>
          <table:table-cell office:value-type="string" table:style-name="ce301">
            <text:p>.</text:p>
          </table:table-cell>
          <table:table-cell office:value-type="string" table:style-name="ce301">
            <text:p>.</text:p>
          </table:table-cell>
          <table:table-cell office:value-type="string" table:style-name="ce301">
            <text:p>.</text:p>
          </table:table-cell>
          <table:table-cell office:value-type="float" office:value="6" table:style-name="ce301">
            <text:p><text:s/>6<text:s/></text:p>
          </table:table-cell>
          <table:table-cell office:value-type="float" office:value="16" table:style-name="ce301">
            <text:p><text:s/>16<text:s/></text:p>
          </table:table-cell>
          <table:table-cell office:value-type="float" office:value="8" table:style-name="ce301">
            <text:p><text:s/>8<text:s/></text:p>
          </table:table-cell>
          <table:table-cell office:value-type="float" office:value="4" table:style-name="ce301">
            <text:p><text:s/>4<text:s/></text:p>
          </table:table-cell>
          <table:table-cell office:value-type="float" office:value="9" table:style-name="ce301">
            <text:p><text:s/>9<text:s/></text:p>
          </table:table-cell>
          <table:table-cell office:value-type="float" office:value="12" table:style-name="ce301">
            <text:p><text:s/>12<text:s/></text:p>
          </table:table-cell>
          <table:table-cell office:value-type="float" office:value="9" table:style-name="ce301">
            <text:p><text:s/>9<text:s/></text:p>
          </table:table-cell>
          <table:table-cell office:value-type="float" office:value="14" table:style-name="ce301">
            <text:p><text:s/>14<text:s/></text:p>
          </table:table-cell>
          <table:table-cell table:style-name="ce297"/>
          <table:table-cell table:number-columns-repeated="16371" table:style-name="ce4"/>
        </table:table-row>
        <table:table-row table:style-name="ro11">
          <table:table-cell office:value-type="string" table:style-name="ce304">
            <text:p>Total lower tier offences (£60) [Note 37]</text:p>
          </table:table-cell>
          <table:table-cell office:value-type="float" office:value="4067" table:style-name="ce305">
            <text:p><text:s/>4,067<text:s/></text:p>
          </table:table-cell>
          <table:table-cell office:value-type="float" office:value="3198" table:style-name="ce305">
            <text:p><text:s/>3,198<text:s/></text:p>
          </table:table-cell>
          <table:table-cell office:value-type="float" office:value="2768" table:style-name="ce305">
            <text:p><text:s/>2,768<text:s/></text:p>
          </table:table-cell>
          <table:table-cell office:value-type="float" office:value="2283" table:style-name="ce305">
            <text:p><text:s/>2,283<text:s/></text:p>
          </table:table-cell>
          <table:table-cell office:value-type="float" office:value="1509" table:style-name="ce305">
            <text:p><text:s/>1,509<text:s/></text:p>
          </table:table-cell>
          <table:table-cell office:value-type="float" office:value="1238" table:style-name="ce305">
            <text:p><text:s/>1,238<text:s/></text:p>
          </table:table-cell>
          <table:table-cell office:value-type="float" office:value="613" table:style-name="ce305">
            <text:p><text:s/>613<text:s/></text:p>
          </table:table-cell>
          <table:table-cell office:value-type="float" office:value="548" table:style-name="ce305">
            <text:p><text:s/>548<text:s/></text:p>
          </table:table-cell>
          <table:table-cell office:value-type="float" office:value="523" table:style-name="ce305">
            <text:p><text:s/>523<text:s/></text:p>
          </table:table-cell>
          <table:table-cell office:value-type="float" office:value="381" table:style-name="ce305">
            <text:p><text:s/>381<text:s/></text:p>
          </table:table-cell>
          <table:table-cell office:value-type="float" office:value="269" table:style-name="ce305">
            <text:p><text:s/>269<text:s/></text:p>
          </table:table-cell>
          <table:table-cell table:style-name="ce306"/>
          <table:table-cell table:number-columns-repeated="16371" table:style-name="ce4"/>
        </table:table-row>
        <table:table-row table:style-name="ro13">
          <table:table-cell office:value-type="string" table:style-name="ce307">
            <text:p>Total all offences</text:p>
          </table:table-cell>
          <table:table-cell office:value-type="float" office:value="130270" table:style-name="ce308">
            <text:p><text:s/>130,270<text:s/></text:p>
          </table:table-cell>
          <table:table-cell office:value-type="float" office:value="112535" table:style-name="ce308">
            <text:p><text:s/>112,535<text:s/></text:p>
          </table:table-cell>
          <table:table-cell office:value-type="float" office:value="89936" table:style-name="ce308">
            <text:p><text:s/>89,936<text:s/></text:p>
          </table:table-cell>
          <table:table-cell office:value-type="float" office:value="69530" table:style-name="ce308">
            <text:p><text:s/>69,530<text:s/></text:p>
          </table:table-cell>
          <table:table-cell office:value-type="float" office:value="51974" table:style-name="ce308">
            <text:p><text:s/>51,974<text:s/></text:p>
          </table:table-cell>
          <table:table-cell office:value-type="float" office:value="38604" table:style-name="ce308">
            <text:p><text:s/>38,604<text:s/></text:p>
          </table:table-cell>
          <table:table-cell office:value-type="float" office:value="28378" table:style-name="ce308">
            <text:p><text:s/>28,378<text:s/></text:p>
          </table:table-cell>
          <table:table-cell office:value-type="float" office:value="21934" table:style-name="ce308">
            <text:p><text:s/>21,934<text:s/></text:p>
          </table:table-cell>
          <table:table-cell office:value-type="float" office:value="20728" table:style-name="ce308">
            <text:p><text:s/>20,728<text:s/></text:p>
          </table:table-cell>
          <table:table-cell office:value-type="float" office:value="17427" table:style-name="ce308">
            <text:p><text:s/>17,427<text:s/></text:p>
          </table:table-cell>
          <table:table-cell office:value-type="float" office:value="13555" table:style-name="ce308">
            <text:p><text:s/>13,555<text:s/></text:p>
          </table:table-cell>
          <table:table-cell table:style-name="ce309"/>
          <table:table-cell table:number-columns-repeated="16371" table:style-name="ce289"/>
        </table:table-row>
        <table:table-row table:style-name="ro11">
          <table:table-cell office:value-type="string" table:style-name="ce220">
            <text:p>Source: Ministry of Justice Court Proceedings Database</text:p>
          </table:table-cell>
          <table:table-cell table:number-columns-repeated="16383" table:style-name="ce27"/>
        </table:table-row>
        <table:table-row table:style-name="ro6">
          <table:table-cell office:value-type="string" table:style-name="ce220">
            <text:p>- = nil</text:p>
          </table:table-cell>
          <table:table-cell table:number-columns-repeated="16383" table:style-name="ce27"/>
        </table:table-row>
        <table:table-row table:style-name="ro6">
          <table:table-cell table:style-name="ce132"/>
          <table:table-cell table:number-columns-repeated="6" table:style-name="ce290"/>
          <table:table-cell table:number-columns-repeated="3" table:style-name="ce310"/>
          <table:table-cell table:number-columns-repeated="2" table:style-name="ce311"/>
          <table:table-cell table:number-columns-repeated="16372" table:style-name="ce27"/>
        </table:table-row>
        <table:table-row table:style-name="ro6">
          <table:table-cell table:style-name="ce132"/>
          <table:table-cell table:number-columns-repeated="11" table:style-name="ce290"/>
          <table:table-cell table:number-columns-repeated="16372" table:style-name="ce27"/>
        </table:table-row>
        <table:table-row table:style-name="ro6">
          <table:table-cell table:number-columns-spanned="12" table:number-rows-spanned="1" table:style-name="ce176"/>
          <table:covered-table-cell table:number-columns-repeated="11"/>
          <table:table-cell table:number-columns-repeated="16372" table:style-name="ce27"/>
        </table:table-row>
        <table:table-row table:number-rows-repeated="2" table:style-name="ro6">
          <table:table-cell table:style-name="ce132"/>
          <table:table-cell table:number-columns-repeated="11" table:style-name="ce290"/>
          <table:table-cell table:number-columns-repeated="16372" table:style-name="ce27"/>
        </table:table-row>
        <table:table-row table:style-name="ro6">
          <table:table-cell table:style-name="ce312"/>
          <table:table-cell table:number-columns-repeated="11" table:style-name="ce290"/>
          <table:table-cell table:number-columns-repeated="16372" table:style-name="ce27"/>
        </table:table-row>
        <table:table-row table:style-name="ro6">
          <table:table-cell table:style-name="ce313"/>
          <table:table-cell table:number-columns-repeated="11" table:style-name="ce290"/>
          <table:table-cell table:number-columns-repeated="16372" table:style-name="ce27"/>
        </table:table-row>
        <table:table-row table:number-rows-repeated="1048530" table:style-name="ro28">
          <table:table-cell table:number-columns-repeated="16384"/>
        </table:table-row>
      </table:table>
      <table:table table:name="Q3_1" table:style-name="ta1">
        <table:table-column table:style-name="co63" table:default-cell-style-name="ce4"/>
        <table:table-column table:style-name="co64" table:default-cell-style-name="ce7"/>
        <table:table-column table:style-name="co65" table:default-cell-style-name="ce4"/>
        <table:table-column table:style-name="co66" table:number-columns-repeated="10" table:default-cell-style-name="ce4"/>
        <table:table-column table:style-name="co6" table:number-columns-repeated="16371" table:default-cell-style-name="ce4"/>
        <table:table-row table:style-name="ro6">
          <table:table-cell office:value-type="string" table:style-name="ce202">
            <text:p>Q3.1 - Overview of defendants dealt with at magistrates' courts (MC) and Crown Courts (CC) by offence type, 12 months ending September 2011 to 12 months ending September 2021, England and Wales [Notes 4, 5, 44]</text:p>
          </table:table-cell>
          <table:table-cell table:style-name="ce7"/>
          <table:table-cell table:number-columns-repeated="11" table:style-name="ce202"/>
          <table:table-cell table:number-columns-repeated="16371" table:style-name="ce4"/>
        </table:table-row>
        <table:table-row table:style-name="ro6">
          <table:table-cell office:value-type="string" table:style-name="ce204">
            <text:p>This worksheet contains 1 table. Notes can be found on the Notes sheet.</text:p>
          </table:table-cell>
          <table:table-cell table:style-name="ce7"/>
          <table:table-cell table:number-columns-repeated="11" table:style-name="ce202"/>
          <table:table-cell table:number-columns-repeated="16371" table:style-name="ce4"/>
        </table:table-row>
        <table:table-row table:style-name="ro3">
          <table:table-cell office:value-type="string" table:style-name="ce32">
            <text:p><text:a xlink:href="#Contents.A1">back to contents</text:a></text:p>
          </table:table-cell>
          <table:table-cell table:style-name="ce7"/>
          <table:table-cell table:number-columns-repeated="11" table:style-name="ce314"/>
          <table:table-cell table:number-columns-repeated="3" table:style-name="ce4"/>
          <table:table-cell table:style-name="ce32"/>
          <table:table-cell table:number-columns-repeated="16367"/>
        </table:table-row>
        <table:table-row table:style-name="ro56">
          <table:table-cell office:value-type="string" table:style-name="ce279">
            <text:p>Offence type</text:p>
          </table:table-cell>
          <table:table-cell office:value-type="string" table:style-name="ce279">
            <text:p>Overview<text:s/></text:p>
          </table:table-cell>
          <table:table-cell office:value-type="string" table:style-name="ce293">
            <text:p>2011<text:s/></text:p>
            <text:p>[Note 30]</text:p>
          </table:table-cell>
          <table:table-cell office:value-type="string" table:style-name="ce315">
            <text:p>2012</text:p>
          </table:table-cell>
          <table:table-cell office:value-type="string" table:style-name="ce315">
            <text:p>2013</text:p>
          </table:table-cell>
          <table:table-cell office:value-type="string" table:style-name="ce315">
            <text:p>2014</text:p>
          </table:table-cell>
          <table:table-cell office:value-type="string" table:style-name="ce315">
            <text:p>2015</text:p>
          </table:table-cell>
          <table:table-cell office:value-type="string" table:style-name="ce315">
            <text:p>2016</text:p>
          </table:table-cell>
          <table:table-cell office:value-type="string" table:style-name="ce315">
            <text:p>2017</text:p>
          </table:table-cell>
          <table:table-cell office:value-type="string" table:style-name="ce315">
            <text:p>2018</text:p>
          </table:table-cell>
          <table:table-cell office:value-type="string" table:style-name="ce316">
            <text:p>2019</text:p>
          </table:table-cell>
          <table:table-cell office:value-type="string" table:style-name="ce316">
            <text:p>2020</text:p>
          </table:table-cell>
          <table:table-cell office:value-type="string" table:style-name="ce316">
            <text:p>2021</text:p>
          </table:table-cell>
          <table:table-cell table:number-columns-repeated="16371" table:style-name="ce4"/>
        </table:table-row>
        <table:table-row table:style-name="ro22">
          <table:table-cell office:value-type="string" table:style-name="ce34">
            <text:p>All Offences</text:p>
          </table:table-cell>
          <table:table-cell office:value-type="string" table:style-name="ce220">
            <text:p>Number of defendants proceeded against at MC</text:p>
          </table:table-cell>
          <table:table-cell office:value-type="float" office:value="1597204" table:style-name="ce298">
            <text:p>1,597,204</text:p>
          </table:table-cell>
          <table:table-cell office:value-type="float" office:value="1493486" table:style-name="ce298">
            <text:p>1,493,486</text:p>
          </table:table-cell>
          <table:table-cell office:value-type="float" office:value="1460428" table:style-name="ce298">
            <text:p>1,460,428</text:p>
          </table:table-cell>
          <table:table-cell office:value-type="float" office:value="1454151" table:style-name="ce298">
            <text:p>1,454,151</text:p>
          </table:table-cell>
          <table:table-cell office:value-type="float" office:value="1491783" table:style-name="ce298">
            <text:p>1,491,783</text:p>
          </table:table-cell>
          <table:table-cell office:value-type="float" office:value="1480220" table:style-name="ce298">
            <text:p>1,480,220</text:p>
          </table:table-cell>
          <table:table-cell office:value-type="float" office:value="1424851" table:style-name="ce298">
            <text:p>1,424,851</text:p>
          </table:table-cell>
          <table:table-cell office:value-type="float" office:value="1381202" table:style-name="ce298">
            <text:p>1,381,202</text:p>
          </table:table-cell>
          <table:table-cell office:value-type="float" office:value="1374723" table:style-name="ce298">
            <text:p>1,374,723</text:p>
          </table:table-cell>
          <table:table-cell office:value-type="float" office:value="1025267" table:style-name="ce298">
            <text:p>1,025,267</text:p>
          </table:table-cell>
          <table:table-cell office:value-type="float" office:value="1104542" table:style-name="ce298">
            <text:p>1,104,542</text:p>
          </table:table-cell>
          <table:table-cell table:style-name="ce4"/>
          <table:table-cell table:style-name="ce317"/>
          <table:table-cell table:number-columns-repeated="16369" table:style-name="ce4"/>
        </table:table-row>
        <table:table-row table:style-name="ro22">
          <table:table-cell office:value-type="string" table:style-name="ce34">
            <text:p>All Offences</text:p>
          </table:table-cell>
          <table:table-cell office:value-type="string" table:style-name="ce220">
            <text:p>Sent for trial at CC [Note 45]</text:p>
          </table:table-cell>
          <table:table-cell office:value-type="float" office:value="102425" table:style-name="ce298">
            <text:p>102,425</text:p>
          </table:table-cell>
          <table:table-cell office:value-type="float" office:value="88555" table:style-name="ce298">
            <text:p>88,555</text:p>
          </table:table-cell>
          <table:table-cell office:value-type="float" office:value="94071" table:style-name="ce298">
            <text:p>94,071</text:p>
          </table:table-cell>
          <table:table-cell office:value-type="float" office:value="99853" table:style-name="ce298">
            <text:p>99,853</text:p>
          </table:table-cell>
          <table:table-cell office:value-type="float" office:value="91098" table:style-name="ce298">
            <text:p>91,098</text:p>
          </table:table-cell>
          <table:table-cell office:value-type="float" office:value="78126" table:style-name="ce298">
            <text:p>78,126</text:p>
          </table:table-cell>
          <table:table-cell office:value-type="float" office:value="73112" table:style-name="ce298">
            <text:p>73,112</text:p>
          </table:table-cell>
          <table:table-cell office:value-type="float" office:value="61942" table:style-name="ce298">
            <text:p>61,942</text:p>
          </table:table-cell>
          <table:table-cell office:value-type="float" office:value="61067" table:style-name="ce298">
            <text:p>61,067</text:p>
          </table:table-cell>
          <table:table-cell office:value-type="float" office:value="61037" table:style-name="ce298">
            <text:p>61,037</text:p>
          </table:table-cell>
          <table:table-cell office:value-type="float" office:value="65029" table:style-name="ce298">
            <text:p>65,029</text:p>
          </table:table-cell>
          <table:table-cell table:number-columns-repeated="16371" table:style-name="ce4"/>
        </table:table-row>
        <table:table-row table:style-name="ro69">
          <table:table-cell office:value-type="string" table:style-name="ce34">
            <text:p>All Offences</text:p>
          </table:table-cell>
          <table:table-cell office:value-type="string" table:style-name="ce132">
            <text:p>Proceedings terminated early [Note 46]</text:p>
          </table:table-cell>
          <table:table-cell office:value-type="float" office:value="223909" table:style-name="ce298">
            <text:p>223,909</text:p>
          </table:table-cell>
          <table:table-cell office:value-type="float" office:value="209676" table:style-name="ce298">
            <text:p>209,676</text:p>
          </table:table-cell>
          <table:table-cell office:value-type="float" office:value="218664" table:style-name="ce298">
            <text:p>218,664</text:p>
          </table:table-cell>
          <table:table-cell office:value-type="float" office:value="197892" table:style-name="ce298">
            <text:p>197,892</text:p>
          </table:table-cell>
          <table:table-cell office:value-type="float" office:value="199217" table:style-name="ce298">
            <text:p>199,217</text:p>
          </table:table-cell>
          <table:table-cell office:value-type="float" office:value="192685" table:style-name="ce298">
            <text:p>192,685</text:p>
          </table:table-cell>
          <table:table-cell office:value-type="float" office:value="156926" table:style-name="ce298">
            <text:p>156,926</text:p>
          </table:table-cell>
          <table:table-cell office:value-type="float" office:value="152476" table:style-name="ce298">
            <text:p>152,476</text:p>
          </table:table-cell>
          <table:table-cell office:value-type="float" office:value="154399" table:style-name="ce298">
            <text:p>154,399</text:p>
          </table:table-cell>
          <table:table-cell office:value-type="float" office:value="115470" table:style-name="ce298">
            <text:p>115,470</text:p>
          </table:table-cell>
          <table:table-cell office:value-type="float" office:value="124191" table:style-name="ce298">
            <text:p>124,191</text:p>
          </table:table-cell>
          <table:table-cell table:number-columns-repeated="16371" table:style-name="ce4"/>
        </table:table-row>
        <table:table-row table:style-name="ro62">
          <table:table-cell office:value-type="string" table:style-name="ce34">
            <text:p>All Offences</text:p>
          </table:table-cell>
          <table:table-cell office:value-type="string" table:style-name="ce220">
            <text:p>Tried at MC:<text:s/></text:p>
          </table:table-cell>
          <table:table-cell office:value-type="float" office:value="1270870" table:style-name="ce298">
            <text:p>1,270,870</text:p>
          </table:table-cell>
          <table:table-cell office:value-type="float" office:value="1195255" table:style-name="ce298">
            <text:p>1,195,255</text:p>
          </table:table-cell>
          <table:table-cell office:value-type="float" office:value="1147693" table:style-name="ce298">
            <text:p>1,147,693</text:p>
          </table:table-cell>
          <table:table-cell office:value-type="float" office:value="1156406" table:style-name="ce298">
            <text:p>1,156,406</text:p>
          </table:table-cell>
          <table:table-cell office:value-type="float" office:value="1201468" table:style-name="ce298">
            <text:p>1,201,468</text:p>
          </table:table-cell>
          <table:table-cell office:value-type="float" office:value="1209409" table:style-name="ce298">
            <text:p>1,209,409</text:p>
          </table:table-cell>
          <table:table-cell office:value-type="float" office:value="1194813" table:style-name="ce298">
            <text:p>1,194,813</text:p>
          </table:table-cell>
          <table:table-cell office:value-type="float" office:value="1166784" table:style-name="ce298">
            <text:p>1,166,784</text:p>
          </table:table-cell>
          <table:table-cell office:value-type="float" office:value="1159257" table:style-name="ce298">
            <text:p>1,159,257</text:p>
          </table:table-cell>
          <table:table-cell office:value-type="float" office:value="848760" table:style-name="ce298">
            <text:p>848,760</text:p>
          </table:table-cell>
          <table:table-cell office:value-type="float" office:value="915323" table:style-name="ce298">
            <text:p>915,323</text:p>
          </table:table-cell>
          <table:table-cell table:number-columns-repeated="16371" table:style-name="ce4"/>
        </table:table-row>
        <table:table-row table:style-name="ro22">
          <table:table-cell office:value-type="string" table:style-name="ce34">
            <text:p>All Offences</text:p>
          </table:table-cell>
          <table:table-cell office:value-type="string" table:style-name="ce132">
            <text:p>Discharged at committal proceedings<text:span text:style-name="T5"><text:s/></text:span>[Note 47]</text:p>
          </table:table-cell>
          <table:table-cell office:value-type="float" office:value="3929" table:style-name="ce298">
            <text:p>3,929</text:p>
          </table:table-cell>
          <table:table-cell office:value-type="float" office:value="3294" table:style-name="ce298">
            <text:p>3,294</text:p>
          </table:table-cell>
          <table:table-cell office:value-type="float" office:value="2191" table:style-name="ce298">
            <text:p>2,191</text:p>
          </table:table-cell>
          <table:table-cell office:value-type="float" office:value="629" table:style-name="ce298">
            <text:p>629</text:p>
          </table:table-cell>
          <table:table-cell office:value-type="float" office:value="502" table:style-name="ce298">
            <text:p>502</text:p>
          </table:table-cell>
          <table:table-cell office:value-type="float" office:value="545" table:style-name="ce298">
            <text:p>545</text:p>
          </table:table-cell>
          <table:table-cell office:value-type="float" office:value="589" table:style-name="ce298">
            <text:p>589</text:p>
          </table:table-cell>
          <table:table-cell office:value-type="float" office:value="469" table:style-name="ce298">
            <text:p>469</text:p>
          </table:table-cell>
          <table:table-cell office:value-type="float" office:value="479" table:style-name="ce298">
            <text:p>479</text:p>
          </table:table-cell>
          <table:table-cell office:value-type="float" office:value="472" table:style-name="ce298">
            <text:p>472</text:p>
          </table:table-cell>
          <table:table-cell office:value-type="float" office:value="785" table:style-name="ce298">
            <text:p>785</text:p>
          </table:table-cell>
          <table:table-cell table:number-columns-repeated="16371" table:style-name="ce4"/>
        </table:table-row>
        <table:table-row table:style-name="ro22">
          <table:table-cell office:value-type="string" table:style-name="ce34">
            <text:p>All Offences</text:p>
          </table:table-cell>
          <table:table-cell office:value-type="string" table:style-name="ce132">
            <text:p>Dismissed (found not guilty after summary trial)</text:p>
          </table:table-cell>
          <table:table-cell office:value-type="float" office:value="21332" table:style-name="ce298">
            <text:p>21,332</text:p>
          </table:table-cell>
          <table:table-cell office:value-type="float" office:value="20662" table:style-name="ce298">
            <text:p>20,662</text:p>
          </table:table-cell>
          <table:table-cell office:value-type="float" office:value="20866" table:style-name="ce298">
            <text:p>20,866</text:p>
          </table:table-cell>
          <table:table-cell office:value-type="float" office:value="22036" table:style-name="ce298">
            <text:p>22,036</text:p>
          </table:table-cell>
          <table:table-cell office:value-type="float" office:value="23783" table:style-name="ce298">
            <text:p>23,783</text:p>
          </table:table-cell>
          <table:table-cell office:value-type="float" office:value="22880" table:style-name="ce298">
            <text:p>22,880</text:p>
          </table:table-cell>
          <table:table-cell office:value-type="float" office:value="21909" table:style-name="ce298">
            <text:p>21,909</text:p>
          </table:table-cell>
          <table:table-cell office:value-type="float" office:value="19151" table:style-name="ce298">
            <text:p>19,151</text:p>
          </table:table-cell>
          <table:table-cell office:value-type="float" office:value="17923" table:style-name="ce298">
            <text:p>17,923</text:p>
          </table:table-cell>
          <table:table-cell office:value-type="float" office:value="11144" table:style-name="ce298">
            <text:p>11,144</text:p>
          </table:table-cell>
          <table:table-cell office:value-type="float" office:value="15682" table:style-name="ce298">
            <text:p>15,682</text:p>
          </table:table-cell>
          <table:table-cell table:number-columns-repeated="16371" table:style-name="ce4"/>
        </table:table-row>
        <table:table-row table:style-name="ro22">
          <table:table-cell office:value-type="string" table:style-name="ce34">
            <text:p>All Offences</text:p>
          </table:table-cell>
          <table:table-cell office:value-type="string" table:style-name="ce220">
            <text:p>Found guilty at MC</text:p>
          </table:table-cell>
          <table:table-cell office:value-type="float" office:value="1245609" table:style-name="ce298">
            <text:p>1,245,609</text:p>
          </table:table-cell>
          <table:table-cell office:value-type="float" office:value="1171299" table:style-name="ce298">
            <text:p>1,171,299</text:p>
          </table:table-cell>
          <table:table-cell office:value-type="float" office:value="1124636" table:style-name="ce298">
            <text:p>1,124,636</text:p>
          </table:table-cell>
          <table:table-cell office:value-type="float" office:value="1133741" table:style-name="ce298">
            <text:p>1,133,741</text:p>
          </table:table-cell>
          <table:table-cell office:value-type="float" office:value="1177183" table:style-name="ce298">
            <text:p>1,177,183</text:p>
          </table:table-cell>
          <table:table-cell office:value-type="float" office:value="1185984" table:style-name="ce298">
            <text:p>1,185,984</text:p>
          </table:table-cell>
          <table:table-cell office:value-type="float" office:value="1172315" table:style-name="ce298">
            <text:p>1,172,315</text:p>
          </table:table-cell>
          <table:table-cell office:value-type="float" office:value="1147164" table:style-name="ce298">
            <text:p>1,147,164</text:p>
          </table:table-cell>
          <table:table-cell office:value-type="float" office:value="1140855" table:style-name="ce298">
            <text:p>1,140,855</text:p>
          </table:table-cell>
          <table:table-cell office:value-type="float" office:value="837144" table:style-name="ce298">
            <text:p>837,144</text:p>
          </table:table-cell>
          <table:table-cell office:value-type="float" office:value="898856" table:style-name="ce298">
            <text:p>898,856</text:p>
          </table:table-cell>
          <table:table-cell table:number-columns-repeated="16371" table:style-name="ce4"/>
        </table:table-row>
        <table:table-row table:style-name="ro69">
          <table:table-cell office:value-type="string" table:style-name="ce34">
            <text:p>All Offences</text:p>
          </table:table-cell>
          <table:table-cell office:value-type="string" table:style-name="ce220">
            <text:p>Magistrates' court conviction trial rate [Note 48]<text:s/></text:p>
          </table:table-cell>
          <table:table-cell office:value-type="percentage" office:value="0.98012306530172244" table:style-name="ce318">
            <text:p>98.0%</text:p>
          </table:table-cell>
          <table:table-cell office:value-type="percentage" office:value="0.97995741494492805" table:style-name="ce318">
            <text:p>98.0%</text:p>
          </table:table-cell>
          <table:table-cell office:value-type="percentage" office:value="0.97991013276198424" table:style-name="ce318">
            <text:p>98.0%</text:p>
          </table:table-cell>
          <table:table-cell office:value-type="percentage" office:value="0.98040048218359299" table:style-name="ce318">
            <text:p>98.0%</text:p>
          </table:table-cell>
          <table:table-cell office:value-type="percentage" office:value="0.9797872269590201" table:style-name="ce318">
            <text:p>98.0%</text:p>
          </table:table-cell>
          <table:table-cell office:value-type="percentage" office:value="0.9806310354892348" table:style-name="ce318">
            <text:p>98.1%</text:p>
          </table:table-cell>
          <table:table-cell office:value-type="percentage" office:value="0.98117027518113709" table:style-name="ce318">
            <text:p>98.1%</text:p>
          </table:table-cell>
          <table:table-cell office:value-type="percentage" office:value="0.98318454829685697" table:style-name="ce318">
            <text:p>98.3%</text:p>
          </table:table-cell>
          <table:table-cell office:value-type="percentage" office:value="0.98412603935106713" table:style-name="ce318">
            <text:p>98.4%</text:p>
          </table:table-cell>
          <table:table-cell office:value-type="percentage" office:value="0.98631415241057541" table:style-name="ce318">
            <text:p>98.6%</text:p>
          </table:table-cell>
          <table:table-cell office:value-type="percentage" office:value="0.98200962938765879" table:style-name="ce318">
            <text:p>98.2%</text:p>
          </table:table-cell>
          <table:table-cell table:number-columns-repeated="16371" table:style-name="ce4"/>
        </table:table-row>
        <table:table-row table:style-name="ro70">
          <table:table-cell office:value-type="string" table:style-name="ce34">
            <text:p>All Offences</text:p>
          </table:table-cell>
          <table:table-cell office:value-type="string" table:style-name="ce220">
            <text:p>For trial at CC [Note 49]</text:p>
          </table:table-cell>
          <table:table-cell office:value-type="float" office:value="103459" table:style-name="ce298">
            <text:p>103,459</text:p>
          </table:table-cell>
          <table:table-cell office:value-type="float" office:value="91857" table:style-name="ce298">
            <text:p>91,857</text:p>
          </table:table-cell>
          <table:table-cell office:value-type="float" office:value="83594" table:style-name="ce298">
            <text:p>83,594</text:p>
          </table:table-cell>
          <table:table-cell office:value-type="float" office:value="85853" table:style-name="ce298">
            <text:p>85,853</text:p>
          </table:table-cell>
          <table:table-cell office:value-type="float" office:value="88740" table:style-name="ce298">
            <text:p>88,740</text:p>
          </table:table-cell>
          <table:table-cell office:value-type="float" office:value="84112" table:style-name="ce298">
            <text:p>84,112</text:p>
          </table:table-cell>
          <table:table-cell office:value-type="float" office:value="73478" table:style-name="ce298">
            <text:p>73,478</text:p>
          </table:table-cell>
          <table:table-cell office:value-type="float" office:value="64542" table:style-name="ce298">
            <text:p>64,542</text:p>
          </table:table-cell>
          <table:table-cell office:value-type="float" office:value="60353" table:style-name="ce298">
            <text:p>60,353</text:p>
          </table:table-cell>
          <table:table-cell office:value-type="float" office:value="51945" table:style-name="ce298">
            <text:p>51,945</text:p>
          </table:table-cell>
          <table:table-cell office:value-type="float" office:value="62351" table:style-name="ce298">
            <text:p>62,351</text:p>
          </table:table-cell>
          <table:table-cell table:number-columns-repeated="16371" table:style-name="ce4"/>
        </table:table-row>
        <table:table-row table:style-name="ro22">
          <table:table-cell office:value-type="string" table:style-name="ce34">
            <text:p>All Offences</text:p>
          </table:table-cell>
          <table:table-cell office:value-type="string" table:style-name="ce220">
            <text:p>Not Tried</text:p>
          </table:table-cell>
          <table:table-cell office:value-type="float" office:value="1300" table:style-name="ce298">
            <text:p>1,300</text:p>
          </table:table-cell>
          <table:table-cell office:value-type="float" office:value="936" table:style-name="ce298">
            <text:p>936</text:p>
          </table:table-cell>
          <table:table-cell office:value-type="float" office:value="898" table:style-name="ce298">
            <text:p>898</text:p>
          </table:table-cell>
          <table:table-cell office:value-type="float" office:value="809" table:style-name="ce298">
            <text:p>809</text:p>
          </table:table-cell>
          <table:table-cell office:value-type="float" office:value="882" table:style-name="ce298">
            <text:p>882</text:p>
          </table:table-cell>
          <table:table-cell office:value-type="float" office:value="874" table:style-name="ce298">
            <text:p>874</text:p>
          </table:table-cell>
          <table:table-cell office:value-type="float" office:value="818" table:style-name="ce298">
            <text:p>818</text:p>
          </table:table-cell>
          <table:table-cell office:value-type="float" office:value="913" table:style-name="ce298">
            <text:p>913</text:p>
          </table:table-cell>
          <table:table-cell office:value-type="float" office:value="816" table:style-name="ce298">
            <text:p>816</text:p>
          </table:table-cell>
          <table:table-cell office:value-type="float" office:value="786" table:style-name="ce298">
            <text:p>786</text:p>
          </table:table-cell>
          <table:table-cell office:value-type="float" office:value="1073" table:style-name="ce298">
            <text:p>1,073</text:p>
          </table:table-cell>
          <table:table-cell table:number-columns-repeated="16371" table:style-name="ce4"/>
        </table:table-row>
        <table:table-row table:style-name="ro22">
          <table:table-cell office:value-type="string" table:style-name="ce34">
            <text:p>All Offences</text:p>
          </table:table-cell>
          <table:table-cell office:value-type="string" table:style-name="ce220">
            <text:p>Tried at CC</text:p>
          </table:table-cell>
          <table:table-cell office:value-type="float" office:value="102159" table:style-name="ce298">
            <text:p>102,159</text:p>
          </table:table-cell>
          <table:table-cell office:value-type="float" office:value="90921" table:style-name="ce298">
            <text:p>90,921</text:p>
          </table:table-cell>
          <table:table-cell office:value-type="float" office:value="82696" table:style-name="ce298">
            <text:p>82,696</text:p>
          </table:table-cell>
          <table:table-cell office:value-type="float" office:value="85044" table:style-name="ce298">
            <text:p>85,044</text:p>
          </table:table-cell>
          <table:table-cell office:value-type="float" office:value="87858" table:style-name="ce298">
            <text:p>87,858</text:p>
          </table:table-cell>
          <table:table-cell office:value-type="float" office:value="83238" table:style-name="ce298">
            <text:p>83,238</text:p>
          </table:table-cell>
          <table:table-cell office:value-type="float" office:value="72660" table:style-name="ce298">
            <text:p>72,660</text:p>
          </table:table-cell>
          <table:table-cell office:value-type="float" office:value="63629" table:style-name="ce298">
            <text:p>63,629</text:p>
          </table:table-cell>
          <table:table-cell office:value-type="float" office:value="59537" table:style-name="ce298">
            <text:p>59,537</text:p>
          </table:table-cell>
          <table:table-cell office:value-type="float" office:value="51159" table:style-name="ce298">
            <text:p>51,159</text:p>
          </table:table-cell>
          <table:table-cell office:value-type="float" office:value="61278" table:style-name="ce298">
            <text:p>61,278</text:p>
          </table:table-cell>
          <table:table-cell table:number-columns-repeated="16371" table:style-name="ce4"/>
        </table:table-row>
        <table:table-row table:style-name="ro22">
          <table:table-cell office:value-type="string" table:style-name="ce34">
            <text:p>All Offences</text:p>
          </table:table-cell>
          <table:table-cell office:value-type="string" table:style-name="ce220">
            <text:p>Acquitted</text:p>
          </table:table-cell>
          <table:table-cell office:value-type="float" office:value="19924" table:style-name="ce298">
            <text:p>19,924</text:p>
          </table:table-cell>
          <table:table-cell office:value-type="float" office:value="17493" table:style-name="ce298">
            <text:p>17,493</text:p>
          </table:table-cell>
          <table:table-cell office:value-type="float" office:value="15243" table:style-name="ce298">
            <text:p>15,243</text:p>
          </table:table-cell>
          <table:table-cell office:value-type="float" office:value="15327" table:style-name="ce298">
            <text:p>15,327</text:p>
          </table:table-cell>
          <table:table-cell office:value-type="float" office:value="16718" table:style-name="ce298">
            <text:p>16,718</text:p>
          </table:table-cell>
          <table:table-cell office:value-type="float" office:value="16013" table:style-name="ce298">
            <text:p>16,013</text:p>
          </table:table-cell>
          <table:table-cell office:value-type="float" office:value="14045" table:style-name="ce298">
            <text:p>14,045</text:p>
          </table:table-cell>
          <table:table-cell office:value-type="float" office:value="12510" table:style-name="ce298">
            <text:p>12,510</text:p>
          </table:table-cell>
          <table:table-cell office:value-type="float" office:value="10489" table:style-name="ce298">
            <text:p>10,489</text:p>
          </table:table-cell>
          <table:table-cell office:value-type="float" office:value="7268" table:style-name="ce298">
            <text:p>7,268</text:p>
          </table:table-cell>
          <table:table-cell office:value-type="float" office:value="10407" table:style-name="ce298">
            <text:p>10,407</text:p>
          </table:table-cell>
          <table:table-cell table:number-columns-repeated="16371" table:style-name="ce4"/>
        </table:table-row>
        <table:table-row table:style-name="ro22">
          <table:table-cell office:value-type="string" table:style-name="ce34">
            <text:p>All Offences</text:p>
          </table:table-cell>
          <table:table-cell office:value-type="string" table:style-name="ce220">
            <text:p>Found guilty at CC [Note 11]</text:p>
          </table:table-cell>
          <table:table-cell office:value-type="float" office:value="82235" table:style-name="ce298">
            <text:p>82,235</text:p>
          </table:table-cell>
          <table:table-cell office:value-type="float" office:value="73428" table:style-name="ce298">
            <text:p>73,428</text:p>
          </table:table-cell>
          <table:table-cell office:value-type="float" office:value="67453" table:style-name="ce298">
            <text:p>67,453</text:p>
          </table:table-cell>
          <table:table-cell office:value-type="float" office:value="69717" table:style-name="ce298">
            <text:p>69,717</text:p>
          </table:table-cell>
          <table:table-cell office:value-type="float" office:value="71140" table:style-name="ce298">
            <text:p>71,140</text:p>
          </table:table-cell>
          <table:table-cell office:value-type="float" office:value="67225" table:style-name="ce298">
            <text:p>67,225</text:p>
          </table:table-cell>
          <table:table-cell office:value-type="float" office:value="58615" table:style-name="ce298">
            <text:p>58,615</text:p>
          </table:table-cell>
          <table:table-cell office:value-type="float" office:value="51119" table:style-name="ce298">
            <text:p>51,119</text:p>
          </table:table-cell>
          <table:table-cell office:value-type="float" office:value="49048" table:style-name="ce298">
            <text:p>49,048</text:p>
          </table:table-cell>
          <table:table-cell office:value-type="float" office:value="43891" table:style-name="ce298">
            <text:p>43,891</text:p>
          </table:table-cell>
          <table:table-cell office:value-type="float" office:value="50871" table:style-name="ce298">
            <text:p>50,871</text:p>
          </table:table-cell>
          <table:table-cell table:number-columns-repeated="16371"/>
        </table:table-row>
        <table:table-row table:style-name="ro22">
          <table:table-cell office:value-type="string" table:style-name="ce319">
            <text:p>All Offences</text:p>
          </table:table-cell>
          <table:table-cell office:value-type="string" table:style-name="ce320">
            <text:p>Crown court conviction trial rate [Note 48]</text:p>
          </table:table-cell>
          <table:table-cell office:value-type="percentage" office:value="0.80497068295500152" table:style-name="ce321">
            <text:p>80.5%</text:p>
          </table:table-cell>
          <table:table-cell office:value-type="percentage" office:value="0.80760220411126138" table:style-name="ce321">
            <text:p>80.8%</text:p>
          </table:table-cell>
          <table:table-cell office:value-type="percentage" office:value="0.81567427686949789" table:style-name="ce321">
            <text:p>81.6%</text:p>
          </table:table-cell>
          <table:table-cell office:value-type="percentage" office:value="0.81977564554818683" table:style-name="ce321">
            <text:p>82.0%</text:p>
          </table:table-cell>
          <table:table-cell office:value-type="percentage" office:value="0.80971567757062535" table:style-name="ce321">
            <text:p>81.0%</text:p>
          </table:table-cell>
          <table:table-cell office:value-type="percentage" office:value="0.80762392176650089" table:style-name="ce321">
            <text:p>80.8%</text:p>
          </table:table-cell>
          <table:table-cell office:value-type="percentage" office:value="0.80670244976603356" table:style-name="ce321">
            <text:p>80.7%</text:p>
          </table:table-cell>
          <table:table-cell office:value-type="percentage" office:value="0.80339153530622831" table:style-name="ce321">
            <text:p>80.3%</text:p>
          </table:table-cell>
          <table:table-cell office:value-type="percentage" office:value="0.82382384063691483" table:style-name="ce321">
            <text:p>82.4%</text:p>
          </table:table-cell>
          <table:table-cell office:value-type="percentage" office:value="0.85793311049864152" table:style-name="ce321">
            <text:p>85.8%</text:p>
          </table:table-cell>
          <table:table-cell office:value-type="percentage" office:value="0.83016743366297852" table:style-name="ce321">
            <text:p>83.0%</text:p>
          </table:table-cell>
          <table:table-cell table:number-columns-repeated="16371"/>
        </table:table-row>
        <table:table-row table:style-name="ro22">
          <table:table-cell office:value-type="string" table:style-name="ce34">
            <text:p>All Offences</text:p>
          </table:table-cell>
          <table:table-cell office:value-type="string" table:style-name="ce322">
            <text:p>All convictions</text:p>
          </table:table-cell>
          <table:table-cell office:value-type="float" office:value="1327844" table:style-name="ce298">
            <text:p>1,327,844</text:p>
          </table:table-cell>
          <table:table-cell office:value-type="float" office:value="1244727" table:style-name="ce298">
            <text:p>1,244,727</text:p>
          </table:table-cell>
          <table:table-cell office:value-type="float" office:value="1192089" table:style-name="ce298">
            <text:p>1,192,089</text:p>
          </table:table-cell>
          <table:table-cell office:value-type="float" office:value="1203458" table:style-name="ce298">
            <text:p>1,203,458</text:p>
          </table:table-cell>
          <table:table-cell office:value-type="float" office:value="1248323" table:style-name="ce298">
            <text:p>1,248,323</text:p>
          </table:table-cell>
          <table:table-cell office:value-type="float" office:value="1253209" table:style-name="ce298">
            <text:p>1,253,209</text:p>
          </table:table-cell>
          <table:table-cell office:value-type="float" office:value="1230930" table:style-name="ce298">
            <text:p>1,230,930</text:p>
          </table:table-cell>
          <table:table-cell office:value-type="float" office:value="1198283" table:style-name="ce298">
            <text:p>1,198,283</text:p>
          </table:table-cell>
          <table:table-cell office:value-type="float" office:value="1189903" table:style-name="ce298">
            <text:p>1,189,903</text:p>
          </table:table-cell>
          <table:table-cell office:value-type="float" office:value="881035" table:style-name="ce298">
            <text:p>881,035</text:p>
          </table:table-cell>
          <table:table-cell office:value-type="float" office:value="949727" table:style-name="ce298">
            <text:p>949,727</text:p>
          </table:table-cell>
          <table:table-cell table:number-columns-repeated="16371"/>
        </table:table-row>
        <table:table-row table:style-name="ro22">
          <table:table-cell office:value-type="string" table:style-name="ce319">
            <text:p>All Offences</text:p>
          </table:table-cell>
          <table:table-cell office:value-type="string" table:style-name="ce320">
            <text:p>Conviction Ratio [Note 50]</text:p>
          </table:table-cell>
          <table:table-cell office:value-type="percentage" office:value="0.83135529337517311" table:style-name="ce321">
            <text:p>83.1%</text:p>
          </table:table-cell>
          <table:table-cell office:value-type="percentage" office:value="0.83343734055759477" table:style-name="ce321">
            <text:p>83.3%</text:p>
          </table:table-cell>
          <table:table-cell office:value-type="percentage" office:value="0.81626002788223728" table:style-name="ce321">
            <text:p>81.6%</text:p>
          </table:table-cell>
          <table:table-cell office:value-type="percentage" office:value="0.8276018102659215" table:style-name="ce321">
            <text:p>82.8%</text:p>
          </table:table-cell>
          <table:table-cell office:value-type="percentage" office:value="0.83679932000833901" table:style-name="ce321">
            <text:p>83.7%</text:p>
          </table:table-cell>
          <table:table-cell office:value-type="percentage" office:value="0.84663698639391438" table:style-name="ce321">
            <text:p>84.7%</text:p>
          </table:table-cell>
          <table:table-cell office:value-type="percentage" office:value="0.86390085700189001" table:style-name="ce321">
            <text:p>86.4%</text:p>
          </table:table-cell>
          <table:table-cell office:value-type="percentage" office:value="0.86756535249731759" table:style-name="ce321">
            <text:p>86.8%</text:p>
          </table:table-cell>
          <table:table-cell office:value-type="percentage" office:value="0.86555837066812735" table:style-name="ce321">
            <text:p>86.6%</text:p>
          </table:table-cell>
          <table:table-cell office:value-type="percentage" office:value="0.85932249843211572" table:style-name="ce321">
            <text:p>85.9%</text:p>
          </table:table-cell>
          <table:table-cell office:value-type="percentage" office:value="0.85983783323766771" table:style-name="ce321">
            <text:p>86.0%</text:p>
          </table:table-cell>
          <table:table-cell table:number-columns-repeated="16371"/>
        </table:table-row>
        <table:table-row table:style-name="ro22">
          <table:table-cell office:value-type="string" table:style-name="ce34">
            <text:p>Indictable Only</text:p>
          </table:table-cell>
          <table:table-cell office:value-type="string" table:style-name="ce220">
            <text:p>Number of defendants proceeded against at MC</text:p>
          </table:table-cell>
          <table:table-cell office:value-type="float" office:value="35744" table:style-name="ce298">
            <text:p>35,744</text:p>
          </table:table-cell>
          <table:table-cell office:value-type="float" office:value="32021" table:style-name="ce298">
            <text:p>32,021</text:p>
          </table:table-cell>
          <table:table-cell office:value-type="float" office:value="30248" table:style-name="ce298">
            <text:p>30,248</text:p>
          </table:table-cell>
          <table:table-cell office:value-type="float" office:value="29838" table:style-name="ce298">
            <text:p>29,838</text:p>
          </table:table-cell>
          <table:table-cell office:value-type="float" office:value="26620" table:style-name="ce298">
            <text:p>26,620</text:p>
          </table:table-cell>
          <table:table-cell office:value-type="float" office:value="25615" table:style-name="ce298">
            <text:p>25,615</text:p>
          </table:table-cell>
          <table:table-cell office:value-type="float" office:value="25589" table:style-name="ce298">
            <text:p>25,589</text:p>
          </table:table-cell>
          <table:table-cell office:value-type="float" office:value="21996" table:style-name="ce298">
            <text:p>21,996</text:p>
          </table:table-cell>
          <table:table-cell office:value-type="float" office:value="21403" table:style-name="ce298">
            <text:p>21,403</text:p>
          </table:table-cell>
          <table:table-cell office:value-type="float" office:value="21107" table:style-name="ce298">
            <text:p>21,107</text:p>
          </table:table-cell>
          <table:table-cell office:value-type="float" office:value="21480" table:style-name="ce298">
            <text:p>21,480</text:p>
          </table:table-cell>
          <table:table-cell table:number-columns-repeated="16371"/>
        </table:table-row>
        <table:table-row table:style-name="ro22">
          <table:table-cell office:value-type="string" table:style-name="ce34">
            <text:p>Indictable Only</text:p>
          </table:table-cell>
          <table:table-cell office:value-type="string" table:style-name="ce220">
            <text:p>Sent for trial at CC [Note 45]</text:p>
          </table:table-cell>
          <table:table-cell office:value-type="float" office:value="30360" table:style-name="ce298">
            <text:p>30,360</text:p>
          </table:table-cell>
          <table:table-cell office:value-type="float" office:value="27183" table:style-name="ce298">
            <text:p>27,183</text:p>
          </table:table-cell>
          <table:table-cell office:value-type="float" office:value="26658" table:style-name="ce298">
            <text:p>26,658</text:p>
          </table:table-cell>
          <table:table-cell office:value-type="float" office:value="27173" table:style-name="ce298">
            <text:p>27,173</text:p>
          </table:table-cell>
          <table:table-cell office:value-type="float" office:value="24354" table:style-name="ce298">
            <text:p>24,354</text:p>
          </table:table-cell>
          <table:table-cell office:value-type="float" office:value="23047" table:style-name="ce298">
            <text:p>23,047</text:p>
          </table:table-cell>
          <table:table-cell office:value-type="float" office:value="22716" table:style-name="ce298">
            <text:p>22,716</text:p>
          </table:table-cell>
          <table:table-cell office:value-type="float" office:value="19236" table:style-name="ce298">
            <text:p>19,236</text:p>
          </table:table-cell>
          <table:table-cell office:value-type="float" office:value="18439" table:style-name="ce298">
            <text:p>18,439</text:p>
          </table:table-cell>
          <table:table-cell office:value-type="float" office:value="18136" table:style-name="ce298">
            <text:p>18,136</text:p>
          </table:table-cell>
          <table:table-cell office:value-type="float" office:value="18087" table:style-name="ce298">
            <text:p>18,087</text:p>
          </table:table-cell>
          <table:table-cell table:number-columns-repeated="16371"/>
        </table:table-row>
        <table:table-row table:style-name="ro22">
          <table:table-cell office:value-type="string" table:style-name="ce34">
            <text:p>Indictable Only</text:p>
          </table:table-cell>
          <table:table-cell office:value-type="string" table:style-name="ce132">
            <text:p>Proceedings terminated early [Note 46]</text:p>
          </table:table-cell>
          <table:table-cell office:value-type="float" office:value="468" table:style-name="ce298">
            <text:p>468</text:p>
          </table:table-cell>
          <table:table-cell office:value-type="float" office:value="358" table:style-name="ce298">
            <text:p>358</text:p>
          </table:table-cell>
          <table:table-cell office:value-type="float" office:value="237" table:style-name="ce298">
            <text:p>237</text:p>
          </table:table-cell>
          <table:table-cell office:value-type="float" office:value="152" table:style-name="ce298">
            <text:p>152</text:p>
          </table:table-cell>
          <table:table-cell office:value-type="float" office:value="160" table:style-name="ce298">
            <text:p>160</text:p>
          </table:table-cell>
          <table:table-cell office:value-type="float" office:value="211" table:style-name="ce298">
            <text:p>211</text:p>
          </table:table-cell>
          <table:table-cell office:value-type="float" office:value="216" table:style-name="ce298">
            <text:p>216</text:p>
          </table:table-cell>
          <table:table-cell office:value-type="float" office:value="228" table:style-name="ce298">
            <text:p>228</text:p>
          </table:table-cell>
          <table:table-cell office:value-type="float" office:value="210" table:style-name="ce298">
            <text:p>210</text:p>
          </table:table-cell>
          <table:table-cell office:value-type="float" office:value="254" table:style-name="ce298">
            <text:p>254</text:p>
          </table:table-cell>
          <table:table-cell office:value-type="float" office:value="293" table:style-name="ce298">
            <text:p>293</text:p>
          </table:table-cell>
          <table:table-cell table:number-columns-repeated="16371"/>
        </table:table-row>
        <table:table-row table:style-name="ro62">
          <table:table-cell office:value-type="string" table:style-name="ce34">
            <text:p>Indictable Only</text:p>
          </table:table-cell>
          <table:table-cell office:value-type="string" table:style-name="ce220">
            <text:p>Tried at MC:<text:s/></text:p>
          </table:table-cell>
          <table:table-cell office:value-type="float" office:value="4916" table:style-name="ce298">
            <text:p>4,916</text:p>
          </table:table-cell>
          <table:table-cell office:value-type="float" office:value="4480" table:style-name="ce298">
            <text:p>4,480</text:p>
          </table:table-cell>
          <table:table-cell office:value-type="float" office:value="3353" table:style-name="ce298">
            <text:p>3,353</text:p>
          </table:table-cell>
          <table:table-cell office:value-type="float" office:value="2513" table:style-name="ce298">
            <text:p>2,513</text:p>
          </table:table-cell>
          <table:table-cell office:value-type="float" office:value="2106" table:style-name="ce298">
            <text:p>2,106</text:p>
          </table:table-cell>
          <table:table-cell office:value-type="float" office:value="2357" table:style-name="ce298">
            <text:p>2,357</text:p>
          </table:table-cell>
          <table:table-cell office:value-type="float" office:value="2657" table:style-name="ce298">
            <text:p>2,657</text:p>
          </table:table-cell>
          <table:table-cell office:value-type="float" office:value="2532" table:style-name="ce298">
            <text:p>2,532</text:p>
          </table:table-cell>
          <table:table-cell office:value-type="float" office:value="2754" table:style-name="ce298">
            <text:p>2,754</text:p>
          </table:table-cell>
          <table:table-cell office:value-type="float" office:value="2717" table:style-name="ce298">
            <text:p>2,717</text:p>
          </table:table-cell>
          <table:table-cell office:value-type="float" office:value="3101" table:style-name="ce298">
            <text:p>3,101</text:p>
          </table:table-cell>
          <table:table-cell table:number-columns-repeated="16371"/>
        </table:table-row>
        <table:table-row table:style-name="ro22">
          <table:table-cell office:value-type="string" table:style-name="ce34">
            <text:p>Indictable Only</text:p>
          </table:table-cell>
          <table:table-cell office:value-type="string" table:style-name="ce132">
            <text:p>Discharged at committal proceedings<text:span text:style-name="T5"><text:s/></text:span>[Note 47]</text:p>
          </table:table-cell>
          <table:table-cell office:value-type="float" office:value="1189" table:style-name="ce298">
            <text:p>1,189</text:p>
          </table:table-cell>
          <table:table-cell office:value-type="float" office:value="1095" table:style-name="ce298">
            <text:p>1,095</text:p>
          </table:table-cell>
          <table:table-cell office:value-type="float" office:value="825" table:style-name="ce298">
            <text:p>825</text:p>
          </table:table-cell>
          <table:table-cell office:value-type="float" office:value="612" table:style-name="ce298">
            <text:p>612</text:p>
          </table:table-cell>
          <table:table-cell office:value-type="float" office:value="499" table:style-name="ce298">
            <text:p>499</text:p>
          </table:table-cell>
          <table:table-cell office:value-type="float" office:value="531" table:style-name="ce298">
            <text:p>531</text:p>
          </table:table-cell>
          <table:table-cell office:value-type="float" office:value="564" table:style-name="ce298">
            <text:p>564</text:p>
          </table:table-cell>
          <table:table-cell office:value-type="float" office:value="450" table:style-name="ce298">
            <text:p>450</text:p>
          </table:table-cell>
          <table:table-cell office:value-type="float" office:value="454" table:style-name="ce298">
            <text:p>454</text:p>
          </table:table-cell>
          <table:table-cell office:value-type="float" office:value="456" table:style-name="ce298">
            <text:p>456</text:p>
          </table:table-cell>
          <table:table-cell office:value-type="float" office:value="420" table:style-name="ce298">
            <text:p>420</text:p>
          </table:table-cell>
          <table:table-cell table:number-columns-repeated="16371"/>
        </table:table-row>
        <table:table-row table:style-name="ro22">
          <table:table-cell office:value-type="string" table:style-name="ce34">
            <text:p>Indictable Only</text:p>
          </table:table-cell>
          <table:table-cell office:value-type="string" table:style-name="ce132">
            <text:p>Dismissed (found not guilty after summary trial)</text:p>
          </table:table-cell>
          <table:table-cell office:value-type="float" office:value="316" table:style-name="ce298">
            <text:p>316</text:p>
          </table:table-cell>
          <table:table-cell office:value-type="float" office:value="256" table:style-name="ce298">
            <text:p>256</text:p>
          </table:table-cell>
          <table:table-cell office:value-type="float" office:value="243" table:style-name="ce298">
            <text:p>243</text:p>
          </table:table-cell>
          <table:table-cell office:value-type="float" office:value="176" table:style-name="ce298">
            <text:p>176</text:p>
          </table:table-cell>
          <table:table-cell office:value-type="float" office:value="221" table:style-name="ce298">
            <text:p>221</text:p>
          </table:table-cell>
          <table:table-cell office:value-type="float" office:value="190" table:style-name="ce298">
            <text:p>190</text:p>
          </table:table-cell>
          <table:table-cell office:value-type="float" office:value="166" table:style-name="ce298">
            <text:p>166</text:p>
          </table:table-cell>
          <table:table-cell office:value-type="float" office:value="123" table:style-name="ce298">
            <text:p>123</text:p>
          </table:table-cell>
          <table:table-cell office:value-type="float" office:value="116" table:style-name="ce298">
            <text:p>116</text:p>
          </table:table-cell>
          <table:table-cell office:value-type="float" office:value="105" table:style-name="ce298">
            <text:p>105</text:p>
          </table:table-cell>
          <table:table-cell office:value-type="float" office:value="147" table:style-name="ce298">
            <text:p>147</text:p>
          </table:table-cell>
          <table:table-cell table:number-columns-repeated="16371"/>
        </table:table-row>
        <table:table-row table:style-name="ro22">
          <table:table-cell office:value-type="string" table:style-name="ce34">
            <text:p>Indictable Only</text:p>
          </table:table-cell>
          <table:table-cell office:value-type="string" table:style-name="ce220">
            <text:p>Found guilty at MC</text:p>
          </table:table-cell>
          <table:table-cell office:value-type="float" office:value="3411" table:style-name="ce298">
            <text:p>3,411</text:p>
          </table:table-cell>
          <table:table-cell office:value-type="float" office:value="3129" table:style-name="ce298">
            <text:p>3,129</text:p>
          </table:table-cell>
          <table:table-cell office:value-type="float" office:value="2285" table:style-name="ce298">
            <text:p>2,285</text:p>
          </table:table-cell>
          <table:table-cell office:value-type="float" office:value="1725" table:style-name="ce298">
            <text:p>1,725</text:p>
          </table:table-cell>
          <table:table-cell office:value-type="float" office:value="1386" table:style-name="ce298">
            <text:p>1,386</text:p>
          </table:table-cell>
          <table:table-cell office:value-type="float" office:value="1636" table:style-name="ce298">
            <text:p>1,636</text:p>
          </table:table-cell>
          <table:table-cell office:value-type="float" office:value="1927" table:style-name="ce298">
            <text:p>1,927</text:p>
          </table:table-cell>
          <table:table-cell office:value-type="float" office:value="1959" table:style-name="ce298">
            <text:p>1,959</text:p>
          </table:table-cell>
          <table:table-cell office:value-type="float" office:value="2184" table:style-name="ce298">
            <text:p>2,184</text:p>
          </table:table-cell>
          <table:table-cell office:value-type="float" office:value="2156" table:style-name="ce298">
            <text:p>2,156</text:p>
          </table:table-cell>
          <table:table-cell office:value-type="float" office:value="2534" table:style-name="ce298">
            <text:p>2,534</text:p>
          </table:table-cell>
          <table:table-cell table:number-columns-repeated="16371"/>
        </table:table-row>
        <table:table-row table:style-name="ro22">
          <table:table-cell office:value-type="string" table:style-name="ce34">
            <text:p>Indictable Only</text:p>
          </table:table-cell>
          <table:table-cell office:value-type="string" table:style-name="ce220">
            <text:p>Magistrates' court conviction trial rate [Note 48]<text:s/></text:p>
          </table:table-cell>
          <table:table-cell office:value-type="percentage" office:value="0.69385679414157853" table:style-name="ce318">
            <text:p>69.4%</text:p>
          </table:table-cell>
          <table:table-cell office:value-type="percentage" office:value="0.69843750000000004" table:style-name="ce318">
            <text:p>69.8%</text:p>
          </table:table-cell>
          <table:table-cell office:value-type="percentage" office:value="0.6814792722934685" table:style-name="ce318">
            <text:p>68.1%</text:p>
          </table:table-cell>
          <table:table-cell office:value-type="percentage" office:value="0.68643056108237166" table:style-name="ce318">
            <text:p>68.6%</text:p>
          </table:table-cell>
          <table:table-cell office:value-type="percentage" office:value="0.65811965811965811" table:style-name="ce318">
            <text:p>65.8%</text:p>
          </table:table-cell>
          <table:table-cell office:value-type="percentage" office:value="0.69410267288926597" table:style-name="ce318">
            <text:p>69.4%</text:p>
          </table:table-cell>
          <table:table-cell office:value-type="percentage" office:value="0.72525404591644715" table:style-name="ce318">
            <text:p>72.5%</text:p>
          </table:table-cell>
          <table:table-cell office:value-type="percentage" office:value="0.773696682464455" table:style-name="ce318">
            <text:p>77.4%</text:p>
          </table:table-cell>
          <table:table-cell office:value-type="percentage" office:value="0.79302832244008714" table:style-name="ce318">
            <text:p>79.3%</text:p>
          </table:table-cell>
          <table:table-cell office:value-type="percentage" office:value="0.79352226720647778" table:style-name="ce318">
            <text:p>79.4%</text:p>
          </table:table-cell>
          <table:table-cell office:value-type="percentage" office:value="0.81715575620767489" table:style-name="ce318">
            <text:p>81.7%</text:p>
          </table:table-cell>
          <table:table-cell table:number-columns-repeated="16371"/>
        </table:table-row>
        <table:table-row table:style-name="ro8">
          <table:table-cell office:value-type="string" table:style-name="ce34">
            <text:p>Indictable Only</text:p>
          </table:table-cell>
          <table:table-cell office:value-type="string" table:style-name="ce220">
            <text:p>For trial at CC [Note 49]</text:p>
          </table:table-cell>
          <table:table-cell office:value-type="float" office:value="22397" table:style-name="ce298">
            <text:p>22,397</text:p>
          </table:table-cell>
          <table:table-cell office:value-type="float" office:value="21067" table:style-name="ce298">
            <text:p>21,067</text:p>
          </table:table-cell>
          <table:table-cell office:value-type="float" office:value="19284" table:style-name="ce298">
            <text:p>19,284</text:p>
          </table:table-cell>
          <table:table-cell office:value-type="float" office:value="18414" table:style-name="ce298">
            <text:p>18,414</text:p>
          </table:table-cell>
          <table:table-cell office:value-type="float" office:value="18619" table:style-name="ce298">
            <text:p>18,619</text:p>
          </table:table-cell>
          <table:table-cell office:value-type="float" office:value="17673" table:style-name="ce298">
            <text:p>17,673</text:p>
          </table:table-cell>
          <table:table-cell office:value-type="float" office:value="16937" table:style-name="ce298">
            <text:p>16,937</text:p>
          </table:table-cell>
          <table:table-cell office:value-type="float" office:value="15349" table:style-name="ce298">
            <text:p>15,349</text:p>
          </table:table-cell>
          <table:table-cell office:value-type="float" office:value="13435" table:style-name="ce298">
            <text:p>13,435</text:p>
          </table:table-cell>
          <table:table-cell office:value-type="float" office:value="10874" table:style-name="ce298">
            <text:p>10,874</text:p>
          </table:table-cell>
          <table:table-cell office:value-type="float" office:value="13032" table:style-name="ce298">
            <text:p>13,032</text:p>
          </table:table-cell>
          <table:table-cell table:number-columns-repeated="16371"/>
        </table:table-row>
        <table:table-row table:style-name="ro22">
          <table:table-cell office:value-type="string" table:style-name="ce34">
            <text:p>Indictable Only</text:p>
          </table:table-cell>
          <table:table-cell office:value-type="string" table:style-name="ce220">
            <text:p>Not Tried</text:p>
          </table:table-cell>
          <table:table-cell office:value-type="float" office:value="324" table:style-name="ce298">
            <text:p>324</text:p>
          </table:table-cell>
          <table:table-cell office:value-type="float" office:value="257" table:style-name="ce298">
            <text:p>257</text:p>
          </table:table-cell>
          <table:table-cell office:value-type="float" office:value="229" table:style-name="ce298">
            <text:p>229</text:p>
          </table:table-cell>
          <table:table-cell office:value-type="float" office:value="219" table:style-name="ce298">
            <text:p>219</text:p>
          </table:table-cell>
          <table:table-cell office:value-type="float" office:value="248" table:style-name="ce298">
            <text:p>248</text:p>
          </table:table-cell>
          <table:table-cell office:value-type="float" office:value="232" table:style-name="ce298">
            <text:p>232</text:p>
          </table:table-cell>
          <table:table-cell office:value-type="float" office:value="203" table:style-name="ce298">
            <text:p>203</text:p>
          </table:table-cell>
          <table:table-cell office:value-type="float" office:value="244" table:style-name="ce298">
            <text:p>244</text:p>
          </table:table-cell>
          <table:table-cell office:value-type="float" office:value="227" table:style-name="ce298">
            <text:p>227</text:p>
          </table:table-cell>
          <table:table-cell office:value-type="float" office:value="207" table:style-name="ce298">
            <text:p>207</text:p>
          </table:table-cell>
          <table:table-cell office:value-type="float" office:value="258" table:style-name="ce298">
            <text:p>258</text:p>
          </table:table-cell>
          <table:table-cell table:number-columns-repeated="16371"/>
        </table:table-row>
        <table:table-row table:style-name="ro22">
          <table:table-cell office:value-type="string" table:style-name="ce34">
            <text:p>Indictable Only</text:p>
          </table:table-cell>
          <table:table-cell office:value-type="string" table:style-name="ce220">
            <text:p>Tried at CC</text:p>
          </table:table-cell>
          <table:table-cell office:value-type="float" office:value="22073" table:style-name="ce298">
            <text:p>22,073</text:p>
          </table:table-cell>
          <table:table-cell office:value-type="float" office:value="20810" table:style-name="ce298">
            <text:p>20,810</text:p>
          </table:table-cell>
          <table:table-cell office:value-type="float" office:value="19055" table:style-name="ce298">
            <text:p>19,055</text:p>
          </table:table-cell>
          <table:table-cell office:value-type="float" office:value="18195" table:style-name="ce298">
            <text:p>18,195</text:p>
          </table:table-cell>
          <table:table-cell office:value-type="float" office:value="18371" table:style-name="ce298">
            <text:p>18,371</text:p>
          </table:table-cell>
          <table:table-cell office:value-type="float" office:value="17441" table:style-name="ce298">
            <text:p>17,441</text:p>
          </table:table-cell>
          <table:table-cell office:value-type="float" office:value="16734" table:style-name="ce298">
            <text:p>16,734</text:p>
          </table:table-cell>
          <table:table-cell office:value-type="float" office:value="15105" table:style-name="ce298">
            <text:p>15,105</text:p>
          </table:table-cell>
          <table:table-cell office:value-type="float" office:value="13208" table:style-name="ce298">
            <text:p>13,208</text:p>
          </table:table-cell>
          <table:table-cell office:value-type="float" office:value="10667" table:style-name="ce298">
            <text:p>10,667</text:p>
          </table:table-cell>
          <table:table-cell office:value-type="float" office:value="12774" table:style-name="ce298">
            <text:p>12,774</text:p>
          </table:table-cell>
          <table:table-cell table:number-columns-repeated="16371"/>
        </table:table-row>
        <table:table-row table:style-name="ro22">
          <table:table-cell office:value-type="string" table:style-name="ce34">
            <text:p>Indictable Only</text:p>
          </table:table-cell>
          <table:table-cell office:value-type="string" table:style-name="ce220">
            <text:p>Acquitted</text:p>
          </table:table-cell>
          <table:table-cell office:value-type="float" office:value="5814" table:style-name="ce298">
            <text:p>5,814</text:p>
          </table:table-cell>
          <table:table-cell office:value-type="float" office:value="5314" table:style-name="ce298">
            <text:p>5,314</text:p>
          </table:table-cell>
          <table:table-cell office:value-type="float" office:value="4993" table:style-name="ce298">
            <text:p>4,993</text:p>
          </table:table-cell>
          <table:table-cell office:value-type="float" office:value="5000" table:style-name="ce298">
            <text:p>5,000</text:p>
          </table:table-cell>
          <table:table-cell office:value-type="float" office:value="5455" table:style-name="ce298">
            <text:p>5,455</text:p>
          </table:table-cell>
          <table:table-cell office:value-type="float" office:value="5152" table:style-name="ce298">
            <text:p>5,152</text:p>
          </table:table-cell>
          <table:table-cell office:value-type="float" office:value="4855" table:style-name="ce298">
            <text:p>4,855</text:p>
          </table:table-cell>
          <table:table-cell office:value-type="float" office:value="4388" table:style-name="ce298">
            <text:p>4,388</text:p>
          </table:table-cell>
          <table:table-cell office:value-type="float" office:value="3169" table:style-name="ce298">
            <text:p>3,169</text:p>
          </table:table-cell>
          <table:table-cell office:value-type="float" office:value="1966" table:style-name="ce298">
            <text:p>1,966</text:p>
          </table:table-cell>
          <table:table-cell office:value-type="float" office:value="2853" table:style-name="ce298">
            <text:p>2,853</text:p>
          </table:table-cell>
          <table:table-cell table:number-columns-repeated="16371"/>
        </table:table-row>
        <table:table-row table:style-name="ro22">
          <table:table-cell office:value-type="string" table:style-name="ce34">
            <text:p>Indictable Only</text:p>
          </table:table-cell>
          <table:table-cell office:value-type="string" table:style-name="ce220">
            <text:p>Found guilty at CC [Note 11]</text:p>
          </table:table-cell>
          <table:table-cell office:value-type="float" office:value="16259" table:style-name="ce298">
            <text:p>16,259</text:p>
          </table:table-cell>
          <table:table-cell office:value-type="float" office:value="15496" table:style-name="ce298">
            <text:p>15,496</text:p>
          </table:table-cell>
          <table:table-cell office:value-type="float" office:value="14062" table:style-name="ce298">
            <text:p>14,062</text:p>
          </table:table-cell>
          <table:table-cell office:value-type="float" office:value="13195" table:style-name="ce298">
            <text:p>13,195</text:p>
          </table:table-cell>
          <table:table-cell office:value-type="float" office:value="12916" table:style-name="ce298">
            <text:p>12,916</text:p>
          </table:table-cell>
          <table:table-cell office:value-type="float" office:value="12289" table:style-name="ce298">
            <text:p>12,289</text:p>
          </table:table-cell>
          <table:table-cell office:value-type="float" office:value="11879" table:style-name="ce298">
            <text:p>11,879</text:p>
          </table:table-cell>
          <table:table-cell office:value-type="float" office:value="10717" table:style-name="ce298">
            <text:p>10,717</text:p>
          </table:table-cell>
          <table:table-cell office:value-type="float" office:value="10039" table:style-name="ce298">
            <text:p>10,039</text:p>
          </table:table-cell>
          <table:table-cell office:value-type="float" office:value="8701" table:style-name="ce298">
            <text:p>8,701</text:p>
          </table:table-cell>
          <table:table-cell office:value-type="float" office:value="9921" table:style-name="ce298">
            <text:p>9,921</text:p>
          </table:table-cell>
          <table:table-cell table:number-columns-repeated="16371"/>
        </table:table-row>
        <table:table-row table:style-name="ro22">
          <table:table-cell office:value-type="string" table:style-name="ce319">
            <text:p>Indictable Only</text:p>
          </table:table-cell>
          <table:table-cell office:value-type="string" table:style-name="ce320">
            <text:p>Crown court conviction trial rate [Note 48]</text:p>
          </table:table-cell>
          <table:table-cell office:value-type="percentage" office:value="0.73660127757894256" table:style-name="ce323">
            <text:p>74%</text:p>
          </table:table-cell>
          <table:table-cell office:value-type="percentage" office:value="0.74464199903892359" table:style-name="ce323">
            <text:p>74%</text:p>
          </table:table-cell>
          <table:table-cell office:value-type="percentage" office:value="0.73796903699816319" table:style-name="ce323">
            <text:p>74%</text:p>
          </table:table-cell>
          <table:table-cell office:value-type="percentage" office:value="0.72519923055784552" table:style-name="ce323">
            <text:p>73%</text:p>
          </table:table-cell>
          <table:table-cell office:value-type="percentage" office:value="0.70306461270480647" table:style-name="ce323">
            <text:p>70%</text:p>
          </table:table-cell>
          <table:table-cell office:value-type="percentage" office:value="0.70460409380196087" table:style-name="ce323">
            <text:p>70%</text:p>
          </table:table-cell>
          <table:table-cell office:value-type="percentage" office:value="0.70987211664873906" table:style-name="ce323">
            <text:p>71%</text:p>
          </table:table-cell>
          <table:table-cell office:value-type="percentage" office:value="0.7095001655081099" table:style-name="ce323">
            <text:p>71%</text:p>
          </table:table-cell>
          <table:table-cell office:value-type="percentage" office:value="0.76006965475469412" table:style-name="ce323">
            <text:p>76%</text:p>
          </table:table-cell>
          <table:table-cell office:value-type="percentage" office:value="0.81569325958563799" table:style-name="ce323">
            <text:p>82%</text:p>
          </table:table-cell>
          <table:table-cell office:value-type="percentage" office:value="0.77665570690465002" table:style-name="ce323">
            <text:p>78%</text:p>
          </table:table-cell>
          <table:table-cell table:number-columns-repeated="16371"/>
        </table:table-row>
        <table:table-row table:style-name="ro22">
          <table:table-cell office:value-type="string" table:style-name="ce34">
            <text:p>Indictable Only</text:p>
          </table:table-cell>
          <table:table-cell office:value-type="string" table:style-name="ce322">
            <text:p>All convictions</text:p>
          </table:table-cell>
          <table:table-cell office:value-type="float" office:value="19670" table:style-name="ce298">
            <text:p>19,670</text:p>
          </table:table-cell>
          <table:table-cell office:value-type="float" office:value="18625" table:style-name="ce298">
            <text:p>18,625</text:p>
          </table:table-cell>
          <table:table-cell office:value-type="float" office:value="16347" table:style-name="ce298">
            <text:p>16,347</text:p>
          </table:table-cell>
          <table:table-cell office:value-type="float" office:value="14920" table:style-name="ce298">
            <text:p>14,920</text:p>
          </table:table-cell>
          <table:table-cell office:value-type="float" office:value="14302" table:style-name="ce298">
            <text:p>14,302</text:p>
          </table:table-cell>
          <table:table-cell office:value-type="float" office:value="13925" table:style-name="ce298">
            <text:p>13,925</text:p>
          </table:table-cell>
          <table:table-cell office:value-type="float" office:value="13806" table:style-name="ce298">
            <text:p>13,806</text:p>
          </table:table-cell>
          <table:table-cell office:value-type="float" office:value="12676" table:style-name="ce298">
            <text:p>12,676</text:p>
          </table:table-cell>
          <table:table-cell office:value-type="float" office:value="12223" table:style-name="ce298">
            <text:p>12,223</text:p>
          </table:table-cell>
          <table:table-cell office:value-type="float" office:value="10857" table:style-name="ce298">
            <text:p>10,857</text:p>
          </table:table-cell>
          <table:table-cell office:value-type="float" office:value="12455" table:style-name="ce298">
            <text:p>12,455</text:p>
          </table:table-cell>
          <table:table-cell table:number-columns-repeated="16371"/>
        </table:table-row>
        <table:table-row table:style-name="ro22">
          <table:table-cell office:value-type="string" table:style-name="ce319">
            <text:p>Indictable Only</text:p>
          </table:table-cell>
          <table:table-cell office:value-type="string" table:style-name="ce320">
            <text:p>Conviction Ratio [Note 50]</text:p>
          </table:table-cell>
          <table:table-cell office:value-type="percentage" office:value="0.55030214861235449" table:style-name="ce321">
            <text:p>55.0%</text:p>
          </table:table-cell>
          <table:table-cell office:value-type="percentage" office:value="0.58164954248774237" table:style-name="ce321">
            <text:p>58.2%</text:p>
          </table:table-cell>
          <table:table-cell office:value-type="percentage" office:value="0.54043242528431634" table:style-name="ce321">
            <text:p>54.0%</text:p>
          </table:table-cell>
          <table:table-cell office:value-type="percentage" office:value="0.50003351431061061" table:style-name="ce321">
            <text:p>50.0%</text:p>
          </table:table-cell>
          <table:table-cell office:value-type="percentage" office:value="0.53726521412471828" table:style-name="ce321">
            <text:p>53.7%</text:p>
          </table:table-cell>
          <table:table-cell office:value-type="percentage" office:value="0.54362678118290064" table:style-name="ce321">
            <text:p>54.4%</text:p>
          </table:table-cell>
          <table:table-cell office:value-type="percentage" office:value="0.53952870373988826" table:style-name="ce321">
            <text:p>54.0%</text:p>
          </table:table-cell>
          <table:table-cell office:value-type="percentage" office:value="0.57628659756319334" table:style-name="ce321">
            <text:p>57.6%</text:p>
          </table:table-cell>
          <table:table-cell office:value-type="percentage" office:value="0.57108816521048456" table:style-name="ce321">
            <text:p>57.1%</text:p>
          </table:table-cell>
          <table:table-cell office:value-type="percentage" office:value="0.51437911593310282" table:style-name="ce321">
            <text:p>51.4%</text:p>
          </table:table-cell>
          <table:table-cell office:value-type="percentage" office:value="0.5798417132216015" table:style-name="ce321">
            <text:p>58.0%</text:p>
          </table:table-cell>
          <table:table-cell table:number-columns-repeated="16371"/>
        </table:table-row>
        <table:table-row table:style-name="ro22">
          <table:table-cell office:value-type="string" table:style-name="ce34">
            <text:p>Triable Either Way<text:s/></text:p>
          </table:table-cell>
          <table:table-cell office:value-type="string" table:style-name="ce220">
            <text:p>Number of defendants proceeded against at MC</text:p>
          </table:table-cell>
          <table:table-cell office:value-type="float" office:value="394098" table:style-name="ce298">
            <text:p>394,098</text:p>
          </table:table-cell>
          <table:table-cell office:value-type="float" office:value="355551" table:style-name="ce298">
            <text:p>355,551</text:p>
          </table:table-cell>
          <table:table-cell office:value-type="float" office:value="339013" table:style-name="ce298">
            <text:p>339,013</text:p>
          </table:table-cell>
          <table:table-cell office:value-type="float" office:value="332108" table:style-name="ce298">
            <text:p>332,108</text:p>
          </table:table-cell>
          <table:table-cell office:value-type="float" office:value="304343" table:style-name="ce298">
            <text:p>304,343</text:p>
          </table:table-cell>
          <table:table-cell office:value-type="float" office:value="274107" table:style-name="ce298">
            <text:p>274,107</text:p>
          </table:table-cell>
          <table:table-cell office:value-type="float" office:value="255137" table:style-name="ce298">
            <text:p>255,137</text:p>
          </table:table-cell>
          <table:table-cell office:value-type="float" office:value="223901" table:style-name="ce298">
            <text:p>223,901</text:p>
          </table:table-cell>
          <table:table-cell office:value-type="float" office:value="221930" table:style-name="ce298">
            <text:p>221,930</text:p>
          </table:table-cell>
          <table:table-cell office:value-type="float" office:value="183095" table:style-name="ce298">
            <text:p>183,095</text:p>
          </table:table-cell>
          <table:table-cell office:value-type="float" office:value="202617" table:style-name="ce298">
            <text:p>202,617</text:p>
          </table:table-cell>
          <table:table-cell table:number-columns-repeated="16371"/>
        </table:table-row>
        <table:table-row table:style-name="ro22">
          <table:table-cell office:value-type="string" table:style-name="ce34">
            <text:p>Triable Either Way<text:s/></text:p>
          </table:table-cell>
          <table:table-cell office:value-type="string" table:style-name="ce220">
            <text:p>Sent for trial at CC [Note 45]</text:p>
          </table:table-cell>
          <table:table-cell office:value-type="float" office:value="71504" table:style-name="ce298">
            <text:p>71,504</text:p>
          </table:table-cell>
          <table:table-cell office:value-type="float" office:value="61014" table:style-name="ce298">
            <text:p>61,014</text:p>
          </table:table-cell>
          <table:table-cell office:value-type="float" office:value="66693" table:style-name="ce298">
            <text:p>66,693</text:p>
          </table:table-cell>
          <table:table-cell office:value-type="float" office:value="72003" table:style-name="ce298">
            <text:p>72,003</text:p>
          </table:table-cell>
          <table:table-cell office:value-type="float" office:value="66160" table:style-name="ce298">
            <text:p>66,160</text:p>
          </table:table-cell>
          <table:table-cell office:value-type="float" office:value="54728" table:style-name="ce298">
            <text:p>54,728</text:p>
          </table:table-cell>
          <table:table-cell office:value-type="float" office:value="50133" table:style-name="ce298">
            <text:p>50,133</text:p>
          </table:table-cell>
          <table:table-cell office:value-type="float" office:value="42499" table:style-name="ce298">
            <text:p>42,499</text:p>
          </table:table-cell>
          <table:table-cell office:value-type="float" office:value="42432" table:style-name="ce298">
            <text:p>42,432</text:p>
          </table:table-cell>
          <table:table-cell office:value-type="float" office:value="42693" table:style-name="ce298">
            <text:p>42,693</text:p>
          </table:table-cell>
          <table:table-cell office:value-type="float" office:value="46698" table:style-name="ce298">
            <text:p>46,698</text:p>
          </table:table-cell>
          <table:table-cell table:number-columns-repeated="16371"/>
        </table:table-row>
        <table:table-row table:style-name="ro22">
          <table:table-cell office:value-type="string" table:style-name="ce34">
            <text:p>Triable Either Way<text:s/></text:p>
          </table:table-cell>
          <table:table-cell office:value-type="string" table:style-name="ce132">
            <text:p>Proceedings terminated early [Note 46]</text:p>
          </table:table-cell>
          <table:table-cell office:value-type="float" office:value="49265" table:style-name="ce298">
            <text:p>49,265</text:p>
          </table:table-cell>
          <table:table-cell office:value-type="float" office:value="43001" table:style-name="ce298">
            <text:p>43,001</text:p>
          </table:table-cell>
          <table:table-cell office:value-type="float" office:value="38689" table:style-name="ce298">
            <text:p>38,689</text:p>
          </table:table-cell>
          <table:table-cell office:value-type="float" office:value="35179" table:style-name="ce298">
            <text:p>35,179</text:p>
          </table:table-cell>
          <table:table-cell office:value-type="float" office:value="32184" table:style-name="ce298">
            <text:p>32,184</text:p>
          </table:table-cell>
          <table:table-cell office:value-type="float" office:value="28724" table:style-name="ce298">
            <text:p>28,724</text:p>
          </table:table-cell>
          <table:table-cell office:value-type="float" office:value="25255" table:style-name="ce298">
            <text:p>25,255</text:p>
          </table:table-cell>
          <table:table-cell office:value-type="float" office:value="21940" table:style-name="ce298">
            <text:p>21,940</text:p>
          </table:table-cell>
          <table:table-cell office:value-type="float" office:value="21825" table:style-name="ce298">
            <text:p>21,825</text:p>
          </table:table-cell>
          <table:table-cell office:value-type="float" office:value="19279" table:style-name="ce298">
            <text:p>19,279</text:p>
          </table:table-cell>
          <table:table-cell office:value-type="float" office:value="23162" table:style-name="ce298">
            <text:p>23,162</text:p>
          </table:table-cell>
          <table:table-cell table:number-columns-repeated="16371"/>
        </table:table-row>
        <table:table-row table:style-name="ro71">
          <table:table-cell office:value-type="string" table:style-name="ce34">
            <text:p>Triable Either Way<text:s/></text:p>
          </table:table-cell>
          <table:table-cell office:value-type="string" table:style-name="ce220">
            <text:p>Tried at MC:<text:s/></text:p>
          </table:table-cell>
          <table:table-cell office:value-type="float" office:value="273329" table:style-name="ce298">
            <text:p>273,329</text:p>
          </table:table-cell>
          <table:table-cell office:value-type="float" office:value="251536" table:style-name="ce298">
            <text:p>251,536</text:p>
          </table:table-cell>
          <table:table-cell office:value-type="float" office:value="233631" table:style-name="ce298">
            <text:p>233,631</text:p>
          </table:table-cell>
          <table:table-cell office:value-type="float" office:value="224926" table:style-name="ce298">
            <text:p>224,926</text:p>
          </table:table-cell>
          <table:table-cell office:value-type="float" office:value="205999" table:style-name="ce298">
            <text:p>205,999</text:p>
          </table:table-cell>
          <table:table-cell office:value-type="float" office:value="190655" table:style-name="ce298">
            <text:p>190,655</text:p>
          </table:table-cell>
          <table:table-cell office:value-type="float" office:value="179749" table:style-name="ce298">
            <text:p>179,749</text:p>
          </table:table-cell>
          <table:table-cell office:value-type="float" office:value="159462" table:style-name="ce298">
            <text:p>159,462</text:p>
          </table:table-cell>
          <table:table-cell office:value-type="float" office:value="157673" table:style-name="ce298">
            <text:p>157,673</text:p>
          </table:table-cell>
          <table:table-cell office:value-type="float" office:value="121123" table:style-name="ce298">
            <text:p>121,123</text:p>
          </table:table-cell>
          <table:table-cell office:value-type="float" office:value="132757" table:style-name="ce298">
            <text:p>132,757</text:p>
          </table:table-cell>
          <table:table-cell table:number-columns-repeated="16371"/>
        </table:table-row>
        <table:table-row table:style-name="ro22">
          <table:table-cell office:value-type="string" table:style-name="ce34">
            <text:p>Triable Either Way<text:s/></text:p>
          </table:table-cell>
          <table:table-cell office:value-type="string" table:style-name="ce132">
            <text:p>Discharged at committal proceedings<text:span text:style-name="T5"><text:s/></text:span>[Note 47]</text:p>
          </table:table-cell>
          <table:table-cell office:value-type="float" office:value="2731" table:style-name="ce298">
            <text:p>2,731</text:p>
          </table:table-cell>
          <table:table-cell office:value-type="float" office:value="2184" table:style-name="ce298">
            <text:p>2,184</text:p>
          </table:table-cell>
          <table:table-cell office:value-type="float" office:value="1357" table:style-name="ce298">
            <text:p>1,357</text:p>
          </table:table-cell>
          <table:table-cell office:value-type="float" office:value="15" table:style-name="ce298">
            <text:p>15</text:p>
          </table:table-cell>
          <table:table-cell office:value-type="float" office:value="3" table:style-name="ce298">
            <text:p>3</text:p>
          </table:table-cell>
          <table:table-cell office:value-type="float" office:value="14" table:style-name="ce298">
            <text:p>14</text:p>
          </table:table-cell>
          <table:table-cell office:value-type="float" office:value="24" table:style-name="ce298">
            <text:p>24</text:p>
          </table:table-cell>
          <table:table-cell office:value-type="float" office:value="19" table:style-name="ce298">
            <text:p>19</text:p>
          </table:table-cell>
          <table:table-cell office:value-type="float" office:value="25" table:style-name="ce298">
            <text:p>25</text:p>
          </table:table-cell>
          <table:table-cell office:value-type="float" office:value="16" table:style-name="ce298">
            <text:p>16</text:p>
          </table:table-cell>
          <table:table-cell office:value-type="float" office:value="154" table:style-name="ce298">
            <text:p>154</text:p>
          </table:table-cell>
          <table:table-cell table:number-columns-repeated="16371"/>
        </table:table-row>
        <table:table-row table:style-name="ro22">
          <table:table-cell office:value-type="string" table:style-name="ce34">
            <text:p>Triable Either Way<text:s/></text:p>
          </table:table-cell>
          <table:table-cell office:value-type="string" table:style-name="ce132">
            <text:p>Dismissed (found not guilty after summary trial)</text:p>
          </table:table-cell>
          <table:table-cell office:value-type="float" office:value="4168" table:style-name="ce298">
            <text:p>4,168</text:p>
          </table:table-cell>
          <table:table-cell office:value-type="float" office:value="4228" table:style-name="ce298">
            <text:p>4,228</text:p>
          </table:table-cell>
          <table:table-cell office:value-type="float" office:value="4123" table:style-name="ce298">
            <text:p>4,123</text:p>
          </table:table-cell>
          <table:table-cell office:value-type="float" office:value="4780" table:style-name="ce298">
            <text:p>4,780</text:p>
          </table:table-cell>
          <table:table-cell office:value-type="float" office:value="4832" table:style-name="ce298">
            <text:p>4,832</text:p>
          </table:table-cell>
          <table:table-cell office:value-type="float" office:value="4322" table:style-name="ce298">
            <text:p>4,322</text:p>
          </table:table-cell>
          <table:table-cell office:value-type="float" office:value="4162" table:style-name="ce298">
            <text:p>4,162</text:p>
          </table:table-cell>
          <table:table-cell office:value-type="float" office:value="3478" table:style-name="ce298">
            <text:p>3,478</text:p>
          </table:table-cell>
          <table:table-cell office:value-type="float" office:value="3182" table:style-name="ce298">
            <text:p>3,182</text:p>
          </table:table-cell>
          <table:table-cell office:value-type="float" office:value="2042" table:style-name="ce298">
            <text:p>2,042</text:p>
          </table:table-cell>
          <table:table-cell office:value-type="float" office:value="2974" table:style-name="ce298">
            <text:p>2,974</text:p>
          </table:table-cell>
          <table:table-cell table:number-columns-repeated="16371"/>
        </table:table-row>
        <table:table-row table:style-name="ro22">
          <table:table-cell office:value-type="string" table:style-name="ce34">
            <text:p>Triable Either Way<text:s/></text:p>
          </table:table-cell>
          <table:table-cell office:value-type="string" table:style-name="ce220">
            <text:p>Found guilty at MC</text:p>
          </table:table-cell>
          <table:table-cell office:value-type="float" office:value="266430" table:style-name="ce298">
            <text:p>266,430</text:p>
          </table:table-cell>
          <table:table-cell office:value-type="float" office:value="245124" table:style-name="ce298">
            <text:p>245,124</text:p>
          </table:table-cell>
          <table:table-cell office:value-type="float" office:value="228151" table:style-name="ce298">
            <text:p>228,151</text:p>
          </table:table-cell>
          <table:table-cell office:value-type="float" office:value="220131" table:style-name="ce298">
            <text:p>220,131</text:p>
          </table:table-cell>
          <table:table-cell office:value-type="float" office:value="201164" table:style-name="ce298">
            <text:p>201,164</text:p>
          </table:table-cell>
          <table:table-cell office:value-type="float" office:value="186319" table:style-name="ce298">
            <text:p>186,319</text:p>
          </table:table-cell>
          <table:table-cell office:value-type="float" office:value="175563" table:style-name="ce298">
            <text:p>175,563</text:p>
          </table:table-cell>
          <table:table-cell office:value-type="float" office:value="155965" table:style-name="ce298">
            <text:p>155,965</text:p>
          </table:table-cell>
          <table:table-cell office:value-type="float" office:value="154466" table:style-name="ce298">
            <text:p>154,466</text:p>
          </table:table-cell>
          <table:table-cell office:value-type="float" office:value="119065" table:style-name="ce298">
            <text:p>119,065</text:p>
          </table:table-cell>
          <table:table-cell office:value-type="float" office:value="129629" table:style-name="ce298">
            <text:p>129,629</text:p>
          </table:table-cell>
          <table:table-cell table:number-columns-repeated="16371"/>
        </table:table-row>
        <table:table-row table:style-name="ro22">
          <table:table-cell office:value-type="string" table:style-name="ce34">
            <text:p>Triable Either Way<text:s/></text:p>
          </table:table-cell>
          <table:table-cell office:value-type="string" table:style-name="ce220">
            <text:p>Magistrates' court conviction trial rate [Note 48]<text:s/></text:p>
          </table:table-cell>
          <table:table-cell office:value-type="percentage" office:value="0.97475935594100882" table:style-name="ce318">
            <text:p>97.5%</text:p>
          </table:table-cell>
          <table:table-cell office:value-type="percentage" office:value="0.97450861904459007" table:style-name="ce318">
            <text:p>97.5%</text:p>
          </table:table-cell>
          <table:table-cell office:value-type="percentage" office:value="0.97654420860245428" table:style-name="ce318">
            <text:p>97.7%</text:p>
          </table:table-cell>
          <table:table-cell office:value-type="percentage" office:value="0.97868187759529801" table:style-name="ce318">
            <text:p>97.9%</text:p>
          </table:table-cell>
          <table:table-cell office:value-type="percentage" office:value="0.97652901227675859" table:style-name="ce318">
            <text:p>97.7%</text:p>
          </table:table-cell>
          <table:table-cell office:value-type="percentage" office:value="0.97725734966300382" table:style-name="ce318">
            <text:p>97.7%</text:p>
          </table:table-cell>
          <table:table-cell office:value-type="percentage" office:value="0.9767119705811993" table:style-name="ce318">
            <text:p>97.7%</text:p>
          </table:table-cell>
          <table:table-cell office:value-type="percentage" office:value="0.97807001041000363" table:style-name="ce318">
            <text:p>97.8%</text:p>
          </table:table-cell>
          <table:table-cell office:value-type="percentage" office:value="0.97966043647295353" table:style-name="ce318">
            <text:p>98.0%</text:p>
          </table:table-cell>
          <table:table-cell office:value-type="percentage" office:value="0.98300900737267072" table:style-name="ce318">
            <text:p>98.3%</text:p>
          </table:table-cell>
          <table:table-cell office:value-type="percentage" office:value="0.97643815392032063" table:style-name="ce318">
            <text:p>97.6%</text:p>
          </table:table-cell>
          <table:table-cell table:number-columns-repeated="16371"/>
        </table:table-row>
        <table:table-row table:style-name="ro72">
          <table:table-cell office:value-type="string" table:style-name="ce34">
            <text:p>Triable Either Way<text:s/></text:p>
          </table:table-cell>
          <table:table-cell office:value-type="string" table:style-name="ce220">
            <text:p>For trial at CC [Note 49]</text:p>
          </table:table-cell>
          <table:table-cell office:value-type="float" office:value="76642" table:style-name="ce298">
            <text:p>76,642</text:p>
          </table:table-cell>
          <table:table-cell office:value-type="float" office:value="67391" table:style-name="ce298">
            <text:p>67,391</text:p>
          </table:table-cell>
          <table:table-cell office:value-type="float" office:value="61240" table:style-name="ce298">
            <text:p>61,240</text:p>
          </table:table-cell>
          <table:table-cell office:value-type="float" office:value="64280" table:style-name="ce298">
            <text:p>64,280</text:p>
          </table:table-cell>
          <table:table-cell office:value-type="float" office:value="66725" table:style-name="ce298">
            <text:p>66,725</text:p>
          </table:table-cell>
          <table:table-cell office:value-type="float" office:value="63000" table:style-name="ce298">
            <text:p>63,000</text:p>
          </table:table-cell>
          <table:table-cell office:value-type="float" office:value="53549" table:style-name="ce298">
            <text:p>53,549</text:p>
          </table:table-cell>
          <table:table-cell office:value-type="float" office:value="46378" table:style-name="ce298">
            <text:p>46,378</text:p>
          </table:table-cell>
          <table:table-cell office:value-type="float" office:value="44032" table:style-name="ce298">
            <text:p>44,032</text:p>
          </table:table-cell>
          <table:table-cell office:value-type="float" office:value="38875" table:style-name="ce298">
            <text:p>38,875</text:p>
          </table:table-cell>
          <table:table-cell office:value-type="float" office:value="47385" table:style-name="ce298">
            <text:p>47,385</text:p>
          </table:table-cell>
          <table:table-cell table:number-columns-repeated="16371"/>
        </table:table-row>
        <table:table-row table:style-name="ro22">
          <table:table-cell office:value-type="string" table:style-name="ce34">
            <text:p>Triable Either Way<text:s/></text:p>
          </table:table-cell>
          <table:table-cell office:value-type="string" table:style-name="ce220">
            <text:p>Not Tried</text:p>
          </table:table-cell>
          <table:table-cell office:value-type="float" office:value="940" table:style-name="ce298">
            <text:p>940</text:p>
          </table:table-cell>
          <table:table-cell office:value-type="float" office:value="658" table:style-name="ce298">
            <text:p>658</text:p>
          </table:table-cell>
          <table:table-cell office:value-type="float" office:value="641" table:style-name="ce298">
            <text:p>641</text:p>
          </table:table-cell>
          <table:table-cell office:value-type="float" office:value="571" table:style-name="ce298">
            <text:p>571</text:p>
          </table:table-cell>
          <table:table-cell office:value-type="float" office:value="615" table:style-name="ce298">
            <text:p>615</text:p>
          </table:table-cell>
          <table:table-cell office:value-type="float" office:value="621" table:style-name="ce298">
            <text:p>621</text:p>
          </table:table-cell>
          <table:table-cell office:value-type="float" office:value="603" table:style-name="ce298">
            <text:p>603</text:p>
          </table:table-cell>
          <table:table-cell office:value-type="float" office:value="649" table:style-name="ce298">
            <text:p>649</text:p>
          </table:table-cell>
          <table:table-cell office:value-type="float" office:value="570" table:style-name="ce298">
            <text:p>570</text:p>
          </table:table-cell>
          <table:table-cell office:value-type="float" office:value="549" table:style-name="ce298">
            <text:p>549</text:p>
          </table:table-cell>
          <table:table-cell office:value-type="float" office:value="772" table:style-name="ce298">
            <text:p>772</text:p>
          </table:table-cell>
          <table:table-cell table:number-columns-repeated="16371"/>
        </table:table-row>
        <table:table-row table:style-name="ro22">
          <table:table-cell office:value-type="string" table:style-name="ce34">
            <text:p>Triable Either Way<text:s/></text:p>
          </table:table-cell>
          <table:table-cell office:value-type="string" table:style-name="ce220">
            <text:p>Tried at CC</text:p>
          </table:table-cell>
          <table:table-cell office:value-type="float" office:value="75702" table:style-name="ce298">
            <text:p>75,702</text:p>
          </table:table-cell>
          <table:table-cell office:value-type="float" office:value="66733" table:style-name="ce298">
            <text:p>66,733</text:p>
          </table:table-cell>
          <table:table-cell office:value-type="float" office:value="60599" table:style-name="ce298">
            <text:p>60,599</text:p>
          </table:table-cell>
          <table:table-cell office:value-type="float" office:value="63709" table:style-name="ce298">
            <text:p>63,709</text:p>
          </table:table-cell>
          <table:table-cell office:value-type="float" office:value="66110" table:style-name="ce298">
            <text:p>66,110</text:p>
          </table:table-cell>
          <table:table-cell office:value-type="float" office:value="62379" table:style-name="ce298">
            <text:p>62,379</text:p>
          </table:table-cell>
          <table:table-cell office:value-type="float" office:value="52946" table:style-name="ce298">
            <text:p>52,946</text:p>
          </table:table-cell>
          <table:table-cell office:value-type="float" office:value="45729" table:style-name="ce298">
            <text:p>45,729</text:p>
          </table:table-cell>
          <table:table-cell office:value-type="float" office:value="43462" table:style-name="ce298">
            <text:p>43,462</text:p>
          </table:table-cell>
          <table:table-cell office:value-type="float" office:value="38326" table:style-name="ce298">
            <text:p>38,326</text:p>
          </table:table-cell>
          <table:table-cell office:value-type="float" office:value="46613" table:style-name="ce298">
            <text:p>46,613</text:p>
          </table:table-cell>
          <table:table-cell table:number-columns-repeated="16371"/>
        </table:table-row>
        <table:table-row table:style-name="ro22">
          <table:table-cell office:value-type="string" table:style-name="ce34">
            <text:p>Triable Either Way<text:s/></text:p>
          </table:table-cell>
          <table:table-cell office:value-type="string" table:style-name="ce220">
            <text:p>Acquitted</text:p>
          </table:table-cell>
          <table:table-cell office:value-type="float" office:value="13936" table:style-name="ce298">
            <text:p>13,936</text:p>
          </table:table-cell>
          <table:table-cell office:value-type="float" office:value="12040" table:style-name="ce298">
            <text:p>12,040</text:p>
          </table:table-cell>
          <table:table-cell office:value-type="float" office:value="10133" table:style-name="ce298">
            <text:p>10,133</text:p>
          </table:table-cell>
          <table:table-cell office:value-type="float" office:value="10205" table:style-name="ce298">
            <text:p>10,205</text:p>
          </table:table-cell>
          <table:table-cell office:value-type="float" office:value="11131" table:style-name="ce298">
            <text:p>11,131</text:p>
          </table:table-cell>
          <table:table-cell office:value-type="float" office:value="10706" table:style-name="ce298">
            <text:p>10,706</text:p>
          </table:table-cell>
          <table:table-cell office:value-type="float" office:value="9098" table:style-name="ce298">
            <text:p>9,098</text:p>
          </table:table-cell>
          <table:table-cell office:value-type="float" office:value="8039" table:style-name="ce298">
            <text:p>8,039</text:p>
          </table:table-cell>
          <table:table-cell office:value-type="float" office:value="7162" table:style-name="ce298">
            <text:p>7,162</text:p>
          </table:table-cell>
          <table:table-cell office:value-type="float" office:value="5215" table:style-name="ce298">
            <text:p>5,215</text:p>
          </table:table-cell>
          <table:table-cell office:value-type="float" office:value="7483" table:style-name="ce298">
            <text:p>7,483</text:p>
          </table:table-cell>
          <table:table-cell table:number-columns-repeated="16371"/>
        </table:table-row>
        <table:table-row table:style-name="ro22">
          <table:table-cell office:value-type="string" table:style-name="ce34">
            <text:p>Triable Either Way<text:s/></text:p>
          </table:table-cell>
          <table:table-cell office:value-type="string" table:style-name="ce220">
            <text:p>Found guilty at CC [Note 11]</text:p>
          </table:table-cell>
          <table:table-cell office:value-type="float" office:value="61766" table:style-name="ce298">
            <text:p>61,766</text:p>
          </table:table-cell>
          <table:table-cell office:value-type="float" office:value="54693" table:style-name="ce298">
            <text:p>54,693</text:p>
          </table:table-cell>
          <table:table-cell office:value-type="float" office:value="50466" table:style-name="ce298">
            <text:p>50,466</text:p>
          </table:table-cell>
          <table:table-cell office:value-type="float" office:value="53504" table:style-name="ce298">
            <text:p>53,504</text:p>
          </table:table-cell>
          <table:table-cell office:value-type="float" office:value="54979" table:style-name="ce298">
            <text:p>54,979</text:p>
          </table:table-cell>
          <table:table-cell office:value-type="float" office:value="51673" table:style-name="ce298">
            <text:p>51,673</text:p>
          </table:table-cell>
          <table:table-cell office:value-type="float" office:value="43848" table:style-name="ce298">
            <text:p>43,848</text:p>
          </table:table-cell>
          <table:table-cell office:value-type="float" office:value="37690" table:style-name="ce298">
            <text:p>37,690</text:p>
          </table:table-cell>
          <table:table-cell office:value-type="float" office:value="36300" table:style-name="ce298">
            <text:p>36,300</text:p>
          </table:table-cell>
          <table:table-cell office:value-type="float" office:value="33111" table:style-name="ce298">
            <text:p>33,111</text:p>
          </table:table-cell>
          <table:table-cell office:value-type="float" office:value="39130" table:style-name="ce298">
            <text:p>39,130</text:p>
          </table:table-cell>
          <table:table-cell table:number-columns-repeated="16371"/>
        </table:table-row>
        <table:table-row table:style-name="ro22">
          <table:table-cell office:value-type="string" table:style-name="ce319">
            <text:p>Triable Either Way<text:s/></text:p>
          </table:table-cell>
          <table:table-cell office:value-type="string" table:style-name="ce320">
            <text:p>Crown court conviction trial rate [Note 48]</text:p>
          </table:table-cell>
          <table:table-cell office:value-type="percentage" office:value="0.81590975139362232" table:style-name="ce323">
            <text:p>82%</text:p>
          </table:table-cell>
          <table:table-cell office:value-type="percentage" office:value="0.81957951837921272" table:style-name="ce323">
            <text:p>82%</text:p>
          </table:table-cell>
          <table:table-cell office:value-type="percentage" office:value="0.83278601957128007" table:style-name="ce323">
            <text:p>83%</text:p>
          </table:table-cell>
          <table:table-cell office:value-type="percentage" office:value="0.83981854996939209" table:style-name="ce323">
            <text:p>84%</text:p>
          </table:table-cell>
          <table:table-cell office:value-type="percentage" office:value="0.8316291030101346" table:style-name="ce323">
            <text:p>83%</text:p>
          </table:table-cell>
          <table:table-cell office:value-type="percentage" office:value="0.82837172766475897" table:style-name="ce323">
            <text:p>83%</text:p>
          </table:table-cell>
          <table:table-cell office:value-type="percentage" office:value="0.82816454500812153" table:style-name="ce323">
            <text:p>83%</text:p>
          </table:table-cell>
          <table:table-cell office:value-type="percentage" office:value="0.82420345951146978" table:style-name="ce323">
            <text:p>82%</text:p>
          </table:table-cell>
          <table:table-cell office:value-type="percentage" office:value="0.83521236942616539" table:style-name="ce323">
            <text:p>84%</text:p>
          </table:table-cell>
          <table:table-cell office:value-type="percentage" office:value="0.86393049105046182" table:style-name="ce323">
            <text:p>86%</text:p>
          </table:table-cell>
          <table:table-cell office:value-type="percentage" office:value="0.83946538519297187" table:style-name="ce323">
            <text:p>84%</text:p>
          </table:table-cell>
          <table:table-cell table:number-columns-repeated="16371"/>
        </table:table-row>
        <table:table-row table:style-name="ro22">
          <table:table-cell office:value-type="string" table:style-name="ce34">
            <text:p>Triable Either Way<text:s/></text:p>
          </table:table-cell>
          <table:table-cell office:value-type="string" table:style-name="ce322">
            <text:p>All convictions</text:p>
          </table:table-cell>
          <table:table-cell office:value-type="float" office:value="328196" table:style-name="ce298">
            <text:p>328,196</text:p>
          </table:table-cell>
          <table:table-cell office:value-type="float" office:value="299817" table:style-name="ce298">
            <text:p>299,817</text:p>
          </table:table-cell>
          <table:table-cell office:value-type="float" office:value="278617" table:style-name="ce298">
            <text:p>278,617</text:p>
          </table:table-cell>
          <table:table-cell office:value-type="float" office:value="273635" table:style-name="ce298">
            <text:p>273,635</text:p>
          </table:table-cell>
          <table:table-cell office:value-type="float" office:value="256143" table:style-name="ce298">
            <text:p>256,143</text:p>
          </table:table-cell>
          <table:table-cell office:value-type="float" office:value="237992" table:style-name="ce298">
            <text:p>237,992</text:p>
          </table:table-cell>
          <table:table-cell office:value-type="float" office:value="219411" table:style-name="ce298">
            <text:p>219,411</text:p>
          </table:table-cell>
          <table:table-cell office:value-type="float" office:value="193655" table:style-name="ce298">
            <text:p>193,655</text:p>
          </table:table-cell>
          <table:table-cell office:value-type="float" office:value="190766" table:style-name="ce298">
            <text:p>190,766</text:p>
          </table:table-cell>
          <table:table-cell office:value-type="float" office:value="152176" table:style-name="ce298">
            <text:p>152,176</text:p>
          </table:table-cell>
          <table:table-cell office:value-type="float" office:value="168759" table:style-name="ce298">
            <text:p>168,759</text:p>
          </table:table-cell>
          <table:table-cell table:number-columns-repeated="16371"/>
        </table:table-row>
        <table:table-row table:style-name="ro22">
          <table:table-cell office:value-type="string" table:style-name="ce319">
            <text:p>Triable Either Way<text:s/></text:p>
          </table:table-cell>
          <table:table-cell office:value-type="string" table:style-name="ce320">
            <text:p>Conviction Ratio [Note 50]</text:p>
          </table:table-cell>
          <table:table-cell office:value-type="percentage" office:value="0.83277763398951532" table:style-name="ce321">
            <text:p>83.3%</text:p>
          </table:table-cell>
          <table:table-cell office:value-type="percentage" office:value="0.84324611659086879" table:style-name="ce321">
            <text:p>84.3%</text:p>
          </table:table-cell>
          <table:table-cell office:value-type="percentage" office:value="0.82184753976986136" table:style-name="ce321">
            <text:p>82.2%</text:p>
          </table:table-cell>
          <table:table-cell office:value-type="percentage" office:value="0.82393378057740252" table:style-name="ce321">
            <text:p>82.4%</text:p>
          </table:table-cell>
          <table:table-cell office:value-type="percentage" office:value="0.8416260600703811" table:style-name="ce321">
            <text:p>84.2%</text:p>
          </table:table-cell>
          <table:table-cell office:value-type="percentage" office:value="0.86824488247290288" table:style-name="ce321">
            <text:p>86.8%</text:p>
          </table:table-cell>
          <table:table-cell office:value-type="percentage" office:value="0.85997326926318018" table:style-name="ce321">
            <text:p>86.0%</text:p>
          </table:table-cell>
          <table:table-cell office:value-type="percentage" office:value="0.8649135108820416" table:style-name="ce321">
            <text:p>86.5%</text:p>
          </table:table-cell>
          <table:table-cell office:value-type="percentage" office:value="0.85957734420763299" table:style-name="ce321">
            <text:p>86.0%</text:p>
          </table:table-cell>
          <table:table-cell office:value-type="percentage" office:value="0.83113137988475927" table:style-name="ce321">
            <text:p>83.1%</text:p>
          </table:table-cell>
          <table:table-cell office:value-type="percentage" office:value="0.83289654866077378" table:style-name="ce321">
            <text:p>83.3%</text:p>
          </table:table-cell>
          <table:table-cell table:number-columns-repeated="16371"/>
        </table:table-row>
        <table:table-row table:style-name="ro22">
          <table:table-cell office:value-type="string" table:style-name="ce34">
            <text:p>Summary non-motoring<text:s/></text:p>
          </table:table-cell>
          <table:table-cell office:value-type="string" table:style-name="ce220">
            <text:p>Number of defendants proceeded against at MC</text:p>
          </table:table-cell>
          <table:table-cell office:value-type="float" office:value="605171" table:style-name="ce298">
            <text:p>605,171</text:p>
          </table:table-cell>
          <table:table-cell office:value-type="float" office:value="586321" table:style-name="ce298">
            <text:p>586,321</text:p>
          </table:table-cell>
          <table:table-cell office:value-type="float" office:value="556487" table:style-name="ce298">
            <text:p>556,487</text:p>
          </table:table-cell>
          <table:table-cell office:value-type="float" office:value="554524" table:style-name="ce298">
            <text:p>554,524</text:p>
          </table:table-cell>
          <table:table-cell office:value-type="float" office:value="589931" table:style-name="ce298">
            <text:p>589,931</text:p>
          </table:table-cell>
          <table:table-cell office:value-type="float" office:value="600087" table:style-name="ce298">
            <text:p>600,087</text:p>
          </table:table-cell>
          <table:table-cell office:value-type="float" office:value="556507" table:style-name="ce298">
            <text:p>556,507</text:p>
          </table:table-cell>
          <table:table-cell office:value-type="float" office:value="548738" table:style-name="ce298">
            <text:p>548,738</text:p>
          </table:table-cell>
          <table:table-cell office:value-type="float" office:value="531677" table:style-name="ce298">
            <text:p>531,677</text:p>
          </table:table-cell>
          <table:table-cell office:value-type="float" office:value="328399" table:style-name="ce298">
            <text:p>328,399</text:p>
          </table:table-cell>
          <table:table-cell office:value-type="float" office:value="311468" table:style-name="ce298">
            <text:p>311,468</text:p>
          </table:table-cell>
          <table:table-cell table:number-columns-repeated="16371"/>
        </table:table-row>
        <table:table-row table:style-name="ro22">
          <table:table-cell office:value-type="string" table:style-name="ce34">
            <text:p>Summary non-motoring<text:s/></text:p>
          </table:table-cell>
          <table:table-cell office:value-type="string" table:style-name="ce220">
            <text:p>Sent for trial at CC [Note 45]</text:p>
          </table:table-cell>
          <table:table-cell office:value-type="float" office:value="509" table:style-name="ce298">
            <text:p>509</text:p>
          </table:table-cell>
          <table:table-cell office:value-type="float" office:value="330" table:style-name="ce298">
            <text:p>330</text:p>
          </table:table-cell>
          <table:table-cell office:value-type="float" office:value="621" table:style-name="ce298">
            <text:p>621</text:p>
          </table:table-cell>
          <table:table-cell office:value-type="float" office:value="618" table:style-name="ce298">
            <text:p>618</text:p>
          </table:table-cell>
          <table:table-cell office:value-type="float" office:value="534" table:style-name="ce298">
            <text:p>534</text:p>
          </table:table-cell>
          <table:table-cell office:value-type="float" office:value="316" table:style-name="ce298">
            <text:p>316</text:p>
          </table:table-cell>
          <table:table-cell office:value-type="float" office:value="228" table:style-name="ce298">
            <text:p>228</text:p>
          </table:table-cell>
          <table:table-cell office:value-type="float" office:value="169" table:style-name="ce298">
            <text:p>169</text:p>
          </table:table-cell>
          <table:table-cell office:value-type="float" office:value="163" table:style-name="ce298">
            <text:p>163</text:p>
          </table:table-cell>
          <table:table-cell office:value-type="float" office:value="175" table:style-name="ce298">
            <text:p>175</text:p>
          </table:table-cell>
          <table:table-cell office:value-type="float" office:value="181" table:style-name="ce298">
            <text:p>181</text:p>
          </table:table-cell>
          <table:table-cell table:number-columns-repeated="16371"/>
        </table:table-row>
        <table:table-row table:style-name="ro22">
          <table:table-cell office:value-type="string" table:style-name="ce34">
            <text:p>Summary non-motoring<text:s/></text:p>
          </table:table-cell>
          <table:table-cell office:value-type="string" table:style-name="ce132">
            <text:p>Proceedings terminated early [Note 46]</text:p>
          </table:table-cell>
          <table:table-cell office:value-type="float" office:value="105642" table:style-name="ce298">
            <text:p>105,642</text:p>
          </table:table-cell>
          <table:table-cell office:value-type="float" office:value="103295" table:style-name="ce298">
            <text:p>103,295</text:p>
          </table:table-cell>
          <table:table-cell office:value-type="float" office:value="106526" table:style-name="ce298">
            <text:p>106,526</text:p>
          </table:table-cell>
          <table:table-cell office:value-type="float" office:value="98160" table:style-name="ce298">
            <text:p>98,160</text:p>
          </table:table-cell>
          <table:table-cell office:value-type="float" office:value="104904" table:style-name="ce298">
            <text:p>104,904</text:p>
          </table:table-cell>
          <table:table-cell office:value-type="float" office:value="104529" table:style-name="ce298">
            <text:p>104,529</text:p>
          </table:table-cell>
          <table:table-cell office:value-type="float" office:value="79103" table:style-name="ce298">
            <text:p>79,103</text:p>
          </table:table-cell>
          <table:table-cell office:value-type="float" office:value="76191" table:style-name="ce298">
            <text:p>76,191</text:p>
          </table:table-cell>
          <table:table-cell office:value-type="float" office:value="71242" table:style-name="ce298">
            <text:p>71,242</text:p>
          </table:table-cell>
          <table:table-cell office:value-type="float" office:value="51018" table:style-name="ce298">
            <text:p>51,018</text:p>
          </table:table-cell>
          <table:table-cell office:value-type="float" office:value="48315" table:style-name="ce298">
            <text:p>48,315</text:p>
          </table:table-cell>
          <table:table-cell table:number-columns-repeated="16371"/>
        </table:table-row>
        <table:table-row table:style-name="ro62">
          <table:table-cell office:value-type="string" table:style-name="ce34">
            <text:p>Summary non-motoring<text:s/></text:p>
          </table:table-cell>
          <table:table-cell office:value-type="string" table:style-name="ce220">
            <text:p>Tried at MC:<text:s/></text:p>
          </table:table-cell>
          <table:table-cell office:value-type="float" office:value="499020" table:style-name="ce298">
            <text:p>499,020</text:p>
          </table:table-cell>
          <table:table-cell office:value-type="float" office:value="482696" table:style-name="ce298">
            <text:p>482,696</text:p>
          </table:table-cell>
          <table:table-cell office:value-type="float" office:value="449340" table:style-name="ce298">
            <text:p>449,340</text:p>
          </table:table-cell>
          <table:table-cell office:value-type="float" office:value="455746" table:style-name="ce298">
            <text:p>455,746</text:p>
          </table:table-cell>
          <table:table-cell office:value-type="float" office:value="484493" table:style-name="ce298">
            <text:p>484,493</text:p>
          </table:table-cell>
          <table:table-cell office:value-type="float" office:value="495242" table:style-name="ce298">
            <text:p>495,242</text:p>
          </table:table-cell>
          <table:table-cell office:value-type="float" office:value="477176" table:style-name="ce298">
            <text:p>477,176</text:p>
          </table:table-cell>
          <table:table-cell office:value-type="float" office:value="472378" table:style-name="ce298">
            <text:p>472,378</text:p>
          </table:table-cell>
          <table:table-cell office:value-type="float" office:value="460272" table:style-name="ce298">
            <text:p>460,272</text:p>
          </table:table-cell>
          <table:table-cell office:value-type="float" office:value="277206" table:style-name="ce298">
            <text:p>277,206</text:p>
          </table:table-cell>
          <table:table-cell office:value-type="float" office:value="262972" table:style-name="ce298">
            <text:p>262,972</text:p>
          </table:table-cell>
          <table:table-cell table:number-columns-repeated="16371"/>
        </table:table-row>
        <table:table-row table:style-name="ro22">
          <table:table-cell office:value-type="string" table:style-name="ce34">
            <text:p>Summary non-motoring<text:s/></text:p>
          </table:table-cell>
          <table:table-cell office:value-type="string" table:style-name="ce132">
            <text:p>Discharged at committal proceedings<text:span text:style-name="T5"><text:s/></text:span>[Note 47]</text:p>
          </table:table-cell>
          <table:table-cell office:value-type="float" office:value="0" table:style-name="ce298">
            <text:p>-</text:p>
          </table:table-cell>
          <table:table-cell office:value-type="float" office:value="0" table:style-name="ce298">
            <text:p>-</text:p>
          </table:table-cell>
          <table:table-cell office:value-type="float" office:value="0" table:style-name="ce298">
            <text:p>-</text:p>
          </table:table-cell>
          <table:table-cell office:value-type="float" office:value="0" table:style-name="ce298">
            <text:p>-</text:p>
          </table:table-cell>
          <table:table-cell office:value-type="float" office:value="0" table:style-name="ce298">
            <text:p>-</text:p>
          </table:table-cell>
          <table:table-cell office:value-type="float" office:value="0" table:style-name="ce298">
            <text:p>-</text:p>
          </table:table-cell>
          <table:table-cell office:value-type="float" office:value="1" table:style-name="ce298">
            <text:p>1</text:p>
          </table:table-cell>
          <table:table-cell office:value-type="float" office:value="0" table:style-name="ce298">
            <text:p>-</text:p>
          </table:table-cell>
          <table:table-cell office:value-type="float" office:value="0" table:style-name="ce298">
            <text:p>-</text:p>
          </table:table-cell>
          <table:table-cell office:value-type="float" office:value="0" table:style-name="ce298">
            <text:p>-</text:p>
          </table:table-cell>
          <table:table-cell office:value-type="float" office:value="0" table:style-name="ce298">
            <text:p>-</text:p>
          </table:table-cell>
          <table:table-cell table:number-columns-repeated="16371"/>
        </table:table-row>
        <table:table-row table:style-name="ro22">
          <table:table-cell office:value-type="string" table:style-name="ce34">
            <text:p>Summary non-motoring<text:s/></text:p>
          </table:table-cell>
          <table:table-cell office:value-type="string" table:style-name="ce132">
            <text:p>Dismissed (found not guilty after summary trial)</text:p>
          </table:table-cell>
          <table:table-cell office:value-type="float" office:value="9360" table:style-name="ce298">
            <text:p>9,360</text:p>
          </table:table-cell>
          <table:table-cell office:value-type="float" office:value="9385" table:style-name="ce298">
            <text:p>9,385</text:p>
          </table:table-cell>
          <table:table-cell office:value-type="float" office:value="9280" table:style-name="ce298">
            <text:p>9,280</text:p>
          </table:table-cell>
          <table:table-cell office:value-type="float" office:value="10378" table:style-name="ce298">
            <text:p>10,378</text:p>
          </table:table-cell>
          <table:table-cell office:value-type="float" office:value="11522" table:style-name="ce298">
            <text:p>11,522</text:p>
          </table:table-cell>
          <table:table-cell office:value-type="float" office:value="10555" table:style-name="ce298">
            <text:p>10,555</text:p>
          </table:table-cell>
          <table:table-cell office:value-type="float" office:value="9490" table:style-name="ce298">
            <text:p>9,490</text:p>
          </table:table-cell>
          <table:table-cell office:value-type="float" office:value="7933" table:style-name="ce298">
            <text:p>7,933</text:p>
          </table:table-cell>
          <table:table-cell office:value-type="float" office:value="6898" table:style-name="ce298">
            <text:p>6,898</text:p>
          </table:table-cell>
          <table:table-cell office:value-type="float" office:value="4059" table:style-name="ce298">
            <text:p>4,059</text:p>
          </table:table-cell>
          <table:table-cell office:value-type="float" office:value="5868" table:style-name="ce298">
            <text:p>5,868</text:p>
          </table:table-cell>
          <table:table-cell table:number-columns-repeated="16371"/>
        </table:table-row>
        <table:table-row table:style-name="ro22">
          <table:table-cell office:value-type="string" table:style-name="ce34">
            <text:p>Summary non-motoring<text:s/></text:p>
          </table:table-cell>
          <table:table-cell office:value-type="string" table:style-name="ce220">
            <text:p>Found guilty at MC</text:p>
          </table:table-cell>
          <table:table-cell office:value-type="float" office:value="489660" table:style-name="ce298">
            <text:p>489,660</text:p>
          </table:table-cell>
          <table:table-cell office:value-type="float" office:value="473311" table:style-name="ce298">
            <text:p>473,311</text:p>
          </table:table-cell>
          <table:table-cell office:value-type="float" office:value="440060" table:style-name="ce298">
            <text:p>440,060</text:p>
          </table:table-cell>
          <table:table-cell office:value-type="float" office:value="445368" table:style-name="ce298">
            <text:p>445,368</text:p>
          </table:table-cell>
          <table:table-cell office:value-type="float" office:value="472971" table:style-name="ce298">
            <text:p>472,971</text:p>
          </table:table-cell>
          <table:table-cell office:value-type="float" office:value="484687" table:style-name="ce298">
            <text:p>484,687</text:p>
          </table:table-cell>
          <table:table-cell office:value-type="float" office:value="467685" table:style-name="ce298">
            <text:p>467,685</text:p>
          </table:table-cell>
          <table:table-cell office:value-type="float" office:value="464445" table:style-name="ce298">
            <text:p>464,445</text:p>
          </table:table-cell>
          <table:table-cell office:value-type="float" office:value="453374" table:style-name="ce298">
            <text:p>453,374</text:p>
          </table:table-cell>
          <table:table-cell office:value-type="float" office:value="273147" table:style-name="ce298">
            <text:p>273,147</text:p>
          </table:table-cell>
          <table:table-cell office:value-type="float" office:value="257104" table:style-name="ce298">
            <text:p>257,104</text:p>
          </table:table-cell>
          <table:table-cell table:number-columns-repeated="16371"/>
        </table:table-row>
        <table:table-row table:style-name="ro22">
          <table:table-cell office:value-type="string" table:style-name="ce34">
            <text:p>Summary non-motoring<text:s/></text:p>
          </table:table-cell>
          <table:table-cell office:value-type="string" table:style-name="ce220">
            <text:p>Magistrates' court conviction trial rate [Note 48]<text:s/></text:p>
          </table:table-cell>
          <table:table-cell office:value-type="percentage" office:value="0.98124323674401825" table:style-name="ce318">
            <text:p>98.1%</text:p>
          </table:table-cell>
          <table:table-cell office:value-type="percentage" office:value="0.98055712083796009" table:style-name="ce318">
            <text:p>98.1%</text:p>
          </table:table-cell>
          <table:table-cell office:value-type="percentage" office:value="0.97934748742600253" table:style-name="ce318">
            <text:p>97.9%</text:p>
          </table:table-cell>
          <table:table-cell office:value-type="percentage" office:value="0.9772285439696673" table:style-name="ce318">
            <text:p>97.7%</text:p>
          </table:table-cell>
          <table:table-cell office:value-type="percentage" office:value="0.97621843865649249" table:style-name="ce318">
            <text:p>97.6%</text:p>
          </table:table-cell>
          <table:table-cell office:value-type="percentage" office:value="0.97868718727410031" table:style-name="ce318">
            <text:p>97.9%</text:p>
          </table:table-cell>
          <table:table-cell office:value-type="percentage" office:value="0.98011006421110869" table:style-name="ce318">
            <text:p>98.0%</text:p>
          </table:table-cell>
          <table:table-cell office:value-type="percentage" office:value="0.9832062458454881" table:style-name="ce318">
            <text:p>98.3%</text:p>
          </table:table-cell>
          <table:table-cell office:value-type="percentage" office:value="0.98501320958042204" table:style-name="ce318">
            <text:p>98.5%</text:p>
          </table:table-cell>
          <table:table-cell office:value-type="percentage" office:value="0.98535745979524247" table:style-name="ce318">
            <text:p>98.5%</text:p>
          </table:table-cell>
          <table:table-cell office:value-type="percentage" office:value="0.97768583727545133" table:style-name="ce318">
            <text:p>97.8%</text:p>
          </table:table-cell>
          <table:table-cell table:number-columns-repeated="16371"/>
        </table:table-row>
        <table:table-row table:style-name="ro65">
          <table:table-cell office:value-type="string" table:style-name="ce34">
            <text:p>Summary non-motoring<text:s/></text:p>
          </table:table-cell>
          <table:table-cell office:value-type="string" table:style-name="ce220">
            <text:p>For trial at CC [Note 49]</text:p>
          </table:table-cell>
          <table:table-cell office:value-type="float" office:value="4009" table:style-name="ce298">
            <text:p>4,009</text:p>
          </table:table-cell>
          <table:table-cell office:value-type="float" office:value="3067" table:style-name="ce298">
            <text:p>3,067</text:p>
          </table:table-cell>
          <table:table-cell office:value-type="float" office:value="2782" table:style-name="ce298">
            <text:p>2,782</text:p>
          </table:table-cell>
          <table:table-cell office:value-type="float" office:value="2907" table:style-name="ce298">
            <text:p>2,907</text:p>
          </table:table-cell>
          <table:table-cell office:value-type="float" office:value="3129" table:style-name="ce298">
            <text:p>3,129</text:p>
          </table:table-cell>
          <table:table-cell office:value-type="float" office:value="3133" table:style-name="ce298">
            <text:p>3,133</text:p>
          </table:table-cell>
          <table:table-cell office:value-type="float" office:value="2666" table:style-name="ce298">
            <text:p>2,666</text:p>
          </table:table-cell>
          <table:table-cell office:value-type="float" office:value="2362" table:style-name="ce298">
            <text:p>2,362</text:p>
          </table:table-cell>
          <table:table-cell office:value-type="float" office:value="2062" table:style-name="ce298">
            <text:p>2,062</text:p>
          </table:table-cell>
          <table:table-cell office:value-type="float" office:value="1387" table:style-name="ce298">
            <text:p>1,387</text:p>
          </table:table-cell>
          <table:table-cell office:value-type="float" office:value="1536" table:style-name="ce298">
            <text:p>1,536</text:p>
          </table:table-cell>
          <table:table-cell table:number-columns-repeated="16371"/>
        </table:table-row>
        <table:table-row table:style-name="ro22">
          <table:table-cell office:value-type="string" table:style-name="ce34">
            <text:p>Summary non-motoring<text:s/></text:p>
          </table:table-cell>
          <table:table-cell office:value-type="string" table:style-name="ce220">
            <text:p>Not Tried</text:p>
          </table:table-cell>
          <table:table-cell office:value-type="float" office:value="36" table:style-name="ce298">
            <text:p>36</text:p>
          </table:table-cell>
          <table:table-cell office:value-type="float" office:value="21" table:style-name="ce298">
            <text:p>21</text:p>
          </table:table-cell>
          <table:table-cell office:value-type="float" office:value="27" table:style-name="ce298">
            <text:p>27</text:p>
          </table:table-cell>
          <table:table-cell office:value-type="float" office:value="19" table:style-name="ce298">
            <text:p>19</text:p>
          </table:table-cell>
          <table:table-cell office:value-type="float" office:value="18" table:style-name="ce298">
            <text:p>18</text:p>
          </table:table-cell>
          <table:table-cell office:value-type="float" office:value="21" table:style-name="ce298">
            <text:p>21</text:p>
          </table:table-cell>
          <table:table-cell office:value-type="float" office:value="12" table:style-name="ce298">
            <text:p>12</text:p>
          </table:table-cell>
          <table:table-cell office:value-type="float" office:value="18" table:style-name="ce298">
            <text:p>18</text:p>
          </table:table-cell>
          <table:table-cell office:value-type="float" office:value="15" table:style-name="ce298">
            <text:p>15</text:p>
          </table:table-cell>
          <table:table-cell office:value-type="float" office:value="17" table:style-name="ce298">
            <text:p>17</text:p>
          </table:table-cell>
          <table:table-cell office:value-type="float" office:value="28" table:style-name="ce298">
            <text:p>28</text:p>
          </table:table-cell>
          <table:table-cell table:number-columns-repeated="16371"/>
        </table:table-row>
        <table:table-row table:style-name="ro22">
          <table:table-cell office:value-type="string" table:style-name="ce34">
            <text:p>Summary non-motoring<text:s/></text:p>
          </table:table-cell>
          <table:table-cell office:value-type="string" table:style-name="ce220">
            <text:p>Tried at CC</text:p>
          </table:table-cell>
          <table:table-cell office:value-type="float" office:value="3973" table:style-name="ce298">
            <text:p>3,973</text:p>
          </table:table-cell>
          <table:table-cell office:value-type="float" office:value="3046" table:style-name="ce298">
            <text:p>3,046</text:p>
          </table:table-cell>
          <table:table-cell office:value-type="float" office:value="2755" table:style-name="ce298">
            <text:p>2,755</text:p>
          </table:table-cell>
          <table:table-cell office:value-type="float" office:value="2888" table:style-name="ce298">
            <text:p>2,888</text:p>
          </table:table-cell>
          <table:table-cell office:value-type="float" office:value="3111" table:style-name="ce298">
            <text:p>3,111</text:p>
          </table:table-cell>
          <table:table-cell office:value-type="float" office:value="3112" table:style-name="ce298">
            <text:p>3,112</text:p>
          </table:table-cell>
          <table:table-cell office:value-type="float" office:value="2654" table:style-name="ce298">
            <text:p>2,654</text:p>
          </table:table-cell>
          <table:table-cell office:value-type="float" office:value="2344" table:style-name="ce298">
            <text:p>2,344</text:p>
          </table:table-cell>
          <table:table-cell office:value-type="float" office:value="2047" table:style-name="ce298">
            <text:p>2,047</text:p>
          </table:table-cell>
          <table:table-cell office:value-type="float" office:value="1370" table:style-name="ce298">
            <text:p>1,370</text:p>
          </table:table-cell>
          <table:table-cell office:value-type="float" office:value="1508" table:style-name="ce298">
            <text:p>1,508</text:p>
          </table:table-cell>
          <table:table-cell table:number-columns-repeated="16371"/>
        </table:table-row>
        <table:table-row table:style-name="ro22">
          <table:table-cell office:value-type="string" table:style-name="ce34">
            <text:p>Summary non-motoring<text:s/></text:p>
          </table:table-cell>
          <table:table-cell office:value-type="string" table:style-name="ce220">
            <text:p>Acquitted</text:p>
          </table:table-cell>
          <table:table-cell office:value-type="float" office:value="165" table:style-name="ce298">
            <text:p>165</text:p>
          </table:table-cell>
          <table:table-cell office:value-type="float" office:value="129" table:style-name="ce298">
            <text:p>129</text:p>
          </table:table-cell>
          <table:table-cell office:value-type="float" office:value="108" table:style-name="ce298">
            <text:p>108</text:p>
          </table:table-cell>
          <table:table-cell office:value-type="float" office:value="115" table:style-name="ce298">
            <text:p>115</text:p>
          </table:table-cell>
          <table:table-cell office:value-type="float" office:value="127" table:style-name="ce298">
            <text:p>127</text:p>
          </table:table-cell>
          <table:table-cell office:value-type="float" office:value="149" table:style-name="ce298">
            <text:p>149</text:p>
          </table:table-cell>
          <table:table-cell office:value-type="float" office:value="85" table:style-name="ce298">
            <text:p>85</text:p>
          </table:table-cell>
          <table:table-cell office:value-type="float" office:value="74" table:style-name="ce298">
            <text:p>74</text:p>
          </table:table-cell>
          <table:table-cell office:value-type="float" office:value="69" table:style-name="ce298">
            <text:p>69</text:p>
          </table:table-cell>
          <table:table-cell office:value-type="float" office:value="38" table:style-name="ce298">
            <text:p>38</text:p>
          </table:table-cell>
          <table:table-cell office:value-type="float" office:value="54" table:style-name="ce298">
            <text:p>54</text:p>
          </table:table-cell>
          <table:table-cell table:number-columns-repeated="16371"/>
        </table:table-row>
        <table:table-row table:style-name="ro22">
          <table:table-cell office:value-type="string" table:style-name="ce34">
            <text:p>Summary non-motoring<text:s/></text:p>
          </table:table-cell>
          <table:table-cell office:value-type="string" table:style-name="ce220">
            <text:p>Found guilty at CC [Note 11]</text:p>
          </table:table-cell>
          <table:table-cell office:value-type="float" office:value="3808" table:style-name="ce298">
            <text:p>3,808</text:p>
          </table:table-cell>
          <table:table-cell office:value-type="float" office:value="2917" table:style-name="ce298">
            <text:p>2,917</text:p>
          </table:table-cell>
          <table:table-cell office:value-type="float" office:value="2647" table:style-name="ce298">
            <text:p>2,647</text:p>
          </table:table-cell>
          <table:table-cell office:value-type="float" office:value="2773" table:style-name="ce298">
            <text:p>2,773</text:p>
          </table:table-cell>
          <table:table-cell office:value-type="float" office:value="2984" table:style-name="ce298">
            <text:p>2,984</text:p>
          </table:table-cell>
          <table:table-cell office:value-type="float" office:value="2963" table:style-name="ce298">
            <text:p>2,963</text:p>
          </table:table-cell>
          <table:table-cell office:value-type="float" office:value="2569" table:style-name="ce298">
            <text:p>2,569</text:p>
          </table:table-cell>
          <table:table-cell office:value-type="float" office:value="2270" table:style-name="ce298">
            <text:p>2,270</text:p>
          </table:table-cell>
          <table:table-cell office:value-type="float" office:value="1978" table:style-name="ce298">
            <text:p>1,978</text:p>
          </table:table-cell>
          <table:table-cell office:value-type="float" office:value="1332" table:style-name="ce298">
            <text:p>1,332</text:p>
          </table:table-cell>
          <table:table-cell office:value-type="float" office:value="1454" table:style-name="ce298">
            <text:p>1,454</text:p>
          </table:table-cell>
          <table:table-cell table:number-columns-repeated="16371" table:style-name="ce4"/>
        </table:table-row>
        <table:table-row table:style-name="ro22">
          <table:table-cell office:value-type="string" table:style-name="ce319">
            <text:p>Summary non-motoring<text:s/></text:p>
          </table:table-cell>
          <table:table-cell office:value-type="string" table:style-name="ce320">
            <text:p>Crown court conviction trial rate [Note 48]</text:p>
          </table:table-cell>
          <table:table-cell office:value-type="percentage" office:value="0.95846967027435193" table:style-name="ce323">
            <text:p>96%</text:p>
          </table:table-cell>
          <table:table-cell office:value-type="percentage" office:value="0.95764937623112278" table:style-name="ce323">
            <text:p>96%</text:p>
          </table:table-cell>
          <table:table-cell office:value-type="percentage" office:value="0.96079854809437382" table:style-name="ce323">
            <text:p>96%</text:p>
          </table:table-cell>
          <table:table-cell office:value-type="percentage" office:value="0.96018005540166207" table:style-name="ce323">
            <text:p>96%</text:p>
          </table:table-cell>
          <table:table-cell office:value-type="percentage" office:value="0.95917711346833812" table:style-name="ce323">
            <text:p>96%</text:p>
          </table:table-cell>
          <table:table-cell office:value-type="percentage" office:value="0.95212082262210795" table:style-name="ce323">
            <text:p>95%</text:p>
          </table:table-cell>
          <table:table-cell office:value-type="percentage" office:value="0.96797287113790509" table:style-name="ce323">
            <text:p>97%</text:p>
          </table:table-cell>
          <table:table-cell office:value-type="percentage" office:value="0.96843003412969286" table:style-name="ce323">
            <text:p>97%</text:p>
          </table:table-cell>
          <table:table-cell office:value-type="percentage" office:value="0.9662921348314607" table:style-name="ce323">
            <text:p>97%</text:p>
          </table:table-cell>
          <table:table-cell office:value-type="percentage" office:value="0.9722627737226277" table:style-name="ce323">
            <text:p>97%</text:p>
          </table:table-cell>
          <table:table-cell office:value-type="percentage" office:value="0.96419098143236071" table:style-name="ce323">
            <text:p>96%</text:p>
          </table:table-cell>
          <table:table-cell table:number-columns-repeated="16371" table:style-name="ce4"/>
        </table:table-row>
        <table:table-row table:style-name="ro22">
          <table:table-cell office:value-type="string" table:style-name="ce34">
            <text:p>Summary non-motoring<text:s/></text:p>
          </table:table-cell>
          <table:table-cell office:value-type="string" table:style-name="ce322">
            <text:p>All convictions</text:p>
          </table:table-cell>
          <table:table-cell office:value-type="float" office:value="493468" table:style-name="ce298">
            <text:p>493,468</text:p>
          </table:table-cell>
          <table:table-cell office:value-type="float" office:value="476228" table:style-name="ce298">
            <text:p>476,228</text:p>
          </table:table-cell>
          <table:table-cell office:value-type="float" office:value="442707" table:style-name="ce298">
            <text:p>442,707</text:p>
          </table:table-cell>
          <table:table-cell office:value-type="float" office:value="448141" table:style-name="ce298">
            <text:p>448,141</text:p>
          </table:table-cell>
          <table:table-cell office:value-type="float" office:value="475955" table:style-name="ce298">
            <text:p>475,955</text:p>
          </table:table-cell>
          <table:table-cell office:value-type="float" office:value="487650" table:style-name="ce298">
            <text:p>487,650</text:p>
          </table:table-cell>
          <table:table-cell office:value-type="float" office:value="470254" table:style-name="ce298">
            <text:p>470,254</text:p>
          </table:table-cell>
          <table:table-cell office:value-type="float" office:value="466715" table:style-name="ce298">
            <text:p>466,715</text:p>
          </table:table-cell>
          <table:table-cell office:value-type="float" office:value="455352" table:style-name="ce298">
            <text:p>455,352</text:p>
          </table:table-cell>
          <table:table-cell office:value-type="float" office:value="274479" table:style-name="ce298">
            <text:p>274,479</text:p>
          </table:table-cell>
          <table:table-cell office:value-type="float" office:value="258558" table:style-name="ce298">
            <text:p>258,558</text:p>
          </table:table-cell>
          <table:table-cell table:number-columns-repeated="16371" table:style-name="ce4"/>
        </table:table-row>
        <table:table-row table:style-name="ro22">
          <table:table-cell office:value-type="string" table:style-name="ce319">
            <text:p>Summary non-motoring<text:s/></text:p>
          </table:table-cell>
          <table:table-cell office:value-type="string" table:style-name="ce320">
            <text:p>Conviction Ratio [Note 50]</text:p>
          </table:table-cell>
          <table:table-cell office:value-type="percentage" office:value="0.81541911294493619" table:style-name="ce321">
            <text:p>81.5%</text:p>
          </table:table-cell>
          <table:table-cell office:value-type="percentage" office:value="0.81223084283182767" table:style-name="ce321">
            <text:p>81.2%</text:p>
          </table:table-cell>
          <table:table-cell office:value-type="percentage" office:value="0.79553879964850926" table:style-name="ce321">
            <text:p>79.6%</text:p>
          </table:table-cell>
          <table:table-cell office:value-type="percentage" office:value="0.80815438105474247" table:style-name="ce321">
            <text:p>80.8%</text:p>
          </table:table-cell>
          <table:table-cell office:value-type="percentage" office:value="0.80679774414295913" table:style-name="ce321">
            <text:p>80.7%</text:p>
          </table:table-cell>
          <table:table-cell office:value-type="percentage" office:value="0.81263216833559138" table:style-name="ce321">
            <text:p>81.3%</text:p>
          </table:table-cell>
          <table:table-cell office:value-type="percentage" office:value="0.8450100358126672" table:style-name="ce321">
            <text:p>84.5%</text:p>
          </table:table-cell>
          <table:table-cell office:value-type="percentage" office:value="0.85052429392533413" table:style-name="ce321">
            <text:p>85.1%</text:p>
          </table:table-cell>
          <table:table-cell office:value-type="percentage" office:value="0.8564447963707289" table:style-name="ce321">
            <text:p>85.6%</text:p>
          </table:table-cell>
          <table:table-cell office:value-type="percentage" office:value="0.83580948784862319" table:style-name="ce321">
            <text:p>83.6%</text:p>
          </table:table-cell>
          <table:table-cell office:value-type="percentage" office:value="0.83012701144258805" table:style-name="ce321">
            <text:p>83.0%</text:p>
          </table:table-cell>
          <table:table-cell table:number-columns-repeated="16371" table:style-name="ce4"/>
        </table:table-row>
        <table:table-row table:style-name="ro22">
          <table:table-cell office:value-type="string" table:style-name="ce34">
            <text:p>Summary motoring offences</text:p>
          </table:table-cell>
          <table:table-cell office:value-type="string" table:style-name="ce220">
            <text:p>Number of defendants proceeded against at MC</text:p>
          </table:table-cell>
          <table:table-cell office:value-type="float" office:value="562191" table:style-name="ce298">
            <text:p>562,191</text:p>
          </table:table-cell>
          <table:table-cell office:value-type="float" office:value="519593" table:style-name="ce298">
            <text:p>519,593</text:p>
          </table:table-cell>
          <table:table-cell office:value-type="float" office:value="534680" table:style-name="ce298">
            <text:p>534,680</text:p>
          </table:table-cell>
          <table:table-cell office:value-type="float" office:value="537681" table:style-name="ce298">
            <text:p>537,681</text:p>
          </table:table-cell>
          <table:table-cell office:value-type="float" office:value="570889" table:style-name="ce298">
            <text:p>570,889</text:p>
          </table:table-cell>
          <table:table-cell office:value-type="float" office:value="580411" table:style-name="ce298">
            <text:p>580,411</text:p>
          </table:table-cell>
          <table:table-cell office:value-type="float" office:value="587618" table:style-name="ce298">
            <text:p>587,618</text:p>
          </table:table-cell>
          <table:table-cell office:value-type="float" office:value="586567" table:style-name="ce298">
            <text:p>586,567</text:p>
          </table:table-cell>
          <table:table-cell office:value-type="float" office:value="599712" table:style-name="ce298">
            <text:p>599,712</text:p>
          </table:table-cell>
          <table:table-cell office:value-type="float" office:value="492663" table:style-name="ce298">
            <text:p>492,663</text:p>
          </table:table-cell>
          <table:table-cell office:value-type="float" office:value="568958" table:style-name="ce298">
            <text:p>568,958</text:p>
          </table:table-cell>
          <table:table-cell table:style-name="ce4"/>
          <table:table-cell table:style-name="ce317"/>
          <table:table-cell table:number-columns-repeated="16369"/>
        </table:table-row>
        <table:table-row table:style-name="ro22">
          <table:table-cell office:value-type="string" table:style-name="ce34">
            <text:p>Summary motoring offences</text:p>
          </table:table-cell>
          <table:table-cell office:value-type="string" table:style-name="ce220">
            <text:p>Sent for trial at CC [Note 45]</text:p>
          </table:table-cell>
          <table:table-cell office:value-type="float" office:value="52" table:style-name="ce298">
            <text:p>52</text:p>
          </table:table-cell>
          <table:table-cell office:value-type="float" office:value="28" table:style-name="ce298">
            <text:p>28</text:p>
          </table:table-cell>
          <table:table-cell office:value-type="float" office:value="99" table:style-name="ce298">
            <text:p>99</text:p>
          </table:table-cell>
          <table:table-cell office:value-type="float" office:value="59" table:style-name="ce298">
            <text:p>59</text:p>
          </table:table-cell>
          <table:table-cell office:value-type="float" office:value="50" table:style-name="ce298">
            <text:p>50</text:p>
          </table:table-cell>
          <table:table-cell office:value-type="float" office:value="35" table:style-name="ce298">
            <text:p>35</text:p>
          </table:table-cell>
          <table:table-cell office:value-type="float" office:value="35" table:style-name="ce298">
            <text:p>35</text:p>
          </table:table-cell>
          <table:table-cell office:value-type="float" office:value="38" table:style-name="ce298">
            <text:p>38</text:p>
          </table:table-cell>
          <table:table-cell office:value-type="float" office:value="33" table:style-name="ce298">
            <text:p>33</text:p>
          </table:table-cell>
          <table:table-cell office:value-type="float" office:value="33" table:style-name="ce298">
            <text:p>33</text:p>
          </table:table-cell>
          <table:table-cell office:value-type="float" office:value="63" table:style-name="ce298">
            <text:p>63</text:p>
          </table:table-cell>
          <table:table-cell table:style-name="ce4"/>
          <table:table-cell table:style-name="ce317"/>
          <table:table-cell table:number-columns-repeated="16369"/>
        </table:table-row>
        <table:table-row table:style-name="ro22">
          <table:table-cell office:value-type="string" table:style-name="ce34">
            <text:p>Summary motoring offences</text:p>
          </table:table-cell>
          <table:table-cell office:value-type="string" table:style-name="ce132">
            <text:p>Proceedings terminated early [Note 46]</text:p>
          </table:table-cell>
          <table:table-cell office:value-type="float" office:value="68534" table:style-name="ce298">
            <text:p>68,534</text:p>
          </table:table-cell>
          <table:table-cell office:value-type="float" office:value="63022" table:style-name="ce298">
            <text:p>63,022</text:p>
          </table:table-cell>
          <table:table-cell office:value-type="float" office:value="73212" table:style-name="ce298">
            <text:p>73,212</text:p>
          </table:table-cell>
          <table:table-cell office:value-type="float" office:value="64401" table:style-name="ce298">
            <text:p>64,401</text:p>
          </table:table-cell>
          <table:table-cell office:value-type="float" office:value="61969" table:style-name="ce298">
            <text:p>61,969</text:p>
          </table:table-cell>
          <table:table-cell office:value-type="float" office:value="59221" table:style-name="ce298">
            <text:p>59,221</text:p>
          </table:table-cell>
          <table:table-cell office:value-type="float" office:value="52352" table:style-name="ce298">
            <text:p>52,352</text:p>
          </table:table-cell>
          <table:table-cell office:value-type="float" office:value="54117" table:style-name="ce298">
            <text:p>54,117</text:p>
          </table:table-cell>
          <table:table-cell office:value-type="float" office:value="61121" table:style-name="ce298">
            <text:p>61,121</text:p>
          </table:table-cell>
          <table:table-cell office:value-type="float" office:value="44916" table:style-name="ce298">
            <text:p>44,916</text:p>
          </table:table-cell>
          <table:table-cell office:value-type="float" office:value="52420" table:style-name="ce298">
            <text:p>52,420</text:p>
          </table:table-cell>
          <table:table-cell table:number-columns-repeated="16371" table:style-name="ce4"/>
        </table:table-row>
        <table:table-row table:style-name="ro62">
          <table:table-cell office:value-type="string" table:style-name="ce34">
            <text:p>Summary motoring offences</text:p>
          </table:table-cell>
          <table:table-cell office:value-type="string" table:style-name="ce220">
            <text:p>Tried at MC:<text:s/></text:p>
          </table:table-cell>
          <table:table-cell office:value-type="float" office:value="493605" table:style-name="ce298">
            <text:p>493,605</text:p>
          </table:table-cell>
          <table:table-cell office:value-type="float" office:value="456543" table:style-name="ce298">
            <text:p>456,543</text:p>
          </table:table-cell>
          <table:table-cell office:value-type="float" office:value="461369" table:style-name="ce298">
            <text:p>461,369</text:p>
          </table:table-cell>
          <table:table-cell office:value-type="float" office:value="473221" table:style-name="ce298">
            <text:p>473,221</text:p>
          </table:table-cell>
          <table:table-cell office:value-type="float" office:value="508870" table:style-name="ce298">
            <text:p>508,870</text:p>
          </table:table-cell>
          <table:table-cell office:value-type="float" office:value="521155" table:style-name="ce298">
            <text:p>521,155</text:p>
          </table:table-cell>
          <table:table-cell office:value-type="float" office:value="535231" table:style-name="ce298">
            <text:p>535,231</text:p>
          </table:table-cell>
          <table:table-cell office:value-type="float" office:value="532412" table:style-name="ce298">
            <text:p>532,412</text:p>
          </table:table-cell>
          <table:table-cell office:value-type="float" office:value="538558" table:style-name="ce298">
            <text:p>538,558</text:p>
          </table:table-cell>
          <table:table-cell office:value-type="float" office:value="447714" table:style-name="ce298">
            <text:p>447,714</text:p>
          </table:table-cell>
          <table:table-cell office:value-type="float" office:value="516475" table:style-name="ce298">
            <text:p>516,475</text:p>
          </table:table-cell>
          <table:table-cell table:number-columns-repeated="16371" table:style-name="ce4"/>
        </table:table-row>
        <table:table-row table:style-name="ro22">
          <table:table-cell office:value-type="string" table:style-name="ce34">
            <text:p>Summary motoring offences</text:p>
          </table:table-cell>
          <table:table-cell office:value-type="string" table:style-name="ce132">
            <text:p>Discharged at committal proceedings<text:span text:style-name="T5"><text:s/></text:span>[Note 47]</text:p>
          </table:table-cell>
          <table:table-cell office:value-type="float" office:value="9" table:style-name="ce298">
            <text:p>9</text:p>
          </table:table-cell>
          <table:table-cell office:value-type="float" office:value="15" table:style-name="ce298">
            <text:p>15</text:p>
          </table:table-cell>
          <table:table-cell office:value-type="float" office:value="9" table:style-name="ce298">
            <text:p>9</text:p>
          </table:table-cell>
          <table:table-cell office:value-type="float" office:value="2" table:style-name="ce298">
            <text:p>2</text:p>
          </table:table-cell>
          <table:table-cell office:value-type="float" office:value="0" table:style-name="ce298">
            <text:p>-</text:p>
          </table:table-cell>
          <table:table-cell office:value-type="float" office:value="0" table:style-name="ce298">
            <text:p>-</text:p>
          </table:table-cell>
          <table:table-cell office:value-type="float" office:value="0" table:style-name="ce298">
            <text:p>-</text:p>
          </table:table-cell>
          <table:table-cell office:value-type="float" office:value="0" table:style-name="ce298">
            <text:p>-</text:p>
          </table:table-cell>
          <table:table-cell office:value-type="float" office:value="0" table:style-name="ce298">
            <text:p>-</text:p>
          </table:table-cell>
          <table:table-cell office:value-type="float" office:value="0" table:style-name="ce298">
            <text:p>-</text:p>
          </table:table-cell>
          <table:table-cell office:value-type="float" office:value="210" table:style-name="ce298">
            <text:p>210</text:p>
          </table:table-cell>
          <table:table-cell table:number-columns-repeated="16371" table:style-name="ce4"/>
        </table:table-row>
        <table:table-row table:style-name="ro22">
          <table:table-cell office:value-type="string" table:style-name="ce34">
            <text:p>Summary motoring offences</text:p>
          </table:table-cell>
          <table:table-cell office:value-type="string" table:style-name="ce132">
            <text:p>Dismissed (found not guilty after summary trial)</text:p>
          </table:table-cell>
          <table:table-cell office:value-type="float" office:value="7488" table:style-name="ce298">
            <text:p>7,488</text:p>
          </table:table-cell>
          <table:table-cell office:value-type="float" office:value="6793" table:style-name="ce298">
            <text:p>6,793</text:p>
          </table:table-cell>
          <table:table-cell office:value-type="float" office:value="7220" table:style-name="ce298">
            <text:p>7,220</text:p>
          </table:table-cell>
          <table:table-cell office:value-type="float" office:value="6702" table:style-name="ce298">
            <text:p>6,702</text:p>
          </table:table-cell>
          <table:table-cell office:value-type="float" office:value="7208" table:style-name="ce298">
            <text:p>7,208</text:p>
          </table:table-cell>
          <table:table-cell office:value-type="float" office:value="7813" table:style-name="ce298">
            <text:p>7,813</text:p>
          </table:table-cell>
          <table:table-cell office:value-type="float" office:value="8091" table:style-name="ce298">
            <text:p>8,091</text:p>
          </table:table-cell>
          <table:table-cell office:value-type="float" office:value="7617" table:style-name="ce298">
            <text:p>7,617</text:p>
          </table:table-cell>
          <table:table-cell office:value-type="float" office:value="7727" table:style-name="ce298">
            <text:p>7,727</text:p>
          </table:table-cell>
          <table:table-cell office:value-type="float" office:value="4938" table:style-name="ce298">
            <text:p>4,938</text:p>
          </table:table-cell>
          <table:table-cell office:value-type="float" office:value="6693" table:style-name="ce298">
            <text:p>6,693</text:p>
          </table:table-cell>
          <table:table-cell table:style-name="ce317"/>
          <table:table-cell table:number-columns-repeated="16370" table:style-name="ce4"/>
        </table:table-row>
        <table:table-row table:style-name="ro22">
          <table:table-cell office:value-type="string" table:style-name="ce34">
            <text:p>Summary motoring offences</text:p>
          </table:table-cell>
          <table:table-cell office:value-type="string" table:style-name="ce220">
            <text:p>Found guilty at MC</text:p>
          </table:table-cell>
          <table:table-cell office:value-type="float" office:value="486108" table:style-name="ce298">
            <text:p>486,108</text:p>
          </table:table-cell>
          <table:table-cell office:value-type="float" office:value="449735" table:style-name="ce298">
            <text:p>449,735</text:p>
          </table:table-cell>
          <table:table-cell office:value-type="float" office:value="454140" table:style-name="ce298">
            <text:p>454,140</text:p>
          </table:table-cell>
          <table:table-cell office:value-type="float" office:value="466517" table:style-name="ce298">
            <text:p>466,517</text:p>
          </table:table-cell>
          <table:table-cell office:value-type="float" office:value="501662" table:style-name="ce298">
            <text:p>501,662</text:p>
          </table:table-cell>
          <table:table-cell office:value-type="float" office:value="513342" table:style-name="ce298">
            <text:p>513,342</text:p>
          </table:table-cell>
          <table:table-cell office:value-type="float" office:value="527140" table:style-name="ce298">
            <text:p>527,140</text:p>
          </table:table-cell>
          <table:table-cell office:value-type="float" office:value="524795" table:style-name="ce298">
            <text:p>524,795</text:p>
          </table:table-cell>
          <table:table-cell office:value-type="float" office:value="530831" table:style-name="ce298">
            <text:p>530,831</text:p>
          </table:table-cell>
          <table:table-cell office:value-type="float" office:value="442776" table:style-name="ce298">
            <text:p>442,776</text:p>
          </table:table-cell>
          <table:table-cell office:value-type="float" office:value="509572" table:style-name="ce298">
            <text:p>509,572</text:p>
          </table:table-cell>
          <table:table-cell table:number-columns-repeated="16371" table:style-name="ce4"/>
        </table:table-row>
        <table:table-row table:style-name="ro22">
          <table:table-cell office:value-type="string" table:style-name="ce34">
            <text:p>Summary motoring offences</text:p>
          </table:table-cell>
          <table:table-cell office:value-type="string" table:style-name="ce324">
            <text:p>Magistrates' court conviction trial rate [Note 48]<text:s/></text:p>
          </table:table-cell>
          <table:table-cell office:value-type="percentage" office:value="0.98481174218251433" table:style-name="ce318">
            <text:p>98.5%</text:p>
          </table:table-cell>
          <table:table-cell office:value-type="percentage" office:value="0.98508793257152116" table:style-name="ce318">
            <text:p>98.5%</text:p>
          </table:table-cell>
          <table:table-cell office:value-type="percentage" office:value="0.98433141368405763" table:style-name="ce318">
            <text:p>98.4%</text:p>
          </table:table-cell>
          <table:table-cell office:value-type="percentage" office:value="0.98583325761113727" table:style-name="ce318">
            <text:p>98.6%</text:p>
          </table:table-cell>
          <table:table-cell office:value-type="percentage" office:value="0.98583528209562366" table:style-name="ce318">
            <text:p>98.6%</text:p>
          </table:table-cell>
          <table:table-cell office:value-type="percentage" office:value="0.98500829887461505" table:style-name="ce318">
            <text:p>98.5%</text:p>
          </table:table-cell>
          <table:table-cell office:value-type="percentage" office:value="0.98488316259708419" table:style-name="ce318">
            <text:p>98.5%</text:p>
          </table:table-cell>
          <table:table-cell office:value-type="percentage" office:value="0.98569341036640801" table:style-name="ce318">
            <text:p>98.6%</text:p>
          </table:table-cell>
          <table:table-cell office:value-type="percentage" office:value="0.98565242740800429" table:style-name="ce318">
            <text:p>98.6%</text:p>
          </table:table-cell>
          <table:table-cell office:value-type="percentage" office:value="0.9889706375051931" table:style-name="ce318">
            <text:p>98.9%</text:p>
          </table:table-cell>
          <table:table-cell office:value-type="percentage" office:value="0.98663439663100827" table:style-name="ce318">
            <text:p>98.7%</text:p>
          </table:table-cell>
          <table:table-cell table:number-columns-repeated="16371" table:style-name="ce4"/>
        </table:table-row>
        <table:table-row table:style-name="ro65">
          <table:table-cell office:value-type="string" table:style-name="ce34">
            <text:p>Summary motoring offences</text:p>
          </table:table-cell>
          <table:table-cell office:value-type="string" table:style-name="ce220">
            <text:p>For trial at CC [Note 49]</text:p>
          </table:table-cell>
          <table:table-cell office:value-type="float" office:value="411" table:style-name="ce298">
            <text:p>411</text:p>
          </table:table-cell>
          <table:table-cell office:value-type="float" office:value="332" table:style-name="ce298">
            <text:p>332</text:p>
          </table:table-cell>
          <table:table-cell office:value-type="float" office:value="288" table:style-name="ce298">
            <text:p>288</text:p>
          </table:table-cell>
          <table:table-cell office:value-type="float" office:value="252" table:style-name="ce298">
            <text:p>252</text:p>
          </table:table-cell>
          <table:table-cell office:value-type="float" office:value="267" table:style-name="ce298">
            <text:p>267</text:p>
          </table:table-cell>
          <table:table-cell office:value-type="float" office:value="306" table:style-name="ce298">
            <text:p>306</text:p>
          </table:table-cell>
          <table:table-cell office:value-type="float" office:value="326" table:style-name="ce298">
            <text:p>326</text:p>
          </table:table-cell>
          <table:table-cell office:value-type="float" office:value="357" table:style-name="ce298">
            <text:p>357</text:p>
          </table:table-cell>
          <table:table-cell office:value-type="float" office:value="300" table:style-name="ce298">
            <text:p>300</text:p>
          </table:table-cell>
          <table:table-cell office:value-type="float" office:value="200" table:style-name="ce298">
            <text:p>200</text:p>
          </table:table-cell>
          <table:table-cell office:value-type="float" office:value="228" table:style-name="ce298">
            <text:p>228</text:p>
          </table:table-cell>
          <table:table-cell table:number-columns-repeated="16371" table:style-name="ce4"/>
        </table:table-row>
        <table:table-row table:style-name="ro22">
          <table:table-cell office:value-type="string" table:style-name="ce34">
            <text:p>Summary motoring offences</text:p>
          </table:table-cell>
          <table:table-cell office:value-type="string" table:style-name="ce220">
            <text:p>Not Tried</text:p>
          </table:table-cell>
          <table:table-cell office:value-type="float" office:value="0" table:style-name="ce298">
            <text:p>-</text:p>
          </table:table-cell>
          <table:table-cell office:value-type="float" office:value="0" table:style-name="ce298">
            <text:p>-</text:p>
          </table:table-cell>
          <table:table-cell office:value-type="float" office:value="1" table:style-name="ce298">
            <text:p>1</text:p>
          </table:table-cell>
          <table:table-cell office:value-type="float" office:value="0" table:style-name="ce298">
            <text:p>-</text:p>
          </table:table-cell>
          <table:table-cell office:value-type="float" office:value="1" table:style-name="ce298">
            <text:p>1</text:p>
          </table:table-cell>
          <table:table-cell office:value-type="float" office:value="0" table:style-name="ce298">
            <text:p>-</text:p>
          </table:table-cell>
          <table:table-cell office:value-type="float" office:value="0" table:style-name="ce298">
            <text:p>-</text:p>
          </table:table-cell>
          <table:table-cell office:value-type="float" office:value="1" table:style-name="ce298">
            <text:p>1</text:p>
          </table:table-cell>
          <table:table-cell office:value-type="float" office:value="0" table:style-name="ce298">
            <text:p>-</text:p>
          </table:table-cell>
          <table:table-cell office:value-type="float" office:value="3" table:style-name="ce298">
            <text:p>3</text:p>
          </table:table-cell>
          <table:table-cell office:value-type="float" office:value="9" table:style-name="ce298">
            <text:p>9</text:p>
          </table:table-cell>
          <table:table-cell table:number-columns-repeated="16371" table:style-name="ce4"/>
        </table:table-row>
        <table:table-row table:style-name="ro22">
          <table:table-cell office:value-type="string" table:style-name="ce34">
            <text:p>Summary motoring offences</text:p>
          </table:table-cell>
          <table:table-cell office:value-type="string" table:style-name="ce220">
            <text:p>Tried at CC</text:p>
          </table:table-cell>
          <table:table-cell office:value-type="float" office:value="411" table:style-name="ce298">
            <text:p>411</text:p>
          </table:table-cell>
          <table:table-cell office:value-type="float" office:value="332" table:style-name="ce298">
            <text:p>332</text:p>
          </table:table-cell>
          <table:table-cell office:value-type="float" office:value="287" table:style-name="ce298">
            <text:p>287</text:p>
          </table:table-cell>
          <table:table-cell office:value-type="float" office:value="252" table:style-name="ce298">
            <text:p>252</text:p>
          </table:table-cell>
          <table:table-cell office:value-type="float" office:value="266" table:style-name="ce298">
            <text:p>266</text:p>
          </table:table-cell>
          <table:table-cell office:value-type="float" office:value="306" table:style-name="ce298">
            <text:p>306</text:p>
          </table:table-cell>
          <table:table-cell office:value-type="float" office:value="326" table:style-name="ce298">
            <text:p>326</text:p>
          </table:table-cell>
          <table:table-cell office:value-type="float" office:value="356" table:style-name="ce298">
            <text:p>356</text:p>
          </table:table-cell>
          <table:table-cell office:value-type="float" office:value="300" table:style-name="ce298">
            <text:p>300</text:p>
          </table:table-cell>
          <table:table-cell office:value-type="float" office:value="197" table:style-name="ce298">
            <text:p>197</text:p>
          </table:table-cell>
          <table:table-cell office:value-type="float" office:value="219" table:style-name="ce298">
            <text:p>219</text:p>
          </table:table-cell>
          <table:table-cell table:number-columns-repeated="16371" table:style-name="ce4"/>
        </table:table-row>
        <table:table-row table:style-name="ro22">
          <table:table-cell office:value-type="string" table:style-name="ce34">
            <text:p>Summary motoring offences</text:p>
          </table:table-cell>
          <table:table-cell office:value-type="string" table:style-name="ce220">
            <text:p>Acquitted</text:p>
          </table:table-cell>
          <table:table-cell office:value-type="float" office:value="9" table:style-name="ce298">
            <text:p>9</text:p>
          </table:table-cell>
          <table:table-cell office:value-type="float" office:value="10" table:style-name="ce298">
            <text:p>10</text:p>
          </table:table-cell>
          <table:table-cell office:value-type="float" office:value="9" table:style-name="ce298">
            <text:p>9</text:p>
          </table:table-cell>
          <table:table-cell office:value-type="float" office:value="7" table:style-name="ce298">
            <text:p>7</text:p>
          </table:table-cell>
          <table:table-cell office:value-type="float" office:value="5" table:style-name="ce298">
            <text:p>5</text:p>
          </table:table-cell>
          <table:table-cell office:value-type="float" office:value="6" table:style-name="ce298">
            <text:p>6</text:p>
          </table:table-cell>
          <table:table-cell office:value-type="float" office:value="7" table:style-name="ce298">
            <text:p>7</text:p>
          </table:table-cell>
          <table:table-cell office:value-type="float" office:value="7" table:style-name="ce298">
            <text:p>7</text:p>
          </table:table-cell>
          <table:table-cell office:value-type="float" office:value="5" table:style-name="ce298">
            <text:p>5</text:p>
          </table:table-cell>
          <table:table-cell office:value-type="float" office:value="4" table:style-name="ce298">
            <text:p>4</text:p>
          </table:table-cell>
          <table:table-cell office:value-type="float" office:value="4" table:style-name="ce298">
            <text:p>4</text:p>
          </table:table-cell>
          <table:table-cell table:number-columns-repeated="16371" table:style-name="ce4"/>
        </table:table-row>
        <table:table-row table:style-name="ro22">
          <table:table-cell office:value-type="string" table:style-name="ce34">
            <text:p>Summary motoring offences</text:p>
          </table:table-cell>
          <table:table-cell office:value-type="string" table:style-name="ce220">
            <text:p>Found guilty at CC [Note 11]</text:p>
          </table:table-cell>
          <table:table-cell office:value-type="float" office:value="402" table:style-name="ce298">
            <text:p>402</text:p>
          </table:table-cell>
          <table:table-cell office:value-type="float" office:value="322" table:style-name="ce298">
            <text:p>322</text:p>
          </table:table-cell>
          <table:table-cell office:value-type="float" office:value="278" table:style-name="ce298">
            <text:p>278</text:p>
          </table:table-cell>
          <table:table-cell office:value-type="float" office:value="245" table:style-name="ce298">
            <text:p>245</text:p>
          </table:table-cell>
          <table:table-cell office:value-type="float" office:value="261" table:style-name="ce298">
            <text:p>261</text:p>
          </table:table-cell>
          <table:table-cell office:value-type="float" office:value="300" table:style-name="ce298">
            <text:p>300</text:p>
          </table:table-cell>
          <table:table-cell office:value-type="float" office:value="319" table:style-name="ce298">
            <text:p>319</text:p>
          </table:table-cell>
          <table:table-cell office:value-type="float" office:value="349" table:style-name="ce298">
            <text:p>349</text:p>
          </table:table-cell>
          <table:table-cell office:value-type="float" office:value="295" table:style-name="ce298">
            <text:p>295</text:p>
          </table:table-cell>
          <table:table-cell office:value-type="float" office:value="193" table:style-name="ce298">
            <text:p>193</text:p>
          </table:table-cell>
          <table:table-cell office:value-type="float" office:value="215" table:style-name="ce298">
            <text:p>215</text:p>
          </table:table-cell>
          <table:table-cell table:number-columns-repeated="16371" table:style-name="ce4"/>
        </table:table-row>
        <table:table-row table:style-name="ro22">
          <table:table-cell office:value-type="string" table:style-name="ce319">
            <text:p>Summary motoring offences</text:p>
          </table:table-cell>
          <table:table-cell office:value-type="string" table:style-name="ce320">
            <text:p>Crown court conviction trial rate [Note 48]</text:p>
          </table:table-cell>
          <table:table-cell office:value-type="percentage" office:value="0.97810218978102192" table:style-name="ce323">
            <text:p>98%</text:p>
          </table:table-cell>
          <table:table-cell office:value-type="percentage" office:value="0.96987951807228912" table:style-name="ce323">
            <text:p>97%</text:p>
          </table:table-cell>
          <table:table-cell office:value-type="percentage" office:value="0.96864111498257843" table:style-name="ce323">
            <text:p>97%</text:p>
          </table:table-cell>
          <table:table-cell office:value-type="percentage" office:value="0.97222222222222221" table:style-name="ce323">
            <text:p>97%</text:p>
          </table:table-cell>
          <table:table-cell office:value-type="percentage" office:value="0.98120300751879697" table:style-name="ce323">
            <text:p>98%</text:p>
          </table:table-cell>
          <table:table-cell office:value-type="percentage" office:value="0.98039215686274506" table:style-name="ce323">
            <text:p>98%</text:p>
          </table:table-cell>
          <table:table-cell office:value-type="percentage" office:value="0.9785276073619632" table:style-name="ce323">
            <text:p>98%</text:p>
          </table:table-cell>
          <table:table-cell office:value-type="percentage" office:value="0.9803370786516854" table:style-name="ce323">
            <text:p>98%</text:p>
          </table:table-cell>
          <table:table-cell office:value-type="percentage" office:value="0.98333333333333328" table:style-name="ce323">
            <text:p>98%</text:p>
          </table:table-cell>
          <table:table-cell office:value-type="percentage" office:value="0.97969543147208127" table:style-name="ce323">
            <text:p>98%</text:p>
          </table:table-cell>
          <table:table-cell office:value-type="percentage" office:value="0.9817351598173516" table:style-name="ce323">
            <text:p>98%</text:p>
          </table:table-cell>
          <table:table-cell table:number-columns-repeated="16371" table:style-name="ce4"/>
        </table:table-row>
        <table:table-row table:style-name="ro22">
          <table:table-cell office:value-type="string" table:style-name="ce34">
            <text:p>Summary motoring offences</text:p>
          </table:table-cell>
          <table:table-cell office:value-type="string" table:style-name="ce322">
            <text:p>All convictions</text:p>
          </table:table-cell>
          <table:table-cell office:value-type="float" office:value="486510" table:style-name="ce298">
            <text:p>486,510</text:p>
          </table:table-cell>
          <table:table-cell office:value-type="float" office:value="450057" table:style-name="ce298">
            <text:p>450,057</text:p>
          </table:table-cell>
          <table:table-cell office:value-type="float" office:value="454418" table:style-name="ce298">
            <text:p>454,418</text:p>
          </table:table-cell>
          <table:table-cell office:value-type="float" office:value="466762" table:style-name="ce298">
            <text:p>466,762</text:p>
          </table:table-cell>
          <table:table-cell office:value-type="float" office:value="501923" table:style-name="ce298">
            <text:p>501,923</text:p>
          </table:table-cell>
          <table:table-cell office:value-type="float" office:value="513642" table:style-name="ce298">
            <text:p>513,642</text:p>
          </table:table-cell>
          <table:table-cell office:value-type="float" office:value="527459" table:style-name="ce298">
            <text:p>527,459</text:p>
          </table:table-cell>
          <table:table-cell office:value-type="float" office:value="525144" table:style-name="ce298">
            <text:p>525,144</text:p>
          </table:table-cell>
          <table:table-cell office:value-type="float" office:value="531126" table:style-name="ce298">
            <text:p>531,126</text:p>
          </table:table-cell>
          <table:table-cell office:value-type="float" office:value="442969" table:style-name="ce298">
            <text:p>442,969</text:p>
          </table:table-cell>
          <table:table-cell office:value-type="float" office:value="509787" table:style-name="ce298">
            <text:p>509,787</text:p>
          </table:table-cell>
          <table:table-cell table:number-columns-repeated="16371" table:style-name="ce4"/>
        </table:table-row>
        <table:table-row table:style-name="ro22">
          <table:table-cell office:value-type="string" table:style-name="ce319">
            <text:p>Summary motoring offences</text:p>
          </table:table-cell>
          <table:table-cell office:value-type="string" table:style-name="ce320">
            <text:p>Conviction Ratio [Note 50]</text:p>
          </table:table-cell>
          <table:table-cell office:value-type="percentage" office:value="0.86538204987273004" table:style-name="ce321">
            <text:p>86.5%</text:p>
          </table:table-cell>
          <table:table-cell office:value-type="percentage" office:value="0.86617217706936001" table:style-name="ce321">
            <text:p>86.6%</text:p>
          </table:table-cell>
          <table:table-cell office:value-type="percentage" office:value="0.84988778334704873" table:style-name="ce321">
            <text:p>85.0%</text:p>
          </table:table-cell>
          <table:table-cell office:value-type="percentage" office:value="0.86810209027285701" table:style-name="ce321">
            <text:p>86.8%</text:p>
          </table:table-cell>
          <table:table-cell office:value-type="percentage" office:value="0.87919543028504665" table:style-name="ce321">
            <text:p>87.9%</text:p>
          </table:table-cell>
          <table:table-cell office:value-type="percentage" office:value="0.88496255239821442" table:style-name="ce321">
            <text:p>88.5%</text:p>
          </table:table-cell>
          <table:table-cell office:value-type="percentage" office:value="0.89762226480468599" table:style-name="ce321">
            <text:p>89.8%</text:p>
          </table:table-cell>
          <table:table-cell office:value-type="percentage" office:value="0.8952839147105105" table:style-name="ce321">
            <text:p>89.5%</text:p>
          </table:table-cell>
          <table:table-cell office:value-type="percentage" office:value="0.88563510485032815" table:style-name="ce321">
            <text:p>88.6%</text:p>
          </table:table-cell>
          <table:table-cell office:value-type="percentage" office:value="0.8991318609272464" table:style-name="ce321">
            <text:p>89.9%</text:p>
          </table:table-cell>
          <table:table-cell office:value-type="percentage" office:value="0.89600111080255485" table:style-name="ce321">
            <text:p>89.6%</text:p>
          </table:table-cell>
          <table:table-cell table:number-columns-repeated="16371" table:style-name="ce4"/>
        </table:table-row>
        <table:table-row table:style-name="ro22">
          <table:table-cell office:value-type="string" table:style-name="ce34">
            <text:p>Offence not known [Note 6]</text:p>
          </table:table-cell>
          <table:table-cell office:value-type="string" table:style-name="ce220">
            <text:p>Number of defendants proceeded against at MC</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1" table:style-name="ce325">
            <text:p><text:s/>1<text:s/></text:p>
          </table:table-cell>
          <table:table-cell office:value-type="float" office:value="3" table:style-name="ce325">
            <text:p><text:s/>3<text:s/></text:p>
          </table:table-cell>
          <table:table-cell office:value-type="float" office:value="19" table:style-name="ce325">
            <text:p><text:s/>19<text:s/></text:p>
          </table:table-cell>
          <table:table-cell table:style-name="ce4"/>
          <table:table-cell table:style-name="ce317"/>
          <table:table-cell table:number-columns-repeated="16369"/>
        </table:table-row>
        <table:table-row table:style-name="ro22">
          <table:table-cell office:value-type="string" table:style-name="ce34">
            <text:p>Offence not known [Note 6]</text:p>
          </table:table-cell>
          <table:table-cell office:value-type="string" table:style-name="ce220">
            <text:p>Sent for trial at CC [Note 45]</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table:style-name="ce4"/>
          <table:table-cell table:style-name="ce317"/>
          <table:table-cell table:number-columns-repeated="16369"/>
        </table:table-row>
        <table:table-row table:style-name="ro22">
          <table:table-cell office:value-type="string" table:style-name="ce34">
            <text:p>Offence not known [Note 6]</text:p>
          </table:table-cell>
          <table:table-cell office:value-type="string" table:style-name="ce132">
            <text:p>Proceedings terminated early [Note 46]</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1" table:style-name="ce325">
            <text:p><text:s/>1<text:s/></text:p>
          </table:table-cell>
          <table:table-cell office:value-type="float" office:value="3" table:style-name="ce325">
            <text:p><text:s/>3<text:s/></text:p>
          </table:table-cell>
          <table:table-cell office:value-type="float" office:value="1" table:style-name="ce325">
            <text:p><text:s/>1<text:s/></text:p>
          </table:table-cell>
          <table:table-cell table:number-columns-repeated="16371" table:style-name="ce4"/>
        </table:table-row>
        <table:table-row table:style-name="ro62">
          <table:table-cell office:value-type="string" table:style-name="ce34">
            <text:p>Offence not known [Note 6]</text:p>
          </table:table-cell>
          <table:table-cell office:value-type="string" table:style-name="ce220">
            <text:p>Tried at MC:<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18" table:style-name="ce325">
            <text:p><text:s/>18<text:s/></text:p>
          </table:table-cell>
          <table:table-cell table:number-columns-repeated="16371" table:style-name="ce4"/>
        </table:table-row>
        <table:table-row table:style-name="ro22">
          <table:table-cell office:value-type="string" table:style-name="ce34">
            <text:p>Offence not known [Note 6]</text:p>
          </table:table-cell>
          <table:table-cell office:value-type="string" table:style-name="ce132">
            <text:p>Discharged at committal proceedings<text:span text:style-name="T5"><text:s/></text:span>[Note 47]</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1" table:style-name="ce325">
            <text:p><text:s/>1<text:s/></text:p>
          </table:table-cell>
          <table:table-cell table:number-columns-repeated="16371" table:style-name="ce4"/>
        </table:table-row>
        <table:table-row table:style-name="ro22">
          <table:table-cell office:value-type="string" table:style-name="ce34">
            <text:p>Offence not known [Note 6]</text:p>
          </table:table-cell>
          <table:table-cell office:value-type="string" table:style-name="ce132">
            <text:p>Dismissed (found not guilty after summary trial)</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table:style-name="ce317"/>
          <table:table-cell table:number-columns-repeated="16370" table:style-name="ce4"/>
        </table:table-row>
        <table:table-row table:style-name="ro22">
          <table:table-cell office:value-type="string" table:style-name="ce34">
            <text:p>Offence not known [Note 6]</text:p>
          </table:table-cell>
          <table:table-cell office:value-type="string" table:style-name="ce220">
            <text:p>Found guilty at MC</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17" table:style-name="ce325">
            <text:p><text:s/>17<text:s/></text:p>
          </table:table-cell>
          <table:table-cell table:number-columns-repeated="16371" table:style-name="ce4"/>
        </table:table-row>
        <table:table-row table:style-name="ro22">
          <table:table-cell office:value-type="string" table:style-name="ce34">
            <text:p>Offence not known [Note 6]</text:p>
          </table:table-cell>
          <table:table-cell office:value-type="string" table:style-name="ce220">
            <text:p>Magistrates' court conviction trial rate [Note 48]<text:s/></text:p>
          </table:table-cell>
          <table:table-cell office:value-type="string" table:style-name="ce325">
            <text:p>*</text:p>
          </table:table-cell>
          <table:table-cell office:value-type="string" table:style-name="ce325">
            <text:p>*</text:p>
          </table:table-cell>
          <table:table-cell office:value-type="string" table:style-name="ce325">
            <text:p>*</text:p>
          </table:table-cell>
          <table:table-cell office:value-type="string" table:style-name="ce325">
            <text:p>*</text:p>
          </table:table-cell>
          <table:table-cell office:value-type="string" table:style-name="ce325">
            <text:p>*</text:p>
          </table:table-cell>
          <table:table-cell office:value-type="string" table:style-name="ce325">
            <text:p>*</text:p>
          </table:table-cell>
          <table:table-cell office:value-type="string" table:style-name="ce325">
            <text:p>*</text:p>
          </table:table-cell>
          <table:table-cell office:value-type="string" table:style-name="ce325">
            <text:p>*</text:p>
          </table:table-cell>
          <table:table-cell office:value-type="string" table:style-name="ce325">
            <text:p>*</text:p>
          </table:table-cell>
          <table:table-cell office:value-type="string" table:style-name="ce325">
            <text:p>*</text:p>
          </table:table-cell>
          <table:table-cell office:value-type="string" table:style-name="ce325">
            <text:p>*</text:p>
          </table:table-cell>
          <table:table-cell table:number-columns-repeated="16371" table:style-name="ce4"/>
        </table:table-row>
        <table:table-row table:style-name="ro11">
          <table:table-cell office:value-type="string" table:style-name="ce34">
            <text:p>Offence not known [Note 6]</text:p>
          </table:table-cell>
          <table:table-cell office:value-type="string" table:style-name="ce220">
            <text:p>For trial at CC [Note 49]</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96" table:style-name="ce325">
            <text:p><text:s/>96<text:s/></text:p>
          </table:table-cell>
          <table:table-cell office:value-type="float" office:value="524" table:style-name="ce325">
            <text:p><text:s/>524<text:s/></text:p>
          </table:table-cell>
          <table:table-cell office:value-type="float" office:value="609" table:style-name="ce325">
            <text:p><text:s/>609<text:s/></text:p>
          </table:table-cell>
          <table:table-cell office:value-type="float" office:value="170" table:style-name="ce325">
            <text:p><text:s/>170<text:s/></text:p>
          </table:table-cell>
          <table:table-cell table:number-columns-repeated="16371" table:style-name="ce4"/>
        </table:table-row>
        <table:table-row table:style-name="ro22">
          <table:table-cell office:value-type="string" table:style-name="ce34">
            <text:p>Offence not known [Note 6]</text:p>
          </table:table-cell>
          <table:table-cell office:value-type="string" table:style-name="ce220">
            <text:p>Not Tried</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1" table:style-name="ce325">
            <text:p><text:s/>1<text:s/></text:p>
          </table:table-cell>
          <table:table-cell office:value-type="float" office:value="4" table:style-name="ce325">
            <text:p><text:s/>4<text:s/></text:p>
          </table:table-cell>
          <table:table-cell office:value-type="float" office:value="10" table:style-name="ce325">
            <text:p><text:s/>10<text:s/></text:p>
          </table:table-cell>
          <table:table-cell office:value-type="float" office:value="6" table:style-name="ce325">
            <text:p><text:s/>6<text:s/></text:p>
          </table:table-cell>
          <table:table-cell table:number-columns-repeated="16371" table:style-name="ce4"/>
        </table:table-row>
        <table:table-row table:style-name="ro22">
          <table:table-cell office:value-type="string" table:style-name="ce34">
            <text:p>Offence not known [Note 6]</text:p>
          </table:table-cell>
          <table:table-cell office:value-type="string" table:style-name="ce220">
            <text:p>Tried at CC</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95" table:style-name="ce325">
            <text:p><text:s/>95<text:s/></text:p>
          </table:table-cell>
          <table:table-cell office:value-type="float" office:value="520" table:style-name="ce325">
            <text:p><text:s/>520<text:s/></text:p>
          </table:table-cell>
          <table:table-cell office:value-type="float" office:value="599" table:style-name="ce325">
            <text:p><text:s/>599<text:s/></text:p>
          </table:table-cell>
          <table:table-cell office:value-type="float" office:value="164" table:style-name="ce325">
            <text:p><text:s/>164<text:s/></text:p>
          </table:table-cell>
          <table:table-cell table:number-columns-repeated="16371" table:style-name="ce4"/>
        </table:table-row>
        <table:table-row table:style-name="ro22">
          <table:table-cell office:value-type="string" table:style-name="ce34">
            <text:p>Offence not known [Note 6]</text:p>
          </table:table-cell>
          <table:table-cell office:value-type="string" table:style-name="ce220">
            <text:p>Acquitted</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2" table:style-name="ce325">
            <text:p><text:s/>2<text:s/></text:p>
          </table:table-cell>
          <table:table-cell office:value-type="float" office:value="84" table:style-name="ce325">
            <text:p><text:s/>84<text:s/></text:p>
          </table:table-cell>
          <table:table-cell office:value-type="float" office:value="45" table:style-name="ce325">
            <text:p><text:s/>45<text:s/></text:p>
          </table:table-cell>
          <table:table-cell office:value-type="float" office:value="13" table:style-name="ce325">
            <text:p><text:s/>13<text:s/></text:p>
          </table:table-cell>
          <table:table-cell table:number-columns-repeated="16371" table:style-name="ce4"/>
        </table:table-row>
        <table:table-row table:style-name="ro22">
          <table:table-cell office:value-type="string" table:style-name="ce34">
            <text:p>Offence not known [Note 6]</text:p>
          </table:table-cell>
          <table:table-cell office:value-type="string" table:style-name="ce220">
            <text:p>Found guilty at CC [Note 11]</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93" table:style-name="ce325">
            <text:p><text:s/>93<text:s/></text:p>
          </table:table-cell>
          <table:table-cell office:value-type="float" office:value="436" table:style-name="ce325">
            <text:p><text:s/>436<text:s/></text:p>
          </table:table-cell>
          <table:table-cell office:value-type="float" office:value="554" table:style-name="ce325">
            <text:p><text:s/>554<text:s/></text:p>
          </table:table-cell>
          <table:table-cell office:value-type="float" office:value="151" table:style-name="ce325">
            <text:p><text:s/>151<text:s/></text:p>
          </table:table-cell>
          <table:table-cell table:number-columns-repeated="16371" table:style-name="ce4"/>
        </table:table-row>
        <table:table-row table:style-name="ro22">
          <table:table-cell office:value-type="string" table:style-name="ce319">
            <text:p>Offence not known [Note 6]</text:p>
          </table:table-cell>
          <table:table-cell office:value-type="string" table:style-name="ce320">
            <text:p>Crown court conviction trial rate [Note 48]</text:p>
          </table:table-cell>
          <table:table-cell office:value-type="float" office:value="0" table:style-name="ce326">
            <text:p><text:s/>-<text:s/></text:p>
          </table:table-cell>
          <table:table-cell office:value-type="float" office:value="0" table:style-name="ce326">
            <text:p><text:s/>-<text:s/></text:p>
          </table:table-cell>
          <table:table-cell office:value-type="float" office:value="0" table:style-name="ce326">
            <text:p><text:s/>-<text:s/></text:p>
          </table:table-cell>
          <table:table-cell office:value-type="float" office:value="0" table:style-name="ce326">
            <text:p><text:s/>-<text:s/></text:p>
          </table:table-cell>
          <table:table-cell office:value-type="float" office:value="0" table:style-name="ce326">
            <text:p><text:s/>-<text:s/></text:p>
          </table:table-cell>
          <table:table-cell office:value-type="float" office:value="0" table:style-name="ce326">
            <text:p><text:s/>-<text:s/></text:p>
          </table:table-cell>
          <table:table-cell office:value-type="float" office:value="0" table:style-name="ce326">
            <text:p><text:s/>-<text:s/></text:p>
          </table:table-cell>
          <table:table-cell office:value-type="float" office:value="0" table:style-name="ce326">
            <text:p><text:s/>-<text:s/></text:p>
          </table:table-cell>
          <table:table-cell office:value-type="float" office:value="0" table:style-name="ce326">
            <text:p><text:s/>-<text:s/></text:p>
          </table:table-cell>
          <table:table-cell office:value-type="float" office:value="0" table:style-name="ce326">
            <text:p><text:s/>-<text:s/></text:p>
          </table:table-cell>
          <table:table-cell office:value-type="float" office:value="0" table:style-name="ce326">
            <text:p><text:s/>-<text:s/></text:p>
          </table:table-cell>
          <table:table-cell table:number-columns-repeated="16371" table:style-name="ce4"/>
        </table:table-row>
        <table:table-row table:style-name="ro22">
          <table:table-cell office:value-type="string" table:style-name="ce34">
            <text:p>Offence not known [Note 6]</text:p>
          </table:table-cell>
          <table:table-cell office:value-type="string" table:style-name="ce322">
            <text:p>All conviction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0" table:style-name="ce325">
            <text:p><text:s/>-<text:s/></text:p>
          </table:table-cell>
          <table:table-cell office:value-type="float" office:value="93" table:style-name="ce325">
            <text:p><text:s/>93<text:s/></text:p>
          </table:table-cell>
          <table:table-cell office:value-type="float" office:value="436" table:style-name="ce325">
            <text:p><text:s/>436<text:s/></text:p>
          </table:table-cell>
          <table:table-cell office:value-type="float" office:value="554" table:style-name="ce325">
            <text:p><text:s/>554<text:s/></text:p>
          </table:table-cell>
          <table:table-cell office:value-type="float" office:value="168" table:style-name="ce325">
            <text:p><text:s/>168<text:s/></text:p>
          </table:table-cell>
          <table:table-cell table:number-columns-repeated="16371" table:style-name="ce4"/>
        </table:table-row>
        <table:table-row table:style-name="ro22">
          <table:table-cell office:value-type="string" table:style-name="ce319">
            <text:p>Offence not known [Note 6]</text:p>
          </table:table-cell>
          <table:table-cell office:value-type="string" table:style-name="ce320">
            <text:p>Conviction Ratio [Note 50]</text:p>
          </table:table-cell>
          <table:table-cell office:value-type="string" table:style-name="ce326">
            <text:p>-</text:p>
          </table:table-cell>
          <table:table-cell office:value-type="string" table:style-name="ce326">
            <text:p>-</text:p>
          </table:table-cell>
          <table:table-cell office:value-type="string" table:style-name="ce326">
            <text:p>-</text:p>
          </table:table-cell>
          <table:table-cell office:value-type="string" table:style-name="ce326">
            <text:p>-</text:p>
          </table:table-cell>
          <table:table-cell office:value-type="string" table:style-name="ce326">
            <text:p>-</text:p>
          </table:table-cell>
          <table:table-cell office:value-type="string" table:style-name="ce326">
            <text:p>-</text:p>
          </table:table-cell>
          <table:table-cell office:value-type="string" table:style-name="ce326">
            <text:p>-</text:p>
          </table:table-cell>
          <table:table-cell office:value-type="string" table:style-name="ce326">
            <text:p>-</text:p>
          </table:table-cell>
          <table:table-cell office:value-type="string" table:style-name="ce326">
            <text:p>-</text:p>
          </table:table-cell>
          <table:table-cell office:value-type="string" table:style-name="ce326">
            <text:p>-</text:p>
          </table:table-cell>
          <table:table-cell office:value-type="string" table:style-name="ce326">
            <text:p>-</text:p>
          </table:table-cell>
          <table:table-cell table:number-columns-repeated="16371" table:style-name="ce4"/>
        </table:table-row>
        <table:table-row table:style-name="ro64">
          <table:table-cell office:value-type="string" table:style-name="ce220">
            <text:p>Source: Ministry of Justice Court Proceedings Database</text:p>
          </table:table-cell>
          <table:table-cell table:number-columns-repeated="12" table:style-name="ce7"/>
          <table:table-cell table:number-columns-repeated="16371" table:style-name="ce4"/>
        </table:table-row>
        <table:table-row table:style-name="ro6">
          <table:table-cell office:value-type="string" table:style-name="ce132">
            <text:p>- = nil</text:p>
          </table:table-cell>
          <table:table-cell table:style-name="ce7"/>
          <table:table-cell table:number-columns-repeated="6" table:style-name="ce132"/>
          <table:table-cell table:number-columns-repeated="4" table:style-name="ce267"/>
          <table:table-cell table:style-name="ce132"/>
          <table:table-cell table:number-columns-repeated="16371" table:style-name="ce4"/>
        </table:table-row>
        <table:table-row table:style-name="ro6">
          <table:table-cell office:value-type="string" table:style-name="ce132">
            <text:p>* = <text:s/>Conviction ratios are suppressed where convictions for not known offences exceed the number of prosecutions for a given period.</text:p>
          </table:table-cell>
          <table:table-cell table:style-name="ce7"/>
          <table:table-cell table:number-columns-repeated="6" table:style-name="ce132"/>
          <table:table-cell table:style-name="ce267"/>
          <table:table-cell table:number-columns-repeated="2" table:style-name="ce132"/>
          <table:table-cell table:style-name="ce267"/>
          <table:table-cell table:number-columns-repeated="6" table:style-name="ce132"/>
          <table:table-cell table:style-name="ce246"/>
          <table:table-cell table:number-columns-repeated="16365"/>
        </table:table-row>
        <table:table-row table:style-name="ro6">
          <table:table-cell table:style-name="ce4"/>
          <table:table-cell table:number-columns-repeated="12" table:style-name="ce7"/>
          <table:table-cell table:number-columns-repeated="5" table:style-name="ce132"/>
          <table:table-cell table:style-name="ce246"/>
          <table:table-cell table:number-columns-repeated="16365"/>
        </table:table-row>
        <table:table-row table:style-name="ro52">
          <table:table-cell table:style-name="ce4"/>
          <table:table-cell table:number-columns-repeated="12" table:style-name="ce228"/>
          <table:table-cell table:number-columns-repeated="16371" table:style-name="ce4"/>
        </table:table-row>
        <table:table-row table:number-rows-repeated="6" table:style-name="ro6">
          <table:table-cell table:style-name="ce4"/>
          <table:table-cell table:number-columns-repeated="12" table:style-name="ce327"/>
          <table:table-cell table:number-columns-repeated="16371" table:style-name="ce4"/>
        </table:table-row>
        <table:table-row table:style-name="ro6">
          <table:table-cell table:style-name="ce4"/>
          <table:table-cell table:number-columns-repeated="12" table:style-name="ce7"/>
          <table:table-cell table:number-columns-repeated="16371" table:style-name="ce4"/>
        </table:table-row>
        <table:table-row table:style-name="ro6">
          <table:table-cell/>
          <table:table-cell table:style-name="ce327"/>
          <table:table-cell table:number-columns-repeated="11" table:style-name="ce7"/>
          <table:table-cell table:number-columns-repeated="16371"/>
        </table:table-row>
        <table:table-row table:style-name="ro6">
          <table:table-cell/>
          <table:table-cell table:number-columns-repeated="12" table:style-name="ce7"/>
          <table:table-cell table:number-columns-repeated="16371"/>
        </table:table-row>
        <table:table-row table:style-name="ro73">
          <table:table-cell/>
          <table:table-cell table:number-columns-repeated="12" table:style-name="ce228"/>
          <table:table-cell table:number-columns-repeated="16371"/>
        </table:table-row>
        <table:table-row table:style-name="ro6">
          <table:table-cell/>
          <table:table-cell table:number-columns-repeated="12" table:style-name="ce327"/>
          <table:table-cell table:number-columns-repeated="16371"/>
        </table:table-row>
        <table:table-row table:style-name="ro74">
          <table:table-cell/>
          <table:table-cell table:number-columns-repeated="12" table:style-name="ce228"/>
          <table:table-cell table:number-columns-repeated="16371"/>
        </table:table-row>
        <table:table-row table:number-rows-repeated="4" table:style-name="ro6">
          <table:table-cell/>
          <table:table-cell table:number-columns-repeated="12" table:style-name="ce327"/>
          <table:table-cell table:number-columns-repeated="16371"/>
        </table:table-row>
        <table:table-row table:number-rows-repeated="2" table:style-name="ro6">
          <table:table-cell/>
          <table:table-cell table:number-columns-repeated="12" table:style-name="ce328"/>
          <table:table-cell table:number-columns-repeated="16371"/>
        </table:table-row>
        <table:table-row table:style-name="ro6">
          <table:table-cell table:number-columns-repeated="16384"/>
        </table:table-row>
        <table:table-row table:style-name="ro75">
          <table:table-cell/>
          <table:table-cell table:number-columns-repeated="12" table:style-name="ce329"/>
          <table:table-cell table:number-columns-repeated="16371"/>
        </table:table-row>
        <table:table-row table:number-rows-repeated="1048451" table:style-name="ro6">
          <table:table-cell table:number-columns-repeated="16384"/>
        </table:table-row>
      </table:table>
      <table:table table:name="Q3_2" table:style-name="ta1">
        <table:table-column table:style-name="co67" table:default-cell-style-name="ce4"/>
        <table:table-column table:style-name="co68" table:default-cell-style-name="ce4"/>
        <table:table-column table:style-name="co16" table:number-columns-repeated="10" table:default-cell-style-name="ce4"/>
        <table:table-column table:style-name="co69" table:default-cell-style-name="ce4"/>
        <table:table-column table:style-name="co6" table:number-columns-repeated="16371" table:default-cell-style-name="ce4"/>
        <table:table-row table:style-name="ro6">
          <table:table-cell office:value-type="string" table:style-name="ce330">
            <text:p>Table Q3.2 - Defendants proceeded against at magistrates' courts by offence group, 12 months ending September 2011 to 12 months ending September 2021, England and Wales [Notes 4, 5]</text:p>
          </table:table-cell>
          <table:table-cell table:number-columns-repeated="11" table:style-name="ce203"/>
          <table:table-cell table:number-columns-repeated="344" table:style-name="ce4"/>
          <table:table-cell table:number-columns-repeated="16028" table:style-name="ce1"/>
        </table:table-row>
        <table:table-row table:style-name="ro6">
          <table:table-cell office:value-type="string" table:style-name="ce331">
            <text:p>This worksheet contains 1 table. Notes can be found on the Notes sheet.</text:p>
          </table:table-cell>
          <table:table-cell table:number-columns-repeated="11" table:style-name="ce203"/>
          <table:table-cell table:number-columns-repeated="344" table:style-name="ce4"/>
          <table:table-cell table:number-columns-repeated="16028" table:style-name="ce1"/>
        </table:table-row>
        <table:table-row table:style-name="ro76">
          <table:table-cell office:value-type="string" table:style-name="ce32">
            <text:p><text:a xlink:href="#Contents.A1">back to contents</text:a></text:p>
          </table:table-cell>
          <table:table-cell table:number-columns-repeated="11" table:style-name="ce332"/>
          <table:table-cell table:number-columns-repeated="344" table:style-name="ce4"/>
          <table:table-cell table:number-columns-repeated="16028" table:style-name="ce1"/>
        </table:table-row>
        <table:table-row table:style-name="ro77">
          <table:table-cell office:value-type="string" table:style-name="ce258">
            <text:p>Offence group</text:p>
          </table:table-cell>
          <table:table-cell office:value-type="string" table:style-name="ce293">
            <text:p>2011<text:s/></text:p>
            <text:p>[Note 30]</text:p>
          </table:table-cell>
          <table:table-cell office:value-type="string" table:style-name="ce293">
            <text:p>2012</text:p>
          </table:table-cell>
          <table:table-cell office:value-type="string" table:style-name="ce293">
            <text:p>2013</text:p>
          </table:table-cell>
          <table:table-cell office:value-type="string" table:style-name="ce293">
            <text:p>2014</text:p>
          </table:table-cell>
          <table:table-cell office:value-type="string" table:style-name="ce293">
            <text:p>2015</text:p>
          </table:table-cell>
          <table:table-cell office:value-type="string" table:style-name="ce293">
            <text:p>2016</text:p>
          </table:table-cell>
          <table:table-cell office:value-type="string" table:style-name="ce293">
            <text:p>2017</text:p>
          </table:table-cell>
          <table:table-cell office:value-type="string" table:style-name="ce293">
            <text:p>2018</text:p>
          </table:table-cell>
          <table:table-cell office:value-type="string" table:style-name="ce208">
            <text:p>2019</text:p>
          </table:table-cell>
          <table:table-cell office:value-type="string" table:style-name="ce208">
            <text:p>2020</text:p>
          </table:table-cell>
          <table:table-cell office:value-type="string" table:style-name="ce208">
            <text:p>2021</text:p>
          </table:table-cell>
          <table:table-cell table:number-columns-repeated="344" table:style-name="ce4"/>
          <table:table-cell table:number-columns-repeated="16028" table:style-name="ce1"/>
        </table:table-row>
        <table:table-row table:style-name="ro38">
          <table:table-cell office:value-type="string" table:style-name="ce250">
            <text:p>Violence against the person</text:p>
          </table:table-cell>
          <table:table-cell office:value-type="float" office:value="46824" table:style-name="ce325">
            <text:p><text:s/>46,824<text:s/></text:p>
          </table:table-cell>
          <table:table-cell office:value-type="float" office:value="38157" table:style-name="ce325">
            <text:p><text:s/>38,157<text:s/></text:p>
          </table:table-cell>
          <table:table-cell office:value-type="float" office:value="36222" table:style-name="ce325">
            <text:p><text:s/>36,222<text:s/></text:p>
          </table:table-cell>
          <table:table-cell office:value-type="float" office:value="39107" table:style-name="ce325">
            <text:p><text:s/>39,107<text:s/></text:p>
          </table:table-cell>
          <table:table-cell office:value-type="float" office:value="39359" table:style-name="ce325">
            <text:p><text:s/>39,359<text:s/></text:p>
          </table:table-cell>
          <table:table-cell office:value-type="float" office:value="39319" table:style-name="ce325">
            <text:p><text:s/>39,319<text:s/></text:p>
          </table:table-cell>
          <table:table-cell office:value-type="float" office:value="39265" table:style-name="ce325">
            <text:p><text:s/>39,265<text:s/></text:p>
          </table:table-cell>
          <table:table-cell office:value-type="float" office:value="36670" table:style-name="ce325">
            <text:p><text:s/>36,670<text:s/></text:p>
          </table:table-cell>
          <table:table-cell office:value-type="float" office:value="44079" table:style-name="ce325">
            <text:p><text:s/>44,079<text:s/></text:p>
          </table:table-cell>
          <table:table-cell office:value-type="float" office:value="44659" table:style-name="ce325">
            <text:p><text:s/>44,659<text:s/></text:p>
          </table:table-cell>
          <table:table-cell office:value-type="float" office:value="51774" table:style-name="ce325">
            <text:p><text:s/>51,774<text:s/></text:p>
          </table:table-cell>
          <table:table-cell table:style-name="ce333"/>
          <table:table-cell table:number-columns-repeated="343" table:style-name="ce4"/>
          <table:table-cell table:number-columns-repeated="16028" table:style-name="ce1"/>
        </table:table-row>
        <table:table-row table:style-name="ro38">
          <table:table-cell office:value-type="string" table:style-name="ce254">
            <text:p>Sexual offences</text:p>
          </table:table-cell>
          <table:table-cell office:value-type="float" office:value="10140" table:style-name="ce325">
            <text:p><text:s/>10,140<text:s/></text:p>
          </table:table-cell>
          <table:table-cell office:value-type="float" office:value="9354" table:style-name="ce325">
            <text:p><text:s/>9,354<text:s/></text:p>
          </table:table-cell>
          <table:table-cell office:value-type="float" office:value="10496" table:style-name="ce325">
            <text:p><text:s/>10,496<text:s/></text:p>
          </table:table-cell>
          <table:table-cell office:value-type="float" office:value="11825" table:style-name="ce325">
            <text:p><text:s/>11,825<text:s/></text:p>
          </table:table-cell>
          <table:table-cell office:value-type="float" office:value="12136" table:style-name="ce325">
            <text:p><text:s/>12,136<text:s/></text:p>
          </table:table-cell>
          <table:table-cell office:value-type="float" office:value="13010" table:style-name="ce325">
            <text:p><text:s/>13,010<text:s/></text:p>
          </table:table-cell>
          <table:table-cell office:value-type="float" office:value="11648" table:style-name="ce325">
            <text:p><text:s/>11,648<text:s/></text:p>
          </table:table-cell>
          <table:table-cell office:value-type="float" office:value="8505" table:style-name="ce325">
            <text:p><text:s/>8,505<text:s/></text:p>
          </table:table-cell>
          <table:table-cell office:value-type="float" office:value="7504" table:style-name="ce325">
            <text:p><text:s/>7,504<text:s/></text:p>
          </table:table-cell>
          <table:table-cell office:value-type="float" office:value="7688" table:style-name="ce325">
            <text:p><text:s/>7,688<text:s/></text:p>
          </table:table-cell>
          <table:table-cell office:value-type="float" office:value="9017" table:style-name="ce325">
            <text:p><text:s/>9,017<text:s/></text:p>
          </table:table-cell>
          <table:table-cell table:style-name="ce333"/>
          <table:table-cell table:number-columns-repeated="343" table:style-name="ce4"/>
          <table:table-cell table:number-columns-repeated="16028" table:style-name="ce1"/>
        </table:table-row>
        <table:table-row table:style-name="ro38">
          <table:table-cell office:value-type="string" table:style-name="ce254">
            <text:p>Robbery</text:p>
          </table:table-cell>
          <table:table-cell office:value-type="float" office:value="14479" table:style-name="ce325">
            <text:p><text:s/>14,479<text:s/></text:p>
          </table:table-cell>
          <table:table-cell office:value-type="float" office:value="12888" table:style-name="ce325">
            <text:p><text:s/>12,888<text:s/></text:p>
          </table:table-cell>
          <table:table-cell office:value-type="float" office:value="10951" table:style-name="ce325">
            <text:p><text:s/>10,951<text:s/></text:p>
          </table:table-cell>
          <table:table-cell office:value-type="float" office:value="9722" table:style-name="ce325">
            <text:p><text:s/>9,722<text:s/></text:p>
          </table:table-cell>
          <table:table-cell office:value-type="float" office:value="7376" table:style-name="ce325">
            <text:p><text:s/>7,376<text:s/></text:p>
          </table:table-cell>
          <table:table-cell office:value-type="float" office:value="6385" table:style-name="ce325">
            <text:p><text:s/>6,385<text:s/></text:p>
          </table:table-cell>
          <table:table-cell office:value-type="float" office:value="5986" table:style-name="ce325">
            <text:p><text:s/>5,986<text:s/></text:p>
          </table:table-cell>
          <table:table-cell office:value-type="float" office:value="5694" table:style-name="ce325">
            <text:p><text:s/>5,694<text:s/></text:p>
          </table:table-cell>
          <table:table-cell office:value-type="float" office:value="6043" table:style-name="ce325">
            <text:p><text:s/>6,043<text:s/></text:p>
          </table:table-cell>
          <table:table-cell office:value-type="float" office:value="5929" table:style-name="ce325">
            <text:p><text:s/>5,929<text:s/></text:p>
          </table:table-cell>
          <table:table-cell office:value-type="float" office:value="5235" table:style-name="ce325">
            <text:p><text:s/>5,235<text:s/></text:p>
          </table:table-cell>
          <table:table-cell table:style-name="ce333"/>
          <table:table-cell table:number-columns-repeated="343" table:style-name="ce4"/>
          <table:table-cell table:number-columns-repeated="16028" table:style-name="ce1"/>
        </table:table-row>
        <table:table-row table:style-name="ro38">
          <table:table-cell office:value-type="string" table:style-name="ce254">
            <text:p>Theft Offences</text:p>
          </table:table-cell>
          <table:table-cell office:value-type="float" office:value="160378" table:style-name="ce325">
            <text:p><text:s/>160,378<text:s/></text:p>
          </table:table-cell>
          <table:table-cell office:value-type="float" office:value="149398" table:style-name="ce325">
            <text:p><text:s/>149,398<text:s/></text:p>
          </table:table-cell>
          <table:table-cell office:value-type="float" office:value="141147" table:style-name="ce325">
            <text:p><text:s/>141,147<text:s/></text:p>
          </table:table-cell>
          <table:table-cell office:value-type="float" office:value="138837" table:style-name="ce325">
            <text:p><text:s/>138,837<text:s/></text:p>
          </table:table-cell>
          <table:table-cell office:value-type="float" office:value="123159" table:style-name="ce325">
            <text:p><text:s/>123,159<text:s/></text:p>
          </table:table-cell>
          <table:table-cell office:value-type="float" office:value="104313" table:style-name="ce325">
            <text:p><text:s/>104,313<text:s/></text:p>
          </table:table-cell>
          <table:table-cell office:value-type="float" office:value="92303" table:style-name="ce325">
            <text:p><text:s/>92,303<text:s/></text:p>
          </table:table-cell>
          <table:table-cell office:value-type="float" office:value="78173" table:style-name="ce325">
            <text:p><text:s/>78,173<text:s/></text:p>
          </table:table-cell>
          <table:table-cell office:value-type="float" office:value="68505" table:style-name="ce325">
            <text:p><text:s/>68,505<text:s/></text:p>
          </table:table-cell>
          <table:table-cell office:value-type="float" office:value="47536" table:style-name="ce325">
            <text:p><text:s/>47,536<text:s/></text:p>
          </table:table-cell>
          <table:table-cell office:value-type="float" office:value="42677" table:style-name="ce325">
            <text:p><text:s/>42,677<text:s/></text:p>
          </table:table-cell>
          <table:table-cell table:style-name="ce333"/>
          <table:table-cell table:number-columns-repeated="343" table:style-name="ce4"/>
          <table:table-cell table:number-columns-repeated="16028" table:style-name="ce1"/>
        </table:table-row>
        <table:table-row table:style-name="ro38">
          <table:table-cell office:value-type="string" table:style-name="ce250">
            <text:p>Criminal damage and arson</text:p>
          </table:table-cell>
          <table:table-cell office:value-type="float" office:value="8206" table:style-name="ce325">
            <text:p><text:s/>8,206<text:s/></text:p>
          </table:table-cell>
          <table:table-cell office:value-type="float" office:value="7325" table:style-name="ce325">
            <text:p><text:s/>7,325<text:s/></text:p>
          </table:table-cell>
          <table:table-cell office:value-type="float" office:value="6133" table:style-name="ce325">
            <text:p><text:s/>6,133<text:s/></text:p>
          </table:table-cell>
          <table:table-cell office:value-type="float" office:value="3750" table:style-name="ce325">
            <text:p><text:s/>3,750<text:s/></text:p>
          </table:table-cell>
          <table:table-cell office:value-type="float" office:value="3485" table:style-name="ce325">
            <text:p><text:s/>3,485<text:s/></text:p>
          </table:table-cell>
          <table:table-cell office:value-type="float" office:value="3162" table:style-name="ce325">
            <text:p><text:s/>3,162<text:s/></text:p>
          </table:table-cell>
          <table:table-cell office:value-type="float" office:value="2917" table:style-name="ce325">
            <text:p><text:s/>2,917<text:s/></text:p>
          </table:table-cell>
          <table:table-cell office:value-type="float" office:value="2577" table:style-name="ce325">
            <text:p><text:s/>2,577<text:s/></text:p>
          </table:table-cell>
          <table:table-cell office:value-type="float" office:value="2309" table:style-name="ce325">
            <text:p><text:s/>2,309<text:s/></text:p>
          </table:table-cell>
          <table:table-cell office:value-type="float" office:value="1677" table:style-name="ce325">
            <text:p><text:s/>1,677<text:s/></text:p>
          </table:table-cell>
          <table:table-cell office:value-type="float" office:value="2342" table:style-name="ce325">
            <text:p><text:s/>2,342<text:s/></text:p>
          </table:table-cell>
          <table:table-cell table:style-name="ce333"/>
          <table:table-cell table:number-columns-repeated="343" table:style-name="ce4"/>
          <table:table-cell table:number-columns-repeated="16028" table:style-name="ce1"/>
        </table:table-row>
        <table:table-row table:style-name="ro38">
          <table:table-cell office:value-type="string" table:style-name="ce254">
            <text:p>Drug offences</text:p>
          </table:table-cell>
          <table:table-cell office:value-type="float" office:value="68061" table:style-name="ce325">
            <text:p><text:s/>68,061<text:s/></text:p>
          </table:table-cell>
          <table:table-cell office:value-type="float" office:value="64059" table:style-name="ce325">
            <text:p><text:s/>64,059<text:s/></text:p>
          </table:table-cell>
          <table:table-cell office:value-type="float" office:value="64160" table:style-name="ce325">
            <text:p><text:s/>64,160<text:s/></text:p>
          </table:table-cell>
          <table:table-cell office:value-type="float" office:value="59531" table:style-name="ce325">
            <text:p><text:s/>59,531<text:s/></text:p>
          </table:table-cell>
          <table:table-cell office:value-type="float" office:value="52269" table:style-name="ce325">
            <text:p><text:s/>52,269<text:s/></text:p>
          </table:table-cell>
          <table:table-cell office:value-type="float" office:value="46477" table:style-name="ce325">
            <text:p><text:s/>46,477<text:s/></text:p>
          </table:table-cell>
          <table:table-cell office:value-type="float" office:value="43340" table:style-name="ce325">
            <text:p><text:s/>43,340<text:s/></text:p>
          </table:table-cell>
          <table:table-cell office:value-type="float" office:value="38761" table:style-name="ce325">
            <text:p><text:s/>38,761<text:s/></text:p>
          </table:table-cell>
          <table:table-cell office:value-type="float" office:value="42690" table:style-name="ce325">
            <text:p><text:s/>42,690<text:s/></text:p>
          </table:table-cell>
          <table:table-cell office:value-type="float" office:value="40570" table:style-name="ce325">
            <text:p><text:s/>40,570<text:s/></text:p>
          </table:table-cell>
          <table:table-cell office:value-type="float" office:value="48837" table:style-name="ce325">
            <text:p><text:s/>48,837<text:s/></text:p>
          </table:table-cell>
          <table:table-cell table:style-name="ce333"/>
          <table:table-cell table:number-columns-repeated="343" table:style-name="ce4"/>
          <table:table-cell table:number-columns-repeated="16028" table:style-name="ce1"/>
        </table:table-row>
        <table:table-row table:style-name="ro38">
          <table:table-cell office:value-type="string" table:style-name="ce254">
            <text:p>Possession of weapons</text:p>
          </table:table-cell>
          <table:table-cell office:value-type="float" office:value="16628" table:style-name="ce325">
            <text:p><text:s/>16,628<text:s/></text:p>
          </table:table-cell>
          <table:table-cell office:value-type="float" office:value="14321" table:style-name="ce325">
            <text:p><text:s/>14,321<text:s/></text:p>
          </table:table-cell>
          <table:table-cell office:value-type="float" office:value="13648" table:style-name="ce325">
            <text:p><text:s/>13,648<text:s/></text:p>
          </table:table-cell>
          <table:table-cell office:value-type="float" office:value="13505" table:style-name="ce325">
            <text:p><text:s/>13,505<text:s/></text:p>
          </table:table-cell>
          <table:table-cell office:value-type="float" office:value="13898" table:style-name="ce325">
            <text:p><text:s/>13,898<text:s/></text:p>
          </table:table-cell>
          <table:table-cell office:value-type="float" office:value="14509" table:style-name="ce325">
            <text:p><text:s/>14,509<text:s/></text:p>
          </table:table-cell>
          <table:table-cell office:value-type="float" office:value="15664" table:style-name="ce325">
            <text:p><text:s/>15,664<text:s/></text:p>
          </table:table-cell>
          <table:table-cell office:value-type="float" office:value="15978" table:style-name="ce325">
            <text:p><text:s/>15,978<text:s/></text:p>
          </table:table-cell>
          <table:table-cell office:value-type="float" office:value="16638" table:style-name="ce325">
            <text:p><text:s/>16,638<text:s/></text:p>
          </table:table-cell>
          <table:table-cell office:value-type="float" office:value="13842" table:style-name="ce325">
            <text:p><text:s/>13,842<text:s/></text:p>
          </table:table-cell>
          <table:table-cell office:value-type="float" office:value="16129" table:style-name="ce325">
            <text:p><text:s/>16,129<text:s/></text:p>
          </table:table-cell>
          <table:table-cell table:style-name="ce317"/>
          <table:table-cell table:number-columns-repeated="343" table:style-name="ce4"/>
          <table:table-cell table:number-columns-repeated="16028" table:style-name="ce1"/>
        </table:table-row>
        <table:table-row table:style-name="ro38">
          <table:table-cell office:value-type="string" table:style-name="ce254">
            <text:p>Public order offences</text:p>
          </table:table-cell>
          <table:table-cell office:value-type="float" office:value="19025" table:style-name="ce325">
            <text:p><text:s/>19,025<text:s/></text:p>
          </table:table-cell>
          <table:table-cell office:value-type="float" office:value="16657" table:style-name="ce325">
            <text:p><text:s/>16,657<text:s/></text:p>
          </table:table-cell>
          <table:table-cell office:value-type="float" office:value="16666" table:style-name="ce325">
            <text:p><text:s/>16,666<text:s/></text:p>
          </table:table-cell>
          <table:table-cell office:value-type="float" office:value="17875" table:style-name="ce325">
            <text:p><text:s/>17,875<text:s/></text:p>
          </table:table-cell>
          <table:table-cell office:value-type="float" office:value="17620" table:style-name="ce325">
            <text:p><text:s/>17,620<text:s/></text:p>
          </table:table-cell>
          <table:table-cell office:value-type="float" office:value="17318" table:style-name="ce325">
            <text:p><text:s/>17,318<text:s/></text:p>
          </table:table-cell>
          <table:table-cell office:value-type="float" office:value="18002" table:style-name="ce325">
            <text:p><text:s/>18,002<text:s/></text:p>
          </table:table-cell>
          <table:table-cell office:value-type="float" office:value="17056" table:style-name="ce325">
            <text:p><text:s/>17,056<text:s/></text:p>
          </table:table-cell>
          <table:table-cell office:value-type="float" office:value="17095" table:style-name="ce325">
            <text:p><text:s/>17,095<text:s/></text:p>
          </table:table-cell>
          <table:table-cell office:value-type="float" office:value="14372" table:style-name="ce325">
            <text:p><text:s/>14,372<text:s/></text:p>
          </table:table-cell>
          <table:table-cell office:value-type="float" office:value="16367" table:style-name="ce325">
            <text:p><text:s/>16,367<text:s/></text:p>
          </table:table-cell>
          <table:table-cell table:style-name="ce333"/>
          <table:table-cell table:number-columns-repeated="343" table:style-name="ce4"/>
          <table:table-cell table:number-columns-repeated="16028" table:style-name="ce1"/>
        </table:table-row>
        <table:table-row table:style-name="ro38">
          <table:table-cell office:value-type="string" table:style-name="ce250">
            <text:p>Miscellaneous crimes against society</text:p>
          </table:table-cell>
          <table:table-cell office:value-type="float" office:value="67063" table:style-name="ce325">
            <text:p><text:s/>67,063<text:s/></text:p>
          </table:table-cell>
          <table:table-cell office:value-type="float" office:value="59044" table:style-name="ce325">
            <text:p><text:s/>59,044<text:s/></text:p>
          </table:table-cell>
          <table:table-cell office:value-type="float" office:value="53708" table:style-name="ce325">
            <text:p><text:s/>53,708<text:s/></text:p>
          </table:table-cell>
          <table:table-cell office:value-type="float" office:value="50371" table:style-name="ce325">
            <text:p><text:s/>50,371<text:s/></text:p>
          </table:table-cell>
          <table:table-cell office:value-type="float" office:value="45619" table:style-name="ce325">
            <text:p><text:s/>45,619<text:s/></text:p>
          </table:table-cell>
          <table:table-cell office:value-type="float" office:value="42457" table:style-name="ce325">
            <text:p><text:s/>42,457<text:s/></text:p>
          </table:table-cell>
          <table:table-cell office:value-type="float" office:value="39558" table:style-name="ce325">
            <text:p><text:s/>39,558<text:s/></text:p>
          </table:table-cell>
          <table:table-cell office:value-type="float" office:value="32353" table:style-name="ce325">
            <text:p><text:s/>32,353<text:s/></text:p>
          </table:table-cell>
          <table:table-cell office:value-type="float" office:value="30400" table:style-name="ce325">
            <text:p><text:s/>30,400<text:s/></text:p>
          </table:table-cell>
          <table:table-cell office:value-type="float" office:value="22741" table:style-name="ce325">
            <text:p><text:s/>22,741<text:s/></text:p>
          </table:table-cell>
          <table:table-cell office:value-type="float" office:value="26500" table:style-name="ce325">
            <text:p><text:s/>26,500<text:s/></text:p>
          </table:table-cell>
          <table:table-cell table:style-name="ce333"/>
          <table:table-cell table:number-columns-repeated="343" table:style-name="ce4"/>
          <table:table-cell table:number-columns-repeated="16028" table:style-name="ce1"/>
        </table:table-row>
        <table:table-row table:style-name="ro38">
          <table:table-cell office:value-type="string" table:style-name="ce263">
            <text:p>Fraud offences</text:p>
          </table:table-cell>
          <table:table-cell office:value-type="float" office:value="19038" table:style-name="ce325">
            <text:p><text:s/>19,038<text:s/></text:p>
          </table:table-cell>
          <table:table-cell office:value-type="float" office:value="16369" table:style-name="ce325">
            <text:p><text:s/>16,369<text:s/></text:p>
          </table:table-cell>
          <table:table-cell office:value-type="float" office:value="16130" table:style-name="ce325">
            <text:p><text:s/>16,130<text:s/></text:p>
          </table:table-cell>
          <table:table-cell office:value-type="float" office:value="17423" table:style-name="ce325">
            <text:p><text:s/>17,423<text:s/></text:p>
          </table:table-cell>
          <table:table-cell office:value-type="float" office:value="16042" table:style-name="ce325">
            <text:p><text:s/>16,042<text:s/></text:p>
          </table:table-cell>
          <table:table-cell office:value-type="float" office:value="12772" table:style-name="ce325">
            <text:p><text:s/>12,772<text:s/></text:p>
          </table:table-cell>
          <table:table-cell office:value-type="float" office:value="12043" table:style-name="ce325">
            <text:p><text:s/>12,043<text:s/></text:p>
          </table:table-cell>
          <table:table-cell office:value-type="float" office:value="10130" table:style-name="ce325">
            <text:p><text:s/>10,130<text:s/></text:p>
          </table:table-cell>
          <table:table-cell office:value-type="float" office:value="8070" table:style-name="ce325">
            <text:p><text:s/>8,070<text:s/></text:p>
          </table:table-cell>
          <table:table-cell office:value-type="float" office:value="5188" table:style-name="ce325">
            <text:p><text:s/>5,188<text:s/></text:p>
          </table:table-cell>
          <table:table-cell office:value-type="float" office:value="5219" table:style-name="ce325">
            <text:p><text:s/>5,219<text:s/></text:p>
          </table:table-cell>
          <table:table-cell table:style-name="ce333"/>
          <table:table-cell table:number-columns-repeated="343" table:style-name="ce4"/>
          <table:table-cell table:number-columns-repeated="16028" table:style-name="ce1"/>
        </table:table-row>
        <table:table-row table:style-name="ro38">
          <table:table-cell office:value-type="string" table:style-name="ce258">
            <text:p>Total indictable defendants</text:p>
          </table:table-cell>
          <table:table-cell office:value-type="float" office:value="429842" table:style-name="ce334">
            <text:p><text:s/>429,842<text:s/></text:p>
          </table:table-cell>
          <table:table-cell office:value-type="float" office:value="387572" table:style-name="ce334">
            <text:p><text:s/>387,572<text:s/></text:p>
          </table:table-cell>
          <table:table-cell office:value-type="float" office:value="369261" table:style-name="ce334">
            <text:p><text:s/>369,261<text:s/></text:p>
          </table:table-cell>
          <table:table-cell office:value-type="float" office:value="361946" table:style-name="ce334">
            <text:p><text:s/>361,946<text:s/></text:p>
          </table:table-cell>
          <table:table-cell office:value-type="float" office:value="330963" table:style-name="ce334">
            <text:p><text:s/>330,963<text:s/></text:p>
          </table:table-cell>
          <table:table-cell office:value-type="float" office:value="299722" table:style-name="ce334">
            <text:p><text:s/>299,722<text:s/></text:p>
          </table:table-cell>
          <table:table-cell office:value-type="float" office:value="280726" table:style-name="ce334">
            <text:p><text:s/>280,726<text:s/></text:p>
          </table:table-cell>
          <table:table-cell office:value-type="float" office:value="245897" table:style-name="ce334">
            <text:p><text:s/>245,897<text:s/></text:p>
          </table:table-cell>
          <table:table-cell office:value-type="float" office:value="243333" table:style-name="ce334">
            <text:p><text:s/>243,333<text:s/></text:p>
          </table:table-cell>
          <table:table-cell office:value-type="float" office:value="204202" table:style-name="ce334">
            <text:p><text:s/>204,202<text:s/></text:p>
          </table:table-cell>
          <table:table-cell office:value-type="float" office:value="224097" table:style-name="ce334">
            <text:p><text:s/>224,097<text:s/></text:p>
          </table:table-cell>
          <table:table-cell table:style-name="ce335"/>
          <table:table-cell table:number-columns-repeated="16371" table:style-name="ce336"/>
        </table:table-row>
        <table:table-row table:style-name="ro38">
          <table:table-cell office:value-type="string" table:style-name="ce250">
            <text:p>Summary non-motoring</text:p>
          </table:table-cell>
          <table:table-cell office:value-type="float" office:value="605171" table:style-name="ce325">
            <text:p><text:s/>605,171<text:s/></text:p>
          </table:table-cell>
          <table:table-cell office:value-type="float" office:value="586321" table:style-name="ce325">
            <text:p><text:s/>586,321<text:s/></text:p>
          </table:table-cell>
          <table:table-cell office:value-type="float" office:value="556487" table:style-name="ce325">
            <text:p><text:s/>556,487<text:s/></text:p>
          </table:table-cell>
          <table:table-cell office:value-type="float" office:value="554524" table:style-name="ce325">
            <text:p><text:s/>554,524<text:s/></text:p>
          </table:table-cell>
          <table:table-cell office:value-type="float" office:value="589931" table:style-name="ce325">
            <text:p><text:s/>589,931<text:s/></text:p>
          </table:table-cell>
          <table:table-cell office:value-type="float" office:value="600087" table:style-name="ce325">
            <text:p><text:s/>600,087<text:s/></text:p>
          </table:table-cell>
          <table:table-cell office:value-type="float" office:value="556507" table:style-name="ce325">
            <text:p><text:s/>556,507<text:s/></text:p>
          </table:table-cell>
          <table:table-cell office:value-type="float" office:value="548738" table:style-name="ce325">
            <text:p><text:s/>548,738<text:s/></text:p>
          </table:table-cell>
          <table:table-cell office:value-type="float" office:value="531677" table:style-name="ce325">
            <text:p><text:s/>531,677<text:s/></text:p>
          </table:table-cell>
          <table:table-cell office:value-type="float" office:value="328399" table:style-name="ce325">
            <text:p><text:s/>328,399<text:s/></text:p>
          </table:table-cell>
          <table:table-cell office:value-type="float" office:value="312852" table:style-name="ce325">
            <text:p><text:s/>312,852<text:s/></text:p>
          </table:table-cell>
          <table:table-cell table:style-name="ce333"/>
          <table:table-cell table:number-columns-repeated="343" table:style-name="ce4"/>
          <table:table-cell table:number-columns-repeated="16028" table:style-name="ce1"/>
        </table:table-row>
        <table:table-row table:style-name="ro38">
          <table:table-cell office:value-type="string" table:style-name="ce263">
            <text:p>Summary motoring</text:p>
          </table:table-cell>
          <table:table-cell office:value-type="float" office:value="562191" table:style-name="ce326">
            <text:p><text:s/>562,191<text:s/></text:p>
          </table:table-cell>
          <table:table-cell office:value-type="float" office:value="519593" table:style-name="ce326">
            <text:p><text:s/>519,593<text:s/></text:p>
          </table:table-cell>
          <table:table-cell office:value-type="float" office:value="534680" table:style-name="ce326">
            <text:p><text:s/>534,680<text:s/></text:p>
          </table:table-cell>
          <table:table-cell office:value-type="float" office:value="537681" table:style-name="ce326">
            <text:p><text:s/>537,681<text:s/></text:p>
          </table:table-cell>
          <table:table-cell office:value-type="float" office:value="570889" table:style-name="ce326">
            <text:p><text:s/>570,889<text:s/></text:p>
          </table:table-cell>
          <table:table-cell office:value-type="float" office:value="580411" table:style-name="ce326">
            <text:p><text:s/>580,411<text:s/></text:p>
          </table:table-cell>
          <table:table-cell office:value-type="float" office:value="587618" table:style-name="ce326">
            <text:p><text:s/>587,618<text:s/></text:p>
          </table:table-cell>
          <table:table-cell office:value-type="float" office:value="586567" table:style-name="ce326">
            <text:p><text:s/>586,567<text:s/></text:p>
          </table:table-cell>
          <table:table-cell office:value-type="float" office:value="599712" table:style-name="ce326">
            <text:p><text:s/>599,712<text:s/></text:p>
          </table:table-cell>
          <table:table-cell office:value-type="float" office:value="492663" table:style-name="ce326">
            <text:p><text:s/>492,663<text:s/></text:p>
          </table:table-cell>
          <table:table-cell office:value-type="float" office:value="567574" table:style-name="ce326">
            <text:p><text:s/>567,574<text:s/></text:p>
          </table:table-cell>
          <table:table-cell table:style-name="ce333"/>
          <table:table-cell table:number-columns-repeated="343" table:style-name="ce4"/>
          <table:table-cell table:number-columns-repeated="16028" table:style-name="ce1"/>
        </table:table-row>
        <table:table-row table:style-name="ro38">
          <table:table-cell office:value-type="string" table:style-name="ce266">
            <text:p>Total summary defendants</text:p>
          </table:table-cell>
          <table:table-cell office:value-type="float" office:value="1167362" table:style-name="ce337">
            <text:p><text:s/>1,167,362<text:s/></text:p>
          </table:table-cell>
          <table:table-cell office:value-type="float" office:value="1105914" table:style-name="ce337">
            <text:p><text:s/>1,105,914<text:s/></text:p>
          </table:table-cell>
          <table:table-cell office:value-type="float" office:value="1091167" table:style-name="ce337">
            <text:p><text:s/>1,091,167<text:s/></text:p>
          </table:table-cell>
          <table:table-cell office:value-type="float" office:value="1092205" table:style-name="ce337">
            <text:p><text:s/>1,092,205<text:s/></text:p>
          </table:table-cell>
          <table:table-cell office:value-type="float" office:value="1160820" table:style-name="ce337">
            <text:p><text:s/>1,160,820<text:s/></text:p>
          </table:table-cell>
          <table:table-cell office:value-type="float" office:value="1180498" table:style-name="ce337">
            <text:p><text:s/>1,180,498<text:s/></text:p>
          </table:table-cell>
          <table:table-cell office:value-type="float" office:value="1144125" table:style-name="ce337">
            <text:p><text:s/>1,144,125<text:s/></text:p>
          </table:table-cell>
          <table:table-cell office:value-type="float" office:value="1135305" table:style-name="ce337">
            <text:p><text:s/>1,135,305<text:s/></text:p>
          </table:table-cell>
          <table:table-cell office:value-type="float" office:value="1131389" table:style-name="ce337">
            <text:p><text:s/>1,131,389<text:s/></text:p>
          </table:table-cell>
          <table:table-cell office:value-type="float" office:value="821062" table:style-name="ce337">
            <text:p><text:s/>821,062<text:s/></text:p>
          </table:table-cell>
          <table:table-cell office:value-type="float" office:value="880426" table:style-name="ce337">
            <text:p><text:s/>880,426<text:s/></text:p>
          </table:table-cell>
          <table:table-cell table:style-name="ce335"/>
          <table:table-cell table:number-columns-repeated="16371" table:style-name="ce336"/>
        </table:table-row>
        <table:table-row table:style-name="ro2">
          <table:table-cell office:value-type="string" table:style-name="ce338">
            <text:p>Offence not known<text:span text:style-name="T5"><text:s/></text:span>[Note 6]</text:p>
          </table:table-cell>
          <table:table-cell office:value-type="string" table:style-name="ce339">
            <text:p>:</text:p>
          </table:table-cell>
          <table:table-cell office:value-type="string" table:style-name="ce339">
            <text:p>:</text:p>
          </table:table-cell>
          <table:table-cell office:value-type="string" table:style-name="ce339">
            <text:p>:</text:p>
          </table:table-cell>
          <table:table-cell office:value-type="string" table:style-name="ce339">
            <text:p>:</text:p>
          </table:table-cell>
          <table:table-cell office:value-type="string" table:style-name="ce339">
            <text:p>:</text:p>
          </table:table-cell>
          <table:table-cell office:value-type="string" table:style-name="ce339">
            <text:p>:</text:p>
          </table:table-cell>
          <table:table-cell office:value-type="string" table:style-name="ce339">
            <text:p>:</text:p>
          </table:table-cell>
          <table:table-cell office:value-type="string" table:style-name="ce339">
            <text:p>:</text:p>
          </table:table-cell>
          <table:table-cell office:value-type="float" office:value="1" table:style-name="ce339">
            <text:p><text:s/>1<text:s/></text:p>
          </table:table-cell>
          <table:table-cell office:value-type="float" office:value="3" table:style-name="ce339">
            <text:p><text:s/>3<text:s/></text:p>
          </table:table-cell>
          <table:table-cell office:value-type="float" office:value="20" table:style-name="ce339">
            <text:p><text:s/>20<text:s/></text:p>
          </table:table-cell>
          <table:table-cell table:style-name="ce335"/>
          <table:table-cell table:number-columns-repeated="16371" table:style-name="ce336"/>
        </table:table-row>
        <table:table-row table:style-name="ro33">
          <table:table-cell office:value-type="string" table:style-name="ce266">
            <text:p>Total defendants</text:p>
          </table:table-cell>
          <table:table-cell office:value-type="float" office:value="1597204" table:style-name="ce340">
            <text:p><text:s/>1,597,204<text:s/></text:p>
          </table:table-cell>
          <table:table-cell office:value-type="float" office:value="1493486" table:style-name="ce340">
            <text:p><text:s/>1,493,486<text:s/></text:p>
          </table:table-cell>
          <table:table-cell office:value-type="float" office:value="1460428" table:style-name="ce340">
            <text:p><text:s/>1,460,428<text:s/></text:p>
          </table:table-cell>
          <table:table-cell office:value-type="float" office:value="1454151" table:style-name="ce340">
            <text:p><text:s/>1,454,151<text:s/></text:p>
          </table:table-cell>
          <table:table-cell office:value-type="float" office:value="1491783" table:style-name="ce340">
            <text:p><text:s/>1,491,783<text:s/></text:p>
          </table:table-cell>
          <table:table-cell office:value-type="float" office:value="1480220" table:style-name="ce340">
            <text:p><text:s/>1,480,220<text:s/></text:p>
          </table:table-cell>
          <table:table-cell office:value-type="float" office:value="1424851" table:style-name="ce340">
            <text:p><text:s/>1,424,851<text:s/></text:p>
          </table:table-cell>
          <table:table-cell office:value-type="float" office:value="1381202" table:style-name="ce340">
            <text:p><text:s/>1,381,202<text:s/></text:p>
          </table:table-cell>
          <table:table-cell office:value-type="float" office:value="1374723" table:style-name="ce340">
            <text:p><text:s/>1,374,723<text:s/></text:p>
          </table:table-cell>
          <table:table-cell office:value-type="float" office:value="1025267" table:style-name="ce340">
            <text:p><text:s/>1,025,267<text:s/></text:p>
          </table:table-cell>
          <table:table-cell office:value-type="float" office:value="1104543" table:style-name="ce340">
            <text:p><text:s/>1,104,543<text:s/></text:p>
          </table:table-cell>
          <table:table-cell table:style-name="ce317"/>
          <table:table-cell table:number-columns-repeated="343" table:style-name="ce4"/>
          <table:table-cell table:number-columns-repeated="16028" table:style-name="ce1"/>
        </table:table-row>
        <table:table-row table:style-name="ro66">
          <table:table-cell office:value-type="string" table:style-name="ce220">
            <text:p>Source: Ministry of Justice Court Proceedings Database</text:p>
          </table:table-cell>
          <table:table-cell table:style-name="ce557"/>
          <table:table-cell table:style-name="ce557"/>
          <table:table-cell table:style-name="ce557"/>
          <table:table-cell table:style-name="ce557"/>
          <table:table-cell table:style-name="ce557"/>
          <table:table-cell table:style-name="ce557"/>
          <table:table-cell table:style-name="ce557"/>
          <table:table-cell table:style-name="ce557"/>
          <table:table-cell table:style-name="ce557"/>
          <table:table-cell table:style-name="ce557"/>
          <table:table-cell table:style-name="ce557"/>
          <table:table-cell table:number-columns-repeated="344" table:style-name="ce4"/>
          <table:table-cell table:number-columns-repeated="16028" table:style-name="ce1"/>
        </table:table-row>
        <table:table-row table:style-name="ro6">
          <table:table-cell office:value-type="string" table:style-name="ce132">
            <text:p>- = nil</text:p>
          </table:table-cell>
          <table:table-cell table:style-name="ce557"/>
          <table:table-cell table:style-name="ce557"/>
          <table:table-cell table:style-name="ce557"/>
          <table:table-cell table:style-name="ce557"/>
          <table:table-cell table:style-name="ce557"/>
          <table:table-cell table:style-name="ce557"/>
          <table:table-cell table:style-name="ce557"/>
          <table:table-cell table:style-name="ce557"/>
          <table:table-cell table:style-name="ce557"/>
          <table:table-cell table:style-name="ce557"/>
          <table:table-cell table:style-name="ce557"/>
          <table:table-cell table:number-columns-repeated="344" table:style-name="ce4"/>
          <table:table-cell table:number-columns-repeated="16028" table:style-name="ce1"/>
        </table:table-row>
        <table:table-row table:style-name="ro6">
          <table:table-cell office:value-type="string" table:style-name="ce132">
            <text:p>: = Not available</text:p>
          </table:table-cell>
          <table:table-cell table:number-columns-repeated="16383" table:style-name="ce27"/>
        </table:table-row>
        <table:table-row table:style-name="ro6">
          <table:table-cell table:number-columns-repeated="16384" table:style-name="ce27"/>
        </table:table-row>
        <table:table-row table:style-name="ro78">
          <table:table-cell table:number-columns-spanned="12" table:number-rows-spanned="1" table:style-name="ce176"/>
          <table:covered-table-cell table:number-columns-repeated="11"/>
          <table:table-cell table:number-columns-repeated="16372" table:style-name="ce27"/>
        </table:table-row>
        <table:table-row table:style-name="ro6">
          <table:table-cell table:number-columns-repeated="12" table:style-name="ce342"/>
          <table:table-cell table:number-columns-repeated="16372" table:style-name="ce27"/>
        </table:table-row>
        <table:table-row table:number-rows-repeated="2" table:style-name="ro6">
          <table:table-cell table:style-name="ce343"/>
          <table:table-cell table:number-columns-repeated="11" table:style-name="ce344"/>
          <table:table-cell table:number-columns-repeated="16372" table:style-name="ce27"/>
        </table:table-row>
        <table:table-row table:style-name="ro6">
          <table:table-cell table:style-name="ce220"/>
          <table:table-cell table:number-columns-repeated="10" table:style-name="ce343"/>
          <table:table-cell table:style-name="ce220"/>
          <table:table-cell table:number-columns-repeated="16372" table:style-name="ce27"/>
        </table:table-row>
        <table:table-row table:style-name="ro6">
          <table:table-cell table:number-columns-repeated="356" table:style-name="ce4"/>
          <table:table-cell table:number-columns-repeated="16028" table:style-name="ce1"/>
        </table:table-row>
        <table:table-row table:style-name="ro75">
          <table:table-cell table:number-columns-spanned="11" table:number-rows-spanned="1" table:style-name="ce176"/>
          <table:covered-table-cell table:number-columns-repeated="10"/>
          <table:table-cell table:number-columns-repeated="345" table:style-name="ce4"/>
          <table:table-cell table:number-columns-repeated="16028" table:style-name="ce1"/>
        </table:table-row>
        <table:table-row table:number-rows-repeated="1048545" table:style-name="ro7">
          <table:table-cell table:number-columns-repeated="16384"/>
        </table:table-row>
      </table:table>
      <table:table table:name="Q3_3" table:style-name="ta1">
        <table:table-column table:style-name="co67" table:default-cell-style-name="ce4"/>
        <table:table-column table:style-name="co70" table:number-columns-repeated="11" table:default-cell-style-name="ce4"/>
        <table:table-column table:style-name="co69" table:default-cell-style-name="ce4"/>
        <table:table-column table:style-name="co6" table:number-columns-repeated="16371" table:default-cell-style-name="ce4"/>
        <table:table-row table:style-name="ro7">
          <table:table-cell office:value-type="string" table:style-name="ce345">
            <text:p>Table Q3.3 <text:s/>- <text:s/>Offenders found guilty at all courts by offence group, 12 months ending September 2011 to 12 months ending September 2021, England and Wales [4, 5]</text:p>
          </table:table-cell>
          <table:table-cell table:number-columns-repeated="11" table:style-name="ce346"/>
          <table:table-cell table:number-columns-repeated="16372" table:style-name="ce4"/>
        </table:table-row>
        <table:table-row table:style-name="ro7">
          <table:table-cell office:value-type="string" table:style-name="ce347">
            <text:p>This worksheet contains 1 table. Notes can be found on the Notes sheet.</text:p>
          </table:table-cell>
          <table:table-cell table:number-columns-repeated="11" table:style-name="ce346"/>
          <table:table-cell table:number-columns-repeated="16372" table:style-name="ce4"/>
        </table:table-row>
        <table:table-row table:style-name="ro6">
          <table:table-cell office:value-type="string" table:style-name="ce32">
            <text:p><text:a xlink:href="#Contents.A1">back to contents</text:a></text:p>
          </table:table-cell>
          <table:table-cell table:number-columns-repeated="11" table:style-name="ce346"/>
          <table:table-cell table:number-columns-repeated="16372" table:style-name="ce4"/>
        </table:table-row>
        <table:table-row table:style-name="ro11">
          <table:table-cell office:value-type="string" table:style-name="ce348">
            <text:p>Offence group</text:p>
          </table:table-cell>
          <table:table-cell office:value-type="string" table:style-name="ce293">
            <text:p>2011 <text:s/>[Note 30]</text:p>
          </table:table-cell>
          <table:table-cell office:value-type="string" table:style-name="ce293">
            <text:p>2012</text:p>
          </table:table-cell>
          <table:table-cell office:value-type="string" table:style-name="ce293">
            <text:p>2013</text:p>
          </table:table-cell>
          <table:table-cell office:value-type="string" table:style-name="ce293">
            <text:p>2014</text:p>
          </table:table-cell>
          <table:table-cell office:value-type="string" table:style-name="ce293">
            <text:p>2015</text:p>
          </table:table-cell>
          <table:table-cell office:value-type="string" table:style-name="ce293">
            <text:p>2016</text:p>
          </table:table-cell>
          <table:table-cell office:value-type="string" table:style-name="ce293">
            <text:p>2017</text:p>
          </table:table-cell>
          <table:table-cell office:value-type="string" table:style-name="ce293">
            <text:p>2018</text:p>
          </table:table-cell>
          <table:table-cell office:value-type="string" table:style-name="ce293">
            <text:p>2019</text:p>
          </table:table-cell>
          <table:table-cell office:value-type="string" table:style-name="ce293">
            <text:p>2020</text:p>
          </table:table-cell>
          <table:table-cell office:value-type="string" table:style-name="ce293">
            <text:p>2021</text:p>
          </table:table-cell>
          <table:table-cell table:number-columns-repeated="16372" table:style-name="ce4"/>
        </table:table-row>
        <table:table-row table:style-name="ro38">
          <table:table-cell office:value-type="string" table:style-name="ce34">
            <text:p>Violence against the person</text:p>
          </table:table-cell>
          <table:table-cell office:value-type="float" office:value="31782" table:style-name="ce558">
            <text:p>31,782</text:p>
          </table:table-cell>
          <table:table-cell office:value-type="float" office:value="27433" table:style-name="ce562">
            <text:p>27,433</text:p>
          </table:table-cell>
          <table:table-cell office:value-type="float" office:value="24602" table:style-name="ce562">
            <text:p>24,602</text:p>
          </table:table-cell>
          <table:table-cell office:value-type="float" office:value="26284" table:style-name="ce562">
            <text:p>26,284</text:p>
          </table:table-cell>
          <table:table-cell office:value-type="float" office:value="28844" table:style-name="ce562">
            <text:p>28,844</text:p>
          </table:table-cell>
          <table:table-cell office:value-type="float" office:value="29980" table:style-name="ce562">
            <text:p>29,980</text:p>
          </table:table-cell>
          <table:table-cell office:value-type="float" office:value="28751" table:style-name="ce562">
            <text:p>28,751</text:p>
          </table:table-cell>
          <table:table-cell office:value-type="float" office:value="27045" table:style-name="ce562">
            <text:p>27,045</text:p>
          </table:table-cell>
          <table:table-cell office:value-type="float" office:value="32812" table:style-name="ce562">
            <text:p>32,812</text:p>
          </table:table-cell>
          <table:table-cell office:value-type="float" office:value="31841" table:style-name="ce562">
            <text:p>31,841</text:p>
          </table:table-cell>
          <table:table-cell office:value-type="float" office:value="38077" table:style-name="ce558">
            <text:p>38,077</text:p>
          </table:table-cell>
          <table:table-cell table:number-columns-repeated="2" table:style-name="ce317"/>
          <table:table-cell table:style-name="ce4"/>
          <table:table-cell table:style-name="ce317"/>
          <table:table-cell table:style-name="ce4"/>
          <table:table-cell table:number-columns-repeated="2" table:style-name="ce350"/>
          <table:table-cell table:number-columns-repeated="16365"/>
        </table:table-row>
        <table:table-row table:style-name="ro38">
          <table:table-cell office:value-type="string" table:style-name="ce34">
            <text:p>Sexual offences</text:p>
          </table:table-cell>
          <table:table-cell office:value-type="float" office:value="6021" table:style-name="ce558">
            <text:p>6,021</text:p>
          </table:table-cell>
          <table:table-cell office:value-type="float" office:value="5725" table:style-name="ce562">
            <text:p>5,725</text:p>
          </table:table-cell>
          <table:table-cell office:value-type="float" office:value="5684" table:style-name="ce562">
            <text:p>5,684</text:p>
          </table:table-cell>
          <table:table-cell office:value-type="float" office:value="6069" table:style-name="ce562">
            <text:p>6,069</text:p>
          </table:table-cell>
          <table:table-cell office:value-type="float" office:value="6718" table:style-name="ce562">
            <text:p>6,718</text:p>
          </table:table-cell>
          <table:table-cell office:value-type="float" office:value="7382" table:style-name="ce562">
            <text:p>7,382</text:p>
          </table:table-cell>
          <table:table-cell office:value-type="float" office:value="7237" table:style-name="ce562">
            <text:p>7,237</text:p>
          </table:table-cell>
          <table:table-cell office:value-type="float" office:value="6014" table:style-name="ce562">
            <text:p>6,014</text:p>
          </table:table-cell>
          <table:table-cell office:value-type="float" office:value="5007" table:style-name="ce562">
            <text:p>5,007</text:p>
          </table:table-cell>
          <table:table-cell office:value-type="float" office:value="4166" table:style-name="ce562">
            <text:p>4,166</text:p>
          </table:table-cell>
          <table:table-cell office:value-type="float" office:value="5591" table:style-name="ce558">
            <text:p>5,591</text:p>
          </table:table-cell>
          <table:table-cell table:number-columns-repeated="2" table:style-name="ce317"/>
          <table:table-cell table:style-name="ce4"/>
          <table:table-cell table:style-name="ce317"/>
          <table:table-cell table:number-columns-repeated="16368" table:style-name="ce4"/>
        </table:table-row>
        <table:table-row table:style-name="ro38">
          <table:table-cell office:value-type="string" table:style-name="ce34">
            <text:p>Robbery</text:p>
          </table:table-cell>
          <table:table-cell office:value-type="float" office:value="9107" table:style-name="ce558">
            <text:p>9,107</text:p>
          </table:table-cell>
          <table:table-cell office:value-type="float" office:value="8760" table:style-name="ce562">
            <text:p>8,760</text:p>
          </table:table-cell>
          <table:table-cell office:value-type="float" office:value="7151" table:style-name="ce562">
            <text:p>7,151</text:p>
          </table:table-cell>
          <table:table-cell office:value-type="float" office:value="5819" table:style-name="ce562">
            <text:p>5,819</text:p>
          </table:table-cell>
          <table:table-cell office:value-type="float" office:value="4916" table:style-name="ce562">
            <text:p>4,916</text:p>
          </table:table-cell>
          <table:table-cell office:value-type="float" office:value="4297" table:style-name="ce562">
            <text:p>4,297</text:p>
          </table:table-cell>
          <table:table-cell office:value-type="float" office:value="3953" table:style-name="ce562">
            <text:p>3,953</text:p>
          </table:table-cell>
          <table:table-cell office:value-type="float" office:value="3736" table:style-name="ce562">
            <text:p>3,736</text:p>
          </table:table-cell>
          <table:table-cell office:value-type="float" office:value="3851" table:style-name="ce562">
            <text:p>3,851</text:p>
          </table:table-cell>
          <table:table-cell office:value-type="float" office:value="3519" table:style-name="ce562">
            <text:p>3,519</text:p>
          </table:table-cell>
          <table:table-cell office:value-type="float" office:value="3439" table:style-name="ce558">
            <text:p>3,439</text:p>
          </table:table-cell>
          <table:table-cell table:number-columns-repeated="2" table:style-name="ce317"/>
          <table:table-cell table:style-name="ce4"/>
          <table:table-cell table:style-name="ce317"/>
          <table:table-cell table:number-columns-repeated="16368" table:style-name="ce4"/>
        </table:table-row>
        <table:table-row table:style-name="ro38">
          <table:table-cell office:value-type="string" table:style-name="ce34">
            <text:p>Theft Offences</text:p>
          </table:table-cell>
          <table:table-cell office:value-type="float" office:value="140579" table:style-name="ce558">
            <text:p>140,579</text:p>
          </table:table-cell>
          <table:table-cell office:value-type="float" office:value="131512" table:style-name="ce562">
            <text:p>131,512</text:p>
          </table:table-cell>
          <table:table-cell office:value-type="float" office:value="122124" table:style-name="ce562">
            <text:p>122,124</text:p>
          </table:table-cell>
          <table:table-cell office:value-type="float" office:value="119946" table:style-name="ce562">
            <text:p>119,946</text:p>
          </table:table-cell>
          <table:table-cell office:value-type="float" office:value="107409" table:style-name="ce562">
            <text:p>107,409</text:p>
          </table:table-cell>
          <table:table-cell office:value-type="float" office:value="92329" table:style-name="ce562">
            <text:p>92,329</text:p>
          </table:table-cell>
          <table:table-cell office:value-type="float" office:value="81606" table:style-name="ce562">
            <text:p>81,606</text:p>
          </table:table-cell>
          <table:table-cell office:value-type="float" office:value="68687" table:style-name="ce562">
            <text:p>68,687</text:p>
          </table:table-cell>
          <table:table-cell office:value-type="float" office:value="60080" table:style-name="ce562">
            <text:p>60,080</text:p>
          </table:table-cell>
          <table:table-cell office:value-type="float" office:value="40562" table:style-name="ce562">
            <text:p>40,562</text:p>
          </table:table-cell>
          <table:table-cell office:value-type="float" office:value="35652" table:style-name="ce558">
            <text:p>35,652</text:p>
          </table:table-cell>
          <table:table-cell table:number-columns-repeated="2" table:style-name="ce317"/>
          <table:table-cell table:style-name="ce4"/>
          <table:table-cell table:style-name="ce317"/>
          <table:table-cell table:number-columns-repeated="2" table:style-name="ce4"/>
          <table:table-cell table:style-name="ce317"/>
          <table:table-cell table:number-columns-repeated="16365"/>
        </table:table-row>
        <table:table-row table:style-name="ro38">
          <table:table-cell office:value-type="string" table:style-name="ce34">
            <text:p>Criminal damage and arson</text:p>
          </table:table-cell>
          <table:table-cell office:value-type="float" office:value="6619" table:style-name="ce558">
            <text:p>6,619</text:p>
          </table:table-cell>
          <table:table-cell office:value-type="float" office:value="5746" table:style-name="ce562">
            <text:p>5,746</text:p>
          </table:table-cell>
          <table:table-cell office:value-type="float" office:value="4598" table:style-name="ce562">
            <text:p>4,598</text:p>
          </table:table-cell>
          <table:table-cell office:value-type="float" office:value="2651" table:style-name="ce562">
            <text:p>2,651</text:p>
          </table:table-cell>
          <table:table-cell office:value-type="float" office:value="2500" table:style-name="ce562">
            <text:p>2,500</text:p>
          </table:table-cell>
          <table:table-cell office:value-type="float" office:value="2368" table:style-name="ce562">
            <text:p>2,368</text:p>
          </table:table-cell>
          <table:table-cell office:value-type="float" office:value="2131" table:style-name="ce562">
            <text:p>2,131</text:p>
          </table:table-cell>
          <table:table-cell office:value-type="float" office:value="1812" table:style-name="ce562">
            <text:p>1,812</text:p>
          </table:table-cell>
          <table:table-cell office:value-type="float" office:value="1612" table:style-name="ce562">
            <text:p>1,612</text:p>
          </table:table-cell>
          <table:table-cell office:value-type="float" office:value="1361" table:style-name="ce562">
            <text:p>1,361</text:p>
          </table:table-cell>
          <table:table-cell office:value-type="float" office:value="1499" table:style-name="ce558">
            <text:p>1,499</text:p>
          </table:table-cell>
          <table:table-cell table:number-columns-repeated="2" table:style-name="ce317"/>
          <table:table-cell table:style-name="ce4"/>
          <table:table-cell table:style-name="ce317"/>
          <table:table-cell table:number-columns-repeated="16368" table:style-name="ce4"/>
        </table:table-row>
        <table:table-row table:style-name="ro38">
          <table:table-cell office:value-type="string" table:style-name="ce34">
            <text:p>Drug offences</text:p>
          </table:table-cell>
          <table:table-cell office:value-type="float" office:value="62260" table:style-name="ce558">
            <text:p>62,260</text:p>
          </table:table-cell>
          <table:table-cell office:value-type="float" office:value="58756" table:style-name="ce562">
            <text:p>58,756</text:p>
          </table:table-cell>
          <table:table-cell office:value-type="float" office:value="57335" table:style-name="ce562">
            <text:p>57,335</text:p>
          </table:table-cell>
          <table:table-cell office:value-type="float" office:value="53327" table:style-name="ce562">
            <text:p>53,327</text:p>
          </table:table-cell>
          <table:table-cell office:value-type="float" office:value="47717" table:style-name="ce562">
            <text:p>47,717</text:p>
          </table:table-cell>
          <table:table-cell office:value-type="float" office:value="43855" table:style-name="ce562">
            <text:p>43,855</text:p>
          </table:table-cell>
          <table:table-cell office:value-type="float" office:value="39338" table:style-name="ce562">
            <text:p>39,338</text:p>
          </table:table-cell>
          <table:table-cell office:value-type="float" office:value="34903" table:style-name="ce562">
            <text:p>34,903</text:p>
          </table:table-cell>
          <table:table-cell office:value-type="float" office:value="38214" table:style-name="ce562">
            <text:p>38,214</text:p>
          </table:table-cell>
          <table:table-cell office:value-type="float" office:value="34218" table:style-name="ce562">
            <text:p>34,218</text:p>
          </table:table-cell>
          <table:table-cell office:value-type="float" office:value="42882" table:style-name="ce558">
            <text:p>42,882</text:p>
          </table:table-cell>
          <table:table-cell table:number-columns-repeated="2" table:style-name="ce317"/>
          <table:table-cell table:style-name="ce4"/>
          <table:table-cell table:style-name="ce317"/>
          <table:table-cell table:number-columns-repeated="2" table:style-name="ce4"/>
          <table:table-cell table:style-name="ce317"/>
          <table:table-cell table:number-columns-repeated="16365"/>
        </table:table-row>
        <table:table-row table:style-name="ro38">
          <table:table-cell office:value-type="string" table:style-name="ce34">
            <text:p>Possession of weapons</text:p>
          </table:table-cell>
          <table:table-cell office:value-type="float" office:value="12632" table:style-name="ce558">
            <text:p>12,632</text:p>
          </table:table-cell>
          <table:table-cell office:value-type="float" office:value="10796" table:style-name="ce562">
            <text:p>10,796</text:p>
          </table:table-cell>
          <table:table-cell office:value-type="float" office:value="9997" table:style-name="ce562">
            <text:p>9,997</text:p>
          </table:table-cell>
          <table:table-cell office:value-type="float" office:value="10000" table:style-name="ce562">
            <text:p>10,000</text:p>
          </table:table-cell>
          <table:table-cell office:value-type="float" office:value="10621" table:style-name="ce562">
            <text:p>10,621</text:p>
          </table:table-cell>
          <table:table-cell office:value-type="float" office:value="11855" table:style-name="ce562">
            <text:p>11,855</text:p>
          </table:table-cell>
          <table:table-cell office:value-type="float" office:value="12626" table:style-name="ce562">
            <text:p>12,626</text:p>
          </table:table-cell>
          <table:table-cell office:value-type="float" office:value="13160" table:style-name="ce562">
            <text:p>13,160</text:p>
          </table:table-cell>
          <table:table-cell office:value-type="float" office:value="14029" table:style-name="ce562">
            <text:p>14,029</text:p>
          </table:table-cell>
          <table:table-cell office:value-type="float" office:value="11619" table:style-name="ce562">
            <text:p>11,619</text:p>
          </table:table-cell>
          <table:table-cell office:value-type="float" office:value="13903" table:style-name="ce558">
            <text:p>13,903</text:p>
          </table:table-cell>
          <table:table-cell table:number-columns-repeated="2" table:style-name="ce317"/>
          <table:table-cell table:style-name="ce4"/>
          <table:table-cell table:style-name="ce317"/>
          <table:table-cell table:number-columns-repeated="16368" table:style-name="ce4"/>
        </table:table-row>
        <table:table-row table:style-name="ro38">
          <table:table-cell office:value-type="string" table:style-name="ce34">
            <text:p>Public order offences</text:p>
          </table:table-cell>
          <table:table-cell office:value-type="float" office:value="18442" table:style-name="ce558">
            <text:p>18,442</text:p>
          </table:table-cell>
          <table:table-cell office:value-type="float" office:value="16598" table:style-name="ce562">
            <text:p>16,598</text:p>
          </table:table-cell>
          <table:table-cell office:value-type="float" office:value="15635" table:style-name="ce562">
            <text:p>15,635</text:p>
          </table:table-cell>
          <table:table-cell office:value-type="float" office:value="17410" table:style-name="ce562">
            <text:p>17,410</text:p>
          </table:table-cell>
          <table:table-cell office:value-type="float" office:value="17238" table:style-name="ce562">
            <text:p>17,238</text:p>
          </table:table-cell>
          <table:table-cell office:value-type="float" office:value="16890" table:style-name="ce562">
            <text:p>16,890</text:p>
          </table:table-cell>
          <table:table-cell office:value-type="float" office:value="17077" table:style-name="ce562">
            <text:p>17,077</text:p>
          </table:table-cell>
          <table:table-cell office:value-type="float" office:value="16070" table:style-name="ce562">
            <text:p>16,070</text:p>
          </table:table-cell>
          <table:table-cell office:value-type="float" office:value="16062" table:style-name="ce562">
            <text:p>16,062</text:p>
          </table:table-cell>
          <table:table-cell office:value-type="float" office:value="13490" table:style-name="ce562">
            <text:p>13,490</text:p>
          </table:table-cell>
          <table:table-cell office:value-type="float" office:value="15263" table:style-name="ce558">
            <text:p>15,263</text:p>
          </table:table-cell>
          <table:table-cell table:number-columns-repeated="2" table:style-name="ce317"/>
          <table:table-cell table:style-name="ce4"/>
          <table:table-cell table:style-name="ce317"/>
          <table:table-cell table:number-columns-repeated="16368" table:style-name="ce4"/>
        </table:table-row>
        <table:table-row table:style-name="ro38">
          <table:table-cell office:value-type="string" table:style-name="ce34">
            <text:p>Miscellaneous crimes against society</text:p>
          </table:table-cell>
          <table:table-cell office:value-type="float" office:value="45102" table:style-name="ce558">
            <text:p>45,102</text:p>
          </table:table-cell>
          <table:table-cell office:value-type="float" office:value="40204" table:style-name="ce562">
            <text:p>40,204</text:p>
          </table:table-cell>
          <table:table-cell office:value-type="float" office:value="35729" table:style-name="ce562">
            <text:p>35,729</text:p>
          </table:table-cell>
          <table:table-cell office:value-type="float" office:value="33509" table:style-name="ce562">
            <text:p>33,509</text:p>
          </table:table-cell>
          <table:table-cell office:value-type="float" office:value="31598" table:style-name="ce562">
            <text:p>31,598</text:p>
          </table:table-cell>
          <table:table-cell office:value-type="float" office:value="32016" table:style-name="ce562">
            <text:p>32,016</text:p>
          </table:table-cell>
          <table:table-cell office:value-type="float" office:value="30225" table:style-name="ce562">
            <text:p>30,225</text:p>
          </table:table-cell>
          <table:table-cell office:value-type="float" office:value="26036" table:style-name="ce562">
            <text:p>26,036</text:p>
          </table:table-cell>
          <table:table-cell office:value-type="float" office:value="24165" table:style-name="ce562">
            <text:p>24,165</text:p>
          </table:table-cell>
          <table:table-cell office:value-type="float" office:value="17481" table:style-name="ce562">
            <text:p>17,481</text:p>
          </table:table-cell>
          <table:table-cell office:value-type="float" office:value="20575" table:style-name="ce558">
            <text:p>20,575</text:p>
          </table:table-cell>
          <table:table-cell table:number-columns-repeated="2" table:style-name="ce317"/>
          <table:table-cell table:style-name="ce4"/>
          <table:table-cell table:style-name="ce317"/>
          <table:table-cell table:number-columns-repeated="16368" table:style-name="ce4"/>
        </table:table-row>
        <table:table-row table:style-name="ro38">
          <table:table-cell office:value-type="string" table:style-name="ce34">
            <text:p>Fraud offences</text:p>
          </table:table-cell>
          <table:table-cell office:value-type="float" office:value="15322" table:style-name="ce559">
            <text:p>15,322</text:p>
          </table:table-cell>
          <table:table-cell office:value-type="float" office:value="12912" table:style-name="ce560">
            <text:p>12,912</text:p>
          </table:table-cell>
          <table:table-cell office:value-type="float" office:value="12109" table:style-name="ce560">
            <text:p>12,109</text:p>
          </table:table-cell>
          <table:table-cell office:value-type="float" office:value="13540" table:style-name="ce560">
            <text:p>13,540</text:p>
          </table:table-cell>
          <table:table-cell office:value-type="float" office:value="12884" table:style-name="ce560">
            <text:p>12,884</text:p>
          </table:table-cell>
          <table:table-cell office:value-type="float" office:value="10945" table:style-name="ce560">
            <text:p>10,945</text:p>
          </table:table-cell>
          <table:table-cell office:value-type="float" office:value="10273" table:style-name="ce560">
            <text:p>10,273</text:p>
          </table:table-cell>
          <table:table-cell office:value-type="float" office:value="8868" table:style-name="ce560">
            <text:p>8,868</text:p>
          </table:table-cell>
          <table:table-cell office:value-type="float" office:value="7157" table:style-name="ce560">
            <text:p>7,157</text:p>
          </table:table-cell>
          <table:table-cell office:value-type="float" office:value="4776" table:style-name="ce560">
            <text:p>4,776</text:p>
          </table:table-cell>
          <table:table-cell office:value-type="float" office:value="4333" table:style-name="ce559">
            <text:p>4,333</text:p>
          </table:table-cell>
          <table:table-cell table:number-columns-repeated="2" table:style-name="ce317"/>
          <table:table-cell table:style-name="ce4"/>
          <table:table-cell table:style-name="ce317"/>
          <table:table-cell table:number-columns-repeated="16368" table:style-name="ce4"/>
        </table:table-row>
        <table:table-row table:style-name="ro38">
          <table:table-cell office:value-type="string" table:style-name="ce352">
            <text:p>Total indictable offenders</text:p>
          </table:table-cell>
          <table:table-cell office:value-type="float" office:value="347866" table:style-name="ce561">
            <text:p>347,866</text:p>
          </table:table-cell>
          <table:table-cell office:value-type="float" office:value="318442" table:style-name="ce563">
            <text:p>318,442</text:p>
          </table:table-cell>
          <table:table-cell office:value-type="float" office:value="294964" table:style-name="ce563">
            <text:p>294,964</text:p>
          </table:table-cell>
          <table:table-cell office:value-type="float" office:value="288555" table:style-name="ce563">
            <text:p>288,555</text:p>
          </table:table-cell>
          <table:table-cell office:value-type="float" office:value="270445" table:style-name="ce563">
            <text:p>270,445</text:p>
          </table:table-cell>
          <table:table-cell office:value-type="float" office:value="251917" table:style-name="ce563">
            <text:p>251,917</text:p>
          </table:table-cell>
          <table:table-cell office:value-type="float" office:value="233217" table:style-name="ce563">
            <text:p>233,217</text:p>
          </table:table-cell>
          <table:table-cell office:value-type="float" office:value="206331" table:style-name="ce563">
            <text:p>206,331</text:p>
          </table:table-cell>
          <table:table-cell office:value-type="float" office:value="202989" table:style-name="ce563">
            <text:p>202,989</text:p>
          </table:table-cell>
          <table:table-cell office:value-type="float" office:value="163033" table:style-name="ce563">
            <text:p>163,033</text:p>
          </table:table-cell>
          <table:table-cell office:value-type="float" office:value="181214" table:style-name="ce561">
            <text:p>181,214</text:p>
          </table:table-cell>
          <table:table-cell table:number-columns-repeated="2" table:style-name="ce317"/>
          <table:table-cell table:style-name="ce4"/>
          <table:table-cell table:style-name="ce317"/>
          <table:table-cell table:number-columns-repeated="16368" table:style-name="ce4"/>
        </table:table-row>
        <table:table-row table:style-name="ro62">
          <table:table-cell office:value-type="string" table:style-name="ce354">
            <text:p>Summary non-motoring</text:p>
          </table:table-cell>
          <table:table-cell office:value-type="float" office:value="493468" table:style-name="ce564">
            <text:p>493,468</text:p>
          </table:table-cell>
          <table:table-cell office:value-type="float" office:value="476228" table:style-name="ce564">
            <text:p>476,228</text:p>
          </table:table-cell>
          <table:table-cell office:value-type="float" office:value="442707" table:style-name="ce564">
            <text:p>442,707</text:p>
          </table:table-cell>
          <table:table-cell office:value-type="float" office:value="448141" table:style-name="ce564">
            <text:p>448,141</text:p>
          </table:table-cell>
          <table:table-cell office:value-type="float" office:value="475955" table:style-name="ce564">
            <text:p>475,955</text:p>
          </table:table-cell>
          <table:table-cell office:value-type="float" office:value="487650" table:style-name="ce564">
            <text:p>487,650</text:p>
          </table:table-cell>
          <table:table-cell office:value-type="float" office:value="470254" table:style-name="ce564">
            <text:p>470,254</text:p>
          </table:table-cell>
          <table:table-cell office:value-type="float" office:value="466715" table:style-name="ce564">
            <text:p>466,715</text:p>
          </table:table-cell>
          <table:table-cell office:value-type="float" office:value="455352" table:style-name="ce564">
            <text:p>455,352</text:p>
          </table:table-cell>
          <table:table-cell office:value-type="float" office:value="274479" table:style-name="ce564">
            <text:p>274,479</text:p>
          </table:table-cell>
          <table:table-cell office:value-type="float" office:value="259665" table:style-name="ce564">
            <text:p>259,665</text:p>
          </table:table-cell>
          <table:table-cell table:number-columns-repeated="16372" table:style-name="ce4"/>
        </table:table-row>
        <table:table-row table:style-name="ro38">
          <table:table-cell office:value-type="string" table:style-name="ce354">
            <text:p>Summary motoring</text:p>
          </table:table-cell>
          <table:table-cell office:value-type="float" office:value="486510" table:style-name="ce565">
            <text:p>486,510</text:p>
          </table:table-cell>
          <table:table-cell office:value-type="float" office:value="450057" table:style-name="ce565">
            <text:p>450,057</text:p>
          </table:table-cell>
          <table:table-cell office:value-type="float" office:value="454418" table:style-name="ce565">
            <text:p>454,418</text:p>
          </table:table-cell>
          <table:table-cell office:value-type="float" office:value="466762" table:style-name="ce565">
            <text:p>466,762</text:p>
          </table:table-cell>
          <table:table-cell office:value-type="float" office:value="501923" table:style-name="ce565">
            <text:p>501,923</text:p>
          </table:table-cell>
          <table:table-cell office:value-type="float" office:value="513642" table:style-name="ce565">
            <text:p>513,642</text:p>
          </table:table-cell>
          <table:table-cell office:value-type="float" office:value="527459" table:style-name="ce565">
            <text:p>527,459</text:p>
          </table:table-cell>
          <table:table-cell office:value-type="float" office:value="525144" table:style-name="ce565">
            <text:p>525,144</text:p>
          </table:table-cell>
          <table:table-cell office:value-type="float" office:value="531126" table:style-name="ce565">
            <text:p>531,126</text:p>
          </table:table-cell>
          <table:table-cell office:value-type="float" office:value="442969" table:style-name="ce565">
            <text:p>442,969</text:p>
          </table:table-cell>
          <table:table-cell office:value-type="float" office:value="508680" table:style-name="ce565">
            <text:p>508,680</text:p>
          </table:table-cell>
          <table:table-cell table:number-columns-repeated="16372" table:style-name="ce4"/>
        </table:table-row>
        <table:table-row table:style-name="ro38">
          <table:table-cell office:value-type="string" table:style-name="ce355">
            <text:p>Total summary offenders</text:p>
          </table:table-cell>
          <table:table-cell office:value-type="float" office:value="979978" table:style-name="ce566">
            <text:p>979,978</text:p>
          </table:table-cell>
          <table:table-cell office:value-type="float" office:value="926285" table:style-name="ce566">
            <text:p>926,285</text:p>
          </table:table-cell>
          <table:table-cell office:value-type="float" office:value="897125" table:style-name="ce566">
            <text:p>897,125</text:p>
          </table:table-cell>
          <table:table-cell office:value-type="float" office:value="914903" table:style-name="ce566">
            <text:p>914,903</text:p>
          </table:table-cell>
          <table:table-cell office:value-type="float" office:value="977878" table:style-name="ce566">
            <text:p>977,878</text:p>
          </table:table-cell>
          <table:table-cell office:value-type="float" office:value="1001292" table:style-name="ce566">
            <text:p>1,001,292</text:p>
          </table:table-cell>
          <table:table-cell office:value-type="float" office:value="997713" table:style-name="ce566">
            <text:p>997,713</text:p>
          </table:table-cell>
          <table:table-cell office:value-type="float" office:value="991859" table:style-name="ce566">
            <text:p>991,859</text:p>
          </table:table-cell>
          <table:table-cell office:value-type="float" office:value="986478" table:style-name="ce566">
            <text:p>986,478</text:p>
          </table:table-cell>
          <table:table-cell office:value-type="float" office:value="717448" table:style-name="ce566">
            <text:p>717,448</text:p>
          </table:table-cell>
          <table:table-cell office:value-type="float" office:value="768345" table:style-name="ce566">
            <text:p>768,345</text:p>
          </table:table-cell>
          <table:table-cell table:style-name="ce336"/>
          <table:table-cell table:style-name="ce357"/>
          <table:table-cell table:number-columns-repeated="16370" table:style-name="ce336"/>
        </table:table-row>
        <table:table-row table:style-name="ro4">
          <table:table-cell office:value-type="string" table:style-name="ce338">
            <text:p>Offence not known [Note 6]</text:p>
          </table:table-cell>
          <table:table-cell office:value-type="string" table:style-name="ce339">
            <text:p>:</text:p>
          </table:table-cell>
          <table:table-cell office:value-type="string" table:style-name="ce339">
            <text:p>:</text:p>
          </table:table-cell>
          <table:table-cell office:value-type="string" table:style-name="ce339">
            <text:p>:</text:p>
          </table:table-cell>
          <table:table-cell office:value-type="string" table:style-name="ce339">
            <text:p>:</text:p>
          </table:table-cell>
          <table:table-cell office:value-type="string" table:style-name="ce339">
            <text:p>:</text:p>
          </table:table-cell>
          <table:table-cell office:value-type="string" table:style-name="ce339">
            <text:p>:</text:p>
          </table:table-cell>
          <table:table-cell office:value-type="string" table:style-name="ce339">
            <text:p>:</text:p>
          </table:table-cell>
          <table:table-cell office:value-type="float" office:value="93" table:style-name="ce569">
            <text:p>93</text:p>
          </table:table-cell>
          <table:table-cell office:value-type="float" office:value="436" table:style-name="ce569">
            <text:p>436</text:p>
          </table:table-cell>
          <table:table-cell office:value-type="float" office:value="554" table:style-name="ce569">
            <text:p>554</text:p>
          </table:table-cell>
          <table:table-cell office:value-type="float" office:value="168" table:style-name="ce569">
            <text:p>168</text:p>
          </table:table-cell>
          <table:table-cell table:style-name="ce357"/>
          <table:table-cell table:number-columns-repeated="2" table:style-name="ce336"/>
          <table:table-cell table:style-name="ce357"/>
          <table:table-cell table:number-columns-repeated="2" table:style-name="ce336"/>
          <table:table-cell table:style-name="ce357"/>
          <table:table-cell table:number-columns-repeated="16365" table:style-name="ce336"/>
        </table:table-row>
        <table:table-row table:style-name="ro5">
          <table:table-cell office:value-type="string" table:style-name="ce348">
            <text:p>Total offenders</text:p>
          </table:table-cell>
          <table:table-cell office:value-type="float" office:value="1327844" table:style-name="ce567">
            <text:p>1,327,844</text:p>
          </table:table-cell>
          <table:table-cell office:value-type="float" office:value="1244727" table:style-name="ce567">
            <text:p>1,244,727</text:p>
          </table:table-cell>
          <table:table-cell office:value-type="float" office:value="1192089" table:style-name="ce567">
            <text:p>1,192,089</text:p>
          </table:table-cell>
          <table:table-cell office:value-type="float" office:value="1203458" table:style-name="ce567">
            <text:p>1,203,458</text:p>
          </table:table-cell>
          <table:table-cell office:value-type="float" office:value="1248323" table:style-name="ce567">
            <text:p>1,248,323</text:p>
          </table:table-cell>
          <table:table-cell office:value-type="float" office:value="1253209" table:style-name="ce567">
            <text:p>1,253,209</text:p>
          </table:table-cell>
          <table:table-cell office:value-type="float" office:value="1230930" table:style-name="ce567">
            <text:p>1,230,930</text:p>
          </table:table-cell>
          <table:table-cell office:value-type="float" office:value="1198283" table:style-name="ce567">
            <text:p>1,198,283</text:p>
          </table:table-cell>
          <table:table-cell office:value-type="float" office:value="1189903" table:style-name="ce567">
            <text:p>1,189,903</text:p>
          </table:table-cell>
          <table:table-cell office:value-type="float" office:value="881035" table:style-name="ce567">
            <text:p>881,035</text:p>
          </table:table-cell>
          <table:table-cell office:value-type="float" office:value="949727" table:style-name="ce567">
            <text:p>949,727</text:p>
          </table:table-cell>
          <table:table-cell table:number-columns-repeated="16372" table:style-name="ce4"/>
        </table:table-row>
        <table:table-row table:style-name="ro55">
          <table:table-cell office:value-type="string" table:style-name="ce220">
            <text:p>Source: Ministry of Justice Court Proceedings Database</text:p>
          </table:table-cell>
          <table:table-cell table:style-name="ce568"/>
          <table:table-cell table:style-name="ce568"/>
          <table:table-cell table:style-name="ce568"/>
          <table:table-cell table:style-name="ce568"/>
          <table:table-cell table:style-name="ce568"/>
          <table:table-cell table:style-name="ce568"/>
          <table:table-cell table:style-name="ce568"/>
          <table:table-cell table:style-name="ce568"/>
          <table:table-cell table:style-name="ce568"/>
          <table:table-cell table:style-name="ce568"/>
          <table:table-cell table:style-name="ce568"/>
          <table:table-cell table:number-columns-repeated="16372" table:style-name="ce4"/>
        </table:table-row>
        <table:table-row table:style-name="ro6">
          <table:table-cell office:value-type="string" table:style-name="ce132">
            <text:p>- = nil</text:p>
          </table:table-cell>
          <table:table-cell table:style-name="ce568"/>
          <table:table-cell table:style-name="ce568"/>
          <table:table-cell table:style-name="ce568"/>
          <table:table-cell table:style-name="ce568"/>
          <table:table-cell table:style-name="ce568"/>
          <table:table-cell table:style-name="ce568"/>
          <table:table-cell table:style-name="ce568"/>
          <table:table-cell table:style-name="ce568"/>
          <table:table-cell table:style-name="ce568"/>
          <table:table-cell table:style-name="ce568"/>
          <table:table-cell table:style-name="ce568"/>
          <table:table-cell table:number-columns-repeated="16372" table:style-name="ce4"/>
        </table:table-row>
        <table:table-row table:style-name="ro6">
          <table:table-cell office:value-type="string" table:style-name="ce132">
            <text:p>: = Not available</text:p>
          </table:table-cell>
          <table:table-cell table:number-columns-repeated="16383" table:style-name="ce27"/>
        </table:table-row>
        <table:table-row table:style-name="ro6">
          <table:table-cell table:number-columns-repeated="16384" table:style-name="ce27"/>
        </table:table-row>
        <table:table-row table:style-name="ro78">
          <table:table-cell table:number-columns-spanned="12" table:number-rows-spanned="1" table:style-name="ce176"/>
          <table:covered-table-cell table:number-columns-repeated="11"/>
          <table:table-cell table:number-columns-repeated="16372" table:style-name="ce27"/>
        </table:table-row>
        <table:table-row table:style-name="ro6">
          <table:table-cell table:number-columns-repeated="12" table:style-name="ce342"/>
          <table:table-cell table:number-columns-repeated="16372" table:style-name="ce27"/>
        </table:table-row>
        <table:table-row table:number-rows-repeated="2" table:style-name="ro6">
          <table:table-cell table:style-name="ce343"/>
          <table:table-cell table:number-columns-repeated="11" table:style-name="ce344"/>
          <table:table-cell table:number-columns-repeated="16372" table:style-name="ce27"/>
        </table:table-row>
        <table:table-row table:number-rows-repeated="2" table:style-name="ro6">
          <table:table-cell table:style-name="ce360"/>
          <table:table-cell table:number-columns-repeated="10" table:style-name="ce343"/>
          <table:table-cell table:style-name="ce220"/>
          <table:table-cell table:number-columns-repeated="16372" table:style-name="ce27"/>
        </table:table-row>
        <table:table-row table:style-name="ro79">
          <table:table-cell table:number-columns-spanned="11" table:number-rows-spanned="1" table:style-name="ce176"/>
          <table:covered-table-cell table:number-columns-repeated="10"/>
          <table:table-cell table:style-name="ce220"/>
          <table:table-cell table:number-columns-repeated="16372" table:style-name="ce27"/>
        </table:table-row>
        <table:table-row table:number-rows-repeated="1048545" table:style-name="ro7">
          <table:table-cell table:number-columns-repeated="16384"/>
        </table:table-row>
      </table:table>
      <table:table table:name="Q3_4" table:style-name="ta1">
        <table:table-column table:style-name="co71" table:default-cell-style-name="ce4"/>
        <table:table-column table:style-name="co6" table:number-columns-repeated="3" table:default-cell-style-name="ce4"/>
        <table:table-column table:style-name="co72" table:default-cell-style-name="ce4"/>
        <table:table-column table:style-name="co6" table:default-cell-style-name="ce4"/>
        <table:table-column table:style-name="co72" table:number-columns-repeated="2" table:default-cell-style-name="ce4"/>
        <table:table-column table:style-name="co6" table:number-columns-repeated="16376" table:default-cell-style-name="ce4"/>
        <table:table-row table:style-name="ro67">
          <table:table-cell office:value-type="string" table:style-name="ce361">
            <text:p>Table Q3.4 - <text:s/>Conviction ratio at all courts by offence group, 12 months ending September 2011 to 12 months ending September 2021, England and Wales [Note 4, 5, 20, 51]</text:p>
          </table:table-cell>
          <table:table-cell table:number-columns-repeated="11" table:style-name="ce362"/>
          <table:table-cell table:number-columns-repeated="16372"/>
        </table:table-row>
        <table:table-row table:style-name="ro67">
          <table:table-cell office:value-type="string" table:style-name="ce363">
            <text:p>This worksheet contains 1 table. Notes can be found on the Notes sheet.</text:p>
          </table:table-cell>
          <table:table-cell table:number-columns-repeated="11" table:style-name="ce362"/>
          <table:table-cell table:number-columns-repeated="16372"/>
        </table:table-row>
        <table:table-row table:style-name="ro6">
          <table:table-cell office:value-type="string" table:style-name="ce32">
            <text:p><text:a xlink:href="#Contents.A1">back to contents</text:a></text:p>
          </table:table-cell>
          <table:table-cell table:style-name="ce364"/>
          <table:table-cell table:number-columns-repeated="9" table:style-name="ce34"/>
          <table:table-cell table:style-name="ce365"/>
          <table:table-cell table:number-columns-repeated="16372"/>
        </table:table-row>
        <table:table-row table:style-name="ro65">
          <table:table-cell office:value-type="string" table:style-name="ce348">
            <text:p>Offence group</text:p>
          </table:table-cell>
          <table:table-cell office:value-type="string" table:style-name="ce293">
            <text:p>2011 [Note 30]</text:p>
          </table:table-cell>
          <table:table-cell office:value-type="string" table:style-name="ce293">
            <text:p>2012</text:p>
          </table:table-cell>
          <table:table-cell office:value-type="string" table:style-name="ce293">
            <text:p>2013</text:p>
          </table:table-cell>
          <table:table-cell office:value-type="string" table:style-name="ce293">
            <text:p>2014</text:p>
          </table:table-cell>
          <table:table-cell office:value-type="string" table:style-name="ce293">
            <text:p>2015</text:p>
          </table:table-cell>
          <table:table-cell office:value-type="string" table:style-name="ce293">
            <text:p>2016</text:p>
          </table:table-cell>
          <table:table-cell office:value-type="string" table:style-name="ce293">
            <text:p>2017</text:p>
          </table:table-cell>
          <table:table-cell office:value-type="string" table:style-name="ce293">
            <text:p>2018</text:p>
          </table:table-cell>
          <table:table-cell office:value-type="string" table:style-name="ce293">
            <text:p>2019</text:p>
          </table:table-cell>
          <table:table-cell office:value-type="string" table:style-name="ce293">
            <text:p>2020 [Note 50]</text:p>
          </table:table-cell>
          <table:table-cell office:value-type="string" table:style-name="ce293">
            <text:p>2021</text:p>
          </table:table-cell>
          <table:table-cell table:number-columns-repeated="16372" table:style-name="ce7"/>
        </table:table-row>
        <table:table-row table:style-name="ro38">
          <table:table-cell office:value-type="string" table:style-name="ce34">
            <text:p>Violence against the person</text:p>
          </table:table-cell>
          <table:table-cell office:value-type="float" office:value="67.875448488000004" table:style-name="ce366">
            <text:p>67.9</text:p>
          </table:table-cell>
          <table:table-cell office:value-type="float" office:value="71.895065126000006" table:style-name="ce366">
            <text:p>71.9</text:p>
          </table:table-cell>
          <table:table-cell office:value-type="float" office:value="67.920048589000004" table:style-name="ce366">
            <text:p>67.9</text:p>
          </table:table-cell>
          <table:table-cell office:value-type="float" office:value="67.210473828000005" table:style-name="ce366">
            <text:p>67.2</text:p>
          </table:table-cell>
          <table:table-cell office:value-type="float" office:value="73.284382225000002" table:style-name="ce366">
            <text:p>73.3</text:p>
          </table:table-cell>
          <table:table-cell office:value-type="float" office:value="76.248124316000002" table:style-name="ce366">
            <text:p>76.2</text:p>
          </table:table-cell>
          <table:table-cell office:value-type="float" office:value="73.222972112999997" table:style-name="ce366">
            <text:p>73.2</text:p>
          </table:table-cell>
          <table:table-cell office:value-type="float" office:value="73.752386146999996" table:style-name="ce366">
            <text:p>73.8</text:p>
          </table:table-cell>
          <table:table-cell office:value-type="float" office:value="74.439075297000002" table:style-name="ce366">
            <text:p>74.4</text:p>
          </table:table-cell>
          <table:table-cell office:value-type="float" office:value="71.298058621999999" table:style-name="ce366">
            <text:p>71.3</text:p>
          </table:table-cell>
          <table:table-cell office:value-type="float" office:value="73.544636303999994" table:style-name="ce366">
            <text:p>73.5</text:p>
          </table:table-cell>
          <table:table-cell table:number-columns-repeated="16372"/>
        </table:table-row>
        <table:table-row table:style-name="ro38">
          <table:table-cell office:value-type="string" table:style-name="ce34">
            <text:p>Sexual offences</text:p>
          </table:table-cell>
          <table:table-cell office:value-type="float" office:value="59.378698225000001" table:style-name="ce366">
            <text:p>59.4</text:p>
          </table:table-cell>
          <table:table-cell office:value-type="float" office:value="61.203763096000003" table:style-name="ce366">
            <text:p>61.2</text:p>
          </table:table-cell>
          <table:table-cell office:value-type="float" office:value="54.153963415" table:style-name="ce366">
            <text:p>54.2</text:p>
          </table:table-cell>
          <table:table-cell office:value-type="float" office:value="51.323467229999999" table:style-name="ce366">
            <text:p>51.3</text:p>
          </table:table-cell>
          <table:table-cell office:value-type="float" office:value="55.355965722000001" table:style-name="ce366">
            <text:p>55.4</text:p>
          </table:table-cell>
          <table:table-cell office:value-type="float" office:value="56.740968486" table:style-name="ce366">
            <text:p>56.7</text:p>
          </table:table-cell>
          <table:table-cell office:value-type="float" office:value="62.130837911999997" table:style-name="ce366">
            <text:p>62.1</text:p>
          </table:table-cell>
          <table:table-cell office:value-type="float" office:value="70.711346266999996" table:style-name="ce366">
            <text:p>70.7</text:p>
          </table:table-cell>
          <table:table-cell office:value-type="float" office:value="66.724413646000002" table:style-name="ce366">
            <text:p>66.7</text:p>
          </table:table-cell>
          <table:table-cell office:value-type="float" office:value="54.188345472999998" table:style-name="ce366">
            <text:p>54.2</text:p>
          </table:table-cell>
          <table:table-cell office:value-type="float" office:value="62.005101474999996" table:style-name="ce366">
            <text:p>62.0</text:p>
          </table:table-cell>
          <table:table-cell table:number-columns-repeated="16372"/>
        </table:table-row>
        <table:table-row table:style-name="ro38">
          <table:table-cell office:value-type="string" table:style-name="ce34">
            <text:p>Robbery</text:p>
          </table:table-cell>
          <table:table-cell office:value-type="float" office:value="62.897990192999998" table:style-name="ce366">
            <text:p>62.9</text:p>
          </table:table-cell>
          <table:table-cell office:value-type="float" office:value="67.970204842000001" table:style-name="ce366">
            <text:p>68.0</text:p>
          </table:table-cell>
          <table:table-cell office:value-type="float" office:value="65.299972604999994" table:style-name="ce366">
            <text:p>65.3</text:p>
          </table:table-cell>
          <table:table-cell office:value-type="float" office:value="59.853939519000001" table:style-name="ce366">
            <text:p>59.9</text:p>
          </table:table-cell>
          <table:table-cell office:value-type="float" office:value="66.648590021999993" table:style-name="ce366">
            <text:p>66.6</text:p>
          </table:table-cell>
          <table:table-cell office:value-type="float" office:value="67.298355521000005" table:style-name="ce366">
            <text:p>67.3</text:p>
          </table:table-cell>
          <table:table-cell office:value-type="float" office:value="66.037420647999994" table:style-name="ce366">
            <text:p>66.0</text:p>
          </table:table-cell>
          <table:table-cell office:value-type="float" office:value="65.612925887000003" table:style-name="ce366">
            <text:p>65.6</text:p>
          </table:table-cell>
          <table:table-cell office:value-type="float" office:value="63.726625847999998" table:style-name="ce366">
            <text:p>63.7</text:p>
          </table:table-cell>
          <table:table-cell office:value-type="float" office:value="59.352335975999999" table:style-name="ce366">
            <text:p>59.4</text:p>
          </table:table-cell>
          <table:table-cell office:value-type="float" office:value="65.692454631999993" table:style-name="ce366">
            <text:p>65.7</text:p>
          </table:table-cell>
          <table:table-cell table:number-columns-repeated="16372"/>
        </table:table-row>
        <table:table-row table:style-name="ro38">
          <table:table-cell office:value-type="string" table:style-name="ce34">
            <text:p>Theft Offences</text:p>
          </table:table-cell>
          <table:table-cell office:value-type="float" office:value="87.654790556999998" table:style-name="ce366">
            <text:p>87.7</text:p>
          </table:table-cell>
          <table:table-cell office:value-type="float" office:value="88.027952181000003" table:style-name="ce366">
            <text:p>88.0</text:p>
          </table:table-cell>
          <table:table-cell office:value-type="float" office:value="86.522561585000005" table:style-name="ce366">
            <text:p>86.5</text:p>
          </table:table-cell>
          <table:table-cell office:value-type="float" office:value="86.393396573000004" table:style-name="ce366">
            <text:p>86.4</text:p>
          </table:table-cell>
          <table:table-cell office:value-type="float" office:value="87.211653229000007" table:style-name="ce366">
            <text:p>87.2</text:p>
          </table:table-cell>
          <table:table-cell office:value-type="float" office:value="88.511499045999997" table:style-name="ce366">
            <text:p>88.5</text:p>
          </table:table-cell>
          <table:table-cell office:value-type="float" office:value="88.410994226" table:style-name="ce366">
            <text:p>88.4</text:p>
          </table:table-cell>
          <table:table-cell office:value-type="float" office:value="87.865375513000004" table:style-name="ce366">
            <text:p>87.9</text:p>
          </table:table-cell>
          <table:table-cell office:value-type="float" office:value="87.701627618000003" table:style-name="ce366">
            <text:p>87.7</text:p>
          </table:table-cell>
          <table:table-cell office:value-type="float" office:value="85.329013799999998" table:style-name="ce366">
            <text:p>85.3</text:p>
          </table:table-cell>
          <table:table-cell office:value-type="float" office:value="83.539142863999999" table:style-name="ce366">
            <text:p>83.5</text:p>
          </table:table-cell>
          <table:table-cell table:number-columns-repeated="16372"/>
        </table:table-row>
        <table:table-row table:style-name="ro38">
          <table:table-cell office:value-type="string" table:style-name="ce34">
            <text:p>Criminal damage and arson</text:p>
          </table:table-cell>
          <table:table-cell office:value-type="float" office:value="80.660492323" table:style-name="ce366">
            <text:p>80.7</text:p>
          </table:table-cell>
          <table:table-cell office:value-type="float" office:value="78.443686006999997" table:style-name="ce366">
            <text:p>78.4</text:p>
          </table:table-cell>
          <table:table-cell office:value-type="float" office:value="74.971465840999997" table:style-name="ce366">
            <text:p>75.0</text:p>
          </table:table-cell>
          <table:table-cell office:value-type="float" office:value="70.693333332999998" table:style-name="ce366">
            <text:p>70.7</text:p>
          </table:table-cell>
          <table:table-cell office:value-type="float" office:value="71.736011477999995" table:style-name="ce366">
            <text:p>71.7</text:p>
          </table:table-cell>
          <table:table-cell office:value-type="float" office:value="74.889310562999995" table:style-name="ce366">
            <text:p>74.9</text:p>
          </table:table-cell>
          <table:table-cell office:value-type="float" office:value="73.054508056000003" table:style-name="ce366">
            <text:p>73.1</text:p>
          </table:table-cell>
          <table:table-cell office:value-type="float" office:value="70.314318975999996" table:style-name="ce366">
            <text:p>70.3</text:p>
          </table:table-cell>
          <table:table-cell office:value-type="float" office:value="69.813772196000002" table:style-name="ce366">
            <text:p>69.8</text:p>
          </table:table-cell>
          <table:table-cell office:value-type="float" office:value="81.156827668000005" table:style-name="ce366">
            <text:p>81.2</text:p>
          </table:table-cell>
          <table:table-cell office:value-type="float" office:value="64.005123826000002" table:style-name="ce366">
            <text:p>64.0</text:p>
          </table:table-cell>
          <table:table-cell table:number-columns-repeated="16372"/>
        </table:table-row>
        <table:table-row table:style-name="ro38">
          <table:table-cell office:value-type="string" table:style-name="ce34">
            <text:p>Drug offences</text:p>
          </table:table-cell>
          <table:table-cell office:value-type="float" office:value="91.476763492000003" table:style-name="ce366">
            <text:p>91.5</text:p>
          </table:table-cell>
          <table:table-cell office:value-type="float" office:value="91.721694063000001" table:style-name="ce366">
            <text:p>91.7</text:p>
          </table:table-cell>
          <table:table-cell office:value-type="float" office:value="89.362531172000004" table:style-name="ce366">
            <text:p>89.4</text:p>
          </table:table-cell>
          <table:table-cell office:value-type="float" office:value="89.578538911999999" table:style-name="ce366">
            <text:p>89.6</text:p>
          </table:table-cell>
          <table:table-cell office:value-type="float" office:value="91.291205112" table:style-name="ce366">
            <text:p>91.3</text:p>
          </table:table-cell>
          <table:table-cell office:value-type="float" office:value="94.358499902999995" table:style-name="ce366">
            <text:p>94.4</text:p>
          </table:table-cell>
          <table:table-cell office:value-type="float" office:value="90.766035994000006" table:style-name="ce366">
            <text:p>90.8</text:p>
          </table:table-cell>
          <table:table-cell office:value-type="float" office:value="90.046696421999997" table:style-name="ce366">
            <text:p>90.0</text:p>
          </table:table-cell>
          <table:table-cell office:value-type="float" office:value="89.515108925000007" table:style-name="ce366">
            <text:p>89.5</text:p>
          </table:table-cell>
          <table:table-cell office:value-type="float" office:value="84.343110672999998" table:style-name="ce366">
            <text:p>84.3</text:p>
          </table:table-cell>
          <table:table-cell office:value-type="float" office:value="87.806376313000001" table:style-name="ce366">
            <text:p>87.8</text:p>
          </table:table-cell>
          <table:table-cell table:number-columns-repeated="16372"/>
        </table:table-row>
        <table:table-row table:style-name="ro38">
          <table:table-cell office:value-type="string" table:style-name="ce34">
            <text:p>Possession of weapons</text:p>
          </table:table-cell>
          <table:table-cell office:value-type="float" office:value="75.968246331000003" table:style-name="ce366">
            <text:p>76.0</text:p>
          </table:table-cell>
          <table:table-cell office:value-type="float" office:value="75.385797081000007" table:style-name="ce366">
            <text:p>75.4</text:p>
          </table:table-cell>
          <table:table-cell office:value-type="float" office:value="73.248827667" table:style-name="ce366">
            <text:p>73.2</text:p>
          </table:table-cell>
          <table:table-cell office:value-type="float" office:value="74.046649388999995" table:style-name="ce366">
            <text:p>74.0</text:p>
          </table:table-cell>
          <table:table-cell office:value-type="float" office:value="76.421067780000001" table:style-name="ce366">
            <text:p>76.4</text:p>
          </table:table-cell>
          <table:table-cell office:value-type="float" office:value="81.707905437999997" table:style-name="ce366">
            <text:p>81.7</text:p>
          </table:table-cell>
          <table:table-cell office:value-type="float" office:value="80.605209396999996" table:style-name="ce366">
            <text:p>80.6</text:p>
          </table:table-cell>
          <table:table-cell office:value-type="float" office:value="82.363249468000006" table:style-name="ce366">
            <text:p>82.4</text:p>
          </table:table-cell>
          <table:table-cell office:value-type="float" office:value="84.319028728999996" table:style-name="ce366">
            <text:p>84.3</text:p>
          </table:table-cell>
          <table:table-cell office:value-type="float" office:value="83.940182054999994" table:style-name="ce366">
            <text:p>83.9</text:p>
          </table:table-cell>
          <table:table-cell office:value-type="float" office:value="86.198772398000003" table:style-name="ce366">
            <text:p>86.2</text:p>
          </table:table-cell>
          <table:table-cell table:number-columns-repeated="16372"/>
        </table:table-row>
        <table:table-row table:style-name="ro38">
          <table:table-cell office:value-type="string" table:style-name="ce34">
            <text:p>Public order offences<text:s/></text:p>
          </table:table-cell>
          <table:table-cell office:value-type="float" office:value="96.935611038000005" table:style-name="ce366">
            <text:p>96.9</text:p>
          </table:table-cell>
          <table:table-cell office:value-type="float" office:value="99.645794561000002" table:style-name="ce366">
            <text:p>99.6</text:p>
          </table:table-cell>
          <table:table-cell office:value-type="float" office:value="93.813752550000004" table:style-name="ce366">
            <text:p>93.8</text:p>
          </table:table-cell>
          <table:table-cell office:value-type="float" office:value="97.398601399" table:style-name="ce366">
            <text:p>97.4</text:p>
          </table:table-cell>
          <table:table-cell office:value-type="float" office:value="97.832009080999995" table:style-name="ce366">
            <text:p>97.8</text:p>
          </table:table-cell>
          <table:table-cell office:value-type="float" office:value="97.528582976999999" table:style-name="ce366">
            <text:p>97.5</text:p>
          </table:table-cell>
          <table:table-cell office:value-type="float" office:value="94.861682035000001" table:style-name="ce366">
            <text:p>94.9</text:p>
          </table:table-cell>
          <table:table-cell office:value-type="float" office:value="94.219043151999998" table:style-name="ce366">
            <text:p>94.2</text:p>
          </table:table-cell>
          <table:table-cell office:value-type="float" office:value="93.957297455000003" table:style-name="ce366">
            <text:p>94.0</text:p>
          </table:table-cell>
          <table:table-cell office:value-type="float" office:value="93.863067075000004" table:style-name="ce366">
            <text:p>93.9</text:p>
          </table:table-cell>
          <table:table-cell office:value-type="float" office:value="93.254719863000005" table:style-name="ce366">
            <text:p>93.3</text:p>
          </table:table-cell>
          <table:table-cell table:number-columns-repeated="16372"/>
        </table:table-row>
        <table:table-row table:style-name="ro38">
          <table:table-cell office:value-type="string" table:style-name="ce34">
            <text:p>Miscellaneous crimes against society</text:p>
          </table:table-cell>
          <table:table-cell office:value-type="float" office:value="67.253179845999995" table:style-name="ce366">
            <text:p>67.3</text:p>
          </table:table-cell>
          <table:table-cell office:value-type="float" office:value="68.091592711000004" table:style-name="ce366">
            <text:p>68.1</text:p>
          </table:table-cell>
          <table:table-cell office:value-type="float" office:value="66.524540106000003" table:style-name="ce366">
            <text:p>66.5</text:p>
          </table:table-cell>
          <table:table-cell office:value-type="float" office:value="66.524389033000006" table:style-name="ce366">
            <text:p>66.5</text:p>
          </table:table-cell>
          <table:table-cell office:value-type="float" office:value="69.264999232999998" table:style-name="ce366">
            <text:p>69.3</text:p>
          </table:table-cell>
          <table:table-cell office:value-type="float" office:value="75.408059918999996" table:style-name="ce366">
            <text:p>75.4</text:p>
          </table:table-cell>
          <table:table-cell office:value-type="float" office:value="76.406795086000002" table:style-name="ce366">
            <text:p>76.4</text:p>
          </table:table-cell>
          <table:table-cell office:value-type="float" office:value="80.474762772999995" table:style-name="ce366">
            <text:p>80.5</text:p>
          </table:table-cell>
          <table:table-cell office:value-type="float" office:value="79.490131579000007" table:style-name="ce366">
            <text:p>79.5</text:p>
          </table:table-cell>
          <table:table-cell office:value-type="float" office:value="76.869970538000004" table:style-name="ce366">
            <text:p>76.9</text:p>
          </table:table-cell>
          <table:table-cell office:value-type="float" office:value="77.641509434" table:style-name="ce366">
            <text:p>77.6</text:p>
          </table:table-cell>
          <table:table-cell table:number-columns-repeated="16372"/>
        </table:table-row>
        <table:table-row table:style-name="ro38">
          <table:table-cell office:value-type="string" table:style-name="ce319">
            <text:p>Fraud offences</text:p>
          </table:table-cell>
          <table:table-cell office:value-type="float" office:value="80.481142977000005" table:style-name="ce366">
            <text:p>80.5</text:p>
          </table:table-cell>
          <table:table-cell office:value-type="float" office:value="78.880811289999997" table:style-name="ce366">
            <text:p>78.9</text:p>
          </table:table-cell>
          <table:table-cell office:value-type="float" office:value="75.071295722000002" table:style-name="ce366">
            <text:p>75.1</text:p>
          </table:table-cell>
          <table:table-cell office:value-type="float" office:value="77.713367387999995" table:style-name="ce366">
            <text:p>77.7</text:p>
          </table:table-cell>
          <table:table-cell office:value-type="float" office:value="80.314175289999994" table:style-name="ce366">
            <text:p>80.3</text:p>
          </table:table-cell>
          <table:table-cell office:value-type="float" office:value="85.695270905000001" table:style-name="ce366">
            <text:p>85.7</text:p>
          </table:table-cell>
          <table:table-cell office:value-type="float" office:value="85.302665449000003" table:style-name="ce366">
            <text:p>85.3</text:p>
          </table:table-cell>
          <table:table-cell office:value-type="float" office:value="87.541954590000003" table:style-name="ce366">
            <text:p>87.5</text:p>
          </table:table-cell>
          <table:table-cell office:value-type="float" office:value="88.686493185000003" table:style-name="ce366">
            <text:p>88.7</text:p>
          </table:table-cell>
          <table:table-cell office:value-type="float" office:value="92.058596761999993" table:style-name="ce366">
            <text:p>92.1</text:p>
          </table:table-cell>
          <table:table-cell office:value-type="float" office:value="83.023567732999993" table:style-name="ce366">
            <text:p>83.0</text:p>
          </table:table-cell>
          <table:table-cell table:number-columns-repeated="16372"/>
        </table:table-row>
        <table:table-row table:style-name="ro38">
          <table:table-cell office:value-type="string" table:style-name="ce352">
            <text:p>All indictable offences</text:p>
          </table:table-cell>
          <table:table-cell office:value-type="float" office:value="80.928806398999996" table:style-name="ce367">
            <text:p>80.9</text:p>
          </table:table-cell>
          <table:table-cell office:value-type="float" office:value="82.163314170999996" table:style-name="ce367">
            <text:p>82.2</text:p>
          </table:table-cell>
          <table:table-cell office:value-type="float" office:value="79.879543196" table:style-name="ce367">
            <text:p>79.9</text:p>
          </table:table-cell>
          <table:table-cell office:value-type="float" office:value="79.723218380999995" table:style-name="ce367">
            <text:p>79.7</text:p>
          </table:table-cell>
          <table:table-cell office:value-type="float" office:value="81.714572324000002" table:style-name="ce367">
            <text:p>81.7</text:p>
          </table:table-cell>
          <table:table-cell office:value-type="float" office:value="84.050219870000006" table:style-name="ce367">
            <text:p>84.1</text:p>
          </table:table-cell>
          <table:table-cell office:value-type="float" office:value="83.076380528000001" table:style-name="ce367">
            <text:p>83.1</text:p>
          </table:table-cell>
          <table:table-cell office:value-type="float" office:value="83.909523093000004" table:style-name="ce367">
            <text:p>83.9</text:p>
          </table:table-cell>
          <table:table-cell office:value-type="float" office:value="83.420251261000004" table:style-name="ce367">
            <text:p>83.4</text:p>
          </table:table-cell>
          <table:table-cell office:value-type="float" office:value="79.839080910000007" table:style-name="ce367">
            <text:p>79.8</text:p>
          </table:table-cell>
          <table:table-cell office:value-type="float" office:value="80.864090103999999" table:style-name="ce367">
            <text:p>80.9</text:p>
          </table:table-cell>
          <table:table-cell table:number-columns-repeated="16372" table:style-name="ce336"/>
        </table:table-row>
        <table:table-row table:style-name="ro33">
          <table:table-cell office:value-type="string" table:style-name="ce354">
            <text:p>Summary non-motoring</text:p>
          </table:table-cell>
          <table:table-cell office:value-type="float" office:value="81.541911294000002" table:style-name="ce366">
            <text:p>81.5</text:p>
          </table:table-cell>
          <table:table-cell office:value-type="float" office:value="81.223084283000006" table:style-name="ce366">
            <text:p>81.2</text:p>
          </table:table-cell>
          <table:table-cell office:value-type="float" office:value="79.553879964999993" table:style-name="ce366">
            <text:p>79.6</text:p>
          </table:table-cell>
          <table:table-cell office:value-type="float" office:value="80.815438104999998" table:style-name="ce366">
            <text:p>80.8</text:p>
          </table:table-cell>
          <table:table-cell office:value-type="float" office:value="80.679774413999993" table:style-name="ce366">
            <text:p>80.7</text:p>
          </table:table-cell>
          <table:table-cell office:value-type="float" office:value="81.263216834000005" table:style-name="ce366">
            <text:p>81.3</text:p>
          </table:table-cell>
          <table:table-cell office:value-type="float" office:value="84.501003581000006" table:style-name="ce366">
            <text:p>84.5</text:p>
          </table:table-cell>
          <table:table-cell office:value-type="float" office:value="85.052429392999997" table:style-name="ce366">
            <text:p>85.1</text:p>
          </table:table-cell>
          <table:table-cell office:value-type="float" office:value="85.644479637000003" table:style-name="ce366">
            <text:p>85.6</text:p>
          </table:table-cell>
          <table:table-cell office:value-type="float" office:value="83.580948785000004" table:style-name="ce366">
            <text:p>83.6</text:p>
          </table:table-cell>
          <table:table-cell office:value-type="float" office:value="82.999309577999995" table:style-name="ce366">
            <text:p>83.0</text:p>
          </table:table-cell>
          <table:table-cell table:number-columns-repeated="16372"/>
        </table:table-row>
        <table:table-row table:style-name="ro38">
          <table:table-cell office:value-type="string" table:style-name="ce368">
            <text:p>Summary motoring</text:p>
          </table:table-cell>
          <table:table-cell office:value-type="float" office:value="86.538204987" table:style-name="ce369">
            <text:p>86.5</text:p>
          </table:table-cell>
          <table:table-cell office:value-type="float" office:value="86.617217706999995" table:style-name="ce369">
            <text:p>86.6</text:p>
          </table:table-cell>
          <table:table-cell office:value-type="float" office:value="84.988778335000006" table:style-name="ce369">
            <text:p>85.0</text:p>
          </table:table-cell>
          <table:table-cell office:value-type="float" office:value="86.810209026999999" table:style-name="ce369">
            <text:p>86.8</text:p>
          </table:table-cell>
          <table:table-cell office:value-type="float" office:value="87.919543028999996" table:style-name="ce369">
            <text:p>87.9</text:p>
          </table:table-cell>
          <table:table-cell office:value-type="float" office:value="88.496255239999996" table:style-name="ce369">
            <text:p>88.5</text:p>
          </table:table-cell>
          <table:table-cell office:value-type="float" office:value="89.762226479999995" table:style-name="ce369">
            <text:p>89.8</text:p>
          </table:table-cell>
          <table:table-cell office:value-type="float" office:value="89.528391471000006" table:style-name="ce369">
            <text:p>89.5</text:p>
          </table:table-cell>
          <table:table-cell office:value-type="float" office:value="88.563510484999995" table:style-name="ce369">
            <text:p>88.6</text:p>
          </table:table-cell>
          <table:table-cell office:value-type="float" office:value="89.913186092999993" table:style-name="ce369">
            <text:p>89.9</text:p>
          </table:table-cell>
          <table:table-cell office:value-type="float" office:value="89.623555694999993" table:style-name="ce369">
            <text:p>89.6</text:p>
          </table:table-cell>
          <table:table-cell table:number-columns-repeated="16372" table:style-name="ce4"/>
        </table:table-row>
        <table:table-row table:style-name="ro5">
          <table:table-cell office:value-type="string" table:style-name="ce370">
            <text:p>All summary offences</text:p>
          </table:table-cell>
          <table:table-cell office:value-type="float" office:value="83.948081228999996" table:style-name="ce371">
            <text:p>83.9</text:p>
          </table:table-cell>
          <table:table-cell office:value-type="float" office:value="83.757416942000006" table:style-name="ce371">
            <text:p>83.8</text:p>
          </table:table-cell>
          <table:table-cell office:value-type="float" office:value="82.217020859000002" table:style-name="ce371">
            <text:p>82.2</text:p>
          </table:table-cell>
          <table:table-cell office:value-type="float" office:value="83.766600592000003" table:style-name="ce371">
            <text:p>83.8</text:p>
          </table:table-cell>
          <table:table-cell office:value-type="float" office:value="84.240278423999996" table:style-name="ce371">
            <text:p>84.2</text:p>
          </table:table-cell>
          <table:table-cell office:value-type="float" office:value="84.819457550999999" table:style-name="ce371">
            <text:p>84.8</text:p>
          </table:table-cell>
          <table:table-cell office:value-type="float" office:value="87.203146509000007" table:style-name="ce371">
            <text:p>87.2</text:p>
          </table:table-cell>
          <table:table-cell office:value-type="float" office:value="87.364981216999993" table:style-name="ce371">
            <text:p>87.4</text:p>
          </table:table-cell>
          <table:table-cell office:value-type="float" office:value="87.191761631000006" table:style-name="ce371">
            <text:p>87.2</text:p>
          </table:table-cell>
          <table:table-cell office:value-type="float" office:value="87.380490146" table:style-name="ce371">
            <text:p>87.4</text:p>
          </table:table-cell>
          <table:table-cell office:value-type="float" office:value="87.269586235000006" table:style-name="ce371">
            <text:p>87.3</text:p>
          </table:table-cell>
          <table:table-cell table:style-name="ce372"/>
          <table:table-cell table:number-columns-repeated="16371" table:style-name="ce336"/>
        </table:table-row>
        <table:table-row table:style-name="ro58">
          <table:table-cell office:value-type="string" table:style-name="ce338">
            <text:p>Offence not known [Note 6]</text:p>
          </table:table-cell>
          <table:table-cell office:value-type="string" table:style-name="ce570">
            <text:p>:</text:p>
          </table:table-cell>
          <table:table-cell office:value-type="string" table:style-name="ce570">
            <text:p>:</text:p>
          </table:table-cell>
          <table:table-cell office:value-type="string" table:style-name="ce570">
            <text:p>:</text:p>
          </table:table-cell>
          <table:table-cell office:value-type="string" table:style-name="ce570">
            <text:p>:</text:p>
          </table:table-cell>
          <table:table-cell office:value-type="string" table:style-name="ce570">
            <text:p>:</text:p>
          </table:table-cell>
          <table:table-cell office:value-type="string" table:style-name="ce570">
            <text:p>:</text:p>
          </table:table-cell>
          <table:table-cell office:value-type="string" table:style-name="ce570">
            <text:p>:</text:p>
          </table:table-cell>
          <table:table-cell office:value-type="string" table:style-name="ce570">
            <text:p>:</text:p>
          </table:table-cell>
          <table:table-cell office:value-type="string" table:style-name="ce570">
            <text:p>:</text:p>
          </table:table-cell>
          <table:table-cell office:value-type="string" table:style-name="ce570">
            <text:p>:</text:p>
          </table:table-cell>
          <table:table-cell office:value-type="string" table:style-name="ce570">
            <text:p>:</text:p>
          </table:table-cell>
          <table:table-cell table:style-name="ce373"/>
          <table:table-cell table:style-name="ce374"/>
          <table:table-cell table:number-columns-repeated="16370"/>
        </table:table-row>
        <table:table-row table:style-name="ro62">
          <table:table-cell office:value-type="string" table:style-name="ce375">
            <text:p>All offences</text:p>
          </table:table-cell>
          <table:table-cell office:value-type="float" office:value="83.135529337517312" table:style-name="ce376">
            <text:p>83.1</text:p>
          </table:table-cell>
          <table:table-cell office:value-type="float" office:value="83.343734055759484" table:style-name="ce376">
            <text:p>83.3</text:p>
          </table:table-cell>
          <table:table-cell office:value-type="float" office:value="81.62600278822373" table:style-name="ce376">
            <text:p>81.6</text:p>
          </table:table-cell>
          <table:table-cell office:value-type="float" office:value="82.76018102659215" table:style-name="ce376">
            <text:p>82.8</text:p>
          </table:table-cell>
          <table:table-cell office:value-type="float" office:value="83.679932000833901" table:style-name="ce376">
            <text:p>83.7</text:p>
          </table:table-cell>
          <table:table-cell office:value-type="float" office:value="84.663698639391441" table:style-name="ce376">
            <text:p>84.7</text:p>
          </table:table-cell>
          <table:table-cell office:value-type="float" office:value="86.390085700189005" table:style-name="ce376">
            <text:p>86.4</text:p>
          </table:table-cell>
          <table:table-cell office:value-type="float" office:value="86.756535249731755" table:style-name="ce376">
            <text:p>86.8</text:p>
          </table:table-cell>
          <table:table-cell office:value-type="float" office:value="86.555837066812728" table:style-name="ce376">
            <text:p>86.6</text:p>
          </table:table-cell>
          <table:table-cell office:value-type="float" office:value="85.932249843211565" table:style-name="ce376">
            <text:p>85.9</text:p>
          </table:table-cell>
          <table:table-cell office:value-type="float" office:value="85.983705478193244" table:style-name="ce376">
            <text:p>86.0</text:p>
          </table:table-cell>
          <table:table-cell table:style-name="ce373"/>
          <table:table-cell table:number-columns-repeated="16371" table:style-name="ce4"/>
        </table:table-row>
        <table:table-row table:style-name="ro66">
          <table:table-cell office:value-type="string" table:style-name="ce220">
            <text:p>Source: Ministry of Justice Court Proceedings Database</text:p>
          </table:table-cell>
          <table:table-cell table:style-name="ce571"/>
          <table:table-cell table:style-name="ce571"/>
          <table:table-cell table:style-name="ce571"/>
          <table:table-cell table:style-name="ce571"/>
          <table:table-cell table:style-name="ce571"/>
          <table:table-cell table:style-name="ce571"/>
          <table:table-cell table:style-name="ce571"/>
          <table:table-cell table:style-name="ce571"/>
          <table:table-cell table:style-name="ce571"/>
          <table:table-cell table:style-name="ce571"/>
          <table:table-cell table:style-name="ce571"/>
          <table:table-cell table:number-columns-repeated="16372" table:style-name="ce4"/>
        </table:table-row>
        <table:table-row table:style-name="ro6">
          <table:table-cell office:value-type="string" table:style-name="ce132">
            <text:p>* = <text:s/>Conviction ratios are suppressed where convictions for not known offences exceed the number of prosecutions for a given period.</text:p>
          </table:table-cell>
          <table:table-cell table:number-columns-repeated="11" table:style-name="ce7"/>
          <table:table-cell table:number-columns-repeated="16372" table:style-name="ce4"/>
        </table:table-row>
        <table:table-row table:style-name="ro49">
          <table:table-cell office:value-type="string" table:number-columns-spanned="12" table:number-rows-spanned="1" table:style-name="ce176">
            <text:p>: = Not available</text:p>
          </table:table-cell>
          <table:covered-table-cell table:number-columns-repeated="11"/>
          <table:table-cell table:number-columns-repeated="16372" table:style-name="ce4"/>
        </table:table-row>
        <table:table-row table:style-name="ro6">
          <table:table-cell table:number-columns-repeated="12" table:style-name="ce328"/>
          <table:table-cell table:number-columns-repeated="16372" table:style-name="ce4"/>
        </table:table-row>
        <table:table-row table:number-rows-repeated="2" table:style-name="ro6">
          <table:table-cell table:style-name="ce377"/>
          <table:table-cell table:number-columns-repeated="8" table:style-name="ce378"/>
          <table:table-cell table:number-columns-repeated="2" table:style-name="ce343"/>
          <table:table-cell table:style-name="ce378"/>
          <table:table-cell table:number-columns-repeated="16372" table:style-name="ce4"/>
        </table:table-row>
        <table:table-row table:style-name="ro6">
          <table:table-cell table:style-name="ce220"/>
          <table:table-cell table:number-columns-repeated="11" table:style-name="ce11"/>
          <table:table-cell table:number-columns-repeated="16372" table:style-name="ce4"/>
        </table:table-row>
        <table:table-row table:style-name="ro6">
          <table:table-cell table:number-columns-repeated="12" table:style-name="ce342"/>
          <table:table-cell table:number-columns-repeated="16372" table:style-name="ce4"/>
        </table:table-row>
        <table:table-row table:style-name="ro6">
          <table:table-cell table:number-columns-repeated="12" table:style-name="ce327"/>
          <table:table-cell table:number-columns-repeated="16372" table:style-name="ce4"/>
        </table:table-row>
        <table:table-row table:style-name="ro6">
          <table:table-cell table:number-columns-repeated="12" table:style-name="ce7"/>
          <table:table-cell table:number-columns-repeated="16372" table:style-name="ce4"/>
        </table:table-row>
        <table:table-row table:style-name="ro73">
          <table:table-cell table:number-columns-spanned="12" table:number-rows-spanned="1" table:style-name="ce176"/>
          <table:covered-table-cell table:number-columns-repeated="11"/>
          <table:table-cell table:number-columns-repeated="16372" table:style-name="ce4"/>
        </table:table-row>
        <table:table-row table:style-name="ro6">
          <table:table-cell table:number-columns-repeated="16384"/>
        </table:table-row>
        <table:table-row table:style-name="ro6">
          <table:table-cell table:number-columns-spanned="12" table:number-rows-spanned="1" table:style-name="ce176"/>
          <table:covered-table-cell table:number-columns-repeated="11"/>
          <table:table-cell table:number-columns-repeated="16372"/>
        </table:table-row>
        <table:table-row table:style-name="ro6">
          <table:table-cell table:number-columns-repeated="16384"/>
        </table:table-row>
        <table:table-row table:style-name="ro80">
          <table:table-cell table:number-columns-spanned="11" table:number-rows-spanned="1" table:style-name="ce176"/>
          <table:covered-table-cell table:number-columns-repeated="10"/>
          <table:table-cell table:number-columns-repeated="16373" table:style-name="ce4"/>
        </table:table-row>
        <table:table-row table:number-rows-repeated="1048541" table:style-name="ro6">
          <table:table-cell table:number-columns-repeated="16384"/>
        </table:table-row>
      </table:table>
      <table:table table:name="Q3_5" table:style-name="ta1">
        <table:table-column table:style-name="co73" table:default-cell-style-name="ce4"/>
        <table:table-column table:style-name="co21" table:number-columns-repeated="11" table:default-cell-style-name="ce4"/>
        <table:table-column table:style-name="co6" table:number-columns-repeated="16372" table:default-cell-style-name="ce4"/>
        <table:table-row table:style-name="ro6">
          <table:table-cell office:value-type="string" table:style-name="ce379">
            <text:p>Table Q3.5 - Convictions on an all offence basis at all courts by offence group, 12 months ending September 2011 to 12 months ending September 2021, England and Wales [Notes 16, 5]</text:p>
          </table:table-cell>
          <table:table-cell table:number-columns-repeated="11" table:style-name="ce202"/>
          <table:table-cell table:number-columns-repeated="12" table:style-name="ce4"/>
          <table:table-cell table:number-columns-repeated="16360" table:style-name="ce1"/>
        </table:table-row>
        <table:table-row table:style-name="ro6">
          <table:table-cell office:value-type="string" table:style-name="ce380">
            <text:p>This worksheet contains 1 table. Notes can be found on the Notes sheet.</text:p>
          </table:table-cell>
          <table:table-cell table:number-columns-repeated="11" table:style-name="ce202"/>
          <table:table-cell table:number-columns-repeated="12" table:style-name="ce4"/>
          <table:table-cell table:number-columns-repeated="16360" table:style-name="ce1"/>
        </table:table-row>
        <table:table-row table:style-name="ro38">
          <table:table-cell office:value-type="string" table:style-name="ce32">
            <text:p><text:a xlink:href="#Contents.A1">back to contents</text:a></text:p>
          </table:table-cell>
          <table:table-cell table:number-columns-repeated="5" table:style-name="ce381"/>
          <table:table-cell table:style-name="ce382"/>
          <table:table-cell table:number-columns-repeated="5" table:style-name="ce381"/>
          <table:table-cell table:number-columns-repeated="12" table:style-name="ce4"/>
          <table:table-cell table:number-columns-repeated="16360" table:style-name="ce1"/>
        </table:table-row>
        <table:table-row table:style-name="ro62">
          <table:table-cell office:value-type="string" table:style-name="ce383">
            <text:p>Offence group</text:p>
          </table:table-cell>
          <table:table-cell office:value-type="string" table:style-name="ce293">
            <text:p>2011 [Note 30]</text:p>
          </table:table-cell>
          <table:table-cell office:value-type="string" table:style-name="ce293">
            <text:p>2012</text:p>
          </table:table-cell>
          <table:table-cell office:value-type="string" table:style-name="ce293">
            <text:p>2013</text:p>
          </table:table-cell>
          <table:table-cell office:value-type="string" table:style-name="ce293">
            <text:p>2014</text:p>
          </table:table-cell>
          <table:table-cell office:value-type="string" table:style-name="ce293">
            <text:p>2015</text:p>
          </table:table-cell>
          <table:table-cell office:value-type="string" table:style-name="ce293">
            <text:p>2016</text:p>
          </table:table-cell>
          <table:table-cell office:value-type="string" table:style-name="ce293">
            <text:p>2017</text:p>
          </table:table-cell>
          <table:table-cell office:value-type="string" table:style-name="ce293">
            <text:p>2018</text:p>
          </table:table-cell>
          <table:table-cell office:value-type="string" table:style-name="ce293">
            <text:p>2019</text:p>
          </table:table-cell>
          <table:table-cell office:value-type="string" table:style-name="ce293">
            <text:p>2020</text:p>
          </table:table-cell>
          <table:table-cell office:value-type="string" table:style-name="ce293">
            <text:p>2021</text:p>
          </table:table-cell>
          <table:table-cell table:number-columns-repeated="12" table:style-name="ce4"/>
          <table:table-cell table:number-columns-repeated="16360" table:style-name="ce1"/>
        </table:table-row>
        <table:table-row table:style-name="ro38">
          <table:table-cell office:value-type="string" table:style-name="ce384">
            <text:p>Violence against the person</text:p>
          </table:table-cell>
          <table:table-cell office:value-type="float" office:value="40187" table:style-name="ce385">
            <text:p>40,187</text:p>
          </table:table-cell>
          <table:table-cell office:value-type="float" office:value="36647" table:style-name="ce385">
            <text:p>36,647</text:p>
          </table:table-cell>
          <table:table-cell office:value-type="float" office:value="34105" table:style-name="ce385">
            <text:p>34,105</text:p>
          </table:table-cell>
          <table:table-cell office:value-type="float" office:value="36489" table:style-name="ce385">
            <text:p>36,489</text:p>
          </table:table-cell>
          <table:table-cell office:value-type="float" office:value="40938" table:style-name="ce385">
            <text:p>40,938</text:p>
          </table:table-cell>
          <table:table-cell office:value-type="float" office:value="43672" table:style-name="ce385">
            <text:p>43,672</text:p>
          </table:table-cell>
          <table:table-cell office:value-type="float" office:value="41726" table:style-name="ce385">
            <text:p>41,726</text:p>
          </table:table-cell>
          <table:table-cell office:value-type="float" office:value="40723" table:style-name="ce385">
            <text:p>40,723</text:p>
          </table:table-cell>
          <table:table-cell office:value-type="float" office:value="51475" table:style-name="ce385">
            <text:p>51,475</text:p>
          </table:table-cell>
          <table:table-cell office:value-type="float" office:value="51978" table:style-name="ce385">
            <text:p>51,978</text:p>
          </table:table-cell>
          <table:table-cell office:value-type="float" office:value="62790" table:style-name="ce385">
            <text:p>62,790</text:p>
          </table:table-cell>
          <table:table-cell table:style-name="ce4"/>
          <table:table-cell table:number-columns-repeated="11" table:style-name="ce386"/>
          <table:table-cell table:number-columns-repeated="16360" table:style-name="ce1"/>
        </table:table-row>
        <table:table-row table:style-name="ro38">
          <table:table-cell office:value-type="string" table:style-name="ce384">
            <text:p>Sexual offences</text:p>
          </table:table-cell>
          <table:table-cell office:value-type="float" office:value="19649" table:style-name="ce385">
            <text:p>19,649</text:p>
          </table:table-cell>
          <table:table-cell office:value-type="float" office:value="19791" table:style-name="ce385">
            <text:p>19,791</text:p>
          </table:table-cell>
          <table:table-cell office:value-type="float" office:value="19719" table:style-name="ce385">
            <text:p>19,719</text:p>
          </table:table-cell>
          <table:table-cell office:value-type="float" office:value="20228" table:style-name="ce385">
            <text:p>20,228</text:p>
          </table:table-cell>
          <table:table-cell office:value-type="float" office:value="23113" table:style-name="ce385">
            <text:p>23,113</text:p>
          </table:table-cell>
          <table:table-cell office:value-type="float" office:value="25894" table:style-name="ce385">
            <text:p>25,894</text:p>
          </table:table-cell>
          <table:table-cell office:value-type="float" office:value="25280" table:style-name="ce385">
            <text:p>25,280</text:p>
          </table:table-cell>
          <table:table-cell office:value-type="float" office:value="21583" table:style-name="ce385">
            <text:p>21,583</text:p>
          </table:table-cell>
          <table:table-cell office:value-type="float" office:value="17982" table:style-name="ce385">
            <text:p>17,982</text:p>
          </table:table-cell>
          <table:table-cell office:value-type="float" office:value="15090" table:style-name="ce385">
            <text:p>15,090</text:p>
          </table:table-cell>
          <table:table-cell office:value-type="float" office:value="21007" table:style-name="ce385">
            <text:p>21,007</text:p>
          </table:table-cell>
          <table:table-cell table:style-name="ce4"/>
          <table:table-cell table:number-columns-repeated="11" table:style-name="ce386"/>
          <table:table-cell table:number-columns-repeated="16360" table:style-name="ce1"/>
        </table:table-row>
        <table:table-row table:style-name="ro38">
          <table:table-cell office:value-type="string" table:style-name="ce384">
            <text:p>Robbery</text:p>
          </table:table-cell>
          <table:table-cell office:value-type="float" office:value="12532" table:style-name="ce385">
            <text:p>12,532</text:p>
          </table:table-cell>
          <table:table-cell office:value-type="float" office:value="12627" table:style-name="ce385">
            <text:p>12,627</text:p>
          </table:table-cell>
          <table:table-cell office:value-type="float" office:value="10134" table:style-name="ce385">
            <text:p>10,134</text:p>
          </table:table-cell>
          <table:table-cell office:value-type="float" office:value="8157" table:style-name="ce385">
            <text:p>8,157</text:p>
          </table:table-cell>
          <table:table-cell office:value-type="float" office:value="6947" table:style-name="ce385">
            <text:p>6,947</text:p>
          </table:table-cell>
          <table:table-cell office:value-type="float" office:value="6226" table:style-name="ce385">
            <text:p>6,226</text:p>
          </table:table-cell>
          <table:table-cell office:value-type="float" office:value="5894" table:style-name="ce385">
            <text:p>5,894</text:p>
          </table:table-cell>
          <table:table-cell office:value-type="float" office:value="6015" table:style-name="ce385">
            <text:p>6,015</text:p>
          </table:table-cell>
          <table:table-cell office:value-type="float" office:value="6280" table:style-name="ce385">
            <text:p>6,280</text:p>
          </table:table-cell>
          <table:table-cell office:value-type="float" office:value="5600" table:style-name="ce385">
            <text:p>5,600</text:p>
          </table:table-cell>
          <table:table-cell office:value-type="float" office:value="5351" table:style-name="ce385">
            <text:p>5,351</text:p>
          </table:table-cell>
          <table:table-cell table:style-name="ce4"/>
          <table:table-cell table:number-columns-repeated="11" table:style-name="ce386"/>
          <table:table-cell table:number-columns-repeated="16360" table:style-name="ce1"/>
        </table:table-row>
        <table:table-row table:style-name="ro38">
          <table:table-cell office:value-type="string" table:style-name="ce384">
            <text:p>Theft Offences</text:p>
          </table:table-cell>
          <table:table-cell office:value-type="float" office:value="200227" table:style-name="ce385">
            <text:p>200,227</text:p>
          </table:table-cell>
          <table:table-cell office:value-type="float" office:value="198615" table:style-name="ce385">
            <text:p>198,615</text:p>
          </table:table-cell>
          <table:table-cell office:value-type="float" office:value="194610" table:style-name="ce385">
            <text:p>194,610</text:p>
          </table:table-cell>
          <table:table-cell office:value-type="float" office:value="196862" table:style-name="ce385">
            <text:p>196,862</text:p>
          </table:table-cell>
          <table:table-cell office:value-type="float" office:value="183739" table:style-name="ce385">
            <text:p>183,739</text:p>
          </table:table-cell>
          <table:table-cell office:value-type="float" office:value="166190" table:style-name="ce385">
            <text:p>166,190</text:p>
          </table:table-cell>
          <table:table-cell office:value-type="float" office:value="156531" table:style-name="ce385">
            <text:p>156,531</text:p>
          </table:table-cell>
          <table:table-cell office:value-type="float" office:value="139256" table:style-name="ce385">
            <text:p>139,256</text:p>
          </table:table-cell>
          <table:table-cell office:value-type="float" office:value="125959" table:style-name="ce385">
            <text:p>125,959</text:p>
          </table:table-cell>
          <table:table-cell office:value-type="float" office:value="88273" table:style-name="ce385">
            <text:p>88,273</text:p>
          </table:table-cell>
          <table:table-cell office:value-type="float" office:value="76552" table:style-name="ce385">
            <text:p>76,552</text:p>
          </table:table-cell>
          <table:table-cell table:style-name="ce4"/>
          <table:table-cell table:number-columns-repeated="11" table:style-name="ce386"/>
          <table:table-cell table:number-columns-repeated="16360" table:style-name="ce1"/>
        </table:table-row>
        <table:table-row table:style-name="ro38">
          <table:table-cell office:value-type="string" table:style-name="ce384">
            <text:p>Criminal damage and arson</text:p>
          </table:table-cell>
          <table:table-cell office:value-type="float" office:value="10076" table:style-name="ce385">
            <text:p>10,076</text:p>
          </table:table-cell>
          <table:table-cell office:value-type="float" office:value="8818" table:style-name="ce385">
            <text:p>8,818</text:p>
          </table:table-cell>
          <table:table-cell office:value-type="float" office:value="7084" table:style-name="ce385">
            <text:p>7,084</text:p>
          </table:table-cell>
          <table:table-cell office:value-type="float" office:value="4516" table:style-name="ce385">
            <text:p>4,516</text:p>
          </table:table-cell>
          <table:table-cell office:value-type="float" office:value="4296" table:style-name="ce385">
            <text:p>4,296</text:p>
          </table:table-cell>
          <table:table-cell office:value-type="float" office:value="4146" table:style-name="ce385">
            <text:p>4,146</text:p>
          </table:table-cell>
          <table:table-cell office:value-type="float" office:value="3727" table:style-name="ce385">
            <text:p>3,727</text:p>
          </table:table-cell>
          <table:table-cell office:value-type="float" office:value="3116" table:style-name="ce385">
            <text:p>3,116</text:p>
          </table:table-cell>
          <table:table-cell office:value-type="float" office:value="2789" table:style-name="ce385">
            <text:p>2,789</text:p>
          </table:table-cell>
          <table:table-cell office:value-type="float" office:value="2464" table:style-name="ce385">
            <text:p>2,464</text:p>
          </table:table-cell>
          <table:table-cell office:value-type="float" office:value="2646" table:style-name="ce385">
            <text:p>2,646</text:p>
          </table:table-cell>
          <table:table-cell table:style-name="ce4"/>
          <table:table-cell table:number-columns-repeated="11" table:style-name="ce386"/>
          <table:table-cell table:number-columns-repeated="16360" table:style-name="ce1"/>
        </table:table-row>
        <table:table-row table:style-name="ro38">
          <table:table-cell office:value-type="string" table:style-name="ce384">
            <text:p>Drug offences</text:p>
          </table:table-cell>
          <table:table-cell office:value-type="float" office:value="97517" table:style-name="ce385">
            <text:p>97,517</text:p>
          </table:table-cell>
          <table:table-cell office:value-type="float" office:value="92196" table:style-name="ce385">
            <text:p>92,196</text:p>
          </table:table-cell>
          <table:table-cell office:value-type="float" office:value="88857" table:style-name="ce385">
            <text:p>88,857</text:p>
          </table:table-cell>
          <table:table-cell office:value-type="float" office:value="86682" table:style-name="ce385">
            <text:p>86,682</text:p>
          </table:table-cell>
          <table:table-cell office:value-type="float" office:value="80563" table:style-name="ce385">
            <text:p>80,563</text:p>
          </table:table-cell>
          <table:table-cell office:value-type="float" office:value="78382" table:style-name="ce385">
            <text:p>78,382</text:p>
          </table:table-cell>
          <table:table-cell office:value-type="float" office:value="72286" table:style-name="ce385">
            <text:p>72,286</text:p>
          </table:table-cell>
          <table:table-cell office:value-type="float" office:value="65183" table:style-name="ce385">
            <text:p>65,183</text:p>
          </table:table-cell>
          <table:table-cell office:value-type="float" office:value="71728" table:style-name="ce385">
            <text:p>71,728</text:p>
          </table:table-cell>
          <table:table-cell office:value-type="float" office:value="64767" table:style-name="ce385">
            <text:p>64,767</text:p>
          </table:table-cell>
          <table:table-cell office:value-type="float" office:value="81718" table:style-name="ce385">
            <text:p>81,718</text:p>
          </table:table-cell>
          <table:table-cell table:style-name="ce4"/>
          <table:table-cell table:number-columns-repeated="11" table:style-name="ce386"/>
          <table:table-cell table:number-columns-repeated="16360" table:style-name="ce1"/>
        </table:table-row>
        <table:table-row table:style-name="ro38">
          <table:table-cell office:value-type="string" table:style-name="ce384">
            <text:p>Possession of weapons</text:p>
          </table:table-cell>
          <table:table-cell office:value-type="float" office:value="20604" table:style-name="ce385">
            <text:p>20,604</text:p>
          </table:table-cell>
          <table:table-cell office:value-type="float" office:value="17929" table:style-name="ce385">
            <text:p>17,929</text:p>
          </table:table-cell>
          <table:table-cell office:value-type="float" office:value="16493" table:style-name="ce385">
            <text:p>16,493</text:p>
          </table:table-cell>
          <table:table-cell office:value-type="float" office:value="17093" table:style-name="ce385">
            <text:p>17,093</text:p>
          </table:table-cell>
          <table:table-cell office:value-type="float" office:value="17945" table:style-name="ce385">
            <text:p>17,945</text:p>
          </table:table-cell>
          <table:table-cell office:value-type="float" office:value="20384" table:style-name="ce385">
            <text:p>20,384</text:p>
          </table:table-cell>
          <table:table-cell office:value-type="float" office:value="21508" table:style-name="ce385">
            <text:p>21,508</text:p>
          </table:table-cell>
          <table:table-cell office:value-type="float" office:value="22243" table:style-name="ce385">
            <text:p>22,243</text:p>
          </table:table-cell>
          <table:table-cell office:value-type="float" office:value="23449" table:style-name="ce385">
            <text:p>23,449</text:p>
          </table:table-cell>
          <table:table-cell office:value-type="float" office:value="20599" table:style-name="ce385">
            <text:p>20,599</text:p>
          </table:table-cell>
          <table:table-cell office:value-type="float" office:value="24438" table:style-name="ce385">
            <text:p>24,438</text:p>
          </table:table-cell>
          <table:table-cell table:style-name="ce4"/>
          <table:table-cell table:number-columns-repeated="11" table:style-name="ce386"/>
          <table:table-cell table:number-columns-repeated="16360" table:style-name="ce1"/>
        </table:table-row>
        <table:table-row table:style-name="ro38">
          <table:table-cell office:value-type="string" table:style-name="ce384">
            <text:p>Public order offences</text:p>
          </table:table-cell>
          <table:table-cell office:value-type="float" office:value="26718" table:style-name="ce385">
            <text:p>26,718</text:p>
          </table:table-cell>
          <table:table-cell office:value-type="float" office:value="25022" table:style-name="ce385">
            <text:p>25,022</text:p>
          </table:table-cell>
          <table:table-cell office:value-type="float" office:value="24390" table:style-name="ce385">
            <text:p>24,390</text:p>
          </table:table-cell>
          <table:table-cell office:value-type="float" office:value="26830" table:style-name="ce385">
            <text:p>26,830</text:p>
          </table:table-cell>
          <table:table-cell office:value-type="float" office:value="27168" table:style-name="ce385">
            <text:p>27,168</text:p>
          </table:table-cell>
          <table:table-cell office:value-type="float" office:value="27245" table:style-name="ce385">
            <text:p>27,245</text:p>
          </table:table-cell>
          <table:table-cell office:value-type="float" office:value="27620" table:style-name="ce385">
            <text:p>27,620</text:p>
          </table:table-cell>
          <table:table-cell office:value-type="float" office:value="27397" table:style-name="ce385">
            <text:p>27,397</text:p>
          </table:table-cell>
          <table:table-cell office:value-type="float" office:value="27728" table:style-name="ce385">
            <text:p>27,728</text:p>
          </table:table-cell>
          <table:table-cell office:value-type="float" office:value="24167" table:style-name="ce385">
            <text:p>24,167</text:p>
          </table:table-cell>
          <table:table-cell office:value-type="float" office:value="27853" table:style-name="ce385">
            <text:p>27,853</text:p>
          </table:table-cell>
          <table:table-cell table:style-name="ce4"/>
          <table:table-cell table:number-columns-repeated="11" table:style-name="ce386"/>
          <table:table-cell table:number-columns-repeated="16360" table:style-name="ce1"/>
        </table:table-row>
        <table:table-row table:style-name="ro38">
          <table:table-cell office:value-type="string" table:style-name="ce384">
            <text:p>Miscellaneous crimes against society</text:p>
          </table:table-cell>
          <table:table-cell office:value-type="float" office:value="114927" table:style-name="ce385">
            <text:p>114,927</text:p>
          </table:table-cell>
          <table:table-cell office:value-type="float" office:value="108190" table:style-name="ce385">
            <text:p>108,190</text:p>
          </table:table-cell>
          <table:table-cell office:value-type="float" office:value="101004" table:style-name="ce385">
            <text:p>101,004</text:p>
          </table:table-cell>
          <table:table-cell office:value-type="float" office:value="100484" table:style-name="ce385">
            <text:p>100,484</text:p>
          </table:table-cell>
          <table:table-cell office:value-type="float" office:value="97433" table:style-name="ce385">
            <text:p>97,433</text:p>
          </table:table-cell>
          <table:table-cell office:value-type="float" office:value="98876" table:style-name="ce385">
            <text:p>98,876</text:p>
          </table:table-cell>
          <table:table-cell office:value-type="float" office:value="89290" table:style-name="ce385">
            <text:p>89,290</text:p>
          </table:table-cell>
          <table:table-cell office:value-type="float" office:value="74487" table:style-name="ce385">
            <text:p>74,487</text:p>
          </table:table-cell>
          <table:table-cell office:value-type="float" office:value="69728" table:style-name="ce385">
            <text:p>69,728</text:p>
          </table:table-cell>
          <table:table-cell office:value-type="float" office:value="50548" table:style-name="ce385">
            <text:p>50,548</text:p>
          </table:table-cell>
          <table:table-cell office:value-type="float" office:value="60467" table:style-name="ce385">
            <text:p>60,467</text:p>
          </table:table-cell>
          <table:table-cell table:style-name="ce4"/>
          <table:table-cell table:number-columns-repeated="11" table:style-name="ce386"/>
          <table:table-cell table:number-columns-repeated="16360" table:style-name="ce1"/>
        </table:table-row>
        <table:table-row table:style-name="ro38">
          <table:table-cell office:value-type="string" table:style-name="ce384">
            <text:p>Fraud offences</text:p>
          </table:table-cell>
          <table:table-cell office:value-type="float" office:value="41235" table:style-name="ce385">
            <text:p>41,235</text:p>
          </table:table-cell>
          <table:table-cell office:value-type="float" office:value="35364" table:style-name="ce385">
            <text:p>35,364</text:p>
          </table:table-cell>
          <table:table-cell office:value-type="float" office:value="32974" table:style-name="ce385">
            <text:p>32,974</text:p>
          </table:table-cell>
          <table:table-cell office:value-type="float" office:value="36372" table:style-name="ce385">
            <text:p>36,372</text:p>
          </table:table-cell>
          <table:table-cell office:value-type="float" office:value="34405" table:style-name="ce385">
            <text:p>34,405</text:p>
          </table:table-cell>
          <table:table-cell office:value-type="float" office:value="28316" table:style-name="ce385">
            <text:p>28,316</text:p>
          </table:table-cell>
          <table:table-cell office:value-type="float" office:value="26663" table:style-name="ce385">
            <text:p>26,663</text:p>
          </table:table-cell>
          <table:table-cell office:value-type="float" office:value="24498" table:style-name="ce385">
            <text:p>24,498</text:p>
          </table:table-cell>
          <table:table-cell office:value-type="float" office:value="20948" table:style-name="ce385">
            <text:p>20,948</text:p>
          </table:table-cell>
          <table:table-cell office:value-type="float" office:value="15160" table:style-name="ce385">
            <text:p>15,160</text:p>
          </table:table-cell>
          <table:table-cell office:value-type="float" office:value="13302" table:style-name="ce385">
            <text:p>13,302</text:p>
          </table:table-cell>
          <table:table-cell table:style-name="ce4"/>
          <table:table-cell table:number-columns-repeated="11" table:style-name="ce386"/>
          <table:table-cell table:number-columns-repeated="16360" table:style-name="ce1"/>
        </table:table-row>
        <table:table-row table:style-name="ro38">
          <table:table-cell office:value-type="string" table:style-name="ce387">
            <text:p>Total indictable offences</text:p>
          </table:table-cell>
          <table:table-cell office:value-type="float" office:value="583672" table:style-name="ce388">
            <text:p>583,672</text:p>
          </table:table-cell>
          <table:table-cell office:value-type="float" office:value="555199" table:style-name="ce388">
            <text:p>555,199</text:p>
          </table:table-cell>
          <table:table-cell office:value-type="float" office:value="529370" table:style-name="ce388">
            <text:p>529,370</text:p>
          </table:table-cell>
          <table:table-cell office:value-type="float" office:value="533713" table:style-name="ce388">
            <text:p>533,713</text:p>
          </table:table-cell>
          <table:table-cell office:value-type="float" office:value="516547" table:style-name="ce388">
            <text:p>516,547</text:p>
          </table:table-cell>
          <table:table-cell office:value-type="float" office:value="499331" table:style-name="ce388">
            <text:p>499,331</text:p>
          </table:table-cell>
          <table:table-cell office:value-type="float" office:value="470525" table:style-name="ce388">
            <text:p>470,525</text:p>
          </table:table-cell>
          <table:table-cell office:value-type="float" office:value="424501" table:style-name="ce388">
            <text:p>424,501</text:p>
          </table:table-cell>
          <table:table-cell office:value-type="float" office:value="418066" table:style-name="ce388">
            <text:p>418,066</text:p>
          </table:table-cell>
          <table:table-cell office:value-type="float" office:value="338646" table:style-name="ce388">
            <text:p>338,646</text:p>
          </table:table-cell>
          <table:table-cell office:value-type="float" office:value="376124" table:style-name="ce388">
            <text:p>376,124</text:p>
          </table:table-cell>
          <table:table-cell table:number-columns-repeated="12" table:style-name="ce389"/>
          <table:table-cell table:number-columns-repeated="16360" table:style-name="ce336"/>
        </table:table-row>
        <table:table-row table:style-name="ro13">
          <table:table-cell office:value-type="string" table:style-name="ce384">
            <text:p>Summary non-motoring</text:p>
          </table:table-cell>
          <table:table-cell office:value-type="float" office:value="608126" table:style-name="ce385">
            <text:p>608,126</text:p>
          </table:table-cell>
          <table:table-cell office:value-type="float" office:value="593065" table:style-name="ce385">
            <text:p>593,065</text:p>
          </table:table-cell>
          <table:table-cell office:value-type="float" office:value="552851" table:style-name="ce385">
            <text:p>552,851</text:p>
          </table:table-cell>
          <table:table-cell office:value-type="float" office:value="554312" table:style-name="ce385">
            <text:p>554,312</text:p>
          </table:table-cell>
          <table:table-cell office:value-type="float" office:value="584126" table:style-name="ce385">
            <text:p>584,126</text:p>
          </table:table-cell>
          <table:table-cell office:value-type="float" office:value="594951" table:style-name="ce385">
            <text:p>594,951</text:p>
          </table:table-cell>
          <table:table-cell office:value-type="float" office:value="572900" table:style-name="ce385">
            <text:p>572,900</text:p>
          </table:table-cell>
          <table:table-cell office:value-type="float" office:value="565726" table:style-name="ce385">
            <text:p>565,726</text:p>
          </table:table-cell>
          <table:table-cell office:value-type="float" office:value="542207" table:style-name="ce385">
            <text:p>542,207</text:p>
          </table:table-cell>
          <table:table-cell office:value-type="float" office:value="340492" table:style-name="ce385">
            <text:p>340,492</text:p>
          </table:table-cell>
          <table:table-cell office:value-type="float" office:value="329756" table:style-name="ce385">
            <text:p>329,756</text:p>
          </table:table-cell>
          <table:table-cell table:style-name="ce4"/>
          <table:table-cell table:number-columns-repeated="11" table:style-name="ce386"/>
          <table:table-cell table:number-columns-repeated="16360" table:style-name="ce1"/>
        </table:table-row>
        <table:table-row table:style-name="ro38">
          <table:table-cell office:value-type="string" table:style-name="ce384">
            <text:p>Summary motoring</text:p>
          </table:table-cell>
          <table:table-cell office:value-type="float" office:value="657593" table:style-name="ce385">
            <text:p>657,593</text:p>
          </table:table-cell>
          <table:table-cell office:value-type="float" office:value="595848" table:style-name="ce385">
            <text:p>595,848</text:p>
          </table:table-cell>
          <table:table-cell office:value-type="float" office:value="593445" table:style-name="ce385">
            <text:p>593,445</text:p>
          </table:table-cell>
          <table:table-cell office:value-type="float" office:value="594832" table:style-name="ce385">
            <text:p>594,832</text:p>
          </table:table-cell>
          <table:table-cell office:value-type="float" office:value="629287" table:style-name="ce385">
            <text:p>629,287</text:p>
          </table:table-cell>
          <table:table-cell office:value-type="float" office:value="654295" table:style-name="ce385">
            <text:p>654,295</text:p>
          </table:table-cell>
          <table:table-cell office:value-type="float" office:value="679633" table:style-name="ce385">
            <text:p>679,633</text:p>
          </table:table-cell>
          <table:table-cell office:value-type="float" office:value="670786" table:style-name="ce385">
            <text:p>670,786</text:p>
          </table:table-cell>
          <table:table-cell office:value-type="float" office:value="672242" table:style-name="ce385">
            <text:p>672,242</text:p>
          </table:table-cell>
          <table:table-cell office:value-type="float" office:value="562565" table:style-name="ce385">
            <text:p>562,565</text:p>
          </table:table-cell>
          <table:table-cell office:value-type="float" office:value="672995" table:style-name="ce385">
            <text:p>672,995</text:p>
          </table:table-cell>
          <table:table-cell table:style-name="ce4"/>
          <table:table-cell table:number-columns-repeated="11" table:style-name="ce386"/>
          <table:table-cell table:number-columns-repeated="16360" table:style-name="ce1"/>
        </table:table-row>
        <table:table-row table:style-name="ro38">
          <table:table-cell office:value-type="string" table:style-name="ce387">
            <text:p>Total summary offences</text:p>
          </table:table-cell>
          <table:table-cell office:value-type="float" office:value="1265719" table:style-name="ce388">
            <text:p>1,265,719</text:p>
          </table:table-cell>
          <table:table-cell office:value-type="float" office:value="1188913" table:style-name="ce388">
            <text:p>1,188,913</text:p>
          </table:table-cell>
          <table:table-cell office:value-type="float" office:value="1146296" table:style-name="ce388">
            <text:p>1,146,296</text:p>
          </table:table-cell>
          <table:table-cell office:value-type="float" office:value="1149144" table:style-name="ce388">
            <text:p>1,149,144</text:p>
          </table:table-cell>
          <table:table-cell office:value-type="float" office:value="1213413" table:style-name="ce388">
            <text:p>1,213,413</text:p>
          </table:table-cell>
          <table:table-cell office:value-type="float" office:value="1249246" table:style-name="ce388">
            <text:p>1,249,246</text:p>
          </table:table-cell>
          <table:table-cell office:value-type="float" office:value="1252533" table:style-name="ce388">
            <text:p>1,252,533</text:p>
          </table:table-cell>
          <table:table-cell office:value-type="float" office:value="1236512" table:style-name="ce388">
            <text:p>1,236,512</text:p>
          </table:table-cell>
          <table:table-cell office:value-type="float" office:value="1214449" table:style-name="ce388">
            <text:p>1,214,449</text:p>
          </table:table-cell>
          <table:table-cell office:value-type="float" office:value="903057" table:style-name="ce388">
            <text:p>903,057</text:p>
          </table:table-cell>
          <table:table-cell office:value-type="float" office:value="1002751" table:style-name="ce388">
            <text:p>1,002,751</text:p>
          </table:table-cell>
          <table:table-cell table:style-name="ce336"/>
          <table:table-cell table:number-columns-repeated="11" table:style-name="ce389"/>
          <table:table-cell table:number-columns-repeated="16360" table:style-name="ce336"/>
        </table:table-row>
        <table:table-row table:style-name="ro81">
          <table:table-cell office:value-type="string" table:style-name="ce355">
            <text:p>Offence not known [Note 6]</text:p>
          </table:table-cell>
          <table:table-cell office:value-type="float" office:value="0" table:style-name="ce572">
            <text:p>-</text:p>
          </table:table-cell>
          <table:table-cell office:value-type="float" office:value="0" table:style-name="ce572">
            <text:p>-</text:p>
          </table:table-cell>
          <table:table-cell office:value-type="float" office:value="0" table:style-name="ce572">
            <text:p>-</text:p>
          </table:table-cell>
          <table:table-cell office:value-type="float" office:value="0" table:style-name="ce572">
            <text:p>-</text:p>
          </table:table-cell>
          <table:table-cell office:value-type="float" office:value="0" table:style-name="ce572">
            <text:p>-</text:p>
          </table:table-cell>
          <table:table-cell office:value-type="float" office:value="0" table:style-name="ce572">
            <text:p>-</text:p>
          </table:table-cell>
          <table:table-cell office:value-type="float" office:value="0" table:style-name="ce572">
            <text:p>-</text:p>
          </table:table-cell>
          <table:table-cell office:value-type="float" office:value="194" table:style-name="ce572">
            <text:p>194</text:p>
          </table:table-cell>
          <table:table-cell office:value-type="float" office:value="1313" table:style-name="ce391">
            <text:p><text:s/>1,313<text:s/></text:p>
          </table:table-cell>
          <table:table-cell office:value-type="float" office:value="1419" table:style-name="ce392">
            <text:p>1,419</text:p>
          </table:table-cell>
          <table:table-cell office:value-type="float" office:value="346" table:style-name="ce392">
            <text:p>346</text:p>
          </table:table-cell>
          <table:table-cell table:style-name="ce336"/>
          <table:table-cell table:number-columns-repeated="11" table:style-name="ce389"/>
          <table:table-cell table:number-columns-repeated="16360" table:style-name="ce336"/>
        </table:table-row>
        <table:table-row table:style-name="ro9">
          <table:table-cell office:value-type="string" table:style-name="ce393">
            <text:p>All offences</text:p>
          </table:table-cell>
          <table:table-cell office:value-type="float" office:value="1849391" table:style-name="ce394">
            <text:p>1,849,391</text:p>
          </table:table-cell>
          <table:table-cell office:value-type="float" office:value="1744112" table:style-name="ce394">
            <text:p>1,744,112</text:p>
          </table:table-cell>
          <table:table-cell office:value-type="float" office:value="1675666" table:style-name="ce394">
            <text:p>1,675,666</text:p>
          </table:table-cell>
          <table:table-cell office:value-type="float" office:value="1682857" table:style-name="ce394">
            <text:p>1,682,857</text:p>
          </table:table-cell>
          <table:table-cell office:value-type="float" office:value="1729960" table:style-name="ce394">
            <text:p>1,729,960</text:p>
          </table:table-cell>
          <table:table-cell office:value-type="float" office:value="1748577" table:style-name="ce394">
            <text:p>1,748,577</text:p>
          </table:table-cell>
          <table:table-cell office:value-type="float" office:value="1723058" table:style-name="ce394">
            <text:p>1,723,058</text:p>
          </table:table-cell>
          <table:table-cell office:value-type="float" office:value="1661207" table:style-name="ce394">
            <text:p>1,661,207</text:p>
          </table:table-cell>
          <table:table-cell office:value-type="float" office:value="1633828" table:style-name="ce394">
            <text:p>1,633,828</text:p>
          </table:table-cell>
          <table:table-cell office:value-type="float" office:value="1243122" table:style-name="ce394">
            <text:p>1,243,122</text:p>
          </table:table-cell>
          <table:table-cell office:value-type="float" office:value="1379221" table:style-name="ce394">
            <text:p>1,379,221</text:p>
          </table:table-cell>
          <table:table-cell table:style-name="ce317"/>
          <table:table-cell table:number-columns-repeated="11" table:style-name="ce386"/>
          <table:table-cell table:number-columns-repeated="16360" table:style-name="ce1"/>
        </table:table-row>
        <table:table-row table:style-name="ro66">
          <table:table-cell office:value-type="string" table:style-name="ce220">
            <text:p>Source: Ministry of Justice Court Proceedings Database</text:p>
          </table:table-cell>
          <table:table-cell table:style-name="ce573"/>
          <table:table-cell table:style-name="ce573"/>
          <table:table-cell table:style-name="ce573"/>
          <table:table-cell table:style-name="ce573"/>
          <table:table-cell table:style-name="ce573"/>
          <table:table-cell table:style-name="ce573"/>
          <table:table-cell table:style-name="ce573"/>
          <table:table-cell table:style-name="ce573"/>
          <table:table-cell table:style-name="ce573"/>
          <table:table-cell table:style-name="ce573"/>
          <table:table-cell table:style-name="ce573"/>
          <table:table-cell table:number-columns-repeated="12" table:style-name="ce4"/>
          <table:table-cell table:number-columns-repeated="16360" table:style-name="ce1"/>
        </table:table-row>
        <table:table-row table:style-name="ro6">
          <table:table-cell office:value-type="string" table:style-name="ce132">
            <text:p>- = nil</text:p>
          </table:table-cell>
          <table:table-cell table:style-name="ce573"/>
          <table:table-cell table:style-name="ce573"/>
          <table:table-cell table:style-name="ce573"/>
          <table:table-cell table:style-name="ce573"/>
          <table:table-cell table:style-name="ce573"/>
          <table:table-cell table:style-name="ce573"/>
          <table:table-cell table:style-name="ce573"/>
          <table:table-cell table:style-name="ce573"/>
          <table:table-cell table:style-name="ce573"/>
          <table:table-cell table:style-name="ce573"/>
          <table:table-cell table:style-name="ce573"/>
          <table:table-cell table:number-columns-repeated="12" table:style-name="ce4"/>
          <table:table-cell table:number-columns-repeated="16360" table:style-name="ce1"/>
        </table:table-row>
        <table:table-row table:style-name="ro6">
          <table:table-cell office:value-type="string" table:style-name="ce254">
            <text:p>: = Not available</text:p>
          </table:table-cell>
          <table:table-cell table:number-columns-repeated="16383" table:style-name="ce27"/>
        </table:table-row>
        <table:table-row table:style-name="ro38">
          <table:table-cell table:style-name="ce7"/>
          <table:table-cell table:number-columns-repeated="10" table:style-name="ce395"/>
          <table:table-cell table:style-name="ce7"/>
          <table:table-cell table:number-columns-repeated="12" table:style-name="ce4"/>
          <table:table-cell table:number-columns-repeated="16360" table:style-name="ce1"/>
        </table:table-row>
        <table:table-row table:style-name="ro60">
          <table:table-cell table:number-columns-spanned="12" table:number-rows-spanned="1" table:style-name="ce176"/>
          <table:covered-table-cell table:number-columns-repeated="11"/>
          <table:table-cell table:number-columns-repeated="12" table:style-name="ce4"/>
          <table:table-cell table:number-columns-repeated="16360" table:style-name="ce1"/>
        </table:table-row>
        <table:table-row table:number-rows-repeated="3" table:style-name="ro6">
          <table:table-cell table:style-name="ce327"/>
          <table:table-cell table:number-columns-repeated="11" table:style-name="ce7"/>
          <table:table-cell table:number-columns-repeated="12" table:style-name="ce4"/>
          <table:table-cell table:number-columns-repeated="16360" table:style-name="ce1"/>
        </table:table-row>
        <table:table-row table:style-name="ro6">
          <table:table-cell table:style-name="ce327"/>
          <table:table-cell table:number-columns-repeated="8" table:style-name="ce7"/>
          <table:table-cell table:number-columns-repeated="3" table:style-name="ce396"/>
          <table:table-cell table:number-columns-repeated="12" table:style-name="ce4"/>
          <table:table-cell table:number-columns-repeated="16360" table:style-name="ce1"/>
        </table:table-row>
        <table:table-row table:style-name="ro6">
          <table:table-cell table:number-columns-repeated="9" table:style-name="ce7"/>
          <table:table-cell table:number-columns-repeated="3" table:style-name="ce396"/>
          <table:table-cell table:number-columns-repeated="12" table:style-name="ce4"/>
          <table:table-cell table:number-columns-repeated="16360" table:style-name="ce1"/>
        </table:table-row>
        <table:table-row table:style-name="ro6">
          <table:table-cell table:style-name="ce327"/>
          <table:table-cell table:number-columns-repeated="11" table:style-name="ce7"/>
          <table:table-cell table:number-columns-repeated="12" table:style-name="ce4"/>
          <table:table-cell table:number-columns-repeated="16360" table:style-name="ce1"/>
        </table:table-row>
        <table:table-row table:style-name="ro6">
          <table:table-cell table:number-columns-repeated="24" table:style-name="ce4"/>
          <table:table-cell table:number-columns-repeated="16360" table:style-name="ce1"/>
        </table:table-row>
        <table:table-row table:style-name="ro79">
          <table:table-cell table:number-columns-spanned="11" table:number-rows-spanned="1" table:style-name="ce176"/>
          <table:covered-table-cell table:number-columns-repeated="10"/>
          <table:table-cell table:number-columns-repeated="13" table:style-name="ce4"/>
          <table:table-cell table:number-columns-repeated="16360" table:style-name="ce1"/>
        </table:table-row>
        <table:table-row table:number-rows-repeated="1048543" table:style-name="ro7">
          <table:table-cell table:number-columns-repeated="16384"/>
        </table:table-row>
      </table:table>
      <table:table table:name="Q4_1" table:style-name="ta1">
        <table:table-column table:style-name="co74" table:default-cell-style-name="ce7"/>
        <table:table-column table:style-name="co75" table:default-cell-style-name="ce4"/>
        <table:table-column table:style-name="co76" table:number-columns-repeated="10" table:default-cell-style-name="ce4"/>
        <table:table-column table:style-name="co7" table:number-columns-repeated="16372" table:default-cell-style-name="ce4"/>
        <table:table-row table:style-name="ro82">
          <table:table-cell office:value-type="string" table:style-name="ce330">
            <text:p>Table Q4.1 - Defendants directed to appear at magistrates' courts by police, by type of offence and how directed to appear, 12 months ending September 2017 to 12 months ending September 2021, England and Wales [Note 4, 5, 54]</text:p>
          </table:table-cell>
          <table:table-cell table:style-name="ce4"/>
          <table:table-cell table:number-columns-repeated="10" table:style-name="ce397"/>
          <table:table-cell table:style-name="ce4"/>
          <table:table-cell table:number-columns-repeated="5" table:style-name="ce27"/>
          <table:table-cell table:number-columns-repeated="16366" table:style-name="ce4"/>
        </table:table-row>
        <table:table-row table:style-name="ro38">
          <table:table-cell office:value-type="string" table:style-name="ce32">
            <text:p><text:a xlink:href="#Contents.A1">back to contents</text:a></text:p>
          </table:table-cell>
          <table:table-cell table:style-name="ce4"/>
          <table:table-cell table:number-columns-repeated="4" table:style-name="ce398"/>
          <table:table-cell table:style-name="ce399"/>
          <table:table-cell table:number-columns-repeated="2" table:style-name="ce398"/>
          <table:table-cell table:number-columns-repeated="2" table:style-name="ce400"/>
          <table:table-cell table:style-name="ce399"/>
          <table:table-cell table:number-columns-repeated="16372" table:style-name="ce4"/>
        </table:table-row>
        <table:table-row table:style-name="ro79">
          <table:table-cell office:value-type="string" table:style-name="ce401">
            <text:p>Offence type</text:p>
          </table:table-cell>
          <table:table-cell office:value-type="string" table:style-name="ce402">
            <text:p>How directed to appear</text:p>
          </table:table-cell>
          <table:table-cell office:value-type="string" table:style-name="ce403">
            <text:p>Number of defendants 2017</text:p>
          </table:table-cell>
          <table:table-cell office:value-type="string" table:style-name="ce403">
            <text:p>Number of defendants 2018</text:p>
          </table:table-cell>
          <table:table-cell office:value-type="string" table:style-name="ce403">
            <text:p>Number of defendants 2019</text:p>
          </table:table-cell>
          <table:table-cell office:value-type="string" table:style-name="ce403">
            <text:p>Number of defendants 2020</text:p>
          </table:table-cell>
          <table:table-cell office:value-type="string" table:style-name="ce404">
            <text:p>Number of defendants 2021</text:p>
          </table:table-cell>
          <table:table-cell office:value-type="string" table:style-name="ce403">
            <text:p>Percentages <text:s/>2017</text:p>
          </table:table-cell>
          <table:table-cell office:value-type="string" table:style-name="ce403">
            <text:p>Percentages 2018</text:p>
          </table:table-cell>
          <table:table-cell office:value-type="string" table:style-name="ce403">
            <text:p>Percentages 2019</text:p>
          </table:table-cell>
          <table:table-cell office:value-type="string" table:style-name="ce403">
            <text:p>Percentages 2020</text:p>
          </table:table-cell>
          <table:table-cell office:value-type="string" table:style-name="ce403">
            <text:p>Percentages 2021</text:p>
          </table:table-cell>
          <table:table-cell table:number-columns-repeated="16372" table:style-name="ce4"/>
        </table:table-row>
        <table:table-row table:style-name="ro38">
          <table:table-cell office:value-type="string" table:style-name="ce405">
            <text:p>All offences</text:p>
          </table:table-cell>
          <table:table-cell office:value-type="string" table:style-name="ce398">
            <text:p>No remand status or unknown</text:p>
          </table:table-cell>
          <table:table-cell office:value-type="float" office:value="1037696" table:style-name="ce406">
            <text:p><text:s/>1,037,696<text:s/></text:p>
          </table:table-cell>
          <table:table-cell office:value-type="float" office:value="1093444" table:style-name="ce406">
            <text:p><text:s/>1,093,444<text:s/></text:p>
          </table:table-cell>
          <table:table-cell office:value-type="float" office:value="1109286" table:style-name="ce406">
            <text:p><text:s/>1,109,286<text:s/></text:p>
          </table:table-cell>
          <table:table-cell office:value-type="float" office:value="816156" table:style-name="ce406">
            <text:p><text:s/>816,156<text:s/></text:p>
          </table:table-cell>
          <table:table-cell office:value-type="float" office:value="880889" table:style-name="ce407">
            <text:p><text:s/>880,889<text:s/></text:p>
          </table:table-cell>
          <table:table-cell office:value-type="float" office:value="69.563258766666891" table:style-name="ce408">
            <text:p><text:s/>69.6<text:s/></text:p>
          </table:table-cell>
          <table:table-cell office:value-type="float" office:value="75.500166751020359" table:style-name="ce408">
            <text:p><text:s/>75.5<text:s/></text:p>
          </table:table-cell>
          <table:table-cell office:value-type="float" office:value="77.042898844237754" table:style-name="ce408">
            <text:p><text:s/>77.0<text:s/></text:p>
          </table:table-cell>
          <table:table-cell office:value-type="float" office:value="75.844233083510275" table:style-name="ce408">
            <text:p><text:s/>75.8<text:s/></text:p>
          </table:table-cell>
          <table:table-cell office:value-type="float" office:value="75.468654286876983" table:style-name="ce408">
            <text:p><text:s/>75.5<text:s/></text:p>
          </table:table-cell>
          <table:table-cell table:number-columns-repeated="16372" table:style-name="ce4"/>
        </table:table-row>
        <table:table-row table:style-name="ro38">
          <table:table-cell office:value-type="string" table:style-name="ce405">
            <text:p>All offences</text:p>
          </table:table-cell>
          <table:table-cell office:value-type="string" table:style-name="ce398">
            <text:p>Arrested and bailed</text:p>
          </table:table-cell>
          <table:table-cell office:value-type="float" office:value="310803" table:style-name="ce406">
            <text:p><text:s/>310,803<text:s/></text:p>
          </table:table-cell>
          <table:table-cell office:value-type="float" office:value="221690" table:style-name="ce406">
            <text:p><text:s/>221,690<text:s/></text:p>
          </table:table-cell>
          <table:table-cell office:value-type="float" office:value="206828" table:style-name="ce406">
            <text:p><text:s/>206,828<text:s/></text:p>
          </table:table-cell>
          <table:table-cell office:value-type="float" office:value="147330" table:style-name="ce406">
            <text:p><text:s/>147,330<text:s/></text:p>
          </table:table-cell>
          <table:table-cell office:value-type="float" office:value="173530" table:style-name="ce407">
            <text:p><text:s/>173,530<text:s/></text:p>
          </table:table-cell>
          <table:table-cell office:value-type="float" office:value="20.835070689736078" table:style-name="ce408">
            <text:p><text:s/>20.8<text:s/></text:p>
          </table:table-cell>
          <table:table-cell office:value-type="float" office:value="15.307260332521558" table:style-name="ce408">
            <text:p><text:s/>15.3<text:s/></text:p>
          </table:table-cell>
          <table:table-cell office:value-type="float" office:value="14.364761370968356" table:style-name="ce408">
            <text:p><text:s/>14.4<text:s/></text:p>
          </table:table-cell>
          <table:table-cell office:value-type="float" office:value="13.691170389231432" table:style-name="ce408">
            <text:p><text:s/>13.7<text:s/></text:p>
          </table:table-cell>
          <table:table-cell office:value-type="float" office:value="14.866885133543233" table:style-name="ce408">
            <text:p><text:s/>14.9<text:s/></text:p>
          </table:table-cell>
          <table:table-cell table:number-columns-repeated="16372" table:style-name="ce4"/>
        </table:table-row>
        <table:table-row table:style-name="ro38">
          <table:table-cell office:value-type="string" table:style-name="ce409">
            <text:p>All offences</text:p>
          </table:table-cell>
          <table:table-cell office:value-type="string" table:style-name="ce398">
            <text:p>Arrested and held in custody [Note 55]</text:p>
          </table:table-cell>
          <table:table-cell office:value-type="float" office:value="143231" table:style-name="ce410">
            <text:p><text:s/>143,231<text:s/></text:p>
          </table:table-cell>
          <table:table-cell office:value-type="float" office:value="133133" table:style-name="ce410">
            <text:p><text:s/>133,133<text:s/></text:p>
          </table:table-cell>
          <table:table-cell office:value-type="float" office:value="123715" table:style-name="ce410">
            <text:p><text:s/>123,715<text:s/></text:p>
          </table:table-cell>
          <table:table-cell office:value-type="float" office:value="112609" table:style-name="ce410">
            <text:p><text:s/>112,609<text:s/></text:p>
          </table:table-cell>
          <table:table-cell office:value-type="float" office:value="112806" table:style-name="ce411">
            <text:p><text:s/>112,806<text:s/></text:p>
          </table:table-cell>
          <table:table-cell office:value-type="float" office:value="9.6016705435970326" table:style-name="ce408">
            <text:p><text:s/>9.6<text:s/></text:p>
          </table:table-cell>
          <table:table-cell office:value-type="float" office:value="9.1925729164580847" table:style-name="ce408">
            <text:p><text:s/>9.2<text:s/></text:p>
          </table:table-cell>
          <table:table-cell office:value-type="float" office:value="8.5923397847938876" table:style-name="ce408">
            <text:p><text:s/>8.6<text:s/></text:p>
          </table:table-cell>
          <table:table-cell office:value-type="float" office:value="10.464596527258282" table:style-name="ce408">
            <text:p><text:s/>10.5<text:s/></text:p>
          </table:table-cell>
          <table:table-cell office:value-type="float" office:value="9.6644605795797727" table:style-name="ce408">
            <text:p><text:s/>9.7<text:s/></text:p>
          </table:table-cell>
          <table:table-cell table:number-columns-repeated="16372" table:style-name="ce4"/>
        </table:table-row>
        <table:table-row table:style-name="ro38">
          <table:table-cell office:value-type="string" table:style-name="ce412">
            <text:p>All offences</text:p>
          </table:table-cell>
          <table:table-cell office:value-type="string" table:style-name="ce413">
            <text:p>Total all offences</text:p>
          </table:table-cell>
          <table:table-cell office:value-type="float" office:value="1491730" table:style-name="ce414">
            <text:p><text:s/>1,491,730<text:s/></text:p>
          </table:table-cell>
          <table:table-cell office:value-type="float" office:value="1448267" table:style-name="ce414">
            <text:p><text:s/>1,448,267<text:s/></text:p>
          </table:table-cell>
          <table:table-cell office:value-type="float" office:value="1439829" table:style-name="ce414">
            <text:p><text:s/>1,439,829<text:s/></text:p>
          </table:table-cell>
          <table:table-cell office:value-type="float" office:value="1076095" table:style-name="ce414">
            <text:p><text:s/>1,076,095<text:s/></text:p>
          </table:table-cell>
          <table:table-cell office:value-type="float" office:value="1167225" table:style-name="ce415">
            <text:p><text:s/>1,167,225<text:s/></text:p>
          </table:table-cell>
          <table:table-cell office:value-type="float" office:value="100" table:style-name="ce416">
            <text:p><text:s/>100.0<text:s/></text:p>
          </table:table-cell>
          <table:table-cell office:value-type="float" office:value="100" table:style-name="ce417">
            <text:p><text:s/>100.0<text:s/></text:p>
          </table:table-cell>
          <table:table-cell office:value-type="float" office:value="100" table:style-name="ce417">
            <text:p><text:s/>100.0<text:s/></text:p>
          </table:table-cell>
          <table:table-cell office:value-type="float" office:value="99.999999999999986" table:style-name="ce417">
            <text:p><text:s/>100.0<text:s/></text:p>
          </table:table-cell>
          <table:table-cell office:value-type="float" office:value="99.999999999999986" table:style-name="ce417">
            <text:p><text:s/>100.0<text:s/></text:p>
          </table:table-cell>
          <table:table-cell table:number-columns-repeated="16372" table:style-name="ce4"/>
        </table:table-row>
        <table:table-row table:style-name="ro33">
          <table:table-cell office:value-type="string" table:style-name="ce405">
            <text:p>Indictable only<text:s/></text:p>
          </table:table-cell>
          <table:table-cell office:value-type="string" table:style-name="ce398">
            <text:p>No remand status or unknown</text:p>
          </table:table-cell>
          <table:table-cell office:value-type="float" office:value="4541" table:style-name="ce406">
            <text:p><text:s/>4,541<text:s/></text:p>
          </table:table-cell>
          <table:table-cell office:value-type="float" office:value="6859" table:style-name="ce406">
            <text:p><text:s/>6,859<text:s/></text:p>
          </table:table-cell>
          <table:table-cell office:value-type="float" office:value="7760" table:style-name="ce406">
            <text:p><text:s/>7,760<text:s/></text:p>
          </table:table-cell>
          <table:table-cell office:value-type="float" office:value="7575" table:style-name="ce406">
            <text:p><text:s/>7,575<text:s/></text:p>
          </table:table-cell>
          <table:table-cell office:value-type="float" office:value="8901" table:style-name="ce407">
            <text:p><text:s/>8,901<text:s/></text:p>
          </table:table-cell>
          <table:table-cell office:value-type="float" office:value="17.233396584440229" table:style-name="ce408">
            <text:p><text:s/>17.2<text:s/></text:p>
          </table:table-cell>
          <table:table-cell office:value-type="float" office:value="29.980767549610981" table:style-name="ce408">
            <text:p><text:s/>30.0<text:s/></text:p>
          </table:table-cell>
          <table:table-cell office:value-type="float" office:value="34.536472473185277" table:style-name="ce408">
            <text:p><text:s/>34.5<text:s/></text:p>
          </table:table-cell>
          <table:table-cell office:value-type="float" office:value="34.228005964484211" table:style-name="ce408">
            <text:p><text:s/>34.2<text:s/></text:p>
          </table:table-cell>
          <table:table-cell office:value-type="float" office:value="39.453038429147647" table:style-name="ce408">
            <text:p><text:s/>39.5<text:s/></text:p>
          </table:table-cell>
          <table:table-cell table:number-columns-repeated="16372" table:style-name="ce4"/>
        </table:table-row>
        <table:table-row table:style-name="ro38">
          <table:table-cell office:value-type="string" table:style-name="ce405">
            <text:p>Indictable only<text:s/></text:p>
          </table:table-cell>
          <table:table-cell office:value-type="string" table:style-name="ce398">
            <text:p>Arrested and bailed</text:p>
          </table:table-cell>
          <table:table-cell office:value-type="float" office:value="8699" table:style-name="ce406">
            <text:p><text:s/>8,699<text:s/></text:p>
          </table:table-cell>
          <table:table-cell office:value-type="float" office:value="4254" table:style-name="ce406">
            <text:p><text:s/>4,254<text:s/></text:p>
          </table:table-cell>
          <table:table-cell office:value-type="float" office:value="3813" table:style-name="ce406">
            <text:p><text:s/>3,813<text:s/></text:p>
          </table:table-cell>
          <table:table-cell office:value-type="float" office:value="3833" table:style-name="ce406">
            <text:p><text:s/>3,833<text:s/></text:p>
          </table:table-cell>
          <table:table-cell office:value-type="float" office:value="3884" table:style-name="ce407">
            <text:p><text:s/>3,884<text:s/></text:p>
          </table:table-cell>
          <table:table-cell office:value-type="float" office:value="33.01328273244782" table:style-name="ce408">
            <text:p><text:s/>33.0<text:s/></text:p>
          </table:table-cell>
          <table:table-cell office:value-type="float" office:value="18.594282717020718" table:style-name="ce408">
            <text:p><text:s/>18.6<text:s/></text:p>
          </table:table-cell>
          <table:table-cell office:value-type="float" office:value="16.970047621166941" table:style-name="ce408">
            <text:p><text:s/>17.0<text:s/></text:p>
          </table:table-cell>
          <table:table-cell office:value-type="float" office:value="17.319596945461118" table:style-name="ce408">
            <text:p><text:s/>17.3<text:s/></text:p>
          </table:table-cell>
          <table:table-cell office:value-type="float" office:value="17.215548956163289" table:style-name="ce408">
            <text:p><text:s/>17.2<text:s/></text:p>
          </table:table-cell>
          <table:table-cell table:number-columns-repeated="16372" table:style-name="ce4"/>
        </table:table-row>
        <table:table-row table:style-name="ro38">
          <table:table-cell office:value-type="string" table:style-name="ce405">
            <text:p>Indictable only<text:s/></text:p>
          </table:table-cell>
          <table:table-cell office:value-type="string" table:style-name="ce398">
            <text:p>Arrested and held in custody [Note 55]</text:p>
          </table:table-cell>
          <table:table-cell office:value-type="float" office:value="13110" table:style-name="ce410">
            <text:p><text:s/>13,110<text:s/></text:p>
          </table:table-cell>
          <table:table-cell office:value-type="float" office:value="11765" table:style-name="ce410">
            <text:p><text:s/>11,765<text:s/></text:p>
          </table:table-cell>
          <table:table-cell office:value-type="float" office:value="10896" table:style-name="ce410">
            <text:p><text:s/>10,896<text:s/></text:p>
          </table:table-cell>
          <table:table-cell office:value-type="float" office:value="10723" table:style-name="ce410">
            <text:p><text:s/>10,723<text:s/></text:p>
          </table:table-cell>
          <table:table-cell office:value-type="float" office:value="9776" table:style-name="ce411">
            <text:p><text:s/>9,776<text:s/></text:p>
          </table:table-cell>
          <table:table-cell office:value-type="float" office:value="49.753320683111959" table:style-name="ce408">
            <text:p><text:s/>49.8<text:s/></text:p>
          </table:table-cell>
          <table:table-cell office:value-type="float" office:value="51.424949733368294" table:style-name="ce408">
            <text:p><text:s/>51.4<text:s/></text:p>
          </table:table-cell>
          <table:table-cell office:value-type="float" office:value="48.493479905647781" table:style-name="ce408">
            <text:p><text:s/>48.5<text:s/></text:p>
          </table:table-cell>
          <table:table-cell office:value-type="float" office:value="48.452397090054674" table:style-name="ce408">
            <text:p><text:s/>48.5<text:s/></text:p>
          </table:table-cell>
          <table:table-cell office:value-type="float" office:value="43.331412614689064" table:style-name="ce408">
            <text:p><text:s/>43.3<text:s/></text:p>
          </table:table-cell>
          <table:table-cell table:number-columns-repeated="16372" table:style-name="ce4"/>
        </table:table-row>
        <table:table-row table:style-name="ro38">
          <table:table-cell office:value-type="string" table:style-name="ce412">
            <text:p>Indictable only<text:s/></text:p>
          </table:table-cell>
          <table:table-cell office:value-type="string" table:style-name="ce418">
            <text:p>Total indictable only offences</text:p>
          </table:table-cell>
          <table:table-cell office:value-type="float" office:value="26350" table:style-name="ce414">
            <text:p><text:s/>26,350<text:s/></text:p>
          </table:table-cell>
          <table:table-cell office:value-type="float" office:value="22878" table:style-name="ce414">
            <text:p><text:s/>22,878<text:s/></text:p>
          </table:table-cell>
          <table:table-cell office:value-type="float" office:value="22469" table:style-name="ce414">
            <text:p><text:s/>22,469<text:s/></text:p>
          </table:table-cell>
          <table:table-cell office:value-type="float" office:value="22131" table:style-name="ce414">
            <text:p><text:s/>22,131<text:s/></text:p>
          </table:table-cell>
          <table:table-cell office:value-type="float" office:value="22561" table:style-name="ce415">
            <text:p><text:s/>22,561<text:s/></text:p>
          </table:table-cell>
          <table:table-cell office:value-type="float" office:value="100" table:style-name="ce416">
            <text:p><text:s/>100.0<text:s/></text:p>
          </table:table-cell>
          <table:table-cell office:value-type="float" office:value="100" table:style-name="ce417">
            <text:p><text:s/>100.0<text:s/></text:p>
          </table:table-cell>
          <table:table-cell office:value-type="float" office:value="100" table:style-name="ce417">
            <text:p><text:s/>100.0<text:s/></text:p>
          </table:table-cell>
          <table:table-cell office:value-type="float" office:value="100" table:style-name="ce417">
            <text:p><text:s/>100.0<text:s/></text:p>
          </table:table-cell>
          <table:table-cell office:value-type="float" office:value="100" table:style-name="ce417">
            <text:p><text:s/>100.0<text:s/></text:p>
          </table:table-cell>
          <table:table-cell table:style-name="ce4"/>
          <table:table-cell table:number-columns-repeated="6" table:style-name="ce27"/>
          <table:table-cell table:number-columns-repeated="16365"/>
        </table:table-row>
        <table:table-row table:style-name="ro72">
          <table:table-cell office:value-type="string" table:style-name="ce405">
            <text:p>Triable either way<text:s/></text:p>
          </table:table-cell>
          <table:table-cell office:value-type="string" table:style-name="ce398">
            <text:p>No remand status or unknown</text:p>
          </table:table-cell>
          <table:table-cell office:value-type="float" office:value="79128" table:style-name="ce406">
            <text:p><text:s/>79,128<text:s/></text:p>
          </table:table-cell>
          <table:table-cell office:value-type="float" office:value="99465" table:style-name="ce406">
            <text:p><text:s/>99,465<text:s/></text:p>
          </table:table-cell>
          <table:table-cell office:value-type="float" office:value="100459" table:style-name="ce406">
            <text:p><text:s/>100,459<text:s/></text:p>
          </table:table-cell>
          <table:table-cell office:value-type="float" office:value="80836" table:style-name="ce406">
            <text:p><text:s/>80,836<text:s/></text:p>
          </table:table-cell>
          <table:table-cell office:value-type="float" office:value="100514" table:style-name="ce407">
            <text:p><text:s/>100,514<text:s/></text:p>
          </table:table-cell>
          <table:table-cell office:value-type="float" office:value="26.787908743445037" table:style-name="ce408">
            <text:p><text:s/>26.8<text:s/></text:p>
          </table:table-cell>
          <table:table-cell office:value-type="float" office:value="37.689984577666799" table:style-name="ce408">
            <text:p><text:s/>37.7<text:s/></text:p>
          </table:table-cell>
          <table:table-cell office:value-type="float" office:value="37.904479459084186" table:style-name="ce408">
            <text:p><text:s/>37.9<text:s/></text:p>
          </table:table-cell>
          <table:table-cell office:value-type="float" office:value="37.490724250519442" table:style-name="ce408">
            <text:p><text:s/>37.5<text:s/></text:p>
          </table:table-cell>
          <table:table-cell office:value-type="float" office:value="41.636393009374132" table:style-name="ce408">
            <text:p><text:s/>41.6<text:s/></text:p>
          </table:table-cell>
          <table:table-cell table:style-name="ce4"/>
          <table:table-cell table:number-columns-repeated="6" table:style-name="ce27"/>
          <table:table-cell table:number-columns-repeated="16365"/>
        </table:table-row>
        <table:table-row table:style-name="ro38">
          <table:table-cell office:value-type="string" table:style-name="ce405">
            <text:p>Triable either way<text:s/></text:p>
          </table:table-cell>
          <table:table-cell office:value-type="string" table:style-name="ce398">
            <text:p>Arrested and bailed</text:p>
          </table:table-cell>
          <table:table-cell office:value-type="float" office:value="131873" table:style-name="ce406">
            <text:p><text:s/>131,873<text:s/></text:p>
          </table:table-cell>
          <table:table-cell office:value-type="float" office:value="86379" table:style-name="ce406">
            <text:p><text:s/>86,379<text:s/></text:p>
          </table:table-cell>
          <table:table-cell office:value-type="float" office:value="88110" table:style-name="ce406">
            <text:p><text:s/>88,110<text:s/></text:p>
          </table:table-cell>
          <table:table-cell office:value-type="float" office:value="64928" table:style-name="ce406">
            <text:p><text:s/>64,928<text:s/></text:p>
          </table:table-cell>
          <table:table-cell office:value-type="float" office:value="72661" table:style-name="ce407">
            <text:p><text:s/>72,661<text:s/></text:p>
          </table:table-cell>
          <table:table-cell office:value-type="float" office:value="44.644144799872706" table:style-name="ce408">
            <text:p><text:s/>44.6<text:s/></text:p>
          </table:table-cell>
          <table:table-cell office:value-type="float" office:value="32.731344471264059" table:style-name="ce408">
            <text:p><text:s/>32.7<text:s/></text:p>
          </table:table-cell>
          <table:table-cell office:value-type="float" office:value="33.245042108122789" table:style-name="ce408">
            <text:p><text:s/>33.2<text:s/></text:p>
          </table:table-cell>
          <table:table-cell office:value-type="float" office:value="30.112793113683583" table:style-name="ce408">
            <text:p><text:s/>30.1<text:s/></text:p>
          </table:table-cell>
          <table:table-cell office:value-type="float" office:value="30.098712144120558" table:style-name="ce408">
            <text:p><text:s/>30.1<text:s/></text:p>
          </table:table-cell>
          <table:table-cell table:style-name="ce4"/>
          <table:table-cell table:number-columns-repeated="6" table:style-name="ce27"/>
          <table:table-cell table:number-columns-repeated="16365"/>
        </table:table-row>
        <table:table-row table:style-name="ro38">
          <table:table-cell office:value-type="string" table:style-name="ce405">
            <text:p>Triable either way<text:s/></text:p>
          </table:table-cell>
          <table:table-cell office:value-type="string" table:style-name="ce398">
            <text:p>Arrested and held in custody [Note 55]</text:p>
          </table:table-cell>
          <table:table-cell office:value-type="float" office:value="84386" table:style-name="ce410">
            <text:p><text:s/>84,386<text:s/></text:p>
          </table:table-cell>
          <table:table-cell office:value-type="float" office:value="78059" table:style-name="ce410">
            <text:p><text:s/>78,059<text:s/></text:p>
          </table:table-cell>
          <table:table-cell office:value-type="float" office:value="76463" table:style-name="ce410">
            <text:p><text:s/>76,463<text:s/></text:p>
          </table:table-cell>
          <table:table-cell office:value-type="float" office:value="69852" table:style-name="ce410">
            <text:p><text:s/>69,852<text:s/></text:p>
          </table:table-cell>
          <table:table-cell office:value-type="float" office:value="68234" table:style-name="ce411">
            <text:p><text:s/>68,234<text:s/></text:p>
          </table:table-cell>
          <table:table-cell office:value-type="float" office:value="28.567946456682254" table:style-name="ce408">
            <text:p><text:s/>28.6<text:s/></text:p>
          </table:table-cell>
          <table:table-cell office:value-type="float" office:value="29.578670951069142" table:style-name="ce408">
            <text:p><text:s/>29.6<text:s/></text:p>
          </table:table-cell>
          <table:table-cell office:value-type="float" office:value="28.850478432793018" table:style-name="ce408">
            <text:p><text:s/>28.9<text:s/></text:p>
          </table:table-cell>
          <table:table-cell office:value-type="float" office:value="32.396482635796971" table:style-name="ce408">
            <text:p><text:s/>32.4<text:s/></text:p>
          </table:table-cell>
          <table:table-cell office:value-type="float" office:value="28.264894846505307" table:style-name="ce408">
            <text:p><text:s/>28.3<text:s/></text:p>
          </table:table-cell>
          <table:table-cell table:style-name="ce4"/>
          <table:table-cell table:number-columns-repeated="6" table:style-name="ce27"/>
          <table:table-cell table:number-columns-repeated="16365"/>
        </table:table-row>
        <table:table-row table:style-name="ro38">
          <table:table-cell office:value-type="string" table:style-name="ce412">
            <text:p>Triable either way<text:s/></text:p>
          </table:table-cell>
          <table:table-cell office:value-type="string" table:style-name="ce413">
            <text:p>Total triable either way offences</text:p>
          </table:table-cell>
          <table:table-cell office:value-type="float" office:value="295387" table:style-name="ce414">
            <text:p><text:s/>295,387<text:s/></text:p>
          </table:table-cell>
          <table:table-cell office:value-type="float" office:value="263903" table:style-name="ce414">
            <text:p><text:s/>263,903<text:s/></text:p>
          </table:table-cell>
          <table:table-cell office:value-type="float" office:value="265032" table:style-name="ce414">
            <text:p><text:s/>265,032<text:s/></text:p>
          </table:table-cell>
          <table:table-cell office:value-type="float" office:value="215616" table:style-name="ce414">
            <text:p><text:s/>215,616<text:s/></text:p>
          </table:table-cell>
          <table:table-cell office:value-type="float" office:value="241409" table:style-name="ce415">
            <text:p><text:s/>241,409<text:s/></text:p>
          </table:table-cell>
          <table:table-cell office:value-type="float" office:value="100" table:style-name="ce416">
            <text:p><text:s/>100.0<text:s/></text:p>
          </table:table-cell>
          <table:table-cell office:value-type="float" office:value="100" table:style-name="ce417">
            <text:p><text:s/>100.0<text:s/></text:p>
          </table:table-cell>
          <table:table-cell office:value-type="float" office:value="100" table:style-name="ce417">
            <text:p><text:s/>100.0<text:s/></text:p>
          </table:table-cell>
          <table:table-cell office:value-type="float" office:value="100" table:style-name="ce417">
            <text:p><text:s/>100.0<text:s/></text:p>
          </table:table-cell>
          <table:table-cell office:value-type="float" office:value="100" table:style-name="ce417">
            <text:p><text:s/>100.0<text:s/></text:p>
          </table:table-cell>
          <table:table-cell table:style-name="ce4"/>
          <table:table-cell table:number-columns-repeated="6" table:style-name="ce27"/>
          <table:table-cell table:number-columns-repeated="16365"/>
        </table:table-row>
        <table:table-row table:style-name="ro38">
          <table:table-cell office:value-type="string" table:style-name="ce405">
            <text:p>Summary non-motoring<text:s/></text:p>
          </table:table-cell>
          <table:table-cell office:value-type="string" table:style-name="ce398">
            <text:p>No remand status or unknown</text:p>
          </table:table-cell>
          <table:table-cell office:value-type="float" office:value="430593" table:style-name="ce406">
            <text:p><text:s/>430,593<text:s/></text:p>
          </table:table-cell>
          <table:table-cell office:value-type="float" office:value="449143" table:style-name="ce406">
            <text:p><text:s/>449,143<text:s/></text:p>
          </table:table-cell>
          <table:table-cell office:value-type="float" office:value="451243" table:style-name="ce406">
            <text:p><text:s/>451,243<text:s/></text:p>
          </table:table-cell>
          <table:table-cell office:value-type="float" office:value="273660" table:style-name="ce406">
            <text:p><text:s/>273,660<text:s/></text:p>
          </table:table-cell>
          <table:table-cell office:value-type="float" office:value="251407" table:style-name="ce407">
            <text:p><text:s/>251,407<text:s/></text:p>
          </table:table-cell>
          <table:table-cell office:value-type="float" office:value="74.939826135384664" table:style-name="ce408">
            <text:p><text:s/>74.9<text:s/></text:p>
          </table:table-cell>
          <table:table-cell office:value-type="float" office:value="79.320392978936454" table:style-name="ce408">
            <text:p><text:s/>79.3<text:s/></text:p>
          </table:table-cell>
          <table:table-cell office:value-type="float" office:value="82.901686719540848" table:style-name="ce408">
            <text:p><text:s/>82.9<text:s/></text:p>
          </table:table-cell>
          <table:table-cell office:value-type="float" office:value="81.124105118057727" table:style-name="ce408">
            <text:p><text:s/>81.1<text:s/></text:p>
          </table:table-cell>
          <table:table-cell office:value-type="float" office:value="78.143445489160001" table:style-name="ce408">
            <text:p><text:s/>78.1<text:s/></text:p>
          </table:table-cell>
          <table:table-cell table:style-name="ce4"/>
          <table:table-cell table:number-columns-repeated="6" table:style-name="ce27"/>
          <table:table-cell table:number-columns-repeated="16365"/>
        </table:table-row>
        <table:table-row table:style-name="ro38">
          <table:table-cell office:value-type="string" table:style-name="ce405">
            <text:p>Summary non-motoring<text:s/></text:p>
          </table:table-cell>
          <table:table-cell office:value-type="string" table:style-name="ce398">
            <text:p>Arrested and bailed</text:p>
          </table:table-cell>
          <table:table-cell office:value-type="float" office:value="104908" table:style-name="ce406">
            <text:p><text:s/>104,908<text:s/></text:p>
          </table:table-cell>
          <table:table-cell office:value-type="float" office:value="81096" table:style-name="ce406">
            <text:p><text:s/>81,096<text:s/></text:p>
          </table:table-cell>
          <table:table-cell office:value-type="float" office:value="64697" table:style-name="ce406">
            <text:p><text:s/>64,697<text:s/></text:p>
          </table:table-cell>
          <table:table-cell office:value-type="float" office:value="39336" table:style-name="ce406">
            <text:p><text:s/>39,336<text:s/></text:p>
          </table:table-cell>
          <table:table-cell office:value-type="float" office:value="46013" table:style-name="ce407">
            <text:p><text:s/>46,013<text:s/></text:p>
          </table:table-cell>
          <table:table-cell office:value-type="float" office:value="18.258047112263633" table:style-name="ce408">
            <text:p><text:s/>18.3<text:s/></text:p>
          </table:table-cell>
          <table:table-cell office:value-type="float" office:value="14.321867621269464" table:style-name="ce408">
            <text:p><text:s/>14.3<text:s/></text:p>
          </table:table-cell>
          <table:table-cell office:value-type="float" office:value="11.886035740596828" table:style-name="ce408">
            <text:p><text:s/>11.9<text:s/></text:p>
          </table:table-cell>
          <table:table-cell office:value-type="float" office:value="11.660811952510116" table:style-name="ce408">
            <text:p><text:s/>11.7<text:s/></text:p>
          </table:table-cell>
          <table:table-cell office:value-type="float" office:value="14.301965964721425" table:style-name="ce408">
            <text:p><text:s/>14.3<text:s/></text:p>
          </table:table-cell>
          <table:table-cell table:style-name="ce4"/>
          <table:table-cell table:number-columns-repeated="6" table:style-name="ce27"/>
          <table:table-cell table:number-columns-repeated="16365"/>
        </table:table-row>
        <table:table-row table:style-name="ro38">
          <table:table-cell office:value-type="string" table:style-name="ce405">
            <text:p>Summary non-motoring<text:s/></text:p>
          </table:table-cell>
          <table:table-cell office:value-type="string" table:style-name="ce398">
            <text:p>Arrested and held in custody [Note 55]</text:p>
          </table:table-cell>
          <table:table-cell office:value-type="float" office:value="39084" table:style-name="ce410">
            <text:p><text:s/>39,084<text:s/></text:p>
          </table:table-cell>
          <table:table-cell office:value-type="float" office:value="36000" table:style-name="ce410">
            <text:p><text:s/>36,000<text:s/></text:p>
          </table:table-cell>
          <table:table-cell office:value-type="float" office:value="28371" table:style-name="ce410">
            <text:p><text:s/>28,371<text:s/></text:p>
          </table:table-cell>
          <table:table-cell office:value-type="float" office:value="24339" table:style-name="ce410">
            <text:p><text:s/>24,339<text:s/></text:p>
          </table:table-cell>
          <table:table-cell office:value-type="float" office:value="24305" table:style-name="ce411">
            <text:p><text:s/>24,305<text:s/></text:p>
          </table:table-cell>
          <table:table-cell office:value-type="float" office:value="6.8021267523516977" table:style-name="ce408">
            <text:p><text:s/>6.8<text:s/></text:p>
          </table:table-cell>
          <table:table-cell office:value-type="float" office:value="6.3577393997940792" table:style-name="ce408">
            <text:p><text:s/>6.4<text:s/></text:p>
          </table:table-cell>
          <table:table-cell office:value-type="float" office:value="5.2122775398623213" table:style-name="ce408">
            <text:p><text:s/>5.2<text:s/></text:p>
          </table:table-cell>
          <table:table-cell office:value-type="float" office:value="7.2150829294321666" table:style-name="ce408">
            <text:p><text:s/>7.2<text:s/></text:p>
          </table:table-cell>
          <table:table-cell office:value-type="float" office:value="7.5545885461185787" table:style-name="ce408">
            <text:p><text:s/>7.6<text:s/></text:p>
          </table:table-cell>
          <table:table-cell table:style-name="ce4"/>
          <table:table-cell table:number-columns-repeated="6" table:style-name="ce27"/>
          <table:table-cell table:number-columns-repeated="16365"/>
        </table:table-row>
        <table:table-row table:style-name="ro38">
          <table:table-cell office:value-type="string" table:style-name="ce412">
            <text:p>Summary non-motoring<text:s/></text:p>
          </table:table-cell>
          <table:table-cell office:value-type="string" table:style-name="ce413">
            <text:p>Total summary non-motoring offences</text:p>
          </table:table-cell>
          <table:table-cell office:value-type="float" office:value="574585" table:style-name="ce414">
            <text:p><text:s/>574,585<text:s/></text:p>
          </table:table-cell>
          <table:table-cell office:value-type="float" office:value="566239" table:style-name="ce414">
            <text:p><text:s/>566,239<text:s/></text:p>
          </table:table-cell>
          <table:table-cell office:value-type="float" office:value="544311" table:style-name="ce414">
            <text:p><text:s/>544,311<text:s/></text:p>
          </table:table-cell>
          <table:table-cell office:value-type="float" office:value="337335" table:style-name="ce414">
            <text:p><text:s/>337,335<text:s/></text:p>
          </table:table-cell>
          <table:table-cell office:value-type="float" office:value="321725" table:style-name="ce415">
            <text:p><text:s/>321,725<text:s/></text:p>
          </table:table-cell>
          <table:table-cell office:value-type="float" office:value="99.999999999999986" table:style-name="ce416">
            <text:p><text:s/>100.0<text:s/></text:p>
          </table:table-cell>
          <table:table-cell office:value-type="float" office:value="100" table:style-name="ce417">
            <text:p><text:s/>100.0<text:s/></text:p>
          </table:table-cell>
          <table:table-cell office:value-type="float" office:value="100" table:style-name="ce417">
            <text:p><text:s/>100.0<text:s/></text:p>
          </table:table-cell>
          <table:table-cell office:value-type="float" office:value="100.00000000000001" table:style-name="ce417">
            <text:p><text:s/>100.0<text:s/></text:p>
          </table:table-cell>
          <table:table-cell office:value-type="float" office:value="100.00000000000001" table:style-name="ce417">
            <text:p><text:s/>100.0<text:s/></text:p>
          </table:table-cell>
          <table:table-cell table:style-name="ce4"/>
          <table:table-cell table:number-columns-repeated="6" table:style-name="ce27"/>
          <table:table-cell table:number-columns-repeated="16365"/>
        </table:table-row>
        <table:table-row table:style-name="ro38">
          <table:table-cell office:value-type="string" table:style-name="ce405">
            <text:p>Summary motoring<text:s/></text:p>
          </table:table-cell>
          <table:table-cell office:value-type="string" table:style-name="ce398">
            <text:p>No remand status or unknown</text:p>
          </table:table-cell>
          <table:table-cell office:value-type="float" office:value="523434" table:style-name="ce406">
            <text:p><text:s/>523,434<text:s/></text:p>
          </table:table-cell>
          <table:table-cell office:value-type="float" office:value="537975" table:style-name="ce406">
            <text:p><text:s/>537,975<text:s/></text:p>
          </table:table-cell>
          <table:table-cell office:value-type="float" office:value="549823" table:style-name="ce406">
            <text:p><text:s/>549,823<text:s/></text:p>
          </table:table-cell>
          <table:table-cell office:value-type="float" office:value="454083" table:style-name="ce406">
            <text:p><text:s/>454,083<text:s/></text:p>
          </table:table-cell>
          <table:table-cell office:value-type="float" office:value="520064" table:style-name="ce407">
            <text:p><text:s/>520,064<text:s/></text:p>
          </table:table-cell>
          <table:table-cell office:value-type="float" office:value="87.911818450541475" table:style-name="ce408">
            <text:p><text:s/>87.9<text:s/></text:p>
          </table:table-cell>
          <table:table-cell office:value-type="float" office:value="90.378751606481373" table:style-name="ce408">
            <text:p><text:s/>90.4<text:s/></text:p>
          </table:table-cell>
          <table:table-cell office:value-type="float" office:value="90.429034762243106" table:style-name="ce408">
            <text:p><text:s/>90.4<text:s/></text:p>
          </table:table-cell>
          <table:table-cell office:value-type="float" office:value="90.63352028901619" table:style-name="ce408">
            <text:p><text:s/>90.6<text:s/></text:p>
          </table:table-cell>
          <table:table-cell office:value-type="float" office:value="89.433371739093047" table:style-name="ce408">
            <text:p><text:s/>89.4<text:s/></text:p>
          </table:table-cell>
          <table:table-cell table:style-name="ce4"/>
          <table:table-cell table:number-columns-repeated="6" table:style-name="ce27"/>
          <table:table-cell table:number-columns-repeated="16365"/>
        </table:table-row>
        <table:table-row table:style-name="ro38">
          <table:table-cell office:value-type="string" table:style-name="ce405">
            <text:p>Summary motoring<text:s/></text:p>
          </table:table-cell>
          <table:table-cell office:value-type="string" table:style-name="ce398">
            <text:p>Arrested and bailed</text:p>
          </table:table-cell>
          <table:table-cell office:value-type="float" office:value="65323" table:style-name="ce406">
            <text:p><text:s/>65,323<text:s/></text:p>
          </table:table-cell>
          <table:table-cell office:value-type="float" office:value="49961" table:style-name="ce406">
            <text:p><text:s/>49,961<text:s/></text:p>
          </table:table-cell>
          <table:table-cell office:value-type="float" office:value="50208" table:style-name="ce406">
            <text:p><text:s/>50,208<text:s/></text:p>
          </table:table-cell>
          <table:table-cell office:value-type="float" office:value="39232" table:style-name="ce406">
            <text:p><text:s/>39,232<text:s/></text:p>
          </table:table-cell>
          <table:table-cell office:value-type="float" office:value="50970" table:style-name="ce407">
            <text:p><text:s/>50,970<text:s/></text:p>
          </table:table-cell>
          <table:table-cell office:value-type="float" office:value="10.971132399967754" table:style-name="ce408">
            <text:p><text:s/>11.0<text:s/></text:p>
          </table:table-cell>
          <table:table-cell office:value-type="float" office:value="8.3933506371326079" table:style-name="ce408">
            <text:p><text:s/>8.4<text:s/></text:p>
          </table:table-cell>
          <table:table-cell office:value-type="float" office:value="8.257677429541328" table:style-name="ce408">
            <text:p><text:s/>8.3<text:s/></text:p>
          </table:table-cell>
          <table:table-cell office:value-type="float" office:value="7.8305822239077063" table:style-name="ce408">
            <text:p><text:s/>7.8<text:s/></text:p>
          </table:table-cell>
          <table:table-cell office:value-type="float" office:value="8.7651115200082543" table:style-name="ce408">
            <text:p><text:s/>8.8<text:s/></text:p>
          </table:table-cell>
          <table:table-cell table:style-name="ce4"/>
          <table:table-cell table:number-columns-repeated="6" table:style-name="ce27"/>
          <table:table-cell table:number-columns-repeated="16365"/>
        </table:table-row>
        <table:table-row table:style-name="ro38">
          <table:table-cell office:value-type="string" table:style-name="ce405">
            <text:p>Summary motoring<text:s/></text:p>
          </table:table-cell>
          <table:table-cell office:value-type="string" table:style-name="ce398">
            <text:p>Arrested and held in custody [Note 55]</text:p>
          </table:table-cell>
          <table:table-cell office:value-type="float" office:value="6651" table:style-name="ce410">
            <text:p><text:s/>6,651<text:s/></text:p>
          </table:table-cell>
          <table:table-cell office:value-type="float" office:value="7309" table:style-name="ce410">
            <text:p><text:s/>7,309<text:s/></text:p>
          </table:table-cell>
          <table:table-cell office:value-type="float" office:value="7985" table:style-name="ce410">
            <text:p><text:s/>7,985<text:s/></text:p>
          </table:table-cell>
          <table:table-cell office:value-type="float" office:value="7695" table:style-name="ce410">
            <text:p><text:s/>7,695<text:s/></text:p>
          </table:table-cell>
          <table:table-cell office:value-type="float" office:value="10476" table:style-name="ce411">
            <text:p><text:s/>10,476<text:s/></text:p>
          </table:table-cell>
          <table:table-cell office:value-type="float" office:value="1.1170491494907695" table:style-name="ce408">
            <text:p><text:s/>1.1<text:s/></text:p>
          </table:table-cell>
          <table:table-cell office:value-type="float" office:value="1.2278977563860258" table:style-name="ce408">
            <text:p><text:s/>1.2<text:s/></text:p>
          </table:table-cell>
          <table:table-cell office:value-type="float" office:value="1.3132878082155732" table:style-name="ce408">
            <text:p><text:s/>1.3<text:s/></text:p>
          </table:table-cell>
          <table:table-cell office:value-type="float" office:value="1.5358974870761064" table:style-name="ce408">
            <text:p><text:s/>1.5<text:s/></text:p>
          </table:table-cell>
          <table:table-cell office:value-type="float" office:value="1.8015167408986947" table:style-name="ce408">
            <text:p><text:s/>1.8<text:s/></text:p>
          </table:table-cell>
          <table:table-cell table:style-name="ce4"/>
          <table:table-cell table:number-columns-repeated="6" table:style-name="ce27"/>
          <table:table-cell table:number-columns-repeated="16365"/>
        </table:table-row>
        <table:table-row table:style-name="ro38">
          <table:table-cell office:value-type="string" table:style-name="ce412">
            <text:p>Summary motoring<text:s/></text:p>
          </table:table-cell>
          <table:table-cell office:value-type="string" table:style-name="ce413">
            <text:p>Total summary motoring offences</text:p>
          </table:table-cell>
          <table:table-cell office:value-type="float" office:value="595408" table:style-name="ce414">
            <text:p><text:s/>595,408<text:s/></text:p>
          </table:table-cell>
          <table:table-cell office:value-type="float" office:value="595245" table:style-name="ce414">
            <text:p><text:s/>595,245<text:s/></text:p>
          </table:table-cell>
          <table:table-cell office:value-type="float" office:value="608016" table:style-name="ce414">
            <text:p><text:s/>608,016<text:s/></text:p>
          </table:table-cell>
          <table:table-cell office:value-type="float" office:value="501010" table:style-name="ce414">
            <text:p><text:s/>501,010<text:s/></text:p>
          </table:table-cell>
          <table:table-cell office:value-type="float" office:value="581510" table:style-name="ce415">
            <text:p><text:s/>581,510<text:s/></text:p>
          </table:table-cell>
          <table:table-cell office:value-type="float" office:value="100" table:style-name="ce416">
            <text:p><text:s/>100.0<text:s/></text:p>
          </table:table-cell>
          <table:table-cell office:value-type="float" office:value="100.00000000000001" table:style-name="ce417">
            <text:p><text:s/>100.0<text:s/></text:p>
          </table:table-cell>
          <table:table-cell office:value-type="float" office:value="100.00000000000001" table:style-name="ce417">
            <text:p><text:s/>100.0<text:s/></text:p>
          </table:table-cell>
          <table:table-cell office:value-type="float" office:value="100.00000000000001" table:style-name="ce417">
            <text:p><text:s/>100.0<text:s/></text:p>
          </table:table-cell>
          <table:table-cell office:value-type="float" office:value="99.999999999999986" table:style-name="ce417">
            <text:p><text:s/>100.0<text:s/></text:p>
          </table:table-cell>
          <table:table-cell table:style-name="ce4"/>
          <table:table-cell table:style-name="ce27"/>
          <table:table-cell table:number-columns-repeated="16370" table:style-name="ce4"/>
        </table:table-row>
        <table:table-row table:style-name="ro38">
          <table:table-cell office:value-type="string" table:style-name="ce405">
            <text:p>Offence not known [Note 6]</text:p>
          </table:table-cell>
          <table:table-cell office:value-type="string" table:style-name="ce398">
            <text:p>No remand status or unknown</text:p>
          </table:table-cell>
          <table:table-cell office:value-type="string" table:style-name="ce406">
            <text:p>.</text:p>
          </table:table-cell>
          <table:table-cell office:value-type="float" office:value="2" table:style-name="ce406">
            <text:p><text:s/>2<text:s/></text:p>
          </table:table-cell>
          <table:table-cell office:value-type="float" office:value="1" table:style-name="ce406">
            <text:p><text:s/>1<text:s/></text:p>
          </table:table-cell>
          <table:table-cell office:value-type="float" office:value="2" table:style-name="ce406">
            <text:p><text:s/>2<text:s/></text:p>
          </table:table-cell>
          <table:table-cell office:value-type="float" office:value="3" table:style-name="ce407">
            <text:p><text:s/>3<text:s/></text:p>
          </table:table-cell>
          <table:table-cell office:value-type="string" table:style-name="ce408">
            <text:p>:</text:p>
          </table:table-cell>
          <table:table-cell office:value-type="string" table:style-name="ce408">
            <text:p>:</text:p>
          </table:table-cell>
          <table:table-cell office:value-type="string" table:style-name="ce408">
            <text:p>:</text:p>
          </table:table-cell>
          <table:table-cell office:value-type="string" table:style-name="ce408">
            <text:p>:</text:p>
          </table:table-cell>
          <table:table-cell office:value-type="string" table:style-name="ce408">
            <text:p>:</text:p>
          </table:table-cell>
          <table:table-cell table:style-name="ce4"/>
          <table:table-cell table:style-name="ce27"/>
          <table:table-cell table:number-columns-repeated="16370" table:style-name="ce4"/>
        </table:table-row>
        <table:table-row table:style-name="ro38">
          <table:table-cell office:value-type="string" table:style-name="ce405">
            <text:p>Offence not known [Note 6]</text:p>
          </table:table-cell>
          <table:table-cell office:value-type="string" table:style-name="ce398">
            <text:p>Arrested and bailed</text:p>
          </table:table-cell>
          <table:table-cell office:value-type="string" table:style-name="ce406">
            <text:p>.</text:p>
          </table:table-cell>
          <table:table-cell office:value-type="string" table:style-name="ce406">
            <text:p>.</text:p>
          </table:table-cell>
          <table:table-cell office:value-type="string" table:style-name="ce406">
            <text:p>.</text:p>
          </table:table-cell>
          <table:table-cell office:value-type="float" office:value="1" table:style-name="ce406">
            <text:p><text:s/>1<text:s/></text:p>
          </table:table-cell>
          <table:table-cell office:value-type="float" office:value="2" table:style-name="ce407">
            <text:p><text:s/>2<text:s/></text:p>
          </table:table-cell>
          <table:table-cell office:value-type="string" table:style-name="ce408">
            <text:p>:</text:p>
          </table:table-cell>
          <table:table-cell office:value-type="string" table:style-name="ce408">
            <text:p>:</text:p>
          </table:table-cell>
          <table:table-cell office:value-type="string" table:style-name="ce408">
            <text:p>:</text:p>
          </table:table-cell>
          <table:table-cell office:value-type="string" table:style-name="ce408">
            <text:p>:</text:p>
          </table:table-cell>
          <table:table-cell office:value-type="string" table:style-name="ce408">
            <text:p>:</text:p>
          </table:table-cell>
          <table:table-cell table:style-name="ce4"/>
          <table:table-cell table:style-name="ce27"/>
          <table:table-cell table:number-columns-repeated="16370" table:style-name="ce4"/>
        </table:table-row>
        <table:table-row table:style-name="ro38">
          <table:table-cell office:value-type="string" table:style-name="ce409">
            <text:p>Offence not known [Note 6]</text:p>
          </table:table-cell>
          <table:table-cell office:value-type="string" table:style-name="ce398">
            <text:p>Arrested and held in custody [Note 55]</text:p>
          </table:table-cell>
          <table:table-cell office:value-type="string" table:style-name="ce410">
            <text:p>.</text:p>
          </table:table-cell>
          <table:table-cell office:value-type="string" table:style-name="ce410">
            <text:p>.</text:p>
          </table:table-cell>
          <table:table-cell office:value-type="string" table:style-name="ce410">
            <text:p>.</text:p>
          </table:table-cell>
          <table:table-cell office:value-type="string" table:style-name="ce410">
            <text:p>.</text:p>
          </table:table-cell>
          <table:table-cell office:value-type="float" office:value="15" table:style-name="ce411">
            <text:p><text:s/>15<text:s/></text:p>
          </table:table-cell>
          <table:table-cell office:value-type="string" table:style-name="ce408">
            <text:p>:</text:p>
          </table:table-cell>
          <table:table-cell office:value-type="string" table:style-name="ce408">
            <text:p>:</text:p>
          </table:table-cell>
          <table:table-cell office:value-type="string" table:style-name="ce408">
            <text:p>:</text:p>
          </table:table-cell>
          <table:table-cell office:value-type="string" table:style-name="ce408">
            <text:p>:</text:p>
          </table:table-cell>
          <table:table-cell office:value-type="string" table:style-name="ce408">
            <text:p>:</text:p>
          </table:table-cell>
          <table:table-cell table:style-name="ce4"/>
          <table:table-cell table:style-name="ce27"/>
          <table:table-cell table:number-columns-repeated="16370" table:style-name="ce4"/>
        </table:table-row>
        <table:table-row table:style-name="ro38">
          <table:table-cell office:value-type="string" table:style-name="ce419">
            <text:p>Offence not known [Note 6]</text:p>
          </table:table-cell>
          <table:table-cell office:value-type="string" table:style-name="ce413">
            <text:p>Total offence not known [Note 6]</text:p>
          </table:table-cell>
          <table:table-cell office:value-type="float" office:value="0" table:style-name="ce414">
            <text:p><text:s/>-<text:s/></text:p>
          </table:table-cell>
          <table:table-cell office:value-type="float" office:value="2" table:style-name="ce414">
            <text:p><text:s/>2<text:s/></text:p>
          </table:table-cell>
          <table:table-cell office:value-type="float" office:value="1" table:style-name="ce414">
            <text:p><text:s/>1<text:s/></text:p>
          </table:table-cell>
          <table:table-cell office:value-type="float" office:value="3" table:style-name="ce414">
            <text:p><text:s/>3<text:s/></text:p>
          </table:table-cell>
          <table:table-cell office:value-type="float" office:value="20" table:style-name="ce415">
            <text:p><text:s/>20<text:s/></text:p>
          </table:table-cell>
          <table:table-cell office:value-type="string" table:style-name="ce416">
            <text:p>:</text:p>
          </table:table-cell>
          <table:table-cell office:value-type="string" table:style-name="ce417">
            <text:p>:</text:p>
          </table:table-cell>
          <table:table-cell office:value-type="string" table:style-name="ce417">
            <text:p>:</text:p>
          </table:table-cell>
          <table:table-cell office:value-type="string" table:style-name="ce417">
            <text:p>:</text:p>
          </table:table-cell>
          <table:table-cell office:value-type="string" table:style-name="ce417">
            <text:p>:</text:p>
          </table:table-cell>
          <table:table-cell table:style-name="ce4"/>
          <table:table-cell table:number-columns-repeated="6" table:style-name="ce27"/>
          <table:table-cell table:number-columns-repeated="16365"/>
        </table:table-row>
        <table:table-row table:style-name="ro82">
          <table:table-cell office:value-type="string" table:style-name="ce220">
            <text:p>Source: Ministry of Justice Court Proceedings Database</text:p>
          </table:table-cell>
          <table:table-cell table:style-name="ce4"/>
          <table:table-cell table:number-columns-repeated="5" table:style-name="ce420"/>
          <table:table-cell table:number-columns-repeated="5" table:style-name="ce421"/>
          <table:table-cell table:style-name="ce4"/>
          <table:table-cell table:number-columns-repeated="6" table:style-name="ce27"/>
          <table:table-cell table:number-columns-repeated="16365"/>
        </table:table-row>
        <table:table-row table:style-name="ro6">
          <table:table-cell office:value-type="string" table:style-name="ce398">
            <text:p>- = nil</text:p>
          </table:table-cell>
          <table:table-cell table:number-columns-repeated="16383" table:style-name="ce4"/>
        </table:table-row>
        <table:table-row table:style-name="ro35">
          <table:table-cell office:value-type="string" table:style-name="ce34">
            <text:p>: = Not applicable</text:p>
          </table:table-cell>
          <table:table-cell table:number-columns-repeated="16383" table:style-name="ce4"/>
        </table:table-row>
        <table:table-row table:style-name="ro6">
          <table:table-cell table:number-columns-repeated="12" table:style-name="ce7"/>
          <table:table-cell table:number-columns-repeated="16372" table:style-name="ce4"/>
        </table:table-row>
        <table:table-row table:style-name="ro6">
          <table:table-cell table:style-name="ce7"/>
          <table:table-cell table:number-columns-spanned="11" table:number-rows-spanned="1" table:style-name="ce176"/>
          <table:covered-table-cell table:number-columns-repeated="10"/>
          <table:table-cell table:number-columns-repeated="16372" table:style-name="ce4"/>
        </table:table-row>
        <table:table-row table:style-name="ro6">
          <table:table-cell/>
          <table:table-cell table:number-columns-repeated="11" table:style-name="ce41"/>
          <table:table-cell table:number-columns-repeated="16372" table:style-name="ce4"/>
        </table:table-row>
        <table:table-row table:style-name="ro6">
          <table:table-cell/>
          <table:table-cell table:number-columns-spanned="11" table:number-rows-spanned="1" table:style-name="ce176"/>
          <table:covered-table-cell table:number-columns-repeated="10"/>
          <table:table-cell table:number-columns-repeated="16372" table:style-name="ce4"/>
        </table:table-row>
        <table:table-row table:style-name="ro6">
          <table:table-cell/>
          <table:table-cell table:number-columns-repeated="11" table:style-name="ce7"/>
          <table:table-cell table:number-columns-repeated="16372" table:style-name="ce4"/>
        </table:table-row>
        <table:table-row table:style-name="ro83">
          <table:table-cell/>
          <table:table-cell table:number-columns-spanned="11" table:number-rows-spanned="1" table:style-name="ce176"/>
          <table:covered-table-cell table:number-columns-repeated="10"/>
          <table:table-cell table:number-columns-repeated="4" table:style-name="ce38"/>
          <table:table-cell table:number-columns-repeated="16368" table:style-name="ce4"/>
        </table:table-row>
        <table:table-row table:style-name="ro6">
          <table:table-cell/>
          <table:table-cell table:number-columns-repeated="11" table:style-name="ce7"/>
          <table:table-cell table:number-columns-repeated="16372" table:style-name="ce4"/>
        </table:table-row>
        <table:table-row table:style-name="ro84">
          <table:table-cell/>
          <table:table-cell table:number-columns-spanned="11" table:number-rows-spanned="1" table:style-name="ce176"/>
          <table:covered-table-cell table:number-columns-repeated="10"/>
          <table:table-cell table:number-columns-repeated="4" table:style-name="ce38"/>
          <table:table-cell table:number-columns-repeated="16368" table:style-name="ce4"/>
        </table:table-row>
        <table:table-row table:style-name="ro6">
          <table:table-cell/>
          <table:table-cell table:number-columns-repeated="11" table:style-name="ce27"/>
          <table:table-cell table:style-name="ce4"/>
          <table:table-cell table:number-columns-repeated="2" table:style-name="ce422"/>
          <table:table-cell table:number-columns-repeated="16369" table:style-name="ce4"/>
        </table:table-row>
        <table:table-row table:style-name="ro6">
          <table:table-cell/>
          <table:table-cell table:number-columns-spanned="10" table:number-rows-spanned="1" table:style-name="ce176"/>
          <table:covered-table-cell table:number-columns-repeated="9"/>
          <table:table-cell table:style-name="ce38"/>
          <table:table-cell table:style-name="ce4"/>
          <table:table-cell table:number-columns-repeated="2" table:style-name="ce422"/>
          <table:table-cell table:number-columns-repeated="16369" table:style-name="ce4"/>
        </table:table-row>
        <table:table-row table:number-rows-repeated="3" table:style-name="ro6">
          <table:table-cell/>
          <table:table-cell table:number-columns-repeated="12" table:style-name="ce4"/>
          <table:table-cell table:number-columns-repeated="2" table:style-name="ce422"/>
          <table:table-cell table:number-columns-repeated="16369" table:style-name="ce4"/>
        </table:table-row>
        <table:table-row table:style-name="ro12">
          <table:table-cell/>
          <table:table-cell table:number-columns-repeated="12" table:style-name="ce4"/>
          <table:table-cell table:number-columns-repeated="5" table:style-name="ce423"/>
          <table:table-cell table:number-columns-repeated="16366"/>
        </table:table-row>
        <table:table-row table:style-name="ro6">
          <table:table-cell/>
          <table:table-cell table:number-columns-repeated="12" table:style-name="ce4"/>
          <table:table-cell table:number-columns-spanned="2" table:number-rows-spanned="1" table:style-name="ce176"/>
          <table:covered-table-cell/>
          <table:table-cell table:number-columns-spanned="3" table:number-rows-spanned="1" table:style-name="ce176"/>
          <table:covered-table-cell table:number-columns-repeated="2"/>
          <table:table-cell table:number-columns-repeated="16366"/>
        </table:table-row>
        <table:table-row table:number-rows-repeated="2" table:style-name="ro6">
          <table:table-cell/>
          <table:table-cell table:number-columns-repeated="12" table:style-name="ce4"/>
          <table:table-cell table:number-columns-repeated="5" table:style-name="ce424"/>
          <table:table-cell table:number-columns-repeated="16366"/>
        </table:table-row>
        <table:table-row table:style-name="ro6">
          <table:table-cell/>
          <table:table-cell table:number-columns-repeated="12" table:style-name="ce4"/>
          <table:table-cell table:number-columns-repeated="5" table:style-name="ce422"/>
          <table:table-cell table:number-columns-repeated="16366"/>
        </table:table-row>
        <table:table-row table:number-rows-repeated="11" table:style-name="ro6">
          <table:table-cell table:number-columns-repeated="13"/>
          <table:table-cell table:number-columns-repeated="5" table:style-name="ce422"/>
          <table:table-cell table:number-columns-repeated="16366"/>
        </table:table-row>
        <table:table-row table:style-name="ro12">
          <table:table-cell table:number-columns-repeated="13"/>
          <table:table-cell table:number-columns-repeated="5" table:style-name="ce423"/>
          <table:table-cell table:number-columns-repeated="16366"/>
        </table:table-row>
        <table:table-row table:style-name="ro6">
          <table:table-cell table:number-columns-repeated="13"/>
          <table:table-cell table:number-columns-repeated="2" table:style-name="ce424"/>
          <table:table-cell table:number-columns-repeated="16369" table:style-name="ce4"/>
        </table:table-row>
        <table:table-row table:style-name="ro6">
          <table:table-cell table:number-columns-repeated="13"/>
          <table:table-cell table:number-columns-spanned="2" table:number-rows-spanned="1" table:style-name="ce176"/>
          <table:covered-table-cell/>
          <table:table-cell table:number-columns-repeated="16369" table:style-name="ce4"/>
        </table:table-row>
        <table:table-row table:style-name="ro6">
          <table:table-cell table:number-columns-repeated="13"/>
          <table:table-cell table:number-columns-spanned="2" table:number-rows-spanned="1" table:style-name="ce176"/>
          <table:covered-table-cell/>
          <table:table-cell table:number-columns-repeated="16369" table:style-name="ce4"/>
        </table:table-row>
        <table:table-row table:style-name="ro6">
          <table:table-cell table:number-columns-repeated="13"/>
          <table:table-cell table:number-columns-repeated="2" table:style-name="ce424"/>
          <table:table-cell table:number-columns-repeated="16369" table:style-name="ce4"/>
        </table:table-row>
        <table:table-row table:number-rows-repeated="10" table:style-name="ro6">
          <table:table-cell table:number-columns-repeated="13"/>
          <table:table-cell table:number-columns-repeated="2" table:style-name="ce422"/>
          <table:table-cell table:number-columns-repeated="16369"/>
        </table:table-row>
        <table:table-row table:number-rows-repeated="1048502" table:style-name="ro85">
          <table:table-cell table:number-columns-repeated="16384"/>
        </table:table-row>
      </table:table>
      <table:table table:name="Q4_2" table:style-name="ta1">
        <table:table-column table:style-name="co77" table:default-cell-style-name="ce4"/>
        <table:table-column table:style-name="co78" table:default-cell-style-name="ce4"/>
        <table:table-column table:style-name="co36" table:number-columns-repeated="10" table:default-cell-style-name="ce4"/>
        <table:table-column table:style-name="co7" table:number-columns-repeated="16372" table:default-cell-style-name="ce4"/>
        <table:table-row table:style-name="ro11">
          <table:table-cell office:value-type="string" table:style-name="ce397">
            <text:p>Table Q4.2 - Defendants proceeded against at magistrates' courts who were remanded by magistrates, by type of offence and type of remand, 12 months ending September 2017 to 12 months ending September 2021, England and Wales [Notes 4, 5, 54, 58]</text:p>
          </table:table-cell>
          <table:table-cell table:style-name="ce4"/>
          <table:table-cell table:number-columns-repeated="10" table:style-name="ce425"/>
          <table:table-cell table:style-name="ce4"/>
          <table:table-cell table:number-columns-repeated="5" table:style-name="ce27"/>
          <table:table-cell table:number-columns-repeated="8" table:style-name="ce4"/>
          <table:table-cell table:number-columns-repeated="16358" table:style-name="ce1"/>
        </table:table-row>
        <table:table-row table:style-name="ro6">
          <table:table-cell office:value-type="string" table:style-name="ce426">
            <text:p>This worksheet contains 1 table. Notes can be found on the Notes sheet.</text:p>
          </table:table-cell>
          <table:table-cell table:style-name="ce4"/>
          <table:table-cell table:number-columns-repeated="10" table:style-name="ce425"/>
          <table:table-cell table:style-name="ce4"/>
          <table:table-cell table:number-columns-repeated="5" table:style-name="ce27"/>
          <table:table-cell table:number-columns-repeated="8" table:style-name="ce4"/>
          <table:table-cell table:number-columns-repeated="16358" table:style-name="ce1"/>
        </table:table-row>
        <table:table-row table:style-name="ro38">
          <table:table-cell office:value-type="string" table:style-name="ce32">
            <text:p><text:a xlink:href="#Contents.A1">back to contents</text:a></text:p>
          </table:table-cell>
          <table:table-cell table:style-name="ce4"/>
          <table:table-cell table:number-columns-repeated="4" table:style-name="ce398"/>
          <table:table-cell table:style-name="ce399"/>
          <table:table-cell table:number-columns-repeated="4" table:style-name="ce398"/>
          <table:table-cell table:style-name="ce399"/>
          <table:table-cell table:style-name="ce4"/>
          <table:table-cell table:number-columns-spanned="3" table:number-rows-spanned="1" table:style-name="ce176"/>
          <table:covered-table-cell table:number-columns-repeated="2"/>
          <table:table-cell table:number-columns-spanned="5" table:number-rows-spanned="1" table:style-name="ce176"/>
          <table:covered-table-cell table:number-columns-repeated="4"/>
          <table:table-cell table:number-columns-repeated="5" table:style-name="ce4"/>
          <table:table-cell table:number-columns-repeated="16358" table:style-name="ce1"/>
        </table:table-row>
        <table:table-row table:style-name="ro86">
          <table:table-cell office:value-type="string" table:style-name="ce427">
            <text:p>Offence type</text:p>
          </table:table-cell>
          <table:table-cell office:value-type="string" table:style-name="ce402">
            <text:p>Type of remand</text:p>
          </table:table-cell>
          <table:table-cell office:value-type="string" table:style-name="ce403">
            <text:p>Number of defendants 2017</text:p>
          </table:table-cell>
          <table:table-cell office:value-type="string" table:style-name="ce403">
            <text:p>Number of defendants 2018</text:p>
          </table:table-cell>
          <table:table-cell office:value-type="string" table:style-name="ce403">
            <text:p>Number of defendants 2019</text:p>
          </table:table-cell>
          <table:table-cell office:value-type="string" table:style-name="ce403">
            <text:p>Number of defendants 2020</text:p>
          </table:table-cell>
          <table:table-cell office:value-type="string" table:style-name="ce404">
            <text:p>Number of defendants 2021</text:p>
          </table:table-cell>
          <table:table-cell office:value-type="string" table:style-name="ce403">
            <text:p>Percentages <text:s/>2017</text:p>
          </table:table-cell>
          <table:table-cell office:value-type="string" table:style-name="ce403">
            <text:p>Percentages 2018</text:p>
          </table:table-cell>
          <table:table-cell office:value-type="string" table:style-name="ce403">
            <text:p>Percentages 2019</text:p>
          </table:table-cell>
          <table:table-cell office:value-type="string" table:style-name="ce403">
            <text:p>Percentages 2020</text:p>
          </table:table-cell>
          <table:table-cell office:value-type="string" table:style-name="ce403">
            <text:p>Percentages 2021</text:p>
          </table:table-cell>
          <table:table-cell table:number-columns-repeated="4" table:style-name="ce7"/>
          <table:table-cell table:style-name="ce428"/>
          <table:table-cell table:number-columns-repeated="3" table:style-name="ce429"/>
          <table:table-cell table:number-columns-repeated="5" table:style-name="ce428"/>
          <table:table-cell table:number-columns-repeated="16359" table:style-name="ce7"/>
        </table:table-row>
        <table:table-row table:style-name="ro38">
          <table:table-cell office:value-type="string" table:style-name="ce220">
            <text:p>All offences</text:p>
          </table:table-cell>
          <table:table-cell office:value-type="string" table:style-name="ce398">
            <text:p>No remand status or unknown</text:p>
          </table:table-cell>
          <table:table-cell office:value-type="float" office:value="1192369" table:style-name="ce406">
            <text:p><text:s/>1,192,369<text:s/></text:p>
          </table:table-cell>
          <table:table-cell office:value-type="float" office:value="1189702" table:style-name="ce406">
            <text:p><text:s/>1,189,702<text:s/></text:p>
          </table:table-cell>
          <table:table-cell office:value-type="float" office:value="1192635" table:style-name="ce406">
            <text:p><text:s/>1,192,635<text:s/></text:p>
          </table:table-cell>
          <table:table-cell office:value-type="float" office:value="856699" table:style-name="ce406">
            <text:p><text:s/>856,699<text:s/></text:p>
          </table:table-cell>
          <table:table-cell office:value-type="float" office:value="906217" table:style-name="ce430">
            <text:p><text:s/>906,217<text:s/></text:p>
          </table:table-cell>
          <table:table-cell office:value-type="float" office:value="79.931958196188319" table:style-name="ce431">
            <text:p>79.9</text:p>
          </table:table-cell>
          <table:table-cell office:value-type="float" office:value="82.146593135105618" table:style-name="ce431">
            <text:p>82.1</text:p>
          </table:table-cell>
          <table:table-cell office:value-type="float" office:value="82.831711265712798" table:style-name="ce431">
            <text:p>82.8</text:p>
          </table:table-cell>
          <table:table-cell office:value-type="float" office:value="79.611837244852907" table:style-name="ce431">
            <text:p>79.6</text:p>
          </table:table-cell>
          <table:table-cell office:value-type="float" office:value="77.638720278815626" table:style-name="ce431">
            <text:p>77.6</text:p>
          </table:table-cell>
          <table:table-cell table:number-columns-repeated="4" table:style-name="ce7"/>
          <table:table-cell table:number-columns-spanned="1" table:number-rows-spanned="3" table:style-name="ce176"/>
          <table:table-cell table:number-columns-repeated="3" table:style-name="ce429"/>
          <table:table-cell table:number-columns-repeated="5" table:style-name="ce428"/>
          <table:table-cell table:number-columns-repeated="16359" table:style-name="ce7"/>
        </table:table-row>
        <table:table-row table:style-name="ro38">
          <table:table-cell office:value-type="string" table:style-name="ce220">
            <text:p>All offences</text:p>
          </table:table-cell>
          <table:table-cell office:value-type="string" table:style-name="ce398">
            <text:p>Remanded on bail [Note 56]</text:p>
          </table:table-cell>
          <table:table-cell office:value-type="float" office:value="241497" table:style-name="ce406">
            <text:p><text:s/>241,497<text:s/></text:p>
          </table:table-cell>
          <table:table-cell office:value-type="float" office:value="204033" table:style-name="ce406">
            <text:p><text:s/>204,033<text:s/></text:p>
          </table:table-cell>
          <table:table-cell office:value-type="float" office:value="196110" table:style-name="ce406">
            <text:p><text:s/>196,110<text:s/></text:p>
          </table:table-cell>
          <table:table-cell office:value-type="float" office:value="169779" table:style-name="ce406">
            <text:p><text:s/>169,779<text:s/></text:p>
          </table:table-cell>
          <table:table-cell office:value-type="float" office:value="216257" table:style-name="ce407">
            <text:p><text:s/>216,257<text:s/></text:p>
          </table:table-cell>
          <table:table-cell office:value-type="float" office:value="16.189055660206606" table:style-name="ce431">
            <text:p>16.2</text:p>
          </table:table-cell>
          <table:table-cell office:value-type="float" office:value="14.088079062769504" table:style-name="ce431">
            <text:p>14.1</text:p>
          </table:table-cell>
          <table:table-cell office:value-type="float" office:value="13.620367418630963" table:style-name="ce431">
            <text:p>13.6</text:p>
          </table:table-cell>
          <table:table-cell office:value-type="float" office:value="15.777324492726013" table:style-name="ce431">
            <text:p>15.8</text:p>
          </table:table-cell>
          <table:table-cell office:value-type="float" office:value="18.52747932485909" table:style-name="ce431">
            <text:p>18.5</text:p>
          </table:table-cell>
          <table:table-cell table:number-columns-repeated="4" table:style-name="ce7"/>
          <table:covered-table-cell/>
          <table:table-cell table:number-columns-repeated="3" table:style-name="ce429"/>
          <table:table-cell table:number-columns-repeated="5" table:style-name="ce428"/>
          <table:table-cell table:number-columns-repeated="16359" table:style-name="ce7"/>
        </table:table-row>
        <table:table-row table:style-name="ro38">
          <table:table-cell office:value-type="string" table:style-name="ce220">
            <text:p>All offences</text:p>
          </table:table-cell>
          <table:table-cell office:value-type="string" table:style-name="ce398">
            <text:p>Remanded in custody [Note 57]</text:p>
          </table:table-cell>
          <table:table-cell office:value-type="float" office:value="57864" table:style-name="ce406">
            <text:p><text:s/>57,864<text:s/></text:p>
          </table:table-cell>
          <table:table-cell office:value-type="float" office:value="54532" table:style-name="ce406">
            <text:p><text:s/>54,532<text:s/></text:p>
          </table:table-cell>
          <table:table-cell office:value-type="float" office:value="51084" table:style-name="ce406">
            <text:p><text:s/>51,084<text:s/></text:p>
          </table:table-cell>
          <table:table-cell office:value-type="float" office:value="49617" table:style-name="ce406">
            <text:p><text:s/>49,617<text:s/></text:p>
          </table:table-cell>
          <table:table-cell office:value-type="float" office:value="44749" table:style-name="ce407">
            <text:p><text:s/>44,749<text:s/></text:p>
          </table:table-cell>
          <table:table-cell office:value-type="float" office:value="3.8789861436050761" table:style-name="ce431">
            <text:p>3.9</text:p>
          </table:table-cell>
          <table:table-cell office:value-type="float" office:value="3.7653278021248839" table:style-name="ce431">
            <text:p>3.8</text:p>
          </table:table-cell>
          <table:table-cell office:value-type="float" office:value="3.5479213156562341" table:style-name="ce431">
            <text:p>3.5</text:p>
          </table:table-cell>
          <table:table-cell office:value-type="float" office:value="4.6108382624210691" table:style-name="ce431">
            <text:p>4.6</text:p>
          </table:table-cell>
          <table:table-cell office:value-type="float" office:value="3.8338003963252953" table:style-name="ce431">
            <text:p>3.8</text:p>
          </table:table-cell>
          <table:table-cell table:number-columns-repeated="4" table:style-name="ce7"/>
          <table:covered-table-cell/>
          <table:table-cell table:number-columns-repeated="3" table:style-name="ce429"/>
          <table:table-cell table:number-columns-repeated="5" table:style-name="ce428"/>
          <table:table-cell table:number-columns-repeated="16359" table:style-name="ce7"/>
        </table:table-row>
        <table:table-row table:style-name="ro11">
          <table:table-cell office:value-type="string" table:style-name="ce432">
            <text:p>All offences</text:p>
          </table:table-cell>
          <table:table-cell office:value-type="string" table:style-name="ce413">
            <text:p>Total all offences</text:p>
          </table:table-cell>
          <table:table-cell office:value-type="float" office:value="1491730" table:style-name="ce433">
            <text:p><text:s/>1,491,730<text:s/></text:p>
          </table:table-cell>
          <table:table-cell office:value-type="float" office:value="1448267" table:style-name="ce433">
            <text:p><text:s/>1,448,267<text:s/></text:p>
          </table:table-cell>
          <table:table-cell office:value-type="float" office:value="1439829" table:style-name="ce433">
            <text:p><text:s/>1,439,829<text:s/></text:p>
          </table:table-cell>
          <table:table-cell office:value-type="float" office:value="1076095" table:style-name="ce433">
            <text:p><text:s/>1,076,095<text:s/></text:p>
          </table:table-cell>
          <table:table-cell office:value-type="float" office:value="1167223" table:style-name="ce434">
            <text:p><text:s/>1,167,223<text:s/></text:p>
          </table:table-cell>
          <table:table-cell office:value-type="float" office:value="100" table:style-name="ce435">
            <text:p>100.0</text:p>
          </table:table-cell>
          <table:table-cell office:value-type="float" office:value="100.00000000000001" table:style-name="ce436">
            <text:p>100.0</text:p>
          </table:table-cell>
          <table:table-cell office:value-type="float" office:value="100" table:style-name="ce436">
            <text:p>100.0</text:p>
          </table:table-cell>
          <table:table-cell office:value-type="float" office:value="99.999999999999986" table:style-name="ce436">
            <text:p>100.0</text:p>
          </table:table-cell>
          <table:table-cell office:value-type="float" office:value="100.00000000000001" table:style-name="ce436">
            <text:p>100.0</text:p>
          </table:table-cell>
          <table:table-cell table:number-columns-repeated="4" table:style-name="ce7"/>
          <table:table-cell table:number-columns-spanned="1" table:number-rows-spanned="3" table:style-name="ce176"/>
          <table:table-cell table:number-columns-repeated="3" table:style-name="ce429"/>
          <table:table-cell table:number-columns-repeated="5" table:style-name="ce428"/>
          <table:table-cell table:number-columns-repeated="16359" table:style-name="ce7"/>
        </table:table-row>
        <table:table-row table:style-name="ro38">
          <table:table-cell office:value-type="string" table:style-name="ce220">
            <text:p>Indictable only<text:s/></text:p>
          </table:table-cell>
          <table:table-cell office:value-type="string" table:style-name="ce398">
            <text:p>No remand status or unknown</text:p>
          </table:table-cell>
          <table:table-cell office:value-type="float" office:value="1703" table:style-name="ce406">
            <text:p><text:s/>1,703<text:s/></text:p>
          </table:table-cell>
          <table:table-cell office:value-type="float" office:value="1853" table:style-name="ce406">
            <text:p><text:s/>1,853<text:s/></text:p>
          </table:table-cell>
          <table:table-cell office:value-type="float" office:value="2116" table:style-name="ce406">
            <text:p><text:s/>2,116<text:s/></text:p>
          </table:table-cell>
          <table:table-cell office:value-type="float" office:value="2003" table:style-name="ce406">
            <text:p><text:s/>2,003<text:s/></text:p>
          </table:table-cell>
          <table:table-cell office:value-type="float" office:value="2052" table:style-name="ce407">
            <text:p><text:s/>2,052<text:s/></text:p>
          </table:table-cell>
          <table:table-cell office:value-type="float" office:value="6.462998102466794" table:style-name="ce431">
            <text:p>6.5</text:p>
          </table:table-cell>
          <table:table-cell office:value-type="float" office:value="8.099484220648657" table:style-name="ce431">
            <text:p>8.1</text:p>
          </table:table-cell>
          <table:table-cell office:value-type="float" office:value="9.4174195558324811" table:style-name="ce431">
            <text:p>9.4</text:p>
          </table:table-cell>
          <table:table-cell office:value-type="float" office:value="9.0506529302787957" table:style-name="ce431">
            <text:p>9.1</text:p>
          </table:table-cell>
          <table:table-cell office:value-type="float" office:value="9.0953415185497093" table:style-name="ce431">
            <text:p>9.1</text:p>
          </table:table-cell>
          <table:table-cell table:number-columns-repeated="4" table:style-name="ce7"/>
          <table:covered-table-cell/>
          <table:table-cell table:number-columns-repeated="3" table:style-name="ce429"/>
          <table:table-cell table:number-columns-repeated="5" table:style-name="ce428"/>
          <table:table-cell table:number-columns-repeated="16359" table:style-name="ce7"/>
        </table:table-row>
        <table:table-row table:style-name="ro38">
          <table:table-cell office:value-type="string" table:style-name="ce220">
            <text:p>Indictable only<text:s/></text:p>
          </table:table-cell>
          <table:table-cell office:value-type="string" table:style-name="ce398">
            <text:p>Remanded on bail [Note 56]</text:p>
          </table:table-cell>
          <table:table-cell office:value-type="float" office:value="13434" table:style-name="ce406">
            <text:p><text:s/>13,434<text:s/></text:p>
          </table:table-cell>
          <table:table-cell office:value-type="float" office:value="10796" table:style-name="ce406">
            <text:p><text:s/>10,796<text:s/></text:p>
          </table:table-cell>
          <table:table-cell office:value-type="float" office:value="10886" table:style-name="ce406">
            <text:p><text:s/>10,886<text:s/></text:p>
          </table:table-cell>
          <table:table-cell office:value-type="float" office:value="10841" table:style-name="ce406">
            <text:p><text:s/>10,841<text:s/></text:p>
          </table:table-cell>
          <table:table-cell office:value-type="float" office:value="12313" table:style-name="ce407">
            <text:p><text:s/>12,313<text:s/></text:p>
          </table:table-cell>
          <table:table-cell office:value-type="float" office:value="50.982922201138528" table:style-name="ce431">
            <text:p>51.0</text:p>
          </table:table-cell>
          <table:table-cell office:value-type="float" office:value="47.189439636331848" table:style-name="ce431">
            <text:p>47.2</text:p>
          </table:table-cell>
          <table:table-cell office:value-type="float" office:value="48.448974142151407" table:style-name="ce431">
            <text:p>48.4</text:p>
          </table:table-cell>
          <table:table-cell office:value-type="float" office:value="48.985585829831457" table:style-name="ce431">
            <text:p>49.0</text:p>
          </table:table-cell>
          <table:table-cell office:value-type="float" office:value="54.576481538938879" table:style-name="ce431">
            <text:p>54.6</text:p>
          </table:table-cell>
          <table:table-cell table:number-columns-repeated="4" table:style-name="ce7"/>
          <table:covered-table-cell/>
          <table:table-cell table:number-columns-repeated="3" table:style-name="ce429"/>
          <table:table-cell table:number-columns-repeated="5" table:style-name="ce428"/>
          <table:table-cell table:number-columns-repeated="16359" table:style-name="ce7"/>
        </table:table-row>
        <table:table-row table:style-name="ro38">
          <table:table-cell office:value-type="string" table:style-name="ce220">
            <text:p>Indictable only<text:s/></text:p>
          </table:table-cell>
          <table:table-cell office:value-type="string" table:style-name="ce398">
            <text:p>Remanded in custody [Note 57]</text:p>
          </table:table-cell>
          <table:table-cell office:value-type="float" office:value="11213" table:style-name="ce406">
            <text:p><text:s/>11,213<text:s/></text:p>
          </table:table-cell>
          <table:table-cell office:value-type="float" office:value="10229" table:style-name="ce406">
            <text:p><text:s/>10,229<text:s/></text:p>
          </table:table-cell>
          <table:table-cell office:value-type="float" office:value="9467" table:style-name="ce406">
            <text:p><text:s/>9,467<text:s/></text:p>
          </table:table-cell>
          <table:table-cell office:value-type="float" office:value="9287" table:style-name="ce406">
            <text:p><text:s/>9,287<text:s/></text:p>
          </table:table-cell>
          <table:table-cell office:value-type="float" office:value="8196" table:style-name="ce407">
            <text:p><text:s/>8,196<text:s/></text:p>
          </table:table-cell>
          <table:table-cell office:value-type="float" office:value="42.554079696394687" table:style-name="ce431">
            <text:p>42.6</text:p>
          </table:table-cell>
          <table:table-cell office:value-type="float" office:value="44.711076143019497" table:style-name="ce431">
            <text:p>44.7</text:p>
          </table:table-cell>
          <table:table-cell office:value-type="float" office:value="42.133606302016112" table:style-name="ce431">
            <text:p>42.1</text:p>
          </table:table-cell>
          <table:table-cell office:value-type="float" office:value="41.963761239889749" table:style-name="ce431">
            <text:p>42.0</text:p>
          </table:table-cell>
          <table:table-cell office:value-type="float" office:value="36.328176942511412" table:style-name="ce431">
            <text:p>36.3</text:p>
          </table:table-cell>
          <table:table-cell table:number-columns-repeated="4" table:style-name="ce7"/>
          <table:table-cell table:number-columns-spanned="1" table:number-rows-spanned="3" table:style-name="ce176"/>
          <table:table-cell table:number-columns-repeated="3" table:style-name="ce429"/>
          <table:table-cell table:number-columns-repeated="5" table:style-name="ce428"/>
          <table:table-cell table:number-columns-repeated="16359" table:style-name="ce7"/>
        </table:table-row>
        <table:table-row table:style-name="ro64">
          <table:table-cell office:value-type="string" table:style-name="ce432">
            <text:p>Indictable only<text:s/></text:p>
          </table:table-cell>
          <table:table-cell office:value-type="string" table:style-name="ce413">
            <text:p>Total indictable only offences</text:p>
          </table:table-cell>
          <table:table-cell office:value-type="float" office:value="26350" table:style-name="ce433">
            <text:p><text:s/>26,350<text:s/></text:p>
          </table:table-cell>
          <table:table-cell office:value-type="float" office:value="22878" table:style-name="ce433">
            <text:p><text:s/>22,878<text:s/></text:p>
          </table:table-cell>
          <table:table-cell office:value-type="float" office:value="22469" table:style-name="ce433">
            <text:p><text:s/>22,469<text:s/></text:p>
          </table:table-cell>
          <table:table-cell office:value-type="float" office:value="22131" table:style-name="ce433">
            <text:p><text:s/>22,131<text:s/></text:p>
          </table:table-cell>
          <table:table-cell office:value-type="float" office:value="22561" table:style-name="ce434">
            <text:p><text:s/>22,561<text:s/></text:p>
          </table:table-cell>
          <table:table-cell office:value-type="float" office:value="100" table:style-name="ce435">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table:number-columns-repeated="4" table:style-name="ce7"/>
          <table:covered-table-cell/>
          <table:table-cell table:number-columns-repeated="3" table:style-name="ce429"/>
          <table:table-cell table:number-columns-repeated="5" table:style-name="ce428"/>
          <table:table-cell table:number-columns-repeated="16359" table:style-name="ce7"/>
        </table:table-row>
        <table:table-row table:style-name="ro38">
          <table:table-cell office:value-type="string" table:style-name="ce220">
            <text:p>Triable either way<text:s/></text:p>
          </table:table-cell>
          <table:table-cell office:value-type="string" table:style-name="ce398">
            <text:p>No remand status or unknown</text:p>
          </table:table-cell>
          <table:table-cell office:value-type="float" office:value="138287" table:style-name="ce406">
            <text:p><text:s/>138,287<text:s/></text:p>
          </table:table-cell>
          <table:table-cell office:value-type="float" office:value="128969" table:style-name="ce406">
            <text:p><text:s/>128,969<text:s/></text:p>
          </table:table-cell>
          <table:table-cell office:value-type="float" office:value="127673" table:style-name="ce406">
            <text:p><text:s/>127,673<text:s/></text:p>
          </table:table-cell>
          <table:table-cell office:value-type="float" office:value="90205" table:style-name="ce406">
            <text:p><text:s/>90,205<text:s/></text:p>
          </table:table-cell>
          <table:table-cell office:value-type="float" office:value="96079" table:style-name="ce407">
            <text:p><text:s/>96,079<text:s/></text:p>
          </table:table-cell>
          <table:table-cell office:value-type="float" office:value="46.815533520432517" table:style-name="ce431">
            <text:p>46.8</text:p>
          </table:table-cell>
          <table:table-cell office:value-type="float" office:value="48.869849906973393" table:style-name="ce431">
            <text:p>48.9</text:p>
          </table:table-cell>
          <table:table-cell office:value-type="float" office:value="48.172673488484406" table:style-name="ce431">
            <text:p>48.2</text:p>
          </table:table-cell>
          <table:table-cell office:value-type="float" office:value="41.835949094686853" table:style-name="ce431">
            <text:p>41.8</text:p>
          </table:table-cell>
          <table:table-cell office:value-type="float" office:value="39.799261833651606" table:style-name="ce431">
            <text:p>39.8</text:p>
          </table:table-cell>
          <table:table-cell table:number-columns-repeated="4" table:style-name="ce7"/>
          <table:covered-table-cell/>
          <table:table-cell table:number-columns-spanned="2" table:number-rows-spanned="1" table:style-name="ce176"/>
          <table:covered-table-cell/>
          <table:table-cell table:style-name="ce429"/>
          <table:table-cell table:number-columns-repeated="5" table:style-name="ce428"/>
          <table:table-cell table:number-columns-repeated="16359" table:style-name="ce7"/>
        </table:table-row>
        <table:table-row table:style-name="ro38">
          <table:table-cell office:value-type="string" table:style-name="ce220">
            <text:p>Triable either way<text:s/></text:p>
          </table:table-cell>
          <table:table-cell office:value-type="string" table:style-name="ce398">
            <text:p>Remanded on bail [Note 56]</text:p>
          </table:table-cell>
          <table:table-cell office:value-type="float" office:value="121546" table:style-name="ce406">
            <text:p><text:s/>121,546<text:s/></text:p>
          </table:table-cell>
          <table:table-cell office:value-type="float" office:value="100611" table:style-name="ce406">
            <text:p><text:s/>100,611<text:s/></text:p>
          </table:table-cell>
          <table:table-cell office:value-type="float" office:value="103830" table:style-name="ce406">
            <text:p><text:s/>103,830<text:s/></text:p>
          </table:table-cell>
          <table:table-cell office:value-type="float" office:value="92292" table:style-name="ce406">
            <text:p><text:s/>92,292<text:s/></text:p>
          </table:table-cell>
          <table:table-cell office:value-type="float" office:value="115670" table:style-name="ce407">
            <text:p><text:s/>115,670<text:s/></text:p>
          </table:table-cell>
          <table:table-cell office:value-type="float" office:value="41.14805323186193" table:style-name="ce431">
            <text:p>41.1</text:p>
          </table:table-cell>
          <table:table-cell office:value-type="float" office:value="38.124235040905177" table:style-name="ce431">
            <text:p>38.1</text:p>
          </table:table-cell>
          <table:table-cell office:value-type="float" office:value="39.17640134021552" table:style-name="ce431">
            <text:p>39.2</text:p>
          </table:table-cell>
          <table:table-cell office:value-type="float" office:value="42.803873552983077" table:style-name="ce431">
            <text:p>42.8</text:p>
          </table:table-cell>
          <table:table-cell office:value-type="float" office:value="47.914535083613288" table:style-name="ce431">
            <text:p>47.9</text:p>
          </table:table-cell>
          <table:table-cell table:number-columns-repeated="16372" table:style-name="ce7"/>
        </table:table-row>
        <table:table-row table:style-name="ro38">
          <table:table-cell office:value-type="string" table:style-name="ce220">
            <text:p>Triable either way<text:s/></text:p>
          </table:table-cell>
          <table:table-cell office:value-type="string" table:style-name="ce398">
            <text:p>Remanded in custody [Note 57]</text:p>
          </table:table-cell>
          <table:table-cell office:value-type="float" office:value="35554" table:style-name="ce406">
            <text:p><text:s/>35,554<text:s/></text:p>
          </table:table-cell>
          <table:table-cell office:value-type="float" office:value="34323" table:style-name="ce406">
            <text:p><text:s/>34,323<text:s/></text:p>
          </table:table-cell>
          <table:table-cell office:value-type="float" office:value="33529" table:style-name="ce406">
            <text:p><text:s/>33,529<text:s/></text:p>
          </table:table-cell>
          <table:table-cell office:value-type="float" office:value="33119" table:style-name="ce406">
            <text:p><text:s/>33,119<text:s/></text:p>
          </table:table-cell>
          <table:table-cell office:value-type="float" office:value="29660" table:style-name="ce407">
            <text:p><text:s/>29,660<text:s/></text:p>
          </table:table-cell>
          <table:table-cell office:value-type="float" office:value="12.036413247705552" table:style-name="ce431">
            <text:p>12.0</text:p>
          </table:table-cell>
          <table:table-cell office:value-type="float" office:value="13.005915052121422" table:style-name="ce431">
            <text:p>13.0</text:p>
          </table:table-cell>
          <table:table-cell office:value-type="float" office:value="12.65092517130007" table:style-name="ce431">
            <text:p>12.7</text:p>
          </table:table-cell>
          <table:table-cell office:value-type="float" office:value="15.360177352330068" table:style-name="ce431">
            <text:p>15.4</text:p>
          </table:table-cell>
          <table:table-cell office:value-type="float" office:value="12.286203082735108" table:style-name="ce431">
            <text:p>12.3</text:p>
          </table:table-cell>
          <table:table-cell table:number-columns-repeated="16372" table:style-name="ce7"/>
        </table:table-row>
        <table:table-row table:style-name="ro62">
          <table:table-cell office:value-type="string" table:style-name="ce432">
            <text:p>Triable either way<text:s/></text:p>
          </table:table-cell>
          <table:table-cell office:value-type="string" table:style-name="ce413">
            <text:p>Total triable either way offences</text:p>
          </table:table-cell>
          <table:table-cell office:value-type="float" office:value="295387" table:style-name="ce433">
            <text:p><text:s/>295,387<text:s/></text:p>
          </table:table-cell>
          <table:table-cell office:value-type="float" office:value="263903" table:style-name="ce433">
            <text:p><text:s/>263,903<text:s/></text:p>
          </table:table-cell>
          <table:table-cell office:value-type="float" office:value="265032" table:style-name="ce433">
            <text:p><text:s/>265,032<text:s/></text:p>
          </table:table-cell>
          <table:table-cell office:value-type="float" office:value="215616" table:style-name="ce433">
            <text:p><text:s/>215,616<text:s/></text:p>
          </table:table-cell>
          <table:table-cell office:value-type="float" office:value="241409" table:style-name="ce434">
            <text:p><text:s/>241,409<text:s/></text:p>
          </table:table-cell>
          <table:table-cell office:value-type="float" office:value="100" table:style-name="ce435">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table:number-columns-repeated="16372" table:style-name="ce7"/>
        </table:table-row>
        <table:table-row table:style-name="ro38">
          <table:table-cell office:value-type="string" table:style-name="ce220">
            <text:p>Summary non-motoring<text:s/></text:p>
          </table:table-cell>
          <table:table-cell office:value-type="string" table:style-name="ce398">
            <text:p>No remand status or unknown</text:p>
          </table:table-cell>
          <table:table-cell office:value-type="float" office:value="478417" table:style-name="ce406">
            <text:p><text:s/>478,417<text:s/></text:p>
          </table:table-cell>
          <table:table-cell office:value-type="float" office:value="484149" table:style-name="ce406">
            <text:p><text:s/>484,149<text:s/></text:p>
          </table:table-cell>
          <table:table-cell office:value-type="float" office:value="476253" table:style-name="ce406">
            <text:p><text:s/>476,253<text:s/></text:p>
          </table:table-cell>
          <table:table-cell office:value-type="float" office:value="287276" table:style-name="ce406">
            <text:p><text:s/>287,276<text:s/></text:p>
          </table:table-cell>
          <table:table-cell office:value-type="float" office:value="260995" table:style-name="ce407">
            <text:p><text:s/>260,995<text:s/></text:p>
          </table:table-cell>
          <table:table-cell office:value-type="float" office:value="83.263050723565698" table:style-name="ce431">
            <text:p>83.3</text:p>
          </table:table-cell>
          <table:table-cell office:value-type="float" office:value="85.502588129747338" table:style-name="ce431">
            <text:p>85.5</text:p>
          </table:table-cell>
          <table:table-cell office:value-type="float" office:value="87.496486383703427" table:style-name="ce431">
            <text:p>87.5</text:p>
          </table:table-cell>
          <table:table-cell office:value-type="float" office:value="85.160448812011808" table:style-name="ce431">
            <text:p>85.2</text:p>
          </table:table-cell>
          <table:table-cell office:value-type="float" office:value="81.123630429714822" table:style-name="ce431">
            <text:p>81.1</text:p>
          </table:table-cell>
          <table:table-cell table:number-columns-repeated="16372" table:style-name="ce7"/>
        </table:table-row>
        <table:table-row table:style-name="ro38">
          <table:table-cell office:value-type="string" table:style-name="ce220">
            <text:p>Summary non-motoring<text:s/></text:p>
          </table:table-cell>
          <table:table-cell office:value-type="string" table:style-name="ce398">
            <text:p>Remanded on bail [Note 56]</text:p>
          </table:table-cell>
          <table:table-cell office:value-type="float" office:value="85916" table:style-name="ce406">
            <text:p><text:s/>85,916<text:s/></text:p>
          </table:table-cell>
          <table:table-cell office:value-type="float" office:value="72933" table:style-name="ce406">
            <text:p><text:s/>72,933<text:s/></text:p>
          </table:table-cell>
          <table:table-cell office:value-type="float" office:value="60745" table:style-name="ce406">
            <text:p><text:s/>60,745<text:s/></text:p>
          </table:table-cell>
          <table:table-cell office:value-type="float" office:value="43519" table:style-name="ce406">
            <text:p><text:s/>43,519<text:s/></text:p>
          </table:table-cell>
          <table:table-cell office:value-type="float" office:value="54581" table:style-name="ce407">
            <text:p><text:s/>54,581<text:s/></text:p>
          </table:table-cell>
          <table:table-cell office:value-type="float" office:value="14.952704995779561" table:style-name="ce431">
            <text:p>15.0</text:p>
          </table:table-cell>
          <table:table-cell office:value-type="float" office:value="12.880250212366157" table:style-name="ce431">
            <text:p>12.9</text:p>
          </table:table-cell>
          <table:table-cell office:value-type="float" office:value="11.15998023188949" table:style-name="ce431">
            <text:p>11.2</text:p>
          </table:table-cell>
          <table:table-cell office:value-type="float" office:value="12.900825588806381" table:style-name="ce431">
            <text:p>12.9</text:p>
          </table:table-cell>
          <table:table-cell office:value-type="float" office:value="16.965109954153395" table:style-name="ce431">
            <text:p>17.0</text:p>
          </table:table-cell>
          <table:table-cell table:number-columns-repeated="16372" table:style-name="ce7"/>
        </table:table-row>
        <table:table-row table:style-name="ro38">
          <table:table-cell office:value-type="string" table:style-name="ce220">
            <text:p>Summary non-motoring<text:s/></text:p>
          </table:table-cell>
          <table:table-cell office:value-type="string" table:style-name="ce398">
            <text:p>Remanded in custody [Note 57]</text:p>
          </table:table-cell>
          <table:table-cell office:value-type="float" office:value="10252" table:style-name="ce406">
            <text:p><text:s/>10,252<text:s/></text:p>
          </table:table-cell>
          <table:table-cell office:value-type="float" office:value="9157" table:style-name="ce406">
            <text:p><text:s/>9,157<text:s/></text:p>
          </table:table-cell>
          <table:table-cell office:value-type="float" office:value="7313" table:style-name="ce406">
            <text:p><text:s/>7,313<text:s/></text:p>
          </table:table-cell>
          <table:table-cell office:value-type="float" office:value="6540" table:style-name="ce406">
            <text:p><text:s/>6,540<text:s/></text:p>
          </table:table-cell>
          <table:table-cell office:value-type="float" office:value="6149" table:style-name="ce407">
            <text:p><text:s/>6,149<text:s/></text:p>
          </table:table-cell>
          <table:table-cell office:value-type="float" office:value="1.7842442806547336" table:style-name="ce431">
            <text:p>1.8</text:p>
          </table:table-cell>
          <table:table-cell office:value-type="float" office:value="1.6171616578865109" table:style-name="ce431">
            <text:p>1.6</text:p>
          </table:table-cell>
          <table:table-cell office:value-type="float" office:value="1.343533384407076" table:style-name="ce431">
            <text:p>1.3</text:p>
          </table:table-cell>
          <table:table-cell office:value-type="float" office:value="1.9387255991818224" table:style-name="ce431">
            <text:p>1.9</text:p>
          </table:table-cell>
          <table:table-cell office:value-type="float" office:value="1.9112596161317896" table:style-name="ce431">
            <text:p>1.9</text:p>
          </table:table-cell>
          <table:table-cell table:number-columns-repeated="16372" table:style-name="ce7"/>
        </table:table-row>
        <table:table-row table:style-name="ro62">
          <table:table-cell office:value-type="string" table:style-name="ce432">
            <text:p>Summary non-motoring<text:s/></text:p>
          </table:table-cell>
          <table:table-cell office:value-type="string" table:style-name="ce413">
            <text:p>Total summary non-motoring offences</text:p>
          </table:table-cell>
          <table:table-cell office:value-type="float" office:value="574585" table:style-name="ce433">
            <text:p><text:s/>574,585<text:s/></text:p>
          </table:table-cell>
          <table:table-cell office:value-type="float" office:value="566239" table:style-name="ce433">
            <text:p><text:s/>566,239<text:s/></text:p>
          </table:table-cell>
          <table:table-cell office:value-type="float" office:value="544311" table:style-name="ce433">
            <text:p><text:s/>544,311<text:s/></text:p>
          </table:table-cell>
          <table:table-cell office:value-type="float" office:value="337335" table:style-name="ce433">
            <text:p><text:s/>337,335<text:s/></text:p>
          </table:table-cell>
          <table:table-cell office:value-type="float" office:value="321725" table:style-name="ce434">
            <text:p><text:s/>321,725<text:s/></text:p>
          </table:table-cell>
          <table:table-cell office:value-type="float" office:value="99.999999999999986" table:style-name="ce435">
            <text:p>100.0</text:p>
          </table:table-cell>
          <table:table-cell office:value-type="float" office:value="100.00000000000001" table:style-name="ce436">
            <text:p>100.0</text:p>
          </table:table-cell>
          <table:table-cell office:value-type="float" office:value="100" table:style-name="ce436">
            <text:p>100.0</text:p>
          </table:table-cell>
          <table:table-cell office:value-type="float" office:value="100.00000000000001" table:style-name="ce436">
            <text:p>100.0</text:p>
          </table:table-cell>
          <table:table-cell office:value-type="float" office:value="100" table:style-name="ce436">
            <text:p>100.0</text:p>
          </table:table-cell>
          <table:table-cell table:number-columns-repeated="16372" table:style-name="ce7"/>
        </table:table-row>
        <table:table-row table:style-name="ro10">
          <table:table-cell office:value-type="string" table:style-name="ce220">
            <text:p>Summary motoring<text:s/></text:p>
          </table:table-cell>
          <table:table-cell office:value-type="string" table:style-name="ce398">
            <text:p>No remand status or unknown</text:p>
          </table:table-cell>
          <table:table-cell office:value-type="float" office:value="573962" table:style-name="ce406">
            <text:p><text:s/>573,962<text:s/></text:p>
          </table:table-cell>
          <table:table-cell office:value-type="float" office:value="574729" table:style-name="ce406">
            <text:p><text:s/>574,729<text:s/></text:p>
          </table:table-cell>
          <table:table-cell office:value-type="float" office:value="586592" table:style-name="ce406">
            <text:p><text:s/>586,592<text:s/></text:p>
          </table:table-cell>
          <table:table-cell office:value-type="float" office:value="477212" table:style-name="ce406">
            <text:p><text:s/>477,212<text:s/></text:p>
          </table:table-cell>
          <table:table-cell office:value-type="float" office:value="547073" table:style-name="ce407">
            <text:p><text:s/>547,073<text:s/></text:p>
          </table:table-cell>
          <table:table-cell office:value-type="float" office:value="96.398100126299951" table:style-name="ce431">
            <text:p>96.4</text:p>
          </table:table-cell>
          <table:table-cell office:value-type="float" office:value="96.553351981117018" table:style-name="ce431">
            <text:p>96.6</text:p>
          </table:table-cell>
          <table:table-cell office:value-type="float" office:value="96.476408515565382" table:style-name="ce431">
            <text:p>96.5</text:p>
          </table:table-cell>
          <table:table-cell office:value-type="float" office:value="95.24999501007963" table:style-name="ce431">
            <text:p>95.2</text:p>
          </table:table-cell>
          <table:table-cell office:value-type="float" office:value="94.078003817647158" table:style-name="ce431">
            <text:p>94.1</text:p>
          </table:table-cell>
          <table:table-cell table:number-columns-repeated="16372" table:style-name="ce7"/>
        </table:table-row>
        <table:table-row table:style-name="ro10">
          <table:table-cell office:value-type="string" table:style-name="ce220">
            <text:p>Summary motoring<text:s/></text:p>
          </table:table-cell>
          <table:table-cell office:value-type="string" table:style-name="ce398">
            <text:p>Remanded on bail [Note 56]</text:p>
          </table:table-cell>
          <table:table-cell office:value-type="float" office:value="20601" table:style-name="ce406">
            <text:p><text:s/>20,601<text:s/></text:p>
          </table:table-cell>
          <table:table-cell office:value-type="float" office:value="19693" table:style-name="ce406">
            <text:p><text:s/>19,693<text:s/></text:p>
          </table:table-cell>
          <table:table-cell office:value-type="float" office:value="20649" table:style-name="ce406">
            <text:p><text:s/>20,649<text:s/></text:p>
          </table:table-cell>
          <table:table-cell office:value-type="float" office:value="23127" table:style-name="ce406">
            <text:p><text:s/>23,127<text:s/></text:p>
          </table:table-cell>
          <table:table-cell office:value-type="float" office:value="33693" table:style-name="ce407">
            <text:p><text:s/>33,693<text:s/></text:p>
          </table:table-cell>
          <table:table-cell office:value-type="float" office:value="3.4599803831994196" table:style-name="ce431">
            <text:p>3.5</text:p>
          </table:table-cell>
          <table:table-cell office:value-type="float" office:value="3.3083856227267763" table:style-name="ce431">
            <text:p>3.3</text:p>
          </table:table-cell>
          <table:table-cell office:value-type="float" office:value="3.3961277334806979" table:style-name="ce431">
            <text:p>3.4</text:p>
          </table:table-cell>
          <table:table-cell office:value-type="float" office:value="4.6160755274345817" table:style-name="ce431">
            <text:p>4.6</text:p>
          </table:table-cell>
          <table:table-cell office:value-type="float" office:value="5.7940534126670222" table:style-name="ce431">
            <text:p>5.8</text:p>
          </table:table-cell>
          <table:table-cell table:number-columns-repeated="16372" table:style-name="ce7"/>
        </table:table-row>
        <table:table-row table:style-name="ro10">
          <table:table-cell office:value-type="string" table:style-name="ce220">
            <text:p>Summary motoring<text:s/></text:p>
          </table:table-cell>
          <table:table-cell office:value-type="string" table:style-name="ce398">
            <text:p>Remanded in custody [Note 57]</text:p>
          </table:table-cell>
          <table:table-cell office:value-type="float" office:value="845" table:style-name="ce406">
            <text:p><text:s/>845<text:s/></text:p>
          </table:table-cell>
          <table:table-cell office:value-type="float" office:value="823" table:style-name="ce406">
            <text:p><text:s/>823<text:s/></text:p>
          </table:table-cell>
          <table:table-cell office:value-type="float" office:value="775" table:style-name="ce406">
            <text:p><text:s/>775<text:s/></text:p>
          </table:table-cell>
          <table:table-cell office:value-type="float" office:value="671" table:style-name="ce406">
            <text:p><text:s/>671<text:s/></text:p>
          </table:table-cell>
          <table:table-cell office:value-type="float" office:value="744" table:style-name="ce407">
            <text:p><text:s/>744<text:s/></text:p>
          </table:table-cell>
          <table:table-cell office:value-type="float" office:value="0.14191949050063152" table:style-name="ce431">
            <text:p>0.1</text:p>
          </table:table-cell>
          <table:table-cell office:value-type="float" office:value="0.13826239615620459" table:style-name="ce431">
            <text:p>0.1</text:p>
          </table:table-cell>
          <table:table-cell office:value-type="float" office:value="0.12746375095392226" table:style-name="ce431">
            <text:p>0.1</text:p>
          </table:table-cell>
          <table:table-cell office:value-type="float" office:value="0.13392946248577872" table:style-name="ce431">
            <text:p>0.1</text:p>
          </table:table-cell>
          <table:table-cell office:value-type="float" office:value="0.12794276968581794" table:style-name="ce431">
            <text:p>0.1</text:p>
          </table:table-cell>
          <table:table-cell table:number-columns-repeated="16372" table:style-name="ce7"/>
        </table:table-row>
        <table:table-row table:style-name="ro33">
          <table:table-cell office:value-type="string" table:style-name="ce432">
            <text:p>Summary motoring<text:s/></text:p>
          </table:table-cell>
          <table:table-cell office:value-type="string" table:style-name="ce413">
            <text:p>Total summary motoring offences</text:p>
          </table:table-cell>
          <table:table-cell office:value-type="float" office:value="595408" table:style-name="ce433">
            <text:p><text:s/>595,408<text:s/></text:p>
          </table:table-cell>
          <table:table-cell office:value-type="float" office:value="595245" table:style-name="ce433">
            <text:p><text:s/>595,245<text:s/></text:p>
          </table:table-cell>
          <table:table-cell office:value-type="float" office:value="608016" table:style-name="ce433">
            <text:p><text:s/>608,016<text:s/></text:p>
          </table:table-cell>
          <table:table-cell office:value-type="float" office:value="501010" table:style-name="ce433">
            <text:p><text:s/>501,010<text:s/></text:p>
          </table:table-cell>
          <table:table-cell office:value-type="float" office:value="581510" table:style-name="ce434">
            <text:p><text:s/>581,510<text:s/></text:p>
          </table:table-cell>
          <table:table-cell office:value-type="float" office:value="100" table:style-name="ce435">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table:number-columns-repeated="16372" table:style-name="ce7"/>
        </table:table-row>
        <table:table-row table:style-name="ro10">
          <table:table-cell office:value-type="string" table:style-name="ce220">
            <text:p>Offence not known [Note 6]</text:p>
          </table:table-cell>
          <table:table-cell office:value-type="string" table:style-name="ce398">
            <text:p>No remand status or unknown</text:p>
          </table:table-cell>
          <table:table-cell office:value-type="string" table:style-name="ce406">
            <text:p>.</text:p>
          </table:table-cell>
          <table:table-cell office:value-type="float" office:value="2" table:style-name="ce406">
            <text:p><text:s/>2<text:s/></text:p>
          </table:table-cell>
          <table:table-cell office:value-type="float" office:value="1" table:style-name="ce406">
            <text:p><text:s/>1<text:s/></text:p>
          </table:table-cell>
          <table:table-cell office:value-type="float" office:value="3" table:style-name="ce406">
            <text:p><text:s/>3<text:s/></text:p>
          </table:table-cell>
          <table:table-cell office:value-type="float" office:value="18" table:style-name="ce407">
            <text:p><text:s/>18<text:s/></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table:number-columns-repeated="16372" table:style-name="ce7"/>
        </table:table-row>
        <table:table-row table:style-name="ro10">
          <table:table-cell office:value-type="string" table:style-name="ce220">
            <text:p>Offence not known [Note 6]</text:p>
          </table:table-cell>
          <table:table-cell office:value-type="string" table:style-name="ce398">
            <text:p>Remanded on bail [Note 56]</text:p>
          </table:table-cell>
          <table:table-cell office:value-type="string" table:style-name="ce406">
            <text:p>:</text:p>
          </table:table-cell>
          <table:table-cell office:value-type="string" table:style-name="ce406">
            <text:p>:</text:p>
          </table:table-cell>
          <table:table-cell office:value-type="string" table:style-name="ce406">
            <text:p>:</text:p>
          </table:table-cell>
          <table:table-cell office:value-type="string" table:style-name="ce406">
            <text:p>:</text:p>
          </table:table-cell>
          <table:table-cell office:value-type="string" table:style-name="ce407">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table:number-columns-repeated="16372" table:style-name="ce7"/>
        </table:table-row>
        <table:table-row table:style-name="ro10">
          <table:table-cell office:value-type="string" table:style-name="ce437">
            <text:p>Offence not known [Note 6]</text:p>
          </table:table-cell>
          <table:table-cell office:value-type="string" table:style-name="ce398">
            <text:p>Remanded in custody [Note 57]</text:p>
          </table:table-cell>
          <table:table-cell office:value-type="string" table:style-name="ce406">
            <text:p>:</text:p>
          </table:table-cell>
          <table:table-cell office:value-type="string" table:style-name="ce406">
            <text:p>:</text:p>
          </table:table-cell>
          <table:table-cell office:value-type="string" table:style-name="ce406">
            <text:p>:</text:p>
          </table:table-cell>
          <table:table-cell office:value-type="string" table:style-name="ce406">
            <text:p>:</text:p>
          </table:table-cell>
          <table:table-cell office:value-type="string" table:style-name="ce407">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table:number-columns-repeated="16372" table:style-name="ce7"/>
        </table:table-row>
        <table:table-row table:style-name="ro62">
          <table:table-cell office:value-type="string" table:style-name="ce427">
            <text:p>Offence not known [Note 6]</text:p>
          </table:table-cell>
          <table:table-cell office:value-type="string" table:style-name="ce413">
            <text:p>Total offence not known [Note 6]</text:p>
          </table:table-cell>
          <table:table-cell office:value-type="string" table:style-name="ce433">
            <text:p>:</text:p>
          </table:table-cell>
          <table:table-cell office:value-type="float" office:value="2" table:style-name="ce433">
            <text:p><text:s/>2<text:s/></text:p>
          </table:table-cell>
          <table:table-cell office:value-type="float" office:value="1" table:style-name="ce433">
            <text:p><text:s/>1<text:s/></text:p>
          </table:table-cell>
          <table:table-cell office:value-type="float" office:value="3" table:style-name="ce433">
            <text:p><text:s/>3<text:s/></text:p>
          </table:table-cell>
          <table:table-cell office:value-type="float" office:value="18" table:style-name="ce434">
            <text:p><text:s/>18<text:s/></text:p>
          </table:table-cell>
          <table:table-cell office:value-type="string" table:style-name="ce435">
            <text:p>:</text:p>
          </table:table-cell>
          <table:table-cell office:value-type="string" table:style-name="ce436">
            <text:p>:</text:p>
          </table:table-cell>
          <table:table-cell office:value-type="string" table:style-name="ce436">
            <text:p>:</text:p>
          </table:table-cell>
          <table:table-cell office:value-type="string" table:style-name="ce436">
            <text:p>:</text:p>
          </table:table-cell>
          <table:table-cell office:value-type="string" table:style-name="ce436">
            <text:p>:</text:p>
          </table:table-cell>
          <table:table-cell table:style-name="ce4"/>
          <table:table-cell table:number-columns-repeated="6" table:style-name="ce27"/>
          <table:table-cell table:number-columns-repeated="6" table:style-name="ce4"/>
          <table:table-cell table:number-columns-repeated="16359" table:style-name="ce1"/>
        </table:table-row>
        <table:table-row table:style-name="ro60">
          <table:table-cell office:value-type="string" table:style-name="ce220">
            <text:p>Source: Ministry of Justice Court Proceedings Database</text:p>
          </table:table-cell>
          <table:table-cell table:style-name="ce4"/>
          <table:table-cell table:number-columns-repeated="5" table:style-name="ce420"/>
          <table:table-cell table:number-columns-repeated="5" table:style-name="ce421"/>
          <table:table-cell table:style-name="ce4"/>
          <table:table-cell table:number-columns-repeated="6" table:style-name="ce27"/>
          <table:table-cell table:number-columns-repeated="6" table:style-name="ce4"/>
          <table:table-cell table:number-columns-repeated="16359" table:style-name="ce1"/>
        </table:table-row>
        <table:table-row table:style-name="ro6">
          <table:table-cell office:value-type="string" table:style-name="ce34">
            <text:p>: = Not applicable</text:p>
          </table:table-cell>
          <table:table-cell table:style-name="ce7"/>
          <table:table-cell table:number-columns-repeated="10" table:style-name="ce4"/>
          <table:table-cell table:number-columns-repeated="16372" table:style-name="ce7"/>
        </table:table-row>
        <table:table-row table:style-name="ro87">
          <table:table-cell table:number-columns-repeated="7" table:style-name="ce7"/>
          <table:table-cell table:number-columns-repeated="5" table:style-name="ce438"/>
          <table:table-cell table:number-columns-repeated="16372" table:style-name="ce7"/>
        </table:table-row>
        <table:table-row table:style-name="ro6">
          <table:table-cell table:style-name="ce7"/>
          <table:table-cell table:number-columns-spanned="11" table:number-rows-spanned="1" table:style-name="ce176"/>
          <table:covered-table-cell table:number-columns-repeated="10"/>
          <table:table-cell table:number-columns-repeated="16372" table:style-name="ce7"/>
        </table:table-row>
        <table:table-row table:style-name="ro6">
          <table:table-cell table:style-name="ce7"/>
          <table:table-cell table:number-columns-spanned="11" table:number-rows-spanned="1" table:style-name="ce176"/>
          <table:covered-table-cell table:number-columns-repeated="10"/>
          <table:table-cell table:number-columns-repeated="16372" table:style-name="ce7"/>
        </table:table-row>
        <table:table-row table:style-name="ro6">
          <table:table-cell table:style-name="ce7"/>
          <table:table-cell table:number-columns-spanned="11" table:number-rows-spanned="1" table:style-name="ce176"/>
          <table:covered-table-cell table:number-columns-repeated="10"/>
          <table:table-cell table:number-columns-repeated="16372" table:style-name="ce7"/>
        </table:table-row>
        <table:table-row table:style-name="ro6">
          <table:table-cell table:style-name="ce7"/>
          <table:table-cell table:number-columns-spanned="11" table:number-rows-spanned="1" table:style-name="ce176"/>
          <table:covered-table-cell table:number-columns-repeated="10"/>
          <table:table-cell table:number-columns-repeated="16372" table:style-name="ce7"/>
        </table:table-row>
        <table:table-row table:style-name="ro6">
          <table:table-cell table:style-name="ce7"/>
          <table:table-cell table:number-columns-spanned="11" table:number-rows-spanned="1" table:style-name="ce176"/>
          <table:covered-table-cell table:number-columns-repeated="10"/>
          <table:table-cell table:number-columns-repeated="16372" table:style-name="ce7"/>
        </table:table-row>
        <table:table-row table:style-name="ro6">
          <table:table-cell table:style-name="ce4"/>
          <table:table-cell table:number-columns-spanned="11" table:number-rows-spanned="1" table:style-name="ce176"/>
          <table:covered-table-cell table:number-columns-repeated="10"/>
          <table:table-cell table:number-columns-repeated="13" table:style-name="ce4"/>
          <table:table-cell table:number-columns-repeated="16359" table:style-name="ce1"/>
        </table:table-row>
        <table:table-row table:style-name="ro6">
          <table:table-cell table:style-name="ce4"/>
          <table:table-cell table:number-columns-spanned="10" table:number-rows-spanned="1" table:style-name="ce176"/>
          <table:covered-table-cell table:number-columns-repeated="9"/>
          <table:table-cell table:style-name="ce38"/>
          <table:table-cell table:number-columns-repeated="13" table:style-name="ce4"/>
          <table:table-cell table:number-columns-repeated="16359" table:style-name="ce1"/>
        </table:table-row>
        <table:table-row table:number-rows-repeated="5" table:style-name="ro6">
          <table:table-cell table:style-name="ce4"/>
          <table:table-cell table:number-columns-repeated="11" table:style-name="ce327"/>
          <table:table-cell table:number-columns-repeated="13" table:style-name="ce4"/>
          <table:table-cell table:number-columns-repeated="16359" table:style-name="ce1"/>
        </table:table-row>
        <table:table-row table:style-name="ro6">
          <table:table-cell table:style-name="ce4"/>
          <table:table-cell table:number-columns-repeated="2" table:style-name="ce38"/>
          <table:table-cell table:style-name="ce327"/>
          <table:table-cell table:number-columns-repeated="8" table:style-name="ce38"/>
          <table:table-cell table:number-columns-repeated="13" table:style-name="ce4"/>
          <table:table-cell table:number-columns-repeated="16359" table:style-name="ce1"/>
        </table:table-row>
        <table:table-row table:style-name="ro6">
          <table:table-cell table:style-name="ce4"/>
          <table:table-cell table:number-columns-repeated="11" table:style-name="ce327"/>
          <table:table-cell table:number-columns-repeated="13" table:style-name="ce4"/>
          <table:table-cell table:number-columns-repeated="16359" table:style-name="ce1"/>
        </table:table-row>
        <table:table-row table:number-rows-repeated="2" table:style-name="ro6">
          <table:table-cell table:number-columns-repeated="3" table:style-name="ce4"/>
          <table:table-cell table:style-name="ce327"/>
          <table:table-cell table:number-columns-repeated="22" table:style-name="ce4"/>
          <table:table-cell table:number-columns-repeated="16358" table:style-name="ce1"/>
        </table:table-row>
        <table:table-row table:number-rows-repeated="1048529" table:style-name="ro6">
          <table:table-cell table:number-columns-repeated="16384"/>
        </table:table-row>
      </table:table>
      <table:table table:name="Q4_3" table:style-name="ta1">
        <table:table-column table:style-name="co79" table:default-cell-style-name="ce7"/>
        <table:table-column table:style-name="co80" table:default-cell-style-name="ce4"/>
        <table:table-column table:style-name="co81" table:number-columns-repeated="8" table:default-cell-style-name="ce4"/>
        <table:table-column table:style-name="co23" table:number-columns-repeated="4" table:default-cell-style-name="ce4"/>
        <table:table-column table:style-name="co59" table:default-cell-style-name="ce4"/>
        <table:table-column table:style-name="co82" table:number-columns-repeated="9" table:default-cell-style-name="ce4"/>
        <table:table-column table:style-name="co7" table:number-columns-repeated="16360" table:default-cell-style-name="ce4"/>
        <table:table-row table:style-name="ro88">
          <table:table-cell office:value-type="string" table:style-name="ce397">
            <text:p>Table Q4.3a - Number of defendants tried or sentenced at the Crown Court by remand status during trial at the Crown Court by type of offence, 12 months ending September 2011 to 12 months ending September 2021, England and Wales [Notes 4, 5, 54, 58]</text:p>
          </table:table-cell>
          <table:table-cell table:style-name="ce4"/>
          <table:table-cell table:number-columns-repeated="22" table:style-name="ce397"/>
          <table:table-cell table:style-name="ce4"/>
          <table:table-cell table:number-columns-spanned="2" table:number-rows-spanned="1" table:style-name="ce176"/>
          <table:covered-table-cell/>
          <table:table-cell table:number-columns-repeated="11" table:style-name="ce4"/>
          <table:table-cell table:number-columns-repeated="16346" table:style-name="ce1"/>
        </table:table-row>
        <table:table-row table:style-name="ro6">
          <table:table-cell office:value-type="string" table:style-name="ce426">
            <text:p>This worksheet contains 2 tables, presented vertically. Notes can be found on the Notes sheet.</text:p>
          </table:table-cell>
          <table:table-cell table:style-name="ce4"/>
          <table:table-cell table:number-columns-repeated="22" table:style-name="ce397"/>
          <table:table-cell table:number-columns-repeated="14" table:style-name="ce4"/>
          <table:table-cell table:number-columns-repeated="16346" table:style-name="ce1"/>
        </table:table-row>
        <table:table-row table:style-name="ro6">
          <table:table-cell office:value-type="string" table:style-name="ce32">
            <text:p><text:a xlink:href="#Contents.A1">back to contents</text:a></text:p>
          </table:table-cell>
          <table:table-cell table:style-name="ce4"/>
          <table:table-cell table:number-columns-repeated="6" table:style-name="ce398"/>
          <table:table-cell table:number-columns-repeated="3" table:style-name="ce439"/>
          <table:table-cell table:number-columns-repeated="13" table:style-name="ce398"/>
          <table:table-cell table:style-name="ce4"/>
          <table:table-cell table:number-columns-spanned="2" table:number-rows-spanned="1" table:style-name="ce176"/>
          <table:covered-table-cell/>
          <table:table-cell table:number-columns-spanned="11" table:number-rows-spanned="1" table:style-name="ce176"/>
          <table:covered-table-cell table:number-columns-repeated="10"/>
          <table:table-cell table:number-columns-repeated="16346" table:style-name="ce1"/>
        </table:table-row>
        <table:table-row table:style-name="ro89">
          <table:table-cell office:value-type="string" table:style-name="ce440">
            <text:p>Offence type</text:p>
          </table:table-cell>
          <table:table-cell office:value-type="string" table:style-name="ce402">
            <text:p>Type of remand</text:p>
          </table:table-cell>
          <table:table-cell office:value-type="string" table:style-name="ce403">
            <text:p>2011</text:p>
          </table:table-cell>
          <table:table-cell office:value-type="string" table:style-name="ce403">
            <text:p>2012</text:p>
          </table:table-cell>
          <table:table-cell office:value-type="string" table:style-name="ce403">
            <text:p>2013</text:p>
          </table:table-cell>
          <table:table-cell office:value-type="string" table:style-name="ce403">
            <text:p>2014</text:p>
          </table:table-cell>
          <table:table-cell office:value-type="string" table:style-name="ce208">
            <text:p>2015</text:p>
          </table:table-cell>
          <table:table-cell office:value-type="string" table:style-name="ce403">
            <text:p>2016</text:p>
          </table:table-cell>
          <table:table-cell office:value-type="string" table:style-name="ce403">
            <text:p>2017</text:p>
          </table:table-cell>
          <table:table-cell office:value-type="string" table:style-name="ce403">
            <text:p>2018</text:p>
          </table:table-cell>
          <table:table-cell office:value-type="string" table:style-name="ce403">
            <text:p>2019</text:p>
          </table:table-cell>
          <table:table-cell office:value-type="string" table:style-name="ce403">
            <text:p>2020</text:p>
          </table:table-cell>
          <table:table-cell office:value-type="string" table:style-name="ce403">
            <text:p>2021</text:p>
          </table:table-cell>
          <table:table-cell table:style-name="ce441"/>
          <table:table-cell table:number-columns-repeated="4" table:style-name="ce442"/>
          <table:table-cell table:style-name="ce441"/>
          <table:table-cell table:number-columns-repeated="5" table:style-name="ce442"/>
          <table:table-cell table:number-columns-repeated="2" table:style-name="ce4"/>
          <table:table-cell table:style-name="ce429"/>
          <table:table-cell table:number-columns-repeated="11" table:style-name="ce428"/>
          <table:table-cell table:number-columns-repeated="16346" table:style-name="ce1"/>
        </table:table-row>
        <table:table-row table:style-name="ro38">
          <table:table-cell office:value-type="string" table:style-name="ce34">
            <text:p>All offences</text:p>
          </table:table-cell>
          <table:table-cell office:value-type="string" table:style-name="ce398">
            <text:p>No remand status or unknown<text:s/></text:p>
          </table:table-cell>
          <table:table-cell office:value-type="float" office:value="18235" table:style-name="ce443">
            <text:p>18,235</text:p>
          </table:table-cell>
          <table:table-cell office:value-type="float" office:value="19474" table:style-name="ce443">
            <text:p>19,474</text:p>
          </table:table-cell>
          <table:table-cell office:value-type="float" office:value="18541" table:style-name="ce443">
            <text:p>18,541</text:p>
          </table:table-cell>
          <table:table-cell office:value-type="float" office:value="17176" table:style-name="ce443">
            <text:p>17,176</text:p>
          </table:table-cell>
          <table:table-cell office:value-type="float" office:value="15568" table:style-name="ce443">
            <text:p>15,568</text:p>
          </table:table-cell>
          <table:table-cell office:value-type="float" office:value="18147" table:style-name="ce443">
            <text:p>18,147</text:p>
          </table:table-cell>
          <table:table-cell office:value-type="float" office:value="18996" table:style-name="ce443">
            <text:p>18,996</text:p>
          </table:table-cell>
          <table:table-cell office:value-type="float" office:value="19287" table:style-name="ce443">
            <text:p>19,287</text:p>
          </table:table-cell>
          <table:table-cell office:value-type="float" office:value="21826" table:style-name="ce443">
            <text:p>21,826</text:p>
          </table:table-cell>
          <table:table-cell office:value-type="float" office:value="21836" table:style-name="ce443">
            <text:p>21,836</text:p>
          </table:table-cell>
          <table:table-cell office:value-type="float" office:value="25810" table:style-name="ce443">
            <text:p>25,810</text:p>
          </table:table-cell>
          <table:table-cell table:number-columns-repeated="12" table:style-name="ce4"/>
          <table:table-cell table:number-columns-spanned="1" table:number-rows-spanned="2" table:style-name="ce176"/>
          <table:table-cell table:style-name="ce429"/>
          <table:table-cell table:number-columns-repeated="11" table:style-name="ce428"/>
          <table:table-cell table:number-columns-repeated="16346" table:style-name="ce1"/>
        </table:table-row>
        <table:table-row table:style-name="ro38">
          <table:table-cell office:value-type="string" table:style-name="ce34">
            <text:p>All offences</text:p>
          </table:table-cell>
          <table:table-cell office:value-type="string" table:style-name="ce398">
            <text:p>Remanded on bail [Note 59]</text:p>
          </table:table-cell>
          <table:table-cell office:value-type="float" office:value="65279" table:style-name="ce443">
            <text:p>65,279</text:p>
          </table:table-cell>
          <table:table-cell office:value-type="float" office:value="56224" table:style-name="ce443">
            <text:p>56,224</text:p>
          </table:table-cell>
          <table:table-cell office:value-type="float" office:value="49421" table:style-name="ce443">
            <text:p>49,421</text:p>
          </table:table-cell>
          <table:table-cell office:value-type="float" office:value="49486" table:style-name="ce443">
            <text:p>49,486</text:p>
          </table:table-cell>
          <table:table-cell office:value-type="float" office:value="52371" table:style-name="ce443">
            <text:p>52,371</text:p>
          </table:table-cell>
          <table:table-cell office:value-type="float" office:value="50013" table:style-name="ce443">
            <text:p>50,013</text:p>
          </table:table-cell>
          <table:table-cell office:value-type="float" office:value="43776" table:style-name="ce443">
            <text:p>43,776</text:p>
          </table:table-cell>
          <table:table-cell office:value-type="float" office:value="36005" table:style-name="ce443">
            <text:p>36,005</text:p>
          </table:table-cell>
          <table:table-cell office:value-type="float" office:value="31784" table:style-name="ce443">
            <text:p>31,784</text:p>
          </table:table-cell>
          <table:table-cell office:value-type="float" office:value="21276" table:style-name="ce443">
            <text:p>21,276</text:p>
          </table:table-cell>
          <table:table-cell office:value-type="float" office:value="29424" table:style-name="ce443">
            <text:p>29,424</text:p>
          </table:table-cell>
          <table:table-cell table:number-columns-repeated="12" table:style-name="ce4"/>
          <table:covered-table-cell/>
          <table:table-cell table:style-name="ce429"/>
          <table:table-cell table:number-columns-repeated="11" table:style-name="ce428"/>
          <table:table-cell table:number-columns-repeated="16346" table:style-name="ce1"/>
        </table:table-row>
        <table:table-row table:style-name="ro38">
          <table:table-cell office:value-type="string" table:style-name="ce319">
            <text:p>All offences</text:p>
          </table:table-cell>
          <table:table-cell office:value-type="string" table:style-name="ce398">
            <text:p>Remanded in custody [Note 60]</text:p>
          </table:table-cell>
          <table:table-cell office:value-type="float" office:value="43723" table:style-name="ce443">
            <text:p>43,723</text:p>
          </table:table-cell>
          <table:table-cell office:value-type="float" office:value="39338" table:style-name="ce443">
            <text:p>39,338</text:p>
          </table:table-cell>
          <table:table-cell office:value-type="float" office:value="36432" table:style-name="ce443">
            <text:p>36,432</text:p>
          </table:table-cell>
          <table:table-cell office:value-type="float" office:value="38751" table:style-name="ce443">
            <text:p>38,751</text:p>
          </table:table-cell>
          <table:table-cell office:value-type="float" office:value="39371" table:style-name="ce443">
            <text:p>39,371</text:p>
          </table:table-cell>
          <table:table-cell office:value-type="float" office:value="36916" table:style-name="ce443">
            <text:p>36,916</text:p>
          </table:table-cell>
          <table:table-cell office:value-type="float" office:value="32821" table:style-name="ce443">
            <text:p>32,821</text:p>
          </table:table-cell>
          <table:table-cell office:value-type="float" office:value="31532" table:style-name="ce443">
            <text:p>31,532</text:p>
          </table:table-cell>
          <table:table-cell office:value-type="float" office:value="30607" table:style-name="ce443">
            <text:p>30,607</text:p>
          </table:table-cell>
          <table:table-cell office:value-type="float" office:value="29360" table:style-name="ce443">
            <text:p>29,360</text:p>
          </table:table-cell>
          <table:table-cell office:value-type="float" office:value="32131" table:style-name="ce443">
            <text:p>32,131</text:p>
          </table:table-cell>
          <table:table-cell table:number-columns-repeated="12" table:style-name="ce4"/>
          <table:table-cell table:number-columns-spanned="1" table:number-rows-spanned="2" table:style-name="ce176"/>
          <table:table-cell table:style-name="ce429"/>
          <table:table-cell table:number-columns-repeated="11" table:style-name="ce428"/>
          <table:table-cell table:number-columns-repeated="16346" table:style-name="ce1"/>
        </table:table-row>
        <table:table-row table:style-name="ro90">
          <table:table-cell office:value-type="string" table:style-name="ce444">
            <text:p>All offences</text:p>
          </table:table-cell>
          <table:table-cell office:value-type="string" table:style-name="ce413">
            <text:p>Total indictable only offences</text:p>
          </table:table-cell>
          <table:table-cell office:value-type="float" office:value="127237" table:style-name="ce445">
            <text:p>127,237</text:p>
          </table:table-cell>
          <table:table-cell office:value-type="float" office:value="115036" table:style-name="ce445">
            <text:p>115,036</text:p>
          </table:table-cell>
          <table:table-cell office:value-type="float" office:value="104394" table:style-name="ce445">
            <text:p>104,394</text:p>
          </table:table-cell>
          <table:table-cell office:value-type="float" office:value="105413" table:style-name="ce445">
            <text:p>105,413</text:p>
          </table:table-cell>
          <table:table-cell office:value-type="float" office:value="107310" table:style-name="ce445">
            <text:p>107,310</text:p>
          </table:table-cell>
          <table:table-cell office:value-type="float" office:value="105076" table:style-name="ce445">
            <text:p>105,076</text:p>
          </table:table-cell>
          <table:table-cell office:value-type="float" office:value="95593" table:style-name="ce445">
            <text:p>95,593</text:p>
          </table:table-cell>
          <table:table-cell office:value-type="float" office:value="86824" table:style-name="ce445">
            <text:p>86,824</text:p>
          </table:table-cell>
          <table:table-cell office:value-type="float" office:value="84217" table:style-name="ce445">
            <text:p>84,217</text:p>
          </table:table-cell>
          <table:table-cell office:value-type="float" office:value="72472" table:style-name="ce445">
            <text:p>72,472</text:p>
          </table:table-cell>
          <table:table-cell office:value-type="float" office:value="87365" table:style-name="ce445">
            <text:p>87,365</text:p>
          </table:table-cell>
          <table:table-cell table:number-columns-repeated="12" table:style-name="ce4"/>
          <table:covered-table-cell/>
          <table:table-cell table:style-name="ce429"/>
          <table:table-cell table:number-columns-repeated="11" table:style-name="ce428"/>
          <table:table-cell table:number-columns-repeated="16346" table:style-name="ce1"/>
        </table:table-row>
        <table:table-row table:style-name="ro38">
          <table:table-cell office:value-type="string" table:style-name="ce34">
            <text:p>Indictable only<text:s/></text:p>
          </table:table-cell>
          <table:table-cell office:value-type="string" table:style-name="ce398">
            <text:p>No remand status or unknown<text:s/></text:p>
          </table:table-cell>
          <table:table-cell office:value-type="float" office:value="63" table:style-name="ce443">
            <text:p>63</text:p>
          </table:table-cell>
          <table:table-cell office:value-type="float" office:value="244" table:style-name="ce443">
            <text:p>244</text:p>
          </table:table-cell>
          <table:table-cell office:value-type="float" office:value="354" table:style-name="ce443">
            <text:p>354</text:p>
          </table:table-cell>
          <table:table-cell office:value-type="float" office:value="307" table:style-name="ce443">
            <text:p>307</text:p>
          </table:table-cell>
          <table:table-cell office:value-type="float" office:value="283" table:style-name="ce443">
            <text:p>283</text:p>
          </table:table-cell>
          <table:table-cell office:value-type="float" office:value="436" table:style-name="ce443">
            <text:p>436</text:p>
          </table:table-cell>
          <table:table-cell office:value-type="float" office:value="610" table:style-name="ce443">
            <text:p>610</text:p>
          </table:table-cell>
          <table:table-cell office:value-type="float" office:value="711" table:style-name="ce443">
            <text:p>711</text:p>
          </table:table-cell>
          <table:table-cell office:value-type="float" office:value="912" table:style-name="ce443">
            <text:p>912</text:p>
          </table:table-cell>
          <table:table-cell office:value-type="float" office:value="1056" table:style-name="ce443">
            <text:p>1,056</text:p>
          </table:table-cell>
          <table:table-cell office:value-type="float" office:value="1382" table:style-name="ce443">
            <text:p>1,382</text:p>
          </table:table-cell>
          <table:table-cell table:number-columns-repeated="12" table:style-name="ce4"/>
          <table:table-cell table:number-columns-spanned="1" table:number-rows-spanned="3" table:style-name="ce176"/>
          <table:table-cell table:style-name="ce429"/>
          <table:table-cell table:number-columns-repeated="11" table:style-name="ce428"/>
          <table:table-cell table:number-columns-repeated="16346" table:style-name="ce1"/>
        </table:table-row>
        <table:table-row table:style-name="ro38">
          <table:table-cell office:value-type="string" table:style-name="ce34">
            <text:p>Indictable only<text:s/></text:p>
          </table:table-cell>
          <table:table-cell office:value-type="string" table:style-name="ce398">
            <text:p>Remanded on bail [Note 59]</text:p>
          </table:table-cell>
          <table:table-cell office:value-type="float" office:value="9232" table:style-name="ce443">
            <text:p>9,232</text:p>
          </table:table-cell>
          <table:table-cell office:value-type="float" office:value="8441" table:style-name="ce443">
            <text:p>8,441</text:p>
          </table:table-cell>
          <table:table-cell office:value-type="float" office:value="7732" table:style-name="ce443">
            <text:p>7,732</text:p>
          </table:table-cell>
          <table:table-cell office:value-type="float" office:value="7612" table:style-name="ce443">
            <text:p>7,612</text:p>
          </table:table-cell>
          <table:table-cell office:value-type="float" office:value="8075" table:style-name="ce443">
            <text:p>8,075</text:p>
          </table:table-cell>
          <table:table-cell office:value-type="float" office:value="7792" table:style-name="ce443">
            <text:p>7,792</text:p>
          </table:table-cell>
          <table:table-cell office:value-type="float" office:value="7792" table:style-name="ce443">
            <text:p>7,792</text:p>
          </table:table-cell>
          <table:table-cell office:value-type="float" office:value="6494" table:style-name="ce443">
            <text:p>6,494</text:p>
          </table:table-cell>
          <table:table-cell office:value-type="float" office:value="5118" table:style-name="ce443">
            <text:p>5,118</text:p>
          </table:table-cell>
          <table:table-cell office:value-type="float" office:value="3354" table:style-name="ce443">
            <text:p>3,354</text:p>
          </table:table-cell>
          <table:table-cell office:value-type="float" office:value="4548" table:style-name="ce443">
            <text:p>4,548</text:p>
          </table:table-cell>
          <table:table-cell table:number-columns-repeated="12" table:style-name="ce4"/>
          <table:covered-table-cell/>
          <table:table-cell table:style-name="ce429"/>
          <table:table-cell table:number-columns-repeated="11" table:style-name="ce428"/>
          <table:table-cell table:number-columns-repeated="16346" table:style-name="ce1"/>
        </table:table-row>
        <table:table-row table:style-name="ro38">
          <table:table-cell office:value-type="string" table:style-name="ce34">
            <text:p>Indictable only<text:s/></text:p>
          </table:table-cell>
          <table:table-cell office:value-type="string" table:style-name="ce398">
            <text:p>Remanded in custody [Note 60]</text:p>
          </table:table-cell>
          <table:table-cell office:value-type="float" office:value="13708" table:style-name="ce443">
            <text:p>13,708</text:p>
          </table:table-cell>
          <table:table-cell office:value-type="float" office:value="12838" table:style-name="ce443">
            <text:p>12,838</text:p>
          </table:table-cell>
          <table:table-cell office:value-type="float" office:value="11651" table:style-name="ce443">
            <text:p>11,651</text:p>
          </table:table-cell>
          <table:table-cell office:value-type="float" office:value="11060" table:style-name="ce443">
            <text:p>11,060</text:p>
          </table:table-cell>
          <table:table-cell office:value-type="float" office:value="10827" table:style-name="ce443">
            <text:p>10,827</text:p>
          </table:table-cell>
          <table:table-cell office:value-type="float" office:value="10193" table:style-name="ce443">
            <text:p>10,193</text:p>
          </table:table-cell>
          <table:table-cell office:value-type="float" office:value="9515" table:style-name="ce443">
            <text:p>9,515</text:p>
          </table:table-cell>
          <table:table-cell office:value-type="float" office:value="9263" table:style-name="ce443">
            <text:p>9,263</text:p>
          </table:table-cell>
          <table:table-cell office:value-type="float" office:value="8463" table:style-name="ce443">
            <text:p>8,463</text:p>
          </table:table-cell>
          <table:table-cell office:value-type="float" office:value="7172" table:style-name="ce443">
            <text:p>7,172</text:p>
          </table:table-cell>
          <table:table-cell office:value-type="float" office:value="8112" table:style-name="ce443">
            <text:p>8,112</text:p>
          </table:table-cell>
          <table:table-cell table:number-columns-repeated="11" table:style-name="ce4"/>
          <table:table-cell table:style-name="ce446"/>
          <table:covered-table-cell/>
          <table:table-cell table:style-name="ce429"/>
          <table:table-cell table:number-columns-repeated="11" table:style-name="ce428"/>
          <table:table-cell table:number-columns-repeated="16346" table:style-name="ce1"/>
        </table:table-row>
        <table:table-row table:style-name="ro90">
          <table:table-cell office:value-type="string" table:style-name="ce444">
            <text:p>Indictable only<text:s/></text:p>
          </table:table-cell>
          <table:table-cell office:value-type="string" table:style-name="ce413">
            <text:p>Total triable either way offences</text:p>
          </table:table-cell>
          <table:table-cell office:value-type="float" office:value="23003" table:style-name="ce445">
            <text:p>23,003</text:p>
          </table:table-cell>
          <table:table-cell office:value-type="float" office:value="21523" table:style-name="ce445">
            <text:p>21,523</text:p>
          </table:table-cell>
          <table:table-cell office:value-type="float" office:value="19737" table:style-name="ce445">
            <text:p>19,737</text:p>
          </table:table-cell>
          <table:table-cell office:value-type="float" office:value="18979" table:style-name="ce445">
            <text:p>18,979</text:p>
          </table:table-cell>
          <table:table-cell office:value-type="float" office:value="19185" table:style-name="ce445">
            <text:p>19,185</text:p>
          </table:table-cell>
          <table:table-cell office:value-type="float" office:value="18421" table:style-name="ce445">
            <text:p>18,421</text:p>
          </table:table-cell>
          <table:table-cell office:value-type="float" office:value="17917" table:style-name="ce445">
            <text:p>17,917</text:p>
          </table:table-cell>
          <table:table-cell office:value-type="float" office:value="16468" table:style-name="ce445">
            <text:p>16,468</text:p>
          </table:table-cell>
          <table:table-cell office:value-type="float" office:value="14493" table:style-name="ce445">
            <text:p>14,493</text:p>
          </table:table-cell>
          <table:table-cell office:value-type="float" office:value="11582" table:style-name="ce445">
            <text:p>11,582</text:p>
          </table:table-cell>
          <table:table-cell office:value-type="float" office:value="14042" table:style-name="ce445">
            <text:p>14,042</text:p>
          </table:table-cell>
          <table:table-cell table:number-columns-repeated="25" table:style-name="ce4"/>
          <table:table-cell table:number-columns-repeated="16346" table:style-name="ce1"/>
        </table:table-row>
        <table:table-row table:style-name="ro38">
          <table:table-cell office:value-type="string" table:style-name="ce34">
            <text:p>Triable either way<text:s/></text:p>
          </table:table-cell>
          <table:table-cell office:value-type="string" table:style-name="ce398">
            <text:p>No remand status or unknown<text:s/></text:p>
          </table:table-cell>
          <table:table-cell office:value-type="float" office:value="15939" table:style-name="ce443">
            <text:p>15,939</text:p>
          </table:table-cell>
          <table:table-cell office:value-type="float" office:value="17141" table:style-name="ce443">
            <text:p>17,141</text:p>
          </table:table-cell>
          <table:table-cell office:value-type="float" office:value="16343" table:style-name="ce443">
            <text:p>16,343</text:p>
          </table:table-cell>
          <table:table-cell office:value-type="float" office:value="15073" table:style-name="ce443">
            <text:p>15,073</text:p>
          </table:table-cell>
          <table:table-cell office:value-type="float" office:value="13515" table:style-name="ce443">
            <text:p>13,515</text:p>
          </table:table-cell>
          <table:table-cell office:value-type="float" office:value="15580" table:style-name="ce443">
            <text:p>15,580</text:p>
          </table:table-cell>
          <table:table-cell office:value-type="float" office:value="16367" table:style-name="ce443">
            <text:p>16,367</text:p>
          </table:table-cell>
          <table:table-cell office:value-type="float" office:value="16621" table:style-name="ce443">
            <text:p>16,621</text:p>
          </table:table-cell>
          <table:table-cell office:value-type="float" office:value="18909" table:style-name="ce443">
            <text:p>18,909</text:p>
          </table:table-cell>
          <table:table-cell office:value-type="float" office:value="18972" table:style-name="ce443">
            <text:p>18,972</text:p>
          </table:table-cell>
          <table:table-cell office:value-type="float" office:value="22216" table:style-name="ce443">
            <text:p>22,216</text:p>
          </table:table-cell>
          <table:table-cell table:number-columns-repeated="25" table:style-name="ce4"/>
          <table:table-cell table:number-columns-repeated="16346" table:style-name="ce1"/>
        </table:table-row>
        <table:table-row table:style-name="ro38">
          <table:table-cell office:value-type="string" table:style-name="ce34">
            <text:p>Triable either way<text:s/></text:p>
          </table:table-cell>
          <table:table-cell office:value-type="string" table:style-name="ce398">
            <text:p>Remanded on bail [Note 59]</text:p>
          </table:table-cell>
          <table:table-cell office:value-type="float" office:value="52644" table:style-name="ce443">
            <text:p>52,644</text:p>
          </table:table-cell>
          <table:table-cell office:value-type="float" office:value="45128" table:style-name="ce443">
            <text:p>45,128</text:p>
          </table:table-cell>
          <table:table-cell office:value-type="float" office:value="39460" table:style-name="ce443">
            <text:p>39,460</text:p>
          </table:table-cell>
          <table:table-cell office:value-type="float" office:value="39781" table:style-name="ce443">
            <text:p>39,781</text:p>
          </table:table-cell>
          <table:table-cell office:value-type="float" office:value="41942" table:style-name="ce443">
            <text:p>41,942</text:p>
          </table:table-cell>
          <table:table-cell office:value-type="float" office:value="39828" table:style-name="ce443">
            <text:p>39,828</text:p>
          </table:table-cell>
          <table:table-cell office:value-type="float" office:value="33849" table:style-name="ce443">
            <text:p>33,849</text:p>
          </table:table-cell>
          <table:table-cell office:value-type="float" office:value="27597" table:style-name="ce443">
            <text:p>27,597</text:p>
          </table:table-cell>
          <table:table-cell office:value-type="float" office:value="24800" table:style-name="ce443">
            <text:p>24,800</text:p>
          </table:table-cell>
          <table:table-cell office:value-type="float" office:value="16890" table:style-name="ce443">
            <text:p>16,890</text:p>
          </table:table-cell>
          <table:table-cell office:value-type="float" office:value="23755" table:style-name="ce443">
            <text:p>23,755</text:p>
          </table:table-cell>
          <table:table-cell table:number-columns-repeated="25" table:style-name="ce4"/>
          <table:table-cell table:number-columns-repeated="16346" table:style-name="ce1"/>
        </table:table-row>
        <table:table-row table:style-name="ro38">
          <table:table-cell office:value-type="string" table:style-name="ce34">
            <text:p>Triable either way<text:s/></text:p>
          </table:table-cell>
          <table:table-cell office:value-type="string" table:style-name="ce398">
            <text:p>Remanded in custody [Note 60]</text:p>
          </table:table-cell>
          <table:table-cell office:value-type="float" office:value="28695" table:style-name="ce443">
            <text:p>28,695</text:p>
          </table:table-cell>
          <table:table-cell office:value-type="float" office:value="25495" table:style-name="ce443">
            <text:p>25,495</text:p>
          </table:table-cell>
          <table:table-cell office:value-type="float" office:value="23792" table:style-name="ce443">
            <text:p>23,792</text:p>
          </table:table-cell>
          <table:table-cell office:value-type="float" office:value="26450" table:style-name="ce443">
            <text:p>26,450</text:p>
          </table:table-cell>
          <table:table-cell office:value-type="float" office:value="27256" table:style-name="ce443">
            <text:p>27,256</text:p>
          </table:table-cell>
          <table:table-cell office:value-type="float" office:value="25438" table:style-name="ce443">
            <text:p>25,438</text:p>
          </table:table-cell>
          <table:table-cell office:value-type="float" office:value="22186" table:style-name="ce443">
            <text:p>22,186</text:p>
          </table:table-cell>
          <table:table-cell office:value-type="float" office:value="21069" table:style-name="ce443">
            <text:p>21,069</text:p>
          </table:table-cell>
          <table:table-cell office:value-type="float" office:value="20916" table:style-name="ce443">
            <text:p>20,916</text:p>
          </table:table-cell>
          <table:table-cell office:value-type="float" office:value="21002" table:style-name="ce443">
            <text:p>21,002</text:p>
          </table:table-cell>
          <table:table-cell office:value-type="float" office:value="23113" table:style-name="ce443">
            <text:p>23,113</text:p>
          </table:table-cell>
          <table:table-cell table:number-columns-repeated="11" table:style-name="ce4"/>
          <table:table-cell table:style-name="ce446"/>
          <table:table-cell table:number-columns-repeated="13" table:style-name="ce4"/>
          <table:table-cell table:number-columns-repeated="16346" table:style-name="ce1"/>
        </table:table-row>
        <table:table-row table:style-name="ro90">
          <table:table-cell office:value-type="string" table:style-name="ce444">
            <text:p>Triable either way<text:s/></text:p>
          </table:table-cell>
          <table:table-cell office:value-type="string" table:style-name="ce413">
            <text:p>Total summary non-motoring offences</text:p>
          </table:table-cell>
          <table:table-cell office:value-type="float" office:value="97278" table:style-name="ce445">
            <text:p>97,278</text:p>
          </table:table-cell>
          <table:table-cell office:value-type="float" office:value="87764" table:style-name="ce445">
            <text:p>87,764</text:p>
          </table:table-cell>
          <table:table-cell office:value-type="float" office:value="79595" table:style-name="ce445">
            <text:p>79,595</text:p>
          </table:table-cell>
          <table:table-cell office:value-type="float" office:value="81304" table:style-name="ce445">
            <text:p>81,304</text:p>
          </table:table-cell>
          <table:table-cell office:value-type="float" office:value="82713" table:style-name="ce445">
            <text:p>82,713</text:p>
          </table:table-cell>
          <table:table-cell office:value-type="float" office:value="80846" table:style-name="ce445">
            <text:p>80,846</text:p>
          </table:table-cell>
          <table:table-cell office:value-type="float" office:value="72402" table:style-name="ce445">
            <text:p>72,402</text:p>
          </table:table-cell>
          <table:table-cell office:value-type="float" office:value="65287" table:style-name="ce445">
            <text:p>65,287</text:p>
          </table:table-cell>
          <table:table-cell office:value-type="float" office:value="64625" table:style-name="ce445">
            <text:p>64,625</text:p>
          </table:table-cell>
          <table:table-cell office:value-type="float" office:value="56864" table:style-name="ce445">
            <text:p>56,864</text:p>
          </table:table-cell>
          <table:table-cell office:value-type="float" office:value="69084" table:style-name="ce445">
            <text:p>69,084</text:p>
          </table:table-cell>
          <table:table-cell table:number-columns-repeated="25" table:style-name="ce4"/>
          <table:table-cell table:number-columns-repeated="16346" table:style-name="ce1"/>
        </table:table-row>
        <table:table-row table:style-name="ro38">
          <table:table-cell office:value-type="string" table:style-name="ce34">
            <text:p>Summary non-motoring<text:s/></text:p>
          </table:table-cell>
          <table:table-cell office:value-type="string" table:style-name="ce398">
            <text:p>No remand status or unknown<text:s/></text:p>
          </table:table-cell>
          <table:table-cell office:value-type="float" office:value="1783" table:style-name="ce443">
            <text:p>1,783</text:p>
          </table:table-cell>
          <table:table-cell office:value-type="float" office:value="1718" table:style-name="ce443">
            <text:p>1,718</text:p>
          </table:table-cell>
          <table:table-cell office:value-type="float" office:value="1490" table:style-name="ce443">
            <text:p>1,490</text:p>
          </table:table-cell>
          <table:table-cell office:value-type="float" office:value="1476" table:style-name="ce443">
            <text:p>1,476</text:p>
          </table:table-cell>
          <table:table-cell office:value-type="float" office:value="1454" table:style-name="ce443">
            <text:p>1,454</text:p>
          </table:table-cell>
          <table:table-cell office:value-type="float" office:value="1653" table:style-name="ce443">
            <text:p>1,653</text:p>
          </table:table-cell>
          <table:table-cell office:value-type="float" office:value="1457" table:style-name="ce443">
            <text:p>1,457</text:p>
          </table:table-cell>
          <table:table-cell office:value-type="float" office:value="1378" table:style-name="ce443">
            <text:p>1,378</text:p>
          </table:table-cell>
          <table:table-cell office:value-type="float" office:value="1234" table:style-name="ce443">
            <text:p>1,234</text:p>
          </table:table-cell>
          <table:table-cell office:value-type="float" office:value="1113" table:style-name="ce443">
            <text:p>1,113</text:p>
          </table:table-cell>
          <table:table-cell office:value-type="float" office:value="1349" table:style-name="ce443">
            <text:p>1,349</text:p>
          </table:table-cell>
          <table:table-cell table:number-columns-repeated="25" table:style-name="ce4"/>
          <table:table-cell table:number-columns-repeated="16346" table:style-name="ce1"/>
        </table:table-row>
        <table:table-row table:style-name="ro38">
          <table:table-cell office:value-type="string" table:style-name="ce34">
            <text:p>Summary non-motoring<text:s/></text:p>
          </table:table-cell>
          <table:table-cell office:value-type="string" table:style-name="ce398">
            <text:p>Remanded on bail [Note 59]</text:p>
          </table:table-cell>
          <table:table-cell office:value-type="float" office:value="3022" table:style-name="ce443">
            <text:p>3,022</text:p>
          </table:table-cell>
          <table:table-cell office:value-type="float" office:value="2345" table:style-name="ce443">
            <text:p>2,345</text:p>
          </table:table-cell>
          <table:table-cell office:value-type="float" office:value="1992" table:style-name="ce443">
            <text:p>1,992</text:p>
          </table:table-cell>
          <table:table-cell office:value-type="float" office:value="1860" table:style-name="ce443">
            <text:p>1,860</text:p>
          </table:table-cell>
          <table:table-cell office:value-type="float" office:value="2086" table:style-name="ce443">
            <text:p>2,086</text:p>
          </table:table-cell>
          <table:table-cell office:value-type="float" office:value="2094" table:style-name="ce443">
            <text:p>2,094</text:p>
          </table:table-cell>
          <table:table-cell office:value-type="float" office:value="1805" table:style-name="ce443">
            <text:p>1,805</text:p>
          </table:table-cell>
          <table:table-cell office:value-type="float" office:value="1543" table:style-name="ce443">
            <text:p>1,543</text:p>
          </table:table-cell>
          <table:table-cell office:value-type="float" office:value="1298" table:style-name="ce443">
            <text:p>1,298</text:p>
          </table:table-cell>
          <table:table-cell office:value-type="float" office:value="719" table:style-name="ce443">
            <text:p>719</text:p>
          </table:table-cell>
          <table:table-cell office:value-type="float" office:value="871" table:style-name="ce443">
            <text:p>871</text:p>
          </table:table-cell>
          <table:table-cell table:number-columns-repeated="25" table:style-name="ce4"/>
          <table:table-cell table:number-columns-repeated="16346" table:style-name="ce1"/>
        </table:table-row>
        <table:table-row table:style-name="ro38">
          <table:table-cell office:value-type="string" table:style-name="ce34">
            <text:p>Summary non-motoring<text:s/></text:p>
          </table:table-cell>
          <table:table-cell office:value-type="string" table:style-name="ce398">
            <text:p>Remanded in custody [Note 60]</text:p>
          </table:table-cell>
          <table:table-cell office:value-type="float" office:value="1225" table:style-name="ce443">
            <text:p>1,225</text:p>
          </table:table-cell>
          <table:table-cell office:value-type="float" office:value="924" table:style-name="ce443">
            <text:p>924</text:p>
          </table:table-cell>
          <table:table-cell office:value-type="float" office:value="913" table:style-name="ce443">
            <text:p>913</text:p>
          </table:table-cell>
          <table:table-cell office:value-type="float" office:value="1180" table:style-name="ce443">
            <text:p>1,180</text:p>
          </table:table-cell>
          <table:table-cell office:value-type="float" office:value="1225" table:style-name="ce443">
            <text:p>1,225</text:p>
          </table:table-cell>
          <table:table-cell office:value-type="float" office:value="1205" table:style-name="ce443">
            <text:p>1,205</text:p>
          </table:table-cell>
          <table:table-cell office:value-type="float" office:value="1034" table:style-name="ce443">
            <text:p>1,034</text:p>
          </table:table-cell>
          <table:table-cell office:value-type="float" office:value="1013" table:style-name="ce443">
            <text:p>1,013</text:p>
          </table:table-cell>
          <table:table-cell office:value-type="float" office:value="880" table:style-name="ce443">
            <text:p>880</text:p>
          </table:table-cell>
          <table:table-cell office:value-type="float" office:value="675" table:style-name="ce443">
            <text:p>675</text:p>
          </table:table-cell>
          <table:table-cell office:value-type="float" office:value="709" table:style-name="ce443">
            <text:p>709</text:p>
          </table:table-cell>
          <table:table-cell table:number-columns-repeated="25" table:style-name="ce4"/>
          <table:table-cell table:number-columns-repeated="16346" table:style-name="ce1"/>
        </table:table-row>
        <table:table-row table:style-name="ro90">
          <table:table-cell office:value-type="string" table:style-name="ce444">
            <text:p>Summary non-motoring<text:s/></text:p>
          </table:table-cell>
          <table:table-cell office:value-type="string" table:style-name="ce413">
            <text:p>Total summary motoring offences</text:p>
          </table:table-cell>
          <table:table-cell office:value-type="float" office:value="6030" table:style-name="ce445">
            <text:p>6,030</text:p>
          </table:table-cell>
          <table:table-cell office:value-type="float" office:value="4987" table:style-name="ce445">
            <text:p>4,987</text:p>
          </table:table-cell>
          <table:table-cell office:value-type="float" office:value="4395" table:style-name="ce445">
            <text:p>4,395</text:p>
          </table:table-cell>
          <table:table-cell office:value-type="float" office:value="4516" table:style-name="ce445">
            <text:p>4,516</text:p>
          </table:table-cell>
          <table:table-cell office:value-type="float" office:value="4765" table:style-name="ce445">
            <text:p>4,765</text:p>
          </table:table-cell>
          <table:table-cell office:value-type="float" office:value="4952" table:style-name="ce445">
            <text:p>4,952</text:p>
          </table:table-cell>
          <table:table-cell office:value-type="float" office:value="4296" table:style-name="ce445">
            <text:p>4,296</text:p>
          </table:table-cell>
          <table:table-cell office:value-type="float" office:value="3934" table:style-name="ce445">
            <text:p>3,934</text:p>
          </table:table-cell>
          <table:table-cell office:value-type="float" office:value="3412" table:style-name="ce445">
            <text:p>3,412</text:p>
          </table:table-cell>
          <table:table-cell office:value-type="float" office:value="2507" table:style-name="ce445">
            <text:p>2,507</text:p>
          </table:table-cell>
          <table:table-cell office:value-type="float" office:value="2929" table:style-name="ce445">
            <text:p>2,929</text:p>
          </table:table-cell>
          <table:table-cell table:number-columns-repeated="25" table:style-name="ce4"/>
          <table:table-cell table:number-columns-repeated="16346" table:style-name="ce1"/>
        </table:table-row>
        <table:table-row table:style-name="ro38">
          <table:table-cell office:value-type="string" table:style-name="ce34">
            <text:p>Summary motoring<text:s/></text:p>
          </table:table-cell>
          <table:table-cell office:value-type="string" table:style-name="ce398">
            <text:p>No remand status or unknown<text:s/></text:p>
          </table:table-cell>
          <table:table-cell office:value-type="float" office:value="450" table:style-name="ce443">
            <text:p>450</text:p>
          </table:table-cell>
          <table:table-cell office:value-type="float" office:value="371" table:style-name="ce443">
            <text:p>371</text:p>
          </table:table-cell>
          <table:table-cell office:value-type="float" office:value="354" table:style-name="ce443">
            <text:p>354</text:p>
          </table:table-cell>
          <table:table-cell office:value-type="float" office:value="320" table:style-name="ce443">
            <text:p>320</text:p>
          </table:table-cell>
          <table:table-cell office:value-type="float" office:value="316" table:style-name="ce443">
            <text:p>316</text:p>
          </table:table-cell>
          <table:table-cell office:value-type="float" office:value="478" table:style-name="ce443">
            <text:p>478</text:p>
          </table:table-cell>
          <table:table-cell office:value-type="float" office:value="562" table:style-name="ce443">
            <text:p>562</text:p>
          </table:table-cell>
          <table:table-cell office:value-type="float" office:value="548" table:style-name="ce443">
            <text:p>548</text:p>
          </table:table-cell>
          <table:table-cell office:value-type="float" office:value="638" table:style-name="ce443">
            <text:p>638</text:p>
          </table:table-cell>
          <table:table-cell office:value-type="float" office:value="613" table:style-name="ce443">
            <text:p>613</text:p>
          </table:table-cell>
          <table:table-cell office:value-type="float" office:value="826" table:style-name="ce443">
            <text:p>826</text:p>
          </table:table-cell>
          <table:table-cell table:number-columns-repeated="25" table:style-name="ce4"/>
          <table:table-cell table:number-columns-repeated="16346" table:style-name="ce1"/>
        </table:table-row>
        <table:table-row table:style-name="ro38">
          <table:table-cell office:value-type="string" table:style-name="ce34">
            <text:p>Summary motoring<text:s/></text:p>
          </table:table-cell>
          <table:table-cell office:value-type="string" table:style-name="ce398">
            <text:p>Remanded on bail [Note 59]</text:p>
          </table:table-cell>
          <table:table-cell office:value-type="float" office:value="381" table:style-name="ce443">
            <text:p>381</text:p>
          </table:table-cell>
          <table:table-cell office:value-type="float" office:value="310" table:style-name="ce443">
            <text:p>310</text:p>
          </table:table-cell>
          <table:table-cell office:value-type="float" office:value="237" table:style-name="ce443">
            <text:p>237</text:p>
          </table:table-cell>
          <table:table-cell office:value-type="float" office:value="233" table:style-name="ce443">
            <text:p>233</text:p>
          </table:table-cell>
          <table:table-cell office:value-type="float" office:value="268" table:style-name="ce443">
            <text:p>268</text:p>
          </table:table-cell>
          <table:table-cell office:value-type="float" office:value="299" table:style-name="ce443">
            <text:p>299</text:p>
          </table:table-cell>
          <table:table-cell office:value-type="float" office:value="330" table:style-name="ce443">
            <text:p>330</text:p>
          </table:table-cell>
          <table:table-cell office:value-type="float" office:value="341" table:style-name="ce443">
            <text:p>341</text:p>
          </table:table-cell>
          <table:table-cell office:value-type="float" office:value="300" table:style-name="ce443">
            <text:p>300</text:p>
          </table:table-cell>
          <table:table-cell office:value-type="float" office:value="141" table:style-name="ce443">
            <text:p>141</text:p>
          </table:table-cell>
          <table:table-cell office:value-type="float" office:value="203" table:style-name="ce443">
            <text:p>203</text:p>
          </table:table-cell>
          <table:table-cell table:number-columns-repeated="25" table:style-name="ce4"/>
          <table:table-cell table:number-columns-repeated="16346" table:style-name="ce1"/>
        </table:table-row>
        <table:table-row table:style-name="ro38">
          <table:table-cell office:value-type="string" table:style-name="ce34">
            <text:p>Summary motoring<text:s/></text:p>
          </table:table-cell>
          <table:table-cell office:value-type="string" table:style-name="ce398">
            <text:p>Remanded in custody [Note 60]</text:p>
          </table:table-cell>
          <table:table-cell office:value-type="float" office:value="95" table:style-name="ce443">
            <text:p>95</text:p>
          </table:table-cell>
          <table:table-cell office:value-type="float" office:value="81" table:style-name="ce443">
            <text:p>81</text:p>
          </table:table-cell>
          <table:table-cell office:value-type="float" office:value="76" table:style-name="ce443">
            <text:p>76</text:p>
          </table:table-cell>
          <table:table-cell office:value-type="float" office:value="61" table:style-name="ce443">
            <text:p>61</text:p>
          </table:table-cell>
          <table:table-cell office:value-type="float" office:value="63" table:style-name="ce443">
            <text:p>63</text:p>
          </table:table-cell>
          <table:table-cell office:value-type="float" office:value="80" table:style-name="ce443">
            <text:p>80</text:p>
          </table:table-cell>
          <table:table-cell office:value-type="float" office:value="86" table:style-name="ce443">
            <text:p>86</text:p>
          </table:table-cell>
          <table:table-cell office:value-type="float" office:value="118" table:style-name="ce443">
            <text:p>118</text:p>
          </table:table-cell>
          <table:table-cell office:value-type="float" office:value="83" table:style-name="ce443">
            <text:p>83</text:p>
          </table:table-cell>
          <table:table-cell office:value-type="float" office:value="100" table:style-name="ce443">
            <text:p>100</text:p>
          </table:table-cell>
          <table:table-cell office:value-type="float" office:value="78" table:style-name="ce443">
            <text:p>78</text:p>
          </table:table-cell>
          <table:table-cell table:number-columns-repeated="25" table:style-name="ce4"/>
          <table:table-cell table:number-columns-repeated="16346" table:style-name="ce1"/>
        </table:table-row>
        <table:table-row table:style-name="ro90">
          <table:table-cell office:value-type="string" table:style-name="ce444">
            <text:p>Summary motoring<text:s/></text:p>
          </table:table-cell>
          <table:table-cell office:value-type="string" table:style-name="ce413">
            <text:p>Total offence not known [Note 6]</text:p>
          </table:table-cell>
          <table:table-cell office:value-type="float" office:value="926" table:style-name="ce445">
            <text:p>926</text:p>
          </table:table-cell>
          <table:table-cell office:value-type="float" office:value="762" table:style-name="ce445">
            <text:p>762</text:p>
          </table:table-cell>
          <table:table-cell office:value-type="float" office:value="667" table:style-name="ce445">
            <text:p>667</text:p>
          </table:table-cell>
          <table:table-cell office:value-type="float" office:value="614" table:style-name="ce445">
            <text:p>614</text:p>
          </table:table-cell>
          <table:table-cell office:value-type="float" office:value="647" table:style-name="ce445">
            <text:p>647</text:p>
          </table:table-cell>
          <table:table-cell office:value-type="float" office:value="857" table:style-name="ce445">
            <text:p>857</text:p>
          </table:table-cell>
          <table:table-cell office:value-type="float" office:value="978" table:style-name="ce445">
            <text:p>978</text:p>
          </table:table-cell>
          <table:table-cell office:value-type="float" office:value="1007" table:style-name="ce445">
            <text:p>1,007</text:p>
          </table:table-cell>
          <table:table-cell office:value-type="float" office:value="1021" table:style-name="ce445">
            <text:p>1,021</text:p>
          </table:table-cell>
          <table:table-cell office:value-type="float" office:value="854" table:style-name="ce445">
            <text:p>854</text:p>
          </table:table-cell>
          <table:table-cell office:value-type="float" office:value="1107" table:style-name="ce445">
            <text:p>1,107</text:p>
          </table:table-cell>
          <table:table-cell table:number-columns-repeated="25" table:style-name="ce4"/>
          <table:table-cell table:number-columns-repeated="16346" table:style-name="ce1"/>
        </table:table-row>
        <table:table-row table:style-name="ro38">
          <table:table-cell office:value-type="string" table:style-name="ce34">
            <text:p>Offence not known [Note 6]</text:p>
          </table:table-cell>
          <table:table-cell office:value-type="string" table:style-name="ce398">
            <text:p>No remand status or unknown<text:s/></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float" office:value="29" table:style-name="ce443">
            <text:p>29</text:p>
          </table:table-cell>
          <table:table-cell office:value-type="float" office:value="133" table:style-name="ce443">
            <text:p>133</text:p>
          </table:table-cell>
          <table:table-cell office:value-type="float" office:value="82" table:style-name="ce443">
            <text:p>82</text:p>
          </table:table-cell>
          <table:table-cell office:value-type="float" office:value="37" table:style-name="ce443">
            <text:p>37</text:p>
          </table:table-cell>
          <table:table-cell table:number-columns-repeated="25" table:style-name="ce4"/>
          <table:table-cell table:number-columns-repeated="16346" table:style-name="ce1"/>
        </table:table-row>
        <table:table-row table:style-name="ro38">
          <table:table-cell office:value-type="string" table:style-name="ce34">
            <text:p>Offence not known [Note 6]</text:p>
          </table:table-cell>
          <table:table-cell office:value-type="string" table:style-name="ce398">
            <text:p>Remanded on bail [Note 59]</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float" office:value="30" table:style-name="ce443">
            <text:p>30</text:p>
          </table:table-cell>
          <table:table-cell office:value-type="float" office:value="268" table:style-name="ce443">
            <text:p>268</text:p>
          </table:table-cell>
          <table:table-cell office:value-type="float" office:value="172" table:style-name="ce443">
            <text:p>172</text:p>
          </table:table-cell>
          <table:table-cell office:value-type="float" office:value="47" table:style-name="ce443">
            <text:p>47</text:p>
          </table:table-cell>
          <table:table-cell table:number-columns-repeated="25" table:style-name="ce4"/>
          <table:table-cell table:number-columns-repeated="16346" table:style-name="ce1"/>
        </table:table-row>
        <table:table-row table:style-name="ro38">
          <table:table-cell office:value-type="string" table:style-name="ce319">
            <text:p>Offence not known [Note 6]</text:p>
          </table:table-cell>
          <table:table-cell office:value-type="string" table:style-name="ce398">
            <text:p>Remanded in custody [Note 60]</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float" office:value="69" table:style-name="ce443">
            <text:p>69</text:p>
          </table:table-cell>
          <table:table-cell office:value-type="float" office:value="265" table:style-name="ce443">
            <text:p>265</text:p>
          </table:table-cell>
          <table:table-cell office:value-type="float" office:value="411" table:style-name="ce443">
            <text:p>411</text:p>
          </table:table-cell>
          <table:table-cell office:value-type="float" office:value="119" table:style-name="ce443">
            <text:p>119</text:p>
          </table:table-cell>
          <table:table-cell table:number-columns-repeated="25" table:style-name="ce4"/>
          <table:table-cell table:number-columns-repeated="16346" table:style-name="ce1"/>
        </table:table-row>
        <table:table-row table:style-name="ro90">
          <table:table-cell office:value-type="string" table:style-name="ce279">
            <text:p>Offence not known [Note 6]</text:p>
          </table:table-cell>
          <table:table-cell office:value-type="string" table:style-name="ce413">
            <text:p>Total all offences</text:p>
          </table:table-cell>
          <table:table-cell office:value-type="string" table:style-name="ce436">
            <text:p>:</text:p>
          </table:table-cell>
          <table:table-cell office:value-type="string" table:style-name="ce436">
            <text:p>:</text:p>
          </table:table-cell>
          <table:table-cell office:value-type="string" table:style-name="ce436">
            <text:p>:</text:p>
          </table:table-cell>
          <table:table-cell office:value-type="string" table:style-name="ce436">
            <text:p>:</text:p>
          </table:table-cell>
          <table:table-cell office:value-type="string" table:style-name="ce436">
            <text:p>:</text:p>
          </table:table-cell>
          <table:table-cell office:value-type="string" table:style-name="ce436">
            <text:p>:</text:p>
          </table:table-cell>
          <table:table-cell office:value-type="string" table:style-name="ce436">
            <text:p>:</text:p>
          </table:table-cell>
          <table:table-cell office:value-type="float" office:value="128" table:style-name="ce445">
            <text:p>128</text:p>
          </table:table-cell>
          <table:table-cell office:value-type="float" office:value="666" table:style-name="ce445">
            <text:p>666</text:p>
          </table:table-cell>
          <table:table-cell office:value-type="float" office:value="665" table:style-name="ce445">
            <text:p>665</text:p>
          </table:table-cell>
          <table:table-cell office:value-type="float" office:value="203" table:style-name="ce445">
            <text:p>203</text:p>
          </table:table-cell>
          <table:table-cell table:number-columns-repeated="11" table:style-name="ce447"/>
          <table:table-cell table:number-columns-repeated="14" table:style-name="ce4"/>
          <table:table-cell table:number-columns-repeated="16346" table:style-name="ce1"/>
        </table:table-row>
        <table:table-row table:style-name="ro91">
          <table:table-cell office:value-type="string" table:style-name="ce202">
            <text:p>Table Q4.3b - Percentage of defendants tried or sentenced at the Crown Court by remand status during trial at the Crown Court by type of offence, 12 months ending September 2011 to 12 months ending September 2021, England and Wales [Notes 4, 5, 54, 58]</text:p>
          </table:table-cell>
          <table:table-cell table:style-name="ce4"/>
          <table:table-cell table:number-columns-repeated="11" table:style-name="ce447"/>
          <table:table-cell table:number-columns-repeated="11" table:style-name="ce448"/>
          <table:table-cell table:number-columns-repeated="14" table:style-name="ce4"/>
          <table:table-cell table:number-columns-repeated="16346" table:style-name="ce1"/>
        </table:table-row>
        <table:table-row table:style-name="ro89">
          <table:table-cell office:value-type="string" table:style-name="ce440">
            <text:p>Offence type</text:p>
          </table:table-cell>
          <table:table-cell office:value-type="string" table:style-name="ce402">
            <text:p>Type of remand</text:p>
          </table:table-cell>
          <table:table-cell office:value-type="string" table:style-name="ce403">
            <text:p>2011</text:p>
          </table:table-cell>
          <table:table-cell office:value-type="string" table:style-name="ce403">
            <text:p>2012</text:p>
          </table:table-cell>
          <table:table-cell office:value-type="string" table:style-name="ce403">
            <text:p>2013</text:p>
          </table:table-cell>
          <table:table-cell office:value-type="string" table:style-name="ce403">
            <text:p>2014</text:p>
          </table:table-cell>
          <table:table-cell office:value-type="string" table:style-name="ce208">
            <text:p>2015</text:p>
          </table:table-cell>
          <table:table-cell office:value-type="string" table:style-name="ce403">
            <text:p>2016</text:p>
          </table:table-cell>
          <table:table-cell office:value-type="string" table:style-name="ce403">
            <text:p>2017</text:p>
          </table:table-cell>
          <table:table-cell office:value-type="string" table:style-name="ce403">
            <text:p>2018</text:p>
          </table:table-cell>
          <table:table-cell office:value-type="string" table:style-name="ce403">
            <text:p>2019</text:p>
          </table:table-cell>
          <table:table-cell office:value-type="string" table:style-name="ce403">
            <text:p>2020</text:p>
          </table:table-cell>
          <table:table-cell office:value-type="string" table:style-name="ce403">
            <text:p>2021</text:p>
          </table:table-cell>
          <table:table-cell table:number-columns-repeated="11" table:style-name="ce448"/>
          <table:table-cell table:number-columns-repeated="14" table:style-name="ce4"/>
          <table:table-cell table:number-columns-repeated="16346" table:style-name="ce1"/>
        </table:table-row>
        <table:table-row table:style-name="ro38">
          <table:table-cell office:value-type="string" table:style-name="ce34">
            <text:p>All offences</text:p>
          </table:table-cell>
          <table:table-cell office:value-type="string" table:style-name="ce398">
            <text:p>No remand status or unknown<text:s/></text:p>
          </table:table-cell>
          <table:table-cell office:value-type="float" office:value="14.331523063259901" table:style-name="ce431">
            <text:p>14.3</text:p>
          </table:table-cell>
          <table:table-cell office:value-type="float" office:value="16.928613651378697" table:style-name="ce431">
            <text:p>16.9</text:p>
          </table:table-cell>
          <table:table-cell office:value-type="float" office:value="17.760599268157172" table:style-name="ce431">
            <text:p>17.8</text:p>
          </table:table-cell>
          <table:table-cell office:value-type="float" office:value="16.294005483194674" table:style-name="ce431">
            <text:p>16.3</text:p>
          </table:table-cell>
          <table:table-cell office:value-type="float" office:value="14.507501630789301" table:style-name="ce431">
            <text:p>14.5</text:p>
          </table:table-cell>
          <table:table-cell office:value-type="float" office:value="17.270356694202292" table:style-name="ce431">
            <text:p>17.3</text:p>
          </table:table-cell>
          <table:table-cell office:value-type="float" office:value="19.871747931333882" table:style-name="ce431">
            <text:p>19.9</text:p>
          </table:table-cell>
          <table:table-cell office:value-type="float" office:value="22.213903989680272" table:style-name="ce431">
            <text:p>22.2</text:p>
          </table:table-cell>
          <table:table-cell office:value-type="float" office:value="25.916382678081622" table:style-name="ce431">
            <text:p>25.9</text:p>
          </table:table-cell>
          <table:table-cell office:value-type="float" office:value="30.130257202781763" table:style-name="ce431">
            <text:p>30.1</text:p>
          </table:table-cell>
          <table:table-cell office:value-type="float" office:value="29.542723058433012" table:style-name="ce431">
            <text:p>29.5</text:p>
          </table:table-cell>
          <table:table-cell table:number-columns-repeated="11" table:style-name="ce448"/>
          <table:table-cell table:number-columns-repeated="14" table:style-name="ce4"/>
          <table:table-cell table:number-columns-repeated="16346" table:style-name="ce1"/>
        </table:table-row>
        <table:table-row table:style-name="ro38">
          <table:table-cell office:value-type="string" table:style-name="ce34">
            <text:p>All offences</text:p>
          </table:table-cell>
          <table:table-cell office:value-type="string" table:style-name="ce398">
            <text:p>Remanded on bail [Note 59]</text:p>
          </table:table-cell>
          <table:table-cell office:value-type="float" office:value="51.305044916180044" table:style-name="ce431">
            <text:p>51.3</text:p>
          </table:table-cell>
          <table:table-cell office:value-type="float" office:value="48.875134740429083" table:style-name="ce431">
            <text:p>48.9</text:p>
          </table:table-cell>
          <table:table-cell office:value-type="float" office:value="47.340843343487172" table:style-name="ce431">
            <text:p>47.3</text:p>
          </table:table-cell>
          <table:table-cell office:value-type="float" office:value="46.944873971900996" table:style-name="ce431">
            <text:p>46.9</text:p>
          </table:table-cell>
          <table:table-cell office:value-type="float" office:value="48.803466592116301" table:style-name="ce431">
            <text:p>48.8</text:p>
          </table:table-cell>
          <table:table-cell office:value-type="float" office:value="47.596977425863187" table:style-name="ce431">
            <text:p>47.6</text:p>
          </table:table-cell>
          <table:table-cell office:value-type="float" office:value="45.794148107078968" table:style-name="ce431">
            <text:p>45.8</text:p>
          </table:table-cell>
          <table:table-cell office:value-type="float" office:value="41.468948677784944" table:style-name="ce431">
            <text:p>41.5</text:p>
          </table:table-cell>
          <table:table-cell office:value-type="float" office:value="37.74059869147559" table:style-name="ce431">
            <text:p>37.7</text:p>
          </table:table-cell>
          <table:table-cell office:value-type="float" office:value="29.357544982889944" table:style-name="ce431">
            <text:p>29.4</text:p>
          </table:table-cell>
          <table:table-cell office:value-type="float" office:value="33.67939106049333" table:style-name="ce431">
            <text:p>33.7</text:p>
          </table:table-cell>
          <table:table-cell table:number-columns-repeated="11" table:style-name="ce448"/>
          <table:table-cell table:number-columns-repeated="14" table:style-name="ce4"/>
          <table:table-cell table:number-columns-repeated="16346" table:style-name="ce1"/>
        </table:table-row>
        <table:table-row table:style-name="ro38">
          <table:table-cell office:value-type="string" table:style-name="ce319">
            <text:p>All offences</text:p>
          </table:table-cell>
          <table:table-cell office:value-type="string" table:style-name="ce398">
            <text:p>Remanded in custody [Note 60]</text:p>
          </table:table-cell>
          <table:table-cell office:value-type="float" office:value="34.363432020560062" table:style-name="ce431">
            <text:p>34.4</text:p>
          </table:table-cell>
          <table:table-cell office:value-type="float" office:value="34.19625160819222" table:style-name="ce431">
            <text:p>34.2</text:p>
          </table:table-cell>
          <table:table-cell office:value-type="float" office:value="34.898557388355648" table:style-name="ce431">
            <text:p>34.9</text:p>
          </table:table-cell>
          <table:table-cell office:value-type="float" office:value="36.76112054490433" table:style-name="ce431">
            <text:p>36.8</text:p>
          </table:table-cell>
          <table:table-cell office:value-type="float" office:value="36.689031777094399" table:style-name="ce431">
            <text:p>36.7</text:p>
          </table:table-cell>
          <table:table-cell office:value-type="float" office:value="35.132665879934521" table:style-name="ce431">
            <text:p>35.1</text:p>
          </table:table-cell>
          <table:table-cell office:value-type="float" office:value="34.334103961587147" table:style-name="ce431">
            <text:p>34.3</text:p>
          </table:table-cell>
          <table:table-cell office:value-type="float" office:value="36.31714733253478" table:style-name="ce431">
            <text:p>36.3</text:p>
          </table:table-cell>
          <table:table-cell office:value-type="float" office:value="36.343018630442785" table:style-name="ce431">
            <text:p>36.3</text:p>
          </table:table-cell>
          <table:table-cell office:value-type="float" office:value="40.512197814328296" table:style-name="ce431">
            <text:p>40.5</text:p>
          </table:table-cell>
          <table:table-cell office:value-type="float" office:value="36.777885881073658" table:style-name="ce431">
            <text:p>36.8</text:p>
          </table:table-cell>
          <table:table-cell table:number-columns-repeated="11" table:style-name="ce448"/>
          <table:table-cell table:number-columns-repeated="14" table:style-name="ce4"/>
          <table:table-cell table:number-columns-repeated="16346" table:style-name="ce1"/>
        </table:table-row>
        <table:table-row table:style-name="ro92">
          <table:table-cell office:value-type="string" table:style-name="ce444">
            <text:p>All offences</text:p>
          </table:table-cell>
          <table:table-cell office:value-type="string" table:style-name="ce413">
            <text:p>Total all offences</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table:number-columns-repeated="11" table:style-name="ce448"/>
          <table:table-cell table:number-columns-repeated="14" table:style-name="ce4"/>
          <table:table-cell table:number-columns-repeated="16346" table:style-name="ce1"/>
        </table:table-row>
        <table:table-row table:style-name="ro38">
          <table:table-cell office:value-type="string" table:style-name="ce34">
            <text:p>Indictable only<text:s/></text:p>
          </table:table-cell>
          <table:table-cell office:value-type="string" table:style-name="ce398">
            <text:p>No remand status or unknown<text:s/></text:p>
          </table:table-cell>
          <table:table-cell office:value-type="float" office:value="0.27387732034951962" table:style-name="ce431">
            <text:p>0.3</text:p>
          </table:table-cell>
          <table:table-cell office:value-type="float" office:value="1.1336709566510246" table:style-name="ce431">
            <text:p>1.1</text:p>
          </table:table-cell>
          <table:table-cell office:value-type="float" office:value="1.7935856513147896" table:style-name="ce431">
            <text:p>1.8</text:p>
          </table:table-cell>
          <table:table-cell office:value-type="float" office:value="1.6175773223035987" table:style-name="ce431">
            <text:p>1.6</text:p>
          </table:table-cell>
          <table:table-cell office:value-type="float" office:value="1.4751107636174094" table:style-name="ce431">
            <text:p>1.5</text:p>
          </table:table-cell>
          <table:table-cell office:value-type="float" office:value="2.3668639053254439" table:style-name="ce431">
            <text:p>2.4</text:p>
          </table:table-cell>
          <table:table-cell office:value-type="float" office:value="3.4045878216219232" table:style-name="ce431">
            <text:p>3.4</text:p>
          </table:table-cell>
          <table:table-cell office:value-type="float" office:value="4.3174641729414622" table:style-name="ce431">
            <text:p>4.3</text:p>
          </table:table-cell>
          <table:table-cell office:value-type="float" office:value="6.2926930242185888" table:style-name="ce431">
            <text:p>6.3</text:p>
          </table:table-cell>
          <table:table-cell office:value-type="float" office:value="9.1175962700742534" table:style-name="ce431">
            <text:p>9.1</text:p>
          </table:table-cell>
          <table:table-cell office:value-type="float" office:value="9.8419028628400511" table:style-name="ce431">
            <text:p>9.8</text:p>
          </table:table-cell>
          <table:table-cell table:number-columns-repeated="11" table:style-name="ce448"/>
          <table:table-cell table:number-columns-repeated="14" table:style-name="ce4"/>
          <table:table-cell table:number-columns-repeated="16346" table:style-name="ce1"/>
        </table:table-row>
        <table:table-row table:style-name="ro38">
          <table:table-cell office:value-type="string" table:style-name="ce34">
            <text:p>Indictable only<text:s/></text:p>
          </table:table-cell>
          <table:table-cell office:value-type="string" table:style-name="ce398">
            <text:p>Remanded on bail [Note 59]</text:p>
          </table:table-cell>
          <table:table-cell office:value-type="float" office:value="40.133895578837539" table:style-name="ce431">
            <text:p>40.1</text:p>
          </table:table-cell>
          <table:table-cell office:value-type="float" office:value="39.21851043070204" table:style-name="ce431">
            <text:p>39.2</text:p>
          </table:table-cell>
          <table:table-cell office:value-type="float" office:value="39.175153265440542" table:style-name="ce431">
            <text:p>39.2</text:p>
          </table:table-cell>
          <table:table-cell office:value-type="float" office:value="40.107487222719854" table:style-name="ce431">
            <text:p>40.1</text:p>
          </table:table-cell>
          <table:table-cell office:value-type="float" office:value="42.090174615585092" table:style-name="ce431">
            <text:p>42.1</text:p>
          </table:table-cell>
          <table:table-cell office:value-type="float" office:value="42.299549427284077" table:style-name="ce431">
            <text:p>42.3</text:p>
          </table:table-cell>
          <table:table-cell office:value-type="float" office:value="43.489423452586927" table:style-name="ce431">
            <text:p>43.5</text:p>
          </table:table-cell>
          <table:table-cell office:value-type="float" office:value="39.43405392275929" table:style-name="ce431">
            <text:p>39.4</text:p>
          </table:table-cell>
          <table:table-cell office:value-type="float" office:value="35.31359966880563" table:style-name="ce431">
            <text:p>35.3</text:p>
          </table:table-cell>
          <table:table-cell office:value-type="float" office:value="28.958729062338112" table:style-name="ce431">
            <text:p>29.0</text:p>
          </table:table-cell>
          <table:table-cell office:value-type="float" office:value="32.388548639794898" table:style-name="ce431">
            <text:p>32.4</text:p>
          </table:table-cell>
          <table:table-cell table:number-columns-repeated="11" table:style-name="ce448"/>
          <table:table-cell table:number-columns-repeated="14" table:style-name="ce4"/>
          <table:table-cell table:number-columns-repeated="16346" table:style-name="ce1"/>
        </table:table-row>
        <table:table-row table:style-name="ro38">
          <table:table-cell office:value-type="string" table:style-name="ce34">
            <text:p>Indictable only<text:s/></text:p>
          </table:table-cell>
          <table:table-cell office:value-type="string" table:style-name="ce398">
            <text:p>Remanded in custody [Note 60]</text:p>
          </table:table-cell>
          <table:table-cell office:value-type="float" office:value="59.592227100812934" table:style-name="ce431">
            <text:p>59.6</text:p>
          </table:table-cell>
          <table:table-cell office:value-type="float" office:value="59.647818612646944" table:style-name="ce431">
            <text:p>59.6</text:p>
          </table:table-cell>
          <table:table-cell office:value-type="float" office:value="59.031261083244665" table:style-name="ce431">
            <text:p>59.0</text:p>
          </table:table-cell>
          <table:table-cell office:value-type="float" office:value="58.27493545497655" table:style-name="ce431">
            <text:p>58.3</text:p>
          </table:table-cell>
          <table:table-cell office:value-type="float" office:value="56.4347146207975" table:style-name="ce431">
            <text:p>56.4</text:p>
          </table:table-cell>
          <table:table-cell office:value-type="float" office:value="55.333586667390477" table:style-name="ce431">
            <text:p>55.3</text:p>
          </table:table-cell>
          <table:table-cell office:value-type="float" office:value="53.10598872579115" table:style-name="ce431">
            <text:p>53.1</text:p>
          </table:table-cell>
          <table:table-cell office:value-type="float" office:value="56.248481904299254" table:style-name="ce431">
            <text:p>56.2</text:p>
          </table:table-cell>
          <table:table-cell office:value-type="float" office:value="58.393707306975784" table:style-name="ce431">
            <text:p>58.4</text:p>
          </table:table-cell>
          <table:table-cell office:value-type="float" office:value="61.923674667587633" table:style-name="ce431">
            <text:p>61.9</text:p>
          </table:table-cell>
          <table:table-cell office:value-type="float" office:value="57.769548497365051" table:style-name="ce431">
            <text:p>57.8</text:p>
          </table:table-cell>
          <table:table-cell table:number-columns-repeated="11" table:style-name="ce448"/>
          <table:table-cell table:number-columns-repeated="14" table:style-name="ce4"/>
          <table:table-cell table:number-columns-repeated="16346" table:style-name="ce1"/>
        </table:table-row>
        <table:table-row table:style-name="ro92">
          <table:table-cell office:value-type="string" table:style-name="ce444">
            <text:p>Indictable only<text:s/></text:p>
          </table:table-cell>
          <table:table-cell office:value-type="string" table:style-name="ce413">
            <text:p>Total indictable only offences</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table:number-columns-repeated="11" table:style-name="ce448"/>
          <table:table-cell table:number-columns-repeated="14" table:style-name="ce4"/>
          <table:table-cell table:number-columns-repeated="16346" table:style-name="ce1"/>
        </table:table-row>
        <table:table-row table:style-name="ro38">
          <table:table-cell office:value-type="string" table:style-name="ce34">
            <text:p>Triable either way<text:s/></text:p>
          </table:table-cell>
          <table:table-cell office:value-type="string" table:style-name="ce398">
            <text:p>No remand status or unknown<text:s/></text:p>
          </table:table-cell>
          <table:table-cell office:value-type="float" office:value="16.384999691605501" table:style-name="ce431">
            <text:p>16.4</text:p>
          </table:table-cell>
          <table:table-cell office:value-type="float" office:value="19.530787110888291" table:style-name="ce431">
            <text:p>19.5</text:p>
          </table:table-cell>
          <table:table-cell office:value-type="float" office:value="20.53269677743577" table:style-name="ce431">
            <text:p>20.5</text:p>
          </table:table-cell>
          <table:table-cell office:value-type="float" office:value="18.539063268719865" table:style-name="ce431">
            <text:p>18.5</text:p>
          </table:table-cell>
          <table:table-cell office:value-type="float" office:value="16.339632222262523" table:style-name="ce431">
            <text:p>16.3</text:p>
          </table:table-cell>
          <table:table-cell office:value-type="float" office:value="19.271206986121761" table:style-name="ce431">
            <text:p>19.3</text:p>
          </table:table-cell>
          <table:table-cell office:value-type="float" office:value="22.605729123504876" table:style-name="ce431">
            <text:p>22.6</text:p>
          </table:table-cell>
          <table:table-cell office:value-type="float" office:value="25.458360776264797" table:style-name="ce431">
            <text:p>25.5</text:p>
          </table:table-cell>
          <table:table-cell office:value-type="float" office:value="29.259574468085109" table:style-name="ce431">
            <text:p>29.3</text:p>
          </table:table-cell>
          <table:table-cell office:value-type="float" office:value="33.363815419245917" table:style-name="ce431">
            <text:p>33.4</text:p>
          </table:table-cell>
          <table:table-cell office:value-type="float" office:value="32.157952637369" table:style-name="ce431">
            <text:p>32.2</text:p>
          </table:table-cell>
          <table:table-cell table:number-columns-repeated="11" table:style-name="ce448"/>
          <table:table-cell table:number-columns-repeated="14" table:style-name="ce4"/>
          <table:table-cell table:number-columns-repeated="16346" table:style-name="ce1"/>
        </table:table-row>
        <table:table-row table:style-name="ro38">
          <table:table-cell office:value-type="string" table:style-name="ce34">
            <text:p>Triable either way<text:s/></text:p>
          </table:table-cell>
          <table:table-cell office:value-type="string" table:style-name="ce398">
            <text:p>Remanded on bail [Note 59]</text:p>
          </table:table-cell>
          <table:table-cell office:value-type="float" office:value="54.117066551532723" table:style-name="ce431">
            <text:p>54.1</text:p>
          </table:table-cell>
          <table:table-cell office:value-type="float" office:value="51.41971651246525" table:style-name="ce431">
            <text:p>51.4</text:p>
          </table:table-cell>
          <table:table-cell office:value-type="float" office:value="49.57597839060243" table:style-name="ce431">
            <text:p>49.6</text:p>
          </table:table-cell>
          <table:table-cell office:value-type="float" office:value="48.928711994489817" table:style-name="ce431">
            <text:p>48.9</text:p>
          </table:table-cell>
          <table:table-cell office:value-type="float" office:value="50.707869379662206" table:style-name="ce431">
            <text:p>50.7</text:p>
          </table:table-cell>
          <table:table-cell office:value-type="float" office:value="49.264032852583931" table:style-name="ce431">
            <text:p>49.3</text:p>
          </table:table-cell>
          <table:table-cell office:value-type="float" office:value="46.751470953841057" table:style-name="ce431">
            <text:p>46.8</text:p>
          </table:table-cell>
          <table:table-cell office:value-type="float" office:value="42.270283517392436" table:style-name="ce431">
            <text:p>42.3</text:p>
          </table:table-cell>
          <table:table-cell office:value-type="float" office:value="38.375241779497102" table:style-name="ce431">
            <text:p>38.4</text:p>
          </table:table-cell>
          <table:table-cell office:value-type="float" office:value="29.702447945976363" table:style-name="ce431">
            <text:p>29.7</text:p>
          </table:table-cell>
          <table:table-cell office:value-type="float" office:value="34.385675409646225" table:style-name="ce431">
            <text:p>34.4</text:p>
          </table:table-cell>
          <table:table-cell table:number-columns-repeated="11" table:style-name="ce448"/>
          <table:table-cell table:number-columns-repeated="14" table:style-name="ce4"/>
          <table:table-cell table:number-columns-repeated="16346" table:style-name="ce1"/>
        </table:table-row>
        <table:table-row table:style-name="ro38">
          <table:table-cell office:value-type="string" table:style-name="ce34">
            <text:p>Triable either way<text:s/></text:p>
          </table:table-cell>
          <table:table-cell office:value-type="string" table:style-name="ce398">
            <text:p>Remanded in custody [Note 60]</text:p>
          </table:table-cell>
          <table:table-cell office:value-type="float" office:value="29.497933756861777" table:style-name="ce431">
            <text:p>29.5</text:p>
          </table:table-cell>
          <table:table-cell office:value-type="float" office:value="29.049496376646459" table:style-name="ce431">
            <text:p>29.0</text:p>
          </table:table-cell>
          <table:table-cell office:value-type="float" office:value="29.891324831961807" table:style-name="ce431">
            <text:p>29.9</text:p>
          </table:table-cell>
          <table:table-cell office:value-type="float" office:value="32.532224736790319" table:style-name="ce431">
            <text:p>32.5</text:p>
          </table:table-cell>
          <table:table-cell office:value-type="float" office:value="32.952498398075278" table:style-name="ce431">
            <text:p>33.0</text:p>
          </table:table-cell>
          <table:table-cell office:value-type="float" office:value="31.464760161294315" table:style-name="ce431">
            <text:p>31.5</text:p>
          </table:table-cell>
          <table:table-cell office:value-type="float" office:value="30.642799922654067" table:style-name="ce431">
            <text:p>30.6</text:p>
          </table:table-cell>
          <table:table-cell office:value-type="float" office:value="32.27135570634276" table:style-name="ce431">
            <text:p>32.3</text:p>
          </table:table-cell>
          <table:table-cell office:value-type="float" office:value="32.365183752417799" table:style-name="ce431">
            <text:p>32.4</text:p>
          </table:table-cell>
          <table:table-cell office:value-type="float" office:value="36.933736634777716" table:style-name="ce431">
            <text:p>36.9</text:p>
          </table:table-cell>
          <table:table-cell office:value-type="float" office:value="33.456371952984767" table:style-name="ce431">
            <text:p>33.5</text:p>
          </table:table-cell>
          <table:table-cell table:number-columns-repeated="11" table:style-name="ce448"/>
          <table:table-cell table:number-columns-repeated="14" table:style-name="ce4"/>
          <table:table-cell table:number-columns-repeated="16346" table:style-name="ce1"/>
        </table:table-row>
        <table:table-row table:style-name="ro92">
          <table:table-cell office:value-type="string" table:style-name="ce444">
            <text:p>Triable either way<text:s/></text:p>
          </table:table-cell>
          <table:table-cell office:value-type="string" table:style-name="ce413">
            <text:p>Total triable either way offences</text:p>
          </table:table-cell>
          <table:table-cell office:value-type="float" office:value="100" table:style-name="ce436">
            <text:p>100.0</text:p>
          </table:table-cell>
          <table:table-cell office:value-type="float" office:value="100" table:style-name="ce436">
            <text:p>100.0</text:p>
          </table:table-cell>
          <table:table-cell office:value-type="float" office:value="100.00000000000001"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99.999999999999986"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table:number-columns-repeated="11" table:style-name="ce448"/>
          <table:table-cell table:number-columns-repeated="14" table:style-name="ce4"/>
          <table:table-cell table:number-columns-repeated="16346" table:style-name="ce1"/>
        </table:table-row>
        <table:table-row table:style-name="ro38">
          <table:table-cell office:value-type="string" table:style-name="ce34">
            <text:p>Summary non-motoring<text:s/></text:p>
          </table:table-cell>
          <table:table-cell office:value-type="string" table:style-name="ce398">
            <text:p>No remand status or unknown<text:s/></text:p>
          </table:table-cell>
          <table:table-cell office:value-type="float" office:value="29.568822553897178" table:style-name="ce431">
            <text:p>29.6</text:p>
          </table:table-cell>
          <table:table-cell office:value-type="float" office:value="34.449568879085625" table:style-name="ce431">
            <text:p>34.4</text:p>
          </table:table-cell>
          <table:table-cell office:value-type="float" office:value="33.902161547212742" table:style-name="ce431">
            <text:p>33.9</text:p>
          </table:table-cell>
          <table:table-cell office:value-type="float" office:value="32.683790965456154" table:style-name="ce431">
            <text:p>32.7</text:p>
          </table:table-cell>
          <table:table-cell office:value-type="float" office:value="30.514165792235048" table:style-name="ce431">
            <text:p>30.5</text:p>
          </table:table-cell>
          <table:table-cell office:value-type="float" office:value="33.380452342487885" table:style-name="ce431">
            <text:p>33.4</text:p>
          </table:table-cell>
          <table:table-cell office:value-type="float" office:value="33.915270018621975" table:style-name="ce431">
            <text:p>33.9</text:p>
          </table:table-cell>
          <table:table-cell office:value-type="float" office:value="35.027961362480937" table:style-name="ce431">
            <text:p>35.0</text:p>
          </table:table-cell>
          <table:table-cell office:value-type="float" office:value="36.166471277842909" table:style-name="ce431">
            <text:p>36.2</text:p>
          </table:table-cell>
          <table:table-cell office:value-type="float" office:value="44.39569206222577" table:style-name="ce431">
            <text:p>44.4</text:p>
          </table:table-cell>
          <table:table-cell office:value-type="float" office:value="46.056674632980538" table:style-name="ce431">
            <text:p>46.1</text:p>
          </table:table-cell>
          <table:table-cell table:number-columns-repeated="11" table:style-name="ce448"/>
          <table:table-cell table:number-columns-repeated="14" table:style-name="ce4"/>
          <table:table-cell table:number-columns-repeated="16346" table:style-name="ce1"/>
        </table:table-row>
        <table:table-row table:style-name="ro38">
          <table:table-cell office:value-type="string" table:style-name="ce34">
            <text:p>Summary non-motoring<text:s/></text:p>
          </table:table-cell>
          <table:table-cell office:value-type="string" table:style-name="ce398">
            <text:p>Remanded on bail [Note 59]</text:p>
          </table:table-cell>
          <table:table-cell office:value-type="float" office:value="50.11608623548922" table:style-name="ce431">
            <text:p>50.1</text:p>
          </table:table-cell>
          <table:table-cell office:value-type="float" office:value="47.0222578704632" table:style-name="ce431">
            <text:p>47.0</text:p>
          </table:table-cell>
          <table:table-cell office:value-type="float" office:value="45.324232081911262" table:style-name="ce431">
            <text:p>45.3</text:p>
          </table:table-cell>
          <table:table-cell office:value-type="float" office:value="41.18689105403012" table:style-name="ce431">
            <text:p>41.2</text:p>
          </table:table-cell>
          <table:table-cell office:value-type="float" office:value="43.777544596012589" table:style-name="ce431">
            <text:p>43.8</text:p>
          </table:table-cell>
          <table:table-cell office:value-type="float" office:value="42.285945072697899" table:style-name="ce431">
            <text:p>42.3</text:p>
          </table:table-cell>
          <table:table-cell office:value-type="float" office:value="42.015828677839849" table:style-name="ce431">
            <text:p>42.0</text:p>
          </table:table-cell>
          <table:table-cell office:value-type="float" office:value="39.22216573462125" table:style-name="ce431">
            <text:p>39.2</text:p>
          </table:table-cell>
          <table:table-cell office:value-type="float" office:value="38.042203985932005" table:style-name="ce431">
            <text:p>38.0</text:p>
          </table:table-cell>
          <table:table-cell office:value-type="float" office:value="28.679696848823294" table:style-name="ce431">
            <text:p>28.7</text:p>
          </table:table-cell>
          <table:table-cell office:value-type="float" office:value="29.737111642198705" table:style-name="ce431">
            <text:p>29.7</text:p>
          </table:table-cell>
          <table:table-cell table:number-columns-repeated="11" table:style-name="ce448"/>
          <table:table-cell table:number-columns-repeated="14" table:style-name="ce4"/>
          <table:table-cell table:number-columns-repeated="16346" table:style-name="ce1"/>
        </table:table-row>
        <table:table-row table:style-name="ro38">
          <table:table-cell office:value-type="string" table:style-name="ce34">
            <text:p>Summary non-motoring<text:s/></text:p>
          </table:table-cell>
          <table:table-cell office:value-type="string" table:style-name="ce398">
            <text:p>Remanded in custody [Note 60]</text:p>
          </table:table-cell>
          <table:table-cell office:value-type="float" office:value="20.315091210613598" table:style-name="ce431">
            <text:p>20.3</text:p>
          </table:table-cell>
          <table:table-cell office:value-type="float" office:value="18.528173250451175" table:style-name="ce431">
            <text:p>18.5</text:p>
          </table:table-cell>
          <table:table-cell office:value-type="float" office:value="20.773606370875996" table:style-name="ce431">
            <text:p>20.8</text:p>
          </table:table-cell>
          <table:table-cell office:value-type="float" office:value="26.129317980513729" table:style-name="ce431">
            <text:p>26.1</text:p>
          </table:table-cell>
          <table:table-cell office:value-type="float" office:value="25.70828961175236" table:style-name="ce431">
            <text:p>25.7</text:p>
          </table:table-cell>
          <table:table-cell office:value-type="float" office:value="24.333602584814216" table:style-name="ce431">
            <text:p>24.3</text:p>
          </table:table-cell>
          <table:table-cell office:value-type="float" office:value="24.068901303538176" table:style-name="ce431">
            <text:p>24.1</text:p>
          </table:table-cell>
          <table:table-cell office:value-type="float" office:value="25.749872902897813" table:style-name="ce431">
            <text:p>25.7</text:p>
          </table:table-cell>
          <table:table-cell office:value-type="float" office:value="25.791324736225086" table:style-name="ce431">
            <text:p>25.8</text:p>
          </table:table-cell>
          <table:table-cell office:value-type="float" office:value="26.92461108895094" table:style-name="ce431">
            <text:p>26.9</text:p>
          </table:table-cell>
          <table:table-cell office:value-type="float" office:value="24.206213724820756" table:style-name="ce431">
            <text:p>24.2</text:p>
          </table:table-cell>
          <table:table-cell table:number-columns-repeated="11" table:style-name="ce448"/>
          <table:table-cell table:number-columns-repeated="14" table:style-name="ce4"/>
          <table:table-cell table:number-columns-repeated="16346" table:style-name="ce1"/>
        </table:table-row>
        <table:table-row table:style-name="ro92">
          <table:table-cell office:value-type="string" table:style-name="ce444">
            <text:p>Summary non-motoring<text:s/></text:p>
          </table:table-cell>
          <table:table-cell office:value-type="string" table:style-name="ce413">
            <text:p>Total summary non-motoring offences</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00000000000001"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table:number-columns-repeated="11" table:style-name="ce448"/>
          <table:table-cell table:number-columns-repeated="14" table:style-name="ce4"/>
          <table:table-cell table:number-columns-repeated="16346" table:style-name="ce1"/>
        </table:table-row>
        <table:table-row table:style-name="ro38">
          <table:table-cell office:value-type="string" table:style-name="ce34">
            <text:p>Summary motoring<text:s/></text:p>
          </table:table-cell>
          <table:table-cell office:value-type="string" table:style-name="ce398">
            <text:p>No remand status or unknown<text:s/></text:p>
          </table:table-cell>
          <table:table-cell office:value-type="float" office:value="48.596112311015119" table:style-name="ce431">
            <text:p>48.6</text:p>
          </table:table-cell>
          <table:table-cell office:value-type="float" office:value="48.687664041994751" table:style-name="ce431">
            <text:p>48.7</text:p>
          </table:table-cell>
          <table:table-cell office:value-type="float" office:value="53.073463268365813" table:style-name="ce431">
            <text:p>53.1</text:p>
          </table:table-cell>
          <table:table-cell office:value-type="float" office:value="52.11726384364821" table:style-name="ce431">
            <text:p>52.1</text:p>
          </table:table-cell>
          <table:table-cell office:value-type="float" office:value="48.84080370942813" table:style-name="ce431">
            <text:p>48.8</text:p>
          </table:table-cell>
          <table:table-cell office:value-type="float" office:value="55.775962660443412" table:style-name="ce431">
            <text:p>55.8</text:p>
          </table:table-cell>
          <table:table-cell office:value-type="float" office:value="57.464212678936612" table:style-name="ce431">
            <text:p>57.5</text:p>
          </table:table-cell>
          <table:table-cell office:value-type="float" office:value="54.419066534260175" table:style-name="ce431">
            <text:p>54.4</text:p>
          </table:table-cell>
          <table:table-cell office:value-type="float" office:value="62.487757100881488" table:style-name="ce431">
            <text:p>62.5</text:p>
          </table:table-cell>
          <table:table-cell office:value-type="float" office:value="71.779859484777518" table:style-name="ce431">
            <text:p>71.8</text:p>
          </table:table-cell>
          <table:table-cell office:value-type="float" office:value="74.616079494128272" table:style-name="ce431">
            <text:p>74.6</text:p>
          </table:table-cell>
          <table:table-cell table:number-columns-repeated="11" table:style-name="ce448"/>
          <table:table-cell table:number-columns-repeated="14" table:style-name="ce4"/>
          <table:table-cell table:number-columns-repeated="16346" table:style-name="ce1"/>
        </table:table-row>
        <table:table-row table:style-name="ro38">
          <table:table-cell office:value-type="string" table:style-name="ce34">
            <text:p>Summary motoring<text:s/></text:p>
          </table:table-cell>
          <table:table-cell office:value-type="string" table:style-name="ce398">
            <text:p>Remanded on bail [Note 59]</text:p>
          </table:table-cell>
          <table:table-cell office:value-type="float" office:value="41.144708423326129" table:style-name="ce431">
            <text:p>41.1</text:p>
          </table:table-cell>
          <table:table-cell office:value-type="float" office:value="40.682414698162731" table:style-name="ce431">
            <text:p>40.7</text:p>
          </table:table-cell>
          <table:table-cell office:value-type="float" office:value="35.532233883058474" table:style-name="ce431">
            <text:p>35.5</text:p>
          </table:table-cell>
          <table:table-cell office:value-type="float" office:value="37.947882736156352" table:style-name="ce431">
            <text:p>37.9</text:p>
          </table:table-cell>
          <table:table-cell office:value-type="float" office:value="41.421947449768162" table:style-name="ce431">
            <text:p>41.4</text:p>
          </table:table-cell>
          <table:table-cell office:value-type="float" office:value="34.88914819136523" table:style-name="ce431">
            <text:p>34.9</text:p>
          </table:table-cell>
          <table:table-cell office:value-type="float" office:value="33.742331288343557" table:style-name="ce431">
            <text:p>33.7</text:p>
          </table:table-cell>
          <table:table-cell office:value-type="float" office:value="33.862959285004969" table:style-name="ce431">
            <text:p>33.9</text:p>
          </table:table-cell>
          <table:table-cell office:value-type="float" office:value="29.382957884427029" table:style-name="ce431">
            <text:p>29.4</text:p>
          </table:table-cell>
          <table:table-cell office:value-type="float" office:value="16.510538641686182" table:style-name="ce431">
            <text:p>16.5</text:p>
          </table:table-cell>
          <table:table-cell office:value-type="float" office:value="18.337850045167116" table:style-name="ce431">
            <text:p>18.3</text:p>
          </table:table-cell>
          <table:table-cell table:number-columns-repeated="11" table:style-name="ce448"/>
          <table:table-cell table:number-columns-repeated="14" table:style-name="ce4"/>
          <table:table-cell table:number-columns-repeated="16346" table:style-name="ce1"/>
        </table:table-row>
        <table:table-row table:style-name="ro38">
          <table:table-cell office:value-type="string" table:style-name="ce34">
            <text:p>Summary motoring<text:s/></text:p>
          </table:table-cell>
          <table:table-cell office:value-type="string" table:style-name="ce398">
            <text:p>Remanded in custody [Note 60]</text:p>
          </table:table-cell>
          <table:table-cell office:value-type="float" office:value="10.259179265658748" table:style-name="ce431">
            <text:p>10.3</text:p>
          </table:table-cell>
          <table:table-cell office:value-type="float" office:value="10.62992125984252" table:style-name="ce431">
            <text:p>10.6</text:p>
          </table:table-cell>
          <table:table-cell office:value-type="float" office:value="11.394302848575713" table:style-name="ce431">
            <text:p>11.4</text:p>
          </table:table-cell>
          <table:table-cell office:value-type="float" office:value="9.9348534201954397" table:style-name="ce431">
            <text:p>9.9</text:p>
          </table:table-cell>
          <table:table-cell office:value-type="float" office:value="9.7372488408037103" table:style-name="ce431">
            <text:p>9.7</text:p>
          </table:table-cell>
          <table:table-cell office:value-type="float" office:value="9.3348891481913654" table:style-name="ce431">
            <text:p>9.3</text:p>
          </table:table-cell>
          <table:table-cell office:value-type="float" office:value="8.7934560327198366" table:style-name="ce431">
            <text:p>8.8</text:p>
          </table:table-cell>
          <table:table-cell office:value-type="float" office:value="11.717974180734856" table:style-name="ce431">
            <text:p>11.7</text:p>
          </table:table-cell>
          <table:table-cell office:value-type="float" office:value="8.1292850146914795" table:style-name="ce431">
            <text:p>8.1</text:p>
          </table:table-cell>
          <table:table-cell office:value-type="float" office:value="11.7096018735363" table:style-name="ce431">
            <text:p>11.7</text:p>
          </table:table-cell>
          <table:table-cell office:value-type="float" office:value="7.0460704607046063" table:style-name="ce431">
            <text:p>7.0</text:p>
          </table:table-cell>
          <table:table-cell table:number-columns-repeated="11" table:style-name="ce448"/>
          <table:table-cell table:number-columns-repeated="14" table:style-name="ce4"/>
          <table:table-cell table:number-columns-repeated="16346" table:style-name="ce1"/>
        </table:table-row>
        <table:table-row table:style-name="ro92">
          <table:table-cell office:value-type="string" table:style-name="ce444">
            <text:p>Summary motoring<text:s/></text:p>
          </table:table-cell>
          <table:table-cell office:value-type="string" table:style-name="ce413">
            <text:p>Total summary motoring offences</text:p>
          </table:table-cell>
          <table:table-cell office:value-type="float" office:value="99.999999999999986"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table:number-columns-repeated="3" table:style-name="ce448"/>
          <table:table-cell table:number-columns-repeated="22" table:style-name="ce4"/>
          <table:table-cell table:number-columns-repeated="16346" table:style-name="ce1"/>
        </table:table-row>
        <table:table-row table:style-name="ro38">
          <table:table-cell office:value-type="string" table:style-name="ce34">
            <text:p>Offence not known</text:p>
          </table:table-cell>
          <table:table-cell office:value-type="string" table:style-name="ce398">
            <text:p>No remand status or unknown<text:s/></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float" office:value="22.65625" table:style-name="ce431">
            <text:p>22.7</text:p>
          </table:table-cell>
          <table:table-cell office:value-type="float" office:value="19.96996996996997" table:style-name="ce431">
            <text:p>20.0</text:p>
          </table:table-cell>
          <table:table-cell office:value-type="float" office:value="12.330827067669173" table:style-name="ce431">
            <text:p>12.3</text:p>
          </table:table-cell>
          <table:table-cell office:value-type="float" office:value="18.226600985221676" table:style-name="ce431">
            <text:p>18.2</text:p>
          </table:table-cell>
          <table:table-cell table:number-columns-repeated="3" table:style-name="ce448"/>
          <table:table-cell table:number-columns-repeated="22" table:style-name="ce4"/>
          <table:table-cell table:number-columns-repeated="16346" table:style-name="ce1"/>
        </table:table-row>
        <table:table-row table:style-name="ro38">
          <table:table-cell office:value-type="string" table:style-name="ce34">
            <text:p>Offence not known</text:p>
          </table:table-cell>
          <table:table-cell office:value-type="string" table:style-name="ce398">
            <text:p>Remanded on bail [Note 59]</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float" office:value="23.4375" table:style-name="ce431">
            <text:p>23.4</text:p>
          </table:table-cell>
          <table:table-cell office:value-type="float" office:value="40.24024024024024" table:style-name="ce431">
            <text:p>40.2</text:p>
          </table:table-cell>
          <table:table-cell office:value-type="float" office:value="25.86466165413534" table:style-name="ce431">
            <text:p>25.9</text:p>
          </table:table-cell>
          <table:table-cell office:value-type="float" office:value="23.152709359605911" table:style-name="ce431">
            <text:p>23.2</text:p>
          </table:table-cell>
          <table:table-cell table:number-columns-repeated="3" table:style-name="ce448"/>
          <table:table-cell table:number-columns-repeated="22" table:style-name="ce4"/>
          <table:table-cell table:number-columns-repeated="16346" table:style-name="ce1"/>
        </table:table-row>
        <table:table-row table:style-name="ro38">
          <table:table-cell office:value-type="string" table:style-name="ce34">
            <text:p>Offence not known</text:p>
          </table:table-cell>
          <table:table-cell office:value-type="string" table:style-name="ce398">
            <text:p>Remanded in custody [Note 60]</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string" table:style-name="ce431">
            <text:p>:</text:p>
          </table:table-cell>
          <table:table-cell office:value-type="float" office:value="53.90625" table:style-name="ce431">
            <text:p>53.9</text:p>
          </table:table-cell>
          <table:table-cell office:value-type="float" office:value="39.789789789789793" table:style-name="ce431">
            <text:p>39.8</text:p>
          </table:table-cell>
          <table:table-cell office:value-type="float" office:value="61.804511278195484" table:style-name="ce431">
            <text:p>61.8</text:p>
          </table:table-cell>
          <table:table-cell office:value-type="float" office:value="58.620689655172406" table:style-name="ce431">
            <text:p>58.6</text:p>
          </table:table-cell>
          <table:table-cell table:number-columns-repeated="3" table:style-name="ce448"/>
          <table:table-cell table:number-columns-repeated="22" table:style-name="ce4"/>
          <table:table-cell table:number-columns-repeated="16346" table:style-name="ce1"/>
        </table:table-row>
        <table:table-row table:style-name="ro92">
          <table:table-cell office:value-type="string" table:style-name="ce444">
            <text:p>Offence not known</text:p>
          </table:table-cell>
          <table:table-cell office:value-type="string" table:style-name="ce413">
            <text:p><text:s/>Total offence not known [Note 6]</text:p>
          </table:table-cell>
          <table:table-cell office:value-type="string" table:style-name="ce436">
            <text:p>:</text:p>
          </table:table-cell>
          <table:table-cell office:value-type="string" table:style-name="ce436">
            <text:p>:</text:p>
          </table:table-cell>
          <table:table-cell office:value-type="string" table:style-name="ce436">
            <text:p>:</text:p>
          </table:table-cell>
          <table:table-cell office:value-type="string" table:style-name="ce436">
            <text:p>:</text:p>
          </table:table-cell>
          <table:table-cell office:value-type="string" table:style-name="ce436">
            <text:p>:</text:p>
          </table:table-cell>
          <table:table-cell office:value-type="string" table:style-name="ce436">
            <text:p>:</text:p>
          </table:table-cell>
          <table:table-cell office:value-type="string" table:style-name="ce436">
            <text:p>:</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office:value-type="float" office:value="100" table:style-name="ce436">
            <text:p>100.0</text:p>
          </table:table-cell>
          <table:table-cell table:number-columns-repeated="11" table:style-name="ce448"/>
          <table:table-cell table:number-columns-repeated="14" table:style-name="ce4"/>
          <table:table-cell table:number-columns-repeated="16346" table:style-name="ce1"/>
        </table:table-row>
        <table:table-row table:style-name="ro93">
          <table:table-cell office:value-type="string" table:style-name="ce220">
            <text:p>Source: Ministry of Justice Court Proceedings Database</text:p>
          </table:table-cell>
          <table:table-cell table:style-name="ce449"/>
          <table:table-cell table:number-columns-repeated="22" table:style-name="ce448"/>
          <table:table-cell table:number-columns-repeated="14" table:style-name="ce4"/>
          <table:table-cell table:number-columns-repeated="16346" table:style-name="ce1"/>
        </table:table-row>
        <table:table-row table:style-name="ro6">
          <table:table-cell office:value-type="string" table:style-name="ce220">
            <text:p>: = Not available</text:p>
          </table:table-cell>
          <table:table-cell table:style-name="ce449"/>
          <table:table-cell table:number-columns-repeated="22" table:style-name="ce448"/>
          <table:table-cell table:number-columns-repeated="14" table:style-name="ce4"/>
          <table:table-cell table:number-columns-repeated="16346" table:style-name="ce1"/>
        </table:table-row>
        <table:table-row table:style-name="ro6">
          <table:table-cell office:value-type="string" table:style-name="ce398">
            <text:p>- = nil</text:p>
          </table:table-cell>
          <table:table-cell table:style-name="ce449"/>
          <table:table-cell table:number-columns-repeated="22" table:style-name="ce448"/>
          <table:table-cell table:number-columns-repeated="14" table:style-name="ce4"/>
          <table:table-cell table:number-columns-repeated="16346" table:style-name="ce1"/>
        </table:table-row>
        <table:table-row table:number-rows-repeated="3" table:style-name="ro6">
          <table:table-cell table:style-name="ce7"/>
          <table:table-cell table:style-name="ce449"/>
          <table:table-cell table:number-columns-repeated="22" table:style-name="ce448"/>
          <table:table-cell table:number-columns-repeated="14" table:style-name="ce4"/>
          <table:table-cell table:number-columns-repeated="16346" table:style-name="ce1"/>
        </table:table-row>
        <table:table-row table:style-name="ro94">
          <table:table-cell table:style-name="ce7"/>
          <table:table-cell table:style-name="ce449"/>
          <table:table-cell table:number-columns-repeated="11" table:style-name="ce448"/>
          <table:table-cell table:number-columns-repeated="11" table:style-name="ce7"/>
          <table:table-cell table:number-columns-repeated="14" table:style-name="ce4"/>
          <table:table-cell table:number-columns-repeated="16346" table:style-name="ce1"/>
        </table:table-row>
        <table:table-row table:number-rows-repeated="3" table:style-name="ro6">
          <table:table-cell table:style-name="ce7"/>
          <table:table-cell table:style-name="ce4"/>
          <table:table-cell table:number-columns-repeated="22" table:style-name="ce7"/>
          <table:table-cell table:number-columns-repeated="14" table:style-name="ce4"/>
          <table:table-cell table:number-columns-repeated="16346" table:style-name="ce1"/>
        </table:table-row>
        <table:table-row table:style-name="ro60">
          <table:table-cell table:number-columns-repeated="13" table:style-name="ce7"/>
          <table:table-cell table:number-columns-repeated="25" table:style-name="ce4"/>
          <table:table-cell table:number-columns-repeated="16346" table:style-name="ce1"/>
        </table:table-row>
        <table:table-row table:style-name="ro6">
          <table:table-cell table:style-name="ce7"/>
          <table:table-cell table:number-columns-repeated="12" table:style-name="ce4"/>
          <table:table-cell table:number-columns-repeated="11" table:style-name="ce7"/>
          <table:table-cell table:number-columns-repeated="14" table:style-name="ce4"/>
          <table:table-cell table:number-columns-repeated="16346" table:style-name="ce1"/>
        </table:table-row>
        <table:table-row table:style-name="ro6">
          <table:table-cell table:style-name="ce7"/>
          <table:table-cell table:number-columns-spanned="12" table:number-rows-spanned="1" table:style-name="ce176"/>
          <table:covered-table-cell table:number-columns-repeated="11"/>
          <table:table-cell table:number-columns-repeated="11" table:style-name="ce7"/>
          <table:table-cell table:number-columns-repeated="14" table:style-name="ce4"/>
          <table:table-cell table:number-columns-repeated="16346" table:style-name="ce1"/>
        </table:table-row>
        <table:table-row table:style-name="ro22">
          <table:table-cell table:style-name="ce7"/>
          <table:table-cell table:style-name="ce450"/>
          <table:table-cell table:number-columns-repeated="11" table:style-name="ce7"/>
          <table:table-cell table:number-columns-repeated="25" table:style-name="ce4"/>
          <table:table-cell table:number-columns-repeated="16346" table:style-name="ce1"/>
        </table:table-row>
        <table:table-row table:style-name="ro22">
          <table:table-cell table:style-name="ce7"/>
          <table:table-cell table:number-columns-repeated="37" table:style-name="ce4"/>
          <table:table-cell table:number-columns-repeated="16346" table:style-name="ce1"/>
        </table:table-row>
        <table:table-row table:style-name="ro6">
          <table:table-cell table:style-name="ce7"/>
          <table:table-cell table:number-columns-repeated="37" table:style-name="ce4"/>
          <table:table-cell table:number-columns-repeated="16346" table:style-name="ce1"/>
        </table:table-row>
        <table:table-row table:style-name="ro56">
          <table:table-cell table:style-name="ce7"/>
          <table:table-cell table:number-columns-repeated="37" table:style-name="ce4"/>
          <table:table-cell table:number-columns-repeated="16346" table:style-name="ce1"/>
        </table:table-row>
        <table:table-row table:style-name="ro6">
          <table:table-cell table:style-name="ce7"/>
          <table:table-cell table:number-columns-repeated="12" table:style-name="ce4"/>
          <table:table-cell table:number-columns-repeated="11" table:style-name="ce7"/>
          <table:table-cell table:number-columns-repeated="14" table:style-name="ce4"/>
          <table:table-cell table:number-columns-repeated="16346" table:style-name="ce1"/>
        </table:table-row>
        <table:table-row table:style-name="ro6">
          <table:table-cell table:number-columns-repeated="24" table:style-name="ce7"/>
          <table:table-cell table:number-columns-repeated="14" table:style-name="ce4"/>
          <table:table-cell table:number-columns-repeated="16346" table:style-name="ce1"/>
        </table:table-row>
        <table:table-row table:style-name="ro6">
          <table:table-cell table:style-name="ce7"/>
          <table:table-cell table:number-columns-repeated="12" table:style-name="ce41"/>
          <table:table-cell table:number-columns-repeated="25" table:style-name="ce4"/>
          <table:table-cell table:number-columns-repeated="16346" table:style-name="ce1"/>
        </table:table-row>
        <table:table-row table:number-rows-repeated="1048502" table:style-name="ro85">
          <table:table-cell table:number-columns-repeated="16384"/>
        </table:table-row>
      </table:table>
      <table:table table:name="Q4_4" table:style-name="ta1">
        <table:table-column table:style-name="co83" table:default-cell-style-name="ce4"/>
        <table:table-column table:style-name="co84" table:number-columns-repeated="6" table:default-cell-style-name="ce4"/>
        <table:table-column table:style-name="co85" table:default-cell-style-name="ce4"/>
        <table:table-column table:style-name="co39" table:default-cell-style-name="ce4"/>
        <table:table-column table:style-name="co7" table:number-columns-repeated="16375" table:default-cell-style-name="ce4"/>
        <table:table-row table:style-name="ro59">
          <table:table-cell office:value-type="string" table:style-name="ce330">
            <text:p>Table Q4.4a - Number of defendants for trial by court type, type of remand and outcome of proceedings, 12 months ending September 2021, England and Wales [Note 4, 5, 54, 58]</text:p>
          </table:table-cell>
          <table:table-cell table:number-columns-repeated="6" table:style-name="ce203"/>
          <table:table-cell table:number-columns-repeated="11" table:style-name="ce4"/>
          <table:table-cell table:number-columns-repeated="16366" table:style-name="ce1"/>
        </table:table-row>
        <table:table-row table:style-name="ro6">
          <table:table-cell office:value-type="string" table:style-name="ce331">
            <text:p>This worksheet contains 2 tables, presented vertically. Notes can be found on the Notes sheet.</text:p>
          </table:table-cell>
          <table:table-cell table:number-columns-repeated="6" table:style-name="ce203"/>
          <table:table-cell table:number-columns-repeated="11" table:style-name="ce4"/>
          <table:table-cell table:number-columns-repeated="16366" table:style-name="ce1"/>
        </table:table-row>
        <table:table-row table:style-name="ro49">
          <table:table-cell office:value-type="string" table:style-name="ce32">
            <text:p><text:a xlink:href="#Contents.A1">back to contents</text:a></text:p>
          </table:table-cell>
          <table:table-cell table:number-columns-repeated="6" table:style-name="ce398"/>
          <table:table-cell table:number-columns-repeated="2" table:style-name="ce4"/>
          <table:table-cell table:number-columns-spanned="9" table:number-rows-spanned="1" table:style-name="ce176"/>
          <table:covered-table-cell table:number-columns-repeated="8"/>
          <table:table-cell table:number-columns-repeated="16366" table:style-name="ce1"/>
        </table:table-row>
        <table:table-row table:style-name="ro93">
          <table:table-cell office:value-type="string" table:style-name="ce451">
            <text:p>Outcome</text:p>
          </table:table-cell>
          <table:table-cell office:value-type="string" table:style-name="ce403">
            <text:p>Magistrates' courts: Unknown</text:p>
          </table:table-cell>
          <table:table-cell office:value-type="string" table:style-name="ce403">
            <text:p>Magistrates' courts: Bailed [Note 56]</text:p>
          </table:table-cell>
          <table:table-cell office:value-type="string" table:style-name="ce404">
            <text:p>Magistrates' courts: Remanded in custody [Note 57]</text:p>
          </table:table-cell>
          <table:table-cell office:value-type="string" table:style-name="ce403">
            <text:p>The Crown Court: Unknown [Note 61]</text:p>
          </table:table-cell>
          <table:table-cell office:value-type="string" table:style-name="ce403">
            <text:p>The Crown Court: Bailed [Note 59, 61]</text:p>
          </table:table-cell>
          <table:table-cell office:value-type="string" table:style-name="ce403">
            <text:p>The Crown Court: Remanded in custody [Note 60, 61]</text:p>
          </table:table-cell>
          <table:table-cell table:number-columns-repeated="2" table:style-name="ce4"/>
          <table:table-cell table:number-columns-repeated="9" table:style-name="ce428"/>
          <table:table-cell table:number-columns-repeated="16366" table:style-name="ce1"/>
        </table:table-row>
        <table:table-row table:style-name="ro38">
          <table:table-cell office:value-type="string" table:style-name="ce398">
            <text:p>Acquitted, dismissed, not proceeded against etc.</text:p>
          </table:table-cell>
          <table:table-cell office:value-type="float" office:value="92977" table:style-name="ce452">
            <text:p><text:s/>92,977<text:s/></text:p>
          </table:table-cell>
          <table:table-cell office:value-type="float" office:value="43214" table:style-name="ce452">
            <text:p><text:s/>43,214<text:s/></text:p>
          </table:table-cell>
          <table:table-cell office:value-type="float" office:value="4467" table:style-name="ce453">
            <text:p><text:s/>4,467<text:s/></text:p>
          </table:table-cell>
          <table:table-cell office:value-type="float" office:value="462" table:style-name="ce452">
            <text:p><text:s/>462<text:s/></text:p>
          </table:table-cell>
          <table:table-cell office:value-type="float" office:value="7468" table:style-name="ce452">
            <text:p><text:s/>7,468<text:s/></text:p>
          </table:table-cell>
          <table:table-cell office:value-type="float" office:value="3551" table:style-name="ce452">
            <text:p><text:s/>3,551<text:s/></text:p>
          </table:table-cell>
          <table:table-cell table:style-name="ce4"/>
          <table:table-cell table:style-name="ce454"/>
          <table:table-cell table:number-columns-repeated="9" table:style-name="ce428"/>
          <table:table-cell table:number-columns-repeated="16366" table:style-name="ce1"/>
        </table:table-row>
        <table:table-row table:style-name="ro89">
          <table:table-cell office:value-type="string" table:style-name="ce398">
            <text:p>Total offenders sentenced:</text:p>
          </table:table-cell>
          <table:table-cell office:value-type="float" office:value="770464" table:style-name="ce452">
            <text:p><text:s/>770,464<text:s/></text:p>
          </table:table-cell>
          <table:table-cell office:value-type="float" office:value="94985" table:style-name="ce452">
            <text:p><text:s/>94,985<text:s/></text:p>
          </table:table-cell>
          <table:table-cell office:value-type="float" office:value="10355" table:style-name="ce453">
            <text:p><text:s/>10,355<text:s/></text:p>
          </table:table-cell>
          <table:table-cell office:value-type="float" office:value="24875" table:style-name="ce452">
            <text:p><text:s/>24,875<text:s/></text:p>
          </table:table-cell>
          <table:table-cell office:value-type="float" office:value="21879" table:style-name="ce452">
            <text:p><text:s/>21,879<text:s/></text:p>
          </table:table-cell>
          <table:table-cell office:value-type="float" office:value="28454" table:style-name="ce452">
            <text:p><text:s/>28,454<text:s/></text:p>
          </table:table-cell>
          <table:table-cell table:style-name="ce4"/>
          <table:table-cell table:style-name="ce454"/>
          <table:table-cell table:number-columns-repeated="9" table:style-name="ce428"/>
          <table:table-cell table:number-columns-repeated="16366" table:style-name="ce1"/>
        </table:table-row>
        <table:table-row table:style-name="ro38">
          <table:table-cell office:value-type="string" table:style-name="ce455">
            <text:p>Immediate custody [Note 8]</text:p>
          </table:table-cell>
          <table:table-cell office:value-type="float" office:value="12819" table:style-name="ce452">
            <text:p><text:s/>12,819<text:s/></text:p>
          </table:table-cell>
          <table:table-cell office:value-type="float" office:value="6061" table:style-name="ce452">
            <text:p><text:s/>6,061<text:s/></text:p>
          </table:table-cell>
          <table:table-cell office:value-type="float" office:value="5054" table:style-name="ce453">
            <text:p><text:s/>5,054<text:s/></text:p>
          </table:table-cell>
          <table:table-cell office:value-type="float" office:value="11408" table:style-name="ce452">
            <text:p><text:s/>11,408<text:s/></text:p>
          </table:table-cell>
          <table:table-cell office:value-type="float" office:value="5430" table:style-name="ce452">
            <text:p><text:s/>5,430<text:s/></text:p>
          </table:table-cell>
          <table:table-cell office:value-type="float" office:value="23857" table:style-name="ce452">
            <text:p><text:s/>23,857<text:s/></text:p>
          </table:table-cell>
          <table:table-cell table:style-name="ce4"/>
          <table:table-cell table:style-name="ce454"/>
          <table:table-cell table:number-columns-repeated="9" table:style-name="ce428"/>
          <table:table-cell table:number-columns-repeated="16366" table:style-name="ce1"/>
        </table:table-row>
        <table:table-row table:style-name="ro38">
          <table:table-cell office:value-type="string" table:style-name="ce455">
            <text:p>Suspended sentence</text:p>
          </table:table-cell>
          <table:table-cell office:value-type="float" office:value="8608" table:style-name="ce452">
            <text:p><text:s/>8,608<text:s/></text:p>
          </table:table-cell>
          <table:table-cell office:value-type="float" office:value="12454" table:style-name="ce452">
            <text:p><text:s/>12,454<text:s/></text:p>
          </table:table-cell>
          <table:table-cell office:value-type="float" office:value="1434" table:style-name="ce453">
            <text:p><text:s/>1,434<text:s/></text:p>
          </table:table-cell>
          <table:table-cell office:value-type="float" office:value="8877" table:style-name="ce452">
            <text:p><text:s/>8,877<text:s/></text:p>
          </table:table-cell>
          <table:table-cell office:value-type="float" office:value="10679" table:style-name="ce452">
            <text:p><text:s/>10,679<text:s/></text:p>
          </table:table-cell>
          <table:table-cell office:value-type="float" office:value="2579" table:style-name="ce452">
            <text:p><text:s/>2,579<text:s/></text:p>
          </table:table-cell>
          <table:table-cell table:style-name="ce4"/>
          <table:table-cell table:style-name="ce454"/>
          <table:table-cell table:number-columns-repeated="9" table:style-name="ce428"/>
          <table:table-cell table:number-columns-repeated="16366" table:style-name="ce1"/>
        </table:table-row>
        <table:table-row table:style-name="ro38">
          <table:table-cell office:value-type="string" table:style-name="ce455">
            <text:p>Community sentence [Note 8]</text:p>
          </table:table-cell>
          <table:table-cell office:value-type="float" office:value="27478" table:style-name="ce452">
            <text:p><text:s/>27,478<text:s/></text:p>
          </table:table-cell>
          <table:table-cell office:value-type="float" office:value="37055" table:style-name="ce452">
            <text:p><text:s/>37,055<text:s/></text:p>
          </table:table-cell>
          <table:table-cell office:value-type="float" office:value="1816" table:style-name="ce453">
            <text:p><text:s/>1,816<text:s/></text:p>
          </table:table-cell>
          <table:table-cell office:value-type="float" office:value="2447" table:style-name="ce452">
            <text:p><text:s/>2,447<text:s/></text:p>
          </table:table-cell>
          <table:table-cell office:value-type="float" office:value="3095" table:style-name="ce452">
            <text:p><text:s/>3,095<text:s/></text:p>
          </table:table-cell>
          <table:table-cell office:value-type="float" office:value="841" table:style-name="ce452">
            <text:p><text:s/>841<text:s/></text:p>
          </table:table-cell>
          <table:table-cell table:style-name="ce4"/>
          <table:table-cell table:style-name="ce454"/>
          <table:table-cell table:number-columns-repeated="9" table:style-name="ce428"/>
          <table:table-cell table:number-columns-repeated="16366" table:style-name="ce1"/>
        </table:table-row>
        <table:table-row table:style-name="ro38">
          <table:table-cell office:value-type="string" table:style-name="ce455">
            <text:p>Fine</text:p>
          </table:table-cell>
          <table:table-cell office:value-type="float" office:value="691551" table:style-name="ce452">
            <text:p><text:s/>691,551<text:s/></text:p>
          </table:table-cell>
          <table:table-cell office:value-type="float" office:value="28912" table:style-name="ce452">
            <text:p><text:s/>28,912<text:s/></text:p>
          </table:table-cell>
          <table:table-cell office:value-type="float" office:value="1140" table:style-name="ce453">
            <text:p><text:s/>1,140<text:s/></text:p>
          </table:table-cell>
          <table:table-cell office:value-type="float" office:value="584" table:style-name="ce452">
            <text:p><text:s/>584<text:s/></text:p>
          </table:table-cell>
          <table:table-cell office:value-type="float" office:value="709" table:style-name="ce452">
            <text:p><text:s/>709<text:s/></text:p>
          </table:table-cell>
          <table:table-cell office:value-type="float" office:value="78" table:style-name="ce452">
            <text:p><text:s/>78<text:s/></text:p>
          </table:table-cell>
          <table:table-cell table:style-name="ce4"/>
          <table:table-cell table:style-name="ce454"/>
          <table:table-cell table:number-columns-repeated="9" table:style-name="ce428"/>
          <table:table-cell table:number-columns-repeated="16366" table:style-name="ce1"/>
        </table:table-row>
        <table:table-row table:style-name="ro38">
          <table:table-cell office:value-type="string" table:style-name="ce455">
            <text:p>Absolute discharge</text:p>
          </table:table-cell>
          <table:table-cell office:value-type="float" office:value="2028" table:style-name="ce452">
            <text:p><text:s/>2,028<text:s/></text:p>
          </table:table-cell>
          <table:table-cell office:value-type="float" office:value="401" table:style-name="ce452">
            <text:p><text:s/>401<text:s/></text:p>
          </table:table-cell>
          <table:table-cell office:value-type="float" office:value="43" table:style-name="ce453">
            <text:p><text:s/>43<text:s/></text:p>
          </table:table-cell>
          <table:table-cell office:value-type="float" office:value="22" table:style-name="ce452">
            <text:p><text:s/>22<text:s/></text:p>
          </table:table-cell>
          <table:table-cell office:value-type="float" office:value="51" table:style-name="ce452">
            <text:p><text:s/>51<text:s/></text:p>
          </table:table-cell>
          <table:table-cell office:value-type="float" office:value="43" table:style-name="ce452">
            <text:p><text:s/>43<text:s/></text:p>
          </table:table-cell>
          <table:table-cell table:style-name="ce4"/>
          <table:table-cell table:style-name="ce454"/>
          <table:table-cell table:number-columns-repeated="9" table:style-name="ce4"/>
          <table:table-cell table:number-columns-repeated="16366" table:style-name="ce1"/>
        </table:table-row>
        <table:table-row table:style-name="ro38">
          <table:table-cell office:value-type="string" table:style-name="ce455">
            <text:p>Conditional discharge</text:p>
          </table:table-cell>
          <table:table-cell office:value-type="float" office:value="19701" table:style-name="ce452">
            <text:p><text:s/>19,701<text:s/></text:p>
          </table:table-cell>
          <table:table-cell office:value-type="float" office:value="7276" table:style-name="ce452">
            <text:p><text:s/>7,276<text:s/></text:p>
          </table:table-cell>
          <table:table-cell office:value-type="float" office:value="395" table:style-name="ce453">
            <text:p><text:s/>395<text:s/></text:p>
          </table:table-cell>
          <table:table-cell office:value-type="float" office:value="239" table:style-name="ce452">
            <text:p><text:s/>239<text:s/></text:p>
          </table:table-cell>
          <table:table-cell office:value-type="float" office:value="732" table:style-name="ce452">
            <text:p><text:s/>732<text:s/></text:p>
          </table:table-cell>
          <table:table-cell office:value-type="float" office:value="161" table:style-name="ce452">
            <text:p><text:s/>161<text:s/></text:p>
          </table:table-cell>
          <table:table-cell table:style-name="ce4"/>
          <table:table-cell table:style-name="ce454"/>
          <table:table-cell table:number-columns-repeated="9" table:style-name="ce4"/>
          <table:table-cell table:number-columns-repeated="16366" table:style-name="ce1"/>
        </table:table-row>
        <table:table-row table:style-name="ro38">
          <table:table-cell office:value-type="string" table:style-name="ce455">
            <text:p>Compensation</text:p>
          </table:table-cell>
          <table:table-cell office:value-type="float" office:value="2853" table:style-name="ce452">
            <text:p><text:s/>2,853<text:s/></text:p>
          </table:table-cell>
          <table:table-cell office:value-type="float" office:value="1163" table:style-name="ce452">
            <text:p><text:s/>1,163<text:s/></text:p>
          </table:table-cell>
          <table:table-cell office:value-type="float" office:value="128" table:style-name="ce453">
            <text:p><text:s/>128<text:s/></text:p>
          </table:table-cell>
          <table:table-cell office:value-type="float" office:value="15" table:style-name="ce452">
            <text:p><text:s/>15<text:s/></text:p>
          </table:table-cell>
          <table:table-cell office:value-type="float" office:value="28" table:style-name="ce452">
            <text:p><text:s/>28<text:s/></text:p>
          </table:table-cell>
          <table:table-cell office:value-type="float" office:value="5" table:style-name="ce452">
            <text:p><text:s/>5<text:s/></text:p>
          </table:table-cell>
          <table:table-cell table:number-columns-repeated="11" table:style-name="ce4"/>
          <table:table-cell table:number-columns-repeated="16366" table:style-name="ce1"/>
        </table:table-row>
        <table:table-row table:style-name="ro38">
          <table:table-cell office:value-type="string" table:style-name="ce455">
            <text:p>Otherwise dealt with [Note 10]</text:p>
          </table:table-cell>
          <table:table-cell office:value-type="float" office:value="5426" table:style-name="ce452">
            <text:p><text:s/>5,426<text:s/></text:p>
          </table:table-cell>
          <table:table-cell office:value-type="float" office:value="1663" table:style-name="ce452">
            <text:p><text:s/>1,663<text:s/></text:p>
          </table:table-cell>
          <table:table-cell office:value-type="float" office:value="345" table:style-name="ce453">
            <text:p><text:s/>345<text:s/></text:p>
          </table:table-cell>
          <table:table-cell office:value-type="float" office:value="1283" table:style-name="ce452">
            <text:p><text:s/>1,283<text:s/></text:p>
          </table:table-cell>
          <table:table-cell office:value-type="float" office:value="1155" table:style-name="ce452">
            <text:p><text:s/>1,155<text:s/></text:p>
          </table:table-cell>
          <table:table-cell office:value-type="float" office:value="890" table:style-name="ce452">
            <text:p><text:s/>890<text:s/></text:p>
          </table:table-cell>
          <table:table-cell table:number-columns-repeated="11" table:style-name="ce4"/>
          <table:table-cell table:number-columns-repeated="16366" table:style-name="ce1"/>
        </table:table-row>
        <table:table-row table:style-name="ro89">
          <table:table-cell office:value-type="string" table:style-name="ce398">
            <text:p>Committed for sentence</text:p>
          </table:table-cell>
          <table:table-cell office:value-type="float" office:value="102" table:style-name="ce452">
            <text:p><text:s/>102<text:s/></text:p>
          </table:table-cell>
          <table:table-cell office:value-type="float" office:value="14989" table:style-name="ce452">
            <text:p><text:s/>14,989<text:s/></text:p>
          </table:table-cell>
          <table:table-cell office:value-type="float" office:value="7961" table:style-name="ce453">
            <text:p><text:s/>7,961<text:s/></text:p>
          </table:table-cell>
          <table:table-cell office:value-type="string" table:style-name="ce456">
            <text:p>*</text:p>
          </table:table-cell>
          <table:table-cell office:value-type="string" table:style-name="ce456">
            <text:p>*</text:p>
          </table:table-cell>
          <table:table-cell office:value-type="string" table:style-name="ce456">
            <text:p>*</text:p>
          </table:table-cell>
          <table:table-cell table:number-columns-repeated="2" table:style-name="ce457"/>
          <table:table-cell table:number-columns-repeated="9" table:style-name="ce4"/>
          <table:table-cell table:number-columns-repeated="16366" table:style-name="ce1"/>
        </table:table-row>
        <table:table-row table:style-name="ro89">
          <table:table-cell office:value-type="string" table:style-name="ce398">
            <text:p>Sent for trial [Note 11]</text:p>
          </table:table-cell>
          <table:table-cell office:value-type="float" office:value="438" table:style-name="ce452">
            <text:p><text:s/>438<text:s/></text:p>
          </table:table-cell>
          <table:table-cell office:value-type="float" office:value="43252" table:style-name="ce452">
            <text:p><text:s/>43,252<text:s/></text:p>
          </table:table-cell>
          <table:table-cell office:value-type="float" office:value="21339" table:style-name="ce453">
            <text:p><text:s/>21,339<text:s/></text:p>
          </table:table-cell>
          <table:table-cell office:value-type="string" table:style-name="ce456">
            <text:p>*</text:p>
          </table:table-cell>
          <table:table-cell office:value-type="string" table:style-name="ce456">
            <text:p>*</text:p>
          </table:table-cell>
          <table:table-cell office:value-type="string" table:style-name="ce456">
            <text:p>*</text:p>
          </table:table-cell>
          <table:table-cell table:number-columns-repeated="2" table:style-name="ce457"/>
          <table:table-cell table:number-columns-repeated="9" table:style-name="ce4"/>
          <table:table-cell table:number-columns-repeated="16366" table:style-name="ce1"/>
        </table:table-row>
        <table:table-row table:style-name="ro89">
          <table:table-cell office:value-type="string" table:style-name="ce398">
            <text:p>Failed to appear</text:p>
          </table:table-cell>
          <table:table-cell office:value-type="float" office:value="42236" table:style-name="ce452">
            <text:p><text:s/>42,236<text:s/></text:p>
          </table:table-cell>
          <table:table-cell office:value-type="float" office:value="19818" table:style-name="ce452">
            <text:p><text:s/>19,818<text:s/></text:p>
          </table:table-cell>
          <table:table-cell office:value-type="float" office:value="629" table:style-name="ce453">
            <text:p><text:s/>629<text:s/></text:p>
          </table:table-cell>
          <table:table-cell office:value-type="float" office:value="473" table:style-name="ce452">
            <text:p><text:s/>473<text:s/></text:p>
          </table:table-cell>
          <table:table-cell office:value-type="float" office:value="77" table:style-name="ce452">
            <text:p><text:s/>77<text:s/></text:p>
          </table:table-cell>
          <table:table-cell office:value-type="float" office:value="126" table:style-name="ce452">
            <text:p><text:s/>126<text:s/></text:p>
          </table:table-cell>
          <table:table-cell table:number-columns-repeated="11" table:style-name="ce4"/>
          <table:table-cell table:number-columns-repeated="16366" table:style-name="ce1"/>
        </table:table-row>
        <table:table-row table:style-name="ro95">
          <table:table-cell office:value-type="string" table:style-name="ce413">
            <text:p>Total</text:p>
          </table:table-cell>
          <table:table-cell office:value-type="float" office:value="906217" table:style-name="ce445">
            <text:p>906,217</text:p>
          </table:table-cell>
          <table:table-cell office:value-type="float" office:value="216258" table:style-name="ce445">
            <text:p>216,258</text:p>
          </table:table-cell>
          <table:table-cell office:value-type="float" office:value="44751" table:style-name="ce458">
            <text:p>44,751</text:p>
          </table:table-cell>
          <table:table-cell office:value-type="float" office:value="25810" table:style-name="ce445">
            <text:p>25,810</text:p>
          </table:table-cell>
          <table:table-cell office:value-type="float" office:value="29424" table:style-name="ce445">
            <text:p>29,424</text:p>
          </table:table-cell>
          <table:table-cell office:value-type="float" office:value="32131" table:style-name="ce445">
            <text:p>32,131</text:p>
          </table:table-cell>
          <table:table-cell table:number-columns-repeated="11" table:style-name="ce4"/>
          <table:table-cell table:number-columns-repeated="16366" table:style-name="ce1"/>
        </table:table-row>
        <table:table-row table:style-name="ro96">
          <table:table-cell office:value-type="string" table:style-name="ce459">
            <text:p>Table Q4.4b - Percentage of defendants for trial by court type, type of remand and outcome of proceedings, 12 months ending September 2021, England and Wales [Note 4, 5, 54, 58]</text:p>
          </table:table-cell>
          <table:table-cell table:number-columns-repeated="6" table:style-name="ce448"/>
          <table:table-cell table:number-columns-repeated="11" table:style-name="ce4"/>
          <table:table-cell table:number-columns-repeated="16366" table:style-name="ce1"/>
        </table:table-row>
        <table:table-row table:style-name="ro97">
          <table:table-cell office:value-type="string" table:style-name="ce451">
            <text:p>Outcome</text:p>
          </table:table-cell>
          <table:table-cell office:value-type="string" table:style-name="ce403">
            <text:p>Magistrates' courts: Unknown</text:p>
          </table:table-cell>
          <table:table-cell office:value-type="string" table:style-name="ce403">
            <text:p>Magistrates' courts: Bailed [Note 56]</text:p>
          </table:table-cell>
          <table:table-cell office:value-type="string" table:style-name="ce404">
            <text:p>Magistrates' courts: Remanded in custody [Note 57]</text:p>
          </table:table-cell>
          <table:table-cell office:value-type="string" table:style-name="ce403">
            <text:p>The Crown Court: Unknown [Note 61]</text:p>
          </table:table-cell>
          <table:table-cell office:value-type="string" table:style-name="ce403">
            <text:p>The Crown Court: Bailed [Note 59, 61]</text:p>
          </table:table-cell>
          <table:table-cell office:value-type="string" table:style-name="ce403">
            <text:p>The Crown Court: Remanded in custody [Note 60, 61]</text:p>
          </table:table-cell>
          <table:table-cell table:number-columns-repeated="11" table:style-name="ce4"/>
          <table:table-cell table:number-columns-repeated="16366" table:style-name="ce1"/>
        </table:table-row>
        <table:table-row table:style-name="ro38">
          <table:table-cell office:value-type="string" table:style-name="ce398">
            <text:p>Acquitted, dismissed, not proceeded against etc.</text:p>
          </table:table-cell>
          <table:table-cell office:value-type="float" office:value="10.259904636527455" table:style-name="ce460">
            <text:p>10.3</text:p>
          </table:table-cell>
          <table:table-cell office:value-type="float" office:value="19.982613359968184" table:style-name="ce460">
            <text:p>20.0</text:p>
          </table:table-cell>
          <table:table-cell office:value-type="float" office:value="9.9818998458135013" table:style-name="ce461">
            <text:p>10.0</text:p>
          </table:table-cell>
          <table:table-cell office:value-type="float" office:value="1.7900038744672608" table:style-name="ce460">
            <text:p>1.8</text:p>
          </table:table-cell>
          <table:table-cell office:value-type="float" office:value="25.380641653072324" table:style-name="ce460">
            <text:p>25.4</text:p>
          </table:table-cell>
          <table:table-cell office:value-type="float" office:value="11.051632379944602" table:style-name="ce460">
            <text:p>11.1</text:p>
          </table:table-cell>
          <table:table-cell table:number-columns-repeated="11" table:style-name="ce4"/>
          <table:table-cell table:number-columns-repeated="16366" table:style-name="ce1"/>
        </table:table-row>
        <table:table-row table:style-name="ro89">
          <table:table-cell office:value-type="string" table:style-name="ce398">
            <text:p>Total offenders sentenced:</text:p>
          </table:table-cell>
          <table:table-cell office:value-type="float" office:value="85.019813135264513" table:style-name="ce460">
            <text:p>85.0</text:p>
          </table:table-cell>
          <table:table-cell office:value-type="float" office:value="43.922074559091456" table:style-name="ce460">
            <text:p>43.9</text:p>
          </table:table-cell>
          <table:table-cell office:value-type="float" office:value="23.13914772854238" table:style-name="ce461">
            <text:p>23.1</text:p>
          </table:table-cell>
          <table:table-cell office:value-type="float" office:value="96.377373111197201" table:style-name="ce460">
            <text:p>96.4</text:p>
          </table:table-cell>
          <table:table-cell office:value-type="float" office:value="74.357667210440454" table:style-name="ce460">
            <text:p>74.4</text:p>
          </table:table-cell>
          <table:table-cell office:value-type="float" office:value="88.556222962248299" table:style-name="ce460">
            <text:p>88.6</text:p>
          </table:table-cell>
          <table:table-cell table:number-columns-repeated="11" table:style-name="ce4"/>
          <table:table-cell table:number-columns-repeated="16366" table:style-name="ce1"/>
        </table:table-row>
        <table:table-row table:style-name="ro38">
          <table:table-cell office:value-type="string" table:style-name="ce455">
            <text:p>Immediate custody [Note 8]</text:p>
          </table:table-cell>
          <table:table-cell office:value-type="float" office:value="1.414561854390284" table:style-name="ce460">
            <text:p>1.4</text:p>
          </table:table-cell>
          <table:table-cell office:value-type="float" office:value="2.8026708838516958" table:style-name="ce460">
            <text:p>2.8</text:p>
          </table:table-cell>
          <table:table-cell office:value-type="float" office:value="11.2936023776005" table:style-name="ce461">
            <text:p>11.3</text:p>
          </table:table-cell>
          <table:table-cell office:value-type="float" office:value="44.199922510654787" table:style-name="ce460">
            <text:p>44.2</text:p>
          </table:table-cell>
          <table:table-cell office:value-type="float" office:value="18.45432300163132" table:style-name="ce460">
            <text:p>18.5</text:p>
          </table:table-cell>
          <table:table-cell office:value-type="float" office:value="74.249167470666961" table:style-name="ce460">
            <text:p>74.2</text:p>
          </table:table-cell>
          <table:table-cell table:number-columns-repeated="11" table:style-name="ce4"/>
          <table:table-cell table:number-columns-repeated="16366" table:style-name="ce1"/>
        </table:table-row>
        <table:table-row table:style-name="ro38">
          <table:table-cell office:value-type="string" table:style-name="ce455">
            <text:p>Suspended sentence</text:p>
          </table:table-cell>
          <table:table-cell office:value-type="float" office:value="0.94988286470017669" table:style-name="ce460">
            <text:p>0.9</text:p>
          </table:table-cell>
          <table:table-cell office:value-type="float" office:value="5.7588620998991944" table:style-name="ce460">
            <text:p>5.8</text:p>
          </table:table-cell>
          <table:table-cell office:value-type="float" office:value="3.2043976670912384" table:style-name="ce461">
            <text:p>3.2</text:p>
          </table:table-cell>
          <table:table-cell office:value-type="float" office:value="34.393645873692371" table:style-name="ce460">
            <text:p>34.4</text:p>
          </table:table-cell>
          <table:table-cell office:value-type="float" office:value="36.293501903208266" table:style-name="ce460">
            <text:p>36.3</text:p>
          </table:table-cell>
          <table:table-cell office:value-type="float" office:value="8.0265164482898133" table:style-name="ce460">
            <text:p>8.0</text:p>
          </table:table-cell>
          <table:table-cell table:number-columns-repeated="11" table:style-name="ce4"/>
          <table:table-cell table:number-columns-repeated="16366" table:style-name="ce1"/>
        </table:table-row>
        <table:table-row table:style-name="ro38">
          <table:table-cell office:value-type="string" table:style-name="ce455">
            <text:p>Community sentence [Note 8]</text:p>
          </table:table-cell>
          <table:table-cell office:value-type="float" office:value="3.032165585064063" table:style-name="ce460">
            <text:p>3.0</text:p>
          </table:table-cell>
          <table:table-cell office:value-type="float" office:value="17.134626233480379" table:style-name="ce460">
            <text:p>17.1</text:p>
          </table:table-cell>
          <table:table-cell office:value-type="float" office:value="4.0580098768742596" table:style-name="ce461">
            <text:p>4.1</text:p>
          </table:table-cell>
          <table:table-cell office:value-type="float" office:value="9.4808213870592795" table:style-name="ce460">
            <text:p>9.5</text:p>
          </table:table-cell>
          <table:table-cell office:value-type="float" office:value="10.518624252311039" table:style-name="ce460">
            <text:p>10.5</text:p>
          </table:table-cell>
          <table:table-cell office:value-type="float" office:value="2.6174099779029598" table:style-name="ce460">
            <text:p>2.6</text:p>
          </table:table-cell>
          <table:table-cell table:number-columns-repeated="11" table:style-name="ce4"/>
          <table:table-cell table:number-columns-repeated="16366" table:style-name="ce1"/>
        </table:table-row>
        <table:table-row table:style-name="ro38">
          <table:table-cell office:value-type="string" table:style-name="ce455">
            <text:p>Fine</text:p>
          </table:table-cell>
          <table:table-cell office:value-type="float" office:value="76.311854666156123" table:style-name="ce460">
            <text:p>76.3</text:p>
          </table:table-cell>
          <table:table-cell office:value-type="float" office:value="13.369216398930906" table:style-name="ce460">
            <text:p>13.4</text:p>
          </table:table-cell>
          <table:table-cell office:value-type="float" office:value="2.5474291077294362" table:style-name="ce461">
            <text:p>2.5</text:p>
          </table:table-cell>
          <table:table-cell office:value-type="float" office:value="2.2626888802789615" table:style-name="ce460">
            <text:p>2.3</text:p>
          </table:table-cell>
          <table:table-cell office:value-type="float" office:value="2.4095976073953236" table:style-name="ce460">
            <text:p>2.4</text:p>
          </table:table-cell>
          <table:table-cell office:value-type="float" office:value="0.24275621673772993" table:style-name="ce460">
            <text:p>0.2</text:p>
          </table:table-cell>
          <table:table-cell table:number-columns-repeated="11" table:style-name="ce4"/>
          <table:table-cell table:number-columns-repeated="16366" table:style-name="ce1"/>
        </table:table-row>
        <table:table-row table:style-name="ro38">
          <table:table-cell office:value-type="string" table:style-name="ce455">
            <text:p>Absolute discharge</text:p>
          </table:table-cell>
          <table:table-cell office:value-type="float" office:value="0.22378745929506949" table:style-name="ce460">
            <text:p>0.2</text:p>
          </table:table-cell>
          <table:table-cell office:value-type="float" office:value="0.18542666629673815" table:style-name="ce460">
            <text:p>0.2</text:p>
          </table:table-cell>
          <table:table-cell office:value-type="float" office:value="9.6087238274005046E-2" table:style-name="ce461">
            <text:p>0.1</text:p>
          </table:table-cell>
          <table:table-cell office:value-type="float" office:value="8.5238279736536221E-2" table:style-name="ce460">
            <text:p>0.1</text:p>
          </table:table-cell>
          <table:table-cell office:value-type="float" office:value="0.1733278955954323" table:style-name="ce460">
            <text:p>0.2</text:p>
          </table:table-cell>
          <table:table-cell office:value-type="float" office:value="0.13382714512464597" table:style-name="ce460">
            <text:p>0.1</text:p>
          </table:table-cell>
          <table:table-cell table:number-columns-repeated="2" table:style-name="ce27"/>
          <table:table-cell table:number-columns-repeated="9" table:style-name="ce4"/>
          <table:table-cell table:number-columns-repeated="16366" table:style-name="ce1"/>
        </table:table-row>
        <table:table-row table:style-name="ro38">
          <table:table-cell office:value-type="string" table:style-name="ce455">
            <text:p>Conditional discharge</text:p>
          </table:table-cell>
          <table:table-cell office:value-type="float" office:value="2.1739826112288778" table:style-name="ce460">
            <text:p>2.2</text:p>
          </table:table-cell>
          <table:table-cell office:value-type="float" office:value="3.3644998104116377" table:style-name="ce460">
            <text:p>3.4</text:p>
          </table:table-cell>
          <table:table-cell office:value-type="float" office:value="0.88266183995888359" table:style-name="ce461">
            <text:p>0.9</text:p>
          </table:table-cell>
          <table:table-cell office:value-type="float" office:value="0.9259976753196435" table:style-name="ce460">
            <text:p>0.9</text:p>
          </table:table-cell>
          <table:table-cell office:value-type="float" office:value="2.4877650897226751" table:style-name="ce460">
            <text:p>2.5</text:p>
          </table:table-cell>
          <table:table-cell office:value-type="float" office:value="0.50107372942018613" table:style-name="ce460">
            <text:p>0.5</text:p>
          </table:table-cell>
          <table:table-cell table:number-columns-repeated="2" table:style-name="ce27"/>
          <table:table-cell table:number-columns-repeated="9" table:style-name="ce4"/>
          <table:table-cell table:number-columns-repeated="16366" table:style-name="ce1"/>
        </table:table-row>
        <table:table-row table:style-name="ro5">
          <table:table-cell office:value-type="string" table:style-name="ce455">
            <text:p>Compensation</text:p>
          </table:table-cell>
          <table:table-cell office:value-type="float" office:value="0.31482525708522352" table:style-name="ce460">
            <text:p>0.3</text:p>
          </table:table-cell>
          <table:table-cell office:value-type="float" office:value="0.53778357332445503" table:style-name="ce460">
            <text:p>0.5</text:p>
          </table:table-cell>
          <table:table-cell office:value-type="float" office:value="0.28602712788541035" table:style-name="ce461">
            <text:p>0.3</text:p>
          </table:table-cell>
          <table:table-cell office:value-type="float" office:value="5.8117008911274699E-2" table:style-name="ce460">
            <text:p>0.1</text:p>
          </table:table-cell>
          <table:table-cell office:value-type="float" office:value="9.5160413268080488E-2" table:style-name="ce460">
            <text:p>0.1</text:p>
          </table:table-cell>
          <table:table-cell office:value-type="float" office:value="1.5561295944726276E-2" table:style-name="ce460">
            <text:p>0.0</text:p>
          </table:table-cell>
          <table:table-cell table:number-columns-repeated="2" table:style-name="ce27"/>
          <table:table-cell table:number-columns-repeated="9" table:style-name="ce4"/>
          <table:table-cell table:number-columns-repeated="16366" table:style-name="ce1"/>
        </table:table-row>
        <table:table-row table:style-name="ro38">
          <table:table-cell office:value-type="string" table:style-name="ce455">
            <text:p>Otherwise dealt with [Note 10]</text:p>
          </table:table-cell>
          <table:table-cell office:value-type="float" office:value="0.59875283734469775" table:style-name="ce460">
            <text:p>0.6</text:p>
          </table:table-cell>
          <table:table-cell office:value-type="float" office:value="0.76898889289644778" table:style-name="ce460">
            <text:p>0.8</text:p>
          </table:table-cell>
          <table:table-cell office:value-type="float" office:value="0.7709324931286452" table:style-name="ce461">
            <text:p>0.8</text:p>
          </table:table-cell>
          <table:table-cell office:value-type="float" office:value="4.9709414955443627" table:style-name="ce460">
            <text:p>5.0</text:p>
          </table:table-cell>
          <table:table-cell office:value-type="float" office:value="3.9253670473083195" table:style-name="ce460">
            <text:p>3.9</text:p>
          </table:table-cell>
          <table:table-cell office:value-type="float" office:value="2.7699106781612772" table:style-name="ce460">
            <text:p>2.8</text:p>
          </table:table-cell>
          <table:table-cell table:number-columns-repeated="2" table:style-name="ce27"/>
          <table:table-cell table:number-columns-repeated="9" table:style-name="ce4"/>
          <table:table-cell table:number-columns-repeated="16366" table:style-name="ce1"/>
        </table:table-row>
        <table:table-row table:style-name="ro89">
          <table:table-cell office:value-type="string" table:style-name="ce398">
            <text:p>Committed for sentence</text:p>
          </table:table-cell>
          <table:table-cell office:value-type="float" office:value="1.1255582272237224E-2" table:style-name="ce460">
            <text:p>0.0</text:p>
          </table:table-cell>
          <table:table-cell office:value-type="float" office:value="6.9310730701291972" table:style-name="ce460">
            <text:p>6.9</text:p>
          </table:table-cell>
          <table:table-cell office:value-type="float" office:value="17.789546602310562" table:style-name="ce461">
            <text:p>17.8</text:p>
          </table:table-cell>
          <table:table-cell office:value-type="string" table:style-name="ce462">
            <text:p>*</text:p>
          </table:table-cell>
          <table:table-cell office:value-type="string" table:style-name="ce462">
            <text:p>*</text:p>
          </table:table-cell>
          <table:table-cell office:value-type="string" table:style-name="ce462">
            <text:p>*</text:p>
          </table:table-cell>
          <table:table-cell table:number-columns-repeated="2" table:style-name="ce27"/>
          <table:table-cell table:number-columns-repeated="9" table:style-name="ce4"/>
          <table:table-cell table:number-columns-repeated="16366" table:style-name="ce1"/>
        </table:table-row>
        <table:table-row table:style-name="ro89">
          <table:table-cell office:value-type="string" table:style-name="ce398">
            <text:p>Sent for trial [Note 11]</text:p>
          </table:table-cell>
          <table:table-cell office:value-type="float" office:value="4.8332794463136312E-2" table:style-name="ce460">
            <text:p>0.0</text:p>
          </table:table-cell>
          <table:table-cell office:value-type="float" office:value="20.000184964255656" table:style-name="ce460">
            <text:p>20.0</text:p>
          </table:table-cell>
          <table:table-cell office:value-type="float" office:value="47.683850640209158" table:style-name="ce461">
            <text:p>47.7</text:p>
          </table:table-cell>
          <table:table-cell office:value-type="string" table:style-name="ce462">
            <text:p>*</text:p>
          </table:table-cell>
          <table:table-cell office:value-type="string" table:style-name="ce462">
            <text:p>*</text:p>
          </table:table-cell>
          <table:table-cell office:value-type="string" table:style-name="ce462">
            <text:p>*</text:p>
          </table:table-cell>
          <table:table-cell table:number-columns-repeated="2" table:style-name="ce27"/>
          <table:table-cell table:number-columns-repeated="9" table:style-name="ce4"/>
          <table:table-cell table:number-columns-repeated="16366" table:style-name="ce1"/>
        </table:table-row>
        <table:table-row table:style-name="ro89">
          <table:table-cell office:value-type="string" table:style-name="ce398">
            <text:p>Failed to appear</text:p>
          </table:table-cell>
          <table:table-cell office:value-type="float" office:value="4.6606938514726606" table:style-name="ce460">
            <text:p>4.7</text:p>
          </table:table-cell>
          <table:table-cell office:value-type="float" office:value="9.1640540465555027" table:style-name="ce460">
            <text:p>9.2</text:p>
          </table:table-cell>
          <table:table-cell office:value-type="float" office:value="1.4055551831243995" table:style-name="ce461">
            <text:p>1.4</text:p>
          </table:table-cell>
          <table:table-cell office:value-type="float" office:value="1.8326230143355289" table:style-name="ce460">
            <text:p>1.8</text:p>
          </table:table-cell>
          <table:table-cell office:value-type="float" office:value="0.26169113648722131" table:style-name="ce460">
            <text:p>0.3</text:p>
          </table:table-cell>
          <table:table-cell office:value-type="float" office:value="0.39214465780710217" table:style-name="ce460">
            <text:p>0.4</text:p>
          </table:table-cell>
          <table:table-cell table:number-columns-repeated="16377" table:style-name="ce27"/>
        </table:table-row>
        <table:table-row table:style-name="ro38">
          <table:table-cell office:value-type="string" table:style-name="ce463">
            <text:p>Total</text:p>
          </table:table-cell>
          <table:table-cell office:value-type="float" office:value="100" table:style-name="ce464">
            <text:p>100.0</text:p>
          </table:table-cell>
          <table:table-cell office:value-type="float" office:value="100" table:style-name="ce464">
            <text:p>100.0</text:p>
          </table:table-cell>
          <table:table-cell office:value-type="float" office:value="100.00000000000001" table:style-name="ce465">
            <text:p>100.0</text:p>
          </table:table-cell>
          <table:table-cell office:value-type="float" office:value="0" table:style-name="ce464">
            <text:p>0.0</text:p>
          </table:table-cell>
          <table:table-cell office:value-type="float" office:value="99.999999999999986" table:style-name="ce464">
            <text:p>100.0</text:p>
          </table:table-cell>
          <table:table-cell office:value-type="float" office:value="99.999999999999986" table:style-name="ce464">
            <text:p>100.0</text:p>
          </table:table-cell>
          <table:table-cell table:number-columns-repeated="16377" table:style-name="ce27"/>
        </table:table-row>
        <table:table-row table:style-name="ro86">
          <table:table-cell office:value-type="string" table:style-name="ce220">
            <text:p>Source: Ministry of Justice Court Proceedings Database</text:p>
          </table:table-cell>
          <table:table-cell table:number-columns-repeated="16383" table:style-name="ce27"/>
        </table:table-row>
        <table:table-row table:style-name="ro38">
          <table:table-cell office:value-type="string" table:style-name="ce132">
            <text:p>* = Not applicable -<text:s/></text:p>
            <text:p>committals for trial or sentence only apply to magistrates' court cases</text:p>
          </table:table-cell>
          <table:table-cell table:number-columns-repeated="6" table:style-name="ce27"/>
          <table:table-cell table:style-name="ce38"/>
          <table:table-cell table:number-columns-repeated="16376" table:style-name="ce27"/>
        </table:table-row>
        <table:table-row table:number-rows-repeated="8" table:style-name="ro6">
          <table:table-cell table:number-columns-repeated="16384" table:style-name="ce27"/>
        </table:table-row>
        <table:table-row table:number-rows-repeated="3" table:style-name="ro6">
          <table:table-cell table:number-columns-repeated="11" table:style-name="ce4"/>
          <table:table-cell table:number-columns-repeated="16373" table:style-name="ce1"/>
        </table:table-row>
        <table:table-row table:style-name="ro6">
          <table:table-cell table:number-columns-repeated="18" table:style-name="ce4"/>
          <table:table-cell table:number-columns-repeated="16366" table:style-name="ce1"/>
        </table:table-row>
        <table:table-row table:number-rows-repeated="1048528" table:style-name="ro6">
          <table:table-cell table:number-columns-repeated="16384"/>
        </table:table-row>
      </table:table>
      <table:table table:name="Q5_1" table:style-name="ta1">
        <table:table-column table:style-name="co32" table:default-cell-style-name="ce7"/>
        <table:table-column table:style-name="co86" table:default-cell-style-name="ce7"/>
        <table:table-column table:style-name="co87" table:default-cell-style-name="ce7"/>
        <table:table-column table:style-name="co88" table:default-cell-style-name="ce7"/>
        <table:table-column table:style-name="co89" table:number-columns-repeated="9" table:default-cell-style-name="ce7"/>
        <table:table-column table:style-name="co90" table:default-cell-style-name="ce7"/>
        <table:table-column table:style-name="co6" table:number-columns-repeated="16370" table:default-cell-style-name="ce7"/>
        <table:table-row table:style-name="ro67">
          <table:table-cell office:value-type="string" table:style-name="ce397">
            <text:p>Table Q5.1a - Number of offenders sentenced at all courts, by offence group and outcome, 12 months ending September 2011 to 12 months ending September 2021, England and Wales [Notes 4, 5, 7, 65]</text:p>
          </table:table-cell>
          <table:table-cell table:style-name="ce7"/>
          <table:table-cell table:number-columns-repeated="12" table:style-name="ce34"/>
          <table:table-cell table:number-columns-repeated="16370"/>
        </table:table-row>
        <table:table-row table:style-name="ro67">
          <table:table-cell office:value-type="string" table:style-name="ce426">
            <text:p>This worksheet contains 2 tables, presented vertically. Notes can be found on the Notes sheet.</text:p>
          </table:table-cell>
          <table:table-cell table:style-name="ce7"/>
          <table:table-cell table:number-columns-repeated="12" table:style-name="ce34"/>
          <table:table-cell table:number-columns-repeated="16370"/>
        </table:table-row>
        <table:table-row table:style-name="ro38">
          <table:table-cell office:value-type="string" table:style-name="ce32">
            <text:p><text:a xlink:href="#Contents.A1">back to contents</text:a></text:p>
          </table:table-cell>
          <table:table-cell table:style-name="ce7"/>
          <table:table-cell table:number-columns-repeated="12" table:style-name="ce34"/>
          <table:table-cell table:number-columns-repeated="16370"/>
        </table:table-row>
        <table:table-row table:style-name="ro98">
          <table:table-cell office:value-type="string" table:style-name="ce319">
            <text:p>Offence Type</text:p>
          </table:table-cell>
          <table:table-cell office:value-type="string" table:style-name="ce437">
            <text:p>Offence type: Type of sentence</text:p>
          </table:table-cell>
          <table:table-cell office:value-type="string" table:style-name="ce208">
            <text:p>2011</text:p>
          </table:table-cell>
          <table:table-cell office:value-type="string" table:style-name="ce208">
            <text:p>2012</text:p>
          </table:table-cell>
          <table:table-cell office:value-type="string" table:style-name="ce208">
            <text:p>2013</text:p>
          </table:table-cell>
          <table:table-cell office:value-type="string" table:style-name="ce208">
            <text:p>2014</text:p>
          </table:table-cell>
          <table:table-cell office:value-type="string" table:style-name="ce208">
            <text:p>2015</text:p>
          </table:table-cell>
          <table:table-cell office:value-type="string" table:style-name="ce208">
            <text:p>2016</text:p>
          </table:table-cell>
          <table:table-cell office:value-type="string" table:style-name="ce208">
            <text:p>2017</text:p>
          </table:table-cell>
          <table:table-cell office:value-type="string" table:style-name="ce208">
            <text:p>2018</text:p>
          </table:table-cell>
          <table:table-cell office:value-type="string" table:style-name="ce208">
            <text:p>2019</text:p>
          </table:table-cell>
          <table:table-cell office:value-type="string" table:style-name="ce208">
            <text:p>2020</text:p>
          </table:table-cell>
          <table:table-cell office:value-type="string" table:style-name="ce208">
            <text:p>2021</text:p>
          </table:table-cell>
          <table:table-cell table:number-columns-repeated="16371" table:style-name="ce7"/>
        </table:table-row>
        <table:table-row table:style-name="ro38">
          <table:table-cell office:value-type="string" table:style-name="ce466">
            <text:p>All offences</text:p>
          </table:table-cell>
          <table:table-cell office:value-type="string" table:style-name="ce466">
            <text:p>Total sentenced</text:p>
          </table:table-cell>
          <table:table-cell office:value-type="float" office:value="1326966" table:style-name="ce467">
            <text:p><text:s/>1,326,966<text:s/></text:p>
          </table:table-cell>
          <table:table-cell office:value-type="float" office:value="1243434" table:style-name="ce467">
            <text:p><text:s/>1,243,434<text:s/></text:p>
          </table:table-cell>
          <table:table-cell office:value-type="float" office:value="1189748" table:style-name="ce467">
            <text:p><text:s/>1,189,748<text:s/></text:p>
          </table:table-cell>
          <table:table-cell office:value-type="float" office:value="1201490" table:style-name="ce467">
            <text:p><text:s/>1,201,490<text:s/></text:p>
          </table:table-cell>
          <table:table-cell office:value-type="float" office:value="1246181" table:style-name="ce467">
            <text:p><text:s/>1,246,181<text:s/></text:p>
          </table:table-cell>
          <table:table-cell office:value-type="float" office:value="1251015" table:style-name="ce467">
            <text:p><text:s/>1,251,015<text:s/></text:p>
          </table:table-cell>
          <table:table-cell office:value-type="float" office:value="1228665" table:style-name="ce467">
            <text:p><text:s/>1,228,665<text:s/></text:p>
          </table:table-cell>
          <table:table-cell office:value-type="float" office:value="1196232" table:style-name="ce467">
            <text:p><text:s/>1,196,232<text:s/></text:p>
          </table:table-cell>
          <table:table-cell office:value-type="float" office:value="1187624" table:style-name="ce467">
            <text:p><text:s/>1,187,624<text:s/></text:p>
          </table:table-cell>
          <table:table-cell office:value-type="float" office:value="879577" table:style-name="ce467">
            <text:p><text:s/>879,577<text:s/></text:p>
          </table:table-cell>
          <table:table-cell office:value-type="float" office:value="950999" table:style-name="ce467">
            <text:p><text:s/>950,999<text:s/></text:p>
          </table:table-cell>
          <table:table-cell table:number-columns-repeated="16371" table:style-name="ce6"/>
        </table:table-row>
        <table:table-row table:style-name="ro38">
          <table:table-cell office:value-type="string" table:style-name="ce34">
            <text:p>All offences</text:p>
          </table:table-cell>
          <table:table-cell office:value-type="string" table:style-name="ce34">
            <text:p>Immediate custody</text:p>
          </table:table-cell>
          <table:table-cell office:value-type="float" office:value="104679" table:style-name="ce468">
            <text:p><text:s/>104,679<text:s/></text:p>
          </table:table-cell>
          <table:table-cell office:value-type="float" office:value="101213" table:style-name="ce468">
            <text:p><text:s/>101,213<text:s/></text:p>
          </table:table-cell>
          <table:table-cell office:value-type="float" office:value="93244" table:style-name="ce468">
            <text:p><text:s/>93,244<text:s/></text:p>
          </table:table-cell>
          <table:table-cell office:value-type="float" office:value="92327" table:style-name="ce468">
            <text:p><text:s/>92,327<text:s/></text:p>
          </table:table-cell>
          <table:table-cell office:value-type="float" office:value="90033" table:style-name="ce468">
            <text:p><text:s/>90,033<text:s/></text:p>
          </table:table-cell>
          <table:table-cell office:value-type="float" office:value="90968" table:style-name="ce468">
            <text:p><text:s/>90,968<text:s/></text:p>
          </table:table-cell>
          <table:table-cell office:value-type="float" office:value="87399" table:style-name="ce468">
            <text:p><text:s/>87,399<text:s/></text:p>
          </table:table-cell>
          <table:table-cell office:value-type="float" office:value="80216" table:style-name="ce468">
            <text:p><text:s/>80,216<text:s/></text:p>
          </table:table-cell>
          <table:table-cell office:value-type="float" office:value="75929" table:style-name="ce468">
            <text:p><text:s/>75,929<text:s/></text:p>
          </table:table-cell>
          <table:table-cell office:value-type="float" office:value="64858" table:style-name="ce468">
            <text:p><text:s/>64,858<text:s/></text:p>
          </table:table-cell>
          <table:table-cell office:value-type="float" office:value="64614" table:style-name="ce468">
            <text:p><text:s/>64,614<text:s/></text:p>
          </table:table-cell>
          <table:table-cell table:number-columns-repeated="16371" table:style-name="ce7"/>
        </table:table-row>
        <table:table-row table:style-name="ro38">
          <table:table-cell office:value-type="string" table:style-name="ce34">
            <text:p>All offences</text:p>
          </table:table-cell>
          <table:table-cell office:value-type="string" table:style-name="ce34">
            <text:p>Suspended sentence</text:p>
          </table:table-cell>
          <table:table-cell office:value-type="float" office:value="48843" table:style-name="ce468">
            <text:p><text:s/>48,843<text:s/></text:p>
          </table:table-cell>
          <table:table-cell office:value-type="float" office:value="45471" table:style-name="ce468">
            <text:p><text:s/>45,471<text:s/></text:p>
          </table:table-cell>
          <table:table-cell office:value-type="float" office:value="46696" table:style-name="ce468">
            <text:p><text:s/>46,696<text:s/></text:p>
          </table:table-cell>
          <table:table-cell office:value-type="float" office:value="52442" table:style-name="ce468">
            <text:p><text:s/>52,442<text:s/></text:p>
          </table:table-cell>
          <table:table-cell office:value-type="float" office:value="55938" table:style-name="ce468">
            <text:p><text:s/>55,938<text:s/></text:p>
          </table:table-cell>
          <table:table-cell office:value-type="float" office:value="56908" table:style-name="ce468">
            <text:p><text:s/>56,908<text:s/></text:p>
          </table:table-cell>
          <table:table-cell office:value-type="float" office:value="55208" table:style-name="ce468">
            <text:p><text:s/>55,208<text:s/></text:p>
          </table:table-cell>
          <table:table-cell office:value-type="float" office:value="45224" table:style-name="ce468">
            <text:p><text:s/>45,224<text:s/></text:p>
          </table:table-cell>
          <table:table-cell office:value-type="float" office:value="39350" table:style-name="ce468">
            <text:p><text:s/>39,350<text:s/></text:p>
          </table:table-cell>
          <table:table-cell office:value-type="float" office:value="35243" table:style-name="ce468">
            <text:p><text:s/>35,243<text:s/></text:p>
          </table:table-cell>
          <table:table-cell office:value-type="float" office:value="44631" table:style-name="ce468">
            <text:p><text:s/>44,631<text:s/></text:p>
          </table:table-cell>
          <table:table-cell table:number-columns-repeated="16371" table:style-name="ce7"/>
        </table:table-row>
        <table:table-row table:style-name="ro38">
          <table:table-cell office:value-type="string" table:style-name="ce34">
            <text:p>All offences</text:p>
          </table:table-cell>
          <table:table-cell office:value-type="string" table:style-name="ce34">
            <text:p>Community sentence</text:p>
          </table:table-cell>
          <table:table-cell office:value-type="float" office:value="181821" table:style-name="ce468">
            <text:p><text:s/>181,821<text:s/></text:p>
          </table:table-cell>
          <table:table-cell office:value-type="float" office:value="158586" table:style-name="ce468">
            <text:p><text:s/>158,586<text:s/></text:p>
          </table:table-cell>
          <table:table-cell office:value-type="float" office:value="131020" table:style-name="ce468">
            <text:p><text:s/>131,020<text:s/></text:p>
          </table:table-cell>
          <table:table-cell office:value-type="float" office:value="116435" table:style-name="ce468">
            <text:p><text:s/>116,435<text:s/></text:p>
          </table:table-cell>
          <table:table-cell office:value-type="float" office:value="113264" table:style-name="ce468">
            <text:p><text:s/>113,264<text:s/></text:p>
          </table:table-cell>
          <table:table-cell office:value-type="float" office:value="106229" table:style-name="ce468">
            <text:p><text:s/>106,229<text:s/></text:p>
          </table:table-cell>
          <table:table-cell office:value-type="float" office:value="98042" table:style-name="ce468">
            <text:p><text:s/>98,042<text:s/></text:p>
          </table:table-cell>
          <table:table-cell office:value-type="float" office:value="90629" table:style-name="ce468">
            <text:p><text:s/>90,629<text:s/></text:p>
          </table:table-cell>
          <table:table-cell office:value-type="float" office:value="89853" table:style-name="ce468">
            <text:p><text:s/>89,853<text:s/></text:p>
          </table:table-cell>
          <table:table-cell office:value-type="float" office:value="62385" table:style-name="ce468">
            <text:p><text:s/>62,385<text:s/></text:p>
          </table:table-cell>
          <table:table-cell office:value-type="float" office:value="72733" table:style-name="ce468">
            <text:p><text:s/>72,733<text:s/></text:p>
          </table:table-cell>
          <table:table-cell table:number-columns-repeated="16371" table:style-name="ce7"/>
        </table:table-row>
        <table:table-row table:style-name="ro38">
          <table:table-cell office:value-type="string" table:style-name="ce34">
            <text:p>All offences</text:p>
          </table:table-cell>
          <table:table-cell office:value-type="string" table:style-name="ce34">
            <text:p>Fine [Note 23]</text:p>
          </table:table-cell>
          <table:table-cell office:value-type="float" office:value="865079" table:style-name="ce468">
            <text:p><text:s/>865,079<text:s/></text:p>
          </table:table-cell>
          <table:table-cell office:value-type="float" office:value="822498" table:style-name="ce468">
            <text:p><text:s/>822,498<text:s/></text:p>
          </table:table-cell>
          <table:table-cell office:value-type="float" office:value="810435" table:style-name="ce468">
            <text:p><text:s/>810,435<text:s/></text:p>
          </table:table-cell>
          <table:table-cell office:value-type="float" office:value="832532" table:style-name="ce468">
            <text:p><text:s/>832,532<text:s/></text:p>
          </table:table-cell>
          <table:table-cell office:value-type="float" office:value="891138" table:style-name="ce468">
            <text:p><text:s/>891,138<text:s/></text:p>
          </table:table-cell>
          <table:table-cell office:value-type="float" office:value="914287" table:style-name="ce468">
            <text:p><text:s/>914,287<text:s/></text:p>
          </table:table-cell>
          <table:table-cell office:value-type="float" office:value="916496" table:style-name="ce468">
            <text:p><text:s/>916,496<text:s/></text:p>
          </table:table-cell>
          <table:table-cell office:value-type="float" office:value="915675" table:style-name="ce468">
            <text:p><text:s/>915,675<text:s/></text:p>
          </table:table-cell>
          <table:table-cell office:value-type="float" office:value="923383" table:style-name="ce468">
            <text:p><text:s/>923,383<text:s/></text:p>
          </table:table-cell>
          <table:table-cell office:value-type="float" office:value="675860" table:style-name="ce468">
            <text:p><text:s/>675,860<text:s/></text:p>
          </table:table-cell>
          <table:table-cell office:value-type="float" office:value="722973" table:style-name="ce468">
            <text:p><text:s/>722,973<text:s/></text:p>
          </table:table-cell>
          <table:table-cell table:number-columns-repeated="16371" table:style-name="ce7"/>
        </table:table-row>
        <table:table-row table:style-name="ro38">
          <table:table-cell office:value-type="string" table:style-name="ce34">
            <text:p>All offences</text:p>
          </table:table-cell>
          <table:table-cell office:value-type="string" table:style-name="ce34">
            <text:p>Absolute discharge</text:p>
          </table:table-cell>
          <table:table-cell office:value-type="float" office:value="8245" table:style-name="ce468">
            <text:p><text:s/>8,245<text:s/></text:p>
          </table:table-cell>
          <table:table-cell office:value-type="float" office:value="7645" table:style-name="ce468">
            <text:p><text:s/>7,645<text:s/></text:p>
          </table:table-cell>
          <table:table-cell office:value-type="float" office:value="7210" table:style-name="ce468">
            <text:p><text:s/>7,210<text:s/></text:p>
          </table:table-cell>
          <table:table-cell office:value-type="float" office:value="6144" table:style-name="ce468">
            <text:p><text:s/>6,144<text:s/></text:p>
          </table:table-cell>
          <table:table-cell office:value-type="float" office:value="7448" table:style-name="ce468">
            <text:p><text:s/>7,448<text:s/></text:p>
          </table:table-cell>
          <table:table-cell office:value-type="float" office:value="6535" table:style-name="ce468">
            <text:p><text:s/>6,535<text:s/></text:p>
          </table:table-cell>
          <table:table-cell office:value-type="float" office:value="4222" table:style-name="ce468">
            <text:p><text:s/>4,222<text:s/></text:p>
          </table:table-cell>
          <table:table-cell office:value-type="float" office:value="5104" table:style-name="ce468">
            <text:p><text:s/>5,104<text:s/></text:p>
          </table:table-cell>
          <table:table-cell office:value-type="float" office:value="4437" table:style-name="ce468">
            <text:p><text:s/>4,437<text:s/></text:p>
          </table:table-cell>
          <table:table-cell office:value-type="float" office:value="2324" table:style-name="ce468">
            <text:p><text:s/>2,324<text:s/></text:p>
          </table:table-cell>
          <table:table-cell office:value-type="float" office:value="2588" table:style-name="ce468">
            <text:p><text:s/>2,588<text:s/></text:p>
          </table:table-cell>
          <table:table-cell table:number-columns-repeated="16371" table:style-name="ce7"/>
        </table:table-row>
        <table:table-row table:style-name="ro38">
          <table:table-cell office:value-type="string" table:style-name="ce34">
            <text:p>All offences</text:p>
          </table:table-cell>
          <table:table-cell office:value-type="string" table:style-name="ce34">
            <text:p>Conditional discharge</text:p>
          </table:table-cell>
          <table:table-cell office:value-type="float" office:value="87697" table:style-name="ce468">
            <text:p><text:s/>87,697<text:s/></text:p>
          </table:table-cell>
          <table:table-cell office:value-type="float" office:value="81607" table:style-name="ce468">
            <text:p><text:s/>81,607<text:s/></text:p>
          </table:table-cell>
          <table:table-cell office:value-type="float" office:value="76567" table:style-name="ce468">
            <text:p><text:s/>76,567<text:s/></text:p>
          </table:table-cell>
          <table:table-cell office:value-type="float" office:value="73787" table:style-name="ce468">
            <text:p><text:s/>73,787<text:s/></text:p>
          </table:table-cell>
          <table:table-cell office:value-type="float" office:value="67722" table:style-name="ce468">
            <text:p><text:s/>67,722<text:s/></text:p>
          </table:table-cell>
          <table:table-cell office:value-type="float" office:value="58331" table:style-name="ce468">
            <text:p><text:s/>58,331<text:s/></text:p>
          </table:table-cell>
          <table:table-cell office:value-type="float" office:value="49345" table:style-name="ce468">
            <text:p><text:s/>49,345<text:s/></text:p>
          </table:table-cell>
          <table:table-cell office:value-type="float" office:value="42626" table:style-name="ce468">
            <text:p><text:s/>42,626<text:s/></text:p>
          </table:table-cell>
          <table:table-cell office:value-type="float" office:value="37965" table:style-name="ce468">
            <text:p><text:s/>37,965<text:s/></text:p>
          </table:table-cell>
          <table:table-cell office:value-type="float" office:value="26330" table:style-name="ce468">
            <text:p><text:s/>26,330<text:s/></text:p>
          </table:table-cell>
          <table:table-cell office:value-type="float" office:value="28504" table:style-name="ce468">
            <text:p><text:s/>28,504<text:s/></text:p>
          </table:table-cell>
          <table:table-cell table:number-columns-repeated="16371" table:style-name="ce7"/>
        </table:table-row>
        <table:table-row table:style-name="ro38">
          <table:table-cell office:value-type="string" table:style-name="ce34">
            <text:p>All offences</text:p>
          </table:table-cell>
          <table:table-cell office:value-type="string" table:style-name="ce34">
            <text:p>Compensation</text:p>
          </table:table-cell>
          <table:table-cell office:value-type="float" office:value="7086" table:style-name="ce468">
            <text:p><text:s/>7,086<text:s/></text:p>
          </table:table-cell>
          <table:table-cell office:value-type="float" office:value="6597" table:style-name="ce468">
            <text:p><text:s/>6,597<text:s/></text:p>
          </table:table-cell>
          <table:table-cell office:value-type="float" office:value="9489" table:style-name="ce468">
            <text:p><text:s/>9,489<text:s/></text:p>
          </table:table-cell>
          <table:table-cell office:value-type="float" office:value="6598" table:style-name="ce468">
            <text:p><text:s/>6,598<text:s/></text:p>
          </table:table-cell>
          <table:table-cell office:value-type="float" office:value="5565" table:style-name="ce468">
            <text:p><text:s/>5,565<text:s/></text:p>
          </table:table-cell>
          <table:table-cell office:value-type="float" office:value="4864" table:style-name="ce468">
            <text:p><text:s/>4,864<text:s/></text:p>
          </table:table-cell>
          <table:table-cell office:value-type="float" office:value="4908" table:style-name="ce468">
            <text:p><text:s/>4,908<text:s/></text:p>
          </table:table-cell>
          <table:table-cell office:value-type="float" office:value="4964" table:style-name="ce468">
            <text:p><text:s/>4,964<text:s/></text:p>
          </table:table-cell>
          <table:table-cell office:value-type="float" office:value="4745" table:style-name="ce468">
            <text:p><text:s/>4,745<text:s/></text:p>
          </table:table-cell>
          <table:table-cell office:value-type="float" office:value="3468" table:style-name="ce468">
            <text:p><text:s/>3,468<text:s/></text:p>
          </table:table-cell>
          <table:table-cell office:value-type="float" office:value="4192" table:style-name="ce468">
            <text:p><text:s/>4,192<text:s/></text:p>
          </table:table-cell>
          <table:table-cell table:number-columns-repeated="16371" table:style-name="ce7"/>
        </table:table-row>
        <table:table-row table:style-name="ro38">
          <table:table-cell office:value-type="string" table:style-name="ce34">
            <text:p>All offences</text:p>
          </table:table-cell>
          <table:table-cell office:value-type="string" table:style-name="ce34">
            <text:p>Otherwise dealt with [Note 8]</text:p>
          </table:table-cell>
          <table:table-cell office:value-type="float" office:value="23516" table:style-name="ce468">
            <text:p><text:s/>23,516<text:s/></text:p>
          </table:table-cell>
          <table:table-cell office:value-type="float" office:value="19817" table:style-name="ce468">
            <text:p><text:s/>19,817<text:s/></text:p>
          </table:table-cell>
          <table:table-cell office:value-type="float" office:value="15087" table:style-name="ce468">
            <text:p><text:s/>15,087<text:s/></text:p>
          </table:table-cell>
          <table:table-cell office:value-type="float" office:value="21225" table:style-name="ce468">
            <text:p><text:s/>21,225<text:s/></text:p>
          </table:table-cell>
          <table:table-cell office:value-type="float" office:value="15073" table:style-name="ce468">
            <text:p><text:s/>15,073<text:s/></text:p>
          </table:table-cell>
          <table:table-cell office:value-type="float" office:value="12893" table:style-name="ce468">
            <text:p><text:s/>12,893<text:s/></text:p>
          </table:table-cell>
          <table:table-cell office:value-type="float" office:value="13045" table:style-name="ce468">
            <text:p><text:s/>13,045<text:s/></text:p>
          </table:table-cell>
          <table:table-cell office:value-type="float" office:value="11794" table:style-name="ce468">
            <text:p><text:s/>11,794<text:s/></text:p>
          </table:table-cell>
          <table:table-cell office:value-type="float" office:value="11962" table:style-name="ce468">
            <text:p><text:s/>11,962<text:s/></text:p>
          </table:table-cell>
          <table:table-cell office:value-type="float" office:value="9109" table:style-name="ce468">
            <text:p><text:s/>9,109<text:s/></text:p>
          </table:table-cell>
          <table:table-cell office:value-type="float" office:value="10762" table:style-name="ce468">
            <text:p><text:s/>10,762<text:s/></text:p>
          </table:table-cell>
          <table:table-cell table:number-columns-repeated="16371" table:style-name="ce7"/>
        </table:table-row>
        <table:table-row table:style-name="ro38">
          <table:table-cell office:value-type="string" table:style-name="ce469">
            <text:p>All offences</text:p>
          </table:table-cell>
          <table:table-cell office:value-type="string" table:style-name="ce469">
            <text:p>Average custodial sentence (months) [Note 9]</text:p>
          </table:table-cell>
          <table:table-cell office:value-type="float" office:value="14.0604" table:style-name="ce470">
            <text:p><text:s/>14.1<text:s/></text:p>
          </table:table-cell>
          <table:table-cell office:value-type="float" office:value="14.4978" table:style-name="ce470">
            <text:p><text:s/>14.5<text:s/></text:p>
          </table:table-cell>
          <table:table-cell office:value-type="float" office:value="15.307" table:style-name="ce470">
            <text:p><text:s/>15.3<text:s/></text:p>
          </table:table-cell>
          <table:table-cell office:value-type="float" office:value="15.481" table:style-name="ce470">
            <text:p><text:s/>15.5<text:s/></text:p>
          </table:table-cell>
          <table:table-cell office:value-type="float" office:value="16.208300000000001" table:style-name="ce470">
            <text:p><text:s/>16.2<text:s/></text:p>
          </table:table-cell>
          <table:table-cell office:value-type="float" office:value="16.412700000000001" table:style-name="ce470">
            <text:p><text:s/>16.4<text:s/></text:p>
          </table:table-cell>
          <table:table-cell office:value-type="float" office:value="16.591799999999999" table:style-name="ce470">
            <text:p><text:s/>16.6<text:s/></text:p>
          </table:table-cell>
          <table:table-cell office:value-type="float" office:value="17.261500000000002" table:style-name="ce470">
            <text:p><text:s/>17.3<text:s/></text:p>
          </table:table-cell>
          <table:table-cell office:value-type="float" office:value="17.977" table:style-name="ce470">
            <text:p><text:s/>18.0<text:s/></text:p>
          </table:table-cell>
          <table:table-cell office:value-type="float" office:value="19.045000000000002" table:style-name="ce470">
            <text:p><text:s/>19.0<text:s/></text:p>
          </table:table-cell>
          <table:table-cell office:value-type="float" office:value="21.171500000000002" table:style-name="ce470">
            <text:p><text:s/>21.2<text:s/></text:p>
          </table:table-cell>
          <table:table-cell table:number-columns-repeated="16371" table:style-name="ce471"/>
        </table:table-row>
        <table:table-row table:style-name="ro38">
          <table:table-cell office:value-type="string" table:style-name="ce466">
            <text:p>Indictable only offences</text:p>
          </table:table-cell>
          <table:table-cell office:value-type="string" table:style-name="ce466">
            <text:p>Total sentenced</text:p>
          </table:table-cell>
          <table:table-cell office:value-type="float" office:value="19699" table:style-name="ce467">
            <text:p><text:s/>19,699<text:s/></text:p>
          </table:table-cell>
          <table:table-cell office:value-type="float" office:value="18642" table:style-name="ce467">
            <text:p><text:s/>18,642<text:s/></text:p>
          </table:table-cell>
          <table:table-cell office:value-type="float" office:value="16361" table:style-name="ce467">
            <text:p><text:s/>16,361<text:s/></text:p>
          </table:table-cell>
          <table:table-cell office:value-type="float" office:value="14933" table:style-name="ce467">
            <text:p><text:s/>14,933<text:s/></text:p>
          </table:table-cell>
          <table:table-cell office:value-type="float" office:value="14284" table:style-name="ce467">
            <text:p><text:s/>14,284<text:s/></text:p>
          </table:table-cell>
          <table:table-cell office:value-type="float" office:value="13821" table:style-name="ce467">
            <text:p><text:s/>13,821<text:s/></text:p>
          </table:table-cell>
          <table:table-cell office:value-type="float" office:value="13748" table:style-name="ce467">
            <text:p><text:s/>13,748<text:s/></text:p>
          </table:table-cell>
          <table:table-cell office:value-type="float" office:value="12548" table:style-name="ce467">
            <text:p><text:s/>12,548<text:s/></text:p>
          </table:table-cell>
          <table:table-cell office:value-type="float" office:value="12177" table:style-name="ce467">
            <text:p><text:s/>12,177<text:s/></text:p>
          </table:table-cell>
          <table:table-cell office:value-type="float" office:value="10826" table:style-name="ce467">
            <text:p><text:s/>10,826<text:s/></text:p>
          </table:table-cell>
          <table:table-cell office:value-type="float" office:value="12577" table:style-name="ce467">
            <text:p><text:s/>12,577<text:s/></text:p>
          </table:table-cell>
          <table:table-cell table:number-columns-repeated="16371" table:style-name="ce6"/>
        </table:table-row>
        <table:table-row table:style-name="ro38">
          <table:table-cell office:value-type="string" table:style-name="ce34">
            <text:p>Indictable only offences</text:p>
          </table:table-cell>
          <table:table-cell office:value-type="string" table:style-name="ce34">
            <text:p>Immediate custody</text:p>
          </table:table-cell>
          <table:table-cell office:value-type="float" office:value="13770" table:style-name="ce468">
            <text:p><text:s/>13,770<text:s/></text:p>
          </table:table-cell>
          <table:table-cell office:value-type="float" office:value="13374" table:style-name="ce468">
            <text:p><text:s/>13,374<text:s/></text:p>
          </table:table-cell>
          <table:table-cell office:value-type="float" office:value="11987" table:style-name="ce468">
            <text:p><text:s/>11,987<text:s/></text:p>
          </table:table-cell>
          <table:table-cell office:value-type="float" office:value="10907" table:style-name="ce468">
            <text:p><text:s/>10,907<text:s/></text:p>
          </table:table-cell>
          <table:table-cell office:value-type="float" office:value="10570" table:style-name="ce468">
            <text:p><text:s/>10,570<text:s/></text:p>
          </table:table-cell>
          <table:table-cell office:value-type="float" office:value="10249" table:style-name="ce468">
            <text:p><text:s/>10,249<text:s/></text:p>
          </table:table-cell>
          <table:table-cell office:value-type="float" office:value="10073" table:style-name="ce468">
            <text:p><text:s/>10,073<text:s/></text:p>
          </table:table-cell>
          <table:table-cell office:value-type="float" office:value="9273" table:style-name="ce468">
            <text:p><text:s/>9,273<text:s/></text:p>
          </table:table-cell>
          <table:table-cell office:value-type="float" office:value="8727" table:style-name="ce468">
            <text:p><text:s/>8,727<text:s/></text:p>
          </table:table-cell>
          <table:table-cell office:value-type="float" office:value="7422" table:style-name="ce468">
            <text:p><text:s/>7,422<text:s/></text:p>
          </table:table-cell>
          <table:table-cell office:value-type="float" office:value="8435" table:style-name="ce468">
            <text:p><text:s/>8,435<text:s/></text:p>
          </table:table-cell>
          <table:table-cell table:number-columns-repeated="16371" table:style-name="ce7"/>
        </table:table-row>
        <table:table-row table:style-name="ro38">
          <table:table-cell office:value-type="string" table:style-name="ce34">
            <text:p>Indictable only offences</text:p>
          </table:table-cell>
          <table:table-cell office:value-type="string" table:style-name="ce34">
            <text:p>Suspended sentence</text:p>
          </table:table-cell>
          <table:table-cell office:value-type="float" office:value="1632" table:style-name="ce468">
            <text:p><text:s/>1,632<text:s/></text:p>
          </table:table-cell>
          <table:table-cell office:value-type="float" office:value="1468" table:style-name="ce468">
            <text:p><text:s/>1,468<text:s/></text:p>
          </table:table-cell>
          <table:table-cell office:value-type="float" office:value="1521" table:style-name="ce468">
            <text:p><text:s/>1,521<text:s/></text:p>
          </table:table-cell>
          <table:table-cell office:value-type="float" office:value="1661" table:style-name="ce468">
            <text:p><text:s/>1,661<text:s/></text:p>
          </table:table-cell>
          <table:table-cell office:value-type="float" office:value="1690" table:style-name="ce468">
            <text:p><text:s/>1,690<text:s/></text:p>
          </table:table-cell>
          <table:table-cell office:value-type="float" office:value="1599" table:style-name="ce468">
            <text:p><text:s/>1,599<text:s/></text:p>
          </table:table-cell>
          <table:table-cell office:value-type="float" office:value="1557" table:style-name="ce468">
            <text:p><text:s/>1,557<text:s/></text:p>
          </table:table-cell>
          <table:table-cell office:value-type="float" office:value="1262" table:style-name="ce468">
            <text:p><text:s/>1,262<text:s/></text:p>
          </table:table-cell>
          <table:table-cell office:value-type="float" office:value="1231" table:style-name="ce468">
            <text:p><text:s/>1,231<text:s/></text:p>
          </table:table-cell>
          <table:table-cell office:value-type="float" office:value="1270" table:style-name="ce468">
            <text:p><text:s/>1,270<text:s/></text:p>
          </table:table-cell>
          <table:table-cell office:value-type="float" office:value="1667" table:style-name="ce468">
            <text:p><text:s/>1,667<text:s/></text:p>
          </table:table-cell>
          <table:table-cell table:number-columns-repeated="16371"/>
        </table:table-row>
        <table:table-row table:style-name="ro38">
          <table:table-cell office:value-type="string" table:style-name="ce34">
            <text:p>Indictable only offences</text:p>
          </table:table-cell>
          <table:table-cell office:value-type="string" table:style-name="ce34">
            <text:p>Community sentence</text:p>
          </table:table-cell>
          <table:table-cell office:value-type="float" office:value="3627" table:style-name="ce468">
            <text:p><text:s/>3,627<text:s/></text:p>
          </table:table-cell>
          <table:table-cell office:value-type="float" office:value="3359" table:style-name="ce468">
            <text:p><text:s/>3,359<text:s/></text:p>
          </table:table-cell>
          <table:table-cell office:value-type="float" office:value="2480" table:style-name="ce468">
            <text:p><text:s/>2,480<text:s/></text:p>
          </table:table-cell>
          <table:table-cell office:value-type="float" office:value="1934" table:style-name="ce468">
            <text:p><text:s/>1,934<text:s/></text:p>
          </table:table-cell>
          <table:table-cell office:value-type="float" office:value="1523" table:style-name="ce468">
            <text:p><text:s/>1,523<text:s/></text:p>
          </table:table-cell>
          <table:table-cell office:value-type="float" office:value="1400" table:style-name="ce468">
            <text:p><text:s/>1,400<text:s/></text:p>
          </table:table-cell>
          <table:table-cell office:value-type="float" office:value="1416" table:style-name="ce468">
            <text:p><text:s/>1,416<text:s/></text:p>
          </table:table-cell>
          <table:table-cell office:value-type="float" office:value="1364" table:style-name="ce468">
            <text:p><text:s/>1,364<text:s/></text:p>
          </table:table-cell>
          <table:table-cell office:value-type="float" office:value="1593" table:style-name="ce468">
            <text:p><text:s/>1,593<text:s/></text:p>
          </table:table-cell>
          <table:table-cell office:value-type="float" office:value="1667" table:style-name="ce468">
            <text:p><text:s/>1,667<text:s/></text:p>
          </table:table-cell>
          <table:table-cell office:value-type="float" office:value="1928" table:style-name="ce468">
            <text:p><text:s/>1,928<text:s/></text:p>
          </table:table-cell>
          <table:table-cell table:number-columns-repeated="16371"/>
        </table:table-row>
        <table:table-row table:style-name="ro38">
          <table:table-cell office:value-type="string" table:style-name="ce34">
            <text:p>Indictable only offences</text:p>
          </table:table-cell>
          <table:table-cell office:value-type="string" table:style-name="ce34">
            <text:p>Fine [Note 23]</text:p>
          </table:table-cell>
          <table:table-cell office:value-type="float" office:value="29" table:style-name="ce468">
            <text:p><text:s/>29<text:s/></text:p>
          </table:table-cell>
          <table:table-cell office:value-type="float" office:value="16" table:style-name="ce468">
            <text:p><text:s/>16<text:s/></text:p>
          </table:table-cell>
          <table:table-cell office:value-type="float" office:value="56" table:style-name="ce468">
            <text:p><text:s/>56<text:s/></text:p>
          </table:table-cell>
          <table:table-cell office:value-type="float" office:value="24" table:style-name="ce468">
            <text:p><text:s/>24<text:s/></text:p>
          </table:table-cell>
          <table:table-cell office:value-type="float" office:value="45" table:style-name="ce468">
            <text:p><text:s/>45<text:s/></text:p>
          </table:table-cell>
          <table:table-cell office:value-type="float" office:value="60" table:style-name="ce468">
            <text:p><text:s/>60<text:s/></text:p>
          </table:table-cell>
          <table:table-cell office:value-type="float" office:value="97" table:style-name="ce468">
            <text:p><text:s/>97<text:s/></text:p>
          </table:table-cell>
          <table:table-cell office:value-type="float" office:value="68" table:style-name="ce468">
            <text:p><text:s/>68<text:s/></text:p>
          </table:table-cell>
          <table:table-cell office:value-type="float" office:value="77" table:style-name="ce468">
            <text:p><text:s/>77<text:s/></text:p>
          </table:table-cell>
          <table:table-cell office:value-type="float" office:value="68" table:style-name="ce468">
            <text:p><text:s/>68<text:s/></text:p>
          </table:table-cell>
          <table:table-cell office:value-type="float" office:value="110" table:style-name="ce468">
            <text:p><text:s/>110<text:s/></text:p>
          </table:table-cell>
          <table:table-cell table:number-columns-repeated="16371"/>
        </table:table-row>
        <table:table-row table:style-name="ro38">
          <table:table-cell office:value-type="string" table:style-name="ce34">
            <text:p>Indictable only offences</text:p>
          </table:table-cell>
          <table:table-cell office:value-type="string" table:style-name="ce34">
            <text:p>Absolute discharge</text:p>
          </table:table-cell>
          <table:table-cell office:value-type="float" office:value="9" table:style-name="ce468">
            <text:p><text:s/>9<text:s/></text:p>
          </table:table-cell>
          <table:table-cell office:value-type="float" office:value="7" table:style-name="ce468">
            <text:p><text:s/>7<text:s/></text:p>
          </table:table-cell>
          <table:table-cell office:value-type="float" office:value="8" table:style-name="ce468">
            <text:p><text:s/>8<text:s/></text:p>
          </table:table-cell>
          <table:table-cell office:value-type="float" office:value="11" table:style-name="ce468">
            <text:p><text:s/>11<text:s/></text:p>
          </table:table-cell>
          <table:table-cell office:value-type="float" office:value="9" table:style-name="ce468">
            <text:p><text:s/>9<text:s/></text:p>
          </table:table-cell>
          <table:table-cell office:value-type="float" office:value="3" table:style-name="ce468">
            <text:p><text:s/>3<text:s/></text:p>
          </table:table-cell>
          <table:table-cell office:value-type="float" office:value="17" table:style-name="ce468">
            <text:p><text:s/>17<text:s/></text:p>
          </table:table-cell>
          <table:table-cell office:value-type="float" office:value="9" table:style-name="ce468">
            <text:p><text:s/>9<text:s/></text:p>
          </table:table-cell>
          <table:table-cell office:value-type="float" office:value="8" table:style-name="ce468">
            <text:p><text:s/>8<text:s/></text:p>
          </table:table-cell>
          <table:table-cell office:value-type="float" office:value="4" table:style-name="ce468">
            <text:p><text:s/>4<text:s/></text:p>
          </table:table-cell>
          <table:table-cell office:value-type="float" office:value="12" table:style-name="ce468">
            <text:p><text:s/>12<text:s/></text:p>
          </table:table-cell>
          <table:table-cell table:number-columns-repeated="16371"/>
        </table:table-row>
        <table:table-row table:style-name="ro38">
          <table:table-cell office:value-type="string" table:style-name="ce34">
            <text:p>Indictable only offences</text:p>
          </table:table-cell>
          <table:table-cell office:value-type="string" table:style-name="ce34">
            <text:p>Conditional discharge</text:p>
          </table:table-cell>
          <table:table-cell office:value-type="float" office:value="69" table:style-name="ce468">
            <text:p><text:s/>69<text:s/></text:p>
          </table:table-cell>
          <table:table-cell office:value-type="float" office:value="45" table:style-name="ce468">
            <text:p><text:s/>45<text:s/></text:p>
          </table:table-cell>
          <table:table-cell office:value-type="float" office:value="58" table:style-name="ce468">
            <text:p><text:s/>58<text:s/></text:p>
          </table:table-cell>
          <table:table-cell office:value-type="float" office:value="44" table:style-name="ce468">
            <text:p><text:s/>44<text:s/></text:p>
          </table:table-cell>
          <table:table-cell office:value-type="float" office:value="50" table:style-name="ce468">
            <text:p><text:s/>50<text:s/></text:p>
          </table:table-cell>
          <table:table-cell office:value-type="float" office:value="53" table:style-name="ce468">
            <text:p><text:s/>53<text:s/></text:p>
          </table:table-cell>
          <table:table-cell office:value-type="float" office:value="47" table:style-name="ce468">
            <text:p><text:s/>47<text:s/></text:p>
          </table:table-cell>
          <table:table-cell office:value-type="float" office:value="57" table:style-name="ce468">
            <text:p><text:s/>57<text:s/></text:p>
          </table:table-cell>
          <table:table-cell office:value-type="float" office:value="43" table:style-name="ce468">
            <text:p><text:s/>43<text:s/></text:p>
          </table:table-cell>
          <table:table-cell office:value-type="float" office:value="57" table:style-name="ce468">
            <text:p><text:s/>57<text:s/></text:p>
          </table:table-cell>
          <table:table-cell office:value-type="float" office:value="71" table:style-name="ce468">
            <text:p><text:s/>71<text:s/></text:p>
          </table:table-cell>
          <table:table-cell table:number-columns-repeated="16371"/>
        </table:table-row>
        <table:table-row table:style-name="ro38">
          <table:table-cell office:value-type="string" table:style-name="ce34">
            <text:p>Indictable only offences</text:p>
          </table:table-cell>
          <table:table-cell office:value-type="string" table:style-name="ce34">
            <text:p>Compensation</text:p>
          </table:table-cell>
          <table:table-cell office:value-type="float" office:value="225" table:style-name="ce468">
            <text:p><text:s/>225<text:s/></text:p>
          </table:table-cell>
          <table:table-cell office:value-type="float" office:value="103" table:style-name="ce468">
            <text:p><text:s/>103<text:s/></text:p>
          </table:table-cell>
          <table:table-cell office:value-type="float" office:value="11" table:style-name="ce468">
            <text:p><text:s/>11<text:s/></text:p>
          </table:table-cell>
          <table:table-cell office:value-type="float" office:value="9" table:style-name="ce468">
            <text:p><text:s/>9<text:s/></text:p>
          </table:table-cell>
          <table:table-cell office:value-type="float" office:value="4" table:style-name="ce468">
            <text:p><text:s/>4<text:s/></text:p>
          </table:table-cell>
          <table:table-cell office:value-type="float" office:value="2" table:style-name="ce468">
            <text:p><text:s/>2<text:s/></text:p>
          </table:table-cell>
          <table:table-cell office:value-type="float" office:value="1" table:style-name="ce468">
            <text:p><text:s/>1<text:s/></text:p>
          </table:table-cell>
          <table:table-cell office:value-type="float" office:value="6" table:style-name="ce468">
            <text:p><text:s/>6<text:s/></text:p>
          </table:table-cell>
          <table:table-cell office:value-type="float" office:value="5" table:style-name="ce468">
            <text:p><text:s/>5<text:s/></text:p>
          </table:table-cell>
          <table:table-cell office:value-type="float" office:value="5" table:style-name="ce468">
            <text:p><text:s/>5<text:s/></text:p>
          </table:table-cell>
          <table:table-cell office:value-type="float" office:value="5" table:style-name="ce468">
            <text:p><text:s/>5<text:s/></text:p>
          </table:table-cell>
          <table:table-cell table:number-columns-repeated="16371"/>
        </table:table-row>
        <table:table-row table:style-name="ro38">
          <table:table-cell office:value-type="string" table:style-name="ce34">
            <text:p>Indictable only offences</text:p>
          </table:table-cell>
          <table:table-cell office:value-type="string" table:style-name="ce34">
            <text:p>Otherwise dealt with [Note 8]</text:p>
          </table:table-cell>
          <table:table-cell office:value-type="float" office:value="338" table:style-name="ce468">
            <text:p><text:s/>338<text:s/></text:p>
          </table:table-cell>
          <table:table-cell office:value-type="float" office:value="270" table:style-name="ce468">
            <text:p><text:s/>270<text:s/></text:p>
          </table:table-cell>
          <table:table-cell office:value-type="float" office:value="240" table:style-name="ce468">
            <text:p><text:s/>240<text:s/></text:p>
          </table:table-cell>
          <table:table-cell office:value-type="float" office:value="343" table:style-name="ce468">
            <text:p><text:s/>343<text:s/></text:p>
          </table:table-cell>
          <table:table-cell office:value-type="float" office:value="393" table:style-name="ce468">
            <text:p><text:s/>393<text:s/></text:p>
          </table:table-cell>
          <table:table-cell office:value-type="float" office:value="455" table:style-name="ce468">
            <text:p><text:s/>455<text:s/></text:p>
          </table:table-cell>
          <table:table-cell office:value-type="float" office:value="540" table:style-name="ce468">
            <text:p><text:s/>540<text:s/></text:p>
          </table:table-cell>
          <table:table-cell office:value-type="float" office:value="509" table:style-name="ce468">
            <text:p><text:s/>509<text:s/></text:p>
          </table:table-cell>
          <table:table-cell office:value-type="float" office:value="493" table:style-name="ce468">
            <text:p><text:s/>493<text:s/></text:p>
          </table:table-cell>
          <table:table-cell office:value-type="float" office:value="333" table:style-name="ce468">
            <text:p><text:s/>333<text:s/></text:p>
          </table:table-cell>
          <table:table-cell office:value-type="float" office:value="348" table:style-name="ce468">
            <text:p><text:s/>348<text:s/></text:p>
          </table:table-cell>
          <table:table-cell table:number-columns-repeated="16371"/>
        </table:table-row>
        <table:table-row table:style-name="ro38">
          <table:table-cell office:value-type="string" table:style-name="ce469">
            <text:p>Indictable only offences</text:p>
          </table:table-cell>
          <table:table-cell office:value-type="string" table:style-name="ce469">
            <text:p>Average custodial sentence (months) [Note 9]</text:p>
          </table:table-cell>
          <table:table-cell office:value-type="float" office:value="41.648299999999999" table:style-name="ce470">
            <text:p><text:s/>41.6<text:s/></text:p>
          </table:table-cell>
          <table:table-cell office:value-type="float" office:value="44.6723" table:style-name="ce470">
            <text:p><text:s/>44.7<text:s/></text:p>
          </table:table-cell>
          <table:table-cell office:value-type="float" office:value="48.371299999999998" table:style-name="ce470">
            <text:p><text:s/>48.4<text:s/></text:p>
          </table:table-cell>
          <table:table-cell office:value-type="float" office:value="51.624299999999998" table:style-name="ce470">
            <text:p><text:s/>51.6<text:s/></text:p>
          </table:table-cell>
          <table:table-cell office:value-type="float" office:value="55.382199999999997" table:style-name="ce470">
            <text:p><text:s/>55.4<text:s/></text:p>
          </table:table-cell>
          <table:table-cell office:value-type="float" office:value="56.049300000000002" table:style-name="ce470">
            <text:p><text:s/>56.0<text:s/></text:p>
          </table:table-cell>
          <table:table-cell office:value-type="float" office:value="56.651200000000003" table:style-name="ce470">
            <text:p><text:s/>56.7<text:s/></text:p>
          </table:table-cell>
          <table:table-cell office:value-type="float" office:value="58.876100000000001" table:style-name="ce470">
            <text:p><text:s/>58.9<text:s/></text:p>
          </table:table-cell>
          <table:table-cell office:value-type="float" office:value="57.868899999999996" table:style-name="ce470">
            <text:p><text:s/>57.9<text:s/></text:p>
          </table:table-cell>
          <table:table-cell office:value-type="float" office:value="56.374099999999999" table:style-name="ce470">
            <text:p><text:s/>56.4<text:s/></text:p>
          </table:table-cell>
          <table:table-cell office:value-type="float" office:value="57.4176" table:style-name="ce470">
            <text:p><text:s/>57.4<text:s/></text:p>
          </table:table-cell>
          <table:table-cell table:number-columns-repeated="16371" table:style-name="ce471"/>
        </table:table-row>
        <table:table-row table:style-name="ro38">
          <table:table-cell office:value-type="string" table:style-name="ce466">
            <text:p>Triable either way offences</text:p>
          </table:table-cell>
          <table:table-cell office:value-type="string" table:style-name="ce466">
            <text:p>Total sentenced</text:p>
          </table:table-cell>
          <table:table-cell office:value-type="float" office:value="326852" table:style-name="ce468">
            <text:p><text:s/>326,852<text:s/></text:p>
          </table:table-cell>
          <table:table-cell office:value-type="float" office:value="298197" table:style-name="ce468">
            <text:p><text:s/>298,197<text:s/></text:p>
          </table:table-cell>
          <table:table-cell office:value-type="float" office:value="275985" table:style-name="ce468">
            <text:p><text:s/>275,985<text:s/></text:p>
          </table:table-cell>
          <table:table-cell office:value-type="float" office:value="271418" table:style-name="ce468">
            <text:p><text:s/>271,418<text:s/></text:p>
          </table:table-cell>
          <table:table-cell office:value-type="float" office:value="253788" table:style-name="ce468">
            <text:p><text:s/>253,788<text:s/></text:p>
          </table:table-cell>
          <table:table-cell office:value-type="float" office:value="235301" table:style-name="ce468">
            <text:p><text:s/>235,301<text:s/></text:p>
          </table:table-cell>
          <table:table-cell office:value-type="float" office:value="216638" table:style-name="ce468">
            <text:p><text:s/>216,638<text:s/></text:p>
          </table:table-cell>
          <table:table-cell office:value-type="float" office:value="190948" table:style-name="ce468">
            <text:p><text:s/>190,948<text:s/></text:p>
          </table:table-cell>
          <table:table-cell office:value-type="float" office:value="187647" table:style-name="ce468">
            <text:p><text:s/>187,647<text:s/></text:p>
          </table:table-cell>
          <table:table-cell office:value-type="float" office:value="149943" table:style-name="ce468">
            <text:p><text:s/>149,943<text:s/></text:p>
          </table:table-cell>
          <table:table-cell office:value-type="float" office:value="168789" table:style-name="ce468">
            <text:p><text:s/>168,789<text:s/></text:p>
          </table:table-cell>
          <table:table-cell table:number-columns-repeated="16371" table:style-name="ce6"/>
        </table:table-row>
        <table:table-row table:style-name="ro38">
          <table:table-cell office:value-type="string" table:style-name="ce34">
            <text:p>Triable either way offences</text:p>
          </table:table-cell>
          <table:table-cell office:value-type="string" table:style-name="ce34">
            <text:p>Immediate custody</text:p>
          </table:table-cell>
          <table:table-cell office:value-type="float" office:value="72256" table:style-name="ce468">
            <text:p><text:s/>72,256<text:s/></text:p>
          </table:table-cell>
          <table:table-cell office:value-type="float" office:value="70292" table:style-name="ce468">
            <text:p><text:s/>70,292<text:s/></text:p>
          </table:table-cell>
          <table:table-cell office:value-type="float" office:value="66067" table:style-name="ce468">
            <text:p><text:s/>66,067<text:s/></text:p>
          </table:table-cell>
          <table:table-cell office:value-type="float" office:value="66019" table:style-name="ce468">
            <text:p><text:s/>66,019<text:s/></text:p>
          </table:table-cell>
          <table:table-cell office:value-type="float" office:value="63741" table:style-name="ce468">
            <text:p><text:s/>63,741<text:s/></text:p>
          </table:table-cell>
          <table:table-cell office:value-type="float" office:value="64545" table:style-name="ce468">
            <text:p><text:s/>64,545<text:s/></text:p>
          </table:table-cell>
          <table:table-cell office:value-type="float" office:value="61846" table:style-name="ce468">
            <text:p><text:s/>61,846<text:s/></text:p>
          </table:table-cell>
          <table:table-cell office:value-type="float" office:value="56808" table:style-name="ce468">
            <text:p><text:s/>56,808<text:s/></text:p>
          </table:table-cell>
          <table:table-cell office:value-type="float" office:value="55235" table:style-name="ce468">
            <text:p><text:s/>55,235<text:s/></text:p>
          </table:table-cell>
          <table:table-cell office:value-type="float" office:value="48036" table:style-name="ce468">
            <text:p><text:s/>48,036<text:s/></text:p>
          </table:table-cell>
          <table:table-cell office:value-type="float" office:value="47242" table:style-name="ce468">
            <text:p><text:s/>47,242<text:s/></text:p>
          </table:table-cell>
          <table:table-cell table:number-columns-repeated="16371"/>
        </table:table-row>
        <table:table-row table:style-name="ro38">
          <table:table-cell office:value-type="string" table:style-name="ce34">
            <text:p>Triable either way offences</text:p>
          </table:table-cell>
          <table:table-cell office:value-type="string" table:style-name="ce34">
            <text:p>Suspended sentence</text:p>
          </table:table-cell>
          <table:table-cell office:value-type="float" office:value="33346" table:style-name="ce468">
            <text:p><text:s/>33,346<text:s/></text:p>
          </table:table-cell>
          <table:table-cell office:value-type="float" office:value="31100" table:style-name="ce468">
            <text:p><text:s/>31,100<text:s/></text:p>
          </table:table-cell>
          <table:table-cell office:value-type="float" office:value="32233" table:style-name="ce468">
            <text:p><text:s/>32,233<text:s/></text:p>
          </table:table-cell>
          <table:table-cell office:value-type="float" office:value="36879" table:style-name="ce468">
            <text:p><text:s/>36,879<text:s/></text:p>
          </table:table-cell>
          <table:table-cell office:value-type="float" office:value="39106" table:style-name="ce468">
            <text:p><text:s/>39,106<text:s/></text:p>
          </table:table-cell>
          <table:table-cell office:value-type="float" office:value="39177" table:style-name="ce468">
            <text:p><text:s/>39,177<text:s/></text:p>
          </table:table-cell>
          <table:table-cell office:value-type="float" office:value="37614" table:style-name="ce468">
            <text:p><text:s/>37,614<text:s/></text:p>
          </table:table-cell>
          <table:table-cell office:value-type="float" office:value="30658" table:style-name="ce468">
            <text:p><text:s/>30,658<text:s/></text:p>
          </table:table-cell>
          <table:table-cell office:value-type="float" office:value="28277" table:style-name="ce468">
            <text:p><text:s/>28,277<text:s/></text:p>
          </table:table-cell>
          <table:table-cell office:value-type="float" office:value="25730" table:style-name="ce468">
            <text:p><text:s/>25,730<text:s/></text:p>
          </table:table-cell>
          <table:table-cell office:value-type="float" office:value="32933" table:style-name="ce468">
            <text:p><text:s/>32,933<text:s/></text:p>
          </table:table-cell>
          <table:table-cell table:number-columns-repeated="16371"/>
        </table:table-row>
        <table:table-row table:style-name="ro38">
          <table:table-cell office:value-type="string" table:style-name="ce34">
            <text:p>Triable either way offences</text:p>
          </table:table-cell>
          <table:table-cell office:value-type="string" table:style-name="ce34">
            <text:p>Community sentence</text:p>
          </table:table-cell>
          <table:table-cell office:value-type="float" office:value="101200" table:style-name="ce468">
            <text:p><text:s/>101,200<text:s/></text:p>
          </table:table-cell>
          <table:table-cell office:value-type="float" office:value="86101" table:style-name="ce468">
            <text:p><text:s/>86,101<text:s/></text:p>
          </table:table-cell>
          <table:table-cell office:value-type="float" office:value="70214" table:style-name="ce468">
            <text:p><text:s/>70,214<text:s/></text:p>
          </table:table-cell>
          <table:table-cell office:value-type="float" office:value="59759" table:style-name="ce468">
            <text:p><text:s/>59,759<text:s/></text:p>
          </table:table-cell>
          <table:table-cell office:value-type="float" office:value="55831" table:style-name="ce468">
            <text:p><text:s/>55,831<text:s/></text:p>
          </table:table-cell>
          <table:table-cell office:value-type="float" office:value="50361" table:style-name="ce468">
            <text:p><text:s/>50,361<text:s/></text:p>
          </table:table-cell>
          <table:table-cell office:value-type="float" office:value="45155" table:style-name="ce468">
            <text:p><text:s/>45,155<text:s/></text:p>
          </table:table-cell>
          <table:table-cell office:value-type="float" office:value="40491" table:style-name="ce468">
            <text:p><text:s/>40,491<text:s/></text:p>
          </table:table-cell>
          <table:table-cell office:value-type="float" office:value="42596" table:style-name="ce468">
            <text:p><text:s/>42,596<text:s/></text:p>
          </table:table-cell>
          <table:table-cell office:value-type="float" office:value="30634" table:style-name="ce468">
            <text:p><text:s/>30,634<text:s/></text:p>
          </table:table-cell>
          <table:table-cell office:value-type="float" office:value="35334" table:style-name="ce468">
            <text:p><text:s/>35,334<text:s/></text:p>
          </table:table-cell>
          <table:table-cell table:number-columns-repeated="16371"/>
        </table:table-row>
        <table:table-row table:style-name="ro38">
          <table:table-cell office:value-type="string" table:style-name="ce34">
            <text:p>Triable either way offences</text:p>
          </table:table-cell>
          <table:table-cell office:value-type="string" table:style-name="ce34">
            <text:p>Fine [Note 23]</text:p>
          </table:table-cell>
          <table:table-cell office:value-type="float" office:value="59963" table:style-name="ce468">
            <text:p><text:s/>59,963<text:s/></text:p>
          </table:table-cell>
          <table:table-cell office:value-type="float" office:value="54974" table:style-name="ce468">
            <text:p><text:s/>54,974<text:s/></text:p>
          </table:table-cell>
          <table:table-cell office:value-type="float" office:value="54014" table:style-name="ce468">
            <text:p><text:s/>54,014<text:s/></text:p>
          </table:table-cell>
          <table:table-cell office:value-type="float" office:value="54000" table:style-name="ce468">
            <text:p><text:s/>54,000<text:s/></text:p>
          </table:table-cell>
          <table:table-cell office:value-type="float" office:value="49191" table:style-name="ce468">
            <text:p><text:s/>49,191<text:s/></text:p>
          </table:table-cell>
          <table:table-cell office:value-type="float" office:value="43742" table:style-name="ce468">
            <text:p><text:s/>43,742<text:s/></text:p>
          </table:table-cell>
          <table:table-cell office:value-type="float" office:value="40233" table:style-name="ce468">
            <text:p><text:s/>40,233<text:s/></text:p>
          </table:table-cell>
          <table:table-cell office:value-type="float" office:value="35459" table:style-name="ce468">
            <text:p><text:s/>35,459<text:s/></text:p>
          </table:table-cell>
          <table:table-cell office:value-type="float" office:value="35697" table:style-name="ce468">
            <text:p><text:s/>35,697<text:s/></text:p>
          </table:table-cell>
          <table:table-cell office:value-type="float" office:value="26676" table:style-name="ce468">
            <text:p><text:s/>26,676<text:s/></text:p>
          </table:table-cell>
          <table:table-cell office:value-type="float" office:value="32511" table:style-name="ce468">
            <text:p><text:s/>32,511<text:s/></text:p>
          </table:table-cell>
          <table:table-cell table:number-columns-repeated="16371"/>
        </table:table-row>
        <table:table-row table:style-name="ro38">
          <table:table-cell office:value-type="string" table:style-name="ce34">
            <text:p>Triable either way offences</text:p>
          </table:table-cell>
          <table:table-cell office:value-type="string" table:style-name="ce34">
            <text:p>Absolute discharge</text:p>
          </table:table-cell>
          <table:table-cell office:value-type="float" office:value="1796" table:style-name="ce468">
            <text:p><text:s/>1,796<text:s/></text:p>
          </table:table-cell>
          <table:table-cell office:value-type="float" office:value="1655" table:style-name="ce468">
            <text:p><text:s/>1,655<text:s/></text:p>
          </table:table-cell>
          <table:table-cell office:value-type="float" office:value="1503" table:style-name="ce468">
            <text:p><text:s/>1,503<text:s/></text:p>
          </table:table-cell>
          <table:table-cell office:value-type="float" office:value="1477" table:style-name="ce468">
            <text:p><text:s/>1,477<text:s/></text:p>
          </table:table-cell>
          <table:table-cell office:value-type="float" office:value="1730" table:style-name="ce468">
            <text:p><text:s/>1,730<text:s/></text:p>
          </table:table-cell>
          <table:table-cell office:value-type="float" office:value="1489" table:style-name="ce468">
            <text:p><text:s/>1,489<text:s/></text:p>
          </table:table-cell>
          <table:table-cell office:value-type="float" office:value="812" table:style-name="ce468">
            <text:p><text:s/>812<text:s/></text:p>
          </table:table-cell>
          <table:table-cell office:value-type="float" office:value="708" table:style-name="ce468">
            <text:p><text:s/>708<text:s/></text:p>
          </table:table-cell>
          <table:table-cell office:value-type="float" office:value="603" table:style-name="ce468">
            <text:p><text:s/>603<text:s/></text:p>
          </table:table-cell>
          <table:table-cell office:value-type="float" office:value="446" table:style-name="ce468">
            <text:p><text:s/>446<text:s/></text:p>
          </table:table-cell>
          <table:table-cell office:value-type="float" office:value="511" table:style-name="ce468">
            <text:p><text:s/>511<text:s/></text:p>
          </table:table-cell>
          <table:table-cell table:number-columns-repeated="16371"/>
        </table:table-row>
        <table:table-row table:style-name="ro38">
          <table:table-cell office:value-type="string" table:style-name="ce34">
            <text:p>Triable either way offences</text:p>
          </table:table-cell>
          <table:table-cell office:value-type="string" table:style-name="ce34">
            <text:p>Conditional discharge</text:p>
          </table:table-cell>
          <table:table-cell office:value-type="float" office:value="41882" table:style-name="ce468">
            <text:p><text:s/>41,882<text:s/></text:p>
          </table:table-cell>
          <table:table-cell office:value-type="float" office:value="39183" table:style-name="ce468">
            <text:p><text:s/>39,183<text:s/></text:p>
          </table:table-cell>
          <table:table-cell office:value-type="float" office:value="37680" table:style-name="ce468">
            <text:p><text:s/>37,680<text:s/></text:p>
          </table:table-cell>
          <table:table-cell office:value-type="float" office:value="36523" table:style-name="ce468">
            <text:p><text:s/>36,523<text:s/></text:p>
          </table:table-cell>
          <table:table-cell office:value-type="float" office:value="32686" table:style-name="ce468">
            <text:p><text:s/>32,686<text:s/></text:p>
          </table:table-cell>
          <table:table-cell office:value-type="float" office:value="27046" table:style-name="ce468">
            <text:p><text:s/>27,046<text:s/></text:p>
          </table:table-cell>
          <table:table-cell office:value-type="float" office:value="22187" table:style-name="ce468">
            <text:p><text:s/>22,187<text:s/></text:p>
          </table:table-cell>
          <table:table-cell office:value-type="float" office:value="18522" table:style-name="ce468">
            <text:p><text:s/>18,522<text:s/></text:p>
          </table:table-cell>
          <table:table-cell office:value-type="float" office:value="16779" table:style-name="ce468">
            <text:p><text:s/>16,779<text:s/></text:p>
          </table:table-cell>
          <table:table-cell office:value-type="float" office:value="11790" table:style-name="ce468">
            <text:p><text:s/>11,790<text:s/></text:p>
          </table:table-cell>
          <table:table-cell office:value-type="float" office:value="12768" table:style-name="ce468">
            <text:p><text:s/>12,768<text:s/></text:p>
          </table:table-cell>
          <table:table-cell table:number-columns-repeated="16371"/>
        </table:table-row>
        <table:table-row table:style-name="ro38">
          <table:table-cell office:value-type="string" table:style-name="ce34">
            <text:p>Triable either way offences</text:p>
          </table:table-cell>
          <table:table-cell office:value-type="string" table:style-name="ce34">
            <text:p>Compensation</text:p>
          </table:table-cell>
          <table:table-cell office:value-type="float" office:value="2639" table:style-name="ce468">
            <text:p><text:s/>2,639<text:s/></text:p>
          </table:table-cell>
          <table:table-cell office:value-type="float" office:value="2736" table:style-name="ce468">
            <text:p><text:s/>2,736<text:s/></text:p>
          </table:table-cell>
          <table:table-cell office:value-type="float" office:value="4731" table:style-name="ce468">
            <text:p><text:s/>4,731<text:s/></text:p>
          </table:table-cell>
          <table:table-cell office:value-type="float" office:value="3090" table:style-name="ce468">
            <text:p><text:s/>3,090<text:s/></text:p>
          </table:table-cell>
          <table:table-cell office:value-type="float" office:value="2418" table:style-name="ce468">
            <text:p><text:s/>2,418<text:s/></text:p>
          </table:table-cell>
          <table:table-cell office:value-type="float" office:value="1852" table:style-name="ce468">
            <text:p><text:s/>1,852<text:s/></text:p>
          </table:table-cell>
          <table:table-cell office:value-type="float" office:value="1900" table:style-name="ce468">
            <text:p><text:s/>1,900<text:s/></text:p>
          </table:table-cell>
          <table:table-cell office:value-type="float" office:value="1871" table:style-name="ce468">
            <text:p><text:s/>1,871<text:s/></text:p>
          </table:table-cell>
          <table:table-cell office:value-type="float" office:value="2001" table:style-name="ce468">
            <text:p><text:s/>2,001<text:s/></text:p>
          </table:table-cell>
          <table:table-cell office:value-type="float" office:value="1458" table:style-name="ce468">
            <text:p><text:s/>1,458<text:s/></text:p>
          </table:table-cell>
          <table:table-cell office:value-type="float" office:value="1690" table:style-name="ce468">
            <text:p><text:s/>1,690<text:s/></text:p>
          </table:table-cell>
          <table:table-cell table:number-columns-repeated="16371"/>
        </table:table-row>
        <table:table-row table:style-name="ro38">
          <table:table-cell office:value-type="string" table:style-name="ce34">
            <text:p>Triable either way offences</text:p>
          </table:table-cell>
          <table:table-cell office:value-type="string" table:style-name="ce34">
            <text:p>Otherwise dealt with [Note 8]</text:p>
          </table:table-cell>
          <table:table-cell office:value-type="float" office:value="13770" table:style-name="ce468">
            <text:p><text:s/>13,770<text:s/></text:p>
          </table:table-cell>
          <table:table-cell office:value-type="float" office:value="12156" table:style-name="ce468">
            <text:p><text:s/>12,156<text:s/></text:p>
          </table:table-cell>
          <table:table-cell office:value-type="float" office:value="9543" table:style-name="ce468">
            <text:p><text:s/>9,543<text:s/></text:p>
          </table:table-cell>
          <table:table-cell office:value-type="float" office:value="13671" table:style-name="ce468">
            <text:p><text:s/>13,671<text:s/></text:p>
          </table:table-cell>
          <table:table-cell office:value-type="float" office:value="9085" table:style-name="ce468">
            <text:p><text:s/>9,085<text:s/></text:p>
          </table:table-cell>
          <table:table-cell office:value-type="float" office:value="7089" table:style-name="ce468">
            <text:p><text:s/>7,089<text:s/></text:p>
          </table:table-cell>
          <table:table-cell office:value-type="float" office:value="6891" table:style-name="ce468">
            <text:p><text:s/>6,891<text:s/></text:p>
          </table:table-cell>
          <table:table-cell office:value-type="float" office:value="6431" table:style-name="ce468">
            <text:p><text:s/>6,431<text:s/></text:p>
          </table:table-cell>
          <table:table-cell office:value-type="float" office:value="6459" table:style-name="ce468">
            <text:p><text:s/>6,459<text:s/></text:p>
          </table:table-cell>
          <table:table-cell office:value-type="float" office:value="5173" table:style-name="ce468">
            <text:p><text:s/>5,173<text:s/></text:p>
          </table:table-cell>
          <table:table-cell office:value-type="float" office:value="5799" table:style-name="ce468">
            <text:p><text:s/>5,799<text:s/></text:p>
          </table:table-cell>
          <table:table-cell table:number-columns-repeated="16371" table:style-name="ce7"/>
        </table:table-row>
        <table:table-row table:style-name="ro38">
          <table:table-cell office:value-type="string" table:style-name="ce469">
            <text:p>Triable either way offences</text:p>
          </table:table-cell>
          <table:table-cell office:value-type="string" table:style-name="ce469">
            <text:p>Average custodial sentence (months) [Note 9]</text:p>
          </table:table-cell>
          <table:table-cell office:value-type="float" office:value="12.1638" table:style-name="ce470">
            <text:p><text:s/>12.2<text:s/></text:p>
          </table:table-cell>
          <table:table-cell office:value-type="float" office:value="12.1661" table:style-name="ce470">
            <text:p><text:s/>12.2<text:s/></text:p>
          </table:table-cell>
          <table:table-cell office:value-type="float" office:value="12.474" table:style-name="ce470">
            <text:p><text:s/>12.5<text:s/></text:p>
          </table:table-cell>
          <table:table-cell office:value-type="float" office:value="12.7462" table:style-name="ce470">
            <text:p><text:s/>12.7<text:s/></text:p>
          </table:table-cell>
          <table:table-cell office:value-type="float" office:value="13.2879" table:style-name="ce470">
            <text:p><text:s/>13.3<text:s/></text:p>
          </table:table-cell>
          <table:table-cell office:value-type="float" office:value="13.838699999999999" table:style-name="ce470">
            <text:p><text:s/>13.8<text:s/></text:p>
          </table:table-cell>
          <table:table-cell office:value-type="float" office:value="13.8178" table:style-name="ce470">
            <text:p><text:s/>13.8<text:s/></text:p>
          </table:table-cell>
          <table:table-cell office:value-type="float" office:value="14.2879" table:style-name="ce470">
            <text:p><text:s/>14.3<text:s/></text:p>
          </table:table-cell>
          <table:table-cell office:value-type="float" office:value="15.1365" table:style-name="ce470">
            <text:p><text:s/>15.1<text:s/></text:p>
          </table:table-cell>
          <table:table-cell office:value-type="float" office:value="16.324300000000001" table:style-name="ce470">
            <text:p><text:s/>16.3<text:s/></text:p>
          </table:table-cell>
          <table:table-cell office:value-type="float" office:value="18.435099999999998" table:style-name="ce470">
            <text:p><text:s/>18.4<text:s/></text:p>
          </table:table-cell>
          <table:table-cell table:number-columns-repeated="16371" table:style-name="ce471"/>
        </table:table-row>
        <table:table-row table:style-name="ro38">
          <table:table-cell office:value-type="string" table:style-name="ce466">
            <text:p>Summary non-motoring</text:p>
          </table:table-cell>
          <table:table-cell office:value-type="string" table:style-name="ce466">
            <text:p>Total sentenced</text:p>
          </table:table-cell>
          <table:table-cell office:value-type="float" office:value="493769" table:style-name="ce468">
            <text:p><text:s/>493,769<text:s/></text:p>
          </table:table-cell>
          <table:table-cell office:value-type="float" office:value="476466" table:style-name="ce468">
            <text:p><text:s/>476,466<text:s/></text:p>
          </table:table-cell>
          <table:table-cell office:value-type="float" office:value="442903" table:style-name="ce468">
            <text:p><text:s/>442,903<text:s/></text:p>
          </table:table-cell>
          <table:table-cell office:value-type="float" office:value="448356" table:style-name="ce468">
            <text:p><text:s/>448,356<text:s/></text:p>
          </table:table-cell>
          <table:table-cell office:value-type="float" office:value="476168" table:style-name="ce468">
            <text:p><text:s/>476,168<text:s/></text:p>
          </table:table-cell>
          <table:table-cell office:value-type="float" office:value="488109" table:style-name="ce468">
            <text:p><text:s/>488,109<text:s/></text:p>
          </table:table-cell>
          <table:table-cell office:value-type="float" office:value="470666" table:style-name="ce468">
            <text:p><text:s/>470,666<text:s/></text:p>
          </table:table-cell>
          <table:table-cell office:value-type="float" office:value="467260" table:style-name="ce468">
            <text:p><text:s/>467,260<text:s/></text:p>
          </table:table-cell>
          <table:table-cell office:value-type="float" office:value="455885" table:style-name="ce468">
            <text:p><text:s/>455,885<text:s/></text:p>
          </table:table-cell>
          <table:table-cell office:value-type="float" office:value="274948" table:style-name="ce468">
            <text:p><text:s/>274,948<text:s/></text:p>
          </table:table-cell>
          <table:table-cell office:value-type="float" office:value="259289" table:style-name="ce468">
            <text:p><text:s/>259,289<text:s/></text:p>
          </table:table-cell>
          <table:table-cell table:number-columns-repeated="16371" table:style-name="ce6"/>
        </table:table-row>
        <table:table-row table:style-name="ro38">
          <table:table-cell office:value-type="string" table:style-name="ce34">
            <text:p>Summary non-motoring</text:p>
          </table:table-cell>
          <table:table-cell office:value-type="string" table:style-name="ce34">
            <text:p>Immediate custody</text:p>
          </table:table-cell>
          <table:table-cell office:value-type="float" office:value="15154" table:style-name="ce468">
            <text:p><text:s/>15,154<text:s/></text:p>
          </table:table-cell>
          <table:table-cell office:value-type="float" office:value="14383" table:style-name="ce468">
            <text:p><text:s/>14,383<text:s/></text:p>
          </table:table-cell>
          <table:table-cell office:value-type="float" office:value="12480" table:style-name="ce468">
            <text:p><text:s/>12,480<text:s/></text:p>
          </table:table-cell>
          <table:table-cell office:value-type="float" office:value="12784" table:style-name="ce468">
            <text:p><text:s/>12,784<text:s/></text:p>
          </table:table-cell>
          <table:table-cell office:value-type="float" office:value="13072" table:style-name="ce468">
            <text:p><text:s/>13,072<text:s/></text:p>
          </table:table-cell>
          <table:table-cell office:value-type="float" office:value="13083" table:style-name="ce468">
            <text:p><text:s/>13,083<text:s/></text:p>
          </table:table-cell>
          <table:table-cell office:value-type="float" office:value="12300" table:style-name="ce468">
            <text:p><text:s/>12,300<text:s/></text:p>
          </table:table-cell>
          <table:table-cell office:value-type="float" office:value="10997" table:style-name="ce468">
            <text:p><text:s/>10,997<text:s/></text:p>
          </table:table-cell>
          <table:table-cell office:value-type="float" office:value="8613" table:style-name="ce468">
            <text:p><text:s/>8,613<text:s/></text:p>
          </table:table-cell>
          <table:table-cell office:value-type="float" office:value="6478" table:style-name="ce468">
            <text:p><text:s/>6,478<text:s/></text:p>
          </table:table-cell>
          <table:table-cell office:value-type="float" office:value="6117" table:style-name="ce468">
            <text:p><text:s/>6,117<text:s/></text:p>
          </table:table-cell>
          <table:table-cell table:number-columns-repeated="16371" table:style-name="ce7"/>
        </table:table-row>
        <table:table-row table:style-name="ro38">
          <table:table-cell office:value-type="string" table:style-name="ce34">
            <text:p>Summary non-motoring</text:p>
          </table:table-cell>
          <table:table-cell office:value-type="string" table:style-name="ce34">
            <text:p>Suspended sentence</text:p>
          </table:table-cell>
          <table:table-cell office:value-type="float" office:value="9631" table:style-name="ce468">
            <text:p><text:s/>9,631<text:s/></text:p>
          </table:table-cell>
          <table:table-cell office:value-type="float" office:value="9040" table:style-name="ce468">
            <text:p><text:s/>9,040<text:s/></text:p>
          </table:table-cell>
          <table:table-cell office:value-type="float" office:value="9305" table:style-name="ce468">
            <text:p><text:s/>9,305<text:s/></text:p>
          </table:table-cell>
          <table:table-cell office:value-type="float" office:value="10191" table:style-name="ce468">
            <text:p><text:s/>10,191<text:s/></text:p>
          </table:table-cell>
          <table:table-cell office:value-type="float" office:value="11321" table:style-name="ce468">
            <text:p><text:s/>11,321<text:s/></text:p>
          </table:table-cell>
          <table:table-cell office:value-type="float" office:value="11491" table:style-name="ce468">
            <text:p><text:s/>11,491<text:s/></text:p>
          </table:table-cell>
          <table:table-cell office:value-type="float" office:value="11137" table:style-name="ce468">
            <text:p><text:s/>11,137<text:s/></text:p>
          </table:table-cell>
          <table:table-cell office:value-type="float" office:value="8908" table:style-name="ce468">
            <text:p><text:s/>8,908<text:s/></text:p>
          </table:table-cell>
          <table:table-cell office:value-type="float" office:value="5973" table:style-name="ce468">
            <text:p><text:s/>5,973<text:s/></text:p>
          </table:table-cell>
          <table:table-cell office:value-type="float" office:value="4777" table:style-name="ce468">
            <text:p><text:s/>4,777<text:s/></text:p>
          </table:table-cell>
          <table:table-cell office:value-type="float" office:value="5220" table:style-name="ce468">
            <text:p><text:s/>5,220<text:s/></text:p>
          </table:table-cell>
          <table:table-cell table:number-columns-repeated="16371" table:style-name="ce7"/>
        </table:table-row>
        <table:table-row table:style-name="ro38">
          <table:table-cell office:value-type="string" table:style-name="ce34">
            <text:p>Summary non-motoring</text:p>
          </table:table-cell>
          <table:table-cell office:value-type="string" table:style-name="ce34">
            <text:p>Community sentence</text:p>
          </table:table-cell>
          <table:table-cell office:value-type="float" office:value="62182" table:style-name="ce468">
            <text:p><text:s/>62,182<text:s/></text:p>
          </table:table-cell>
          <table:table-cell office:value-type="float" office:value="55791" table:style-name="ce468">
            <text:p><text:s/>55,791<text:s/></text:p>
          </table:table-cell>
          <table:table-cell office:value-type="float" office:value="47205" table:style-name="ce468">
            <text:p><text:s/>47,205<text:s/></text:p>
          </table:table-cell>
          <table:table-cell office:value-type="float" office:value="44699" table:style-name="ce468">
            <text:p><text:s/>44,699<text:s/></text:p>
          </table:table-cell>
          <table:table-cell office:value-type="float" office:value="46192" table:style-name="ce468">
            <text:p><text:s/>46,192<text:s/></text:p>
          </table:table-cell>
          <table:table-cell office:value-type="float" office:value="43675" table:style-name="ce468">
            <text:p><text:s/>43,675<text:s/></text:p>
          </table:table-cell>
          <table:table-cell office:value-type="float" office:value="39941" table:style-name="ce468">
            <text:p><text:s/>39,941<text:s/></text:p>
          </table:table-cell>
          <table:table-cell office:value-type="float" office:value="35749" table:style-name="ce468">
            <text:p><text:s/>35,749<text:s/></text:p>
          </table:table-cell>
          <table:table-cell office:value-type="float" office:value="30651" table:style-name="ce468">
            <text:p><text:s/>30,651<text:s/></text:p>
          </table:table-cell>
          <table:table-cell office:value-type="float" office:value="18872" table:style-name="ce468">
            <text:p><text:s/>18,872<text:s/></text:p>
          </table:table-cell>
          <table:table-cell office:value-type="float" office:value="20471" table:style-name="ce468">
            <text:p><text:s/>20,471<text:s/></text:p>
          </table:table-cell>
          <table:table-cell table:number-columns-repeated="16371" table:style-name="ce7"/>
        </table:table-row>
        <table:table-row table:style-name="ro38">
          <table:table-cell office:value-type="string" table:style-name="ce34">
            <text:p>Summary non-motoring</text:p>
          </table:table-cell>
          <table:table-cell office:value-type="string" table:style-name="ce34">
            <text:p>Fine [Note 23]</text:p>
          </table:table-cell>
          <table:table-cell office:value-type="float" office:value="350012" table:style-name="ce468">
            <text:p><text:s/>350,012<text:s/></text:p>
          </table:table-cell>
          <table:table-cell office:value-type="float" office:value="345520" table:style-name="ce468">
            <text:p><text:s/>345,520<text:s/></text:p>
          </table:table-cell>
          <table:table-cell office:value-type="float" office:value="326660" table:style-name="ce468">
            <text:p><text:s/>326,660<text:s/></text:p>
          </table:table-cell>
          <table:table-cell office:value-type="float" office:value="333978" table:style-name="ce468">
            <text:p><text:s/>333,978<text:s/></text:p>
          </table:table-cell>
          <table:table-cell office:value-type="float" office:value="361261" table:style-name="ce468">
            <text:p><text:s/>361,261<text:s/></text:p>
          </table:table-cell>
          <table:table-cell office:value-type="float" office:value="380387" table:style-name="ce468">
            <text:p><text:s/>380,387<text:s/></text:p>
          </table:table-cell>
          <table:table-cell office:value-type="float" office:value="373764" table:style-name="ce468">
            <text:p><text:s/>373,764<text:s/></text:p>
          </table:table-cell>
          <table:table-cell office:value-type="float" office:value="380160" table:style-name="ce468">
            <text:p><text:s/>380,160<text:s/></text:p>
          </table:table-cell>
          <table:table-cell office:value-type="float" office:value="382930" table:style-name="ce468">
            <text:p><text:s/>382,930<text:s/></text:p>
          </table:table-cell>
          <table:table-cell office:value-type="float" office:value="226399" table:style-name="ce468">
            <text:p><text:s/>226,399<text:s/></text:p>
          </table:table-cell>
          <table:table-cell office:value-type="float" office:value="208402" table:style-name="ce468">
            <text:p><text:s/>208,402<text:s/></text:p>
          </table:table-cell>
          <table:table-cell table:number-columns-repeated="16371" table:style-name="ce7"/>
        </table:table-row>
        <table:table-row table:style-name="ro38">
          <table:table-cell office:value-type="string" table:style-name="ce34">
            <text:p>Summary non-motoring</text:p>
          </table:table-cell>
          <table:table-cell office:value-type="string" table:style-name="ce34">
            <text:p>Absolute discharge</text:p>
          </table:table-cell>
          <table:table-cell office:value-type="float" office:value="2706" table:style-name="ce468">
            <text:p><text:s/>2,706<text:s/></text:p>
          </table:table-cell>
          <table:table-cell office:value-type="float" office:value="2642" table:style-name="ce468">
            <text:p><text:s/>2,642<text:s/></text:p>
          </table:table-cell>
          <table:table-cell office:value-type="float" office:value="2444" table:style-name="ce468">
            <text:p><text:s/>2,444<text:s/></text:p>
          </table:table-cell>
          <table:table-cell office:value-type="float" office:value="2058" table:style-name="ce468">
            <text:p><text:s/>2,058<text:s/></text:p>
          </table:table-cell>
          <table:table-cell office:value-type="float" office:value="3520" table:style-name="ce468">
            <text:p><text:s/>3,520<text:s/></text:p>
          </table:table-cell>
          <table:table-cell office:value-type="float" office:value="3189" table:style-name="ce468">
            <text:p><text:s/>3,189<text:s/></text:p>
          </table:table-cell>
          <table:table-cell office:value-type="float" office:value="1703" table:style-name="ce468">
            <text:p><text:s/>1,703<text:s/></text:p>
          </table:table-cell>
          <table:table-cell office:value-type="float" office:value="2908" table:style-name="ce468">
            <text:p><text:s/>2,908<text:s/></text:p>
          </table:table-cell>
          <table:table-cell office:value-type="float" office:value="2354" table:style-name="ce468">
            <text:p><text:s/>2,354<text:s/></text:p>
          </table:table-cell>
          <table:table-cell office:value-type="float" office:value="997" table:style-name="ce468">
            <text:p><text:s/>997<text:s/></text:p>
          </table:table-cell>
          <table:table-cell office:value-type="float" office:value="796" table:style-name="ce468">
            <text:p><text:s/>796<text:s/></text:p>
          </table:table-cell>
          <table:table-cell table:number-columns-repeated="16371" table:style-name="ce7"/>
        </table:table-row>
        <table:table-row table:style-name="ro38">
          <table:table-cell office:value-type="string" table:style-name="ce34">
            <text:p>Summary non-motoring</text:p>
          </table:table-cell>
          <table:table-cell office:value-type="string" table:style-name="ce34">
            <text:p>Conditional discharge</text:p>
          </table:table-cell>
          <table:table-cell office:value-type="float" office:value="42944" table:style-name="ce468">
            <text:p><text:s/>42,944<text:s/></text:p>
          </table:table-cell>
          <table:table-cell office:value-type="float" office:value="39935" table:style-name="ce468">
            <text:p><text:s/>39,935<text:s/></text:p>
          </table:table-cell>
          <table:table-cell office:value-type="float" office:value="36710" table:style-name="ce468">
            <text:p><text:s/>36,710<text:s/></text:p>
          </table:table-cell>
          <table:table-cell office:value-type="float" office:value="35724" table:style-name="ce468">
            <text:p><text:s/>35,724<text:s/></text:p>
          </table:table-cell>
          <table:table-cell office:value-type="float" office:value="33620" table:style-name="ce468">
            <text:p><text:s/>33,620<text:s/></text:p>
          </table:table-cell>
          <table:table-cell office:value-type="float" office:value="29813" table:style-name="ce468">
            <text:p><text:s/>29,813<text:s/></text:p>
          </table:table-cell>
          <table:table-cell office:value-type="float" office:value="25738" table:style-name="ce468">
            <text:p><text:s/>25,738<text:s/></text:p>
          </table:table-cell>
          <table:table-cell office:value-type="float" office:value="22762" table:style-name="ce468">
            <text:p><text:s/>22,762<text:s/></text:p>
          </table:table-cell>
          <table:table-cell office:value-type="float" office:value="19867" table:style-name="ce468">
            <text:p><text:s/>19,867<text:s/></text:p>
          </table:table-cell>
          <table:table-cell office:value-type="float" office:value="13421" table:style-name="ce468">
            <text:p><text:s/>13,421<text:s/></text:p>
          </table:table-cell>
          <table:table-cell office:value-type="float" office:value="14048" table:style-name="ce468">
            <text:p><text:s/>14,048<text:s/></text:p>
          </table:table-cell>
          <table:table-cell table:number-columns-repeated="16371" table:style-name="ce7"/>
        </table:table-row>
        <table:table-row table:style-name="ro38">
          <table:table-cell office:value-type="string" table:style-name="ce34">
            <text:p>Summary non-motoring</text:p>
          </table:table-cell>
          <table:table-cell office:value-type="string" table:style-name="ce34">
            <text:p>Compensation</text:p>
          </table:table-cell>
          <table:table-cell office:value-type="float" office:value="4063" table:style-name="ce468">
            <text:p><text:s/>4,063<text:s/></text:p>
          </table:table-cell>
          <table:table-cell office:value-type="float" office:value="3588" table:style-name="ce468">
            <text:p><text:s/>3,588<text:s/></text:p>
          </table:table-cell>
          <table:table-cell office:value-type="float" office:value="4615" table:style-name="ce468">
            <text:p><text:s/>4,615<text:s/></text:p>
          </table:table-cell>
          <table:table-cell office:value-type="float" office:value="3396" table:style-name="ce468">
            <text:p><text:s/>3,396<text:s/></text:p>
          </table:table-cell>
          <table:table-cell office:value-type="float" office:value="3045" table:style-name="ce468">
            <text:p><text:s/>3,045<text:s/></text:p>
          </table:table-cell>
          <table:table-cell office:value-type="float" office:value="2893" table:style-name="ce468">
            <text:p><text:s/>2,893<text:s/></text:p>
          </table:table-cell>
          <table:table-cell office:value-type="float" office:value="2850" table:style-name="ce468">
            <text:p><text:s/>2,850<text:s/></text:p>
          </table:table-cell>
          <table:table-cell office:value-type="float" office:value="2993" table:style-name="ce468">
            <text:p><text:s/>2,993<text:s/></text:p>
          </table:table-cell>
          <table:table-cell office:value-type="float" office:value="2671" table:style-name="ce468">
            <text:p><text:s/>2,671<text:s/></text:p>
          </table:table-cell>
          <table:table-cell office:value-type="float" office:value="1984" table:style-name="ce468">
            <text:p><text:s/>1,984<text:s/></text:p>
          </table:table-cell>
          <table:table-cell office:value-type="float" office:value="2461" table:style-name="ce468">
            <text:p><text:s/>2,461<text:s/></text:p>
          </table:table-cell>
          <table:table-cell table:number-columns-repeated="16371" table:style-name="ce7"/>
        </table:table-row>
        <table:table-row table:style-name="ro38">
          <table:table-cell office:value-type="string" table:style-name="ce34">
            <text:p>Summary non-motoring</text:p>
          </table:table-cell>
          <table:table-cell office:value-type="string" table:style-name="ce34">
            <text:p>Otherwise dealt with [Note 8]</text:p>
          </table:table-cell>
          <table:table-cell office:value-type="float" office:value="7077" table:style-name="ce468">
            <text:p><text:s/>7,077<text:s/></text:p>
          </table:table-cell>
          <table:table-cell office:value-type="float" office:value="5567" table:style-name="ce468">
            <text:p><text:s/>5,567<text:s/></text:p>
          </table:table-cell>
          <table:table-cell office:value-type="float" office:value="3484" table:style-name="ce468">
            <text:p><text:s/>3,484<text:s/></text:p>
          </table:table-cell>
          <table:table-cell office:value-type="float" office:value="5526" table:style-name="ce468">
            <text:p><text:s/>5,526<text:s/></text:p>
          </table:table-cell>
          <table:table-cell office:value-type="float" office:value="4137" table:style-name="ce468">
            <text:p><text:s/>4,137<text:s/></text:p>
          </table:table-cell>
          <table:table-cell office:value-type="float" office:value="3578" table:style-name="ce468">
            <text:p><text:s/>3,578<text:s/></text:p>
          </table:table-cell>
          <table:table-cell office:value-type="float" office:value="3233" table:style-name="ce468">
            <text:p><text:s/>3,233<text:s/></text:p>
          </table:table-cell>
          <table:table-cell office:value-type="float" office:value="2783" table:style-name="ce468">
            <text:p><text:s/>2,783<text:s/></text:p>
          </table:table-cell>
          <table:table-cell office:value-type="float" office:value="2826" table:style-name="ce468">
            <text:p><text:s/>2,826<text:s/></text:p>
          </table:table-cell>
          <table:table-cell office:value-type="float" office:value="2020" table:style-name="ce468">
            <text:p><text:s/>2,020<text:s/></text:p>
          </table:table-cell>
          <table:table-cell office:value-type="float" office:value="1774" table:style-name="ce468">
            <text:p><text:s/>1,774<text:s/></text:p>
          </table:table-cell>
          <table:table-cell table:number-columns-repeated="16371" table:style-name="ce7"/>
        </table:table-row>
        <table:table-row table:style-name="ro38">
          <table:table-cell office:value-type="string" table:style-name="ce469">
            <text:p>Summary non-motoring</text:p>
          </table:table-cell>
          <table:table-cell office:value-type="string" table:style-name="ce469">
            <text:p>Average custodial sentence (months) [Note 9]</text:p>
          </table:table-cell>
          <table:table-cell office:value-type="float" office:value="2.5447000000000002" table:style-name="ce470">
            <text:p><text:s/>2.5<text:s/></text:p>
          </table:table-cell>
          <table:table-cell office:value-type="float" office:value="2.5966999999999998" table:style-name="ce470">
            <text:p><text:s/>2.6<text:s/></text:p>
          </table:table-cell>
          <table:table-cell office:value-type="float" office:value="2.6255999999999999" table:style-name="ce470">
            <text:p><text:s/>2.6<text:s/></text:p>
          </table:table-cell>
          <table:table-cell office:value-type="float" office:value="2.5907" table:style-name="ce470">
            <text:p><text:s/>2.6<text:s/></text:p>
          </table:table-cell>
          <table:table-cell office:value-type="float" office:value="2.5251000000000001" table:style-name="ce470">
            <text:p><text:s/>2.5<text:s/></text:p>
          </table:table-cell>
          <table:table-cell office:value-type="float" office:value="2.4767000000000001" table:style-name="ce470">
            <text:p><text:s/>2.5<text:s/></text:p>
          </table:table-cell>
          <table:table-cell office:value-type="float" office:value="2.4748000000000001" table:style-name="ce470">
            <text:p><text:s/>2.5<text:s/></text:p>
          </table:table-cell>
          <table:table-cell office:value-type="float" office:value="2.5354999999999999" table:style-name="ce470">
            <text:p><text:s/>2.5<text:s/></text:p>
          </table:table-cell>
          <table:table-cell office:value-type="float" office:value="2.5499999999999998" table:style-name="ce470">
            <text:p><text:s/>2.6<text:s/></text:p>
          </table:table-cell>
          <table:table-cell office:value-type="float" office:value="2.6059999999999999" table:style-name="ce470">
            <text:p><text:s/>2.6<text:s/></text:p>
          </table:table-cell>
          <table:table-cell office:value-type="float" office:value="2.9948999999999999" table:style-name="ce470">
            <text:p><text:s/>3.0<text:s/></text:p>
          </table:table-cell>
          <table:table-cell table:style-name="ce472"/>
          <table:table-cell table:number-columns-repeated="16370" table:style-name="ce471"/>
        </table:table-row>
        <table:table-row table:style-name="ro38">
          <table:table-cell office:value-type="string" table:style-name="ce466">
            <text:p>Summary motoring</text:p>
          </table:table-cell>
          <table:table-cell office:value-type="string" table:style-name="ce466">
            <text:p>Total sentenced</text:p>
          </table:table-cell>
          <table:table-cell office:value-type="float" office:value="486646" table:style-name="ce468">
            <text:p><text:s/>486,646<text:s/></text:p>
          </table:table-cell>
          <table:table-cell office:value-type="float" office:value="450129" table:style-name="ce468">
            <text:p><text:s/>450,129<text:s/></text:p>
          </table:table-cell>
          <table:table-cell office:value-type="float" office:value="454499" table:style-name="ce468">
            <text:p><text:s/>454,499<text:s/></text:p>
          </table:table-cell>
          <table:table-cell office:value-type="float" office:value="466783" table:style-name="ce468">
            <text:p><text:s/>466,783<text:s/></text:p>
          </table:table-cell>
          <table:table-cell office:value-type="float" office:value="501941" table:style-name="ce468">
            <text:p><text:s/>501,941<text:s/></text:p>
          </table:table-cell>
          <table:table-cell office:value-type="float" office:value="513784" table:style-name="ce468">
            <text:p><text:s/>513,784<text:s/></text:p>
          </table:table-cell>
          <table:table-cell office:value-type="float" office:value="527613" table:style-name="ce468">
            <text:p><text:s/>527,613<text:s/></text:p>
          </table:table-cell>
          <table:table-cell office:value-type="float" office:value="525352" table:style-name="ce468">
            <text:p><text:s/>525,352<text:s/></text:p>
          </table:table-cell>
          <table:table-cell office:value-type="float" office:value="531361" table:style-name="ce468">
            <text:p><text:s/>531,361<text:s/></text:p>
          </table:table-cell>
          <table:table-cell office:value-type="float" office:value="443255" table:style-name="ce468">
            <text:p><text:s/>443,255<text:s/></text:p>
          </table:table-cell>
          <table:table-cell office:value-type="float" office:value="510147" table:style-name="ce468">
            <text:p><text:s/>510,147<text:s/></text:p>
          </table:table-cell>
          <table:table-cell table:style-name="ce6"/>
          <table:table-cell table:style-name="ce473"/>
          <table:table-cell table:number-columns-repeated="16369" table:style-name="ce6"/>
        </table:table-row>
        <table:table-row table:style-name="ro38">
          <table:table-cell office:value-type="string" table:style-name="ce34">
            <text:p>Summary motoring</text:p>
          </table:table-cell>
          <table:table-cell office:value-type="string" table:style-name="ce34">
            <text:p>Immediate custody</text:p>
          </table:table-cell>
          <table:table-cell office:value-type="float" office:value="3499" table:style-name="ce468">
            <text:p><text:s/>3,499<text:s/></text:p>
          </table:table-cell>
          <table:table-cell office:value-type="float" office:value="3164" table:style-name="ce468">
            <text:p><text:s/>3,164<text:s/></text:p>
          </table:table-cell>
          <table:table-cell office:value-type="float" office:value="2710" table:style-name="ce468">
            <text:p><text:s/>2,710<text:s/></text:p>
          </table:table-cell>
          <table:table-cell office:value-type="float" office:value="2617" table:style-name="ce468">
            <text:p><text:s/>2,617<text:s/></text:p>
          </table:table-cell>
          <table:table-cell office:value-type="float" office:value="2650" table:style-name="ce468">
            <text:p><text:s/>2,650<text:s/></text:p>
          </table:table-cell>
          <table:table-cell office:value-type="float" office:value="3091" table:style-name="ce468">
            <text:p><text:s/>3,091<text:s/></text:p>
          </table:table-cell>
          <table:table-cell office:value-type="float" office:value="3180" table:style-name="ce468">
            <text:p><text:s/>3,180<text:s/></text:p>
          </table:table-cell>
          <table:table-cell office:value-type="float" office:value="3051" table:style-name="ce468">
            <text:p><text:s/>3,051<text:s/></text:p>
          </table:table-cell>
          <table:table-cell office:value-type="float" office:value="3047" table:style-name="ce468">
            <text:p><text:s/>3,047<text:s/></text:p>
          </table:table-cell>
          <table:table-cell office:value-type="float" office:value="2522" table:style-name="ce468">
            <text:p><text:s/>2,522<text:s/></text:p>
          </table:table-cell>
          <table:table-cell office:value-type="float" office:value="2692" table:style-name="ce468">
            <text:p><text:s/>2,692<text:s/></text:p>
          </table:table-cell>
          <table:table-cell table:number-columns-repeated="16371" table:style-name="ce7"/>
        </table:table-row>
        <table:table-row table:style-name="ro38">
          <table:table-cell office:value-type="string" table:style-name="ce34">
            <text:p>Summary motoring</text:p>
          </table:table-cell>
          <table:table-cell office:value-type="string" table:style-name="ce34">
            <text:p>Suspended sentence</text:p>
          </table:table-cell>
          <table:table-cell office:value-type="float" office:value="4234" table:style-name="ce468">
            <text:p><text:s/>4,234<text:s/></text:p>
          </table:table-cell>
          <table:table-cell office:value-type="float" office:value="3863" table:style-name="ce468">
            <text:p><text:s/>3,863<text:s/></text:p>
          </table:table-cell>
          <table:table-cell office:value-type="float" office:value="3637" table:style-name="ce468">
            <text:p><text:s/>3,637<text:s/></text:p>
          </table:table-cell>
          <table:table-cell office:value-type="float" office:value="3711" table:style-name="ce468">
            <text:p><text:s/>3,711<text:s/></text:p>
          </table:table-cell>
          <table:table-cell office:value-type="float" office:value="3821" table:style-name="ce468">
            <text:p><text:s/>3,821<text:s/></text:p>
          </table:table-cell>
          <table:table-cell office:value-type="float" office:value="4641" table:style-name="ce468">
            <text:p><text:s/>4,641<text:s/></text:p>
          </table:table-cell>
          <table:table-cell office:value-type="float" office:value="4900" table:style-name="ce468">
            <text:p><text:s/>4,900<text:s/></text:p>
          </table:table-cell>
          <table:table-cell office:value-type="float" office:value="4377" table:style-name="ce468">
            <text:p><text:s/>4,377<text:s/></text:p>
          </table:table-cell>
          <table:table-cell office:value-type="float" office:value="3759" table:style-name="ce468">
            <text:p><text:s/>3,759<text:s/></text:p>
          </table:table-cell>
          <table:table-cell office:value-type="float" office:value="3335" table:style-name="ce468">
            <text:p><text:s/>3,335<text:s/></text:p>
          </table:table-cell>
          <table:table-cell office:value-type="float" office:value="4773" table:style-name="ce468">
            <text:p><text:s/>4,773<text:s/></text:p>
          </table:table-cell>
          <table:table-cell table:number-columns-repeated="16371" table:style-name="ce7"/>
        </table:table-row>
        <table:table-row table:style-name="ro38">
          <table:table-cell office:value-type="string" table:style-name="ce34">
            <text:p>Summary motoring</text:p>
          </table:table-cell>
          <table:table-cell office:value-type="string" table:style-name="ce34">
            <text:p>Community sentence</text:p>
          </table:table-cell>
          <table:table-cell office:value-type="float" office:value="14812" table:style-name="ce468">
            <text:p><text:s/>14,812<text:s/></text:p>
          </table:table-cell>
          <table:table-cell office:value-type="float" office:value="13335" table:style-name="ce468">
            <text:p><text:s/>13,335<text:s/></text:p>
          </table:table-cell>
          <table:table-cell office:value-type="float" office:value="11121" table:style-name="ce468">
            <text:p><text:s/>11,121<text:s/></text:p>
          </table:table-cell>
          <table:table-cell office:value-type="float" office:value="10043" table:style-name="ce468">
            <text:p><text:s/>10,043<text:s/></text:p>
          </table:table-cell>
          <table:table-cell office:value-type="float" office:value="9718" table:style-name="ce468">
            <text:p><text:s/>9,718<text:s/></text:p>
          </table:table-cell>
          <table:table-cell office:value-type="float" office:value="10793" table:style-name="ce468">
            <text:p><text:s/>10,793<text:s/></text:p>
          </table:table-cell>
          <table:table-cell office:value-type="float" office:value="11530" table:style-name="ce468">
            <text:p><text:s/>11,530<text:s/></text:p>
          </table:table-cell>
          <table:table-cell office:value-type="float" office:value="13018" table:style-name="ce468">
            <text:p><text:s/>13,018<text:s/></text:p>
          </table:table-cell>
          <table:table-cell office:value-type="float" office:value="14946" table:style-name="ce468">
            <text:p><text:s/>14,946<text:s/></text:p>
          </table:table-cell>
          <table:table-cell office:value-type="float" office:value="11181" table:style-name="ce468">
            <text:p><text:s/>11,181<text:s/></text:p>
          </table:table-cell>
          <table:table-cell office:value-type="float" office:value="14991" table:style-name="ce468">
            <text:p><text:s/>14,991<text:s/></text:p>
          </table:table-cell>
          <table:table-cell table:number-columns-repeated="16371" table:style-name="ce7"/>
        </table:table-row>
        <table:table-row table:style-name="ro38">
          <table:table-cell office:value-type="string" table:style-name="ce34">
            <text:p>Summary motoring</text:p>
          </table:table-cell>
          <table:table-cell office:value-type="string" table:style-name="ce34">
            <text:p>Fine [Note 23]</text:p>
          </table:table-cell>
          <table:table-cell office:value-type="float" office:value="455075" table:style-name="ce468">
            <text:p><text:s/>455,075<text:s/></text:p>
          </table:table-cell>
          <table:table-cell office:value-type="float" office:value="421988" table:style-name="ce468">
            <text:p><text:s/>421,988<text:s/></text:p>
          </table:table-cell>
          <table:table-cell office:value-type="float" office:value="429705" table:style-name="ce468">
            <text:p><text:s/>429,705<text:s/></text:p>
          </table:table-cell>
          <table:table-cell office:value-type="float" office:value="444530" table:style-name="ce468">
            <text:p><text:s/>444,530<text:s/></text:p>
          </table:table-cell>
          <table:table-cell office:value-type="float" office:value="480641" table:style-name="ce468">
            <text:p><text:s/>480,641<text:s/></text:p>
          </table:table-cell>
          <table:table-cell office:value-type="float" office:value="490098" table:style-name="ce468">
            <text:p><text:s/>490,098<text:s/></text:p>
          </table:table-cell>
          <table:table-cell office:value-type="float" office:value="502402" table:style-name="ce468">
            <text:p><text:s/>502,402<text:s/></text:p>
          </table:table-cell>
          <table:table-cell office:value-type="float" office:value="499986" table:style-name="ce468">
            <text:p><text:s/>499,986<text:s/></text:p>
          </table:table-cell>
          <table:table-cell office:value-type="float" office:value="504655" table:style-name="ce468">
            <text:p><text:s/>504,655<text:s/></text:p>
          </table:table-cell>
          <table:table-cell office:value-type="float" office:value="422695" table:style-name="ce468">
            <text:p><text:s/>422,695<text:s/></text:p>
          </table:table-cell>
          <table:table-cell office:value-type="float" office:value="481935" table:style-name="ce468">
            <text:p><text:s/>481,935<text:s/></text:p>
          </table:table-cell>
          <table:table-cell table:number-columns-repeated="16371" table:style-name="ce7"/>
        </table:table-row>
        <table:table-row table:style-name="ro38">
          <table:table-cell office:value-type="string" table:style-name="ce34">
            <text:p>Summary motoring</text:p>
          </table:table-cell>
          <table:table-cell office:value-type="string" table:style-name="ce34">
            <text:p>Absolute discharge</text:p>
          </table:table-cell>
          <table:table-cell office:value-type="float" office:value="3734" table:style-name="ce468">
            <text:p><text:s/>3,734<text:s/></text:p>
          </table:table-cell>
          <table:table-cell office:value-type="float" office:value="3341" table:style-name="ce468">
            <text:p><text:s/>3,341<text:s/></text:p>
          </table:table-cell>
          <table:table-cell office:value-type="float" office:value="3255" table:style-name="ce468">
            <text:p><text:s/>3,255<text:s/></text:p>
          </table:table-cell>
          <table:table-cell office:value-type="float" office:value="2598" table:style-name="ce468">
            <text:p><text:s/>2,598<text:s/></text:p>
          </table:table-cell>
          <table:table-cell office:value-type="float" office:value="2189" table:style-name="ce468">
            <text:p><text:s/>2,189<text:s/></text:p>
          </table:table-cell>
          <table:table-cell office:value-type="float" office:value="1854" table:style-name="ce468">
            <text:p><text:s/>1,854<text:s/></text:p>
          </table:table-cell>
          <table:table-cell office:value-type="float" office:value="1690" table:style-name="ce468">
            <text:p><text:s/>1,690<text:s/></text:p>
          </table:table-cell>
          <table:table-cell office:value-type="float" office:value="1479" table:style-name="ce468">
            <text:p><text:s/>1,479<text:s/></text:p>
          </table:table-cell>
          <table:table-cell office:value-type="float" office:value="1471" table:style-name="ce468">
            <text:p><text:s/>1,471<text:s/></text:p>
          </table:table-cell>
          <table:table-cell office:value-type="float" office:value="877" table:style-name="ce468">
            <text:p><text:s/>877<text:s/></text:p>
          </table:table-cell>
          <table:table-cell office:value-type="float" office:value="1269" table:style-name="ce468">
            <text:p><text:s/>1,269<text:s/></text:p>
          </table:table-cell>
          <table:table-cell table:number-columns-repeated="16371" table:style-name="ce7"/>
        </table:table-row>
        <table:table-row table:style-name="ro38">
          <table:table-cell office:value-type="string" table:style-name="ce34">
            <text:p>Summary motoring</text:p>
          </table:table-cell>
          <table:table-cell office:value-type="string" table:style-name="ce34">
            <text:p>Conditional discharge</text:p>
          </table:table-cell>
          <table:table-cell office:value-type="float" office:value="2802" table:style-name="ce468">
            <text:p><text:s/>2,802<text:s/></text:p>
          </table:table-cell>
          <table:table-cell office:value-type="float" office:value="2444" table:style-name="ce468">
            <text:p><text:s/>2,444<text:s/></text:p>
          </table:table-cell>
          <table:table-cell office:value-type="float" office:value="2119" table:style-name="ce468">
            <text:p><text:s/>2,119<text:s/></text:p>
          </table:table-cell>
          <table:table-cell office:value-type="float" office:value="1496" table:style-name="ce468">
            <text:p><text:s/>1,496<text:s/></text:p>
          </table:table-cell>
          <table:table-cell office:value-type="float" office:value="1366" table:style-name="ce468">
            <text:p><text:s/>1,366<text:s/></text:p>
          </table:table-cell>
          <table:table-cell office:value-type="float" office:value="1419" table:style-name="ce468">
            <text:p><text:s/>1,419<text:s/></text:p>
          </table:table-cell>
          <table:table-cell office:value-type="float" office:value="1373" table:style-name="ce468">
            <text:p><text:s/>1,373<text:s/></text:p>
          </table:table-cell>
          <table:table-cell office:value-type="float" office:value="1285" table:style-name="ce468">
            <text:p><text:s/>1,285<text:s/></text:p>
          </table:table-cell>
          <table:table-cell office:value-type="float" office:value="1271" table:style-name="ce468">
            <text:p><text:s/>1,271<text:s/></text:p>
          </table:table-cell>
          <table:table-cell office:value-type="float" office:value="1056" table:style-name="ce468">
            <text:p><text:s/>1,056<text:s/></text:p>
          </table:table-cell>
          <table:table-cell office:value-type="float" office:value="1616" table:style-name="ce468">
            <text:p><text:s/>1,616<text:s/></text:p>
          </table:table-cell>
          <table:table-cell table:number-columns-repeated="16371" table:style-name="ce7"/>
        </table:table-row>
        <table:table-row table:style-name="ro38">
          <table:table-cell office:value-type="string" table:style-name="ce34">
            <text:p>Summary motoring</text:p>
          </table:table-cell>
          <table:table-cell office:value-type="string" table:style-name="ce34">
            <text:p>Compensation</text:p>
          </table:table-cell>
          <table:table-cell office:value-type="float" office:value="159" table:style-name="ce468">
            <text:p><text:s/>159<text:s/></text:p>
          </table:table-cell>
          <table:table-cell office:value-type="float" office:value="170" table:style-name="ce468">
            <text:p><text:s/>170<text:s/></text:p>
          </table:table-cell>
          <table:table-cell office:value-type="float" office:value="132" table:style-name="ce468">
            <text:p><text:s/>132<text:s/></text:p>
          </table:table-cell>
          <table:table-cell office:value-type="float" office:value="103" table:style-name="ce468">
            <text:p><text:s/>103<text:s/></text:p>
          </table:table-cell>
          <table:table-cell office:value-type="float" office:value="98" table:style-name="ce468">
            <text:p><text:s/>98<text:s/></text:p>
          </table:table-cell>
          <table:table-cell office:value-type="float" office:value="117" table:style-name="ce468">
            <text:p><text:s/>117<text:s/></text:p>
          </table:table-cell>
          <table:table-cell office:value-type="float" office:value="157" table:style-name="ce468">
            <text:p><text:s/>157<text:s/></text:p>
          </table:table-cell>
          <table:table-cell office:value-type="float" office:value="94" table:style-name="ce468">
            <text:p><text:s/>94<text:s/></text:p>
          </table:table-cell>
          <table:table-cell office:value-type="float" office:value="67" table:style-name="ce468">
            <text:p><text:s/>67<text:s/></text:p>
          </table:table-cell>
          <table:table-cell office:value-type="float" office:value="21" table:style-name="ce468">
            <text:p><text:s/>21<text:s/></text:p>
          </table:table-cell>
          <table:table-cell office:value-type="float" office:value="36" table:style-name="ce468">
            <text:p><text:s/>36<text:s/></text:p>
          </table:table-cell>
          <table:table-cell table:number-columns-repeated="16371" table:style-name="ce7"/>
        </table:table-row>
        <table:table-row table:style-name="ro38">
          <table:table-cell office:value-type="string" table:style-name="ce34">
            <text:p>Summary motoring</text:p>
          </table:table-cell>
          <table:table-cell office:value-type="string" table:style-name="ce34">
            <text:p>Otherwise dealt with [Note 8]</text:p>
          </table:table-cell>
          <table:table-cell office:value-type="float" office:value="2331" table:style-name="ce468">
            <text:p><text:s/>2,331<text:s/></text:p>
          </table:table-cell>
          <table:table-cell office:value-type="float" office:value="1824" table:style-name="ce468">
            <text:p><text:s/>1,824<text:s/></text:p>
          </table:table-cell>
          <table:table-cell office:value-type="float" office:value="1820" table:style-name="ce468">
            <text:p><text:s/>1,820<text:s/></text:p>
          </table:table-cell>
          <table:table-cell office:value-type="float" office:value="1685" table:style-name="ce468">
            <text:p><text:s/>1,685<text:s/></text:p>
          </table:table-cell>
          <table:table-cell office:value-type="float" office:value="1458" table:style-name="ce468">
            <text:p><text:s/>1,458<text:s/></text:p>
          </table:table-cell>
          <table:table-cell office:value-type="float" office:value="1771" table:style-name="ce468">
            <text:p><text:s/>1,771<text:s/></text:p>
          </table:table-cell>
          <table:table-cell office:value-type="float" office:value="2381" table:style-name="ce468">
            <text:p><text:s/>2,381<text:s/></text:p>
          </table:table-cell>
          <table:table-cell office:value-type="float" office:value="2062" table:style-name="ce468">
            <text:p><text:s/>2,062<text:s/></text:p>
          </table:table-cell>
          <table:table-cell office:value-type="float" office:value="2145" table:style-name="ce468">
            <text:p><text:s/>2,145<text:s/></text:p>
          </table:table-cell>
          <table:table-cell office:value-type="float" office:value="1568" table:style-name="ce468">
            <text:p><text:s/>1,568<text:s/></text:p>
          </table:table-cell>
          <table:table-cell office:value-type="float" office:value="2835" table:style-name="ce468">
            <text:p><text:s/>2,835<text:s/></text:p>
          </table:table-cell>
          <table:table-cell table:number-columns-repeated="16371" table:style-name="ce7"/>
        </table:table-row>
        <table:table-row table:style-name="ro38">
          <table:table-cell office:value-type="string" table:style-name="ce469">
            <text:p>Summary motoring</text:p>
          </table:table-cell>
          <table:table-cell office:value-type="string" table:style-name="ce469">
            <text:p>Average custodial sentence (months) [Note 9]</text:p>
          </table:table-cell>
          <table:table-cell office:value-type="float" office:value="3.1070000000000002" table:style-name="ce470">
            <text:p><text:s/>3.1<text:s/></text:p>
          </table:table-cell>
          <table:table-cell office:value-type="float" office:value="3.1038999999999999" table:style-name="ce470">
            <text:p><text:s/>3.1<text:s/></text:p>
          </table:table-cell>
          <table:table-cell office:value-type="float" office:value="3.1" table:style-name="ce470">
            <text:p><text:s/>3.1<text:s/></text:p>
          </table:table-cell>
          <table:table-cell office:value-type="float" office:value="3.0567000000000002" table:style-name="ce470">
            <text:p><text:s/>3.1<text:s/></text:p>
          </table:table-cell>
          <table:table-cell office:value-type="float" office:value="3.0196000000000001" table:style-name="ce470">
            <text:p><text:s/>3.0<text:s/></text:p>
          </table:table-cell>
          <table:table-cell office:value-type="float" office:value="2.9136000000000002" table:style-name="ce470">
            <text:p><text:s/>2.9<text:s/></text:p>
          </table:table-cell>
          <table:table-cell office:value-type="float" office:value="2.9481000000000002" table:style-name="ce470">
            <text:p><text:s/>2.9<text:s/></text:p>
          </table:table-cell>
          <table:table-cell office:value-type="float" office:value="2.8473000000000002" table:style-name="ce470">
            <text:p><text:s/>2.8<text:s/></text:p>
          </table:table-cell>
          <table:table-cell office:value-type="float" office:value="2.8788" table:style-name="ce470">
            <text:p><text:s/>2.9<text:s/></text:p>
          </table:table-cell>
          <table:table-cell office:value-type="float" office:value="2.8126000000000002" table:style-name="ce470">
            <text:p><text:s/>2.8<text:s/></text:p>
          </table:table-cell>
          <table:table-cell office:value-type="float" office:value="2.8245" table:style-name="ce470">
            <text:p><text:s/>2.8<text:s/></text:p>
          </table:table-cell>
          <table:table-cell table:number-columns-repeated="16371" table:style-name="ce471"/>
        </table:table-row>
        <table:table-row table:style-name="ro38">
          <table:table-cell office:value-type="string" table:style-name="ce466">
            <text:p>Offence not known [Note 6]</text:p>
          </table:table-cell>
          <table:table-cell office:value-type="string" table:style-name="ce466">
            <text:p>Total sentenced</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float" office:value="124" table:style-name="ce468">
            <text:p><text:s/>124<text:s/></text:p>
          </table:table-cell>
          <table:table-cell office:value-type="float" office:value="554" table:style-name="ce468">
            <text:p><text:s/>554<text:s/></text:p>
          </table:table-cell>
          <table:table-cell office:value-type="float" office:value="605" table:style-name="ce468">
            <text:p><text:s/>605<text:s/></text:p>
          </table:table-cell>
          <table:table-cell office:value-type="float" office:value="197" table:style-name="ce468">
            <text:p><text:s/>197<text:s/></text:p>
          </table:table-cell>
          <table:table-cell table:style-name="ce6"/>
          <table:table-cell table:style-name="ce473"/>
          <table:table-cell table:number-columns-repeated="16369" table:style-name="ce6"/>
        </table:table-row>
        <table:table-row table:style-name="ro38">
          <table:table-cell office:value-type="string" table:style-name="ce34">
            <text:p>Offence not known [Note 6]</text:p>
          </table:table-cell>
          <table:table-cell office:value-type="string" table:style-name="ce34">
            <text:p>Immediate custody</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float" office:value="87" table:style-name="ce468">
            <text:p><text:s/>87<text:s/></text:p>
          </table:table-cell>
          <table:table-cell office:value-type="float" office:value="307" table:style-name="ce468">
            <text:p><text:s/>307<text:s/></text:p>
          </table:table-cell>
          <table:table-cell office:value-type="float" office:value="400" table:style-name="ce468">
            <text:p><text:s/>400<text:s/></text:p>
          </table:table-cell>
          <table:table-cell office:value-type="float" office:value="128" table:style-name="ce468">
            <text:p><text:s/>128<text:s/></text:p>
          </table:table-cell>
          <table:table-cell table:number-columns-repeated="16371" table:style-name="ce7"/>
        </table:table-row>
        <table:table-row table:style-name="ro38">
          <table:table-cell office:value-type="string" table:style-name="ce34">
            <text:p>Offence not known [Note 6]</text:p>
          </table:table-cell>
          <table:table-cell office:value-type="string" table:style-name="ce34">
            <text:p>Suspended sentence</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float" office:value="19" table:style-name="ce468">
            <text:p><text:s/>19<text:s/></text:p>
          </table:table-cell>
          <table:table-cell office:value-type="float" office:value="110" table:style-name="ce468">
            <text:p><text:s/>110<text:s/></text:p>
          </table:table-cell>
          <table:table-cell office:value-type="float" office:value="131" table:style-name="ce468">
            <text:p><text:s/>131<text:s/></text:p>
          </table:table-cell>
          <table:table-cell office:value-type="float" office:value="38" table:style-name="ce468">
            <text:p><text:s/>38<text:s/></text:p>
          </table:table-cell>
          <table:table-cell table:number-columns-repeated="16371" table:style-name="ce7"/>
        </table:table-row>
        <table:table-row table:style-name="ro38">
          <table:table-cell office:value-type="string" table:style-name="ce34">
            <text:p>Offence not known [Note 6]</text:p>
          </table:table-cell>
          <table:table-cell office:value-type="string" table:style-name="ce34">
            <text:p>Community sentence</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float" office:value="7" table:style-name="ce468">
            <text:p><text:s/>7<text:s/></text:p>
          </table:table-cell>
          <table:table-cell office:value-type="float" office:value="67" table:style-name="ce468">
            <text:p><text:s/>67<text:s/></text:p>
          </table:table-cell>
          <table:table-cell office:value-type="float" office:value="31" table:style-name="ce468">
            <text:p><text:s/>31<text:s/></text:p>
          </table:table-cell>
          <table:table-cell office:value-type="float" office:value="9" table:style-name="ce468">
            <text:p><text:s/>9<text:s/></text:p>
          </table:table-cell>
          <table:table-cell table:number-columns-repeated="16371" table:style-name="ce7"/>
        </table:table-row>
        <table:table-row table:style-name="ro38">
          <table:table-cell office:value-type="string" table:style-name="ce34">
            <text:p>Offence not known [Note 6]</text:p>
          </table:table-cell>
          <table:table-cell office:value-type="string" table:style-name="ce34">
            <text:p>Fine [Note 23]</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float" office:value="2" table:style-name="ce468">
            <text:p><text:s/>2<text:s/></text:p>
          </table:table-cell>
          <table:table-cell office:value-type="float" office:value="24" table:style-name="ce468">
            <text:p><text:s/>24<text:s/></text:p>
          </table:table-cell>
          <table:table-cell office:value-type="float" office:value="22" table:style-name="ce468">
            <text:p><text:s/>22<text:s/></text:p>
          </table:table-cell>
          <table:table-cell office:value-type="float" office:value="15" table:style-name="ce468">
            <text:p><text:s/>15<text:s/></text:p>
          </table:table-cell>
          <table:table-cell table:number-columns-repeated="16371" table:style-name="ce7"/>
        </table:table-row>
        <table:table-row table:style-name="ro38">
          <table:table-cell office:value-type="string" table:style-name="ce34">
            <text:p>Offence not known [Note 6]</text:p>
          </table:table-cell>
          <table:table-cell office:value-type="string" table:style-name="ce34">
            <text:p>Absolute discharge</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float" office:value="1" table:style-name="ce468">
            <text:p><text:s/>1<text:s/></text:p>
          </table:table-cell>
          <table:table-cell office:value-type="string" table:style-name="ce275">
            <text:p>-</text:p>
          </table:table-cell>
          <table:table-cell office:value-type="string" table:style-name="ce275">
            <text:p>-</text:p>
          </table:table-cell>
          <table:table-cell table:number-columns-repeated="16371" table:style-name="ce7"/>
        </table:table-row>
        <table:table-row table:style-name="ro38">
          <table:table-cell office:value-type="string" table:style-name="ce34">
            <text:p>Offence not known [Note 6]</text:p>
          </table:table-cell>
          <table:table-cell office:value-type="string" table:style-name="ce34">
            <text:p>Conditional discharge</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float" office:value="5" table:style-name="ce468">
            <text:p><text:s/>5<text:s/></text:p>
          </table:table-cell>
          <table:table-cell office:value-type="float" office:value="6" table:style-name="ce468">
            <text:p><text:s/>6<text:s/></text:p>
          </table:table-cell>
          <table:table-cell office:value-type="float" office:value="1" table:style-name="ce468">
            <text:p><text:s/>1<text:s/></text:p>
          </table:table-cell>
          <table:table-cell table:number-columns-repeated="16371" table:style-name="ce7"/>
        </table:table-row>
        <table:table-row table:style-name="ro38">
          <table:table-cell office:value-type="string" table:style-name="ce34">
            <text:p>Offence not known [Note 6]</text:p>
          </table:table-cell>
          <table:table-cell office:value-type="string" table:style-name="ce34">
            <text:p>Compensation</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float" office:value="1" table:style-name="ce468">
            <text:p><text:s/>1<text:s/></text:p>
          </table:table-cell>
          <table:table-cell office:value-type="string" table:style-name="ce275">
            <text:p>-</text:p>
          </table:table-cell>
          <table:table-cell office:value-type="string" table:style-name="ce275">
            <text:p>-</text:p>
          </table:table-cell>
          <table:table-cell table:number-columns-repeated="16371" table:style-name="ce7"/>
        </table:table-row>
        <table:table-row table:style-name="ro38">
          <table:table-cell office:value-type="string" table:style-name="ce34">
            <text:p>Offence not known [Note 6]</text:p>
          </table:table-cell>
          <table:table-cell office:value-type="string" table:style-name="ce34">
            <text:p>Otherwise dealt with [Note 8]</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string" table:style-name="ce275">
            <text:p>-</text:p>
          </table:table-cell>
          <table:table-cell office:value-type="float" office:value="9" table:style-name="ce468">
            <text:p><text:s/>9<text:s/></text:p>
          </table:table-cell>
          <table:table-cell office:value-type="float" office:value="39" table:style-name="ce468">
            <text:p><text:s/>39<text:s/></text:p>
          </table:table-cell>
          <table:table-cell office:value-type="float" office:value="15" table:style-name="ce468">
            <text:p><text:s/>15<text:s/></text:p>
          </table:table-cell>
          <table:table-cell office:value-type="float" office:value="6" table:style-name="ce468">
            <text:p><text:s/>6<text:s/></text:p>
          </table:table-cell>
          <table:table-cell table:number-columns-repeated="16371" table:style-name="ce7"/>
        </table:table-row>
        <table:table-row table:style-name="ro38">
          <table:table-cell office:value-type="string" table:style-name="ce469">
            <text:p>Offence not known [Note 6]</text:p>
          </table:table-cell>
          <table:table-cell office:value-type="string" table:style-name="ce469">
            <text:p>Average custodial sentence (months) [Note 9]</text:p>
          </table:table-cell>
          <table:table-cell office:value-type="string" table:style-name="ce474">
            <text:p>-</text:p>
          </table:table-cell>
          <table:table-cell office:value-type="string" table:style-name="ce474">
            <text:p>-</text:p>
          </table:table-cell>
          <table:table-cell office:value-type="string" table:style-name="ce474">
            <text:p>-</text:p>
          </table:table-cell>
          <table:table-cell office:value-type="string" table:style-name="ce474">
            <text:p>-</text:p>
          </table:table-cell>
          <table:table-cell office:value-type="string" table:style-name="ce474">
            <text:p>-</text:p>
          </table:table-cell>
          <table:table-cell office:value-type="string" table:style-name="ce474">
            <text:p>-</text:p>
          </table:table-cell>
          <table:table-cell office:value-type="string" table:style-name="ce474">
            <text:p>-</text:p>
          </table:table-cell>
          <table:table-cell office:value-type="float" office:value="81.481999999999999" table:style-name="ce470">
            <text:p><text:s/>81.5<text:s/></text:p>
          </table:table-cell>
          <table:table-cell office:value-type="float" office:value="36.930399999999999" table:style-name="ce470">
            <text:p><text:s/>36.9<text:s/></text:p>
          </table:table-cell>
          <table:table-cell office:value-type="float" office:value="49.978700000000003" table:style-name="ce470">
            <text:p><text:s/>50.0<text:s/></text:p>
          </table:table-cell>
          <table:table-cell office:value-type="float" office:value="35.496400000000001" table:style-name="ce470">
            <text:p><text:s/>35.5<text:s/></text:p>
          </table:table-cell>
          <table:table-cell table:number-columns-repeated="16371" table:style-name="ce471"/>
        </table:table-row>
        <table:table-row table:style-name="ro38">
          <table:table-cell table:style-name="ce34"/>
          <table:table-cell table:style-name="ce466"/>
          <table:table-cell table:number-columns-repeated="12" table:style-name="ce34"/>
          <table:table-cell table:number-columns-repeated="16370"/>
        </table:table-row>
        <table:table-row table:style-name="ro38">
          <table:table-cell table:style-name="ce7"/>
          <table:table-cell table:number-columns-repeated="13" table:style-name="ce226"/>
          <table:table-cell table:number-columns-repeated="16370"/>
        </table:table-row>
        <table:table-row table:style-name="ro10">
          <table:table-cell office:value-type="string" table:style-name="ce475">
            <text:p>Table Q5.1b - Number of persons sentenced at all courts, by offence group, 12 months ending September 2011 to 12 months ending September 2021, England and Wales [Notes 4, 7, 10, 65]</text:p>
          </table:table-cell>
          <table:table-cell table:style-name="ce7"/>
          <table:table-cell table:number-columns-repeated="12" table:style-name="ce34"/>
          <table:table-cell table:number-columns-repeated="16370"/>
        </table:table-row>
        <table:table-row table:style-name="ro38">
          <table:table-cell office:value-type="string" table:style-name="ce32">
            <text:p><text:a xlink:href="#Contents.A1">back to contents</text:a></text:p>
          </table:table-cell>
          <table:table-cell table:style-name="ce7"/>
          <table:table-cell table:number-columns-repeated="12" table:style-name="ce34"/>
          <table:table-cell table:number-columns-repeated="16370"/>
        </table:table-row>
        <table:table-row table:style-name="ro58">
          <table:table-cell office:value-type="string" table:style-name="ce319">
            <text:p>Offence Type</text:p>
          </table:table-cell>
          <table:table-cell office:value-type="string" table:style-name="ce320">
            <text:p>Offence type: Type of sentence</text:p>
          </table:table-cell>
          <table:table-cell office:value-type="string" table:style-name="ce208">
            <text:p>2011</text:p>
          </table:table-cell>
          <table:table-cell office:value-type="string" table:style-name="ce208">
            <text:p>2012</text:p>
          </table:table-cell>
          <table:table-cell office:value-type="string" table:style-name="ce208">
            <text:p>2013</text:p>
          </table:table-cell>
          <table:table-cell office:value-type="string" table:style-name="ce208">
            <text:p>2014</text:p>
          </table:table-cell>
          <table:table-cell office:value-type="string" table:style-name="ce208">
            <text:p>2015</text:p>
          </table:table-cell>
          <table:table-cell office:value-type="string" table:style-name="ce208">
            <text:p>2016</text:p>
          </table:table-cell>
          <table:table-cell office:value-type="string" table:style-name="ce208">
            <text:p>2017</text:p>
          </table:table-cell>
          <table:table-cell office:value-type="string" table:style-name="ce208">
            <text:p>2018</text:p>
          </table:table-cell>
          <table:table-cell office:value-type="string" table:style-name="ce208">
            <text:p>2019</text:p>
          </table:table-cell>
          <table:table-cell office:value-type="string" table:style-name="ce208">
            <text:p>2020</text:p>
          </table:table-cell>
          <table:table-cell office:value-type="string" table:style-name="ce208">
            <text:p>2021</text:p>
          </table:table-cell>
          <table:table-cell table:number-columns-repeated="16371" table:style-name="ce7"/>
        </table:table-row>
        <table:table-row table:style-name="ro38">
          <table:table-cell office:value-type="string" table:style-name="ce466">
            <text:p>All offences</text:p>
          </table:table-cell>
          <table:table-cell office:value-type="string" table:style-name="ce466">
            <text:p>Total sentenced</text:p>
          </table:table-cell>
          <table:table-cell office:value-type="float" office:value="1319638" table:style-name="ce476">
            <text:p>1,319,638</text:p>
          </table:table-cell>
          <table:table-cell office:value-type="float" office:value="1236825" table:style-name="ce476">
            <text:p>1,236,825</text:p>
          </table:table-cell>
          <table:table-cell office:value-type="float" office:value="1183286" table:style-name="ce476">
            <text:p>1,183,286</text:p>
          </table:table-cell>
          <table:table-cell office:value-type="float" office:value="1195009" table:style-name="ce476">
            <text:p>1,195,009</text:p>
          </table:table-cell>
          <table:table-cell office:value-type="float" office:value="1238725" table:style-name="ce476">
            <text:p>1,238,725</text:p>
          </table:table-cell>
          <table:table-cell office:value-type="float" office:value="1242335" table:style-name="ce476">
            <text:p>1,242,335</text:p>
          </table:table-cell>
          <table:table-cell office:value-type="float" office:value="1219195" table:style-name="ce476">
            <text:p>1,219,195</text:p>
          </table:table-cell>
          <table:table-cell office:value-type="float" office:value="1186895" table:style-name="ce476">
            <text:p>1,186,895</text:p>
          </table:table-cell>
          <table:table-cell office:value-type="float" office:value="1179355" table:style-name="ce476">
            <text:p>1,179,355</text:p>
          </table:table-cell>
          <table:table-cell office:value-type="float" office:value="874155" table:style-name="ce476">
            <text:p>874,155</text:p>
          </table:table-cell>
          <table:table-cell office:value-type="float" office:value="943571" table:style-name="ce476">
            <text:p>943,571</text:p>
          </table:table-cell>
          <table:table-cell table:number-columns-repeated="16371" table:style-name="ce6"/>
        </table:table-row>
        <table:table-row table:style-name="ro38">
          <table:table-cell office:value-type="string" table:style-name="ce34">
            <text:p>All offences</text:p>
          </table:table-cell>
          <table:table-cell office:value-type="string" table:style-name="ce34">
            <text:p>Immediate custody</text:p>
          </table:table-cell>
          <table:table-cell office:value-type="float" office:value="104679" table:style-name="ce477">
            <text:p>104,679</text:p>
          </table:table-cell>
          <table:table-cell office:value-type="float" office:value="101213" table:style-name="ce477">
            <text:p>101,213</text:p>
          </table:table-cell>
          <table:table-cell office:value-type="float" office:value="93244" table:style-name="ce477">
            <text:p>93,244</text:p>
          </table:table-cell>
          <table:table-cell office:value-type="float" office:value="92327" table:style-name="ce477">
            <text:p>92,327</text:p>
          </table:table-cell>
          <table:table-cell office:value-type="float" office:value="90033" table:style-name="ce477">
            <text:p>90,033</text:p>
          </table:table-cell>
          <table:table-cell office:value-type="float" office:value="90968" table:style-name="ce477">
            <text:p>90,968</text:p>
          </table:table-cell>
          <table:table-cell office:value-type="float" office:value="87399" table:style-name="ce477">
            <text:p>87,399</text:p>
          </table:table-cell>
          <table:table-cell office:value-type="float" office:value="80216" table:style-name="ce477">
            <text:p>80,216</text:p>
          </table:table-cell>
          <table:table-cell office:value-type="float" office:value="75929" table:style-name="ce477">
            <text:p>75,929</text:p>
          </table:table-cell>
          <table:table-cell office:value-type="float" office:value="64858" table:style-name="ce477">
            <text:p>64,858</text:p>
          </table:table-cell>
          <table:table-cell office:value-type="float" office:value="64614" table:style-name="ce477">
            <text:p>64,614</text:p>
          </table:table-cell>
          <table:table-cell table:number-columns-repeated="16371" table:style-name="ce7"/>
        </table:table-row>
        <table:table-row table:style-name="ro38">
          <table:table-cell office:value-type="string" table:style-name="ce34">
            <text:p>All offences</text:p>
          </table:table-cell>
          <table:table-cell office:value-type="string" table:style-name="ce34">
            <text:p>Suspended sentence</text:p>
          </table:table-cell>
          <table:table-cell office:value-type="float" office:value="48843" table:style-name="ce477">
            <text:p>48,843</text:p>
          </table:table-cell>
          <table:table-cell office:value-type="float" office:value="45471" table:style-name="ce477">
            <text:p>45,471</text:p>
          </table:table-cell>
          <table:table-cell office:value-type="float" office:value="46696" table:style-name="ce477">
            <text:p>46,696</text:p>
          </table:table-cell>
          <table:table-cell office:value-type="float" office:value="52442" table:style-name="ce477">
            <text:p>52,442</text:p>
          </table:table-cell>
          <table:table-cell office:value-type="float" office:value="55938" table:style-name="ce477">
            <text:p>55,938</text:p>
          </table:table-cell>
          <table:table-cell office:value-type="float" office:value="56908" table:style-name="ce477">
            <text:p>56,908</text:p>
          </table:table-cell>
          <table:table-cell office:value-type="float" office:value="55206" table:style-name="ce477">
            <text:p>55,206</text:p>
          </table:table-cell>
          <table:table-cell office:value-type="float" office:value="45223" table:style-name="ce477">
            <text:p>45,223</text:p>
          </table:table-cell>
          <table:table-cell office:value-type="float" office:value="39348" table:style-name="ce477">
            <text:p>39,348</text:p>
          </table:table-cell>
          <table:table-cell office:value-type="float" office:value="35243" table:style-name="ce477">
            <text:p>35,243</text:p>
          </table:table-cell>
          <table:table-cell office:value-type="float" office:value="44630" table:style-name="ce477">
            <text:p>44,630</text:p>
          </table:table-cell>
          <table:table-cell table:number-columns-repeated="16371" table:style-name="ce7"/>
        </table:table-row>
        <table:table-row table:style-name="ro38">
          <table:table-cell office:value-type="string" table:style-name="ce34">
            <text:p>All offences</text:p>
          </table:table-cell>
          <table:table-cell office:value-type="string" table:style-name="ce34">
            <text:p>Community sentence</text:p>
          </table:table-cell>
          <table:table-cell office:value-type="float" office:value="181821" table:style-name="ce477">
            <text:p>181,821</text:p>
          </table:table-cell>
          <table:table-cell office:value-type="float" office:value="158586" table:style-name="ce477">
            <text:p>158,586</text:p>
          </table:table-cell>
          <table:table-cell office:value-type="float" office:value="131020" table:style-name="ce477">
            <text:p>131,020</text:p>
          </table:table-cell>
          <table:table-cell office:value-type="float" office:value="116435" table:style-name="ce477">
            <text:p>116,435</text:p>
          </table:table-cell>
          <table:table-cell office:value-type="float" office:value="113264" table:style-name="ce477">
            <text:p>113,264</text:p>
          </table:table-cell>
          <table:table-cell office:value-type="float" office:value="106229" table:style-name="ce477">
            <text:p>106,229</text:p>
          </table:table-cell>
          <table:table-cell office:value-type="float" office:value="98042" table:style-name="ce477">
            <text:p>98,042</text:p>
          </table:table-cell>
          <table:table-cell office:value-type="float" office:value="90628" table:style-name="ce477">
            <text:p>90,628</text:p>
          </table:table-cell>
          <table:table-cell office:value-type="float" office:value="89852" table:style-name="ce477">
            <text:p>89,852</text:p>
          </table:table-cell>
          <table:table-cell office:value-type="float" office:value="62384" table:style-name="ce477">
            <text:p>62,384</text:p>
          </table:table-cell>
          <table:table-cell office:value-type="float" office:value="72732" table:style-name="ce477">
            <text:p>72,732</text:p>
          </table:table-cell>
          <table:table-cell table:number-columns-repeated="16371" table:style-name="ce7"/>
        </table:table-row>
        <table:table-row table:style-name="ro38">
          <table:table-cell office:value-type="string" table:style-name="ce34">
            <text:p>All offences</text:p>
          </table:table-cell>
          <table:table-cell office:value-type="string" table:style-name="ce34">
            <text:p>Fine [Note 23]</text:p>
          </table:table-cell>
          <table:table-cell office:value-type="float" office:value="857865" table:style-name="ce477">
            <text:p>857,865</text:p>
          </table:table-cell>
          <table:table-cell office:value-type="float" office:value="815994" table:style-name="ce477">
            <text:p>815,994</text:p>
          </table:table-cell>
          <table:table-cell office:value-type="float" office:value="804078" table:style-name="ce477">
            <text:p>804,078</text:p>
          </table:table-cell>
          <table:table-cell office:value-type="float" office:value="826141" table:style-name="ce477">
            <text:p>826,141</text:p>
          </table:table-cell>
          <table:table-cell office:value-type="float" office:value="883810" table:style-name="ce477">
            <text:p>883,810</text:p>
          </table:table-cell>
          <table:table-cell office:value-type="float" office:value="905708" table:style-name="ce477">
            <text:p>905,708</text:p>
          </table:table-cell>
          <table:table-cell office:value-type="float" office:value="907128" table:style-name="ce477">
            <text:p>907,128</text:p>
          </table:table-cell>
          <table:table-cell office:value-type="float" office:value="906430" table:style-name="ce477">
            <text:p>906,430</text:p>
          </table:table-cell>
          <table:table-cell office:value-type="float" office:value="915222" table:style-name="ce477">
            <text:p>915,222</text:p>
          </table:table-cell>
          <table:table-cell office:value-type="float" office:value="670497" table:style-name="ce477">
            <text:p>670,497</text:p>
          </table:table-cell>
          <table:table-cell office:value-type="float" office:value="715634" table:style-name="ce477">
            <text:p>715,634</text:p>
          </table:table-cell>
          <table:table-cell table:number-columns-repeated="16371" table:style-name="ce7"/>
        </table:table-row>
        <table:table-row table:style-name="ro38">
          <table:table-cell office:value-type="string" table:style-name="ce34">
            <text:p>All offences</text:p>
          </table:table-cell>
          <table:table-cell office:value-type="string" table:style-name="ce34">
            <text:p>Absolute discharge</text:p>
          </table:table-cell>
          <table:table-cell office:value-type="float" office:value="8204" table:style-name="ce477">
            <text:p>8,204</text:p>
          </table:table-cell>
          <table:table-cell office:value-type="float" office:value="7615" table:style-name="ce477">
            <text:p>7,615</text:p>
          </table:table-cell>
          <table:table-cell office:value-type="float" office:value="7171" table:style-name="ce477">
            <text:p>7,171</text:p>
          </table:table-cell>
          <table:table-cell office:value-type="float" office:value="6120" table:style-name="ce477">
            <text:p>6,120</text:p>
          </table:table-cell>
          <table:table-cell office:value-type="float" office:value="7417" table:style-name="ce477">
            <text:p>7,417</text:p>
          </table:table-cell>
          <table:table-cell office:value-type="float" office:value="6514" table:style-name="ce477">
            <text:p>6,514</text:p>
          </table:table-cell>
          <table:table-cell office:value-type="float" office:value="4202" table:style-name="ce477">
            <text:p>4,202</text:p>
          </table:table-cell>
          <table:table-cell office:value-type="float" office:value="5091" table:style-name="ce477">
            <text:p>5,091</text:p>
          </table:table-cell>
          <table:table-cell office:value-type="float" office:value="4419" table:style-name="ce477">
            <text:p>4,419</text:p>
          </table:table-cell>
          <table:table-cell office:value-type="float" office:value="2314" table:style-name="ce477">
            <text:p>2,314</text:p>
          </table:table-cell>
          <table:table-cell office:value-type="float" office:value="2572" table:style-name="ce477">
            <text:p>2,572</text:p>
          </table:table-cell>
          <table:table-cell table:number-columns-repeated="16371" table:style-name="ce7"/>
        </table:table-row>
        <table:table-row table:style-name="ro38">
          <table:table-cell office:value-type="string" table:style-name="ce34">
            <text:p>All offences</text:p>
          </table:table-cell>
          <table:table-cell office:value-type="string" table:style-name="ce34">
            <text:p>Conditional discharge</text:p>
          </table:table-cell>
          <table:table-cell office:value-type="float" office:value="87649" table:style-name="ce477">
            <text:p>87,649</text:p>
          </table:table-cell>
          <table:table-cell office:value-type="float" office:value="81559" table:style-name="ce477">
            <text:p>81,559</text:p>
          </table:table-cell>
          <table:table-cell office:value-type="float" office:value="76525" table:style-name="ce477">
            <text:p>76,525</text:p>
          </table:table-cell>
          <table:table-cell office:value-type="float" office:value="73755" table:style-name="ce477">
            <text:p>73,755</text:p>
          </table:table-cell>
          <table:table-cell office:value-type="float" office:value="67679" table:style-name="ce477">
            <text:p>67,679</text:p>
          </table:table-cell>
          <table:table-cell office:value-type="float" office:value="58305" table:style-name="ce477">
            <text:p>58,305</text:p>
          </table:table-cell>
          <table:table-cell office:value-type="float" office:value="49323" table:style-name="ce477">
            <text:p>49,323</text:p>
          </table:table-cell>
          <table:table-cell office:value-type="float" office:value="42611" table:style-name="ce477">
            <text:p>42,611</text:p>
          </table:table-cell>
          <table:table-cell office:value-type="float" office:value="37948" table:style-name="ce477">
            <text:p>37,948</text:p>
          </table:table-cell>
          <table:table-cell office:value-type="float" office:value="26321" table:style-name="ce477">
            <text:p>26,321</text:p>
          </table:table-cell>
          <table:table-cell office:value-type="float" office:value="28491" table:style-name="ce477">
            <text:p>28,491</text:p>
          </table:table-cell>
          <table:table-cell table:number-columns-repeated="16371" table:style-name="ce7"/>
        </table:table-row>
        <table:table-row table:style-name="ro38">
          <table:table-cell office:value-type="string" table:style-name="ce34">
            <text:p>All offences</text:p>
          </table:table-cell>
          <table:table-cell office:value-type="string" table:style-name="ce34">
            <text:p>Compensation</text:p>
          </table:table-cell>
          <table:table-cell office:value-type="float" office:value="7083" table:style-name="ce477">
            <text:p>7,083</text:p>
          </table:table-cell>
          <table:table-cell office:value-type="float" office:value="6593" table:style-name="ce477">
            <text:p>6,593</text:p>
          </table:table-cell>
          <table:table-cell office:value-type="float" office:value="9484" table:style-name="ce477">
            <text:p>9,484</text:p>
          </table:table-cell>
          <table:table-cell office:value-type="float" office:value="6598" table:style-name="ce477">
            <text:p>6,598</text:p>
          </table:table-cell>
          <table:table-cell office:value-type="float" office:value="5558" table:style-name="ce477">
            <text:p>5,558</text:p>
          </table:table-cell>
          <table:table-cell office:value-type="float" office:value="4861" table:style-name="ce477">
            <text:p>4,861</text:p>
          </table:table-cell>
          <table:table-cell office:value-type="float" office:value="4904" table:style-name="ce477">
            <text:p>4,904</text:p>
          </table:table-cell>
          <table:table-cell office:value-type="float" office:value="4958" table:style-name="ce477">
            <text:p>4,958</text:p>
          </table:table-cell>
          <table:table-cell office:value-type="float" office:value="4738" table:style-name="ce477">
            <text:p>4,738</text:p>
          </table:table-cell>
          <table:table-cell office:value-type="float" office:value="3466" table:style-name="ce477">
            <text:p>3,466</text:p>
          </table:table-cell>
          <table:table-cell office:value-type="float" office:value="4189" table:style-name="ce477">
            <text:p>4,189</text:p>
          </table:table-cell>
          <table:table-cell table:number-columns-repeated="16371" table:style-name="ce7"/>
        </table:table-row>
        <table:table-row table:style-name="ro38">
          <table:table-cell office:value-type="string" table:style-name="ce34">
            <text:p>All offences</text:p>
          </table:table-cell>
          <table:table-cell office:value-type="string" table:style-name="ce34">
            <text:p>Otherwise dealt with [Note 6]</text:p>
          </table:table-cell>
          <table:table-cell office:value-type="float" office:value="23494" table:style-name="ce477">
            <text:p>23,494</text:p>
          </table:table-cell>
          <table:table-cell office:value-type="float" office:value="19794" table:style-name="ce477">
            <text:p>19,794</text:p>
          </table:table-cell>
          <table:table-cell office:value-type="float" office:value="15068" table:style-name="ce477">
            <text:p>15,068</text:p>
          </table:table-cell>
          <table:table-cell office:value-type="float" office:value="21191" table:style-name="ce477">
            <text:p>21,191</text:p>
          </table:table-cell>
          <table:table-cell office:value-type="float" office:value="15026" table:style-name="ce477">
            <text:p>15,026</text:p>
          </table:table-cell>
          <table:table-cell office:value-type="float" office:value="12842" table:style-name="ce477">
            <text:p>12,842</text:p>
          </table:table-cell>
          <table:table-cell office:value-type="float" office:value="12991" table:style-name="ce477">
            <text:p>12,991</text:p>
          </table:table-cell>
          <table:table-cell office:value-type="float" office:value="11738" table:style-name="ce477">
            <text:p>11,738</text:p>
          </table:table-cell>
          <table:table-cell office:value-type="float" office:value="11899" table:style-name="ce477">
            <text:p>11,899</text:p>
          </table:table-cell>
          <table:table-cell office:value-type="float" office:value="9072" table:style-name="ce477">
            <text:p>9,072</text:p>
          </table:table-cell>
          <table:table-cell office:value-type="float" office:value="10707" table:style-name="ce477">
            <text:p>10,707</text:p>
          </table:table-cell>
          <table:table-cell table:number-columns-repeated="16371" table:style-name="ce7"/>
        </table:table-row>
        <table:table-row table:style-name="ro38">
          <table:table-cell office:value-type="string" table:style-name="ce469">
            <text:p>All offences</text:p>
          </table:table-cell>
          <table:table-cell office:value-type="string" table:style-name="ce469">
            <text:p>Average custodial sentence (months) [Note 7]</text:p>
          </table:table-cell>
          <table:table-cell office:value-type="float" office:value="14.0604" table:style-name="ce478">
            <text:p>14.1</text:p>
          </table:table-cell>
          <table:table-cell office:value-type="float" office:value="14.4978" table:style-name="ce478">
            <text:p>14.5</text:p>
          </table:table-cell>
          <table:table-cell office:value-type="float" office:value="15.307" table:style-name="ce478">
            <text:p>15.3</text:p>
          </table:table-cell>
          <table:table-cell office:value-type="float" office:value="15.481" table:style-name="ce478">
            <text:p>15.5</text:p>
          </table:table-cell>
          <table:table-cell office:value-type="float" office:value="16.208300000000001" table:style-name="ce478">
            <text:p>16.2</text:p>
          </table:table-cell>
          <table:table-cell office:value-type="float" office:value="16.412700000000001" table:style-name="ce478">
            <text:p>16.4</text:p>
          </table:table-cell>
          <table:table-cell office:value-type="float" office:value="16.591799999999999" table:style-name="ce478">
            <text:p>16.6</text:p>
          </table:table-cell>
          <table:table-cell office:value-type="float" office:value="17.261500000000002" table:style-name="ce478">
            <text:p>17.3</text:p>
          </table:table-cell>
          <table:table-cell office:value-type="float" office:value="17.977" table:style-name="ce478">
            <text:p>18.0</text:p>
          </table:table-cell>
          <table:table-cell office:value-type="float" office:value="19.045000000000002" table:style-name="ce478">
            <text:p>19.0</text:p>
          </table:table-cell>
          <table:table-cell office:value-type="float" office:value="21.171500000000002" table:style-name="ce478">
            <text:p>21.2</text:p>
          </table:table-cell>
          <table:table-cell table:number-columns-repeated="16371" table:style-name="ce471"/>
        </table:table-row>
        <table:table-row table:style-name="ro38">
          <table:table-cell office:value-type="string" table:style-name="ce466">
            <text:p>Indictable only offences</text:p>
          </table:table-cell>
          <table:table-cell office:value-type="string" table:style-name="ce466">
            <text:p>Total sentenced</text:p>
          </table:table-cell>
          <table:table-cell office:value-type="float" office:value="19699" table:style-name="ce476">
            <text:p>19,699</text:p>
          </table:table-cell>
          <table:table-cell office:value-type="float" office:value="18641" table:style-name="ce476">
            <text:p>18,641</text:p>
          </table:table-cell>
          <table:table-cell office:value-type="float" office:value="16361" table:style-name="ce476">
            <text:p>16,361</text:p>
          </table:table-cell>
          <table:table-cell office:value-type="float" office:value="14932" table:style-name="ce476">
            <text:p>14,932</text:p>
          </table:table-cell>
          <table:table-cell office:value-type="float" office:value="14278" table:style-name="ce476">
            <text:p>14,278</text:p>
          </table:table-cell>
          <table:table-cell office:value-type="float" office:value="13815" table:style-name="ce476">
            <text:p>13,815</text:p>
          </table:table-cell>
          <table:table-cell office:value-type="float" office:value="13745" table:style-name="ce476">
            <text:p>13,745</text:p>
          </table:table-cell>
          <table:table-cell office:value-type="float" office:value="12547" table:style-name="ce476">
            <text:p>12,547</text:p>
          </table:table-cell>
          <table:table-cell office:value-type="float" office:value="12176" table:style-name="ce476">
            <text:p>12,176</text:p>
          </table:table-cell>
          <table:table-cell office:value-type="float" office:value="10826" table:style-name="ce476">
            <text:p>10,826</text:p>
          </table:table-cell>
          <table:table-cell office:value-type="float" office:value="12574" table:style-name="ce476">
            <text:p>12,574</text:p>
          </table:table-cell>
          <table:table-cell table:number-columns-repeated="16371" table:style-name="ce6"/>
        </table:table-row>
        <table:table-row table:style-name="ro38">
          <table:table-cell office:value-type="string" table:style-name="ce34">
            <text:p>Indictable only offences</text:p>
          </table:table-cell>
          <table:table-cell office:value-type="string" table:style-name="ce34">
            <text:p>Immediate custody</text:p>
          </table:table-cell>
          <table:table-cell office:value-type="float" office:value="13770" table:style-name="ce477">
            <text:p>13,770</text:p>
          </table:table-cell>
          <table:table-cell office:value-type="float" office:value="13374" table:style-name="ce477">
            <text:p>13,374</text:p>
          </table:table-cell>
          <table:table-cell office:value-type="float" office:value="11987" table:style-name="ce477">
            <text:p>11,987</text:p>
          </table:table-cell>
          <table:table-cell office:value-type="float" office:value="10907" table:style-name="ce477">
            <text:p>10,907</text:p>
          </table:table-cell>
          <table:table-cell office:value-type="float" office:value="10570" table:style-name="ce477">
            <text:p>10,570</text:p>
          </table:table-cell>
          <table:table-cell office:value-type="float" office:value="10249" table:style-name="ce477">
            <text:p>10,249</text:p>
          </table:table-cell>
          <table:table-cell office:value-type="float" office:value="10073" table:style-name="ce477">
            <text:p>10,073</text:p>
          </table:table-cell>
          <table:table-cell office:value-type="float" office:value="9273" table:style-name="ce477">
            <text:p>9,273</text:p>
          </table:table-cell>
          <table:table-cell office:value-type="float" office:value="8727" table:style-name="ce477">
            <text:p>8,727</text:p>
          </table:table-cell>
          <table:table-cell office:value-type="float" office:value="7422" table:style-name="ce477">
            <text:p>7,422</text:p>
          </table:table-cell>
          <table:table-cell office:value-type="float" office:value="8435" table:style-name="ce477">
            <text:p>8,435</text:p>
          </table:table-cell>
          <table:table-cell table:number-columns-repeated="16371"/>
        </table:table-row>
        <table:table-row table:style-name="ro38">
          <table:table-cell office:value-type="string" table:style-name="ce34">
            <text:p>Indictable only offences</text:p>
          </table:table-cell>
          <table:table-cell office:value-type="string" table:style-name="ce34">
            <text:p>Suspended sentence</text:p>
          </table:table-cell>
          <table:table-cell office:value-type="float" office:value="1632" table:style-name="ce477">
            <text:p>1,632</text:p>
          </table:table-cell>
          <table:table-cell office:value-type="float" office:value="1468" table:style-name="ce477">
            <text:p>1,468</text:p>
          </table:table-cell>
          <table:table-cell office:value-type="float" office:value="1521" table:style-name="ce477">
            <text:p>1,521</text:p>
          </table:table-cell>
          <table:table-cell office:value-type="float" office:value="1661" table:style-name="ce477">
            <text:p>1,661</text:p>
          </table:table-cell>
          <table:table-cell office:value-type="float" office:value="1690" table:style-name="ce477">
            <text:p>1,690</text:p>
          </table:table-cell>
          <table:table-cell office:value-type="float" office:value="1599" table:style-name="ce477">
            <text:p>1,599</text:p>
          </table:table-cell>
          <table:table-cell office:value-type="float" office:value="1557" table:style-name="ce477">
            <text:p>1,557</text:p>
          </table:table-cell>
          <table:table-cell office:value-type="float" office:value="1262" table:style-name="ce477">
            <text:p>1,262</text:p>
          </table:table-cell>
          <table:table-cell office:value-type="float" office:value="1231" table:style-name="ce477">
            <text:p>1,231</text:p>
          </table:table-cell>
          <table:table-cell office:value-type="float" office:value="1270" table:style-name="ce477">
            <text:p>1,270</text:p>
          </table:table-cell>
          <table:table-cell office:value-type="float" office:value="1667" table:style-name="ce477">
            <text:p>1,667</text:p>
          </table:table-cell>
          <table:table-cell table:number-columns-repeated="16371"/>
        </table:table-row>
        <table:table-row table:style-name="ro38">
          <table:table-cell office:value-type="string" table:style-name="ce34">
            <text:p>Indictable only offences</text:p>
          </table:table-cell>
          <table:table-cell office:value-type="string" table:style-name="ce34">
            <text:p>Community sentence</text:p>
          </table:table-cell>
          <table:table-cell office:value-type="float" office:value="3627" table:style-name="ce477">
            <text:p>3,627</text:p>
          </table:table-cell>
          <table:table-cell office:value-type="float" office:value="3359" table:style-name="ce477">
            <text:p>3,359</text:p>
          </table:table-cell>
          <table:table-cell office:value-type="float" office:value="2480" table:style-name="ce477">
            <text:p>2,480</text:p>
          </table:table-cell>
          <table:table-cell office:value-type="float" office:value="1934" table:style-name="ce477">
            <text:p>1,934</text:p>
          </table:table-cell>
          <table:table-cell office:value-type="float" office:value="1523" table:style-name="ce477">
            <text:p>1,523</text:p>
          </table:table-cell>
          <table:table-cell office:value-type="float" office:value="1400" table:style-name="ce477">
            <text:p>1,400</text:p>
          </table:table-cell>
          <table:table-cell office:value-type="float" office:value="1416" table:style-name="ce477">
            <text:p>1,416</text:p>
          </table:table-cell>
          <table:table-cell office:value-type="float" office:value="1364" table:style-name="ce477">
            <text:p>1,364</text:p>
          </table:table-cell>
          <table:table-cell office:value-type="float" office:value="1593" table:style-name="ce477">
            <text:p>1,593</text:p>
          </table:table-cell>
          <table:table-cell office:value-type="float" office:value="1667" table:style-name="ce477">
            <text:p>1,667</text:p>
          </table:table-cell>
          <table:table-cell office:value-type="float" office:value="1928" table:style-name="ce477">
            <text:p>1,928</text:p>
          </table:table-cell>
          <table:table-cell table:number-columns-repeated="16371"/>
        </table:table-row>
        <table:table-row table:style-name="ro38">
          <table:table-cell office:value-type="string" table:style-name="ce34">
            <text:p>Indictable only offences</text:p>
          </table:table-cell>
          <table:table-cell office:value-type="string" table:style-name="ce34">
            <text:p>Fine [Note 23]</text:p>
          </table:table-cell>
          <table:table-cell office:value-type="float" office:value="29" table:style-name="ce477">
            <text:p>29</text:p>
          </table:table-cell>
          <table:table-cell office:value-type="float" office:value="15" table:style-name="ce477">
            <text:p>15</text:p>
          </table:table-cell>
          <table:table-cell office:value-type="float" office:value="56" table:style-name="ce477">
            <text:p>56</text:p>
          </table:table-cell>
          <table:table-cell office:value-type="float" office:value="23" table:style-name="ce477">
            <text:p>23</text:p>
          </table:table-cell>
          <table:table-cell office:value-type="float" office:value="39" table:style-name="ce477">
            <text:p>39</text:p>
          </table:table-cell>
          <table:table-cell office:value-type="float" office:value="54" table:style-name="ce477">
            <text:p>54</text:p>
          </table:table-cell>
          <table:table-cell office:value-type="float" office:value="94" table:style-name="ce477">
            <text:p>94</text:p>
          </table:table-cell>
          <table:table-cell office:value-type="float" office:value="67" table:style-name="ce477">
            <text:p>67</text:p>
          </table:table-cell>
          <table:table-cell office:value-type="float" office:value="76" table:style-name="ce477">
            <text:p>76</text:p>
          </table:table-cell>
          <table:table-cell office:value-type="float" office:value="68" table:style-name="ce477">
            <text:p>68</text:p>
          </table:table-cell>
          <table:table-cell office:value-type="float" office:value="107" table:style-name="ce477">
            <text:p>107</text:p>
          </table:table-cell>
          <table:table-cell table:number-columns-repeated="16371"/>
        </table:table-row>
        <table:table-row table:style-name="ro38">
          <table:table-cell office:value-type="string" table:style-name="ce34">
            <text:p>Indictable only offences</text:p>
          </table:table-cell>
          <table:table-cell office:value-type="string" table:style-name="ce34">
            <text:p>Absolute discharge</text:p>
          </table:table-cell>
          <table:table-cell office:value-type="float" office:value="9" table:style-name="ce477">
            <text:p>9</text:p>
          </table:table-cell>
          <table:table-cell office:value-type="float" office:value="7" table:style-name="ce477">
            <text:p>7</text:p>
          </table:table-cell>
          <table:table-cell office:value-type="float" office:value="8" table:style-name="ce477">
            <text:p>8</text:p>
          </table:table-cell>
          <table:table-cell office:value-type="float" office:value="11" table:style-name="ce477">
            <text:p>11</text:p>
          </table:table-cell>
          <table:table-cell office:value-type="float" office:value="9" table:style-name="ce477">
            <text:p>9</text:p>
          </table:table-cell>
          <table:table-cell office:value-type="float" office:value="3" table:style-name="ce477">
            <text:p>3</text:p>
          </table:table-cell>
          <table:table-cell office:value-type="float" office:value="17" table:style-name="ce477">
            <text:p>17</text:p>
          </table:table-cell>
          <table:table-cell office:value-type="float" office:value="9" table:style-name="ce477">
            <text:p>9</text:p>
          </table:table-cell>
          <table:table-cell office:value-type="float" office:value="8" table:style-name="ce477">
            <text:p>8</text:p>
          </table:table-cell>
          <table:table-cell office:value-type="float" office:value="4" table:style-name="ce477">
            <text:p>4</text:p>
          </table:table-cell>
          <table:table-cell office:value-type="float" office:value="12" table:style-name="ce477">
            <text:p>12</text:p>
          </table:table-cell>
          <table:table-cell table:number-columns-repeated="16371"/>
        </table:table-row>
        <table:table-row table:style-name="ro38">
          <table:table-cell office:value-type="string" table:style-name="ce34">
            <text:p>Indictable only offences</text:p>
          </table:table-cell>
          <table:table-cell office:value-type="string" table:style-name="ce34">
            <text:p>Conditional discharge</text:p>
          </table:table-cell>
          <table:table-cell office:value-type="float" office:value="69" table:style-name="ce477">
            <text:p>69</text:p>
          </table:table-cell>
          <table:table-cell office:value-type="float" office:value="45" table:style-name="ce477">
            <text:p>45</text:p>
          </table:table-cell>
          <table:table-cell office:value-type="float" office:value="58" table:style-name="ce477">
            <text:p>58</text:p>
          </table:table-cell>
          <table:table-cell office:value-type="float" office:value="44" table:style-name="ce477">
            <text:p>44</text:p>
          </table:table-cell>
          <table:table-cell office:value-type="float" office:value="50" table:style-name="ce477">
            <text:p>50</text:p>
          </table:table-cell>
          <table:table-cell office:value-type="float" office:value="53" table:style-name="ce477">
            <text:p>53</text:p>
          </table:table-cell>
          <table:table-cell office:value-type="float" office:value="47" table:style-name="ce477">
            <text:p>47</text:p>
          </table:table-cell>
          <table:table-cell office:value-type="float" office:value="57" table:style-name="ce477">
            <text:p>57</text:p>
          </table:table-cell>
          <table:table-cell office:value-type="float" office:value="43" table:style-name="ce477">
            <text:p>43</text:p>
          </table:table-cell>
          <table:table-cell office:value-type="float" office:value="57" table:style-name="ce477">
            <text:p>57</text:p>
          </table:table-cell>
          <table:table-cell office:value-type="float" office:value="71" table:style-name="ce477">
            <text:p>71</text:p>
          </table:table-cell>
          <table:table-cell table:number-columns-repeated="16371"/>
        </table:table-row>
        <table:table-row table:style-name="ro38">
          <table:table-cell office:value-type="string" table:style-name="ce34">
            <text:p>Indictable only offences</text:p>
          </table:table-cell>
          <table:table-cell office:value-type="string" table:style-name="ce34">
            <text:p>Compensation</text:p>
          </table:table-cell>
          <table:table-cell office:value-type="float" office:value="225" table:style-name="ce477">
            <text:p>225</text:p>
          </table:table-cell>
          <table:table-cell office:value-type="float" office:value="103" table:style-name="ce477">
            <text:p>103</text:p>
          </table:table-cell>
          <table:table-cell office:value-type="float" office:value="11" table:style-name="ce477">
            <text:p>11</text:p>
          </table:table-cell>
          <table:table-cell office:value-type="float" office:value="9" table:style-name="ce477">
            <text:p>9</text:p>
          </table:table-cell>
          <table:table-cell office:value-type="float" office:value="4" table:style-name="ce477">
            <text:p>4</text:p>
          </table:table-cell>
          <table:table-cell office:value-type="float" office:value="2" table:style-name="ce477">
            <text:p>2</text:p>
          </table:table-cell>
          <table:table-cell office:value-type="float" office:value="1" table:style-name="ce477">
            <text:p>1</text:p>
          </table:table-cell>
          <table:table-cell office:value-type="float" office:value="6" table:style-name="ce477">
            <text:p>6</text:p>
          </table:table-cell>
          <table:table-cell office:value-type="float" office:value="5" table:style-name="ce477">
            <text:p>5</text:p>
          </table:table-cell>
          <table:table-cell office:value-type="float" office:value="5" table:style-name="ce477">
            <text:p>5</text:p>
          </table:table-cell>
          <table:table-cell office:value-type="float" office:value="5" table:style-name="ce477">
            <text:p>5</text:p>
          </table:table-cell>
          <table:table-cell table:number-columns-repeated="16371"/>
        </table:table-row>
        <table:table-row table:style-name="ro38">
          <table:table-cell office:value-type="string" table:style-name="ce34">
            <text:p>Indictable only offences</text:p>
          </table:table-cell>
          <table:table-cell office:value-type="string" table:style-name="ce34">
            <text:p>Otherwise dealt with [Note 6]</text:p>
          </table:table-cell>
          <table:table-cell office:value-type="float" office:value="338" table:style-name="ce477">
            <text:p>338</text:p>
          </table:table-cell>
          <table:table-cell office:value-type="float" office:value="270" table:style-name="ce477">
            <text:p>270</text:p>
          </table:table-cell>
          <table:table-cell office:value-type="float" office:value="240" table:style-name="ce477">
            <text:p>240</text:p>
          </table:table-cell>
          <table:table-cell office:value-type="float" office:value="343" table:style-name="ce477">
            <text:p>343</text:p>
          </table:table-cell>
          <table:table-cell office:value-type="float" office:value="393" table:style-name="ce477">
            <text:p>393</text:p>
          </table:table-cell>
          <table:table-cell office:value-type="float" office:value="455" table:style-name="ce477">
            <text:p>455</text:p>
          </table:table-cell>
          <table:table-cell office:value-type="float" office:value="540" table:style-name="ce477">
            <text:p>540</text:p>
          </table:table-cell>
          <table:table-cell office:value-type="float" office:value="509" table:style-name="ce477">
            <text:p>509</text:p>
          </table:table-cell>
          <table:table-cell office:value-type="float" office:value="493" table:style-name="ce477">
            <text:p>493</text:p>
          </table:table-cell>
          <table:table-cell office:value-type="float" office:value="333" table:style-name="ce477">
            <text:p>333</text:p>
          </table:table-cell>
          <table:table-cell office:value-type="float" office:value="348" table:style-name="ce477">
            <text:p>348</text:p>
          </table:table-cell>
          <table:table-cell table:number-columns-repeated="16371"/>
        </table:table-row>
        <table:table-row table:style-name="ro38">
          <table:table-cell office:value-type="string" table:style-name="ce469">
            <text:p>Indictable only offences</text:p>
          </table:table-cell>
          <table:table-cell office:value-type="string" table:style-name="ce469">
            <text:p>Average custodial sentence (months) [Note 7]</text:p>
          </table:table-cell>
          <table:table-cell office:value-type="float" office:value="41.648299999999999" table:style-name="ce478">
            <text:p>41.6</text:p>
          </table:table-cell>
          <table:table-cell office:value-type="float" office:value="44.6723" table:style-name="ce478">
            <text:p>44.7</text:p>
          </table:table-cell>
          <table:table-cell office:value-type="float" office:value="48.371299999999998" table:style-name="ce478">
            <text:p>48.4</text:p>
          </table:table-cell>
          <table:table-cell office:value-type="float" office:value="51.624299999999998" table:style-name="ce478">
            <text:p>51.6</text:p>
          </table:table-cell>
          <table:table-cell office:value-type="float" office:value="55.382199999999997" table:style-name="ce478">
            <text:p>55.4</text:p>
          </table:table-cell>
          <table:table-cell office:value-type="float" office:value="56.049300000000002" table:style-name="ce478">
            <text:p>56.0</text:p>
          </table:table-cell>
          <table:table-cell office:value-type="float" office:value="56.651200000000003" table:style-name="ce478">
            <text:p>56.7</text:p>
          </table:table-cell>
          <table:table-cell office:value-type="float" office:value="58.876100000000001" table:style-name="ce478">
            <text:p>58.9</text:p>
          </table:table-cell>
          <table:table-cell office:value-type="float" office:value="57.868899999999996" table:style-name="ce478">
            <text:p>57.9</text:p>
          </table:table-cell>
          <table:table-cell office:value-type="float" office:value="56.374099999999999" table:style-name="ce478">
            <text:p>56.4</text:p>
          </table:table-cell>
          <table:table-cell office:value-type="float" office:value="57.4176" table:style-name="ce478">
            <text:p>57.4</text:p>
          </table:table-cell>
          <table:table-cell table:number-columns-repeated="16371" table:style-name="ce471"/>
        </table:table-row>
        <table:table-row table:style-name="ro38">
          <table:table-cell office:value-type="string" table:style-name="ce466">
            <text:p>Triable either way offences</text:p>
          </table:table-cell>
          <table:table-cell office:value-type="string" table:style-name="ce466">
            <text:p>Total sentenced</text:p>
          </table:table-cell>
          <table:table-cell office:value-type="float" office:value="326022" table:style-name="ce476">
            <text:p>326,022</text:p>
          </table:table-cell>
          <table:table-cell office:value-type="float" office:value="297396" table:style-name="ce476">
            <text:p>297,396</text:p>
          </table:table-cell>
          <table:table-cell office:value-type="float" office:value="275207" table:style-name="ce476">
            <text:p>275,207</text:p>
          </table:table-cell>
          <table:table-cell office:value-type="float" office:value="270645" table:style-name="ce476">
            <text:p>270,645</text:p>
          </table:table-cell>
          <table:table-cell office:value-type="float" office:value="252910" table:style-name="ce476">
            <text:p>252,910</text:p>
          </table:table-cell>
          <table:table-cell office:value-type="float" office:value="234419" table:style-name="ce476">
            <text:p>234,419</text:p>
          </table:table-cell>
          <table:table-cell office:value-type="float" office:value="215806" table:style-name="ce476">
            <text:p>215,806</text:p>
          </table:table-cell>
          <table:table-cell office:value-type="float" office:value="189959" table:style-name="ce476">
            <text:p>189,959</text:p>
          </table:table-cell>
          <table:table-cell office:value-type="float" office:value="186816" table:style-name="ce476">
            <text:p>186,816</text:p>
          </table:table-cell>
          <table:table-cell office:value-type="float" office:value="149441" table:style-name="ce476">
            <text:p>149,441</text:p>
          </table:table-cell>
          <table:table-cell office:value-type="float" office:value="168184" table:style-name="ce476">
            <text:p>168,184</text:p>
          </table:table-cell>
          <table:table-cell table:number-columns-repeated="16371" table:style-name="ce6"/>
        </table:table-row>
        <table:table-row table:style-name="ro38">
          <table:table-cell office:value-type="string" table:style-name="ce34">
            <text:p>Triable either way offences</text:p>
          </table:table-cell>
          <table:table-cell office:value-type="string" table:style-name="ce34">
            <text:p>Immediate custody</text:p>
          </table:table-cell>
          <table:table-cell office:value-type="float" office:value="72256" table:style-name="ce477">
            <text:p>72,256</text:p>
          </table:table-cell>
          <table:table-cell office:value-type="float" office:value="70292" table:style-name="ce477">
            <text:p>70,292</text:p>
          </table:table-cell>
          <table:table-cell office:value-type="float" office:value="66067" table:style-name="ce477">
            <text:p>66,067</text:p>
          </table:table-cell>
          <table:table-cell office:value-type="float" office:value="66019" table:style-name="ce477">
            <text:p>66,019</text:p>
          </table:table-cell>
          <table:table-cell office:value-type="float" office:value="63741" table:style-name="ce477">
            <text:p>63,741</text:p>
          </table:table-cell>
          <table:table-cell office:value-type="float" office:value="64545" table:style-name="ce477">
            <text:p>64,545</text:p>
          </table:table-cell>
          <table:table-cell office:value-type="float" office:value="61846" table:style-name="ce477">
            <text:p>61,846</text:p>
          </table:table-cell>
          <table:table-cell office:value-type="float" office:value="56808" table:style-name="ce477">
            <text:p>56,808</text:p>
          </table:table-cell>
          <table:table-cell office:value-type="float" office:value="55235" table:style-name="ce477">
            <text:p>55,235</text:p>
          </table:table-cell>
          <table:table-cell office:value-type="float" office:value="48036" table:style-name="ce477">
            <text:p>48,036</text:p>
          </table:table-cell>
          <table:table-cell office:value-type="float" office:value="47242" table:style-name="ce477">
            <text:p>47,242</text:p>
          </table:table-cell>
          <table:table-cell table:number-columns-repeated="16371"/>
        </table:table-row>
        <table:table-row table:style-name="ro38">
          <table:table-cell office:value-type="string" table:style-name="ce34">
            <text:p>Triable either way offences</text:p>
          </table:table-cell>
          <table:table-cell office:value-type="string" table:style-name="ce34">
            <text:p>Suspended sentence</text:p>
          </table:table-cell>
          <table:table-cell office:value-type="float" office:value="33346" table:style-name="ce477">
            <text:p>33,346</text:p>
          </table:table-cell>
          <table:table-cell office:value-type="float" office:value="31100" table:style-name="ce477">
            <text:p>31,100</text:p>
          </table:table-cell>
          <table:table-cell office:value-type="float" office:value="32233" table:style-name="ce477">
            <text:p>32,233</text:p>
          </table:table-cell>
          <table:table-cell office:value-type="float" office:value="36879" table:style-name="ce477">
            <text:p>36,879</text:p>
          </table:table-cell>
          <table:table-cell office:value-type="float" office:value="39106" table:style-name="ce477">
            <text:p>39,106</text:p>
          </table:table-cell>
          <table:table-cell office:value-type="float" office:value="39177" table:style-name="ce477">
            <text:p>39,177</text:p>
          </table:table-cell>
          <table:table-cell office:value-type="float" office:value="37612" table:style-name="ce477">
            <text:p>37,612</text:p>
          </table:table-cell>
          <table:table-cell office:value-type="float" office:value="30657" table:style-name="ce477">
            <text:p>30,657</text:p>
          </table:table-cell>
          <table:table-cell office:value-type="float" office:value="28276" table:style-name="ce477">
            <text:p>28,276</text:p>
          </table:table-cell>
          <table:table-cell office:value-type="float" office:value="25730" table:style-name="ce477">
            <text:p>25,730</text:p>
          </table:table-cell>
          <table:table-cell office:value-type="float" office:value="32932" table:style-name="ce477">
            <text:p>32,932</text:p>
          </table:table-cell>
          <table:table-cell table:number-columns-repeated="16371"/>
        </table:table-row>
        <table:table-row table:style-name="ro38">
          <table:table-cell office:value-type="string" table:style-name="ce34">
            <text:p>Triable either way offences</text:p>
          </table:table-cell>
          <table:table-cell office:value-type="string" table:style-name="ce34">
            <text:p>Community sentence</text:p>
          </table:table-cell>
          <table:table-cell office:value-type="float" office:value="101200" table:style-name="ce477">
            <text:p>101,200</text:p>
          </table:table-cell>
          <table:table-cell office:value-type="float" office:value="86101" table:style-name="ce477">
            <text:p>86,101</text:p>
          </table:table-cell>
          <table:table-cell office:value-type="float" office:value="70214" table:style-name="ce477">
            <text:p>70,214</text:p>
          </table:table-cell>
          <table:table-cell office:value-type="float" office:value="59759" table:style-name="ce477">
            <text:p>59,759</text:p>
          </table:table-cell>
          <table:table-cell office:value-type="float" office:value="55831" table:style-name="ce477">
            <text:p>55,831</text:p>
          </table:table-cell>
          <table:table-cell office:value-type="float" office:value="50361" table:style-name="ce477">
            <text:p>50,361</text:p>
          </table:table-cell>
          <table:table-cell office:value-type="float" office:value="45155" table:style-name="ce477">
            <text:p>45,155</text:p>
          </table:table-cell>
          <table:table-cell office:value-type="float" office:value="40490" table:style-name="ce477">
            <text:p>40,490</text:p>
          </table:table-cell>
          <table:table-cell office:value-type="float" office:value="42596" table:style-name="ce477">
            <text:p>42,596</text:p>
          </table:table-cell>
          <table:table-cell office:value-type="float" office:value="30633" table:style-name="ce477">
            <text:p>30,633</text:p>
          </table:table-cell>
          <table:table-cell office:value-type="float" office:value="35333" table:style-name="ce477">
            <text:p>35,333</text:p>
          </table:table-cell>
          <table:table-cell table:number-columns-repeated="16371"/>
        </table:table-row>
        <table:table-row table:style-name="ro38">
          <table:table-cell office:value-type="string" table:style-name="ce34">
            <text:p>Triable either way offences</text:p>
          </table:table-cell>
          <table:table-cell office:value-type="string" table:style-name="ce34">
            <text:p>Fine [Note 23]</text:p>
          </table:table-cell>
          <table:table-cell office:value-type="float" office:value="59167" table:style-name="ce477">
            <text:p>59,167</text:p>
          </table:table-cell>
          <table:table-cell office:value-type="float" office:value="54192" table:style-name="ce477">
            <text:p>54,192</text:p>
          </table:table-cell>
          <table:table-cell office:value-type="float" office:value="53279" table:style-name="ce477">
            <text:p>53,279</text:p>
          </table:table-cell>
          <table:table-cell office:value-type="float" office:value="53273" table:style-name="ce477">
            <text:p>53,273</text:p>
          </table:table-cell>
          <table:table-cell office:value-type="float" office:value="48354" table:style-name="ce477">
            <text:p>48,354</text:p>
          </table:table-cell>
          <table:table-cell office:value-type="float" office:value="42900" table:style-name="ce477">
            <text:p>42,900</text:p>
          </table:table-cell>
          <table:table-cell office:value-type="float" office:value="39438" table:style-name="ce477">
            <text:p>39,438</text:p>
          </table:table-cell>
          <table:table-cell office:value-type="float" office:value="34510" table:style-name="ce477">
            <text:p>34,510</text:p>
          </table:table-cell>
          <table:table-cell office:value-type="float" office:value="34926" table:style-name="ce477">
            <text:p>34,926</text:p>
          </table:table-cell>
          <table:table-cell office:value-type="float" office:value="26202" table:style-name="ce477">
            <text:p>26,202</text:p>
          </table:table-cell>
          <table:table-cell office:value-type="float" office:value="31933" table:style-name="ce477">
            <text:p>31,933</text:p>
          </table:table-cell>
          <table:table-cell table:number-columns-repeated="16371"/>
        </table:table-row>
        <table:table-row table:style-name="ro38">
          <table:table-cell office:value-type="string" table:style-name="ce34">
            <text:p>Triable either way offences</text:p>
          </table:table-cell>
          <table:table-cell office:value-type="string" table:style-name="ce34">
            <text:p>Absolute discharge</text:p>
          </table:table-cell>
          <table:table-cell office:value-type="float" office:value="1789" table:style-name="ce477">
            <text:p>1,789</text:p>
          </table:table-cell>
          <table:table-cell office:value-type="float" office:value="1652" table:style-name="ce477">
            <text:p>1,652</text:p>
          </table:table-cell>
          <table:table-cell office:value-type="float" office:value="1499" table:style-name="ce477">
            <text:p>1,499</text:p>
          </table:table-cell>
          <table:table-cell office:value-type="float" office:value="1473" table:style-name="ce477">
            <text:p>1,473</text:p>
          </table:table-cell>
          <table:table-cell office:value-type="float" office:value="1725" table:style-name="ce477">
            <text:p>1,725</text:p>
          </table:table-cell>
          <table:table-cell office:value-type="float" office:value="1486" table:style-name="ce477">
            <text:p>1,486</text:p>
          </table:table-cell>
          <table:table-cell office:value-type="float" office:value="810" table:style-name="ce477">
            <text:p>810</text:p>
          </table:table-cell>
          <table:table-cell office:value-type="float" office:value="707" table:style-name="ce477">
            <text:p>707</text:p>
          </table:table-cell>
          <table:table-cell office:value-type="float" office:value="601" table:style-name="ce477">
            <text:p>601</text:p>
          </table:table-cell>
          <table:table-cell office:value-type="float" office:value="444" table:style-name="ce477">
            <text:p>444</text:p>
          </table:table-cell>
          <table:table-cell office:value-type="float" office:value="510" table:style-name="ce477">
            <text:p>510</text:p>
          </table:table-cell>
          <table:table-cell table:number-columns-repeated="16371"/>
        </table:table-row>
        <table:table-row table:style-name="ro38">
          <table:table-cell office:value-type="string" table:style-name="ce34">
            <text:p>Triable either way offences</text:p>
          </table:table-cell>
          <table:table-cell office:value-type="string" table:style-name="ce34">
            <text:p>Conditional discharge</text:p>
          </table:table-cell>
          <table:table-cell office:value-type="float" office:value="41869" table:style-name="ce477">
            <text:p>41,869</text:p>
          </table:table-cell>
          <table:table-cell office:value-type="float" office:value="39174" table:style-name="ce477">
            <text:p>39,174</text:p>
          </table:table-cell>
          <table:table-cell office:value-type="float" office:value="37658" table:style-name="ce477">
            <text:p>37,658</text:p>
          </table:table-cell>
          <table:table-cell office:value-type="float" office:value="36501" table:style-name="ce477">
            <text:p>36,501</text:p>
          </table:table-cell>
          <table:table-cell office:value-type="float" office:value="32675" table:style-name="ce477">
            <text:p>32,675</text:p>
          </table:table-cell>
          <table:table-cell office:value-type="float" office:value="27035" table:style-name="ce477">
            <text:p>27,035</text:p>
          </table:table-cell>
          <table:table-cell office:value-type="float" office:value="22178" table:style-name="ce477">
            <text:p>22,178</text:p>
          </table:table-cell>
          <table:table-cell office:value-type="float" office:value="18517" table:style-name="ce477">
            <text:p>18,517</text:p>
          </table:table-cell>
          <table:table-cell office:value-type="float" office:value="16771" table:style-name="ce477">
            <text:p>16,771</text:p>
          </table:table-cell>
          <table:table-cell office:value-type="float" office:value="11787" table:style-name="ce477">
            <text:p>11,787</text:p>
          </table:table-cell>
          <table:table-cell office:value-type="float" office:value="12765" table:style-name="ce477">
            <text:p>12,765</text:p>
          </table:table-cell>
          <table:table-cell table:number-columns-repeated="16371"/>
        </table:table-row>
        <table:table-row table:style-name="ro38">
          <table:table-cell office:value-type="string" table:style-name="ce34">
            <text:p>Triable either way offences</text:p>
          </table:table-cell>
          <table:table-cell office:value-type="string" table:style-name="ce34">
            <text:p>Compensation</text:p>
          </table:table-cell>
          <table:table-cell office:value-type="float" office:value="2638" table:style-name="ce477">
            <text:p>2,638</text:p>
          </table:table-cell>
          <table:table-cell office:value-type="float" office:value="2736" table:style-name="ce477">
            <text:p>2,736</text:p>
          </table:table-cell>
          <table:table-cell office:value-type="float" office:value="4727" table:style-name="ce477">
            <text:p>4,727</text:p>
          </table:table-cell>
          <table:table-cell office:value-type="float" office:value="3090" table:style-name="ce477">
            <text:p>3,090</text:p>
          </table:table-cell>
          <table:table-cell office:value-type="float" office:value="2415" table:style-name="ce477">
            <text:p>2,415</text:p>
          </table:table-cell>
          <table:table-cell office:value-type="float" office:value="1851" table:style-name="ce477">
            <text:p>1,851</text:p>
          </table:table-cell>
          <table:table-cell office:value-type="float" office:value="1898" table:style-name="ce477">
            <text:p>1,898</text:p>
          </table:table-cell>
          <table:table-cell office:value-type="float" office:value="1870" table:style-name="ce477">
            <text:p>1,870</text:p>
          </table:table-cell>
          <table:table-cell office:value-type="float" office:value="1999" table:style-name="ce477">
            <text:p>1,999</text:p>
          </table:table-cell>
          <table:table-cell office:value-type="float" office:value="1457" table:style-name="ce477">
            <text:p>1,457</text:p>
          </table:table-cell>
          <table:table-cell office:value-type="float" office:value="1690" table:style-name="ce477">
            <text:p>1,690</text:p>
          </table:table-cell>
          <table:table-cell table:number-columns-repeated="16371"/>
        </table:table-row>
        <table:table-row table:style-name="ro38">
          <table:table-cell office:value-type="string" table:style-name="ce34">
            <text:p>Triable either way offences</text:p>
          </table:table-cell>
          <table:table-cell office:value-type="string" table:style-name="ce34">
            <text:p>Otherwise dealt with [Note 6]</text:p>
          </table:table-cell>
          <table:table-cell office:value-type="float" office:value="13757" table:style-name="ce477">
            <text:p>13,757</text:p>
          </table:table-cell>
          <table:table-cell office:value-type="float" office:value="12149" table:style-name="ce477">
            <text:p>12,149</text:p>
          </table:table-cell>
          <table:table-cell office:value-type="float" office:value="9530" table:style-name="ce477">
            <text:p>9,530</text:p>
          </table:table-cell>
          <table:table-cell office:value-type="float" office:value="13651" table:style-name="ce477">
            <text:p>13,651</text:p>
          </table:table-cell>
          <table:table-cell office:value-type="float" office:value="9063" table:style-name="ce477">
            <text:p>9,063</text:p>
          </table:table-cell>
          <table:table-cell office:value-type="float" office:value="7064" table:style-name="ce477">
            <text:p>7,064</text:p>
          </table:table-cell>
          <table:table-cell office:value-type="float" office:value="6869" table:style-name="ce477">
            <text:p>6,869</text:p>
          </table:table-cell>
          <table:table-cell office:value-type="float" office:value="6400" table:style-name="ce477">
            <text:p>6,400</text:p>
          </table:table-cell>
          <table:table-cell office:value-type="float" office:value="6412" table:style-name="ce477">
            <text:p>6,412</text:p>
          </table:table-cell>
          <table:table-cell office:value-type="float" office:value="5152" table:style-name="ce477">
            <text:p>5,152</text:p>
          </table:table-cell>
          <table:table-cell office:value-type="float" office:value="5778" table:style-name="ce477">
            <text:p>5,778</text:p>
          </table:table-cell>
          <table:table-cell table:number-columns-repeated="16371"/>
        </table:table-row>
        <table:table-row table:style-name="ro38">
          <table:table-cell office:value-type="string" table:style-name="ce469">
            <text:p>Triable either way offences</text:p>
          </table:table-cell>
          <table:table-cell office:value-type="string" table:style-name="ce469">
            <text:p>Average custodial sentence (months) [Note 7]</text:p>
          </table:table-cell>
          <table:table-cell office:value-type="float" office:value="12.1638" table:style-name="ce478">
            <text:p>12.2</text:p>
          </table:table-cell>
          <table:table-cell office:value-type="float" office:value="12.1661" table:style-name="ce478">
            <text:p>12.2</text:p>
          </table:table-cell>
          <table:table-cell office:value-type="float" office:value="12.474" table:style-name="ce478">
            <text:p>12.5</text:p>
          </table:table-cell>
          <table:table-cell office:value-type="float" office:value="12.7462" table:style-name="ce478">
            <text:p>12.7</text:p>
          </table:table-cell>
          <table:table-cell office:value-type="float" office:value="13.2879" table:style-name="ce478">
            <text:p>13.3</text:p>
          </table:table-cell>
          <table:table-cell office:value-type="float" office:value="13.838699999999999" table:style-name="ce478">
            <text:p>13.8</text:p>
          </table:table-cell>
          <table:table-cell office:value-type="float" office:value="13.8178" table:style-name="ce478">
            <text:p>13.8</text:p>
          </table:table-cell>
          <table:table-cell office:value-type="float" office:value="14.2879" table:style-name="ce478">
            <text:p>14.3</text:p>
          </table:table-cell>
          <table:table-cell office:value-type="float" office:value="15.1365" table:style-name="ce478">
            <text:p>15.1</text:p>
          </table:table-cell>
          <table:table-cell office:value-type="float" office:value="16.324300000000001" table:style-name="ce478">
            <text:p>16.3</text:p>
          </table:table-cell>
          <table:table-cell office:value-type="float" office:value="18.435099999999998" table:style-name="ce478">
            <text:p>18.4</text:p>
          </table:table-cell>
          <table:table-cell table:number-columns-repeated="16371" table:style-name="ce471"/>
        </table:table-row>
        <table:table-row table:style-name="ro38">
          <table:table-cell office:value-type="string" table:style-name="ce466">
            <text:p>Summary non-motoring</text:p>
          </table:table-cell>
          <table:table-cell office:value-type="string" table:style-name="ce466">
            <text:p>Total sentenced</text:p>
          </table:table-cell>
          <table:table-cell office:value-type="float" office:value="492522" table:style-name="ce476">
            <text:p>492,522</text:p>
          </table:table-cell>
          <table:table-cell office:value-type="float" office:value="475461" table:style-name="ce476">
            <text:p>475,461</text:p>
          </table:table-cell>
          <table:table-cell office:value-type="float" office:value="441992" table:style-name="ce476">
            <text:p>441,992</text:p>
          </table:table-cell>
          <table:table-cell office:value-type="float" office:value="447365" table:style-name="ce476">
            <text:p>447,365</text:p>
          </table:table-cell>
          <table:table-cell office:value-type="float" office:value="474871" table:style-name="ce476">
            <text:p>474,871</text:p>
          </table:table-cell>
          <table:table-cell office:value-type="float" office:value="486327" table:style-name="ce476">
            <text:p>486,327</text:p>
          </table:table-cell>
          <table:table-cell office:value-type="float" office:value="468350" table:style-name="ce476">
            <text:p>468,350</text:p>
          </table:table-cell>
          <table:table-cell office:value-type="float" office:value="464752" table:style-name="ce476">
            <text:p>464,752</text:p>
          </table:table-cell>
          <table:table-cell office:value-type="float" office:value="453956" table:style-name="ce476">
            <text:p>453,956</text:p>
          </table:table-cell>
          <table:table-cell office:value-type="float" office:value="273912" table:style-name="ce476">
            <text:p>273,912</text:p>
          </table:table-cell>
          <table:table-cell office:value-type="float" office:value="258543" table:style-name="ce476">
            <text:p>258,543</text:p>
          </table:table-cell>
          <table:table-cell table:number-columns-repeated="16371" table:style-name="ce6"/>
        </table:table-row>
        <table:table-row table:style-name="ro38">
          <table:table-cell office:value-type="string" table:style-name="ce34">
            <text:p>Summary non-motoring</text:p>
          </table:table-cell>
          <table:table-cell office:value-type="string" table:style-name="ce34">
            <text:p>Immediate custody</text:p>
          </table:table-cell>
          <table:table-cell office:value-type="float" office:value="15154" table:style-name="ce477">
            <text:p>15,154</text:p>
          </table:table-cell>
          <table:table-cell office:value-type="float" office:value="14383" table:style-name="ce477">
            <text:p>14,383</text:p>
          </table:table-cell>
          <table:table-cell office:value-type="float" office:value="12480" table:style-name="ce477">
            <text:p>12,480</text:p>
          </table:table-cell>
          <table:table-cell office:value-type="float" office:value="12784" table:style-name="ce477">
            <text:p>12,784</text:p>
          </table:table-cell>
          <table:table-cell office:value-type="float" office:value="13072" table:style-name="ce477">
            <text:p>13,072</text:p>
          </table:table-cell>
          <table:table-cell office:value-type="float" office:value="13083" table:style-name="ce477">
            <text:p>13,083</text:p>
          </table:table-cell>
          <table:table-cell office:value-type="float" office:value="12300" table:style-name="ce477">
            <text:p>12,300</text:p>
          </table:table-cell>
          <table:table-cell office:value-type="float" office:value="10997" table:style-name="ce477">
            <text:p>10,997</text:p>
          </table:table-cell>
          <table:table-cell office:value-type="float" office:value="8613" table:style-name="ce477">
            <text:p>8,613</text:p>
          </table:table-cell>
          <table:table-cell office:value-type="float" office:value="6478" table:style-name="ce477">
            <text:p>6,478</text:p>
          </table:table-cell>
          <table:table-cell office:value-type="float" office:value="6117" table:style-name="ce477">
            <text:p>6,117</text:p>
          </table:table-cell>
          <table:table-cell table:number-columns-repeated="16371"/>
        </table:table-row>
        <table:table-row table:style-name="ro38">
          <table:table-cell office:value-type="string" table:style-name="ce34">
            <text:p>Summary non-motoring</text:p>
          </table:table-cell>
          <table:table-cell office:value-type="string" table:style-name="ce34">
            <text:p>Suspended sentence</text:p>
          </table:table-cell>
          <table:table-cell office:value-type="float" office:value="9631" table:style-name="ce477">
            <text:p>9,631</text:p>
          </table:table-cell>
          <table:table-cell office:value-type="float" office:value="9040" table:style-name="ce477">
            <text:p>9,040</text:p>
          </table:table-cell>
          <table:table-cell office:value-type="float" office:value="9305" table:style-name="ce477">
            <text:p>9,305</text:p>
          </table:table-cell>
          <table:table-cell office:value-type="float" office:value="10191" table:style-name="ce477">
            <text:p>10,191</text:p>
          </table:table-cell>
          <table:table-cell office:value-type="float" office:value="11321" table:style-name="ce477">
            <text:p>11,321</text:p>
          </table:table-cell>
          <table:table-cell office:value-type="float" office:value="11491" table:style-name="ce477">
            <text:p>11,491</text:p>
          </table:table-cell>
          <table:table-cell office:value-type="float" office:value="11137" table:style-name="ce477">
            <text:p>11,137</text:p>
          </table:table-cell>
          <table:table-cell office:value-type="float" office:value="8908" table:style-name="ce477">
            <text:p>8,908</text:p>
          </table:table-cell>
          <table:table-cell office:value-type="float" office:value="5972" table:style-name="ce477">
            <text:p>5,972</text:p>
          </table:table-cell>
          <table:table-cell office:value-type="float" office:value="4777" table:style-name="ce477">
            <text:p>4,777</text:p>
          </table:table-cell>
          <table:table-cell office:value-type="float" office:value="5220" table:style-name="ce477">
            <text:p>5,220</text:p>
          </table:table-cell>
          <table:table-cell table:number-columns-repeated="16371"/>
        </table:table-row>
        <table:table-row table:style-name="ro38">
          <table:table-cell office:value-type="string" table:style-name="ce34">
            <text:p>Summary non-motoring</text:p>
          </table:table-cell>
          <table:table-cell office:value-type="string" table:style-name="ce34">
            <text:p>Community sentence</text:p>
          </table:table-cell>
          <table:table-cell office:value-type="float" office:value="62182" table:style-name="ce477">
            <text:p>62,182</text:p>
          </table:table-cell>
          <table:table-cell office:value-type="float" office:value="55791" table:style-name="ce477">
            <text:p>55,791</text:p>
          </table:table-cell>
          <table:table-cell office:value-type="float" office:value="47205" table:style-name="ce477">
            <text:p>47,205</text:p>
          </table:table-cell>
          <table:table-cell office:value-type="float" office:value="44699" table:style-name="ce477">
            <text:p>44,699</text:p>
          </table:table-cell>
          <table:table-cell office:value-type="float" office:value="46192" table:style-name="ce477">
            <text:p>46,192</text:p>
          </table:table-cell>
          <table:table-cell office:value-type="float" office:value="43675" table:style-name="ce477">
            <text:p>43,675</text:p>
          </table:table-cell>
          <table:table-cell office:value-type="float" office:value="39941" table:style-name="ce477">
            <text:p>39,941</text:p>
          </table:table-cell>
          <table:table-cell office:value-type="float" office:value="35749" table:style-name="ce477">
            <text:p>35,749</text:p>
          </table:table-cell>
          <table:table-cell office:value-type="float" office:value="30650" table:style-name="ce477">
            <text:p>30,650</text:p>
          </table:table-cell>
          <table:table-cell office:value-type="float" office:value="18872" table:style-name="ce477">
            <text:p>18,872</text:p>
          </table:table-cell>
          <table:table-cell office:value-type="float" office:value="20471" table:style-name="ce477">
            <text:p>20,471</text:p>
          </table:table-cell>
          <table:table-cell table:number-columns-repeated="16371"/>
        </table:table-row>
        <table:table-row table:style-name="ro38">
          <table:table-cell office:value-type="string" table:style-name="ce34">
            <text:p>Summary non-motoring</text:p>
          </table:table-cell>
          <table:table-cell office:value-type="string" table:style-name="ce34">
            <text:p>Fine [Note 23]</text:p>
          </table:table-cell>
          <table:table-cell office:value-type="float" office:value="348805" table:style-name="ce477">
            <text:p>348,805</text:p>
          </table:table-cell>
          <table:table-cell office:value-type="float" office:value="344554" table:style-name="ce477">
            <text:p>344,554</text:p>
          </table:table-cell>
          <table:table-cell office:value-type="float" office:value="325781" table:style-name="ce477">
            <text:p>325,781</text:p>
          </table:table-cell>
          <table:table-cell office:value-type="float" office:value="332995" table:style-name="ce477">
            <text:p>332,995</text:p>
          </table:table-cell>
          <table:table-cell office:value-type="float" office:value="360004" table:style-name="ce477">
            <text:p>360,004</text:p>
          </table:table-cell>
          <table:table-cell office:value-type="float" office:value="378639" table:style-name="ce477">
            <text:p>378,639</text:p>
          </table:table-cell>
          <table:table-cell office:value-type="float" office:value="371477" table:style-name="ce477">
            <text:p>371,477</text:p>
          </table:table-cell>
          <table:table-cell office:value-type="float" office:value="377678" table:style-name="ce477">
            <text:p>377,678</text:p>
          </table:table-cell>
          <table:table-cell office:value-type="float" office:value="381027" table:style-name="ce477">
            <text:p>381,027</text:p>
          </table:table-cell>
          <table:table-cell office:value-type="float" office:value="225376" table:style-name="ce477">
            <text:p>225,376</text:p>
          </table:table-cell>
          <table:table-cell office:value-type="float" office:value="207670" table:style-name="ce477">
            <text:p>207,670</text:p>
          </table:table-cell>
          <table:table-cell table:number-columns-repeated="16371"/>
        </table:table-row>
        <table:table-row table:style-name="ro38">
          <table:table-cell office:value-type="string" table:style-name="ce34">
            <text:p>Summary non-motoring</text:p>
          </table:table-cell>
          <table:table-cell office:value-type="string" table:style-name="ce34">
            <text:p>Absolute discharge</text:p>
          </table:table-cell>
          <table:table-cell office:value-type="float" office:value="2695" table:style-name="ce477">
            <text:p>2,695</text:p>
          </table:table-cell>
          <table:table-cell office:value-type="float" office:value="2635" table:style-name="ce477">
            <text:p>2,635</text:p>
          </table:table-cell>
          <table:table-cell office:value-type="float" office:value="2427" table:style-name="ce477">
            <text:p>2,427</text:p>
          </table:table-cell>
          <table:table-cell office:value-type="float" office:value="2058" table:style-name="ce477">
            <text:p>2,058</text:p>
          </table:table-cell>
          <table:table-cell office:value-type="float" office:value="3509" table:style-name="ce477">
            <text:p>3,509</text:p>
          </table:table-cell>
          <table:table-cell office:value-type="float" office:value="3181" table:style-name="ce477">
            <text:p>3,181</text:p>
          </table:table-cell>
          <table:table-cell office:value-type="float" office:value="1699" table:style-name="ce477">
            <text:p>1,699</text:p>
          </table:table-cell>
          <table:table-cell office:value-type="float" office:value="2902" table:style-name="ce477">
            <text:p>2,902</text:p>
          </table:table-cell>
          <table:table-cell office:value-type="float" office:value="2351" table:style-name="ce477">
            <text:p>2,351</text:p>
          </table:table-cell>
          <table:table-cell office:value-type="float" office:value="996" table:style-name="ce477">
            <text:p>996</text:p>
          </table:table-cell>
          <table:table-cell office:value-type="float" office:value="793" table:style-name="ce477">
            <text:p>793</text:p>
          </table:table-cell>
          <table:table-cell table:number-columns-repeated="16371"/>
        </table:table-row>
        <table:table-row table:style-name="ro38">
          <table:table-cell office:value-type="string" table:style-name="ce34">
            <text:p>Summary non-motoring</text:p>
          </table:table-cell>
          <table:table-cell office:value-type="string" table:style-name="ce34">
            <text:p>Conditional discharge</text:p>
          </table:table-cell>
          <table:table-cell office:value-type="float" office:value="42923" table:style-name="ce477">
            <text:p>42,923</text:p>
          </table:table-cell>
          <table:table-cell office:value-type="float" office:value="39913" table:style-name="ce477">
            <text:p>39,913</text:p>
          </table:table-cell>
          <table:table-cell office:value-type="float" office:value="36699" table:style-name="ce477">
            <text:p>36,699</text:p>
          </table:table-cell>
          <table:table-cell office:value-type="float" office:value="35719" table:style-name="ce477">
            <text:p>35,719</text:p>
          </table:table-cell>
          <table:table-cell office:value-type="float" office:value="33604" table:style-name="ce477">
            <text:p>33,604</text:p>
          </table:table-cell>
          <table:table-cell office:value-type="float" office:value="29803" table:style-name="ce477">
            <text:p>29,803</text:p>
          </table:table-cell>
          <table:table-cell office:value-type="float" office:value="25732" table:style-name="ce477">
            <text:p>25,732</text:p>
          </table:table-cell>
          <table:table-cell office:value-type="float" office:value="22757" table:style-name="ce477">
            <text:p>22,757</text:p>
          </table:table-cell>
          <table:table-cell office:value-type="float" office:value="19862" table:style-name="ce477">
            <text:p>19,862</text:p>
          </table:table-cell>
          <table:table-cell office:value-type="float" office:value="13418" table:style-name="ce477">
            <text:p>13,418</text:p>
          </table:table-cell>
          <table:table-cell office:value-type="float" office:value="14042" table:style-name="ce477">
            <text:p>14,042</text:p>
          </table:table-cell>
          <table:table-cell table:number-columns-repeated="16371"/>
        </table:table-row>
        <table:table-row table:style-name="ro38">
          <table:table-cell office:value-type="string" table:style-name="ce34">
            <text:p>Summary non-motoring</text:p>
          </table:table-cell>
          <table:table-cell office:value-type="string" table:style-name="ce34">
            <text:p>Compensation</text:p>
          </table:table-cell>
          <table:table-cell office:value-type="float" office:value="4061" table:style-name="ce477">
            <text:p>4,061</text:p>
          </table:table-cell>
          <table:table-cell office:value-type="float" office:value="3585" table:style-name="ce477">
            <text:p>3,585</text:p>
          </table:table-cell>
          <table:table-cell office:value-type="float" office:value="4614" table:style-name="ce477">
            <text:p>4,614</text:p>
          </table:table-cell>
          <table:table-cell office:value-type="float" office:value="3396" table:style-name="ce477">
            <text:p>3,396</text:p>
          </table:table-cell>
          <table:table-cell office:value-type="float" office:value="3042" table:style-name="ce477">
            <text:p>3,042</text:p>
          </table:table-cell>
          <table:table-cell office:value-type="float" office:value="2891" table:style-name="ce477">
            <text:p>2,891</text:p>
          </table:table-cell>
          <table:table-cell office:value-type="float" office:value="2849" table:style-name="ce477">
            <text:p>2,849</text:p>
          </table:table-cell>
          <table:table-cell office:value-type="float" office:value="2989" table:style-name="ce477">
            <text:p>2,989</text:p>
          </table:table-cell>
          <table:table-cell office:value-type="float" office:value="2666" table:style-name="ce477">
            <text:p>2,666</text:p>
          </table:table-cell>
          <table:table-cell office:value-type="float" office:value="1983" table:style-name="ce477">
            <text:p>1,983</text:p>
          </table:table-cell>
          <table:table-cell office:value-type="float" office:value="2458" table:style-name="ce477">
            <text:p>2,458</text:p>
          </table:table-cell>
          <table:table-cell table:number-columns-repeated="16371"/>
        </table:table-row>
        <table:table-row table:style-name="ro38">
          <table:table-cell office:value-type="string" table:style-name="ce34">
            <text:p>Summary non-motoring</text:p>
          </table:table-cell>
          <table:table-cell office:value-type="string" table:style-name="ce34">
            <text:p>Otherwise dealt with [Note 6]</text:p>
          </table:table-cell>
          <table:table-cell office:value-type="float" office:value="7071" table:style-name="ce477">
            <text:p>7,071</text:p>
          </table:table-cell>
          <table:table-cell office:value-type="float" office:value="5560" table:style-name="ce477">
            <text:p>5,560</text:p>
          </table:table-cell>
          <table:table-cell office:value-type="float" office:value="3481" table:style-name="ce477">
            <text:p>3,481</text:p>
          </table:table-cell>
          <table:table-cell office:value-type="float" office:value="5523" table:style-name="ce477">
            <text:p>5,523</text:p>
          </table:table-cell>
          <table:table-cell office:value-type="float" office:value="4127" table:style-name="ce477">
            <text:p>4,127</text:p>
          </table:table-cell>
          <table:table-cell office:value-type="float" office:value="3564" table:style-name="ce477">
            <text:p>3,564</text:p>
          </table:table-cell>
          <table:table-cell office:value-type="float" office:value="3215" table:style-name="ce477">
            <text:p>3,215</text:p>
          </table:table-cell>
          <table:table-cell office:value-type="float" office:value="2772" table:style-name="ce477">
            <text:p>2,772</text:p>
          </table:table-cell>
          <table:table-cell office:value-type="float" office:value="2815" table:style-name="ce477">
            <text:p>2,815</text:p>
          </table:table-cell>
          <table:table-cell office:value-type="float" office:value="2012" table:style-name="ce477">
            <text:p>2,012</text:p>
          </table:table-cell>
          <table:table-cell office:value-type="float" office:value="1772" table:style-name="ce477">
            <text:p>1,772</text:p>
          </table:table-cell>
          <table:table-cell table:number-columns-repeated="16371"/>
        </table:table-row>
        <table:table-row table:style-name="ro38">
          <table:table-cell office:value-type="string" table:style-name="ce469">
            <text:p>Summary non-motoring</text:p>
          </table:table-cell>
          <table:table-cell office:value-type="string" table:style-name="ce469">
            <text:p>Average custodial sentence (months) [Note 7]</text:p>
          </table:table-cell>
          <table:table-cell office:value-type="float" office:value="2.5447000000000002" table:style-name="ce478">
            <text:p>2.5</text:p>
          </table:table-cell>
          <table:table-cell office:value-type="float" office:value="2.5966999999999998" table:style-name="ce478">
            <text:p>2.6</text:p>
          </table:table-cell>
          <table:table-cell office:value-type="float" office:value="2.6255999999999999" table:style-name="ce478">
            <text:p>2.6</text:p>
          </table:table-cell>
          <table:table-cell office:value-type="float" office:value="2.5907" table:style-name="ce478">
            <text:p>2.6</text:p>
          </table:table-cell>
          <table:table-cell office:value-type="float" office:value="2.5251000000000001" table:style-name="ce478">
            <text:p>2.5</text:p>
          </table:table-cell>
          <table:table-cell office:value-type="float" office:value="2.4767000000000001" table:style-name="ce478">
            <text:p>2.5</text:p>
          </table:table-cell>
          <table:table-cell office:value-type="float" office:value="2.4748000000000001" table:style-name="ce478">
            <text:p>2.5</text:p>
          </table:table-cell>
          <table:table-cell office:value-type="float" office:value="2.5354999999999999" table:style-name="ce478">
            <text:p>2.5</text:p>
          </table:table-cell>
          <table:table-cell office:value-type="float" office:value="2.5499999999999998" table:style-name="ce478">
            <text:p>2.6</text:p>
          </table:table-cell>
          <table:table-cell office:value-type="float" office:value="2.6059999999999999" table:style-name="ce478">
            <text:p>2.6</text:p>
          </table:table-cell>
          <table:table-cell office:value-type="float" office:value="2.9948999999999999" table:style-name="ce478">
            <text:p>3.0</text:p>
          </table:table-cell>
          <table:table-cell table:number-columns-repeated="16371" table:style-name="ce471"/>
        </table:table-row>
        <table:table-row table:style-name="ro38">
          <table:table-cell office:value-type="string" table:style-name="ce466">
            <text:p>Summary motoring</text:p>
          </table:table-cell>
          <table:table-cell office:value-type="string" table:style-name="ce466">
            <text:p>Total sentenced</text:p>
          </table:table-cell>
          <table:table-cell office:value-type="float" office:value="481395" table:style-name="ce476">
            <text:p>481,395</text:p>
          </table:table-cell>
          <table:table-cell office:value-type="float" office:value="445327" table:style-name="ce476">
            <text:p>445,327</text:p>
          </table:table-cell>
          <table:table-cell office:value-type="float" office:value="449726" table:style-name="ce476">
            <text:p>449,726</text:p>
          </table:table-cell>
          <table:table-cell office:value-type="float" office:value="462067" table:style-name="ce476">
            <text:p>462,067</text:p>
          </table:table-cell>
          <table:table-cell office:value-type="float" office:value="496666" table:style-name="ce476">
            <text:p>496,666</text:p>
          </table:table-cell>
          <table:table-cell office:value-type="float" office:value="507774" table:style-name="ce476">
            <text:p>507,774</text:p>
          </table:table-cell>
          <table:table-cell office:value-type="float" office:value="521294" table:style-name="ce476">
            <text:p>521,294</text:p>
          </table:table-cell>
          <table:table-cell office:value-type="float" office:value="519514" table:style-name="ce476">
            <text:p>519,514</text:p>
          </table:table-cell>
          <table:table-cell office:value-type="float" office:value="525862" table:style-name="ce476">
            <text:p>525,862</text:p>
          </table:table-cell>
          <table:table-cell office:value-type="float" office:value="439383" table:style-name="ce476">
            <text:p>439,383</text:p>
          </table:table-cell>
          <table:table-cell office:value-type="float" office:value="504074" table:style-name="ce476">
            <text:p>504,074</text:p>
          </table:table-cell>
          <table:table-cell table:number-columns-repeated="16371" table:style-name="ce6"/>
        </table:table-row>
        <table:table-row table:style-name="ro38">
          <table:table-cell office:value-type="string" table:style-name="ce34">
            <text:p>Summary motoring</text:p>
          </table:table-cell>
          <table:table-cell office:value-type="string" table:style-name="ce34">
            <text:p>Immediate custody</text:p>
          </table:table-cell>
          <table:table-cell office:value-type="float" office:value="3499" table:style-name="ce477">
            <text:p>3,499</text:p>
          </table:table-cell>
          <table:table-cell office:value-type="float" office:value="3164" table:style-name="ce477">
            <text:p>3,164</text:p>
          </table:table-cell>
          <table:table-cell office:value-type="float" office:value="2710" table:style-name="ce477">
            <text:p>2,710</text:p>
          </table:table-cell>
          <table:table-cell office:value-type="float" office:value="2617" table:style-name="ce477">
            <text:p>2,617</text:p>
          </table:table-cell>
          <table:table-cell office:value-type="float" office:value="2650" table:style-name="ce477">
            <text:p>2,650</text:p>
          </table:table-cell>
          <table:table-cell office:value-type="float" office:value="3091" table:style-name="ce477">
            <text:p>3,091</text:p>
          </table:table-cell>
          <table:table-cell office:value-type="float" office:value="3180" table:style-name="ce477">
            <text:p>3,180</text:p>
          </table:table-cell>
          <table:table-cell office:value-type="float" office:value="3051" table:style-name="ce477">
            <text:p>3,051</text:p>
          </table:table-cell>
          <table:table-cell office:value-type="float" office:value="3047" table:style-name="ce477">
            <text:p>3,047</text:p>
          </table:table-cell>
          <table:table-cell office:value-type="float" office:value="2522" table:style-name="ce477">
            <text:p>2,522</text:p>
          </table:table-cell>
          <table:table-cell office:value-type="float" office:value="2692" table:style-name="ce477">
            <text:p>2,692</text:p>
          </table:table-cell>
          <table:table-cell table:number-columns-repeated="16371"/>
        </table:table-row>
        <table:table-row table:style-name="ro38">
          <table:table-cell office:value-type="string" table:style-name="ce34">
            <text:p>Summary motoring</text:p>
          </table:table-cell>
          <table:table-cell office:value-type="string" table:style-name="ce34">
            <text:p>Suspended sentence</text:p>
          </table:table-cell>
          <table:table-cell office:value-type="float" office:value="4234" table:style-name="ce477">
            <text:p>4,234</text:p>
          </table:table-cell>
          <table:table-cell office:value-type="float" office:value="3863" table:style-name="ce477">
            <text:p>3,863</text:p>
          </table:table-cell>
          <table:table-cell office:value-type="float" office:value="3637" table:style-name="ce477">
            <text:p>3,637</text:p>
          </table:table-cell>
          <table:table-cell office:value-type="float" office:value="3711" table:style-name="ce477">
            <text:p>3,711</text:p>
          </table:table-cell>
          <table:table-cell office:value-type="float" office:value="3821" table:style-name="ce477">
            <text:p>3,821</text:p>
          </table:table-cell>
          <table:table-cell office:value-type="float" office:value="4641" table:style-name="ce477">
            <text:p>4,641</text:p>
          </table:table-cell>
          <table:table-cell office:value-type="float" office:value="4900" table:style-name="ce477">
            <text:p>4,900</text:p>
          </table:table-cell>
          <table:table-cell office:value-type="float" office:value="4377" table:style-name="ce477">
            <text:p>4,377</text:p>
          </table:table-cell>
          <table:table-cell office:value-type="float" office:value="3759" table:style-name="ce477">
            <text:p>3,759</text:p>
          </table:table-cell>
          <table:table-cell office:value-type="float" office:value="3335" table:style-name="ce477">
            <text:p>3,335</text:p>
          </table:table-cell>
          <table:table-cell office:value-type="float" office:value="4773" table:style-name="ce477">
            <text:p>4,773</text:p>
          </table:table-cell>
          <table:table-cell table:number-columns-repeated="16371"/>
        </table:table-row>
        <table:table-row table:style-name="ro38">
          <table:table-cell office:value-type="string" table:style-name="ce34">
            <text:p>Summary motoring</text:p>
          </table:table-cell>
          <table:table-cell office:value-type="string" table:style-name="ce34">
            <text:p>Community sentence</text:p>
          </table:table-cell>
          <table:table-cell office:value-type="float" office:value="14812" table:style-name="ce477">
            <text:p>14,812</text:p>
          </table:table-cell>
          <table:table-cell office:value-type="float" office:value="13335" table:style-name="ce477">
            <text:p>13,335</text:p>
          </table:table-cell>
          <table:table-cell office:value-type="float" office:value="11121" table:style-name="ce477">
            <text:p>11,121</text:p>
          </table:table-cell>
          <table:table-cell office:value-type="float" office:value="10043" table:style-name="ce477">
            <text:p>10,043</text:p>
          </table:table-cell>
          <table:table-cell office:value-type="float" office:value="9718" table:style-name="ce477">
            <text:p>9,718</text:p>
          </table:table-cell>
          <table:table-cell office:value-type="float" office:value="10793" table:style-name="ce477">
            <text:p>10,793</text:p>
          </table:table-cell>
          <table:table-cell office:value-type="float" office:value="11530" table:style-name="ce477">
            <text:p>11,530</text:p>
          </table:table-cell>
          <table:table-cell office:value-type="float" office:value="13018" table:style-name="ce477">
            <text:p>13,018</text:p>
          </table:table-cell>
          <table:table-cell office:value-type="float" office:value="14946" table:style-name="ce477">
            <text:p>14,946</text:p>
          </table:table-cell>
          <table:table-cell office:value-type="float" office:value="11181" table:style-name="ce477">
            <text:p>11,181</text:p>
          </table:table-cell>
          <table:table-cell office:value-type="float" office:value="14991" table:style-name="ce477">
            <text:p>14,991</text:p>
          </table:table-cell>
          <table:table-cell table:number-columns-repeated="16371"/>
        </table:table-row>
        <table:table-row table:style-name="ro38">
          <table:table-cell office:value-type="string" table:style-name="ce34">
            <text:p>Summary motoring</text:p>
          </table:table-cell>
          <table:table-cell office:value-type="string" table:style-name="ce34">
            <text:p>Fine [Note 23]</text:p>
          </table:table-cell>
          <table:table-cell office:value-type="float" office:value="449864" table:style-name="ce477">
            <text:p>449,864</text:p>
          </table:table-cell>
          <table:table-cell office:value-type="float" office:value="417233" table:style-name="ce477">
            <text:p>417,233</text:p>
          </table:table-cell>
          <table:table-cell office:value-type="float" office:value="424962" table:style-name="ce477">
            <text:p>424,962</text:p>
          </table:table-cell>
          <table:table-cell office:value-type="float" office:value="439850" table:style-name="ce477">
            <text:p>439,850</text:p>
          </table:table-cell>
          <table:table-cell office:value-type="float" office:value="475413" table:style-name="ce477">
            <text:p>475,413</text:p>
          </table:table-cell>
          <table:table-cell office:value-type="float" office:value="484115" table:style-name="ce477">
            <text:p>484,115</text:p>
          </table:table-cell>
          <table:table-cell office:value-type="float" office:value="496119" table:style-name="ce477">
            <text:p>496,119</text:p>
          </table:table-cell>
          <table:table-cell office:value-type="float" office:value="494174" table:style-name="ce477">
            <text:p>494,174</text:p>
          </table:table-cell>
          <table:table-cell office:value-type="float" office:value="499178" table:style-name="ce477">
            <text:p>499,178</text:p>
          </table:table-cell>
          <table:table-cell office:value-type="float" office:value="418840" table:style-name="ce477">
            <text:p>418,840</text:p>
          </table:table-cell>
          <table:table-cell office:value-type="float" office:value="475910" table:style-name="ce477">
            <text:p>475,910</text:p>
          </table:table-cell>
          <table:table-cell table:number-columns-repeated="16371"/>
        </table:table-row>
        <table:table-row table:style-name="ro38">
          <table:table-cell office:value-type="string" table:style-name="ce34">
            <text:p>Summary motoring</text:p>
          </table:table-cell>
          <table:table-cell office:value-type="string" table:style-name="ce34">
            <text:p>Absolute discharge</text:p>
          </table:table-cell>
          <table:table-cell office:value-type="float" office:value="3711" table:style-name="ce477">
            <text:p>3,711</text:p>
          </table:table-cell>
          <table:table-cell office:value-type="float" office:value="3321" table:style-name="ce477">
            <text:p>3,321</text:p>
          </table:table-cell>
          <table:table-cell office:value-type="float" office:value="3237" table:style-name="ce477">
            <text:p>3,237</text:p>
          </table:table-cell>
          <table:table-cell office:value-type="float" office:value="2578" table:style-name="ce477">
            <text:p>2,578</text:p>
          </table:table-cell>
          <table:table-cell office:value-type="float" office:value="2174" table:style-name="ce477">
            <text:p>2,174</text:p>
          </table:table-cell>
          <table:table-cell office:value-type="float" office:value="1844" table:style-name="ce477">
            <text:p>1,844</text:p>
          </table:table-cell>
          <table:table-cell office:value-type="float" office:value="1676" table:style-name="ce477">
            <text:p>1,676</text:p>
          </table:table-cell>
          <table:table-cell office:value-type="float" office:value="1473" table:style-name="ce477">
            <text:p>1,473</text:p>
          </table:table-cell>
          <table:table-cell office:value-type="float" office:value="1458" table:style-name="ce477">
            <text:p>1,458</text:p>
          </table:table-cell>
          <table:table-cell office:value-type="float" office:value="870" table:style-name="ce477">
            <text:p>870</text:p>
          </table:table-cell>
          <table:table-cell office:value-type="float" office:value="1257" table:style-name="ce477">
            <text:p>1,257</text:p>
          </table:table-cell>
          <table:table-cell table:number-columns-repeated="16371"/>
        </table:table-row>
        <table:table-row table:style-name="ro38">
          <table:table-cell office:value-type="string" table:style-name="ce34">
            <text:p>Summary motoring</text:p>
          </table:table-cell>
          <table:table-cell office:value-type="string" table:style-name="ce34">
            <text:p>Conditional discharge</text:p>
          </table:table-cell>
          <table:table-cell office:value-type="float" office:value="2788" table:style-name="ce477">
            <text:p>2,788</text:p>
          </table:table-cell>
          <table:table-cell office:value-type="float" office:value="2427" table:style-name="ce477">
            <text:p>2,427</text:p>
          </table:table-cell>
          <table:table-cell office:value-type="float" office:value="2110" table:style-name="ce477">
            <text:p>2,110</text:p>
          </table:table-cell>
          <table:table-cell office:value-type="float" office:value="1491" table:style-name="ce477">
            <text:p>1,491</text:p>
          </table:table-cell>
          <table:table-cell office:value-type="float" office:value="1350" table:style-name="ce477">
            <text:p>1,350</text:p>
          </table:table-cell>
          <table:table-cell office:value-type="float" office:value="1414" table:style-name="ce477">
            <text:p>1,414</text:p>
          </table:table-cell>
          <table:table-cell office:value-type="float" office:value="1366" table:style-name="ce477">
            <text:p>1,366</text:p>
          </table:table-cell>
          <table:table-cell office:value-type="float" office:value="1280" table:style-name="ce477">
            <text:p>1,280</text:p>
          </table:table-cell>
          <table:table-cell office:value-type="float" office:value="1267" table:style-name="ce477">
            <text:p>1,267</text:p>
          </table:table-cell>
          <table:table-cell office:value-type="float" office:value="1053" table:style-name="ce477">
            <text:p>1,053</text:p>
          </table:table-cell>
          <table:table-cell office:value-type="float" office:value="1612" table:style-name="ce477">
            <text:p>1,612</text:p>
          </table:table-cell>
          <table:table-cell table:number-columns-repeated="16371"/>
        </table:table-row>
        <table:table-row table:style-name="ro38">
          <table:table-cell office:value-type="string" table:style-name="ce34">
            <text:p>Summary motoring</text:p>
          </table:table-cell>
          <table:table-cell office:value-type="string" table:style-name="ce34">
            <text:p>Compensation</text:p>
          </table:table-cell>
          <table:table-cell office:value-type="float" office:value="159" table:style-name="ce477">
            <text:p>159</text:p>
          </table:table-cell>
          <table:table-cell office:value-type="float" office:value="169" table:style-name="ce477">
            <text:p>169</text:p>
          </table:table-cell>
          <table:table-cell office:value-type="float" office:value="132" table:style-name="ce477">
            <text:p>132</text:p>
          </table:table-cell>
          <table:table-cell office:value-type="float" office:value="103" table:style-name="ce477">
            <text:p>103</text:p>
          </table:table-cell>
          <table:table-cell office:value-type="float" office:value="97" table:style-name="ce477">
            <text:p>97</text:p>
          </table:table-cell>
          <table:table-cell office:value-type="float" office:value="117" table:style-name="ce477">
            <text:p>117</text:p>
          </table:table-cell>
          <table:table-cell office:value-type="float" office:value="156" table:style-name="ce477">
            <text:p>156</text:p>
          </table:table-cell>
          <table:table-cell office:value-type="float" office:value="93" table:style-name="ce477">
            <text:p>93</text:p>
          </table:table-cell>
          <table:table-cell office:value-type="float" office:value="67" table:style-name="ce477">
            <text:p>67</text:p>
          </table:table-cell>
          <table:table-cell office:value-type="float" office:value="21" table:style-name="ce477">
            <text:p>21</text:p>
          </table:table-cell>
          <table:table-cell office:value-type="float" office:value="36" table:style-name="ce477">
            <text:p>36</text:p>
          </table:table-cell>
          <table:table-cell table:number-columns-repeated="16371"/>
        </table:table-row>
        <table:table-row table:style-name="ro38">
          <table:table-cell office:value-type="string" table:style-name="ce34">
            <text:p>Summary motoring</text:p>
          </table:table-cell>
          <table:table-cell office:value-type="string" table:style-name="ce34">
            <text:p>Otherwise dealt with [Note 6]</text:p>
          </table:table-cell>
          <table:table-cell office:value-type="float" office:value="2328" table:style-name="ce477">
            <text:p>2,328</text:p>
          </table:table-cell>
          <table:table-cell office:value-type="float" office:value="1815" table:style-name="ce477">
            <text:p>1,815</text:p>
          </table:table-cell>
          <table:table-cell office:value-type="float" office:value="1817" table:style-name="ce477">
            <text:p>1,817</text:p>
          </table:table-cell>
          <table:table-cell office:value-type="float" office:value="1674" table:style-name="ce477">
            <text:p>1,674</text:p>
          </table:table-cell>
          <table:table-cell office:value-type="float" office:value="1443" table:style-name="ce477">
            <text:p>1,443</text:p>
          </table:table-cell>
          <table:table-cell office:value-type="float" office:value="1759" table:style-name="ce477">
            <text:p>1,759</text:p>
          </table:table-cell>
          <table:table-cell office:value-type="float" office:value="2367" table:style-name="ce477">
            <text:p>2,367</text:p>
          </table:table-cell>
          <table:table-cell office:value-type="float" office:value="2048" table:style-name="ce477">
            <text:p>2,048</text:p>
          </table:table-cell>
          <table:table-cell office:value-type="float" office:value="2140" table:style-name="ce477">
            <text:p>2,140</text:p>
          </table:table-cell>
          <table:table-cell office:value-type="float" office:value="1561" table:style-name="ce477">
            <text:p>1,561</text:p>
          </table:table-cell>
          <table:table-cell office:value-type="float" office:value="2803" table:style-name="ce477">
            <text:p>2,803</text:p>
          </table:table-cell>
          <table:table-cell table:number-columns-repeated="16371"/>
        </table:table-row>
        <table:table-row table:style-name="ro38">
          <table:table-cell office:value-type="string" table:style-name="ce469">
            <text:p>Summary motoring</text:p>
          </table:table-cell>
          <table:table-cell office:value-type="string" table:style-name="ce469">
            <text:p>Average custodial sentence (months) [Note 7]</text:p>
          </table:table-cell>
          <table:table-cell office:value-type="float" office:value="3.1070000000000002" table:style-name="ce478">
            <text:p>3.1</text:p>
          </table:table-cell>
          <table:table-cell office:value-type="float" office:value="3.1038999999999999" table:style-name="ce478">
            <text:p>3.1</text:p>
          </table:table-cell>
          <table:table-cell office:value-type="float" office:value="3.1" table:style-name="ce478">
            <text:p>3.1</text:p>
          </table:table-cell>
          <table:table-cell office:value-type="float" office:value="3.0567000000000002" table:style-name="ce478">
            <text:p>3.1</text:p>
          </table:table-cell>
          <table:table-cell office:value-type="float" office:value="3.0196000000000001" table:style-name="ce478">
            <text:p>3.0</text:p>
          </table:table-cell>
          <table:table-cell office:value-type="float" office:value="2.9136000000000002" table:style-name="ce478">
            <text:p>2.9</text:p>
          </table:table-cell>
          <table:table-cell office:value-type="float" office:value="2.9481000000000002" table:style-name="ce478">
            <text:p>2.9</text:p>
          </table:table-cell>
          <table:table-cell office:value-type="float" office:value="2.8473000000000002" table:style-name="ce478">
            <text:p>2.8</text:p>
          </table:table-cell>
          <table:table-cell office:value-type="float" office:value="2.8788" table:style-name="ce478">
            <text:p>2.9</text:p>
          </table:table-cell>
          <table:table-cell office:value-type="float" office:value="2.8126000000000002" table:style-name="ce478">
            <text:p>2.8</text:p>
          </table:table-cell>
          <table:table-cell office:value-type="float" office:value="2.8245" table:style-name="ce478">
            <text:p>2.8</text:p>
          </table:table-cell>
          <table:table-cell table:number-columns-repeated="16371" table:style-name="ce471"/>
        </table:table-row>
        <table:table-row table:style-name="ro38">
          <table:table-cell office:value-type="string" table:style-name="ce466">
            <text:p>Offence not known</text:p>
          </table:table-cell>
          <table:table-cell office:value-type="string" table:style-name="ce466">
            <text:p>Total sentenced</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float" office:value="123" table:style-name="ce476">
            <text:p>123</text:p>
          </table:table-cell>
          <table:table-cell office:value-type="float" office:value="545" table:style-name="ce476">
            <text:p>545</text:p>
          </table:table-cell>
          <table:table-cell office:value-type="float" office:value="593" table:style-name="ce476">
            <text:p>593</text:p>
          </table:table-cell>
          <table:table-cell office:value-type="float" office:value="196" table:style-name="ce476">
            <text:p>196</text:p>
          </table:table-cell>
          <table:table-cell table:number-columns-repeated="16371" table:style-name="ce6"/>
        </table:table-row>
        <table:table-row table:style-name="ro38">
          <table:table-cell office:value-type="string" table:style-name="ce34">
            <text:p>Offence not known</text:p>
          </table:table-cell>
          <table:table-cell office:value-type="string" table:style-name="ce34">
            <text:p>Immediate custody</text:p>
          </table:table-cell>
          <table:table-cell office:value-type="string" table:style-name="ce480">
            <text:p>-</text:p>
          </table:table-cell>
          <table:table-cell office:value-type="string" table:style-name="ce480">
            <text:p>-</text:p>
          </table:table-cell>
          <table:table-cell office:value-type="string" table:style-name="ce480">
            <text:p>-</text:p>
          </table:table-cell>
          <table:table-cell office:value-type="string" table:style-name="ce480">
            <text:p>-</text:p>
          </table:table-cell>
          <table:table-cell office:value-type="string" table:style-name="ce480">
            <text:p>-</text:p>
          </table:table-cell>
          <table:table-cell office:value-type="string" table:style-name="ce480">
            <text:p>-</text:p>
          </table:table-cell>
          <table:table-cell office:value-type="string" table:style-name="ce480">
            <text:p>-</text:p>
          </table:table-cell>
          <table:table-cell office:value-type="float" office:value="87" table:style-name="ce477">
            <text:p>87</text:p>
          </table:table-cell>
          <table:table-cell office:value-type="float" office:value="307" table:style-name="ce477">
            <text:p>307</text:p>
          </table:table-cell>
          <table:table-cell office:value-type="float" office:value="400" table:style-name="ce477">
            <text:p>400</text:p>
          </table:table-cell>
          <table:table-cell office:value-type="float" office:value="128" table:style-name="ce477">
            <text:p>128</text:p>
          </table:table-cell>
          <table:table-cell table:number-columns-repeated="16371"/>
        </table:table-row>
        <table:table-row table:style-name="ro38">
          <table:table-cell office:value-type="string" table:style-name="ce34">
            <text:p>Offence not known</text:p>
          </table:table-cell>
          <table:table-cell office:value-type="string" table:style-name="ce34">
            <text:p>Suspended sentence</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float" office:value="19" table:style-name="ce477">
            <text:p>19</text:p>
          </table:table-cell>
          <table:table-cell office:value-type="float" office:value="110" table:style-name="ce477">
            <text:p>110</text:p>
          </table:table-cell>
          <table:table-cell office:value-type="float" office:value="131" table:style-name="ce477">
            <text:p>131</text:p>
          </table:table-cell>
          <table:table-cell office:value-type="float" office:value="38" table:style-name="ce477">
            <text:p>38</text:p>
          </table:table-cell>
          <table:table-cell table:number-columns-repeated="16371"/>
        </table:table-row>
        <table:table-row table:style-name="ro38">
          <table:table-cell office:value-type="string" table:style-name="ce34">
            <text:p>Offence not known</text:p>
          </table:table-cell>
          <table:table-cell office:value-type="string" table:style-name="ce34">
            <text:p>Community sentence</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float" office:value="7" table:style-name="ce477">
            <text:p>7</text:p>
          </table:table-cell>
          <table:table-cell office:value-type="float" office:value="67" table:style-name="ce477">
            <text:p>67</text:p>
          </table:table-cell>
          <table:table-cell office:value-type="float" office:value="31" table:style-name="ce477">
            <text:p>31</text:p>
          </table:table-cell>
          <table:table-cell office:value-type="float" office:value="9" table:style-name="ce477">
            <text:p>9</text:p>
          </table:table-cell>
          <table:table-cell table:number-columns-repeated="16371"/>
        </table:table-row>
        <table:table-row table:style-name="ro38">
          <table:table-cell office:value-type="string" table:style-name="ce34">
            <text:p>Offence not known</text:p>
          </table:table-cell>
          <table:table-cell office:value-type="string" table:style-name="ce34">
            <text:p>Fine [Note 23]</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float" office:value="1" table:style-name="ce477">
            <text:p>1</text:p>
          </table:table-cell>
          <table:table-cell office:value-type="float" office:value="15" table:style-name="ce477">
            <text:p>15</text:p>
          </table:table-cell>
          <table:table-cell office:value-type="float" office:value="11" table:style-name="ce477">
            <text:p>11</text:p>
          </table:table-cell>
          <table:table-cell office:value-type="float" office:value="14" table:style-name="ce477">
            <text:p>14</text:p>
          </table:table-cell>
          <table:table-cell table:number-columns-repeated="16371"/>
        </table:table-row>
        <table:table-row table:style-name="ro38">
          <table:table-cell office:value-type="string" table:style-name="ce34">
            <text:p>Offence not known</text:p>
          </table:table-cell>
          <table:table-cell office:value-type="string" table:style-name="ce34">
            <text:p>Absolute discharge</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float" office:value="1" table:style-name="ce477">
            <text:p>1</text:p>
          </table:table-cell>
          <table:table-cell office:value-type="string" table:style-name="ce479">
            <text:p>-</text:p>
          </table:table-cell>
          <table:table-cell office:value-type="string" table:style-name="ce479">
            <text:p>-</text:p>
          </table:table-cell>
          <table:table-cell table:number-columns-repeated="16371"/>
        </table:table-row>
        <table:table-row table:style-name="ro38">
          <table:table-cell office:value-type="string" table:style-name="ce34">
            <text:p>Offence not known</text:p>
          </table:table-cell>
          <table:table-cell office:value-type="string" table:style-name="ce34">
            <text:p>Conditional discharge</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float" office:value="5" table:style-name="ce477">
            <text:p>5</text:p>
          </table:table-cell>
          <table:table-cell office:value-type="float" office:value="6" table:style-name="ce477">
            <text:p>6</text:p>
          </table:table-cell>
          <table:table-cell office:value-type="float" office:value="1" table:style-name="ce477">
            <text:p>1</text:p>
          </table:table-cell>
          <table:table-cell table:number-columns-repeated="16371"/>
        </table:table-row>
        <table:table-row table:style-name="ro38">
          <table:table-cell office:value-type="string" table:style-name="ce34">
            <text:p>Offence not known</text:p>
          </table:table-cell>
          <table:table-cell office:value-type="string" table:style-name="ce34">
            <text:p>Compensation</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float" office:value="1" table:style-name="ce477">
            <text:p>1</text:p>
          </table:table-cell>
          <table:table-cell office:value-type="string" table:style-name="ce479">
            <text:p>-</text:p>
          </table:table-cell>
          <table:table-cell office:value-type="string" table:style-name="ce479">
            <text:p>-</text:p>
          </table:table-cell>
          <table:table-cell table:number-columns-repeated="16371"/>
        </table:table-row>
        <table:table-row table:style-name="ro38">
          <table:table-cell office:value-type="string" table:style-name="ce34">
            <text:p>Offence not known</text:p>
          </table:table-cell>
          <table:table-cell office:value-type="string" table:style-name="ce34">
            <text:p>Otherwise dealt with [Note 6]</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string" table:style-name="ce479">
            <text:p>-</text:p>
          </table:table-cell>
          <table:table-cell office:value-type="float" office:value="9" table:style-name="ce477">
            <text:p>9</text:p>
          </table:table-cell>
          <table:table-cell office:value-type="float" office:value="39" table:style-name="ce477">
            <text:p>39</text:p>
          </table:table-cell>
          <table:table-cell office:value-type="float" office:value="14" table:style-name="ce477">
            <text:p>14</text:p>
          </table:table-cell>
          <table:table-cell office:value-type="float" office:value="6" table:style-name="ce477">
            <text:p>6</text:p>
          </table:table-cell>
          <table:table-cell table:number-columns-repeated="16371"/>
        </table:table-row>
        <table:table-row table:style-name="ro38">
          <table:table-cell office:value-type="string" table:style-name="ce469">
            <text:p>Offence not known</text:p>
          </table:table-cell>
          <table:table-cell office:value-type="string" table:style-name="ce469">
            <text:p>Average custodial sentence (months) [Note 7]</text:p>
          </table:table-cell>
          <table:table-cell office:value-type="string" table:style-name="ce481">
            <text:p>-</text:p>
          </table:table-cell>
          <table:table-cell office:value-type="string" table:style-name="ce481">
            <text:p>-</text:p>
          </table:table-cell>
          <table:table-cell office:value-type="string" table:style-name="ce481">
            <text:p>-</text:p>
          </table:table-cell>
          <table:table-cell office:value-type="string" table:style-name="ce481">
            <text:p>-</text:p>
          </table:table-cell>
          <table:table-cell office:value-type="string" table:style-name="ce481">
            <text:p>-</text:p>
          </table:table-cell>
          <table:table-cell office:value-type="string" table:style-name="ce481">
            <text:p>-</text:p>
          </table:table-cell>
          <table:table-cell office:value-type="string" table:style-name="ce481">
            <text:p>-</text:p>
          </table:table-cell>
          <table:table-cell office:value-type="float" office:value="81.481999999999999" table:style-name="ce478">
            <text:p>81.5</text:p>
          </table:table-cell>
          <table:table-cell office:value-type="float" office:value="36.930399999999999" table:style-name="ce478">
            <text:p>36.9</text:p>
          </table:table-cell>
          <table:table-cell office:value-type="float" office:value="49.978700000000003" table:style-name="ce478">
            <text:p>50.0</text:p>
          </table:table-cell>
          <table:table-cell office:value-type="float" office:value="35.496400000000001" table:style-name="ce478">
            <text:p>35.5</text:p>
          </table:table-cell>
          <table:table-cell table:number-columns-repeated="16371" table:style-name="ce471"/>
        </table:table-row>
        <table:table-row table:style-name="ro99">
          <table:table-cell office:value-type="string" table:style-name="ce220">
            <text:p>Source: Ministry of Justice Court Proceedings Database</text:p>
          </table:table-cell>
          <table:table-cell table:number-columns-repeated="11" table:style-name="ce7"/>
          <table:table-cell office:value-type="string" table:style-name="ce7">
            <text:p><text:s/></text:p>
          </table:table-cell>
          <table:table-cell table:number-columns-repeated="16371" table:style-name="ce7"/>
        </table:table-row>
        <table:table-row table:style-name="ro10">
          <table:table-cell office:value-type="string" table:style-name="ce220">
            <text:p>: = Not available</text:p>
          </table:table-cell>
          <table:table-cell table:number-columns-repeated="16383" table:style-name="ce7"/>
        </table:table-row>
        <table:table-row table:style-name="ro10">
          <table:table-cell office:value-type="string" table:style-name="ce398">
            <text:p>- = nil</text:p>
          </table:table-cell>
          <table:table-cell table:number-columns-repeated="16383" table:style-name="ce7"/>
        </table:table-row>
        <table:table-row table:style-name="ro38">
          <table:table-cell table:style-name="ce7"/>
          <table:table-cell table:style-name="ce220"/>
          <table:table-cell table:number-columns-repeated="12" table:style-name="ce34"/>
          <table:table-cell table:number-columns-repeated="16370" table:style-name="ce7"/>
        </table:table-row>
        <table:table-row table:style-name="ro10">
          <table:table-cell table:style-name="ce7"/>
          <table:table-cell table:number-columns-repeated="12" table:style-name="ce34"/>
          <table:table-cell table:style-name="ce482"/>
          <table:table-cell table:number-columns-repeated="16370" table:style-name="ce7"/>
        </table:table-row>
        <table:table-row table:style-name="ro10">
          <table:table-cell table:style-name="ce7"/>
          <table:table-cell table:number-columns-repeated="13" table:style-name="ce34"/>
          <table:table-cell table:number-columns-repeated="16370" table:style-name="ce7"/>
        </table:table-row>
        <table:table-row table:style-name="ro62">
          <table:table-cell table:style-name="ce7"/>
          <table:table-cell table:number-columns-spanned="13" table:number-rows-spanned="1" table:style-name="ce176"/>
          <table:covered-table-cell table:number-columns-repeated="12"/>
          <table:table-cell table:number-columns-repeated="16370" table:style-name="ce7"/>
        </table:table-row>
        <table:table-row table:style-name="ro10">
          <table:table-cell table:style-name="ce7"/>
          <table:table-cell table:number-columns-repeated="13" table:style-name="ce34"/>
          <table:table-cell table:style-name="ce38"/>
          <table:table-cell table:number-columns-repeated="16369" table:style-name="ce7"/>
        </table:table-row>
        <table:table-row table:number-rows-repeated="3" table:style-name="ro10">
          <table:table-cell table:style-name="ce7"/>
          <table:table-cell table:number-columns-repeated="13" table:style-name="ce226"/>
          <table:table-cell table:number-columns-repeated="16370" table:style-name="ce7"/>
        </table:table-row>
        <table:table-row table:style-name="ro73">
          <table:table-cell table:style-name="ce7"/>
          <table:table-cell table:number-columns-spanned="13" table:number-rows-spanned="1" table:style-name="ce176"/>
          <table:covered-table-cell table:number-columns-repeated="12"/>
          <table:table-cell table:number-columns-repeated="12" table:style-name="ce329"/>
          <table:table-cell table:number-columns-repeated="16358"/>
        </table:table-row>
        <table:table-row table:style-name="ro10">
          <table:table-cell table:style-name="ce7"/>
          <table:table-cell table:style-name="ce34"/>
          <table:table-cell table:number-columns-repeated="16382" table:style-name="ce7"/>
        </table:table-row>
        <table:table-row table:number-rows-repeated="1048434" table:style-name="ro38">
          <table:table-cell table:number-columns-repeated="16384"/>
        </table:table-row>
      </table:table>
      <table:table table:name="Q5_2" table:style-name="ta1">
        <table:table-column table:style-name="co91" table:default-cell-style-name="ce34"/>
        <table:table-column table:style-name="co66" table:number-columns-repeated="11" table:default-cell-style-name="ce34"/>
        <table:table-column table:style-name="co6" table:number-columns-repeated="16372" table:default-cell-style-name="ce34"/>
        <table:table-row table:style-name="ro38">
          <table:table-cell office:value-type="string" table:style-name="ce202">
            <text:p>Table Q5.2a - Number of persons sentenced at all courts to immediate custody, by offence group, 12 months ending September 2011 to year ending September 2021, England and Wales [Notes 4, 7, 10]</text:p>
          </table:table-cell>
          <table:table-cell table:number-columns-repeated="16383" table:style-name="ce34"/>
        </table:table-row>
        <table:table-row table:style-name="ro4">
          <table:table-cell office:value-type="string" table:style-name="ce483">
            <text:p>This worksheet contains three tables: Table Q5.2a (located cell A4), Table Q5.2b (located cell A23) and Table Q5.2c (located cell A42). Notes can be found on the Notes sheet.</text:p>
          </table:table-cell>
          <table:table-cell table:number-columns-repeated="11" table:style-name="ce203"/>
          <table:table-cell table:number-columns-repeated="16372" table:style-name="ce27"/>
        </table:table-row>
        <table:table-row table:style-name="ro38">
          <table:table-cell office:value-type="string" table:style-name="ce32">
            <text:p><text:a xlink:href="#Contents.A1">back to contents</text:a></text:p>
          </table:table-cell>
          <table:table-cell table:number-columns-repeated="11" table:style-name="ce484"/>
          <table:table-cell table:number-columns-repeated="16372" table:style-name="ce4"/>
        </table:table-row>
        <table:table-row table:style-name="ro100">
          <table:table-cell office:value-type="string" table:style-name="ce437">
            <text:p>Offence group</text:p>
          </table:table-cell>
          <table:table-cell office:value-type="string" table:style-name="ce208">
            <text:p>2011</text:p>
          </table:table-cell>
          <table:table-cell office:value-type="string" table:style-name="ce208">
            <text:p>2012</text:p>
          </table:table-cell>
          <table:table-cell office:value-type="string" table:style-name="ce208">
            <text:p>2013</text:p>
          </table:table-cell>
          <table:table-cell office:value-type="string" table:style-name="ce208">
            <text:p>2014</text:p>
          </table:table-cell>
          <table:table-cell office:value-type="string" table:style-name="ce208">
            <text:p>2015</text:p>
          </table:table-cell>
          <table:table-cell office:value-type="string" table:style-name="ce208">
            <text:p>2016</text:p>
          </table:table-cell>
          <table:table-cell office:value-type="string" table:style-name="ce208">
            <text:p>2017</text:p>
          </table:table-cell>
          <table:table-cell office:value-type="string" table:style-name="ce208">
            <text:p>2018</text:p>
          </table:table-cell>
          <table:table-cell office:value-type="string" table:style-name="ce208">
            <text:p>2019</text:p>
          </table:table-cell>
          <table:table-cell office:value-type="string" table:style-name="ce208">
            <text:p>2020</text:p>
          </table:table-cell>
          <table:table-cell office:value-type="string" table:style-name="ce208">
            <text:p>2021</text:p>
          </table:table-cell>
          <table:table-cell table:number-columns-repeated="16372" table:style-name="ce27"/>
        </table:table-row>
        <table:table-row table:style-name="ro38">
          <table:table-cell office:value-type="string" table:style-name="ce34">
            <text:p>Violence against the person</text:p>
          </table:table-cell>
          <table:table-cell office:value-type="float" office:value="11911" table:style-name="ce485">
            <text:p><text:s/>11,911<text:s/></text:p>
          </table:table-cell>
          <table:table-cell office:value-type="float" office:value="11678" table:style-name="ce485">
            <text:p><text:s/>11,678<text:s/></text:p>
          </table:table-cell>
          <table:table-cell office:value-type="float" office:value="10523" table:style-name="ce485">
            <text:p><text:s/>10,523<text:s/></text:p>
          </table:table-cell>
          <table:table-cell office:value-type="float" office:value="10932" table:style-name="ce485">
            <text:p><text:s/>10,932<text:s/></text:p>
          </table:table-cell>
          <table:table-cell office:value-type="float" office:value="11768" table:style-name="ce485">
            <text:p><text:s/>11,768<text:s/></text:p>
          </table:table-cell>
          <table:table-cell office:value-type="float" office:value="12048" table:style-name="ce485">
            <text:p><text:s/>12,048<text:s/></text:p>
          </table:table-cell>
          <table:table-cell office:value-type="float" office:value="11619" table:style-name="ce485">
            <text:p><text:s/>11,619<text:s/></text:p>
          </table:table-cell>
          <table:table-cell office:value-type="float" office:value="11668" table:style-name="ce485">
            <text:p><text:s/>11,668<text:s/></text:p>
          </table:table-cell>
          <table:table-cell office:value-type="float" office:value="12322" table:style-name="ce485">
            <text:p><text:s/>12,322<text:s/></text:p>
          </table:table-cell>
          <table:table-cell office:value-type="float" office:value="12239" table:style-name="ce485">
            <text:p><text:s/>12,239<text:s/></text:p>
          </table:table-cell>
          <table:table-cell office:value-type="float" office:value="13117" table:style-name="ce485">
            <text:p><text:s/>13,117<text:s/></text:p>
          </table:table-cell>
          <table:table-cell table:number-columns-repeated="16372" table:style-name="ce4"/>
        </table:table-row>
        <table:table-row table:style-name="ro38">
          <table:table-cell office:value-type="string" table:style-name="ce34">
            <text:p>Sexual offences</text:p>
          </table:table-cell>
          <table:table-cell office:value-type="float" office:value="3443" table:style-name="ce485">
            <text:p><text:s/>3,443<text:s/></text:p>
          </table:table-cell>
          <table:table-cell office:value-type="float" office:value="3399" table:style-name="ce485">
            <text:p><text:s/>3,399<text:s/></text:p>
          </table:table-cell>
          <table:table-cell office:value-type="float" office:value="3375" table:style-name="ce485">
            <text:p><text:s/>3,375<text:s/></text:p>
          </table:table-cell>
          <table:table-cell office:value-type="float" office:value="3577" table:style-name="ce485">
            <text:p><text:s/>3,577<text:s/></text:p>
          </table:table-cell>
          <table:table-cell office:value-type="float" office:value="4011" table:style-name="ce485">
            <text:p><text:s/>4,011<text:s/></text:p>
          </table:table-cell>
          <table:table-cell office:value-type="float" office:value="4365" table:style-name="ce485">
            <text:p><text:s/>4,365<text:s/></text:p>
          </table:table-cell>
          <table:table-cell office:value-type="float" office:value="4211" table:style-name="ce485">
            <text:p><text:s/>4,211<text:s/></text:p>
          </table:table-cell>
          <table:table-cell office:value-type="float" office:value="3559" table:style-name="ce485">
            <text:p><text:s/>3,559<text:s/></text:p>
          </table:table-cell>
          <table:table-cell office:value-type="float" office:value="2824" table:style-name="ce485">
            <text:p><text:s/>2,824<text:s/></text:p>
          </table:table-cell>
          <table:table-cell office:value-type="float" office:value="2192" table:style-name="ce485">
            <text:p><text:s/>2,192<text:s/></text:p>
          </table:table-cell>
          <table:table-cell office:value-type="float" office:value="3130" table:style-name="ce485">
            <text:p><text:s/>3,130<text:s/></text:p>
          </table:table-cell>
          <table:table-cell table:number-columns-repeated="16372" table:style-name="ce4"/>
        </table:table-row>
        <table:table-row table:style-name="ro38">
          <table:table-cell office:value-type="string" table:style-name="ce34">
            <text:p>Robbery</text:p>
          </table:table-cell>
          <table:table-cell office:value-type="float" office:value="5397" table:style-name="ce485">
            <text:p><text:s/>5,397<text:s/></text:p>
          </table:table-cell>
          <table:table-cell office:value-type="float" office:value="5241" table:style-name="ce485">
            <text:p><text:s/>5,241<text:s/></text:p>
          </table:table-cell>
          <table:table-cell office:value-type="float" office:value="4515" table:style-name="ce485">
            <text:p><text:s/>4,515<text:s/></text:p>
          </table:table-cell>
          <table:table-cell office:value-type="float" office:value="3817" table:style-name="ce485">
            <text:p><text:s/>3,817<text:s/></text:p>
          </table:table-cell>
          <table:table-cell office:value-type="float" office:value="3341" table:style-name="ce485">
            <text:p><text:s/>3,341<text:s/></text:p>
          </table:table-cell>
          <table:table-cell office:value-type="float" office:value="2998" table:style-name="ce485">
            <text:p><text:s/>2,998<text:s/></text:p>
          </table:table-cell>
          <table:table-cell office:value-type="float" office:value="2734" table:style-name="ce485">
            <text:p><text:s/>2,734<text:s/></text:p>
          </table:table-cell>
          <table:table-cell office:value-type="float" office:value="2537" table:style-name="ce485">
            <text:p><text:s/>2,537<text:s/></text:p>
          </table:table-cell>
          <table:table-cell office:value-type="float" office:value="2526" table:style-name="ce485">
            <text:p><text:s/>2,526<text:s/></text:p>
          </table:table-cell>
          <table:table-cell office:value-type="float" office:value="2139" table:style-name="ce485">
            <text:p><text:s/>2,139<text:s/></text:p>
          </table:table-cell>
          <table:table-cell office:value-type="float" office:value="1931" table:style-name="ce485">
            <text:p><text:s/>1,931<text:s/></text:p>
          </table:table-cell>
          <table:table-cell table:number-columns-repeated="16372" table:style-name="ce4"/>
        </table:table-row>
        <table:table-row table:style-name="ro38">
          <table:table-cell office:value-type="string" table:style-name="ce34">
            <text:p>Theft offences</text:p>
          </table:table-cell>
          <table:table-cell office:value-type="float" office:value="33102" table:style-name="ce485">
            <text:p><text:s/>33,102<text:s/></text:p>
          </table:table-cell>
          <table:table-cell office:value-type="float" office:value="33246" table:style-name="ce485">
            <text:p><text:s/>33,246<text:s/></text:p>
          </table:table-cell>
          <table:table-cell office:value-type="float" office:value="31568" table:style-name="ce485">
            <text:p><text:s/>31,568<text:s/></text:p>
          </table:table-cell>
          <table:table-cell office:value-type="float" office:value="30865" table:style-name="ce485">
            <text:p><text:s/>30,865<text:s/></text:p>
          </table:table-cell>
          <table:table-cell office:value-type="float" office:value="28115" table:style-name="ce485">
            <text:p><text:s/>28,115<text:s/></text:p>
          </table:table-cell>
          <table:table-cell office:value-type="float" office:value="26075" table:style-name="ce485">
            <text:p><text:s/>26,075<text:s/></text:p>
          </table:table-cell>
          <table:table-cell office:value-type="float" office:value="24332" table:style-name="ce485">
            <text:p><text:s/>24,332<text:s/></text:p>
          </table:table-cell>
          <table:table-cell office:value-type="float" office:value="21013" table:style-name="ce485">
            <text:p><text:s/>21,013<text:s/></text:p>
          </table:table-cell>
          <table:table-cell office:value-type="float" office:value="18638" table:style-name="ce485">
            <text:p><text:s/>18,638<text:s/></text:p>
          </table:table-cell>
          <table:table-cell office:value-type="float" office:value="14014" table:style-name="ce485">
            <text:p><text:s/>14,014<text:s/></text:p>
          </table:table-cell>
          <table:table-cell office:value-type="float" office:value="10602" table:style-name="ce485">
            <text:p><text:s/>10,602<text:s/></text:p>
          </table:table-cell>
          <table:table-cell table:number-columns-repeated="16372" table:style-name="ce4"/>
        </table:table-row>
        <table:table-row table:style-name="ro38">
          <table:table-cell office:value-type="string" table:style-name="ce34">
            <text:p>Criminal damage and arson</text:p>
          </table:table-cell>
          <table:table-cell office:value-type="float" office:value="998" table:style-name="ce485">
            <text:p><text:s/>998<text:s/></text:p>
          </table:table-cell>
          <table:table-cell office:value-type="float" office:value="937" table:style-name="ce485">
            <text:p><text:s/>937<text:s/></text:p>
          </table:table-cell>
          <table:table-cell office:value-type="float" office:value="751" table:style-name="ce485">
            <text:p><text:s/>751<text:s/></text:p>
          </table:table-cell>
          <table:table-cell office:value-type="float" office:value="636" table:style-name="ce485">
            <text:p><text:s/>636<text:s/></text:p>
          </table:table-cell>
          <table:table-cell office:value-type="float" office:value="660" table:style-name="ce485">
            <text:p><text:s/>660<text:s/></text:p>
          </table:table-cell>
          <table:table-cell office:value-type="float" office:value="615" table:style-name="ce485">
            <text:p><text:s/>615<text:s/></text:p>
          </table:table-cell>
          <table:table-cell office:value-type="float" office:value="653" table:style-name="ce485">
            <text:p><text:s/>653<text:s/></text:p>
          </table:table-cell>
          <table:table-cell office:value-type="float" office:value="547" table:style-name="ce485">
            <text:p><text:s/>547<text:s/></text:p>
          </table:table-cell>
          <table:table-cell office:value-type="float" office:value="450" table:style-name="ce485">
            <text:p><text:s/>450<text:s/></text:p>
          </table:table-cell>
          <table:table-cell office:value-type="float" office:value="419" table:style-name="ce485">
            <text:p><text:s/>419<text:s/></text:p>
          </table:table-cell>
          <table:table-cell office:value-type="float" office:value="406" table:style-name="ce485">
            <text:p><text:s/>406<text:s/></text:p>
          </table:table-cell>
          <table:table-cell table:number-columns-repeated="16372" table:style-name="ce4"/>
        </table:table-row>
        <table:table-row table:style-name="ro38">
          <table:table-cell office:value-type="string" table:style-name="ce34">
            <text:p>Drug offences</text:p>
          </table:table-cell>
          <table:table-cell office:value-type="float" office:value="9699" table:style-name="ce485">
            <text:p><text:s/>9,699<text:s/></text:p>
          </table:table-cell>
          <table:table-cell office:value-type="float" office:value="9269" table:style-name="ce485">
            <text:p><text:s/>9,269<text:s/></text:p>
          </table:table-cell>
          <table:table-cell office:value-type="float" office:value="8994" table:style-name="ce485">
            <text:p><text:s/>8,994<text:s/></text:p>
          </table:table-cell>
          <table:table-cell office:value-type="float" office:value="8892" table:style-name="ce485">
            <text:p><text:s/>8,892<text:s/></text:p>
          </table:table-cell>
          <table:table-cell office:value-type="float" office:value="8469" table:style-name="ce485">
            <text:p><text:s/>8,469<text:s/></text:p>
          </table:table-cell>
          <table:table-cell office:value-type="float" office:value="9068" table:style-name="ce485">
            <text:p><text:s/>9,068<text:s/></text:p>
          </table:table-cell>
          <table:table-cell office:value-type="float" office:value="8430" table:style-name="ce485">
            <text:p><text:s/>8,430<text:s/></text:p>
          </table:table-cell>
          <table:table-cell office:value-type="float" office:value="7636" table:style-name="ce485">
            <text:p><text:s/>7,636<text:s/></text:p>
          </table:table-cell>
          <table:table-cell office:value-type="float" office:value="8380" table:style-name="ce485">
            <text:p><text:s/>8,380<text:s/></text:p>
          </table:table-cell>
          <table:table-cell office:value-type="float" office:value="8544" table:style-name="ce485">
            <text:p><text:s/>8,544<text:s/></text:p>
          </table:table-cell>
          <table:table-cell office:value-type="float" office:value="10503" table:style-name="ce485">
            <text:p><text:s/>10,503<text:s/></text:p>
          </table:table-cell>
          <table:table-cell table:number-columns-repeated="16372" table:style-name="ce4"/>
        </table:table-row>
        <table:table-row table:style-name="ro38">
          <table:table-cell office:value-type="string" table:style-name="ce34">
            <text:p>Possession of weapons</text:p>
          </table:table-cell>
          <table:table-cell office:value-type="float" office:value="3078" table:style-name="ce485">
            <text:p><text:s/>3,078<text:s/></text:p>
          </table:table-cell>
          <table:table-cell office:value-type="float" office:value="2878" table:style-name="ce485">
            <text:p><text:s/>2,878<text:s/></text:p>
          </table:table-cell>
          <table:table-cell office:value-type="float" office:value="2567" table:style-name="ce485">
            <text:p><text:s/>2,567<text:s/></text:p>
          </table:table-cell>
          <table:table-cell office:value-type="float" office:value="2662" table:style-name="ce485">
            <text:p><text:s/>2,662<text:s/></text:p>
          </table:table-cell>
          <table:table-cell office:value-type="float" office:value="2838" table:style-name="ce485">
            <text:p><text:s/>2,838<text:s/></text:p>
          </table:table-cell>
          <table:table-cell office:value-type="float" office:value="3863" table:style-name="ce485">
            <text:p><text:s/>3,863<text:s/></text:p>
          </table:table-cell>
          <table:table-cell office:value-type="float" office:value="4302" table:style-name="ce485">
            <text:p><text:s/>4,302<text:s/></text:p>
          </table:table-cell>
          <table:table-cell office:value-type="float" office:value="4731" table:style-name="ce485">
            <text:p><text:s/>4,731<text:s/></text:p>
          </table:table-cell>
          <table:table-cell office:value-type="float" office:value="5264" table:style-name="ce485">
            <text:p><text:s/>5,264<text:s/></text:p>
          </table:table-cell>
          <table:table-cell office:value-type="float" office:value="4513" table:style-name="ce485">
            <text:p><text:s/>4,513<text:s/></text:p>
          </table:table-cell>
          <table:table-cell office:value-type="float" office:value="4391" table:style-name="ce485">
            <text:p><text:s/>4,391<text:s/></text:p>
          </table:table-cell>
          <table:table-cell table:number-columns-repeated="16372" table:style-name="ce4"/>
        </table:table-row>
        <table:table-row table:style-name="ro38">
          <table:table-cell office:value-type="string" table:style-name="ce34">
            <text:p>Public order offences</text:p>
          </table:table-cell>
          <table:table-cell office:value-type="float" office:value="5415" table:style-name="ce485">
            <text:p><text:s/>5,415<text:s/></text:p>
          </table:table-cell>
          <table:table-cell office:value-type="float" office:value="5276" table:style-name="ce485">
            <text:p><text:s/>5,276<text:s/></text:p>
          </table:table-cell>
          <table:table-cell office:value-type="float" office:value="4687" table:style-name="ce485">
            <text:p><text:s/>4,687<text:s/></text:p>
          </table:table-cell>
          <table:table-cell office:value-type="float" office:value="4875" table:style-name="ce485">
            <text:p><text:s/>4,875<text:s/></text:p>
          </table:table-cell>
          <table:table-cell office:value-type="float" office:value="4845" table:style-name="ce485">
            <text:p><text:s/>4,845<text:s/></text:p>
          </table:table-cell>
          <table:table-cell office:value-type="float" office:value="4825" table:style-name="ce485">
            <text:p><text:s/>4,825<text:s/></text:p>
          </table:table-cell>
          <table:table-cell office:value-type="float" office:value="4914" table:style-name="ce485">
            <text:p><text:s/>4,914<text:s/></text:p>
          </table:table-cell>
          <table:table-cell office:value-type="float" office:value="4782" table:style-name="ce485">
            <text:p><text:s/>4,782<text:s/></text:p>
          </table:table-cell>
          <table:table-cell office:value-type="float" office:value="4736" table:style-name="ce485">
            <text:p><text:s/>4,736<text:s/></text:p>
          </table:table-cell>
          <table:table-cell office:value-type="float" office:value="4427" table:style-name="ce485">
            <text:p><text:s/>4,427<text:s/></text:p>
          </table:table-cell>
          <table:table-cell office:value-type="float" office:value="4287" table:style-name="ce485">
            <text:p><text:s/>4,287<text:s/></text:p>
          </table:table-cell>
          <table:table-cell table:number-columns-repeated="16372" table:style-name="ce4"/>
        </table:table-row>
        <table:table-row table:style-name="ro38">
          <table:table-cell office:value-type="string" table:style-name="ce34">
            <text:p>Miscellaneous crimes against society</text:p>
          </table:table-cell>
          <table:table-cell office:value-type="float" office:value="10133" table:style-name="ce485">
            <text:p><text:s/>10,133<text:s/></text:p>
          </table:table-cell>
          <table:table-cell office:value-type="float" office:value="9021" table:style-name="ce485">
            <text:p><text:s/>9,021<text:s/></text:p>
          </table:table-cell>
          <table:table-cell office:value-type="float" office:value="8524" table:style-name="ce485">
            <text:p><text:s/>8,524<text:s/></text:p>
          </table:table-cell>
          <table:table-cell office:value-type="float" office:value="8275" table:style-name="ce485">
            <text:p><text:s/>8,275<text:s/></text:p>
          </table:table-cell>
          <table:table-cell office:value-type="float" office:value="7950" table:style-name="ce485">
            <text:p><text:s/>7,950<text:s/></text:p>
          </table:table-cell>
          <table:table-cell office:value-type="float" office:value="8769" table:style-name="ce485">
            <text:p><text:s/>8,769<text:s/></text:p>
          </table:table-cell>
          <table:table-cell office:value-type="float" office:value="8619" table:style-name="ce485">
            <text:p><text:s/>8,619<text:s/></text:p>
          </table:table-cell>
          <table:table-cell office:value-type="float" office:value="7822" table:style-name="ce485">
            <text:p><text:s/>7,822<text:s/></text:p>
          </table:table-cell>
          <table:table-cell office:value-type="float" office:value="7213" table:style-name="ce485">
            <text:p><text:s/>7,213<text:s/></text:p>
          </table:table-cell>
          <table:table-cell office:value-type="float" office:value="5637" table:style-name="ce485">
            <text:p><text:s/>5,637<text:s/></text:p>
          </table:table-cell>
          <table:table-cell office:value-type="float" office:value="6166" table:style-name="ce485">
            <text:p><text:s/>6,166<text:s/></text:p>
          </table:table-cell>
          <table:table-cell table:number-columns-repeated="16372" table:style-name="ce4"/>
        </table:table-row>
        <table:table-row table:style-name="ro38">
          <table:table-cell office:value-type="string" table:style-name="ce34">
            <text:p>Fraud offences</text:p>
          </table:table-cell>
          <table:table-cell office:value-type="float" office:value="2850" table:style-name="ce485">
            <text:p><text:s/>2,850<text:s/></text:p>
          </table:table-cell>
          <table:table-cell office:value-type="float" office:value="2721" table:style-name="ce485">
            <text:p><text:s/>2,721<text:s/></text:p>
          </table:table-cell>
          <table:table-cell office:value-type="float" office:value="2550" table:style-name="ce485">
            <text:p><text:s/>2,550<text:s/></text:p>
          </table:table-cell>
          <table:table-cell office:value-type="float" office:value="2395" table:style-name="ce485">
            <text:p><text:s/>2,395<text:s/></text:p>
          </table:table-cell>
          <table:table-cell office:value-type="float" office:value="2314" table:style-name="ce485">
            <text:p><text:s/>2,314<text:s/></text:p>
          </table:table-cell>
          <table:table-cell office:value-type="float" office:value="2168" table:style-name="ce485">
            <text:p><text:s/>2,168<text:s/></text:p>
          </table:table-cell>
          <table:table-cell office:value-type="float" office:value="2105" table:style-name="ce485">
            <text:p><text:s/>2,105<text:s/></text:p>
          </table:table-cell>
          <table:table-cell office:value-type="float" office:value="1786" table:style-name="ce485">
            <text:p><text:s/>1,786<text:s/></text:p>
          </table:table-cell>
          <table:table-cell office:value-type="float" office:value="1609" table:style-name="ce485">
            <text:p><text:s/>1,609<text:s/></text:p>
          </table:table-cell>
          <table:table-cell office:value-type="float" office:value="1334" table:style-name="ce485">
            <text:p><text:s/>1,334<text:s/></text:p>
          </table:table-cell>
          <table:table-cell office:value-type="float" office:value="1144" table:style-name="ce485">
            <text:p><text:s/>1,144<text:s/></text:p>
          </table:table-cell>
          <table:table-cell table:number-columns-repeated="16372" table:style-name="ce4"/>
        </table:table-row>
        <table:table-row table:style-name="ro38">
          <table:table-cell office:value-type="string" table:style-name="ce432">
            <text:p>Total indictable offences</text:p>
          </table:table-cell>
          <table:table-cell office:value-type="float" office:value="86026" table:style-name="ce486">
            <text:p><text:s/>86,026<text:s/></text:p>
          </table:table-cell>
          <table:table-cell office:value-type="float" office:value="83666" table:style-name="ce486">
            <text:p><text:s/>83,666<text:s/></text:p>
          </table:table-cell>
          <table:table-cell office:value-type="float" office:value="78054" table:style-name="ce486">
            <text:p><text:s/>78,054<text:s/></text:p>
          </table:table-cell>
          <table:table-cell office:value-type="float" office:value="76926" table:style-name="ce486">
            <text:p><text:s/>76,926<text:s/></text:p>
          </table:table-cell>
          <table:table-cell office:value-type="float" office:value="74311" table:style-name="ce486">
            <text:p><text:s/>74,311<text:s/></text:p>
          </table:table-cell>
          <table:table-cell office:value-type="float" office:value="74794" table:style-name="ce486">
            <text:p><text:s/>74,794<text:s/></text:p>
          </table:table-cell>
          <table:table-cell office:value-type="float" office:value="71919" table:style-name="ce486">
            <text:p><text:s/>71,919<text:s/></text:p>
          </table:table-cell>
          <table:table-cell office:value-type="float" office:value="66081" table:style-name="ce486">
            <text:p><text:s/>66,081<text:s/></text:p>
          </table:table-cell>
          <table:table-cell office:value-type="float" office:value="63962" table:style-name="ce486">
            <text:p><text:s/>63,962<text:s/></text:p>
          </table:table-cell>
          <table:table-cell office:value-type="float" office:value="55458" table:style-name="ce486">
            <text:p><text:s/>55,458<text:s/></text:p>
          </table:table-cell>
          <table:table-cell office:value-type="float" office:value="55677" table:style-name="ce486">
            <text:p><text:s/>55,677<text:s/></text:p>
          </table:table-cell>
          <table:table-cell table:number-columns-repeated="16372" table:style-name="ce336"/>
        </table:table-row>
        <table:table-row table:style-name="ro38">
          <table:table-cell office:value-type="string" table:style-name="ce34">
            <text:p>Summary non-motoring</text:p>
          </table:table-cell>
          <table:table-cell office:value-type="float" office:value="15154" table:style-name="ce485">
            <text:p><text:s/>15,154<text:s/></text:p>
          </table:table-cell>
          <table:table-cell office:value-type="float" office:value="14383" table:style-name="ce485">
            <text:p><text:s/>14,383<text:s/></text:p>
          </table:table-cell>
          <table:table-cell office:value-type="float" office:value="12480" table:style-name="ce485">
            <text:p><text:s/>12,480<text:s/></text:p>
          </table:table-cell>
          <table:table-cell office:value-type="float" office:value="12784" table:style-name="ce485">
            <text:p><text:s/>12,784<text:s/></text:p>
          </table:table-cell>
          <table:table-cell office:value-type="float" office:value="13072" table:style-name="ce485">
            <text:p><text:s/>13,072<text:s/></text:p>
          </table:table-cell>
          <table:table-cell office:value-type="float" office:value="13083" table:style-name="ce485">
            <text:p><text:s/>13,083<text:s/></text:p>
          </table:table-cell>
          <table:table-cell office:value-type="float" office:value="12300" table:style-name="ce485">
            <text:p><text:s/>12,300<text:s/></text:p>
          </table:table-cell>
          <table:table-cell office:value-type="float" office:value="10997" table:style-name="ce485">
            <text:p><text:s/>10,997<text:s/></text:p>
          </table:table-cell>
          <table:table-cell office:value-type="float" office:value="8613" table:style-name="ce485">
            <text:p><text:s/>8,613<text:s/></text:p>
          </table:table-cell>
          <table:table-cell office:value-type="float" office:value="6478" table:style-name="ce485">
            <text:p><text:s/>6,478<text:s/></text:p>
          </table:table-cell>
          <table:table-cell office:value-type="float" office:value="6118" table:style-name="ce485">
            <text:p><text:s/>6,118<text:s/></text:p>
          </table:table-cell>
          <table:table-cell table:number-columns-repeated="16372" table:style-name="ce4"/>
        </table:table-row>
        <table:table-row table:style-name="ro38">
          <table:table-cell office:value-type="string" table:style-name="ce34">
            <text:p>Summary motoring</text:p>
          </table:table-cell>
          <table:table-cell office:value-type="float" office:value="3499" table:style-name="ce485">
            <text:p><text:s/>3,499<text:s/></text:p>
          </table:table-cell>
          <table:table-cell office:value-type="float" office:value="3164" table:style-name="ce485">
            <text:p><text:s/>3,164<text:s/></text:p>
          </table:table-cell>
          <table:table-cell office:value-type="float" office:value="2710" table:style-name="ce485">
            <text:p><text:s/>2,710<text:s/></text:p>
          </table:table-cell>
          <table:table-cell office:value-type="float" office:value="2617" table:style-name="ce485">
            <text:p><text:s/>2,617<text:s/></text:p>
          </table:table-cell>
          <table:table-cell office:value-type="float" office:value="2650" table:style-name="ce485">
            <text:p><text:s/>2,650<text:s/></text:p>
          </table:table-cell>
          <table:table-cell office:value-type="float" office:value="3091" table:style-name="ce485">
            <text:p><text:s/>3,091<text:s/></text:p>
          </table:table-cell>
          <table:table-cell office:value-type="float" office:value="3180" table:style-name="ce485">
            <text:p><text:s/>3,180<text:s/></text:p>
          </table:table-cell>
          <table:table-cell office:value-type="float" office:value="3051" table:style-name="ce485">
            <text:p><text:s/>3,051<text:s/></text:p>
          </table:table-cell>
          <table:table-cell office:value-type="float" office:value="3047" table:style-name="ce485">
            <text:p><text:s/>3,047<text:s/></text:p>
          </table:table-cell>
          <table:table-cell office:value-type="float" office:value="2522" table:style-name="ce485">
            <text:p><text:s/>2,522<text:s/></text:p>
          </table:table-cell>
          <table:table-cell office:value-type="float" office:value="2691" table:style-name="ce485">
            <text:p><text:s/>2,691<text:s/></text:p>
          </table:table-cell>
          <table:table-cell table:number-columns-repeated="16372" table:style-name="ce4"/>
        </table:table-row>
        <table:table-row table:style-name="ro38">
          <table:table-cell office:value-type="string" table:style-name="ce487">
            <text:p>Total summary offences</text:p>
          </table:table-cell>
          <table:table-cell office:value-type="float" office:value="18653" table:style-name="ce486">
            <text:p><text:s/>18,653<text:s/></text:p>
          </table:table-cell>
          <table:table-cell office:value-type="float" office:value="17547" table:style-name="ce486">
            <text:p><text:s/>17,547<text:s/></text:p>
          </table:table-cell>
          <table:table-cell office:value-type="float" office:value="15190" table:style-name="ce486">
            <text:p><text:s/>15,190<text:s/></text:p>
          </table:table-cell>
          <table:table-cell office:value-type="float" office:value="15401" table:style-name="ce486">
            <text:p><text:s/>15,401<text:s/></text:p>
          </table:table-cell>
          <table:table-cell office:value-type="float" office:value="15722" table:style-name="ce486">
            <text:p><text:s/>15,722<text:s/></text:p>
          </table:table-cell>
          <table:table-cell office:value-type="float" office:value="16174" table:style-name="ce486">
            <text:p><text:s/>16,174<text:s/></text:p>
          </table:table-cell>
          <table:table-cell office:value-type="float" office:value="15480" table:style-name="ce486">
            <text:p><text:s/>15,480<text:s/></text:p>
          </table:table-cell>
          <table:table-cell office:value-type="float" office:value="14048" table:style-name="ce486">
            <text:p><text:s/>14,048<text:s/></text:p>
          </table:table-cell>
          <table:table-cell office:value-type="float" office:value="11660" table:style-name="ce486">
            <text:p><text:s/>11,660<text:s/></text:p>
          </table:table-cell>
          <table:table-cell office:value-type="float" office:value="9000" table:style-name="ce486">
            <text:p><text:s/>9,000<text:s/></text:p>
          </table:table-cell>
          <table:table-cell office:value-type="float" office:value="8809" table:style-name="ce486">
            <text:p><text:s/>8,809<text:s/></text:p>
          </table:table-cell>
          <table:table-cell table:number-columns-repeated="16372" table:style-name="ce336"/>
        </table:table-row>
        <table:table-row table:style-name="ro38">
          <table:table-cell office:value-type="string" table:style-name="ce488">
            <text:p>Offence not known [Note 6]</text:p>
          </table:table-cell>
          <table:table-cell office:value-type="string" table:style-name="ce489">
            <text:p>-</text:p>
          </table:table-cell>
          <table:table-cell office:value-type="string" table:style-name="ce489">
            <text:p>-</text:p>
          </table:table-cell>
          <table:table-cell office:value-type="string" table:style-name="ce489">
            <text:p>-</text:p>
          </table:table-cell>
          <table:table-cell office:value-type="string" table:style-name="ce489">
            <text:p>-</text:p>
          </table:table-cell>
          <table:table-cell office:value-type="string" table:style-name="ce489">
            <text:p>-</text:p>
          </table:table-cell>
          <table:table-cell office:value-type="string" table:style-name="ce489">
            <text:p>-</text:p>
          </table:table-cell>
          <table:table-cell office:value-type="string" table:style-name="ce489">
            <text:p>-</text:p>
          </table:table-cell>
          <table:table-cell office:value-type="float" office:value="87" table:style-name="ce490">
            <text:p><text:s/>87<text:s/></text:p>
          </table:table-cell>
          <table:table-cell office:value-type="float" office:value="307" table:style-name="ce490">
            <text:p><text:s/>307<text:s/></text:p>
          </table:table-cell>
          <table:table-cell office:value-type="float" office:value="400" table:style-name="ce490">
            <text:p><text:s/>400<text:s/></text:p>
          </table:table-cell>
          <table:table-cell office:value-type="float" office:value="128" table:style-name="ce490">
            <text:p><text:s/>128<text:s/></text:p>
          </table:table-cell>
          <table:table-cell table:number-columns-repeated="16372" table:style-name="ce336"/>
        </table:table-row>
        <table:table-row table:style-name="ro38">
          <table:table-cell office:value-type="string" table:style-name="ce444">
            <text:p>Total offences</text:p>
          </table:table-cell>
          <table:table-cell office:value-type="float" office:value="104679" table:style-name="ce486">
            <text:p><text:s/>104,679<text:s/></text:p>
          </table:table-cell>
          <table:table-cell office:value-type="float" office:value="101213" table:style-name="ce486">
            <text:p><text:s/>101,213<text:s/></text:p>
          </table:table-cell>
          <table:table-cell office:value-type="float" office:value="93244" table:style-name="ce486">
            <text:p><text:s/>93,244<text:s/></text:p>
          </table:table-cell>
          <table:table-cell office:value-type="float" office:value="92327" table:style-name="ce486">
            <text:p><text:s/>92,327<text:s/></text:p>
          </table:table-cell>
          <table:table-cell office:value-type="float" office:value="90033" table:style-name="ce486">
            <text:p><text:s/>90,033<text:s/></text:p>
          </table:table-cell>
          <table:table-cell office:value-type="float" office:value="90968" table:style-name="ce486">
            <text:p><text:s/>90,968<text:s/></text:p>
          </table:table-cell>
          <table:table-cell office:value-type="float" office:value="87399" table:style-name="ce486">
            <text:p><text:s/>87,399<text:s/></text:p>
          </table:table-cell>
          <table:table-cell office:value-type="float" office:value="80129" table:style-name="ce486">
            <text:p><text:s/>80,129<text:s/></text:p>
          </table:table-cell>
          <table:table-cell office:value-type="float" office:value="75929" table:style-name="ce486">
            <text:p><text:s/>75,929<text:s/></text:p>
          </table:table-cell>
          <table:table-cell office:value-type="float" office:value="64858" table:style-name="ce486">
            <text:p><text:s/>64,858<text:s/></text:p>
          </table:table-cell>
          <table:table-cell office:value-type="float" office:value="64614" table:style-name="ce486">
            <text:p><text:s/>64,614<text:s/></text:p>
          </table:table-cell>
          <table:table-cell table:number-columns-repeated="16372" table:style-name="ce336"/>
        </table:table-row>
        <table:table-row table:style-name="ro101">
          <table:table-cell office:value-type="string" table:style-name="ce9">
            <text:p>Table Q5.2b - Custody rate (%) at all courts, by offence group, year ending September 2011 to year ending September 2021 England and Wales [Notes 4, 7, 25]</text:p>
          </table:table-cell>
          <table:table-cell table:number-columns-repeated="11" table:style-name="ce475"/>
          <table:table-cell table:number-columns-repeated="16372" table:style-name="ce4"/>
        </table:table-row>
        <table:table-row table:style-name="ro38">
          <table:table-cell office:value-type="string" table:style-name="ce32">
            <text:p><text:a xlink:href="#Contents.A1">back to contents</text:a></text:p>
          </table:table-cell>
          <table:table-cell table:number-columns-repeated="11" table:style-name="ce34"/>
          <table:table-cell table:number-columns-repeated="16372" table:style-name="ce4"/>
        </table:table-row>
        <table:table-row table:style-name="ro38">
          <table:table-cell office:value-type="string" table:style-name="ce320">
            <text:p>Offence group</text:p>
          </table:table-cell>
          <table:table-cell office:value-type="string" table:style-name="ce208">
            <text:p>2011</text:p>
          </table:table-cell>
          <table:table-cell office:value-type="string" table:style-name="ce208">
            <text:p>2012</text:p>
          </table:table-cell>
          <table:table-cell office:value-type="string" table:style-name="ce208">
            <text:p>2013</text:p>
          </table:table-cell>
          <table:table-cell office:value-type="string" table:style-name="ce208">
            <text:p>2014</text:p>
          </table:table-cell>
          <table:table-cell office:value-type="string" table:style-name="ce208">
            <text:p>2015</text:p>
          </table:table-cell>
          <table:table-cell office:value-type="string" table:style-name="ce208">
            <text:p>2016</text:p>
          </table:table-cell>
          <table:table-cell office:value-type="string" table:style-name="ce208">
            <text:p>2017</text:p>
          </table:table-cell>
          <table:table-cell office:value-type="string" table:style-name="ce208">
            <text:p>2018</text:p>
          </table:table-cell>
          <table:table-cell office:value-type="string" table:style-name="ce208">
            <text:p>2019</text:p>
          </table:table-cell>
          <table:table-cell office:value-type="string" table:style-name="ce208">
            <text:p>2020</text:p>
          </table:table-cell>
          <table:table-cell office:value-type="string" table:style-name="ce208">
            <text:p>2021</text:p>
          </table:table-cell>
          <table:table-cell table:style-name="ce27"/>
          <table:table-cell table:number-columns-repeated="16371" table:style-name="ce4"/>
        </table:table-row>
        <table:table-row table:style-name="ro38">
          <table:table-cell office:value-type="string" table:style-name="ce365">
            <text:p>Violence against the person</text:p>
          </table:table-cell>
          <table:table-cell office:value-type="float" office:value="37.691000000000003" table:style-name="ce365">
            <text:p>37.7</text:p>
          </table:table-cell>
          <table:table-cell office:value-type="float" office:value="42.814" table:style-name="ce365">
            <text:p>42.8</text:p>
          </table:table-cell>
          <table:table-cell office:value-type="float" office:value="43.249000000000002" table:style-name="ce365">
            <text:p>43.2</text:p>
          </table:table-cell>
          <table:table-cell office:value-type="float" office:value="42.142000000000003" table:style-name="ce365">
            <text:p>42.1</text:p>
          </table:table-cell>
          <table:table-cell office:value-type="float" office:value="41.194000000000003" table:style-name="ce365">
            <text:p>41.2</text:p>
          </table:table-cell>
          <table:table-cell office:value-type="float" office:value="40.728999999999999" table:style-name="ce365">
            <text:p>40.7</text:p>
          </table:table-cell>
          <table:table-cell office:value-type="float" office:value="41.009" table:style-name="ce365">
            <text:p>41.0</text:p>
          </table:table-cell>
          <table:table-cell office:value-type="float" office:value="43.744999999999997" table:style-name="ce365">
            <text:p>43.7</text:p>
          </table:table-cell>
          <table:table-cell office:value-type="float" office:value="38.223999999999997" table:style-name="ce365">
            <text:p>38.2</text:p>
          </table:table-cell>
          <table:table-cell office:value-type="float" office:value="39.469000000000001" table:style-name="ce365">
            <text:p>39.5</text:p>
          </table:table-cell>
          <table:table-cell office:value-type="float" office:value="35.049999999999997" table:style-name="ce365">
            <text:p>35.1</text:p>
          </table:table-cell>
          <table:table-cell table:number-columns-repeated="16372" table:style-name="ce4"/>
        </table:table-row>
        <table:table-row table:style-name="ro38">
          <table:table-cell office:value-type="string" table:style-name="ce365">
            <text:p>Sexual offences</text:p>
          </table:table-cell>
          <table:table-cell office:value-type="float" office:value="57.259" table:style-name="ce365">
            <text:p>57.3</text:p>
          </table:table-cell>
          <table:table-cell office:value-type="float" office:value="59.548000000000002" table:style-name="ce365">
            <text:p>59.5</text:p>
          </table:table-cell>
          <table:table-cell office:value-type="float" office:value="59.692" table:style-name="ce365">
            <text:p>59.7</text:p>
          </table:table-cell>
          <table:table-cell office:value-type="float" office:value="59.134" table:style-name="ce365">
            <text:p>59.1</text:p>
          </table:table-cell>
          <table:table-cell office:value-type="float" office:value="60.09" table:style-name="ce365">
            <text:p>60.1</text:p>
          </table:table-cell>
          <table:table-cell office:value-type="float" office:value="59.363999999999997" table:style-name="ce365">
            <text:p>59.4</text:p>
          </table:table-cell>
          <table:table-cell office:value-type="float" office:value="58.542999999999999" table:style-name="ce365">
            <text:p>58.5</text:p>
          </table:table-cell>
          <table:table-cell office:value-type="float" office:value="60.651000000000003" table:style-name="ce365">
            <text:p>60.7</text:p>
          </table:table-cell>
          <table:table-cell office:value-type="float" office:value="57.468000000000004" table:style-name="ce365">
            <text:p>57.5</text:p>
          </table:table-cell>
          <table:table-cell office:value-type="float" office:value="53.923999999999999" table:style-name="ce365">
            <text:p>53.9</text:p>
          </table:table-cell>
          <table:table-cell office:value-type="float" office:value="56.356000000000002" table:style-name="ce365">
            <text:p>56.4</text:p>
          </table:table-cell>
          <table:table-cell table:number-columns-repeated="16372" table:style-name="ce4"/>
        </table:table-row>
        <table:table-row table:style-name="ro38">
          <table:table-cell office:value-type="string" table:style-name="ce365">
            <text:p>Robbery</text:p>
          </table:table-cell>
          <table:table-cell office:value-type="float" office:value="59.249000000000002" table:style-name="ce365">
            <text:p>59.2</text:p>
          </table:table-cell>
          <table:table-cell office:value-type="float" office:value="59.780999999999999" table:style-name="ce365">
            <text:p>59.8</text:p>
          </table:table-cell>
          <table:table-cell office:value-type="float" office:value="63.112000000000002" table:style-name="ce365">
            <text:p>63.1</text:p>
          </table:table-cell>
          <table:table-cell office:value-type="float" office:value="65.471999999999994" table:style-name="ce365">
            <text:p>65.5</text:p>
          </table:table-cell>
          <table:table-cell office:value-type="float" office:value="68.045000000000002" table:style-name="ce365">
            <text:p>68.0</text:p>
          </table:table-cell>
          <table:table-cell office:value-type="float" office:value="69.786000000000001" table:style-name="ce365">
            <text:p>69.8</text:p>
          </table:table-cell>
          <table:table-cell office:value-type="float" office:value="69.075000000000003" table:style-name="ce365">
            <text:p>69.1</text:p>
          </table:table-cell>
          <table:table-cell office:value-type="float" office:value="68.364000000000004" table:style-name="ce365">
            <text:p>68.4</text:p>
          </table:table-cell>
          <table:table-cell office:value-type="float" office:value="65.695999999999998" table:style-name="ce365">
            <text:p>65.7</text:p>
          </table:table-cell>
          <table:table-cell office:value-type="float" office:value="61.01" table:style-name="ce365">
            <text:p>61.0</text:p>
          </table:table-cell>
          <table:table-cell office:value-type="float" office:value="56.198999999999998" table:style-name="ce365">
            <text:p>56.2</text:p>
          </table:table-cell>
          <table:table-cell table:number-columns-repeated="16372" table:style-name="ce4"/>
        </table:table-row>
        <table:table-row table:style-name="ro38">
          <table:table-cell office:value-type="string" table:style-name="ce365">
            <text:p>Theft offences</text:p>
          </table:table-cell>
          <table:table-cell office:value-type="float" office:value="23.62" table:style-name="ce365">
            <text:p>23.6</text:p>
          </table:table-cell>
          <table:table-cell office:value-type="float" office:value="25.407" table:style-name="ce365">
            <text:p>25.4</text:p>
          </table:table-cell>
          <table:table-cell office:value-type="float" office:value="26.062999999999999" table:style-name="ce365">
            <text:p>26.1</text:p>
          </table:table-cell>
          <table:table-cell office:value-type="float" office:value="25.884" table:style-name="ce365">
            <text:p>25.9</text:p>
          </table:table-cell>
          <table:table-cell office:value-type="float" office:value="26.361000000000001" table:style-name="ce365">
            <text:p>26.4</text:p>
          </table:table-cell>
          <table:table-cell office:value-type="float" office:value="28.478999999999999" table:style-name="ce365">
            <text:p>28.5</text:p>
          </table:table-cell>
          <table:table-cell office:value-type="float" office:value="30.117000000000001" table:style-name="ce365">
            <text:p>30.1</text:p>
          </table:table-cell>
          <table:table-cell office:value-type="float" office:value="31.024999999999999" table:style-name="ce365">
            <text:p>31.0</text:p>
          </table:table-cell>
          <table:table-cell office:value-type="float" office:value="31.436" table:style-name="ce365">
            <text:p>31.4</text:p>
          </table:table-cell>
          <table:table-cell office:value-type="float" office:value="34.908000000000001" table:style-name="ce365">
            <text:p>34.9</text:p>
          </table:table-cell>
          <table:table-cell office:value-type="float" office:value="29.818999999999999" table:style-name="ce365">
            <text:p>29.8</text:p>
          </table:table-cell>
          <table:table-cell table:number-columns-repeated="16372" table:style-name="ce4"/>
        </table:table-row>
        <table:table-row table:style-name="ro38">
          <table:table-cell office:value-type="string" table:style-name="ce365">
            <text:p>Criminal damage and arson</text:p>
          </table:table-cell>
          <table:table-cell office:value-type="float" office:value="15.227" table:style-name="ce365">
            <text:p>15.2</text:p>
          </table:table-cell>
          <table:table-cell office:value-type="float" office:value="16.545999999999999" table:style-name="ce365">
            <text:p>16.5</text:p>
          </table:table-cell>
          <table:table-cell office:value-type="float" office:value="16.670000000000002" table:style-name="ce365">
            <text:p>16.7</text:p>
          </table:table-cell>
          <table:table-cell office:value-type="float" office:value="24.274999999999999" table:style-name="ce365">
            <text:p>24.3</text:p>
          </table:table-cell>
          <table:table-cell office:value-type="float" office:value="26.699000000000002" table:style-name="ce365">
            <text:p>26.7</text:p>
          </table:table-cell>
          <table:table-cell office:value-type="float" office:value="26.739000000000001" table:style-name="ce365">
            <text:p>26.7</text:p>
          </table:table-cell>
          <table:table-cell office:value-type="float" office:value="31.73" table:style-name="ce365">
            <text:p>31.7</text:p>
          </table:table-cell>
          <table:table-cell office:value-type="float" office:value="31.204000000000001" table:style-name="ce365">
            <text:p>31.2</text:p>
          </table:table-cell>
          <table:table-cell office:value-type="float" office:value="29.431000000000001" table:style-name="ce365">
            <text:p>29.4</text:p>
          </table:table-cell>
          <table:table-cell office:value-type="float" office:value="32.683" table:style-name="ce365">
            <text:p>32.7</text:p>
          </table:table-cell>
          <table:table-cell office:value-type="float" office:value="28.431000000000001" table:style-name="ce365">
            <text:p>28.4</text:p>
          </table:table-cell>
          <table:table-cell table:number-columns-repeated="16372" table:style-name="ce4"/>
        </table:table-row>
        <table:table-row table:style-name="ro38">
          <table:table-cell office:value-type="string" table:style-name="ce365">
            <text:p>Drug offences</text:p>
          </table:table-cell>
          <table:table-cell office:value-type="float" office:value="15.696" table:style-name="ce365">
            <text:p>15.7</text:p>
          </table:table-cell>
          <table:table-cell office:value-type="float" office:value="15.925000000000001" table:style-name="ce365">
            <text:p>15.9</text:p>
          </table:table-cell>
          <table:table-cell office:value-type="float" office:value="15.891" table:style-name="ce365">
            <text:p>15.9</text:p>
          </table:table-cell>
          <table:table-cell office:value-type="float" office:value="16.838000000000001" table:style-name="ce365">
            <text:p>16.8</text:p>
          </table:table-cell>
          <table:table-cell office:value-type="float" office:value="17.942" table:style-name="ce365">
            <text:p>17.9</text:p>
          </table:table-cell>
          <table:table-cell office:value-type="float" office:value="21.048999999999999" table:style-name="ce365">
            <text:p>21.0</text:p>
          </table:table-cell>
          <table:table-cell office:value-type="float" office:value="21.946000000000002" table:style-name="ce365">
            <text:p>21.9</text:p>
          </table:table-cell>
          <table:table-cell office:value-type="float" office:value="22.460999999999999" table:style-name="ce365">
            <text:p>22.5</text:p>
          </table:table-cell>
          <table:table-cell office:value-type="float" office:value="22.645" table:style-name="ce365">
            <text:p>22.6</text:p>
          </table:table-cell>
          <table:table-cell office:value-type="float" office:value="25.774000000000001" table:style-name="ce365">
            <text:p>25.8</text:p>
          </table:table-cell>
          <table:table-cell office:value-type="float" office:value="24.716000000000001" table:style-name="ce365">
            <text:p>24.7</text:p>
          </table:table-cell>
          <table:table-cell table:number-columns-repeated="16372" table:style-name="ce4"/>
        </table:table-row>
        <table:table-row table:style-name="ro38">
          <table:table-cell office:value-type="string" table:style-name="ce365">
            <text:p>Possession of weapons</text:p>
          </table:table-cell>
          <table:table-cell office:value-type="float" office:value="24.462" table:style-name="ce365">
            <text:p>24.5</text:p>
          </table:table-cell>
          <table:table-cell office:value-type="float" office:value="26.934999999999999" table:style-name="ce365">
            <text:p>26.9</text:p>
          </table:table-cell>
          <table:table-cell office:value-type="float" office:value="25.95" table:style-name="ce365">
            <text:p>26.0</text:p>
          </table:table-cell>
          <table:table-cell office:value-type="float" office:value="26.794" table:style-name="ce365">
            <text:p>26.8</text:p>
          </table:table-cell>
          <table:table-cell office:value-type="float" office:value="27.039000000000001" table:style-name="ce365">
            <text:p>27.0</text:p>
          </table:table-cell>
          <table:table-cell office:value-type="float" office:value="32.659999999999997" table:style-name="ce365">
            <text:p>32.7</text:p>
          </table:table-cell>
          <table:table-cell office:value-type="float" office:value="34.124000000000002" table:style-name="ce365">
            <text:p>34.1</text:p>
          </table:table-cell>
          <table:table-cell office:value-type="float" office:value="36.002000000000002" table:style-name="ce365">
            <text:p>36.0</text:p>
          </table:table-cell>
          <table:table-cell office:value-type="float" office:value="36.978999999999999" table:style-name="ce365">
            <text:p>37.0</text:p>
          </table:table-cell>
          <table:table-cell office:value-type="float" office:value="37.036999999999999" table:style-name="ce365">
            <text:p>37.0</text:p>
          </table:table-cell>
          <table:table-cell office:value-type="float" office:value="29.591000000000001" table:style-name="ce365">
            <text:p>29.6</text:p>
          </table:table-cell>
          <table:table-cell table:number-columns-repeated="16372" table:style-name="ce4"/>
        </table:table-row>
        <table:table-row table:style-name="ro38">
          <table:table-cell office:value-type="string" table:style-name="ce365">
            <text:p>Public order offences</text:p>
          </table:table-cell>
          <table:table-cell office:value-type="float" office:value="29.600999999999999" table:style-name="ce365">
            <text:p>29.6</text:p>
          </table:table-cell>
          <table:table-cell office:value-type="float" office:value="31.696999999999999" table:style-name="ce365">
            <text:p>31.7</text:p>
          </table:table-cell>
          <table:table-cell office:value-type="float" office:value="30.077999999999999" table:style-name="ce365">
            <text:p>30.1</text:p>
          </table:table-cell>
          <table:table-cell office:value-type="float" office:value="28.295000000000002" table:style-name="ce365">
            <text:p>28.3</text:p>
          </table:table-cell>
          <table:table-cell office:value-type="float" office:value="28.332000000000001" table:style-name="ce365">
            <text:p>28.3</text:p>
          </table:table-cell>
          <table:table-cell office:value-type="float" office:value="28.786999999999999" table:style-name="ce365">
            <text:p>28.8</text:p>
          </table:table-cell>
          <table:table-cell office:value-type="float" office:value="29.058" table:style-name="ce365">
            <text:p>29.1</text:p>
          </table:table-cell>
          <table:table-cell office:value-type="float" office:value="29.981000000000002" table:style-name="ce365">
            <text:p>30.0</text:p>
          </table:table-cell>
          <table:table-cell office:value-type="float" office:value="29.719000000000001" table:style-name="ce365">
            <text:p>29.7</text:p>
          </table:table-cell>
          <table:table-cell office:value-type="float" office:value="32.981000000000002" table:style-name="ce365">
            <text:p>33.0</text:p>
          </table:table-cell>
          <table:table-cell office:value-type="float" office:value="27.97" table:style-name="ce365">
            <text:p>28.0</text:p>
          </table:table-cell>
          <table:table-cell table:number-columns-repeated="16372" table:style-name="ce4"/>
        </table:table-row>
        <table:table-row table:style-name="ro38">
          <table:table-cell office:value-type="string" table:style-name="ce365">
            <text:p>Miscellaneous crimes against society</text:p>
          </table:table-cell>
          <table:table-cell office:value-type="float" office:value="22.824000000000002" table:style-name="ce365">
            <text:p>22.8</text:p>
          </table:table-cell>
          <table:table-cell office:value-type="float" office:value="22.850999999999999" table:style-name="ce365">
            <text:p>22.9</text:p>
          </table:table-cell>
          <table:table-cell office:value-type="float" office:value="24.484000000000002" table:style-name="ce365">
            <text:p>24.5</text:p>
          </table:table-cell>
          <table:table-cell office:value-type="float" office:value="25.401" table:style-name="ce365">
            <text:p>25.4</text:p>
          </table:table-cell>
          <table:table-cell office:value-type="float" office:value="26.163" table:style-name="ce365">
            <text:p>26.2</text:p>
          </table:table-cell>
          <table:table-cell office:value-type="float" office:value="28.559000000000001" table:style-name="ce365">
            <text:p>28.6</text:p>
          </table:table-cell>
          <table:table-cell office:value-type="float" office:value="29.579000000000001" table:style-name="ce365">
            <text:p>29.6</text:p>
          </table:table-cell>
          <table:table-cell office:value-type="float" office:value="31.388000000000002" table:style-name="ce365">
            <text:p>31.4</text:p>
          </table:table-cell>
          <table:table-cell office:value-type="float" office:value="31.37" table:style-name="ce365">
            <text:p>31.4</text:p>
          </table:table-cell>
          <table:table-cell office:value-type="float" office:value="33.746000000000002" table:style-name="ce365">
            <text:p>33.7</text:p>
          </table:table-cell>
          <table:table-cell office:value-type="float" office:value="30.352" table:style-name="ce365">
            <text:p>30.4</text:p>
          </table:table-cell>
          <table:table-cell table:number-columns-repeated="16372" table:style-name="ce4"/>
        </table:table-row>
        <table:table-row table:style-name="ro38">
          <table:table-cell office:value-type="string" table:style-name="ce365">
            <text:p>Fraud offences</text:p>
          </table:table-cell>
          <table:table-cell office:value-type="float" office:value="18.707000000000001" table:style-name="ce365">
            <text:p>18.7</text:p>
          </table:table-cell>
          <table:table-cell office:value-type="float" office:value="21.324000000000002" table:style-name="ce365">
            <text:p>21.3</text:p>
          </table:table-cell>
          <table:table-cell office:value-type="float" office:value="21.402000000000001" table:style-name="ce365">
            <text:p>21.4</text:p>
          </table:table-cell>
          <table:table-cell office:value-type="float" office:value="17.952000000000002" table:style-name="ce365">
            <text:p>18.0</text:p>
          </table:table-cell>
          <table:table-cell office:value-type="float" office:value="18.183" table:style-name="ce365">
            <text:p>18.2</text:p>
          </table:table-cell>
          <table:table-cell office:value-type="float" office:value="20.13" table:style-name="ce365">
            <text:p>20.1</text:p>
          </table:table-cell>
          <table:table-cell office:value-type="float" office:value="20.741" table:style-name="ce365">
            <text:p>20.7</text:p>
          </table:table-cell>
          <table:table-cell office:value-type="float" office:value="20.379000000000001" table:style-name="ce365">
            <text:p>20.4</text:p>
          </table:table-cell>
          <table:table-cell office:value-type="float" office:value="22.956" table:style-name="ce365">
            <text:p>23.0</text:p>
          </table:table-cell>
          <table:table-cell office:value-type="float" office:value="27.803000000000001" table:style-name="ce365">
            <text:p>27.8</text:p>
          </table:table-cell>
          <table:table-cell office:value-type="float" office:value="26.077000000000002" table:style-name="ce365">
            <text:p>26.1</text:p>
          </table:table-cell>
          <table:table-cell table:number-columns-repeated="16372" table:style-name="ce4"/>
        </table:table-row>
        <table:table-row table:style-name="ro38">
          <table:table-cell office:value-type="string" table:style-name="ce432">
            <text:p>Total indictable offences</text:p>
          </table:table-cell>
          <table:table-cell office:value-type="float" office:value="24.882999999999999" table:style-name="ce491">
            <text:p>24.9</text:p>
          </table:table-cell>
          <table:table-cell office:value-type="float" office:value="26.472999999999999" table:style-name="ce491">
            <text:p>26.5</text:p>
          </table:table-cell>
          <table:table-cell office:value-type="float" office:value="26.77" table:style-name="ce491">
            <text:p>26.8</text:p>
          </table:table-cell>
          <table:table-cell office:value-type="float" office:value="26.937000000000001" table:style-name="ce491">
            <text:p>26.9</text:p>
          </table:table-cell>
          <table:table-cell office:value-type="float" office:value="27.812000000000001" table:style-name="ce491">
            <text:p>27.8</text:p>
          </table:table-cell>
          <table:table-cell office:value-type="float" office:value="30.13" table:style-name="ce491">
            <text:p>30.1</text:p>
          </table:table-cell>
          <table:table-cell office:value-type="float" office:value="31.33" table:style-name="ce491">
            <text:p>31.3</text:p>
          </table:table-cell>
          <table:table-cell office:value-type="float" office:value="32.631999999999998" table:style-name="ce491">
            <text:p>32.6</text:p>
          </table:table-cell>
          <table:table-cell office:value-type="float" office:value="32.143000000000001" table:style-name="ce491">
            <text:p>32.1</text:p>
          </table:table-cell>
          <table:table-cell office:value-type="float" office:value="34.603999999999999" table:style-name="ce491">
            <text:p>34.6</text:p>
          </table:table-cell>
          <table:table-cell office:value-type="float" office:value="30.802" table:style-name="ce491">
            <text:p>30.8</text:p>
          </table:table-cell>
          <table:table-cell table:number-columns-repeated="16372" table:style-name="ce336"/>
        </table:table-row>
        <table:table-row table:style-name="ro38">
          <table:table-cell office:value-type="string" table:style-name="ce365">
            <text:p>Summary non-motoring</text:p>
          </table:table-cell>
          <table:table-cell office:value-type="float" office:value="3.077" table:style-name="ce365">
            <text:p>3.1</text:p>
          </table:table-cell>
          <table:table-cell office:value-type="float" office:value="3.0249999999999999" table:style-name="ce365">
            <text:p>3.0</text:p>
          </table:table-cell>
          <table:table-cell office:value-type="float" office:value="2.8239999999999998" table:style-name="ce365">
            <text:p>2.8</text:p>
          </table:table-cell>
          <table:table-cell office:value-type="float" office:value="2.8580000000000001" table:style-name="ce365">
            <text:p>2.9</text:p>
          </table:table-cell>
          <table:table-cell office:value-type="float" office:value="2.7530000000000001" table:style-name="ce365">
            <text:p>2.8</text:p>
          </table:table-cell>
          <table:table-cell office:value-type="float" office:value="2.69" table:style-name="ce365">
            <text:p>2.7</text:p>
          </table:table-cell>
          <table:table-cell office:value-type="float" office:value="2.6259999999999999" table:style-name="ce365">
            <text:p>2.6</text:p>
          </table:table-cell>
          <table:table-cell office:value-type="float" office:value="2.3660000000000001" table:style-name="ce365">
            <text:p>2.4</text:p>
          </table:table-cell>
          <table:table-cell office:value-type="float" office:value="1.897" table:style-name="ce365">
            <text:p>1.9</text:p>
          </table:table-cell>
          <table:table-cell office:value-type="float" office:value="2.3650000000000002" table:style-name="ce365">
            <text:p>2.4</text:p>
          </table:table-cell>
          <table:table-cell office:value-type="float" office:value="2.3559999999999999" table:style-name="ce365">
            <text:p>2.4</text:p>
          </table:table-cell>
          <table:table-cell table:number-columns-repeated="16372" table:style-name="ce4"/>
        </table:table-row>
        <table:table-row table:style-name="ro38">
          <table:table-cell office:value-type="string" table:style-name="ce365">
            <text:p>Summary motoring</text:p>
          </table:table-cell>
          <table:table-cell office:value-type="float" office:value="0.72699999999999998" table:style-name="ce365">
            <text:p>0.7</text:p>
          </table:table-cell>
          <table:table-cell office:value-type="float" office:value="0.71" table:style-name="ce365">
            <text:p>0.7</text:p>
          </table:table-cell>
          <table:table-cell office:value-type="float" office:value="0.60299999999999998" table:style-name="ce365">
            <text:p>0.6</text:p>
          </table:table-cell>
          <table:table-cell office:value-type="float" office:value="0.56599999999999995" table:style-name="ce365">
            <text:p>0.6</text:p>
          </table:table-cell>
          <table:table-cell office:value-type="float" office:value="0.53400000000000003" table:style-name="ce365">
            <text:p>0.5</text:p>
          </table:table-cell>
          <table:table-cell office:value-type="float" office:value="0.60899999999999999" table:style-name="ce365">
            <text:p>0.6</text:p>
          </table:table-cell>
          <table:table-cell office:value-type="float" office:value="0.61" table:style-name="ce365">
            <text:p>0.6</text:p>
          </table:table-cell>
          <table:table-cell office:value-type="float" office:value="0.58699999999999997" table:style-name="ce365">
            <text:p>0.6</text:p>
          </table:table-cell>
          <table:table-cell office:value-type="float" office:value="0.57899999999999996" table:style-name="ce365">
            <text:p>0.6</text:p>
          </table:table-cell>
          <table:table-cell office:value-type="float" office:value="0.57399999999999995" table:style-name="ce365">
            <text:p>0.6</text:p>
          </table:table-cell>
          <table:table-cell office:value-type="float" office:value="0.53500000000000003" table:style-name="ce365">
            <text:p>0.5</text:p>
          </table:table-cell>
          <table:table-cell table:number-columns-repeated="16372" table:style-name="ce4"/>
        </table:table-row>
        <table:table-row table:style-name="ro38">
          <table:table-cell office:value-type="string" table:style-name="ce432">
            <text:p>Total summary offences</text:p>
          </table:table-cell>
          <table:table-cell office:value-type="float" office:value="1.915" table:style-name="ce491">
            <text:p>1.9</text:p>
          </table:table-cell>
          <table:table-cell office:value-type="float" office:value="1.9059999999999999" table:style-name="ce491">
            <text:p>1.9</text:p>
          </table:table-cell>
          <table:table-cell office:value-type="float" office:value="1.7030000000000001" table:style-name="ce491">
            <text:p>1.7</text:p>
          </table:table-cell>
          <table:table-cell office:value-type="float" office:value="1.6930000000000001" table:style-name="ce491">
            <text:p>1.7</text:p>
          </table:table-cell>
          <table:table-cell office:value-type="float" office:value="1.6180000000000001" table:style-name="ce491">
            <text:p>1.6</text:p>
          </table:table-cell>
          <table:table-cell office:value-type="float" office:value="1.627" table:style-name="ce491">
            <text:p>1.6</text:p>
          </table:table-cell>
          <table:table-cell office:value-type="float" office:value="1.5640000000000001" table:style-name="ce491">
            <text:p>1.6</text:p>
          </table:table-cell>
          <table:table-cell office:value-type="float" office:value="1.427" table:style-name="ce491">
            <text:p>1.4</text:p>
          </table:table-cell>
          <table:table-cell office:value-type="float" office:value="1.19" table:style-name="ce491">
            <text:p>1.2</text:p>
          </table:table-cell>
          <table:table-cell office:value-type="float" office:value="1.262" table:style-name="ce491">
            <text:p>1.3</text:p>
          </table:table-cell>
          <table:table-cell office:value-type="float" office:value="1.155" table:style-name="ce491">
            <text:p>1.2</text:p>
          </table:table-cell>
          <table:table-cell table:number-columns-repeated="16372" table:style-name="ce336"/>
        </table:table-row>
        <table:table-row table:style-name="ro38">
          <table:table-cell office:value-type="string" table:style-name="ce492">
            <text:p>Offence not known [Note 6]</text:p>
          </table:table-cell>
          <table:table-cell office:value-type="string" table:style-name="ce489">
            <text:p>-</text:p>
          </table:table-cell>
          <table:table-cell office:value-type="string" table:style-name="ce489">
            <text:p>-</text:p>
          </table:table-cell>
          <table:table-cell office:value-type="string" table:style-name="ce489">
            <text:p>-</text:p>
          </table:table-cell>
          <table:table-cell office:value-type="string" table:style-name="ce489">
            <text:p>-</text:p>
          </table:table-cell>
          <table:table-cell office:value-type="string" table:style-name="ce489">
            <text:p>-</text:p>
          </table:table-cell>
          <table:table-cell office:value-type="string" table:style-name="ce489">
            <text:p>-</text:p>
          </table:table-cell>
          <table:table-cell office:value-type="string" table:style-name="ce489">
            <text:p>-</text:p>
          </table:table-cell>
          <table:table-cell office:value-type="float" office:value="70.731999999999999" table:style-name="ce493">
            <text:p>70.7</text:p>
          </table:table-cell>
          <table:table-cell office:value-type="float" office:value="56.33" table:style-name="ce493">
            <text:p>56.3</text:p>
          </table:table-cell>
          <table:table-cell office:value-type="float" office:value="67.453999999999994" table:style-name="ce493">
            <text:p>67.5</text:p>
          </table:table-cell>
          <table:table-cell office:value-type="float" office:value="65.305999999999997" table:style-name="ce493">
            <text:p>65.3</text:p>
          </table:table-cell>
          <table:table-cell table:number-columns-repeated="16372" table:style-name="ce336"/>
        </table:table-row>
        <table:table-row table:style-name="ro38">
          <table:table-cell office:value-type="string" table:style-name="ce444">
            <text:p>Total offences</text:p>
          </table:table-cell>
          <table:table-cell office:value-type="float" office:value="7.9320000000000004" table:style-name="ce491">
            <text:p>7.9</text:p>
          </table:table-cell>
          <table:table-cell office:value-type="float" office:value="8.1829999999999998" table:style-name="ce491">
            <text:p>8.2</text:p>
          </table:table-cell>
          <table:table-cell office:value-type="float" office:value="7.88" table:style-name="ce491">
            <text:p>7.9</text:p>
          </table:table-cell>
          <table:table-cell office:value-type="float" office:value="7.726" table:style-name="ce491">
            <text:p>7.7</text:p>
          </table:table-cell>
          <table:table-cell office:value-type="float" office:value="7.2679999999999998" table:style-name="ce491">
            <text:p>7.3</text:p>
          </table:table-cell>
          <table:table-cell office:value-type="float" office:value="7.3220000000000001" table:style-name="ce491">
            <text:p>7.3</text:p>
          </table:table-cell>
          <table:table-cell office:value-type="float" office:value="7.1689999999999996" table:style-name="ce491">
            <text:p>7.2</text:p>
          </table:table-cell>
          <table:table-cell office:value-type="float" office:value="6.758" table:style-name="ce491">
            <text:p>6.8</text:p>
          </table:table-cell>
          <table:table-cell office:value-type="float" office:value="6.4379999999999997" table:style-name="ce491">
            <text:p>6.4</text:p>
          </table:table-cell>
          <table:table-cell office:value-type="float" office:value="7.42" table:style-name="ce491">
            <text:p>7.4</text:p>
          </table:table-cell>
          <table:table-cell office:value-type="float" office:value="6.8479999999999999" table:style-name="ce491">
            <text:p>6.8</text:p>
          </table:table-cell>
          <table:table-cell table:number-columns-repeated="16372" table:style-name="ce336"/>
        </table:table-row>
        <table:table-row table:style-name="ro101">
          <table:table-cell office:value-type="string" table:style-name="ce9">
            <text:p>Table Q5.2c - Average custodial sentence length (months) at all courts to immediate custody, by offence group, year ending September 2011 to year ending September 2021, england and Wales [Notes 4, 7, 9]</text:p>
          </table:table-cell>
          <table:table-cell table:number-columns-repeated="11" table:style-name="ce9"/>
          <table:table-cell table:number-columns-repeated="16372" table:style-name="ce27"/>
        </table:table-row>
        <table:table-row table:style-name="ro38">
          <table:table-cell office:value-type="string" table:style-name="ce32">
            <text:p><text:a xlink:href="#Contents.A1">back to contents</text:a></text:p>
          </table:table-cell>
          <table:table-cell table:number-columns-repeated="11" table:style-name="ce475"/>
          <table:table-cell table:number-columns-repeated="16372" table:style-name="ce4"/>
        </table:table-row>
        <table:table-row table:style-name="ro38">
          <table:table-cell office:value-type="string" table:style-name="ce320">
            <text:p>Offence group</text:p>
          </table:table-cell>
          <table:table-cell office:value-type="string" table:style-name="ce208">
            <text:p>2011</text:p>
          </table:table-cell>
          <table:table-cell office:value-type="string" table:style-name="ce208">
            <text:p>2012</text:p>
          </table:table-cell>
          <table:table-cell office:value-type="string" table:style-name="ce208">
            <text:p>2013</text:p>
          </table:table-cell>
          <table:table-cell office:value-type="string" table:style-name="ce208">
            <text:p>2014</text:p>
          </table:table-cell>
          <table:table-cell office:value-type="string" table:style-name="ce208">
            <text:p>2015</text:p>
          </table:table-cell>
          <table:table-cell office:value-type="string" table:style-name="ce208">
            <text:p>2016</text:p>
          </table:table-cell>
          <table:table-cell office:value-type="string" table:style-name="ce208">
            <text:p>2017</text:p>
          </table:table-cell>
          <table:table-cell office:value-type="string" table:style-name="ce208">
            <text:p>2018</text:p>
          </table:table-cell>
          <table:table-cell office:value-type="string" table:style-name="ce208">
            <text:p>2019</text:p>
          </table:table-cell>
          <table:table-cell office:value-type="string" table:style-name="ce208">
            <text:p>2020</text:p>
          </table:table-cell>
          <table:table-cell office:value-type="string" table:style-name="ce208">
            <text:p>2021</text:p>
          </table:table-cell>
          <table:table-cell table:number-columns-repeated="16372" table:style-name="ce4"/>
        </table:table-row>
        <table:table-row table:style-name="ro38">
          <table:table-cell office:value-type="string" table:style-name="ce34">
            <text:p>Violence against the person</text:p>
          </table:table-cell>
          <table:table-cell office:value-type="float" office:value="20.857500000000002" table:style-name="ce365">
            <text:p>20.9</text:p>
          </table:table-cell>
          <table:table-cell office:value-type="float" office:value="23.340499999999999" table:style-name="ce365">
            <text:p>23.3</text:p>
          </table:table-cell>
          <table:table-cell office:value-type="float" office:value="24.545100000000001" table:style-name="ce365">
            <text:p>24.5</text:p>
          </table:table-cell>
          <table:table-cell office:value-type="float" office:value="23.395" table:style-name="ce365">
            <text:p>23.4</text:p>
          </table:table-cell>
          <table:table-cell office:value-type="float" office:value="23.2133" table:style-name="ce365">
            <text:p>23.2</text:p>
          </table:table-cell>
          <table:table-cell office:value-type="float" office:value="22.3719" table:style-name="ce365">
            <text:p>22.4</text:p>
          </table:table-cell>
          <table:table-cell office:value-type="float" office:value="23.006900000000002" table:style-name="ce365">
            <text:p>23.0</text:p>
          </table:table-cell>
          <table:table-cell office:value-type="float" office:value="24.114999999999998" table:style-name="ce365">
            <text:p>24.1</text:p>
          </table:table-cell>
          <table:table-cell office:value-type="float" office:value="22.811399999999999" table:style-name="ce365">
            <text:p>22.8</text:p>
          </table:table-cell>
          <table:table-cell office:value-type="float" office:value="20.293099999999999" table:style-name="ce365">
            <text:p>20.3</text:p>
          </table:table-cell>
          <table:table-cell office:value-type="float" office:value="21.5489" table:style-name="ce365">
            <text:p>21.5</text:p>
          </table:table-cell>
          <table:table-cell table:style-name="ce374"/>
          <table:table-cell table:number-columns-repeated="16371" table:style-name="ce4"/>
        </table:table-row>
        <table:table-row table:style-name="ro38">
          <table:table-cell office:value-type="string" table:style-name="ce34">
            <text:p>Sexual offences</text:p>
          </table:table-cell>
          <table:table-cell office:value-type="float" office:value="53.299100000000003" table:style-name="ce365">
            <text:p>53.3</text:p>
          </table:table-cell>
          <table:table-cell office:value-type="float" office:value="54.3705" table:style-name="ce365">
            <text:p>54.4</text:p>
          </table:table-cell>
          <table:table-cell office:value-type="float" office:value="57.274900000000002" table:style-name="ce365">
            <text:p>57.3</text:p>
          </table:table-cell>
          <table:table-cell office:value-type="float" office:value="60.744599999999998" table:style-name="ce365">
            <text:p>60.7</text:p>
          </table:table-cell>
          <table:table-cell office:value-type="float" office:value="62.467199999999998" table:style-name="ce365">
            <text:p>62.5</text:p>
          </table:table-cell>
          <table:table-cell office:value-type="float" office:value="60.5518" table:style-name="ce365">
            <text:p>60.6</text:p>
          </table:table-cell>
          <table:table-cell office:value-type="float" office:value="60.628599999999999" table:style-name="ce365">
            <text:p>60.6</text:p>
          </table:table-cell>
          <table:table-cell office:value-type="float" office:value="60.9574" table:style-name="ce365">
            <text:p>61.0</text:p>
          </table:table-cell>
          <table:table-cell office:value-type="float" office:value="57.9572" table:style-name="ce365">
            <text:p>58.0</text:p>
          </table:table-cell>
          <table:table-cell office:value-type="float" office:value="57.841799999999999" table:style-name="ce365">
            <text:p>57.8</text:p>
          </table:table-cell>
          <table:table-cell office:value-type="float" office:value="58.293599999999998" table:style-name="ce365">
            <text:p>58.3</text:p>
          </table:table-cell>
          <table:table-cell table:style-name="ce374"/>
          <table:table-cell table:number-columns-repeated="16371" table:style-name="ce4"/>
        </table:table-row>
        <table:table-row table:style-name="ro38">
          <table:table-cell office:value-type="string" table:style-name="ce34">
            <text:p>Robbery</text:p>
          </table:table-cell>
          <table:table-cell office:value-type="float" office:value="35.648400000000002" table:style-name="ce365">
            <text:p>35.6</text:p>
          </table:table-cell>
          <table:table-cell office:value-type="float" office:value="35.454599999999999" table:style-name="ce365">
            <text:p>35.5</text:p>
          </table:table-cell>
          <table:table-cell office:value-type="float" office:value="38.336399999999998" table:style-name="ce365">
            <text:p>38.3</text:p>
          </table:table-cell>
          <table:table-cell office:value-type="float" office:value="40.8001" table:style-name="ce365">
            <text:p>40.8</text:p>
          </table:table-cell>
          <table:table-cell office:value-type="float" office:value="43.253" table:style-name="ce365">
            <text:p>43.3</text:p>
          </table:table-cell>
          <table:table-cell office:value-type="float" office:value="43.681899999999999" table:style-name="ce365">
            <text:p>43.7</text:p>
          </table:table-cell>
          <table:table-cell office:value-type="float" office:value="46.396799999999999" table:style-name="ce365">
            <text:p>46.4</text:p>
          </table:table-cell>
          <table:table-cell office:value-type="float" office:value="49.117199999999997" table:style-name="ce365">
            <text:p>49.1</text:p>
          </table:table-cell>
          <table:table-cell office:value-type="float" office:value="51.050800000000002" table:style-name="ce365">
            <text:p>51.1</text:p>
          </table:table-cell>
          <table:table-cell office:value-type="float" office:value="49.433700000000002" table:style-name="ce365">
            <text:p>49.4</text:p>
          </table:table-cell>
          <table:table-cell office:value-type="float" office:value="49.409399999999998" table:style-name="ce365">
            <text:p>49.4</text:p>
          </table:table-cell>
          <table:table-cell table:style-name="ce374"/>
          <table:table-cell table:number-columns-repeated="16371" table:style-name="ce4"/>
        </table:table-row>
        <table:table-row table:style-name="ro38">
          <table:table-cell office:value-type="string" table:style-name="ce34">
            <text:p>Theft offences</text:p>
          </table:table-cell>
          <table:table-cell office:value-type="float" office:value="9.0204000000000004" table:style-name="ce365">
            <text:p>9.0</text:p>
          </table:table-cell>
          <table:table-cell office:value-type="float" office:value="9.1414000000000009" table:style-name="ce365">
            <text:p>9.1</text:p>
          </table:table-cell>
          <table:table-cell office:value-type="float" office:value="9.1829999999999998" table:style-name="ce365">
            <text:p>9.2</text:p>
          </table:table-cell>
          <table:table-cell office:value-type="float" office:value="8.9748999999999999" table:style-name="ce365">
            <text:p>9.0</text:p>
          </table:table-cell>
          <table:table-cell office:value-type="float" office:value="9.2277000000000005" table:style-name="ce365">
            <text:p>9.2</text:p>
          </table:table-cell>
          <table:table-cell office:value-type="float" office:value="9.0410000000000004" table:style-name="ce365">
            <text:p>9.0</text:p>
          </table:table-cell>
          <table:table-cell office:value-type="float" office:value="9.1527999999999992" table:style-name="ce365">
            <text:p>9.2</text:p>
          </table:table-cell>
          <table:table-cell office:value-type="float" office:value="9.7349999999999994" table:style-name="ce365">
            <text:p>9.7</text:p>
          </table:table-cell>
          <table:table-cell office:value-type="float" office:value="10.394600000000001" table:style-name="ce365">
            <text:p>10.4</text:p>
          </table:table-cell>
          <table:table-cell office:value-type="float" office:value="11.8353" table:style-name="ce365">
            <text:p>11.8</text:p>
          </table:table-cell>
          <table:table-cell office:value-type="float" office:value="13.0023" table:style-name="ce365">
            <text:p>13.0</text:p>
          </table:table-cell>
          <table:table-cell table:style-name="ce374"/>
          <table:table-cell table:number-columns-repeated="16371" table:style-name="ce4"/>
        </table:table-row>
        <table:table-row table:style-name="ro38">
          <table:table-cell office:value-type="string" table:style-name="ce34">
            <text:p>Criminal damage and arson</text:p>
          </table:table-cell>
          <table:table-cell office:value-type="float" office:value="19.904800000000002" table:style-name="ce365">
            <text:p>19.9</text:p>
          </table:table-cell>
          <table:table-cell office:value-type="float" office:value="23.0762" table:style-name="ce365">
            <text:p>23.1</text:p>
          </table:table-cell>
          <table:table-cell office:value-type="float" office:value="25.855899999999998" table:style-name="ce365">
            <text:p>25.9</text:p>
          </table:table-cell>
          <table:table-cell office:value-type="float" office:value="24.833400000000001" table:style-name="ce365">
            <text:p>24.8</text:p>
          </table:table-cell>
          <table:table-cell office:value-type="float" office:value="24.201899999999998" table:style-name="ce365">
            <text:p>24.2</text:p>
          </table:table-cell>
          <table:table-cell office:value-type="float" office:value="26.384699999999999" table:style-name="ce365">
            <text:p>26.4</text:p>
          </table:table-cell>
          <table:table-cell office:value-type="float" office:value="29.8567" table:style-name="ce365">
            <text:p>29.9</text:p>
          </table:table-cell>
          <table:table-cell office:value-type="float" office:value="29.060099999999998" table:style-name="ce365">
            <text:p>29.1</text:p>
          </table:table-cell>
          <table:table-cell office:value-type="float" office:value="31.525400000000001" table:style-name="ce365">
            <text:p>31.5</text:p>
          </table:table-cell>
          <table:table-cell office:value-type="float" office:value="28.989000000000001" table:style-name="ce365">
            <text:p>29.0</text:p>
          </table:table-cell>
          <table:table-cell office:value-type="float" office:value="31.736799999999999" table:style-name="ce365">
            <text:p>31.7</text:p>
          </table:table-cell>
          <table:table-cell table:style-name="ce374"/>
          <table:table-cell table:number-columns-repeated="16371" table:style-name="ce4"/>
        </table:table-row>
        <table:table-row table:style-name="ro38">
          <table:table-cell office:value-type="string" table:style-name="ce34">
            <text:p>Drug offences</text:p>
          </table:table-cell>
          <table:table-cell office:value-type="float" office:value="30.494499999999999" table:style-name="ce365">
            <text:p>30.5</text:p>
          </table:table-cell>
          <table:table-cell office:value-type="float" office:value="29.322700000000001" table:style-name="ce365">
            <text:p>29.3</text:p>
          </table:table-cell>
          <table:table-cell office:value-type="float" office:value="30.3218" table:style-name="ce365">
            <text:p>30.3</text:p>
          </table:table-cell>
          <table:table-cell office:value-type="float" office:value="31.817699999999999" table:style-name="ce365">
            <text:p>31.8</text:p>
          </table:table-cell>
          <table:table-cell office:value-type="float" office:value="33.601500000000001" table:style-name="ce365">
            <text:p>33.6</text:p>
          </table:table-cell>
          <table:table-cell office:value-type="float" office:value="34.971299999999999" table:style-name="ce365">
            <text:p>35.0</text:p>
          </table:table-cell>
          <table:table-cell office:value-type="float" office:value="34.764299999999999" table:style-name="ce365">
            <text:p>34.8</text:p>
          </table:table-cell>
          <table:table-cell office:value-type="float" office:value="36.142800000000001" table:style-name="ce365">
            <text:p>36.1</text:p>
          </table:table-cell>
          <table:table-cell office:value-type="float" office:value="38.0777" table:style-name="ce365">
            <text:p>38.1</text:p>
          </table:table-cell>
          <table:table-cell office:value-type="float" office:value="40.753999999999998" table:style-name="ce365">
            <text:p>40.8</text:p>
          </table:table-cell>
          <table:table-cell office:value-type="float" office:value="39.814" table:style-name="ce365">
            <text:p>39.8</text:p>
          </table:table-cell>
          <table:table-cell table:style-name="ce374"/>
          <table:table-cell table:number-columns-repeated="16371" table:style-name="ce4"/>
        </table:table-row>
        <table:table-row table:style-name="ro38">
          <table:table-cell office:value-type="string" table:style-name="ce34">
            <text:p>Possession of weapons</text:p>
          </table:table-cell>
          <table:table-cell office:value-type="float" office:value="13.033200000000001" table:style-name="ce365">
            <text:p>13.0</text:p>
          </table:table-cell>
          <table:table-cell office:value-type="float" office:value="13.0793" table:style-name="ce365">
            <text:p>13.1</text:p>
          </table:table-cell>
          <table:table-cell office:value-type="float" office:value="13.3096" table:style-name="ce365">
            <text:p>13.3</text:p>
          </table:table-cell>
          <table:table-cell office:value-type="float" office:value="13.164" table:style-name="ce365">
            <text:p>13.2</text:p>
          </table:table-cell>
          <table:table-cell office:value-type="float" office:value="13.236700000000001" table:style-name="ce365">
            <text:p>13.2</text:p>
          </table:table-cell>
          <table:table-cell office:value-type="float" office:value="13.779299999999999" table:style-name="ce365">
            <text:p>13.8</text:p>
          </table:table-cell>
          <table:table-cell office:value-type="float" office:value="13.8939" table:style-name="ce365">
            <text:p>13.9</text:p>
          </table:table-cell>
          <table:table-cell office:value-type="float" office:value="13.034800000000001" table:style-name="ce365">
            <text:p>13.0</text:p>
          </table:table-cell>
          <table:table-cell office:value-type="float" office:value="11.853899999999999" table:style-name="ce365">
            <text:p>11.9</text:p>
          </table:table-cell>
          <table:table-cell office:value-type="float" office:value="11.6241" table:style-name="ce365">
            <text:p>11.6</text:p>
          </table:table-cell>
          <table:table-cell office:value-type="float" office:value="12.054600000000001" table:style-name="ce365">
            <text:p>12.1</text:p>
          </table:table-cell>
          <table:table-cell table:style-name="ce374"/>
          <table:table-cell table:number-columns-repeated="16371" table:style-name="ce4"/>
        </table:table-row>
        <table:table-row table:style-name="ro38">
          <table:table-cell office:value-type="string" table:style-name="ce34">
            <text:p>Public order offences</text:p>
          </table:table-cell>
          <table:table-cell office:value-type="float" office:value="7.0956000000000001" table:style-name="ce365">
            <text:p>7.1</text:p>
          </table:table-cell>
          <table:table-cell office:value-type="float" office:value="7.5830000000000002" table:style-name="ce365">
            <text:p>7.6</text:p>
          </table:table-cell>
          <table:table-cell office:value-type="float" office:value="7.3311000000000002" table:style-name="ce365">
            <text:p>7.3</text:p>
          </table:table-cell>
          <table:table-cell office:value-type="float" office:value="6.8503999999999996" table:style-name="ce365">
            <text:p>6.9</text:p>
          </table:table-cell>
          <table:table-cell office:value-type="float" office:value="6.6482000000000001" table:style-name="ce365">
            <text:p>6.6</text:p>
          </table:table-cell>
          <table:table-cell office:value-type="float" office:value="6.8177000000000003" table:style-name="ce365">
            <text:p>6.8</text:p>
          </table:table-cell>
          <table:table-cell office:value-type="float" office:value="6.6874000000000002" table:style-name="ce365">
            <text:p>6.7</text:p>
          </table:table-cell>
          <table:table-cell office:value-type="float" office:value="6.6647999999999996" table:style-name="ce365">
            <text:p>6.7</text:p>
          </table:table-cell>
          <table:table-cell office:value-type="float" office:value="7.6638999999999999" table:style-name="ce365">
            <text:p>7.7</text:p>
          </table:table-cell>
          <table:table-cell office:value-type="float" office:value="7.6650999999999998" table:style-name="ce365">
            <text:p>7.7</text:p>
          </table:table-cell>
          <table:table-cell office:value-type="float" office:value="8.2504000000000008" table:style-name="ce365">
            <text:p>8.3</text:p>
          </table:table-cell>
          <table:table-cell table:style-name="ce374"/>
          <table:table-cell table:number-columns-repeated="2" table:style-name="ce4"/>
          <table:table-cell office:value-type="string" table:style-name="ce4">
            <text:p><text:s/></text:p>
          </table:table-cell>
          <table:table-cell table:number-columns-repeated="16368" table:style-name="ce4"/>
        </table:table-row>
        <table:table-row table:style-name="ro38">
          <table:table-cell office:value-type="string" table:style-name="ce34">
            <text:p>Miscellaneous crimes against society</text:p>
          </table:table-cell>
          <table:table-cell office:value-type="float" office:value="8.3994999999999997" table:style-name="ce365">
            <text:p>8.4</text:p>
          </table:table-cell>
          <table:table-cell office:value-type="float" office:value="9.1328999999999994" table:style-name="ce365">
            <text:p>9.1</text:p>
          </table:table-cell>
          <table:table-cell office:value-type="float" office:value="9.4849999999999994" table:style-name="ce365">
            <text:p>9.5</text:p>
          </table:table-cell>
          <table:table-cell office:value-type="float" office:value="10.1105" table:style-name="ce365">
            <text:p>10.1</text:p>
          </table:table-cell>
          <table:table-cell office:value-type="float" office:value="10.483000000000001" table:style-name="ce365">
            <text:p>10.5</text:p>
          </table:table-cell>
          <table:table-cell office:value-type="float" office:value="10.7913" table:style-name="ce365">
            <text:p>10.8</text:p>
          </table:table-cell>
          <table:table-cell office:value-type="float" office:value="11.463100000000001" table:style-name="ce365">
            <text:p>11.5</text:p>
          </table:table-cell>
          <table:table-cell office:value-type="float" office:value="12.5321" table:style-name="ce365">
            <text:p>12.5</text:p>
          </table:table-cell>
          <table:table-cell office:value-type="float" office:value="12.537100000000001" table:style-name="ce365">
            <text:p>12.5</text:p>
          </table:table-cell>
          <table:table-cell office:value-type="float" office:value="12.0749" table:style-name="ce365">
            <text:p>12.1</text:p>
          </table:table-cell>
          <table:table-cell office:value-type="float" office:value="14.682700000000001" table:style-name="ce365">
            <text:p>14.7</text:p>
          </table:table-cell>
          <table:table-cell table:style-name="ce374"/>
          <table:table-cell table:number-columns-repeated="16371" table:style-name="ce4"/>
        </table:table-row>
        <table:table-row table:style-name="ro38">
          <table:table-cell office:value-type="string" table:style-name="ce34">
            <text:p>Fraud offences</text:p>
          </table:table-cell>
          <table:table-cell office:value-type="float" office:value="14.2202" table:style-name="ce365">
            <text:p>14.2</text:p>
          </table:table-cell>
          <table:table-cell office:value-type="float" office:value="14.9017" table:style-name="ce365">
            <text:p>14.9</text:p>
          </table:table-cell>
          <table:table-cell office:value-type="float" office:value="15.0176" table:style-name="ce365">
            <text:p>15.0</text:p>
          </table:table-cell>
          <table:table-cell office:value-type="float" office:value="15.335800000000001" table:style-name="ce365">
            <text:p>15.3</text:p>
          </table:table-cell>
          <table:table-cell office:value-type="float" office:value="17.736899999999999" table:style-name="ce365">
            <text:p>17.7</text:p>
          </table:table-cell>
          <table:table-cell office:value-type="float" office:value="19.021799999999999" table:style-name="ce365">
            <text:p>19.0</text:p>
          </table:table-cell>
          <table:table-cell office:value-type="float" office:value="18.255199999999999" table:style-name="ce365">
            <text:p>18.3</text:p>
          </table:table-cell>
          <table:table-cell office:value-type="float" office:value="18.955500000000001" table:style-name="ce365">
            <text:p>19.0</text:p>
          </table:table-cell>
          <table:table-cell office:value-type="float" office:value="22.595500000000001" table:style-name="ce365">
            <text:p>22.6</text:p>
          </table:table-cell>
          <table:table-cell office:value-type="float" office:value="23.178899999999999" table:style-name="ce365">
            <text:p>23.2</text:p>
          </table:table-cell>
          <table:table-cell office:value-type="float" office:value="26.516100000000002" table:style-name="ce365">
            <text:p>26.5</text:p>
          </table:table-cell>
          <table:table-cell table:style-name="ce374"/>
          <table:table-cell table:number-columns-repeated="16371" table:style-name="ce4"/>
        </table:table-row>
        <table:table-row table:style-name="ro38">
          <table:table-cell office:value-type="string" table:style-name="ce432">
            <text:p>Total indictable offences</text:p>
          </table:table-cell>
          <table:table-cell office:value-type="float" office:value="16.570399999999999" table:style-name="ce491">
            <text:p>16.6</text:p>
          </table:table-cell>
          <table:table-cell office:value-type="float" office:value="17.011199999999999" table:style-name="ce491">
            <text:p>17.0</text:p>
          </table:table-cell>
          <table:table-cell office:value-type="float" office:value="17.776199999999999" table:style-name="ce491">
            <text:p>17.8</text:p>
          </table:table-cell>
          <table:table-cell office:value-type="float" office:value="18.061" table:style-name="ce491">
            <text:p>18.1</text:p>
          </table:table-cell>
          <table:table-cell office:value-type="float" office:value="19.099599999999999" table:style-name="ce491">
            <text:p>19.1</text:p>
          </table:table-cell>
          <table:table-cell office:value-type="float" office:value="19.424600000000002" table:style-name="ce491">
            <text:p>19.4</text:p>
          </table:table-cell>
          <table:table-cell office:value-type="float" office:value="19.625499999999999" table:style-name="ce491">
            <text:p>19.6</text:p>
          </table:table-cell>
          <table:table-cell office:value-type="float" office:value="20.311599999999999" table:style-name="ce491">
            <text:p>20.3</text:p>
          </table:table-cell>
          <table:table-cell office:value-type="float" office:value="20.702300000000001" table:style-name="ce491">
            <text:p>20.7</text:p>
          </table:table-cell>
          <table:table-cell office:value-type="float" office:value="21.4938" table:style-name="ce491">
            <text:p>21.5</text:p>
          </table:table-cell>
          <table:table-cell office:value-type="float" office:value="24.047999999999998" table:style-name="ce491">
            <text:p>24.0</text:p>
          </table:table-cell>
          <table:table-cell table:style-name="ce494"/>
          <table:table-cell table:number-columns-repeated="16371" table:style-name="ce336"/>
        </table:table-row>
        <table:table-row table:style-name="ro38">
          <table:table-cell office:value-type="string" table:style-name="ce365">
            <text:p>Summary non-motoring</text:p>
          </table:table-cell>
          <table:table-cell office:value-type="float" office:value="2.5447000000000002" table:style-name="ce365">
            <text:p>2.5</text:p>
          </table:table-cell>
          <table:table-cell office:value-type="float" office:value="2.5966999999999998" table:style-name="ce365">
            <text:p>2.6</text:p>
          </table:table-cell>
          <table:table-cell office:value-type="float" office:value="2.6255999999999999" table:style-name="ce365">
            <text:p>2.6</text:p>
          </table:table-cell>
          <table:table-cell office:value-type="float" office:value="2.5907" table:style-name="ce365">
            <text:p>2.6</text:p>
          </table:table-cell>
          <table:table-cell office:value-type="float" office:value="2.5251000000000001" table:style-name="ce365">
            <text:p>2.5</text:p>
          </table:table-cell>
          <table:table-cell office:value-type="float" office:value="2.4767000000000001" table:style-name="ce365">
            <text:p>2.5</text:p>
          </table:table-cell>
          <table:table-cell office:value-type="float" office:value="2.4748000000000001" table:style-name="ce365">
            <text:p>2.5</text:p>
          </table:table-cell>
          <table:table-cell office:value-type="float" office:value="2.5354999999999999" table:style-name="ce365">
            <text:p>2.5</text:p>
          </table:table-cell>
          <table:table-cell office:value-type="float" office:value="2.5499999999999998" table:style-name="ce365">
            <text:p>2.6</text:p>
          </table:table-cell>
          <table:table-cell office:value-type="float" office:value="2.6059999999999999" table:style-name="ce365">
            <text:p>2.6</text:p>
          </table:table-cell>
          <table:table-cell office:value-type="float" office:value="2.9946000000000002" table:style-name="ce365">
            <text:p>3.0</text:p>
          </table:table-cell>
          <table:table-cell table:style-name="ce374"/>
          <table:table-cell table:number-columns-repeated="16371" table:style-name="ce4"/>
        </table:table-row>
        <table:table-row table:style-name="ro38">
          <table:table-cell office:value-type="string" table:style-name="ce365">
            <text:p>Summary motoring</text:p>
          </table:table-cell>
          <table:table-cell office:value-type="float" office:value="3.1070000000000002" table:style-name="ce365">
            <text:p>3.1</text:p>
          </table:table-cell>
          <table:table-cell office:value-type="float" office:value="3.1038999999999999" table:style-name="ce365">
            <text:p>3.1</text:p>
          </table:table-cell>
          <table:table-cell office:value-type="float" office:value="3.1" table:style-name="ce365">
            <text:p>3.1</text:p>
          </table:table-cell>
          <table:table-cell office:value-type="float" office:value="3.0567000000000002" table:style-name="ce365">
            <text:p>3.1</text:p>
          </table:table-cell>
          <table:table-cell office:value-type="float" office:value="3.0196000000000001" table:style-name="ce365">
            <text:p>3.0</text:p>
          </table:table-cell>
          <table:table-cell office:value-type="float" office:value="2.9136000000000002" table:style-name="ce365">
            <text:p>2.9</text:p>
          </table:table-cell>
          <table:table-cell office:value-type="float" office:value="2.9481000000000002" table:style-name="ce365">
            <text:p>2.9</text:p>
          </table:table-cell>
          <table:table-cell office:value-type="float" office:value="2.8473000000000002" table:style-name="ce365">
            <text:p>2.8</text:p>
          </table:table-cell>
          <table:table-cell office:value-type="float" office:value="2.8788" table:style-name="ce365">
            <text:p>2.9</text:p>
          </table:table-cell>
          <table:table-cell office:value-type="float" office:value="2.8126000000000002" table:style-name="ce365">
            <text:p>2.8</text:p>
          </table:table-cell>
          <table:table-cell office:value-type="float" office:value="2.8252000000000002" table:style-name="ce365">
            <text:p>2.8</text:p>
          </table:table-cell>
          <table:table-cell table:style-name="ce374"/>
          <table:table-cell table:number-columns-repeated="16371" table:style-name="ce4"/>
        </table:table-row>
        <table:table-row table:style-name="ro38">
          <table:table-cell office:value-type="string" table:style-name="ce432">
            <text:p>Total summary offences</text:p>
          </table:table-cell>
          <table:table-cell office:value-type="float" office:value="2.6501000000000001" table:style-name="ce491">
            <text:p>2.7</text:p>
          </table:table-cell>
          <table:table-cell office:value-type="float" office:value="2.6882000000000001" table:style-name="ce491">
            <text:p>2.7</text:p>
          </table:table-cell>
          <table:table-cell office:value-type="float" office:value="2.7101999999999999" table:style-name="ce491">
            <text:p>2.7</text:p>
          </table:table-cell>
          <table:table-cell office:value-type="float" office:value="2.6699000000000002" table:style-name="ce491">
            <text:p>2.7</text:p>
          </table:table-cell>
          <table:table-cell office:value-type="float" office:value="2.6084999999999998" table:style-name="ce491">
            <text:p>2.6</text:p>
          </table:table-cell>
          <table:table-cell office:value-type="float" office:value="2.5602" table:style-name="ce491">
            <text:p>2.6</text:p>
          </table:table-cell>
          <table:table-cell office:value-type="float" office:value="2.5720000000000001" table:style-name="ce491">
            <text:p>2.6</text:p>
          </table:table-cell>
          <table:table-cell office:value-type="float" office:value="2.6032000000000002" table:style-name="ce491">
            <text:p>2.6</text:p>
          </table:table-cell>
          <table:table-cell office:value-type="float" office:value="2.6358999999999999" table:style-name="ce491">
            <text:p>2.6</text:p>
          </table:table-cell>
          <table:table-cell office:value-type="float" office:value="2.6638999999999999" table:style-name="ce491">
            <text:p>2.7</text:p>
          </table:table-cell>
          <table:table-cell office:value-type="float" office:value="2.9428999999999998" table:style-name="ce491">
            <text:p>2.9</text:p>
          </table:table-cell>
          <table:table-cell table:style-name="ce494"/>
          <table:table-cell table:number-columns-repeated="16371" table:style-name="ce336"/>
        </table:table-row>
        <table:table-row table:style-name="ro38">
          <table:table-cell office:value-type="string" table:style-name="ce492">
            <text:p>Offence not known [Note 6]</text:p>
          </table:table-cell>
          <table:table-cell office:value-type="string" table:style-name="ce489">
            <text:p>-</text:p>
          </table:table-cell>
          <table:table-cell office:value-type="string" table:style-name="ce489">
            <text:p>-</text:p>
          </table:table-cell>
          <table:table-cell office:value-type="string" table:style-name="ce489">
            <text:p>-</text:p>
          </table:table-cell>
          <table:table-cell office:value-type="string" table:style-name="ce489">
            <text:p>-</text:p>
          </table:table-cell>
          <table:table-cell office:value-type="string" table:style-name="ce489">
            <text:p>-</text:p>
          </table:table-cell>
          <table:table-cell office:value-type="string" table:style-name="ce489">
            <text:p>-</text:p>
          </table:table-cell>
          <table:table-cell office:value-type="string" table:style-name="ce489">
            <text:p>-</text:p>
          </table:table-cell>
          <table:table-cell office:value-type="float" office:value="81.481999999999999" table:style-name="ce493">
            <text:p>81.5</text:p>
          </table:table-cell>
          <table:table-cell office:value-type="float" office:value="36.930399999999999" table:style-name="ce493">
            <text:p>36.9</text:p>
          </table:table-cell>
          <table:table-cell office:value-type="float" office:value="49.978700000000003" table:style-name="ce493">
            <text:p>50.0</text:p>
          </table:table-cell>
          <table:table-cell office:value-type="float" office:value="35.496400000000001" table:style-name="ce493">
            <text:p>35.5</text:p>
          </table:table-cell>
          <table:table-cell table:style-name="ce494"/>
          <table:table-cell table:number-columns-repeated="16371" table:style-name="ce336"/>
        </table:table-row>
        <table:table-row table:style-name="ro38">
          <table:table-cell office:value-type="string" table:style-name="ce279">
            <text:p>Total offences</text:p>
          </table:table-cell>
          <table:table-cell office:value-type="float" office:value="14.0604" table:style-name="ce495">
            <text:p>14.1</text:p>
          </table:table-cell>
          <table:table-cell office:value-type="float" office:value="14.4978" table:style-name="ce495">
            <text:p>14.5</text:p>
          </table:table-cell>
          <table:table-cell office:value-type="float" office:value="15.307" table:style-name="ce495">
            <text:p>15.3</text:p>
          </table:table-cell>
          <table:table-cell office:value-type="float" office:value="15.481" table:style-name="ce495">
            <text:p>15.5</text:p>
          </table:table-cell>
          <table:table-cell office:value-type="float" office:value="16.208300000000001" table:style-name="ce495">
            <text:p>16.2</text:p>
          </table:table-cell>
          <table:table-cell office:value-type="float" office:value="16.412700000000001" table:style-name="ce495">
            <text:p>16.4</text:p>
          </table:table-cell>
          <table:table-cell office:value-type="float" office:value="16.591799999999999" table:style-name="ce495">
            <text:p>16.6</text:p>
          </table:table-cell>
          <table:table-cell office:value-type="float" office:value="17.261500000000002" table:style-name="ce495">
            <text:p>17.3</text:p>
          </table:table-cell>
          <table:table-cell office:value-type="float" office:value="17.977" table:style-name="ce495">
            <text:p>18.0</text:p>
          </table:table-cell>
          <table:table-cell office:value-type="float" office:value="19.045000000000002" table:style-name="ce495">
            <text:p>19.0</text:p>
          </table:table-cell>
          <table:table-cell office:value-type="float" office:value="21.171500000000002" table:style-name="ce495">
            <text:p>21.2</text:p>
          </table:table-cell>
          <table:table-cell table:style-name="ce494"/>
          <table:table-cell table:number-columns-repeated="16371" table:style-name="ce336"/>
        </table:table-row>
        <table:table-row table:style-name="ro102">
          <table:table-cell office:value-type="string" table:style-name="ce220">
            <text:p>Source: Ministry of Justice Court Proceedings Database</text:p>
          </table:table-cell>
          <table:table-cell table:number-columns-repeated="10" table:style-name="ce7"/>
          <table:table-cell table:style-name="ce496"/>
          <table:table-cell table:number-columns-repeated="16372" table:style-name="ce4"/>
        </table:table-row>
        <table:table-row table:style-name="ro6">
          <table:table-cell office:value-type="string" table:style-name="ce220">
            <text:p>: = Not available</text:p>
          </table:table-cell>
          <table:table-cell table:number-columns-repeated="10" table:style-name="ce7"/>
          <table:table-cell table:style-name="ce496"/>
          <table:table-cell table:number-columns-repeated="16372" table:style-name="ce4"/>
        </table:table-row>
        <table:table-row table:style-name="ro6">
          <table:table-cell office:value-type="string" table:style-name="ce398">
            <text:p>- = nil</text:p>
          </table:table-cell>
          <table:table-cell table:number-columns-repeated="11" table:style-name="ce220"/>
          <table:table-cell table:number-columns-repeated="16372" table:style-name="ce4"/>
        </table:table-row>
        <table:table-row table:style-name="ro6">
          <table:table-cell table:number-columns-repeated="11" table:style-name="ce34"/>
          <table:table-cell table:style-name="ce497"/>
          <table:table-cell table:number-columns-repeated="16372" table:style-name="ce4"/>
        </table:table-row>
        <table:table-row table:style-name="ro6">
          <table:table-cell table:number-columns-repeated="11" table:style-name="ce220"/>
          <table:table-cell table:style-name="ce498"/>
          <table:table-cell table:number-columns-repeated="16372" table:style-name="ce4"/>
        </table:table-row>
        <table:table-row table:style-name="ro50">
          <table:table-cell table:number-columns-spanned="12" table:number-rows-spanned="1" table:style-name="ce176"/>
          <table:covered-table-cell table:number-columns-repeated="11"/>
          <table:table-cell table:number-columns-repeated="16372" table:style-name="ce4"/>
        </table:table-row>
        <table:table-row table:style-name="ro6">
          <table:table-cell table:number-columns-repeated="11" table:style-name="ce220"/>
          <table:table-cell table:style-name="ce498"/>
          <table:table-cell table:number-columns-repeated="16372" table:style-name="ce4"/>
        </table:table-row>
        <table:table-row table:style-name="ro75">
          <table:table-cell table:number-columns-spanned="12" table:number-rows-spanned="1" table:style-name="ce176"/>
          <table:covered-table-cell table:number-columns-repeated="11"/>
          <table:table-cell table:number-columns-repeated="16372" table:style-name="ce4"/>
        </table:table-row>
        <table:table-row table:style-name="ro6">
          <table:table-cell table:number-columns-repeated="11" table:style-name="ce220"/>
          <table:table-cell table:style-name="ce498"/>
          <table:table-cell table:number-columns-repeated="16372" table:style-name="ce4"/>
        </table:table-row>
        <table:table-row table:style-name="ro6">
          <table:table-cell table:number-columns-repeated="12" table:style-name="ce220"/>
          <table:table-cell table:number-columns-repeated="16372" table:style-name="ce4"/>
        </table:table-row>
        <table:table-row table:number-rows-repeated="1048508" table:style-name="ro28">
          <table:table-cell table:number-columns-repeated="16384"/>
        </table:table-row>
      </table:table>
      <table:table table:name="Q5_3" table:style-name="ta1">
        <table:table-column table:style-name="co92" table:default-cell-style-name="ce500"/>
        <table:table-column table:style-name="co93" table:default-cell-style-name="ce500"/>
        <table:table-column table:style-name="co81" table:default-cell-style-name="ce500"/>
        <table:table-column table:style-name="co20" table:default-cell-style-name="ce500"/>
        <table:table-column table:style-name="co94" table:default-cell-style-name="ce500"/>
        <table:table-column table:style-name="co20" table:number-columns-repeated="8" table:default-cell-style-name="ce500"/>
        <table:table-column table:style-name="co20" table:default-cell-style-name="ce502"/>
        <table:table-column table:style-name="co20" table:default-cell-style-name="ce500"/>
        <table:table-column table:style-name="co65" table:default-cell-style-name="ce500"/>
        <table:table-column table:style-name="co20" table:number-columns-repeated="3" table:default-cell-style-name="ce502"/>
        <table:table-column table:style-name="co6" table:number-columns-repeated="16365" table:default-cell-style-name="ce500"/>
        <table:table-row table:style-name="ro59">
          <table:table-cell office:value-type="string" table:style-name="ce499">
            <text:p>Table Q5.3 - Persons sentenced at all courts, by type of sentence and offence group, 12 months ending September 2011 to 12 months ending September 2021, England and Wales [Notes 4, 7, 10]</text:p>
          </table:table-cell>
          <table:table-cell table:number-columns-repeated="18" table:style-name="ce499"/>
          <table:table-cell table:style-name="ce500"/>
          <table:table-cell table:number-columns-repeated="16364" table:style-name="ce4"/>
        </table:table-row>
        <table:table-row table:style-name="ro59">
          <table:table-cell office:value-type="string" table:style-name="ce501">
            <text:p>This worksheet contains 1 table. Notes can be found on the Notes sheet.</text:p>
          </table:table-cell>
          <table:table-cell table:number-columns-repeated="18" table:style-name="ce499"/>
          <table:table-cell table:style-name="ce500"/>
          <table:table-cell table:number-columns-repeated="16364" table:style-name="ce4"/>
        </table:table-row>
        <table:table-row table:style-name="ro38">
          <table:table-cell office:value-type="string" table:style-name="ce32">
            <text:p><text:a xlink:href="#Contents.A1">back to contents</text:a></text:p>
          </table:table-cell>
          <table:table-cell table:number-columns-repeated="12" table:style-name="ce500"/>
          <table:table-cell table:style-name="ce502"/>
          <table:table-cell table:number-columns-repeated="2" table:style-name="ce500"/>
          <table:table-cell table:number-columns-repeated="3" table:style-name="ce502"/>
          <table:table-cell table:style-name="ce500"/>
          <table:table-cell table:number-columns-repeated="16364" table:style-name="ce4"/>
        </table:table-row>
        <table:table-row table:style-name="ro103">
          <table:table-cell office:value-type="string" table:style-name="ce503">
            <text:p>Year ending September: Type of sentence</text:p>
          </table:table-cell>
          <table:table-cell office:value-type="string" table:style-name="ce504">
            <text:p>Violence against the person</text:p>
          </table:table-cell>
          <table:table-cell office:value-type="string" table:style-name="ce504">
            <text:p>Sexual offences</text:p>
          </table:table-cell>
          <table:table-cell office:value-type="string" table:style-name="ce504">
            <text:p>Robbery</text:p>
          </table:table-cell>
          <table:table-cell office:value-type="string" table:style-name="ce504">
            <text:p>Theft Offences</text:p>
          </table:table-cell>
          <table:table-cell office:value-type="string" table:style-name="ce504">
            <text:p>Criminal damage and arson</text:p>
          </table:table-cell>
          <table:table-cell office:value-type="string" table:style-name="ce504">
            <text:p>Drug offences</text:p>
          </table:table-cell>
          <table:table-cell office:value-type="string" table:style-name="ce504">
            <text:p>Possession of weapons</text:p>
          </table:table-cell>
          <table:table-cell office:value-type="string" table:style-name="ce504">
            <text:p>Public order offences</text:p>
          </table:table-cell>
          <table:table-cell office:value-type="string" table:style-name="ce504">
            <text:p>Miscellaneous crimes against society</text:p>
          </table:table-cell>
          <table:table-cell office:value-type="string" table:style-name="ce504">
            <text:p>Fraud offences</text:p>
          </table:table-cell>
          <table:table-cell office:value-type="string" table:style-name="ce505">
            <text:p>All indictable offences</text:p>
          </table:table-cell>
          <table:table-cell office:value-type="string" table:style-name="ce504">
            <text:p>Summary non-motoring</text:p>
          </table:table-cell>
          <table:table-cell office:value-type="string" table:style-name="ce504">
            <text:p>Summary motoring</text:p>
          </table:table-cell>
          <table:table-cell office:value-type="string" table:style-name="ce505">
            <text:p>All summary offences</text:p>
          </table:table-cell>
          <table:table-cell office:value-type="string" table:style-name="ce505">
            <text:p>Offence not known [Note 4]</text:p>
          </table:table-cell>
          <table:table-cell office:value-type="string" table:style-name="ce505">
            <text:p>All offences</text:p>
          </table:table-cell>
          <table:table-cell table:style-name="ce500"/>
          <table:table-cell table:number-columns-repeated="16366" table:style-name="ce4"/>
        </table:table-row>
        <table:table-row table:style-name="ro38">
          <table:table-cell office:value-type="string" table:style-name="ce466">
            <text:p>2011: All sentenced</text:p>
          </table:table-cell>
          <table:table-cell office:value-type="float" office:value="31602" table:style-name="ce506">
            <text:p><text:s/>31,602<text:s/></text:p>
          </table:table-cell>
          <table:table-cell office:value-type="float" office:value="6013" table:style-name="ce506">
            <text:p><text:s/>6,013<text:s/></text:p>
          </table:table-cell>
          <table:table-cell office:value-type="float" office:value="9109" table:style-name="ce506">
            <text:p><text:s/>9,109<text:s/></text:p>
          </table:table-cell>
          <table:table-cell office:value-type="float" office:value="140144" table:style-name="ce506">
            <text:p><text:s/>140,144<text:s/></text:p>
          </table:table-cell>
          <table:table-cell office:value-type="float" office:value="6554" table:style-name="ce506">
            <text:p><text:s/>6,554<text:s/></text:p>
          </table:table-cell>
          <table:table-cell office:value-type="float" office:value="61792" table:style-name="ce506">
            <text:p><text:s/>61,792<text:s/></text:p>
          </table:table-cell>
          <table:table-cell office:value-type="float" office:value="12583" table:style-name="ce506">
            <text:p><text:s/>12,583<text:s/></text:p>
          </table:table-cell>
          <table:table-cell office:value-type="float" office:value="18293" table:style-name="ce506">
            <text:p><text:s/>18,293<text:s/></text:p>
          </table:table-cell>
          <table:table-cell office:value-type="float" office:value="44396" table:style-name="ce506">
            <text:p><text:s/>44,396<text:s/></text:p>
          </table:table-cell>
          <table:table-cell office:value-type="float" office:value="15235" table:style-name="ce506">
            <text:p><text:s/>15,235<text:s/></text:p>
          </table:table-cell>
          <table:table-cell office:value-type="float" office:value="345721" table:style-name="ce506">
            <text:p><text:s/>345,721<text:s/></text:p>
          </table:table-cell>
          <table:table-cell office:value-type="float" office:value="492522" table:style-name="ce506">
            <text:p><text:s/>492,522<text:s/></text:p>
          </table:table-cell>
          <table:table-cell office:value-type="float" office:value="481395" table:style-name="ce506">
            <text:p><text:s/>481,395<text:s/></text:p>
          </table:table-cell>
          <table:table-cell office:value-type="float" office:value="973917" table:style-name="ce506">
            <text:p><text:s/>973,917<text:s/></text:p>
          </table:table-cell>
          <table:table-cell office:value-type="string" table:style-name="ce422">
            <text:p>-</text:p>
          </table:table-cell>
          <table:table-cell office:value-type="float" office:value="1319638" table:style-name="ce506">
            <text:p><text:s/>1,319,638<text:s/></text:p>
          </table:table-cell>
          <table:table-cell table:style-name="ce507"/>
          <table:table-cell table:number-columns-repeated="16366" table:style-name="ce336"/>
        </table:table-row>
        <table:table-row table:style-name="ro38">
          <table:table-cell office:value-type="string" table:style-name="ce226">
            <text:p>2011: Immediate custody</text:p>
          </table:table-cell>
          <table:table-cell office:value-type="float" office:value="11911" table:style-name="ce508">
            <text:p><text:s/>11,911<text:s/></text:p>
          </table:table-cell>
          <table:table-cell office:value-type="float" office:value="3443" table:style-name="ce508">
            <text:p><text:s/>3,443<text:s/></text:p>
          </table:table-cell>
          <table:table-cell office:value-type="float" office:value="5397" table:style-name="ce508">
            <text:p><text:s/>5,397<text:s/></text:p>
          </table:table-cell>
          <table:table-cell office:value-type="float" office:value="33102" table:style-name="ce508">
            <text:p><text:s/>33,102<text:s/></text:p>
          </table:table-cell>
          <table:table-cell office:value-type="float" office:value="998" table:style-name="ce508">
            <text:p><text:s/>998<text:s/></text:p>
          </table:table-cell>
          <table:table-cell office:value-type="float" office:value="9699" table:style-name="ce508">
            <text:p><text:s/>9,699<text:s/></text:p>
          </table:table-cell>
          <table:table-cell office:value-type="float" office:value="3078" table:style-name="ce508">
            <text:p><text:s/>3,078<text:s/></text:p>
          </table:table-cell>
          <table:table-cell office:value-type="float" office:value="5415" table:style-name="ce508">
            <text:p><text:s/>5,415<text:s/></text:p>
          </table:table-cell>
          <table:table-cell office:value-type="float" office:value="10133" table:style-name="ce508">
            <text:p><text:s/>10,133<text:s/></text:p>
          </table:table-cell>
          <table:table-cell office:value-type="float" office:value="2850" table:style-name="ce508">
            <text:p><text:s/>2,850<text:s/></text:p>
          </table:table-cell>
          <table:table-cell office:value-type="float" office:value="86026" table:style-name="ce508">
            <text:p><text:s/>86,026<text:s/></text:p>
          </table:table-cell>
          <table:table-cell office:value-type="float" office:value="15154" table:style-name="ce508">
            <text:p><text:s/>15,154<text:s/></text:p>
          </table:table-cell>
          <table:table-cell office:value-type="float" office:value="3499" table:style-name="ce508">
            <text:p><text:s/>3,499<text:s/></text:p>
          </table:table-cell>
          <table:table-cell office:value-type="float" office:value="18653" table:style-name="ce508">
            <text:p><text:s/>18,653<text:s/></text:p>
          </table:table-cell>
          <table:table-cell office:value-type="string" table:style-name="ce509">
            <text:p>-</text:p>
          </table:table-cell>
          <table:table-cell office:value-type="float" office:value="104679" table:style-name="ce508">
            <text:p><text:s/>104,679<text:s/></text:p>
          </table:table-cell>
          <table:table-cell table:style-name="ce500"/>
          <table:table-cell table:number-columns-repeated="16366" table:style-name="ce4"/>
        </table:table-row>
        <table:table-row table:style-name="ro38">
          <table:table-cell office:value-type="string" table:style-name="ce226">
            <text:p>2011: Suspended sentence</text:p>
          </table:table-cell>
          <table:table-cell office:value-type="float" office:value="6811" table:style-name="ce508">
            <text:p><text:s/>6,811<text:s/></text:p>
          </table:table-cell>
          <table:table-cell office:value-type="float" office:value="487" table:style-name="ce508">
            <text:p><text:s/>487<text:s/></text:p>
          </table:table-cell>
          <table:table-cell office:value-type="float" office:value="519" table:style-name="ce508">
            <text:p><text:s/>519<text:s/></text:p>
          </table:table-cell>
          <table:table-cell office:value-type="float" office:value="10300" table:style-name="ce508">
            <text:p><text:s/>10,300<text:s/></text:p>
          </table:table-cell>
          <table:table-cell office:value-type="float" office:value="404" table:style-name="ce508">
            <text:p><text:s/>404<text:s/></text:p>
          </table:table-cell>
          <table:table-cell office:value-type="float" office:value="4090" table:style-name="ce508">
            <text:p><text:s/>4,090<text:s/></text:p>
          </table:table-cell>
          <table:table-cell office:value-type="float" office:value="2087" table:style-name="ce508">
            <text:p><text:s/>2,087<text:s/></text:p>
          </table:table-cell>
          <table:table-cell office:value-type="float" office:value="2814" table:style-name="ce508">
            <text:p><text:s/>2,814<text:s/></text:p>
          </table:table-cell>
          <table:table-cell office:value-type="float" office:value="4410" table:style-name="ce508">
            <text:p><text:s/>4,410<text:s/></text:p>
          </table:table-cell>
          <table:table-cell office:value-type="float" office:value="3056" table:style-name="ce508">
            <text:p><text:s/>3,056<text:s/></text:p>
          </table:table-cell>
          <table:table-cell office:value-type="float" office:value="34978" table:style-name="ce508">
            <text:p><text:s/>34,978<text:s/></text:p>
          </table:table-cell>
          <table:table-cell office:value-type="float" office:value="9631" table:style-name="ce508">
            <text:p><text:s/>9,631<text:s/></text:p>
          </table:table-cell>
          <table:table-cell office:value-type="float" office:value="4234" table:style-name="ce508">
            <text:p><text:s/>4,234<text:s/></text:p>
          </table:table-cell>
          <table:table-cell office:value-type="float" office:value="13865" table:style-name="ce508">
            <text:p><text:s/>13,865<text:s/></text:p>
          </table:table-cell>
          <table:table-cell office:value-type="string" table:style-name="ce509">
            <text:p>-</text:p>
          </table:table-cell>
          <table:table-cell office:value-type="float" office:value="48843" table:style-name="ce508">
            <text:p><text:s/>48,843<text:s/></text:p>
          </table:table-cell>
          <table:table-cell table:style-name="ce510"/>
          <table:table-cell office:value-type="string" table:style-name="ce4">
            <text:p>-</text:p>
          </table:table-cell>
          <table:table-cell table:number-columns-repeated="16365" table:style-name="ce4"/>
        </table:table-row>
        <table:table-row table:style-name="ro38">
          <table:table-cell office:value-type="string" table:style-name="ce226">
            <text:p>2011: Community sentence</text:p>
          </table:table-cell>
          <table:table-cell office:value-type="float" office:value="9565" table:style-name="ce508">
            <text:p><text:s/>9,565<text:s/></text:p>
          </table:table-cell>
          <table:table-cell office:value-type="float" office:value="1708" table:style-name="ce508">
            <text:p><text:s/>1,708<text:s/></text:p>
          </table:table-cell>
          <table:table-cell office:value-type="float" office:value="2875" table:style-name="ce508">
            <text:p><text:s/>2,875<text:s/></text:p>
          </table:table-cell>
          <table:table-cell office:value-type="float" office:value="48214" table:style-name="ce508">
            <text:p><text:s/>48,214<text:s/></text:p>
          </table:table-cell>
          <table:table-cell office:value-type="float" office:value="2659" table:style-name="ce508">
            <text:p><text:s/>2,659<text:s/></text:p>
          </table:table-cell>
          <table:table-cell office:value-type="float" office:value="13036" table:style-name="ce508">
            <text:p><text:s/>13,036<text:s/></text:p>
          </table:table-cell>
          <table:table-cell office:value-type="float" office:value="5339" table:style-name="ce508">
            <text:p><text:s/>5,339<text:s/></text:p>
          </table:table-cell>
          <table:table-cell office:value-type="float" office:value="5891" table:style-name="ce508">
            <text:p><text:s/>5,891<text:s/></text:p>
          </table:table-cell>
          <table:table-cell office:value-type="float" office:value="9837" table:style-name="ce508">
            <text:p><text:s/>9,837<text:s/></text:p>
          </table:table-cell>
          <table:table-cell office:value-type="float" office:value="5703" table:style-name="ce508">
            <text:p><text:s/>5,703<text:s/></text:p>
          </table:table-cell>
          <table:table-cell office:value-type="float" office:value="104827" table:style-name="ce508">
            <text:p><text:s/>104,827<text:s/></text:p>
          </table:table-cell>
          <table:table-cell office:value-type="float" office:value="62182" table:style-name="ce508">
            <text:p><text:s/>62,182<text:s/></text:p>
          </table:table-cell>
          <table:table-cell office:value-type="float" office:value="14812" table:style-name="ce508">
            <text:p><text:s/>14,812<text:s/></text:p>
          </table:table-cell>
          <table:table-cell office:value-type="float" office:value="76994" table:style-name="ce508">
            <text:p><text:s/>76,994<text:s/></text:p>
          </table:table-cell>
          <table:table-cell office:value-type="string" table:style-name="ce509">
            <text:p>-</text:p>
          </table:table-cell>
          <table:table-cell office:value-type="float" office:value="181821" table:style-name="ce508">
            <text:p><text:s/>181,821<text:s/></text:p>
          </table:table-cell>
          <table:table-cell table:style-name="ce500"/>
          <table:table-cell table:number-columns-repeated="16366" table:style-name="ce4"/>
        </table:table-row>
        <table:table-row table:style-name="ro38">
          <table:table-cell office:value-type="string" table:style-name="ce226">
            <text:p>2011: Fine [Note 23]</text:p>
          </table:table-cell>
          <table:table-cell office:value-type="float" office:value="1106" table:style-name="ce508">
            <text:p><text:s/>1,106<text:s/></text:p>
          </table:table-cell>
          <table:table-cell office:value-type="float" office:value="120" table:style-name="ce508">
            <text:p><text:s/>120<text:s/></text:p>
          </table:table-cell>
          <table:table-cell office:value-type="float" office:value="4" table:style-name="ce508">
            <text:p><text:s/>4<text:s/></text:p>
          </table:table-cell>
          <table:table-cell office:value-type="float" office:value="17140" table:style-name="ce508">
            <text:p><text:s/>17,140<text:s/></text:p>
          </table:table-cell>
          <table:table-cell office:value-type="float" office:value="745" table:style-name="ce508">
            <text:p><text:s/>745<text:s/></text:p>
          </table:table-cell>
          <table:table-cell office:value-type="float" office:value="23714" table:style-name="ce508">
            <text:p><text:s/>23,714<text:s/></text:p>
          </table:table-cell>
          <table:table-cell office:value-type="float" office:value="972" table:style-name="ce508">
            <text:p><text:s/>972<text:s/></text:p>
          </table:table-cell>
          <table:table-cell office:value-type="float" office:value="2154" table:style-name="ce508">
            <text:p><text:s/>2,154<text:s/></text:p>
          </table:table-cell>
          <table:table-cell office:value-type="float" office:value="11596" table:style-name="ce508">
            <text:p><text:s/>11,596<text:s/></text:p>
          </table:table-cell>
          <table:table-cell office:value-type="float" office:value="1645" table:style-name="ce508">
            <text:p><text:s/>1,645<text:s/></text:p>
          </table:table-cell>
          <table:table-cell office:value-type="float" office:value="59196" table:style-name="ce508">
            <text:p><text:s/>59,196<text:s/></text:p>
          </table:table-cell>
          <table:table-cell office:value-type="float" office:value="348805" table:style-name="ce508">
            <text:p><text:s/>348,805<text:s/></text:p>
          </table:table-cell>
          <table:table-cell office:value-type="float" office:value="449864" table:style-name="ce508">
            <text:p><text:s/>449,864<text:s/></text:p>
          </table:table-cell>
          <table:table-cell office:value-type="float" office:value="798669" table:style-name="ce508">
            <text:p><text:s/>798,669<text:s/></text:p>
          </table:table-cell>
          <table:table-cell office:value-type="string" table:style-name="ce509">
            <text:p>-</text:p>
          </table:table-cell>
          <table:table-cell office:value-type="float" office:value="857865" table:style-name="ce508">
            <text:p><text:s/>857,865<text:s/></text:p>
          </table:table-cell>
          <table:table-cell table:style-name="ce500"/>
          <table:table-cell table:number-columns-repeated="16366" table:style-name="ce4"/>
        </table:table-row>
        <table:table-row table:style-name="ro38">
          <table:table-cell office:value-type="string" table:style-name="ce226">
            <text:p>2011: Absolute discharge</text:p>
          </table:table-cell>
          <table:table-cell office:value-type="float" office:value="44" table:style-name="ce508">
            <text:p><text:s/>44<text:s/></text:p>
          </table:table-cell>
          <table:table-cell office:value-type="float" office:value="8" table:style-name="ce508">
            <text:p><text:s/>8<text:s/></text:p>
          </table:table-cell>
          <table:table-cell office:value-type="float" office:value="1" table:style-name="ce508">
            <text:p><text:s/>1<text:s/></text:p>
          </table:table-cell>
          <table:table-cell office:value-type="float" office:value="568" table:style-name="ce508">
            <text:p><text:s/>568<text:s/></text:p>
          </table:table-cell>
          <table:table-cell office:value-type="float" office:value="39" table:style-name="ce508">
            <text:p><text:s/>39<text:s/></text:p>
          </table:table-cell>
          <table:table-cell office:value-type="float" office:value="436" table:style-name="ce508">
            <text:p><text:s/>436<text:s/></text:p>
          </table:table-cell>
          <table:table-cell office:value-type="float" office:value="48" table:style-name="ce508">
            <text:p><text:s/>48<text:s/></text:p>
          </table:table-cell>
          <table:table-cell office:value-type="float" office:value="155" table:style-name="ce508">
            <text:p><text:s/>155<text:s/></text:p>
          </table:table-cell>
          <table:table-cell office:value-type="float" office:value="484" table:style-name="ce508">
            <text:p><text:s/>484<text:s/></text:p>
          </table:table-cell>
          <table:table-cell office:value-type="float" office:value="15" table:style-name="ce508">
            <text:p><text:s/>15<text:s/></text:p>
          </table:table-cell>
          <table:table-cell office:value-type="float" office:value="1798" table:style-name="ce508">
            <text:p><text:s/>1,798<text:s/></text:p>
          </table:table-cell>
          <table:table-cell office:value-type="float" office:value="2695" table:style-name="ce508">
            <text:p><text:s/>2,695<text:s/></text:p>
          </table:table-cell>
          <table:table-cell office:value-type="float" office:value="3711" table:style-name="ce508">
            <text:p><text:s/>3,711<text:s/></text:p>
          </table:table-cell>
          <table:table-cell office:value-type="float" office:value="6406" table:style-name="ce508">
            <text:p><text:s/>6,406<text:s/></text:p>
          </table:table-cell>
          <table:table-cell office:value-type="string" table:style-name="ce509">
            <text:p>-</text:p>
          </table:table-cell>
          <table:table-cell office:value-type="float" office:value="8204" table:style-name="ce508">
            <text:p><text:s/>8,204<text:s/></text:p>
          </table:table-cell>
          <table:table-cell table:style-name="ce500"/>
          <table:table-cell table:number-columns-repeated="16366" table:style-name="ce4"/>
        </table:table-row>
        <table:table-row table:style-name="ro38">
          <table:table-cell office:value-type="string" table:style-name="ce226">
            <text:p>2011: Conditional discharge</text:p>
          </table:table-cell>
          <table:table-cell office:value-type="float" office:value="1008" table:style-name="ce508">
            <text:p><text:s/>1,008<text:s/></text:p>
          </table:table-cell>
          <table:table-cell office:value-type="float" office:value="98" table:style-name="ce508">
            <text:p><text:s/>98<text:s/></text:p>
          </table:table-cell>
          <table:table-cell office:value-type="float" office:value="12" table:style-name="ce508">
            <text:p><text:s/>12<text:s/></text:p>
          </table:table-cell>
          <table:table-cell office:value-type="float" office:value="24354" table:style-name="ce508">
            <text:p><text:s/>24,354<text:s/></text:p>
          </table:table-cell>
          <table:table-cell office:value-type="float" office:value="1221" table:style-name="ce508">
            <text:p><text:s/>1,221<text:s/></text:p>
          </table:table-cell>
          <table:table-cell office:value-type="float" office:value="8553" table:style-name="ce508">
            <text:p><text:s/>8,553<text:s/></text:p>
          </table:table-cell>
          <table:table-cell office:value-type="float" office:value="796" table:style-name="ce508">
            <text:p><text:s/>796<text:s/></text:p>
          </table:table-cell>
          <table:table-cell office:value-type="float" office:value="916" table:style-name="ce508">
            <text:p><text:s/>916<text:s/></text:p>
          </table:table-cell>
          <table:table-cell office:value-type="float" office:value="3231" table:style-name="ce508">
            <text:p><text:s/>3,231<text:s/></text:p>
          </table:table-cell>
          <table:table-cell office:value-type="float" office:value="1749" table:style-name="ce508">
            <text:p><text:s/>1,749<text:s/></text:p>
          </table:table-cell>
          <table:table-cell office:value-type="float" office:value="41938" table:style-name="ce508">
            <text:p><text:s/>41,938<text:s/></text:p>
          </table:table-cell>
          <table:table-cell office:value-type="float" office:value="42923" table:style-name="ce508">
            <text:p><text:s/>42,923<text:s/></text:p>
          </table:table-cell>
          <table:table-cell office:value-type="float" office:value="2788" table:style-name="ce508">
            <text:p><text:s/>2,788<text:s/></text:p>
          </table:table-cell>
          <table:table-cell office:value-type="float" office:value="45711" table:style-name="ce508">
            <text:p><text:s/>45,711<text:s/></text:p>
          </table:table-cell>
          <table:table-cell office:value-type="string" table:style-name="ce509">
            <text:p>-</text:p>
          </table:table-cell>
          <table:table-cell office:value-type="float" office:value="87649" table:style-name="ce508">
            <text:p><text:s/>87,649<text:s/></text:p>
          </table:table-cell>
          <table:table-cell table:style-name="ce500"/>
          <table:table-cell table:number-columns-repeated="16366" table:style-name="ce4"/>
        </table:table-row>
        <table:table-row table:style-name="ro38">
          <table:table-cell office:value-type="string" table:style-name="ce226">
            <text:p>2011: Compensation</text:p>
          </table:table-cell>
          <table:table-cell office:value-type="float" office:value="488" table:style-name="ce508">
            <text:p><text:s/>488<text:s/></text:p>
          </table:table-cell>
          <table:table-cell office:value-type="float" office:value="10" table:style-name="ce508">
            <text:p><text:s/>10<text:s/></text:p>
          </table:table-cell>
          <table:table-cell office:value-type="float" office:value="211" table:style-name="ce508">
            <text:p><text:s/>211<text:s/></text:p>
          </table:table-cell>
          <table:table-cell office:value-type="float" office:value="1688" table:style-name="ce508">
            <text:p><text:s/>1,688<text:s/></text:p>
          </table:table-cell>
          <table:table-cell office:value-type="float" office:value="248" table:style-name="ce508">
            <text:p><text:s/>248<text:s/></text:p>
          </table:table-cell>
          <table:table-cell office:value-type="float" office:value="3" table:style-name="ce508">
            <text:p><text:s/>3<text:s/></text:p>
          </table:table-cell>
          <table:table-cell office:value-type="float" office:value="2" table:style-name="ce508">
            <text:p><text:s/>2<text:s/></text:p>
          </table:table-cell>
          <table:table-cell office:value-type="float" office:value="52" table:style-name="ce508">
            <text:p><text:s/>52<text:s/></text:p>
          </table:table-cell>
          <table:table-cell office:value-type="float" office:value="71" table:style-name="ce508">
            <text:p><text:s/>71<text:s/></text:p>
          </table:table-cell>
          <table:table-cell office:value-type="float" office:value="90" table:style-name="ce508">
            <text:p><text:s/>90<text:s/></text:p>
          </table:table-cell>
          <table:table-cell office:value-type="float" office:value="2863" table:style-name="ce508">
            <text:p><text:s/>2,863<text:s/></text:p>
          </table:table-cell>
          <table:table-cell office:value-type="float" office:value="4061" table:style-name="ce508">
            <text:p><text:s/>4,061<text:s/></text:p>
          </table:table-cell>
          <table:table-cell office:value-type="float" office:value="159" table:style-name="ce508">
            <text:p><text:s/>159<text:s/></text:p>
          </table:table-cell>
          <table:table-cell office:value-type="float" office:value="4220" table:style-name="ce508">
            <text:p><text:s/>4,220<text:s/></text:p>
          </table:table-cell>
          <table:table-cell office:value-type="string" table:style-name="ce509">
            <text:p>-</text:p>
          </table:table-cell>
          <table:table-cell office:value-type="float" office:value="7083" table:style-name="ce508">
            <text:p><text:s/>7,083<text:s/></text:p>
          </table:table-cell>
          <table:table-cell table:style-name="ce511"/>
          <table:table-cell table:style-name="ce4"/>
          <table:table-cell table:number-columns-repeated="16365" table:style-name="ce511"/>
        </table:table-row>
        <table:table-row table:style-name="ro38">
          <table:table-cell office:value-type="string" table:style-name="ce226">
            <text:p>2011: Otherwise dealt with [Note 8]</text:p>
          </table:table-cell>
          <table:table-cell office:value-type="float" office:value="669" table:style-name="ce508">
            <text:p><text:s/>669<text:s/></text:p>
          </table:table-cell>
          <table:table-cell office:value-type="float" office:value="139" table:style-name="ce508">
            <text:p><text:s/>139<text:s/></text:p>
          </table:table-cell>
          <table:table-cell office:value-type="float" office:value="90" table:style-name="ce508">
            <text:p><text:s/>90<text:s/></text:p>
          </table:table-cell>
          <table:table-cell office:value-type="float" office:value="4778" table:style-name="ce508">
            <text:p><text:s/>4,778<text:s/></text:p>
          </table:table-cell>
          <table:table-cell office:value-type="float" office:value="240" table:style-name="ce508">
            <text:p><text:s/>240<text:s/></text:p>
          </table:table-cell>
          <table:table-cell office:value-type="float" office:value="2261" table:style-name="ce508">
            <text:p><text:s/>2,261<text:s/></text:p>
          </table:table-cell>
          <table:table-cell office:value-type="float" office:value="261" table:style-name="ce508">
            <text:p><text:s/>261<text:s/></text:p>
          </table:table-cell>
          <table:table-cell office:value-type="float" office:value="896" table:style-name="ce508">
            <text:p><text:s/>896<text:s/></text:p>
          </table:table-cell>
          <table:table-cell office:value-type="float" office:value="4634" table:style-name="ce508">
            <text:p><text:s/>4,634<text:s/></text:p>
          </table:table-cell>
          <table:table-cell office:value-type="float" office:value="127" table:style-name="ce508">
            <text:p><text:s/>127<text:s/></text:p>
          </table:table-cell>
          <table:table-cell office:value-type="float" office:value="14095" table:style-name="ce508">
            <text:p><text:s/>14,095<text:s/></text:p>
          </table:table-cell>
          <table:table-cell office:value-type="float" office:value="7071" table:style-name="ce508">
            <text:p><text:s/>7,071<text:s/></text:p>
          </table:table-cell>
          <table:table-cell office:value-type="float" office:value="2328" table:style-name="ce508">
            <text:p><text:s/>2,328<text:s/></text:p>
          </table:table-cell>
          <table:table-cell office:value-type="float" office:value="9399" table:style-name="ce508">
            <text:p><text:s/>9,399<text:s/></text:p>
          </table:table-cell>
          <table:table-cell office:value-type="string" table:style-name="ce509">
            <text:p>-</text:p>
          </table:table-cell>
          <table:table-cell office:value-type="float" office:value="23494" table:style-name="ce508">
            <text:p><text:s/>23,494<text:s/></text:p>
          </table:table-cell>
          <table:table-cell table:style-name="ce500"/>
          <table:table-cell table:number-columns-repeated="16366" table:style-name="ce4"/>
        </table:table-row>
        <table:table-row table:style-name="ro38">
          <table:table-cell office:value-type="string" table:style-name="ce512">
            <text:p>2011: Average custodial sentence (months) [Note 9]</text:p>
          </table:table-cell>
          <table:table-cell office:value-type="float" office:value="20.857500000000002" table:style-name="ce513">
            <text:p><text:s/>20.9<text:s/></text:p>
          </table:table-cell>
          <table:table-cell office:value-type="float" office:value="53.299100000000003" table:style-name="ce513">
            <text:p><text:s/>53.3<text:s/></text:p>
          </table:table-cell>
          <table:table-cell office:value-type="float" office:value="35.648400000000002" table:style-name="ce513">
            <text:p><text:s/>35.6<text:s/></text:p>
          </table:table-cell>
          <table:table-cell office:value-type="float" office:value="9.0204000000000004" table:style-name="ce513">
            <text:p><text:s/>9.0<text:s/></text:p>
          </table:table-cell>
          <table:table-cell office:value-type="float" office:value="19.904800000000002" table:style-name="ce513">
            <text:p><text:s/>19.9<text:s/></text:p>
          </table:table-cell>
          <table:table-cell office:value-type="float" office:value="30.494499999999999" table:style-name="ce513">
            <text:p><text:s/>30.5<text:s/></text:p>
          </table:table-cell>
          <table:table-cell office:value-type="float" office:value="13.033200000000001" table:style-name="ce513">
            <text:p><text:s/>13.0<text:s/></text:p>
          </table:table-cell>
          <table:table-cell office:value-type="float" office:value="7.0956000000000001" table:style-name="ce513">
            <text:p><text:s/>7.1<text:s/></text:p>
          </table:table-cell>
          <table:table-cell office:value-type="float" office:value="8.3994999999999997" table:style-name="ce513">
            <text:p><text:s/>8.4<text:s/></text:p>
          </table:table-cell>
          <table:table-cell office:value-type="float" office:value="14.2202" table:style-name="ce513">
            <text:p><text:s/>14.2<text:s/></text:p>
          </table:table-cell>
          <table:table-cell office:value-type="float" office:value="16.570399999999999" table:style-name="ce513">
            <text:p><text:s/>16.6<text:s/></text:p>
          </table:table-cell>
          <table:table-cell office:value-type="float" office:value="2.5447000000000002" table:style-name="ce513">
            <text:p><text:s/>2.5<text:s/></text:p>
          </table:table-cell>
          <table:table-cell office:value-type="float" office:value="3.1070000000000002" table:style-name="ce513">
            <text:p><text:s/>3.1<text:s/></text:p>
          </table:table-cell>
          <table:table-cell office:value-type="float" office:value="2.6501000000000001" table:style-name="ce513">
            <text:p><text:s/>2.7<text:s/></text:p>
          </table:table-cell>
          <table:table-cell office:value-type="string" table:style-name="ce509">
            <text:p>-</text:p>
          </table:table-cell>
          <table:table-cell office:value-type="float" office:value="14.0604" table:style-name="ce513">
            <text:p><text:s/>14.1<text:s/></text:p>
          </table:table-cell>
          <table:table-cell table:style-name="ce514"/>
          <table:table-cell table:number-columns-repeated="16366" table:style-name="ce515"/>
        </table:table-row>
        <table:table-row table:style-name="ro38">
          <table:table-cell office:value-type="string" table:style-name="ce516">
            <text:p>2012: All Sentenced</text:p>
          </table:table-cell>
          <table:table-cell office:value-type="float" office:value="27276" table:style-name="ce506">
            <text:p><text:s/>27,276<text:s/></text:p>
          </table:table-cell>
          <table:table-cell office:value-type="float" office:value="5708" table:style-name="ce506">
            <text:p><text:s/>5,708<text:s/></text:p>
          </table:table-cell>
          <table:table-cell office:value-type="float" office:value="8767" table:style-name="ce506">
            <text:p><text:s/>8,767<text:s/></text:p>
          </table:table-cell>
          <table:table-cell office:value-type="float" office:value="130852" table:style-name="ce506">
            <text:p><text:s/>130,852<text:s/></text:p>
          </table:table-cell>
          <table:table-cell office:value-type="float" office:value="5663" table:style-name="ce506">
            <text:p><text:s/>5,663<text:s/></text:p>
          </table:table-cell>
          <table:table-cell office:value-type="float" office:value="58203" table:style-name="ce506">
            <text:p><text:s/>58,203<text:s/></text:p>
          </table:table-cell>
          <table:table-cell office:value-type="float" office:value="10685" table:style-name="ce506">
            <text:p><text:s/>10,685<text:s/></text:p>
          </table:table-cell>
          <table:table-cell office:value-type="float" office:value="16645" table:style-name="ce506">
            <text:p><text:s/>16,645<text:s/></text:p>
          </table:table-cell>
          <table:table-cell office:value-type="float" office:value="39478" table:style-name="ce506">
            <text:p><text:s/>39,478<text:s/></text:p>
          </table:table-cell>
          <table:table-cell office:value-type="float" office:value="12760" table:style-name="ce506">
            <text:p><text:s/>12,760<text:s/></text:p>
          </table:table-cell>
          <table:table-cell office:value-type="float" office:value="316037" table:style-name="ce506">
            <text:p><text:s/>316,037<text:s/></text:p>
          </table:table-cell>
          <table:table-cell office:value-type="float" office:value="475461" table:style-name="ce506">
            <text:p><text:s/>475,461<text:s/></text:p>
          </table:table-cell>
          <table:table-cell office:value-type="float" office:value="445327" table:style-name="ce506">
            <text:p><text:s/>445,327<text:s/></text:p>
          </table:table-cell>
          <table:table-cell office:value-type="float" office:value="920788" table:style-name="ce506">
            <text:p><text:s/>920,788<text:s/></text:p>
          </table:table-cell>
          <table:table-cell office:value-type="string" table:style-name="ce517">
            <text:p>-</text:p>
          </table:table-cell>
          <table:table-cell office:value-type="float" office:value="1236825" table:style-name="ce506">
            <text:p><text:s/>1,236,825<text:s/></text:p>
          </table:table-cell>
          <table:table-cell table:style-name="ce507"/>
          <table:table-cell table:number-columns-repeated="16366" table:style-name="ce336"/>
        </table:table-row>
        <table:table-row table:style-name="ro38">
          <table:table-cell office:value-type="string" table:style-name="ce327">
            <text:p>2012: Immediate custody</text:p>
          </table:table-cell>
          <table:table-cell office:value-type="float" office:value="11678" table:style-name="ce508">
            <text:p><text:s/>11,678<text:s/></text:p>
          </table:table-cell>
          <table:table-cell office:value-type="float" office:value="3399" table:style-name="ce508">
            <text:p><text:s/>3,399<text:s/></text:p>
          </table:table-cell>
          <table:table-cell office:value-type="float" office:value="5241" table:style-name="ce508">
            <text:p><text:s/>5,241<text:s/></text:p>
          </table:table-cell>
          <table:table-cell office:value-type="float" office:value="33246" table:style-name="ce508">
            <text:p><text:s/>33,246<text:s/></text:p>
          </table:table-cell>
          <table:table-cell office:value-type="float" office:value="937" table:style-name="ce508">
            <text:p><text:s/>937<text:s/></text:p>
          </table:table-cell>
          <table:table-cell office:value-type="float" office:value="9269" table:style-name="ce508">
            <text:p><text:s/>9,269<text:s/></text:p>
          </table:table-cell>
          <table:table-cell office:value-type="float" office:value="2878" table:style-name="ce508">
            <text:p><text:s/>2,878<text:s/></text:p>
          </table:table-cell>
          <table:table-cell office:value-type="float" office:value="5276" table:style-name="ce508">
            <text:p><text:s/>5,276<text:s/></text:p>
          </table:table-cell>
          <table:table-cell office:value-type="float" office:value="9021" table:style-name="ce508">
            <text:p><text:s/>9,021<text:s/></text:p>
          </table:table-cell>
          <table:table-cell office:value-type="float" office:value="2721" table:style-name="ce508">
            <text:p><text:s/>2,721<text:s/></text:p>
          </table:table-cell>
          <table:table-cell office:value-type="float" office:value="83666" table:style-name="ce508">
            <text:p><text:s/>83,666<text:s/></text:p>
          </table:table-cell>
          <table:table-cell office:value-type="float" office:value="14383" table:style-name="ce508">
            <text:p><text:s/>14,383<text:s/></text:p>
          </table:table-cell>
          <table:table-cell office:value-type="float" office:value="3164" table:style-name="ce508">
            <text:p><text:s/>3,164<text:s/></text:p>
          </table:table-cell>
          <table:table-cell office:value-type="float" office:value="17547" table:style-name="ce508">
            <text:p><text:s/>17,547<text:s/></text:p>
          </table:table-cell>
          <table:table-cell office:value-type="string" table:style-name="ce509">
            <text:p>-</text:p>
          </table:table-cell>
          <table:table-cell office:value-type="float" office:value="101213" table:style-name="ce508">
            <text:p><text:s/>101,213<text:s/></text:p>
          </table:table-cell>
          <table:table-cell table:style-name="ce500"/>
          <table:table-cell table:number-columns-repeated="16366" table:style-name="ce4"/>
        </table:table-row>
        <table:table-row table:style-name="ro38">
          <table:table-cell office:value-type="string" table:style-name="ce327">
            <text:p>2012: Suspended sentence</text:p>
          </table:table-cell>
          <table:table-cell office:value-type="float" office:value="5713" table:style-name="ce508">
            <text:p><text:s/>5,713<text:s/></text:p>
          </table:table-cell>
          <table:table-cell office:value-type="float" office:value="491" table:style-name="ce508">
            <text:p><text:s/>491<text:s/></text:p>
          </table:table-cell>
          <table:table-cell office:value-type="float" office:value="551" table:style-name="ce508">
            <text:p><text:s/>551<text:s/></text:p>
          </table:table-cell>
          <table:table-cell office:value-type="float" office:value="10021" table:style-name="ce508">
            <text:p><text:s/>10,021<text:s/></text:p>
          </table:table-cell>
          <table:table-cell office:value-type="float" office:value="322" table:style-name="ce508">
            <text:p><text:s/>322<text:s/></text:p>
          </table:table-cell>
          <table:table-cell office:value-type="float" office:value="4278" table:style-name="ce508">
            <text:p><text:s/>4,278<text:s/></text:p>
          </table:table-cell>
          <table:table-cell office:value-type="float" office:value="1828" table:style-name="ce508">
            <text:p><text:s/>1,828<text:s/></text:p>
          </table:table-cell>
          <table:table-cell office:value-type="float" office:value="2379" table:style-name="ce508">
            <text:p><text:s/>2,379<text:s/></text:p>
          </table:table-cell>
          <table:table-cell office:value-type="float" office:value="4134" table:style-name="ce508">
            <text:p><text:s/>4,134<text:s/></text:p>
          </table:table-cell>
          <table:table-cell office:value-type="float" office:value="2851" table:style-name="ce508">
            <text:p><text:s/>2,851<text:s/></text:p>
          </table:table-cell>
          <table:table-cell office:value-type="float" office:value="32568" table:style-name="ce508">
            <text:p><text:s/>32,568<text:s/></text:p>
          </table:table-cell>
          <table:table-cell office:value-type="float" office:value="9040" table:style-name="ce508">
            <text:p><text:s/>9,040<text:s/></text:p>
          </table:table-cell>
          <table:table-cell office:value-type="float" office:value="3863" table:style-name="ce508">
            <text:p><text:s/>3,863<text:s/></text:p>
          </table:table-cell>
          <table:table-cell office:value-type="float" office:value="12903" table:style-name="ce508">
            <text:p><text:s/>12,903<text:s/></text:p>
          </table:table-cell>
          <table:table-cell office:value-type="string" table:style-name="ce509">
            <text:p>-</text:p>
          </table:table-cell>
          <table:table-cell office:value-type="float" office:value="45471" table:style-name="ce508">
            <text:p><text:s/>45,471<text:s/></text:p>
          </table:table-cell>
          <table:table-cell table:style-name="ce510"/>
          <table:table-cell table:number-columns-repeated="16366" table:style-name="ce4"/>
        </table:table-row>
        <table:table-row table:style-name="ro38">
          <table:table-cell office:value-type="string" table:style-name="ce327">
            <text:p>2012: Community sentence</text:p>
          </table:table-cell>
          <table:table-cell office:value-type="float" office:value="6856" table:style-name="ce508">
            <text:p><text:s/>6,856<text:s/></text:p>
          </table:table-cell>
          <table:table-cell office:value-type="float" office:value="1489" table:style-name="ce508">
            <text:p><text:s/>1,489<text:s/></text:p>
          </table:table-cell>
          <table:table-cell office:value-type="float" office:value="2748" table:style-name="ce508">
            <text:p><text:s/>2,748<text:s/></text:p>
          </table:table-cell>
          <table:table-cell office:value-type="float" office:value="42053" table:style-name="ce508">
            <text:p><text:s/>42,053<text:s/></text:p>
          </table:table-cell>
          <table:table-cell office:value-type="float" office:value="2188" table:style-name="ce508">
            <text:p><text:s/>2,188<text:s/></text:p>
          </table:table-cell>
          <table:table-cell office:value-type="float" office:value="11904" table:style-name="ce508">
            <text:p><text:s/>11,904<text:s/></text:p>
          </table:table-cell>
          <table:table-cell office:value-type="float" office:value="4276" table:style-name="ce508">
            <text:p><text:s/>4,276<text:s/></text:p>
          </table:table-cell>
          <table:table-cell office:value-type="float" office:value="4882" table:style-name="ce508">
            <text:p><text:s/>4,882<text:s/></text:p>
          </table:table-cell>
          <table:table-cell office:value-type="float" office:value="8710" table:style-name="ce508">
            <text:p><text:s/>8,710<text:s/></text:p>
          </table:table-cell>
          <table:table-cell office:value-type="float" office:value="4354" table:style-name="ce508">
            <text:p><text:s/>4,354<text:s/></text:p>
          </table:table-cell>
          <table:table-cell office:value-type="float" office:value="89460" table:style-name="ce508">
            <text:p><text:s/>89,460<text:s/></text:p>
          </table:table-cell>
          <table:table-cell office:value-type="float" office:value="55791" table:style-name="ce508">
            <text:p><text:s/>55,791<text:s/></text:p>
          </table:table-cell>
          <table:table-cell office:value-type="float" office:value="13335" table:style-name="ce508">
            <text:p><text:s/>13,335<text:s/></text:p>
          </table:table-cell>
          <table:table-cell office:value-type="float" office:value="69126" table:style-name="ce508">
            <text:p><text:s/>69,126<text:s/></text:p>
          </table:table-cell>
          <table:table-cell office:value-type="string" table:style-name="ce509">
            <text:p>-</text:p>
          </table:table-cell>
          <table:table-cell office:value-type="float" office:value="158586" table:style-name="ce508">
            <text:p><text:s/>158,586<text:s/></text:p>
          </table:table-cell>
          <table:table-cell table:style-name="ce500"/>
          <table:table-cell table:number-columns-repeated="16366" table:style-name="ce4"/>
        </table:table-row>
        <table:table-row table:style-name="ro38">
          <table:table-cell office:value-type="string" table:style-name="ce327">
            <text:p>2012: Fine [Note 23]</text:p>
          </table:table-cell>
          <table:table-cell office:value-type="float" office:value="1255" table:style-name="ce508">
            <text:p><text:s/>1,255<text:s/></text:p>
          </table:table-cell>
          <table:table-cell office:value-type="float" office:value="99" table:style-name="ce508">
            <text:p><text:s/>99<text:s/></text:p>
          </table:table-cell>
          <table:table-cell office:value-type="float" office:value="2" table:style-name="ce508">
            <text:p><text:s/>2<text:s/></text:p>
          </table:table-cell>
          <table:table-cell office:value-type="float" office:value="16151" table:style-name="ce508">
            <text:p><text:s/>16,151<text:s/></text:p>
          </table:table-cell>
          <table:table-cell office:value-type="float" office:value="655" table:style-name="ce508">
            <text:p><text:s/>655<text:s/></text:p>
          </table:table-cell>
          <table:table-cell office:value-type="float" office:value="21486" table:style-name="ce508">
            <text:p><text:s/>21,486<text:s/></text:p>
          </table:table-cell>
          <table:table-cell office:value-type="float" office:value="819" table:style-name="ce508">
            <text:p><text:s/>819<text:s/></text:p>
          </table:table-cell>
          <table:table-cell office:value-type="float" office:value="2174" table:style-name="ce508">
            <text:p><text:s/>2,174<text:s/></text:p>
          </table:table-cell>
          <table:table-cell office:value-type="float" office:value="10302" table:style-name="ce508">
            <text:p><text:s/>10,302<text:s/></text:p>
          </table:table-cell>
          <table:table-cell office:value-type="float" office:value="1264" table:style-name="ce508">
            <text:p><text:s/>1,264<text:s/></text:p>
          </table:table-cell>
          <table:table-cell office:value-type="float" office:value="54207" table:style-name="ce508">
            <text:p><text:s/>54,207<text:s/></text:p>
          </table:table-cell>
          <table:table-cell office:value-type="float" office:value="344554" table:style-name="ce508">
            <text:p><text:s/>344,554<text:s/></text:p>
          </table:table-cell>
          <table:table-cell office:value-type="float" office:value="417233" table:style-name="ce508">
            <text:p><text:s/>417,233<text:s/></text:p>
          </table:table-cell>
          <table:table-cell office:value-type="float" office:value="761787" table:style-name="ce508">
            <text:p><text:s/>761,787<text:s/></text:p>
          </table:table-cell>
          <table:table-cell office:value-type="string" table:style-name="ce509">
            <text:p>-</text:p>
          </table:table-cell>
          <table:table-cell office:value-type="float" office:value="815994" table:style-name="ce508">
            <text:p><text:s/>815,994<text:s/></text:p>
          </table:table-cell>
          <table:table-cell table:style-name="ce500"/>
          <table:table-cell table:number-columns-repeated="16366" table:style-name="ce4"/>
        </table:table-row>
        <table:table-row table:style-name="ro38">
          <table:table-cell office:value-type="string" table:style-name="ce327">
            <text:p>2012: Absolute discharge</text:p>
          </table:table-cell>
          <table:table-cell office:value-type="float" office:value="45" table:style-name="ce508">
            <text:p><text:s/>45<text:s/></text:p>
          </table:table-cell>
          <table:table-cell office:value-type="float" office:value="9" table:style-name="ce508">
            <text:p><text:s/>9<text:s/></text:p>
          </table:table-cell>
          <table:table-cell office:value-type="float" office:value="1" table:style-name="ce508">
            <text:p><text:s/>1<text:s/></text:p>
          </table:table-cell>
          <table:table-cell office:value-type="float" office:value="559" table:style-name="ce508">
            <text:p><text:s/>559<text:s/></text:p>
          </table:table-cell>
          <table:table-cell office:value-type="float" office:value="57" table:style-name="ce508">
            <text:p><text:s/>57<text:s/></text:p>
          </table:table-cell>
          <table:table-cell office:value-type="float" office:value="414" table:style-name="ce508">
            <text:p><text:s/>414<text:s/></text:p>
          </table:table-cell>
          <table:table-cell office:value-type="float" office:value="35" table:style-name="ce508">
            <text:p><text:s/>35<text:s/></text:p>
          </table:table-cell>
          <table:table-cell office:value-type="float" office:value="163" table:style-name="ce508">
            <text:p><text:s/>163<text:s/></text:p>
          </table:table-cell>
          <table:table-cell office:value-type="float" office:value="352" table:style-name="ce508">
            <text:p><text:s/>352<text:s/></text:p>
          </table:table-cell>
          <table:table-cell office:value-type="float" office:value="24" table:style-name="ce508">
            <text:p><text:s/>24<text:s/></text:p>
          </table:table-cell>
          <table:table-cell office:value-type="float" office:value="1659" table:style-name="ce508">
            <text:p><text:s/>1,659<text:s/></text:p>
          </table:table-cell>
          <table:table-cell office:value-type="float" office:value="2635" table:style-name="ce508">
            <text:p><text:s/>2,635<text:s/></text:p>
          </table:table-cell>
          <table:table-cell office:value-type="float" office:value="3321" table:style-name="ce508">
            <text:p><text:s/>3,321<text:s/></text:p>
          </table:table-cell>
          <table:table-cell office:value-type="float" office:value="5956" table:style-name="ce508">
            <text:p><text:s/>5,956<text:s/></text:p>
          </table:table-cell>
          <table:table-cell office:value-type="string" table:style-name="ce509">
            <text:p>-</text:p>
          </table:table-cell>
          <table:table-cell office:value-type="float" office:value="7615" table:style-name="ce508">
            <text:p><text:s/>7,615<text:s/></text:p>
          </table:table-cell>
          <table:table-cell table:style-name="ce500"/>
          <table:table-cell table:number-columns-repeated="16366" table:style-name="ce4"/>
        </table:table-row>
        <table:table-row table:style-name="ro38">
          <table:table-cell office:value-type="string" table:style-name="ce327">
            <text:p>2012: Conditional discharge</text:p>
          </table:table-cell>
          <table:table-cell office:value-type="float" office:value="984" table:style-name="ce508">
            <text:p><text:s/>984<text:s/></text:p>
          </table:table-cell>
          <table:table-cell office:value-type="float" office:value="100" table:style-name="ce508">
            <text:p><text:s/>100<text:s/></text:p>
          </table:table-cell>
          <table:table-cell office:value-type="float" office:value="14" table:style-name="ce508">
            <text:p><text:s/>14<text:s/></text:p>
          </table:table-cell>
          <table:table-cell office:value-type="float" office:value="22849" table:style-name="ce508">
            <text:p><text:s/>22,849<text:s/></text:p>
          </table:table-cell>
          <table:table-cell office:value-type="float" office:value="1076" table:style-name="ce508">
            <text:p><text:s/>1,076<text:s/></text:p>
          </table:table-cell>
          <table:table-cell office:value-type="float" office:value="8545" table:style-name="ce508">
            <text:p><text:s/>8,545<text:s/></text:p>
          </table:table-cell>
          <table:table-cell office:value-type="float" office:value="620" table:style-name="ce508">
            <text:p><text:s/>620<text:s/></text:p>
          </table:table-cell>
          <table:table-cell office:value-type="float" office:value="821" table:style-name="ce508">
            <text:p><text:s/>821<text:s/></text:p>
          </table:table-cell>
          <table:table-cell office:value-type="float" office:value="2879" table:style-name="ce508">
            <text:p><text:s/>2,879<text:s/></text:p>
          </table:table-cell>
          <table:table-cell office:value-type="float" office:value="1331" table:style-name="ce508">
            <text:p><text:s/>1,331<text:s/></text:p>
          </table:table-cell>
          <table:table-cell office:value-type="float" office:value="39219" table:style-name="ce508">
            <text:p><text:s/>39,219<text:s/></text:p>
          </table:table-cell>
          <table:table-cell office:value-type="float" office:value="39913" table:style-name="ce508">
            <text:p><text:s/>39,913<text:s/></text:p>
          </table:table-cell>
          <table:table-cell office:value-type="float" office:value="2427" table:style-name="ce508">
            <text:p><text:s/>2,427<text:s/></text:p>
          </table:table-cell>
          <table:table-cell office:value-type="float" office:value="42340" table:style-name="ce508">
            <text:p><text:s/>42,340<text:s/></text:p>
          </table:table-cell>
          <table:table-cell office:value-type="string" table:style-name="ce509">
            <text:p>-</text:p>
          </table:table-cell>
          <table:table-cell office:value-type="float" office:value="81559" table:style-name="ce508">
            <text:p><text:s/>81,559<text:s/></text:p>
          </table:table-cell>
          <table:table-cell table:style-name="ce500"/>
          <table:table-cell table:number-columns-repeated="16366" table:style-name="ce4"/>
        </table:table-row>
        <table:table-row table:style-name="ro38">
          <table:table-cell office:value-type="string" table:style-name="ce327">
            <text:p>2012: Compensation</text:p>
          </table:table-cell>
          <table:table-cell office:value-type="float" office:value="244" table:style-name="ce508">
            <text:p><text:s/>244<text:s/></text:p>
          </table:table-cell>
          <table:table-cell office:value-type="float" office:value="12" table:style-name="ce508">
            <text:p><text:s/>12<text:s/></text:p>
          </table:table-cell>
          <table:table-cell office:value-type="float" office:value="101" table:style-name="ce508">
            <text:p><text:s/>101<text:s/></text:p>
          </table:table-cell>
          <table:table-cell office:value-type="float" office:value="2030" table:style-name="ce508">
            <text:p><text:s/>2,030<text:s/></text:p>
          </table:table-cell>
          <table:table-cell office:value-type="float" office:value="234" table:style-name="ce508">
            <text:p><text:s/>234<text:s/></text:p>
          </table:table-cell>
          <table:table-cell office:value-type="float" office:value="0" table:style-name="ce508">
            <text:p><text:s/>-00<text:s/></text:p>
          </table:table-cell>
          <table:table-cell office:value-type="float" office:value="4" table:style-name="ce508">
            <text:p><text:s/>4<text:s/></text:p>
          </table:table-cell>
          <table:table-cell office:value-type="float" office:value="45" table:style-name="ce508">
            <text:p><text:s/>45<text:s/></text:p>
          </table:table-cell>
          <table:table-cell office:value-type="float" office:value="62" table:style-name="ce508">
            <text:p><text:s/>62<text:s/></text:p>
          </table:table-cell>
          <table:table-cell office:value-type="float" office:value="107" table:style-name="ce508">
            <text:p><text:s/>107<text:s/></text:p>
          </table:table-cell>
          <table:table-cell office:value-type="float" office:value="2839" table:style-name="ce508">
            <text:p><text:s/>2,839<text:s/></text:p>
          </table:table-cell>
          <table:table-cell office:value-type="float" office:value="3585" table:style-name="ce508">
            <text:p><text:s/>3,585<text:s/></text:p>
          </table:table-cell>
          <table:table-cell office:value-type="float" office:value="169" table:style-name="ce508">
            <text:p><text:s/>169<text:s/></text:p>
          </table:table-cell>
          <table:table-cell office:value-type="float" office:value="3754" table:style-name="ce508">
            <text:p><text:s/>3,754<text:s/></text:p>
          </table:table-cell>
          <table:table-cell office:value-type="string" table:style-name="ce509">
            <text:p>-</text:p>
          </table:table-cell>
          <table:table-cell office:value-type="float" office:value="6593" table:style-name="ce508">
            <text:p><text:s/>6,593<text:s/></text:p>
          </table:table-cell>
          <table:table-cell table:style-name="ce511"/>
          <table:table-cell table:style-name="ce4"/>
          <table:table-cell table:number-columns-repeated="16365" table:style-name="ce511"/>
        </table:table-row>
        <table:table-row table:style-name="ro38">
          <table:table-cell office:value-type="string" table:style-name="ce327">
            <text:p>2012: Otherwise dealt with [Note 8]</text:p>
          </table:table-cell>
          <table:table-cell office:value-type="float" office:value="501" table:style-name="ce508">
            <text:p><text:s/>501<text:s/></text:p>
          </table:table-cell>
          <table:table-cell office:value-type="float" office:value="109" table:style-name="ce508">
            <text:p><text:s/>109<text:s/></text:p>
          </table:table-cell>
          <table:table-cell office:value-type="float" office:value="109" table:style-name="ce508">
            <text:p><text:s/>109<text:s/></text:p>
          </table:table-cell>
          <table:table-cell office:value-type="float" office:value="3943" table:style-name="ce508">
            <text:p><text:s/>3,943<text:s/></text:p>
          </table:table-cell>
          <table:table-cell office:value-type="float" office:value="194" table:style-name="ce508">
            <text:p><text:s/>194<text:s/></text:p>
          </table:table-cell>
          <table:table-cell office:value-type="float" office:value="2307" table:style-name="ce508">
            <text:p><text:s/>2,307<text:s/></text:p>
          </table:table-cell>
          <table:table-cell office:value-type="float" office:value="225" table:style-name="ce508">
            <text:p><text:s/>225<text:s/></text:p>
          </table:table-cell>
          <table:table-cell office:value-type="float" office:value="905" table:style-name="ce508">
            <text:p><text:s/>905<text:s/></text:p>
          </table:table-cell>
          <table:table-cell office:value-type="float" office:value="4018" table:style-name="ce508">
            <text:p><text:s/>4,018<text:s/></text:p>
          </table:table-cell>
          <table:table-cell office:value-type="float" office:value="108" table:style-name="ce508">
            <text:p><text:s/>108<text:s/></text:p>
          </table:table-cell>
          <table:table-cell office:value-type="float" office:value="12419" table:style-name="ce508">
            <text:p><text:s/>12,419<text:s/></text:p>
          </table:table-cell>
          <table:table-cell office:value-type="float" office:value="5560" table:style-name="ce508">
            <text:p><text:s/>5,560<text:s/></text:p>
          </table:table-cell>
          <table:table-cell office:value-type="float" office:value="1815" table:style-name="ce508">
            <text:p><text:s/>1,815<text:s/></text:p>
          </table:table-cell>
          <table:table-cell office:value-type="float" office:value="7375" table:style-name="ce508">
            <text:p><text:s/>7,375<text:s/></text:p>
          </table:table-cell>
          <table:table-cell office:value-type="string" table:style-name="ce509">
            <text:p>-</text:p>
          </table:table-cell>
          <table:table-cell office:value-type="float" office:value="19794" table:style-name="ce508">
            <text:p><text:s/>19,794<text:s/></text:p>
          </table:table-cell>
          <table:table-cell table:style-name="ce500"/>
          <table:table-cell table:number-columns-repeated="16366" table:style-name="ce4"/>
        </table:table-row>
        <table:table-row table:style-name="ro38">
          <table:table-cell office:value-type="string" table:style-name="ce518">
            <text:p>2012: Average custodial sentence (months) [Note 9]</text:p>
          </table:table-cell>
          <table:table-cell office:value-type="float" office:value="23.340499999999999" table:style-name="ce513">
            <text:p><text:s/>23.3<text:s/></text:p>
          </table:table-cell>
          <table:table-cell office:value-type="float" office:value="54.3705" table:style-name="ce513">
            <text:p><text:s/>54.4<text:s/></text:p>
          </table:table-cell>
          <table:table-cell office:value-type="float" office:value="35.454599999999999" table:style-name="ce513">
            <text:p><text:s/>35.5<text:s/></text:p>
          </table:table-cell>
          <table:table-cell office:value-type="float" office:value="9.1414000000000009" table:style-name="ce513">
            <text:p><text:s/>9.1<text:s/></text:p>
          </table:table-cell>
          <table:table-cell office:value-type="float" office:value="23.0762" table:style-name="ce513">
            <text:p><text:s/>23.1<text:s/></text:p>
          </table:table-cell>
          <table:table-cell office:value-type="float" office:value="29.322700000000001" table:style-name="ce513">
            <text:p><text:s/>29.3<text:s/></text:p>
          </table:table-cell>
          <table:table-cell office:value-type="float" office:value="13.0793" table:style-name="ce513">
            <text:p><text:s/>13.1<text:s/></text:p>
          </table:table-cell>
          <table:table-cell office:value-type="float" office:value="7.5830000000000002" table:style-name="ce513">
            <text:p><text:s/>7.6<text:s/></text:p>
          </table:table-cell>
          <table:table-cell office:value-type="float" office:value="9.1328999999999994" table:style-name="ce513">
            <text:p><text:s/>9.1<text:s/></text:p>
          </table:table-cell>
          <table:table-cell office:value-type="float" office:value="14.9017" table:style-name="ce513">
            <text:p><text:s/>14.9<text:s/></text:p>
          </table:table-cell>
          <table:table-cell office:value-type="float" office:value="17.011199999999999" table:style-name="ce513">
            <text:p><text:s/>17.0<text:s/></text:p>
          </table:table-cell>
          <table:table-cell office:value-type="float" office:value="2.5966999999999998" table:style-name="ce513">
            <text:p><text:s/>2.6<text:s/></text:p>
          </table:table-cell>
          <table:table-cell office:value-type="float" office:value="3.1038999999999999" table:style-name="ce513">
            <text:p><text:s/>3.1<text:s/></text:p>
          </table:table-cell>
          <table:table-cell office:value-type="float" office:value="2.6882000000000001" table:style-name="ce513">
            <text:p><text:s/>2.7<text:s/></text:p>
          </table:table-cell>
          <table:table-cell office:value-type="string" table:style-name="ce519">
            <text:p>-</text:p>
          </table:table-cell>
          <table:table-cell office:value-type="float" office:value="14.4978" table:style-name="ce513">
            <text:p><text:s/>14.5<text:s/></text:p>
          </table:table-cell>
          <table:table-cell table:style-name="ce514"/>
          <table:table-cell table:number-columns-repeated="16366" table:style-name="ce515"/>
        </table:table-row>
        <table:table-row table:style-name="ro38">
          <table:table-cell office:value-type="string" table:style-name="ce520">
            <text:p>2013: All Sentenced</text:p>
          </table:table-cell>
          <table:table-cell office:value-type="float" office:value="24331" table:style-name="ce506">
            <text:p><text:s/>24,331<text:s/></text:p>
          </table:table-cell>
          <table:table-cell office:value-type="float" office:value="5654" table:style-name="ce506">
            <text:p><text:s/>5,654<text:s/></text:p>
          </table:table-cell>
          <table:table-cell office:value-type="float" office:value="7154" table:style-name="ce506">
            <text:p><text:s/>7,154<text:s/></text:p>
          </table:table-cell>
          <table:table-cell office:value-type="float" office:value="121121" table:style-name="ce506">
            <text:p><text:s/>121,121<text:s/></text:p>
          </table:table-cell>
          <table:table-cell office:value-type="float" office:value="4505" table:style-name="ce506">
            <text:p><text:s/>4,505<text:s/></text:p>
          </table:table-cell>
          <table:table-cell office:value-type="float" office:value="56599" table:style-name="ce506">
            <text:p><text:s/>56,599<text:s/></text:p>
          </table:table-cell>
          <table:table-cell office:value-type="float" office:value="9892" table:style-name="ce506">
            <text:p><text:s/>9,892<text:s/></text:p>
          </table:table-cell>
          <table:table-cell office:value-type="float" office:value="15583" table:style-name="ce506">
            <text:p><text:s/>15,583<text:s/></text:p>
          </table:table-cell>
          <table:table-cell office:value-type="float" office:value="34814" table:style-name="ce506">
            <text:p><text:s/>34,814<text:s/></text:p>
          </table:table-cell>
          <table:table-cell office:value-type="float" office:value="11915" table:style-name="ce506">
            <text:p><text:s/>11,915<text:s/></text:p>
          </table:table-cell>
          <table:table-cell office:value-type="float" office:value="291568" table:style-name="ce506">
            <text:p><text:s/>291,568<text:s/></text:p>
          </table:table-cell>
          <table:table-cell office:value-type="float" office:value="441992" table:style-name="ce506">
            <text:p><text:s/>441,992<text:s/></text:p>
          </table:table-cell>
          <table:table-cell office:value-type="float" office:value="449726" table:style-name="ce506">
            <text:p><text:s/>449,726<text:s/></text:p>
          </table:table-cell>
          <table:table-cell office:value-type="float" office:value="891718" table:style-name="ce506">
            <text:p><text:s/>891,718<text:s/></text:p>
          </table:table-cell>
          <table:table-cell office:value-type="string" table:style-name="ce509">
            <text:p>-</text:p>
          </table:table-cell>
          <table:table-cell office:value-type="float" office:value="1183286" table:style-name="ce506">
            <text:p><text:s/>1,183,286<text:s/></text:p>
          </table:table-cell>
          <table:table-cell table:style-name="ce507"/>
          <table:table-cell table:number-columns-repeated="16366" table:style-name="ce336"/>
        </table:table-row>
        <table:table-row table:style-name="ro38">
          <table:table-cell office:value-type="string" table:style-name="ce327">
            <text:p>2013: Immediate custody</text:p>
          </table:table-cell>
          <table:table-cell office:value-type="float" office:value="10523" table:style-name="ce508">
            <text:p><text:s/>10,523<text:s/></text:p>
          </table:table-cell>
          <table:table-cell office:value-type="float" office:value="3375" table:style-name="ce508">
            <text:p><text:s/>3,375<text:s/></text:p>
          </table:table-cell>
          <table:table-cell office:value-type="float" office:value="4515" table:style-name="ce508">
            <text:p><text:s/>4,515<text:s/></text:p>
          </table:table-cell>
          <table:table-cell office:value-type="float" office:value="31568" table:style-name="ce508">
            <text:p><text:s/>31,568<text:s/></text:p>
          </table:table-cell>
          <table:table-cell office:value-type="float" office:value="751" table:style-name="ce508">
            <text:p><text:s/>751<text:s/></text:p>
          </table:table-cell>
          <table:table-cell office:value-type="float" office:value="8994" table:style-name="ce508">
            <text:p><text:s/>8,994<text:s/></text:p>
          </table:table-cell>
          <table:table-cell office:value-type="float" office:value="2567" table:style-name="ce508">
            <text:p><text:s/>2,567<text:s/></text:p>
          </table:table-cell>
          <table:table-cell office:value-type="float" office:value="4687" table:style-name="ce508">
            <text:p><text:s/>4,687<text:s/></text:p>
          </table:table-cell>
          <table:table-cell office:value-type="float" office:value="8524" table:style-name="ce508">
            <text:p><text:s/>8,524<text:s/></text:p>
          </table:table-cell>
          <table:table-cell office:value-type="float" office:value="2550" table:style-name="ce508">
            <text:p><text:s/>2,550<text:s/></text:p>
          </table:table-cell>
          <table:table-cell office:value-type="float" office:value="78054" table:style-name="ce508">
            <text:p><text:s/>78,054<text:s/></text:p>
          </table:table-cell>
          <table:table-cell office:value-type="float" office:value="12480" table:style-name="ce508">
            <text:p><text:s/>12,480<text:s/></text:p>
          </table:table-cell>
          <table:table-cell office:value-type="float" office:value="2710" table:style-name="ce508">
            <text:p><text:s/>2,710<text:s/></text:p>
          </table:table-cell>
          <table:table-cell office:value-type="float" office:value="15190" table:style-name="ce508">
            <text:p><text:s/>15,190<text:s/></text:p>
          </table:table-cell>
          <table:table-cell office:value-type="string" table:style-name="ce509">
            <text:p>-</text:p>
          </table:table-cell>
          <table:table-cell office:value-type="float" office:value="93244" table:style-name="ce508">
            <text:p><text:s/>93,244<text:s/></text:p>
          </table:table-cell>
          <table:table-cell table:style-name="ce500"/>
          <table:table-cell table:number-columns-repeated="16366" table:style-name="ce4"/>
        </table:table-row>
        <table:table-row table:style-name="ro38">
          <table:table-cell office:value-type="string" table:style-name="ce327">
            <text:p>2013: Suspended sentence</text:p>
          </table:table-cell>
          <table:table-cell office:value-type="float" office:value="5429" table:style-name="ce508">
            <text:p><text:s/>5,429<text:s/></text:p>
          </table:table-cell>
          <table:table-cell office:value-type="float" office:value="547" table:style-name="ce508">
            <text:p><text:s/>547<text:s/></text:p>
          </table:table-cell>
          <table:table-cell office:value-type="float" office:value="516" table:style-name="ce508">
            <text:p><text:s/>516<text:s/></text:p>
          </table:table-cell>
          <table:table-cell office:value-type="float" office:value="10465" table:style-name="ce508">
            <text:p><text:s/>10,465<text:s/></text:p>
          </table:table-cell>
          <table:table-cell office:value-type="float" office:value="307" table:style-name="ce508">
            <text:p><text:s/>307<text:s/></text:p>
          </table:table-cell>
          <table:table-cell office:value-type="float" office:value="4790" table:style-name="ce508">
            <text:p><text:s/>4,790<text:s/></text:p>
          </table:table-cell>
          <table:table-cell office:value-type="float" office:value="2043" table:style-name="ce508">
            <text:p><text:s/>2,043<text:s/></text:p>
          </table:table-cell>
          <table:table-cell office:value-type="float" office:value="2329" table:style-name="ce508">
            <text:p><text:s/>2,329<text:s/></text:p>
          </table:table-cell>
          <table:table-cell office:value-type="float" office:value="4291" table:style-name="ce508">
            <text:p><text:s/>4,291<text:s/></text:p>
          </table:table-cell>
          <table:table-cell office:value-type="float" office:value="3037" table:style-name="ce508">
            <text:p><text:s/>3,037<text:s/></text:p>
          </table:table-cell>
          <table:table-cell office:value-type="float" office:value="33754" table:style-name="ce508">
            <text:p><text:s/>33,754<text:s/></text:p>
          </table:table-cell>
          <table:table-cell office:value-type="float" office:value="9305" table:style-name="ce508">
            <text:p><text:s/>9,305<text:s/></text:p>
          </table:table-cell>
          <table:table-cell office:value-type="float" office:value="3637" table:style-name="ce508">
            <text:p><text:s/>3,637<text:s/></text:p>
          </table:table-cell>
          <table:table-cell office:value-type="float" office:value="12942" table:style-name="ce508">
            <text:p><text:s/>12,942<text:s/></text:p>
          </table:table-cell>
          <table:table-cell office:value-type="string" table:style-name="ce509">
            <text:p>-</text:p>
          </table:table-cell>
          <table:table-cell office:value-type="float" office:value="46696" table:style-name="ce508">
            <text:p><text:s/>46,696<text:s/></text:p>
          </table:table-cell>
          <table:table-cell table:style-name="ce510"/>
          <table:table-cell table:number-columns-repeated="16366" table:style-name="ce4"/>
        </table:table-row>
        <table:table-row table:style-name="ro38">
          <table:table-cell office:value-type="string" table:style-name="ce327">
            <text:p>2013: Community sentence</text:p>
          </table:table-cell>
          <table:table-cell office:value-type="float" office:value="5502" table:style-name="ce508">
            <text:p><text:s/>5,502<text:s/></text:p>
          </table:table-cell>
          <table:table-cell office:value-type="float" office:value="1404" table:style-name="ce508">
            <text:p><text:s/>1,404<text:s/></text:p>
          </table:table-cell>
          <table:table-cell office:value-type="float" office:value="1982" table:style-name="ce508">
            <text:p><text:s/>1,982<text:s/></text:p>
          </table:table-cell>
          <table:table-cell office:value-type="float" office:value="33490" table:style-name="ce508">
            <text:p><text:s/>33,490<text:s/></text:p>
          </table:table-cell>
          <table:table-cell office:value-type="float" office:value="1632" table:style-name="ce508">
            <text:p><text:s/>1,632<text:s/></text:p>
          </table:table-cell>
          <table:table-cell office:value-type="float" office:value="9941" table:style-name="ce508">
            <text:p><text:s/>9,941<text:s/></text:p>
          </table:table-cell>
          <table:table-cell office:value-type="float" office:value="3650" table:style-name="ce508">
            <text:p><text:s/>3,650<text:s/></text:p>
          </table:table-cell>
          <table:table-cell office:value-type="float" office:value="4196" table:style-name="ce508">
            <text:p><text:s/>4,196<text:s/></text:p>
          </table:table-cell>
          <table:table-cell office:value-type="float" office:value="6950" table:style-name="ce508">
            <text:p><text:s/>6,950<text:s/></text:p>
          </table:table-cell>
          <table:table-cell office:value-type="float" office:value="3947" table:style-name="ce508">
            <text:p><text:s/>3,947<text:s/></text:p>
          </table:table-cell>
          <table:table-cell office:value-type="float" office:value="72694" table:style-name="ce508">
            <text:p><text:s/>72,694<text:s/></text:p>
          </table:table-cell>
          <table:table-cell office:value-type="float" office:value="47205" table:style-name="ce508">
            <text:p><text:s/>47,205<text:s/></text:p>
          </table:table-cell>
          <table:table-cell office:value-type="float" office:value="11121" table:style-name="ce508">
            <text:p><text:s/>11,121<text:s/></text:p>
          </table:table-cell>
          <table:table-cell office:value-type="float" office:value="58326" table:style-name="ce508">
            <text:p><text:s/>58,326<text:s/></text:p>
          </table:table-cell>
          <table:table-cell office:value-type="string" table:style-name="ce509">
            <text:p>-</text:p>
          </table:table-cell>
          <table:table-cell office:value-type="float" office:value="131020" table:style-name="ce508">
            <text:p><text:s/>131,020<text:s/></text:p>
          </table:table-cell>
          <table:table-cell table:style-name="ce500"/>
          <table:table-cell table:number-columns-repeated="16366" table:style-name="ce4"/>
        </table:table-row>
        <table:table-row table:style-name="ro38">
          <table:table-cell office:value-type="string" table:style-name="ce327">
            <text:p>2013: Fine [Note 23]</text:p>
          </table:table-cell>
          <table:table-cell office:value-type="float" office:value="1357" table:style-name="ce508">
            <text:p><text:s/>1,357<text:s/></text:p>
          </table:table-cell>
          <table:table-cell office:value-type="float" office:value="122" table:style-name="ce508">
            <text:p><text:s/>122<text:s/></text:p>
          </table:table-cell>
          <table:table-cell office:value-type="float" office:value="33" table:style-name="ce508">
            <text:p><text:s/>33<text:s/></text:p>
          </table:table-cell>
          <table:table-cell office:value-type="float" office:value="16312" table:style-name="ce508">
            <text:p><text:s/>16,312<text:s/></text:p>
          </table:table-cell>
          <table:table-cell office:value-type="float" office:value="593" table:style-name="ce508">
            <text:p><text:s/>593<text:s/></text:p>
          </table:table-cell>
          <table:table-cell office:value-type="float" office:value="20856" table:style-name="ce508">
            <text:p><text:s/>20,856<text:s/></text:p>
          </table:table-cell>
          <table:table-cell office:value-type="float" office:value="797" table:style-name="ce508">
            <text:p><text:s/>797<text:s/></text:p>
          </table:table-cell>
          <table:table-cell office:value-type="float" office:value="2692" table:style-name="ce508">
            <text:p><text:s/>2,692<text:s/></text:p>
          </table:table-cell>
          <table:table-cell office:value-type="float" office:value="9478" table:style-name="ce508">
            <text:p><text:s/>9,478<text:s/></text:p>
          </table:table-cell>
          <table:table-cell office:value-type="float" office:value="1095" table:style-name="ce508">
            <text:p><text:s/>1,095<text:s/></text:p>
          </table:table-cell>
          <table:table-cell office:value-type="float" office:value="53335" table:style-name="ce508">
            <text:p><text:s/>53,335<text:s/></text:p>
          </table:table-cell>
          <table:table-cell office:value-type="float" office:value="325781" table:style-name="ce508">
            <text:p><text:s/>325,781<text:s/></text:p>
          </table:table-cell>
          <table:table-cell office:value-type="float" office:value="424962" table:style-name="ce508">
            <text:p><text:s/>424,962<text:s/></text:p>
          </table:table-cell>
          <table:table-cell office:value-type="float" office:value="750743" table:style-name="ce508">
            <text:p><text:s/>750,743<text:s/></text:p>
          </table:table-cell>
          <table:table-cell office:value-type="string" table:style-name="ce509">
            <text:p>-</text:p>
          </table:table-cell>
          <table:table-cell office:value-type="float" office:value="804078" table:style-name="ce508">
            <text:p><text:s/>804,078<text:s/></text:p>
          </table:table-cell>
          <table:table-cell table:style-name="ce500"/>
          <table:table-cell table:number-columns-repeated="16366" table:style-name="ce4"/>
        </table:table-row>
        <table:table-row table:style-name="ro38">
          <table:table-cell office:value-type="string" table:style-name="ce327">
            <text:p>2013: Absolute discharge</text:p>
          </table:table-cell>
          <table:table-cell office:value-type="float" office:value="71" table:style-name="ce508">
            <text:p><text:s/>71<text:s/></text:p>
          </table:table-cell>
          <table:table-cell office:value-type="float" office:value="5" table:style-name="ce508">
            <text:p><text:s/>5<text:s/></text:p>
          </table:table-cell>
          <table:table-cell office:value-type="float" office:value="2" table:style-name="ce508">
            <text:p><text:s/>2<text:s/></text:p>
          </table:table-cell>
          <table:table-cell office:value-type="float" office:value="551" table:style-name="ce508">
            <text:p><text:s/>551<text:s/></text:p>
          </table:table-cell>
          <table:table-cell office:value-type="float" office:value="28" table:style-name="ce508">
            <text:p><text:s/>28<text:s/></text:p>
          </table:table-cell>
          <table:table-cell office:value-type="float" office:value="350" table:style-name="ce508">
            <text:p><text:s/>350<text:s/></text:p>
          </table:table-cell>
          <table:table-cell office:value-type="float" office:value="29" table:style-name="ce508">
            <text:p><text:s/>29<text:s/></text:p>
          </table:table-cell>
          <table:table-cell office:value-type="float" office:value="116" table:style-name="ce508">
            <text:p><text:s/>116<text:s/></text:p>
          </table:table-cell>
          <table:table-cell office:value-type="float" office:value="341" table:style-name="ce508">
            <text:p><text:s/>341<text:s/></text:p>
          </table:table-cell>
          <table:table-cell office:value-type="float" office:value="14" table:style-name="ce508">
            <text:p><text:s/>14<text:s/></text:p>
          </table:table-cell>
          <table:table-cell office:value-type="float" office:value="1507" table:style-name="ce508">
            <text:p><text:s/>1,507<text:s/></text:p>
          </table:table-cell>
          <table:table-cell office:value-type="float" office:value="2427" table:style-name="ce508">
            <text:p><text:s/>2,427<text:s/></text:p>
          </table:table-cell>
          <table:table-cell office:value-type="float" office:value="3237" table:style-name="ce508">
            <text:p><text:s/>3,237<text:s/></text:p>
          </table:table-cell>
          <table:table-cell office:value-type="float" office:value="5664" table:style-name="ce508">
            <text:p><text:s/>5,664<text:s/></text:p>
          </table:table-cell>
          <table:table-cell office:value-type="string" table:style-name="ce509">
            <text:p>-</text:p>
          </table:table-cell>
          <table:table-cell office:value-type="float" office:value="7171" table:style-name="ce508">
            <text:p><text:s/>7,171<text:s/></text:p>
          </table:table-cell>
          <table:table-cell table:style-name="ce500"/>
          <table:table-cell table:number-columns-repeated="16366" table:style-name="ce4"/>
        </table:table-row>
        <table:table-row table:style-name="ro38">
          <table:table-cell office:value-type="string" table:style-name="ce327">
            <text:p>2013: Conditional discharge</text:p>
          </table:table-cell>
          <table:table-cell office:value-type="float" office:value="823" table:style-name="ce508">
            <text:p><text:s/>823<text:s/></text:p>
          </table:table-cell>
          <table:table-cell office:value-type="float" office:value="85" table:style-name="ce508">
            <text:p><text:s/>85<text:s/></text:p>
          </table:table-cell>
          <table:table-cell office:value-type="float" office:value="22" table:style-name="ce508">
            <text:p><text:s/>22<text:s/></text:p>
          </table:table-cell>
          <table:table-cell office:value-type="float" office:value="21599" table:style-name="ce508">
            <text:p><text:s/>21,599<text:s/></text:p>
          </table:table-cell>
          <table:table-cell office:value-type="float" office:value="849" table:style-name="ce508">
            <text:p><text:s/>849<text:s/></text:p>
          </table:table-cell>
          <table:table-cell office:value-type="float" office:value="9388" table:style-name="ce508">
            <text:p><text:s/>9,388<text:s/></text:p>
          </table:table-cell>
          <table:table-cell office:value-type="float" office:value="498" table:style-name="ce508">
            <text:p><text:s/>498<text:s/></text:p>
          </table:table-cell>
          <table:table-cell office:value-type="float" office:value="903" table:style-name="ce508">
            <text:p><text:s/>903<text:s/></text:p>
          </table:table-cell>
          <table:table-cell office:value-type="float" office:value="2501" table:style-name="ce508">
            <text:p><text:s/>2,501<text:s/></text:p>
          </table:table-cell>
          <table:table-cell office:value-type="float" office:value="1048" table:style-name="ce508">
            <text:p><text:s/>1,048<text:s/></text:p>
          </table:table-cell>
          <table:table-cell office:value-type="float" office:value="37716" table:style-name="ce508">
            <text:p><text:s/>37,716<text:s/></text:p>
          </table:table-cell>
          <table:table-cell office:value-type="float" office:value="36699" table:style-name="ce508">
            <text:p><text:s/>36,699<text:s/></text:p>
          </table:table-cell>
          <table:table-cell office:value-type="float" office:value="2110" table:style-name="ce508">
            <text:p><text:s/>2,110<text:s/></text:p>
          </table:table-cell>
          <table:table-cell office:value-type="float" office:value="38809" table:style-name="ce508">
            <text:p><text:s/>38,809<text:s/></text:p>
          </table:table-cell>
          <table:table-cell office:value-type="string" table:style-name="ce509">
            <text:p>-</text:p>
          </table:table-cell>
          <table:table-cell office:value-type="float" office:value="76525" table:style-name="ce508">
            <text:p><text:s/>76,525<text:s/></text:p>
          </table:table-cell>
          <table:table-cell table:style-name="ce500"/>
          <table:table-cell table:number-columns-repeated="16366" table:style-name="ce4"/>
        </table:table-row>
        <table:table-row table:style-name="ro38">
          <table:table-cell office:value-type="string" table:style-name="ce327">
            <text:p>2013: Compensation</text:p>
          </table:table-cell>
          <table:table-cell office:value-type="float" office:value="191" table:style-name="ce508">
            <text:p><text:s/>191<text:s/></text:p>
          </table:table-cell>
          <table:table-cell office:value-type="float" office:value="21" table:style-name="ce508">
            <text:p><text:s/>21<text:s/></text:p>
          </table:table-cell>
          <table:table-cell office:value-type="float" office:value="10" table:style-name="ce508">
            <text:p><text:s/>10<text:s/></text:p>
          </table:table-cell>
          <table:table-cell office:value-type="float" office:value="3977" table:style-name="ce508">
            <text:p><text:s/>3,977<text:s/></text:p>
          </table:table-cell>
          <table:table-cell office:value-type="float" office:value="210" table:style-name="ce508">
            <text:p><text:s/>210<text:s/></text:p>
          </table:table-cell>
          <table:table-cell office:value-type="float" office:value="7" table:style-name="ce508">
            <text:p><text:s/>7<text:s/></text:p>
          </table:table-cell>
          <table:table-cell office:value-type="float" office:value="3" table:style-name="ce508">
            <text:p><text:s/>3<text:s/></text:p>
          </table:table-cell>
          <table:table-cell office:value-type="float" office:value="90" table:style-name="ce508">
            <text:p><text:s/>90<text:s/></text:p>
          </table:table-cell>
          <table:table-cell office:value-type="float" office:value="78" table:style-name="ce508">
            <text:p><text:s/>78<text:s/></text:p>
          </table:table-cell>
          <table:table-cell office:value-type="float" office:value="151" table:style-name="ce508">
            <text:p><text:s/>151<text:s/></text:p>
          </table:table-cell>
          <table:table-cell office:value-type="float" office:value="4738" table:style-name="ce508">
            <text:p><text:s/>4,738<text:s/></text:p>
          </table:table-cell>
          <table:table-cell office:value-type="float" office:value="4614" table:style-name="ce508">
            <text:p><text:s/>4,614<text:s/></text:p>
          </table:table-cell>
          <table:table-cell office:value-type="float" office:value="132" table:style-name="ce508">
            <text:p><text:s/>132<text:s/></text:p>
          </table:table-cell>
          <table:table-cell office:value-type="float" office:value="4746" table:style-name="ce508">
            <text:p><text:s/>4,746<text:s/></text:p>
          </table:table-cell>
          <table:table-cell office:value-type="string" table:style-name="ce509">
            <text:p>-</text:p>
          </table:table-cell>
          <table:table-cell office:value-type="float" office:value="9484" table:style-name="ce508">
            <text:p><text:s/>9,484<text:s/></text:p>
          </table:table-cell>
          <table:table-cell table:style-name="ce511"/>
          <table:table-cell table:style-name="ce4"/>
          <table:table-cell table:number-columns-repeated="16365" table:style-name="ce511"/>
        </table:table-row>
        <table:table-row table:style-name="ro38">
          <table:table-cell office:value-type="string" table:style-name="ce327">
            <text:p>2013: Otherwise dealt with [Note 8]</text:p>
          </table:table-cell>
          <table:table-cell office:value-type="float" office:value="435" table:style-name="ce508">
            <text:p><text:s/>435<text:s/></text:p>
          </table:table-cell>
          <table:table-cell office:value-type="float" office:value="95" table:style-name="ce508">
            <text:p><text:s/>95<text:s/></text:p>
          </table:table-cell>
          <table:table-cell office:value-type="float" office:value="74" table:style-name="ce508">
            <text:p><text:s/>74<text:s/></text:p>
          </table:table-cell>
          <table:table-cell office:value-type="float" office:value="3159" table:style-name="ce508">
            <text:p><text:s/>3,159<text:s/></text:p>
          </table:table-cell>
          <table:table-cell office:value-type="float" office:value="135" table:style-name="ce508">
            <text:p><text:s/>135<text:s/></text:p>
          </table:table-cell>
          <table:table-cell office:value-type="float" office:value="2273" table:style-name="ce508">
            <text:p><text:s/>2,273<text:s/></text:p>
          </table:table-cell>
          <table:table-cell office:value-type="float" office:value="305" table:style-name="ce508">
            <text:p><text:s/>305<text:s/></text:p>
          </table:table-cell>
          <table:table-cell office:value-type="float" office:value="570" table:style-name="ce508">
            <text:p><text:s/>570<text:s/></text:p>
          </table:table-cell>
          <table:table-cell office:value-type="float" office:value="2651" table:style-name="ce508">
            <text:p><text:s/>2,651<text:s/></text:p>
          </table:table-cell>
          <table:table-cell office:value-type="float" office:value="73" table:style-name="ce508">
            <text:p><text:s/>73<text:s/></text:p>
          </table:table-cell>
          <table:table-cell office:value-type="float" office:value="9770" table:style-name="ce508">
            <text:p><text:s/>9,770<text:s/></text:p>
          </table:table-cell>
          <table:table-cell office:value-type="float" office:value="3481" table:style-name="ce508">
            <text:p><text:s/>3,481<text:s/></text:p>
          </table:table-cell>
          <table:table-cell office:value-type="float" office:value="1817" table:style-name="ce508">
            <text:p><text:s/>1,817<text:s/></text:p>
          </table:table-cell>
          <table:table-cell office:value-type="float" office:value="5298" table:style-name="ce508">
            <text:p><text:s/>5,298<text:s/></text:p>
          </table:table-cell>
          <table:table-cell office:value-type="string" table:style-name="ce509">
            <text:p>-</text:p>
          </table:table-cell>
          <table:table-cell office:value-type="float" office:value="15068" table:style-name="ce508">
            <text:p><text:s/>15,068<text:s/></text:p>
          </table:table-cell>
          <table:table-cell table:style-name="ce500"/>
          <table:table-cell table:number-columns-repeated="16366" table:style-name="ce4"/>
        </table:table-row>
        <table:table-row table:style-name="ro38">
          <table:table-cell office:value-type="string" table:style-name="ce518">
            <text:p>2013: Average custodial sentence (months) [Note 9]</text:p>
          </table:table-cell>
          <table:table-cell office:value-type="float" office:value="24.545100000000001" table:style-name="ce513">
            <text:p><text:s/>24.5<text:s/></text:p>
          </table:table-cell>
          <table:table-cell office:value-type="float" office:value="57.274900000000002" table:style-name="ce513">
            <text:p><text:s/>57.3<text:s/></text:p>
          </table:table-cell>
          <table:table-cell office:value-type="float" office:value="38.336399999999998" table:style-name="ce513">
            <text:p><text:s/>38.3<text:s/></text:p>
          </table:table-cell>
          <table:table-cell office:value-type="float" office:value="9.1829999999999998" table:style-name="ce513">
            <text:p><text:s/>9.2<text:s/></text:p>
          </table:table-cell>
          <table:table-cell office:value-type="float" office:value="25.855899999999998" table:style-name="ce513">
            <text:p><text:s/>25.9<text:s/></text:p>
          </table:table-cell>
          <table:table-cell office:value-type="float" office:value="30.3218" table:style-name="ce513">
            <text:p><text:s/>30.3<text:s/></text:p>
          </table:table-cell>
          <table:table-cell office:value-type="float" office:value="13.3096" table:style-name="ce513">
            <text:p><text:s/>13.3<text:s/></text:p>
          </table:table-cell>
          <table:table-cell office:value-type="float" office:value="7.3311000000000002" table:style-name="ce513">
            <text:p><text:s/>7.3<text:s/></text:p>
          </table:table-cell>
          <table:table-cell office:value-type="float" office:value="9.4849999999999994" table:style-name="ce513">
            <text:p><text:s/>9.5<text:s/></text:p>
          </table:table-cell>
          <table:table-cell office:value-type="float" office:value="15.0176" table:style-name="ce513">
            <text:p><text:s/>15.0<text:s/></text:p>
          </table:table-cell>
          <table:table-cell office:value-type="float" office:value="17.776199999999999" table:style-name="ce513">
            <text:p><text:s/>17.8<text:s/></text:p>
          </table:table-cell>
          <table:table-cell office:value-type="float" office:value="2.6255999999999999" table:style-name="ce513">
            <text:p><text:s/>2.6<text:s/></text:p>
          </table:table-cell>
          <table:table-cell office:value-type="float" office:value="3.1" table:style-name="ce513">
            <text:p><text:s/>3.1<text:s/></text:p>
          </table:table-cell>
          <table:table-cell office:value-type="float" office:value="2.7101999999999999" table:style-name="ce513">
            <text:p><text:s/>2.7<text:s/></text:p>
          </table:table-cell>
          <table:table-cell office:value-type="string" table:style-name="ce519">
            <text:p>-</text:p>
          </table:table-cell>
          <table:table-cell office:value-type="float" office:value="15.307" table:style-name="ce513">
            <text:p><text:s/>15.3<text:s/></text:p>
          </table:table-cell>
          <table:table-cell table:style-name="ce514"/>
          <table:table-cell table:number-columns-repeated="16366" table:style-name="ce515"/>
        </table:table-row>
        <table:table-row table:style-name="ro38">
          <table:table-cell office:value-type="string" table:style-name="ce520">
            <text:p>2014: All Sentenced</text:p>
          </table:table-cell>
          <table:table-cell office:value-type="float" office:value="25941" table:style-name="ce506">
            <text:p><text:s/>25,941<text:s/></text:p>
          </table:table-cell>
          <table:table-cell office:value-type="float" office:value="6049" table:style-name="ce506">
            <text:p><text:s/>6,049<text:s/></text:p>
          </table:table-cell>
          <table:table-cell office:value-type="float" office:value="5830" table:style-name="ce506">
            <text:p><text:s/>5,830<text:s/></text:p>
          </table:table-cell>
          <table:table-cell office:value-type="float" office:value="119245" table:style-name="ce506">
            <text:p><text:s/>119,245<text:s/></text:p>
          </table:table-cell>
          <table:table-cell office:value-type="float" office:value="2620" table:style-name="ce506">
            <text:p><text:s/>2,620<text:s/></text:p>
          </table:table-cell>
          <table:table-cell office:value-type="float" office:value="52809" table:style-name="ce506">
            <text:p><text:s/>52,809<text:s/></text:p>
          </table:table-cell>
          <table:table-cell office:value-type="float" office:value="9935" table:style-name="ce506">
            <text:p><text:s/>9,935<text:s/></text:p>
          </table:table-cell>
          <table:table-cell office:value-type="float" office:value="17229" table:style-name="ce506">
            <text:p><text:s/>17,229<text:s/></text:p>
          </table:table-cell>
          <table:table-cell office:value-type="float" office:value="32578" table:style-name="ce506">
            <text:p><text:s/>32,578<text:s/></text:p>
          </table:table-cell>
          <table:table-cell office:value-type="float" office:value="13341" table:style-name="ce506">
            <text:p><text:s/>13,341<text:s/></text:p>
          </table:table-cell>
          <table:table-cell office:value-type="float" office:value="285577" table:style-name="ce506">
            <text:p><text:s/>285,577<text:s/></text:p>
          </table:table-cell>
          <table:table-cell office:value-type="float" office:value="447365" table:style-name="ce506">
            <text:p><text:s/>447,365<text:s/></text:p>
          </table:table-cell>
          <table:table-cell office:value-type="float" office:value="462067" table:style-name="ce506">
            <text:p><text:s/>462,067<text:s/></text:p>
          </table:table-cell>
          <table:table-cell office:value-type="float" office:value="909432" table:style-name="ce506">
            <text:p><text:s/>909,432<text:s/></text:p>
          </table:table-cell>
          <table:table-cell office:value-type="string" table:style-name="ce509">
            <text:p>-</text:p>
          </table:table-cell>
          <table:table-cell office:value-type="float" office:value="1195009" table:style-name="ce506">
            <text:p><text:s/>1,195,009<text:s/></text:p>
          </table:table-cell>
          <table:table-cell table:style-name="ce507"/>
          <table:table-cell table:number-columns-repeated="16366" table:style-name="ce336"/>
        </table:table-row>
        <table:table-row table:style-name="ro38">
          <table:table-cell office:value-type="string" table:style-name="ce327">
            <text:p>2014: Immediate custody</text:p>
          </table:table-cell>
          <table:table-cell office:value-type="float" office:value="10932" table:style-name="ce508">
            <text:p><text:s/>10,932<text:s/></text:p>
          </table:table-cell>
          <table:table-cell office:value-type="float" office:value="3577" table:style-name="ce508">
            <text:p><text:s/>3,577<text:s/></text:p>
          </table:table-cell>
          <table:table-cell office:value-type="float" office:value="3817" table:style-name="ce508">
            <text:p><text:s/>3,817<text:s/></text:p>
          </table:table-cell>
          <table:table-cell office:value-type="float" office:value="30865" table:style-name="ce508">
            <text:p><text:s/>30,865<text:s/></text:p>
          </table:table-cell>
          <table:table-cell office:value-type="float" office:value="636" table:style-name="ce508">
            <text:p><text:s/>636<text:s/></text:p>
          </table:table-cell>
          <table:table-cell office:value-type="float" office:value="8892" table:style-name="ce508">
            <text:p><text:s/>8,892<text:s/></text:p>
          </table:table-cell>
          <table:table-cell office:value-type="float" office:value="2662" table:style-name="ce508">
            <text:p><text:s/>2,662<text:s/></text:p>
          </table:table-cell>
          <table:table-cell office:value-type="float" office:value="4875" table:style-name="ce508">
            <text:p><text:s/>4,875<text:s/></text:p>
          </table:table-cell>
          <table:table-cell office:value-type="float" office:value="8275" table:style-name="ce508">
            <text:p><text:s/>8,275<text:s/></text:p>
          </table:table-cell>
          <table:table-cell office:value-type="float" office:value="2395" table:style-name="ce508">
            <text:p><text:s/>2,395<text:s/></text:p>
          </table:table-cell>
          <table:table-cell office:value-type="float" office:value="76926" table:style-name="ce508">
            <text:p><text:s/>76,926<text:s/></text:p>
          </table:table-cell>
          <table:table-cell office:value-type="float" office:value="12784" table:style-name="ce508">
            <text:p><text:s/>12,784<text:s/></text:p>
          </table:table-cell>
          <table:table-cell office:value-type="float" office:value="2617" table:style-name="ce508">
            <text:p><text:s/>2,617<text:s/></text:p>
          </table:table-cell>
          <table:table-cell office:value-type="float" office:value="15401" table:style-name="ce508">
            <text:p><text:s/>15,401<text:s/></text:p>
          </table:table-cell>
          <table:table-cell office:value-type="string" table:style-name="ce509">
            <text:p>-</text:p>
          </table:table-cell>
          <table:table-cell office:value-type="float" office:value="92327" table:style-name="ce508">
            <text:p><text:s/>92,327<text:s/></text:p>
          </table:table-cell>
          <table:table-cell table:style-name="ce500"/>
          <table:table-cell table:number-columns-repeated="16366" table:style-name="ce4"/>
        </table:table-row>
        <table:table-row table:style-name="ro38">
          <table:table-cell office:value-type="string" table:style-name="ce327">
            <text:p>2014: Suspended sentence</text:p>
          </table:table-cell>
          <table:table-cell office:value-type="float" office:value="6284" table:style-name="ce508">
            <text:p><text:s/>6,284<text:s/></text:p>
          </table:table-cell>
          <table:table-cell office:value-type="float" office:value="651" table:style-name="ce508">
            <text:p><text:s/>651<text:s/></text:p>
          </table:table-cell>
          <table:table-cell office:value-type="float" office:value="448" table:style-name="ce508">
            <text:p><text:s/>448<text:s/></text:p>
          </table:table-cell>
          <table:table-cell office:value-type="float" office:value="12027" table:style-name="ce508">
            <text:p><text:s/>12,027<text:s/></text:p>
          </table:table-cell>
          <table:table-cell office:value-type="float" office:value="251" table:style-name="ce508">
            <text:p><text:s/>251<text:s/></text:p>
          </table:table-cell>
          <table:table-cell office:value-type="float" office:value="5470" table:style-name="ce508">
            <text:p><text:s/>5,470<text:s/></text:p>
          </table:table-cell>
          <table:table-cell office:value-type="float" office:value="2234" table:style-name="ce508">
            <text:p><text:s/>2,234<text:s/></text:p>
          </table:table-cell>
          <table:table-cell office:value-type="float" office:value="3006" table:style-name="ce508">
            <text:p><text:s/>3,006<text:s/></text:p>
          </table:table-cell>
          <table:table-cell office:value-type="float" office:value="4853" table:style-name="ce508">
            <text:p><text:s/>4,853<text:s/></text:p>
          </table:table-cell>
          <table:table-cell office:value-type="float" office:value="3316" table:style-name="ce508">
            <text:p><text:s/>3,316<text:s/></text:p>
          </table:table-cell>
          <table:table-cell office:value-type="float" office:value="38540" table:style-name="ce508">
            <text:p><text:s/>38,540<text:s/></text:p>
          </table:table-cell>
          <table:table-cell office:value-type="float" office:value="10191" table:style-name="ce508">
            <text:p><text:s/>10,191<text:s/></text:p>
          </table:table-cell>
          <table:table-cell office:value-type="float" office:value="3711" table:style-name="ce508">
            <text:p><text:s/>3,711<text:s/></text:p>
          </table:table-cell>
          <table:table-cell office:value-type="float" office:value="13902" table:style-name="ce508">
            <text:p><text:s/>13,902<text:s/></text:p>
          </table:table-cell>
          <table:table-cell office:value-type="string" table:style-name="ce509">
            <text:p>-</text:p>
          </table:table-cell>
          <table:table-cell office:value-type="float" office:value="52442" table:style-name="ce508">
            <text:p><text:s/>52,442<text:s/></text:p>
          </table:table-cell>
          <table:table-cell table:style-name="ce510"/>
          <table:table-cell table:number-columns-repeated="16366" table:style-name="ce4"/>
        </table:table-row>
        <table:table-row table:style-name="ro38">
          <table:table-cell office:value-type="string" table:style-name="ce327">
            <text:p>2014: Community sentence</text:p>
          </table:table-cell>
          <table:table-cell office:value-type="float" office:value="5268" table:style-name="ce508">
            <text:p><text:s/>5,268<text:s/></text:p>
          </table:table-cell>
          <table:table-cell office:value-type="float" office:value="1479" table:style-name="ce508">
            <text:p><text:s/>1,479<text:s/></text:p>
          </table:table-cell>
          <table:table-cell office:value-type="float" office:value="1431" table:style-name="ce508">
            <text:p><text:s/>1,431<text:s/></text:p>
          </table:table-cell>
          <table:table-cell office:value-type="float" office:value="27151" table:style-name="ce508">
            <text:p><text:s/>27,151<text:s/></text:p>
          </table:table-cell>
          <table:table-cell office:value-type="float" office:value="794" table:style-name="ce508">
            <text:p><text:s/>794<text:s/></text:p>
          </table:table-cell>
          <table:table-cell office:value-type="float" office:value="7641" table:style-name="ce508">
            <text:p><text:s/>7,641<text:s/></text:p>
          </table:table-cell>
          <table:table-cell office:value-type="float" office:value="3371" table:style-name="ce508">
            <text:p><text:s/>3,371<text:s/></text:p>
          </table:table-cell>
          <table:table-cell office:value-type="float" office:value="4202" table:style-name="ce508">
            <text:p><text:s/>4,202<text:s/></text:p>
          </table:table-cell>
          <table:table-cell office:value-type="float" office:value="5934" table:style-name="ce508">
            <text:p><text:s/>5,934<text:s/></text:p>
          </table:table-cell>
          <table:table-cell office:value-type="float" office:value="4422" table:style-name="ce508">
            <text:p><text:s/>4,422<text:s/></text:p>
          </table:table-cell>
          <table:table-cell office:value-type="float" office:value="61693" table:style-name="ce508">
            <text:p><text:s/>61,693<text:s/></text:p>
          </table:table-cell>
          <table:table-cell office:value-type="float" office:value="44699" table:style-name="ce508">
            <text:p><text:s/>44,699<text:s/></text:p>
          </table:table-cell>
          <table:table-cell office:value-type="float" office:value="10043" table:style-name="ce508">
            <text:p><text:s/>10,043<text:s/></text:p>
          </table:table-cell>
          <table:table-cell office:value-type="float" office:value="54742" table:style-name="ce508">
            <text:p><text:s/>54,742<text:s/></text:p>
          </table:table-cell>
          <table:table-cell office:value-type="string" table:style-name="ce509">
            <text:p>-</text:p>
          </table:table-cell>
          <table:table-cell office:value-type="float" office:value="116435" table:style-name="ce508">
            <text:p><text:s/>116,435<text:s/></text:p>
          </table:table-cell>
          <table:table-cell table:style-name="ce500"/>
          <table:table-cell table:number-columns-repeated="16366" table:style-name="ce4"/>
        </table:table-row>
        <table:table-row table:style-name="ro38">
          <table:table-cell office:value-type="string" table:style-name="ce327">
            <text:p>2014: Fine [Note 23]</text:p>
          </table:table-cell>
          <table:table-cell office:value-type="float" office:value="1586" table:style-name="ce508">
            <text:p><text:s/>1,586<text:s/></text:p>
          </table:table-cell>
          <table:table-cell office:value-type="float" office:value="127" table:style-name="ce508">
            <text:p><text:s/>127<text:s/></text:p>
          </table:table-cell>
          <table:table-cell office:value-type="float" office:value="3" table:style-name="ce508">
            <text:p><text:s/>3<text:s/></text:p>
          </table:table-cell>
          <table:table-cell office:value-type="float" office:value="17409" table:style-name="ce508">
            <text:p><text:s/>17,409<text:s/></text:p>
          </table:table-cell>
          <table:table-cell office:value-type="float" office:value="268" table:style-name="ce508">
            <text:p><text:s/>268<text:s/></text:p>
          </table:table-cell>
          <table:table-cell office:value-type="float" office:value="20080" table:style-name="ce508">
            <text:p><text:s/>20,080<text:s/></text:p>
          </table:table-cell>
          <table:table-cell office:value-type="float" office:value="805" table:style-name="ce508">
            <text:p><text:s/>805<text:s/></text:p>
          </table:table-cell>
          <table:table-cell office:value-type="float" office:value="3047" table:style-name="ce508">
            <text:p><text:s/>3,047<text:s/></text:p>
          </table:table-cell>
          <table:table-cell office:value-type="float" office:value="8480" table:style-name="ce508">
            <text:p><text:s/>8,480<text:s/></text:p>
          </table:table-cell>
          <table:table-cell office:value-type="float" office:value="1491" table:style-name="ce508">
            <text:p><text:s/>1,491<text:s/></text:p>
          </table:table-cell>
          <table:table-cell office:value-type="float" office:value="53296" table:style-name="ce508">
            <text:p><text:s/>53,296<text:s/></text:p>
          </table:table-cell>
          <table:table-cell office:value-type="float" office:value="332995" table:style-name="ce508">
            <text:p><text:s/>332,995<text:s/></text:p>
          </table:table-cell>
          <table:table-cell office:value-type="float" office:value="439850" table:style-name="ce508">
            <text:p><text:s/>439,850<text:s/></text:p>
          </table:table-cell>
          <table:table-cell office:value-type="float" office:value="772845" table:style-name="ce508">
            <text:p><text:s/>772,845<text:s/></text:p>
          </table:table-cell>
          <table:table-cell office:value-type="string" table:style-name="ce509">
            <text:p>-</text:p>
          </table:table-cell>
          <table:table-cell office:value-type="float" office:value="826141" table:style-name="ce508">
            <text:p><text:s/>826,141<text:s/></text:p>
          </table:table-cell>
          <table:table-cell table:style-name="ce500"/>
          <table:table-cell table:number-columns-repeated="16366" table:style-name="ce4"/>
        </table:table-row>
        <table:table-row table:style-name="ro38">
          <table:table-cell office:value-type="string" table:style-name="ce327">
            <text:p>2014: Absolute discharge</text:p>
          </table:table-cell>
          <table:table-cell office:value-type="float" office:value="59" table:style-name="ce508">
            <text:p><text:s/>59<text:s/></text:p>
          </table:table-cell>
          <table:table-cell office:value-type="float" office:value="7" table:style-name="ce508">
            <text:p><text:s/>7<text:s/></text:p>
          </table:table-cell>
          <table:table-cell office:value-type="float" office:value="3" table:style-name="ce508">
            <text:p><text:s/>3<text:s/></text:p>
          </table:table-cell>
          <table:table-cell office:value-type="float" office:value="577" table:style-name="ce508">
            <text:p><text:s/>577<text:s/></text:p>
          </table:table-cell>
          <table:table-cell office:value-type="float" office:value="17" table:style-name="ce508">
            <text:p><text:s/>17<text:s/></text:p>
          </table:table-cell>
          <table:table-cell office:value-type="float" office:value="328" table:style-name="ce508">
            <text:p><text:s/>328<text:s/></text:p>
          </table:table-cell>
          <table:table-cell office:value-type="float" office:value="39" table:style-name="ce508">
            <text:p><text:s/>39<text:s/></text:p>
          </table:table-cell>
          <table:table-cell office:value-type="float" office:value="111" table:style-name="ce508">
            <text:p><text:s/>111<text:s/></text:p>
          </table:table-cell>
          <table:table-cell office:value-type="float" office:value="326" table:style-name="ce508">
            <text:p><text:s/>326<text:s/></text:p>
          </table:table-cell>
          <table:table-cell office:value-type="float" office:value="17" table:style-name="ce508">
            <text:p><text:s/>17<text:s/></text:p>
          </table:table-cell>
          <table:table-cell office:value-type="float" office:value="1484" table:style-name="ce508">
            <text:p><text:s/>1,484<text:s/></text:p>
          </table:table-cell>
          <table:table-cell office:value-type="float" office:value="2058" table:style-name="ce508">
            <text:p><text:s/>2,058<text:s/></text:p>
          </table:table-cell>
          <table:table-cell office:value-type="float" office:value="2578" table:style-name="ce508">
            <text:p><text:s/>2,578<text:s/></text:p>
          </table:table-cell>
          <table:table-cell office:value-type="float" office:value="4636" table:style-name="ce508">
            <text:p><text:s/>4,636<text:s/></text:p>
          </table:table-cell>
          <table:table-cell office:value-type="string" table:style-name="ce509">
            <text:p>-</text:p>
          </table:table-cell>
          <table:table-cell office:value-type="float" office:value="6120" table:style-name="ce508">
            <text:p><text:s/>6,120<text:s/></text:p>
          </table:table-cell>
          <table:table-cell table:style-name="ce500"/>
          <table:table-cell table:number-columns-repeated="16366" table:style-name="ce4"/>
        </table:table-row>
        <table:table-row table:style-name="ro38">
          <table:table-cell office:value-type="string" table:style-name="ce327">
            <text:p>2014: Conditional discharge</text:p>
          </table:table-cell>
          <table:table-cell office:value-type="float" office:value="958" table:style-name="ce508">
            <text:p><text:s/>958<text:s/></text:p>
          </table:table-cell>
          <table:table-cell office:value-type="float" office:value="86" table:style-name="ce508">
            <text:p><text:s/>86<text:s/></text:p>
          </table:table-cell>
          <table:table-cell office:value-type="float" office:value="12" table:style-name="ce508">
            <text:p><text:s/>12<text:s/></text:p>
          </table:table-cell>
          <table:table-cell office:value-type="float" office:value="21619" table:style-name="ce508">
            <text:p><text:s/>21,619<text:s/></text:p>
          </table:table-cell>
          <table:table-cell office:value-type="float" office:value="402" table:style-name="ce508">
            <text:p><text:s/>402<text:s/></text:p>
          </table:table-cell>
          <table:table-cell office:value-type="float" office:value="8554" table:style-name="ce508">
            <text:p><text:s/>8,554<text:s/></text:p>
          </table:table-cell>
          <table:table-cell office:value-type="float" office:value="480" table:style-name="ce508">
            <text:p><text:s/>480<text:s/></text:p>
          </table:table-cell>
          <table:table-cell office:value-type="float" office:value="1086" table:style-name="ce508">
            <text:p><text:s/>1,086<text:s/></text:p>
          </table:table-cell>
          <table:table-cell office:value-type="float" office:value="1929" table:style-name="ce508">
            <text:p><text:s/>1,929<text:s/></text:p>
          </table:table-cell>
          <table:table-cell office:value-type="float" office:value="1419" table:style-name="ce508">
            <text:p><text:s/>1,419<text:s/></text:p>
          </table:table-cell>
          <table:table-cell office:value-type="float" office:value="36545" table:style-name="ce508">
            <text:p><text:s/>36,545<text:s/></text:p>
          </table:table-cell>
          <table:table-cell office:value-type="float" office:value="35719" table:style-name="ce508">
            <text:p><text:s/>35,719<text:s/></text:p>
          </table:table-cell>
          <table:table-cell office:value-type="float" office:value="1491" table:style-name="ce508">
            <text:p><text:s/>1,491<text:s/></text:p>
          </table:table-cell>
          <table:table-cell office:value-type="float" office:value="37210" table:style-name="ce508">
            <text:p><text:s/>37,210<text:s/></text:p>
          </table:table-cell>
          <table:table-cell office:value-type="string" table:style-name="ce509">
            <text:p>-</text:p>
          </table:table-cell>
          <table:table-cell office:value-type="float" office:value="73755" table:style-name="ce508">
            <text:p><text:s/>73,755<text:s/></text:p>
          </table:table-cell>
          <table:table-cell table:style-name="ce500"/>
          <table:table-cell table:number-columns-repeated="16366" table:style-name="ce4"/>
        </table:table-row>
        <table:table-row table:style-name="ro38">
          <table:table-cell office:value-type="string" table:style-name="ce327">
            <text:p>2014: Compensation</text:p>
          </table:table-cell>
          <table:table-cell office:value-type="float" office:value="150" table:style-name="ce508">
            <text:p><text:s/>150<text:s/></text:p>
          </table:table-cell>
          <table:table-cell office:value-type="float" office:value="11" table:style-name="ce508">
            <text:p><text:s/>11<text:s/></text:p>
          </table:table-cell>
          <table:table-cell office:value-type="float" office:value="7" table:style-name="ce508">
            <text:p><text:s/>7<text:s/></text:p>
          </table:table-cell>
          <table:table-cell office:value-type="float" office:value="2643" table:style-name="ce508">
            <text:p><text:s/>2,643<text:s/></text:p>
          </table:table-cell>
          <table:table-cell office:value-type="float" office:value="90" table:style-name="ce508">
            <text:p><text:s/>90<text:s/></text:p>
          </table:table-cell>
          <table:table-cell office:value-type="float" office:value="1" table:style-name="ce508">
            <text:p><text:s/>1<text:s/></text:p>
          </table:table-cell>
          <table:table-cell office:value-type="float" office:value="0" table:style-name="ce508">
            <text:p><text:s/>-00<text:s/></text:p>
          </table:table-cell>
          <table:table-cell office:value-type="float" office:value="50" table:style-name="ce508">
            <text:p><text:s/>50<text:s/></text:p>
          </table:table-cell>
          <table:table-cell office:value-type="float" office:value="50" table:style-name="ce508">
            <text:p><text:s/>50<text:s/></text:p>
          </table:table-cell>
          <table:table-cell office:value-type="float" office:value="97" table:style-name="ce508">
            <text:p><text:s/>97<text:s/></text:p>
          </table:table-cell>
          <table:table-cell office:value-type="float" office:value="3099" table:style-name="ce508">
            <text:p><text:s/>3,099<text:s/></text:p>
          </table:table-cell>
          <table:table-cell office:value-type="float" office:value="3396" table:style-name="ce508">
            <text:p><text:s/>3,396<text:s/></text:p>
          </table:table-cell>
          <table:table-cell office:value-type="float" office:value="103" table:style-name="ce508">
            <text:p><text:s/>103<text:s/></text:p>
          </table:table-cell>
          <table:table-cell office:value-type="float" office:value="3499" table:style-name="ce508">
            <text:p><text:s/>3,499<text:s/></text:p>
          </table:table-cell>
          <table:table-cell office:value-type="string" table:style-name="ce509">
            <text:p>-</text:p>
          </table:table-cell>
          <table:table-cell office:value-type="float" office:value="6598" table:style-name="ce508">
            <text:p><text:s/>6,598<text:s/></text:p>
          </table:table-cell>
          <table:table-cell table:style-name="ce511"/>
          <table:table-cell table:style-name="ce4"/>
          <table:table-cell table:number-columns-repeated="16365" table:style-name="ce511"/>
        </table:table-row>
        <table:table-row table:style-name="ro38">
          <table:table-cell office:value-type="string" table:style-name="ce327">
            <text:p>2014: Otherwise dealt with [Note 8]</text:p>
          </table:table-cell>
          <table:table-cell office:value-type="float" office:value="704" table:style-name="ce508">
            <text:p><text:s/>704<text:s/></text:p>
          </table:table-cell>
          <table:table-cell office:value-type="float" office:value="111" table:style-name="ce508">
            <text:p><text:s/>111<text:s/></text:p>
          </table:table-cell>
          <table:table-cell office:value-type="float" office:value="109" table:style-name="ce508">
            <text:p><text:s/>109<text:s/></text:p>
          </table:table-cell>
          <table:table-cell office:value-type="float" office:value="6954" table:style-name="ce508">
            <text:p><text:s/>6,954<text:s/></text:p>
          </table:table-cell>
          <table:table-cell office:value-type="float" office:value="162" table:style-name="ce508">
            <text:p><text:s/>162<text:s/></text:p>
          </table:table-cell>
          <table:table-cell office:value-type="float" office:value="1843" table:style-name="ce508">
            <text:p><text:s/>1,843<text:s/></text:p>
          </table:table-cell>
          <table:table-cell office:value-type="float" office:value="344" table:style-name="ce508">
            <text:p><text:s/>344<text:s/></text:p>
          </table:table-cell>
          <table:table-cell office:value-type="float" office:value="852" table:style-name="ce508">
            <text:p><text:s/>852<text:s/></text:p>
          </table:table-cell>
          <table:table-cell office:value-type="float" office:value="2731" table:style-name="ce508">
            <text:p><text:s/>2,731<text:s/></text:p>
          </table:table-cell>
          <table:table-cell office:value-type="float" office:value="184" table:style-name="ce508">
            <text:p><text:s/>184<text:s/></text:p>
          </table:table-cell>
          <table:table-cell office:value-type="float" office:value="13994" table:style-name="ce508">
            <text:p><text:s/>13,994<text:s/></text:p>
          </table:table-cell>
          <table:table-cell office:value-type="float" office:value="5523" table:style-name="ce508">
            <text:p><text:s/>5,523<text:s/></text:p>
          </table:table-cell>
          <table:table-cell office:value-type="float" office:value="1674" table:style-name="ce508">
            <text:p><text:s/>1,674<text:s/></text:p>
          </table:table-cell>
          <table:table-cell office:value-type="float" office:value="7197" table:style-name="ce508">
            <text:p><text:s/>7,197<text:s/></text:p>
          </table:table-cell>
          <table:table-cell office:value-type="string" table:style-name="ce509">
            <text:p>-</text:p>
          </table:table-cell>
          <table:table-cell office:value-type="float" office:value="21191" table:style-name="ce508">
            <text:p><text:s/>21,191<text:s/></text:p>
          </table:table-cell>
          <table:table-cell table:style-name="ce500"/>
          <table:table-cell table:number-columns-repeated="16366" table:style-name="ce4"/>
        </table:table-row>
        <table:table-row table:style-name="ro38">
          <table:table-cell office:value-type="string" table:style-name="ce518">
            <text:p>2014: Average custodial sentence (months) [Note 9]</text:p>
          </table:table-cell>
          <table:table-cell office:value-type="float" office:value="23.395" table:style-name="ce513">
            <text:p><text:s/>23.4<text:s/></text:p>
          </table:table-cell>
          <table:table-cell office:value-type="float" office:value="60.744599999999998" table:style-name="ce513">
            <text:p><text:s/>60.7<text:s/></text:p>
          </table:table-cell>
          <table:table-cell office:value-type="float" office:value="40.8001" table:style-name="ce513">
            <text:p><text:s/>40.8<text:s/></text:p>
          </table:table-cell>
          <table:table-cell office:value-type="float" office:value="8.9748999999999999" table:style-name="ce513">
            <text:p><text:s/>9.0<text:s/></text:p>
          </table:table-cell>
          <table:table-cell office:value-type="float" office:value="24.833400000000001" table:style-name="ce513">
            <text:p><text:s/>24.8<text:s/></text:p>
          </table:table-cell>
          <table:table-cell office:value-type="float" office:value="31.817699999999999" table:style-name="ce513">
            <text:p><text:s/>31.8<text:s/></text:p>
          </table:table-cell>
          <table:table-cell office:value-type="float" office:value="13.164" table:style-name="ce513">
            <text:p><text:s/>13.2<text:s/></text:p>
          </table:table-cell>
          <table:table-cell office:value-type="float" office:value="6.8503999999999996" table:style-name="ce513">
            <text:p><text:s/>6.9<text:s/></text:p>
          </table:table-cell>
          <table:table-cell office:value-type="float" office:value="10.1105" table:style-name="ce513">
            <text:p><text:s/>10.1<text:s/></text:p>
          </table:table-cell>
          <table:table-cell office:value-type="float" office:value="15.335800000000001" table:style-name="ce513">
            <text:p><text:s/>15.3<text:s/></text:p>
          </table:table-cell>
          <table:table-cell office:value-type="float" office:value="18.061" table:style-name="ce513">
            <text:p><text:s/>18.1<text:s/></text:p>
          </table:table-cell>
          <table:table-cell office:value-type="float" office:value="2.5907" table:style-name="ce513">
            <text:p><text:s/>2.6<text:s/></text:p>
          </table:table-cell>
          <table:table-cell office:value-type="float" office:value="3.0567000000000002" table:style-name="ce513">
            <text:p><text:s/>3.1<text:s/></text:p>
          </table:table-cell>
          <table:table-cell office:value-type="float" office:value="2.6699000000000002" table:style-name="ce513">
            <text:p><text:s/>2.7<text:s/></text:p>
          </table:table-cell>
          <table:table-cell office:value-type="string" table:style-name="ce519">
            <text:p>-</text:p>
          </table:table-cell>
          <table:table-cell office:value-type="float" office:value="15.481" table:style-name="ce513">
            <text:p><text:s/>15.5<text:s/></text:p>
          </table:table-cell>
          <table:table-cell table:style-name="ce514"/>
          <table:table-cell table:number-columns-repeated="16366" table:style-name="ce515"/>
        </table:table-row>
        <table:table-row table:style-name="ro38">
          <table:table-cell office:value-type="string" table:style-name="ce520">
            <text:p>2015: All Sentenced</text:p>
          </table:table-cell>
          <table:table-cell office:value-type="float" office:value="28567" table:style-name="ce506">
            <text:p><text:s/>28,567<text:s/></text:p>
          </table:table-cell>
          <table:table-cell office:value-type="float" office:value="6675" table:style-name="ce506">
            <text:p><text:s/>6,675<text:s/></text:p>
          </table:table-cell>
          <table:table-cell office:value-type="float" office:value="4910" table:style-name="ce506">
            <text:p><text:s/>4,910<text:s/></text:p>
          </table:table-cell>
          <table:table-cell office:value-type="float" office:value="106652" table:style-name="ce506">
            <text:p><text:s/>106,652<text:s/></text:p>
          </table:table-cell>
          <table:table-cell office:value-type="float" office:value="2472" table:style-name="ce506">
            <text:p><text:s/>2,472<text:s/></text:p>
          </table:table-cell>
          <table:table-cell office:value-type="float" office:value="47202" table:style-name="ce506">
            <text:p><text:s/>47,202<text:s/></text:p>
          </table:table-cell>
          <table:table-cell office:value-type="float" office:value="10496" table:style-name="ce506">
            <text:p><text:s/>10,496<text:s/></text:p>
          </table:table-cell>
          <table:table-cell office:value-type="float" office:value="17101" table:style-name="ce506">
            <text:p><text:s/>17,101<text:s/></text:p>
          </table:table-cell>
          <table:table-cell office:value-type="float" office:value="30387" table:style-name="ce506">
            <text:p><text:s/>30,387<text:s/></text:p>
          </table:table-cell>
          <table:table-cell office:value-type="float" office:value="12726" table:style-name="ce506">
            <text:p><text:s/>12,726<text:s/></text:p>
          </table:table-cell>
          <table:table-cell office:value-type="float" office:value="267188" table:style-name="ce506">
            <text:p><text:s/>267,188<text:s/></text:p>
          </table:table-cell>
          <table:table-cell office:value-type="float" office:value="474871" table:style-name="ce506">
            <text:p><text:s/>474,871<text:s/></text:p>
          </table:table-cell>
          <table:table-cell office:value-type="float" office:value="496666" table:style-name="ce506">
            <text:p><text:s/>496,666<text:s/></text:p>
          </table:table-cell>
          <table:table-cell office:value-type="float" office:value="971537" table:style-name="ce506">
            <text:p><text:s/>971,537<text:s/></text:p>
          </table:table-cell>
          <table:table-cell office:value-type="string" table:style-name="ce509">
            <text:p>-</text:p>
          </table:table-cell>
          <table:table-cell office:value-type="float" office:value="1238725" table:style-name="ce506">
            <text:p><text:s/>1,238,725<text:s/></text:p>
          </table:table-cell>
          <table:table-cell table:style-name="ce507"/>
          <table:table-cell table:number-columns-repeated="16366" table:style-name="ce336"/>
        </table:table-row>
        <table:table-row table:style-name="ro38">
          <table:table-cell office:value-type="string" table:style-name="ce327">
            <text:p>2015: Immediate custody</text:p>
          </table:table-cell>
          <table:table-cell office:value-type="float" office:value="11768" table:style-name="ce508">
            <text:p><text:s/>11,768<text:s/></text:p>
          </table:table-cell>
          <table:table-cell office:value-type="float" office:value="4011" table:style-name="ce508">
            <text:p><text:s/>4,011<text:s/></text:p>
          </table:table-cell>
          <table:table-cell office:value-type="float" office:value="3341" table:style-name="ce508">
            <text:p><text:s/>3,341<text:s/></text:p>
          </table:table-cell>
          <table:table-cell office:value-type="float" office:value="28115" table:style-name="ce508">
            <text:p><text:s/>28,115<text:s/></text:p>
          </table:table-cell>
          <table:table-cell office:value-type="float" office:value="660" table:style-name="ce508">
            <text:p><text:s/>660<text:s/></text:p>
          </table:table-cell>
          <table:table-cell office:value-type="float" office:value="8469" table:style-name="ce508">
            <text:p><text:s/>8,469<text:s/></text:p>
          </table:table-cell>
          <table:table-cell office:value-type="float" office:value="2838" table:style-name="ce508">
            <text:p><text:s/>2,838<text:s/></text:p>
          </table:table-cell>
          <table:table-cell office:value-type="float" office:value="4845" table:style-name="ce508">
            <text:p><text:s/>4,845<text:s/></text:p>
          </table:table-cell>
          <table:table-cell office:value-type="float" office:value="7950" table:style-name="ce508">
            <text:p><text:s/>7,950<text:s/></text:p>
          </table:table-cell>
          <table:table-cell office:value-type="float" office:value="2314" table:style-name="ce508">
            <text:p><text:s/>2,314<text:s/></text:p>
          </table:table-cell>
          <table:table-cell office:value-type="float" office:value="74311" table:style-name="ce508">
            <text:p><text:s/>74,311<text:s/></text:p>
          </table:table-cell>
          <table:table-cell office:value-type="float" office:value="13072" table:style-name="ce508">
            <text:p><text:s/>13,072<text:s/></text:p>
          </table:table-cell>
          <table:table-cell office:value-type="float" office:value="2650" table:style-name="ce508">
            <text:p><text:s/>2,650<text:s/></text:p>
          </table:table-cell>
          <table:table-cell office:value-type="float" office:value="15722" table:style-name="ce508">
            <text:p><text:s/>15,722<text:s/></text:p>
          </table:table-cell>
          <table:table-cell office:value-type="string" table:style-name="ce509">
            <text:p>-</text:p>
          </table:table-cell>
          <table:table-cell office:value-type="float" office:value="90033" table:style-name="ce508">
            <text:p><text:s/>90,033<text:s/></text:p>
          </table:table-cell>
          <table:table-cell table:style-name="ce500"/>
          <table:table-cell table:number-columns-repeated="16366" table:style-name="ce4"/>
        </table:table-row>
        <table:table-row table:style-name="ro38">
          <table:table-cell office:value-type="string" table:style-name="ce327">
            <text:p>2015: Suspended sentence</text:p>
          </table:table-cell>
          <table:table-cell office:value-type="float" office:value="7320" table:style-name="ce508">
            <text:p><text:s/>7,320<text:s/></text:p>
          </table:table-cell>
          <table:table-cell office:value-type="float" office:value="847" table:style-name="ce508">
            <text:p><text:s/>847<text:s/></text:p>
          </table:table-cell>
          <table:table-cell office:value-type="float" office:value="401" table:style-name="ce508">
            <text:p><text:s/>401<text:s/></text:p>
          </table:table-cell>
          <table:table-cell office:value-type="float" office:value="11939" table:style-name="ce508">
            <text:p><text:s/>11,939<text:s/></text:p>
          </table:table-cell>
          <table:table-cell office:value-type="float" office:value="298" table:style-name="ce508">
            <text:p><text:s/>298<text:s/></text:p>
          </table:table-cell>
          <table:table-cell office:value-type="float" office:value="5663" table:style-name="ce508">
            <text:p><text:s/>5,663<text:s/></text:p>
          </table:table-cell>
          <table:table-cell office:value-type="float" office:value="2698" table:style-name="ce508">
            <text:p><text:s/>2,698<text:s/></text:p>
          </table:table-cell>
          <table:table-cell office:value-type="float" office:value="3114" table:style-name="ce508">
            <text:p><text:s/>3,114<text:s/></text:p>
          </table:table-cell>
          <table:table-cell office:value-type="float" office:value="5106" table:style-name="ce508">
            <text:p><text:s/>5,106<text:s/></text:p>
          </table:table-cell>
          <table:table-cell office:value-type="float" office:value="3410" table:style-name="ce508">
            <text:p><text:s/>3,410<text:s/></text:p>
          </table:table-cell>
          <table:table-cell office:value-type="float" office:value="40796" table:style-name="ce508">
            <text:p><text:s/>40,796<text:s/></text:p>
          </table:table-cell>
          <table:table-cell office:value-type="float" office:value="11321" table:style-name="ce508">
            <text:p><text:s/>11,321<text:s/></text:p>
          </table:table-cell>
          <table:table-cell office:value-type="float" office:value="3821" table:style-name="ce508">
            <text:p><text:s/>3,821<text:s/></text:p>
          </table:table-cell>
          <table:table-cell office:value-type="float" office:value="15142" table:style-name="ce508">
            <text:p><text:s/>15,142<text:s/></text:p>
          </table:table-cell>
          <table:table-cell office:value-type="string" table:style-name="ce509">
            <text:p>-</text:p>
          </table:table-cell>
          <table:table-cell office:value-type="float" office:value="55938" table:style-name="ce508">
            <text:p><text:s/>55,938<text:s/></text:p>
          </table:table-cell>
          <table:table-cell table:style-name="ce510"/>
          <table:table-cell table:number-columns-repeated="16366" table:style-name="ce4"/>
        </table:table-row>
        <table:table-row table:style-name="ro38">
          <table:table-cell office:value-type="string" table:style-name="ce327">
            <text:p>2015: Community sentence</text:p>
          </table:table-cell>
          <table:table-cell office:value-type="float" office:value="5617" table:style-name="ce508">
            <text:p><text:s/>5,617<text:s/></text:p>
          </table:table-cell>
          <table:table-cell office:value-type="float" office:value="1504" table:style-name="ce508">
            <text:p><text:s/>1,504<text:s/></text:p>
          </table:table-cell>
          <table:table-cell office:value-type="float" office:value="1035" table:style-name="ce508">
            <text:p><text:s/>1,035<text:s/></text:p>
          </table:table-cell>
          <table:table-cell office:value-type="float" office:value="24383" table:style-name="ce508">
            <text:p><text:s/>24,383<text:s/></text:p>
          </table:table-cell>
          <table:table-cell office:value-type="float" office:value="738" table:style-name="ce508">
            <text:p><text:s/>738<text:s/></text:p>
          </table:table-cell>
          <table:table-cell office:value-type="float" office:value="6765" table:style-name="ce508">
            <text:p><text:s/>6,765<text:s/></text:p>
          </table:table-cell>
          <table:table-cell office:value-type="float" office:value="3458" table:style-name="ce508">
            <text:p><text:s/>3,458<text:s/></text:p>
          </table:table-cell>
          <table:table-cell office:value-type="float" office:value="4245" table:style-name="ce508">
            <text:p><text:s/>4,245<text:s/></text:p>
          </table:table-cell>
          <table:table-cell office:value-type="float" office:value="5534" table:style-name="ce508">
            <text:p><text:s/>5,534<text:s/></text:p>
          </table:table-cell>
          <table:table-cell office:value-type="float" office:value="4075" table:style-name="ce508">
            <text:p><text:s/>4,075<text:s/></text:p>
          </table:table-cell>
          <table:table-cell office:value-type="float" office:value="57354" table:style-name="ce508">
            <text:p><text:s/>57,354<text:s/></text:p>
          </table:table-cell>
          <table:table-cell office:value-type="float" office:value="46192" table:style-name="ce508">
            <text:p><text:s/>46,192<text:s/></text:p>
          </table:table-cell>
          <table:table-cell office:value-type="float" office:value="9718" table:style-name="ce508">
            <text:p><text:s/>9,718<text:s/></text:p>
          </table:table-cell>
          <table:table-cell office:value-type="float" office:value="55910" table:style-name="ce508">
            <text:p><text:s/>55,910<text:s/></text:p>
          </table:table-cell>
          <table:table-cell office:value-type="string" table:style-name="ce509">
            <text:p>-</text:p>
          </table:table-cell>
          <table:table-cell office:value-type="float" office:value="113264" table:style-name="ce508">
            <text:p><text:s/>113,264<text:s/></text:p>
          </table:table-cell>
          <table:table-cell table:style-name="ce500"/>
          <table:table-cell table:number-columns-repeated="16366" table:style-name="ce4"/>
        </table:table-row>
        <table:table-row table:style-name="ro38">
          <table:table-cell office:value-type="string" table:style-name="ce327">
            <text:p>2015: Fine [Note 23]</text:p>
          </table:table-cell>
          <table:table-cell office:value-type="float" office:value="1910" table:style-name="ce508">
            <text:p><text:s/>1,910<text:s/></text:p>
          </table:table-cell>
          <table:table-cell office:value-type="float" office:value="96" table:style-name="ce508">
            <text:p><text:s/>96<text:s/></text:p>
          </table:table-cell>
          <table:table-cell office:value-type="float" office:value="3" table:style-name="ce508">
            <text:p><text:s/>3<text:s/></text:p>
          </table:table-cell>
          <table:table-cell office:value-type="float" office:value="16193" table:style-name="ce508">
            <text:p><text:s/>16,193<text:s/></text:p>
          </table:table-cell>
          <table:table-cell office:value-type="float" office:value="230" table:style-name="ce508">
            <text:p><text:s/>230<text:s/></text:p>
          </table:table-cell>
          <table:table-cell office:value-type="float" office:value="17278" table:style-name="ce508">
            <text:p><text:s/>17,278<text:s/></text:p>
          </table:table-cell>
          <table:table-cell office:value-type="float" office:value="777" table:style-name="ce508">
            <text:p><text:s/>777<text:s/></text:p>
          </table:table-cell>
          <table:table-cell office:value-type="float" office:value="3018" table:style-name="ce508">
            <text:p><text:s/>3,018<text:s/></text:p>
          </table:table-cell>
          <table:table-cell office:value-type="float" office:value="7470" table:style-name="ce508">
            <text:p><text:s/>7,470<text:s/></text:p>
          </table:table-cell>
          <table:table-cell office:value-type="float" office:value="1418" table:style-name="ce508">
            <text:p><text:s/>1,418<text:s/></text:p>
          </table:table-cell>
          <table:table-cell office:value-type="float" office:value="48393" table:style-name="ce508">
            <text:p><text:s/>48,393<text:s/></text:p>
          </table:table-cell>
          <table:table-cell office:value-type="float" office:value="360004" table:style-name="ce508">
            <text:p><text:s/>360,004<text:s/></text:p>
          </table:table-cell>
          <table:table-cell office:value-type="float" office:value="475413" table:style-name="ce508">
            <text:p><text:s/>475,413<text:s/></text:p>
          </table:table-cell>
          <table:table-cell office:value-type="float" office:value="835417" table:style-name="ce508">
            <text:p><text:s/>835,417<text:s/></text:p>
          </table:table-cell>
          <table:table-cell office:value-type="string" table:style-name="ce509">
            <text:p>-</text:p>
          </table:table-cell>
          <table:table-cell office:value-type="float" office:value="883810" table:style-name="ce508">
            <text:p><text:s/>883,810<text:s/></text:p>
          </table:table-cell>
          <table:table-cell table:style-name="ce500"/>
          <table:table-cell table:number-columns-repeated="16366" table:style-name="ce4"/>
        </table:table-row>
        <table:table-row table:style-name="ro38">
          <table:table-cell office:value-type="string" table:style-name="ce327">
            <text:p>2015: Absolute discharge</text:p>
          </table:table-cell>
          <table:table-cell office:value-type="float" office:value="62" table:style-name="ce508">
            <text:p><text:s/>62<text:s/></text:p>
          </table:table-cell>
          <table:table-cell office:value-type="float" office:value="10" table:style-name="ce508">
            <text:p><text:s/>10<text:s/></text:p>
          </table:table-cell>
          <table:table-cell office:value-type="float" office:value="3" table:style-name="ce508">
            <text:p><text:s/>3<text:s/></text:p>
          </table:table-cell>
          <table:table-cell office:value-type="float" office:value="697" table:style-name="ce508">
            <text:p><text:s/>697<text:s/></text:p>
          </table:table-cell>
          <table:table-cell office:value-type="float" office:value="9" table:style-name="ce508">
            <text:p><text:s/>9<text:s/></text:p>
          </table:table-cell>
          <table:table-cell office:value-type="float" office:value="359" table:style-name="ce508">
            <text:p><text:s/>359<text:s/></text:p>
          </table:table-cell>
          <table:table-cell office:value-type="float" office:value="36" table:style-name="ce508">
            <text:p><text:s/>36<text:s/></text:p>
          </table:table-cell>
          <table:table-cell office:value-type="float" office:value="176" table:style-name="ce508">
            <text:p><text:s/>176<text:s/></text:p>
          </table:table-cell>
          <table:table-cell office:value-type="float" office:value="359" table:style-name="ce508">
            <text:p><text:s/>359<text:s/></text:p>
          </table:table-cell>
          <table:table-cell office:value-type="float" office:value="23" table:style-name="ce508">
            <text:p><text:s/>23<text:s/></text:p>
          </table:table-cell>
          <table:table-cell office:value-type="float" office:value="1734" table:style-name="ce508">
            <text:p><text:s/>1,734<text:s/></text:p>
          </table:table-cell>
          <table:table-cell office:value-type="float" office:value="3509" table:style-name="ce508">
            <text:p><text:s/>3,509<text:s/></text:p>
          </table:table-cell>
          <table:table-cell office:value-type="float" office:value="2174" table:style-name="ce508">
            <text:p><text:s/>2,174<text:s/></text:p>
          </table:table-cell>
          <table:table-cell office:value-type="float" office:value="5683" table:style-name="ce508">
            <text:p><text:s/>5,683<text:s/></text:p>
          </table:table-cell>
          <table:table-cell office:value-type="string" table:style-name="ce509">
            <text:p>-</text:p>
          </table:table-cell>
          <table:table-cell office:value-type="float" office:value="7417" table:style-name="ce508">
            <text:p><text:s/>7,417<text:s/></text:p>
          </table:table-cell>
          <table:table-cell table:style-name="ce500"/>
          <table:table-cell table:number-columns-repeated="16366" table:style-name="ce4"/>
        </table:table-row>
        <table:table-row table:style-name="ro38">
          <table:table-cell office:value-type="string" table:style-name="ce327">
            <text:p>2015: Conditional discharge</text:p>
          </table:table-cell>
          <table:table-cell office:value-type="float" office:value="1094" table:style-name="ce508">
            <text:p><text:s/>1,094<text:s/></text:p>
          </table:table-cell>
          <table:table-cell office:value-type="float" office:value="88" table:style-name="ce508">
            <text:p><text:s/>88<text:s/></text:p>
          </table:table-cell>
          <table:table-cell office:value-type="float" office:value="11" table:style-name="ce508">
            <text:p><text:s/>11<text:s/></text:p>
          </table:table-cell>
          <table:table-cell office:value-type="float" office:value="19326" table:style-name="ce508">
            <text:p><text:s/>19,326<text:s/></text:p>
          </table:table-cell>
          <table:table-cell office:value-type="float" office:value="329" table:style-name="ce508">
            <text:p><text:s/>329<text:s/></text:p>
          </table:table-cell>
          <table:table-cell office:value-type="float" office:value="7427" table:style-name="ce508">
            <text:p><text:s/>7,427<text:s/></text:p>
          </table:table-cell>
          <table:table-cell office:value-type="float" office:value="444" table:style-name="ce508">
            <text:p><text:s/>444<text:s/></text:p>
          </table:table-cell>
          <table:table-cell office:value-type="float" office:value="1013" table:style-name="ce508">
            <text:p><text:s/>1,013<text:s/></text:p>
          </table:table-cell>
          <table:table-cell office:value-type="float" office:value="1694" table:style-name="ce508">
            <text:p><text:s/>1,694<text:s/></text:p>
          </table:table-cell>
          <table:table-cell office:value-type="float" office:value="1299" table:style-name="ce508">
            <text:p><text:s/>1,299<text:s/></text:p>
          </table:table-cell>
          <table:table-cell office:value-type="float" office:value="32725" table:style-name="ce508">
            <text:p><text:s/>32,725<text:s/></text:p>
          </table:table-cell>
          <table:table-cell office:value-type="float" office:value="33604" table:style-name="ce508">
            <text:p><text:s/>33,604<text:s/></text:p>
          </table:table-cell>
          <table:table-cell office:value-type="float" office:value="1350" table:style-name="ce508">
            <text:p><text:s/>1,350<text:s/></text:p>
          </table:table-cell>
          <table:table-cell office:value-type="float" office:value="34954" table:style-name="ce508">
            <text:p><text:s/>34,954<text:s/></text:p>
          </table:table-cell>
          <table:table-cell office:value-type="string" table:style-name="ce509">
            <text:p>-</text:p>
          </table:table-cell>
          <table:table-cell office:value-type="float" office:value="67679" table:style-name="ce508">
            <text:p><text:s/>67,679<text:s/></text:p>
          </table:table-cell>
          <table:table-cell table:style-name="ce500"/>
          <table:table-cell table:number-columns-repeated="16366" table:style-name="ce4"/>
        </table:table-row>
        <table:table-row table:style-name="ro38">
          <table:table-cell office:value-type="string" table:style-name="ce327">
            <text:p>2015: Compensation</text:p>
          </table:table-cell>
          <table:table-cell office:value-type="float" office:value="126" table:style-name="ce508">
            <text:p><text:s/>126<text:s/></text:p>
          </table:table-cell>
          <table:table-cell office:value-type="float" office:value="3" table:style-name="ce508">
            <text:p><text:s/>3<text:s/></text:p>
          </table:table-cell>
          <table:table-cell office:value-type="float" office:value="4" table:style-name="ce508">
            <text:p><text:s/>4<text:s/></text:p>
          </table:table-cell>
          <table:table-cell office:value-type="float" office:value="2077" table:style-name="ce508">
            <text:p><text:s/>2,077<text:s/></text:p>
          </table:table-cell>
          <table:table-cell office:value-type="float" office:value="57" table:style-name="ce508">
            <text:p><text:s/>57<text:s/></text:p>
          </table:table-cell>
          <table:table-cell office:value-type="float" office:value="0" table:style-name="ce508">
            <text:p><text:s/>-00<text:s/></text:p>
          </table:table-cell>
          <table:table-cell office:value-type="float" office:value="0" table:style-name="ce508">
            <text:p><text:s/>-00<text:s/></text:p>
          </table:table-cell>
          <table:table-cell office:value-type="float" office:value="41" table:style-name="ce508">
            <text:p><text:s/>41<text:s/></text:p>
          </table:table-cell>
          <table:table-cell office:value-type="float" office:value="33" table:style-name="ce508">
            <text:p><text:s/>33<text:s/></text:p>
          </table:table-cell>
          <table:table-cell office:value-type="float" office:value="78" table:style-name="ce508">
            <text:p><text:s/>78<text:s/></text:p>
          </table:table-cell>
          <table:table-cell office:value-type="float" office:value="2419" table:style-name="ce508">
            <text:p><text:s/>2,419<text:s/></text:p>
          </table:table-cell>
          <table:table-cell office:value-type="float" office:value="3042" table:style-name="ce508">
            <text:p><text:s/>3,042<text:s/></text:p>
          </table:table-cell>
          <table:table-cell office:value-type="float" office:value="97" table:style-name="ce508">
            <text:p><text:s/>97<text:s/></text:p>
          </table:table-cell>
          <table:table-cell office:value-type="float" office:value="3139" table:style-name="ce508">
            <text:p><text:s/>3,139<text:s/></text:p>
          </table:table-cell>
          <table:table-cell office:value-type="string" table:style-name="ce509">
            <text:p>-</text:p>
          </table:table-cell>
          <table:table-cell office:value-type="float" office:value="5558" table:style-name="ce508">
            <text:p><text:s/>5,558<text:s/></text:p>
          </table:table-cell>
          <table:table-cell table:style-name="ce511"/>
          <table:table-cell table:style-name="ce4"/>
          <table:table-cell table:number-columns-repeated="16365" table:style-name="ce511"/>
        </table:table-row>
        <table:table-row table:style-name="ro38">
          <table:table-cell office:value-type="string" table:style-name="ce327">
            <text:p>2015: Otherwise dealt with [Note 8]</text:p>
          </table:table-cell>
          <table:table-cell office:value-type="float" office:value="670" table:style-name="ce508">
            <text:p><text:s/>670<text:s/></text:p>
          </table:table-cell>
          <table:table-cell office:value-type="float" office:value="116" table:style-name="ce508">
            <text:p><text:s/>116<text:s/></text:p>
          </table:table-cell>
          <table:table-cell office:value-type="float" office:value="112" table:style-name="ce508">
            <text:p><text:s/>112<text:s/></text:p>
          </table:table-cell>
          <table:table-cell office:value-type="float" office:value="3922" table:style-name="ce508">
            <text:p><text:s/>3,922<text:s/></text:p>
          </table:table-cell>
          <table:table-cell office:value-type="float" office:value="151" table:style-name="ce508">
            <text:p><text:s/>151<text:s/></text:p>
          </table:table-cell>
          <table:table-cell office:value-type="float" office:value="1241" table:style-name="ce508">
            <text:p><text:s/>1,241<text:s/></text:p>
          </table:table-cell>
          <table:table-cell office:value-type="float" office:value="245" table:style-name="ce508">
            <text:p><text:s/>245<text:s/></text:p>
          </table:table-cell>
          <table:table-cell office:value-type="float" office:value="649" table:style-name="ce508">
            <text:p><text:s/>649<text:s/></text:p>
          </table:table-cell>
          <table:table-cell office:value-type="float" office:value="2241" table:style-name="ce508">
            <text:p><text:s/>2,241<text:s/></text:p>
          </table:table-cell>
          <table:table-cell office:value-type="float" office:value="109" table:style-name="ce508">
            <text:p><text:s/>109<text:s/></text:p>
          </table:table-cell>
          <table:table-cell office:value-type="float" office:value="9456" table:style-name="ce508">
            <text:p><text:s/>9,456<text:s/></text:p>
          </table:table-cell>
          <table:table-cell office:value-type="float" office:value="4127" table:style-name="ce508">
            <text:p><text:s/>4,127<text:s/></text:p>
          </table:table-cell>
          <table:table-cell office:value-type="float" office:value="1443" table:style-name="ce508">
            <text:p><text:s/>1,443<text:s/></text:p>
          </table:table-cell>
          <table:table-cell office:value-type="float" office:value="5570" table:style-name="ce508">
            <text:p><text:s/>5,570<text:s/></text:p>
          </table:table-cell>
          <table:table-cell office:value-type="string" table:style-name="ce509">
            <text:p>-</text:p>
          </table:table-cell>
          <table:table-cell office:value-type="float" office:value="15026" table:style-name="ce508">
            <text:p><text:s/>15,026<text:s/></text:p>
          </table:table-cell>
          <table:table-cell table:style-name="ce500"/>
          <table:table-cell table:number-columns-repeated="16366" table:style-name="ce4"/>
        </table:table-row>
        <table:table-row table:style-name="ro38">
          <table:table-cell office:value-type="string" table:style-name="ce518">
            <text:p>2015: Average custodial sentence (months) [Note 9]</text:p>
          </table:table-cell>
          <table:table-cell office:value-type="float" office:value="23.2133" table:style-name="ce513">
            <text:p><text:s/>23.2<text:s/></text:p>
          </table:table-cell>
          <table:table-cell office:value-type="float" office:value="62.467199999999998" table:style-name="ce513">
            <text:p><text:s/>62.5<text:s/></text:p>
          </table:table-cell>
          <table:table-cell office:value-type="float" office:value="43.253" table:style-name="ce513">
            <text:p><text:s/>43.3<text:s/></text:p>
          </table:table-cell>
          <table:table-cell office:value-type="float" office:value="9.2277000000000005" table:style-name="ce513">
            <text:p><text:s/>9.2<text:s/></text:p>
          </table:table-cell>
          <table:table-cell office:value-type="float" office:value="24.201899999999998" table:style-name="ce513">
            <text:p><text:s/>24.2<text:s/></text:p>
          </table:table-cell>
          <table:table-cell office:value-type="float" office:value="33.601500000000001" table:style-name="ce513">
            <text:p><text:s/>33.6<text:s/></text:p>
          </table:table-cell>
          <table:table-cell office:value-type="float" office:value="13.236700000000001" table:style-name="ce513">
            <text:p><text:s/>13.2<text:s/></text:p>
          </table:table-cell>
          <table:table-cell office:value-type="float" office:value="6.6482000000000001" table:style-name="ce513">
            <text:p><text:s/>6.6<text:s/></text:p>
          </table:table-cell>
          <table:table-cell office:value-type="float" office:value="10.483000000000001" table:style-name="ce513">
            <text:p><text:s/>10.5<text:s/></text:p>
          </table:table-cell>
          <table:table-cell office:value-type="float" office:value="17.736899999999999" table:style-name="ce513">
            <text:p><text:s/>17.7<text:s/></text:p>
          </table:table-cell>
          <table:table-cell office:value-type="float" office:value="19.099599999999999" table:style-name="ce513">
            <text:p><text:s/>19.1<text:s/></text:p>
          </table:table-cell>
          <table:table-cell office:value-type="float" office:value="2.5251000000000001" table:style-name="ce513">
            <text:p><text:s/>2.5<text:s/></text:p>
          </table:table-cell>
          <table:table-cell office:value-type="float" office:value="3.0196000000000001" table:style-name="ce513">
            <text:p><text:s/>3.0<text:s/></text:p>
          </table:table-cell>
          <table:table-cell office:value-type="float" office:value="2.6084999999999998" table:style-name="ce513">
            <text:p><text:s/>2.6<text:s/></text:p>
          </table:table-cell>
          <table:table-cell office:value-type="string" table:style-name="ce519">
            <text:p>-</text:p>
          </table:table-cell>
          <table:table-cell office:value-type="float" office:value="16.208300000000001" table:style-name="ce513">
            <text:p><text:s/>16.2<text:s/></text:p>
          </table:table-cell>
          <table:table-cell table:style-name="ce514"/>
          <table:table-cell table:number-columns-repeated="16366" table:style-name="ce515"/>
        </table:table-row>
        <table:table-row table:style-name="ro38">
          <table:table-cell office:value-type="string" table:style-name="ce520">
            <text:p>2016: All Sentenced</text:p>
          </table:table-cell>
          <table:table-cell office:value-type="float" office:value="29581" table:style-name="ce506">
            <text:p><text:s/>29,581<text:s/></text:p>
          </table:table-cell>
          <table:table-cell office:value-type="float" office:value="7353" table:style-name="ce506">
            <text:p><text:s/>7,353<text:s/></text:p>
          </table:table-cell>
          <table:table-cell office:value-type="float" office:value="4296" table:style-name="ce506">
            <text:p><text:s/>4,296<text:s/></text:p>
          </table:table-cell>
          <table:table-cell office:value-type="float" office:value="91559" table:style-name="ce506">
            <text:p><text:s/>91,559<text:s/></text:p>
          </table:table-cell>
          <table:table-cell office:value-type="float" office:value="2300" table:style-name="ce506">
            <text:p><text:s/>2,300<text:s/></text:p>
          </table:table-cell>
          <table:table-cell office:value-type="float" office:value="43081" table:style-name="ce506">
            <text:p><text:s/>43,081<text:s/></text:p>
          </table:table-cell>
          <table:table-cell office:value-type="float" office:value="11828" table:style-name="ce506">
            <text:p><text:s/>11,828<text:s/></text:p>
          </table:table-cell>
          <table:table-cell office:value-type="float" office:value="16761" table:style-name="ce506">
            <text:p><text:s/>16,761<text:s/></text:p>
          </table:table-cell>
          <table:table-cell office:value-type="float" office:value="30705" table:style-name="ce506">
            <text:p><text:s/>30,705<text:s/></text:p>
          </table:table-cell>
          <table:table-cell office:value-type="float" office:value="10770" table:style-name="ce506">
            <text:p><text:s/>10,770<text:s/></text:p>
          </table:table-cell>
          <table:table-cell office:value-type="float" office:value="248234" table:style-name="ce506">
            <text:p><text:s/>248,234<text:s/></text:p>
          </table:table-cell>
          <table:table-cell office:value-type="float" office:value="486327" table:style-name="ce506">
            <text:p><text:s/>486,327<text:s/></text:p>
          </table:table-cell>
          <table:table-cell office:value-type="float" office:value="507774" table:style-name="ce506">
            <text:p><text:s/>507,774<text:s/></text:p>
          </table:table-cell>
          <table:table-cell office:value-type="float" office:value="994101" table:style-name="ce506">
            <text:p><text:s/>994,101<text:s/></text:p>
          </table:table-cell>
          <table:table-cell office:value-type="string" table:style-name="ce509">
            <text:p>-</text:p>
          </table:table-cell>
          <table:table-cell office:value-type="float" office:value="1242335" table:style-name="ce506">
            <text:p><text:s/>1,242,335<text:s/></text:p>
          </table:table-cell>
          <table:table-cell table:style-name="ce507"/>
          <table:table-cell table:number-columns-repeated="16366" table:style-name="ce336"/>
        </table:table-row>
        <table:table-row table:style-name="ro38">
          <table:table-cell office:value-type="string" table:style-name="ce327">
            <text:p>2016: Immediate custody</text:p>
          </table:table-cell>
          <table:table-cell office:value-type="float" office:value="12048" table:style-name="ce508">
            <text:p><text:s/>12,048<text:s/></text:p>
          </table:table-cell>
          <table:table-cell office:value-type="float" office:value="4365" table:style-name="ce508">
            <text:p><text:s/>4,365<text:s/></text:p>
          </table:table-cell>
          <table:table-cell office:value-type="float" office:value="2998" table:style-name="ce508">
            <text:p><text:s/>2,998<text:s/></text:p>
          </table:table-cell>
          <table:table-cell office:value-type="float" office:value="26075" table:style-name="ce508">
            <text:p><text:s/>26,075<text:s/></text:p>
          </table:table-cell>
          <table:table-cell office:value-type="float" office:value="615" table:style-name="ce508">
            <text:p><text:s/>615<text:s/></text:p>
          </table:table-cell>
          <table:table-cell office:value-type="float" office:value="9068" table:style-name="ce508">
            <text:p><text:s/>9,068<text:s/></text:p>
          </table:table-cell>
          <table:table-cell office:value-type="float" office:value="3863" table:style-name="ce508">
            <text:p><text:s/>3,863<text:s/></text:p>
          </table:table-cell>
          <table:table-cell office:value-type="float" office:value="4825" table:style-name="ce508">
            <text:p><text:s/>4,825<text:s/></text:p>
          </table:table-cell>
          <table:table-cell office:value-type="float" office:value="8769" table:style-name="ce508">
            <text:p><text:s/>8,769<text:s/></text:p>
          </table:table-cell>
          <table:table-cell office:value-type="float" office:value="2168" table:style-name="ce508">
            <text:p><text:s/>2,168<text:s/></text:p>
          </table:table-cell>
          <table:table-cell office:value-type="float" office:value="74794" table:style-name="ce508">
            <text:p><text:s/>74,794<text:s/></text:p>
          </table:table-cell>
          <table:table-cell office:value-type="float" office:value="13083" table:style-name="ce508">
            <text:p><text:s/>13,083<text:s/></text:p>
          </table:table-cell>
          <table:table-cell office:value-type="float" office:value="3091" table:style-name="ce508">
            <text:p><text:s/>3,091<text:s/></text:p>
          </table:table-cell>
          <table:table-cell office:value-type="float" office:value="16174" table:style-name="ce508">
            <text:p><text:s/>16,174<text:s/></text:p>
          </table:table-cell>
          <table:table-cell office:value-type="string" table:style-name="ce509">
            <text:p>-</text:p>
          </table:table-cell>
          <table:table-cell office:value-type="float" office:value="90968" table:style-name="ce508">
            <text:p><text:s/>90,968<text:s/></text:p>
          </table:table-cell>
          <table:table-cell table:style-name="ce500"/>
          <table:table-cell table:number-columns-repeated="16366" table:style-name="ce4"/>
        </table:table-row>
        <table:table-row table:style-name="ro38">
          <table:table-cell office:value-type="string" table:style-name="ce327">
            <text:p>2016: Suspended sentence</text:p>
          </table:table-cell>
          <table:table-cell office:value-type="float" office:value="7380" table:style-name="ce508">
            <text:p><text:s/>7,380<text:s/></text:p>
          </table:table-cell>
          <table:table-cell office:value-type="float" office:value="1046" table:style-name="ce508">
            <text:p><text:s/>1,046<text:s/></text:p>
          </table:table-cell>
          <table:table-cell office:value-type="float" office:value="299" table:style-name="ce508">
            <text:p><text:s/>299<text:s/></text:p>
          </table:table-cell>
          <table:table-cell office:value-type="float" office:value="11142" table:style-name="ce508">
            <text:p><text:s/>11,142<text:s/></text:p>
          </table:table-cell>
          <table:table-cell office:value-type="float" office:value="384" table:style-name="ce508">
            <text:p><text:s/>384<text:s/></text:p>
          </table:table-cell>
          <table:table-cell office:value-type="float" office:value="5254" table:style-name="ce508">
            <text:p><text:s/>5,254<text:s/></text:p>
          </table:table-cell>
          <table:table-cell office:value-type="float" office:value="3126" table:style-name="ce508">
            <text:p><text:s/>3,126<text:s/></text:p>
          </table:table-cell>
          <table:table-cell office:value-type="float" office:value="3080" table:style-name="ce508">
            <text:p><text:s/>3,080<text:s/></text:p>
          </table:table-cell>
          <table:table-cell office:value-type="float" office:value="5987" table:style-name="ce508">
            <text:p><text:s/>5,987<text:s/></text:p>
          </table:table-cell>
          <table:table-cell office:value-type="float" office:value="3078" table:style-name="ce508">
            <text:p><text:s/>3,078<text:s/></text:p>
          </table:table-cell>
          <table:table-cell office:value-type="float" office:value="40776" table:style-name="ce508">
            <text:p><text:s/>40,776<text:s/></text:p>
          </table:table-cell>
          <table:table-cell office:value-type="float" office:value="11491" table:style-name="ce508">
            <text:p><text:s/>11,491<text:s/></text:p>
          </table:table-cell>
          <table:table-cell office:value-type="float" office:value="4641" table:style-name="ce508">
            <text:p><text:s/>4,641<text:s/></text:p>
          </table:table-cell>
          <table:table-cell office:value-type="float" office:value="16132" table:style-name="ce508">
            <text:p><text:s/>16,132<text:s/></text:p>
          </table:table-cell>
          <table:table-cell office:value-type="string" table:style-name="ce509">
            <text:p>-</text:p>
          </table:table-cell>
          <table:table-cell office:value-type="float" office:value="56908" table:style-name="ce508">
            <text:p><text:s/>56,908<text:s/></text:p>
          </table:table-cell>
          <table:table-cell table:style-name="ce510"/>
          <table:table-cell table:number-columns-repeated="16366" table:style-name="ce4"/>
        </table:table-row>
        <table:table-row table:style-name="ro38">
          <table:table-cell office:value-type="string" table:style-name="ce327">
            <text:p>2016: Community sentence</text:p>
          </table:table-cell>
          <table:table-cell office:value-type="float" office:value="5773" table:style-name="ce508">
            <text:p><text:s/>5,773<text:s/></text:p>
          </table:table-cell>
          <table:table-cell office:value-type="float" office:value="1553" table:style-name="ce508">
            <text:p><text:s/>1,553<text:s/></text:p>
          </table:table-cell>
          <table:table-cell office:value-type="float" office:value="874" table:style-name="ce508">
            <text:p><text:s/>874<text:s/></text:p>
          </table:table-cell>
          <table:table-cell office:value-type="float" office:value="21218" table:style-name="ce508">
            <text:p><text:s/>21,218<text:s/></text:p>
          </table:table-cell>
          <table:table-cell office:value-type="float" office:value="650" table:style-name="ce508">
            <text:p><text:s/>650<text:s/></text:p>
          </table:table-cell>
          <table:table-cell office:value-type="float" office:value="5802" table:style-name="ce508">
            <text:p><text:s/>5,802<text:s/></text:p>
          </table:table-cell>
          <table:table-cell office:value-type="float" office:value="3461" table:style-name="ce508">
            <text:p><text:s/>3,461<text:s/></text:p>
          </table:table-cell>
          <table:table-cell office:value-type="float" office:value="4108" table:style-name="ce508">
            <text:p><text:s/>4,108<text:s/></text:p>
          </table:table-cell>
          <table:table-cell office:value-type="float" office:value="5065" table:style-name="ce508">
            <text:p><text:s/>5,065<text:s/></text:p>
          </table:table-cell>
          <table:table-cell office:value-type="float" office:value="3257" table:style-name="ce508">
            <text:p><text:s/>3,257<text:s/></text:p>
          </table:table-cell>
          <table:table-cell office:value-type="float" office:value="51761" table:style-name="ce508">
            <text:p><text:s/>51,761<text:s/></text:p>
          </table:table-cell>
          <table:table-cell office:value-type="float" office:value="43675" table:style-name="ce508">
            <text:p><text:s/>43,675<text:s/></text:p>
          </table:table-cell>
          <table:table-cell office:value-type="float" office:value="10793" table:style-name="ce508">
            <text:p><text:s/>10,793<text:s/></text:p>
          </table:table-cell>
          <table:table-cell office:value-type="float" office:value="54468" table:style-name="ce508">
            <text:p><text:s/>54,468<text:s/></text:p>
          </table:table-cell>
          <table:table-cell office:value-type="string" table:style-name="ce509">
            <text:p>-</text:p>
          </table:table-cell>
          <table:table-cell office:value-type="float" office:value="106229" table:style-name="ce508">
            <text:p><text:s/>106,229<text:s/></text:p>
          </table:table-cell>
          <table:table-cell table:style-name="ce500"/>
          <table:table-cell table:number-columns-repeated="16366" table:style-name="ce4"/>
        </table:table-row>
        <table:table-row table:style-name="ro38">
          <table:table-cell office:value-type="string" table:style-name="ce327">
            <text:p>2016: Fine [Note 23]</text:p>
          </table:table-cell>
          <table:table-cell office:value-type="float" office:value="2258" table:style-name="ce508">
            <text:p><text:s/>2,258<text:s/></text:p>
          </table:table-cell>
          <table:table-cell office:value-type="float" office:value="83" table:style-name="ce508">
            <text:p><text:s/>83<text:s/></text:p>
          </table:table-cell>
          <table:table-cell office:value-type="float" office:value="0" table:style-name="ce508">
            <text:p><text:s/>-00<text:s/></text:p>
          </table:table-cell>
          <table:table-cell office:value-type="float" office:value="13381" table:style-name="ce508">
            <text:p><text:s/>13,381<text:s/></text:p>
          </table:table-cell>
          <table:table-cell office:value-type="float" office:value="195" table:style-name="ce508">
            <text:p><text:s/>195<text:s/></text:p>
          </table:table-cell>
          <table:table-cell office:value-type="float" office:value="15253" table:style-name="ce508">
            <text:p><text:s/>15,253<text:s/></text:p>
          </table:table-cell>
          <table:table-cell office:value-type="float" office:value="687" table:style-name="ce508">
            <text:p><text:s/>687<text:s/></text:p>
          </table:table-cell>
          <table:table-cell office:value-type="float" office:value="3067" table:style-name="ce508">
            <text:p><text:s/>3,067<text:s/></text:p>
          </table:table-cell>
          <table:table-cell office:value-type="float" office:value="7002" table:style-name="ce508">
            <text:p><text:s/>7,002<text:s/></text:p>
          </table:table-cell>
          <table:table-cell office:value-type="float" office:value="1028" table:style-name="ce508">
            <text:p><text:s/>1,028<text:s/></text:p>
          </table:table-cell>
          <table:table-cell office:value-type="float" office:value="42954" table:style-name="ce508">
            <text:p><text:s/>42,954<text:s/></text:p>
          </table:table-cell>
          <table:table-cell office:value-type="float" office:value="378639" table:style-name="ce508">
            <text:p><text:s/>378,639<text:s/></text:p>
          </table:table-cell>
          <table:table-cell office:value-type="float" office:value="484115" table:style-name="ce508">
            <text:p><text:s/>484,115<text:s/></text:p>
          </table:table-cell>
          <table:table-cell office:value-type="float" office:value="862754" table:style-name="ce508">
            <text:p><text:s/>862,754<text:s/></text:p>
          </table:table-cell>
          <table:table-cell office:value-type="string" table:style-name="ce509">
            <text:p>-</text:p>
          </table:table-cell>
          <table:table-cell office:value-type="float" office:value="905708" table:style-name="ce508">
            <text:p><text:s/>905,708<text:s/></text:p>
          </table:table-cell>
          <table:table-cell table:style-name="ce500"/>
          <table:table-cell table:number-columns-repeated="16366" table:style-name="ce4"/>
        </table:table-row>
        <table:table-row table:style-name="ro38">
          <table:table-cell office:value-type="string" table:style-name="ce327">
            <text:p>2016: Absolute discharge</text:p>
          </table:table-cell>
          <table:table-cell office:value-type="float" office:value="80" table:style-name="ce508">
            <text:p><text:s/>80<text:s/></text:p>
          </table:table-cell>
          <table:table-cell office:value-type="float" office:value="9" table:style-name="ce508">
            <text:p><text:s/>9<text:s/></text:p>
          </table:table-cell>
          <table:table-cell office:value-type="float" office:value="1" table:style-name="ce508">
            <text:p><text:s/>1<text:s/></text:p>
          </table:table-cell>
          <table:table-cell office:value-type="float" office:value="626" table:style-name="ce508">
            <text:p><text:s/>626<text:s/></text:p>
          </table:table-cell>
          <table:table-cell office:value-type="float" office:value="15" table:style-name="ce508">
            <text:p><text:s/>15<text:s/></text:p>
          </table:table-cell>
          <table:table-cell office:value-type="float" office:value="287" table:style-name="ce508">
            <text:p><text:s/>287<text:s/></text:p>
          </table:table-cell>
          <table:table-cell office:value-type="float" office:value="25" table:style-name="ce508">
            <text:p><text:s/>25<text:s/></text:p>
          </table:table-cell>
          <table:table-cell office:value-type="float" office:value="151" table:style-name="ce508">
            <text:p><text:s/>151<text:s/></text:p>
          </table:table-cell>
          <table:table-cell office:value-type="float" office:value="276" table:style-name="ce508">
            <text:p><text:s/>276<text:s/></text:p>
          </table:table-cell>
          <table:table-cell office:value-type="float" office:value="19" table:style-name="ce508">
            <text:p><text:s/>19<text:s/></text:p>
          </table:table-cell>
          <table:table-cell office:value-type="float" office:value="1489" table:style-name="ce508">
            <text:p><text:s/>1,489<text:s/></text:p>
          </table:table-cell>
          <table:table-cell office:value-type="float" office:value="3181" table:style-name="ce508">
            <text:p><text:s/>3,181<text:s/></text:p>
          </table:table-cell>
          <table:table-cell office:value-type="float" office:value="1844" table:style-name="ce508">
            <text:p><text:s/>1,844<text:s/></text:p>
          </table:table-cell>
          <table:table-cell office:value-type="float" office:value="5025" table:style-name="ce508">
            <text:p><text:s/>5,025<text:s/></text:p>
          </table:table-cell>
          <table:table-cell office:value-type="string" table:style-name="ce509">
            <text:p>-</text:p>
          </table:table-cell>
          <table:table-cell office:value-type="float" office:value="6514" table:style-name="ce508">
            <text:p><text:s/>6,514<text:s/></text:p>
          </table:table-cell>
          <table:table-cell table:style-name="ce500"/>
          <table:table-cell table:number-columns-repeated="16366" table:style-name="ce4"/>
        </table:table-row>
        <table:table-row table:style-name="ro38">
          <table:table-cell office:value-type="string" table:style-name="ce327">
            <text:p>2016: Conditional discharge</text:p>
          </table:table-cell>
          <table:table-cell office:value-type="float" office:value="1209" table:style-name="ce508">
            <text:p><text:s/>1,209<text:s/></text:p>
          </table:table-cell>
          <table:table-cell office:value-type="float" office:value="83" table:style-name="ce508">
            <text:p><text:s/>83<text:s/></text:p>
          </table:table-cell>
          <table:table-cell office:value-type="float" office:value="12" table:style-name="ce508">
            <text:p><text:s/>12<text:s/></text:p>
          </table:table-cell>
          <table:table-cell office:value-type="float" office:value="15380" table:style-name="ce508">
            <text:p><text:s/>15,380<text:s/></text:p>
          </table:table-cell>
          <table:table-cell office:value-type="float" office:value="254" table:style-name="ce508">
            <text:p><text:s/>254<text:s/></text:p>
          </table:table-cell>
          <table:table-cell office:value-type="float" office:value="6220" table:style-name="ce508">
            <text:p><text:s/>6,220<text:s/></text:p>
          </table:table-cell>
          <table:table-cell office:value-type="float" office:value="413" table:style-name="ce508">
            <text:p><text:s/>413<text:s/></text:p>
          </table:table-cell>
          <table:table-cell office:value-type="float" office:value="984" table:style-name="ce508">
            <text:p><text:s/>984<text:s/></text:p>
          </table:table-cell>
          <table:table-cell office:value-type="float" office:value="1466" table:style-name="ce508">
            <text:p><text:s/>1,466<text:s/></text:p>
          </table:table-cell>
          <table:table-cell office:value-type="float" office:value="1067" table:style-name="ce508">
            <text:p><text:s/>1,067<text:s/></text:p>
          </table:table-cell>
          <table:table-cell office:value-type="float" office:value="27088" table:style-name="ce508">
            <text:p><text:s/>27,088<text:s/></text:p>
          </table:table-cell>
          <table:table-cell office:value-type="float" office:value="29803" table:style-name="ce508">
            <text:p><text:s/>29,803<text:s/></text:p>
          </table:table-cell>
          <table:table-cell office:value-type="float" office:value="1414" table:style-name="ce508">
            <text:p><text:s/>1,414<text:s/></text:p>
          </table:table-cell>
          <table:table-cell office:value-type="float" office:value="31217" table:style-name="ce508">
            <text:p><text:s/>31,217<text:s/></text:p>
          </table:table-cell>
          <table:table-cell office:value-type="string" table:style-name="ce509">
            <text:p>-</text:p>
          </table:table-cell>
          <table:table-cell office:value-type="float" office:value="58305" table:style-name="ce508">
            <text:p><text:s/>58,305<text:s/></text:p>
          </table:table-cell>
          <table:table-cell table:style-name="ce500"/>
          <table:table-cell table:number-columns-repeated="16366" table:style-name="ce4"/>
        </table:table-row>
        <table:table-row table:style-name="ro38">
          <table:table-cell office:value-type="string" table:style-name="ce327">
            <text:p>2016: Compensation</text:p>
          </table:table-cell>
          <table:table-cell office:value-type="float" office:value="86" table:style-name="ce508">
            <text:p><text:s/>86<text:s/></text:p>
          </table:table-cell>
          <table:table-cell office:value-type="float" office:value="4" table:style-name="ce508">
            <text:p><text:s/>4<text:s/></text:p>
          </table:table-cell>
          <table:table-cell office:value-type="float" office:value="1" table:style-name="ce508">
            <text:p><text:s/>1<text:s/></text:p>
          </table:table-cell>
          <table:table-cell office:value-type="float" office:value="1575" table:style-name="ce508">
            <text:p><text:s/>1,575<text:s/></text:p>
          </table:table-cell>
          <table:table-cell office:value-type="float" office:value="56" table:style-name="ce508">
            <text:p><text:s/>56<text:s/></text:p>
          </table:table-cell>
          <table:table-cell office:value-type="float" office:value="0" table:style-name="ce508">
            <text:p><text:s/>-00<text:s/></text:p>
          </table:table-cell>
          <table:table-cell office:value-type="float" office:value="0" table:style-name="ce508">
            <text:p><text:s/>-00<text:s/></text:p>
          </table:table-cell>
          <table:table-cell office:value-type="float" office:value="30" table:style-name="ce508">
            <text:p><text:s/>30<text:s/></text:p>
          </table:table-cell>
          <table:table-cell office:value-type="float" office:value="38" table:style-name="ce508">
            <text:p><text:s/>38<text:s/></text:p>
          </table:table-cell>
          <table:table-cell office:value-type="float" office:value="63" table:style-name="ce508">
            <text:p><text:s/>63<text:s/></text:p>
          </table:table-cell>
          <table:table-cell office:value-type="float" office:value="1853" table:style-name="ce508">
            <text:p><text:s/>1,853<text:s/></text:p>
          </table:table-cell>
          <table:table-cell office:value-type="float" office:value="2891" table:style-name="ce508">
            <text:p><text:s/>2,891<text:s/></text:p>
          </table:table-cell>
          <table:table-cell office:value-type="float" office:value="117" table:style-name="ce508">
            <text:p><text:s/>117<text:s/></text:p>
          </table:table-cell>
          <table:table-cell office:value-type="float" office:value="3008" table:style-name="ce508">
            <text:p><text:s/>3,008<text:s/></text:p>
          </table:table-cell>
          <table:table-cell office:value-type="string" table:style-name="ce509">
            <text:p>-</text:p>
          </table:table-cell>
          <table:table-cell office:value-type="float" office:value="4861" table:style-name="ce508">
            <text:p><text:s/>4,861<text:s/></text:p>
          </table:table-cell>
          <table:table-cell table:style-name="ce511"/>
          <table:table-cell table:style-name="ce4"/>
          <table:table-cell table:number-columns-repeated="16365" table:style-name="ce511"/>
        </table:table-row>
        <table:table-row table:style-name="ro38">
          <table:table-cell office:value-type="string" table:style-name="ce327">
            <text:p>2016: Otherwise dealt with [Note 8]</text:p>
          </table:table-cell>
          <table:table-cell office:value-type="float" office:value="747" table:style-name="ce508">
            <text:p><text:s/>747<text:s/></text:p>
          </table:table-cell>
          <table:table-cell office:value-type="float" office:value="210" table:style-name="ce508">
            <text:p><text:s/>210<text:s/></text:p>
          </table:table-cell>
          <table:table-cell office:value-type="float" office:value="111" table:style-name="ce508">
            <text:p><text:s/>111<text:s/></text:p>
          </table:table-cell>
          <table:table-cell office:value-type="float" office:value="2162" table:style-name="ce508">
            <text:p><text:s/>2,162<text:s/></text:p>
          </table:table-cell>
          <table:table-cell office:value-type="float" office:value="131" table:style-name="ce508">
            <text:p><text:s/>131<text:s/></text:p>
          </table:table-cell>
          <table:table-cell office:value-type="float" office:value="1197" table:style-name="ce508">
            <text:p><text:s/>1,197<text:s/></text:p>
          </table:table-cell>
          <table:table-cell office:value-type="float" office:value="253" table:style-name="ce508">
            <text:p><text:s/>253<text:s/></text:p>
          </table:table-cell>
          <table:table-cell office:value-type="float" office:value="516" table:style-name="ce508">
            <text:p><text:s/>516<text:s/></text:p>
          </table:table-cell>
          <table:table-cell office:value-type="float" office:value="2102" table:style-name="ce508">
            <text:p><text:s/>2,102<text:s/></text:p>
          </table:table-cell>
          <table:table-cell office:value-type="float" office:value="90" table:style-name="ce508">
            <text:p><text:s/>90<text:s/></text:p>
          </table:table-cell>
          <table:table-cell office:value-type="float" office:value="7519" table:style-name="ce508">
            <text:p><text:s/>7,519<text:s/></text:p>
          </table:table-cell>
          <table:table-cell office:value-type="float" office:value="3564" table:style-name="ce508">
            <text:p><text:s/>3,564<text:s/></text:p>
          </table:table-cell>
          <table:table-cell office:value-type="float" office:value="1759" table:style-name="ce508">
            <text:p><text:s/>1,759<text:s/></text:p>
          </table:table-cell>
          <table:table-cell office:value-type="float" office:value="5323" table:style-name="ce508">
            <text:p><text:s/>5,323<text:s/></text:p>
          </table:table-cell>
          <table:table-cell office:value-type="string" table:style-name="ce509">
            <text:p>-</text:p>
          </table:table-cell>
          <table:table-cell office:value-type="float" office:value="12842" table:style-name="ce508">
            <text:p><text:s/>12,842<text:s/></text:p>
          </table:table-cell>
          <table:table-cell table:style-name="ce500"/>
          <table:table-cell table:number-columns-repeated="16366" table:style-name="ce4"/>
        </table:table-row>
        <table:table-row table:style-name="ro38">
          <table:table-cell office:value-type="string" table:style-name="ce518">
            <text:p>2016: Average custodial sentence (months) [Note 9]</text:p>
          </table:table-cell>
          <table:table-cell office:value-type="float" office:value="22.3719" table:style-name="ce513">
            <text:p><text:s/>22.4<text:s/></text:p>
          </table:table-cell>
          <table:table-cell office:value-type="float" office:value="60.5518" table:style-name="ce513">
            <text:p><text:s/>60.6<text:s/></text:p>
          </table:table-cell>
          <table:table-cell office:value-type="float" office:value="43.681899999999999" table:style-name="ce513">
            <text:p><text:s/>43.7<text:s/></text:p>
          </table:table-cell>
          <table:table-cell office:value-type="float" office:value="9.0410000000000004" table:style-name="ce513">
            <text:p><text:s/>9.0<text:s/></text:p>
          </table:table-cell>
          <table:table-cell office:value-type="float" office:value="26.384699999999999" table:style-name="ce513">
            <text:p><text:s/>26.4<text:s/></text:p>
          </table:table-cell>
          <table:table-cell office:value-type="float" office:value="34.971299999999999" table:style-name="ce513">
            <text:p><text:s/>35.0<text:s/></text:p>
          </table:table-cell>
          <table:table-cell office:value-type="float" office:value="13.779299999999999" table:style-name="ce513">
            <text:p><text:s/>13.8<text:s/></text:p>
          </table:table-cell>
          <table:table-cell office:value-type="float" office:value="6.8177000000000003" table:style-name="ce513">
            <text:p><text:s/>6.8<text:s/></text:p>
          </table:table-cell>
          <table:table-cell office:value-type="float" office:value="10.7913" table:style-name="ce513">
            <text:p><text:s/>10.8<text:s/></text:p>
          </table:table-cell>
          <table:table-cell office:value-type="float" office:value="19.021799999999999" table:style-name="ce513">
            <text:p><text:s/>19.0<text:s/></text:p>
          </table:table-cell>
          <table:table-cell office:value-type="float" office:value="19.424600000000002" table:style-name="ce513">
            <text:p><text:s/>19.4<text:s/></text:p>
          </table:table-cell>
          <table:table-cell office:value-type="float" office:value="2.4767000000000001" table:style-name="ce513">
            <text:p><text:s/>2.5<text:s/></text:p>
          </table:table-cell>
          <table:table-cell office:value-type="float" office:value="2.9136000000000002" table:style-name="ce513">
            <text:p><text:s/>2.9<text:s/></text:p>
          </table:table-cell>
          <table:table-cell office:value-type="float" office:value="2.5602" table:style-name="ce513">
            <text:p><text:s/>2.6<text:s/></text:p>
          </table:table-cell>
          <table:table-cell office:value-type="string" table:style-name="ce519">
            <text:p>-</text:p>
          </table:table-cell>
          <table:table-cell office:value-type="float" office:value="16.412700000000001" table:style-name="ce513">
            <text:p><text:s/>16.4<text:s/></text:p>
          </table:table-cell>
          <table:table-cell table:style-name="ce514"/>
          <table:table-cell table:number-columns-repeated="16366" table:style-name="ce515"/>
        </table:table-row>
        <table:table-row table:style-name="ro38">
          <table:table-cell office:value-type="string" table:style-name="ce520">
            <text:p>2017: All Sentenced</text:p>
          </table:table-cell>
          <table:table-cell office:value-type="float" office:value="28333" table:style-name="ce506">
            <text:p><text:s/>28,333<text:s/></text:p>
          </table:table-cell>
          <table:table-cell office:value-type="float" office:value="7193" table:style-name="ce506">
            <text:p><text:s/>7,193<text:s/></text:p>
          </table:table-cell>
          <table:table-cell office:value-type="float" office:value="3958" table:style-name="ce506">
            <text:p><text:s/>3,958<text:s/></text:p>
          </table:table-cell>
          <table:table-cell office:value-type="float" office:value="80791" table:style-name="ce506">
            <text:p><text:s/>80,791<text:s/></text:p>
          </table:table-cell>
          <table:table-cell office:value-type="float" office:value="2058" table:style-name="ce506">
            <text:p><text:s/>2,058<text:s/></text:p>
          </table:table-cell>
          <table:table-cell office:value-type="float" office:value="38412" table:style-name="ce506">
            <text:p><text:s/>38,412<text:s/></text:p>
          </table:table-cell>
          <table:table-cell office:value-type="float" office:value="12607" table:style-name="ce506">
            <text:p><text:s/>12,607<text:s/></text:p>
          </table:table-cell>
          <table:table-cell office:value-type="float" office:value="16911" table:style-name="ce506">
            <text:p><text:s/>16,911<text:s/></text:p>
          </table:table-cell>
          <table:table-cell office:value-type="float" office:value="29139" table:style-name="ce506">
            <text:p><text:s/>29,139<text:s/></text:p>
          </table:table-cell>
          <table:table-cell office:value-type="float" office:value="10149" table:style-name="ce506">
            <text:p><text:s/>10,149<text:s/></text:p>
          </table:table-cell>
          <table:table-cell office:value-type="float" office:value="229551" table:style-name="ce506">
            <text:p><text:s/>229,551<text:s/></text:p>
          </table:table-cell>
          <table:table-cell office:value-type="float" office:value="468350" table:style-name="ce506">
            <text:p><text:s/>468,350<text:s/></text:p>
          </table:table-cell>
          <table:table-cell office:value-type="float" office:value="521294" table:style-name="ce506">
            <text:p><text:s/>521,294<text:s/></text:p>
          </table:table-cell>
          <table:table-cell office:value-type="float" office:value="989644" table:style-name="ce506">
            <text:p><text:s/>989,644<text:s/></text:p>
          </table:table-cell>
          <table:table-cell office:value-type="string" table:style-name="ce509">
            <text:p>-</text:p>
          </table:table-cell>
          <table:table-cell office:value-type="float" office:value="1219195" table:style-name="ce506">
            <text:p><text:s/>1,219,195<text:s/></text:p>
          </table:table-cell>
          <table:table-cell table:style-name="ce507"/>
          <table:table-cell table:number-columns-repeated="16366" table:style-name="ce336"/>
        </table:table-row>
        <table:table-row table:style-name="ro38">
          <table:table-cell office:value-type="string" table:style-name="ce327">
            <text:p>2017: Immediate custody</text:p>
          </table:table-cell>
          <table:table-cell office:value-type="float" office:value="11619" table:style-name="ce508">
            <text:p><text:s/>11,619<text:s/></text:p>
          </table:table-cell>
          <table:table-cell office:value-type="float" office:value="4211" table:style-name="ce508">
            <text:p><text:s/>4,211<text:s/></text:p>
          </table:table-cell>
          <table:table-cell office:value-type="float" office:value="2734" table:style-name="ce508">
            <text:p><text:s/>2,734<text:s/></text:p>
          </table:table-cell>
          <table:table-cell office:value-type="float" office:value="24332" table:style-name="ce508">
            <text:p><text:s/>24,332<text:s/></text:p>
          </table:table-cell>
          <table:table-cell office:value-type="float" office:value="653" table:style-name="ce508">
            <text:p><text:s/>653<text:s/></text:p>
          </table:table-cell>
          <table:table-cell office:value-type="float" office:value="8430" table:style-name="ce508">
            <text:p><text:s/>8,430<text:s/></text:p>
          </table:table-cell>
          <table:table-cell office:value-type="float" office:value="4302" table:style-name="ce508">
            <text:p><text:s/>4,302<text:s/></text:p>
          </table:table-cell>
          <table:table-cell office:value-type="float" office:value="4914" table:style-name="ce508">
            <text:p><text:s/>4,914<text:s/></text:p>
          </table:table-cell>
          <table:table-cell office:value-type="float" office:value="8619" table:style-name="ce508">
            <text:p><text:s/>8,619<text:s/></text:p>
          </table:table-cell>
          <table:table-cell office:value-type="float" office:value="2105" table:style-name="ce508">
            <text:p><text:s/>2,105<text:s/></text:p>
          </table:table-cell>
          <table:table-cell office:value-type="float" office:value="71919" table:style-name="ce508">
            <text:p><text:s/>71,919<text:s/></text:p>
          </table:table-cell>
          <table:table-cell office:value-type="float" office:value="12300" table:style-name="ce508">
            <text:p><text:s/>12,300<text:s/></text:p>
          </table:table-cell>
          <table:table-cell office:value-type="float" office:value="3180" table:style-name="ce508">
            <text:p><text:s/>3,180<text:s/></text:p>
          </table:table-cell>
          <table:table-cell office:value-type="float" office:value="15480" table:style-name="ce508">
            <text:p><text:s/>15,480<text:s/></text:p>
          </table:table-cell>
          <table:table-cell office:value-type="string" table:style-name="ce509">
            <text:p>-</text:p>
          </table:table-cell>
          <table:table-cell office:value-type="float" office:value="87399" table:style-name="ce508">
            <text:p><text:s/>87,399<text:s/></text:p>
          </table:table-cell>
          <table:table-cell table:style-name="ce500"/>
          <table:table-cell table:number-columns-repeated="16366" table:style-name="ce4"/>
        </table:table-row>
        <table:table-row table:style-name="ro38">
          <table:table-cell office:value-type="string" table:style-name="ce327">
            <text:p>2017: Suspended sentence</text:p>
          </table:table-cell>
          <table:table-cell office:value-type="float" office:value="6945" table:style-name="ce508">
            <text:p><text:s/>6,945<text:s/></text:p>
          </table:table-cell>
          <table:table-cell office:value-type="float" office:value="1148" table:style-name="ce508">
            <text:p><text:s/>1,148<text:s/></text:p>
          </table:table-cell>
          <table:table-cell office:value-type="float" office:value="226" table:style-name="ce508">
            <text:p><text:s/>226<text:s/></text:p>
          </table:table-cell>
          <table:table-cell office:value-type="float" office:value="10586" table:style-name="ce508">
            <text:p><text:s/>10,586<text:s/></text:p>
          </table:table-cell>
          <table:table-cell office:value-type="float" office:value="291" table:style-name="ce508">
            <text:p><text:s/>291<text:s/></text:p>
          </table:table-cell>
          <table:table-cell office:value-type="float" office:value="4510" table:style-name="ce508">
            <text:p><text:s/>4,510<text:s/></text:p>
          </table:table-cell>
          <table:table-cell office:value-type="float" office:value="3414" table:style-name="ce508">
            <text:p><text:s/>3,414<text:s/></text:p>
          </table:table-cell>
          <table:table-cell office:value-type="float" office:value="3149" table:style-name="ce508">
            <text:p><text:s/>3,149<text:s/></text:p>
          </table:table-cell>
          <table:table-cell office:value-type="float" office:value="6144" table:style-name="ce508">
            <text:p><text:s/>6,144<text:s/></text:p>
          </table:table-cell>
          <table:table-cell office:value-type="float" office:value="2756" table:style-name="ce508">
            <text:p><text:s/>2,756<text:s/></text:p>
          </table:table-cell>
          <table:table-cell office:value-type="float" office:value="39169" table:style-name="ce508">
            <text:p><text:s/>39,169<text:s/></text:p>
          </table:table-cell>
          <table:table-cell office:value-type="float" office:value="11137" table:style-name="ce508">
            <text:p><text:s/>11,137<text:s/></text:p>
          </table:table-cell>
          <table:table-cell office:value-type="float" office:value="4900" table:style-name="ce508">
            <text:p><text:s/>4,900<text:s/></text:p>
          </table:table-cell>
          <table:table-cell office:value-type="float" office:value="16037" table:style-name="ce508">
            <text:p><text:s/>16,037<text:s/></text:p>
          </table:table-cell>
          <table:table-cell office:value-type="string" table:style-name="ce509">
            <text:p>-</text:p>
          </table:table-cell>
          <table:table-cell office:value-type="float" office:value="55206" table:style-name="ce508">
            <text:p><text:s/>55,206<text:s/></text:p>
          </table:table-cell>
          <table:table-cell table:style-name="ce510"/>
          <table:table-cell table:number-columns-repeated="16366" table:style-name="ce4"/>
        </table:table-row>
        <table:table-row table:style-name="ro38">
          <table:table-cell office:value-type="string" table:style-name="ce327">
            <text:p>2017: Community sentence</text:p>
          </table:table-cell>
          <table:table-cell office:value-type="float" office:value="5492" table:style-name="ce508">
            <text:p><text:s/>5,492<text:s/></text:p>
          </table:table-cell>
          <table:table-cell office:value-type="float" office:value="1357" table:style-name="ce508">
            <text:p><text:s/>1,357<text:s/></text:p>
          </table:table-cell>
          <table:table-cell office:value-type="float" office:value="885" table:style-name="ce508">
            <text:p><text:s/>885<text:s/></text:p>
          </table:table-cell>
          <table:table-cell office:value-type="float" office:value="18351" table:style-name="ce508">
            <text:p><text:s/>18,351<text:s/></text:p>
          </table:table-cell>
          <table:table-cell office:value-type="float" office:value="563" table:style-name="ce508">
            <text:p><text:s/>563<text:s/></text:p>
          </table:table-cell>
          <table:table-cell office:value-type="float" office:value="5067" table:style-name="ce508">
            <text:p><text:s/>5,067<text:s/></text:p>
          </table:table-cell>
          <table:table-cell office:value-type="float" office:value="3663" table:style-name="ce508">
            <text:p><text:s/>3,663<text:s/></text:p>
          </table:table-cell>
          <table:table-cell office:value-type="float" office:value="4025" table:style-name="ce508">
            <text:p><text:s/>4,025<text:s/></text:p>
          </table:table-cell>
          <table:table-cell office:value-type="float" office:value="4245" table:style-name="ce508">
            <text:p><text:s/>4,245<text:s/></text:p>
          </table:table-cell>
          <table:table-cell office:value-type="float" office:value="2923" table:style-name="ce508">
            <text:p><text:s/>2,923<text:s/></text:p>
          </table:table-cell>
          <table:table-cell office:value-type="float" office:value="46571" table:style-name="ce508">
            <text:p><text:s/>46,571<text:s/></text:p>
          </table:table-cell>
          <table:table-cell office:value-type="float" office:value="39941" table:style-name="ce508">
            <text:p><text:s/>39,941<text:s/></text:p>
          </table:table-cell>
          <table:table-cell office:value-type="float" office:value="11530" table:style-name="ce508">
            <text:p><text:s/>11,530<text:s/></text:p>
          </table:table-cell>
          <table:table-cell office:value-type="float" office:value="51471" table:style-name="ce508">
            <text:p><text:s/>51,471<text:s/></text:p>
          </table:table-cell>
          <table:table-cell office:value-type="string" table:style-name="ce509">
            <text:p>-</text:p>
          </table:table-cell>
          <table:table-cell office:value-type="float" office:value="98042" table:style-name="ce508">
            <text:p><text:s/>98,042<text:s/></text:p>
          </table:table-cell>
          <table:table-cell table:style-name="ce500"/>
          <table:table-cell table:number-columns-repeated="16366" table:style-name="ce4"/>
        </table:table-row>
        <table:table-row table:style-name="ro38">
          <table:table-cell office:value-type="string" table:style-name="ce327">
            <text:p>2017: Fine [Note 23]</text:p>
          </table:table-cell>
          <table:table-cell office:value-type="float" office:value="2304" table:style-name="ce508">
            <text:p><text:s/>2,304<text:s/></text:p>
          </table:table-cell>
          <table:table-cell office:value-type="float" office:value="84" table:style-name="ce508">
            <text:p><text:s/>84<text:s/></text:p>
          </table:table-cell>
          <table:table-cell office:value-type="float" office:value="1" table:style-name="ce508">
            <text:p><text:s/>1<text:s/></text:p>
          </table:table-cell>
          <table:table-cell office:value-type="float" office:value="11416" table:style-name="ce508">
            <text:p><text:s/>11,416<text:s/></text:p>
          </table:table-cell>
          <table:table-cell office:value-type="float" office:value="165" table:style-name="ce508">
            <text:p><text:s/>165<text:s/></text:p>
          </table:table-cell>
          <table:table-cell office:value-type="float" office:value="13808" table:style-name="ce508">
            <text:p><text:s/>13,808<text:s/></text:p>
          </table:table-cell>
          <table:table-cell office:value-type="float" office:value="688" table:style-name="ce508">
            <text:p><text:s/>688<text:s/></text:p>
          </table:table-cell>
          <table:table-cell office:value-type="float" office:value="3168" table:style-name="ce508">
            <text:p><text:s/>3,168<text:s/></text:p>
          </table:table-cell>
          <table:table-cell office:value-type="float" office:value="6796" table:style-name="ce508">
            <text:p><text:s/>6,796<text:s/></text:p>
          </table:table-cell>
          <table:table-cell office:value-type="float" office:value="1102" table:style-name="ce508">
            <text:p><text:s/>1,102<text:s/></text:p>
          </table:table-cell>
          <table:table-cell office:value-type="float" office:value="39532" table:style-name="ce508">
            <text:p><text:s/>39,532<text:s/></text:p>
          </table:table-cell>
          <table:table-cell office:value-type="float" office:value="371477" table:style-name="ce508">
            <text:p><text:s/>371,477<text:s/></text:p>
          </table:table-cell>
          <table:table-cell office:value-type="float" office:value="496119" table:style-name="ce508">
            <text:p><text:s/>496,119<text:s/></text:p>
          </table:table-cell>
          <table:table-cell office:value-type="float" office:value="867596" table:style-name="ce508">
            <text:p><text:s/>867,596<text:s/></text:p>
          </table:table-cell>
          <table:table-cell office:value-type="string" table:style-name="ce509">
            <text:p>-</text:p>
          </table:table-cell>
          <table:table-cell office:value-type="float" office:value="907128" table:style-name="ce508">
            <text:p><text:s/>907,128<text:s/></text:p>
          </table:table-cell>
          <table:table-cell table:style-name="ce500"/>
          <table:table-cell table:number-columns-repeated="16366" table:style-name="ce4"/>
        </table:table-row>
        <table:table-row table:style-name="ro38">
          <table:table-cell office:value-type="string" table:style-name="ce327">
            <text:p>2017: Absolute discharge</text:p>
          </table:table-cell>
          <table:table-cell office:value-type="float" office:value="42" table:style-name="ce508">
            <text:p><text:s/>42<text:s/></text:p>
          </table:table-cell>
          <table:table-cell office:value-type="float" office:value="25" table:style-name="ce508">
            <text:p><text:s/>25<text:s/></text:p>
          </table:table-cell>
          <table:table-cell office:value-type="float" office:value="1" table:style-name="ce508">
            <text:p><text:s/>1<text:s/></text:p>
          </table:table-cell>
          <table:table-cell office:value-type="float" office:value="292" table:style-name="ce508">
            <text:p><text:s/>292<text:s/></text:p>
          </table:table-cell>
          <table:table-cell office:value-type="float" office:value="10" table:style-name="ce508">
            <text:p><text:s/>10<text:s/></text:p>
          </table:table-cell>
          <table:table-cell office:value-type="float" office:value="205" table:style-name="ce508">
            <text:p><text:s/>205<text:s/></text:p>
          </table:table-cell>
          <table:table-cell office:value-type="float" office:value="9" table:style-name="ce508">
            <text:p><text:s/>9<text:s/></text:p>
          </table:table-cell>
          <table:table-cell office:value-type="float" office:value="88" table:style-name="ce508">
            <text:p><text:s/>88<text:s/></text:p>
          </table:table-cell>
          <table:table-cell office:value-type="float" office:value="146" table:style-name="ce508">
            <text:p><text:s/>146<text:s/></text:p>
          </table:table-cell>
          <table:table-cell office:value-type="float" office:value="9" table:style-name="ce508">
            <text:p><text:s/>9<text:s/></text:p>
          </table:table-cell>
          <table:table-cell office:value-type="float" office:value="827" table:style-name="ce508">
            <text:p><text:s/>827<text:s/></text:p>
          </table:table-cell>
          <table:table-cell office:value-type="float" office:value="1699" table:style-name="ce508">
            <text:p><text:s/>1,699<text:s/></text:p>
          </table:table-cell>
          <table:table-cell office:value-type="float" office:value="1676" table:style-name="ce508">
            <text:p><text:s/>1,676<text:s/></text:p>
          </table:table-cell>
          <table:table-cell office:value-type="float" office:value="3375" table:style-name="ce508">
            <text:p><text:s/>3,375<text:s/></text:p>
          </table:table-cell>
          <table:table-cell office:value-type="string" table:style-name="ce509">
            <text:p>-</text:p>
          </table:table-cell>
          <table:table-cell office:value-type="float" office:value="4202" table:style-name="ce508">
            <text:p><text:s/>4,202<text:s/></text:p>
          </table:table-cell>
          <table:table-cell table:style-name="ce500"/>
          <table:table-cell table:number-columns-repeated="16366" table:style-name="ce4"/>
        </table:table-row>
        <table:table-row table:style-name="ro38">
          <table:table-cell office:value-type="string" table:style-name="ce327">
            <text:p>2017: Conditional discharge</text:p>
          </table:table-cell>
          <table:table-cell office:value-type="float" office:value="1093" table:style-name="ce508">
            <text:p><text:s/>1,093<text:s/></text:p>
          </table:table-cell>
          <table:table-cell office:value-type="float" office:value="80" table:style-name="ce508">
            <text:p><text:s/>80<text:s/></text:p>
          </table:table-cell>
          <table:table-cell office:value-type="float" office:value="4" table:style-name="ce508">
            <text:p><text:s/>4<text:s/></text:p>
          </table:table-cell>
          <table:table-cell office:value-type="float" office:value="12371" table:style-name="ce508">
            <text:p><text:s/>12,371<text:s/></text:p>
          </table:table-cell>
          <table:table-cell office:value-type="float" office:value="222" table:style-name="ce508">
            <text:p><text:s/>222<text:s/></text:p>
          </table:table-cell>
          <table:table-cell office:value-type="float" office:value="4934" table:style-name="ce508">
            <text:p><text:s/>4,934<text:s/></text:p>
          </table:table-cell>
          <table:table-cell office:value-type="float" office:value="326" table:style-name="ce508">
            <text:p><text:s/>326<text:s/></text:p>
          </table:table-cell>
          <table:table-cell office:value-type="float" office:value="940" table:style-name="ce508">
            <text:p><text:s/>940<text:s/></text:p>
          </table:table-cell>
          <table:table-cell office:value-type="float" office:value="1178" table:style-name="ce508">
            <text:p><text:s/>1,178<text:s/></text:p>
          </table:table-cell>
          <table:table-cell office:value-type="float" office:value="1077" table:style-name="ce508">
            <text:p><text:s/>1,077<text:s/></text:p>
          </table:table-cell>
          <table:table-cell office:value-type="float" office:value="22225" table:style-name="ce508">
            <text:p><text:s/>22,225<text:s/></text:p>
          </table:table-cell>
          <table:table-cell office:value-type="float" office:value="25732" table:style-name="ce508">
            <text:p><text:s/>25,732<text:s/></text:p>
          </table:table-cell>
          <table:table-cell office:value-type="float" office:value="1366" table:style-name="ce508">
            <text:p><text:s/>1,366<text:s/></text:p>
          </table:table-cell>
          <table:table-cell office:value-type="float" office:value="27098" table:style-name="ce508">
            <text:p><text:s/>27,098<text:s/></text:p>
          </table:table-cell>
          <table:table-cell office:value-type="string" table:style-name="ce509">
            <text:p>-</text:p>
          </table:table-cell>
          <table:table-cell office:value-type="float" office:value="49323" table:style-name="ce508">
            <text:p><text:s/>49,323<text:s/></text:p>
          </table:table-cell>
          <table:table-cell table:style-name="ce500"/>
          <table:table-cell table:number-columns-repeated="16366" table:style-name="ce4"/>
        </table:table-row>
        <table:table-row table:style-name="ro38">
          <table:table-cell office:value-type="string" table:style-name="ce327">
            <text:p>2017: Compensation</text:p>
          </table:table-cell>
          <table:table-cell office:value-type="float" office:value="105" table:style-name="ce508">
            <text:p><text:s/>105<text:s/></text:p>
          </table:table-cell>
          <table:table-cell office:value-type="float" office:value="13" table:style-name="ce508">
            <text:p><text:s/>13<text:s/></text:p>
          </table:table-cell>
          <table:table-cell office:value-type="float" office:value="1" table:style-name="ce508">
            <text:p><text:s/>1<text:s/></text:p>
          </table:table-cell>
          <table:table-cell office:value-type="float" office:value="1589" table:style-name="ce508">
            <text:p><text:s/>1,589<text:s/></text:p>
          </table:table-cell>
          <table:table-cell office:value-type="float" office:value="52" table:style-name="ce508">
            <text:p><text:s/>52<text:s/></text:p>
          </table:table-cell>
          <table:table-cell office:value-type="float" office:value="0" table:style-name="ce508">
            <text:p><text:s/>-00<text:s/></text:p>
          </table:table-cell>
          <table:table-cell office:value-type="float" office:value="0" table:style-name="ce508">
            <text:p><text:s/>-00<text:s/></text:p>
          </table:table-cell>
          <table:table-cell office:value-type="float" office:value="25" table:style-name="ce508">
            <text:p><text:s/>25<text:s/></text:p>
          </table:table-cell>
          <table:table-cell office:value-type="float" office:value="40" table:style-name="ce508">
            <text:p><text:s/>40<text:s/></text:p>
          </table:table-cell>
          <table:table-cell office:value-type="float" office:value="74" table:style-name="ce508">
            <text:p><text:s/>74<text:s/></text:p>
          </table:table-cell>
          <table:table-cell office:value-type="float" office:value="1899" table:style-name="ce508">
            <text:p><text:s/>1,899<text:s/></text:p>
          </table:table-cell>
          <table:table-cell office:value-type="float" office:value="2849" table:style-name="ce508">
            <text:p><text:s/>2,849<text:s/></text:p>
          </table:table-cell>
          <table:table-cell office:value-type="float" office:value="156" table:style-name="ce508">
            <text:p><text:s/>156<text:s/></text:p>
          </table:table-cell>
          <table:table-cell office:value-type="float" office:value="3005" table:style-name="ce508">
            <text:p><text:s/>3,005<text:s/></text:p>
          </table:table-cell>
          <table:table-cell office:value-type="string" table:style-name="ce509">
            <text:p>-</text:p>
          </table:table-cell>
          <table:table-cell office:value-type="float" office:value="4904" table:style-name="ce508">
            <text:p><text:s/>4,904<text:s/></text:p>
          </table:table-cell>
          <table:table-cell table:style-name="ce511"/>
          <table:table-cell table:style-name="ce4"/>
          <table:table-cell table:number-columns-repeated="16365" table:style-name="ce511"/>
        </table:table-row>
        <table:table-row table:style-name="ro38">
          <table:table-cell office:value-type="string" table:style-name="ce327">
            <text:p>2017: Otherwise dealt with [Note 8]</text:p>
          </table:table-cell>
          <table:table-cell office:value-type="float" office:value="733" table:style-name="ce508">
            <text:p><text:s/>733<text:s/></text:p>
          </table:table-cell>
          <table:table-cell office:value-type="float" office:value="275" table:style-name="ce508">
            <text:p><text:s/>275<text:s/></text:p>
          </table:table-cell>
          <table:table-cell office:value-type="float" office:value="106" table:style-name="ce508">
            <text:p><text:s/>106<text:s/></text:p>
          </table:table-cell>
          <table:table-cell office:value-type="float" office:value="1854" table:style-name="ce508">
            <text:p><text:s/>1,854<text:s/></text:p>
          </table:table-cell>
          <table:table-cell office:value-type="float" office:value="102" table:style-name="ce508">
            <text:p><text:s/>102<text:s/></text:p>
          </table:table-cell>
          <table:table-cell office:value-type="float" office:value="1458" table:style-name="ce508">
            <text:p><text:s/>1,458<text:s/></text:p>
          </table:table-cell>
          <table:table-cell office:value-type="float" office:value="205" table:style-name="ce508">
            <text:p><text:s/>205<text:s/></text:p>
          </table:table-cell>
          <table:table-cell office:value-type="float" office:value="602" table:style-name="ce508">
            <text:p><text:s/>602<text:s/></text:p>
          </table:table-cell>
          <table:table-cell office:value-type="float" office:value="1971" table:style-name="ce508">
            <text:p><text:s/>1,971<text:s/></text:p>
          </table:table-cell>
          <table:table-cell office:value-type="float" office:value="103" table:style-name="ce508">
            <text:p><text:s/>103<text:s/></text:p>
          </table:table-cell>
          <table:table-cell office:value-type="float" office:value="7409" table:style-name="ce508">
            <text:p><text:s/>7,409<text:s/></text:p>
          </table:table-cell>
          <table:table-cell office:value-type="float" office:value="3215" table:style-name="ce508">
            <text:p><text:s/>3,215<text:s/></text:p>
          </table:table-cell>
          <table:table-cell office:value-type="float" office:value="2367" table:style-name="ce508">
            <text:p><text:s/>2,367<text:s/></text:p>
          </table:table-cell>
          <table:table-cell office:value-type="float" office:value="5582" table:style-name="ce508">
            <text:p><text:s/>5,582<text:s/></text:p>
          </table:table-cell>
          <table:table-cell office:value-type="string" table:style-name="ce509">
            <text:p>-</text:p>
          </table:table-cell>
          <table:table-cell office:value-type="float" office:value="12991" table:style-name="ce508">
            <text:p><text:s/>12,991<text:s/></text:p>
          </table:table-cell>
          <table:table-cell table:style-name="ce500"/>
          <table:table-cell table:number-columns-repeated="16366" table:style-name="ce4"/>
        </table:table-row>
        <table:table-row table:style-name="ro38">
          <table:table-cell office:value-type="string" table:style-name="ce518">
            <text:p>2017: Average custodial sentence (months) [Note 9]</text:p>
          </table:table-cell>
          <table:table-cell office:value-type="float" office:value="23.006900000000002" table:style-name="ce521">
            <text:p><text:s/>23.0<text:s/></text:p>
          </table:table-cell>
          <table:table-cell office:value-type="float" office:value="60.628599999999999" table:style-name="ce521">
            <text:p><text:s/>60.6<text:s/></text:p>
          </table:table-cell>
          <table:table-cell office:value-type="float" office:value="46.396799999999999" table:style-name="ce521">
            <text:p><text:s/>46.4<text:s/></text:p>
          </table:table-cell>
          <table:table-cell office:value-type="float" office:value="9.1527999999999992" table:style-name="ce521">
            <text:p><text:s/>9.2<text:s/></text:p>
          </table:table-cell>
          <table:table-cell office:value-type="float" office:value="29.8567" table:style-name="ce521">
            <text:p><text:s/>29.9<text:s/></text:p>
          </table:table-cell>
          <table:table-cell office:value-type="float" office:value="34.764299999999999" table:style-name="ce521">
            <text:p><text:s/>34.8<text:s/></text:p>
          </table:table-cell>
          <table:table-cell office:value-type="float" office:value="13.8939" table:style-name="ce521">
            <text:p><text:s/>13.9<text:s/></text:p>
          </table:table-cell>
          <table:table-cell office:value-type="float" office:value="6.6874000000000002" table:style-name="ce521">
            <text:p><text:s/>6.7<text:s/></text:p>
          </table:table-cell>
          <table:table-cell office:value-type="float" office:value="11.463100000000001" table:style-name="ce521">
            <text:p><text:s/>11.5<text:s/></text:p>
          </table:table-cell>
          <table:table-cell office:value-type="float" office:value="18.255199999999999" table:style-name="ce521">
            <text:p><text:s/>18.3<text:s/></text:p>
          </table:table-cell>
          <table:table-cell office:value-type="float" office:value="19.625499999999999" table:style-name="ce521">
            <text:p><text:s/>19.6<text:s/></text:p>
          </table:table-cell>
          <table:table-cell office:value-type="float" office:value="2.4748000000000001" table:style-name="ce521">
            <text:p><text:s/>2.5<text:s/></text:p>
          </table:table-cell>
          <table:table-cell office:value-type="float" office:value="2.9481000000000002" table:style-name="ce521">
            <text:p><text:s/>2.9<text:s/></text:p>
          </table:table-cell>
          <table:table-cell office:value-type="float" office:value="2.5720000000000001" table:style-name="ce521">
            <text:p><text:s/>2.6<text:s/></text:p>
          </table:table-cell>
          <table:table-cell office:value-type="string" table:style-name="ce522">
            <text:p>-</text:p>
          </table:table-cell>
          <table:table-cell office:value-type="float" office:value="16.591799999999999" table:style-name="ce521">
            <text:p><text:s/>16.6<text:s/></text:p>
          </table:table-cell>
          <table:table-cell table:style-name="ce523"/>
          <table:table-cell table:number-columns-repeated="16366" table:style-name="ce524"/>
        </table:table-row>
        <table:table-row table:style-name="ro38">
          <table:table-cell office:value-type="string" table:style-name="ce520">
            <text:p>2018: All Sentenced</text:p>
          </table:table-cell>
          <table:table-cell office:value-type="float" office:value="26673" table:style-name="ce506">
            <text:p><text:s/>26,673<text:s/></text:p>
          </table:table-cell>
          <table:table-cell office:value-type="float" office:value="5868" table:style-name="ce506">
            <text:p><text:s/>5,868<text:s/></text:p>
          </table:table-cell>
          <table:table-cell office:value-type="float" office:value="3711" table:style-name="ce506">
            <text:p><text:s/>3,711<text:s/></text:p>
          </table:table-cell>
          <table:table-cell office:value-type="float" office:value="67730" table:style-name="ce506">
            <text:p><text:s/>67,730<text:s/></text:p>
          </table:table-cell>
          <table:table-cell office:value-type="float" office:value="1753" table:style-name="ce506">
            <text:p><text:s/>1,753<text:s/></text:p>
          </table:table-cell>
          <table:table-cell office:value-type="float" office:value="33996" table:style-name="ce506">
            <text:p><text:s/>33,996<text:s/></text:p>
          </table:table-cell>
          <table:table-cell office:value-type="float" office:value="13141" table:style-name="ce506">
            <text:p><text:s/>13,141<text:s/></text:p>
          </table:table-cell>
          <table:table-cell office:value-type="float" office:value="15950" table:style-name="ce506">
            <text:p><text:s/>15,950<text:s/></text:p>
          </table:table-cell>
          <table:table-cell office:value-type="float" office:value="24920" table:style-name="ce506">
            <text:p><text:s/>24,920<text:s/></text:p>
          </table:table-cell>
          <table:table-cell office:value-type="float" office:value="8764" table:style-name="ce506">
            <text:p><text:s/>8,764<text:s/></text:p>
          </table:table-cell>
          <table:table-cell office:value-type="float" office:value="202506" table:style-name="ce506">
            <text:p><text:s/>202,506<text:s/></text:p>
          </table:table-cell>
          <table:table-cell office:value-type="float" office:value="464752" table:style-name="ce506">
            <text:p><text:s/>464,752<text:s/></text:p>
          </table:table-cell>
          <table:table-cell office:value-type="float" office:value="519514" table:style-name="ce506">
            <text:p><text:s/>519,514<text:s/></text:p>
          </table:table-cell>
          <table:table-cell office:value-type="float" office:value="984266" table:style-name="ce506">
            <text:p><text:s/>984,266<text:s/></text:p>
          </table:table-cell>
          <table:table-cell office:value-type="float" office:value="123" table:style-name="ce506">
            <text:p><text:s/>123<text:s/></text:p>
          </table:table-cell>
          <table:table-cell office:value-type="float" office:value="1186895" table:style-name="ce506">
            <text:p><text:s/>1,186,895<text:s/></text:p>
          </table:table-cell>
          <table:table-cell table:style-name="ce507"/>
          <table:table-cell table:number-columns-repeated="16366" table:style-name="ce336"/>
        </table:table-row>
        <table:table-row table:style-name="ro38">
          <table:table-cell office:value-type="string" table:style-name="ce327">
            <text:p>2018: Immediate custody</text:p>
          </table:table-cell>
          <table:table-cell office:value-type="float" office:value="11668" table:style-name="ce508">
            <text:p><text:s/>11,668<text:s/></text:p>
          </table:table-cell>
          <table:table-cell office:value-type="float" office:value="3559" table:style-name="ce508">
            <text:p><text:s/>3,559<text:s/></text:p>
          </table:table-cell>
          <table:table-cell office:value-type="float" office:value="2537" table:style-name="ce508">
            <text:p><text:s/>2,537<text:s/></text:p>
          </table:table-cell>
          <table:table-cell office:value-type="float" office:value="21013" table:style-name="ce508">
            <text:p><text:s/>21,013<text:s/></text:p>
          </table:table-cell>
          <table:table-cell office:value-type="float" office:value="547" table:style-name="ce508">
            <text:p><text:s/>547<text:s/></text:p>
          </table:table-cell>
          <table:table-cell office:value-type="float" office:value="7636" table:style-name="ce508">
            <text:p><text:s/>7,636<text:s/></text:p>
          </table:table-cell>
          <table:table-cell office:value-type="float" office:value="4731" table:style-name="ce508">
            <text:p><text:s/>4,731<text:s/></text:p>
          </table:table-cell>
          <table:table-cell office:value-type="float" office:value="4782" table:style-name="ce508">
            <text:p><text:s/>4,782<text:s/></text:p>
          </table:table-cell>
          <table:table-cell office:value-type="float" office:value="7822" table:style-name="ce508">
            <text:p><text:s/>7,822<text:s/></text:p>
          </table:table-cell>
          <table:table-cell office:value-type="float" office:value="1786" table:style-name="ce508">
            <text:p><text:s/>1,786<text:s/></text:p>
          </table:table-cell>
          <table:table-cell office:value-type="float" office:value="66081" table:style-name="ce508">
            <text:p><text:s/>66,081<text:s/></text:p>
          </table:table-cell>
          <table:table-cell office:value-type="float" office:value="10997" table:style-name="ce508">
            <text:p><text:s/>10,997<text:s/></text:p>
          </table:table-cell>
          <table:table-cell office:value-type="float" office:value="3051" table:style-name="ce508">
            <text:p><text:s/>3,051<text:s/></text:p>
          </table:table-cell>
          <table:table-cell office:value-type="float" office:value="14048" table:style-name="ce508">
            <text:p><text:s/>14,048<text:s/></text:p>
          </table:table-cell>
          <table:table-cell office:value-type="float" office:value="87" table:style-name="ce508">
            <text:p><text:s/>87<text:s/></text:p>
          </table:table-cell>
          <table:table-cell office:value-type="float" office:value="80216" table:style-name="ce508">
            <text:p><text:s/>80,216<text:s/></text:p>
          </table:table-cell>
          <table:table-cell table:style-name="ce500"/>
          <table:table-cell table:number-columns-repeated="16366" table:style-name="ce4"/>
        </table:table-row>
        <table:table-row table:style-name="ro38">
          <table:table-cell office:value-type="string" table:style-name="ce327">
            <text:p>2018: Suspended sentence</text:p>
          </table:table-cell>
          <table:table-cell office:value-type="float" office:value="5637" table:style-name="ce508">
            <text:p><text:s/>5,637<text:s/></text:p>
          </table:table-cell>
          <table:table-cell office:value-type="float" office:value="855" table:style-name="ce508">
            <text:p><text:s/>855<text:s/></text:p>
          </table:table-cell>
          <table:table-cell office:value-type="float" office:value="174" table:style-name="ce508">
            <text:p><text:s/>174<text:s/></text:p>
          </table:table-cell>
          <table:table-cell office:value-type="float" office:value="8199" table:style-name="ce508">
            <text:p><text:s/>8,199<text:s/></text:p>
          </table:table-cell>
          <table:table-cell office:value-type="float" office:value="254" table:style-name="ce508">
            <text:p><text:s/>254<text:s/></text:p>
          </table:table-cell>
          <table:table-cell office:value-type="float" office:value="3352" table:style-name="ce508">
            <text:p><text:s/>3,352<text:s/></text:p>
          </table:table-cell>
          <table:table-cell office:value-type="float" office:value="3495" table:style-name="ce508">
            <text:p><text:s/>3,495<text:s/></text:p>
          </table:table-cell>
          <table:table-cell office:value-type="float" office:value="2618" table:style-name="ce508">
            <text:p><text:s/>2,618<text:s/></text:p>
          </table:table-cell>
          <table:table-cell office:value-type="float" office:value="5181" table:style-name="ce508">
            <text:p><text:s/>5,181<text:s/></text:p>
          </table:table-cell>
          <table:table-cell office:value-type="float" office:value="2154" table:style-name="ce508">
            <text:p><text:s/>2,154<text:s/></text:p>
          </table:table-cell>
          <table:table-cell office:value-type="float" office:value="31919" table:style-name="ce508">
            <text:p><text:s/>31,919<text:s/></text:p>
          </table:table-cell>
          <table:table-cell office:value-type="float" office:value="8908" table:style-name="ce508">
            <text:p><text:s/>8,908<text:s/></text:p>
          </table:table-cell>
          <table:table-cell office:value-type="float" office:value="4377" table:style-name="ce508">
            <text:p><text:s/>4,377<text:s/></text:p>
          </table:table-cell>
          <table:table-cell office:value-type="float" office:value="13285" table:style-name="ce508">
            <text:p><text:s/>13,285<text:s/></text:p>
          </table:table-cell>
          <table:table-cell office:value-type="float" office:value="19" table:style-name="ce508">
            <text:p><text:s/>19<text:s/></text:p>
          </table:table-cell>
          <table:table-cell office:value-type="float" office:value="45223" table:style-name="ce508">
            <text:p><text:s/>45,223<text:s/></text:p>
          </table:table-cell>
          <table:table-cell table:style-name="ce510"/>
          <table:table-cell table:number-columns-repeated="16366" table:style-name="ce4"/>
        </table:table-row>
        <table:table-row table:style-name="ro38">
          <table:table-cell office:value-type="string" table:style-name="ce327">
            <text:p>2018: Community sentence</text:p>
          </table:table-cell>
          <table:table-cell office:value-type="float" office:value="5451" table:style-name="ce508">
            <text:p><text:s/>5,451<text:s/></text:p>
          </table:table-cell>
          <table:table-cell office:value-type="float" office:value="1068" table:style-name="ce508">
            <text:p><text:s/>1,068<text:s/></text:p>
          </table:table-cell>
          <table:table-cell office:value-type="float" office:value="889" table:style-name="ce508">
            <text:p><text:s/>889<text:s/></text:p>
          </table:table-cell>
          <table:table-cell office:value-type="float" office:value="15643" table:style-name="ce508">
            <text:p><text:s/>15,643<text:s/></text:p>
          </table:table-cell>
          <table:table-cell office:value-type="float" office:value="493" table:style-name="ce508">
            <text:p><text:s/>493<text:s/></text:p>
          </table:table-cell>
          <table:table-cell office:value-type="float" office:value="4160" table:style-name="ce508">
            <text:p><text:s/>4,160<text:s/></text:p>
          </table:table-cell>
          <table:table-cell office:value-type="float" office:value="3738" table:style-name="ce508">
            <text:p><text:s/>3,738<text:s/></text:p>
          </table:table-cell>
          <table:table-cell office:value-type="float" office:value="3886" table:style-name="ce508">
            <text:p><text:s/>3,886<text:s/></text:p>
          </table:table-cell>
          <table:table-cell office:value-type="float" office:value="3699" table:style-name="ce508">
            <text:p><text:s/>3,699<text:s/></text:p>
          </table:table-cell>
          <table:table-cell office:value-type="float" office:value="2827" table:style-name="ce508">
            <text:p><text:s/>2,827<text:s/></text:p>
          </table:table-cell>
          <table:table-cell office:value-type="float" office:value="41854" table:style-name="ce508">
            <text:p><text:s/>41,854<text:s/></text:p>
          </table:table-cell>
          <table:table-cell office:value-type="float" office:value="35749" table:style-name="ce508">
            <text:p><text:s/>35,749<text:s/></text:p>
          </table:table-cell>
          <table:table-cell office:value-type="float" office:value="13018" table:style-name="ce508">
            <text:p><text:s/>13,018<text:s/></text:p>
          </table:table-cell>
          <table:table-cell office:value-type="float" office:value="48767" table:style-name="ce508">
            <text:p><text:s/>48,767<text:s/></text:p>
          </table:table-cell>
          <table:table-cell office:value-type="float" office:value="7" table:style-name="ce508">
            <text:p><text:s/>7<text:s/></text:p>
          </table:table-cell>
          <table:table-cell office:value-type="float" office:value="90628" table:style-name="ce508">
            <text:p><text:s/>90,628<text:s/></text:p>
          </table:table-cell>
          <table:table-cell table:style-name="ce500"/>
          <table:table-cell table:number-columns-repeated="16366" table:style-name="ce4"/>
        </table:table-row>
        <table:table-row table:style-name="ro38">
          <table:table-cell office:value-type="string" table:style-name="ce327">
            <text:p>2018: Fine [Note 23]</text:p>
          </table:table-cell>
          <table:table-cell office:value-type="float" office:value="2086" table:style-name="ce508">
            <text:p><text:s/>2,086<text:s/></text:p>
          </table:table-cell>
          <table:table-cell office:value-type="float" office:value="78" table:style-name="ce508">
            <text:p><text:s/>78<text:s/></text:p>
          </table:table-cell>
          <table:table-cell office:value-type="float" office:value="0" table:style-name="ce508">
            <text:p><text:s/>-00<text:s/></text:p>
          </table:table-cell>
          <table:table-cell office:value-type="float" office:value="9529" table:style-name="ce508">
            <text:p><text:s/>9,529<text:s/></text:p>
          </table:table-cell>
          <table:table-cell office:value-type="float" office:value="136" table:style-name="ce508">
            <text:p><text:s/>136<text:s/></text:p>
          </table:table-cell>
          <table:table-cell office:value-type="float" office:value="12799" table:style-name="ce508">
            <text:p><text:s/>12,799<text:s/></text:p>
          </table:table-cell>
          <table:table-cell office:value-type="float" office:value="609" table:style-name="ce508">
            <text:p><text:s/>609<text:s/></text:p>
          </table:table-cell>
          <table:table-cell office:value-type="float" office:value="3047" table:style-name="ce508">
            <text:p><text:s/>3,047<text:s/></text:p>
          </table:table-cell>
          <table:table-cell office:value-type="float" office:value="5371" table:style-name="ce508">
            <text:p><text:s/>5,371<text:s/></text:p>
          </table:table-cell>
          <table:table-cell office:value-type="float" office:value="922" table:style-name="ce508">
            <text:p><text:s/>922<text:s/></text:p>
          </table:table-cell>
          <table:table-cell office:value-type="float" office:value="34577" table:style-name="ce508">
            <text:p><text:s/>34,577<text:s/></text:p>
          </table:table-cell>
          <table:table-cell office:value-type="float" office:value="377678" table:style-name="ce508">
            <text:p><text:s/>377,678<text:s/></text:p>
          </table:table-cell>
          <table:table-cell office:value-type="float" office:value="494174" table:style-name="ce508">
            <text:p><text:s/>494,174<text:s/></text:p>
          </table:table-cell>
          <table:table-cell office:value-type="float" office:value="871852" table:style-name="ce508">
            <text:p><text:s/>871,852<text:s/></text:p>
          </table:table-cell>
          <table:table-cell office:value-type="float" office:value="1" table:style-name="ce508">
            <text:p><text:s/>1<text:s/></text:p>
          </table:table-cell>
          <table:table-cell office:value-type="float" office:value="906430" table:style-name="ce508">
            <text:p><text:s/>906,430<text:s/></text:p>
          </table:table-cell>
          <table:table-cell table:style-name="ce500"/>
          <table:table-cell table:number-columns-repeated="16366" table:style-name="ce4"/>
        </table:table-row>
        <table:table-row table:style-name="ro38">
          <table:table-cell office:value-type="string" table:style-name="ce327">
            <text:p>2018: Absolute discharge</text:p>
          </table:table-cell>
          <table:table-cell office:value-type="float" office:value="53" table:style-name="ce508">
            <text:p><text:s/>53<text:s/></text:p>
          </table:table-cell>
          <table:table-cell office:value-type="float" office:value="12" table:style-name="ce508">
            <text:p><text:s/>12<text:s/></text:p>
          </table:table-cell>
          <table:table-cell office:value-type="float" office:value="1" table:style-name="ce508">
            <text:p><text:s/>1<text:s/></text:p>
          </table:table-cell>
          <table:table-cell office:value-type="float" office:value="228" table:style-name="ce508">
            <text:p><text:s/>228<text:s/></text:p>
          </table:table-cell>
          <table:table-cell office:value-type="float" office:value="16" table:style-name="ce508">
            <text:p><text:s/>16<text:s/></text:p>
          </table:table-cell>
          <table:table-cell office:value-type="float" office:value="190" table:style-name="ce508">
            <text:p><text:s/>190<text:s/></text:p>
          </table:table-cell>
          <table:table-cell office:value-type="float" office:value="17" table:style-name="ce508">
            <text:p><text:s/>17<text:s/></text:p>
          </table:table-cell>
          <table:table-cell office:value-type="float" office:value="75" table:style-name="ce508">
            <text:p><text:s/>75<text:s/></text:p>
          </table:table-cell>
          <table:table-cell office:value-type="float" office:value="117" table:style-name="ce508">
            <text:p><text:s/>117<text:s/></text:p>
          </table:table-cell>
          <table:table-cell office:value-type="float" office:value="7" table:style-name="ce508">
            <text:p><text:s/>7<text:s/></text:p>
          </table:table-cell>
          <table:table-cell office:value-type="float" office:value="716" table:style-name="ce508">
            <text:p><text:s/>716<text:s/></text:p>
          </table:table-cell>
          <table:table-cell office:value-type="float" office:value="2902" table:style-name="ce508">
            <text:p><text:s/>2,902<text:s/></text:p>
          </table:table-cell>
          <table:table-cell office:value-type="float" office:value="1473" table:style-name="ce508">
            <text:p><text:s/>1,473<text:s/></text:p>
          </table:table-cell>
          <table:table-cell office:value-type="float" office:value="4375" table:style-name="ce508">
            <text:p><text:s/>4,375<text:s/></text:p>
          </table:table-cell>
          <table:table-cell office:value-type="string" table:style-name="ce509">
            <text:p>-</text:p>
          </table:table-cell>
          <table:table-cell office:value-type="float" office:value="5091" table:style-name="ce508">
            <text:p><text:s/>5,091<text:s/></text:p>
          </table:table-cell>
          <table:table-cell table:style-name="ce500"/>
          <table:table-cell table:number-columns-repeated="16366" table:style-name="ce4"/>
        </table:table-row>
        <table:table-row table:style-name="ro38">
          <table:table-cell office:value-type="string" table:style-name="ce327">
            <text:p>2018: Conditional discharge</text:p>
          </table:table-cell>
          <table:table-cell office:value-type="float" office:value="911" table:style-name="ce508">
            <text:p><text:s/>911<text:s/></text:p>
          </table:table-cell>
          <table:table-cell office:value-type="float" office:value="48" table:style-name="ce508">
            <text:p><text:s/>48<text:s/></text:p>
          </table:table-cell>
          <table:table-cell office:value-type="float" office:value="7" table:style-name="ce508">
            <text:p><text:s/>7<text:s/></text:p>
          </table:table-cell>
          <table:table-cell office:value-type="float" office:value="9842" table:style-name="ce508">
            <text:p><text:s/>9,842<text:s/></text:p>
          </table:table-cell>
          <table:table-cell office:value-type="float" office:value="166" table:style-name="ce508">
            <text:p><text:s/>166<text:s/></text:p>
          </table:table-cell>
          <table:table-cell office:value-type="float" office:value="4583" table:style-name="ce508">
            <text:p><text:s/>4,583<text:s/></text:p>
          </table:table-cell>
          <table:table-cell office:value-type="float" office:value="286" table:style-name="ce508">
            <text:p><text:s/>286<text:s/></text:p>
          </table:table-cell>
          <table:table-cell office:value-type="float" office:value="883" table:style-name="ce508">
            <text:p><text:s/>883<text:s/></text:p>
          </table:table-cell>
          <table:table-cell office:value-type="float" office:value="979" table:style-name="ce508">
            <text:p><text:s/>979<text:s/></text:p>
          </table:table-cell>
          <table:table-cell office:value-type="float" office:value="869" table:style-name="ce508">
            <text:p><text:s/>869<text:s/></text:p>
          </table:table-cell>
          <table:table-cell office:value-type="float" office:value="18574" table:style-name="ce508">
            <text:p><text:s/>18,574<text:s/></text:p>
          </table:table-cell>
          <table:table-cell office:value-type="float" office:value="22757" table:style-name="ce508">
            <text:p><text:s/>22,757<text:s/></text:p>
          </table:table-cell>
          <table:table-cell office:value-type="float" office:value="1280" table:style-name="ce508">
            <text:p><text:s/>1,280<text:s/></text:p>
          </table:table-cell>
          <table:table-cell office:value-type="float" office:value="24037" table:style-name="ce508">
            <text:p><text:s/>24,037<text:s/></text:p>
          </table:table-cell>
          <table:table-cell office:value-type="string" table:style-name="ce509">
            <text:p>-</text:p>
          </table:table-cell>
          <table:table-cell office:value-type="float" office:value="42611" table:style-name="ce508">
            <text:p><text:s/>42,611<text:s/></text:p>
          </table:table-cell>
          <table:table-cell table:style-name="ce500"/>
          <table:table-cell table:number-columns-repeated="16366" table:style-name="ce4"/>
        </table:table-row>
        <table:table-row table:style-name="ro38">
          <table:table-cell office:value-type="string" table:style-name="ce327">
            <text:p>2018: Compensation</text:p>
          </table:table-cell>
          <table:table-cell office:value-type="float" office:value="95" table:style-name="ce508">
            <text:p><text:s/>95<text:s/></text:p>
          </table:table-cell>
          <table:table-cell office:value-type="float" office:value="10" table:style-name="ce508">
            <text:p><text:s/>10<text:s/></text:p>
          </table:table-cell>
          <table:table-cell office:value-type="float" office:value="3" table:style-name="ce508">
            <text:p><text:s/>3<text:s/></text:p>
          </table:table-cell>
          <table:table-cell office:value-type="float" office:value="1555" table:style-name="ce508">
            <text:p><text:s/>1,555<text:s/></text:p>
          </table:table-cell>
          <table:table-cell office:value-type="float" office:value="52" table:style-name="ce508">
            <text:p><text:s/>52<text:s/></text:p>
          </table:table-cell>
          <table:table-cell office:value-type="float" office:value="0" table:style-name="ce508">
            <text:p><text:s/>-00<text:s/></text:p>
          </table:table-cell>
          <table:table-cell office:value-type="float" office:value="0" table:style-name="ce508">
            <text:p><text:s/>-00<text:s/></text:p>
          </table:table-cell>
          <table:table-cell office:value-type="float" office:value="44" table:style-name="ce508">
            <text:p><text:s/>44<text:s/></text:p>
          </table:table-cell>
          <table:table-cell office:value-type="float" office:value="42" table:style-name="ce508">
            <text:p><text:s/>42<text:s/></text:p>
          </table:table-cell>
          <table:table-cell office:value-type="float" office:value="75" table:style-name="ce508">
            <text:p><text:s/>75<text:s/></text:p>
          </table:table-cell>
          <table:table-cell office:value-type="float" office:value="1876" table:style-name="ce508">
            <text:p><text:s/>1,876<text:s/></text:p>
          </table:table-cell>
          <table:table-cell office:value-type="float" office:value="2989" table:style-name="ce508">
            <text:p><text:s/>2,989<text:s/></text:p>
          </table:table-cell>
          <table:table-cell office:value-type="float" office:value="93" table:style-name="ce508">
            <text:p><text:s/>93<text:s/></text:p>
          </table:table-cell>
          <table:table-cell office:value-type="float" office:value="3082" table:style-name="ce508">
            <text:p><text:s/>3,082<text:s/></text:p>
          </table:table-cell>
          <table:table-cell office:value-type="string" table:style-name="ce509">
            <text:p>-</text:p>
          </table:table-cell>
          <table:table-cell office:value-type="float" office:value="4958" table:style-name="ce508">
            <text:p><text:s/>4,958<text:s/></text:p>
          </table:table-cell>
          <table:table-cell table:style-name="ce511"/>
          <table:table-cell table:style-name="ce4"/>
          <table:table-cell table:number-columns-repeated="16365" table:style-name="ce511"/>
        </table:table-row>
        <table:table-row table:style-name="ro38">
          <table:table-cell office:value-type="string" table:style-name="ce327">
            <text:p>2018: Otherwise dealt with [Note 8]</text:p>
          </table:table-cell>
          <table:table-cell office:value-type="float" office:value="772" table:style-name="ce508">
            <text:p><text:s/>772<text:s/></text:p>
          </table:table-cell>
          <table:table-cell office:value-type="float" office:value="238" table:style-name="ce508">
            <text:p><text:s/>238<text:s/></text:p>
          </table:table-cell>
          <table:table-cell office:value-type="float" office:value="100" table:style-name="ce508">
            <text:p><text:s/>100<text:s/></text:p>
          </table:table-cell>
          <table:table-cell office:value-type="float" office:value="1721" table:style-name="ce508">
            <text:p><text:s/>1,721<text:s/></text:p>
          </table:table-cell>
          <table:table-cell office:value-type="float" office:value="89" table:style-name="ce508">
            <text:p><text:s/>89<text:s/></text:p>
          </table:table-cell>
          <table:table-cell office:value-type="float" office:value="1276" table:style-name="ce508">
            <text:p><text:s/>1,276<text:s/></text:p>
          </table:table-cell>
          <table:table-cell office:value-type="float" office:value="265" table:style-name="ce508">
            <text:p><text:s/>265<text:s/></text:p>
          </table:table-cell>
          <table:table-cell office:value-type="float" office:value="615" table:style-name="ce508">
            <text:p><text:s/>615<text:s/></text:p>
          </table:table-cell>
          <table:table-cell office:value-type="float" office:value="1709" table:style-name="ce508">
            <text:p><text:s/>1,709<text:s/></text:p>
          </table:table-cell>
          <table:table-cell office:value-type="float" office:value="124" table:style-name="ce508">
            <text:p><text:s/>124<text:s/></text:p>
          </table:table-cell>
          <table:table-cell office:value-type="float" office:value="6909" table:style-name="ce508">
            <text:p><text:s/>6,909<text:s/></text:p>
          </table:table-cell>
          <table:table-cell office:value-type="float" office:value="2772" table:style-name="ce508">
            <text:p><text:s/>2,772<text:s/></text:p>
          </table:table-cell>
          <table:table-cell office:value-type="float" office:value="2048" table:style-name="ce508">
            <text:p><text:s/>2,048<text:s/></text:p>
          </table:table-cell>
          <table:table-cell office:value-type="float" office:value="4820" table:style-name="ce508">
            <text:p><text:s/>4,820<text:s/></text:p>
          </table:table-cell>
          <table:table-cell office:value-type="float" office:value="9" table:style-name="ce508">
            <text:p><text:s/>9<text:s/></text:p>
          </table:table-cell>
          <table:table-cell office:value-type="float" office:value="11738" table:style-name="ce508">
            <text:p><text:s/>11,738<text:s/></text:p>
          </table:table-cell>
          <table:table-cell table:style-name="ce500"/>
          <table:table-cell table:number-columns-repeated="16366" table:style-name="ce4"/>
        </table:table-row>
        <table:table-row table:style-name="ro38">
          <table:table-cell office:value-type="string" table:style-name="ce518">
            <text:p>2018: Average custodial sentence (months) [Note 9]</text:p>
          </table:table-cell>
          <table:table-cell office:value-type="float" office:value="24.114999999999998" table:style-name="ce521">
            <text:p><text:s/>24.1<text:s/></text:p>
          </table:table-cell>
          <table:table-cell office:value-type="float" office:value="60.9574" table:style-name="ce521">
            <text:p><text:s/>61.0<text:s/></text:p>
          </table:table-cell>
          <table:table-cell office:value-type="float" office:value="49.117199999999997" table:style-name="ce521">
            <text:p><text:s/>49.1<text:s/></text:p>
          </table:table-cell>
          <table:table-cell office:value-type="float" office:value="9.7349999999999994" table:style-name="ce521">
            <text:p><text:s/>9.7<text:s/></text:p>
          </table:table-cell>
          <table:table-cell office:value-type="float" office:value="29.060099999999998" table:style-name="ce521">
            <text:p><text:s/>29.1<text:s/></text:p>
          </table:table-cell>
          <table:table-cell office:value-type="float" office:value="36.142800000000001" table:style-name="ce521">
            <text:p><text:s/>36.1<text:s/></text:p>
          </table:table-cell>
          <table:table-cell office:value-type="float" office:value="13.034800000000001" table:style-name="ce521">
            <text:p><text:s/>13.0<text:s/></text:p>
          </table:table-cell>
          <table:table-cell office:value-type="float" office:value="6.6647999999999996" table:style-name="ce521">
            <text:p><text:s/>6.7<text:s/></text:p>
          </table:table-cell>
          <table:table-cell office:value-type="float" office:value="12.5321" table:style-name="ce521">
            <text:p><text:s/>12.5<text:s/></text:p>
          </table:table-cell>
          <table:table-cell office:value-type="float" office:value="18.955500000000001" table:style-name="ce521">
            <text:p><text:s/>19.0<text:s/></text:p>
          </table:table-cell>
          <table:table-cell office:value-type="float" office:value="20.311599999999999" table:style-name="ce521">
            <text:p><text:s/>20.3<text:s/></text:p>
          </table:table-cell>
          <table:table-cell office:value-type="float" office:value="2.5354999999999999" table:style-name="ce521">
            <text:p><text:s/>2.5<text:s/></text:p>
          </table:table-cell>
          <table:table-cell office:value-type="float" office:value="2.8473000000000002" table:style-name="ce521">
            <text:p><text:s/>2.8<text:s/></text:p>
          </table:table-cell>
          <table:table-cell office:value-type="float" office:value="2.6032000000000002" table:style-name="ce521">
            <text:p><text:s/>2.6<text:s/></text:p>
          </table:table-cell>
          <table:table-cell office:value-type="float" office:value="81.481999999999999" table:style-name="ce521">
            <text:p><text:s/>81.5<text:s/></text:p>
          </table:table-cell>
          <table:table-cell office:value-type="float" office:value="17.261500000000002" table:style-name="ce521">
            <text:p><text:s/>17.3<text:s/></text:p>
          </table:table-cell>
          <table:table-cell table:style-name="ce523"/>
          <table:table-cell table:number-columns-repeated="16366" table:style-name="ce524"/>
        </table:table-row>
        <table:table-row table:style-name="ro38">
          <table:table-cell office:value-type="string" table:style-name="ce520">
            <text:p>2019: All Sentenced</text:p>
          </table:table-cell>
          <table:table-cell office:value-type="float" office:value="32236" table:style-name="ce506">
            <text:p><text:s/>32,236<text:s/></text:p>
          </table:table-cell>
          <table:table-cell office:value-type="float" office:value="4914" table:style-name="ce506">
            <text:p><text:s/>4,914<text:s/></text:p>
          </table:table-cell>
          <table:table-cell office:value-type="float" office:value="3845" table:style-name="ce506">
            <text:p><text:s/>3,845<text:s/></text:p>
          </table:table-cell>
          <table:table-cell office:value-type="float" office:value="59289" table:style-name="ce506">
            <text:p><text:s/>59,289<text:s/></text:p>
          </table:table-cell>
          <table:table-cell office:value-type="float" office:value="1529" table:style-name="ce506">
            <text:p><text:s/>1,529<text:s/></text:p>
          </table:table-cell>
          <table:table-cell office:value-type="float" office:value="37006" table:style-name="ce506">
            <text:p><text:s/>37,006<text:s/></text:p>
          </table:table-cell>
          <table:table-cell office:value-type="float" office:value="14235" table:style-name="ce506">
            <text:p><text:s/>14,235<text:s/></text:p>
          </table:table-cell>
          <table:table-cell office:value-type="float" office:value="15936" table:style-name="ce506">
            <text:p><text:s/>15,936<text:s/></text:p>
          </table:table-cell>
          <table:table-cell office:value-type="float" office:value="22993" table:style-name="ce506">
            <text:p><text:s/>22,993<text:s/></text:p>
          </table:table-cell>
          <table:table-cell office:value-type="float" office:value="7009" table:style-name="ce506">
            <text:p><text:s/>7,009<text:s/></text:p>
          </table:table-cell>
          <table:table-cell office:value-type="float" office:value="198992" table:style-name="ce506">
            <text:p><text:s/>198,992<text:s/></text:p>
          </table:table-cell>
          <table:table-cell office:value-type="float" office:value="453956" table:style-name="ce506">
            <text:p><text:s/>453,956<text:s/></text:p>
          </table:table-cell>
          <table:table-cell office:value-type="float" office:value="525862" table:style-name="ce506">
            <text:p><text:s/>525,862<text:s/></text:p>
          </table:table-cell>
          <table:table-cell office:value-type="float" office:value="979818" table:style-name="ce506">
            <text:p><text:s/>979,818<text:s/></text:p>
          </table:table-cell>
          <table:table-cell office:value-type="float" office:value="545" table:style-name="ce506">
            <text:p><text:s/>545<text:s/></text:p>
          </table:table-cell>
          <table:table-cell office:value-type="float" office:value="1179355" table:style-name="ce506">
            <text:p><text:s/>1,179,355<text:s/></text:p>
          </table:table-cell>
          <table:table-cell table:style-name="ce507"/>
          <table:table-cell table:number-columns-repeated="16366" table:style-name="ce336"/>
        </table:table-row>
        <table:table-row table:style-name="ro38">
          <table:table-cell office:value-type="string" table:style-name="ce327">
            <text:p>2019: Immediate custody</text:p>
          </table:table-cell>
          <table:table-cell office:value-type="float" office:value="12322" table:style-name="ce508">
            <text:p><text:s/>12,322<text:s/></text:p>
          </table:table-cell>
          <table:table-cell office:value-type="float" office:value="2824" table:style-name="ce508">
            <text:p><text:s/>2,824<text:s/></text:p>
          </table:table-cell>
          <table:table-cell office:value-type="float" office:value="2526" table:style-name="ce508">
            <text:p><text:s/>2,526<text:s/></text:p>
          </table:table-cell>
          <table:table-cell office:value-type="float" office:value="18638" table:style-name="ce508">
            <text:p><text:s/>18,638<text:s/></text:p>
          </table:table-cell>
          <table:table-cell office:value-type="float" office:value="450" table:style-name="ce508">
            <text:p><text:s/>450<text:s/></text:p>
          </table:table-cell>
          <table:table-cell office:value-type="float" office:value="8380" table:style-name="ce508">
            <text:p><text:s/>8,380<text:s/></text:p>
          </table:table-cell>
          <table:table-cell office:value-type="float" office:value="5264" table:style-name="ce508">
            <text:p><text:s/>5,264<text:s/></text:p>
          </table:table-cell>
          <table:table-cell office:value-type="float" office:value="4736" table:style-name="ce508">
            <text:p><text:s/>4,736<text:s/></text:p>
          </table:table-cell>
          <table:table-cell office:value-type="float" office:value="7213" table:style-name="ce508">
            <text:p><text:s/>7,213<text:s/></text:p>
          </table:table-cell>
          <table:table-cell office:value-type="float" office:value="1609" table:style-name="ce508">
            <text:p><text:s/>1,609<text:s/></text:p>
          </table:table-cell>
          <table:table-cell office:value-type="float" office:value="63962" table:style-name="ce508">
            <text:p><text:s/>63,962<text:s/></text:p>
          </table:table-cell>
          <table:table-cell office:value-type="float" office:value="8613" table:style-name="ce508">
            <text:p><text:s/>8,613<text:s/></text:p>
          </table:table-cell>
          <table:table-cell office:value-type="float" office:value="3047" table:style-name="ce508">
            <text:p><text:s/>3,047<text:s/></text:p>
          </table:table-cell>
          <table:table-cell office:value-type="float" office:value="11660" table:style-name="ce508">
            <text:p><text:s/>11,660<text:s/></text:p>
          </table:table-cell>
          <table:table-cell office:value-type="float" office:value="307" table:style-name="ce508">
            <text:p><text:s/>307<text:s/></text:p>
          </table:table-cell>
          <table:table-cell office:value-type="float" office:value="75929" table:style-name="ce508">
            <text:p><text:s/>75,929<text:s/></text:p>
          </table:table-cell>
          <table:table-cell table:style-name="ce500"/>
          <table:table-cell table:number-columns-repeated="16366" table:style-name="ce4"/>
        </table:table-row>
        <table:table-row table:style-name="ro38">
          <table:table-cell office:value-type="string" table:style-name="ce327">
            <text:p>2019: Suspended sentence</text:p>
          </table:table-cell>
          <table:table-cell office:value-type="float" office:value="5801" table:style-name="ce508">
            <text:p><text:s/>5,801<text:s/></text:p>
          </table:table-cell>
          <table:table-cell office:value-type="float" office:value="667" table:style-name="ce508">
            <text:p><text:s/>667<text:s/></text:p>
          </table:table-cell>
          <table:table-cell office:value-type="float" office:value="186" table:style-name="ce508">
            <text:p><text:s/>186<text:s/></text:p>
          </table:table-cell>
          <table:table-cell office:value-type="float" office:value="6491" table:style-name="ce508">
            <text:p><text:s/>6,491<text:s/></text:p>
          </table:table-cell>
          <table:table-cell office:value-type="float" office:value="203" table:style-name="ce508">
            <text:p><text:s/>203<text:s/></text:p>
          </table:table-cell>
          <table:table-cell office:value-type="float" office:value="3322" table:style-name="ce508">
            <text:p><text:s/>3,322<text:s/></text:p>
          </table:table-cell>
          <table:table-cell office:value-type="float" office:value="4011" table:style-name="ce508">
            <text:p><text:s/>4,011<text:s/></text:p>
          </table:table-cell>
          <table:table-cell office:value-type="float" office:value="2541" table:style-name="ce508">
            <text:p><text:s/>2,541<text:s/></text:p>
          </table:table-cell>
          <table:table-cell office:value-type="float" office:value="4514" table:style-name="ce508">
            <text:p><text:s/>4,514<text:s/></text:p>
          </table:table-cell>
          <table:table-cell office:value-type="float" office:value="1771" table:style-name="ce508">
            <text:p><text:s/>1,771<text:s/></text:p>
          </table:table-cell>
          <table:table-cell office:value-type="float" office:value="29507" table:style-name="ce508">
            <text:p><text:s/>29,507<text:s/></text:p>
          </table:table-cell>
          <table:table-cell office:value-type="float" office:value="5972" table:style-name="ce508">
            <text:p><text:s/>5,972<text:s/></text:p>
          </table:table-cell>
          <table:table-cell office:value-type="float" office:value="3759" table:style-name="ce508">
            <text:p><text:s/>3,759<text:s/></text:p>
          </table:table-cell>
          <table:table-cell office:value-type="float" office:value="9731" table:style-name="ce508">
            <text:p><text:s/>9,731<text:s/></text:p>
          </table:table-cell>
          <table:table-cell office:value-type="float" office:value="110" table:style-name="ce508">
            <text:p><text:s/>110<text:s/></text:p>
          </table:table-cell>
          <table:table-cell office:value-type="float" office:value="39348" table:style-name="ce508">
            <text:p><text:s/>39,348<text:s/></text:p>
          </table:table-cell>
          <table:table-cell table:style-name="ce510"/>
          <table:table-cell table:number-columns-repeated="16366" table:style-name="ce4"/>
        </table:table-row>
        <table:table-row table:style-name="ro38">
          <table:table-cell office:value-type="string" table:style-name="ce327">
            <text:p>2019: Community sentence</text:p>
          </table:table-cell>
          <table:table-cell office:value-type="float" office:value="8285" table:style-name="ce508">
            <text:p><text:s/>8,285<text:s/></text:p>
          </table:table-cell>
          <table:table-cell office:value-type="float" office:value="1079" table:style-name="ce508">
            <text:p><text:s/>1,079<text:s/></text:p>
          </table:table-cell>
          <table:table-cell office:value-type="float" office:value="1033" table:style-name="ce508">
            <text:p><text:s/>1,033<text:s/></text:p>
          </table:table-cell>
          <table:table-cell office:value-type="float" office:value="14638" table:style-name="ce508">
            <text:p><text:s/>14,638<text:s/></text:p>
          </table:table-cell>
          <table:table-cell office:value-type="float" office:value="467" table:style-name="ce508">
            <text:p><text:s/>467<text:s/></text:p>
          </table:table-cell>
          <table:table-cell office:value-type="float" office:value="4525" table:style-name="ce508">
            <text:p><text:s/>4,525<text:s/></text:p>
          </table:table-cell>
          <table:table-cell office:value-type="float" office:value="3908" table:style-name="ce508">
            <text:p><text:s/>3,908<text:s/></text:p>
          </table:table-cell>
          <table:table-cell office:value-type="float" office:value="4242" table:style-name="ce508">
            <text:p><text:s/>4,242<text:s/></text:p>
          </table:table-cell>
          <table:table-cell office:value-type="float" office:value="3794" table:style-name="ce508">
            <text:p><text:s/>3,794<text:s/></text:p>
          </table:table-cell>
          <table:table-cell office:value-type="float" office:value="2218" table:style-name="ce508">
            <text:p><text:s/>2,218<text:s/></text:p>
          </table:table-cell>
          <table:table-cell office:value-type="float" office:value="44189" table:style-name="ce508">
            <text:p><text:s/>44,189<text:s/></text:p>
          </table:table-cell>
          <table:table-cell office:value-type="float" office:value="30650" table:style-name="ce508">
            <text:p><text:s/>30,650<text:s/></text:p>
          </table:table-cell>
          <table:table-cell office:value-type="float" office:value="14946" table:style-name="ce508">
            <text:p><text:s/>14,946<text:s/></text:p>
          </table:table-cell>
          <table:table-cell office:value-type="float" office:value="45596" table:style-name="ce508">
            <text:p><text:s/>45,596<text:s/></text:p>
          </table:table-cell>
          <table:table-cell office:value-type="float" office:value="67" table:style-name="ce508">
            <text:p><text:s/>67<text:s/></text:p>
          </table:table-cell>
          <table:table-cell office:value-type="float" office:value="89852" table:style-name="ce508">
            <text:p><text:s/>89,852<text:s/></text:p>
          </table:table-cell>
          <table:table-cell table:style-name="ce500"/>
          <table:table-cell table:number-columns-repeated="16366" table:style-name="ce4"/>
        </table:table-row>
        <table:table-row table:style-name="ro38">
          <table:table-cell office:value-type="string" table:style-name="ce327">
            <text:p>2019: Fine [Note 23]</text:p>
          </table:table-cell>
          <table:table-cell office:value-type="float" office:value="3433" table:style-name="ce508">
            <text:p><text:s/>3,433<text:s/></text:p>
          </table:table-cell>
          <table:table-cell office:value-type="float" office:value="56" table:style-name="ce508">
            <text:p><text:s/>56<text:s/></text:p>
          </table:table-cell>
          <table:table-cell office:value-type="float" office:value="0" table:style-name="ce508">
            <text:p><text:s/>-00<text:s/></text:p>
          </table:table-cell>
          <table:table-cell office:value-type="float" office:value="8263" table:style-name="ce508">
            <text:p><text:s/>8,263<text:s/></text:p>
          </table:table-cell>
          <table:table-cell office:value-type="float" office:value="124" table:style-name="ce508">
            <text:p><text:s/>124<text:s/></text:p>
          </table:table-cell>
          <table:table-cell office:value-type="float" office:value="14167" table:style-name="ce508">
            <text:p><text:s/>14,167<text:s/></text:p>
          </table:table-cell>
          <table:table-cell office:value-type="float" office:value="446" table:style-name="ce508">
            <text:p><text:s/>446<text:s/></text:p>
          </table:table-cell>
          <table:table-cell office:value-type="float" office:value="2983" table:style-name="ce508">
            <text:p><text:s/>2,983<text:s/></text:p>
          </table:table-cell>
          <table:table-cell office:value-type="float" office:value="4831" table:style-name="ce508">
            <text:p><text:s/>4,831<text:s/></text:p>
          </table:table-cell>
          <table:table-cell office:value-type="float" office:value="699" table:style-name="ce508">
            <text:p><text:s/>699<text:s/></text:p>
          </table:table-cell>
          <table:table-cell office:value-type="float" office:value="35002" table:style-name="ce508">
            <text:p><text:s/>35,002<text:s/></text:p>
          </table:table-cell>
          <table:table-cell office:value-type="float" office:value="381027" table:style-name="ce508">
            <text:p><text:s/>381,027<text:s/></text:p>
          </table:table-cell>
          <table:table-cell office:value-type="float" office:value="499178" table:style-name="ce508">
            <text:p><text:s/>499,178<text:s/></text:p>
          </table:table-cell>
          <table:table-cell office:value-type="float" office:value="880205" table:style-name="ce508">
            <text:p><text:s/>880,205<text:s/></text:p>
          </table:table-cell>
          <table:table-cell office:value-type="float" office:value="15" table:style-name="ce508">
            <text:p><text:s/>15<text:s/></text:p>
          </table:table-cell>
          <table:table-cell office:value-type="float" office:value="915222" table:style-name="ce508">
            <text:p><text:s/>915,222<text:s/></text:p>
          </table:table-cell>
          <table:table-cell table:style-name="ce500"/>
          <table:table-cell table:number-columns-repeated="16366" table:style-name="ce4"/>
        </table:table-row>
        <table:table-row table:style-name="ro38">
          <table:table-cell office:value-type="string" table:style-name="ce327">
            <text:p>2019: Absolute discharge</text:p>
          </table:table-cell>
          <table:table-cell office:value-type="float" office:value="47" table:style-name="ce508">
            <text:p><text:s/>47<text:s/></text:p>
          </table:table-cell>
          <table:table-cell office:value-type="float" office:value="16" table:style-name="ce508">
            <text:p><text:s/>16<text:s/></text:p>
          </table:table-cell>
          <table:table-cell office:value-type="float" office:value="2" table:style-name="ce508">
            <text:p><text:s/>2<text:s/></text:p>
          </table:table-cell>
          <table:table-cell office:value-type="float" office:value="144" table:style-name="ce508">
            <text:p><text:s/>144<text:s/></text:p>
          </table:table-cell>
          <table:table-cell office:value-type="float" office:value="15" table:style-name="ce508">
            <text:p><text:s/>15<text:s/></text:p>
          </table:table-cell>
          <table:table-cell office:value-type="float" office:value="185" table:style-name="ce508">
            <text:p><text:s/>185<text:s/></text:p>
          </table:table-cell>
          <table:table-cell office:value-type="float" office:value="16" table:style-name="ce508">
            <text:p><text:s/>16<text:s/></text:p>
          </table:table-cell>
          <table:table-cell office:value-type="float" office:value="73" table:style-name="ce508">
            <text:p><text:s/>73<text:s/></text:p>
          </table:table-cell>
          <table:table-cell office:value-type="float" office:value="106" table:style-name="ce508">
            <text:p><text:s/>106<text:s/></text:p>
          </table:table-cell>
          <table:table-cell office:value-type="float" office:value="5" table:style-name="ce508">
            <text:p><text:s/>5<text:s/></text:p>
          </table:table-cell>
          <table:table-cell office:value-type="float" office:value="609" table:style-name="ce508">
            <text:p><text:s/>609<text:s/></text:p>
          </table:table-cell>
          <table:table-cell office:value-type="float" office:value="2351" table:style-name="ce508">
            <text:p><text:s/>2,351<text:s/></text:p>
          </table:table-cell>
          <table:table-cell office:value-type="float" office:value="1458" table:style-name="ce508">
            <text:p><text:s/>1,458<text:s/></text:p>
          </table:table-cell>
          <table:table-cell office:value-type="float" office:value="3809" table:style-name="ce508">
            <text:p><text:s/>3,809<text:s/></text:p>
          </table:table-cell>
          <table:table-cell office:value-type="float" office:value="1" table:style-name="ce508">
            <text:p><text:s/>1<text:s/></text:p>
          </table:table-cell>
          <table:table-cell office:value-type="float" office:value="4419" table:style-name="ce508">
            <text:p><text:s/>4,419<text:s/></text:p>
          </table:table-cell>
          <table:table-cell table:style-name="ce500"/>
          <table:table-cell table:number-columns-repeated="16366" table:style-name="ce4"/>
        </table:table-row>
        <table:table-row table:style-name="ro38">
          <table:table-cell office:value-type="string" table:style-name="ce327">
            <text:p>2019: Conditional discharge</text:p>
          </table:table-cell>
          <table:table-cell office:value-type="float" office:value="1260" table:style-name="ce508">
            <text:p><text:s/>1,260<text:s/></text:p>
          </table:table-cell>
          <table:table-cell office:value-type="float" office:value="45" table:style-name="ce508">
            <text:p><text:s/>45<text:s/></text:p>
          </table:table-cell>
          <table:table-cell office:value-type="float" office:value="9" table:style-name="ce508">
            <text:p><text:s/>9<text:s/></text:p>
          </table:table-cell>
          <table:table-cell office:value-type="float" office:value="8008" table:style-name="ce508">
            <text:p><text:s/>8,008<text:s/></text:p>
          </table:table-cell>
          <table:table-cell office:value-type="float" office:value="133" table:style-name="ce508">
            <text:p><text:s/>133<text:s/></text:p>
          </table:table-cell>
          <table:table-cell office:value-type="float" office:value="4941" table:style-name="ce508">
            <text:p><text:s/>4,941<text:s/></text:p>
          </table:table-cell>
          <table:table-cell office:value-type="float" office:value="257" table:style-name="ce508">
            <text:p><text:s/>257<text:s/></text:p>
          </table:table-cell>
          <table:table-cell office:value-type="float" office:value="725" table:style-name="ce508">
            <text:p><text:s/>725<text:s/></text:p>
          </table:table-cell>
          <table:table-cell office:value-type="float" office:value="911" table:style-name="ce508">
            <text:p><text:s/>911<text:s/></text:p>
          </table:table-cell>
          <table:table-cell office:value-type="float" office:value="525" table:style-name="ce508">
            <text:p><text:s/>525<text:s/></text:p>
          </table:table-cell>
          <table:table-cell office:value-type="float" office:value="16814" table:style-name="ce508">
            <text:p><text:s/>16,814<text:s/></text:p>
          </table:table-cell>
          <table:table-cell office:value-type="float" office:value="19862" table:style-name="ce508">
            <text:p><text:s/>19,862<text:s/></text:p>
          </table:table-cell>
          <table:table-cell office:value-type="float" office:value="1267" table:style-name="ce508">
            <text:p><text:s/>1,267<text:s/></text:p>
          </table:table-cell>
          <table:table-cell office:value-type="float" office:value="21129" table:style-name="ce508">
            <text:p><text:s/>21,129<text:s/></text:p>
          </table:table-cell>
          <table:table-cell office:value-type="float" office:value="5" table:style-name="ce508">
            <text:p><text:s/>5<text:s/></text:p>
          </table:table-cell>
          <table:table-cell office:value-type="float" office:value="37948" table:style-name="ce508">
            <text:p><text:s/>37,948<text:s/></text:p>
          </table:table-cell>
          <table:table-cell table:style-name="ce500"/>
          <table:table-cell table:number-columns-repeated="16366" table:style-name="ce4"/>
        </table:table-row>
        <table:table-row table:style-name="ro38">
          <table:table-cell office:value-type="string" table:style-name="ce327">
            <text:p>2019: Compensation</text:p>
          </table:table-cell>
          <table:table-cell office:value-type="float" office:value="284" table:style-name="ce508">
            <text:p><text:s/>284<text:s/></text:p>
          </table:table-cell>
          <table:table-cell office:value-type="float" office:value="9" table:style-name="ce508">
            <text:p><text:s/>9<text:s/></text:p>
          </table:table-cell>
          <table:table-cell office:value-type="float" office:value="4" table:style-name="ce508">
            <text:p><text:s/>4<text:s/></text:p>
          </table:table-cell>
          <table:table-cell office:value-type="float" office:value="1522" table:style-name="ce508">
            <text:p><text:s/>1,522<text:s/></text:p>
          </table:table-cell>
          <table:table-cell office:value-type="float" office:value="49" table:style-name="ce508">
            <text:p><text:s/>49<text:s/></text:p>
          </table:table-cell>
          <table:table-cell office:value-type="float" office:value="0" table:style-name="ce508">
            <text:p><text:s/>-00<text:s/></text:p>
          </table:table-cell>
          <table:table-cell office:value-type="float" office:value="0" table:style-name="ce508">
            <text:p><text:s/>-00<text:s/></text:p>
          </table:table-cell>
          <table:table-cell office:value-type="float" office:value="42" table:style-name="ce508">
            <text:p><text:s/>42<text:s/></text:p>
          </table:table-cell>
          <table:table-cell office:value-type="float" office:value="31" table:style-name="ce508">
            <text:p><text:s/>31<text:s/></text:p>
          </table:table-cell>
          <table:table-cell office:value-type="float" office:value="63" table:style-name="ce508">
            <text:p><text:s/>63<text:s/></text:p>
          </table:table-cell>
          <table:table-cell office:value-type="float" office:value="2004" table:style-name="ce508">
            <text:p><text:s/>2,004<text:s/></text:p>
          </table:table-cell>
          <table:table-cell office:value-type="float" office:value="2666" table:style-name="ce508">
            <text:p><text:s/>2,666<text:s/></text:p>
          </table:table-cell>
          <table:table-cell office:value-type="float" office:value="67" table:style-name="ce508">
            <text:p><text:s/>67<text:s/></text:p>
          </table:table-cell>
          <table:table-cell office:value-type="float" office:value="2733" table:style-name="ce508">
            <text:p><text:s/>2,733<text:s/></text:p>
          </table:table-cell>
          <table:table-cell office:value-type="float" office:value="1" table:style-name="ce508">
            <text:p><text:s/>1<text:s/></text:p>
          </table:table-cell>
          <table:table-cell office:value-type="float" office:value="4738" table:style-name="ce508">
            <text:p><text:s/>4,738<text:s/></text:p>
          </table:table-cell>
          <table:table-cell table:style-name="ce511"/>
          <table:table-cell table:style-name="ce4"/>
          <table:table-cell table:number-columns-repeated="16365" table:style-name="ce511"/>
        </table:table-row>
        <table:table-row table:style-name="ro38">
          <table:table-cell office:value-type="string" table:style-name="ce327">
            <text:p>2019: Otherwise dealt with [Note 6]</text:p>
          </table:table-cell>
          <table:table-cell office:value-type="float" office:value="804" table:style-name="ce508">
            <text:p><text:s/>804<text:s/></text:p>
          </table:table-cell>
          <table:table-cell office:value-type="float" office:value="218" table:style-name="ce508">
            <text:p><text:s/>218<text:s/></text:p>
          </table:table-cell>
          <table:table-cell office:value-type="float" office:value="85" table:style-name="ce508">
            <text:p><text:s/>85<text:s/></text:p>
          </table:table-cell>
          <table:table-cell office:value-type="float" office:value="1585" table:style-name="ce508">
            <text:p><text:s/>1,585<text:s/></text:p>
          </table:table-cell>
          <table:table-cell office:value-type="float" office:value="88" table:style-name="ce508">
            <text:p><text:s/>88<text:s/></text:p>
          </table:table-cell>
          <table:table-cell office:value-type="float" office:value="1486" table:style-name="ce508">
            <text:p><text:s/>1,486<text:s/></text:p>
          </table:table-cell>
          <table:table-cell office:value-type="float" office:value="333" table:style-name="ce508">
            <text:p><text:s/>333<text:s/></text:p>
          </table:table-cell>
          <table:table-cell office:value-type="float" office:value="594" table:style-name="ce508">
            <text:p><text:s/>594<text:s/></text:p>
          </table:table-cell>
          <table:table-cell office:value-type="float" office:value="1593" table:style-name="ce508">
            <text:p><text:s/>1,593<text:s/></text:p>
          </table:table-cell>
          <table:table-cell office:value-type="float" office:value="119" table:style-name="ce508">
            <text:p><text:s/>119<text:s/></text:p>
          </table:table-cell>
          <table:table-cell office:value-type="float" office:value="6905" table:style-name="ce508">
            <text:p><text:s/>6,905<text:s/></text:p>
          </table:table-cell>
          <table:table-cell office:value-type="float" office:value="2815" table:style-name="ce508">
            <text:p><text:s/>2,815<text:s/></text:p>
          </table:table-cell>
          <table:table-cell office:value-type="float" office:value="2140" table:style-name="ce508">
            <text:p><text:s/>2,140<text:s/></text:p>
          </table:table-cell>
          <table:table-cell office:value-type="float" office:value="4955" table:style-name="ce508">
            <text:p><text:s/>4,955<text:s/></text:p>
          </table:table-cell>
          <table:table-cell office:value-type="float" office:value="39" table:style-name="ce508">
            <text:p><text:s/>39<text:s/></text:p>
          </table:table-cell>
          <table:table-cell office:value-type="float" office:value="11899" table:style-name="ce508">
            <text:p><text:s/>11,899<text:s/></text:p>
          </table:table-cell>
          <table:table-cell table:style-name="ce500"/>
          <table:table-cell table:number-columns-repeated="16366" table:style-name="ce4"/>
        </table:table-row>
        <table:table-row table:style-name="ro38">
          <table:table-cell office:value-type="string" table:style-name="ce518">
            <text:p>2019: Average custodial sentence (months) [Note 9]</text:p>
          </table:table-cell>
          <table:table-cell office:value-type="float" office:value="22.811399999999999" table:style-name="ce521">
            <text:p><text:s/>22.8<text:s/></text:p>
          </table:table-cell>
          <table:table-cell office:value-type="float" office:value="57.9572" table:style-name="ce521">
            <text:p><text:s/>58.0<text:s/></text:p>
          </table:table-cell>
          <table:table-cell office:value-type="float" office:value="51.050800000000002" table:style-name="ce521">
            <text:p><text:s/>51.1<text:s/></text:p>
          </table:table-cell>
          <table:table-cell office:value-type="float" office:value="10.394600000000001" table:style-name="ce521">
            <text:p><text:s/>10.4<text:s/></text:p>
          </table:table-cell>
          <table:table-cell office:value-type="float" office:value="31.525400000000001" table:style-name="ce521">
            <text:p><text:s/>31.5<text:s/></text:p>
          </table:table-cell>
          <table:table-cell office:value-type="float" office:value="38.0777" table:style-name="ce521">
            <text:p><text:s/>38.1<text:s/></text:p>
          </table:table-cell>
          <table:table-cell office:value-type="float" office:value="11.853899999999999" table:style-name="ce521">
            <text:p><text:s/>11.9<text:s/></text:p>
          </table:table-cell>
          <table:table-cell office:value-type="float" office:value="7.6638999999999999" table:style-name="ce521">
            <text:p><text:s/>7.7<text:s/></text:p>
          </table:table-cell>
          <table:table-cell office:value-type="float" office:value="12.537100000000001" table:style-name="ce521">
            <text:p><text:s/>12.5<text:s/></text:p>
          </table:table-cell>
          <table:table-cell office:value-type="float" office:value="22.595500000000001" table:style-name="ce521">
            <text:p><text:s/>22.6<text:s/></text:p>
          </table:table-cell>
          <table:table-cell office:value-type="float" office:value="20.702300000000001" table:style-name="ce521">
            <text:p><text:s/>20.7<text:s/></text:p>
          </table:table-cell>
          <table:table-cell office:value-type="float" office:value="2.5499999999999998" table:style-name="ce521">
            <text:p><text:s/>2.6<text:s/></text:p>
          </table:table-cell>
          <table:table-cell office:value-type="float" office:value="2.8788" table:style-name="ce521">
            <text:p><text:s/>2.9<text:s/></text:p>
          </table:table-cell>
          <table:table-cell office:value-type="float" office:value="2.6358999999999999" table:style-name="ce521">
            <text:p><text:s/>2.6<text:s/></text:p>
          </table:table-cell>
          <table:table-cell office:value-type="float" office:value="36.930399999999999" table:style-name="ce521">
            <text:p><text:s/>36.9<text:s/></text:p>
          </table:table-cell>
          <table:table-cell office:value-type="float" office:value="17.977" table:style-name="ce521">
            <text:p><text:s/>18.0<text:s/></text:p>
          </table:table-cell>
          <table:table-cell table:style-name="ce523"/>
          <table:table-cell table:style-name="ce524"/>
          <table:table-cell table:number-columns-repeated="3" table:style-name="ce523"/>
          <table:table-cell table:number-columns-repeated="16362" table:style-name="ce524"/>
        </table:table-row>
        <table:table-row table:style-name="ro38">
          <table:table-cell office:value-type="string" table:style-name="ce520">
            <text:p>2020: All Sentenced</text:p>
          </table:table-cell>
          <table:table-cell office:value-type="float" office:value="31009" table:style-name="ce506">
            <text:p><text:s/>31,009<text:s/></text:p>
          </table:table-cell>
          <table:table-cell office:value-type="float" office:value="4065" table:style-name="ce506">
            <text:p><text:s/>4,065<text:s/></text:p>
          </table:table-cell>
          <table:table-cell office:value-type="float" office:value="3506" table:style-name="ce506">
            <text:p><text:s/>3,506<text:s/></text:p>
          </table:table-cell>
          <table:table-cell office:value-type="float" office:value="40145" table:style-name="ce506">
            <text:p><text:s/>40,145<text:s/></text:p>
          </table:table-cell>
          <table:table-cell office:value-type="float" office:value="1282" table:style-name="ce506">
            <text:p><text:s/>1,282<text:s/></text:p>
          </table:table-cell>
          <table:table-cell office:value-type="float" office:value="33150" table:style-name="ce506">
            <text:p><text:s/>33,150<text:s/></text:p>
          </table:table-cell>
          <table:table-cell office:value-type="float" office:value="12185" table:style-name="ce506">
            <text:p><text:s/>12,185<text:s/></text:p>
          </table:table-cell>
          <table:table-cell office:value-type="float" office:value="13423" table:style-name="ce506">
            <text:p><text:s/>13,423<text:s/></text:p>
          </table:table-cell>
          <table:table-cell office:value-type="float" office:value="16704" table:style-name="ce506">
            <text:p><text:s/>16,704<text:s/></text:p>
          </table:table-cell>
          <table:table-cell office:value-type="float" office:value="4798" table:style-name="ce506">
            <text:p><text:s/>4,798<text:s/></text:p>
          </table:table-cell>
          <table:table-cell office:value-type="float" office:value="160267" table:style-name="ce506">
            <text:p><text:s/>160,267<text:s/></text:p>
          </table:table-cell>
          <table:table-cell office:value-type="float" office:value="273912" table:style-name="ce506">
            <text:p><text:s/>273,912<text:s/></text:p>
          </table:table-cell>
          <table:table-cell office:value-type="float" office:value="439383" table:style-name="ce506">
            <text:p><text:s/>439,383<text:s/></text:p>
          </table:table-cell>
          <table:table-cell office:value-type="float" office:value="713295" table:style-name="ce506">
            <text:p><text:s/>713,295<text:s/></text:p>
          </table:table-cell>
          <table:table-cell office:value-type="float" office:value="593" table:style-name="ce506">
            <text:p><text:s/>593<text:s/></text:p>
          </table:table-cell>
          <table:table-cell office:value-type="float" office:value="874155" table:style-name="ce506">
            <text:p><text:s/>874,155<text:s/></text:p>
          </table:table-cell>
          <table:table-cell table:style-name="ce507"/>
          <table:table-cell table:style-name="ce336"/>
          <table:table-cell table:number-columns-repeated="3" table:style-name="ce507"/>
          <table:table-cell table:number-columns-repeated="16362" table:style-name="ce336"/>
        </table:table-row>
        <table:table-row table:style-name="ro38">
          <table:table-cell office:value-type="string" table:style-name="ce327">
            <text:p>2020: Immediate custody</text:p>
          </table:table-cell>
          <table:table-cell office:value-type="float" office:value="12239" table:style-name="ce508">
            <text:p><text:s/>12,239<text:s/></text:p>
          </table:table-cell>
          <table:table-cell office:value-type="float" office:value="2192" table:style-name="ce508">
            <text:p><text:s/>2,192<text:s/></text:p>
          </table:table-cell>
          <table:table-cell office:value-type="float" office:value="2139" table:style-name="ce508">
            <text:p><text:s/>2,139<text:s/></text:p>
          </table:table-cell>
          <table:table-cell office:value-type="float" office:value="14014" table:style-name="ce508">
            <text:p><text:s/>14,014<text:s/></text:p>
          </table:table-cell>
          <table:table-cell office:value-type="float" office:value="419" table:style-name="ce508">
            <text:p><text:s/>419<text:s/></text:p>
          </table:table-cell>
          <table:table-cell office:value-type="float" office:value="8544" table:style-name="ce508">
            <text:p><text:s/>8,544<text:s/></text:p>
          </table:table-cell>
          <table:table-cell office:value-type="float" office:value="4513" table:style-name="ce508">
            <text:p><text:s/>4,513<text:s/></text:p>
          </table:table-cell>
          <table:table-cell office:value-type="float" office:value="4427" table:style-name="ce508">
            <text:p><text:s/>4,427<text:s/></text:p>
          </table:table-cell>
          <table:table-cell office:value-type="float" office:value="5637" table:style-name="ce508">
            <text:p><text:s/>5,637<text:s/></text:p>
          </table:table-cell>
          <table:table-cell office:value-type="float" office:value="1334" table:style-name="ce508">
            <text:p><text:s/>1,334<text:s/></text:p>
          </table:table-cell>
          <table:table-cell office:value-type="float" office:value="55458" table:style-name="ce508">
            <text:p><text:s/>55,458<text:s/></text:p>
          </table:table-cell>
          <table:table-cell office:value-type="float" office:value="6478" table:style-name="ce508">
            <text:p><text:s/>6,478<text:s/></text:p>
          </table:table-cell>
          <table:table-cell office:value-type="float" office:value="2522" table:style-name="ce508">
            <text:p><text:s/>2,522<text:s/></text:p>
          </table:table-cell>
          <table:table-cell office:value-type="float" office:value="9000" table:style-name="ce508">
            <text:p><text:s/>9,000<text:s/></text:p>
          </table:table-cell>
          <table:table-cell office:value-type="float" office:value="400" table:style-name="ce508">
            <text:p><text:s/>400<text:s/></text:p>
          </table:table-cell>
          <table:table-cell office:value-type="float" office:value="64858" table:style-name="ce508">
            <text:p><text:s/>64,858<text:s/></text:p>
          </table:table-cell>
          <table:table-cell table:style-name="ce500"/>
          <table:table-cell table:style-name="ce4"/>
          <table:table-cell table:number-columns-repeated="3" table:style-name="ce500"/>
          <table:table-cell table:number-columns-repeated="16362" table:style-name="ce4"/>
        </table:table-row>
        <table:table-row table:style-name="ro38">
          <table:table-cell office:value-type="string" table:style-name="ce327">
            <text:p>2020: Suspended sentence</text:p>
          </table:table-cell>
          <table:table-cell office:value-type="float" office:value="6065" table:style-name="ce508">
            <text:p><text:s/>6,065<text:s/></text:p>
          </table:table-cell>
          <table:table-cell office:value-type="float" office:value="684" table:style-name="ce508">
            <text:p><text:s/>684<text:s/></text:p>
          </table:table-cell>
          <table:table-cell office:value-type="float" office:value="206" table:style-name="ce508">
            <text:p><text:s/>206<text:s/></text:p>
          </table:table-cell>
          <table:table-cell office:value-type="float" office:value="5089" table:style-name="ce508">
            <text:p><text:s/>5,089<text:s/></text:p>
          </table:table-cell>
          <table:table-cell office:value-type="float" office:value="197" table:style-name="ce508">
            <text:p><text:s/>197<text:s/></text:p>
          </table:table-cell>
          <table:table-cell office:value-type="float" office:value="3584" table:style-name="ce508">
            <text:p><text:s/>3,584<text:s/></text:p>
          </table:table-cell>
          <table:table-cell office:value-type="float" office:value="3525" table:style-name="ce508">
            <text:p><text:s/>3,525<text:s/></text:p>
          </table:table-cell>
          <table:table-cell office:value-type="float" office:value="2354" table:style-name="ce508">
            <text:p><text:s/>2,354<text:s/></text:p>
          </table:table-cell>
          <table:table-cell office:value-type="float" office:value="3876" table:style-name="ce508">
            <text:p><text:s/>3,876<text:s/></text:p>
          </table:table-cell>
          <table:table-cell office:value-type="float" office:value="1420" table:style-name="ce508">
            <text:p><text:s/>1,420<text:s/></text:p>
          </table:table-cell>
          <table:table-cell office:value-type="float" office:value="27000" table:style-name="ce508">
            <text:p><text:s/>27,000<text:s/></text:p>
          </table:table-cell>
          <table:table-cell office:value-type="float" office:value="4777" table:style-name="ce508">
            <text:p><text:s/>4,777<text:s/></text:p>
          </table:table-cell>
          <table:table-cell office:value-type="float" office:value="3335" table:style-name="ce508">
            <text:p><text:s/>3,335<text:s/></text:p>
          </table:table-cell>
          <table:table-cell office:value-type="float" office:value="8112" table:style-name="ce508">
            <text:p><text:s/>8,112<text:s/></text:p>
          </table:table-cell>
          <table:table-cell office:value-type="float" office:value="131" table:style-name="ce508">
            <text:p><text:s/>131<text:s/></text:p>
          </table:table-cell>
          <table:table-cell office:value-type="float" office:value="35243" table:style-name="ce508">
            <text:p><text:s/>35,243<text:s/></text:p>
          </table:table-cell>
          <table:table-cell table:style-name="ce510"/>
          <table:table-cell table:style-name="ce4"/>
          <table:table-cell table:number-columns-repeated="3" table:style-name="ce500"/>
          <table:table-cell table:number-columns-repeated="16362" table:style-name="ce4"/>
        </table:table-row>
        <table:table-row table:style-name="ro38">
          <table:table-cell office:value-type="string" table:style-name="ce327">
            <text:p>2020: Community sentence</text:p>
          </table:table-cell>
          <table:table-cell office:value-type="float" office:value="7462" table:style-name="ce508">
            <text:p><text:s/>7,462<text:s/></text:p>
          </table:table-cell>
          <table:table-cell office:value-type="float" office:value="932" table:style-name="ce508">
            <text:p><text:s/>932<text:s/></text:p>
          </table:table-cell>
          <table:table-cell office:value-type="float" office:value="1078" table:style-name="ce508">
            <text:p><text:s/>1,078<text:s/></text:p>
          </table:table-cell>
          <table:table-cell office:value-type="float" office:value="9011" table:style-name="ce508">
            <text:p><text:s/>9,011<text:s/></text:p>
          </table:table-cell>
          <table:table-cell office:value-type="float" office:value="311" table:style-name="ce508">
            <text:p><text:s/>311<text:s/></text:p>
          </table:table-cell>
          <table:table-cell office:value-type="float" office:value="3326" table:style-name="ce508">
            <text:p><text:s/>3,326<text:s/></text:p>
          </table:table-cell>
          <table:table-cell office:value-type="float" office:value="3097" table:style-name="ce508">
            <text:p><text:s/>3,097<text:s/></text:p>
          </table:table-cell>
          <table:table-cell office:value-type="float" office:value="3229" table:style-name="ce508">
            <text:p><text:s/>3,229<text:s/></text:p>
          </table:table-cell>
          <table:table-cell office:value-type="float" office:value="2690" table:style-name="ce508">
            <text:p><text:s/>2,690<text:s/></text:p>
          </table:table-cell>
          <table:table-cell office:value-type="float" office:value="1164" table:style-name="ce508">
            <text:p><text:s/>1,164<text:s/></text:p>
          </table:table-cell>
          <table:table-cell office:value-type="float" office:value="32300" table:style-name="ce508">
            <text:p><text:s/>32,300<text:s/></text:p>
          </table:table-cell>
          <table:table-cell office:value-type="float" office:value="18872" table:style-name="ce508">
            <text:p><text:s/>18,872<text:s/></text:p>
          </table:table-cell>
          <table:table-cell office:value-type="float" office:value="11181" table:style-name="ce508">
            <text:p><text:s/>11,181<text:s/></text:p>
          </table:table-cell>
          <table:table-cell office:value-type="float" office:value="30053" table:style-name="ce508">
            <text:p><text:s/>30,053<text:s/></text:p>
          </table:table-cell>
          <table:table-cell office:value-type="float" office:value="31" table:style-name="ce508">
            <text:p><text:s/>31<text:s/></text:p>
          </table:table-cell>
          <table:table-cell office:value-type="float" office:value="62384" table:style-name="ce508">
            <text:p><text:s/>62,384<text:s/></text:p>
          </table:table-cell>
          <table:table-cell table:style-name="ce500"/>
          <table:table-cell table:style-name="ce4"/>
          <table:table-cell table:number-columns-repeated="3" table:style-name="ce500"/>
          <table:table-cell table:number-columns-repeated="16362" table:style-name="ce4"/>
        </table:table-row>
        <table:table-row table:style-name="ro38">
          <table:table-cell office:value-type="string" table:style-name="ce327">
            <text:p>2020: Fine [Note 23]</text:p>
          </table:table-cell>
          <table:table-cell office:value-type="float" office:value="2971" table:style-name="ce508">
            <text:p><text:s/>2,971<text:s/></text:p>
          </table:table-cell>
          <table:table-cell office:value-type="float" office:value="37" table:style-name="ce508">
            <text:p><text:s/>37<text:s/></text:p>
          </table:table-cell>
          <table:table-cell office:value-type="float" office:value="0" table:style-name="ce508">
            <text:p><text:s/>-00<text:s/></text:p>
          </table:table-cell>
          <table:table-cell office:value-type="float" office:value="5122" table:style-name="ce508">
            <text:p><text:s/>5,122<text:s/></text:p>
          </table:table-cell>
          <table:table-cell office:value-type="float" office:value="98" table:style-name="ce508">
            <text:p><text:s/>98<text:s/></text:p>
          </table:table-cell>
          <table:table-cell office:value-type="float" office:value="12254" table:style-name="ce508">
            <text:p><text:s/>12,254<text:s/></text:p>
          </table:table-cell>
          <table:table-cell office:value-type="float" office:value="446" table:style-name="ce508">
            <text:p><text:s/>446<text:s/></text:p>
          </table:table-cell>
          <table:table-cell office:value-type="float" office:value="2236" table:style-name="ce508">
            <text:p><text:s/>2,236<text:s/></text:p>
          </table:table-cell>
          <table:table-cell office:value-type="float" office:value="2723" table:style-name="ce508">
            <text:p><text:s/>2,723<text:s/></text:p>
          </table:table-cell>
          <table:table-cell office:value-type="float" office:value="383" table:style-name="ce508">
            <text:p><text:s/>383<text:s/></text:p>
          </table:table-cell>
          <table:table-cell office:value-type="float" office:value="26270" table:style-name="ce508">
            <text:p><text:s/>26,270<text:s/></text:p>
          </table:table-cell>
          <table:table-cell office:value-type="float" office:value="225376" table:style-name="ce508">
            <text:p><text:s/>225,376<text:s/></text:p>
          </table:table-cell>
          <table:table-cell office:value-type="float" office:value="418840" table:style-name="ce508">
            <text:p><text:s/>418,840<text:s/></text:p>
          </table:table-cell>
          <table:table-cell office:value-type="float" office:value="644216" table:style-name="ce508">
            <text:p><text:s/>644,216<text:s/></text:p>
          </table:table-cell>
          <table:table-cell office:value-type="float" office:value="11" table:style-name="ce508">
            <text:p><text:s/>11<text:s/></text:p>
          </table:table-cell>
          <table:table-cell office:value-type="float" office:value="670497" table:style-name="ce508">
            <text:p><text:s/>670,497<text:s/></text:p>
          </table:table-cell>
          <table:table-cell table:style-name="ce500"/>
          <table:table-cell table:style-name="ce4"/>
          <table:table-cell table:number-columns-repeated="3" table:style-name="ce500"/>
          <table:table-cell table:number-columns-repeated="16362" table:style-name="ce4"/>
        </table:table-row>
        <table:table-row table:style-name="ro38">
          <table:table-cell office:value-type="string" table:style-name="ce327">
            <text:p>2020: Absolute discharge</text:p>
          </table:table-cell>
          <table:table-cell office:value-type="float" office:value="37" table:style-name="ce508">
            <text:p><text:s/>37<text:s/></text:p>
          </table:table-cell>
          <table:table-cell office:value-type="float" office:value="8" table:style-name="ce508">
            <text:p><text:s/>8<text:s/></text:p>
          </table:table-cell>
          <table:table-cell office:value-type="float" office:value="1" table:style-name="ce508">
            <text:p><text:s/>1<text:s/></text:p>
          </table:table-cell>
          <table:table-cell office:value-type="float" office:value="72" table:style-name="ce508">
            <text:p><text:s/>72<text:s/></text:p>
          </table:table-cell>
          <table:table-cell office:value-type="float" office:value="12" table:style-name="ce508">
            <text:p><text:s/>12<text:s/></text:p>
          </table:table-cell>
          <table:table-cell office:value-type="float" office:value="189" table:style-name="ce508">
            <text:p><text:s/>189<text:s/></text:p>
          </table:table-cell>
          <table:table-cell office:value-type="float" office:value="16" table:style-name="ce508">
            <text:p><text:s/>16<text:s/></text:p>
          </table:table-cell>
          <table:table-cell office:value-type="float" office:value="49" table:style-name="ce508">
            <text:p><text:s/>49<text:s/></text:p>
          </table:table-cell>
          <table:table-cell office:value-type="float" office:value="59" table:style-name="ce508">
            <text:p><text:s/>59<text:s/></text:p>
          </table:table-cell>
          <table:table-cell office:value-type="float" office:value="5" table:style-name="ce508">
            <text:p><text:s/>5<text:s/></text:p>
          </table:table-cell>
          <table:table-cell office:value-type="float" office:value="448" table:style-name="ce508">
            <text:p><text:s/>448<text:s/></text:p>
          </table:table-cell>
          <table:table-cell office:value-type="float" office:value="996" table:style-name="ce508">
            <text:p><text:s/>996<text:s/></text:p>
          </table:table-cell>
          <table:table-cell office:value-type="float" office:value="870" table:style-name="ce508">
            <text:p><text:s/>870<text:s/></text:p>
          </table:table-cell>
          <table:table-cell office:value-type="float" office:value="1866" table:style-name="ce508">
            <text:p><text:s/>1,866<text:s/></text:p>
          </table:table-cell>
          <table:table-cell office:value-type="string" table:style-name="ce509">
            <text:p>-</text:p>
          </table:table-cell>
          <table:table-cell office:value-type="float" office:value="2314" table:style-name="ce508">
            <text:p><text:s/>2,314<text:s/></text:p>
          </table:table-cell>
          <table:table-cell table:style-name="ce500"/>
          <table:table-cell table:style-name="ce4"/>
          <table:table-cell table:number-columns-repeated="3" table:style-name="ce500"/>
          <table:table-cell table:number-columns-repeated="16362" table:style-name="ce4"/>
        </table:table-row>
        <table:table-row table:style-name="ro38">
          <table:table-cell office:value-type="string" table:style-name="ce327">
            <text:p>2020: Conditional discharge</text:p>
          </table:table-cell>
          <table:table-cell office:value-type="float" office:value="1274" table:style-name="ce508">
            <text:p><text:s/>1,274<text:s/></text:p>
          </table:table-cell>
          <table:table-cell office:value-type="float" office:value="31" table:style-name="ce508">
            <text:p><text:s/>31<text:s/></text:p>
          </table:table-cell>
          <table:table-cell office:value-type="float" office:value="26" table:style-name="ce508">
            <text:p><text:s/>26<text:s/></text:p>
          </table:table-cell>
          <table:table-cell office:value-type="float" office:value="4740" table:style-name="ce508">
            <text:p><text:s/>4,740<text:s/></text:p>
          </table:table-cell>
          <table:table-cell office:value-type="float" office:value="114" table:style-name="ce508">
            <text:p><text:s/>114<text:s/></text:p>
          </table:table-cell>
          <table:table-cell office:value-type="float" office:value="3873" table:style-name="ce508">
            <text:p><text:s/>3,873<text:s/></text:p>
          </table:table-cell>
          <table:table-cell office:value-type="float" office:value="278" table:style-name="ce508">
            <text:p><text:s/>278<text:s/></text:p>
          </table:table-cell>
          <table:table-cell office:value-type="float" office:value="597" table:style-name="ce508">
            <text:p><text:s/>597<text:s/></text:p>
          </table:table-cell>
          <table:table-cell office:value-type="float" office:value="588" table:style-name="ce508">
            <text:p><text:s/>588<text:s/></text:p>
          </table:table-cell>
          <table:table-cell office:value-type="float" office:value="323" table:style-name="ce508">
            <text:p><text:s/>323<text:s/></text:p>
          </table:table-cell>
          <table:table-cell office:value-type="float" office:value="11844" table:style-name="ce508">
            <text:p><text:s/>11,844<text:s/></text:p>
          </table:table-cell>
          <table:table-cell office:value-type="float" office:value="13418" table:style-name="ce508">
            <text:p><text:s/>13,418<text:s/></text:p>
          </table:table-cell>
          <table:table-cell office:value-type="float" office:value="1053" table:style-name="ce508">
            <text:p><text:s/>1,053<text:s/></text:p>
          </table:table-cell>
          <table:table-cell office:value-type="float" office:value="14471" table:style-name="ce508">
            <text:p><text:s/>14,471<text:s/></text:p>
          </table:table-cell>
          <table:table-cell office:value-type="float" office:value="6" table:style-name="ce508">
            <text:p><text:s/>6<text:s/></text:p>
          </table:table-cell>
          <table:table-cell office:value-type="float" office:value="26321" table:style-name="ce508">
            <text:p><text:s/>26,321<text:s/></text:p>
          </table:table-cell>
          <table:table-cell table:style-name="ce500"/>
          <table:table-cell table:style-name="ce4"/>
          <table:table-cell table:number-columns-repeated="3" table:style-name="ce500"/>
          <table:table-cell table:number-columns-repeated="16362" table:style-name="ce4"/>
        </table:table-row>
        <table:table-row table:style-name="ro38">
          <table:table-cell office:value-type="string" table:style-name="ce327">
            <text:p>2020: Compensation</text:p>
          </table:table-cell>
          <table:table-cell office:value-type="float" office:value="298" table:style-name="ce508">
            <text:p><text:s/>298<text:s/></text:p>
          </table:table-cell>
          <table:table-cell office:value-type="float" office:value="8" table:style-name="ce508">
            <text:p><text:s/>8<text:s/></text:p>
          </table:table-cell>
          <table:table-cell office:value-type="float" office:value="3" table:style-name="ce508">
            <text:p><text:s/>3<text:s/></text:p>
          </table:table-cell>
          <table:table-cell office:value-type="float" office:value="990" table:style-name="ce508">
            <text:p><text:s/>990<text:s/></text:p>
          </table:table-cell>
          <table:table-cell office:value-type="float" office:value="42" table:style-name="ce508">
            <text:p><text:s/>42<text:s/></text:p>
          </table:table-cell>
          <table:table-cell office:value-type="float" office:value="0" table:style-name="ce508">
            <text:p><text:s/>-00<text:s/></text:p>
          </table:table-cell>
          <table:table-cell office:value-type="float" office:value="5" table:style-name="ce508">
            <text:p><text:s/>5<text:s/></text:p>
          </table:table-cell>
          <table:table-cell office:value-type="float" office:value="41" table:style-name="ce508">
            <text:p><text:s/>41<text:s/></text:p>
          </table:table-cell>
          <table:table-cell office:value-type="float" office:value="23" table:style-name="ce508">
            <text:p><text:s/>23<text:s/></text:p>
          </table:table-cell>
          <table:table-cell office:value-type="float" office:value="52" table:style-name="ce508">
            <text:p><text:s/>52<text:s/></text:p>
          </table:table-cell>
          <table:table-cell office:value-type="float" office:value="1462" table:style-name="ce508">
            <text:p><text:s/>1,462<text:s/></text:p>
          </table:table-cell>
          <table:table-cell office:value-type="float" office:value="1983" table:style-name="ce508">
            <text:p><text:s/>1,983<text:s/></text:p>
          </table:table-cell>
          <table:table-cell office:value-type="float" office:value="21" table:style-name="ce508">
            <text:p><text:s/>21<text:s/></text:p>
          </table:table-cell>
          <table:table-cell office:value-type="float" office:value="2004" table:style-name="ce508">
            <text:p><text:s/>2,004<text:s/></text:p>
          </table:table-cell>
          <table:table-cell office:value-type="string" table:style-name="ce509">
            <text:p>-</text:p>
          </table:table-cell>
          <table:table-cell office:value-type="float" office:value="3466" table:style-name="ce508">
            <text:p><text:s/>3,466<text:s/></text:p>
          </table:table-cell>
          <table:table-cell table:style-name="ce511"/>
          <table:table-cell table:style-name="ce4"/>
          <table:table-cell table:number-columns-repeated="16365" table:style-name="ce511"/>
        </table:table-row>
        <table:table-row table:style-name="ro38">
          <table:table-cell office:value-type="string" table:style-name="ce327">
            <text:p>2020: Otherwise dealt with [Note 6]</text:p>
          </table:table-cell>
          <table:table-cell office:value-type="float" office:value="663" table:style-name="ce508">
            <text:p><text:s/>663<text:s/></text:p>
          </table:table-cell>
          <table:table-cell office:value-type="float" office:value="173" table:style-name="ce508">
            <text:p><text:s/>173<text:s/></text:p>
          </table:table-cell>
          <table:table-cell office:value-type="float" office:value="53" table:style-name="ce508">
            <text:p><text:s/>53<text:s/></text:p>
          </table:table-cell>
          <table:table-cell office:value-type="float" office:value="1107" table:style-name="ce508">
            <text:p><text:s/>1,107<text:s/></text:p>
          </table:table-cell>
          <table:table-cell office:value-type="float" office:value="89" table:style-name="ce508">
            <text:p><text:s/>89<text:s/></text:p>
          </table:table-cell>
          <table:table-cell office:value-type="float" office:value="1380" table:style-name="ce508">
            <text:p><text:s/>1,380<text:s/></text:p>
          </table:table-cell>
          <table:table-cell office:value-type="float" office:value="305" table:style-name="ce508">
            <text:p><text:s/>305<text:s/></text:p>
          </table:table-cell>
          <table:table-cell office:value-type="float" office:value="490" table:style-name="ce508">
            <text:p><text:s/>490<text:s/></text:p>
          </table:table-cell>
          <table:table-cell office:value-type="float" office:value="1108" table:style-name="ce508">
            <text:p><text:s/>1,108<text:s/></text:p>
          </table:table-cell>
          <table:table-cell office:value-type="float" office:value="117" table:style-name="ce508">
            <text:p><text:s/>117<text:s/></text:p>
          </table:table-cell>
          <table:table-cell office:value-type="float" office:value="5485" table:style-name="ce508">
            <text:p><text:s/>5,485<text:s/></text:p>
          </table:table-cell>
          <table:table-cell office:value-type="float" office:value="2012" table:style-name="ce508">
            <text:p><text:s/>2,012<text:s/></text:p>
          </table:table-cell>
          <table:table-cell office:value-type="float" office:value="1561" table:style-name="ce508">
            <text:p><text:s/>1,561<text:s/></text:p>
          </table:table-cell>
          <table:table-cell office:value-type="float" office:value="3573" table:style-name="ce508">
            <text:p><text:s/>3,573<text:s/></text:p>
          </table:table-cell>
          <table:table-cell office:value-type="float" office:value="14" table:style-name="ce508">
            <text:p><text:s/>14<text:s/></text:p>
          </table:table-cell>
          <table:table-cell office:value-type="float" office:value="9072" table:style-name="ce508">
            <text:p><text:s/>9,072<text:s/></text:p>
          </table:table-cell>
          <table:table-cell table:style-name="ce500"/>
          <table:table-cell table:style-name="ce4"/>
          <table:table-cell table:number-columns-repeated="3" table:style-name="ce500"/>
          <table:table-cell table:number-columns-repeated="16362" table:style-name="ce4"/>
        </table:table-row>
        <table:table-row table:style-name="ro38">
          <table:table-cell office:value-type="string" table:style-name="ce518">
            <text:p>2020: Average custodial sentence (months) [Note 9]</text:p>
          </table:table-cell>
          <table:table-cell office:value-type="float" office:value="20.293099999999999" table:style-name="ce521">
            <text:p><text:s/>20.3<text:s/></text:p>
          </table:table-cell>
          <table:table-cell office:value-type="float" office:value="57.841799999999999" table:style-name="ce521">
            <text:p><text:s/>57.8<text:s/></text:p>
          </table:table-cell>
          <table:table-cell office:value-type="float" office:value="49.433700000000002" table:style-name="ce521">
            <text:p><text:s/>49.4<text:s/></text:p>
          </table:table-cell>
          <table:table-cell office:value-type="float" office:value="11.8353" table:style-name="ce521">
            <text:p><text:s/>11.8<text:s/></text:p>
          </table:table-cell>
          <table:table-cell office:value-type="float" office:value="28.989000000000001" table:style-name="ce521">
            <text:p><text:s/>29.0<text:s/></text:p>
          </table:table-cell>
          <table:table-cell office:value-type="float" office:value="40.753999999999998" table:style-name="ce521">
            <text:p><text:s/>40.8<text:s/></text:p>
          </table:table-cell>
          <table:table-cell office:value-type="float" office:value="11.6241" table:style-name="ce521">
            <text:p><text:s/>11.6<text:s/></text:p>
          </table:table-cell>
          <table:table-cell office:value-type="float" office:value="7.6650999999999998" table:style-name="ce521">
            <text:p><text:s/>7.7<text:s/></text:p>
          </table:table-cell>
          <table:table-cell office:value-type="float" office:value="12.0749" table:style-name="ce521">
            <text:p><text:s/>12.1<text:s/></text:p>
          </table:table-cell>
          <table:table-cell office:value-type="float" office:value="23.178899999999999" table:style-name="ce521">
            <text:p><text:s/>23.2<text:s/></text:p>
          </table:table-cell>
          <table:table-cell office:value-type="float" office:value="21.4938" table:style-name="ce521">
            <text:p><text:s/>21.5<text:s/></text:p>
          </table:table-cell>
          <table:table-cell office:value-type="float" office:value="2.6059999999999999" table:style-name="ce521">
            <text:p><text:s/>2.6<text:s/></text:p>
          </table:table-cell>
          <table:table-cell office:value-type="float" office:value="2.8126000000000002" table:style-name="ce521">
            <text:p><text:s/>2.8<text:s/></text:p>
          </table:table-cell>
          <table:table-cell office:value-type="float" office:value="2.6638999999999999" table:style-name="ce521">
            <text:p><text:s/>2.7<text:s/></text:p>
          </table:table-cell>
          <table:table-cell office:value-type="float" office:value="49.978700000000003" table:style-name="ce521">
            <text:p><text:s/>50.0<text:s/></text:p>
          </table:table-cell>
          <table:table-cell office:value-type="float" office:value="19.045000000000002" table:style-name="ce521">
            <text:p><text:s/>19.0<text:s/></text:p>
          </table:table-cell>
          <table:table-cell table:style-name="ce523"/>
          <table:table-cell table:style-name="ce524"/>
          <table:table-cell table:number-columns-repeated="3" table:style-name="ce523"/>
          <table:table-cell table:number-columns-repeated="16362" table:style-name="ce524"/>
        </table:table-row>
        <table:table-row table:style-name="ro38">
          <table:table-cell office:value-type="string" table:style-name="ce520">
            <text:p>2021: All Sentenced</text:p>
          </table:table-cell>
          <table:table-cell office:value-type="float" office:value="37424" table:style-name="ce506">
            <text:p><text:s/>37,424<text:s/></text:p>
          </table:table-cell>
          <table:table-cell office:value-type="float" office:value="5554" table:style-name="ce506">
            <text:p><text:s/>5,554<text:s/></text:p>
          </table:table-cell>
          <table:table-cell office:value-type="float" office:value="3436" table:style-name="ce506">
            <text:p><text:s/>3,436<text:s/></text:p>
          </table:table-cell>
          <table:table-cell office:value-type="float" office:value="35554" table:style-name="ce506">
            <text:p><text:s/>35,554<text:s/></text:p>
          </table:table-cell>
          <table:table-cell office:value-type="float" office:value="1428" table:style-name="ce506">
            <text:p><text:s/>1,428<text:s/></text:p>
          </table:table-cell>
          <table:table-cell office:value-type="float" office:value="42494" table:style-name="ce506">
            <text:p><text:s/>42,494<text:s/></text:p>
          </table:table-cell>
          <table:table-cell office:value-type="float" office:value="14839" table:style-name="ce506">
            <text:p><text:s/>14,839<text:s/></text:p>
          </table:table-cell>
          <table:table-cell office:value-type="float" office:value="15327" table:style-name="ce506">
            <text:p><text:s/>15,327<text:s/></text:p>
          </table:table-cell>
          <table:table-cell office:value-type="float" office:value="20315" table:style-name="ce506">
            <text:p><text:s/>20,315<text:s/></text:p>
          </table:table-cell>
          <table:table-cell office:value-type="float" office:value="4387" table:style-name="ce506">
            <text:p><text:s/>4,387<text:s/></text:p>
          </table:table-cell>
          <table:table-cell office:value-type="float" office:value="180758" table:style-name="ce506">
            <text:p><text:s/>180,758<text:s/></text:p>
          </table:table-cell>
          <table:table-cell office:value-type="float" office:value="259650" table:style-name="ce506">
            <text:p><text:s/>259,650<text:s/></text:p>
          </table:table-cell>
          <table:table-cell office:value-type="float" office:value="502967" table:style-name="ce506">
            <text:p><text:s/>502,967<text:s/></text:p>
          </table:table-cell>
          <table:table-cell office:value-type="float" office:value="762617" table:style-name="ce506">
            <text:p><text:s/>762,617<text:s/></text:p>
          </table:table-cell>
          <table:table-cell office:value-type="float" office:value="196" table:style-name="ce506">
            <text:p><text:s/>196<text:s/></text:p>
          </table:table-cell>
          <table:table-cell office:value-type="float" office:value="943571" table:style-name="ce506">
            <text:p><text:s/>943,571<text:s/></text:p>
          </table:table-cell>
          <table:table-cell table:style-name="ce507"/>
          <table:table-cell table:style-name="ce336"/>
          <table:table-cell table:number-columns-repeated="3" table:style-name="ce525"/>
          <table:table-cell table:number-columns-repeated="16362" table:style-name="ce336"/>
        </table:table-row>
        <table:table-row table:style-name="ro38">
          <table:table-cell office:value-type="string" table:style-name="ce327">
            <text:p>2021: Immediate custody</text:p>
          </table:table-cell>
          <table:table-cell office:value-type="float" office:value="13117" table:style-name="ce508">
            <text:p><text:s/>13,117<text:s/></text:p>
          </table:table-cell>
          <table:table-cell office:value-type="float" office:value="3130" table:style-name="ce508">
            <text:p><text:s/>3,130<text:s/></text:p>
          </table:table-cell>
          <table:table-cell office:value-type="float" office:value="1931" table:style-name="ce508">
            <text:p><text:s/>1,931<text:s/></text:p>
          </table:table-cell>
          <table:table-cell office:value-type="float" office:value="10602" table:style-name="ce508">
            <text:p><text:s/>10,602<text:s/></text:p>
          </table:table-cell>
          <table:table-cell office:value-type="float" office:value="406" table:style-name="ce508">
            <text:p><text:s/>406<text:s/></text:p>
          </table:table-cell>
          <table:table-cell office:value-type="float" office:value="10503" table:style-name="ce508">
            <text:p><text:s/>10,503<text:s/></text:p>
          </table:table-cell>
          <table:table-cell office:value-type="float" office:value="4391" table:style-name="ce508">
            <text:p><text:s/>4,391<text:s/></text:p>
          </table:table-cell>
          <table:table-cell office:value-type="float" office:value="4287" table:style-name="ce508">
            <text:p><text:s/>4,287<text:s/></text:p>
          </table:table-cell>
          <table:table-cell office:value-type="float" office:value="6166" table:style-name="ce508">
            <text:p><text:s/>6,166<text:s/></text:p>
          </table:table-cell>
          <table:table-cell office:value-type="float" office:value="1144" table:style-name="ce508">
            <text:p><text:s/>1,144<text:s/></text:p>
          </table:table-cell>
          <table:table-cell office:value-type="float" office:value="55677" table:style-name="ce508">
            <text:p><text:s/>55,677<text:s/></text:p>
          </table:table-cell>
          <table:table-cell office:value-type="float" office:value="6118" table:style-name="ce508">
            <text:p><text:s/>6,118<text:s/></text:p>
          </table:table-cell>
          <table:table-cell office:value-type="float" office:value="2691" table:style-name="ce508">
            <text:p><text:s/>2,691<text:s/></text:p>
          </table:table-cell>
          <table:table-cell office:value-type="float" office:value="8809" table:style-name="ce508">
            <text:p><text:s/>8,809<text:s/></text:p>
          </table:table-cell>
          <table:table-cell office:value-type="float" office:value="128" table:style-name="ce508">
            <text:p><text:s/>128<text:s/></text:p>
          </table:table-cell>
          <table:table-cell office:value-type="float" office:value="64614" table:style-name="ce508">
            <text:p><text:s/>64,614<text:s/></text:p>
          </table:table-cell>
          <table:table-cell table:style-name="ce510"/>
          <table:table-cell table:style-name="ce4"/>
          <table:table-cell table:number-columns-repeated="3" table:style-name="ce500"/>
          <table:table-cell table:number-columns-repeated="16362" table:style-name="ce4"/>
        </table:table-row>
        <table:table-row table:style-name="ro38">
          <table:table-cell office:value-type="string" table:style-name="ce327">
            <text:p>2021: Suspended sentence</text:p>
          </table:table-cell>
          <table:table-cell office:value-type="float" office:value="7640" table:style-name="ce508">
            <text:p><text:s/>7,640<text:s/></text:p>
          </table:table-cell>
          <table:table-cell office:value-type="float" office:value="1073" table:style-name="ce508">
            <text:p><text:s/>1,073<text:s/></text:p>
          </table:table-cell>
          <table:table-cell office:value-type="float" office:value="240" table:style-name="ce508">
            <text:p><text:s/>240<text:s/></text:p>
          </table:table-cell>
          <table:table-cell office:value-type="float" office:value="4991" table:style-name="ce508">
            <text:p><text:s/>4,991<text:s/></text:p>
          </table:table-cell>
          <table:table-cell office:value-type="float" office:value="251" table:style-name="ce508">
            <text:p><text:s/>251<text:s/></text:p>
          </table:table-cell>
          <table:table-cell office:value-type="float" office:value="5701" table:style-name="ce508">
            <text:p><text:s/>5,701<text:s/></text:p>
          </table:table-cell>
          <table:table-cell office:value-type="float" office:value="4871" table:style-name="ce508">
            <text:p><text:s/>4,871<text:s/></text:p>
          </table:table-cell>
          <table:table-cell office:value-type="float" office:value="2936" table:style-name="ce508">
            <text:p><text:s/>2,936<text:s/></text:p>
          </table:table-cell>
          <table:table-cell office:value-type="float" office:value="5542" table:style-name="ce508">
            <text:p><text:s/>5,542<text:s/></text:p>
          </table:table-cell>
          <table:table-cell office:value-type="float" office:value="1354" table:style-name="ce508">
            <text:p><text:s/>1,354<text:s/></text:p>
          </table:table-cell>
          <table:table-cell office:value-type="float" office:value="34599" table:style-name="ce508">
            <text:p><text:s/>34,599<text:s/></text:p>
          </table:table-cell>
          <table:table-cell office:value-type="float" office:value="5220" table:style-name="ce508">
            <text:p><text:s/>5,220<text:s/></text:p>
          </table:table-cell>
          <table:table-cell office:value-type="float" office:value="4773" table:style-name="ce508">
            <text:p><text:s/>4,773<text:s/></text:p>
          </table:table-cell>
          <table:table-cell office:value-type="float" office:value="9993" table:style-name="ce508">
            <text:p><text:s/>9,993<text:s/></text:p>
          </table:table-cell>
          <table:table-cell office:value-type="float" office:value="38" table:style-name="ce508">
            <text:p><text:s/>38<text:s/></text:p>
          </table:table-cell>
          <table:table-cell office:value-type="float" office:value="44630" table:style-name="ce508">
            <text:p><text:s/>44,630<text:s/></text:p>
          </table:table-cell>
          <table:table-cell table:style-name="ce500"/>
          <table:table-cell table:style-name="ce4"/>
          <table:table-cell table:number-columns-repeated="3" table:style-name="ce500"/>
          <table:table-cell table:number-columns-repeated="16362" table:style-name="ce4"/>
        </table:table-row>
        <table:table-row table:style-name="ro38">
          <table:table-cell office:value-type="string" table:style-name="ce327">
            <text:p>2021: Community sentence</text:p>
          </table:table-cell>
          <table:table-cell office:value-type="float" office:value="9943" table:style-name="ce508">
            <text:p><text:s/>9,943<text:s/></text:p>
          </table:table-cell>
          <table:table-cell office:value-type="float" office:value="1050" table:style-name="ce508">
            <text:p><text:s/>1,050<text:s/></text:p>
          </table:table-cell>
          <table:table-cell office:value-type="float" office:value="1160" table:style-name="ce508">
            <text:p><text:s/>1,160<text:s/></text:p>
          </table:table-cell>
          <table:table-cell office:value-type="float" office:value="8135" table:style-name="ce508">
            <text:p><text:s/>8,135<text:s/></text:p>
          </table:table-cell>
          <table:table-cell office:value-type="float" office:value="391" table:style-name="ce508">
            <text:p><text:s/>391<text:s/></text:p>
          </table:table-cell>
          <table:table-cell office:value-type="float" office:value="4002" table:style-name="ce508">
            <text:p><text:s/>4,002<text:s/></text:p>
          </table:table-cell>
          <table:table-cell office:value-type="float" office:value="4033" table:style-name="ce508">
            <text:p><text:s/>4,033<text:s/></text:p>
          </table:table-cell>
          <table:table-cell office:value-type="float" office:value="4111" table:style-name="ce508">
            <text:p><text:s/>4,111<text:s/></text:p>
          </table:table-cell>
          <table:table-cell office:value-type="float" office:value="3415" table:style-name="ce508">
            <text:p><text:s/>3,415<text:s/></text:p>
          </table:table-cell>
          <table:table-cell office:value-type="float" office:value="1021" table:style-name="ce508">
            <text:p><text:s/>1,021<text:s/></text:p>
          </table:table-cell>
          <table:table-cell office:value-type="float" office:value="37261" table:style-name="ce508">
            <text:p><text:s/>37,261<text:s/></text:p>
          </table:table-cell>
          <table:table-cell office:value-type="float" office:value="20471" table:style-name="ce508">
            <text:p><text:s/>20,471<text:s/></text:p>
          </table:table-cell>
          <table:table-cell office:value-type="float" office:value="14991" table:style-name="ce508">
            <text:p><text:s/>14,991<text:s/></text:p>
          </table:table-cell>
          <table:table-cell office:value-type="float" office:value="35462" table:style-name="ce508">
            <text:p><text:s/>35,462<text:s/></text:p>
          </table:table-cell>
          <table:table-cell office:value-type="float" office:value="9" table:style-name="ce508">
            <text:p><text:s/>9<text:s/></text:p>
          </table:table-cell>
          <table:table-cell office:value-type="float" office:value="72732" table:style-name="ce508">
            <text:p><text:s/>72,732<text:s/></text:p>
          </table:table-cell>
          <table:table-cell table:style-name="ce500"/>
          <table:table-cell table:style-name="ce4"/>
          <table:table-cell table:number-columns-repeated="3" table:style-name="ce500"/>
          <table:table-cell table:number-columns-repeated="16362" table:style-name="ce4"/>
        </table:table-row>
        <table:table-row table:style-name="ro38">
          <table:table-cell office:value-type="string" table:style-name="ce327">
            <text:p>2021: Fine [Note 23]</text:p>
          </table:table-cell>
          <table:table-cell office:value-type="float" office:value="3894" table:style-name="ce508">
            <text:p><text:s/>3,894<text:s/></text:p>
          </table:table-cell>
          <table:table-cell office:value-type="float" office:value="69" table:style-name="ce508">
            <text:p><text:s/>69<text:s/></text:p>
          </table:table-cell>
          <table:table-cell office:value-type="float" office:value="6" table:style-name="ce508">
            <text:p><text:s/>6<text:s/></text:p>
          </table:table-cell>
          <table:table-cell office:value-type="float" office:value="5325" table:style-name="ce508">
            <text:p><text:s/>5,325<text:s/></text:p>
          </table:table-cell>
          <table:table-cell office:value-type="float" office:value="118" table:style-name="ce508">
            <text:p><text:s/>118<text:s/></text:p>
          </table:table-cell>
          <table:table-cell office:value-type="float" office:value="15614" table:style-name="ce508">
            <text:p><text:s/>15,614<text:s/></text:p>
          </table:table-cell>
          <table:table-cell office:value-type="float" office:value="714" table:style-name="ce508">
            <text:p><text:s/>714<text:s/></text:p>
          </table:table-cell>
          <table:table-cell office:value-type="float" office:value="2681" table:style-name="ce508">
            <text:p><text:s/>2,681<text:s/></text:p>
          </table:table-cell>
          <table:table-cell office:value-type="float" office:value="3169" table:style-name="ce508">
            <text:p><text:s/>3,169<text:s/></text:p>
          </table:table-cell>
          <table:table-cell office:value-type="float" office:value="450" table:style-name="ce508">
            <text:p><text:s/>450<text:s/></text:p>
          </table:table-cell>
          <table:table-cell office:value-type="float" office:value="32040" table:style-name="ce508">
            <text:p><text:s/>32,040<text:s/></text:p>
          </table:table-cell>
          <table:table-cell office:value-type="float" office:value="208764" table:style-name="ce508">
            <text:p><text:s/>208,764<text:s/></text:p>
          </table:table-cell>
          <table:table-cell office:value-type="float" office:value="474816" table:style-name="ce508">
            <text:p><text:s/>474,816<text:s/></text:p>
          </table:table-cell>
          <table:table-cell office:value-type="float" office:value="683580" table:style-name="ce508">
            <text:p><text:s/>683,580<text:s/></text:p>
          </table:table-cell>
          <table:table-cell office:value-type="float" office:value="14" table:style-name="ce508">
            <text:p><text:s/>14<text:s/></text:p>
          </table:table-cell>
          <table:table-cell office:value-type="float" office:value="715634" table:style-name="ce508">
            <text:p><text:s/>715,634<text:s/></text:p>
          </table:table-cell>
          <table:table-cell table:style-name="ce500"/>
          <table:table-cell table:style-name="ce4"/>
          <table:table-cell table:number-columns-repeated="3" table:style-name="ce500"/>
          <table:table-cell table:number-columns-repeated="16362" table:style-name="ce4"/>
        </table:table-row>
        <table:table-row table:style-name="ro38">
          <table:table-cell office:value-type="string" table:style-name="ce327">
            <text:p>2021: Absolute discharge</text:p>
          </table:table-cell>
          <table:table-cell office:value-type="float" office:value="54" table:style-name="ce508">
            <text:p><text:s/>54<text:s/></text:p>
          </table:table-cell>
          <table:table-cell office:value-type="float" office:value="14" table:style-name="ce508">
            <text:p><text:s/>14<text:s/></text:p>
          </table:table-cell>
          <table:table-cell office:value-type="float" office:value="1" table:style-name="ce508">
            <text:p><text:s/>1<text:s/></text:p>
          </table:table-cell>
          <table:table-cell office:value-type="float" office:value="72" table:style-name="ce508">
            <text:p><text:s/>72<text:s/></text:p>
          </table:table-cell>
          <table:table-cell office:value-type="float" office:value="8" table:style-name="ce508">
            <text:p><text:s/>8<text:s/></text:p>
          </table:table-cell>
          <table:table-cell office:value-type="float" office:value="210" table:style-name="ce508">
            <text:p><text:s/>210<text:s/></text:p>
          </table:table-cell>
          <table:table-cell office:value-type="float" office:value="31" table:style-name="ce508">
            <text:p><text:s/>31<text:s/></text:p>
          </table:table-cell>
          <table:table-cell office:value-type="float" office:value="48" table:style-name="ce508">
            <text:p><text:s/>48<text:s/></text:p>
          </table:table-cell>
          <table:table-cell office:value-type="float" office:value="80" table:style-name="ce508">
            <text:p><text:s/>80<text:s/></text:p>
          </table:table-cell>
          <table:table-cell office:value-type="float" office:value="4" table:style-name="ce508">
            <text:p><text:s/>4<text:s/></text:p>
          </table:table-cell>
          <table:table-cell office:value-type="float" office:value="522" table:style-name="ce508">
            <text:p><text:s/>522<text:s/></text:p>
          </table:table-cell>
          <table:table-cell office:value-type="float" office:value="795" table:style-name="ce508">
            <text:p><text:s/>795<text:s/></text:p>
          </table:table-cell>
          <table:table-cell office:value-type="float" office:value="1255" table:style-name="ce508">
            <text:p><text:s/>1,255<text:s/></text:p>
          </table:table-cell>
          <table:table-cell office:value-type="float" office:value="2050" table:style-name="ce508">
            <text:p><text:s/>2,050<text:s/></text:p>
          </table:table-cell>
          <table:table-cell office:value-type="string" table:style-name="ce509">
            <text:p>-</text:p>
          </table:table-cell>
          <table:table-cell office:value-type="float" office:value="2572" table:style-name="ce508">
            <text:p><text:s/>2,572<text:s/></text:p>
          </table:table-cell>
          <table:table-cell table:style-name="ce500"/>
          <table:table-cell table:number-columns-repeated="16366" table:style-name="ce4"/>
        </table:table-row>
        <table:table-row table:style-name="ro38">
          <table:table-cell office:value-type="string" table:style-name="ce327">
            <text:p>2021: Conditional discharge</text:p>
          </table:table-cell>
          <table:table-cell office:value-type="float" office:value="1553" table:style-name="ce508">
            <text:p><text:s/>1,553<text:s/></text:p>
          </table:table-cell>
          <table:table-cell office:value-type="float" office:value="33" table:style-name="ce508">
            <text:p><text:s/>33<text:s/></text:p>
          </table:table-cell>
          <table:table-cell office:value-type="float" office:value="32" table:style-name="ce508">
            <text:p><text:s/>32<text:s/></text:p>
          </table:table-cell>
          <table:table-cell office:value-type="float" office:value="4322" table:style-name="ce508">
            <text:p><text:s/>4,322<text:s/></text:p>
          </table:table-cell>
          <table:table-cell office:value-type="float" office:value="127" table:style-name="ce508">
            <text:p><text:s/>127<text:s/></text:p>
          </table:table-cell>
          <table:table-cell office:value-type="float" office:value="4729" table:style-name="ce508">
            <text:p><text:s/>4,729<text:s/></text:p>
          </table:table-cell>
          <table:table-cell office:value-type="float" office:value="414" table:style-name="ce508">
            <text:p><text:s/>414<text:s/></text:p>
          </table:table-cell>
          <table:table-cell office:value-type="float" office:value="697" table:style-name="ce508">
            <text:p><text:s/>697<text:s/></text:p>
          </table:table-cell>
          <table:table-cell office:value-type="float" office:value="653" table:style-name="ce508">
            <text:p><text:s/>653<text:s/></text:p>
          </table:table-cell>
          <table:table-cell office:value-type="float" office:value="276" table:style-name="ce508">
            <text:p><text:s/>276<text:s/></text:p>
          </table:table-cell>
          <table:table-cell office:value-type="float" office:value="12836" table:style-name="ce508">
            <text:p><text:s/>12,836<text:s/></text:p>
          </table:table-cell>
          <table:table-cell office:value-type="float" office:value="14050" table:style-name="ce508">
            <text:p><text:s/>14,050<text:s/></text:p>
          </table:table-cell>
          <table:table-cell office:value-type="float" office:value="1604" table:style-name="ce508">
            <text:p><text:s/>1,604<text:s/></text:p>
          </table:table-cell>
          <table:table-cell office:value-type="float" office:value="15654" table:style-name="ce508">
            <text:p><text:s/>15,654<text:s/></text:p>
          </table:table-cell>
          <table:table-cell office:value-type="float" office:value="1" table:style-name="ce508">
            <text:p><text:s/>1<text:s/></text:p>
          </table:table-cell>
          <table:table-cell office:value-type="float" office:value="28491" table:style-name="ce508">
            <text:p><text:s/>28,491<text:s/></text:p>
          </table:table-cell>
          <table:table-cell table:style-name="ce500"/>
          <table:table-cell table:number-columns-repeated="16366" table:style-name="ce4"/>
        </table:table-row>
        <table:table-row table:style-name="ro38">
          <table:table-cell office:value-type="string" table:style-name="ce327">
            <text:p>2021: Compensation</text:p>
          </table:table-cell>
          <table:table-cell office:value-type="float" office:value="448" table:style-name="ce508">
            <text:p><text:s/>448<text:s/></text:p>
          </table:table-cell>
          <table:table-cell office:value-type="float" office:value="5" table:style-name="ce508">
            <text:p><text:s/>5<text:s/></text:p>
          </table:table-cell>
          <table:table-cell office:value-type="float" office:value="5" table:style-name="ce508">
            <text:p><text:s/>5<text:s/></text:p>
          </table:table-cell>
          <table:table-cell office:value-type="float" office:value="1042" table:style-name="ce508">
            <text:p><text:s/>1,042<text:s/></text:p>
          </table:table-cell>
          <table:table-cell office:value-type="float" office:value="42" table:style-name="ce508">
            <text:p><text:s/>42<text:s/></text:p>
          </table:table-cell>
          <table:table-cell office:value-type="float" office:value="0" table:style-name="ce508">
            <text:p><text:s/>-00<text:s/></text:p>
          </table:table-cell>
          <table:table-cell office:value-type="float" office:value="4" table:style-name="ce508">
            <text:p><text:s/>4<text:s/></text:p>
          </table:table-cell>
          <table:table-cell office:value-type="float" office:value="68" table:style-name="ce508">
            <text:p><text:s/>68<text:s/></text:p>
          </table:table-cell>
          <table:table-cell office:value-type="float" office:value="33" table:style-name="ce508">
            <text:p><text:s/>33<text:s/></text:p>
          </table:table-cell>
          <table:table-cell office:value-type="float" office:value="48" table:style-name="ce508">
            <text:p><text:s/>48<text:s/></text:p>
          </table:table-cell>
          <table:table-cell office:value-type="float" office:value="1695" table:style-name="ce508">
            <text:p><text:s/>1,695<text:s/></text:p>
          </table:table-cell>
          <table:table-cell office:value-type="float" office:value="2460" table:style-name="ce508">
            <text:p><text:s/>2,460<text:s/></text:p>
          </table:table-cell>
          <table:table-cell office:value-type="float" office:value="34" table:style-name="ce508">
            <text:p><text:s/>34<text:s/></text:p>
          </table:table-cell>
          <table:table-cell office:value-type="float" office:value="2494" table:style-name="ce508">
            <text:p><text:s/>2,494<text:s/></text:p>
          </table:table-cell>
          <table:table-cell office:value-type="string" table:style-name="ce509">
            <text:p>-</text:p>
          </table:table-cell>
          <table:table-cell office:value-type="float" office:value="4189" table:style-name="ce508">
            <text:p><text:s/>4,189<text:s/></text:p>
          </table:table-cell>
          <table:table-cell table:style-name="ce511"/>
          <table:table-cell table:style-name="ce4"/>
          <table:table-cell table:number-columns-repeated="16365" table:style-name="ce511"/>
        </table:table-row>
        <table:table-row table:style-name="ro38">
          <table:table-cell office:value-type="string" table:style-name="ce327">
            <text:p>2021: Otherwise dealt with [Note 6]</text:p>
          </table:table-cell>
          <table:table-cell office:value-type="float" office:value="775" table:style-name="ce508">
            <text:p><text:s/>775<text:s/></text:p>
          </table:table-cell>
          <table:table-cell office:value-type="float" office:value="180" table:style-name="ce508">
            <text:p><text:s/>180<text:s/></text:p>
          </table:table-cell>
          <table:table-cell office:value-type="float" office:value="61" table:style-name="ce508">
            <text:p><text:s/>61<text:s/></text:p>
          </table:table-cell>
          <table:table-cell office:value-type="float" office:value="1065" table:style-name="ce508">
            <text:p><text:s/>1,065<text:s/></text:p>
          </table:table-cell>
          <table:table-cell office:value-type="float" office:value="84" table:style-name="ce508">
            <text:p><text:s/>84<text:s/></text:p>
          </table:table-cell>
          <table:table-cell office:value-type="float" office:value="1735" table:style-name="ce508">
            <text:p><text:s/>1,735<text:s/></text:p>
          </table:table-cell>
          <table:table-cell office:value-type="float" office:value="380" table:style-name="ce508">
            <text:p><text:s/>380<text:s/></text:p>
          </table:table-cell>
          <table:table-cell office:value-type="float" office:value="499" table:style-name="ce508">
            <text:p><text:s/>499<text:s/></text:p>
          </table:table-cell>
          <table:table-cell office:value-type="float" office:value="1257" table:style-name="ce508">
            <text:p><text:s/>1,257<text:s/></text:p>
          </table:table-cell>
          <table:table-cell office:value-type="float" office:value="90" table:style-name="ce508">
            <text:p><text:s/>90<text:s/></text:p>
          </table:table-cell>
          <table:table-cell office:value-type="float" office:value="6126" table:style-name="ce508">
            <text:p><text:s/>6,126<text:s/></text:p>
          </table:table-cell>
          <table:table-cell office:value-type="float" office:value="1772" table:style-name="ce508">
            <text:p><text:s/>1,772<text:s/></text:p>
          </table:table-cell>
          <table:table-cell office:value-type="float" office:value="2803" table:style-name="ce508">
            <text:p><text:s/>2,803<text:s/></text:p>
          </table:table-cell>
          <table:table-cell office:value-type="float" office:value="4575" table:style-name="ce508">
            <text:p><text:s/>4,575<text:s/></text:p>
          </table:table-cell>
          <table:table-cell office:value-type="float" office:value="6" table:style-name="ce508">
            <text:p><text:s/>6<text:s/></text:p>
          </table:table-cell>
          <table:table-cell office:value-type="float" office:value="10707" table:style-name="ce508">
            <text:p><text:s/>10,707<text:s/></text:p>
          </table:table-cell>
          <table:table-cell table:style-name="ce502"/>
          <table:table-cell table:number-columns-repeated="16366" table:style-name="ce4"/>
        </table:table-row>
        <table:table-row table:style-name="ro38">
          <table:table-cell office:value-type="string" table:style-name="ce526">
            <text:p>2021: Average custodial sentence (months) [Note 9]</text:p>
          </table:table-cell>
          <table:table-cell office:value-type="float" office:value="21.5489" table:style-name="ce527">
            <text:p><text:s/>21.5<text:s/></text:p>
          </table:table-cell>
          <table:table-cell office:value-type="float" office:value="58.293599999999998" table:style-name="ce527">
            <text:p><text:s/>58.3<text:s/></text:p>
          </table:table-cell>
          <table:table-cell office:value-type="float" office:value="49.409399999999998" table:style-name="ce527">
            <text:p><text:s/>49.4<text:s/></text:p>
          </table:table-cell>
          <table:table-cell office:value-type="float" office:value="13.0023" table:style-name="ce527">
            <text:p><text:s/>13.0<text:s/></text:p>
          </table:table-cell>
          <table:table-cell office:value-type="float" office:value="31.736799999999999" table:style-name="ce527">
            <text:p><text:s/>31.7<text:s/></text:p>
          </table:table-cell>
          <table:table-cell office:value-type="float" office:value="39.814" table:style-name="ce527">
            <text:p><text:s/>39.8<text:s/></text:p>
          </table:table-cell>
          <table:table-cell office:value-type="float" office:value="12.054600000000001" table:style-name="ce527">
            <text:p><text:s/>12.1<text:s/></text:p>
          </table:table-cell>
          <table:table-cell office:value-type="float" office:value="8.2504000000000008" table:style-name="ce527">
            <text:p><text:s/>8.3<text:s/></text:p>
          </table:table-cell>
          <table:table-cell office:value-type="float" office:value="14.682700000000001" table:style-name="ce527">
            <text:p><text:s/>14.7<text:s/></text:p>
          </table:table-cell>
          <table:table-cell office:value-type="float" office:value="26.516100000000002" table:style-name="ce527">
            <text:p><text:s/>26.5<text:s/></text:p>
          </table:table-cell>
          <table:table-cell office:value-type="float" office:value="24.047999999999998" table:style-name="ce527">
            <text:p><text:s/>24.0<text:s/></text:p>
          </table:table-cell>
          <table:table-cell office:value-type="float" office:value="2.9946000000000002" table:style-name="ce527">
            <text:p><text:s/>3.0<text:s/></text:p>
          </table:table-cell>
          <table:table-cell office:value-type="float" office:value="2.8252000000000002" table:style-name="ce527">
            <text:p><text:s/>2.8<text:s/></text:p>
          </table:table-cell>
          <table:table-cell office:value-type="float" office:value="2.9428999999999998" table:style-name="ce527">
            <text:p><text:s/>2.9<text:s/></text:p>
          </table:table-cell>
          <table:table-cell office:value-type="float" office:value="35.496400000000001" table:style-name="ce527">
            <text:p><text:s/>35.5<text:s/></text:p>
          </table:table-cell>
          <table:table-cell office:value-type="float" office:value="21.171500000000002" table:style-name="ce527">
            <text:p><text:s/>21.2<text:s/></text:p>
          </table:table-cell>
          <table:table-cell table:number-columns-repeated="3" table:style-name="ce528"/>
          <table:table-cell table:number-columns-repeated="16364" table:style-name="ce524"/>
        </table:table-row>
        <table:table-row table:style-name="ro6">
          <table:table-cell table:style-name="ce4"/>
          <table:table-cell table:number-columns-repeated="16" table:style-name="ce529"/>
          <table:table-cell table:style-name="ce500"/>
          <table:table-cell table:number-columns-repeated="3" table:style-name="ce502"/>
          <table:table-cell table:number-columns-repeated="16363" table:style-name="ce34"/>
        </table:table-row>
        <table:table-row table:style-name="ro27">
          <table:table-cell office:value-type="string" table:style-name="ce220">
            <text:p>Source: Ministry of Justice Court Proceedings Database</text:p>
          </table:table-cell>
          <table:table-cell table:number-columns-repeated="12" table:style-name="ce500"/>
          <table:table-cell table:number-columns-repeated="2" table:style-name="ce530"/>
          <table:table-cell table:number-columns-repeated="3" table:style-name="ce500"/>
          <table:table-cell table:number-columns-repeated="3" table:style-name="ce502"/>
          <table:table-cell table:number-columns-repeated="16363" table:style-name="ce34"/>
        </table:table-row>
        <table:table-row table:style-name="ro27">
          <table:table-cell office:value-type="string" table:style-name="ce531">
            <text:p>- = nil</text:p>
          </table:table-cell>
          <table:table-cell table:number-columns-repeated="12" table:style-name="ce500"/>
          <table:table-cell table:number-columns-repeated="2" table:style-name="ce502"/>
          <table:table-cell table:number-columns-repeated="3" table:style-name="ce500"/>
          <table:table-cell table:number-columns-repeated="3" table:style-name="ce502"/>
          <table:table-cell table:number-columns-repeated="16363" table:style-name="ce34"/>
        </table:table-row>
        <table:table-row table:style-name="ro27">
          <table:table-cell office:value-type="string" table:style-name="ce531">
            <text:p>: = Not available</text:p>
          </table:table-cell>
          <table:table-cell table:number-columns-repeated="12" table:style-name="ce500"/>
          <table:table-cell table:number-columns-repeated="2" table:style-name="ce502"/>
          <table:table-cell table:number-columns-repeated="3" table:style-name="ce500"/>
          <table:table-cell table:number-columns-repeated="3" table:style-name="ce502"/>
          <table:table-cell table:number-columns-repeated="16363" table:style-name="ce34"/>
        </table:table-row>
        <table:table-row table:style-name="ro87">
          <table:table-cell table:style-name="ce132"/>
          <table:table-cell table:number-columns-repeated="12" table:style-name="ce500"/>
          <table:table-cell table:number-columns-repeated="2" table:style-name="ce502"/>
          <table:table-cell table:number-columns-repeated="3" table:style-name="ce500"/>
          <table:table-cell table:number-columns-repeated="3" table:style-name="ce41"/>
          <table:table-cell table:number-columns-repeated="16363" table:style-name="ce4"/>
        </table:table-row>
        <table:table-row table:style-name="ro6">
          <table:table-cell table:style-name="ce220"/>
          <table:table-cell table:number-columns-repeated="6" table:style-name="ce500"/>
          <table:table-cell table:style-name="ce532"/>
          <table:table-cell table:style-name="ce500"/>
          <table:table-cell table:style-name="ce533"/>
          <table:table-cell table:number-columns-repeated="3" table:style-name="ce500"/>
          <table:table-cell table:number-columns-repeated="2" table:style-name="ce502"/>
          <table:table-cell table:number-columns-repeated="2" table:style-name="ce500"/>
          <table:table-cell table:style-name="ce41"/>
          <table:table-cell table:number-columns-repeated="3" table:style-name="ce34"/>
          <table:table-cell table:number-columns-repeated="16363" table:style-name="ce4"/>
        </table:table-row>
        <table:table-row table:style-name="ro104">
          <table:table-cell table:number-columns-spanned="9" table:number-rows-spanned="1" table:style-name="ce176"/>
          <table:covered-table-cell table:number-columns-repeated="8"/>
          <table:table-cell table:number-columns-repeated="8" table:style-name="ce41"/>
          <table:table-cell table:style-name="ce34"/>
          <table:table-cell table:number-columns-repeated="3" table:style-name="ce534"/>
          <table:table-cell table:number-columns-repeated="16363" table:style-name="ce4"/>
        </table:table-row>
        <table:table-row table:style-name="ro105">
          <table:table-cell table:style-name="ce535"/>
          <table:table-cell table:number-columns-repeated="10" table:style-name="ce34"/>
          <table:table-cell table:style-name="ce497"/>
          <table:table-cell table:number-columns-repeated="3" table:style-name="ce318"/>
          <table:table-cell table:number-columns-repeated="2" table:style-name="ce34"/>
          <table:table-cell table:style-name="ce534"/>
          <table:table-cell table:number-columns-repeated="3" table:style-name="ce502"/>
          <table:table-cell table:number-columns-repeated="16363" table:style-name="ce4"/>
        </table:table-row>
        <table:table-row table:style-name="ro105">
          <table:table-cell table:number-columns-spanned="9" table:number-rows-spanned="1" table:style-name="ce176"/>
          <table:covered-table-cell table:number-columns-repeated="8"/>
          <table:table-cell table:number-columns-repeated="8" table:style-name="ce534"/>
          <table:table-cell table:style-name="ce500"/>
          <table:table-cell table:number-columns-repeated="3" table:style-name="ce502"/>
          <table:table-cell table:number-columns-repeated="16363" table:style-name="ce220"/>
        </table:table-row>
        <table:table-row table:style-name="ro105">
          <table:table-cell table:style-name="ce536"/>
          <table:table-cell table:number-columns-repeated="12" table:style-name="ce500"/>
          <table:table-cell table:number-columns-repeated="2" table:style-name="ce502"/>
          <table:table-cell table:number-columns-repeated="3" table:style-name="ce500"/>
          <table:table-cell table:style-name="ce354"/>
          <table:table-cell table:style-name="ce500"/>
          <table:table-cell table:style-name="ce354"/>
          <table:table-cell table:number-columns-repeated="16363" table:style-name="ce4"/>
        </table:table-row>
        <table:table-row table:style-name="ro6">
          <table:table-cell table:style-name="ce536"/>
          <table:table-cell table:number-columns-repeated="12" table:style-name="ce500"/>
          <table:table-cell table:number-columns-repeated="2" table:style-name="ce502"/>
          <table:table-cell table:number-columns-repeated="2" table:style-name="ce500"/>
          <table:table-cell table:style-name="ce354"/>
          <table:table-cell table:style-name="ce502"/>
          <table:table-cell table:number-columns-repeated="2" table:style-name="ce500"/>
          <table:table-cell table:number-columns-repeated="16363" table:style-name="ce4"/>
        </table:table-row>
        <table:table-row table:style-name="ro6">
          <table:table-cell table:style-name="ce534"/>
          <table:table-cell table:number-columns-repeated="16" table:style-name="ce354"/>
          <table:table-cell table:style-name="ce502"/>
          <table:table-cell table:style-name="ce534"/>
          <table:table-cell table:style-name="ce502"/>
          <table:table-cell table:style-name="ce534"/>
          <table:table-cell table:number-columns-repeated="16363" table:style-name="ce4"/>
        </table:table-row>
        <table:table-row table:style-name="ro6">
          <table:table-cell table:style-name="ce536"/>
          <table:table-cell table:number-columns-repeated="12" table:style-name="ce500"/>
          <table:table-cell table:style-name="ce502"/>
          <table:table-cell table:number-columns-repeated="2" table:style-name="ce500"/>
          <table:table-cell table:style-name="ce502"/>
          <table:table-cell table:style-name="ce534"/>
          <table:table-cell table:style-name="ce502"/>
          <table:table-cell table:number-columns-repeated="2" table:style-name="ce500"/>
          <table:table-cell table:number-columns-repeated="16363" table:style-name="ce4"/>
        </table:table-row>
        <table:table-row table:style-name="ro6">
          <table:table-cell table:style-name="ce537"/>
          <table:table-cell table:number-columns-repeated="16" table:style-name="ce534"/>
          <table:table-cell table:number-columns-repeated="2" table:style-name="ce502"/>
          <table:table-cell table:number-columns-repeated="2" table:style-name="ce500"/>
          <table:table-cell table:number-columns-repeated="16363" table:style-name="ce4"/>
        </table:table-row>
        <table:table-row table:style-name="ro6">
          <table:table-cell table:style-name="ce536"/>
          <table:table-cell table:number-columns-repeated="12" table:style-name="ce500"/>
          <table:table-cell table:style-name="ce502"/>
          <table:table-cell table:number-columns-repeated="2" table:style-name="ce500"/>
          <table:table-cell table:number-columns-repeated="3" table:style-name="ce502"/>
          <table:table-cell table:number-columns-repeated="2" table:style-name="ce500"/>
          <table:table-cell table:number-columns-repeated="16363" table:style-name="ce4"/>
        </table:table-row>
        <table:table-row table:style-name="ro6">
          <table:table-cell table:number-columns-repeated="2" table:style-name="ce536"/>
          <table:table-cell table:number-columns-repeated="11" table:style-name="ce500"/>
          <table:table-cell table:style-name="ce502"/>
          <table:table-cell table:number-columns-repeated="2" table:style-name="ce500"/>
          <table:table-cell table:number-columns-repeated="3" table:style-name="ce502"/>
          <table:table-cell table:number-columns-repeated="2" table:style-name="ce500"/>
          <table:table-cell table:number-columns-repeated="16363" table:style-name="ce4"/>
        </table:table-row>
        <table:table-row table:style-name="ro6">
          <table:table-cell table:style-name="ce536"/>
          <table:table-cell table:number-columns-repeated="12" table:style-name="ce500"/>
          <table:table-cell table:style-name="ce502"/>
          <table:table-cell table:number-columns-repeated="2" table:style-name="ce500"/>
          <table:table-cell table:number-columns-repeated="3" table:style-name="ce502"/>
          <table:table-cell table:number-columns-repeated="2" table:style-name="ce500"/>
          <table:table-cell table:number-columns-repeated="16363" table:style-name="ce4"/>
        </table:table-row>
        <table:table-row table:style-name="ro6">
          <table:table-cell table:style-name="ce536"/>
          <table:table-cell table:number-columns-repeated="6" table:style-name="ce500"/>
          <table:table-cell table:style-name="ce538"/>
          <table:table-cell table:number-columns-repeated="5" table:style-name="ce500"/>
          <table:table-cell table:style-name="ce502"/>
          <table:table-cell table:number-columns-repeated="2" table:style-name="ce500"/>
          <table:table-cell table:number-columns-repeated="3" table:style-name="ce502"/>
          <table:table-cell table:number-columns-repeated="2" table:style-name="ce500"/>
          <table:table-cell table:number-columns-repeated="16363" table:style-name="ce4"/>
        </table:table-row>
        <table:table-row table:number-rows-repeated="4" table:style-name="ro6">
          <table:table-cell table:style-name="ce536"/>
          <table:table-cell table:number-columns-repeated="6" table:style-name="ce500"/>
          <table:table-cell table:style-name="ce4"/>
          <table:table-cell table:style-name="ce500"/>
          <table:table-cell table:style-name="ce533"/>
          <table:table-cell table:number-columns-repeated="3" table:style-name="ce500"/>
          <table:table-cell table:style-name="ce502"/>
          <table:table-cell table:number-columns-repeated="2" table:style-name="ce500"/>
          <table:table-cell table:number-columns-repeated="3" table:style-name="ce502"/>
          <table:table-cell table:number-columns-repeated="2" table:style-name="ce500"/>
          <table:table-cell table:number-columns-repeated="16363" table:style-name="ce4"/>
        </table:table-row>
        <table:table-row table:number-rows-repeated="2" table:style-name="ro6">
          <table:table-cell table:style-name="ce536"/>
          <table:table-cell table:number-columns-repeated="8" table:style-name="ce500"/>
          <table:table-cell table:style-name="ce533"/>
          <table:table-cell table:number-columns-repeated="3" table:style-name="ce500"/>
          <table:table-cell table:style-name="ce502"/>
          <table:table-cell table:number-columns-repeated="2" table:style-name="ce500"/>
          <table:table-cell table:number-columns-repeated="3" table:style-name="ce502"/>
          <table:table-cell table:number-columns-repeated="16365" table:style-name="ce4"/>
        </table:table-row>
        <table:table-row table:style-name="ro6">
          <table:table-cell table:style-name="ce536"/>
          <table:table-cell table:number-columns-repeated="6" table:style-name="ce500"/>
          <table:table-cell table:style-name="ce327"/>
          <table:table-cell table:style-name="ce500"/>
          <table:table-cell table:style-name="ce533"/>
          <table:table-cell table:number-columns-repeated="3" table:style-name="ce500"/>
          <table:table-cell table:style-name="ce502"/>
          <table:table-cell table:number-columns-repeated="2" table:style-name="ce500"/>
          <table:table-cell table:number-columns-repeated="3" table:style-name="ce502"/>
          <table:table-cell table:number-columns-repeated="16365" table:style-name="ce4"/>
        </table:table-row>
        <table:table-row table:style-name="ro6">
          <table:table-cell table:style-name="ce536"/>
          <table:table-cell table:number-columns-repeated="6" table:style-name="ce500"/>
          <table:table-cell table:style-name="ce327"/>
          <table:table-cell table:style-name="ce500"/>
          <table:table-cell table:style-name="ce533"/>
          <table:table-cell table:number-columns-repeated="3" table:style-name="ce500"/>
          <table:table-cell table:style-name="ce502"/>
          <table:table-cell table:number-columns-repeated="2" table:style-name="ce500"/>
          <table:table-cell table:number-columns-repeated="2" table:style-name="ce502"/>
          <table:table-cell table:style-name="ce220"/>
          <table:table-cell table:number-columns-repeated="16365" table:style-name="ce4"/>
        </table:table-row>
        <table:table-row table:style-name="ro6">
          <table:table-cell table:style-name="ce536"/>
          <table:table-cell table:number-columns-repeated="6" table:style-name="ce500"/>
          <table:table-cell table:style-name="ce220"/>
          <table:table-cell table:style-name="ce500"/>
          <table:table-cell table:style-name="ce533"/>
          <table:table-cell table:number-columns-repeated="3" table:style-name="ce500"/>
          <table:table-cell table:style-name="ce502"/>
          <table:table-cell table:number-columns-repeated="2" table:style-name="ce500"/>
          <table:table-cell table:style-name="ce502"/>
          <table:table-cell table:style-name="ce220"/>
          <table:table-cell table:style-name="ce534"/>
          <table:table-cell table:number-columns-repeated="16365" table:style-name="ce4"/>
        </table:table-row>
        <table:table-row table:style-name="ro6">
          <table:table-cell table:number-columns-repeated="11" table:style-name="ce220"/>
          <table:table-cell table:style-name="ce498"/>
          <table:table-cell table:number-columns-repeated="5" table:style-name="ce220"/>
          <table:table-cell table:number-columns-repeated="2" table:style-name="ce534"/>
          <table:table-cell table:number-columns-repeated="16365" table:style-name="ce4"/>
        </table:table-row>
        <table:table-row table:style-name="ro6">
          <table:table-cell table:number-columns-repeated="18" table:style-name="ce534"/>
          <table:table-cell table:style-name="ce502"/>
          <table:table-cell table:number-columns-repeated="16365" table:style-name="ce4"/>
        </table:table-row>
        <table:table-row table:style-name="ro6">
          <table:table-cell table:number-columns-repeated="17" table:style-name="ce534"/>
          <table:table-cell table:number-columns-repeated="2" table:style-name="ce502"/>
          <table:table-cell table:number-columns-repeated="16365" table:style-name="ce4"/>
        </table:table-row>
        <table:table-row table:number-rows-repeated="2" table:style-name="ro6">
          <table:table-cell table:number-columns-repeated="13" table:style-name="ce500"/>
          <table:table-cell table:style-name="ce539"/>
          <table:table-cell table:number-columns-repeated="2" table:style-name="ce500"/>
          <table:table-cell table:number-columns-repeated="3" table:style-name="ce502"/>
          <table:table-cell table:number-columns-repeated="16365" table:style-name="ce4"/>
        </table:table-row>
        <table:table-row table:style-name="ro6">
          <table:table-cell table:number-columns-repeated="13" table:style-name="ce500"/>
          <table:table-cell table:style-name="ce502"/>
          <table:table-cell table:number-columns-repeated="2" table:style-name="ce500"/>
          <table:table-cell table:number-columns-repeated="2" table:style-name="ce502"/>
          <table:table-cell table:style-name="ce534"/>
          <table:table-cell table:number-columns-repeated="16365" table:style-name="ce4"/>
        </table:table-row>
        <table:table-row table:style-name="ro27">
          <table:table-cell table:number-columns-repeated="13" table:style-name="ce500"/>
          <table:table-cell table:style-name="ce530"/>
          <table:table-cell table:number-columns-repeated="2" table:style-name="ce500"/>
          <table:table-cell table:style-name="ce502"/>
          <table:table-cell table:style-name="ce534"/>
          <table:table-cell table:style-name="ce502"/>
          <table:table-cell table:number-columns-repeated="16365"/>
        </table:table-row>
        <table:table-row table:style-name="ro27">
          <table:table-cell table:number-columns-repeated="17" table:style-name="ce534"/>
          <table:table-cell table:number-columns-repeated="2" table:style-name="ce502"/>
          <table:table-cell table:number-columns-repeated="16365"/>
        </table:table-row>
        <table:table-row table:number-rows-repeated="1048427" table:style-name="ro28">
          <table:table-cell table:number-columns-repeated="16384"/>
        </table:table-row>
      </table:table>
      <table:table table:name="Q5_4" table:style-name="ta1">
        <table:table-column table:style-name="co95" table:default-cell-style-name="ce542"/>
        <table:table-column table:style-name="co96" table:default-cell-style-name="ce542"/>
        <table:table-column table:style-name="co17" table:number-columns-repeated="2" table:default-cell-style-name="ce542"/>
        <table:table-column table:style-name="co85" table:default-cell-style-name="ce542"/>
        <table:table-column table:style-name="co97" table:default-cell-style-name="ce542"/>
        <table:table-column table:style-name="co17" table:number-columns-repeated="8" table:default-cell-style-name="ce542"/>
        <table:table-column table:style-name="co6" table:number-columns-repeated="16370" table:default-cell-style-name="ce542"/>
        <table:table-row table:style-name="ro106">
          <table:table-cell office:value-type="string" table:number-columns-spanned="13" table:number-rows-spanned="1" table:style-name="ce555">
            <text:p>Table Q5.4  - Number of persons sentenced at all courts to immediate custody, for all offences and for indictable offences, by length of sentence, 12 months ending September 2011 to 12 months ending September 2021, England and Wales [Notes 4, 7, 10]</text:p>
          </table:table-cell>
          <table:covered-table-cell table:number-columns-repeated="12"/>
          <table:table-cell table:style-name="ce541"/>
          <table:table-cell table:number-columns-repeated="5" table:style-name="ce542"/>
          <table:table-cell table:number-columns-repeated="16365" table:style-name="ce7"/>
        </table:table-row>
        <table:table-row table:style-name="ro4">
          <table:table-cell office:value-type="string" table:style-name="ce543">
            <text:p>This worksheet contains 1 table. Notes can be found on the Notes sheet.</text:p>
          </table:table-cell>
          <table:table-cell table:number-columns-repeated="12" table:style-name="ce540"/>
          <table:table-cell table:style-name="ce541"/>
          <table:table-cell table:number-columns-repeated="5" table:style-name="ce542"/>
          <table:table-cell table:number-columns-repeated="16365" table:style-name="ce7"/>
        </table:table-row>
        <table:table-row table:style-name="ro10">
          <table:table-cell office:value-type="string" table:style-name="ce32">
            <text:p><text:a xlink:href="#Contents.A1">back to contents</text:a></text:p>
          </table:table-cell>
          <table:table-cell table:style-name="ce541"/>
          <table:table-cell table:style-name="ce544"/>
          <table:table-cell table:number-columns-repeated="9" table:style-name="ce541"/>
          <table:table-cell table:style-name="ce544"/>
          <table:table-cell table:style-name="ce541"/>
          <table:table-cell table:number-columns-repeated="5" table:style-name="ce542"/>
          <table:table-cell table:number-columns-repeated="16365" table:style-name="ce7"/>
        </table:table-row>
        <table:table-row table:style-name="ro2">
          <table:table-cell office:value-type="string" table:style-name="ce545">
            <text:p>Type of offence: custody length</text:p>
          </table:table-cell>
          <table:table-cell office:value-type="string" table:style-name="ce546">
            <text:p>2011</text:p>
          </table:table-cell>
          <table:table-cell office:value-type="string" table:style-name="ce546">
            <text:p>2012</text:p>
          </table:table-cell>
          <table:table-cell office:value-type="string" table:style-name="ce546">
            <text:p>2013</text:p>
          </table:table-cell>
          <table:table-cell office:value-type="string" table:style-name="ce546">
            <text:p>2014</text:p>
          </table:table-cell>
          <table:table-cell office:value-type="string" table:style-name="ce546">
            <text:p>2015</text:p>
          </table:table-cell>
          <table:table-cell office:value-type="string" table:style-name="ce546">
            <text:p>2016</text:p>
          </table:table-cell>
          <table:table-cell office:value-type="string" table:style-name="ce546">
            <text:p>2017</text:p>
          </table:table-cell>
          <table:table-cell office:value-type="string" table:style-name="ce546">
            <text:p>2018</text:p>
          </table:table-cell>
          <table:table-cell office:value-type="string" table:style-name="ce546">
            <text:p>2019</text:p>
          </table:table-cell>
          <table:table-cell office:value-type="string" table:style-name="ce546">
            <text:p>2020</text:p>
          </table:table-cell>
          <table:table-cell office:value-type="string" table:style-name="ce546">
            <text:p>2021</text:p>
          </table:table-cell>
          <table:table-cell table:style-name="ce547"/>
          <table:table-cell table:number-columns-repeated="5" table:style-name="ce542"/>
          <table:table-cell table:number-columns-repeated="16366" table:style-name="ce7"/>
        </table:table-row>
        <table:table-row table:style-name="ro22">
          <table:table-cell office:value-type="string" table:style-name="ce46">
            <text:p>All offences: Up to and including 1 month</text:p>
          </table:table-cell>
          <table:table-cell office:value-type="float" office:value="16080" table:style-name="ce548">
            <text:p><text:s/>16,080<text:s/></text:p>
          </table:table-cell>
          <table:table-cell office:value-type="float" office:value="15180" table:style-name="ce548">
            <text:p><text:s/>15,180<text:s/></text:p>
          </table:table-cell>
          <table:table-cell office:value-type="float" office:value="14002" table:style-name="ce548">
            <text:p><text:s/>14,002<text:s/></text:p>
          </table:table-cell>
          <table:table-cell office:value-type="float" office:value="14501" table:style-name="ce548">
            <text:p><text:s/>14,501<text:s/></text:p>
          </table:table-cell>
          <table:table-cell office:value-type="float" office:value="14495" table:style-name="ce548">
            <text:p><text:s/>14,495<text:s/></text:p>
          </table:table-cell>
          <table:table-cell office:value-type="float" office:value="14408" table:style-name="ce548">
            <text:p><text:s/>14,408<text:s/></text:p>
          </table:table-cell>
          <table:table-cell office:value-type="float" office:value="13834" table:style-name="ce548">
            <text:p><text:s/>13,834<text:s/></text:p>
          </table:table-cell>
          <table:table-cell office:value-type="float" office:value="11839" table:style-name="ce548">
            <text:p><text:s/>11,839<text:s/></text:p>
          </table:table-cell>
          <table:table-cell office:value-type="float" office:value="9898" table:style-name="ce548">
            <text:p><text:s/>9,898<text:s/></text:p>
          </table:table-cell>
          <table:table-cell office:value-type="float" office:value="7140" table:style-name="ce548">
            <text:p><text:s/>7,140<text:s/></text:p>
          </table:table-cell>
          <table:table-cell office:value-type="float" office:value="6045" table:style-name="ce548">
            <text:p><text:s/>6,045<text:s/></text:p>
          </table:table-cell>
          <table:table-cell table:style-name="ce46"/>
          <table:table-cell table:number-columns-repeated="5" table:style-name="ce542"/>
          <table:table-cell table:number-columns-repeated="16366" table:style-name="ce7"/>
        </table:table-row>
        <table:table-row table:style-name="ro22">
          <table:table-cell office:value-type="string" table:style-name="ce46">
            <text:p>All offences: Over 1 month and up to and including 2 months</text:p>
          </table:table-cell>
          <table:table-cell office:value-type="float" office:value="12613" table:style-name="ce548">
            <text:p><text:s/>12,613<text:s/></text:p>
          </table:table-cell>
          <table:table-cell office:value-type="float" office:value="12010" table:style-name="ce548">
            <text:p><text:s/>12,010<text:s/></text:p>
          </table:table-cell>
          <table:table-cell office:value-type="float" office:value="11260" table:style-name="ce548">
            <text:p><text:s/>11,260<text:s/></text:p>
          </table:table-cell>
          <table:table-cell office:value-type="float" office:value="11695" table:style-name="ce548">
            <text:p><text:s/>11,695<text:s/></text:p>
          </table:table-cell>
          <table:table-cell office:value-type="float" office:value="11377" table:style-name="ce548">
            <text:p><text:s/>11,377<text:s/></text:p>
          </table:table-cell>
          <table:table-cell office:value-type="float" office:value="11325" table:style-name="ce548">
            <text:p><text:s/>11,325<text:s/></text:p>
          </table:table-cell>
          <table:table-cell office:value-type="float" office:value="10775" table:style-name="ce548">
            <text:p><text:s/>10,775<text:s/></text:p>
          </table:table-cell>
          <table:table-cell office:value-type="float" office:value="9699" table:style-name="ce548">
            <text:p><text:s/>9,699<text:s/></text:p>
          </table:table-cell>
          <table:table-cell office:value-type="float" office:value="8601" table:style-name="ce548">
            <text:p><text:s/>8,601<text:s/></text:p>
          </table:table-cell>
          <table:table-cell office:value-type="float" office:value="6867" table:style-name="ce548">
            <text:p><text:s/>6,867<text:s/></text:p>
          </table:table-cell>
          <table:table-cell office:value-type="float" office:value="6021" table:style-name="ce548">
            <text:p><text:s/>6,021<text:s/></text:p>
          </table:table-cell>
          <table:table-cell table:style-name="ce46"/>
          <table:table-cell table:number-columns-repeated="5" table:style-name="ce542"/>
          <table:table-cell table:number-columns-repeated="16366" table:style-name="ce7"/>
        </table:table-row>
        <table:table-row table:style-name="ro22">
          <table:table-cell office:value-type="string" table:style-name="ce46">
            <text:p>All offences: Over 2 months and up to and including 3 months</text:p>
          </table:table-cell>
          <table:table-cell office:value-type="float" office:value="10729" table:style-name="ce548">
            <text:p><text:s/>10,729<text:s/></text:p>
          </table:table-cell>
          <table:table-cell office:value-type="float" office:value="10092" table:style-name="ce548">
            <text:p><text:s/>10,092<text:s/></text:p>
          </table:table-cell>
          <table:table-cell office:value-type="float" office:value="9487" table:style-name="ce548">
            <text:p><text:s/>9,487<text:s/></text:p>
          </table:table-cell>
          <table:table-cell office:value-type="float" office:value="9375" table:style-name="ce548">
            <text:p><text:s/>9,375<text:s/></text:p>
          </table:table-cell>
          <table:table-cell office:value-type="float" office:value="8895" table:style-name="ce548">
            <text:p><text:s/>8,895<text:s/></text:p>
          </table:table-cell>
          <table:table-cell office:value-type="float" office:value="8737" table:style-name="ce548">
            <text:p><text:s/>8,737<text:s/></text:p>
          </table:table-cell>
          <table:table-cell office:value-type="float" office:value="8499" table:style-name="ce548">
            <text:p><text:s/>8,499<text:s/></text:p>
          </table:table-cell>
          <table:table-cell office:value-type="float" office:value="7965" table:style-name="ce548">
            <text:p><text:s/>7,965<text:s/></text:p>
          </table:table-cell>
          <table:table-cell office:value-type="float" office:value="7397" table:style-name="ce548">
            <text:p><text:s/>7,397<text:s/></text:p>
          </table:table-cell>
          <table:table-cell office:value-type="float" office:value="6071" table:style-name="ce548">
            <text:p><text:s/>6,071<text:s/></text:p>
          </table:table-cell>
          <table:table-cell office:value-type="float" office:value="5548" table:style-name="ce548">
            <text:p><text:s/>5,548<text:s/></text:p>
          </table:table-cell>
          <table:table-cell table:style-name="ce46"/>
          <table:table-cell table:number-columns-repeated="5" table:style-name="ce542"/>
          <table:table-cell table:number-columns-repeated="16366" table:style-name="ce7"/>
        </table:table-row>
        <table:table-row table:style-name="ro22">
          <table:table-cell office:value-type="string" table:style-name="ce46">
            <text:p>All offences: Over 3 months and less than 6 months</text:p>
          </table:table-cell>
          <table:table-cell office:value-type="float" office:value="15237" table:style-name="ce548">
            <text:p><text:s/>15,237<text:s/></text:p>
          </table:table-cell>
          <table:table-cell office:value-type="float" office:value="14763" table:style-name="ce548">
            <text:p><text:s/>14,763<text:s/></text:p>
          </table:table-cell>
          <table:table-cell office:value-type="float" office:value="13552" table:style-name="ce548">
            <text:p><text:s/>13,552<text:s/></text:p>
          </table:table-cell>
          <table:table-cell office:value-type="float" office:value="13147" table:style-name="ce548">
            <text:p><text:s/>13,147<text:s/></text:p>
          </table:table-cell>
          <table:table-cell office:value-type="float" office:value="12368" table:style-name="ce548">
            <text:p><text:s/>12,368<text:s/></text:p>
          </table:table-cell>
          <table:table-cell office:value-type="float" office:value="12353" table:style-name="ce548">
            <text:p><text:s/>12,353<text:s/></text:p>
          </table:table-cell>
          <table:table-cell office:value-type="float" office:value="12257" table:style-name="ce548">
            <text:p><text:s/>12,257<text:s/></text:p>
          </table:table-cell>
          <table:table-cell office:value-type="float" office:value="11336" table:style-name="ce548">
            <text:p><text:s/>11,336<text:s/></text:p>
          </table:table-cell>
          <table:table-cell office:value-type="float" office:value="10739" table:style-name="ce548">
            <text:p><text:s/>10,739<text:s/></text:p>
          </table:table-cell>
          <table:table-cell office:value-type="float" office:value="9477" table:style-name="ce548">
            <text:p><text:s/>9,477<text:s/></text:p>
          </table:table-cell>
          <table:table-cell office:value-type="float" office:value="8608" table:style-name="ce548">
            <text:p><text:s/>8,608<text:s/></text:p>
          </table:table-cell>
          <table:table-cell table:style-name="ce46"/>
          <table:table-cell table:number-columns-repeated="5" table:style-name="ce542"/>
          <table:table-cell table:number-columns-repeated="16366" table:style-name="ce7"/>
        </table:table-row>
        <table:table-row table:style-name="ro22">
          <table:table-cell office:value-type="string" table:style-name="ce46">
            <text:p>All offences: 6 months</text:p>
          </table:table-cell>
          <table:table-cell office:value-type="float" office:value="5007" table:style-name="ce548">
            <text:p><text:s/>5,007<text:s/></text:p>
          </table:table-cell>
          <table:table-cell office:value-type="float" office:value="5006" table:style-name="ce548">
            <text:p><text:s/>5,006<text:s/></text:p>
          </table:table-cell>
          <table:table-cell office:value-type="float" office:value="4668" table:style-name="ce548">
            <text:p><text:s/>4,668<text:s/></text:p>
          </table:table-cell>
          <table:table-cell office:value-type="float" office:value="4618" table:style-name="ce548">
            <text:p><text:s/>4,618<text:s/></text:p>
          </table:table-cell>
          <table:table-cell office:value-type="float" office:value="4322" table:style-name="ce548">
            <text:p><text:s/>4,322<text:s/></text:p>
          </table:table-cell>
          <table:table-cell office:value-type="float" office:value="5227" table:style-name="ce548">
            <text:p><text:s/>5,227<text:s/></text:p>
          </table:table-cell>
          <table:table-cell office:value-type="float" office:value="5084" table:style-name="ce548">
            <text:p><text:s/>5,084<text:s/></text:p>
          </table:table-cell>
          <table:table-cell office:value-type="float" office:value="4777" table:style-name="ce548">
            <text:p><text:s/>4,777<text:s/></text:p>
          </table:table-cell>
          <table:table-cell office:value-type="float" office:value="4755" table:style-name="ce548">
            <text:p><text:s/>4,755<text:s/></text:p>
          </table:table-cell>
          <table:table-cell office:value-type="float" office:value="4367" table:style-name="ce548">
            <text:p><text:s/>4,367<text:s/></text:p>
          </table:table-cell>
          <table:table-cell office:value-type="float" office:value="4314" table:style-name="ce548">
            <text:p><text:s/>4,314<text:s/></text:p>
          </table:table-cell>
          <table:table-cell table:style-name="ce46"/>
          <table:table-cell table:number-columns-repeated="5" table:style-name="ce542"/>
          <table:table-cell table:number-columns-repeated="16366" table:style-name="ce7"/>
        </table:table-row>
        <table:table-row table:style-name="ro22">
          <table:table-cell office:value-type="string" table:style-name="ce46">
            <text:p>All offences: Over 6 months and up to and including 9 months</text:p>
          </table:table-cell>
          <table:table-cell office:value-type="float" office:value="5793" table:style-name="ce548">
            <text:p><text:s/>5,793<text:s/></text:p>
          </table:table-cell>
          <table:table-cell office:value-type="float" office:value="5405" table:style-name="ce548">
            <text:p><text:s/>5,405<text:s/></text:p>
          </table:table-cell>
          <table:table-cell office:value-type="float" office:value="4711" table:style-name="ce548">
            <text:p><text:s/>4,711<text:s/></text:p>
          </table:table-cell>
          <table:table-cell office:value-type="float" office:value="4571" table:style-name="ce548">
            <text:p><text:s/>4,571<text:s/></text:p>
          </table:table-cell>
          <table:table-cell office:value-type="float" office:value="4335" table:style-name="ce548">
            <text:p><text:s/>4,335<text:s/></text:p>
          </table:table-cell>
          <table:table-cell office:value-type="float" office:value="4192" table:style-name="ce548">
            <text:p><text:s/>4,192<text:s/></text:p>
          </table:table-cell>
          <table:table-cell office:value-type="float" office:value="3819" table:style-name="ce548">
            <text:p><text:s/>3,819<text:s/></text:p>
          </table:table-cell>
          <table:table-cell office:value-type="float" office:value="3528" table:style-name="ce548">
            <text:p><text:s/>3,528<text:s/></text:p>
          </table:table-cell>
          <table:table-cell office:value-type="float" office:value="3546" table:style-name="ce548">
            <text:p><text:s/>3,546<text:s/></text:p>
          </table:table-cell>
          <table:table-cell office:value-type="float" office:value="3164" table:style-name="ce548">
            <text:p><text:s/>3,164<text:s/></text:p>
          </table:table-cell>
          <table:table-cell office:value-type="float" office:value="3311" table:style-name="ce548">
            <text:p><text:s/>3,311<text:s/></text:p>
          </table:table-cell>
          <table:table-cell table:style-name="ce46"/>
          <table:table-cell table:number-columns-repeated="5" table:style-name="ce542"/>
          <table:table-cell table:number-columns-repeated="16366" table:style-name="ce7"/>
        </table:table-row>
        <table:table-row table:style-name="ro22">
          <table:table-cell office:value-type="string" table:style-name="ce46">
            <text:p>All offences: Over 9 months and less than 12 months</text:p>
          </table:table-cell>
          <table:table-cell office:value-type="float" office:value="1700" table:style-name="ce548">
            <text:p><text:s/>1,700<text:s/></text:p>
          </table:table-cell>
          <table:table-cell office:value-type="float" office:value="1840" table:style-name="ce548">
            <text:p><text:s/>1,840<text:s/></text:p>
          </table:table-cell>
          <table:table-cell office:value-type="float" office:value="1729" table:style-name="ce548">
            <text:p><text:s/>1,729<text:s/></text:p>
          </table:table-cell>
          <table:table-cell office:value-type="float" office:value="1621" table:style-name="ce548">
            <text:p><text:s/>1,621<text:s/></text:p>
          </table:table-cell>
          <table:table-cell office:value-type="float" office:value="1706" table:style-name="ce548">
            <text:p><text:s/>1,706<text:s/></text:p>
          </table:table-cell>
          <table:table-cell office:value-type="float" office:value="1719" table:style-name="ce548">
            <text:p><text:s/>1,719<text:s/></text:p>
          </table:table-cell>
          <table:table-cell office:value-type="float" office:value="1685" table:style-name="ce548">
            <text:p><text:s/>1,685<text:s/></text:p>
          </table:table-cell>
          <table:table-cell office:value-type="float" office:value="1555" table:style-name="ce548">
            <text:p><text:s/>1,555<text:s/></text:p>
          </table:table-cell>
          <table:table-cell office:value-type="float" office:value="1525" table:style-name="ce548">
            <text:p><text:s/>1,525<text:s/></text:p>
          </table:table-cell>
          <table:table-cell office:value-type="float" office:value="1376" table:style-name="ce548">
            <text:p><text:s/>1,376<text:s/></text:p>
          </table:table-cell>
          <table:table-cell office:value-type="float" office:value="1413" table:style-name="ce548">
            <text:p><text:s/>1,413<text:s/></text:p>
          </table:table-cell>
          <table:table-cell table:style-name="ce46"/>
          <table:table-cell table:number-columns-repeated="5" table:style-name="ce542"/>
          <table:table-cell table:number-columns-repeated="16366" table:style-name="ce7"/>
        </table:table-row>
        <table:table-row table:style-name="ro22">
          <table:table-cell office:value-type="string" table:style-name="ce46">
            <text:p>All offences: 12 months</text:p>
          </table:table-cell>
          <table:table-cell office:value-type="float" office:value="5825" table:style-name="ce548">
            <text:p><text:s/>5,825<text:s/></text:p>
          </table:table-cell>
          <table:table-cell office:value-type="float" office:value="5215" table:style-name="ce548">
            <text:p><text:s/>5,215<text:s/></text:p>
          </table:table-cell>
          <table:table-cell office:value-type="float" office:value="4444" table:style-name="ce548">
            <text:p><text:s/>4,444<text:s/></text:p>
          </table:table-cell>
          <table:table-cell office:value-type="float" office:value="4239" table:style-name="ce548">
            <text:p><text:s/>4,239<text:s/></text:p>
          </table:table-cell>
          <table:table-cell office:value-type="float" office:value="4062" table:style-name="ce548">
            <text:p><text:s/>4,062<text:s/></text:p>
          </table:table-cell>
          <table:table-cell office:value-type="float" office:value="3874" table:style-name="ce548">
            <text:p><text:s/>3,874<text:s/></text:p>
          </table:table-cell>
          <table:table-cell office:value-type="float" office:value="3437" table:style-name="ce548">
            <text:p><text:s/>3,437<text:s/></text:p>
          </table:table-cell>
          <table:table-cell office:value-type="float" office:value="3090" table:style-name="ce548">
            <text:p><text:s/>3,090<text:s/></text:p>
          </table:table-cell>
          <table:table-cell office:value-type="float" office:value="2967" table:style-name="ce548">
            <text:p><text:s/>2,967<text:s/></text:p>
          </table:table-cell>
          <table:table-cell office:value-type="float" office:value="2461" table:style-name="ce548">
            <text:p><text:s/>2,461<text:s/></text:p>
          </table:table-cell>
          <table:table-cell office:value-type="float" office:value="2508" table:style-name="ce548">
            <text:p><text:s/>2,508<text:s/></text:p>
          </table:table-cell>
          <table:table-cell table:style-name="ce46"/>
          <table:table-cell table:number-columns-repeated="5" table:style-name="ce542"/>
          <table:table-cell table:number-columns-repeated="16366" table:style-name="ce7"/>
        </table:table-row>
        <table:table-row table:style-name="ro22">
          <table:table-cell office:value-type="string" table:style-name="ce46">
            <text:p>All offences: Over 12 months and up to and including 18 months</text:p>
          </table:table-cell>
          <table:table-cell office:value-type="float" office:value="7696" table:style-name="ce548">
            <text:p><text:s/>7,696<text:s/></text:p>
          </table:table-cell>
          <table:table-cell office:value-type="float" office:value="7694" table:style-name="ce548">
            <text:p><text:s/>7,694<text:s/></text:p>
          </table:table-cell>
          <table:table-cell office:value-type="float" office:value="6605" table:style-name="ce548">
            <text:p><text:s/>6,605<text:s/></text:p>
          </table:table-cell>
          <table:table-cell office:value-type="float" office:value="5886" table:style-name="ce548">
            <text:p><text:s/>5,886<text:s/></text:p>
          </table:table-cell>
          <table:table-cell office:value-type="float" office:value="5799" table:style-name="ce548">
            <text:p><text:s/>5,799<text:s/></text:p>
          </table:table-cell>
          <table:table-cell office:value-type="float" office:value="5574" table:style-name="ce548">
            <text:p><text:s/>5,574<text:s/></text:p>
          </table:table-cell>
          <table:table-cell office:value-type="float" office:value="5082" table:style-name="ce548">
            <text:p><text:s/>5,082<text:s/></text:p>
          </table:table-cell>
          <table:table-cell office:value-type="float" office:value="4871" table:style-name="ce548">
            <text:p><text:s/>4,871<text:s/></text:p>
          </table:table-cell>
          <table:table-cell office:value-type="float" office:value="4859" table:style-name="ce548">
            <text:p><text:s/>4,859<text:s/></text:p>
          </table:table-cell>
          <table:table-cell office:value-type="float" office:value="4333" table:style-name="ce548">
            <text:p><text:s/>4,333<text:s/></text:p>
          </table:table-cell>
          <table:table-cell office:value-type="float" office:value="4586" table:style-name="ce548">
            <text:p><text:s/>4,586<text:s/></text:p>
          </table:table-cell>
          <table:table-cell table:style-name="ce46"/>
          <table:table-cell table:number-columns-repeated="5" table:style-name="ce542"/>
          <table:table-cell table:number-columns-repeated="16366" table:style-name="ce7"/>
        </table:table-row>
        <table:table-row table:style-name="ro22">
          <table:table-cell office:value-type="string" table:style-name="ce46">
            <text:p>All offences: Over 18 months and up to and including 2 years</text:p>
          </table:table-cell>
          <table:table-cell office:value-type="float" office:value="5765" table:style-name="ce548">
            <text:p><text:s/>5,765<text:s/></text:p>
          </table:table-cell>
          <table:table-cell office:value-type="float" office:value="5679" table:style-name="ce548">
            <text:p><text:s/>5,679<text:s/></text:p>
          </table:table-cell>
          <table:table-cell office:value-type="float" office:value="5144" table:style-name="ce548">
            <text:p><text:s/>5,144<text:s/></text:p>
          </table:table-cell>
          <table:table-cell office:value-type="float" office:value="4907" table:style-name="ce548">
            <text:p><text:s/>4,907<text:s/></text:p>
          </table:table-cell>
          <table:table-cell office:value-type="float" office:value="4666" table:style-name="ce548">
            <text:p><text:s/>4,666<text:s/></text:p>
          </table:table-cell>
          <table:table-cell office:value-type="float" office:value="4807" table:style-name="ce548">
            <text:p><text:s/>4,807<text:s/></text:p>
          </table:table-cell>
          <table:table-cell office:value-type="float" office:value="4520" table:style-name="ce548">
            <text:p><text:s/>4,520<text:s/></text:p>
          </table:table-cell>
          <table:table-cell office:value-type="float" office:value="3928" table:style-name="ce548">
            <text:p><text:s/>3,928<text:s/></text:p>
          </table:table-cell>
          <table:table-cell office:value-type="float" office:value="3892" table:style-name="ce548">
            <text:p><text:s/>3,892<text:s/></text:p>
          </table:table-cell>
          <table:table-cell office:value-type="float" office:value="3331" table:style-name="ce548">
            <text:p><text:s/>3,331<text:s/></text:p>
          </table:table-cell>
          <table:table-cell office:value-type="float" office:value="3797" table:style-name="ce548">
            <text:p><text:s/>3,797<text:s/></text:p>
          </table:table-cell>
          <table:table-cell table:style-name="ce46"/>
          <table:table-cell table:number-columns-repeated="5" table:style-name="ce542"/>
          <table:table-cell table:number-columns-repeated="16366" table:style-name="ce7"/>
        </table:table-row>
        <table:table-row table:style-name="ro22">
          <table:table-cell office:value-type="string" table:style-name="ce46">
            <text:p>All offences: Over 2 years and up to and including 3 years</text:p>
          </table:table-cell>
          <table:table-cell office:value-type="float" office:value="6984" table:style-name="ce548">
            <text:p><text:s/>6,984<text:s/></text:p>
          </table:table-cell>
          <table:table-cell office:value-type="float" office:value="7275" table:style-name="ce548">
            <text:p><text:s/>7,275<text:s/></text:p>
          </table:table-cell>
          <table:table-cell office:value-type="float" office:value="7114" table:style-name="ce548">
            <text:p><text:s/>7,114<text:s/></text:p>
          </table:table-cell>
          <table:table-cell office:value-type="float" office:value="7137" table:style-name="ce548">
            <text:p><text:s/>7,137<text:s/></text:p>
          </table:table-cell>
          <table:table-cell office:value-type="float" office:value="6876" table:style-name="ce548">
            <text:p><text:s/>6,876<text:s/></text:p>
          </table:table-cell>
          <table:table-cell office:value-type="float" office:value="7362" table:style-name="ce548">
            <text:p><text:s/>7,362<text:s/></text:p>
          </table:table-cell>
          <table:table-cell office:value-type="float" office:value="7075" table:style-name="ce548">
            <text:p><text:s/>7,075<text:s/></text:p>
          </table:table-cell>
          <table:table-cell office:value-type="float" office:value="6669" table:style-name="ce548">
            <text:p><text:s/>6,669<text:s/></text:p>
          </table:table-cell>
          <table:table-cell office:value-type="float" office:value="6785" table:style-name="ce548">
            <text:p><text:s/>6,785<text:s/></text:p>
          </table:table-cell>
          <table:table-cell office:value-type="float" office:value="6329" table:style-name="ce548">
            <text:p><text:s/>6,329<text:s/></text:p>
          </table:table-cell>
          <table:table-cell office:value-type="float" office:value="7066" table:style-name="ce548">
            <text:p><text:s/>7,066<text:s/></text:p>
          </table:table-cell>
          <table:table-cell table:style-name="ce34"/>
          <table:table-cell table:style-name="ce542"/>
          <table:table-cell table:number-columns-repeated="16370" table:style-name="ce7"/>
        </table:table-row>
        <table:table-row table:style-name="ro22">
          <table:table-cell office:value-type="string" table:style-name="ce46">
            <text:p>All offences: Over 3 years and less than 4 years</text:p>
          </table:table-cell>
          <table:table-cell office:value-type="float" office:value="2006" table:style-name="ce548">
            <text:p><text:s/>2,006<text:s/></text:p>
          </table:table-cell>
          <table:table-cell office:value-type="float" office:value="1936" table:style-name="ce548">
            <text:p><text:s/>1,936<text:s/></text:p>
          </table:table-cell>
          <table:table-cell office:value-type="float" office:value="2088" table:style-name="ce548">
            <text:p><text:s/>2,088<text:s/></text:p>
          </table:table-cell>
          <table:table-cell office:value-type="float" office:value="2134" table:style-name="ce548">
            <text:p><text:s/>2,134<text:s/></text:p>
          </table:table-cell>
          <table:table-cell office:value-type="float" office:value="2140" table:style-name="ce548">
            <text:p><text:s/>2,140<text:s/></text:p>
          </table:table-cell>
          <table:table-cell office:value-type="float" office:value="2215" table:style-name="ce548">
            <text:p><text:s/>2,215<text:s/></text:p>
          </table:table-cell>
          <table:table-cell office:value-type="float" office:value="2177" table:style-name="ce548">
            <text:p><text:s/>2,177<text:s/></text:p>
          </table:table-cell>
          <table:table-cell office:value-type="float" office:value="2324" table:style-name="ce548">
            <text:p><text:s/>2,324<text:s/></text:p>
          </table:table-cell>
          <table:table-cell office:value-type="float" office:value="2389" table:style-name="ce548">
            <text:p><text:s/>2,389<text:s/></text:p>
          </table:table-cell>
          <table:table-cell office:value-type="float" office:value="2159" table:style-name="ce548">
            <text:p><text:s/>2,159<text:s/></text:p>
          </table:table-cell>
          <table:table-cell office:value-type="float" office:value="2427" table:style-name="ce548">
            <text:p><text:s/>2,427<text:s/></text:p>
          </table:table-cell>
          <table:table-cell table:style-name="ce34"/>
          <table:table-cell table:style-name="ce542"/>
          <table:table-cell table:number-columns-repeated="16370" table:style-name="ce7"/>
        </table:table-row>
        <table:table-row table:style-name="ro22">
          <table:table-cell office:value-type="string" table:style-name="ce46">
            <text:p>All offences: 4 years</text:p>
          </table:table-cell>
          <table:table-cell office:value-type="float" office:value="2088" table:style-name="ce548">
            <text:p><text:s/>2,088<text:s/></text:p>
          </table:table-cell>
          <table:table-cell office:value-type="float" office:value="1870" table:style-name="ce548">
            <text:p><text:s/>1,870<text:s/></text:p>
          </table:table-cell>
          <table:table-cell office:value-type="float" office:value="1717" table:style-name="ce548">
            <text:p><text:s/>1,717<text:s/></text:p>
          </table:table-cell>
          <table:table-cell office:value-type="float" office:value="1643" table:style-name="ce548">
            <text:p><text:s/>1,643<text:s/></text:p>
          </table:table-cell>
          <table:table-cell office:value-type="float" office:value="1650" table:style-name="ce548">
            <text:p><text:s/>1,650<text:s/></text:p>
          </table:table-cell>
          <table:table-cell office:value-type="float" office:value="1686" table:style-name="ce548">
            <text:p><text:s/>1,686<text:s/></text:p>
          </table:table-cell>
          <table:table-cell office:value-type="float" office:value="1678" table:style-name="ce548">
            <text:p><text:s/>1,678<text:s/></text:p>
          </table:table-cell>
          <table:table-cell office:value-type="float" office:value="1410" table:style-name="ce548">
            <text:p><text:s/>1,410<text:s/></text:p>
          </table:table-cell>
          <table:table-cell office:value-type="float" office:value="1284" table:style-name="ce548">
            <text:p><text:s/>1,284<text:s/></text:p>
          </table:table-cell>
          <table:table-cell office:value-type="float" office:value="1101" table:style-name="ce548">
            <text:p><text:s/>1,101<text:s/></text:p>
          </table:table-cell>
          <table:table-cell office:value-type="float" office:value="1217" table:style-name="ce548">
            <text:p><text:s/>1,217<text:s/></text:p>
          </table:table-cell>
          <table:table-cell table:style-name="ce34"/>
          <table:table-cell table:style-name="ce542"/>
          <table:table-cell table:number-columns-repeated="16370" table:style-name="ce7"/>
        </table:table-row>
        <table:table-row table:style-name="ro22">
          <table:table-cell office:value-type="string" table:style-name="ce46">
            <text:p>All offences: Over 4 years and up to and including 5 years</text:p>
          </table:table-cell>
          <table:table-cell office:value-type="float" office:value="2148" table:style-name="ce548">
            <text:p><text:s/>2,148<text:s/></text:p>
          </table:table-cell>
          <table:table-cell office:value-type="float" office:value="2019" table:style-name="ce548">
            <text:p><text:s/>2,019<text:s/></text:p>
          </table:table-cell>
          <table:table-cell office:value-type="float" office:value="1982" table:style-name="ce548">
            <text:p><text:s/>1,982<text:s/></text:p>
          </table:table-cell>
          <table:table-cell office:value-type="float" office:value="1877" table:style-name="ce548">
            <text:p><text:s/>1,877<text:s/></text:p>
          </table:table-cell>
          <table:table-cell office:value-type="float" office:value="1989" table:style-name="ce548">
            <text:p><text:s/>1,989<text:s/></text:p>
          </table:table-cell>
          <table:table-cell office:value-type="float" office:value="2079" table:style-name="ce548">
            <text:p><text:s/>2,079<text:s/></text:p>
          </table:table-cell>
          <table:table-cell office:value-type="float" office:value="2079" table:style-name="ce548">
            <text:p><text:s/>2,079<text:s/></text:p>
          </table:table-cell>
          <table:table-cell office:value-type="float" office:value="1977" table:style-name="ce548">
            <text:p><text:s/>1,977<text:s/></text:p>
          </table:table-cell>
          <table:table-cell office:value-type="float" office:value="1986" table:style-name="ce548">
            <text:p><text:s/>1,986<text:s/></text:p>
          </table:table-cell>
          <table:table-cell office:value-type="float" office:value="1805" table:style-name="ce548">
            <text:p><text:s/>1,805<text:s/></text:p>
          </table:table-cell>
          <table:table-cell office:value-type="float" office:value="1974" table:style-name="ce548">
            <text:p><text:s/>1,974<text:s/></text:p>
          </table:table-cell>
          <table:table-cell table:style-name="ce34"/>
          <table:table-cell table:style-name="ce542"/>
          <table:table-cell table:number-columns-repeated="16370" table:style-name="ce7"/>
        </table:table-row>
        <table:table-row table:style-name="ro22">
          <table:table-cell office:value-type="string" table:style-name="ce46">
            <text:p>All offences: Over 5 years and up to and including 6 years</text:p>
          </table:table-cell>
          <table:table-cell office:value-type="float" office:value="1324" table:style-name="ce548">
            <text:p><text:s/>1,324<text:s/></text:p>
          </table:table-cell>
          <table:table-cell office:value-type="float" office:value="1375" table:style-name="ce548">
            <text:p><text:s/>1,375<text:s/></text:p>
          </table:table-cell>
          <table:table-cell office:value-type="float" office:value="1242" table:style-name="ce548">
            <text:p><text:s/>1,242<text:s/></text:p>
          </table:table-cell>
          <table:table-cell office:value-type="float" office:value="1324" table:style-name="ce548">
            <text:p><text:s/>1,324<text:s/></text:p>
          </table:table-cell>
          <table:table-cell office:value-type="float" office:value="1484" table:style-name="ce548">
            <text:p><text:s/>1,484<text:s/></text:p>
          </table:table-cell>
          <table:table-cell office:value-type="float" office:value="1479" table:style-name="ce548">
            <text:p><text:s/>1,479<text:s/></text:p>
          </table:table-cell>
          <table:table-cell office:value-type="float" office:value="1504" table:style-name="ce548">
            <text:p><text:s/>1,504<text:s/></text:p>
          </table:table-cell>
          <table:table-cell office:value-type="float" office:value="1391" table:style-name="ce548">
            <text:p><text:s/>1,391<text:s/></text:p>
          </table:table-cell>
          <table:table-cell office:value-type="float" office:value="1432" table:style-name="ce548">
            <text:p><text:s/>1,432<text:s/></text:p>
          </table:table-cell>
          <table:table-cell office:value-type="float" office:value="1382" table:style-name="ce548">
            <text:p><text:s/>1,382<text:s/></text:p>
          </table:table-cell>
          <table:table-cell office:value-type="float" office:value="1575" table:style-name="ce548">
            <text:p><text:s/>1,575<text:s/></text:p>
          </table:table-cell>
          <table:table-cell table:style-name="ce34"/>
          <table:table-cell table:style-name="ce542"/>
          <table:table-cell table:number-columns-repeated="16370" table:style-name="ce7"/>
        </table:table-row>
        <table:table-row table:style-name="ro22">
          <table:table-cell office:value-type="string" table:style-name="ce46">
            <text:p>All offences: Over 6 years and up to and including 7 years</text:p>
          </table:table-cell>
          <table:table-cell office:value-type="float" office:value="711" table:style-name="ce548">
            <text:p><text:s/>711<text:s/></text:p>
          </table:table-cell>
          <table:table-cell office:value-type="float" office:value="698" table:style-name="ce548">
            <text:p><text:s/>698<text:s/></text:p>
          </table:table-cell>
          <table:table-cell office:value-type="float" office:value="705" table:style-name="ce548">
            <text:p><text:s/>705<text:s/></text:p>
          </table:table-cell>
          <table:table-cell office:value-type="float" office:value="738" table:style-name="ce548">
            <text:p><text:s/>738<text:s/></text:p>
          </table:table-cell>
          <table:table-cell office:value-type="float" office:value="783" table:style-name="ce548">
            <text:p><text:s/>783<text:s/></text:p>
          </table:table-cell>
          <table:table-cell office:value-type="float" office:value="822" table:style-name="ce548">
            <text:p><text:s/>822<text:s/></text:p>
          </table:table-cell>
          <table:table-cell office:value-type="float" office:value="872" table:style-name="ce548">
            <text:p><text:s/>872<text:s/></text:p>
          </table:table-cell>
          <table:table-cell office:value-type="float" office:value="777" table:style-name="ce548">
            <text:p><text:s/>777<text:s/></text:p>
          </table:table-cell>
          <table:table-cell office:value-type="float" office:value="791" table:style-name="ce548">
            <text:p><text:s/>791<text:s/></text:p>
          </table:table-cell>
          <table:table-cell office:value-type="float" office:value="724" table:style-name="ce548">
            <text:p><text:s/>724<text:s/></text:p>
          </table:table-cell>
          <table:table-cell office:value-type="float" office:value="953" table:style-name="ce548">
            <text:p><text:s/>953<text:s/></text:p>
          </table:table-cell>
          <table:table-cell table:style-name="ce34"/>
          <table:table-cell table:style-name="ce542"/>
          <table:table-cell table:number-columns-repeated="16370" table:style-name="ce7"/>
        </table:table-row>
        <table:table-row table:style-name="ro22">
          <table:table-cell office:value-type="string" table:style-name="ce46">
            <text:p>All offences: Over 7 years and up to and including 8 years</text:p>
          </table:table-cell>
          <table:table-cell office:value-type="float" office:value="566" table:style-name="ce548">
            <text:p><text:s/>566<text:s/></text:p>
          </table:table-cell>
          <table:table-cell office:value-type="float" office:value="623" table:style-name="ce548">
            <text:p><text:s/>623<text:s/></text:p>
          </table:table-cell>
          <table:table-cell office:value-type="float" office:value="624" table:style-name="ce548">
            <text:p><text:s/>624<text:s/></text:p>
          </table:table-cell>
          <table:table-cell office:value-type="float" office:value="697" table:style-name="ce548">
            <text:p><text:s/>697<text:s/></text:p>
          </table:table-cell>
          <table:table-cell office:value-type="float" office:value="754" table:style-name="ce548">
            <text:p><text:s/>754<text:s/></text:p>
          </table:table-cell>
          <table:table-cell office:value-type="float" office:value="693" table:style-name="ce548">
            <text:p><text:s/>693<text:s/></text:p>
          </table:table-cell>
          <table:table-cell office:value-type="float" office:value="720" table:style-name="ce548">
            <text:p><text:s/>720<text:s/></text:p>
          </table:table-cell>
          <table:table-cell office:value-type="float" office:value="742" table:style-name="ce548">
            <text:p><text:s/>742<text:s/></text:p>
          </table:table-cell>
          <table:table-cell office:value-type="float" office:value="677" table:style-name="ce548">
            <text:p><text:s/>677<text:s/></text:p>
          </table:table-cell>
          <table:table-cell office:value-type="float" office:value="681" table:style-name="ce548">
            <text:p><text:s/>681<text:s/></text:p>
          </table:table-cell>
          <table:table-cell office:value-type="float" office:value="847" table:style-name="ce548">
            <text:p><text:s/>847<text:s/></text:p>
          </table:table-cell>
          <table:table-cell table:style-name="ce34"/>
          <table:table-cell table:style-name="ce542"/>
          <table:table-cell table:number-columns-repeated="16370" table:style-name="ce7"/>
        </table:table-row>
        <table:table-row table:style-name="ro22">
          <table:table-cell office:value-type="string" table:style-name="ce46">
            <text:p>All offences: Over 8 years and up to and including 9 years</text:p>
          </table:table-cell>
          <table:table-cell office:value-type="float" office:value="291" table:style-name="ce548">
            <text:p><text:s/>291<text:s/></text:p>
          </table:table-cell>
          <table:table-cell office:value-type="float" office:value="304" table:style-name="ce548">
            <text:p><text:s/>304<text:s/></text:p>
          </table:table-cell>
          <table:table-cell office:value-type="float" office:value="377" table:style-name="ce548">
            <text:p><text:s/>377<text:s/></text:p>
          </table:table-cell>
          <table:table-cell office:value-type="float" office:value="411" table:style-name="ce548">
            <text:p><text:s/>411<text:s/></text:p>
          </table:table-cell>
          <table:table-cell office:value-type="float" office:value="428" table:style-name="ce548">
            <text:p><text:s/>428<text:s/></text:p>
          </table:table-cell>
          <table:table-cell office:value-type="float" office:value="458" table:style-name="ce548">
            <text:p><text:s/>458<text:s/></text:p>
          </table:table-cell>
          <table:table-cell office:value-type="float" office:value="432" table:style-name="ce548">
            <text:p><text:s/>432<text:s/></text:p>
          </table:table-cell>
          <table:table-cell office:value-type="float" office:value="426" table:style-name="ce548">
            <text:p><text:s/>426<text:s/></text:p>
          </table:table-cell>
          <table:table-cell office:value-type="float" office:value="492" table:style-name="ce548">
            <text:p><text:s/>492<text:s/></text:p>
          </table:table-cell>
          <table:table-cell office:value-type="float" office:value="439" table:style-name="ce548">
            <text:p><text:s/>439<text:s/></text:p>
          </table:table-cell>
          <table:table-cell office:value-type="float" office:value="562" table:style-name="ce548">
            <text:p><text:s/>562<text:s/></text:p>
          </table:table-cell>
          <table:table-cell table:style-name="ce34"/>
          <table:table-cell table:style-name="ce542"/>
          <table:table-cell table:number-columns-repeated="16370" table:style-name="ce7"/>
        </table:table-row>
        <table:table-row table:style-name="ro22">
          <table:table-cell office:value-type="string" table:style-name="ce46">
            <text:p>All offences: Over 9 years and up to and including 10 years</text:p>
          </table:table-cell>
          <table:table-cell office:value-type="float" office:value="258" table:style-name="ce548">
            <text:p><text:s/>258<text:s/></text:p>
          </table:table-cell>
          <table:table-cell office:value-type="float" office:value="320" table:style-name="ce548">
            <text:p><text:s/>320<text:s/></text:p>
          </table:table-cell>
          <table:table-cell office:value-type="float" office:value="390" table:style-name="ce548">
            <text:p><text:s/>390<text:s/></text:p>
          </table:table-cell>
          <table:table-cell office:value-type="float" office:value="380" table:style-name="ce548">
            <text:p><text:s/>380<text:s/></text:p>
          </table:table-cell>
          <table:table-cell office:value-type="float" office:value="439" table:style-name="ce548">
            <text:p><text:s/>439<text:s/></text:p>
          </table:table-cell>
          <table:table-cell office:value-type="float" office:value="424" table:style-name="ce548">
            <text:p><text:s/>424<text:s/></text:p>
          </table:table-cell>
          <table:table-cell office:value-type="float" office:value="393" table:style-name="ce548">
            <text:p><text:s/>393<text:s/></text:p>
          </table:table-cell>
          <table:table-cell office:value-type="float" office:value="405" table:style-name="ce548">
            <text:p><text:s/>405<text:s/></text:p>
          </table:table-cell>
          <table:table-cell office:value-type="float" office:value="397" table:style-name="ce548">
            <text:p><text:s/>397<text:s/></text:p>
          </table:table-cell>
          <table:table-cell office:value-type="float" office:value="321" table:style-name="ce548">
            <text:p><text:s/>321<text:s/></text:p>
          </table:table-cell>
          <table:table-cell office:value-type="float" office:value="329" table:style-name="ce548">
            <text:p><text:s/>329<text:s/></text:p>
          </table:table-cell>
          <table:table-cell table:style-name="ce34"/>
          <table:table-cell table:style-name="ce542"/>
          <table:table-cell table:number-columns-repeated="16370" table:style-name="ce7"/>
        </table:table-row>
        <table:table-row table:style-name="ro22">
          <table:table-cell office:value-type="string" table:style-name="ce46">
            <text:p>All offences: Over 10 years and up to and including 15 years</text:p>
          </table:table-cell>
          <table:table-cell office:value-type="float" office:value="476" table:style-name="ce548">
            <text:p><text:s/>476<text:s/></text:p>
          </table:table-cell>
          <table:table-cell office:value-type="float" office:value="534" table:style-name="ce548">
            <text:p><text:s/>534<text:s/></text:p>
          </table:table-cell>
          <table:table-cell office:value-type="float" office:value="602" table:style-name="ce548">
            <text:p><text:s/>602<text:s/></text:p>
          </table:table-cell>
          <table:table-cell office:value-type="float" office:value="738" table:style-name="ce548">
            <text:p><text:s/>738<text:s/></text:p>
          </table:table-cell>
          <table:table-cell office:value-type="float" office:value="841" table:style-name="ce548">
            <text:p><text:s/>841<text:s/></text:p>
          </table:table-cell>
          <table:table-cell office:value-type="float" office:value="809" table:style-name="ce548">
            <text:p><text:s/>809<text:s/></text:p>
          </table:table-cell>
          <table:table-cell office:value-type="float" office:value="820" table:style-name="ce548">
            <text:p><text:s/>820<text:s/></text:p>
          </table:table-cell>
          <table:table-cell office:value-type="float" office:value="777" table:style-name="ce548">
            <text:p><text:s/>777<text:s/></text:p>
          </table:table-cell>
          <table:table-cell office:value-type="float" office:value="751" table:style-name="ce548">
            <text:p><text:s/>751<text:s/></text:p>
          </table:table-cell>
          <table:table-cell office:value-type="float" office:value="793" table:style-name="ce548">
            <text:p><text:s/>793<text:s/></text:p>
          </table:table-cell>
          <table:table-cell office:value-type="float" office:value="734" table:style-name="ce548">
            <text:p><text:s/>734<text:s/></text:p>
          </table:table-cell>
          <table:table-cell table:style-name="ce34"/>
          <table:table-cell table:style-name="ce542"/>
          <table:table-cell table:number-columns-repeated="16370" table:style-name="ce7"/>
        </table:table-row>
        <table:table-row table:style-name="ro22">
          <table:table-cell office:value-type="string" table:style-name="ce46">
            <text:p>All offences: Over 15 years and less than life</text:p>
          </table:table-cell>
          <table:table-cell office:value-type="float" office:value="150" table:style-name="ce548">
            <text:p><text:s/>150<text:s/></text:p>
          </table:table-cell>
          <table:table-cell office:value-type="float" office:value="157" table:style-name="ce548">
            <text:p><text:s/>157<text:s/></text:p>
          </table:table-cell>
          <table:table-cell office:value-type="float" office:value="239" table:style-name="ce548">
            <text:p><text:s/>239<text:s/></text:p>
          </table:table-cell>
          <table:table-cell office:value-type="float" office:value="234" table:style-name="ce548">
            <text:p><text:s/>234<text:s/></text:p>
          </table:table-cell>
          <table:table-cell office:value-type="float" office:value="264" table:style-name="ce548">
            <text:p><text:s/>264<text:s/></text:p>
          </table:table-cell>
          <table:table-cell office:value-type="float" office:value="319" table:style-name="ce548">
            <text:p><text:s/>319<text:s/></text:p>
          </table:table-cell>
          <table:table-cell office:value-type="float" office:value="278" table:style-name="ce548">
            <text:p><text:s/>278<text:s/></text:p>
          </table:table-cell>
          <table:table-cell office:value-type="float" office:value="328" table:style-name="ce548">
            <text:p><text:s/>328<text:s/></text:p>
          </table:table-cell>
          <table:table-cell office:value-type="float" office:value="307" table:style-name="ce548">
            <text:p><text:s/>307<text:s/></text:p>
          </table:table-cell>
          <table:table-cell office:value-type="float" office:value="233" table:style-name="ce548">
            <text:p><text:s/>233<text:s/></text:p>
          </table:table-cell>
          <table:table-cell office:value-type="float" office:value="288" table:style-name="ce548">
            <text:p><text:s/>288<text:s/></text:p>
          </table:table-cell>
          <table:table-cell table:style-name="ce34"/>
          <table:table-cell table:style-name="ce542"/>
          <table:table-cell table:number-columns-repeated="16370" table:style-name="ce7"/>
        </table:table-row>
        <table:table-row table:style-name="ro22">
          <table:table-cell office:value-type="string" table:style-name="ce46">
            <text:p>All offences: Indeterminate sentence [Note 66]</text:p>
          </table:table-cell>
          <table:table-cell office:value-type="float" office:value="867" table:style-name="ce548">
            <text:p><text:s/>867<text:s/></text:p>
          </table:table-cell>
          <table:table-cell office:value-type="float" office:value="792" table:style-name="ce548">
            <text:p><text:s/>792<text:s/></text:p>
          </table:table-cell>
          <table:table-cell office:value-type="float" office:value="156" table:style-name="ce548">
            <text:p><text:s/>156<text:s/></text:p>
          </table:table-cell>
          <table:table-cell office:value-type="float" office:value="0" table:style-name="ce548">
            <text:p><text:s/>-<text:s/></text:p>
          </table:table-cell>
          <table:table-cell office:value-type="float" office:value="0" table:style-name="ce548">
            <text:p><text:s/>-<text:s/></text:p>
          </table:table-cell>
          <table:table-cell office:value-type="float" office:value="0" table:style-name="ce548">
            <text:p><text:s/>-<text:s/></text:p>
          </table:table-cell>
          <table:table-cell office:value-type="float" office:value="0" table:style-name="ce548">
            <text:p><text:s/>-<text:s/></text:p>
          </table:table-cell>
          <table:table-cell office:value-type="float" office:value="0" table:style-name="ce548">
            <text:p><text:s/>-<text:s/></text:p>
          </table:table-cell>
          <table:table-cell office:value-type="float" office:value="0" table:style-name="ce548">
            <text:p><text:s/>-<text:s/></text:p>
          </table:table-cell>
          <table:table-cell office:value-type="float" office:value="0" table:style-name="ce548">
            <text:p><text:s/>-<text:s/></text:p>
          </table:table-cell>
          <table:table-cell office:value-type="float" office:value="0" table:style-name="ce548">
            <text:p><text:s/>-<text:s/></text:p>
          </table:table-cell>
          <table:table-cell table:style-name="ce34"/>
          <table:table-cell table:style-name="ce542"/>
          <table:table-cell table:number-columns-repeated="16370" table:style-name="ce7"/>
        </table:table-row>
        <table:table-row table:style-name="ro22">
          <table:table-cell office:value-type="string" table:style-name="ce46">
            <text:p>All offences: Life</text:p>
          </table:table-cell>
          <table:table-cell office:value-type="float" office:value="365" table:style-name="ce548">
            <text:p><text:s/>365<text:s/></text:p>
          </table:table-cell>
          <table:table-cell office:value-type="float" office:value="426" table:style-name="ce548">
            <text:p><text:s/>426<text:s/></text:p>
          </table:table-cell>
          <table:table-cell office:value-type="float" office:value="406" table:style-name="ce548">
            <text:p><text:s/>406<text:s/></text:p>
          </table:table-cell>
          <table:table-cell office:value-type="float" office:value="454" table:style-name="ce548">
            <text:p><text:s/>454<text:s/></text:p>
          </table:table-cell>
          <table:table-cell office:value-type="float" office:value="360" table:style-name="ce548">
            <text:p><text:s/>360<text:s/></text:p>
          </table:table-cell>
          <table:table-cell office:value-type="float" office:value="406" table:style-name="ce548">
            <text:p><text:s/>406<text:s/></text:p>
          </table:table-cell>
          <table:table-cell office:value-type="float" office:value="379" table:style-name="ce548">
            <text:p><text:s/>379<text:s/></text:p>
          </table:table-cell>
          <table:table-cell office:value-type="float" office:value="402" table:style-name="ce548">
            <text:p><text:s/>402<text:s/></text:p>
          </table:table-cell>
          <table:table-cell office:value-type="float" office:value="459" table:style-name="ce548">
            <text:p><text:s/>459<text:s/></text:p>
          </table:table-cell>
          <table:table-cell office:value-type="float" office:value="304" table:style-name="ce548">
            <text:p><text:s/>304<text:s/></text:p>
          </table:table-cell>
          <table:table-cell office:value-type="float" office:value="491" table:style-name="ce548">
            <text:p><text:s/>491<text:s/></text:p>
          </table:table-cell>
          <table:table-cell table:style-name="ce34"/>
          <table:table-cell table:style-name="ce542"/>
          <table:table-cell table:number-columns-repeated="16370" table:style-name="ce7"/>
        </table:table-row>
        <table:table-row table:style-name="ro22">
          <table:table-cell office:value-type="string" table:style-name="ce547">
            <text:p>All offences: Total sentenced to immediate custody</text:p>
          </table:table-cell>
          <table:table-cell office:value-type="float" office:value="104679" table:style-name="ce549">
            <text:p><text:s/>104,679<text:s/></text:p>
          </table:table-cell>
          <table:table-cell office:value-type="float" office:value="101213" table:style-name="ce549">
            <text:p><text:s/>101,213<text:s/></text:p>
          </table:table-cell>
          <table:table-cell office:value-type="float" office:value="93244" table:style-name="ce549">
            <text:p><text:s/>93,244<text:s/></text:p>
          </table:table-cell>
          <table:table-cell office:value-type="float" office:value="92327" table:style-name="ce549">
            <text:p><text:s/>92,327<text:s/></text:p>
          </table:table-cell>
          <table:table-cell office:value-type="float" office:value="90033" table:style-name="ce549">
            <text:p><text:s/>90,033<text:s/></text:p>
          </table:table-cell>
          <table:table-cell office:value-type="float" office:value="90968" table:style-name="ce549">
            <text:p><text:s/>90,968<text:s/></text:p>
          </table:table-cell>
          <table:table-cell office:value-type="float" office:value="87399" table:style-name="ce549">
            <text:p><text:s/>87,399<text:s/></text:p>
          </table:table-cell>
          <table:table-cell office:value-type="float" office:value="80216" table:style-name="ce549">
            <text:p><text:s/>80,216<text:s/></text:p>
          </table:table-cell>
          <table:table-cell office:value-type="float" office:value="75929" table:style-name="ce549">
            <text:p><text:s/>75,929<text:s/></text:p>
          </table:table-cell>
          <table:table-cell office:value-type="float" office:value="64858" table:style-name="ce549">
            <text:p><text:s/>64,858<text:s/></text:p>
          </table:table-cell>
          <table:table-cell office:value-type="float" office:value="64614" table:style-name="ce549">
            <text:p><text:s/>64,614<text:s/></text:p>
          </table:table-cell>
          <table:table-cell table:style-name="ce34"/>
          <table:table-cell table:style-name="ce542"/>
          <table:table-cell table:number-columns-repeated="16370" table:style-name="ce7"/>
        </table:table-row>
        <table:table-row table:style-name="ro22">
          <table:table-cell office:value-type="string" table:style-name="ce550">
            <text:p>All offences: Average custodial sentence length (months) [Note 9]</text:p>
          </table:table-cell>
          <table:table-cell office:value-type="float" office:value="14.0604" table:style-name="ce551">
            <text:p><text:s/>14.1<text:s/></text:p>
          </table:table-cell>
          <table:table-cell office:value-type="float" office:value="14.4978" table:style-name="ce551">
            <text:p><text:s/>14.5<text:s/></text:p>
          </table:table-cell>
          <table:table-cell office:value-type="float" office:value="15.307" table:style-name="ce551">
            <text:p><text:s/>15.3<text:s/></text:p>
          </table:table-cell>
          <table:table-cell office:value-type="float" office:value="15.481" table:style-name="ce551">
            <text:p><text:s/>15.5<text:s/></text:p>
          </table:table-cell>
          <table:table-cell office:value-type="float" office:value="16.208300000000001" table:style-name="ce551">
            <text:p><text:s/>16.2<text:s/></text:p>
          </table:table-cell>
          <table:table-cell office:value-type="float" office:value="16.412700000000001" table:style-name="ce551">
            <text:p><text:s/>16.4<text:s/></text:p>
          </table:table-cell>
          <table:table-cell office:value-type="float" office:value="16.591799999999999" table:style-name="ce551">
            <text:p><text:s/>16.6<text:s/></text:p>
          </table:table-cell>
          <table:table-cell office:value-type="float" office:value="17.261500000000002" table:style-name="ce551">
            <text:p><text:s/>17.3<text:s/></text:p>
          </table:table-cell>
          <table:table-cell office:value-type="float" office:value="17.977" table:style-name="ce551">
            <text:p><text:s/>18.0<text:s/></text:p>
          </table:table-cell>
          <table:table-cell office:value-type="float" office:value="19.045000000000002" table:style-name="ce551">
            <text:p><text:s/>19.0<text:s/></text:p>
          </table:table-cell>
          <table:table-cell office:value-type="float" office:value="21.171500000000002" table:style-name="ce551">
            <text:p><text:s/>21.2<text:s/></text:p>
          </table:table-cell>
          <table:table-cell table:style-name="ce34"/>
          <table:table-cell table:style-name="ce542"/>
          <table:table-cell table:number-columns-repeated="16370" table:style-name="ce7"/>
        </table:table-row>
        <table:table-row table:style-name="ro22">
          <table:table-cell office:value-type="string" table:style-name="ce46">
            <text:p>Indictable offences: Up to and including 1 month</text:p>
          </table:table-cell>
          <table:table-cell office:value-type="float" office:value="12128" table:style-name="ce548">
            <text:p><text:s/>12,128<text:s/></text:p>
          </table:table-cell>
          <table:table-cell office:value-type="float" office:value="11500" table:style-name="ce548">
            <text:p><text:s/>11,500<text:s/></text:p>
          </table:table-cell>
          <table:table-cell office:value-type="float" office:value="10962" table:style-name="ce548">
            <text:p><text:s/>10,962<text:s/></text:p>
          </table:table-cell>
          <table:table-cell office:value-type="float" office:value="11435" table:style-name="ce548">
            <text:p><text:s/>11,435<text:s/></text:p>
          </table:table-cell>
          <table:table-cell office:value-type="float" office:value="11184" table:style-name="ce548">
            <text:p><text:s/>11,184<text:s/></text:p>
          </table:table-cell>
          <table:table-cell office:value-type="float" office:value="10840" table:style-name="ce548">
            <text:p><text:s/>10,840<text:s/></text:p>
          </table:table-cell>
          <table:table-cell office:value-type="float" office:value="10373" table:style-name="ce548">
            <text:p><text:s/>10,373<text:s/></text:p>
          </table:table-cell>
          <table:table-cell office:value-type="float" office:value="8725" table:style-name="ce548">
            <text:p><text:s/>8,725<text:s/></text:p>
          </table:table-cell>
          <table:table-cell office:value-type="float" office:value="7489" table:style-name="ce548">
            <text:p><text:s/>7,489<text:s/></text:p>
          </table:table-cell>
          <table:table-cell office:value-type="float" office:value="5333" table:style-name="ce548">
            <text:p><text:s/>5,333<text:s/></text:p>
          </table:table-cell>
          <table:table-cell office:value-type="float" office:value="4278" table:style-name="ce548">
            <text:p><text:s/>4,278<text:s/></text:p>
          </table:table-cell>
          <table:table-cell table:style-name="ce34"/>
          <table:table-cell table:style-name="ce542"/>
          <table:table-cell table:number-columns-repeated="16370" table:style-name="ce7"/>
        </table:table-row>
        <table:table-row table:style-name="ro22">
          <table:table-cell office:value-type="string" table:style-name="ce46">
            <text:p>Indictable offences: Over 1 month and up to and including 2 months</text:p>
          </table:table-cell>
          <table:table-cell office:value-type="float" office:value="8445" table:style-name="ce548">
            <text:p><text:s/>8,445<text:s/></text:p>
          </table:table-cell>
          <table:table-cell office:value-type="float" office:value="8223" table:style-name="ce548">
            <text:p><text:s/>8,223<text:s/></text:p>
          </table:table-cell>
          <table:table-cell office:value-type="float" office:value="7959" table:style-name="ce548">
            <text:p><text:s/>7,959<text:s/></text:p>
          </table:table-cell>
          <table:table-cell office:value-type="float" office:value="8226" table:style-name="ce548">
            <text:p><text:s/>8,226<text:s/></text:p>
          </table:table-cell>
          <table:table-cell office:value-type="float" office:value="7651" table:style-name="ce548">
            <text:p><text:s/>7,651<text:s/></text:p>
          </table:table-cell>
          <table:table-cell office:value-type="float" office:value="7473" table:style-name="ce548">
            <text:p><text:s/>7,473<text:s/></text:p>
          </table:table-cell>
          <table:table-cell office:value-type="float" office:value="7191" table:style-name="ce548">
            <text:p><text:s/>7,191<text:s/></text:p>
          </table:table-cell>
          <table:table-cell office:value-type="float" office:value="6325" table:style-name="ce548">
            <text:p><text:s/>6,325<text:s/></text:p>
          </table:table-cell>
          <table:table-cell office:value-type="float" office:value="5799" table:style-name="ce548">
            <text:p><text:s/>5,799<text:s/></text:p>
          </table:table-cell>
          <table:table-cell office:value-type="float" office:value="4612" table:style-name="ce548">
            <text:p><text:s/>4,612<text:s/></text:p>
          </table:table-cell>
          <table:table-cell office:value-type="float" office:value="3825" table:style-name="ce548">
            <text:p><text:s/>3,825<text:s/></text:p>
          </table:table-cell>
          <table:table-cell table:style-name="ce34"/>
          <table:table-cell table:style-name="ce542"/>
          <table:table-cell table:number-columns-repeated="16370" table:style-name="ce7"/>
        </table:table-row>
        <table:table-row table:style-name="ro22">
          <table:table-cell office:value-type="string" table:style-name="ce46">
            <text:p>Indictable offences: Over 2 months and up to and including 3 months</text:p>
          </table:table-cell>
          <table:table-cell office:value-type="float" office:value="6696" table:style-name="ce548">
            <text:p><text:s/>6,696<text:s/></text:p>
          </table:table-cell>
          <table:table-cell office:value-type="float" office:value="6401" table:style-name="ce548">
            <text:p><text:s/>6,401<text:s/></text:p>
          </table:table-cell>
          <table:table-cell office:value-type="float" office:value="6296" table:style-name="ce548">
            <text:p><text:s/>6,296<text:s/></text:p>
          </table:table-cell>
          <table:table-cell office:value-type="float" office:value="6127" table:style-name="ce548">
            <text:p><text:s/>6,127<text:s/></text:p>
          </table:table-cell>
          <table:table-cell office:value-type="float" office:value="5636" table:style-name="ce548">
            <text:p><text:s/>5,636<text:s/></text:p>
          </table:table-cell>
          <table:table-cell office:value-type="float" office:value="5325" table:style-name="ce548">
            <text:p><text:s/>5,325<text:s/></text:p>
          </table:table-cell>
          <table:table-cell office:value-type="float" office:value="5292" table:style-name="ce548">
            <text:p><text:s/>5,292<text:s/></text:p>
          </table:table-cell>
          <table:table-cell office:value-type="float" office:value="4945" table:style-name="ce548">
            <text:p><text:s/>4,945<text:s/></text:p>
          </table:table-cell>
          <table:table-cell office:value-type="float" office:value="4769" table:style-name="ce548">
            <text:p><text:s/>4,769<text:s/></text:p>
          </table:table-cell>
          <table:table-cell office:value-type="float" office:value="4131" table:style-name="ce548">
            <text:p><text:s/>4,131<text:s/></text:p>
          </table:table-cell>
          <table:table-cell office:value-type="float" office:value="3646" table:style-name="ce548">
            <text:p><text:s/>3,646<text:s/></text:p>
          </table:table-cell>
          <table:table-cell table:style-name="ce34"/>
          <table:table-cell table:style-name="ce542"/>
          <table:table-cell table:number-columns-repeated="16370" table:style-name="ce7"/>
        </table:table-row>
        <table:table-row table:style-name="ro22">
          <table:table-cell office:value-type="string" table:style-name="ce46">
            <text:p>Indictable offences: Over 3 months and less than 6 months</text:p>
          </table:table-cell>
          <table:table-cell office:value-type="float" office:value="9217" table:style-name="ce548">
            <text:p><text:s/>9,217<text:s/></text:p>
          </table:table-cell>
          <table:table-cell office:value-type="float" office:value="8914" table:style-name="ce548">
            <text:p><text:s/>8,914<text:s/></text:p>
          </table:table-cell>
          <table:table-cell office:value-type="float" office:value="8437" table:style-name="ce548">
            <text:p><text:s/>8,437<text:s/></text:p>
          </table:table-cell>
          <table:table-cell office:value-type="float" office:value="8045" table:style-name="ce548">
            <text:p><text:s/>8,045<text:s/></text:p>
          </table:table-cell>
          <table:table-cell office:value-type="float" office:value="7449" table:style-name="ce548">
            <text:p><text:s/>7,449<text:s/></text:p>
          </table:table-cell>
          <table:table-cell office:value-type="float" office:value="7577" table:style-name="ce548">
            <text:p><text:s/>7,577<text:s/></text:p>
          </table:table-cell>
          <table:table-cell office:value-type="float" office:value="7521" table:style-name="ce548">
            <text:p><text:s/>7,521<text:s/></text:p>
          </table:table-cell>
          <table:table-cell office:value-type="float" office:value="7251" table:style-name="ce548">
            <text:p><text:s/>7,251<text:s/></text:p>
          </table:table-cell>
          <table:table-cell office:value-type="float" office:value="7265" table:style-name="ce548">
            <text:p><text:s/>7,265<text:s/></text:p>
          </table:table-cell>
          <table:table-cell office:value-type="float" office:value="6720" table:style-name="ce548">
            <text:p><text:s/>6,720<text:s/></text:p>
          </table:table-cell>
          <table:table-cell office:value-type="float" office:value="6017" table:style-name="ce548">
            <text:p><text:s/>6,017<text:s/></text:p>
          </table:table-cell>
          <table:table-cell table:style-name="ce34"/>
          <table:table-cell table:style-name="ce542"/>
          <table:table-cell table:number-columns-repeated="16370" table:style-name="ce7"/>
        </table:table-row>
        <table:table-row table:style-name="ro22">
          <table:table-cell office:value-type="string" table:style-name="ce46">
            <text:p>Indictable offences: 6 months</text:p>
          </table:table-cell>
          <table:table-cell office:value-type="float" office:value="4618" table:style-name="ce548">
            <text:p><text:s/>4,618<text:s/></text:p>
          </table:table-cell>
          <table:table-cell office:value-type="float" office:value="4532" table:style-name="ce548">
            <text:p><text:s/>4,532<text:s/></text:p>
          </table:table-cell>
          <table:table-cell office:value-type="float" office:value="4139" table:style-name="ce548">
            <text:p><text:s/>4,139<text:s/></text:p>
          </table:table-cell>
          <table:table-cell office:value-type="float" office:value="4104" table:style-name="ce548">
            <text:p><text:s/>4,104<text:s/></text:p>
          </table:table-cell>
          <table:table-cell office:value-type="float" office:value="3823" table:style-name="ce548">
            <text:p><text:s/>3,823<text:s/></text:p>
          </table:table-cell>
          <table:table-cell office:value-type="float" office:value="4663" table:style-name="ce548">
            <text:p><text:s/>4,663<text:s/></text:p>
          </table:table-cell>
          <table:table-cell office:value-type="float" office:value="4613" table:style-name="ce548">
            <text:p><text:s/>4,613<text:s/></text:p>
          </table:table-cell>
          <table:table-cell office:value-type="float" office:value="4425" table:style-name="ce548">
            <text:p><text:s/>4,425<text:s/></text:p>
          </table:table-cell>
          <table:table-cell office:value-type="float" office:value="4446" table:style-name="ce548">
            <text:p><text:s/>4,446<text:s/></text:p>
          </table:table-cell>
          <table:table-cell office:value-type="float" office:value="4201" table:style-name="ce548">
            <text:p><text:s/>4,201<text:s/></text:p>
          </table:table-cell>
          <table:table-cell office:value-type="float" office:value="4117" table:style-name="ce548">
            <text:p><text:s/>4,117<text:s/></text:p>
          </table:table-cell>
          <table:table-cell table:style-name="ce34"/>
          <table:table-cell table:style-name="ce542"/>
          <table:table-cell table:number-columns-repeated="16370" table:style-name="ce7"/>
        </table:table-row>
        <table:table-row table:style-name="ro22">
          <table:table-cell office:value-type="string" table:style-name="ce46">
            <text:p>Indictable offences: Over 6 months and up to and including 9 months</text:p>
          </table:table-cell>
          <table:table-cell office:value-type="float" office:value="5736" table:style-name="ce548">
            <text:p><text:s/>5,736<text:s/></text:p>
          </table:table-cell>
          <table:table-cell office:value-type="float" office:value="5369" table:style-name="ce548">
            <text:p><text:s/>5,369<text:s/></text:p>
          </table:table-cell>
          <table:table-cell office:value-type="float" office:value="4705" table:style-name="ce548">
            <text:p><text:s/>4,705<text:s/></text:p>
          </table:table-cell>
          <table:table-cell office:value-type="float" office:value="4569" table:style-name="ce548">
            <text:p><text:s/>4,569<text:s/></text:p>
          </table:table-cell>
          <table:table-cell office:value-type="float" office:value="4329" table:style-name="ce548">
            <text:p><text:s/>4,329<text:s/></text:p>
          </table:table-cell>
          <table:table-cell office:value-type="float" office:value="4191" table:style-name="ce548">
            <text:p><text:s/>4,191<text:s/></text:p>
          </table:table-cell>
          <table:table-cell office:value-type="float" office:value="3809" table:style-name="ce548">
            <text:p><text:s/>3,809<text:s/></text:p>
          </table:table-cell>
          <table:table-cell office:value-type="float" office:value="3494" table:style-name="ce548">
            <text:p><text:s/>3,494<text:s/></text:p>
          </table:table-cell>
          <table:table-cell office:value-type="float" office:value="3498" table:style-name="ce548">
            <text:p><text:s/>3,498<text:s/></text:p>
          </table:table-cell>
          <table:table-cell office:value-type="float" office:value="3116" table:style-name="ce548">
            <text:p><text:s/>3,116<text:s/></text:p>
          </table:table-cell>
          <table:table-cell office:value-type="float" office:value="3276" table:style-name="ce548">
            <text:p><text:s/>3,276<text:s/></text:p>
          </table:table-cell>
          <table:table-cell table:style-name="ce34"/>
          <table:table-cell table:style-name="ce542"/>
          <table:table-cell table:number-columns-repeated="16370" table:style-name="ce7"/>
        </table:table-row>
        <table:table-row table:style-name="ro22">
          <table:table-cell office:value-type="string" table:style-name="ce46">
            <text:p>Indictable offences: Over 9 months and less than 12 months</text:p>
          </table:table-cell>
          <table:table-cell office:value-type="float" office:value="1697" table:style-name="ce548">
            <text:p><text:s/>1,697<text:s/></text:p>
          </table:table-cell>
          <table:table-cell office:value-type="float" office:value="1837" table:style-name="ce548">
            <text:p><text:s/>1,837<text:s/></text:p>
          </table:table-cell>
          <table:table-cell office:value-type="float" office:value="1729" table:style-name="ce548">
            <text:p><text:s/>1,729<text:s/></text:p>
          </table:table-cell>
          <table:table-cell office:value-type="float" office:value="1621" table:style-name="ce548">
            <text:p><text:s/>1,621<text:s/></text:p>
          </table:table-cell>
          <table:table-cell office:value-type="float" office:value="1706" table:style-name="ce548">
            <text:p><text:s/>1,706<text:s/></text:p>
          </table:table-cell>
          <table:table-cell office:value-type="float" office:value="1719" table:style-name="ce548">
            <text:p><text:s/>1,719<text:s/></text:p>
          </table:table-cell>
          <table:table-cell office:value-type="float" office:value="1683" table:style-name="ce548">
            <text:p><text:s/>1,683<text:s/></text:p>
          </table:table-cell>
          <table:table-cell office:value-type="float" office:value="1542" table:style-name="ce548">
            <text:p><text:s/>1,542<text:s/></text:p>
          </table:table-cell>
          <table:table-cell office:value-type="float" office:value="1511" table:style-name="ce548">
            <text:p><text:s/>1,511<text:s/></text:p>
          </table:table-cell>
          <table:table-cell office:value-type="float" office:value="1356" table:style-name="ce548">
            <text:p><text:s/>1,356<text:s/></text:p>
          </table:table-cell>
          <table:table-cell office:value-type="float" office:value="1393" table:style-name="ce548">
            <text:p><text:s/>1,393<text:s/></text:p>
          </table:table-cell>
          <table:table-cell table:style-name="ce34"/>
          <table:table-cell table:style-name="ce542"/>
          <table:table-cell table:number-columns-repeated="16370" table:style-name="ce7"/>
        </table:table-row>
        <table:table-row table:style-name="ro22">
          <table:table-cell office:value-type="string" table:style-name="ce46">
            <text:p>Indictable offences: 12 months</text:p>
          </table:table-cell>
          <table:table-cell office:value-type="float" office:value="5813" table:style-name="ce548">
            <text:p><text:s/>5,813<text:s/></text:p>
          </table:table-cell>
          <table:table-cell office:value-type="float" office:value="5205" table:style-name="ce548">
            <text:p><text:s/>5,205<text:s/></text:p>
          </table:table-cell>
          <table:table-cell office:value-type="float" office:value="4439" table:style-name="ce548">
            <text:p><text:s/>4,439<text:s/></text:p>
          </table:table-cell>
          <table:table-cell office:value-type="float" office:value="4239" table:style-name="ce548">
            <text:p><text:s/>4,239<text:s/></text:p>
          </table:table-cell>
          <table:table-cell office:value-type="float" office:value="4060" table:style-name="ce548">
            <text:p><text:s/>4,060<text:s/></text:p>
          </table:table-cell>
          <table:table-cell office:value-type="float" office:value="3873" table:style-name="ce548">
            <text:p><text:s/>3,873<text:s/></text:p>
          </table:table-cell>
          <table:table-cell office:value-type="float" office:value="3430" table:style-name="ce548">
            <text:p><text:s/>3,430<text:s/></text:p>
          </table:table-cell>
          <table:table-cell office:value-type="float" office:value="3070" table:style-name="ce548">
            <text:p><text:s/>3,070<text:s/></text:p>
          </table:table-cell>
          <table:table-cell office:value-type="float" office:value="2923" table:style-name="ce548">
            <text:p><text:s/>2,923<text:s/></text:p>
          </table:table-cell>
          <table:table-cell office:value-type="float" office:value="2432" table:style-name="ce548">
            <text:p><text:s/>2,432<text:s/></text:p>
          </table:table-cell>
          <table:table-cell office:value-type="float" office:value="2473" table:style-name="ce548">
            <text:p><text:s/>2,473<text:s/></text:p>
          </table:table-cell>
          <table:table-cell table:style-name="ce34"/>
          <table:table-cell table:style-name="ce542"/>
          <table:table-cell table:number-columns-repeated="16370" table:style-name="ce7"/>
        </table:table-row>
        <table:table-row table:style-name="ro22">
          <table:table-cell office:value-type="string" table:style-name="ce46">
            <text:p>Indictable offences: Over 12 months and up to and including 18 months</text:p>
          </table:table-cell>
          <table:table-cell office:value-type="float" office:value="7684" table:style-name="ce548">
            <text:p><text:s/>7,684<text:s/></text:p>
          </table:table-cell>
          <table:table-cell office:value-type="float" office:value="7683" table:style-name="ce548">
            <text:p><text:s/>7,683<text:s/></text:p>
          </table:table-cell>
          <table:table-cell office:value-type="float" office:value="6602" table:style-name="ce548">
            <text:p><text:s/>6,602<text:s/></text:p>
          </table:table-cell>
          <table:table-cell office:value-type="float" office:value="5886" table:style-name="ce548">
            <text:p><text:s/>5,886<text:s/></text:p>
          </table:table-cell>
          <table:table-cell office:value-type="float" office:value="5799" table:style-name="ce548">
            <text:p><text:s/>5,799<text:s/></text:p>
          </table:table-cell>
          <table:table-cell office:value-type="float" office:value="5574" table:style-name="ce548">
            <text:p><text:s/>5,574<text:s/></text:p>
          </table:table-cell>
          <table:table-cell office:value-type="float" office:value="5080" table:style-name="ce548">
            <text:p><text:s/>5,080<text:s/></text:p>
          </table:table-cell>
          <table:table-cell office:value-type="float" office:value="4836" table:style-name="ce548">
            <text:p><text:s/>4,836<text:s/></text:p>
          </table:table-cell>
          <table:table-cell office:value-type="float" office:value="4800" table:style-name="ce548">
            <text:p><text:s/>4,800<text:s/></text:p>
          </table:table-cell>
          <table:table-cell office:value-type="float" office:value="4283" table:style-name="ce548">
            <text:p><text:s/>4,283<text:s/></text:p>
          </table:table-cell>
          <table:table-cell office:value-type="float" office:value="4540" table:style-name="ce548">
            <text:p><text:s/>4,540<text:s/></text:p>
          </table:table-cell>
          <table:table-cell table:style-name="ce34"/>
          <table:table-cell table:style-name="ce542"/>
          <table:table-cell table:number-columns-repeated="16370" table:style-name="ce7"/>
        </table:table-row>
        <table:table-row table:style-name="ro22">
          <table:table-cell office:value-type="string" table:style-name="ce46">
            <text:p>Indictable offences: Over 18 months and up to and including 2 years</text:p>
          </table:table-cell>
          <table:table-cell office:value-type="float" office:value="5759" table:style-name="ce548">
            <text:p><text:s/>5,759<text:s/></text:p>
          </table:table-cell>
          <table:table-cell office:value-type="float" office:value="5673" table:style-name="ce548">
            <text:p><text:s/>5,673<text:s/></text:p>
          </table:table-cell>
          <table:table-cell office:value-type="float" office:value="5144" table:style-name="ce548">
            <text:p><text:s/>5,144<text:s/></text:p>
          </table:table-cell>
          <table:table-cell office:value-type="float" office:value="4907" table:style-name="ce548">
            <text:p><text:s/>4,907<text:s/></text:p>
          </table:table-cell>
          <table:table-cell office:value-type="float" office:value="4666" table:style-name="ce548">
            <text:p><text:s/>4,666<text:s/></text:p>
          </table:table-cell>
          <table:table-cell office:value-type="float" office:value="4807" table:style-name="ce548">
            <text:p><text:s/>4,807<text:s/></text:p>
          </table:table-cell>
          <table:table-cell office:value-type="float" office:value="4520" table:style-name="ce548">
            <text:p><text:s/>4,520<text:s/></text:p>
          </table:table-cell>
          <table:table-cell office:value-type="float" office:value="3911" table:style-name="ce548">
            <text:p><text:s/>3,911<text:s/></text:p>
          </table:table-cell>
          <table:table-cell office:value-type="float" office:value="3859" table:style-name="ce548">
            <text:p><text:s/>3,859<text:s/></text:p>
          </table:table-cell>
          <table:table-cell office:value-type="float" office:value="3290" table:style-name="ce548">
            <text:p><text:s/>3,290<text:s/></text:p>
          </table:table-cell>
          <table:table-cell office:value-type="float" office:value="3763" table:style-name="ce548">
            <text:p><text:s/>3,763<text:s/></text:p>
          </table:table-cell>
          <table:table-cell table:style-name="ce34"/>
          <table:table-cell table:style-name="ce542"/>
          <table:table-cell table:number-columns-repeated="16370" table:style-name="ce7"/>
        </table:table-row>
        <table:table-row table:style-name="ro22">
          <table:table-cell office:value-type="string" table:style-name="ce46">
            <text:p>Indictable offences: Over 2 years and up to and including 3 years</text:p>
          </table:table-cell>
          <table:table-cell office:value-type="float" office:value="6983" table:style-name="ce548">
            <text:p><text:s/>6,983<text:s/></text:p>
          </table:table-cell>
          <table:table-cell office:value-type="float" office:value="7275" table:style-name="ce548">
            <text:p><text:s/>7,275<text:s/></text:p>
          </table:table-cell>
          <table:table-cell office:value-type="float" office:value="7114" table:style-name="ce548">
            <text:p><text:s/>7,114<text:s/></text:p>
          </table:table-cell>
          <table:table-cell office:value-type="float" office:value="7137" table:style-name="ce548">
            <text:p><text:s/>7,137<text:s/></text:p>
          </table:table-cell>
          <table:table-cell office:value-type="float" office:value="6876" table:style-name="ce548">
            <text:p><text:s/>6,876<text:s/></text:p>
          </table:table-cell>
          <table:table-cell office:value-type="float" office:value="7362" table:style-name="ce548">
            <text:p><text:s/>7,362<text:s/></text:p>
          </table:table-cell>
          <table:table-cell office:value-type="float" office:value="7075" table:style-name="ce548">
            <text:p><text:s/>7,075<text:s/></text:p>
          </table:table-cell>
          <table:table-cell office:value-type="float" office:value="6655" table:style-name="ce548">
            <text:p><text:s/>6,655<text:s/></text:p>
          </table:table-cell>
          <table:table-cell office:value-type="float" office:value="6732" table:style-name="ce548">
            <text:p><text:s/>6,732<text:s/></text:p>
          </table:table-cell>
          <table:table-cell office:value-type="float" office:value="6252" table:style-name="ce548">
            <text:p><text:s/>6,252<text:s/></text:p>
          </table:table-cell>
          <table:table-cell office:value-type="float" office:value="7031" table:style-name="ce548">
            <text:p><text:s/>7,031<text:s/></text:p>
          </table:table-cell>
          <table:table-cell table:style-name="ce34"/>
          <table:table-cell table:style-name="ce542"/>
          <table:table-cell table:number-columns-repeated="16370" table:style-name="ce7"/>
        </table:table-row>
        <table:table-row table:style-name="ro22">
          <table:table-cell office:value-type="string" table:style-name="ce46">
            <text:p>Indictable offences: Over 3 years and less than 4 years</text:p>
          </table:table-cell>
          <table:table-cell office:value-type="float" office:value="2006" table:style-name="ce548">
            <text:p><text:s/>2,006<text:s/></text:p>
          </table:table-cell>
          <table:table-cell office:value-type="float" office:value="1936" table:style-name="ce548">
            <text:p><text:s/>1,936<text:s/></text:p>
          </table:table-cell>
          <table:table-cell office:value-type="float" office:value="2088" table:style-name="ce548">
            <text:p><text:s/>2,088<text:s/></text:p>
          </table:table-cell>
          <table:table-cell office:value-type="float" office:value="2134" table:style-name="ce548">
            <text:p><text:s/>2,134<text:s/></text:p>
          </table:table-cell>
          <table:table-cell office:value-type="float" office:value="2140" table:style-name="ce548">
            <text:p><text:s/>2,140<text:s/></text:p>
          </table:table-cell>
          <table:table-cell office:value-type="float" office:value="2215" table:style-name="ce548">
            <text:p><text:s/>2,215<text:s/></text:p>
          </table:table-cell>
          <table:table-cell office:value-type="float" office:value="2177" table:style-name="ce548">
            <text:p><text:s/>2,177<text:s/></text:p>
          </table:table-cell>
          <table:table-cell office:value-type="float" office:value="2321" table:style-name="ce548">
            <text:p><text:s/>2,321<text:s/></text:p>
          </table:table-cell>
          <table:table-cell office:value-type="float" office:value="2373" table:style-name="ce548">
            <text:p><text:s/>2,373<text:s/></text:p>
          </table:table-cell>
          <table:table-cell office:value-type="float" office:value="2116" table:style-name="ce548">
            <text:p><text:s/>2,116<text:s/></text:p>
          </table:table-cell>
          <table:table-cell office:value-type="float" office:value="2404" table:style-name="ce548">
            <text:p><text:s/>2,404<text:s/></text:p>
          </table:table-cell>
          <table:table-cell table:style-name="ce34"/>
          <table:table-cell table:style-name="ce542"/>
          <table:table-cell table:number-columns-repeated="16370" table:style-name="ce7"/>
        </table:table-row>
        <table:table-row table:style-name="ro22">
          <table:table-cell office:value-type="string" table:style-name="ce46">
            <text:p>Indictable offences: 4 years</text:p>
          </table:table-cell>
          <table:table-cell office:value-type="float" office:value="2088" table:style-name="ce548">
            <text:p><text:s/>2,088<text:s/></text:p>
          </table:table-cell>
          <table:table-cell office:value-type="float" office:value="1870" table:style-name="ce548">
            <text:p><text:s/>1,870<text:s/></text:p>
          </table:table-cell>
          <table:table-cell office:value-type="float" office:value="1717" table:style-name="ce548">
            <text:p><text:s/>1,717<text:s/></text:p>
          </table:table-cell>
          <table:table-cell office:value-type="float" office:value="1643" table:style-name="ce548">
            <text:p><text:s/>1,643<text:s/></text:p>
          </table:table-cell>
          <table:table-cell office:value-type="float" office:value="1650" table:style-name="ce548">
            <text:p><text:s/>1,650<text:s/></text:p>
          </table:table-cell>
          <table:table-cell office:value-type="float" office:value="1686" table:style-name="ce548">
            <text:p><text:s/>1,686<text:s/></text:p>
          </table:table-cell>
          <table:table-cell office:value-type="float" office:value="1678" table:style-name="ce548">
            <text:p><text:s/>1,678<text:s/></text:p>
          </table:table-cell>
          <table:table-cell office:value-type="float" office:value="1407" table:style-name="ce548">
            <text:p><text:s/>1,407<text:s/></text:p>
          </table:table-cell>
          <table:table-cell office:value-type="float" office:value="1271" table:style-name="ce548">
            <text:p><text:s/>1,271<text:s/></text:p>
          </table:table-cell>
          <table:table-cell office:value-type="float" office:value="1083" table:style-name="ce548">
            <text:p><text:s/>1,083<text:s/></text:p>
          </table:table-cell>
          <table:table-cell office:value-type="float" office:value="1208" table:style-name="ce548">
            <text:p><text:s/>1,208<text:s/></text:p>
          </table:table-cell>
          <table:table-cell table:style-name="ce34"/>
          <table:table-cell table:style-name="ce542"/>
          <table:table-cell table:number-columns-repeated="16370" table:style-name="ce7"/>
        </table:table-row>
        <table:table-row table:style-name="ro22">
          <table:table-cell office:value-type="string" table:style-name="ce46">
            <text:p>Indictable offences: Over 4 years and up to and including 5 years</text:p>
          </table:table-cell>
          <table:table-cell office:value-type="float" office:value="2148" table:style-name="ce548">
            <text:p><text:s/>2,148<text:s/></text:p>
          </table:table-cell>
          <table:table-cell office:value-type="float" office:value="2019" table:style-name="ce548">
            <text:p><text:s/>2,019<text:s/></text:p>
          </table:table-cell>
          <table:table-cell office:value-type="float" office:value="1982" table:style-name="ce548">
            <text:p><text:s/>1,982<text:s/></text:p>
          </table:table-cell>
          <table:table-cell office:value-type="float" office:value="1877" table:style-name="ce548">
            <text:p><text:s/>1,877<text:s/></text:p>
          </table:table-cell>
          <table:table-cell office:value-type="float" office:value="1989" table:style-name="ce548">
            <text:p><text:s/>1,989<text:s/></text:p>
          </table:table-cell>
          <table:table-cell office:value-type="float" office:value="2079" table:style-name="ce548">
            <text:p><text:s/>2,079<text:s/></text:p>
          </table:table-cell>
          <table:table-cell office:value-type="float" office:value="2079" table:style-name="ce548">
            <text:p><text:s/>2,079<text:s/></text:p>
          </table:table-cell>
          <table:table-cell office:value-type="float" office:value="1971" table:style-name="ce548">
            <text:p><text:s/>1,971<text:s/></text:p>
          </table:table-cell>
          <table:table-cell office:value-type="float" office:value="1972" table:style-name="ce548">
            <text:p><text:s/>1,972<text:s/></text:p>
          </table:table-cell>
          <table:table-cell office:value-type="float" office:value="1767" table:style-name="ce548">
            <text:p><text:s/>1,767<text:s/></text:p>
          </table:table-cell>
          <table:table-cell office:value-type="float" office:value="1960" table:style-name="ce548">
            <text:p><text:s/>1,960<text:s/></text:p>
          </table:table-cell>
          <table:table-cell table:style-name="ce34"/>
          <table:table-cell table:style-name="ce542"/>
          <table:table-cell table:number-columns-repeated="16370" table:style-name="ce7"/>
        </table:table-row>
        <table:table-row table:style-name="ro22">
          <table:table-cell office:value-type="string" table:style-name="ce46">
            <text:p>Indictable offences: Over 5 years and up to and including 6 years</text:p>
          </table:table-cell>
          <table:table-cell office:value-type="float" office:value="1324" table:style-name="ce548">
            <text:p><text:s/>1,324<text:s/></text:p>
          </table:table-cell>
          <table:table-cell office:value-type="float" office:value="1375" table:style-name="ce548">
            <text:p><text:s/>1,375<text:s/></text:p>
          </table:table-cell>
          <table:table-cell office:value-type="float" office:value="1242" table:style-name="ce548">
            <text:p><text:s/>1,242<text:s/></text:p>
          </table:table-cell>
          <table:table-cell office:value-type="float" office:value="1324" table:style-name="ce548">
            <text:p><text:s/>1,324<text:s/></text:p>
          </table:table-cell>
          <table:table-cell office:value-type="float" office:value="1484" table:style-name="ce548">
            <text:p><text:s/>1,484<text:s/></text:p>
          </table:table-cell>
          <table:table-cell office:value-type="float" office:value="1479" table:style-name="ce548">
            <text:p><text:s/>1,479<text:s/></text:p>
          </table:table-cell>
          <table:table-cell office:value-type="float" office:value="1504" table:style-name="ce548">
            <text:p><text:s/>1,504<text:s/></text:p>
          </table:table-cell>
          <table:table-cell office:value-type="float" office:value="1386" table:style-name="ce548">
            <text:p><text:s/>1,386<text:s/></text:p>
          </table:table-cell>
          <table:table-cell office:value-type="float" office:value="1415" table:style-name="ce548">
            <text:p><text:s/>1,415<text:s/></text:p>
          </table:table-cell>
          <table:table-cell office:value-type="float" office:value="1352" table:style-name="ce548">
            <text:p><text:s/>1,352<text:s/></text:p>
          </table:table-cell>
          <table:table-cell office:value-type="float" office:value="1561" table:style-name="ce548">
            <text:p><text:s/>1,561<text:s/></text:p>
          </table:table-cell>
          <table:table-cell table:style-name="ce34"/>
          <table:table-cell table:style-name="ce542"/>
          <table:table-cell table:number-columns-repeated="16370" table:style-name="ce7"/>
        </table:table-row>
        <table:table-row table:style-name="ro22">
          <table:table-cell office:value-type="string" table:style-name="ce46">
            <text:p>Indictable offences: Over 6 years and up to and including 7 years</text:p>
          </table:table-cell>
          <table:table-cell office:value-type="float" office:value="711" table:style-name="ce548">
            <text:p><text:s/>711<text:s/></text:p>
          </table:table-cell>
          <table:table-cell office:value-type="float" office:value="698" table:style-name="ce548">
            <text:p><text:s/>698<text:s/></text:p>
          </table:table-cell>
          <table:table-cell office:value-type="float" office:value="705" table:style-name="ce548">
            <text:p><text:s/>705<text:s/></text:p>
          </table:table-cell>
          <table:table-cell office:value-type="float" office:value="738" table:style-name="ce548">
            <text:p><text:s/>738<text:s/></text:p>
          </table:table-cell>
          <table:table-cell office:value-type="float" office:value="783" table:style-name="ce548">
            <text:p><text:s/>783<text:s/></text:p>
          </table:table-cell>
          <table:table-cell office:value-type="float" office:value="822" table:style-name="ce548">
            <text:p><text:s/>822<text:s/></text:p>
          </table:table-cell>
          <table:table-cell office:value-type="float" office:value="872" table:style-name="ce548">
            <text:p><text:s/>872<text:s/></text:p>
          </table:table-cell>
          <table:table-cell office:value-type="float" office:value="772" table:style-name="ce548">
            <text:p><text:s/>772<text:s/></text:p>
          </table:table-cell>
          <table:table-cell office:value-type="float" office:value="786" table:style-name="ce548">
            <text:p><text:s/>786<text:s/></text:p>
          </table:table-cell>
          <table:table-cell office:value-type="float" office:value="701" table:style-name="ce548">
            <text:p><text:s/>701<text:s/></text:p>
          </table:table-cell>
          <table:table-cell office:value-type="float" office:value="947" table:style-name="ce548">
            <text:p><text:s/>947<text:s/></text:p>
          </table:table-cell>
          <table:table-cell table:style-name="ce34"/>
          <table:table-cell table:style-name="ce542"/>
          <table:table-cell table:number-columns-repeated="16370" table:style-name="ce7"/>
        </table:table-row>
        <table:table-row table:style-name="ro22">
          <table:table-cell office:value-type="string" table:style-name="ce46">
            <text:p>Indictable offences: Over 7 years and up to and including 8 years</text:p>
          </table:table-cell>
          <table:table-cell office:value-type="float" office:value="566" table:style-name="ce548">
            <text:p><text:s/>566<text:s/></text:p>
          </table:table-cell>
          <table:table-cell office:value-type="float" office:value="623" table:style-name="ce548">
            <text:p><text:s/>623<text:s/></text:p>
          </table:table-cell>
          <table:table-cell office:value-type="float" office:value="624" table:style-name="ce548">
            <text:p><text:s/>624<text:s/></text:p>
          </table:table-cell>
          <table:table-cell office:value-type="float" office:value="697" table:style-name="ce548">
            <text:p><text:s/>697<text:s/></text:p>
          </table:table-cell>
          <table:table-cell office:value-type="float" office:value="754" table:style-name="ce548">
            <text:p><text:s/>754<text:s/></text:p>
          </table:table-cell>
          <table:table-cell office:value-type="float" office:value="693" table:style-name="ce548">
            <text:p><text:s/>693<text:s/></text:p>
          </table:table-cell>
          <table:table-cell office:value-type="float" office:value="720" table:style-name="ce548">
            <text:p><text:s/>720<text:s/></text:p>
          </table:table-cell>
          <table:table-cell office:value-type="float" office:value="736" table:style-name="ce548">
            <text:p><text:s/>736<text:s/></text:p>
          </table:table-cell>
          <table:table-cell office:value-type="float" office:value="675" table:style-name="ce548">
            <text:p><text:s/>675<text:s/></text:p>
          </table:table-cell>
          <table:table-cell office:value-type="float" office:value="664" table:style-name="ce548">
            <text:p><text:s/>664<text:s/></text:p>
          </table:table-cell>
          <table:table-cell office:value-type="float" office:value="841" table:style-name="ce548">
            <text:p><text:s/>841<text:s/></text:p>
          </table:table-cell>
          <table:table-cell table:style-name="ce34"/>
          <table:table-cell table:style-name="ce542"/>
          <table:table-cell table:number-columns-repeated="16370" table:style-name="ce7"/>
        </table:table-row>
        <table:table-row table:style-name="ro22">
          <table:table-cell office:value-type="string" table:style-name="ce46">
            <text:p>Indictable offences: Over 8 years and up to and including 9 years</text:p>
          </table:table-cell>
          <table:table-cell office:value-type="float" office:value="291" table:style-name="ce548">
            <text:p><text:s/>291<text:s/></text:p>
          </table:table-cell>
          <table:table-cell office:value-type="float" office:value="304" table:style-name="ce548">
            <text:p><text:s/>304<text:s/></text:p>
          </table:table-cell>
          <table:table-cell office:value-type="float" office:value="377" table:style-name="ce548">
            <text:p><text:s/>377<text:s/></text:p>
          </table:table-cell>
          <table:table-cell office:value-type="float" office:value="411" table:style-name="ce548">
            <text:p><text:s/>411<text:s/></text:p>
          </table:table-cell>
          <table:table-cell office:value-type="float" office:value="428" table:style-name="ce548">
            <text:p><text:s/>428<text:s/></text:p>
          </table:table-cell>
          <table:table-cell office:value-type="float" office:value="458" table:style-name="ce548">
            <text:p><text:s/>458<text:s/></text:p>
          </table:table-cell>
          <table:table-cell office:value-type="float" office:value="432" table:style-name="ce548">
            <text:p><text:s/>432<text:s/></text:p>
          </table:table-cell>
          <table:table-cell office:value-type="float" office:value="419" table:style-name="ce548">
            <text:p><text:s/>419<text:s/></text:p>
          </table:table-cell>
          <table:table-cell office:value-type="float" office:value="490" table:style-name="ce548">
            <text:p><text:s/>490<text:s/></text:p>
          </table:table-cell>
          <table:table-cell office:value-type="float" office:value="431" table:style-name="ce548">
            <text:p><text:s/>431<text:s/></text:p>
          </table:table-cell>
          <table:table-cell office:value-type="float" office:value="558" table:style-name="ce548">
            <text:p><text:s/>558<text:s/></text:p>
          </table:table-cell>
          <table:table-cell table:style-name="ce34"/>
          <table:table-cell table:style-name="ce542"/>
          <table:table-cell table:number-columns-repeated="16370" table:style-name="ce7"/>
        </table:table-row>
        <table:table-row table:style-name="ro22">
          <table:table-cell office:value-type="string" table:style-name="ce46">
            <text:p>Indictable offences: Over 9 years and up to and including 10 years</text:p>
          </table:table-cell>
          <table:table-cell office:value-type="float" office:value="258" table:style-name="ce548">
            <text:p><text:s/>258<text:s/></text:p>
          </table:table-cell>
          <table:table-cell office:value-type="float" office:value="320" table:style-name="ce548">
            <text:p><text:s/>320<text:s/></text:p>
          </table:table-cell>
          <table:table-cell office:value-type="float" office:value="390" table:style-name="ce548">
            <text:p><text:s/>390<text:s/></text:p>
          </table:table-cell>
          <table:table-cell office:value-type="float" office:value="380" table:style-name="ce548">
            <text:p><text:s/>380<text:s/></text:p>
          </table:table-cell>
          <table:table-cell office:value-type="float" office:value="439" table:style-name="ce548">
            <text:p><text:s/>439<text:s/></text:p>
          </table:table-cell>
          <table:table-cell office:value-type="float" office:value="424" table:style-name="ce548">
            <text:p><text:s/>424<text:s/></text:p>
          </table:table-cell>
          <table:table-cell office:value-type="float" office:value="393" table:style-name="ce548">
            <text:p><text:s/>393<text:s/></text:p>
          </table:table-cell>
          <table:table-cell office:value-type="float" office:value="401" table:style-name="ce548">
            <text:p><text:s/>401<text:s/></text:p>
          </table:table-cell>
          <table:table-cell office:value-type="float" office:value="387" table:style-name="ce548">
            <text:p><text:s/>387<text:s/></text:p>
          </table:table-cell>
          <table:table-cell office:value-type="float" office:value="308" table:style-name="ce548">
            <text:p><text:s/>308<text:s/></text:p>
          </table:table-cell>
          <table:table-cell office:value-type="float" office:value="328" table:style-name="ce548">
            <text:p><text:s/>328<text:s/></text:p>
          </table:table-cell>
          <table:table-cell table:style-name="ce34"/>
          <table:table-cell table:style-name="ce542"/>
          <table:table-cell table:number-columns-repeated="16370" table:style-name="ce7"/>
        </table:table-row>
        <table:table-row table:style-name="ro22">
          <table:table-cell office:value-type="string" table:style-name="ce46">
            <text:p>Indictable offences: Over 10 years and up to and including 15 years</text:p>
          </table:table-cell>
          <table:table-cell office:value-type="float" office:value="476" table:style-name="ce548">
            <text:p><text:s/>476<text:s/></text:p>
          </table:table-cell>
          <table:table-cell office:value-type="float" office:value="534" table:style-name="ce548">
            <text:p><text:s/>534<text:s/></text:p>
          </table:table-cell>
          <table:table-cell office:value-type="float" office:value="602" table:style-name="ce548">
            <text:p><text:s/>602<text:s/></text:p>
          </table:table-cell>
          <table:table-cell office:value-type="float" office:value="738" table:style-name="ce548">
            <text:p><text:s/>738<text:s/></text:p>
          </table:table-cell>
          <table:table-cell office:value-type="float" office:value="841" table:style-name="ce548">
            <text:p><text:s/>841<text:s/></text:p>
          </table:table-cell>
          <table:table-cell office:value-type="float" office:value="809" table:style-name="ce548">
            <text:p><text:s/>809<text:s/></text:p>
          </table:table-cell>
          <table:table-cell office:value-type="float" office:value="820" table:style-name="ce548">
            <text:p><text:s/>820<text:s/></text:p>
          </table:table-cell>
          <table:table-cell office:value-type="float" office:value="767" table:style-name="ce548">
            <text:p><text:s/>767<text:s/></text:p>
          </table:table-cell>
          <table:table-cell office:value-type="float" office:value="743" table:style-name="ce548">
            <text:p><text:s/>743<text:s/></text:p>
          </table:table-cell>
          <table:table-cell office:value-type="float" office:value="780" table:style-name="ce548">
            <text:p><text:s/>780<text:s/></text:p>
          </table:table-cell>
          <table:table-cell office:value-type="float" office:value="732" table:style-name="ce548">
            <text:p><text:s/>732<text:s/></text:p>
          </table:table-cell>
          <table:table-cell table:style-name="ce34"/>
          <table:table-cell table:style-name="ce542"/>
          <table:table-cell table:number-columns-repeated="16370" table:style-name="ce7"/>
        </table:table-row>
        <table:table-row table:style-name="ro22">
          <table:table-cell office:value-type="string" table:style-name="ce46">
            <text:p>Indictable offences: Over 15 years and less than life</text:p>
          </table:table-cell>
          <table:table-cell office:value-type="float" office:value="150" table:style-name="ce548">
            <text:p><text:s/>150<text:s/></text:p>
          </table:table-cell>
          <table:table-cell office:value-type="float" office:value="157" table:style-name="ce548">
            <text:p><text:s/>157<text:s/></text:p>
          </table:table-cell>
          <table:table-cell office:value-type="float" office:value="239" table:style-name="ce548">
            <text:p><text:s/>239<text:s/></text:p>
          </table:table-cell>
          <table:table-cell office:value-type="float" office:value="234" table:style-name="ce548">
            <text:p><text:s/>234<text:s/></text:p>
          </table:table-cell>
          <table:table-cell office:value-type="float" office:value="264" table:style-name="ce548">
            <text:p><text:s/>264<text:s/></text:p>
          </table:table-cell>
          <table:table-cell office:value-type="float" office:value="319" table:style-name="ce548">
            <text:p><text:s/>319<text:s/></text:p>
          </table:table-cell>
          <table:table-cell office:value-type="float" office:value="278" table:style-name="ce548">
            <text:p><text:s/>278<text:s/></text:p>
          </table:table-cell>
          <table:table-cell office:value-type="float" office:value="320" table:style-name="ce548">
            <text:p><text:s/>320<text:s/></text:p>
          </table:table-cell>
          <table:table-cell office:value-type="float" office:value="300" table:style-name="ce548">
            <text:p><text:s/>300<text:s/></text:p>
          </table:table-cell>
          <table:table-cell office:value-type="float" office:value="226" table:style-name="ce548">
            <text:p><text:s/>226<text:s/></text:p>
          </table:table-cell>
          <table:table-cell office:value-type="float" office:value="288" table:style-name="ce548">
            <text:p><text:s/>288<text:s/></text:p>
          </table:table-cell>
          <table:table-cell table:style-name="ce34"/>
          <table:table-cell table:style-name="ce542"/>
          <table:table-cell table:number-columns-repeated="16370" table:style-name="ce7"/>
        </table:table-row>
        <table:table-row table:style-name="ro22">
          <table:table-cell office:value-type="string" table:style-name="ce46">
            <text:p>Indictable offences: Indeterminate sentence [Note 66]</text:p>
          </table:table-cell>
          <table:table-cell office:value-type="float" office:value="867" table:style-name="ce548">
            <text:p><text:s/>867<text:s/></text:p>
          </table:table-cell>
          <table:table-cell office:value-type="float" office:value="792" table:style-name="ce548">
            <text:p><text:s/>792<text:s/></text:p>
          </table:table-cell>
          <table:table-cell office:value-type="float" office:value="156" table:style-name="ce548">
            <text:p><text:s/>156<text:s/></text:p>
          </table:table-cell>
          <table:table-cell office:value-type="float" office:value="0" table:style-name="ce548">
            <text:p><text:s/>-<text:s/></text:p>
          </table:table-cell>
          <table:table-cell office:value-type="float" office:value="0" table:style-name="ce548">
            <text:p><text:s/>-<text:s/></text:p>
          </table:table-cell>
          <table:table-cell office:value-type="float" office:value="0" table:style-name="ce548">
            <text:p><text:s/>-<text:s/></text:p>
          </table:table-cell>
          <table:table-cell office:value-type="float" office:value="0" table:style-name="ce548">
            <text:p><text:s/>-<text:s/></text:p>
          </table:table-cell>
          <table:table-cell office:value-type="float" office:value="0" table:style-name="ce548">
            <text:p><text:s/>-<text:s/></text:p>
          </table:table-cell>
          <table:table-cell office:value-type="float" office:value="0" table:style-name="ce548">
            <text:p><text:s/>-<text:s/></text:p>
          </table:table-cell>
          <table:table-cell office:value-type="float" office:value="0" table:style-name="ce548">
            <text:p><text:s/>-<text:s/></text:p>
          </table:table-cell>
          <table:table-cell office:value-type="float" office:value="0" table:style-name="ce548">
            <text:p><text:s/>-<text:s/></text:p>
          </table:table-cell>
          <table:table-cell table:style-name="ce34"/>
          <table:table-cell table:style-name="ce542"/>
          <table:table-cell table:number-columns-repeated="16370" table:style-name="ce7"/>
        </table:table-row>
        <table:table-row table:style-name="ro22">
          <table:table-cell office:value-type="string" table:style-name="ce46">
            <text:p>Indictable offences: Life</text:p>
          </table:table-cell>
          <table:table-cell office:value-type="float" office:value="365" table:style-name="ce548">
            <text:p><text:s/>365<text:s/></text:p>
          </table:table-cell>
          <table:table-cell office:value-type="float" office:value="426" table:style-name="ce548">
            <text:p><text:s/>426<text:s/></text:p>
          </table:table-cell>
          <table:table-cell office:value-type="float" office:value="406" table:style-name="ce548">
            <text:p><text:s/>406<text:s/></text:p>
          </table:table-cell>
          <table:table-cell office:value-type="float" office:value="454" table:style-name="ce548">
            <text:p><text:s/>454<text:s/></text:p>
          </table:table-cell>
          <table:table-cell office:value-type="float" office:value="360" table:style-name="ce548">
            <text:p><text:s/>360<text:s/></text:p>
          </table:table-cell>
          <table:table-cell office:value-type="float" office:value="406" table:style-name="ce548">
            <text:p><text:s/>406<text:s/></text:p>
          </table:table-cell>
          <table:table-cell office:value-type="float" office:value="379" table:style-name="ce548">
            <text:p><text:s/>379<text:s/></text:p>
          </table:table-cell>
          <table:table-cell office:value-type="float" office:value="402" table:style-name="ce548">
            <text:p><text:s/>402<text:s/></text:p>
          </table:table-cell>
          <table:table-cell office:value-type="float" office:value="459" table:style-name="ce548">
            <text:p><text:s/>459<text:s/></text:p>
          </table:table-cell>
          <table:table-cell office:value-type="float" office:value="304" table:style-name="ce548">
            <text:p><text:s/>304<text:s/></text:p>
          </table:table-cell>
          <table:table-cell office:value-type="float" office:value="491" table:style-name="ce548">
            <text:p><text:s/>491<text:s/></text:p>
          </table:table-cell>
          <table:table-cell table:style-name="ce34"/>
          <table:table-cell table:style-name="ce542"/>
          <table:table-cell table:number-columns-repeated="16370" table:style-name="ce7"/>
        </table:table-row>
        <table:table-row table:style-name="ro22">
          <table:table-cell office:value-type="string" table:style-name="ce547">
            <text:p>Indictable offences: Total sentenced to immediate custody</text:p>
          </table:table-cell>
          <table:table-cell office:value-type="float" office:value="86026" table:style-name="ce552">
            <text:p><text:s/>86,026<text:s/></text:p>
          </table:table-cell>
          <table:table-cell office:value-type="float" office:value="83666" table:style-name="ce552">
            <text:p><text:s/>83,666<text:s/></text:p>
          </table:table-cell>
          <table:table-cell office:value-type="float" office:value="78054" table:style-name="ce552">
            <text:p><text:s/>78,054<text:s/></text:p>
          </table:table-cell>
          <table:table-cell office:value-type="float" office:value="76926" table:style-name="ce552">
            <text:p><text:s/>76,926<text:s/></text:p>
          </table:table-cell>
          <table:table-cell office:value-type="float" office:value="74311" table:style-name="ce552">
            <text:p><text:s/>74,311<text:s/></text:p>
          </table:table-cell>
          <table:table-cell office:value-type="float" office:value="74794" table:style-name="ce552">
            <text:p><text:s/>74,794<text:s/></text:p>
          </table:table-cell>
          <table:table-cell office:value-type="float" office:value="71919" table:style-name="ce552">
            <text:p><text:s/>71,919<text:s/></text:p>
          </table:table-cell>
          <table:table-cell office:value-type="float" office:value="66081" table:style-name="ce552">
            <text:p><text:s/>66,081<text:s/></text:p>
          </table:table-cell>
          <table:table-cell office:value-type="float" office:value="63962" table:style-name="ce552">
            <text:p><text:s/>63,962<text:s/></text:p>
          </table:table-cell>
          <table:table-cell office:value-type="float" office:value="55458" table:style-name="ce552">
            <text:p><text:s/>55,458<text:s/></text:p>
          </table:table-cell>
          <table:table-cell office:value-type="float" office:value="55677" table:style-name="ce552">
            <text:p><text:s/>55,677<text:s/></text:p>
          </table:table-cell>
          <table:table-cell table:style-name="ce46"/>
          <table:table-cell table:style-name="ce542"/>
          <table:table-cell table:number-columns-repeated="16370" table:style-name="ce7"/>
        </table:table-row>
        <table:table-row table:style-name="ro22">
          <table:table-cell office:value-type="string" table:style-name="ce550">
            <text:p>Indictable offences: Average custodial sentence length (months) [Note 9]</text:p>
          </table:table-cell>
          <table:table-cell office:value-type="float" office:value="16.570399999999999" table:style-name="ce553">
            <text:p><text:s/>16.6<text:s/></text:p>
          </table:table-cell>
          <table:table-cell office:value-type="float" office:value="17.011199999999999" table:style-name="ce553">
            <text:p><text:s/>17.0<text:s/></text:p>
          </table:table-cell>
          <table:table-cell office:value-type="float" office:value="17.776199999999999" table:style-name="ce553">
            <text:p><text:s/>17.8<text:s/></text:p>
          </table:table-cell>
          <table:table-cell office:value-type="float" office:value="18.061" table:style-name="ce553">
            <text:p><text:s/>18.1<text:s/></text:p>
          </table:table-cell>
          <table:table-cell office:value-type="float" office:value="19.099599999999999" table:style-name="ce553">
            <text:p><text:s/>19.1<text:s/></text:p>
          </table:table-cell>
          <table:table-cell office:value-type="float" office:value="19.424600000000002" table:style-name="ce553">
            <text:p><text:s/>19.4<text:s/></text:p>
          </table:table-cell>
          <table:table-cell office:value-type="float" office:value="19.625499999999999" table:style-name="ce553">
            <text:p><text:s/>19.6<text:s/></text:p>
          </table:table-cell>
          <table:table-cell office:value-type="float" office:value="20.311599999999999" table:style-name="ce553">
            <text:p><text:s/>20.3<text:s/></text:p>
          </table:table-cell>
          <table:table-cell office:value-type="float" office:value="20.702300000000001" table:style-name="ce553">
            <text:p><text:s/>20.7<text:s/></text:p>
          </table:table-cell>
          <table:table-cell office:value-type="float" office:value="21.4938" table:style-name="ce553">
            <text:p><text:s/>21.5<text:s/></text:p>
          </table:table-cell>
          <table:table-cell office:value-type="float" office:value="24.047999999999998" table:style-name="ce553">
            <text:p><text:s/>24.0<text:s/></text:p>
          </table:table-cell>
          <table:table-cell table:style-name="ce46"/>
          <table:table-cell table:style-name="ce542"/>
          <table:table-cell table:number-columns-repeated="16370" table:style-name="ce7"/>
        </table:table-row>
        <table:table-row table:style-name="ro70">
          <table:table-cell office:value-type="string" table:style-name="ce46">
            <text:p>Source: Ministry of Justice Court Proceedings Database</text:p>
          </table:table-cell>
          <table:table-cell table:number-columns-repeated="11" table:style-name="ce46"/>
          <table:table-cell table:number-columns-repeated="2" table:style-name="ce542"/>
          <table:table-cell table:number-columns-repeated="16370" table:style-name="ce7"/>
        </table:table-row>
        <table:table-row table:style-name="ro27">
          <table:table-cell office:value-type="string" table:style-name="ce46">
            <text:p>- = nil</text:p>
          </table:table-cell>
          <table:table-cell table:number-columns-repeated="11" table:style-name="ce46"/>
          <table:table-cell table:style-name="ce51"/>
          <table:table-cell table:number-columns-repeated="16371" table:style-name="ce46"/>
        </table:table-row>
        <table:table-row table:number-rows-repeated="2" table:style-name="ro10">
          <table:table-cell table:style-name="ce46"/>
          <table:table-cell table:style-name="ce542"/>
          <table:table-cell table:number-columns-repeated="16382" table:style-name="ce46"/>
        </table:table-row>
        <table:table-row table:style-name="ro107">
          <table:table-cell table:number-columns-spanned="13" table:number-rows-spanned="1" table:style-name="ce176"/>
          <table:covered-table-cell table:number-columns-repeated="12"/>
          <table:table-cell table:style-name="ce554"/>
          <table:table-cell table:number-columns-repeated="16370" table:style-name="ce7"/>
        </table:table-row>
        <table:table-row table:style-name="ro3">
          <table:table-cell table:style-name="ce46"/>
          <table:table-cell table:number-columns-repeated="13" table:style-name="ce49"/>
          <table:table-cell table:number-columns-repeated="16370" table:style-name="ce7"/>
        </table:table-row>
        <table:table-row table:number-rows-repeated="2" table:style-name="ro10">
          <table:table-cell table:style-name="ce46"/>
          <table:table-cell table:style-name="ce542"/>
          <table:table-cell table:number-columns-repeated="12" table:style-name="ce46"/>
          <table:table-cell table:number-columns-repeated="16370" table:style-name="ce7"/>
        </table:table-row>
        <table:table-row table:style-name="ro10">
          <table:table-cell table:number-columns-repeated="2" table:style-name="ce542"/>
          <table:table-cell table:number-columns-repeated="12" table:style-name="ce46"/>
          <table:table-cell table:number-columns-repeated="16370" table:style-name="ce7"/>
        </table:table-row>
        <table:table-row table:number-rows-repeated="1048513" table:style-name="ro108">
          <table:table-cell table:number-columns-repeated="16384"/>
        </table:table-row>
      </table:table>
      <table:database-ranges>
        <table:database-range table:target-range-address="Contents.A2:Contents.A33" table:name="Table1"/>
        <table:database-range table:target-range-address="Contents.A36:Contents.A40" table:name="Contact"/>
        <table:database-range table:target-range-address="Q1_1.A4:Q1_1.G31" table:name="TableQ1.1a"/>
        <table:database-range table:target-range-address="Q1_2.A4:Q1_2.G19" table:name="TableQ1.2a"/>
        <table:database-range table:target-range-address="Q1_3.A4:Q1_3.T36" table:name="TableQ1.3"/>
        <table:database-range table:target-range-address="Q1_4.A4:Q1_4.I26" table:name="TableQ1.4a"/>
        <table:database-range table:target-range-address="Q2_1.A4:Q2_1.L37" table:name="TableQ2.1"/>
        <table:database-range table:target-range-address="Q3_1.B4:Q3_1.M100" table:name="TableQ3.1"/>
        <table:database-range table:target-range-address="Q3_2.A4:Q3_2.L20" table:name="TableQ3.2"/>
        <table:database-range table:target-range-address="Q3_3.A4:Q3_3.L20" table:name="TableQ3.3"/>
        <table:database-range table:target-range-address="Q3_4.A4:Q3_4.L20" table:name="TableQ3.4"/>
        <table:database-range table:target-range-address="Q3_5.A4:Q3_5.L20" table:name="TableQ3.5"/>
        <table:database-range table:target-range-address="Q4_1.A3:Q4_1.L30" table:name="TableQ4.1"/>
        <table:database-range table:target-range-address="Q4_2.B4:Q4_2.L28" table:name="TableQ4.2" table:contains-header="false"/>
        <table:database-range table:target-range-address="Q4_3.B4:Q4_3.M28" table:name="TableQ4.3a"/>
        <table:database-range table:target-range-address="Q4_3.B30:Q4_3.M54" table:name="TableQ4.3b"/>
        <table:database-range table:target-range-address="Q4_4.A4:Q4_4.G19" table:name="TableQ4.4a"/>
        <table:database-range table:target-range-address="Q4_4.A20:Q4_4.G34" table:name="TableQ4.4b"/>
        <table:database-range table:target-range-address="Q5_1.A4:Q5_1.M64" table:name="TableQ5.1a"/>
        <table:database-range table:target-range-address="Q5_1.A69:Q5_1.M132" table:name="TableQ5.1b"/>
        <table:database-range table:target-range-address="Q5_2.A42:Q5_2.L58" table:name="TableQ5.2c"/>
        <table:database-range table:target-range-address="Q5_2.A23:Q5_2.L41" table:name="TableQ5.2b"/>
        <table:database-range table:target-range-address="Q5_2.A4:Q5_2.L22" table:name="TableQ5.2a"/>
        <table:database-range table:target-range-address="Q5_3.A4:Q5_3.Q114" table:name="TableQ5.3"/>
        <table:database-range table:target-range-address="Q5_4.A4:Q5_4.L54" table:name="TableQ5.4"/>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MS Sans Serif" svg:font-family="&quot;MS Sans Serif&quot;"/>
    <style:font-face style:name="Courier" svg:font-family="Courier"/>
    <style:font-face style:name="Calibri Light" svg:font-family="&quot;Calibri Light&quot;"/>
    <style:font-face style:name="Cambria" svg:font-family="Cambria"/>
    <style:font-face style:name="Arial Narrow" svg:font-family="&quot;Arial Narrow&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36">
      <number:number number:decimal-places="1" number:min-integer-digits="1"/>
    </number:number-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text-style style:name="N37P2">
      <number:text> - </number:text>
    </number:text-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percentage-style style:name="N38">
      <number:number number:decimal-places="1" number:min-integer-digits="1"/>
      <number:text>%</number:text>
    </number:percentage-style>
    <number:number-style style:name="N39P0">
      <number:text> </number:text>
      <number:number number:decimal-places="1" number:min-integer-digits="1" number:grouping="true"/>
      <number:text> </number:text>
    </number:number-style>
    <number:number-style style:name="N39P1">
      <number:text>-</number:text>
      <number:number number:decimal-places="1" number:min-integer-digits="1" number:grouping="true"/>
      <number:text> </number:text>
    </number:number-style>
    <number:text-style style:name="N39P2">
      <number:text> -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text> </number:text>
      <number:number number:decimal-places="0" number:min-integer-digits="1" number:grouping="true">
        <number:embedded-text number:position="0"> </number:embedded-text>
      </number:number>
    </number:number-style>
    <number:number-style style:name="N40P1">
      <number:text>-</number:text>
      <number:number number:decimal-places="0" number:min-integer-digits="1" number:grouping="true">
        <number:embedded-text number:position="0"> </number:embedded-text>
      </number:number>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number number:decimal-places="0" number:min-integer-digits="0" number:grouping="true"/>
    </number:number-style>
    <number:text-style style:name="N41P1"/>
    <number:text-style style:name="N41P2">
      <number:text>-</number:text>
    </number:text-style>
    <number:text-style style:name="N41">
      <style:map style:condition="value()&gt;0" style:apply-style-name="N41P0"/>
      <style:map style:condition="value()&lt;0" style:apply-style-name="N41P1"/>
      <style:map style:condition="value()=0" style:apply-style-name="N41P2"/>
    </number:text-style>
    <number:number-style style:name="N42">
      <number:number number:decimal-places="0" number:min-integer-digits="1">
        <number:embedded-text number:position="0"> </number:embedded-text>
      </number:number>
    </number:number-style>
    <number:number-style style:name="N43">
      <number:number number:decimal-places="4" number:min-integer-digits="1" number:grouping="true"/>
    </number:number-style>
    <number:number-style style:name="N44P0">
      <number:number number:decimal-places="0" number:min-integer-digits="1"/>
    </number:number-style>
    <number:number-style style:name="N44P1">
      <number:text>-</number:text>
      <number:number number:decimal-places="0" number:min-integer-digits="1"/>
    </number:number-style>
    <number:text-style style:name="N44P2">
      <number:text>-</number:text>
    </number:text-style>
    <number:text-style style:name="N44">
      <number:text-content/>
      <style:map style:condition="value()&gt;0" style:apply-style-name="N44P0"/>
      <style:map style:condition="value()&lt;0" style:apply-style-name="N44P1"/>
      <style:map style:condition="value()=0" style:apply-style-name="N44P2"/>
    </number:text-style>
    <number:number-style style:name="N45">
      <number:number number:decimal-places="3" number:min-integer-digits="1" number:grouping="true"/>
    </number:number-style>
    <number:number-style style:name="N46">
      <number:number number:decimal-places="1" number:min-integer-digits="1" number:grouping="true"/>
    </number:number-style>
    <number:number-style style:name="N47P0">
      <number:text> </number:text>
      <number:number number:decimal-places="1" number:min-integer-digits="1" number:grouping="true"/>
      <number:text> </number:text>
    </number:number-style>
    <number:number-style style:name="N47P1">
      <number:text>-</number:text>
      <number:number number:decimal-places="1" number:min-integer-digits="1" number:grouping="true"/>
      <number:text> </number:text>
    </number:number-style>
    <number:number-style style:name="N47P2">
      <number:text> -</number:text>
      <number:number number:decimal-places="0" number:min-integer-digits="2">
        <number:embedded-text number:position="0"> </number:embedded-text>
      </number:number>
    </number:number-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number:number-style style:name="N48P0">
      <number:text> </number:text>
      <number:number number:decimal-places="1" number:min-integer-digits="1" number:grouping="true"/>
      <number:text> </number:text>
    </number:number-style>
    <number:number-style style:name="N48P1">
      <number:text>-</number:text>
      <number:number number:decimal-places="1" number:min-integer-digits="1" number:grouping="true"/>
      <number:text> </number:text>
    </number:number-style>
    <number:number-style style:name="N48P2">
      <number:text> -</number:text>
      <number:number number:decimal-places="1" number:min-integer-digits="2"/>
      <number:text> </number:text>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text> </number:text>
      <number:number number:decimal-places="2" number:min-integer-digits="1" number:grouping="true"/>
      <number:text> </number:text>
    </number:number-style>
    <number:number-style style:name="N49P1">
      <number:text>-</number:text>
      <number:number number:decimal-places="2" number:min-integer-digits="1" number:grouping="true"/>
      <number:text> </number:text>
    </number:number-style>
    <number:number-style style:name="N49P2">
      <number:text> -</number:text>
      <number:number number:decimal-places="0" number:min-integer-digits="2">
        <number:embedded-text number:position="0"> </number:embedded-text>
      </number:number>
    </number:number-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currency-style style:name="N50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50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50" number:language="en" number:country="GB">
      <number:text> </number:text>
      <number:currency-symbol number:language="en" number:country="GB">€</number:currency-symbol>
      <number:text>-</number:text>
      <number:number number:decimal-places="0" number:min-integer-digits="2"/>
      <number:text> </number:text>
      <style:map style:condition="value()&gt;0" style:apply-style-name="N50P0"/>
      <style:map style:condition="value()&lt;0" style:apply-style-name="N50P1"/>
    </number:currency-style>
    <number:number-style style:name="N51P0">
      <number:number number:decimal-places="2" number:min-integer-digits="1" number:grouping="true"/>
      <number:text> </number:text>
    </number:number-style>
    <number:number-style style:name="N51">
      <style:text-properties fo:color="#FF0000"/>
      <number:text>-</number:text>
      <number:number number:decimal-places="2" number:min-integer-digits="1" number:grouping="true"/>
      <number:text> </number:text>
      <style:map style:condition="value()&gt;=0" style:apply-style-name="N51P0"/>
    </number:number-style>
    <style:style style:name="_50_0_37__32_-_32_Accent1_32_2" style:display-name="20% - Accent1 2" style:family="table-cell" style:data-style-name="N0">
      <style:table-cell-properties fo:background-color="#CCCCFF"/>
    </style:style>
    <style:style style:name="_50_0_37__32_-_32_Accent1_32_3" style:display-name="20% - Accent1 3" style:family="table-cell" style:data-style-name="N0">
      <style:table-cell-properties fo:background-color="#CCCCFF"/>
    </style:style>
    <style:style style:name="_50_0_37__32_-_32_Accent2_32_2" style:display-name="20% - Accent2 2" style:family="table-cell" style:data-style-name="N0">
      <style:table-cell-properties fo:background-color="#FF99CC"/>
    </style:style>
    <style:style style:name="_50_0_37__32_-_32_Accent2_32_3" style:display-name="20% - Accent2 3" style:family="table-cell" style:data-style-name="N0">
      <style:table-cell-properties fo:background-color="#FF99CC"/>
    </style:style>
    <style:style style:name="_50_0_37__32_-_32_Accent3_32_2" style:display-name="20% - Accent3 2" style:family="table-cell" style:data-style-name="N0">
      <style:table-cell-properties fo:background-color="#CCFFCC"/>
    </style:style>
    <style:style style:name="_50_0_37__32_-_32_Accent3_32_3" style:display-name="20% - Accent3 3" style:family="table-cell" style:data-style-name="N0">
      <style:table-cell-properties fo:background-color="#CCFFCC"/>
    </style:style>
    <style:style style:name="_50_0_37__32_-_32_Accent4_32_2" style:display-name="20% - Accent4 2" style:family="table-cell" style:data-style-name="N0">
      <style:table-cell-properties fo:background-color="#CC99FF"/>
    </style:style>
    <style:style style:name="_50_0_37__32_-_32_Accent4_32_3" style:display-name="20% - Accent4 3" style:family="table-cell" style:data-style-name="N0">
      <style:table-cell-properties fo:background-color="#CC99FF"/>
    </style:style>
    <style:style style:name="_50_0_37__32_-_32_Accent5_32_2" style:display-name="20% - Accent5 2" style:family="table-cell" style:data-style-name="N0">
      <style:table-cell-properties fo:background-color="#CCFFFF"/>
    </style:style>
    <style:style style:name="_50_0_37__32_-_32_Accent5_32_3" style:display-name="20% - Accent5 3" style:family="table-cell" style:data-style-name="N0">
      <style:table-cell-properties fo:background-color="#CCFFFF"/>
    </style:style>
    <style:style style:name="_50_0_37__32_-_32_Accent6_32_2" style:display-name="20% - Accent6 2" style:family="table-cell" style:data-style-name="N0">
      <style:table-cell-properties fo:background-color="#FFCC99"/>
    </style:style>
    <style:style style:name="_50_0_37__32_-_32_Accent6_32_3" style:display-name="20% - Accent6 3" style:family="table-cell" style:data-style-name="N0">
      <style:table-cell-properties fo:background-color="#FFCC99"/>
    </style:style>
    <style:style style:name="_52_0_37__32_-_32_Accent1_32_2" style:display-name="40% - Accent1 2" style:family="table-cell" style:data-style-name="N0">
      <style:table-cell-properties fo:background-color="#99CCFF"/>
    </style:style>
    <style:style style:name="_52_0_37__32_-_32_Accent1_32_3" style:display-name="40% - Accent1 3" style:family="table-cell" style:data-style-name="N0">
      <style:table-cell-properties fo:background-color="#99CCFF"/>
    </style:style>
    <style:style style:name="_52_0_37__32_-_32_Accent2_32_2" style:display-name="40% - Accent2 2" style:family="table-cell" style:data-style-name="N0">
      <style:table-cell-properties fo:background-color="#FF8080"/>
    </style:style>
    <style:style style:name="_52_0_37__32_-_32_Accent2_32_3" style:display-name="40% - Accent2 3" style:family="table-cell" style:data-style-name="N0">
      <style:table-cell-properties fo:background-color="#FF8080"/>
    </style:style>
    <style:style style:name="_52_0_37__32_-_32_Accent3_32_2" style:display-name="40% - Accent3 2" style:family="table-cell" style:data-style-name="N0">
      <style:table-cell-properties fo:background-color="#00FF00"/>
    </style:style>
    <style:style style:name="_52_0_37__32_-_32_Accent3_32_3" style:display-name="40% - Accent3 3" style:family="table-cell" style:data-style-name="N0">
      <style:table-cell-properties fo:background-color="#00FF00"/>
    </style:style>
    <style:style style:name="_52_0_37__32_-_32_Accent4_32_2" style:display-name="40% - Accent4 2" style:family="table-cell" style:data-style-name="N0">
      <style:table-cell-properties fo:background-color="#CC99FF"/>
    </style:style>
    <style:style style:name="_52_0_37__32_-_32_Accent4_32_3" style:display-name="40% - Accent4 3" style:family="table-cell" style:data-style-name="N0">
      <style:table-cell-properties fo:background-color="#CC99FF"/>
    </style:style>
    <style:style style:name="_52_0_37__32_-_32_Accent5_32_2" style:display-name="40% - Accent5 2" style:family="table-cell" style:data-style-name="N0">
      <style:table-cell-properties fo:background-color="#99CCFF"/>
    </style:style>
    <style:style style:name="_52_0_37__32_-_32_Accent5_32_3" style:display-name="40% - Accent5 3" style:family="table-cell" style:data-style-name="N0">
      <style:table-cell-properties fo:background-color="#99CCFF"/>
    </style:style>
    <style:style style:name="_52_0_37__32_-_32_Accent6_32_2" style:display-name="40% - Accent6 2" style:family="table-cell" style:data-style-name="N0">
      <style:table-cell-properties fo:background-color="#FFCC00"/>
    </style:style>
    <style:style style:name="_52_0_37__32_-_32_Accent6_32_3" style:display-name="40% - Accent6 3" style:family="table-cell" style:data-style-name="N0">
      <style:table-cell-properties fo:background-color="#FFCC00"/>
    </style:style>
    <style:style style:name="_54_0_37__32_-_32_Accent1_32_2" style:display-name="60% - Accent1 2" style:family="table-cell" style:data-style-name="N0">
      <style:table-cell-properties fo:background-color="#0066CC"/>
      <style:text-properties fo:color="#FFFFFF"/>
    </style:style>
    <style:style style:name="_54_0_37__32_-_32_Accent1_32_3" style:display-name="60% - Accent1 3" style:family="table-cell" style:data-style-name="N0">
      <style:table-cell-properties fo:background-color="#0066CC"/>
      <style:text-properties fo:color="#FFFFFF"/>
    </style:style>
    <style:style style:name="_54_0_37__32_-_32_Accent2_32_2" style:display-name="60% - Accent2 2" style:family="table-cell" style:data-style-name="N0">
      <style:table-cell-properties fo:background-color="#FF8080"/>
      <style:text-properties fo:color="#FFFFFF"/>
    </style:style>
    <style:style style:name="_54_0_37__32_-_32_Accent2_32_3" style:display-name="60% - Accent2 3" style:family="table-cell" style:data-style-name="N0">
      <style:table-cell-properties fo:background-color="#FF8080"/>
      <style:text-properties fo:color="#FFFFFF"/>
    </style:style>
    <style:style style:name="_54_0_37__32_-_32_Accent3_32_2" style:display-name="60% - Accent3 2" style:family="table-cell" style:data-style-name="N0">
      <style:table-cell-properties fo:background-color="#00FF00"/>
      <style:text-properties fo:color="#FFFFFF"/>
    </style:style>
    <style:style style:name="_54_0_37__32_-_32_Accent3_32_3" style:display-name="60% - Accent3 3" style:family="table-cell" style:data-style-name="N0">
      <style:table-cell-properties fo:background-color="#00FF00"/>
      <style:text-properties fo:color="#FFFFFF"/>
    </style:style>
    <style:style style:name="_54_0_37__32_-_32_Accent4_32_2" style:display-name="60% - Accent4 2" style:family="table-cell" style:data-style-name="N0">
      <style:table-cell-properties fo:background-color="#800080"/>
      <style:text-properties fo:color="#FFFFFF"/>
    </style:style>
    <style:style style:name="_54_0_37__32_-_32_Accent4_32_3" style:display-name="60% - Accent4 3" style:family="table-cell" style:data-style-name="N0">
      <style:table-cell-properties fo:background-color="#800080"/>
      <style:text-properties fo:color="#FFFFFF"/>
    </style:style>
    <style:style style:name="_54_0_37__32_-_32_Accent5_32_2" style:display-name="60% - Accent5 2" style:family="table-cell" style:data-style-name="N0">
      <style:table-cell-properties fo:background-color="#33CCCC"/>
      <style:text-properties fo:color="#FFFFFF"/>
    </style:style>
    <style:style style:name="_54_0_37__32_-_32_Accent5_32_3" style:display-name="60% - Accent5 3" style:family="table-cell" style:data-style-name="N0">
      <style:table-cell-properties fo:background-color="#33CCCC"/>
      <style:text-properties fo:color="#FFFFFF"/>
    </style:style>
    <style:style style:name="_54_0_37__32_-_32_Accent6_32_2" style:display-name="60% - Accent6 2" style:family="table-cell" style:data-style-name="N0">
      <style:table-cell-properties fo:background-color="#FF9900"/>
      <style:text-properties fo:color="#FFFFFF"/>
    </style:style>
    <style:style style:name="_54_0_37__32_-_32_Accent6_32_3" style:display-name="60% - Accent6 3" style:family="table-cell" style:data-style-name="N0">
      <style:table-cell-properties fo:background-color="#FF9900"/>
      <style:text-properties fo:color="#FFFFFF"/>
    </style:style>
    <style:style style:name="Accent1_32_2" style:display-name="Accent1 2" style:family="table-cell" style:data-style-name="N0">
      <style:table-cell-properties fo:background-color="#333399"/>
      <style:text-properties fo:color="#FFFFFF"/>
    </style:style>
    <style:style style:name="Accent1_32_3" style:display-name="Accent1 3" style:family="table-cell" style:data-style-name="N0">
      <style:table-cell-properties fo:background-color="#333399"/>
      <style:text-properties fo:color="#FFFFFF"/>
    </style:style>
    <style:style style:name="Accent2_32_2" style:display-name="Accent2 2" style:family="table-cell" style:data-style-name="N0">
      <style:table-cell-properties fo:background-color="#FF0000"/>
      <style:text-properties fo:color="#FFFFFF"/>
    </style:style>
    <style:style style:name="Accent2_32_3" style:display-name="Accent2 3" style:family="table-cell" style:data-style-name="N0">
      <style:table-cell-properties fo:background-color="#FF0000"/>
      <style:text-properties fo:color="#FFFFFF"/>
    </style:style>
    <style:style style:name="Accent3_32_2" style:display-name="Accent3 2" style:family="table-cell" style:data-style-name="N0">
      <style:table-cell-properties fo:background-color="#339966"/>
      <style:text-properties fo:color="#FFFFFF"/>
    </style:style>
    <style:style style:name="Accent3_32_3" style:display-name="Accent3 3" style:family="table-cell" style:data-style-name="N0">
      <style:table-cell-properties fo:background-color="#339966"/>
      <style:text-properties fo:color="#FFFFFF"/>
    </style:style>
    <style:style style:name="Accent4_32_2" style:display-name="Accent4 2" style:family="table-cell" style:data-style-name="N0">
      <style:table-cell-properties fo:background-color="#800080"/>
      <style:text-properties fo:color="#FFFFFF"/>
    </style:style>
    <style:style style:name="Accent4_32_3" style:display-name="Accent4 3" style:family="table-cell" style:data-style-name="N0">
      <style:table-cell-properties fo:background-color="#800080"/>
      <style:text-properties fo:color="#FFFFFF"/>
    </style:style>
    <style:style style:name="Accent5_32_2" style:display-name="Accent5 2" style:family="table-cell" style:data-style-name="N0">
      <style:table-cell-properties fo:background-color="#33CCCC"/>
      <style:text-properties fo:color="#FFFFFF"/>
    </style:style>
    <style:style style:name="Accent5_32_3" style:display-name="Accent5 3" style:family="table-cell" style:data-style-name="N0">
      <style:table-cell-properties fo:background-color="#33CCCC"/>
      <style:text-properties fo:color="#FFFFFF"/>
    </style:style>
    <style:style style:name="Accent6_32_2" style:display-name="Accent6 2" style:family="table-cell" style:data-style-name="N0">
      <style:table-cell-properties fo:background-color="#FF6600"/>
      <style:text-properties fo:color="#FFFFFF"/>
    </style:style>
    <style:style style:name="Accent6_32_3" style:display-name="Accent6 3" style:family="table-cell" style:data-style-name="N0">
      <style:table-cell-properties fo:background-color="#FF6600"/>
      <style:text-properties fo:color="#FFFFFF"/>
    </style:style>
    <style:style style:name="Bad" style:family="table-cell" style:data-style-name="N0">
      <style:table-cell-properties fo:background-color="#FFC7CE"/>
      <style:text-properties fo:color="#9C0006"/>
    </style:style>
    <style:style style:name="Bad_32_2" style:display-name="Bad 2" style:family="table-cell" style:data-style-name="N0">
      <style:table-cell-properties fo:background-color="#FF99CC"/>
      <style:text-properties fo:color="#800080"/>
    </style:style>
    <style:style style:name="Bad_32_3" style:display-name="Bad 3" style:family="table-cell" style:data-style-name="N0">
      <style:table-cell-properties fo:background-color="#FF99CC"/>
      <style:text-properties fo:color="#800080"/>
    </style:style>
    <style:style style:name="Bad_32_4" style:display-name="Bad 4" style:family="table-cell" style:data-style-name="N0">
      <style:table-cell-properties fo:background-color="#FFC7CE"/>
      <style:text-properties fo:color="#9C0006"/>
    </style:style>
    <style:style style:name="Calculation_32_2" style:display-name="Calculation 2" style:family="table-cell" style:data-style-name="N0">
      <style:table-cell-properties fo:border="thin solid #808080" fo:background-color="#C0C0C0"/>
      <style:text-properties fo:color="#FF9900" fo:font-weight="bold" style:font-weight-asian="bold" style:font-weight-complex="bold"/>
    </style:style>
    <style:style style:name="Calculation_32_3" style:display-name="Calculation 3" style:family="table-cell" style:data-style-name="N0">
      <style:table-cell-properties fo:border="thin solid #808080" fo:background-color="#C0C0C0"/>
      <style:text-properties fo:color="#FF9900" fo:font-weight="bold" style:font-weight-asian="bold" style:font-weight-complex="bold"/>
    </style:style>
    <style:style style:name="Calculation_32_4" style:display-name="Calculation 4" style:family="table-cell" style:data-style-name="N0">
      <style:table-cell-properties fo:border="thin solid #808080" fo:background-color="#C0C0C0"/>
      <style:text-properties fo:color="#FF9900" fo:font-weight="bold" style:font-weight-asian="bold" style:font-weight-complex="bold"/>
    </style:style>
    <style:style style:name="cf1" style:family="table-cell" style:data-style-name="N0">
      <style:text-properties fo:color="#FF0000"/>
    </style:style>
    <style:style style:name="cf10" style:family="table-cell" style:data-style-name="N0">
      <style:table-cell-properties fo:background-color="#FF0000"/>
      <style:text-properties fo:color="#FFFFFF" fo:font-weight="bold" style:font-weight-asian="bold" style:font-weight-complex="bold"/>
    </style:style>
    <style:style style:name="cf100" style:family="table-cell" style:data-style-name="N0">
      <style:table-cell-properties fo:background-color="#FF0000"/>
      <style:text-properties fo:color="#FFFFFF" fo:font-weight="bold" style:font-weight-asian="bold" style:font-weight-complex="bold"/>
    </style:style>
    <style:style style:name="cf101" style:family="table-cell" style:data-style-name="N0">
      <style:text-properties fo:color="#FF0000"/>
    </style:style>
    <style:style style:name="cf102" style:family="table-cell" style:data-style-name="N0">
      <style:table-cell-properties fo:background-color="#FF0000"/>
      <style:text-properties fo:color="#FFFFFF" fo:font-weight="bold" style:font-weight-asian="bold" style:font-weight-complex="bold"/>
    </style:style>
    <style:style style:name="cf103" style:family="table-cell" style:data-style-name="N0">
      <style:text-properties fo:color="#FF0000"/>
    </style:style>
    <style:style style:name="cf104" style:family="table-cell" style:data-style-name="N0">
      <style:table-cell-properties fo:background-color="#FF0000"/>
      <style:text-properties fo:color="#FFFFFF" fo:font-weight="bold" style:font-weight-asian="bold" style:font-weight-complex="bold"/>
    </style:style>
    <style:style style:name="cf105" style:family="table-cell" style:data-style-name="N0">
      <style:text-properties fo:color="#FF0000"/>
    </style:style>
    <style:style style:name="cf106" style:family="table-cell" style:data-style-name="N0">
      <style:table-cell-properties fo:background-color="#FF0000"/>
      <style:text-properties fo:color="#FFFFFF" fo:font-weight="bold" style:font-weight-asian="bold" style:font-weight-complex="bold"/>
    </style:style>
    <style:style style:name="cf107" style:family="table-cell" style:data-style-name="N0">
      <style:text-properties fo:color="#FF0000"/>
    </style:style>
    <style:style style:name="cf108" style:family="table-cell" style:data-style-name="N0">
      <style:table-cell-properties fo:background-color="#FF0000"/>
      <style:text-properties fo:color="#FFFFFF" fo:font-weight="bold" style:font-weight-asian="bold" style:font-weight-complex="bold"/>
    </style:style>
    <style:style style:name="cf109" style:family="table-cell" style:data-style-name="N0">
      <style:text-properties fo:color="#FF0000"/>
    </style:style>
    <style:style style:name="cf11" style:family="table-cell" style:data-style-name="N0">
      <style:text-properties fo:color="#FF0000"/>
    </style:style>
    <style:style style:name="cf110" style:family="table-cell" style:data-style-name="N0">
      <style:table-cell-properties fo:background-color="#FF0000"/>
      <style:text-properties fo:color="#FFFFFF" fo:font-weight="bold" style:font-weight-asian="bold" style:font-weight-complex="bold"/>
    </style:style>
    <style:style style:name="cf111" style:family="table-cell" style:data-style-name="N0">
      <style:text-properties fo:color="#FF0000"/>
    </style:style>
    <style:style style:name="cf112" style:family="table-cell" style:data-style-name="N0">
      <style:table-cell-properties fo:background-color="#FF0000"/>
      <style:text-properties fo:color="#FFFFFF" fo:font-weight="bold" style:font-weight-asian="bold" style:font-weight-complex="bold"/>
    </style:style>
    <style:style style:name="cf113" style:family="table-cell" style:data-style-name="N0">
      <style:text-properties fo:color="#FF0000"/>
    </style:style>
    <style:style style:name="cf114" style:family="table-cell" style:data-style-name="N0">
      <style:table-cell-properties fo:background-color="#FF0000"/>
      <style:text-properties fo:color="#FFFFFF" fo:font-weight="bold" style:font-weight-asian="bold" style:font-weight-complex="bold"/>
    </style:style>
    <style:style style:name="cf115" style:family="table-cell" style:data-style-name="N0">
      <style:text-properties fo:color="#FF0000"/>
    </style:style>
    <style:style style:name="cf116" style:family="table-cell" style:data-style-name="N0">
      <style:table-cell-properties fo:background-color="#FF0000"/>
      <style:text-properties fo:color="#FFFFFF" fo:font-weight="bold" style:font-weight-asian="bold" style:font-weight-complex="bold"/>
    </style:style>
    <style:style style:name="cf117" style:family="table-cell" style:data-style-name="N0">
      <style:text-properties fo:color="#FF0000"/>
    </style:style>
    <style:style style:name="cf118" style:family="table-cell" style:data-style-name="N0">
      <style:table-cell-properties fo:background-color="#FF0000"/>
      <style:text-properties fo:color="#FFFFFF" fo:font-weight="bold" style:font-weight-asian="bold" style:font-weight-complex="bold"/>
    </style:style>
    <style:style style:name="cf119" style:family="table-cell" style:data-style-name="N0">
      <style:text-properties fo:color="#FF0000"/>
    </style:style>
    <style:style style:name="cf12" style:family="table-cell" style:data-style-name="N0">
      <style:table-cell-properties fo:background-color="#FF0000"/>
      <style:text-properties fo:color="#FFFFFF" fo:font-weight="bold" style:font-weight-asian="bold" style:font-weight-complex="bold"/>
    </style:style>
    <style:style style:name="cf120" style:family="table-cell" style:data-style-name="N0">
      <style:table-cell-properties fo:background-color="#FF0000"/>
      <style:text-properties fo:color="#FFFFFF" fo:font-weight="bold" style:font-weight-asian="bold" style:font-weight-complex="bold"/>
    </style:style>
    <style:style style:name="cf121" style:family="table-cell" style:data-style-name="N0">
      <style:text-properties fo:color="#FF0000"/>
    </style:style>
    <style:style style:name="cf122" style:family="table-cell" style:data-style-name="N0">
      <style:table-cell-properties fo:background-color="#FF0000"/>
      <style:text-properties fo:color="#FFFFFF" fo:font-weight="bold" style:font-weight-asian="bold" style:font-weight-complex="bold"/>
    </style:style>
    <style:style style:name="cf123" style:family="table-cell" style:data-style-name="N0">
      <style:text-properties fo:color="#FF0000"/>
    </style:style>
    <style:style style:name="cf124" style:family="table-cell" style:data-style-name="N0">
      <style:table-cell-properties fo:background-color="#FF0000"/>
      <style:text-properties fo:color="#FFFFFF" fo:font-weight="bold" style:font-weight-asian="bold" style:font-weight-complex="bold"/>
    </style:style>
    <style:style style:name="cf125" style:family="table-cell" style:data-style-name="N0">
      <style:text-properties fo:color="#FF0000"/>
    </style:style>
    <style:style style:name="cf126" style:family="table-cell" style:data-style-name="N0">
      <style:table-cell-properties fo:background-color="#FF0000"/>
      <style:text-properties fo:color="#FFFFFF" fo:font-weight="bold" style:font-weight-asian="bold" style:font-weight-complex="bold"/>
    </style:style>
    <style:style style:name="cf127" style:family="table-cell" style:data-style-name="N0">
      <style:text-properties fo:color="#FF0000"/>
    </style:style>
    <style:style style:name="cf128" style:family="table-cell" style:data-style-name="N0">
      <style:table-cell-properties fo:background-color="#FF0000"/>
      <style:text-properties fo:color="#FFFFFF" fo:font-weight="bold" style:font-weight-asian="bold" style:font-weight-complex="bold"/>
    </style:style>
    <style:style style:name="cf129" style:family="table-cell" style:data-style-name="N0">
      <style:table-cell-properties fo:background-color="#FF0000"/>
      <style:text-properties fo:color="#FFFFFF" fo:font-weight="bold" style:font-weight-asian="bold" style:font-weight-complex="bold"/>
    </style:style>
    <style:style style:name="cf13" style:family="table-cell" style:data-style-name="N0">
      <style:text-properties fo:color="#FF0000"/>
    </style:style>
    <style:style style:name="cf130" style:family="table-cell" style:data-style-name="N0">
      <style:table-cell-properties fo:background-color="#FF0000"/>
      <style:text-properties fo:color="#FFFFFF" fo:font-weight="bold" style:font-weight-asian="bold" style:font-weight-complex="bold"/>
    </style:style>
    <style:style style:name="cf131" style:family="table-cell" style:data-style-name="N0">
      <style:text-properties fo:color="#FF0000"/>
    </style:style>
    <style:style style:name="cf132" style:family="table-cell" style:data-style-name="N0">
      <style:table-cell-properties fo:background-color="#FF0000"/>
      <style:text-properties fo:color="#FFFFFF" fo:font-weight="bold" style:font-weight-asian="bold" style:font-weight-complex="bold"/>
    </style:style>
    <style:style style:name="cf133" style:family="table-cell" style:data-style-name="N0">
      <style:text-properties fo:color="#FF0000"/>
    </style:style>
    <style:style style:name="cf134" style:family="table-cell" style:data-style-name="N0">
      <style:table-cell-properties fo:background-color="#FF0000"/>
      <style:text-properties fo:color="#FFFFFF" fo:font-weight="bold" style:font-weight-asian="bold" style:font-weight-complex="bold"/>
    </style:style>
    <style:style style:name="cf135" style:family="table-cell" style:data-style-name="N0">
      <style:text-properties fo:color="#FF0000"/>
    </style:style>
    <style:style style:name="cf136" style:family="table-cell" style:data-style-name="N0">
      <style:table-cell-properties fo:background-color="#FF0000"/>
      <style:text-properties fo:color="#FFFFFF" fo:font-weight="bold" style:font-weight-asian="bold" style:font-weight-complex="bold"/>
    </style:style>
    <style:style style:name="cf137" style:family="table-cell" style:data-style-name="N0">
      <style:text-properties fo:color="#FF0000"/>
    </style:style>
    <style:style style:name="cf138" style:family="table-cell" style:data-style-name="N0">
      <style:table-cell-properties fo:background-color="#FF0000"/>
      <style:text-properties fo:color="#FFFFFF" fo:font-weight="bold" style:font-weight-asian="bold" style:font-weight-complex="bold"/>
    </style:style>
    <style:style style:name="cf139" style:family="table-cell" style:data-style-name="N0">
      <style:text-properties fo:color="#FF0000"/>
    </style:style>
    <style:style style:name="cf14" style:family="table-cell" style:data-style-name="N0">
      <style:table-cell-properties fo:background-color="#FF0000"/>
      <style:text-properties fo:color="#FFFFFF" fo:font-weight="bold" style:font-weight-asian="bold" style:font-weight-complex="bold"/>
    </style:style>
    <style:style style:name="cf140" style:family="table-cell" style:data-style-name="N0">
      <style:table-cell-properties fo:background-color="#FF0000"/>
      <style:text-properties fo:color="#FFFFFF" fo:font-weight="bold" style:font-weight-asian="bold" style:font-weight-complex="bold"/>
    </style:style>
    <style:style style:name="cf141" style:family="table-cell" style:data-style-name="N0">
      <style:text-properties fo:color="#FF0000"/>
    </style:style>
    <style:style style:name="cf142" style:family="table-cell" style:data-style-name="N0">
      <style:table-cell-properties fo:background-color="#FF0000"/>
      <style:text-properties fo:color="#FFFFFF" fo:font-weight="bold" style:font-weight-asian="bold" style:font-weight-complex="bold"/>
    </style:style>
    <style:style style:name="cf143" style:family="table-cell" style:data-style-name="N0">
      <style:text-properties fo:color="#FF0000"/>
    </style:style>
    <style:style style:name="cf144" style:family="table-cell" style:data-style-name="N0">
      <style:table-cell-properties fo:background-color="#FF0000"/>
      <style:text-properties fo:color="#FFFFFF" fo:font-weight="bold" style:font-weight-asian="bold" style:font-weight-complex="bold"/>
    </style:style>
    <style:style style:name="cf145" style:family="table-cell" style:data-style-name="N0">
      <style:text-properties fo:color="#FF0000"/>
    </style:style>
    <style:style style:name="cf146" style:family="table-cell" style:data-style-name="N0">
      <style:table-cell-properties fo:background-color="#FF0000"/>
      <style:text-properties fo:color="#FFFFFF" fo:font-weight="bold" style:font-weight-asian="bold" style:font-weight-complex="bold"/>
    </style:style>
    <style:style style:name="cf147" style:family="table-cell" style:data-style-name="N0">
      <style:text-properties fo:color="#FF0000"/>
    </style:style>
    <style:style style:name="cf148" style:family="table-cell" style:data-style-name="N0">
      <style:table-cell-properties fo:background-color="#FF0000"/>
      <style:text-properties fo:color="#FFFFFF" fo:font-weight="bold" style:font-weight-asian="bold" style:font-weight-complex="bold"/>
    </style:style>
    <style:style style:name="cf149" style:family="table-cell" style:data-style-name="N0">
      <style:text-properties fo:color="#FF0000"/>
    </style:style>
    <style:style style:name="cf15" style:family="table-cell" style:data-style-name="N0">
      <style:text-properties fo:color="#FF0000"/>
    </style:style>
    <style:style style:name="cf150" style:family="table-cell" style:data-style-name="N0">
      <style:table-cell-properties fo:background-color="#FF0000"/>
      <style:text-properties fo:color="#FFFFFF" fo:font-weight="bold" style:font-weight-asian="bold" style:font-weight-complex="bold"/>
    </style:style>
    <style:style style:name="cf151" style:family="table-cell" style:data-style-name="N0">
      <style:text-properties fo:color="#FF0000"/>
    </style:style>
    <style:style style:name="cf152" style:family="table-cell" style:data-style-name="N0">
      <style:table-cell-properties fo:background-color="#FF0000"/>
      <style:text-properties fo:color="#FFFFFF" fo:font-weight="bold" style:font-weight-asian="bold" style:font-weight-complex="bold"/>
    </style:style>
    <style:style style:name="cf153" style:family="table-cell" style:data-style-name="N0">
      <style:table-cell-properties fo:background-color="#FF0000"/>
      <style:text-properties fo:color="#FFFFFF" fo:font-weight="bold" style:font-weight-asian="bold" style:font-weight-complex="bold"/>
    </style:style>
    <style:style style:name="cf154" style:family="table-cell" style:data-style-name="N0">
      <style:table-cell-properties fo:background-color="#FF0000"/>
      <style:text-properties fo:color="#FFFFFF" fo:font-weight="bold" style:font-weight-asian="bold" style:font-weight-complex="bold"/>
    </style:style>
    <style:style style:name="cf155" style:family="table-cell" style:data-style-name="N0">
      <style:table-cell-properties fo:background-color="#FF0000"/>
      <style:text-properties fo:color="#FFFFFF" fo:font-weight="bold" style:font-weight-asian="bold" style:font-weight-complex="bold"/>
    </style:style>
    <style:style style:name="cf156" style:family="table-cell" style:data-style-name="N0">
      <style:table-cell-properties fo:background-color="#FF0000"/>
      <style:text-properties fo:color="#FFFFFF" fo:font-weight="bold" style:font-weight-asian="bold" style:font-weight-complex="bold"/>
    </style:style>
    <style:style style:name="cf157" style:family="table-cell" style:data-style-name="N0">
      <style:table-cell-properties fo:background-color="#FF0000"/>
      <style:text-properties fo:color="#FFFFFF" fo:font-weight="bold" style:font-weight-asian="bold" style:font-weight-complex="bold"/>
    </style:style>
    <style:style style:name="cf158" style:family="table-cell" style:data-style-name="N0">
      <style:table-cell-properties fo:background-color="#FF0000"/>
      <style:text-properties fo:color="#FFFFFF" fo:font-weight="bold" style:font-weight-asian="bold" style:font-weight-complex="bold"/>
    </style:style>
    <style:style style:name="cf159" style:family="table-cell" style:data-style-name="N0">
      <style:table-cell-properties fo:background-color="#FF0000"/>
      <style:text-properties fo:color="#FFFFFF" fo:font-weight="bold" style:font-weight-asian="bold" style:font-weight-complex="bold"/>
    </style:style>
    <style:style style:name="cf16" style:family="table-cell" style:data-style-name="N0">
      <style:table-cell-properties fo:background-color="#FF0000"/>
      <style:text-properties fo:color="#FFFFFF" fo:font-weight="bold" style:font-weight-asian="bold" style:font-weight-complex="bold"/>
    </style:style>
    <style:style style:name="cf160" style:family="table-cell" style:data-style-name="N0">
      <style:table-cell-properties fo:background-color="#FF0000"/>
      <style:text-properties fo:color="#FFFFFF" fo:font-weight="bold" style:font-weight-asian="bold" style:font-weight-complex="bold"/>
    </style:style>
    <style:style style:name="cf161" style:family="table-cell" style:data-style-name="N0">
      <style:table-cell-properties fo:background-color="#FF0000"/>
      <style:text-properties fo:color="#FFFFFF" fo:font-weight="bold" style:font-weight-asian="bold" style:font-weight-complex="bold"/>
    </style:style>
    <style:style style:name="cf162" style:family="table-cell" style:data-style-name="N0">
      <style:table-cell-properties fo:background-color="#FF0000"/>
      <style:text-properties fo:color="#FFFFFF" fo:font-weight="bold" style:font-weight-asian="bold" style:font-weight-complex="bold"/>
    </style:style>
    <style:style style:name="cf163" style:family="table-cell" style:data-style-name="N0">
      <style:table-cell-properties fo:background-color="#FF0000"/>
      <style:text-properties fo:color="#FFFFFF" fo:font-weight="bold" style:font-weight-asian="bold" style:font-weight-complex="bold"/>
    </style:style>
    <style:style style:name="cf164" style:family="table-cell" style:data-style-name="N0">
      <style:table-cell-properties fo:background-color="#FF0000"/>
      <style:text-properties fo:color="#FFFFFF" fo:font-weight="bold" style:font-weight-asian="bold" style:font-weight-complex="bold"/>
    </style:style>
    <style:style style:name="cf165" style:family="table-cell" style:data-style-name="N0">
      <style:table-cell-properties fo:background-color="#FF0000"/>
      <style:text-properties fo:color="#FFFFFF" fo:font-weight="bold" style:font-weight-asian="bold" style:font-weight-complex="bold"/>
    </style:style>
    <style:style style:name="cf166" style:family="table-cell" style:data-style-name="N0">
      <style:table-cell-properties fo:background-color="#FF0000"/>
      <style:text-properties fo:color="#FFFFFF" fo:font-weight="bold" style:font-weight-asian="bold" style:font-weight-complex="bold"/>
    </style:style>
    <style:style style:name="cf167" style:family="table-cell" style:data-style-name="N0">
      <style:table-cell-properties fo:background-color="#FF0000"/>
      <style:text-properties fo:color="#FFFFFF" fo:font-weight="bold" style:font-weight-asian="bold" style:font-weight-complex="bold"/>
    </style:style>
    <style:style style:name="cf168" style:family="table-cell" style:data-style-name="N0">
      <style:table-cell-properties fo:background-color="#FF0000"/>
      <style:text-properties fo:color="#FFFFFF" fo:font-weight="bold" style:font-weight-asian="bold" style:font-weight-complex="bold"/>
    </style:style>
    <style:style style:name="cf169" style:family="table-cell" style:data-style-name="N0">
      <style:table-cell-properties fo:background-color="#FF0000"/>
      <style:text-properties fo:color="#FFFFFF" fo:font-weight="bold" style:font-weight-asian="bold" style:font-weight-complex="bold"/>
    </style:style>
    <style:style style:name="cf17" style:family="table-cell" style:data-style-name="N0">
      <style:text-properties fo:color="#FF0000"/>
    </style:style>
    <style:style style:name="cf170" style:family="table-cell" style:data-style-name="N0">
      <style:table-cell-properties fo:background-color="#FF0000"/>
      <style:text-properties fo:color="#FFFFFF" fo:font-weight="bold" style:font-weight-asian="bold" style:font-weight-complex="bold"/>
    </style:style>
    <style:style style:name="cf171" style:family="table-cell" style:data-style-name="N0">
      <style:table-cell-properties fo:background-color="#FF0000"/>
      <style:text-properties fo:color="#FFFFFF" fo:font-weight="bold" style:font-weight-asian="bold" style:font-weight-complex="bold"/>
    </style:style>
    <style:style style:name="cf172" style:family="table-cell" style:data-style-name="N0">
      <style:table-cell-properties fo:background-color="#FF0000"/>
      <style:text-properties fo:color="#FFFFFF" fo:font-weight="bold" style:font-weight-asian="bold" style:font-weight-complex="bold"/>
    </style:style>
    <style:style style:name="cf173" style:family="table-cell" style:data-style-name="N0">
      <style:table-cell-properties fo:background-color="#FF0000"/>
      <style:text-properties fo:color="#FFFFFF" fo:font-weight="bold" style:font-weight-asian="bold" style:font-weight-complex="bold"/>
    </style:style>
    <style:style style:name="cf174" style:family="table-cell" style:data-style-name="N0">
      <style:table-cell-properties fo:background-color="#FF0000"/>
      <style:text-properties fo:color="#FFFFFF" fo:font-weight="bold" style:font-weight-asian="bold" style:font-weight-complex="bold"/>
    </style:style>
    <style:style style:name="cf175" style:family="table-cell" style:data-style-name="N0">
      <style:table-cell-properties fo:background-color="#FF0000"/>
      <style:text-properties fo:color="#FFFFFF" fo:font-weight="bold" style:font-weight-asian="bold" style:font-weight-complex="bold"/>
    </style:style>
    <style:style style:name="cf176" style:family="table-cell" style:data-style-name="N0">
      <style:table-cell-properties fo:background-color="#FF0000"/>
      <style:text-properties fo:color="#FFFFFF" fo:font-weight="bold" style:font-weight-asian="bold" style:font-weight-complex="bold"/>
    </style:style>
    <style:style style:name="cf177" style:family="table-cell" style:data-style-name="N0">
      <style:table-cell-properties fo:background-color="#FF0000"/>
      <style:text-properties fo:color="#FFFFFF" fo:font-weight="bold" style:font-weight-asian="bold" style:font-weight-complex="bold"/>
    </style:style>
    <style:style style:name="cf178" style:family="table-cell" style:data-style-name="N0">
      <style:table-cell-properties fo:background-color="#FF0000"/>
      <style:text-properties fo:color="#FFFFFF" fo:font-weight="bold" style:font-weight-asian="bold" style:font-weight-complex="bold"/>
    </style:style>
    <style:style style:name="cf179" style:family="table-cell" style:data-style-name="N0">
      <style:table-cell-properties fo:background-color="#FF0000"/>
      <style:text-properties fo:color="#FFFFFF" fo:font-weight="bold" style:font-weight-asian="bold" style:font-weight-complex="bold"/>
    </style:style>
    <style:style style:name="cf18" style:family="table-cell" style:data-style-name="N0">
      <style:table-cell-properties fo:background-color="#FF0000"/>
      <style:text-properties fo:color="#FFFFFF" fo:font-weight="bold" style:font-weight-asian="bold" style:font-weight-complex="bold"/>
    </style:style>
    <style:style style:name="cf180" style:family="table-cell" style:data-style-name="N0">
      <style:table-cell-properties fo:background-color="#FF0000"/>
      <style:text-properties fo:color="#FFFFFF" fo:font-weight="bold" style:font-weight-asian="bold" style:font-weight-complex="bold"/>
    </style:style>
    <style:style style:name="cf181" style:family="table-cell" style:data-style-name="N0">
      <style:table-cell-properties fo:background-color="#FF0000"/>
      <style:text-properties fo:color="#FFFFFF" fo:font-weight="bold" style:font-weight-asian="bold" style:font-weight-complex="bold"/>
    </style:style>
    <style:style style:name="cf182" style:family="table-cell" style:data-style-name="N0">
      <style:table-cell-properties fo:background-color="#FF0000"/>
      <style:text-properties fo:color="#FFFFFF" fo:font-weight="bold" style:font-weight-asian="bold" style:font-weight-complex="bold"/>
    </style:style>
    <style:style style:name="cf183" style:family="table-cell" style:data-style-name="N0">
      <style:table-cell-properties fo:background-color="#FF0000"/>
      <style:text-properties fo:color="#FFFFFF" fo:font-weight="bold" style:font-weight-asian="bold" style:font-weight-complex="bold"/>
    </style:style>
    <style:style style:name="cf184" style:family="table-cell" style:data-style-name="N0">
      <style:table-cell-properties fo:background-color="#FF0000"/>
      <style:text-properties fo:color="#FFFFFF" fo:font-weight="bold" style:font-weight-asian="bold" style:font-weight-complex="bold"/>
    </style:style>
    <style:style style:name="cf185" style:family="table-cell" style:data-style-name="N0">
      <style:table-cell-properties fo:background-color="#FF0000"/>
      <style:text-properties fo:color="#FFFFFF" fo:font-weight="bold" style:font-weight-asian="bold" style:font-weight-complex="bold"/>
    </style:style>
    <style:style style:name="cf186" style:family="table-cell" style:data-style-name="N0">
      <style:table-cell-properties fo:background-color="#FF0000"/>
      <style:text-properties fo:color="#FFFFFF" fo:font-weight="bold" style:font-weight-asian="bold" style:font-weight-complex="bold"/>
    </style:style>
    <style:style style:name="cf187" style:family="table-cell" style:data-style-name="N0">
      <style:table-cell-properties fo:background-color="#FF0000"/>
      <style:text-properties fo:color="#FFFFFF" fo:font-weight="bold" style:font-weight-asian="bold" style:font-weight-complex="bold"/>
    </style:style>
    <style:style style:name="cf188" style:family="table-cell" style:data-style-name="N0">
      <style:table-cell-properties fo:background-color="#FF0000"/>
      <style:text-properties fo:color="#FFFFFF" fo:font-weight="bold" style:font-weight-asian="bold" style:font-weight-complex="bold"/>
    </style:style>
    <style:style style:name="cf189" style:family="table-cell" style:data-style-name="N0">
      <style:table-cell-properties fo:background-color="#FF0000"/>
      <style:text-properties fo:color="#FFFFFF" fo:font-weight="bold" style:font-weight-asian="bold" style:font-weight-complex="bold"/>
    </style:style>
    <style:style style:name="cf19" style:family="table-cell" style:data-style-name="N0">
      <style:text-properties fo:color="#FF0000"/>
    </style:style>
    <style:style style:name="cf190" style:family="table-cell" style:data-style-name="N0">
      <style:table-cell-properties fo:background-color="#FF0000"/>
      <style:text-properties fo:color="#FFFFFF" fo:font-weight="bold" style:font-weight-asian="bold" style:font-weight-complex="bold"/>
    </style:style>
    <style:style style:name="cf191" style:family="table-cell" style:data-style-name="N0">
      <style:table-cell-properties fo:background-color="#FF0000"/>
      <style:text-properties fo:color="#FFFFFF" fo:font-weight="bold" style:font-weight-asian="bold" style:font-weight-complex="bold"/>
    </style:style>
    <style:style style:name="cf192" style:family="table-cell" style:data-style-name="N0">
      <style:table-cell-properties fo:background-color="#FF0000"/>
      <style:text-properties fo:color="#FFFFFF" fo:font-weight="bold" style:font-weight-asian="bold" style:font-weight-complex="bold"/>
    </style:style>
    <style:style style:name="cf193" style:family="table-cell" style:data-style-name="N0">
      <style:table-cell-properties fo:background-color="#FF0000"/>
      <style:text-properties fo:color="#FFFFFF" fo:font-weight="bold" style:font-weight-asian="bold" style:font-weight-complex="bold"/>
    </style:style>
    <style:style style:name="cf194" style:family="table-cell" style:data-style-name="N0">
      <style:table-cell-properties fo:background-color="#FF0000"/>
      <style:text-properties fo:color="#FFFFFF" fo:font-weight="bold" style:font-weight-asian="bold" style:font-weight-complex="bold"/>
    </style:style>
    <style:style style:name="cf195" style:family="table-cell" style:data-style-name="N0">
      <style:table-cell-properties fo:background-color="#FF0000"/>
      <style:text-properties fo:color="#FFFFFF" fo:font-weight="bold" style:font-weight-asian="bold" style:font-weight-complex="bold"/>
    </style:style>
    <style:style style:name="cf196" style:family="table-cell" style:data-style-name="N0">
      <style:table-cell-properties fo:background-color="#FF0000"/>
      <style:text-properties fo:color="#FFFFFF" fo:font-weight="bold" style:font-weight-asian="bold" style:font-weight-complex="bold"/>
    </style:style>
    <style:style style:name="cf197" style:family="table-cell" style:data-style-name="N0">
      <style:table-cell-properties fo:background-color="#FF0000"/>
      <style:text-properties fo:color="#FFFFFF" fo:font-weight="bold" style:font-weight-asian="bold" style:font-weight-complex="bold"/>
    </style:style>
    <style:style style:name="cf198" style:family="table-cell" style:data-style-name="N0">
      <style:table-cell-properties fo:background-color="#FF0000"/>
      <style:text-properties fo:color="#FFFFFF" fo:font-weight="bold" style:font-weight-asian="bold" style:font-weight-complex="bold"/>
    </style:style>
    <style:style style:name="cf199" style:family="table-cell" style:data-style-name="N0">
      <style:table-cell-properties fo:background-color="#FF0000"/>
      <style:text-properties fo:color="#FFFFFF" fo:font-weight="bold" style:font-weight-asian="bold" style:font-weight-complex="bold"/>
    </style:style>
    <style:style style:name="cf2" style:family="table-cell" style:data-style-name="N0">
      <style:table-cell-properties fo:background-color="#FF0000"/>
      <style:text-properties fo:color="#FFFFFF" fo:font-weight="bold" style:font-weight-asian="bold" style:font-weight-complex="bold"/>
    </style:style>
    <style:style style:name="cf20" style:family="table-cell" style:data-style-name="N0">
      <style:table-cell-properties fo:background-color="#FF0000"/>
      <style:text-properties fo:color="#FFFFFF" fo:font-weight="bold" style:font-weight-asian="bold" style:font-weight-complex="bold"/>
    </style:style>
    <style:style style:name="cf200" style:family="table-cell" style:data-style-name="N0">
      <style:table-cell-properties fo:background-color="#FF0000"/>
      <style:text-properties fo:color="#FFFFFF" fo:font-weight="bold" style:font-weight-asian="bold" style:font-weight-complex="bold"/>
    </style:style>
    <style:style style:name="cf201" style:family="table-cell" style:data-style-name="N0">
      <style:table-cell-properties fo:background-color="#FF0000"/>
      <style:text-properties fo:color="#FFFFFF" fo:font-weight="bold" style:font-weight-asian="bold" style:font-weight-complex="bold"/>
    </style:style>
    <style:style style:name="cf202" style:family="table-cell" style:data-style-name="N0">
      <style:table-cell-properties fo:background-color="#FF0000"/>
      <style:text-properties fo:color="#FFFFFF" fo:font-weight="bold" style:font-weight-asian="bold" style:font-weight-complex="bold"/>
    </style:style>
    <style:style style:name="cf21" style:family="table-cell" style:data-style-name="N0">
      <style:text-properties fo:color="#FF0000"/>
    </style:style>
    <style:style style:name="cf22" style:family="table-cell" style:data-style-name="N0">
      <style:table-cell-properties fo:background-color="#FF0000"/>
      <style:text-properties fo:color="#FFFFFF" fo:font-weight="bold" style:font-weight-asian="bold" style:font-weight-complex="bold"/>
    </style:style>
    <style:style style:name="cf23" style:family="table-cell" style:data-style-name="N0">
      <style:text-properties fo:color="#FF0000"/>
    </style:style>
    <style:style style:name="cf24" style:family="table-cell" style:data-style-name="N0">
      <style:table-cell-properties fo:background-color="#FF0000"/>
      <style:text-properties fo:color="#FFFFFF" fo:font-weight="bold" style:font-weight-asian="bold" style:font-weight-complex="bold"/>
    </style:style>
    <style:style style:name="cf25" style:family="table-cell" style:data-style-name="N0">
      <style:text-properties fo:color="#FF0000"/>
    </style:style>
    <style:style style:name="cf26" style:family="table-cell" style:data-style-name="N0">
      <style:table-cell-properties fo:background-color="#FF0000"/>
      <style:text-properties fo:color="#FFFFFF" fo:font-weight="bold" style:font-weight-asian="bold" style:font-weight-complex="bold"/>
    </style:style>
    <style:style style:name="cf27" style:family="table-cell" style:data-style-name="N0">
      <style:text-properties fo:color="#FF0000"/>
    </style:style>
    <style:style style:name="cf28" style:family="table-cell" style:data-style-name="N0">
      <style:table-cell-properties fo:background-color="#FF0000"/>
      <style:text-properties fo:color="#FFFFFF" fo:font-weight="bold" style:font-weight-asian="bold" style:font-weight-complex="bold"/>
    </style:style>
    <style:style style:name="cf29" style:family="table-cell" style:data-style-name="N0">
      <style:text-properties fo:color="#FF0000"/>
    </style:style>
    <style:style style:name="cf3" style:family="table-cell" style:data-style-name="N0">
      <style:text-properties fo:color="#FF0000"/>
    </style:style>
    <style:style style:name="cf30" style:family="table-cell" style:data-style-name="N0">
      <style:table-cell-properties fo:background-color="#FF0000"/>
      <style:text-properties fo:color="#FFFFFF" fo:font-weight="bold" style:font-weight-asian="bold" style:font-weight-complex="bold"/>
    </style:style>
    <style:style style:name="cf31" style:family="table-cell" style:data-style-name="N0">
      <style:text-properties fo:color="#FF0000"/>
    </style:style>
    <style:style style:name="cf32" style:family="table-cell" style:data-style-name="N0">
      <style:table-cell-properties fo:background-color="#FF0000"/>
      <style:text-properties fo:color="#FFFFFF" fo:font-weight="bold" style:font-weight-asian="bold" style:font-weight-complex="bold"/>
    </style:style>
    <style:style style:name="cf33" style:family="table-cell" style:data-style-name="N0">
      <style:text-properties fo:color="#FF0000"/>
    </style:style>
    <style:style style:name="cf34" style:family="table-cell" style:data-style-name="N0">
      <style:table-cell-properties fo:background-color="#FF0000"/>
      <style:text-properties fo:color="#FFFFFF" fo:font-weight="bold" style:font-weight-asian="bold" style:font-weight-complex="bold"/>
    </style:style>
    <style:style style:name="cf35" style:family="table-cell" style:data-style-name="N0">
      <style:text-properties fo:color="#FF0000"/>
    </style:style>
    <style:style style:name="cf36" style:family="table-cell" style:data-style-name="N0">
      <style:table-cell-properties fo:background-color="#FF0000"/>
      <style:text-properties fo:color="#FFFFFF" fo:font-weight="bold" style:font-weight-asian="bold" style:font-weight-complex="bold"/>
    </style:style>
    <style:style style:name="cf37" style:family="table-cell" style:data-style-name="N0">
      <style:text-properties fo:color="#FF0000"/>
    </style:style>
    <style:style style:name="cf38" style:family="table-cell" style:data-style-name="N0">
      <style:table-cell-properties fo:background-color="#FF0000"/>
      <style:text-properties fo:color="#FFFFFF" fo:font-weight="bold" style:font-weight-asian="bold" style:font-weight-complex="bold"/>
    </style:style>
    <style:style style:name="cf39" style:family="table-cell" style:data-style-name="N0">
      <style:text-properties fo:color="#FF0000"/>
    </style:style>
    <style:style style:name="cf4" style:family="table-cell" style:data-style-name="N0">
      <style:table-cell-properties fo:background-color="#FF0000"/>
      <style:text-properties fo:color="#FFFFFF" fo:font-weight="bold" style:font-weight-asian="bold" style:font-weight-complex="bold"/>
    </style:style>
    <style:style style:name="cf40" style:family="table-cell" style:data-style-name="N0">
      <style:table-cell-properties fo:background-color="#FF0000"/>
      <style:text-properties fo:color="#FFFFFF" fo:font-weight="bold" style:font-weight-asian="bold" style:font-weight-complex="bold"/>
    </style:style>
    <style:style style:name="cf41" style:family="table-cell" style:data-style-name="N0">
      <style:text-properties fo:color="#FF0000"/>
    </style:style>
    <style:style style:name="cf42" style:family="table-cell" style:data-style-name="N0">
      <style:table-cell-properties fo:background-color="#FF0000"/>
      <style:text-properties fo:color="#FFFFFF" fo:font-weight="bold" style:font-weight-asian="bold" style:font-weight-complex="bold"/>
    </style:style>
    <style:style style:name="cf43" style:family="table-cell" style:data-style-name="N0">
      <style:text-properties fo:color="#FF0000"/>
    </style:style>
    <style:style style:name="cf44" style:family="table-cell" style:data-style-name="N0">
      <style:table-cell-properties fo:background-color="#FF0000"/>
      <style:text-properties fo:color="#FFFFFF" fo:font-weight="bold" style:font-weight-asian="bold" style:font-weight-complex="bold"/>
    </style:style>
    <style:style style:name="cf45" style:family="table-cell" style:data-style-name="N0">
      <style:text-properties fo:color="#FF0000"/>
    </style:style>
    <style:style style:name="cf46" style:family="table-cell" style:data-style-name="N0">
      <style:table-cell-properties fo:background-color="#FF0000"/>
      <style:text-properties fo:color="#FFFFFF" fo:font-weight="bold" style:font-weight-asian="bold" style:font-weight-complex="bold"/>
    </style:style>
    <style:style style:name="cf47" style:family="table-cell" style:data-style-name="N0">
      <style:text-properties fo:color="#FF0000"/>
    </style:style>
    <style:style style:name="cf48" style:family="table-cell" style:data-style-name="N0">
      <style:table-cell-properties fo:background-color="#FF0000"/>
      <style:text-properties fo:color="#FFFFFF" fo:font-weight="bold" style:font-weight-asian="bold" style:font-weight-complex="bold"/>
    </style:style>
    <style:style style:name="cf49" style:family="table-cell" style:data-style-name="N0">
      <style:text-properties fo:color="#FF0000"/>
    </style:style>
    <style:style style:name="cf5" style:family="table-cell" style:data-style-name="N0">
      <style:text-properties fo:color="#FF0000"/>
    </style:style>
    <style:style style:name="cf50" style:family="table-cell" style:data-style-name="N0">
      <style:table-cell-properties fo:background-color="#FF0000"/>
      <style:text-properties fo:color="#FFFFFF" fo:font-weight="bold" style:font-weight-asian="bold" style:font-weight-complex="bold"/>
    </style:style>
    <style:style style:name="cf51" style:family="table-cell" style:data-style-name="N0">
      <style:text-properties fo:color="#FF0000"/>
    </style:style>
    <style:style style:name="cf52" style:family="table-cell" style:data-style-name="N0">
      <style:table-cell-properties fo:background-color="#FF0000"/>
      <style:text-properties fo:color="#FFFFFF" fo:font-weight="bold" style:font-weight-asian="bold" style:font-weight-complex="bold"/>
    </style:style>
    <style:style style:name="cf53" style:family="table-cell" style:data-style-name="N0">
      <style:text-properties fo:color="#FF0000"/>
    </style:style>
    <style:style style:name="cf54" style:family="table-cell" style:data-style-name="N0">
      <style:table-cell-properties fo:background-color="#FF0000"/>
      <style:text-properties fo:color="#FFFFFF" fo:font-weight="bold" style:font-weight-asian="bold" style:font-weight-complex="bold"/>
    </style:style>
    <style:style style:name="cf55" style:family="table-cell" style:data-style-name="N0">
      <style:text-properties fo:color="#FF0000"/>
    </style:style>
    <style:style style:name="cf56" style:family="table-cell" style:data-style-name="N0">
      <style:table-cell-properties fo:background-color="#FF0000"/>
      <style:text-properties fo:color="#FFFFFF" fo:font-weight="bold" style:font-weight-asian="bold" style:font-weight-complex="bold"/>
    </style:style>
    <style:style style:name="cf57" style:family="table-cell" style:data-style-name="N0">
      <style:text-properties fo:color="#FF0000"/>
    </style:style>
    <style:style style:name="cf58" style:family="table-cell" style:data-style-name="N0">
      <style:table-cell-properties fo:background-color="#FF0000"/>
      <style:text-properties fo:color="#FFFFFF" fo:font-weight="bold" style:font-weight-asian="bold" style:font-weight-complex="bold"/>
    </style:style>
    <style:style style:name="cf59" style:family="table-cell" style:data-style-name="N0">
      <style:text-properties fo:color="#FF0000"/>
    </style:style>
    <style:style style:name="cf6" style:family="table-cell" style:data-style-name="N0">
      <style:table-cell-properties fo:background-color="#FF0000"/>
      <style:text-properties fo:color="#FFFFFF" fo:font-weight="bold" style:font-weight-asian="bold" style:font-weight-complex="bold"/>
    </style:style>
    <style:style style:name="cf60" style:family="table-cell" style:data-style-name="N0">
      <style:table-cell-properties fo:background-color="#FF0000"/>
      <style:text-properties fo:color="#FFFFFF" fo:font-weight="bold" style:font-weight-asian="bold" style:font-weight-complex="bold"/>
    </style:style>
    <style:style style:name="cf61" style:family="table-cell" style:data-style-name="N0">
      <style:text-properties fo:color="#FF0000"/>
    </style:style>
    <style:style style:name="cf62" style:family="table-cell" style:data-style-name="N0">
      <style:table-cell-properties fo:background-color="#FF0000"/>
      <style:text-properties fo:color="#FFFFFF" fo:font-weight="bold" style:font-weight-asian="bold" style:font-weight-complex="bold"/>
    </style:style>
    <style:style style:name="cf63" style:family="table-cell" style:data-style-name="N0">
      <style:text-properties fo:color="#FF0000"/>
    </style:style>
    <style:style style:name="cf64" style:family="table-cell" style:data-style-name="N0">
      <style:table-cell-properties fo:background-color="#FF0000"/>
      <style:text-properties fo:color="#FFFFFF" fo:font-weight="bold" style:font-weight-asian="bold" style:font-weight-complex="bold"/>
    </style:style>
    <style:style style:name="cf65" style:family="table-cell" style:data-style-name="N0">
      <style:text-properties fo:color="#FF0000"/>
    </style:style>
    <style:style style:name="cf66" style:family="table-cell" style:data-style-name="N0">
      <style:table-cell-properties fo:background-color="#FF0000"/>
      <style:text-properties fo:color="#FFFFFF" fo:font-weight="bold" style:font-weight-asian="bold" style:font-weight-complex="bold"/>
    </style:style>
    <style:style style:name="cf67" style:family="table-cell" style:data-style-name="N0">
      <style:text-properties fo:color="#FF0000"/>
    </style:style>
    <style:style style:name="cf68" style:family="table-cell" style:data-style-name="N0">
      <style:table-cell-properties fo:background-color="#FF0000"/>
      <style:text-properties fo:color="#FFFFFF" fo:font-weight="bold" style:font-weight-asian="bold" style:font-weight-complex="bold"/>
    </style:style>
    <style:style style:name="cf69" style:family="table-cell" style:data-style-name="N0">
      <style:text-properties fo:color="#FF0000"/>
    </style:style>
    <style:style style:name="cf7" style:family="table-cell" style:data-style-name="N0">
      <style:text-properties fo:color="#FF0000"/>
    </style:style>
    <style:style style:name="cf70" style:family="table-cell" style:data-style-name="N0">
      <style:table-cell-properties fo:background-color="#FF0000"/>
      <style:text-properties fo:color="#FFFFFF" fo:font-weight="bold" style:font-weight-asian="bold" style:font-weight-complex="bold"/>
    </style:style>
    <style:style style:name="cf71" style:family="table-cell" style:data-style-name="N0">
      <style:text-properties fo:color="#FF0000"/>
    </style:style>
    <style:style style:name="cf72" style:family="table-cell" style:data-style-name="N0">
      <style:table-cell-properties fo:background-color="#FF0000"/>
      <style:text-properties fo:color="#FFFFFF" fo:font-weight="bold" style:font-weight-asian="bold" style:font-weight-complex="bold"/>
    </style:style>
    <style:style style:name="cf73" style:family="table-cell" style:data-style-name="N0">
      <style:text-properties fo:color="#FF0000"/>
    </style:style>
    <style:style style:name="cf74" style:family="table-cell" style:data-style-name="N0">
      <style:table-cell-properties fo:background-color="#FF0000"/>
      <style:text-properties fo:color="#FFFFFF" fo:font-weight="bold" style:font-weight-asian="bold" style:font-weight-complex="bold"/>
    </style:style>
    <style:style style:name="cf75" style:family="table-cell" style:data-style-name="N0">
      <style:text-properties fo:color="#FF0000"/>
    </style:style>
    <style:style style:name="cf76" style:family="table-cell" style:data-style-name="N0">
      <style:table-cell-properties fo:background-color="#FF0000"/>
      <style:text-properties fo:color="#FFFFFF" fo:font-weight="bold" style:font-weight-asian="bold" style:font-weight-complex="bold"/>
    </style:style>
    <style:style style:name="cf77" style:family="table-cell" style:data-style-name="N0">
      <style:text-properties fo:color="#FF0000"/>
    </style:style>
    <style:style style:name="cf78" style:family="table-cell" style:data-style-name="N0">
      <style:table-cell-properties fo:background-color="#FF0000"/>
      <style:text-properties fo:color="#FFFFFF" fo:font-weight="bold" style:font-weight-asian="bold" style:font-weight-complex="bold"/>
    </style:style>
    <style:style style:name="cf79" style:family="table-cell" style:data-style-name="N0">
      <style:text-properties fo:color="#FF0000"/>
    </style:style>
    <style:style style:name="cf8" style:family="table-cell" style:data-style-name="N0">
      <style:table-cell-properties fo:background-color="#FF0000"/>
      <style:text-properties fo:color="#FFFFFF" fo:font-weight="bold" style:font-weight-asian="bold" style:font-weight-complex="bold"/>
    </style:style>
    <style:style style:name="cf80" style:family="table-cell" style:data-style-name="N0">
      <style:table-cell-properties fo:background-color="#FF0000"/>
      <style:text-properties fo:color="#FFFFFF" fo:font-weight="bold" style:font-weight-asian="bold" style:font-weight-complex="bold"/>
    </style:style>
    <style:style style:name="cf81" style:family="table-cell" style:data-style-name="N0">
      <style:text-properties fo:color="#FF0000"/>
    </style:style>
    <style:style style:name="cf82" style:family="table-cell" style:data-style-name="N0">
      <style:table-cell-properties fo:background-color="#FF0000"/>
      <style:text-properties fo:color="#FFFFFF" fo:font-weight="bold" style:font-weight-asian="bold" style:font-weight-complex="bold"/>
    </style:style>
    <style:style style:name="cf83" style:family="table-cell" style:data-style-name="N0">
      <style:text-properties fo:color="#FF0000"/>
    </style:style>
    <style:style style:name="cf84" style:family="table-cell" style:data-style-name="N0">
      <style:table-cell-properties fo:background-color="#FF0000"/>
      <style:text-properties fo:color="#FFFFFF" fo:font-weight="bold" style:font-weight-asian="bold" style:font-weight-complex="bold"/>
    </style:style>
    <style:style style:name="cf85" style:family="table-cell" style:data-style-name="N0">
      <style:text-properties fo:color="#FF0000"/>
    </style:style>
    <style:style style:name="cf86" style:family="table-cell" style:data-style-name="N0">
      <style:table-cell-properties fo:background-color="#FF0000"/>
      <style:text-properties fo:color="#FFFFFF" fo:font-weight="bold" style:font-weight-asian="bold" style:font-weight-complex="bold"/>
    </style:style>
    <style:style style:name="cf87" style:family="table-cell" style:data-style-name="N0">
      <style:text-properties fo:color="#FF0000"/>
    </style:style>
    <style:style style:name="cf88" style:family="table-cell" style:data-style-name="N0">
      <style:table-cell-properties fo:background-color="#FF0000"/>
      <style:text-properties fo:color="#FFFFFF" fo:font-weight="bold" style:font-weight-asian="bold" style:font-weight-complex="bold"/>
    </style:style>
    <style:style style:name="cf89" style:family="table-cell" style:data-style-name="N0">
      <style:text-properties fo:color="#FF0000"/>
    </style:style>
    <style:style style:name="cf9" style:family="table-cell" style:data-style-name="N0">
      <style:text-properties fo:color="#FF0000"/>
    </style:style>
    <style:style style:name="cf90" style:family="table-cell" style:data-style-name="N0">
      <style:table-cell-properties fo:background-color="#FF0000"/>
      <style:text-properties fo:color="#FFFFFF" fo:font-weight="bold" style:font-weight-asian="bold" style:font-weight-complex="bold"/>
    </style:style>
    <style:style style:name="cf91" style:family="table-cell" style:data-style-name="N0">
      <style:text-properties fo:color="#FF0000"/>
    </style:style>
    <style:style style:name="cf92" style:family="table-cell" style:data-style-name="N0">
      <style:table-cell-properties fo:background-color="#FF0000"/>
      <style:text-properties fo:color="#FFFFFF" fo:font-weight="bold" style:font-weight-asian="bold" style:font-weight-complex="bold"/>
    </style:style>
    <style:style style:name="cf93" style:family="table-cell" style:data-style-name="N0">
      <style:text-properties fo:color="#FF0000"/>
    </style:style>
    <style:style style:name="cf94" style:family="table-cell" style:data-style-name="N0">
      <style:table-cell-properties fo:background-color="#FF0000"/>
      <style:text-properties fo:color="#FFFFFF" fo:font-weight="bold" style:font-weight-asian="bold" style:font-weight-complex="bold"/>
    </style:style>
    <style:style style:name="cf95" style:family="table-cell" style:data-style-name="N0">
      <style:text-properties fo:color="#FF0000"/>
    </style:style>
    <style:style style:name="cf96" style:family="table-cell" style:data-style-name="N0">
      <style:table-cell-properties fo:background-color="#FF0000"/>
      <style:text-properties fo:color="#FFFFFF" fo:font-weight="bold" style:font-weight-asian="bold" style:font-weight-complex="bold"/>
    </style:style>
    <style:style style:name="cf97" style:family="table-cell" style:data-style-name="N0">
      <style:text-properties fo:color="#FF0000"/>
    </style:style>
    <style:style style:name="cf98" style:family="table-cell" style:data-style-name="N0">
      <style:table-cell-properties fo:background-color="#FF0000"/>
      <style:text-properties fo:color="#FFFFFF" fo:font-weight="bold" style:font-weight-asian="bold" style:font-weight-complex="bold"/>
    </style:style>
    <style:style style:name="cf99" style:family="table-cell" style:data-style-name="N0">
      <style:text-properties fo:color="#FF0000"/>
    </style:style>
    <style:style style:name="Check_32_Cell_32_2" style:display-name="Check Cell 2" style:family="table-cell" style:data-style-name="N0">
      <style:table-cell-properties fo:border="thin double #333333" fo:background-color="#969696"/>
      <style:text-properties fo:color="#FFFFFF" fo:font-weight="bold" style:font-weight-asian="bold" style:font-weight-complex="bold"/>
    </style:style>
    <style:style style:name="Check_32_Cell_32_3" style:display-name="Check Cell 3" style:family="table-cell" style:data-style-name="N0">
      <style:table-cell-properties fo:border="thin double #333333" fo:background-color="#969696"/>
      <style:text-properties fo:color="#FFFFFF" fo:font-weight="bold" style:font-weight-asian="bold" style:font-weight-complex="bold"/>
    </style:style>
    <style:style style:name="Comma" style:family="table-cell" style:data-style-name="N49"/>
    <style:style style:name="Comma_32__91_0_93__32_2" style:display-name="Comma [0] 2" style:family="table-cell" style:data-style-name="N37"/>
    <style:style style:name="Comma_32_10" style:display-name="Comma 10" style:family="table-cell" style:data-style-name="N49"/>
    <style:style style:name="Comma_32_11" style:display-name="Comma 11" style:family="table-cell" style:data-style-name="N49"/>
    <style:style style:name="Comma_32_12" style:display-name="Comma 12" style:family="table-cell" style:data-style-name="N49"/>
    <style:style style:name="Comma_32_13" style:display-name="Comma 13" style:family="table-cell" style:data-style-name="N49"/>
    <style:style style:name="Comma_32_16" style:display-name="Comma 16" style:family="table-cell" style:data-style-name="N49"/>
    <style:style style:name="Comma_32_2" style:display-name="Comma 2" style:family="table-cell" style:data-style-name="N49"/>
    <style:style style:name="Comma_32_2_32_10" style:display-name="Comma 2 10" style:family="table-cell" style:data-style-name="N49"/>
    <style:style style:name="Comma_32_2_32_11" style:display-name="Comma 2 11" style:family="table-cell" style:data-style-name="N49"/>
    <style:style style:name="Comma_32_2_32_12" style:display-name="Comma 2 12" style:family="table-cell" style:data-style-name="N49"/>
    <style:style style:name="Comma_32_2_32_2" style:display-name="Comma 2 2" style:family="table-cell" style:data-style-name="N49"/>
    <style:style style:name="Comma_32_2_32_2_32_10" style:display-name="Comma 2 2 10" style:family="table-cell" style:data-style-name="N49"/>
    <style:style style:name="Comma_32_2_32_2_32_2" style:display-name="Comma 2 2 2" style:family="table-cell" style:data-style-name="N49"/>
    <style:style style:name="Comma_32_2_32_2_32_2_32_2" style:display-name="Comma 2 2 2 2" style:family="table-cell" style:data-style-name="N49"/>
    <style:style style:name="Comma_32_2_32_3" style:display-name="Comma 2 3" style:family="table-cell" style:data-style-name="N49"/>
    <style:style style:name="Comma_32_2_32_4" style:display-name="Comma 2 4" style:family="table-cell" style:data-style-name="N49"/>
    <style:style style:name="Comma_32_2_32_5" style:display-name="Comma 2 5" style:family="table-cell" style:data-style-name="N49"/>
    <style:style style:name="Comma_32_2_32_6" style:display-name="Comma 2 6" style:family="table-cell" style:data-style-name="N49"/>
    <style:style style:name="Comma_32_2_32_7" style:display-name="Comma 2 7" style:family="table-cell" style:data-style-name="N49"/>
    <style:style style:name="Comma_32_2_32_8" style:display-name="Comma 2 8" style:family="table-cell" style:data-style-name="N49"/>
    <style:style style:name="Comma_32_2_32_9" style:display-name="Comma 2 9" style:family="table-cell" style:data-style-name="N49"/>
    <style:style style:name="Comma_32_3" style:display-name="Comma 3" style:family="table-cell" style:data-style-name="N49"/>
    <style:style style:name="Comma_32_3_32_2" style:display-name="Comma 3 2" style:family="table-cell" style:data-style-name="N49"/>
    <style:style style:name="Comma_32_4" style:display-name="Comma 4" style:family="table-cell" style:data-style-name="N49"/>
    <style:style style:name="Comma_32_5" style:display-name="Comma 5" style:family="table-cell" style:data-style-name="N49"/>
    <style:style style:name="Comma_32_6" style:display-name="Comma 6" style:family="table-cell" style:data-style-name="N49"/>
    <style:style style:name="Comma_32_7" style:display-name="Comma 7" style:family="table-cell" style:data-style-name="N49"/>
    <style:style style:name="Comma_32_8" style:display-name="Comma 8" style:family="table-cell" style:data-style-name="N49"/>
    <style:style style:name="Comma_32_9" style:display-name="Comma 9" style:family="table-cell" style:data-style-name="N49"/>
    <style:style style:name="Euro" style:family="table-cell" style:data-style-name="N50"/>
    <style:style style:name="Euro_32_2" style:display-name="Euro 2" style:family="table-cell" style:data-style-name="N50"/>
    <style:style style:name="Explanatory_32_Text" style:display-name="Explanatory Text" style:family="table-cell" style:data-style-name="N0">
      <style:text-properties style:font-name="Arial" style:font-name-asian="Arial" style:font-name-complex="Arial"/>
    </style:style>
    <style:style style:name="Explanatory_32_Text_32_2" style:display-name="Explanatory Text 2" style:family="table-cell" style:data-style-name="N0">
      <style:text-properties fo:color="#808080" fo:font-style="italic" style:font-style-asian="italic" style:font-style-complex="italic"/>
    </style:style>
    <style:style style:name="Explanatory_32_Text_32_3" style:display-name="Explanatory Text 3" style:family="table-cell" style:data-style-name="N0">
      <style:text-properties fo:color="#808080" fo:font-style="italic" style:font-style-asian="italic" style:font-style-complex="italic"/>
    </style:style>
    <style:style style:name="Good_32_2" style:display-name="Good 2" style:family="table-cell" style:data-style-name="N0">
      <style:table-cell-properties fo:background-color="#CCFFCC"/>
      <style:text-properties fo:color="#008000"/>
    </style:style>
    <style:style style:name="Good_32_3" style:display-name="Good 3" style:family="table-cell" style:data-style-name="N0">
      <style:table-cell-properties fo:background-color="#CCFFCC"/>
      <style:text-properties fo:color="#008000"/>
    </style:style>
    <style:style style:name="Heading_32_1" style:display-name="Heading 1" style:family="table-cell" style:data-style-name="N0">
      <style:text-properties style:font-name="Arial" style:font-name-asian="Arial" style:font-name-complex="Arial" fo:font-weight="bold" style:font-weight-asian="bold" style:font-weight-complex="bold"/>
    </style:style>
    <style:style style:name="Heading_32_1_32_2" style:display-name="Heading 1 2" style:family="table-cell" style:data-style-name="N0">
      <style:text-properties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333399" fo:border-left="none" fo:border-right="none"/>
      <style:text-properties fo:color="#003366" fo:font-size="15pt" style:font-size-asian="15pt" style:font-size-complex="15pt" fo:font-weight="bold" style:font-weight-asian="bold" style:font-weight-complex="bold"/>
    </style:style>
    <style:style style:name="Heading_32_2" style:display-name="Heading 2" style:family="table-cell" style:data-style-name="N0">
      <style:text-properties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C0C0C0" fo:border-left="none" fo:border-right="none"/>
      <style:text-properties fo:color="#003366"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C0C0C0" fo:border-left="none" fo:border-right="none"/>
      <style:text-properties fo:color="#003366"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0066CC" fo:border-left="none" fo:border-right="none"/>
      <style:text-properties fo:color="#003366" fo:font-weight="bold" style:font-weight-asian="bold" style:font-weight-complex="bold"/>
    </style:style>
    <style:style style:name="Heading_32_3_32_3" style:display-name="Heading 3 3" style:family="table-cell" style:data-style-name="N0">
      <style:table-cell-properties fo:border-top="none" fo:border-bottom="2pt solid #0066CC" fo:border-left="none" fo:border-right="none"/>
      <style:text-properties fo:color="#003366" fo:font-weight="bold" style:font-weight-asian="bold" style:font-weight-complex="bold"/>
    </style:style>
    <style:style style:name="Heading_32_4_32_2" style:display-name="Heading 4 2" style:family="table-cell" style:data-style-name="N0">
      <style:text-properties fo:color="#003366" fo:font-weight="bold" style:font-weight-asian="bold" style:font-weight-complex="bold"/>
    </style:style>
    <style:style style:name="Heading_32_4_32_3" style:display-name="Heading 4 3" style:family="table-cell" style:data-style-name="N0">
      <style:text-properties fo:color="#003366" fo:font-weight="bold" style:font-weight-asian="bold" style:font-weight-complex="bold"/>
    </style:style>
    <style:style style:name="Hyperlink" style:family="table-cell" style:data-style-name="N0">
      <style:text-properties fo:color="#0066CC" style:font-name="Arial" style:font-name-asian="Arial" style:font-name-complex="Arial" fo:font-size="10pt" style:font-size-asian="10pt" style:font-size-complex="10pt" style:text-underline-style="solid" style:text-underline-type="single"/>
    </style:style>
    <style:style style:name="Hyperlink_32_10" style:display-name="Hyperlink 10" style:family="table-cell" style:data-style-name="N0">
      <style:text-properties fo:color="#0066CC" style:font-name="Arial" style:font-name-asian="Arial" style:font-name-complex="Arial" fo:font-size="10pt" style:font-size-asian="10pt" style:font-size-complex="10pt" style:text-underline-style="solid" style:text-underline-type="single"/>
    </style:style>
    <style:style style:name="Hyperlink_32_11" style:display-name="Hyperlink 11" style:family="table-cell" style:data-style-name="N0">
      <style:text-properties fo:color="#0066CC" style:font-name="Arial" style:font-name-asian="Arial" style:font-name-complex="Arial" fo:font-size="10pt" style:font-size-asian="10pt" style:font-size-complex="10pt" style:text-underline-style="solid" style:text-underline-type="single"/>
    </style:style>
    <style:style style:name="Hyperlink_32_12" style:display-name="Hyperlink 12" style:family="table-cell" style:data-style-name="N0">
      <style:text-properties fo:color="#0066CC" style:font-name="Arial" style:font-name-asian="Arial" style:font-name-complex="Arial" fo:font-size="10pt" style:font-size-asian="10pt" style:font-size-complex="10pt" style:text-underline-style="solid" style:text-underline-type="single"/>
    </style:style>
    <style:style style:name="Hyperlink_32_13" style:display-name="Hyperlink 13" style:family="table-cell" style:data-style-name="N0">
      <style:text-properties fo:color="#0066CC" style:font-name="Arial" style:font-name-asian="Arial" style:font-name-complex="Arial" fo:font-size="10pt" style:font-size-asian="10pt" style:font-size-complex="10pt" style:text-underline-style="solid" style:text-underline-type="single"/>
    </style:style>
    <style:style style:name="Hyperlink_32_2" style:display-name="Hyperlink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Hyperlink_32_2_32_2" style:display-name="Hyperlink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Hyperlink_32_3" style:display-name="Hyperlink 3"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Hyperlink_32_4" style:display-name="Hyperlink 4" style:family="table-cell" style:data-style-name="N0">
      <style:text-properties fo:color="#0066CC" style:font-name="Arial" style:font-name-asian="Arial" style:font-name-complex="Arial"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Hyperlink_32_5_32_2" style:display-name="Hyperlink 5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Hyperlink_32_6" style:display-name="Hyperlink 6" style:family="table-cell" style:data-style-name="N0">
      <style:text-properties fo:color="#0066CC" style:font-name="Arial" style:font-name-asian="Arial" style:font-name-complex="Arial" fo:font-size="10pt" style:font-size-asian="10pt" style:font-size-complex="10pt" style:text-underline-style="solid" style:text-underline-type="single"/>
    </style:style>
    <style:style style:name="Hyperlink_32_7" style:display-name="Hyperlink 7" style:family="table-cell" style:data-style-name="N0">
      <style:text-properties fo:color="#0066CC" style:font-name="Arial" style:font-name-asian="Arial" style:font-name-complex="Arial" fo:font-size="10pt" style:font-size-asian="10pt" style:font-size-complex="10pt" style:text-underline-style="solid" style:text-underline-type="single"/>
    </style:style>
    <style:style style:name="Hyperlink_32_8" style:display-name="Hyperlink 8" style:family="table-cell" style:data-style-name="N0">
      <style:text-properties fo:color="#0066CC" style:font-name="Arial" style:font-name-asian="Arial" style:font-name-complex="Arial" fo:font-size="10pt" style:font-size-asian="10pt" style:font-size-complex="10pt" style:text-underline-style="solid" style:text-underline-type="single"/>
    </style:style>
    <style:style style:name="Hyperlink_32_9" style:display-name="Hyperlink 9"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IABackgroundMembers" style:family="table-cell"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IABackgroundMembers_32_2" style:display-name="IABackgroundMembers 2" style:family="table-cell"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IAColorCodingBad" style:family="table-cell" style:data-style-name="N4">
      <style:table-cell-properties style:vertical-align="automatic" fo:background-color="#800000"/>
      <style:text-properties fo:color="#FFFFFF" style:font-name="Arial" style:font-name-asian="Arial" style:font-name-complex="Arial" fo:font-size="8pt" style:font-size-asian="8pt" style:font-size-complex="8pt"/>
    </style:style>
    <style:style style:name="IAColorCodingBad_32_2" style:display-name="IAColorCodingBad 2" style:family="table-cell" style:data-style-name="N4">
      <style:table-cell-properties style:vertical-align="automatic" fo:background-color="#800000"/>
      <style:text-properties fo:color="#FFFFFF" style:font-name="Arial" style:font-name-asian="Arial" style:font-name-complex="Arial" fo:font-size="8pt" style:font-size-asian="8pt" style:font-size-complex="8pt"/>
    </style:style>
    <style:style style:name="IAColorCodingGood" style:family="table-cell" style:data-style-name="N4">
      <style:table-cell-properties style:vertical-align="automatic" fo:background-color="#008000"/>
      <style:text-properties fo:color="#FFFFFF" style:font-name="Arial" style:font-name-asian="Arial" style:font-name-complex="Arial" fo:font-size="8pt" style:font-size-asian="8pt" style:font-size-complex="8pt"/>
    </style:style>
    <style:style style:name="IAColorCodingGood_32_2" style:display-name="IAColorCodingGood 2" style:family="table-cell" style:data-style-name="N4">
      <style:table-cell-properties style:vertical-align="automatic" fo:background-color="#008000"/>
      <style:text-properties fo:color="#FFFFFF" style:font-name="Arial" style:font-name-asian="Arial" style:font-name-complex="Arial" fo:font-size="8pt" style:font-size-asian="8pt" style:font-size-complex="8pt"/>
    </style:style>
    <style:style style:name="IAColorCodingOK" style:family="table-cell" style:data-style-name="N4">
      <style:table-cell-properties style:vertical-align="automatic" fo:background-color="#FFFF99"/>
      <style:text-properties style:font-name="Arial" style:font-name-asian="Arial" style:font-name-complex="Arial" fo:font-size="8pt" style:font-size-asian="8pt" style:font-size-complex="8pt"/>
    </style:style>
    <style:style style:name="IAColorCodingOK_32_2" style:display-name="IAColorCodingOK 2" style:family="table-cell" style:data-style-name="N4">
      <style:table-cell-properties style:vertical-align="automatic" fo:background-color="#FFFF99"/>
      <style:text-properties style:font-name="Arial" style:font-name-asian="Arial" style:font-name-complex="Arial" fo:font-size="8pt" style:font-size-asian="8pt" style:font-size-complex="8pt"/>
    </style:style>
    <style:style style:name="IAColumnHeader" style:family="table-cell" style:data-style-name="N0">
      <style:table-cell-properties style:vertical-align="automatic" fo:background-color="#3366FF" style:repeat-content="false"/>
      <style:paragraph-properties fo:text-align="start" fo:margin-left="0cm"/>
      <style:text-properties fo:color="#FFFFFF" style:font-name="Arial" style:font-name-asian="Arial" style:font-name-complex="Arial" fo:font-size="8pt" style:font-size-asian="8pt" style:font-size-complex="8pt"/>
    </style:style>
    <style:style style:name="IAColumnHeader_32_2" style:display-name="IAColumnHeader 2" style:family="table-cell" style:data-style-name="N0">
      <style:table-cell-properties style:vertical-align="automatic" fo:background-color="#3366FF" style:repeat-content="false"/>
      <style:paragraph-properties fo:text-align="start" fo:margin-left="0cm"/>
      <style:text-properties fo:color="#FFFFFF" style:font-name="Arial" style:font-name-asian="Arial" style:font-name-complex="Arial" fo:font-size="8pt" style:font-size-asian="8pt" style:font-size-complex="8pt"/>
    </style:style>
    <style:style style:name="IAContentsList" style:family="table-cell" style:data-style-name="N0">
      <style:table-cell-properties style:vertical-align="automatic" fo:background-color="#FFFFFF"/>
      <style:text-properties fo:color="#0000FF" style:font-name="Arial" style:font-name-asian="Arial" style:font-name-complex="Arial" fo:font-size="8pt" style:font-size-asian="8pt" style:font-size-complex="8pt" style:text-underline-style="solid" style:text-underline-type="single"/>
    </style:style>
    <style:style style:name="IAContentsList_32_2" style:display-name="IAContentsList 2" style:family="table-cell" style:data-style-name="N0">
      <style:table-cell-properties style:vertical-align="automatic" fo:background-color="#FFFFFF"/>
      <style:text-properties fo:color="#0000FF" style:font-name="Arial" style:font-name-asian="Arial" style:font-name-complex="Arial" fo:font-size="8pt" style:font-size-asian="8pt" style:font-size-complex="8pt" style:text-underline-style="solid" style:text-underline-type="single"/>
    </style:style>
    <style:style style:name="IAContentsTitle" style:family="table-cell" style:data-style-name="N0">
      <style:table-cell-properties style:vertical-align="automatic" fo:background-color="#FFFFFF"/>
      <style:text-properties style:font-name="Arial" style:font-name-asian="Arial" style:font-name-complex="Arial" fo:font-size="20pt" style:font-size-asian="20pt" style:font-size-complex="20pt" style:text-underline-style="solid" style:text-underline-type="single"/>
    </style:style>
    <style:style style:name="IAContentsTitle_32_2" style:display-name="IAContentsTitle 2" style:family="table-cell" style:data-style-name="N0">
      <style:table-cell-properties style:vertical-align="automatic" fo:background-color="#FFFFFF"/>
      <style:text-properties style:font-name="Arial" style:font-name-asian="Arial" style:font-name-complex="Arial" fo:font-size="20pt" style:font-size-asian="20pt" style:font-size-complex="20pt" style:text-underline-style="solid" style:text-underline-type="single"/>
    </style:style>
    <style:style style:name="IADataCells" style:family="table-cell" style:data-style-name="N51">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style>
    <style:style style:name="IADataCells_32_2" style:display-name="IADataCells 2" style:family="table-cell" style:data-style-name="N51">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style>
    <style:style style:name="IADimensionNames" style:family="table-cell" style:data-style-name="N0">
      <style:table-cell-properties style:vertical-align="automatic" fo:background-color="#000080" style:repeat-content="false"/>
      <style:paragraph-properties fo:text-align="start" fo:margin-left="0cm"/>
      <style:text-properties fo:color="#FFFFFF" style:font-name="Arial" style:font-name-asian="Arial" style:font-name-complex="Arial" fo:font-size="8pt" style:font-size-asian="8pt" style:font-size-complex="8pt" fo:font-weight="bold" style:font-weight-asian="bold" style:font-weight-complex="bold"/>
    </style:style>
    <style:style style:name="IADimensionNames_32_2" style:display-name="IADimensionNames 2" style:family="table-cell" style:data-style-name="N0">
      <style:table-cell-properties style:vertical-align="automatic" fo:background-color="#000080" style:repeat-content="false"/>
      <style:paragraph-properties fo:text-align="start" fo:margin-left="0cm"/>
      <style:text-properties fo:color="#FFFFFF" style:font-name="Arial" style:font-name-asian="Arial" style:font-name-complex="Arial" fo:font-size="8pt" style:font-size-asian="8pt" style:font-size-complex="8pt" fo:font-weight="bold" style:font-weight-asian="bold" style:font-weight-complex="bold"/>
    </style:style>
    <style:style style:name="IAParentColumnHeader" style:family="table-cell" style:data-style-name="N0">
      <style:table-cell-properties style:vertical-align="automatic" fo:background-color="#3366FF" style:repeat-content="false"/>
      <style:paragraph-properties fo:text-align="start" fo:margin-left="0cm"/>
      <style:text-properties fo:color="#FFFFFF" style:font-name="Arial" style:font-name-asian="Arial" style:font-name-complex="Arial" fo:font-size="8pt" style:font-size-asian="8pt" style:font-size-complex="8pt" fo:font-weight="bold" style:font-weight-asian="bold" style:font-weight-complex="bold"/>
    </style:style>
    <style:style style:name="IAParentColumnHeader_32_2" style:display-name="IAParentColumnHeader 2" style:family="table-cell" style:data-style-name="N0">
      <style:table-cell-properties style:vertical-align="automatic" fo:background-color="#3366FF" style:repeat-content="false"/>
      <style:paragraph-properties fo:text-align="start" fo:margin-left="0cm"/>
      <style:text-properties fo:color="#FFFFFF" style:font-name="Arial" style:font-name-asian="Arial" style:font-name-complex="Arial" fo:font-size="8pt" style:font-size-asian="8pt" style:font-size-complex="8pt" fo:font-weight="bold" style:font-weight-asian="bold" style:font-weight-complex="bold"/>
    </style:style>
    <style:style style:name="IAParentRowHeader" style:family="table-cell" style:data-style-name="N0">
      <style:table-cell-properties style:vertical-align="automatic" fo:background-color="transparent" style:repeat-content="false"/>
      <style:paragraph-properties fo:text-align="start" fo:margin-left="0cm"/>
      <style:text-properties fo:color="#000080" style:font-name="Arial" style:font-name-asian="Arial" style:font-name-complex="Arial" fo:font-size="8pt" style:font-size-asian="8pt" style:font-size-complex="8pt" fo:font-weight="bold" style:font-weight-asian="bold" style:font-weight-complex="bold"/>
    </style:style>
    <style:style style:name="IAParentRowHeader_32_2" style:display-name="IAParentRowHeader 2" style:family="table-cell" style:data-style-name="N0">
      <style:table-cell-properties style:vertical-align="automatic" fo:background-color="transparent" style:repeat-content="false"/>
      <style:paragraph-properties fo:text-align="start" fo:margin-left="0cm"/>
      <style:text-properties fo:color="#000080" style:font-name="Arial" style:font-name-asian="Arial" style:font-name-complex="Arial" fo:font-size="8pt" style:font-size-asian="8pt" style:font-size-complex="8pt" fo:font-weight="bold" style:font-weight-asian="bold" style:font-weight-complex="bold"/>
    </style:style>
    <style:style style:name="IAQueryInfo" style:family="table-cell"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IAQueryInfo_32_2" style:display-name="IAQueryInfo 2" style:family="table-cell"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IAReportTitle" style:family="table-cell"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IAReportTitle_32_2" style:display-name="IAReportTitle 2" style:family="table-cell"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IARowHeader" style:family="table-cell" style:data-style-name="N0">
      <style:table-cell-properties style:vertical-align="automatic" fo:background-color="transparent" style:repeat-content="false"/>
      <style:paragraph-properties fo:text-align="start" fo:margin-left="0cm"/>
      <style:text-properties fo:color="#000080" style:font-name="Arial" style:font-name-asian="Arial" style:font-name-complex="Arial" fo:font-size="8pt" style:font-size-asian="8pt" style:font-size-complex="8pt"/>
    </style:style>
    <style:style style:name="IARowHeader_32_2" style:display-name="IARowHeader 2" style:family="table-cell" style:data-style-name="N0">
      <style:table-cell-properties style:vertical-align="automatic" fo:background-color="transparent" style:repeat-content="false"/>
      <style:paragraph-properties fo:text-align="start" fo:margin-left="0cm"/>
      <style:text-properties fo:color="#000080" style:font-name="Arial" style:font-name-asian="Arial" style:font-name-complex="Arial" fo:font-size="8pt" style:font-size-asian="8pt" style:font-size-complex="8pt"/>
    </style:style>
    <style:style style:name="IASubTotalsCol" style:family="table-cell" style:data-style-name="N0">
      <style:table-cell-properties style:vertical-align="automatic" fo:background-color="transparent"/>
      <style:text-properties fo:color="#000080" style:font-name="Arial" style:font-name-asian="Arial" style:font-name-complex="Arial" fo:font-size="8pt" style:font-size-asian="8pt" style:font-size-complex="8pt" fo:font-weight="bold" style:font-weight-asian="bold" style:font-weight-complex="bold"/>
    </style:style>
    <style:style style:name="IASubTotalsCol_32_2" style:display-name="IASubTotalsCol 2" style:family="table-cell" style:data-style-name="N0">
      <style:table-cell-properties style:vertical-align="automatic" fo:background-color="transparent"/>
      <style:text-properties fo:color="#000080" style:font-name="Arial" style:font-name-asian="Arial" style:font-name-complex="Arial" fo:font-size="8pt" style:font-size-asian="8pt" style:font-size-complex="8pt" fo:font-weight="bold" style:font-weight-asian="bold" style:font-weight-complex="bold"/>
    </style:style>
    <style:style style:name="IASubTotalsRow" style:family="table-cell" style:data-style-name="N0">
      <style:table-cell-properties style:vertical-align="automatic" fo:background-color="transparent"/>
      <style:text-properties fo:color="#000080" style:font-name="Arial" style:font-name-asian="Arial" style:font-name-complex="Arial" fo:font-size="8pt" style:font-size-asian="8pt" style:font-size-complex="8pt" fo:font-weight="bold" style:font-weight-asian="bold" style:font-weight-complex="bold"/>
    </style:style>
    <style:style style:name="IASubTotalsRow_32_2" style:display-name="IASubTotalsRow 2" style:family="table-cell" style:data-style-name="N0">
      <style:table-cell-properties style:vertical-align="automatic" fo:background-color="transparent"/>
      <style:text-properties fo:color="#000080" style:font-name="Arial" style:font-name-asian="Arial" style:font-name-complex="Arial" fo:font-size="8pt" style:font-size-asian="8pt" style:font-size-complex="8pt" fo:font-weight="bold" style:font-weight-asian="bold" style:font-weight-complex="bold"/>
    </style:style>
    <style:style style:name="Input_32_2" style:display-name="Input 2" style:family="table-cell" style:data-style-name="N0">
      <style:table-cell-properties fo:border="thin solid #808080" fo:background-color="#FFCC99"/>
      <style:text-properties fo:color="#333399"/>
    </style:style>
    <style:style style:name="Input_32_3" style:display-name="Input 3" style:family="table-cell" style:data-style-name="N0">
      <style:table-cell-properties fo:border="thin solid #808080" fo:background-color="#FFCC99"/>
      <style:text-properties fo:color="#333399"/>
    </style:style>
    <style:style style:name="Input_32_4" style:display-name="Input 4" style:family="table-cell" style:data-style-name="N0">
      <style:table-cell-properties fo:border="thin solid #808080" fo:background-color="#FFCC99"/>
      <style:text-properties fo:color="#333399"/>
    </style:style>
    <style:style style:name="Linked_32_Cell_32_2" style:display-name="Linked Cell 2" style:family="table-cell" style:data-style-name="N0">
      <style:table-cell-properties fo:border-top="none" fo:border-bottom="thin double #FF9900" fo:border-left="none" fo:border-right="none"/>
      <style:text-properties fo:color="#FF9900"/>
    </style:style>
    <style:style style:name="Linked_32_Cell_32_3" style:display-name="Linked Cell 3" style:family="table-cell" style:data-style-name="N0">
      <style:table-cell-properties fo:border-top="none" fo:border-bottom="thin double #FF9900" fo:border-left="none" fo:border-right="none"/>
      <style:text-properties fo:color="#FF9900"/>
    </style:style>
    <style:style style:name="Neutral_32_2" style:display-name="Neutral 2" style:family="table-cell" style:data-style-name="N0">
      <style:table-cell-properties fo:background-color="#FFFF99"/>
      <style:text-properties fo:color="#993300"/>
    </style:style>
    <style:style style:name="Neutral_32_3" style:display-name="Neutral 3" style:family="table-cell" style:data-style-name="N0">
      <style:table-cell-properties fo:background-color="#FFFF99"/>
      <style:text-properties fo:color="#9933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10_32_2" style:display-name="Normal 10 2"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1_32_2" style:display-name="Normal 11 2" style:family="table-cell" style:data-style-name="N0">
      <style:table-cell-properties style:vertical-align="automatic" fo:background-color="transparent"/>
    </style:style>
    <style:style style:name="Normal_32_11_32_2_32_2" style:display-name="Normal 11 2 2" style:family="table-cell" style:data-style-name="N0">
      <style:table-cell-properties style:vertical-align="automatic" fo:background-color="transparent"/>
    </style:style>
    <style:style style:name="Normal_32_11_32_3" style:display-name="Normal 11 3"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12_32_2" style:display-name="Normal 12 2" style:family="table-cell" style:data-style-name="N0">
      <style:table-cell-properties style:vertical-align="automatic" fo:background-color="transparent"/>
    </style:style>
    <style:style style:name="Normal_32_12_32_2_32_2" style:display-name="Normal 12 2 2" style:family="table-cell" style:data-style-name="N0">
      <style:table-cell-properties style:vertical-align="automatic" fo:background-color="transparent"/>
    </style:style>
    <style:style style:name="Normal_32_12_32_3" style:display-name="Normal 12 3"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14" style:display-name="Normal 1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15" style:display-name="Normal 15"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style>
    <style:style style:name="Normal_32_17" style:display-name="Normal 17" style:family="table-cell" style:data-style-name="N0">
      <style:table-cell-properties style:vertical-align="automatic" fo:background-color="transparent"/>
    </style:style>
    <style:style style:name="Normal_32_17_32_2" style:display-name="Normal 17 2" style:family="table-cell" style:data-style-name="N0">
      <style:table-cell-properties style:vertical-align="automatic" fo:background-color="transparent"/>
    </style:style>
    <style:style style:name="Normal_32_17_32_3" style:display-name="Normal 17 3" style:family="table-cell" style:data-style-name="N0">
      <style:table-cell-properties style:vertical-align="automatic" fo:background-color="transparent"/>
    </style:style>
    <style:style style:name="Normal_32_18" style:display-name="Normal 18"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19" style:display-name="Normal 19"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0" style:display-name="Normal 2 1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0_32_2" style:display-name="Normal 2 10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0_32_3" style:display-name="Normal 2 10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0_32_4" style:display-name="Normal 2 10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0_32_5" style:display-name="Normal 2 10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0_32_6" style:display-name="Normal 2 10 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0_32_7" style:display-name="Normal 2 10 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0_32_8" style:display-name="Normal 2 10 8"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1" style:display-name="Normal 2 1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1_32_2" style:display-name="Normal 2 11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2" style:display-name="Normal 2 1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2_32_2" style:display-name="Normal 2 1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3" style:display-name="Normal 2 13" style:family="table-cell" style:data-style-name="N0">
      <style:table-cell-properties style:vertical-align="automatic" fo:background-color="transparent"/>
    </style:style>
    <style:style style:name="Normal_32_2_32_13_32_2" style:display-name="Normal 2 13 2" style:family="table-cell" style:data-style-name="N0">
      <style:table-cell-properties style:vertical-align="automatic" fo:background-color="transparent"/>
    </style:style>
    <style:style style:name="Normal_32_2_32_13_32_3" style:display-name="Normal 2 13 3" style:family="table-cell" style:data-style-name="N0">
      <style:table-cell-properties style:vertical-align="automatic" fo:background-color="transparent"/>
    </style:style>
    <style:style style:name="Normal_32_2_32_13_32_4" style:display-name="Normal 2 13 4" style:family="table-cell" style:data-style-name="N0">
      <style:table-cell-properties style:vertical-align="automatic" fo:background-color="transparent"/>
    </style:style>
    <style:style style:name="Normal_32_2_32_13_32_5" style:display-name="Normal 2 13 5" style:family="table-cell" style:data-style-name="N0">
      <style:table-cell-properties style:vertical-align="automatic" fo:background-color="transparent"/>
    </style:style>
    <style:style style:name="Normal_32_2_32_13_32_6" style:display-name="Normal 2 13 6" style:family="table-cell" style:data-style-name="N0">
      <style:table-cell-properties style:vertical-align="automatic" fo:background-color="transparent"/>
    </style:style>
    <style:style style:name="Normal_32_2_32_14" style:display-name="Normal 2 14" style:family="table-cell" style:data-style-name="N0">
      <style:table-cell-properties style:vertical-align="automatic" fo:background-color="transparent"/>
    </style:style>
    <style:style style:name="Normal_32_2_32_15" style:display-name="Normal 2 15" style:family="table-cell" style:data-style-name="N0">
      <style:table-cell-properties style:vertical-align="automatic" fo:background-color="transparent"/>
    </style:style>
    <style:style style:name="Normal_32_2_32_16" style:display-name="Normal 2 1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7" style:display-name="Normal 2 1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18" style:display-name="Normal 2 18" style:family="table-cell" style:data-style-name="N0">
      <style:table-cell-properties style:vertical-align="automatic" fo:background-color="transparent"/>
    </style:style>
    <style:style style:name="Normal_32_2_32_19" style:display-name="Normal 2 1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10" style:display-name="Normal 2 2 1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10_32_2" style:display-name="Normal 2 2 10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11" style:display-name="Normal 2 2 1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11_32_2" style:display-name="Normal 2 2 11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12" style:display-name="Normal 2 2 12" style:family="table-cell" style:data-style-name="N0">
      <style:table-cell-properties style:vertical-align="automatic" fo:background-color="transparent"/>
    </style:style>
    <style:style style:name="Normal_32_2_32_2_32_13" style:display-name="Normal 2 2 13" style:family="table-cell" style:data-style-name="N0">
      <style:table-cell-properties style:vertical-align="automatic" fo:background-color="transparent"/>
    </style:style>
    <style:style style:name="Normal_32_2_32_2_32_14" style:display-name="Normal 2 2 14" style:family="table-cell" style:data-style-name="N0">
      <style:table-cell-properties style:vertical-align="automatic" fo:background-color="transparent"/>
    </style:style>
    <style:style style:name="Normal_32_2_32_2_32_15" style:display-name="Normal 2 2 15" style:family="table-cell" style:data-style-name="N0">
      <style:table-cell-properties style:vertical-align="automatic" fo:background-color="transparent"/>
    </style:style>
    <style:style style:name="Normal_32_2_32_2_32_16" style:display-name="Normal 2 2 16" style:family="table-cell" style:data-style-name="N0">
      <style:table-cell-properties style:vertical-align="automatic" fo:background-color="transparent"/>
    </style:style>
    <style:style style:name="Normal_32_2_32_2_32_17" style:display-name="Normal 2 2 17" style:family="table-cell" style:data-style-name="N0">
      <style:table-cell-properties style:vertical-align="automatic" fo:background-color="transparent"/>
    </style:style>
    <style:style style:name="Normal_32_2_32_2_32_18" style:display-name="Normal 2 2 18" style:family="table-cell" style:data-style-name="N0">
      <style:table-cell-properties style:vertical-align="automatic" fo:background-color="transparent"/>
    </style:style>
    <style:style style:name="Normal_32_2_32_2_32_19" style:display-name="Normal 2 2 19"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2_32_2" style:display-name="Normal 2 2 2 2" style:family="table-cell" style:data-style-name="N0">
      <style:table-cell-properties style:vertical-align="automatic" fo:background-color="transparent"/>
    </style:style>
    <style:style style:name="Normal_32_2_32_2_32_2_32_3" style:display-name="Normal 2 2 2 3" style:family="table-cell" style:data-style-name="N0">
      <style:table-cell-properties style:vertical-align="automatic" fo:background-color="transparent"/>
    </style:style>
    <style:style style:name="Normal_32_2_32_2_32_2_32_4" style:display-name="Normal 2 2 2 4" style:family="table-cell" style:data-style-name="N0">
      <style:table-cell-properties style:vertical-align="automatic" fo:background-color="transparent"/>
    </style:style>
    <style:style style:name="Normal_32_2_32_2_32_2_32_5" style:display-name="Normal 2 2 2 5" style:family="table-cell" style:data-style-name="N0">
      <style:table-cell-properties style:vertical-align="automatic" fo:background-color="transparent"/>
    </style:style>
    <style:style style:name="Normal_32_2_32_2_32_2_32_6" style:display-name="Normal 2 2 2 6" style:family="table-cell" style:data-style-name="N0">
      <style:table-cell-properties style:vertical-align="automatic" fo:background-color="transparent"/>
    </style:style>
    <style:style style:name="Normal_32_2_32_2_32_2_32_7" style:display-name="Normal 2 2 2 7" style:family="table-cell" style:data-style-name="N0">
      <style:table-cell-properties style:vertical-align="automatic" fo:background-color="transparent"/>
    </style:style>
    <style:style style:name="Normal_32_2_32_2_32_2_32_8" style:display-name="Normal 2 2 2 8" style:family="table-cell" style:data-style-name="N0">
      <style:table-cell-properties style:vertical-align="automatic" fo:background-color="transparent"/>
    </style:style>
    <style:style style:name="Normal_32_2_32_2_32_2_32_9" style:display-name="Normal 2 2 2 9" style:family="table-cell" style:data-style-name="N0">
      <style:table-cell-properties style:vertical-align="automatic" fo:background-color="transparent"/>
    </style:style>
    <style:style style:name="Normal_32_2_32_2_32_3" style:display-name="Normal 2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3_32_2" style:display-name="Normal 2 2 3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3_32_3" style:display-name="Normal 2 2 3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3_32_4" style:display-name="Normal 2 2 3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3_32_5" style:display-name="Normal 2 2 3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3_32_6" style:display-name="Normal 2 2 3 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3_32_7" style:display-name="Normal 2 2 3 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3_32_8" style:display-name="Normal 2 2 3 8"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4" style:display-name="Normal 2 2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4_32_2" style:display-name="Normal 2 2 4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5" style:display-name="Normal 2 2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5_32_2" style:display-name="Normal 2 2 5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6" style:display-name="Normal 2 2 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6_32_2" style:display-name="Normal 2 2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7" style:display-name="Normal 2 2 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7_32_2" style:display-name="Normal 2 2 7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8" style:display-name="Normal 2 2 8"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8_32_2" style:display-name="Normal 2 2 8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9" style:display-name="Normal 2 2 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9_32_2" style:display-name="Normal 2 2 9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7_32_Offending_32_Histories_32_tables" style:display-name="Normal 2 2_7 Offending Histories tables"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0" style:display-name="Normal 2 20" style:family="table-cell" style:data-style-name="N0">
      <style:table-cell-properties style:vertical-align="automatic" fo:background-color="transparent"/>
    </style:style>
    <style:style style:name="Normal_32_2_32_21" style:display-name="Normal 2 2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2" style:display-name="Normal 2 22" style:family="table-cell" style:data-style-name="N0">
      <style:table-cell-properties style:vertical-align="automatic" fo:background-color="transparent"/>
    </style:style>
    <style:style style:name="Normal_32_2_32_23" style:display-name="Normal 2 23" style:family="table-cell" style:data-style-name="N0">
      <style:table-cell-properties style:vertical-align="automatic" fo:background-color="transparent"/>
    </style:style>
    <style:style style:name="Normal_32_2_32_24" style:display-name="Normal 2 2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5" style:display-name="Normal 2 25" style:family="table-cell" style:data-style-name="N0">
      <style:table-cell-properties style:vertical-align="automatic" fo:background-color="transparent"/>
    </style:style>
    <style:style style:name="Normal_32_2_32_26" style:display-name="Normal 2 2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7" style:display-name="Normal 2 2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8" style:display-name="Normal 2 28"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10" style:display-name="Normal 2 3 10" style:family="table-cell" style:data-style-name="N0">
      <style:table-cell-properties style:vertical-align="automatic" fo:background-color="transparent"/>
    </style:style>
    <style:style style:name="Normal_32_2_32_3_32_10_32_2" style:display-name="Normal 2 3 10 2" style:family="table-cell" style:data-style-name="N0">
      <style:table-cell-properties style:vertical-align="automatic" fo:background-color="transparent"/>
    </style:style>
    <style:style style:name="Normal_32_2_32_3_32_11" style:display-name="Normal 2 3 1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12" style:display-name="Normal 2 3 1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13" style:display-name="Normal 2 3 1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14" style:display-name="Normal 2 3 1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15" style:display-name="Normal 2 3 1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 style:display-name="Normal 2 3 2" style:family="table-cell" style:data-style-name="N0">
      <style:table-cell-properties style:vertical-align="automatic" fo:background-color="transparent"/>
    </style:style>
    <style:style style:name="Normal_32_2_32_3_32_2_32_10" style:display-name="Normal 2 3 2 1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10_32_2" style:display-name="Normal 2 3 2 10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11" style:display-name="Normal 2 3 2 11" style:family="table-cell" style:data-style-name="N0">
      <style:table-cell-properties style:vertical-align="automatic" fo:background-color="transparent"/>
    </style:style>
    <style:style style:name="Normal_32_2_32_3_32_2_32_2" style:display-name="Normal 2 3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2_32_2" style:display-name="Normal 2 3 2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3" style:display-name="Normal 2 3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3_32_2" style:display-name="Normal 2 3 2 3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4" style:display-name="Normal 2 3 2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4_32_2" style:display-name="Normal 2 3 2 4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5" style:display-name="Normal 2 3 2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5_32_2" style:display-name="Normal 2 3 2 5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6" style:display-name="Normal 2 3 2 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6_32_2" style:display-name="Normal 2 3 2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7" style:display-name="Normal 2 3 2 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7_32_2" style:display-name="Normal 2 3 2 7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8" style:display-name="Normal 2 3 2 8"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8_32_2" style:display-name="Normal 2 3 2 8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9" style:display-name="Normal 2 3 2 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_32_9_32_2" style:display-name="Normal 2 3 2 9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3" style:display-name="Normal 2 3 3" style:family="table-cell" style:data-style-name="N0">
      <style:table-cell-properties style:vertical-align="automatic" fo:background-color="transparent"/>
    </style:style>
    <style:style style:name="Normal_32_2_32_3_32_3_32_2" style:display-name="Normal 2 3 3 2" style:family="table-cell" style:data-style-name="N0">
      <style:table-cell-properties style:vertical-align="automatic" fo:background-color="transparent"/>
    </style:style>
    <style:style style:name="Normal_32_2_32_3_32_4" style:display-name="Normal 2 3 4" style:family="table-cell" style:data-style-name="N0">
      <style:table-cell-properties style:vertical-align="automatic" fo:background-color="transparent"/>
    </style:style>
    <style:style style:name="Normal_32_2_32_3_32_4_32_2" style:display-name="Normal 2 3 4 2" style:family="table-cell" style:data-style-name="N0">
      <style:table-cell-properties style:vertical-align="automatic" fo:background-color="transparent"/>
    </style:style>
    <style:style style:name="Normal_32_2_32_3_32_5" style:display-name="Normal 2 3 5" style:family="table-cell" style:data-style-name="N0">
      <style:table-cell-properties style:vertical-align="automatic" fo:background-color="transparent"/>
    </style:style>
    <style:style style:name="Normal_32_2_32_3_32_5_32_2" style:display-name="Normal 2 3 5 2" style:family="table-cell" style:data-style-name="N0">
      <style:table-cell-properties style:vertical-align="automatic" fo:background-color="transparent"/>
    </style:style>
    <style:style style:name="Normal_32_2_32_3_32_6" style:display-name="Normal 2 3 6" style:family="table-cell" style:data-style-name="N0">
      <style:table-cell-properties style:vertical-align="automatic" fo:background-color="transparent"/>
    </style:style>
    <style:style style:name="Normal_32_2_32_3_32_6_32_2" style:display-name="Normal 2 3 6 2" style:family="table-cell" style:data-style-name="N0">
      <style:table-cell-properties style:vertical-align="automatic" fo:background-color="transparent"/>
    </style:style>
    <style:style style:name="Normal_32_2_32_3_32_7" style:display-name="Normal 2 3 7" style:family="table-cell" style:data-style-name="N0">
      <style:table-cell-properties style:vertical-align="automatic" fo:background-color="transparent"/>
    </style:style>
    <style:style style:name="Normal_32_2_32_3_32_7_32_2" style:display-name="Normal 2 3 7 2" style:family="table-cell" style:data-style-name="N0">
      <style:table-cell-properties style:vertical-align="automatic" fo:background-color="transparent"/>
    </style:style>
    <style:style style:name="Normal_32_2_32_3_32_8" style:display-name="Normal 2 3 8" style:family="table-cell" style:data-style-name="N0">
      <style:table-cell-properties style:vertical-align="automatic" fo:background-color="transparent"/>
    </style:style>
    <style:style style:name="Normal_32_2_32_3_32_8_32_2" style:display-name="Normal 2 3 8 2" style:family="table-cell" style:data-style-name="N0">
      <style:table-cell-properties style:vertical-align="automatic" fo:background-color="transparent"/>
    </style:style>
    <style:style style:name="Normal_32_2_32_3_32_9" style:display-name="Normal 2 3 9" style:family="table-cell" style:data-style-name="N0">
      <style:table-cell-properties style:vertical-align="automatic" fo:background-color="transparent"/>
    </style:style>
    <style:style style:name="Normal_32_2_32_3_32_9_32_2" style:display-name="Normal 2 3 9 2"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4_32_2" style:display-name="Normal 2 4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5" style:display-name="Normal 2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5_32_2" style:display-name="Normal 2 5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6" style:display-name="Normal 2 6" style:family="table-cell" style:data-style-name="N0">
      <style:table-cell-properties style:vertical-align="automatic" fo:background-color="transparent"/>
    </style:style>
    <style:style style:name="Normal_32_2_32_6_32_2" style:display-name="Normal 2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6_32_3" style:display-name="Normal 2 6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7" style:display-name="Normal 2 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7_32_2" style:display-name="Normal 2 7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8" style:display-name="Normal 2 8"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8_32_2" style:display-name="Normal 2 8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9" style:display-name="Normal 2 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9_32_2" style:display-name="Normal 2 9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7_32_Offending_32_Histories_32_tables" style:display-name="Normal 2_7 Offending Histories tables"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1" style:display-name="Normal 21" style:family="table-cell" style:data-style-name="N0">
      <style:table-cell-properties style:vertical-align="automatic" fo:background-color="transparent"/>
    </style:style>
    <style:style style:name="Normal_32_22" style:display-name="Normal 2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3" style:display-name="Normal 2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4" style:display-name="Normal 24" style:family="table-cell" style:data-style-name="N0">
      <style:table-cell-properties style:vertical-align="automatic" fo:background-color="transparent"/>
    </style:style>
    <style:style style:name="Normal_32_25" style:display-name="Normal 2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6" style:display-name="Normal 26" style:family="table-cell" style:data-style-name="N0">
      <style:table-cell-properties style:vertical-align="automatic" fo:background-color="transparent"/>
    </style:style>
    <style:style style:name="Normal_32_27" style:display-name="Normal 27"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_32_10" style:display-name="Normal 3 10" style:family="table-cell" style:data-style-name="N0">
      <style:table-cell-properties style:vertical-align="automatic" fo:background-color="transparent"/>
    </style:style>
    <style:style style:name="Normal_32_3_32_10_32_2" style:display-name="Normal 3 10 2" style:family="table-cell" style:data-style-name="N0">
      <style:table-cell-properties style:vertical-align="automatic" fo:background-color="transparent"/>
    </style:style>
    <style:style style:name="Normal_32_3_32_11" style:display-name="Normal 3 11" style:family="table-cell" style:data-style-name="N0">
      <style:table-cell-properties style:vertical-align="automatic" fo:background-color="transparent"/>
    </style:style>
    <style:style style:name="Normal_32_3_32_11_32_2" style:display-name="Normal 3 11 2" style:family="table-cell" style:data-style-name="N0">
      <style:table-cell-properties style:vertical-align="automatic" fo:background-color="transparent"/>
    </style:style>
    <style:style style:name="Normal_32_3_32_12" style:display-name="Normal 3 1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13" style:display-name="Normal 3 1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14" style:display-name="Normal 3 14" style:family="table-cell" style:data-style-name="N0">
      <style:table-cell-properties style:vertical-align="automatic" fo:background-color="transparent"/>
    </style:style>
    <style:style style:name="Normal_32_3_32_15" style:display-name="Normal 3 1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16" style:display-name="Normal 3 1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17" style:display-name="Normal 3 1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18" style:display-name="Normal 3 18"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19" style:display-name="Normal 3 1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 style:display-name="Normal 3 2" style:family="table-cell" style:data-style-name="N0">
      <style:table-cell-properties style:vertical-align="automatic" fo:background-color="transparent"/>
    </style:style>
    <style:style style:name="Normal_32_3_32_2_32_10" style:display-name="Normal 3 2 1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10_32_2" style:display-name="Normal 3 2 10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11" style:display-name="Normal 3 2 11" style:family="table-cell" style:data-style-name="N0">
      <style:table-cell-properties style:vertical-align="automatic" fo:background-color="transparent"/>
    </style:style>
    <style:style style:name="Normal_32_3_32_2_32_12" style:display-name="Normal 3 2 12" style:family="table-cell" style:data-style-name="N0">
      <style:table-cell-properties style:vertical-align="automatic" fo:background-color="transparent"/>
    </style:style>
    <style:style style:name="Normal_32_3_32_2_32_13" style:display-name="Normal 3 2 13" style:family="table-cell" style:data-style-name="N0">
      <style:table-cell-properties style:vertical-align="automatic" fo:background-color="transparent"/>
    </style:style>
    <style:style style:name="Normal_32_3_32_2_32_14" style:display-name="Normal 3 2 14" style:family="table-cell" style:data-style-name="N0">
      <style:table-cell-properties style:vertical-align="automatic" fo:background-color="transparent"/>
    </style:style>
    <style:style style:name="Normal_32_3_32_2_32_15" style:display-name="Normal 3 2 15" style:family="table-cell" style:data-style-name="N0">
      <style:table-cell-properties style:vertical-align="automatic" fo:background-color="transparent"/>
    </style:style>
    <style:style style:name="Normal_32_3_32_2_32_16" style:display-name="Normal 3 2 16" style:family="table-cell" style:data-style-name="N0">
      <style:table-cell-properties style:vertical-align="automatic" fo:background-color="transparent"/>
    </style:style>
    <style:style style:name="Normal_32_3_32_2_32_17" style:display-name="Normal 3 2 17"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2_32_10" style:display-name="Normal 3 2 2 10" style:family="table-cell" style:data-style-name="N0">
      <style:table-cell-properties style:vertical-align="automatic" fo:background-color="transparent"/>
    </style:style>
    <style:style style:name="Normal_32_3_32_2_32_2_32_10_32_2" style:display-name="Normal 3 2 2 10 2" style:family="table-cell" style:data-style-name="N0">
      <style:table-cell-properties style:vertical-align="automatic" fo:background-color="transparent"/>
    </style:style>
    <style:style style:name="Normal_32_3_32_2_32_2_32_11" style:display-name="Normal 3 2 2 1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2_32_2" style:display-name="Normal 3 2 2 2" style:family="table-cell" style:data-style-name="N0">
      <style:table-cell-properties style:vertical-align="automatic" fo:background-color="transparent"/>
    </style:style>
    <style:style style:name="Normal_32_3_32_2_32_2_32_2_32_2" style:display-name="Normal 3 2 2 2 2" style:family="table-cell" style:data-style-name="N0">
      <style:table-cell-properties style:vertical-align="automatic" fo:background-color="transparent"/>
    </style:style>
    <style:style style:name="Normal_32_3_32_2_32_2_32_3" style:display-name="Normal 3 2 2 3" style:family="table-cell" style:data-style-name="N0">
      <style:table-cell-properties style:vertical-align="automatic" fo:background-color="transparent"/>
    </style:style>
    <style:style style:name="Normal_32_3_32_2_32_2_32_3_32_2" style:display-name="Normal 3 2 2 3 2" style:family="table-cell" style:data-style-name="N0">
      <style:table-cell-properties style:vertical-align="automatic" fo:background-color="transparent"/>
    </style:style>
    <style:style style:name="Normal_32_3_32_2_32_2_32_4" style:display-name="Normal 3 2 2 4" style:family="table-cell" style:data-style-name="N0">
      <style:table-cell-properties style:vertical-align="automatic" fo:background-color="transparent"/>
    </style:style>
    <style:style style:name="Normal_32_3_32_2_32_2_32_4_32_2" style:display-name="Normal 3 2 2 4 2" style:family="table-cell" style:data-style-name="N0">
      <style:table-cell-properties style:vertical-align="automatic" fo:background-color="transparent"/>
    </style:style>
    <style:style style:name="Normal_32_3_32_2_32_2_32_5" style:display-name="Normal 3 2 2 5" style:family="table-cell" style:data-style-name="N0">
      <style:table-cell-properties style:vertical-align="automatic" fo:background-color="transparent"/>
    </style:style>
    <style:style style:name="Normal_32_3_32_2_32_2_32_5_32_2" style:display-name="Normal 3 2 2 5 2" style:family="table-cell" style:data-style-name="N0">
      <style:table-cell-properties style:vertical-align="automatic" fo:background-color="transparent"/>
    </style:style>
    <style:style style:name="Normal_32_3_32_2_32_2_32_6" style:display-name="Normal 3 2 2 6" style:family="table-cell" style:data-style-name="N0">
      <style:table-cell-properties style:vertical-align="automatic" fo:background-color="transparent"/>
    </style:style>
    <style:style style:name="Normal_32_3_32_2_32_2_32_6_32_2" style:display-name="Normal 3 2 2 6 2" style:family="table-cell" style:data-style-name="N0">
      <style:table-cell-properties style:vertical-align="automatic" fo:background-color="transparent"/>
    </style:style>
    <style:style style:name="Normal_32_3_32_2_32_2_32_7" style:display-name="Normal 3 2 2 7" style:family="table-cell" style:data-style-name="N0">
      <style:table-cell-properties style:vertical-align="automatic" fo:background-color="transparent"/>
    </style:style>
    <style:style style:name="Normal_32_3_32_2_32_2_32_7_32_2" style:display-name="Normal 3 2 2 7 2" style:family="table-cell" style:data-style-name="N0">
      <style:table-cell-properties style:vertical-align="automatic" fo:background-color="transparent"/>
    </style:style>
    <style:style style:name="Normal_32_3_32_2_32_2_32_8" style:display-name="Normal 3 2 2 8" style:family="table-cell" style:data-style-name="N0">
      <style:table-cell-properties style:vertical-align="automatic" fo:background-color="transparent"/>
    </style:style>
    <style:style style:name="Normal_32_3_32_2_32_2_32_8_32_2" style:display-name="Normal 3 2 2 8 2" style:family="table-cell" style:data-style-name="N0">
      <style:table-cell-properties style:vertical-align="automatic" fo:background-color="transparent"/>
    </style:style>
    <style:style style:name="Normal_32_3_32_2_32_2_32_9" style:display-name="Normal 3 2 2 9" style:family="table-cell" style:data-style-name="N0">
      <style:table-cell-properties style:vertical-align="automatic" fo:background-color="transparent"/>
    </style:style>
    <style:style style:name="Normal_32_3_32_2_32_2_32_9_32_2" style:display-name="Normal 3 2 2 9 2" style:family="table-cell" style:data-style-name="N0">
      <style:table-cell-properties style:vertical-align="automatic" fo:background-color="transparent"/>
    </style:style>
    <style:style style:name="Normal_32_3_32_2_32_3" style:display-name="Normal 3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3_32_2" style:display-name="Normal 3 2 3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4" style:display-name="Normal 3 2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4_32_2" style:display-name="Normal 3 2 4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5" style:display-name="Normal 3 2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5_32_2" style:display-name="Normal 3 2 5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6" style:display-name="Normal 3 2 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6_32_2" style:display-name="Normal 3 2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7" style:display-name="Normal 3 2 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7_32_2" style:display-name="Normal 3 2 7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8" style:display-name="Normal 3 2 8"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8_32_2" style:display-name="Normal 3 2 8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9" style:display-name="Normal 3 2 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9_32_2" style:display-name="Normal 3 2 9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7_32_Offending_32_Histories_32_tables" style:display-name="Normal 3 2_7 Offending Histories tables" style:family="table-cell" style:data-style-name="N0">
      <style:table-cell-properties style:vertical-align="automatic" fo:background-color="transparent"/>
    </style:style>
    <style:style style:name="Normal_32_3_32_20" style:display-name="Normal 3 2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style>
    <style:style style:name="Normal_32_3_32_4_32_2" style:display-name="Normal 3 4 2" style:family="table-cell" style:data-style-name="N0">
      <style:table-cell-properties style:vertical-align="automatic" fo:background-color="transparent"/>
    </style:style>
    <style:style style:name="Normal_32_3_32_5" style:display-name="Normal 3 5" style:family="table-cell" style:data-style-name="N0">
      <style:table-cell-properties style:vertical-align="automatic" fo:background-color="transparent"/>
    </style:style>
    <style:style style:name="Normal_32_3_32_5_32_2" style:display-name="Normal 3 5 2" style:family="table-cell" style:data-style-name="N0">
      <style:table-cell-properties style:vertical-align="automatic" fo:background-color="transparent"/>
    </style:style>
    <style:style style:name="Normal_32_3_32_6" style:display-name="Normal 3 6" style:family="table-cell" style:data-style-name="N0">
      <style:table-cell-properties style:vertical-align="automatic" fo:background-color="transparent"/>
    </style:style>
    <style:style style:name="Normal_32_3_32_6_32_2" style:display-name="Normal 3 6 2" style:family="table-cell" style:data-style-name="N0">
      <style:table-cell-properties style:vertical-align="automatic" fo:background-color="transparent"/>
    </style:style>
    <style:style style:name="Normal_32_3_32_7" style:display-name="Normal 3 7" style:family="table-cell" style:data-style-name="N0">
      <style:table-cell-properties style:vertical-align="automatic" fo:background-color="transparent"/>
    </style:style>
    <style:style style:name="Normal_32_3_32_7_32_2" style:display-name="Normal 3 7 2" style:family="table-cell" style:data-style-name="N0">
      <style:table-cell-properties style:vertical-align="automatic" fo:background-color="transparent"/>
    </style:style>
    <style:style style:name="Normal_32_3_32_8" style:display-name="Normal 3 8" style:family="table-cell" style:data-style-name="N0">
      <style:table-cell-properties style:vertical-align="automatic" fo:background-color="transparent"/>
    </style:style>
    <style:style style:name="Normal_32_3_32_8_32_2" style:display-name="Normal 3 8 2" style:family="table-cell" style:data-style-name="N0">
      <style:table-cell-properties style:vertical-align="automatic" fo:background-color="transparent"/>
    </style:style>
    <style:style style:name="Normal_32_3_32_9" style:display-name="Normal 3 9" style:family="table-cell" style:data-style-name="N0">
      <style:table-cell-properties style:vertical-align="automatic" fo:background-color="transparent"/>
    </style:style>
    <style:style style:name="Normal_32_3_32_9_32_2" style:display-name="Normal 3 9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10" style:display-name="Normal 4 1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10_32_2" style:display-name="Normal 4 10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11" style:display-name="Normal 4 11" style:family="table-cell" style:data-style-name="N0">
      <style:table-cell-properties style:vertical-align="automatic" fo:background-color="transparent"/>
    </style:style>
    <style:style style:name="Normal_32_4_32_11_32_2" style:display-name="Normal 4 11 2" style:family="table-cell" style:data-style-name="N0">
      <style:table-cell-properties style:vertical-align="automatic" fo:background-color="transparent"/>
    </style:style>
    <style:style style:name="Normal_32_4_32_12" style:display-name="Normal 4 12" style:family="table-cell" style:data-style-name="N0">
      <style:table-cell-properties style:vertical-align="automatic" fo:background-color="transparent"/>
    </style:style>
    <style:style style:name="Normal_32_4_32_13" style:display-name="Normal 4 13"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2_32_2" style:display-name="Normal 4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3" style:display-name="Normal 4 3"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4_32_3_32_2" style:display-name="Normal 4 3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3_32_3" style:display-name="Normal 4 3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4" style:display-name="Normal 4 4" style:family="table-cell" style:data-style-name="N0">
      <style:table-cell-properties style:vertical-align="automatic" fo:background-color="transparent"/>
    </style:style>
    <style:style style:name="Normal_32_4_32_4_32_2" style:display-name="Normal 4 4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4_32_3" style:display-name="Normal 4 4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5" style:display-name="Normal 4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5_32_2" style:display-name="Normal 4 5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6" style:display-name="Normal 4 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6_32_2" style:display-name="Normal 4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7" style:display-name="Normal 4 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7_32_2" style:display-name="Normal 4 7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8" style:display-name="Normal 4 8"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8_32_2" style:display-name="Normal 4 8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9" style:display-name="Normal 4 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9_32_2" style:display-name="Normal 4 9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5" style:display-name="Normal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style>
    <style:style style:name="Normal_32_5_32_4" style:display-name="Normal 5 4"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style>
    <style:style style:name="Normal_32_6_32_2_32_2" style:display-name="Normal 6 2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style>
    <style:style style:name="Normal_32_6_32_4" style:display-name="Normal 6 4"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7_32_2" style:display-name="Normal 7 2" style:family="table-cell" style:data-style-name="N0">
      <style:table-cell-properties style:vertical-align="automatic" fo:background-color="transparent"/>
    </style:style>
    <style:style style:name="Normal_32_7_32_2_32_2" style:display-name="Normal 7 2 2" style:family="table-cell" style:data-style-name="N0">
      <style:table-cell-properties style:vertical-align="automatic" fo:background-color="transparent"/>
    </style:style>
    <style:style style:name="Normal_32_7_32_3" style:display-name="Normal 7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rmal_32_9_32_2" style:display-name="Normal 9 2" style:family="table-cell" style:data-style-name="N0">
      <style:table-cell-properties style:vertical-align="automatic" fo:background-color="transparent"/>
    </style:style>
    <style:style style:name="Normal_32_9_32_2_32_2" style:display-name="Normal 9 2 2" style:family="table-cell" style:data-style-name="N0">
      <style:table-cell-properties style:vertical-align="automatic" fo:background-color="transparent"/>
    </style:style>
    <style:style style:name="Normal_32_9_32_3" style:display-name="Normal 9 3" style:family="table-cell" style:data-style-name="N0">
      <style:table-cell-properties style:vertical-align="automatic" fo:background-color="transparent"/>
    </style:style>
    <style:style style:name="Normal_Copy_32_of_32_criminal-stats-2008-chapter-6" style:display-name="Normal_Copy of criminal-stats-2008-chapter-6" style:family="table-cell" style:data-style-name="N42">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Figures1.1_32_and_32_1.1A_32_and_32_GreenPaper_32_Figure_32_VA" style:display-name="Normal_Figures1.1 and 1.1A and GreenPaper Figure VA" style:family="table-cell"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Normal_Figures1.1_32_and_32_1.1A_32_and_32_GreenPaper_32_Figure_32_VA_32_2" style:display-name="Normal_Figures1.1 and 1.1A and GreenPaper Figure VA 2" style:family="table-cell"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Normal_TAB_32_2.4" style:display-name="Normal_TAB 2.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able_32_7.3_32_2" style:display-name="Normal_Table 7.3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te_32_2" style:display-name="Note 2" style:family="table-cell" style:data-style-name="N0">
      <style:table-cell-properties fo:border="thin solid #C0C0C0" fo:background-color="#FFFFCC"/>
    </style:style>
    <style:style style:name="Note_32_3" style:display-name="Note 3" style:family="table-cell" style:data-style-name="N0">
      <style:table-cell-properties fo:border="thin solid #C0C0C0" fo:background-color="#FFFFCC"/>
    </style:style>
    <style:style style:name="Note_32_4" style:display-name="Note 4" style:family="table-cell" style:data-style-name="N0">
      <style:table-cell-properties fo:border="thin solid #C0C0C0" fo:background-color="#FFFFCC"/>
    </style:style>
    <style:style style:name="Output_32_2" style:display-name="Output 2" style:family="table-cell" style:data-style-name="N0">
      <style:table-cell-properties fo:border="thin solid #333333" fo:background-color="#C0C0C0"/>
      <style:text-properties fo:color="#333333" fo:font-weight="bold" style:font-weight-asian="bold" style:font-weight-complex="bold"/>
    </style:style>
    <style:style style:name="Output_32_3" style:display-name="Output 3" style:family="table-cell" style:data-style-name="N0">
      <style:table-cell-properties fo:border="thin solid #333333" fo:background-color="#C0C0C0"/>
      <style:text-properties fo:color="#333333" fo:font-weight="bold" style:font-weight-asian="bold" style:font-weight-complex="bold"/>
    </style:style>
    <style:style style:name="Output_32_4" style:display-name="Output 4" style:family="table-cell" style:data-style-name="N0">
      <style:table-cell-properties fo:border="thin solid #333333" fo:background-color="#C0C0C0"/>
      <style:text-properties fo:color="#333333" fo:font-weight="bold" style:font-weight-asian="bold" style:font-weight-complex="bold"/>
    </style:style>
    <style:style style:name="Percent"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2_32_2_32_2" style:display-name="Percent 2 2 2" style:family="table-cell" style:data-style-name="N13"/>
    <style:style style:name="Percent_32_2_32_2_32_3" style:display-name="Percent 2 2 3" style:family="table-cell" style:data-style-name="N13"/>
    <style:style style:name="Percent_32_2_32_2_32_4" style:display-name="Percent 2 2 4" style:family="table-cell" style:data-style-name="N13"/>
    <style:style style:name="Percent_32_2_32_2_32_5" style:display-name="Percent 2 2 5" style:family="table-cell" style:data-style-name="N13"/>
    <style:style style:name="Percent_32_2_32_2_32_6" style:display-name="Percent 2 2 6" style:family="table-cell" style:data-style-name="N13"/>
    <style:style style:name="Percent_32_2_32_2_32_7" style:display-name="Percent 2 2 7" style:family="table-cell" style:data-style-name="N13"/>
    <style:style style:name="Percent_32_2_32_2_32_8" style:display-name="Percent 2 2 8" style:family="table-cell" style:data-style-name="N13"/>
    <style:style style:name="Percent_32_3" style:display-name="Percent 3" style:family="table-cell" style:data-style-name="N13"/>
    <style:style style:name="Percent_32_4" style:display-name="Percent 4" style:family="table-cell" style:data-style-name="N13"/>
    <style:style style:name="Percent_32_5" style:display-name="Percent 5" style:family="table-cell" style:data-style-name="N13"/>
    <style:style style:name="Percent_32_5_32_2" style:display-name="Percent 5 2" style:family="table-cell" style:data-style-name="N13"/>
    <style:style style:name="Percent_32_6" style:display-name="Percent 6" style:family="table-cell" style:data-style-name="N13"/>
    <style:style style:name="Refdb_32_standard" style:display-name="Refdb standard"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Refdb_32_standard_32_2" style:display-name="Refdb standard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Title" style:family="table-cell" style:data-style-name="N0">
      <style:text-properties style:font-name="Calibri Light" style:font-name-asian="Calibri Light" style:font-name-complex="Calibri Light" fo:font-size="18pt" style:font-size-asian="18pt" style:font-size-complex="18pt"/>
    </style:style>
    <style:style style:name="Title_32_2" style:display-name="Title 2" style:family="table-cell" style:data-style-name="N0">
      <style:table-cell-properties style:vertical-align="automatic"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Title_32_3" style:display-name="Title 3"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4" style:display-name="Title 4"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otal_32_2" style:display-name="Total 2" style:family="table-cell" style:data-style-name="N0">
      <style:table-cell-properties fo:border-top="thin solid #333399" fo:border-bottom="thin double #333399" fo:border-left="none" fo:border-right="none"/>
      <style:text-properties fo:font-weight="bold" style:font-weight-asian="bold" style:font-weight-complex="bold"/>
    </style:style>
    <style:style style:name="Total_32_3" style:display-name="Total 3" style:family="table-cell" style:data-style-name="N0">
      <style:table-cell-properties fo:border-top="thin solid #333399" fo:border-bottom="thin double #333399" fo:border-left="none" fo:border-right="none"/>
      <style:text-properties fo:font-weight="bold" style:font-weight-asian="bold" style:font-weight-complex="bold"/>
    </style:style>
    <style:style style:name="Total_32_4" style:display-name="Total 4" style:family="table-cell" style:data-style-name="N0">
      <style:table-cell-properties fo:border-top="thin solid #333399" fo:border-bottom="thin double #333399" fo:border-left="none" fo:border-right="none"/>
      <style:text-properties fo:font-weight="bold" style:font-weight-asian="bold" style:font-weight-complex="bold"/>
    </style:style>
    <style:style style:name="Warning_32_Text_32_2" style:display-name="Warning Text 2" style:family="table-cell" style:data-style-name="N0">
      <style:text-properties fo:color="#FF0000"/>
    </style:style>
    <style:style style:name="Warning_32_Text_32_3" style:display-name="Warning Text 3" style:family="table-cell" style:data-style-name="N0">
      <style:text-properties fo:color="#FF0000"/>
    </style:style>
    <style:style style:name="cf203" style:family="table-cell">
      <style:table-cell-properties fo:background-color="#FF0000"/>
      <style:text-properties fo:color="#FFFFFF" fo:font-weight="bold" style:font-weight-asian="bold" style:font-weight-complex="bold"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draw:marker draw:name="a153" svg:viewBox="0 0 20 30" svg:d="m10 0-10 30h20z"/>
    <draw:marker draw:name="a118" svg:viewBox="0 0 20 30" svg:d="m10 0-10 30h20z"/>
    <draw:marker draw:name="a192" svg:viewBox="0 0 20 30" svg:d="m10 0-10 30h20z"/>
    <draw:marker draw:name="a77" svg:viewBox="0 0 20 30" svg:d="m10 0-10 30h20z"/>
    <draw:marker draw:name="a20" svg:viewBox="0 0 20 30" svg:d="m10 0-10 30h20z"/>
    <draw:marker draw:name="a157" svg:viewBox="0 0 20 30" svg:d="m10 0-10 30h20z"/>
    <draw:marker draw:name="a24" svg:viewBox="0 0 20 30" svg:d="m10 0-10 30h20z"/>
    <draw:marker draw:name="a103" svg:viewBox="0 0 20 30" svg:d="m10 0-10 30h20z"/>
    <draw:marker draw:name="a141" svg:viewBox="0 0 20 30" svg:d="m10 0-10 30h20z"/>
    <draw:marker draw:name="a28" svg:viewBox="0 0 20 30" svg:d="m10 0-10 30h20z"/>
    <draw:marker draw:name="a213" svg:viewBox="0 0 20 30" svg:d="m10 0-10 30h20z"/>
    <draw:marker draw:name="a107" svg:viewBox="0 0 20 30" svg:d="m10 0-10 30h20z"/>
    <draw:marker draw:name="a145" svg:viewBox="0 0 20 30" svg:d="m10 0-10 30h20z"/>
    <draw:marker draw:name="a184" svg:viewBox="0 0 20 30" svg:d="m10 0-10 30h20z"/>
    <draw:marker draw:name="a69" svg:viewBox="0 0 20 30" svg:d="m10 0-10 30h20z"/>
    <draw:marker draw:name="a217" svg:viewBox="0 0 20 30" svg:d="m10 0-10 30h20z"/>
    <draw:marker draw:name="a149" svg:viewBox="0 0 20 30" svg:d="m10 0-10 30h20z"/>
    <draw:marker draw:name="a130" svg:viewBox="0 0 20 30" svg:d="m10 0-10 30h20z"/>
    <draw:marker draw:name="a188" svg:viewBox="0 0 20 30" svg:d="m10 0-10 30h20z"/>
    <draw:marker draw:name="a16" svg:viewBox="0 0 20 30" svg:d="m10 0-10 30h20z"/>
    <draw:marker draw:name="a171" svg:viewBox="0 0 20 30" svg:d="m10 0-10 30h20z"/>
    <draw:marker draw:name="a56" svg:viewBox="0 0 20 30" svg:d="m10 0-10 30h20z"/>
    <draw:marker draw:name="a173" svg:viewBox="0 0 20 30" svg:d="m10 0-10 30h20z"/>
    <draw:marker draw:name="a242" svg:viewBox="0 0 20 30" svg:d="m10 0-10 30h20z"/>
    <draw:marker draw:name="a205" svg:viewBox="0 0 20 30" svg:d="m10 0-10 30h20z"/>
    <draw:marker draw:name="a137" svg:viewBox="0 0 20 30" svg:d="m10 0-10 30h20z"/>
    <draw:marker draw:name="a175" svg:viewBox="0 0 20 30" svg:d="m10 0-10 30h20z"/>
    <draw:marker draw:name="a40" svg:viewBox="0 0 20 30" svg:d="m10 0-10 30h20z"/>
    <draw:marker draw:name="a177" svg:viewBox="0 0 20 30" svg:d="m10 0-10 30h20z"/>
    <draw:marker draw:name="a209" svg:viewBox="0 0 20 30" svg:d="m10 0-10 30h20z"/>
    <draw:marker draw:name="a122" svg:viewBox="0 0 20 30" svg:d="m10 0-10 30h20z"/>
    <draw:marker draw:name="a179" svg:viewBox="0 0 20 30" svg:d="m10 0-10 30h20z"/>
    <draw:marker draw:name="a44" svg:viewBox="0 0 20 30" svg:d="m10 0-10 30h20z"/>
    <draw:marker draw:name="a81" svg:viewBox="0 0 20 30" svg:d="m10 0-10 30h20z"/>
    <draw:marker draw:name="a161" svg:viewBox="0 0 20 30" svg:d="m10 0-10 30h20z"/>
    <draw:marker draw:name="a126" svg:viewBox="0 0 20 30" svg:d="m10 0-10 30h20z"/>
    <draw:marker draw:name="a85" svg:viewBox="0 0 20 30" svg:d="m10 0-10 30h20z"/>
    <draw:marker draw:name="a32" svg:viewBox="0 0 20 30" svg:d="m10 0-10 30h20z"/>
    <draw:marker draw:name="a89" svg:viewBox="0 0 20 30" svg:d="m10 0-10 30h20z"/>
    <draw:marker draw:name="a169" svg:viewBox="0 0 20 30" svg:d="m10 0-10 30h20z"/>
    <draw:marker draw:name="a239" svg:viewBox="0 0 20 30" svg:d="m10 0-10 30h20z"/>
    <draw:marker draw:name="a114" svg:viewBox="0 0 20 30" svg:d="m10 0-10 30h20z"/>
    <draw:marker draw:name="a36" svg:viewBox="0 0 20 30" svg:d="m10 0-10 30h20z"/>
    <draw:marker draw:name="a221" svg:viewBox="0 0 20 30" svg:d="m10 0-10 30h20z"/>
    <draw:marker draw:name="a73" svg:viewBox="0 0 20 30" svg:d="m10 0-10 30h20z"/>
    <draw:stroke-dash draw:name="a8" draw:style="rect" draw:dots1="1" draw:dots1-length="0.03125in" draw:distance="0.03125in"/>
    <draw:stroke-dash draw:name="a52" draw:style="rect" draw:dots1="1" draw:dots1-length="0.08333in" draw:distance="0.08333in"/>
    <draw:stroke-dash draw:name="a93" draw:style="rect" draw:dots1="1" draw:dots1-length="0.03125in" draw:dots2="1" draw:dots2-length="0.01042in" draw:distance="0.03125in"/>
    <draw:stroke-dash draw:name="a12" draw:style="rect" draw:dots1="1" draw:dots1-length="0.03125in" draw:distance="0.03125in"/>
    <draw:stroke-dash draw:name="a48" draw:style="rect" draw:dots1="1" draw:dots1-length="0.08333in" draw:distance="0.08333in"/>
    <draw:stroke-dash draw:name="a4" draw:style="rect" draw:dots1="1" draw:dots1-length="0.03125in" draw:distance="0.03125in"/>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5in" fo:margin-bottom="0.5in" fo:margin-left="0.75in" fo:margin-right="0.75in" style:print-orientation="landscape" style:print-page-order="ttb" style:first-page-number="continue" style:scale-to="37%"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511811023622047in" fo:margin-bottom="0.511811023622047in" fo:margin-left="0.748031496062992in" fo:margin-right="0.748031496062992in" style:print-orientation="landscape" style:print-page-order="ttb" style:first-page-number="continue" style:scale-to="31%"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4">
      <style:page-layout-properties fo:margin-top="0.5in" fo:margin-bottom="0.5in" fo:margin-left="0.75in" fo:margin-right="0.75in" style:print-orientation="portrait" style:print-page-order="ttb" style:first-page-number="continue" style:scale-to="35%"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fo:margin-top="0.5in" fo:margin-bottom="0.5in" fo:margin-left="0.75in" fo:margin-right="0.75in" style:print-orientation="landscape" style:print-page-order="ttb" style:first-page-number="continue" style:scale-to="47%" style:table-centering="horizontal"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meta:initial-creator>Emily</meta:initial-creator>
    <dc:creator>Deslandes, Rebecca</dc:creator>
    <meta:creation-date>2015-10-22T11:04:42Z</meta:creation-date>
    <dc:date>2022-05-18T13:50:57Z</dc:date>
    <meta:print-date>2016-10-17T08:44:45Z</meta:print-date>
    <meta:user-defined meta:name="ContentTypeId">0x0101006C812BDF951286469F9D658327067C0B</meta:user-defined>
  </office:meta>
</office:document-meta>
</file>